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 Greek" svg:font-family="'Microsoft Sans Serif Gree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5.154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735cm"/>
        </style:tab-stops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>
        <style:tab-stops/>
      </style:paragraph-properties>
      <style:text-properties officeooo:paragraph-rsid="001ea39b"/>
    </style:style>
    <style:style style:name="P9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  <style:text-properties officeooo:paragraph-rsid="001ea39b"/>
    </style:style>
    <style:style style:name="P10" style:family="paragraph" style:parent-style-name="Normal">
      <style:paragraph-properties fo:break-before="page">
        <style:tab-stops>
          <style:tab-stop style:position="6.629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8.809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5.161cm"/>
          <style:tab-stop style:position="6.071cm"/>
          <style:tab-stop style:position="7.308cm"/>
          <style:tab-stop style:position="7.964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5.269cm"/>
          <style:tab-stop style:position="7.53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8.735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847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6.186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2.785cm"/>
          <style:tab-stop style:position="5.597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7.211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8.488cm"/>
        </style:tab-stops>
      </style:paragraph-properties>
    </style:style>
    <style:style style:name="P20" style:family="paragraph" style:parent-style-name="Normal">
      <style:paragraph-properties fo:break-before="page">
        <style:tab-stops>
          <style:tab-stop style:position="3.007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8.416cm"/>
        </style:tab-stops>
      </style:paragraph-properties>
    </style:style>
    <style:style style:name="P22" style:family="paragraph" style:parent-style-name="Normal">
      <style:paragraph-properties>
        <style:tab-stops>
          <style:tab-stop style:position="7.738cm"/>
        </style:tab-stops>
      </style:paragraph-properties>
    </style:style>
    <style:style style:name="P23" style:family="paragraph" style:parent-style-name="Normal">
      <style:paragraph-properties fo:break-before="page">
        <style:tab-stops>
          <style:tab-stop style:position="3.286cm"/>
        </style:tab-stops>
      </style:paragraph-properties>
    </style:style>
    <style:style style:name="P24" style:family="paragraph" style:parent-style-name="Normal">
      <style:paragraph-properties fo:break-before="page">
        <style:tab-stops>
          <style:tab-stop style:position="5.392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12.621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2.295cm"/>
        </style:tab-stops>
      </style:paragraph-properties>
    </style:style>
    <style:style style:name="P27" style:family="paragraph" style:parent-style-name="Normal">
      <style:paragraph-properties fo:margin-left="0.635cm" fo:margin-right="0cm" fo:text-indent="-0.635cm" style:auto-text-indent="false">
        <style:tab-stops>
          <style:tab-stop style:position="5.452cm"/>
        </style:tab-stops>
      </style:paragraph-properties>
    </style:style>
    <style:style style:name="P2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489cm"/>
          <style:tab-stop style:position="8.735cm"/>
        </style:tab-stops>
      </style:paragraph-properties>
    </style:style>
    <style:style style:name="P29" style:family="paragraph" style:parent-style-name="Normal">
      <style:paragraph-properties fo:break-before="page">
        <style:tab-stops>
          <style:tab-stop style:position="8.153cm"/>
        </style:tab-stops>
      </style:paragraph-properties>
    </style:style>
    <style:style style:name="P30" style:family="paragraph" style:parent-style-name="Normal">
      <style:paragraph-properties fo:break-before="page">
        <style:tab-stops>
          <style:tab-stop style:position="6.53cm"/>
          <style:tab-stop style:position="8.513cm"/>
        </style:tab-stops>
      </style:paragraph-properties>
    </style:style>
    <style:style style:name="P31" style:family="paragraph" style:parent-style-name="Normal">
      <style:paragraph-properties fo:break-before="page">
        <style:tab-stops>
          <style:tab-stop style:position="8.537cm"/>
        </style:tab-stops>
      </style:paragraph-properties>
    </style:style>
    <style:style style:name="P32" style:family="paragraph" style:parent-style-name="Normal">
      <style:paragraph-properties fo:break-before="page">
        <style:tab-stops>
          <style:tab-stop style:position="6.948cm"/>
        </style:tab-stops>
      </style:paragraph-properties>
    </style:style>
    <style:style style:name="P33" style:family="paragraph" style:parent-style-name="Normal">
      <style:paragraph-properties fo:break-before="page"/>
      <style:text-properties officeooo:paragraph-rsid="001ea39b"/>
    </style:style>
    <style:style style:name="P34" style:family="paragraph" style:parent-style-name="Normal">
      <style:paragraph-properties fo:margin-left="0cm" fo:margin-right="0cm" fo:text-indent="0.635cm" style:auto-text-indent="false"/>
      <style:text-properties officeooo:paragraph-rsid="001ea39b"/>
    </style:style>
    <style:style style:name="P35" style:family="paragraph" style:parent-style-name="Normal">
      <style:paragraph-properties fo:margin-left="0cm" fo:margin-right="0cm" fo:text-indent="0.635cm" style:auto-text-indent="false" fo:break-before="page"/>
      <style:text-properties officeooo:paragraph-rsid="001ea39b"/>
    </style:style>
    <style:style style:name="P36" style:family="paragraph" style:parent-style-name="Normal">
      <style:text-properties officeooo:paragraph-rsid="001ea39b"/>
    </style:style>
    <style:style style:name="P37" style:family="paragraph" style:parent-style-name="Normal">
      <style:paragraph-properties fo:break-before="page">
        <style:tab-stops>
          <style:tab-stop style:position="8.846cm"/>
        </style:tab-stops>
      </style:paragraph-properties>
      <style:text-properties officeooo:paragraph-rsid="001ea39b"/>
    </style:style>
    <style:style style:name="P38" style:family="paragraph" style:parent-style-name="Normal">
      <style:paragraph-properties fo:break-before="page">
        <style:tab-stops>
          <style:tab-stop style:position="6.131cm"/>
        </style:tab-stops>
      </style:paragraph-properties>
      <style:text-properties officeooo:paragraph-rsid="001ea39b"/>
    </style:style>
    <style:style style:name="P39" style:family="paragraph" style:parent-style-name="Normal">
      <style:paragraph-properties fo:break-before="page">
        <style:tab-stops>
          <style:tab-stop style:position="9.162cm"/>
        </style:tab-stops>
      </style:paragraph-properties>
      <style:text-properties officeooo:paragraph-rsid="001ea39b"/>
    </style:style>
    <style:style style:name="P40" style:family="paragraph" style:parent-style-name="Normal">
      <style:paragraph-properties fo:break-before="page">
        <style:tab-stops>
          <style:tab-stop style:position="7.366cm"/>
        </style:tab-stops>
      </style:paragraph-properties>
      <style:text-properties officeooo:paragraph-rsid="001ea39b"/>
    </style:style>
    <style:style style:name="P41" style:family="paragraph" style:parent-style-name="Normal">
      <style:paragraph-properties fo:break-before="page">
        <style:tab-stops>
          <style:tab-stop style:position="7.103cm"/>
        </style:tab-stops>
      </style:paragraph-properties>
      <style:text-properties officeooo:paragraph-rsid="001ea39b"/>
    </style:style>
    <style:style style:name="P4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812cm"/>
        </style:tab-stops>
      </style:paragraph-properties>
      <style:text-properties officeooo:paragraph-rsid="001ea39b"/>
    </style:style>
    <style:style style:name="P43" style:family="paragraph" style:parent-style-name="Normal">
      <style:paragraph-properties fo:break-before="page">
        <style:tab-stops>
          <style:tab-stop style:position="7.138cm"/>
          <style:tab-stop style:position="8.775cm"/>
        </style:tab-stops>
      </style:paragraph-properties>
      <style:text-properties officeooo:paragraph-rsid="001ea39b"/>
    </style:style>
    <style:style style:name="P44" style:family="paragraph" style:parent-style-name="Normal">
      <style:paragraph-properties fo:break-before="page">
        <style:tab-stops>
          <style:tab-stop style:position="8.574cm"/>
        </style:tab-stops>
      </style:paragraph-properties>
      <style:text-properties officeooo:paragraph-rsid="001ea39b"/>
    </style:style>
    <style:style style:name="P45" style:family="paragraph" style:parent-style-name="Normal">
      <style:paragraph-properties fo:break-before="page">
        <style:tab-stops>
          <style:tab-stop style:position="9.924cm"/>
        </style:tab-stops>
      </style:paragraph-properties>
      <style:text-properties officeooo:paragraph-rsid="001ea39b"/>
    </style:style>
    <style:style style:name="P46" style:family="paragraph" style:parent-style-name="Normal">
      <style:paragraph-properties fo:break-before="page">
        <style:tab-stops>
          <style:tab-stop style:position="11.448cm"/>
        </style:tab-stops>
      </style:paragraph-properties>
      <style:text-properties officeooo:paragraph-rsid="001ea39b"/>
    </style:style>
    <style:style style:name="P47" style:family="paragraph" style:parent-style-name="Normal">
      <style:paragraph-properties fo:break-before="page">
        <style:tab-stops>
          <style:tab-stop style:position="8.934cm"/>
        </style:tab-stops>
      </style:paragraph-properties>
      <style:text-properties officeooo:paragraph-rsid="001ea39b"/>
    </style:style>
    <style:style style:name="P48" style:family="paragraph" style:parent-style-name="Normal">
      <style:paragraph-properties fo:break-before="page">
        <style:tab-stops>
          <style:tab-stop style:position="9.005cm"/>
        </style:tab-stops>
      </style:paragraph-properties>
      <style:text-properties officeooo:paragraph-rsid="001ea39b"/>
    </style:style>
    <style:style style:name="P49" style:family="paragraph" style:parent-style-name="Normal">
      <style:paragraph-properties fo:break-before="page">
        <style:tab-stops>
          <style:tab-stop style:position="5.606cm"/>
        </style:tab-stops>
      </style:paragraph-properties>
      <style:text-properties officeooo:paragraph-rsid="001ea39b"/>
    </style:style>
    <style:style style:name="P50" style:family="paragraph" style:parent-style-name="Normal">
      <style:paragraph-properties fo:margin-left="0cm" fo:margin-right="0cm" fo:text-indent="0.635cm" style:auto-text-indent="false"/>
      <style:text-properties officeooo:paragraph-rsid="001f92c0"/>
    </style:style>
    <style:style style:name="P51" style:family="paragraph" style:parent-style-name="Normal">
      <style:text-properties officeooo:paragraph-rsid="001f92c0"/>
    </style:style>
    <style:style style:name="P52" style:family="paragraph" style:parent-style-name="Normal">
      <style:paragraph-properties fo:margin-left="0cm" fo:margin-right="0cm" fo:text-indent="0.635cm" style:auto-text-indent="false"/>
      <style:text-properties officeooo:paragraph-rsid="0021aa2f"/>
    </style:style>
    <style:style style:name="P53" style:family="paragraph" style:parent-style-name="Normal">
      <style:text-properties officeooo:paragraph-rsid="0021aa2f"/>
    </style:style>
    <style:style style:name="P54" style:family="paragraph" style:parent-style-name="Heading_20_1" style:master-page-name="MP0">
      <style:paragraph-properties style:page-number="auto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 style:master-page-name="MP0">
      <style:paragraph-properties style:page-number="auto" fo:break-before="page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Normal">
      <style:text-properties officeooo:paragraph-rsid="001ea39b"/>
    </style:style>
    <style:style style:name="P61" style:family="paragraph" style:parent-style-name="Normal">
      <style:paragraph-properties fo:break-before="page"/>
      <style:text-properties officeooo:paragraph-rsid="001ea39b"/>
    </style:style>
    <style:style style:name="P62" style:family="paragraph" style:parent-style-name="Normal">
      <style:paragraph-properties fo:margin-left="0cm" fo:margin-right="0cm" fo:text-indent="0.635cm" style:auto-text-indent="false" fo:break-before="page"/>
      <style:text-properties officeooo:paragraph-rsid="001ea39b"/>
    </style:style>
    <style:style style:name="P63" style:family="paragraph" style:parent-style-name="Normal">
      <style:paragraph-properties fo:margin-left="0cm" fo:margin-right="0cm" fo:text-indent="0.635cm" style:auto-text-indent="false"/>
      <style:text-properties officeooo:paragraph-rsid="0023f755"/>
    </style:style>
    <style:style style:name="P64" style:family="paragraph" style:parent-style-name="Normal">
      <style:paragraph-properties fo:break-before="page"/>
    </style:style>
    <style:style style:name="P65" style:family="paragraph" style:parent-style-name="Normal">
      <style:paragraph-properties fo:margin-left="0cm" fo:margin-right="0cm" fo:text-indent="0.635cm" style:auto-text-indent="false"/>
      <style:text-properties officeooo:paragraph-rsid="00253e1a"/>
    </style:style>
    <style:style style:name="P66" style:family="paragraph" style:parent-style-name="Normal">
      <style:text-properties officeooo:paragraph-rsid="00253e1a"/>
    </style:style>
    <style:style style:name="P67" style:family="paragraph" style:parent-style-name="Normal">
      <style:paragraph-properties fo:break-before="page"/>
      <style:text-properties officeooo:paragraph-rsid="0025df3c"/>
    </style:style>
    <style:style style:name="P68" style:family="paragraph" style:parent-style-name="Normal">
      <style:paragraph-properties fo:margin-left="0cm" fo:margin-right="0cm" fo:text-indent="0cm" style:auto-text-indent="false" fo:break-before="page"/>
      <style:text-properties officeooo:paragraph-rsid="0025df3c"/>
    </style:style>
    <style:style style:name="P69" style:family="paragraph" style:parent-style-name="Normal">
      <style:paragraph-properties fo:margin-left="0cm" fo:margin-right="0cm" fo:text-indent="0.635cm" style:auto-text-indent="false"/>
      <style:text-properties officeooo:paragraph-rsid="0025df3c"/>
    </style:style>
    <style:style style:name="P70" style:family="paragraph" style:parent-style-name="Normal">
      <style:paragraph-properties fo:margin-left="0cm" fo:margin-right="0cm" fo:text-indent="0.635cm" style:auto-text-indent="false" fo:break-before="page"/>
    </style:style>
    <style:style style:name="P71" style:family="paragraph" style:parent-style-name="Normal">
      <style:paragraph-properties fo:margin-left="0cm" fo:margin-right="0cm" fo:text-indent="0.635cm" style:auto-text-indent="false"/>
      <style:text-properties officeooo:paragraph-rsid="0027c450"/>
    </style:style>
    <style:style style:name="P72" style:family="paragraph" style:parent-style-name="Normal">
      <style:text-properties officeooo:paragraph-rsid="0027c450"/>
    </style:style>
    <style:style style:name="P73" style:family="paragraph" style:parent-style-name="Normal">
      <style:paragraph-properties fo:break-before="page">
        <style:tab-stops>
          <style:tab-stop style:position="4.138cm"/>
        </style:tab-stops>
      </style:paragraph-properties>
    </style:style>
    <style:style style:name="P74" style:family="paragraph" style:parent-style-name="Normal">
      <style:text-properties officeooo:paragraph-rsid="0028bab6"/>
    </style:style>
    <style:style style:name="P75" style:family="paragraph" style:parent-style-name="Normal">
      <style:paragraph-properties fo:margin-left="0cm" fo:margin-right="0cm" fo:text-indent="0.635cm" style:auto-text-indent="false"/>
      <style:text-properties officeooo:paragraph-rsid="0028bab6"/>
    </style:style>
    <style:style style:name="P76" style:family="paragraph" style:parent-style-name="Normal">
      <style:paragraph-properties fo:break-before="page">
        <style:tab-stops>
          <style:tab-stop style:position="8.038cm"/>
        </style:tab-stops>
      </style:paragraph-properties>
    </style:style>
    <style:style style:name="P77" style:family="paragraph" style:parent-style-name="Normal">
      <style:text-properties officeooo:paragraph-rsid="002a9b0e"/>
    </style:style>
    <style:style style:name="P78" style:family="paragraph" style:parent-style-name="Normal">
      <style:paragraph-properties fo:margin-left="0cm" fo:margin-right="0cm" fo:text-indent="0.635cm" style:auto-text-indent="false"/>
      <style:text-properties officeooo:paragraph-rsid="002a9b0e"/>
    </style:style>
    <style:style style:name="P79" style:family="paragraph" style:parent-style-name="Normal">
      <style:paragraph-properties fo:margin-left="0cm" fo:margin-right="0cm" fo:text-indent="0.635cm" style:auto-text-indent="false">
        <style:tab-stops>
          <style:tab-stop style:position="7.883cm"/>
        </style:tab-stops>
      </style:paragraph-properties>
      <style:text-properties officeooo:paragraph-rsid="002a9b0e"/>
    </style:style>
    <style:style style:name="P80" style:family="paragraph" style:parent-style-name="Normal">
      <style:paragraph-properties fo:margin-left="0cm" fo:margin-right="0cm" fo:text-indent="0.635cm" style:auto-text-indent="false"/>
      <style:text-properties officeooo:paragraph-rsid="002c16d6"/>
    </style:style>
    <style:style style:name="P81" style:family="paragraph" style:parent-style-name="Normal">
      <style:text-properties officeooo:paragraph-rsid="002c16d6"/>
    </style:style>
    <style:style style:name="P82" style:family="paragraph" style:parent-style-name="Normal">
      <style:paragraph-properties fo:margin-left="0cm" fo:margin-right="0cm" fo:text-indent="0.635cm" style:auto-text-indent="false"/>
      <style:text-properties officeooo:paragraph-rsid="002c3b0c"/>
    </style:style>
    <style:style style:name="P83" style:family="paragraph" style:parent-style-name="Normal">
      <style:text-properties officeooo:paragraph-rsid="002c3b0c"/>
    </style:style>
    <style:style style:name="P84" style:family="paragraph" style:parent-style-name="Normal">
      <style:paragraph-properties fo:margin-left="0cm" fo:margin-right="0cm" fo:text-indent="0.635cm" style:auto-text-indent="false"/>
      <style:text-properties officeooo:paragraph-rsid="002ddca2"/>
    </style:style>
    <style:style style:name="P85" style:family="paragraph" style:parent-style-name="Normal">
      <style:text-properties officeooo:paragraph-rsid="002ddca2"/>
    </style:style>
    <style:style style:name="P86" style:family="paragraph" style:parent-style-name="Normal">
      <style:text-properties officeooo:rsid="002ddca2" officeooo:paragraph-rsid="002ddca2"/>
    </style:style>
    <style:style style:name="P87" style:family="paragraph" style:parent-style-name="Normal">
      <style:paragraph-properties fo:margin-left="0cm" fo:margin-right="0cm" fo:text-indent="0.635cm" style:auto-text-indent="false"/>
      <style:text-properties officeooo:paragraph-rsid="002f1d0a"/>
    </style:style>
    <style:style style:name="P88" style:family="paragraph" style:parent-style-name="Normal">
      <style:paragraph-properties fo:margin-left="0cm" fo:margin-right="0cm" fo:text-indent="0cm" style:auto-text-indent="false"/>
      <style:text-properties officeooo:paragraph-rsid="002f1d0a"/>
    </style:style>
    <style:style style:name="P89" style:family="paragraph" style:parent-style-name="Normal">
      <style:paragraph-properties fo:margin-left="0cm" fo:margin-right="0cm" fo:text-indent="0.635cm" style:auto-text-indent="false"/>
      <style:text-properties officeooo:paragraph-rsid="002f6184"/>
    </style:style>
    <style:style style:name="P90" style:family="paragraph" style:parent-style-name="Standard">
      <style:paragraph-properties fo:margin-left="0cm" fo:margin-right="0cm" fo:text-indent="0cm" style:auto-text-indent="false" fo:break-before="page" style:writing-mode="lr-tb"/>
      <style:text-properties officeooo:paragraph-rsid="001ea39b"/>
    </style:style>
    <style:style style:name="P91" style:family="paragraph" style:parent-style-name="Standard">
      <style:text-properties officeooo:paragraph-rsid="001ea39b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1aa2f"/>
    </style:style>
    <style:style style:name="T3" style:family="text">
      <style:text-properties fo:language="fr" fo:country="FR" officeooo:rsid="002a9b0e"/>
    </style:style>
    <style:style style:name="T4" style:family="text">
      <style:text-properties fo:language="fr" fo:country="FR" style:language-asian="el" style:country-asian="GR" style:language-complex="el" style:country-complex="GR"/>
    </style:style>
    <style:style style:name="T5" style:family="text">
      <style:text-properties fo:language="fr" fo:country="FR" officeooo:rsid="002a9b0e" style:language-asian="el" style:country-asian="GR" style:language-complex="el" style:country-complex="GR"/>
    </style:style>
    <style:style style:name="T6" style:family="text">
      <style:text-properties fo:language="fr" fo:country="FR" officeooo:rsid="002c3b0c" style:language-asian="el" style:country-asian="GR" style:language-complex="el" style:country-complex="GR"/>
    </style:style>
    <style:style style:name="T7" style:family="text">
      <style:text-properties fo:language="fr" fo:country="FR" officeooo:rsid="002c3b0c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language="fr" fo:country="FR" fo:font-weight="bold" officeooo:rsid="002c3b0c" style:font-weight-asian="bold" style:font-weight-complex="bold"/>
    </style:style>
    <style:style style:name="T10" style:family="text">
      <style:text-properties fo:language="fr" fo:country="FR" officeooo:rsid="002ddca2"/>
    </style:style>
    <style:style style:name="T11" style:family="text">
      <style:text-properties fo:language="fr" fo:country="FR" officeooo:rsid="002e5e4b"/>
    </style:style>
    <style:style style:name="T12" style:family="text">
      <style:text-properties fo:language="fr" fo:country="FR" officeooo:rsid="002f1d0a"/>
    </style:style>
    <style:style style:name="T13" style:family="text">
      <style:text-properties fo:language="fr" fo:country="FR" fo:font-style="italic" officeooo:rsid="002f1d0a" style:font-style-asian="italic" style:font-style-complex="italic"/>
    </style:style>
    <style:style style:name="T14" style:family="text">
      <style:text-properties fo:language="fr" fo:country="FR" fo:font-style="normal" officeooo:rsid="002f1d0a" style:font-style-asian="normal" style:font-style-complex="normal"/>
    </style:style>
    <style:style style:name="T15" style:family="text">
      <style:text-properties fo:color="#272115" loext:opacity="100%"/>
    </style:style>
    <style:style style:name="T16" style:family="text">
      <style:text-properties fo:color="#272115" loext:opacity="100%" style:language-asian="en" style:country-asian="US" style:language-complex="en" style:country-complex="US"/>
    </style:style>
    <style:style style:name="T17" style:family="text">
      <style:text-properties fo:color="#272115" loext:opacity="100%" fo:language="el" fo:country="GR"/>
    </style:style>
    <style:style style:name="T18" style:family="text">
      <style:text-properties fo:color="#272115" loext:opacity="100%" fo:language="el" fo:country="GR" style:language-asian="el" style:country-asian="GR" style:language-complex="el" style:country-complex="GR"/>
    </style:style>
    <style:style style:name="T19" style:family="text">
      <style:text-properties fo:color="#272115" loext:opacity="100%" fo:language="el" fo:country="GR" officeooo:rsid="00218558" style:language-asian="el" style:country-asian="GR" style:language-complex="el" style:country-complex="GR"/>
    </style:style>
    <style:style style:name="T20" style:family="text">
      <style:text-properties fo:color="#272115" loext:opacity="100%" fo:language="el" fo:country="GR" officeooo:rsid="0028bab6" style:language-asian="el" style:country-asian="GR" style:language-complex="el" style:country-complex="GR"/>
    </style:style>
    <style:style style:name="T21" style:family="text">
      <style:text-properties fo:color="#272115" loext:opacity="100%" fo:language="el" fo:country="GR" officeooo:rsid="00218558"/>
    </style:style>
    <style:style style:name="T22" style:family="text">
      <style:text-properties fo:color="#272115" loext:opacity="100%" style:language-asian="el" style:country-asian="GR" style:language-complex="el" style:country-complex="GR"/>
    </style:style>
    <style:style style:name="T23" style:family="text">
      <style:text-properties fo:color="#272115" loext:opacity="100%" fo:language="it" fo:country="IT" style:language-asian="el" style:country-asian="GR" style:language-complex="el" style:country-complex="GR"/>
    </style:style>
    <style:style style:name="T24" style:family="text">
      <style:text-properties fo:color="#272115" loext:opacity="100%" fo:language="fr" fo:country="FR"/>
    </style:style>
    <style:style style:name="T25" style:family="text">
      <style:text-properties fo:color="#272115" loext:opacity="100%" fo:language="fr" fo:country="FR" style:language-asian="el" style:country-asian="GR" style:language-complex="el" style:country-complex="GR"/>
    </style:style>
    <style:style style:name="T26" style:family="text">
      <style:text-properties fo:color="#272115" loext:opacity="100%" fo:language="fr" fo:country="FR" officeooo:rsid="00218558" style:language-asian="el" style:country-asian="GR" style:language-complex="el" style:country-complex="GR"/>
    </style:style>
    <style:style style:name="T27" style:family="text">
      <style:text-properties fo:color="#272115" loext:opacity="100%" fo:language="fr" fo:country="FR" officeooo:rsid="00218558"/>
    </style:style>
    <style:style style:name="T28" style:family="text">
      <style:text-properties fo:color="#272115" loext:opacity="100%" fo:language="fr" fo:country="FR" officeooo:rsid="0021aa2f"/>
    </style:style>
    <style:style style:name="T29" style:family="text">
      <style:text-properties fo:color="#272115" loext:opacity="100%" fo:language="fr" fo:country="FR" officeooo:rsid="0028bab6"/>
    </style:style>
    <style:style style:name="T30" style:family="text">
      <style:text-properties fo:color="#272115" loext:opacity="100%" fo:language="fr" fo:country="FR" officeooo:rsid="002a9b0e"/>
    </style:style>
    <style:style style:name="T31" style:family="text">
      <style:text-properties fo:color="#272115" loext:opacity="100%" fo:language="fr" fo:country="FR" officeooo:rsid="002c16d6"/>
    </style:style>
    <style:style style:name="T32" style:family="text">
      <style:text-properties fo:color="#272115" loext:opacity="100%" officeooo:rsid="001f92c0"/>
    </style:style>
    <style:style style:name="T33" style:family="text">
      <style:text-properties fo:color="#272115" loext:opacity="100%" fo:font-style="italic" style:font-style-asian="italic" style:font-style-complex="italic"/>
    </style:style>
    <style:style style:name="T34" style:family="text">
      <style:text-properties fo:color="#272115" loext:opacity="100%" officeooo:rsid="0023f755"/>
    </style:style>
    <style:style style:name="T35" style:family="text">
      <style:text-properties fo:color="#272115" loext:opacity="100%" officeooo:rsid="0027c450"/>
    </style:style>
    <style:style style:name="T36" style:family="text">
      <style:text-properties fo:color="#272115" loext:opacity="100%" officeooo:rsid="0028bab6"/>
    </style:style>
    <style:style style:name="T37" style:family="text">
      <style:text-properties fo:color="#272115" loext:opacity="100%" officeooo:rsid="002a9b0e"/>
    </style:style>
    <style:style style:name="T38" style:family="text">
      <style:text-properties fo:color="#3a3a3a" loext:opacity="100%"/>
    </style:style>
    <style:style style:name="T39" style:family="text">
      <style:text-properties fo:color="#3a3a3a" loext:opacity="100%" style:language-asian="el" style:country-asian="GR" style:language-complex="el" style:country-complex="GR"/>
    </style:style>
    <style:style style:name="T40" style:family="text">
      <style:text-properties fo:color="#3a3a3a" loext:opacity="100%" officeooo:rsid="0023f755" style:language-asian="el" style:country-asian="GR" style:language-complex="el" style:country-complex="GR"/>
    </style:style>
    <style:style style:name="T41" style:family="text">
      <style:text-properties fo:color="#3a3a3a" loext:opacity="100%" fo:language="el" fo:country="GR" style:language-asian="el" style:country-asian="GR" style:language-complex="el" style:country-complex="GR"/>
    </style:style>
    <style:style style:name="T42" style:family="text">
      <style:text-properties fo:color="#3a3a3a" loext:opacity="100%" style:language-asian="en" style:country-asian="US" style:language-complex="en" style:country-complex="US"/>
    </style:style>
    <style:style style:name="T43" style:family="text">
      <style:text-properties fo:color="#3a3a3a" loext:opacity="100%" fo:language="it" fo:country="IT" style:language-asian="el" style:country-asian="GR" style:language-complex="el" style:country-complex="GR"/>
    </style:style>
    <style:style style:name="T44" style:family="text">
      <style:text-properties fo:color="#3a3a3a" loext:opacity="100%" officeooo:rsid="0028bab6"/>
    </style:style>
    <style:style style:name="T45" style:family="text">
      <style:text-properties fo:color="#3a3a3a" loext:opacity="100%" fo:language="fr" fo:country="FR" officeooo:rsid="002a9b0e"/>
    </style:style>
    <style:style style:name="T46" style:family="text">
      <style:text-properties fo:color="#767676" loext:opacity="100%"/>
    </style:style>
    <style:style style:name="T47" style:family="text">
      <style:text-properties fo:color="#767676" loext:opacity="100%" fo:language="fr" fo:country="FR" style:language-asian="el" style:country-asian="GR" style:language-complex="el" style:country-complex="GR"/>
    </style:style>
    <style:style style:name="T48" style:family="text">
      <style:text-properties fo:color="#767676" loext:opacity="100%" style:language-asian="el" style:country-asian="GR" style:language-complex="el" style:country-complex="GR"/>
    </style:style>
    <style:style style:name="T49" style:family="text">
      <style:text-properties fo:color="#74663d" loext:opacity="100%"/>
    </style:style>
    <style:style style:name="T50" style:family="text">
      <style:text-properties fo:color="#74663d" loext:opacity="100%" style:language-asian="el" style:country-asian="GR" style:language-complex="el" style:country-complex="GR"/>
    </style:style>
    <style:style style:name="T51" style:family="text">
      <style:text-properties style:language-asian="en" style:country-asian="US" style:language-complex="en" style:country-complex="US"/>
    </style:style>
    <style:style style:name="T52" style:family="text">
      <style:text-properties style:language-asian="el" style:country-asian="GR" style:language-complex="el" style:country-complex="GR"/>
    </style:style>
    <style:style style:name="T53" style:family="text">
      <style:text-properties fo:color="#b2a585" loext:opacity="100%"/>
    </style:style>
    <style:style style:name="T54" style:family="text">
      <style:text-properties fo:language="el" fo:country="GR" style:language-asian="el" style:country-asian="GR"/>
    </style:style>
    <style:style style:name="T55" style:family="text">
      <style:text-properties fo:language="el" fo:country="GR" style:language-asian="el" style:country-asian="GR" style:language-complex="el" style:country-complex="GR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c3b0c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language="it" fo:country="IT" style:language-asian="el" style:country-asian="GR" style:language-complex="el" style:country-complex="GR"/>
    </style:style>
    <style:style style:name="T6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2" style:family="text">
      <style:text-properties fo:language="en" fo:country="GB" style:language-asian="el" style:country-asian="GR" style:language-complex="el" style:country-complex="GR"/>
    </style:style>
    <style:style style:name="T63" style:family="text">
      <style:text-properties officeooo:rsid="001f92c0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color="#000000" loext:opacity="100%" fo:language="fr" fo:country="FR" officeooo:rsid="002ddca2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style:text-underline-mode="continuous" style:text-overline-mode="continuous" style:text-line-through-mode="continuous"/>
    </style:style>
    <style:style style:name="T68" style:family="text">
      <style:text-properties style:font-name="Microsoft Sans Serif Greek" fo:language="el" fo:country="GR" style:language-asian="el" style:country-asian="GR" style:font-name-complex="Microsoft Sans Serif Gree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<text:bookmark-start text:name="bookmark0"/>GALENI DE VSV PARTIVM C<text:span text:style-name="T63">O</text:span>RP<text:span text:style-name="T63">O</text:span>RIS HVMAN<text:span text:style-name="Default_20_Paragraph_20_Font"><text:span text:style-name="T1">I</text:span></text:span>.<text:line-break/>LIBER I.<text:bookmark-end text:name="bookmark0"/></text:h>
      <text:h text:style-name="Heading_20_2" text:outline-level="2"><text:span text:style-name="Default_20_Paragraph_20_Font">cap. I. </text:span></text:h>
      <text:p text:style-name="P50"><text:span text:style-name="Default_20_Paragraph_20_Font"><text:span text:style-name="T15">Quemadmodum. animal quodque </text:span></text:span><text:span text:style-name="Default_20_Paragraph_20_Font"><text:span text:style-name="T38">. </text:span></text:span><text:span text:style-name="Default_20_Paragraph_20_Font"><text:span text:style-name="T15">unum<text:line-break/>esse dicitur, quod appareat per quandam circumscriptio-<text:line-break/>nem propriam nulla ex parte. aliis coniunctum, ita et<text:line-break/>inter paries ipsius hic </text:span></text:span>oculus, <text:span text:style-name="Default_20_Paragraph_20_Font"><text:span text:style-name="T15">haec lingua, hic </text:span></text:span>nasus,<text:line-break/><text:span text:style-name="Default_20_Paragraph_20_Font"><text:span text:style-name="T15">hoc cerebrum una pars </text:span></text:span>esse <text:span text:style-name="Default_20_Paragraph_20_Font"><text:span text:style-name="T15">dicitur, eo quod apparet.<text:line-break/>circumscriptionem propriam habere. Si vero non .esset<text:line-break/>quadantenus conjuncta proximis, sed omnino ab iis sc-<text:line-break/>parata; tunc utique nec pars </text:span></text:span>esset <text:span text:style-name="Default_20_Paragraph_20_Font"><text:span text:style-name="T15">omnino, sed simpli:-<text:line-break/>alter unum. Quere quaecunque corpora nec undiqua-</text:span></text:span></text:p>
      <text:p text:style-name="P3"><text:span text:style-name="Default_20_Paragraph_20_Font"><text:span text:style-name="T15">que </text:span></text:span>circumscriptionem habent <text:span text:style-name="Default_20_Paragraph_20_Font"><text:span text:style-name="T15">propriam , </text:span></text:span>nec <text:span text:style-name="Default_20_Paragraph_20_Font"><text:span text:style-name="T15">undiquaque<text:line-break/>conjuncta sunt </text:span></text:span>aliis, haec <text:span text:style-name="Default_20_Paragraph_20_Font"><text:span text:style-name="T15">paries appellantur. Ac si hoc.<text:line-break/>verum est, multae erunt animalium partes, aliae qui-<text:line-break/>dem majores, aliae vero rumores, aliae vero etiam<text:line-break/>omnino in aliam speciem indivisibiles.</text:span></text:span></text:p>
      <text:h text:style-name="Heading_20_2" text:outline-level="2"><text:span text:style-name="Default_20_Paragraph_20_Font">Cap. II. </text:span></text:h>
      <text:p text:style-name="P50"><text:span text:style-name="Default_20_Paragraph_20_Font"><text:span text:style-name="T15">Ustus autem ipsarum omnium ipsi animae<text:line-break/>est : hujus enim organum. corpus est , et propterea mus-<text:line-break/>tum differunt inter fe paries animalium, quoniam et<text:line-break/>ipsae animae </text:span></text:span>disiciunt. <text:span text:style-name="Default_20_Paragraph_20_Font"><text:span text:style-name="T15">Quaedam enim sunt f erema,<text:line-break/>quaedam timida, alia agrestia, alia mansueta, alia velut<text:line-break/>civilia et negotiosa, alia velut solitaria. omnibus vero<text:line-break/>aptum est corpus animae moribus et facultatibus: equo<text:line-break/>quidem fortibus ungulis et juba ornaium instructumque<text:line-break/>est; etenim^ velox et superbum et generosum est ani-.<text:line-break/>mal, leoni autem, utpote animoso et feroci, dentibus<text:line-break/>etunguibus validum r </text:span></text:span>ita <text:span text:style-name="Default_20_Paragraph_20_Font"><text:span text:style-name="T15">autem et tauro, et apro; illi<text:line-break/>enim cornua, huic autem exerti dentes arma sunt luna-<text:line-break/>ta: cervo autem et lepori (timida enim sunt animalia)<text:line-break/>velox quidem est corpus, sed nudum omnino- et iner-</text:span></text:span></text:p>
      <text:p text:style-name="P3"><text:span text:style-name="Default_20_Paragraph_20_Font"><text:span text:style-name="T15">me, timidis enim (opinor</text:span></text:span><text:span text:style-name="Default_20_Paragraph_20_Font"><text:span text:style-name="T32">)</text:span></text:span><text:span text:style-name="Default_20_Paragraph_20_Font"><text:span text:style-name="T15"> velocitas quidem, arma vero<text:line-break/>ferocibus conveniebant. Neque igitur timidum. aliquod<text:line-break/>armavit natura, neque ferox et strenuum quodpiam nu-<text:line-break/>dum destituit. Homini autem (sapiens enim est hoc ani-<text:line-break/>mal et solum eorum , quae sunt in terra , divinum] pro<text:line-break/>omnibus sunul defensoriis armis munus dedit- instrumen-<text:line-break/>tum ad omnes quidem artes necessarium, paci vero non<text:line-break/>minus quam bello idoneum. Non igitur indiguit cor- .<text:line-break/>nu Ubi innato, quum meliora cornibus arma summis<text:line-break/>manibus, quandocunque volet, possit accipere; etenim<text:line-break/>ensis et hesta et majora sunt arma, et ad incidendum<text:line-break/>promptiora, quam cornu. Sed neque indiguit ungula,<text:line-break/>nam lapis et lignunt quavis ungula quassant fortius<text:line-break/>violentiusque. Ad haec neque cornu neque ungula quic-<text:line-break/>quam nisi cominus agere possunt, hominum vero arma.<text:line-break/>eminus aeque ac cominus agunt; telum quidem ac<text:line-break/>sagitta magis, quam cornu, lignum- autem et. lapis ma-<text:line-break/>gis , quam ungula. .Sed velocior est homine leo v quid<text:line-break/>hoc tandem est? Homo sane equum domuit sapientia et</text:span></text:span></text:p>
      <text:p text:style-name="P3"><text:span text:style-name="Default_20_Paragraph_20_Font"><text:span text:style-name="T15">man -bus , velocius leone animal </text:span></text:span>: <text:span text:style-name="Default_20_Paragraph_20_Font"><text:span text:style-name="T15">quo </text:span></text:span>utens et <text:span text:style-name="Default_20_Paragraph_20_Font"><text:span text:style-name="T15">subter-<text:line-break/>fugit et persequitur leonem; et sedens ex allo humi.-<text:line-break/>lem inferioremque illum percutit. Non igitur est nudus,<text:line-break/>neque inermis, neque vulnerari facilis, neque calcea-^<text:line-break/>memorum expers homo : </text:span></text:span>fed <text:span text:style-name="Default_20_Paragraph_20_Font"><text:span text:style-name="T15">ipfi est thorax ferreus,<text:line-break/>quandocunque libet, omnibus coriis sauciata difficilium<text:line-break/>organum; est et multiplex calceamentorum species, est<text:line-break/>et armorum, est et operimenlorum. Non igitur thorax<text:line-break/>solum, sed et domus, et murus, et turris sunt homi-<text:line-break/>nis operimenta. . Si autem lunatum esset ei cornu in<text:line-break/>manibus vel aliquod aliud tale armorum genus, non<text:line-break/>utique posset uti manibus ad domus constructionem, vel<text:line-break/>muri,. vel hastae, vel thoracis, vel alienius alterius<text:line-break/>similis. His manibus homo vestem texuit, et rete con-<text:line-break/>texuit, et nassam , et sagenam , - et velum. Quere non<text:line-break/>solum his, quae itu terra sunt, animalibus, sed eis etiam, </text:span></text:span><text:span text:style-name="Default_20_Paragraph_20_Font"><text:span text:style-name="T38">-<text:line-break/></text:span></text:span><text:span text:style-name="Default_20_Paragraph_20_Font"><text:span text:style-name="T15">quae lu mari et aere, dominatur. Talia quidem ho-<text:line-break/>mini ad fortitudinem anna funt manus; Attamen pacis<text:line-break/>ficum et politicum animal homo manibus leges feri-</text:span></text:span></text:p>
      <text:p text:style-name="P3"><text:span text:style-name="Default_20_Paragraph_20_Font"><text:span text:style-name="T15">psit: aras et fimulacra diis erexit: navem, fistulam,<text:line-break/>lyram, scalpellum, forcipem et alia universa arnum<text:line-break/>instrumenta construxit, et commentarios etiam lpeculatio-<text:line-break/>uis eorum scriptus reliquit; ubique liceat literarunr.et<text:line-break/>manuum beneficio etiam nunc colloqui cum Platone, cum<text:line-break/>Aristotele, cum Hippocrate et.. aliis veteribus.</text:span></text:span></text:p>
      <text:h text:style-name="Heading_20_2" text:outline-level="2"><text:span text:style-name="Default_20_Paragraph_20_Font">Cap. HI. </text:span></text:h>
      <text:p text:style-name="P50"><text:span text:style-name="Default_20_Paragraph_20_Font"><text:span text:style-name="T15">Ita quidem sapientissimum animalium est<text:line-break/>homo; ita autem et manus sunt organa sapienti animali<text:line-break/>convenientia. Non enim, quia manus habuit, propterea<text:line-break/>est sapientissimum, ut Auaxagoras dicebat: fed quia fa-<text:line-break/>pientissimum erat, propter hoc manus habuit, ut rectis-<text:line-break/>fime censuit Aristoteles: non enim manus ipsae hominem.<text:line-break/>artes docuerunt, fed ratio; manus autem iplae sunt ar-<text:line-break/>fiunt organa, sicut lyra musici, et forceps fabri. Sic-<text:line-break/>ut igitur lyra musicum non docuit, nec forceps fabrum;<text:line-break/>fed est uterque ipsorum artifex per eam, qua prae-<text:line-break/>ditus est, rationem, </text:span></text:span>agere <text:span text:style-name="Default_20_Paragraph_20_Font"><text:span text:style-name="T15">autem non potest ex arte abs-<text:line-break/>que organis : ita et una quaelibet anima facultates quas-</text:span></text:span></text:p>
      <text:p text:style-name="P3"><text:span text:style-name="Default_20_Paragraph_20_Font"><text:span text:style-name="T15">dam </text:span></text:span>a <text:span text:style-name="Default_20_Paragraph_20_Font"><text:span text:style-name="T15">sua ipsius substantia obtinet, efficere autem ea,<text:line-break/>qirae nata est efficere; fine organis nequaquam potest.<text:line-break/>Quod autem corporis partes animam non. </text:span></text:span>impellunt <text:span text:style-name="Default_20_Paragraph_20_Font"><text:span text:style-name="T15">aut<text:line-break/>timidam, aut strenuam , aut sapieutem fieri, </text:span></text:span>manifeste<text:line-break/><text:span text:style-name="Default_20_Paragraph_20_Font"><text:span text:style-name="T15">videre licet, si animalia recens genita consideres: quae<text:line-break/>quidem prius agere conantur, quam perfectas habeant<text:line-break/>partes. Ego namque bovis vitulum comibus petere eo-<text:line-break/>nantum saepenumero vidi, antequam ei nata essent cor- </text:span></text:span><text:span text:style-name="Default_20_Paragraph_20_Font"><text:span text:style-name="T38">i<text:line-break/></text:span></text:span><text:span text:style-name="Default_20_Paragraph_20_Font"><text:span text:style-name="T15">una, et pullum equi calcitrantem messibus adhuc ungu-<text:line-break/>lis, et aprum quendam perpusillum genis sese tueri eo-<text:line-break/>nantem magnos dentes nondum habentibus , et catulum </text:span></text:span><text:span text:style-name="Default_20_Paragraph_20_Font"><text:span text:style-name="T38">.<text:line-break/></text:span></text:span><text:span text:style-name="Default_20_Paragraph_20_Font"><text:span text:style-name="T15">recenter natum mordere affectantem teneris adhuc denti-<text:line-break/>bus. omne enim animal et suae ipsius animae facul-<text:line-break/>tates, et in quos usus partes suae polleant, nullo doctu-<text:line-break/>re praesuntit: aut cur parvus adhuc aper, mordere den-<text:line-break/>tibus exilibus cum possit, his quidem ipse ad pugnam<text:line-break/>non utitur, quos^ autem nondum habet, iis uti gestit?<text:line-break/>Qua igitur ratione dici potest, animalia partium usus a<text:line-break/>partibus doceri, cum et ante, quam illas habeant, hos</text:span></text:span></text:p>
      <text:p text:style-name="P2"><text:span text:style-name="Default_20_Paragraph_20_Font"><text:span text:style-name="T15">cognoscere videantur? </text:span></text:span>Si <text:span text:style-name="Default_20_Paragraph_20_Font"><text:span text:style-name="T15">igitur ova tria acceperis, unum<text:line-break/>aquilae, alterum anatis; reliquum serpentis, et ea calo-<text:line-break/>re moderato foveris, anirnaliaque genita ruptu putamine<text:line-break/>excluseris: illa quidem alis volare conantia, antequam<text:line-break/>volare possim , hoc autem revolvi et surpere affectans<text:line-break/>videbis, quamvis- molle adhuc </text:span></text:span>et <text:span text:style-name="Default_20_Paragraph_20_Font"><text:span text:style-name="T15">invalidum fuerit. Et si,<text:line-break/>. dum perfecta .erunt, in una eademque domo nutrireris,<text:line-break/>deinde ad locum fubdialem ducta emiseris, aquila qui-<text:line-break/>dem lu sublime attolletur, unas autum in .paludem ali-<text:line-break/>quam devotabit, serpens vero sub terram irrepet. Dein-.<text:line-break/>de illa quidem (opinor) citra doctorem venabitur, haec<text:line-break/>natabit, serpens. vero lu terrae cavernis latebit; naturae<text:line-break/>enim animalium, ut alt Hippocrates ., a nullo doctae<text:line-break/>sunt. Quapropter caetera quidem animalia mihi natura<text:line-break/>magis quam ratione artificiosa quaedam facere viden-<text:line-break/>tur, apes videlicet alvearia struere; thesauros vero quos-<text:line-break/>dam et labyrinthos formicae fabricari, nere autem et<text:line-break/>texere cyaneae, ut autem coniecto, sine doctore.</text:span></text:span></text:p>
      <text:h text:style-name="P58" text:outline-level="2"><text:span text:style-name="Default_20_Paragraph_20_Font"><text:span text:style-name="T46">r </text:span></text:span><text:span text:style-name="Default_20_Paragraph_20_Font"><text:span text:style-name="T47">- </text:span></text:span><text:span text:style-name="Default_20_Paragraph_20_Font"><text:span text:style-name="T15">Cap. IV. </text:span></text:span></text:h>
      <text:p text:style-name="P51"><text:span text:style-name="Default_20_Paragraph_20_Font"><text:span text:style-name="T15">Homo autem, sicuti corpus armis nudum,<text:line-break/>ita et animam artibus destitutam habet. Proinde pro cor-<text:line-break/>poris nuditate manus, pro animae luscitia rationem<text:line-break/>accepit : quorum usu corpus quidem armat et modis<text:line-break/>omnibus cusiodit, animam autem omnibus ornat artibus.<text:line-break/>Sicut enlur, si lunata aliqua haberet arma, illa ei sola<text:line-break/>semper adessent: </text:span></text:span><text:span text:style-name="Default_20_Paragraph_20_Font"><text:span text:style-name="T38">- </text:span></text:span><text:span text:style-name="Default_20_Paragraph_20_Font"><text:span text:style-name="T15">ita et, si artem aliquam natura sorti-<text:line-break/>tus esset, reliquas sane non haberet. Quia vero ei melius<text:line-break/>erat omnibus armis omuibusqne artibus uti, neutrum<text:line-break/>eorum innatum ipsi propterea datum esu. Pulchre igitur<text:line-break/>Aristoteles manum velut organum quoddam ante organa<text:line-break/>esse dixit. Pulchre autem et aliquis nostrum, Aristotelem<text:line-break/>imitatus , rationem velut artem quandam ante artes esse<text:line-break/>dixerit. Sicut enim manus, quanquam nullum sit eorum,<text:line-break/>quae particularia sunt organa , quia tamen omnia recte<text:line-break/>potest recipere, organum est. ante omnia organa; ita et<text:line-break/>ratio, - quia nulla quidem ex artibus est particularibus,<text:line-break/>omnes autem in </text:span></text:span>se <text:span text:style-name="Default_20_Paragraph_20_Font"><text:span text:style-name="T15">ipsum recipere nata est, ob id ars</text:span></text:span></text:p>
      <text:p text:style-name="P3">ante artes fuerit. Homo igitur animalium omnium fo-<text:line-break/>lus, cum artem ante artes in anima . habeat rationem,<text:line-break/>optimo jure organum ante organa in corpore manum<text:line-break/>possedit.</text:p>
      <text:h text:style-name="Heading_20_2" text:outline-level="2">Cap. .v.- </text:h>
      <text:p text:style-name="P50">Agedum igitur hanc ejus partem primam<text:line-break/>expendamus, non perscrutantes, sitne haec plane fim-<text:line-break/>pliciterque utilis , neque an sapienti animali^ conveniens :<text:line-break/>sed num eam omnino constitutionem habeat, qua certe,<text:line-break/>si alitur fuisset facta, meliorem non habuisset. Unum qui- -<text:line-break/>dem primunrque caput organi apprehensoria optime com-<text:line-break/>pofiti est, si omnes figuras ac omnes eas magnitudines,<text:line-break/>quas movere homo potest, prope apprehendit. Utrum<text:line-break/>initus eam ad haec commode praestanda divini multifor-<text:line-break/>miter, an omnino indivisam folidamque fieri erat me-<text:line-break/>lius? an hoc verbis non leget pluribus, scilicet manum,<text:line-break/>si ludrvrfatmanfisset, contacturam tantummodo sibi aequa-<text:line-break/>lem corporis cujusque admoti magnitudinem; at in mul-<text:line-break/>ta divisiam, moles te ipsa multo majores facile compre-<text:line-break/>henfuram et minimas res exacte venaturam? Maioribus</text:p>
      <text:p text:style-name="P3"><text:span text:style-name="Default_20_Paragraph_20_Font"><text:span text:style-name="T15">siquidem molibus obtenta manus digitis distantibus eas<text:line-break/>comprehendit: verum; quae minima sunt, digitis duo-<text:line-break/>bus , eisque summis , non etiam tota te (hoc enim modo<text:line-break/>effugerent </text:span></text:span>ac <text:span text:style-name="Default_20_Paragraph_20_Font"><text:span text:style-name="T15">elaberentur) comprehendere conatur. Hoc<text:line-break/>sane pacto manus ast certam majorunt et minorum fe<text:line-break/>ipsa corporum comprehensionem optime constituta est.<text:line-break/>Porro ei commodissimum rursus suit multisonus ter,.queta-<text:line-break/>ni modum nunc est dirisu, dividi, ut multiformes figuras<text:line-break/>comprehendere posset: ad quas optime omnium appre-<text:line-break/>hensoriorum organorum esse praeparata videtur: quando-<text:line-break/>quidem circum corpus sphaericum potest in orbem pli-<text:line-break/>cari, ac id undique circulo comprehendere: rectum<text:line-break/>itum et cavum tuto amplectitur; quod si est, omnes<text:line-break/>figuras comprehendit, quippe quae omnes ex tribus con-<text:line-break/>statuuntur lineis; curva, cava, recta. Caetermn, quoniam<text:line-break/>corpora non pauca mole sunt majori, quam quae manu<text:line-break/>una comprenendi queant, adjutricem alteri alteram na-<text:line-break/>tura effecit,. ut ambae ex oppositis partibus. </text:span></text:span>ea <text:span text:style-name="Default_20_Paragraph_20_Font"><text:span text:style-name="T15">corpora<text:line-break/>comprehendentes una manu maxima nihilo sint in-</text:span></text:span></text:p>
      <text:p text:style-name="P3"><text:span text:style-name="Default_20_Paragraph_20_Font"><text:span text:style-name="T15">feriores. Hac igitur ratione et ad fe invicem in-<text:line-break/>duratae sunt (mutua enim gratia factae sunt), et om-<text:line-break/>nino productae sunt aequales; siquidem hoc quoque<text:line-break/>organis similiter et- eadem agere debentibus conve-<text:line-break/>niebati Proinde. -mihi considera corporum, </text:span></text:span>quae <text:span text:style-name="Default_20_Paragraph_20_Font"><text:span text:style-name="T15">homo<text:line-break/>potest utraque manu tractare, maximum, ut lignum vel<text:line-break/>lapidem: rursus .minimum aliquod, ut milium, aut<text:line-break/>praetenuem spinam, aut pilum aliquem: deinde illam<text:line-break/>omnem, quanta inter maximum et minimum est, ma^<text:line-break/>gnitudinum multitudinem: tam probe ipsa omnia con-<text:line-break/>trectantem invenies hominem, quam si uniuscujusque<text:line-break/>illorum solius gratia factae manus fuissent. Siquidem<text:line-break/>minima summis duobus digitis, inlice et magno, com-<text:line-break/>prehendit: quae autem iis paulo sunt majora, -iisdem<text:line-break/>quidem digitis, sed non summis;- quae vero iis adhuc<text:line-break/>aliquanto majora, tribus digitis, magno, indice, medio-.:<text:line-break/>et si qua his adhuc sunt majora, quatuor:. deinceps et<text:line-break/>quinque: post haec jam tota manu apprehendit: ad cor-</text:span></text:span></text:p>
      <text:p text:style-name="P3"><text:span text:style-name="Default_20_Paragraph_20_Font"><text:span text:style-name="T15">pura denique his ipsis majora manum asturam adducit.<text:line-break/>quorum nihil sane fieri posset, nisi manus in digitos<text:line-break/>multiformiter dirisu fuisset. Non tamen per se satis erat<text:line-break/>eam esse divisam: quid namque, si nullus digitis qua-<text:line-break/>tuor, </text:span></text:span>ut <text:span text:style-name="Default_20_Paragraph_20_Font"><text:span text:style-name="T15">nunc habet, opponeretur, sed consequenter<text:line-break/>.omnes quinque in una recta linea essent facti? nonne<text:line-break/>perspicuum est, eorum nunc multitudinem fore inutilem?<text:line-break/>Quandoquidem, quod tuto apprehenditur, aut undique<text:line-break/>circulo,. aut omnino ex locis duobus contrariis compte-<text:line-break/>hendatur oportet: id quod periisset, si omnes in una<text:line-break/>erecta linea uno ordine facti fuissent digiti. At hoc<text:line-break/>ipsum digito uno aliis oppositu diligenter servatum esit<text:line-break/>qui quidem positione et motu ita habet, ut parva om-<text:line-break/>uino flexione curvatus cum singulis quatuor oppositis<text:line-break/>actionem perficiat. Quoniam igitur satius fuerat ita age-<text:line-break/>re manus, ut nunc agunt, ob id constructionem earum<text:line-break/>actionibus hujusmodi idoneam natura effecit.</text:span></text:span></text:p>
      <text:h text:style-name="P58" text:outline-level="2"><text:span text:style-name="Default_20_Paragraph_20_Font">Capi VI.. </text:span></text:h>
      <text:p text:style-name="P50"><text:span text:style-name="Default_20_Paragraph_20_Font"><text:span text:style-name="T15">Non enim simpliciter oportebat duos di-.<text:line-break/>gitos oppositos in parvarum rerum venatione sitis </text:span></text:span>ipfo-<text:line-break/><text:span text:style-name="Default_20_Paragraph_20_Font"><text:span text:style-name="T15">rum summitatibus operari </text:span></text:span>; <text:span text:style-name="Default_20_Paragraph_20_Font"><text:span text:style-name="T15">fed eos praeterea tales </text:span></text:span>esse,<text:line-break/><text:span text:style-name="Default_20_Paragraph_20_Font"><text:span text:style-name="T15">quales nunc sunt,- erat .necesse, utpote sic molles, </text:span></text:span>sic<text:line-break/><text:span text:style-name="Default_20_Paragraph_20_Font"><text:span text:style-name="T15">rotundos, sic unguibus munitos. Neque enim ; si cam</text:span></text:span><text:span text:style-name="Default_20_Paragraph_20_Font"><text:span text:style-name="T32">o-</text:span></text:span><text:span text:style-name="Default_20_Paragraph_20_Font"><text:span text:style-name="T38"><text:line-break/></text:span></text:span><text:span text:style-name="Default_20_Paragraph_20_Font"><text:span text:style-name="T15">fa non esset eorum extremitas, fed ossea, possent un-</text:span></text:span><text:span text:style-name="Default_20_Paragraph_20_Font"><text:span text:style-name="T38"><text:line-break/></text:span></text:span><text:span text:style-name="Default_20_Paragraph_20_Font"><text:span text:style-name="T15">quam corpora parva, ut spinas vel pilos, comprehendere,<text:line-break/>neque,- si ea quidem carnosa, </text:span></text:span>sed <text:span text:style-name="Default_20_Paragraph_20_Font"><text:span text:style-name="T15">molliori ac humi-<text:line-break/>diori carne praedita. oportet enim, quoad maxime fieri<text:line-break/>potest, ei, quod apprehenditur, apprehendens </text:span></text:span>exacte<text:line-break/><text:span text:style-name="Default_20_Paragraph_20_Font"><text:span text:style-name="T15">circumplicari , si modo tuta </text:span></text:span>futura <text:span text:style-name="Default_20_Paragraph_20_Font"><text:span text:style-name="T15">est apprehenso: dura<text:line-break/>autem et </text:span></text:span>ossea <text:span text:style-name="Default_20_Paragraph_20_Font"><text:span text:style-name="T15">circumplicari. nequeunt, </text:span></text:span>fed <text:span text:style-name="Default_20_Paragraph_20_Font"><text:span text:style-name="T15">quae </text:span></text:span>mol-<text:line-break/><text:span text:style-name="Default_20_Paragraph_20_Font"><text:span text:style-name="T15">lia mediocriter,^ ob idque mediocriter cedentia: quae<text:line-break/>enim praeter modum mollia sunt ac velut flexibilia, ut<text:line-break/>duris plus justo cedunt, ita facile ab eis effluunt. Qua-<text:line-break/>propter, quae naturam inter mollia immoderate et. </text:span></text:span>ni-<text:line-break/><text:span text:style-name="Default_20_Paragraph_20_Font"><text:span text:style-name="T15">mis dura mediam funt sortita, quales sunt digitorum<text:line-break/>summitates, erunt utique haec optima tutae comprehen-<text:line-break/>sionis organa.</text:span></text:span></text:p>
      <text:h text:style-name="P58" text:outline-level="2"><text:span text:style-name="Default_20_Paragraph_20_Font">Cap. VH. </text:span></text:h>
      <text:p text:style-name="P50"><text:span text:style-name="Default_20_Paragraph_20_Font"><text:span text:style-name="T15">Cum </text:span></text:span>autem <text:span text:style-name="Default_20_Paragraph_20_Font"><text:span text:style-name="T15">sint et. ipsa, </text:span></text:span>quae <text:span text:style-name="Default_20_Paragraph_20_Font"><text:span text:style-name="T15">appre-<text:line-break/>henduntur , consistentiis </text:span></text:span>quam maxime <text:span text:style-name="Default_20_Paragraph_20_Font"><text:span text:style-name="T15">.variis (quaedam<text:line-break/>enim . eorum magis ,et quaedam nunus mollia sunt<text:line-break/>et dura], ad omnia habilem fecit natura constructionem<text:line-break/>eorum. Propter hoc igitur neque ex ungue simpliciter<text:line-break/>summitas digitorum, neque </text:span></text:span>ex <text:span text:style-name="Default_20_Paragraph_20_Font"><text:span text:style-name="T15">carne sola, sed ex utri que<text:line-break/>optimam . positionem accipientibus composita est: quod<text:line-break/>enim in ipsis carneum, in partibus ad se invicem rineli-<text:line-break/>natis est, quarum summitatibus res ipsas venari debe-<text:line-break/>haut:. unguis vero- extrinsecus, ut firmamentum, eis<text:line-break/>appositus esu Digiti .namque suis ipsorum solis partibus<text:line-break/>carneis. mollia corpora^ comprehendunt: dura vero et .<text:line-break/>propter hoc carnis naturam pellentis violenterque co-<text:line-break/>-gentia sine unguium auxilio apprehendere digiti non<text:line-break/>possunt: firmamento enim tunc eget cero eorum eversa.<text:line-break/>Rursus autem ipsis unguibus solis tale nihil poterat ap-<text:line-break/>prehendi: duri enim eum. sint, a duris prompte alabe-<text:line-break/>rentur. Propterea igitur caruiscrmi substantia lu .fligi-</text:span></text:span></text:p>
      <text:p text:style-name="P3"><text:span text:style-name="Default_20_Paragraph_20_Font"><text:span text:style-name="T15">torum summitatibus unguium lapsum </text:span></text:span>ac <text:span text:style-name="Default_20_Paragraph_20_Font"><text:span text:style-name="T15">lubricitatem<text:line-break/>corrigente , unguibus . vero facilem carnis eversionem vi- .<text:line-break/>cissim. sum antibus , organum apprehenscrium omnium<text:line-break/>parvorum simul et durorum corporum factus est digitus.<text:line-break/>Difces autem apertius, quod dico, si unguium exupe-.<text:line-break/>rantias spectaveris. Qui enim sunt immodice longi et<text:line-break/>propterea in- te mutuo concidunt, neque spinam parvam,<text:line-break/>neque pilum, neque aliud quidquam tale apprehendere<text:line-break/>possunt: qui vero propter parvitatem ad summitates digi-<text:line-break/>torum non: perveniunt , naturam carneam firmitate prir<text:line-break/>vttutes, eant ad apprehendendum invalidam efficiunt:<text:line-break/>qui autem summitatibus digitorum aequantur;. hi omnium<text:line-break/>sioli utilitatem, cujus gratia facti fiunt, explent perfectis-<text:line-break/>sime. - Ob id igitur dicebat Hippocrates. Ungues neque -<text:line-break/>superiores, neque inferiores esse digitorum summitatibus,<text:line-break/></text:span></text:span>convenit: <text:span text:style-name="Default_20_Paragraph_20_Font"><text:span text:style-name="T15">ea </text:span></text:span>enim, quorum <text:span text:style-name="Default_20_Paragraph_20_Font"><text:span text:style-name="T15">gratia </text:span></text:span>sueti. sunt, <text:span text:style-name="Default_20_Paragraph_20_Font"><text:span text:style-name="T15">tunc<text:line-break/>mas ime praestant, </text:span></text:span>quando <text:span text:style-name="Default_20_Paragraph_20_Font"><text:span text:style-name="T15">commoderatam </text:span></text:span>habent <text:span text:style-name="Default_20_Paragraph_20_Font"><text:span text:style-name="T15">magni-<text:line-break/></text:span></text:span>tudinem. <text:span text:style-name="Default_20_Paragraph_20_Font"><text:span text:style-name="T15">Multa siquidem alia ad res agendas commosse.<text:line-break/></text:span></text:span>ah <text:span text:style-name="Default_20_Paragraph_20_Font"><text:span text:style-name="T15">eis proficiscuntur, veluti si radere quid, aut scalpere,</text:span></text:span></text:p>
      <text:p text:style-name="P4"><text:span text:style-name="Default_20_Paragraph_20_Font"><text:span text:style-name="T15">aut </text:span></text:span>excoriare, <text:span text:style-name="Default_20_Paragraph_20_Font"><text:span text:style-name="T15">aut divellere oportet. Nam </text:span></text:span>in <text:span text:style-name="Default_20_Paragraph_20_Font"><text:span text:style-name="T15">tota prope<text:line-break/>vita omnrbusque artibus, et iis potissimum; in quibus<text:line-break/>sunt exactae manuum operationes , his talibus nobis est<text:line-break/>opus : sed ut apprehensorium est. organum manus , in<text:line-break/>parvorum simul et durorum corporum venationem ungui-<text:line-break/>bus vel maxime indiguit.</text:span></text:span></text:p>
      <text:h text:style-name="Heading_20_2" text:outline-level="2"><text:span text:style-name="Default_20_Paragraph_20_Font">Cap. Vlll. </text:span></text:h>
      <text:p text:style-name="P50"><text:span text:style-name="Default_20_Paragraph_20_Font"><text:span text:style-name="T15">Cur itaque Plato (praesertim cum Hip- -<text:line-break/>pocratis imitator, siquis alius unquam, fuerit, et ab illo<text:line-break/>dogmata mutuatus sit maxima) tam negligenter de ungui-<text:line-break/>um utilitate locutus est?- Cur item Aristoteles, tum circa<text:line-break/>alia, tum circa naturae artem enarrandam alioqui peri- .<text:line-break/>sistimus, lu unguium utilitate adeo caecutivit?. Ille nam-<text:line-break/>que deos, qui- hominem construxerunt, alt ceu imperitos<text:line-break/>quosdam artifices, veluti praemeditatos utilem unguium<text:line-break/>in animalibus- aliis generationem, illos ob id in summis<text:line-break/>digitis produxisse. Factos vero hos munimenti gratia<text:line-break/>scribit Aristoteles : sed tamen, cujus munimenti, an ad-<text:line-break/>versus frigora, vel calorem, vel vulnerantia,: vel-quns--</text:span></text:span></text:p>
      <text:p text:style-name="P3"><text:span text:style-name="Default_20_Paragraph_20_Font"><text:span text:style-name="T15">santia, non addidit: neque enim contra ullum horum<text:line-break/>munimenti gratiaj neque contra aliud quidpiam praeter<text:line-break/>haec factos ungues fuisse excogitari potest. Porro Pla-<text:line-break/>touis memini et Aristotelis, non. quo t </text:span></text:span>male <text:span text:style-name="Default_20_Paragraph_20_Font"><text:span text:style-name="T15">ab eis dicta<text:line-break/>reprehenderem, sed ut, quod me. .ad horum sermonum<text:line-break/>enarrationem impulit, planum facerem. Cum multa<text:line-break/>pamque esset apud </text:span></text:span><text:span text:style-name="Default_20_Paragraph_20_Font"><text:span text:style-name="T16">veter.es </text:span></text:span><text:span text:style-name="Default_20_Paragraph_20_Font"><text:span text:style-name="T15">tam medicos quam philo-<text:line-break/>sophos de utilitate partium dissensio ; </text:span></text:span><text:span text:style-name="Default_20_Paragraph_20_Font"><text:span text:style-name="T38">i </text:span></text:span><text:span text:style-name="Default_20_Paragraph_20_Font"><text:span text:style-name="T15">quidam enim cor-<text:line-break/>pera nostra nullius gratia esse facta existimant nullaque<text:line-break/>omnino arte,. alii autem et alicuius gratia et artificiose,<text:line-break/>et horum ipsorum alitus aliam uniuscujusque -partis utili-<text:line-break/>tatem affirmat:. primum quidem tantae hujus dissensio-.<text:line-break/>nis judmandae nationem invenire studui ; deinde vero et<text:line-break/>unam aliquam universalem methodum constituere, qua<text:line-break/>singularum partium corporis et corum, quae illis. acci-<text:line-break/>dunt, utilitatum. .invenire possemus. Cum dixisset igitur<text:line-break/>Hippocrates, in totius corporis ex membris compagine<text:line-break/>omnia compati et consentire,. partis. autem cujusque<text:line-break/>particulas ad ejus actionem conspirare : aequum mihi</text:span></text:span></text:p>
      <text:p text:style-name="P3">visum est, fermonem hunc prius in his partibus, qua-<text:line-break/>rum manifesta nobis est operatio,- explorare, ut a quibus<text:line-break/>ad alias transire. post- liceat. Qua igitur ratione explora-<text:line-break/>verior, protinus scribam, si prius Hippocrate sermonem<text:line-break/>exposuero, plerisque obscuriorem,: quod eum et veteri<text:line-break/>modo et sua consuetudine succincte expressit. Quod au-<text:line-break/>teth ab eo dicitur, est hujusmodi. Partes corporis- omnes<text:line-break/>sibi invicem compatiuntur, id est, f n famulatum unius<text:line-break/>operationis omnes conspirant. Magnae quidem et tu-<text:line-break/>tius animalis partes,. uti manus, pedes, oculi, linguai<text:line-break/>gratia tutius animalis actionum factae sunt, ad hasque<text:line-break/>^tonspirant universae ; minores autem. etiam harum ipsa-<text:line-break/>rum nunc dictarum particulae ad tutius organi actionem<text:line-break/>referuntur: ut oculus organum est visorium ex multis<text:line-break/>constans particulis, quas omnes adunam -operationem,<text:line-break/>scilicet visionem , conspirantes obtinet: - quasdam enim<text:line-break/>habet, per quas videmus, quasdam, sine quibus videre</text:p>
      <text:p text:style-name="P3"><text:span text:style-name="Default_20_Paragraph_20_Font"><text:span text:style-name="T15">non licet, alias gratia videndi melius, alias ad harum<text:line-break/>omnium -conservationem. Sed tamen et omnis alia pars<text:line-break/>eodem habet mosto, ut venter, os, lingua; pedes ac<text:line-break/>etiam ipsae manus, de quibus nunc -dicere statuimus:<text:line-break/>quarum actionem ignorat nemo, manifestum namque est,<text:line-break/>eas apprehensionis gratia factas esse; quod vero omnes<text:line-break/>earum partes et tales et tam magnae sint, ut in unam<text:line-break/>organi totius actionem conspirent, hoc nondum omnes<text:line-break/>cognoscunt. Hippocrates tamen sic cognoscebat, et nunc<text:line-break/>id ipsimi demonstrare nobis propositum est, quippe quo<text:line-break/>non folum inveniendae utilitatis partium methodus con-<text:line-break/>sistit, </text:span></text:span>sied <text:span text:style-name="Default_20_Paragraph_20_Font"><text:span text:style-name="T15">etian eorum, qui.alienum- aliquid a veritate<text:line-break/>opinantur, errores confutantur. Porro si, veluti oculo-<text:line-break/>rum et manuum et pedum actio est omnibus mani-<text:line-break/>festa, sic et thoracis et pulmonis et cordis et aliorum<text:line-break/>omnium functio esset perspicua, in his rationibus, quae<text:line-break/>ad utilitatem partium. pertinent, non admodum discrepa-<text:line-break/>remus. . Nunc vero; quia partium plurimarum obscura est<text:line-break/>actioj nullius autem particulatim utilitatem invenire li-</text:span></text:span></text:p>
      <text:p text:style-name="P3"><text:span text:style-name="Default_20_Paragraph_20_Font"><text:span text:style-name="T15">cet, nisi actione ad unguem cognita, palam est, eos circa<text:line-break/>partium utilitatem peccasse .omnes, qui circa organorum<text:line-break/>sanctiones erraverunt. Cum igitur neqte Aiistoteles, ne-<text:line-break/>que .. .superiorum quisquam omnes organorum . actiones<text:line-break/>dixerit, nos de utilitate partium opus hoc suscepisse ex-<text:line-break/>pediebat. Huc accedebat, quod nonnulli, quanquam<text:line-break/>plurimarum partium actionem recte- dixissent, tamen, quia<text:line-break/>in methodo inveniendae partium utilitatis non erunt<text:line-break/>exerciti,. in multis particularibus decepti fuerunt, quem-<text:line-break/>admodmn in unguibus.non .multo. ante docuimus: quo-<text:line-break/>rum utilitatem etiam philosophorum optimi. nescire vide-<text:line-break/>bantirr, neque Hippocratis dieta (ut dicebamus] intelli-<text:line-break/>gere. Quando igitur in manu, licet ejus actionem sicia-<text:line-break/>mus, tamen adhuc methodo aliqua egemus. ad utilitatum<text:line-break/>inventionem; an- demum.. cerebri partium, aut cordis,<text:line-break/>aut aliorum viscerum prope omnium. uniuseujusque com-<text:line-break/>moditatem prompte inveniemus ?c Quidam siquidem in<text:line-break/>corde, alius lu. cerebri- membranis, .est etiam qui in ce-</text:span></text:span></text:p>
      <text:p text:style-name="P3"><text:span text:style-name="Default_20_Paragraph_20_Font"><text:span text:style-name="T15">rebro animae principatum constituit: quapropter et par-<text:line-break/>tium, quae in iliis sunt, commoditatem alius aliam afferet.<text:line-break/>Sed de his in sequentibus perscrutabimur. Neque enim<text:line-break/>nunc eorum meminimus ob aliud, quam ut causas expo-<text:line-break/>Heremus , quibus adducti hoc opus de usu partium scribe-<text:line-break/>re aggressi fumus: praesertim cum Aristoteles adeo mul-<text:line-break/>ta et recte dixerit, et praeter eum alii non pauci, tam<text:line-break/>medici , quam phIlosophi , minus multa sorte, quam Ari-<text:line-break/>stoteles, sed tamen esiam recte ipsi tradiderint: inter quos<text:line-break/>profecto et Herophilus Carthaginensis. Sed neque sufficio-<text:line-break/>fiant, quae Hippocrates tradiderat, propterea quod ob-<text:line-break/>scure nonnulia scripsit, quaedam omnino praetermisit:<text:line-break/>est ab silo tamen, me judice, perperam scriptum nihil.<text:line-break/>Propter haec igitur omnia nos ad scribendum de utili-<text:line-break/>late uniuscujusque partis impulsi venimus, quaedam<text:line-break/>eorum, quae obscurius ab Hippocrate dicta sunt, interpre-<text:line-break/>taturi , quaedam quoque secundum traditas nobis ah eo<text:line-break/>methodos adjecturi.</text:span></text:span></text:p>
      <text:h text:style-name="P58" text:outline-level="2"><text:span text:style-name="Default_20_Paragraph_20_Font">Cap. IX. </text:span></text:h>
      <text:p text:style-name="P50"><text:span text:style-name="Default_20_Paragraph_20_Font"><text:span text:style-name="T15">Igitur intermissum prius sermonem rur-<text:line-break/>sum repetamus, totamque manus constitutionem perse-<text:line-break/>quamur. Nam si in sermonibus ad eam attinentibus<text:line-break/>perfecte exercitati fuerimus, quum ea manifestam habeat<text:line-break/>actionem, eorum, quae post dicenda sunt, methodtun<text:line-break/>nullo demum negotio perdidicerimus. Rursus igitur ab<text:line-break/>Hippocrates dictione, tanquam a dei voce, auspicemur:<text:line-break/>quo enim loco unguium utilitatem demonstrabat, ubi<text:line-break/>scilicet, quantos este eos convenit, docebat, inibi etiam,<text:line-break/>et cur in digitos divisa est manus, et cur magnus aliis<text:line-break/>quatuor opponitur, pariter monstrat his verbis: Digito-<text:line-break/>rum optima constitutio est, ut intervallum id magnum<text:line-break/>sit, quod in medio est, magnusque digitus indici oppo-<text:line-break/>natur. .ipsorum namque dii esto facta est, ut possent a<text:line-break/>se invicem diduci plurimum: quae res multestariam est<text:line-break/>admodum utilis. Convenienter itaque ait, quando id,<text:line-break/>cujus gratia facti sunt, ipsis adest, hujusmodi potissimum<text:line-break/>constructionem esse longe aplissimam; nempe propter<text:line-break/>quam magnus quoque digitus aliis oppositus est ita, ut, si</text:span></text:span></text:p>
      <text:p text:style-name="P3"><text:span text:style-name="Default_20_Paragraph_20_Font"><text:span text:style-name="T15">divisa quidem solum sic esset manus, non tamen magnus<text:line-break/>digitus ab aliis distaret plurimum, iliis utique situ con-<text:line-break/>trario non opponeretur. Multa igitur esiam hoc loco<text:line-break/>verbis paucis eos docet, qui ipsius dicta assequi possunt.<text:line-break/>Proinde justum fortasse fuerit, etiam nos, non solum alia<text:line-break/>viri hujus bona admirantes, sed esiam hoc ipsum, quod<text:line-break/>multa paucis verbis doceat, modo expositionis omnium<text:line-break/>sic ab eo scriptorum monstrato, non amplius particularia<text:line-break/>ejus dicta persequi. Quandoquidem non, quod haec<text:line-break/>pulcherrime cadebat Hippocrates, propositum est dicere^<text:line-break/>nisi obiter, sed partium omnium percensere utilitatem<text:line-break/>statuimus, postquam unum hoc solum eorum, quae prae-<text:line-break/>cedenti sermone monstravit Hippocrates, necessarium qui-<text:line-break/>dem maxime, ut a medico pernoscatur, interpretati fue-<text:line-break/>simus: hoc ipsum autem invenire nemo potest, nisi qui<text:line-break/>Partium utilitatem diligenter consideraverit. Sed quid<text:line-break/>hoc tandem unum est? ut cognoscatur, quae corporis<text:line-break/>austri constitutio est optima. Palam est enim, eam esse,</text:span></text:span></text:p>
      <text:p text:style-name="P3"><text:span text:style-name="Default_20_Paragraph_20_Font"><text:span text:style-name="T15">quae omnes habeat partes utilitatem ad organorum fun-<text:line-break/>diones sufficientem asa ipsis praebentes: digitorum enim,<text:line-break/>ait, optima constitutio est, ut id magnum sit, quod in<text:line-break/>medio est, magnusque digitus indici opponatur. Quod<text:line-break/>li roges, quapropter? promptam habes scriptam refpon-<text:line-break/>fionem: nam in corporis compage, inquit, omnia com-<text:line-break/>patiuntur et consentiunt, omnes vero particulae unius-<text:line-break/>cujusque parsis ad ejus functionem. Quae igitur partis<text:line-break/>nostrae, manus, est actio? sane est apprehensio. Sed quo<text:line-break/>pacto ad hanc digiti omnes conspirabunt? si et magnum<text:line-break/>id habuerint, quod in medio est, et magnus indici op-<text:line-break/>positus fuerit: ita enim omnia, quae manus per eos<text:line-break/>obibit, probe peracta fuerint. Igitur oculorum quoque<text:line-break/>et narium optimam constitutionem si quaeras, invenies , si<text:line-break/>actionibus ipsorum constructionem conjungas : ipsa enim<text:line-break/>optimae constitutionis veraeque pulcritudinis discernendae<text:line-break/>regula, mensura judiciumque tibi erit Vera enim pul-<text:line-break/>critudo aliud nihil est, quam constitutio optima: quam<text:line-break/>actionibus iudicabis , Hippocrati credens, non albedine,</text:span></text:span></text:p>
      <text:p text:style-name="P3"><text:span text:style-name="Default_20_Paragraph_20_Font"><text:span text:style-name="T15">vel mollitie, vel id genus aliis, per quae non nativa,<text:line-break/>non vera, sed sucata et adulterina pulcritudo ostenta-<text:line-break/>tur. Quo sic, ut alia quidem borpora mango, alia vero<text:line-break/>Hippocrates laudaturus sit. Tu vero apud Xenophontem<text:line-break/>picari Socratem fortasse putas ambigentem de. pulcri-<text:line-break/>sudine cum illis , qui aetate sua formosissimi videbantur:<text:line-break/>is autem, si simpliciter loqueretur, neque referret ad<text:line-break/>actionem, </text:span></text:span>et <text:span text:style-name="Default_20_Paragraph_20_Font"><text:span text:style-name="T15">hac ratione in universum de pulcritudine.<text:line-break/>expenderet, forsan utique solum jocaretur; fed quoniam<text:line-break/>toto illo sermone pulcritudinem constructionis partium<text:line-break/>refert ad actionis bonitatem et integritatem, nequaquam<text:line-break/>ipsum tantummodo jocari , fed etiam ferio loqui aesti-<text:line-break/>mundum esu Haec namque Scutatis musa fuit et indu-<text:line-break/>stria, ut feria jocis semper immisceret. Haec abunde<text:line-break/>dicta sufficiant et est praesentis negotii utilitatem mon-<text:line-break/>strandant, et ad docendum, qua ratione veterum sen-<text:line-break/>tentiam et dicta oporteat accipere. Porro omnem ma-<text:line-break/>nui constructionem deinceps persequamur, nihil, quoad</text:span></text:span></text:p>
      <text:p text:style-name="P3"><text:span text:style-name="Default_20_Paragraph_20_Font"><text:span text:style-name="T15">ejus fieri poterit, .non examinatum relinquentes . Ut au-<text:line-break/>tem siermo noster methodo. procedat, quae corporibus lu-<text:line-break/>funi, </text:span></text:span><text:span text:style-name="Default_20_Paragraph_20_Font"><text:span text:style-name="T38">. </text:span></text:span><text:span text:style-name="Default_20_Paragraph_20_Font"><text:span text:style-name="T15">omnia distinguamus. Insunt .autem primum et<text:line-break/>maxime temperamenta, quippe quae propriam partium<text:line-break/>substantiam complent: corpus enim tale. natura est pro-<text:line-break/>p turea, quod caliditate, frigiditate, humiditate, siccitate<text:line-break/>sic commixtum est ; nam carni esse carnem , et nervo<text:line-break/>nervum, et aliorum unieuique id esse, quod est, ob quali-<text:line-break/>tatum quatuor praedictarum certam quandam temperata-<text:line-break/>ram contigit. Haec igitur eis secundum substantiae ra-<text:line-break/>tionem insunt: consequuntur autem necessario odores,<text:line-break/>sapores, colores, durities, mollities: alia vero necessa-<text:line-break/>rio accidunt, positio, magnitudo, connexio, conformatio.<text:line-break/>Quoties igitur omnium, quae organis insunt, utilitatem<text:line-break/>diligenter es examinaturus, lu primis disquire, per quod<text:line-break/>actionem nactum fuerit: magna enim ex partu per pro-<text:line-break/>priam substantiam invenies: aliquando autum etiam ob<text:line-break/>aliquod ex consequentibus, quemadmodum in oculis</text:span></text:span></text:p>
      <text:p text:style-name="P3"><text:span text:style-name="Default_20_Paragraph_20_Font"><text:span text:style-name="T15">propter colorem. Delude et aliarum ejus partium utili-<text:line-break/>talem singillatim alisquiras , an scilicet </text:span></text:span>ea <text:span text:style-name="Default_20_Paragraph_20_Font"><text:span text:style-name="T15">propter actio-<text:line-break/>nem sit utilis, an propter eorum aliquid,. quae tempera-<text:line-break/>menta consequuntur , ut os propter duritiem. Post haec<text:line-break/>autem unumquodque illorum , . quae et tutis ipsis organis,<text:line-break/>et eorum particulis accidunt, consideres; quae (ut paulo<text:line-break/>ante dictum est] sunt positio , magnitudo , conuexio , con-<text:line-break/>formatio. Quisquis vero se recte utilitatem partium con-<text:line-break/>siderasse putat prius, quam haec omnia, rectene habeant,<text:line-break/>an ipsorum aliquid prave, expenderit,. hallucluatur.</text:span></text:span></text:p>
      <text:h text:style-name="Heading_20_2" text:outline-level="2"><text:span text:style-name="Default_20_Paragraph_20_Font">Cap. X. </text:span></text:h>
      <text:p text:style-name="P50"><text:span text:style-name="Default_20_Paragraph_20_Font"><text:span text:style-name="T15">Nequ.e igitur nos in eum errorem sponte<text:line-break/>incurramus: sed primum quidem lu manu, quoniam de<text:line-break/>ipsa prima proposuimus ulcere, consequenter autem et<text:line-break/>in . aliarum partium unaquaque examen faciamus, his<text:line-break/>omnibus, ut aule docuimus, principium simul inquisitio-<text:line-break/>nis et examen. inveniendorum actionem ipsam haben-<text:line-break/>tes. Quoniam igitur actio quidem munus est apprehen-<text:line-break/>sio, apprehendere autem nihil posset unquam ipsa immo-</text:span></text:span></text:p>
      <text:p text:style-name="P3"><text:span text:style-name="Default_20_Paragraph_20_Font"><text:span text:style-name="T15">bilis permanens (nihil erum ita differret </text:span></text:span>a <text:span text:style-name="Default_20_Paragraph_20_Font"><text:span text:style-name="T15">lapidea- vel<text:line-break/>mortua); manifestum est, quod praecipua ipsi actionis<text:line-break/>pars ea erit, per quam inventa fuerit moveri. Quoniam<text:line-break/>igitur voluntarios motus </text:span></text:span>omnes <text:span text:style-name="Default_20_Paragraph_20_Font"><text:span text:style-name="T15">(quales manui sunt] a<text:line-break/>musculis fieri demonstravimus , hi; utique primum motus<text:line-break/>organum munus erunt: alia vero universa, haec quidem,<text:line-break/>ut melius actio fieret, alia vero, fine quibus non pote-<text:line-break/>rat ipsa fieri, alia autum pro custodia omnium horum<text:line-break/>creata sunt. Genus unguium gratia ejus, quod est me-<text:line-break/>lius, videtur factum esse, cum scilicet possent munus<text:line-break/>absque unguibus apprener.dere quidem, sed neque moles<text:line-break/>omnes, neque ita bene, ut cum illis. . Monstratum est<text:line-break/>enim, dura et exigua corpora facile eas effugere, nisi<text:line-break/>summitatibus digitorum aliqua suo j iciatur durior substan-.<text:line-break/>tia, quae ejusmodi carnem possit firmare. Hactenus du-<text:line-break/>ritiei unguium et positionis utilitas dicta est.</text:span></text:span></text:p>
      <text:h text:style-name="Heading_20_2" text:outline-level="2"><text:span text:style-name="Default_20_Paragraph_20_Font">Cap. XI.</text:span></text:h>
      <text:p text:style-name="P50"><text:span text:style-name="Default_20_Paragraph_20_Font"><text:span text:style-name="T15"><text:s/>Cur autem adeo duri facti sint et non</text:span></text:span></text:p>
      <text:p text:style-name="P3"><text:span text:style-name="Default_20_Paragraph_20_Font"><text:span text:style-name="T15">magis, et quare ex omni parte rotundi, nondum qui-<text:line-break/>dem dictum est; id autem ulcere jam est. opportunum.<text:line-break/>Si igitur magis duri, quam nunc sunt, fuissent instar os-<text:line-break/>sium facti , essent quidem ita etiam ad apprehensiones<text:line-break/>minus idonei, ut qui ne minimum quidem flecti possent,<text:line-break/>rumperentur vero facillime, sicut et alia dura universa.<text:line-break/>Eorum igitur securitati providens natura duros medio-<text:line-break/>criter effecit, ut neque utilitati, cujus gratia facti sunt,<text:line-break/>quidpiam noceatur, neque ipsi prompte patiantur.. Quod<text:line-break/>autem ita , providens natura tanto ipsus molliores ossibus<text:line-break/>fecit, quatenus cedendo moderate illorum,. quae vrolen-<text:line-break/>ter extrinfectts incidunt,. vim retunderent, similium </text:span></text:span>out-<text:line-break/><text:span text:style-name="Default_20_Paragraph_20_Font"><text:span text:style-name="T15">nium constructio tibi ostendat. Omnes enim animalium<text:line-break/>partes prominentes et nudas ex tali substantia creavit,<text:line-break/>qualis neque quassari facile propter mollitiem, .neque<text:line-break/>rumpi propter siccitatem posset; talis autem pars est un-<text:line-break/>gula, tuta folida quam bifida, .talis calcar, talis cornu.</text:span></text:span></text:p>
      <text:p text:style-name="P3"><text:span text:style-name="Default_20_Paragraph_20_Font"><text:span text:style-name="T15">Quibus, quatenus arma fuut defensoria, esse duriora, quam<text:line-break/>nunc funt, contulerat, quo et quassare magis et incidere<text:line-break/>possent; ad fui </text:span></text:span>autem <text:span text:style-name="Default_20_Paragraph_20_Font"><text:span text:style-name="T15">ipsorum securitatem non fuit melius<text:line-break/>adeo dura fieri , ut facile rumperentur. lta igitur et gla-<text:line-break/>dium esse optimum dicimus, non qui ex fragili est ferro<text:line-break/>factus , quale apud ludos </text:span></text:span>est <text:span text:style-name="Default_20_Paragraph_20_Font"><text:span text:style-name="T15">plurimum </text:span></text:span>, <text:span text:style-name="Default_20_Paragraph_20_Font"><text:span text:style-name="T15">quamvis prom-<text:line-break/>-piissime incidat; -sed- erim, qui in tantam duritiem perure-<text:line-break/>nisu.. quanta non rumpatur facile et prompte incidat.<text:line-break/>- Quae igitur tam fortes sunt corporis partes et armis de-<text:line-break/>fenforlis proportione respondentes exponuntur et foras<text:line-break/>emicant, duriores quidem sunt, quam operimenta, sed<text:line-break/>non cousque, ut frangantur. Quae vero non, ut arma<text:line-break/>essent, factae furit, fed simpliciter partus corporis, quae<text:line-break/>prominere debebant (veluti aures, nares, cubiti tuber,<text:line-break/>genua), molliorem adhuc substantiam habuerunt, ut<text:line-break/>magis cedentes magis ea reprimunt, quae. foris incidunt.<text:line-break/>Talis etiam unguis hominum est: et propter hoc multo</text:span></text:span></text:p>
      <text:p text:style-name="P3">mollior et subtilior- factus est luporum, leonum, par-<text:line-break/>dalemn unguibus: nam mansueti est politicique anima-<text:line-break/>lis pars lu apprehensionis perfectionem constructa, non<text:line-break/>in ferae agrestis arma defensoria. Cur autem rotundi<text:line-break/>sunt undique? an securitatis gratia? sola enim figurarum<text:line-break/>rotunda ad vix patiendum exquisite comparata est, ut<text:line-break/>quae nullum expositum angulum frangi potentem habeat.<text:line-break/>Sed quoniam scalpendo vel aliud quid unguibus agen-<text:line-break/>do exteri debebant nobis eorum extremitates, solas has<text:line-break/>animalis partes, quae semper augeri polluit, natura con-<text:line-break/>struxit, quamvis jam totum corpus augeri desierit. Ana<text:line-break/>.gentur autem nun, ut aliae partes, in -longum et latum<text:line-break/>et profundum, sed pilorum modo in longum solum, fub-<text:line-break/>nnscentibus aliis semper unguibus novis et antiquos pro-<text:line-break/>pellentibus. Neque hoc otiose instituit natura,- sed ut.<text:line-break/>in locum ejus, quod assidue exteritur in ip forum ex-<text:line-break/>tremitate , sit aliquid , quod sufficiatur. Sic igitur</text:p>
      <text:p text:style-name="P5"><text:span text:style-name="Default_20_Paragraph_20_Font"><text:span text:style-name="T15">ad summam naturae providentiam pervenit unguium<text:line-break/>constructio.</text:span></text:span></text:p>
      <text:h text:style-name="Heading_20_2" text:outline-level="2"><text:span text:style-name="Default_20_Paragraph_20_Font">Cap. Xls </text:span></text:h>
      <text:p text:style-name="P50"><text:span text:style-name="Default_20_Paragraph_20_Font"><text:span text:style-name="T15">ossium vero genus in digitis, quod et<text:line-break/>hoc ipfum gratia ejus, quod est melius, factum est, ex<text:line-break/>his utique disces. Moveri quidem multiformiter inesset<text:line-break/>utique mis vel sine ossibus, sicut etiam polypodibus: fir-<text:line-break/>nutatum autem in actionibus, nunquam haberemus caren-<text:line-break/>tes obsistentc et dura partu; tale- autem est et in ani-<text:line-break/>manum corporibus genus ossium: et propterea in digitis,<text:line-break/>al tuta manu, et crure, et in multis partibus corporis </text:span></text:span><text:span text:style-name="Default_20_Paragraph_20_Font"><text:span text:style-name="T38">.<text:line-break/></text:span></text:span><text:span text:style-name="Default_20_Paragraph_20_Font"><text:span text:style-name="T15">facta simt. Quid igitur lu unoquoque aliorum organo-<text:line-break/>runa ea quae ab ossibus. est firmitas conferat, fortassis<text:line-break/>ferino procedens ostendet. Sed quod ad multas actio-<text:line-break/>nes utilis eadem sit digitis, jam licet videre, si consi-<text:line-break/>deres nequaquam melius. nos iis trementibus scripturos,<text:line-break/>incisuras,- aut quid tale acturos sine ossibus;: quod enim<text:line-break/>trementibus inest propter morbum,. hoc semper nobis om-</text:span></text:span></text:p>
      <text:p text:style-name="P3"><text:span text:style-name="Default_20_Paragraph_20_Font"><text:span text:style-name="T15">nrbu.s inesset natura, ; flexis et .tanquam concussis dr-<text:line-break/>gitis prae mollitie r sed ossium natura ad hoc adju-<text:line-break/>trix a creatore data -est, sustentans in unaquaque figu-<text:line-break/>ra digitos. Etenim hoc ipsum,.. ut multiformiter figu-<text:line-break/>carent </text:span></text:span>( <text:span text:style-name="Default_20_Paragraph_20_Font"><text:span text:style-name="T15">quod futurum erat utilissimum j, ex eo habent, </text:span></text:span><text:span text:style-name="Default_20_Paragraph_20_Font"><text:span text:style-name="T38">.<text:line-break/></text:span></text:span><text:span text:style-name="Default_20_Paragraph_20_Font"><text:span text:style-name="T15">quod .ex pluribus ossibus unusquisque .compositus est:<text:line-break/>loli </text:span></text:span>.quod <text:span text:style-name="Default_20_Paragraph_20_Font"><text:span text:style-name="T15">non potuisset fieri , fi ex uno sule </text:span></text:span><text:span text:style-name="Default_20_Paragraph_20_Font"><text:span text:style-name="T38">. </text:span></text:span><text:span text:style-name="Default_20_Paragraph_20_Font"><text:span text:style-name="T15">essent<text:line-break/>fabricati </text:span></text:span>: - <text:span text:style-name="Default_20_Paragraph_20_Font"><text:span text:style-name="T15">folae enim ita illae actiones bene efficerentur,<text:line-break/>quae- digitus postillam extensos. Subit autem etiam hoc<text:line-break/>loco admirari artem naturae, quae ad omnes actiones<text:line-break/>idoneos praeparavit digitos. . Sine .ossibus enim si facti;<text:line-break/>luissent digiti, illas actiones stolas probe per licerent, .lu<text:line-break/>quibus eos circulo plicari circa compreheusibile .operte-:<text:line-break/>ret-: si autem os unicum haberent, illis actionibus recte.<text:line-break/>servirent, in quibus eis extensis egeremus: quia. .vero<text:line-break/>neque sine ossibus, neque .ex uno solo fabricati sunt,Aed<text:line-break/>ex tribus invicem -per singulos articulos. connexis unus-<text:line-break/>quisque factus est,. propter </text:span></text:span>id <text:span text:style-name="Default_20_Paragraph_20_Font"><text:span text:style-name="T15">ad omnem actionem prom-</text:span></text:span></text:p>
      <text:p text:style-name="P3"><text:span text:style-name="Default_20_Paragraph_20_Font"><text:span text:style-name="T15">pti figurantur: flexis enim omnibus articulis, operamur<text:line-break/>digitis perinde, ac si absque ossibus facti essent: extentis<text:line-break/>autem omnibus, tanquam </text:span></text:span>si <text:span text:style-name="Default_20_Paragraph_20_Font"><text:span text:style-name="T15">ex uno osse solo. constarent.<text:line-break/>Plerumque autem neque omnibus extensis, neque omni-<text:line-break/>bus flexis indigentes,. aliquando quidem primum solum,<text:line-break/>vel secundum, vel tertium articulum, aliquando autem -<text:line-break/>vel primum simul et secundum, vel secundum et ter-:<text:line-break/>tium, .vel primum simul et ternum extendentes, aut<text:line-break/>flectentes; hoc- modo sex .figurarum differentias exprimi-<text:line-break/>mus. Per unam quamque autem differentiam </text:span></text:span>n, agis <text:span text:style-name="Default_20_Paragraph_20_Font"><text:span text:style-name="T15">et<text:line-break/>minus in quantam multitudinem exeat, excogitari- qui-<text:line-break/>dem facile potest, dici vero non -potest. Perfecta nam--<text:line-break/>que flexio </text:span></text:span>, <text:span text:style-name="Default_20_Paragraph_20_Font"><text:span text:style-name="T15">veluti etiam extensio , in - magis et minus<text:line-break/>non est divisibilis-: medii vero inter has motus articulo-^<text:line-break/>nun,. inopinabile est., quantum numerum efficiant, iis<text:line-break/>scilicet quandoque magis, quandoque mimis vel flexis^<text:line-break/>vel rurfus extensis. Nou. igitur fex folae figurarum disi-<text:line-break/>feretrtiae digitis ita constructis fiunt, fcsi universales qui-</text:span></text:span></text:p>
      <text:p text:style-name="P3"><text:span text:style-name="Default_20_Paragraph_20_Font"><text:span text:style-name="T15">dem sex , particulares autem infinitae. Aliarum vero<text:line-break/>duarum constructionum altera quidem , quae est sine os-<text:line-break/>sibus, solam -circularem figuram, altera vero, quae -ex uno<text:line-break/>osse solo, rectam eis praestare- potest: nunc autem neque<text:line-break/>eis carent, et ultra has </text:span></text:span>sex <text:span text:style-name="Default_20_Paragraph_20_Font"><text:span text:style-name="T15">quidem universales, multi-<text:line-break/>formes vero particulares figuras. . adepti sunt </text:span></text:span><text:span text:style-name="Default_20_Paragraph_20_Font"><text:span text:style-name="T38">. </text:span></text:span><text:span text:style-name="Default_20_Paragraph_20_Font"><text:span text:style-name="T15">Rectam<text:line-break/>igitur exacte. figuram habere poterunt, si excessibus solis<text:line-break/>secundum rectam lineam essent compositi, exacte vero<text:line-break/>circularem neqr aquam.</text:span></text:span></text:p>
      <text:h text:style-name="Heading_20_2" text:outline-level="2"><text:span text:style-name="Default_20_Paragraph_20_Font">Cap. XIll. </text:span></text:h>
      <text:p text:style-name="P50"><text:span text:style-name="Default_20_Paragraph_20_Font"><text:span text:style-name="T15">Propter hoc molita natura est camis<text:line-break/>generationem : quam super externas^ quidem. ossium par-<text:line-break/>tes nutrire non debuit, sic enim onus superfluum fuisset :<text:line-break/>sub omnibus vero internis partibus eam nutrivit; ut, cum<text:line-break/>mollis . consistentia su et occursantibus cedat . leniter,<text:line-break/>ossium rectitudinem tunc corrigat, . quando est aliquid cir-<text:line-break/>culo apprehensura. Proinde in </text:span></text:span><text:span text:style-name="Default_20_Paragraph_20_Font"><text:span text:style-name="T38">. </text:span></text:span><text:span text:style-name="Default_20_Paragraph_20_Font"><text:span text:style-name="T15">ipsis quidem articulis<text:line-break/>perpaucum, plurimam in partibus inter articulos mediis<text:line-break/>carnem produxit; neque enim carnis adjutorio tali, qua-<text:line-break/>ie ossibus est </text:span></text:span>necessarium , <text:span text:style-name="Default_20_Paragraph_20_Font"><text:span text:style-name="T15">aliquis articulus mulgebat,</text:span></text:span></text:p>
      <text:p text:style-name="P3"><text:span text:style-name="Default_20_Paragraph_20_Font"><text:span text:style-name="T15">quum flecti natus sit: et caro, praeterquam quod nul-<text:line-break/>lam ei commoditatem praestaret, .impedimento motui<text:line-break/>fieret; tum gravans ut superflua, trun etiam internum<text:line-break/>articuli spatium claudens occupansve. Propter hae cita-<text:line-break/>que carmen; generavit natura extra digitos nasiam: nttra<text:line-break/>vero Hs partibus, quae sunt inter articulos mediae,<text:line-break/>plurimam: in ipsis vero articulis paucissima^. Lateribus<text:line-break/>.autem digitorum tramis tantum adnufci fecit, quanta me-<text:line-break/>dium ibi- spatium - vacuum repletura erat; .ut et inde<text:line-break/>manus non fotum, ut divisum in multa organum, fed<text:line-break/>etiam ut omnino indivisum agere possit; adductis enim<text:line-break/>ad fe invicem digitis, ita eorum medium totum spatium<text:line-break/>constringitur a carne, ut, si quid etiam liquidorum corpo-<text:line-break/>tum manu supina continere volueris, effluere nonmer-<text:line-break/>mittat. - Haec initur tot et. talia a carne commoda manus<text:line-break/>obtinet: ad haec etiam, ut terat et molliat, quaecunque<text:line-break/>moderate- mollibus instrumentis, . quae molliant ac terant,</text:span></text:span></text:p>
      <text:p text:style-name="P3"><text:span text:style-name="Default_20_Paragraph_20_Font"><text:span text:style-name="T15">indigent: qualia in omnibus artibus sunt plurima. Pro-<text:line-break/>oriae igitur hae sunt camis munus utilitates. Communes<text:line-break/>vero (his enim etiam nihilominus petitur) illius, .qui eas<text:line-break/>describit, verbis dicentur. .Siquidem Plato in Timaeo,<text:line-break/>Caro, ait, propugnaculi m est </text:span></text:span><text:span text:style-name="Default_20_Paragraph_20_Font"><text:span text:style-name="T38">. </text:span></text:span><text:span text:style-name="Default_20_Paragraph_20_Font"><text:span text:style-name="T15">ac tegmen adversum<text:line-break/>aesuts, adversum. frigora et lapsus, tester rerum pilo<text:line-break/>lanave cemgmentatarum , quippe quae corporibus molli- </text:span></text:span><text:span text:style-name="Default_20_Paragraph_20_Font"><text:span text:style-name="T38">.<text:line-break/></text:span></text:span><text:span text:style-name="Default_20_Paragraph_20_Font"><text:span text:style-name="T15">ter lenilerque cedat. Calidam autem humiditatum intra<text:line-break/>fe. ipsam idcirco habet, ut aestate </text:span></text:span><text:span text:style-name="Default_20_Paragraph_20_Font"><text:span text:style-name="T38">. </text:span></text:span><text:span text:style-name="Default_20_Paragraph_20_Font"><text:span text:style-name="T15">.quidem .resudans et<text:line-break/>humectans extrinsecus refrigerium toti corpori proprium<text:line-break/>familiareque. affundat, hyeme .vero contra suo ipsius<text:line-break/>calore extrinsecus illatam et circmndavtem nos frtgidi-<text:line-break/>tatem moderate arceat. Quod igitur caro est velut pro-<text:line-break/>pugnaculum quoddam, tuniculis lana pilove coagmenta-<text:line-break/>tis simillimum , verbis non indiget. Apparet vero simi-<text:line-break/>Iiter, et calidam ex sanguine humiditatem in se ipsa- ha-<text:line-break/>here. enodantem. munis calida. ..moderate humiditas,<text:line-break/>qualis est carnis, -utrisque immoderationibus , scilicet<text:line-break/>frigiditatis.. .et aestus, aequaliter .prosit, id nequaquam</text:span></text:span></text:p>
      <text:p text:style-name="P3"><text:span text:style-name="Default_20_Paragraph_20_Font"><text:span text:style-name="T15">perinde omnibus confessum est: sed forte credent, si<text:line-break/>primum eos virtutis balneorum admonuero, deinde autem<text:line-break/>et ipsam rei naturam exposuero. Nihil itaque invenias,<text:line-break/>quod valido aestu occupatos praesentius resrigerare, aut<text:line-break/>magna frigiditate allectos promptius calefacere quam<text:line-break/>balneum possit. Cum enim natura humidum sit et mo-<text:line-break/>derate calidum, humiditate quidem natam ex caliditate<text:line-break/>siccitatem irrigat, caliditate vero ortam ex gelu Irigidita-<text:line-break/>tem persanat. Sed de carne quidem haec sufficiant.</text:span></text:span></text:p>
      <text:h text:style-name="Heading_20_2" text:outline-level="2"><text:span text:style-name="Default_20_Paragraph_20_Font">Cap. XIV. </text:span></text:h>
      <text:p text:style-name="P50"><text:span text:style-name="Default_20_Paragraph_20_Font"><text:span text:style-name="T15">De natura vero articulorum et ossium,<text:line-break/>quae in digitis est, rursum pertractemus, nude antea<text:line-break/>digressi sumus, reversi. Quod enim ipsis indiguimus ad<text:line-break/>actionum firmitudinem, et quod pluribus propter multi-<text:line-break/>formes figuras, sufficienter demonstratum est. De mulli-<text:line-break/>tudiue autem ipsorum, cur tanta, et de magnitudine<text:line-break/>uniuscuj usque, cur tam magna, et de figura et modo ar-<text:line-break/>ticulalionis, nihil diximus. Sic ibitur tandem dicatur,</text:span></text:span></text:p>
      <text:p text:style-name="P3"><text:span text:style-name="Default_20_Paragraph_20_Font"><text:span text:style-name="T15">neque pauciora, neque plura tribus fieri offa digitis<text:line-break/>oportuisse, quando, si plura essent, praeterquam quod<text:line-break/>nullam juvarent actionem (abunde enim monstratae sunt<text:line-break/>omnes per tria compleri), fortassis et perfectam exten-<text:line-break/>fionem nonnihil laederent, minus firmam, quam nunc<text:line-break/>fit, efficiendo: quae enim ex pluribus particulis comple.<text:line-break/>sita funt, facilius quam ea, quae ex paucioribus, fatigan-<text:line-break/>tar et flexa cassabant: pauciora autem si essent, tam<text:line-break/>diversas particulares liguras digiti non haberent. Ut igi-<text:line-break/>tar et multiformiter moverentur, et patiendi prompti-<text:line-break/>tudinem effugerent, trium ossium numerus abunde suit.<text:line-break/>hlanisestum vero omnibus est, quod praefocatum os sila-<text:line-break/>jus esse postlocato debeat: istud enim vehit, hoc velli-<text:line-break/>tar: majus autem, quod bajulat, eo, quod baiulatur, esse<text:line-break/>oportet. At vero et quod in valde parvum et rotun-<text:line-break/>dum desinere digitorum summitates oportebat, antea<text:line-break/>ostensum est: fieri autem hoc aliter non poterat, quam<text:line-break/>ossium magnitudine paulatim minuta, ob idque minus</text:span></text:span></text:p>
      <text:p text:style-name="P3"><text:span text:style-name="Default_20_Paragraph_20_Font"><text:span text:style-name="T38">priori secundum semper esse debuit. Figura autem<text:line-break/>ipsorum quod a superna basi latiore ad infernam strictio-<text:line-break/>rem delinit, easdem, quas magnitudo eorum dicta est<text:line-break/>afferre, praestabit commoditates. Quod autem et rotunda<text:line-break/>sunt, causam, ut vix patiantur, afferre oportet: omnium<text:line-break/>enim figurarum haec minimum est passionibus obnoxia,<text:line-break/>ut quae nullam habeat extantem eminentiam , quae a.<text:line-break/>foris occursantibus frangi queat. Cur autem unnmquod-<text:line-break/>que extrinsecus quidem exacte est convexum, intus vero<text:line-break/>et in luteribus non exacte? an hoc quoque melioris<text:line-break/>gratia factum est? Internis enim suis partibus digiti moI-<text:line-break/>liunt, terunt ac omnia accipiunt: quae deterius fierent,<text:line-break/>si ossa inibi convexa fuissent. Externis vero partibus<text:line-break/>cum neque horum aliquid, neque aliam quamvis actio-<text:line-break/>nem efficiant digiti, reliquum fuit, ut ad solam patiendi<text:line-break/>difficultatem exquisite sint constructi. in lateribus autem<text:line-break/>rursum habebant quidem patiendi difficultatem, fe iuvi-<text:line-break/>cem custodientes: debebant autem, cum adducti constrin-<text:line-break/>guntur, nullum relinquere in medio spatium vacuum:</text:span></text:span></text:p>
      <text:p text:style-name="P3"><text:span text:style-name="Default_20_Paragraph_20_Font"><text:span text:style-name="T15">non igitur eos hac parte curvos fieri necesse erat. Fidem<text:line-break/>vero ejus, quod diximus, sufficientem facit magni di-<text:line-break/>giti et parvi constructio: siquidem ille supernam, hic<text:line-break/>infernam circumferentiam exacte convexam obtinuit: hac<text:line-break/>enim parte nec ab aliquo custodiebantur, nec alii digito<text:line-break/>juncti applicabantur. Quo sane non parum admiranda est<text:line-break/>naturae in ossium constructione solertia.</text:span></text:span></text:p>
      <text:h text:style-name="Heading_20_2" text:outline-level="2"><text:span text:style-name="Default_20_Paragraph_20_Font">Cap. XV. </text:span></text:h>
      <text:p text:style-name="P50"><text:span text:style-name="Default_20_Paragraph_20_Font"><text:span text:style-name="T15">Miraculum autem articulationis modus<text:line-break/>nihilo minus eII. Neque enim simpliciter nec sorte ex<text:line-break/>tribus ossibus digitorum unusquisque factus est, sed vel-<text:line-break/>uti januarum cardines, ita et articulorum unusquisque<text:line-break/>eminentiam cavi tali imnnssam habet. Verumtamen hoc<text:line-break/>fortasse non adeo est mirabile: sed si, considerata omni-<text:line-break/>um totius corporis ossium mutua connexione, eminentias<text:line-break/>cavitatibus suscipientibus aequales semper inveneris, jam<text:line-break/>hoc sprobe scio) maximum libi et mirabile apparebit.<text:line-break/>Si enim justo amplior esset cavitas, laxus sane et in-<text:line-break/>firmus fieret articulus; si strictior, motus difficulter fi-</text:span></text:span></text:p>
      <text:p text:style-name="P3"><text:span text:style-name="Default_20_Paragraph_20_Font"><text:span text:style-name="T15">eret, ut qui nullam versionem haberet, ac periculum<text:line-break/>esset non parvum, eminentias ossium arctatas frangi at-<text:line-break/>terIque: sed horum neutrum factum esu Ad haec omnes<text:line-break/>ipsas ossium concavitates quasi eminentia labia quaedam<text:line-break/>et supercilia circulo ambiunt ad maximam articulorum<text:line-break/>tutelam, ne aliquando excidant, nisi forte per ingentem<text:line-break/>aliquam necessitatem. Sed quoniam itermn ex tam se-<text:line-break/>cura constructione periculum erat, ne motiones difficilius<text:line-break/>fierent et eminentiae ossium extererentur , duplex rursus<text:line-break/>auxilium in id natura molita est, prius quidem, cartila-<text:line-break/>gine utrumque os fubungens atque oblinens, alterum<text:line-break/>vero, ipsis cartilaginibus humorem unctuosum et visco-<text:line-break/>sum, velut oleum aliquod, superfundens, per quae facile<text:line-break/>mobilis simul et attritu contumax omnis dearticulatio<text:line-break/>ossium facta est. Naturae igitur artificium superciliorum<text:line-break/>in cavitatibus veI solum sufficiebat prohibere articulo-<text:line-break/>rum luxationem : sed non commisit natura ei artificio<text:line-break/>foli custodiam, praevidens, multis molibus violentis et</text:span></text:span></text:p>
      <text:p text:style-name="P3"><text:span text:style-name="Default_20_Paragraph_20_Font"><text:span text:style-name="T15">vehementibus animal saepe occupatum iri. Ut igitur<text:line-break/>undique diligenter articulus omnis custodiretur, ligamenta<text:line-break/>quaedam ex utroque osse produxit natura, ex oste altero<text:line-break/>pervenientia ad alterum. Sunt autem eorum alia qui-<text:line-break/>dem, velut nervi quidam, teretia et crassa, alia vero<text:line-break/>membranarum instar praelonga et subtilia , fecundum<text:line-break/>articulorum utilitatem ac necessitatem talia semper fa-<text:line-break/>cta: nam, quae maxima quidem et crassissima, praecipuos<text:line-break/>et maximos custodiunt articulos, reliqua vero minus prae-<text:line-break/>cipuos et minores. Haec igItur omnia et commumter<text:line-break/>et in omnibus articulis maclunata est, et in articulis di-</text:span></text:span></text:p>
      <text:p text:style-name="Normal"><text:span text:style-name="Default_20_Paragraph_20_Font"><text:span text:style-name="T15">gitorum, ut silis maxime conveniebat. Parvae siqui-<text:line-break/>dem sunt dearticulationes , sed diligenter cavatae, subtili-<text:line-break/>bus vero Iabiis undique cinctae et circumseptae, cartila-<text:line-break/>ginibus esiam tenuibus inpertitae, ligamentis denique<text:line-break/>membranosis connexae. Hoc autem, scilicet nuliatenus<text:line-break/>esse labia ossium aequalia, sed extrinsecus quidem multo<text:line-break/>majora, intrinsecus vero minora, maxima est naturae in</text:span></text:span></text:p>
      <text:p text:style-name="P3"><text:span text:style-name="Default_20_Paragraph_20_Font"><text:span text:style-name="T38">digitorum constructione industria: si enim essent parva<text:line-break/>foris, ultra summam extensionem reflecti articulos per-<text:line-break/>mitterent; maiora vero si essent intus, eos libere et plu-<text:line-break/>rimum flectt prohiberent; quare nocerent utrinque, ex-<text:line-break/>tensianis scilicet firmitudinem auferentia et flexionis va-<text:line-break/>Pietatem: quia vero e contrario facta sunt, nullius qui-<text:line-break/>dem nocumenti, omnis autem commoditatis motionibus<text:line-break/>digitorum causae sunt. Propter quid autem dura et den-<text:line-break/>fa et medullae expertia sunt osia digitorum? an quia<text:line-break/>yuIda sunt omnia et propterea facile patibilia? Eis au-<text:line-break/>tem, quae ob externi operimenti penuriam injuriis sunt<text:line-break/>et pastionibus opportuniora, unum est remedium prae-<text:line-break/>Lentissimum propriae constructionis ad patiendum diffi-<text:line-break/>cultas.</text:span></text:span></text:p>
      <text:h text:style-name="Heading_20_2" text:outline-level="2"><text:span text:style-name="Default_20_Paragraph_20_Font">Cap. XVI. </text:span></text:h>
      <text:p text:style-name="P50"><text:span text:style-name="Default_20_Paragraph_20_Font"><text:span text:style-name="T38">Quae quidem ad ossa digitorum perti-<text:line-break/>nent, ita habent: quae vero ad alias partes, deinceps<text:line-break/>persequar, si prius quidem memoravero id, quod demon-<text:line-break/>stratum est; non posse bene inveniri utilitatem partis an-<text:line-break/>te, quam eius actio noscatur. Mannum igitur actio ap-<text:line-break/>prehensio esse et videtur, et conceditur, et nulla de-</text:span></text:span></text:p>
      <text:p text:style-name="P3"><text:span text:style-name="Default_20_Paragraph_20_Font"><text:span text:style-name="T15">monstratione indiget. De actionibus vero venarum et ar-<text:line-break/>termarum , et nervorum , et musculorum , et tendonum<text:line-break/>neque consentitur, neque apparet quidquam: ac propter-<text:line-break/>ea fermone indiget longiore. Sed non est nunc tempus<text:line-break/>de actionibus disquirendi: non enim de ipsis, sed de uti-<text:line-break/>sitatibus propositum nobis est dicere. Necessarium igitur<text:line-break/>est ex iis, quae alibi demonstrata sunt, et nunc et per<text:line-break/>omnem futurum nobis sermonem conclusiones demonstra-<text:line-break/>tionum tanquam aliquas suppositiones accipiendo ita<text:line-break/>hunc perficere sermonem. Quod igitur principium ner-<text:line-break/>vorum omnium cerebrum est et spinalis medulla, et<text:line-break/>quod ipsius rursus spinalis medullae cerebrum , arteria-<text:line-break/>rutu vero omnium cor, venatum autem hepar, et quod<text:line-break/>nervi quidem a cerebro animalem virtutem, arteriae ve-<text:line-break/>ro a corde pullatilem, venae autem ab hepate naturalem<text:line-break/>accipiunt, m libris de Hippoqratis et Platonis dogmatis<text:line-break/>demonstratum esu Erit itaque nervorum utilitas Iaculta-<text:line-break/>tem lentus et motus a principio in partes diducere: ar-</text:span></text:span></text:p>
      <text:p text:style-name="P3"><text:span text:style-name="Default_20_Paragraph_20_Font"><text:span text:style-name="T38">terrarum autem custodire eam, quae fecundum naturam<text:line-break/>est, caliditatem et nutrire spiritum ..nimalem: sanguinis<text:line-break/>autem generandi simul et in omnes partes ferendi gra-<text:line-break/>tia venae factae sunt. At vero et de tensionibus et ner-<text:line-break/>vis et ligamentis, quomodo differant, in libris de musta-<text:line-break/>lorum motu dictum ell. Palam autem, quod et de na-<text:line-break/>tura musculorum in illis dictam est, et quod sunt or-<text:line-break/>gaua motus voluntarii, et eorum apponeurofis tendo no-<text:line-break/>minatur.</text:span></text:span></text:p>
      <text:h text:style-name="Heading_20_2" text:outline-level="2"><text:span text:style-name="Default_20_Paragraph_20_Font">Cap. XVII. </text:span></text:h>
      <text:p text:style-name="P50"><text:span text:style-name="Default_20_Paragraph_20_Font"><text:span text:style-name="T38">His igitur ad praesentem et ad conse-<text:line-break/>quenlem universum sermonem velut suppositionibus qui-<text:line-break/>busdam demonstrationum assumptis, quam mIicuique or-<text:line-break/>gano praestant commoditatem, dicemus a digitis rursus<text:line-break/>incipientes. Quia ossium in eis constructionem organis<text:line-break/>apprehensurus aptissimam natura fecit, erat autem impof-<text:line-break/>sibile ipsis ossibus, sic terrestribus et lapideis, molunt vo-<text:line-break/>lu n tarium tribuere, quomodo per aliud ipsa ossa moveret,<text:line-break/>providit. Ex ipsis igitur cubiti musculis productos ten-</text:span></text:span></text:p>
      <text:p text:style-name="P3"><text:span text:style-name="Default_20_Paragraph_20_Font"><text:span text:style-name="T15">dones fecundum rectitudinem digitorum deduxit: qui<text:line-break/>enim antiquis vocantur nervi, su scilicet ipsi conspicui,<text:line-break/>qui moveant digitos, tendones sunt, prognati sane ex<text:line-break/>nervis et ligamentis in musculos dispersis rmsusque in-<text:line-break/>vicem coeuntibus. Utilitas autem eorum fecundum com-<text:line-break/>ponentium naturam. Etenim sentiunt, et moventur mo-<text:line-break/>tu voluntario </text:span></text:span>, <text:span text:style-name="Default_20_Paragraph_20_Font"><text:span text:style-name="T15">et colligant musculos ossibus i horum au-<text:line-break/>tem priora quidem, scilicet scntire et moveri, </text:span></text:span>a <text:span text:style-name="Default_20_Paragraph_20_Font"><text:span text:style-name="T15">nervis<text:line-break/>habent, colligare autem </text:span></text:span>a <text:span text:style-name="Default_20_Paragraph_20_Font"><text:span text:style-name="T15">ligamentis. Album autem et<text:line-break/>exangue expersque concavitatis cum sit ligamentum simili-<text:line-break/>ter nervo, propterea plerisque imperitis nervum esse pu-<text:line-break/>tantibus imponit: verum non est natum ex cerebro veI<text:line-break/>spinali medulla, sed ex ossibus ad ossa transit, ob idque<text:line-break/>nervo multo durius et penitus insensibile, et movere ali-<text:line-break/>quid non potest. Tendones igitur ipsus omnes, qui ad<text:line-break/>carpum apparent, a cubiti musculis ad digitos natura ex-<text:line-break/>tendens inseruit in singulos articulos, -non utique in</text:span></text:span></text:p>
      <text:p text:style-name="P3"><text:span text:style-name="Default_20_Paragraph_20_Font"><text:span text:style-name="T15">ipsam syntaxim ossium , nulla enim esset hoc modo utili-<text:line-break/>tus, sed .neque in praelocati ossis dearticulationis finem,<text:line-break/>neque enim ita esset aliqua commoditas: sed in caput se-<text:line-break/>eundi ossis, hoc est movendi, infigitur: quomodo,^ opinor,<text:line-break/>simulacra funiculis solent moveri, in lis enim deartieu-<text:line-break/>lationem transcendentes ad principium sublocatarum par-<text:line-break/>tium applicant funiculum., ut eo sursum tracto membrum<text:line-break/>facile sequatur. Et li, quod dico, v inisti unquam; aperte<text:line-break/>iam intellexisti, quo pacto ab unoquoque. tendo num quis-<text:line-break/>que digitorum articulus moveatur: osia enim omnia, quae<text:line-break/>Tublocantur, circa praelocatum sibi ipsis os immotum ma-<text:line-break/>nens mota extenduntur </text:span></text:span><text:span text:style-name="Default_20_Paragraph_20_Font"><text:span text:style-name="T38">. </text:span></text:span><text:span text:style-name="Default_20_Paragraph_20_Font"><text:span text:style-name="T15">quidem, quando. exterior. trahit<text:line-break/>tendo,. flectuntur autem, quando interior. </text:span></text:span><text:span text:style-name="Default_20_Paragraph_20_Font"><text:span text:style-name="T38">. </text:span></text:span><text:span text:style-name="Default_20_Paragraph_20_Font"><text:span text:style-name="T15">Cur igitur ita<text:line-break/>longos tendones- creavit, et non produxit ad carpum<text:line-break/>musculos? quia levem simul et tenuem esse extremam<text:line-break/>manum praestabat, quam turba carnium obrutam gravem<text:line-break/>simul et crassam fieri: multa enim lita deterius et tardius</text:span></text:span></text:p>
      <text:p text:style-name="P3"><text:span text:style-name="Default_20_Paragraph_20_Font"><text:span text:style-name="T15">ageret eorum, </text:span></text:span>quae nunc <text:span text:style-name="Default_20_Paragraph_20_Font"><text:span text:style-name="T15">promptu </text:span></text:span>et <text:span text:style-name="Default_20_Paragraph_20_Font"><text:span text:style-name="T15">belle perficit. Quia<text:line-break/>vero erat necessarium per longam viam duci tendones,<text:line-break/>et periculum erat, in nuda carnibus regione ipsus, si nudi<text:line-break/>essent, comprimi et collidi et- incidi, et calefieri et re-<text:line-break/>frigerarr facile, in auxilium eis machinata est membra-<text:line-break/>narum substantiam, quibus duris existentibus circumami-<text:line-break/>ciens undique non eorum, quae extrarium incidunt, solum,<text:line-break/>sed etiam ipsorum ossium occursum lu noxium reddidit.<text:line-break/>Quin etiam a musculis quidem usque ad articulos unus-<text:line-break/>quisque eorum exquisite est rotundus, idque ut vix patra-<text:line-break/>tar: qua autem applicatur movendae </text:span></text:span>a <text:span text:style-name="Default_20_Paragraph_20_Font"><text:span text:style-name="T15">se ipso aciei et<text:line-break/>ordini articulorum, ibi tum expanditur latiorque fit: sic<text:line-break/>enim facilius erat moturus eam, pluribus trahens appre-<text:line-break/>hensionibus. Sed quoniam quatuor motibus digitorum<text:line-break/>unusquisque debebat ut plurimis moveri, uno quidem<text:line-break/>flexis, alio vero extensis, duobus item ad latera, quatuor<text:line-break/>(ut puto) locis aequum fuit umcuique articulorum appli-<text:line-break/>cari tendones; si enim in aliquo eorum deficeret, debilis</text:span></text:span></text:p>
      <text:p text:style-name="P3">et manca sic fieret pars. Apparent igitur tendones qua-<text:line-break/>drifariam applicati , exorti partim a cubiti musculis,<text:line-break/>internis quidem flectentes, externis vero extendentes;<text:line-break/>moventibus autem ad .atera deducentes ad parvum di-<text:line-break/>giturn, partim a parvis in manu musculis, qui reliquum<text:line-break/>ex obliquis motibus pollicem versus operantur. Quo-<text:line-break/>circa neque motum ullum alienius digitorum , neque<text:line-break/>ducem motus tendonem omisit natura. Sufficiebant igi-<text:line-break/>tur haec ad summam artem o fiende, .iam r scd quoniam<text:line-break/>multo rnajora iis sunt etiam alia, ne ipsa quidem prae-<text:line-break/>terminantur. Iusta enim cum fit omnibus. in rebus na-<text:line-break/>tura, non siolum nullo convenienti motu privavit digitus,<text:line-break/>sed etiam molem tunsionum exacte respondentem utili-<text:line-break/>lati motuum fecit. Maximus enim digitorum (quem et<text:line-break/>promantur, vocant) internum quidem habet tenuem ten-<text:line-break/>donem, duos vero externos robustos admodum; ex late...<text:line-break/>ribus vero parte quidem, quae est indicem versus, parvum<text:line-break/>et tenuem habet musculum; altera vero parte ad palmam i</text:p>
      <text:p text:style-name="P3">.nunus hoc multo majorem: reliqui vero omnes quati<text:line-break/>tuor digiti intus quidem duos tendones magnos , foris<text:line-break/>vero unum, alteri horum, scilicet minori, aequalem<text:line-break/>tenuiorem autem hoc eum, qui ad latera exteriorum<text:line-break/>partium pervenit, reliquum autem omnium tenuissimum,<text:line-break/>ad latera paritum interiorum attinentem. Convenienter<text:line-break/>autem, ut diximus, unumquodque horum factum esu<text:line-break/>Cum enim quatuor digitis flexis plurimas et valentissi-<text:line-break/>mas actiones obeamus, non magnos solum tendones, sed<text:line-break/>et duplices indiguimus habere : quaecunque enim tum<text:line-break/>una manu, tum ambabus simul complectimur, sive quid<text:line-break/>extendi, sive frangi, sive leri, sive molliri subigi queo<text:line-break/>oporteat; omnia haec quatuor ^digitis flexis perficimus.<text:line-break/>Contra habet autem res in magno digito: ad nullam<text:line-break/>euim actionem .aliam- nobis flectendus est, nisi quando<text:line-break/>aliis jam flexis illum desuper injicere necesse est: quin<text:line-break/>et primus ejus articulus, is scilicet, qui carpo per deartr-<text:line-break/>culationem committitur, otiosus omnino estin hujusmodi</text:p>
      <text:p text:style-name="P3"><text:span text:style-name="Default_20_Paragraph_20_Font"><text:span text:style-name="T15">motu, ceu nullam actionem </text:span></text:span>adjuturus, <text:span text:style-name="Default_20_Paragraph_20_Font"><text:span text:style-name="T15">si flectatur; reliqui<text:line-break/>autem duo articuli </text:span></text:span>tunc <text:span text:style-name="Default_20_Paragraph_20_Font"><text:span text:style-name="T15">solum agunt utiliter, quando<text:line-break/>nos ipsi velut comprimentes et constringentes intro flexos<text:line-break/>alios iis ipsum superponimus. Quo fit, </text:span></text:span>ut <text:span text:style-name="Default_20_Paragraph_20_Font"><text:span text:style-name="T15">ad primum<text:line-break/>ejus articulum nullus </text:span></text:span>interna <text:span text:style-name="Default_20_Paragraph_20_Font"><text:span text:style-name="T15">parte tendo applicetur: ad<text:line-break/>secundum vero et tertium unus internarum partium<text:line-break/>parvus pervenit;. reliquus vero omnium tenuissimus ad<text:line-break/>latera. Rursus autem in aliis - digitis , sicut tendones . ipsi<text:line-break/>extendentes corporum mole sunt multo minores flecten-<text:line-break/>tibus, ita. non paulo majores iis, qui sunt ad latera t<text:line-break/>cum enim opponantur internis, fortibus valde et orastis,<text:line-break/>non possent unquam efficere firmas figuras omnes, quae<text:line-break/>sunt ah ultima flexione usque ad perfectam extensionem,<text:line-break/>si debiles et graciles omnino facti essent. Monstratum<text:line-break/>est enim in libris </text:span></text:span>de <text:span text:style-name="Default_20_Paragraph_20_Font"><text:span text:style-name="T15">motu musculorum, quod, quaecun-<text:line-break/>que per messias figuras fiunt, utrisque musculis ex oppo-<text:line-break/>sito sitis agentibus instigent. lu magno autem digito<text:line-break/>neque oppositus omnino exquisite aliquis est flectenti ten-</text:span></text:span></text:p>
      <text:p text:style-name="P3"><text:span text:style-name="Default_20_Paragraph_20_Font"><text:span text:style-name="T15">doni; sue enim omnino ad medium externarum partium<text:line-break/>perveniret: sed duo tendones extrorsum.appar entes ver-<text:line-break/>fus utramque partem mediae regionis -innnscuntur C qui<text:line-break/>ambo si tendantur, digitum perfecte tendunt, si vero<text:line-break/>alter eorum., partum alteram, nempe sibi proximam ,- </text:span></text:span>ad<text:line-break/><text:span text:style-name="Default_20_Paragraph_20_Font"><text:span text:style-name="T15">tatus trahit. Actionem vero tensionis ad ludicem perdu-<text:line-break/>centis musculus parvus suscipit, qui ibi est locatus; con-<text:line-break/>ttariam vero magnus </text:span></text:span>ad <text:span text:style-name="Default_20_Paragraph_20_Font"><text:span text:style-name="T15">palmam incubans musculus<text:line-break/>Rationi enim consentaneum fuit magnum digitum ab in-<text:line-break/>dice plurimum abduci, et ipsum, quem- ibi habet, motum<text:line-break/>esse vehementiorem; sicuti motum aliorum quatuor fligi-<text:line-break/></text:span></text:span>torum <text:span text:style-name="Default_20_Paragraph_20_Font"><text:span text:style-name="T15">contrarium esse conveniens- fuit: lu enim debebunt<text:line-break/>a magno plurimum distare; quod quantum ad- manus<text:line-break/>actiones fit utile , antea dictum est v .. propterea igitur et<text:line-break/>tendonum; qui ad latera digitorum perveniunt, ille, -qui<text:line-break/>digitus a magno abducit,.. mullo major est eo, .qui. eos<text:line-break/>adducit. Universa igitur haec artificiose operata est na-<text:line-break/>turat ac etiam quod foli magno quatuor -prinripia motu-</text:span></text:span></text:p>
      <text:p text:style-name="P3">um versus latera dedit, aliorum vero rmicuiqne duo,<text:line-break/>foli enim illi principes in hoc actiones sunt, ut adduca-<text:line-break/>tur et abducatur ab aliis : quorum utrumque ut plurimum<text:line-break/>fiat, orna motus principia utrinque locarit natura,. ejus<text:line-break/>quidem, qui est inlicem verius, tam eum qui est ibi<text:line-break/>tendo nem, quam eum qui ibi est musculum, alterius<text:line-break/>vero et reliquum exteriorum tendonum, et eum qui ad<text:line-break/>palmam est musculum. Tendonum ille quidem .addu-<text:line-break/>cere ipfum , hic autem abducere ab rustice nati sunt :<text:line-break/>musculorum vero,: qui horum actionem suscipiunt, ille<text:line-break/>quidem proxime adducere , lue autem longissime abducere,<text:line-break/>Ita quidem ut plurimum se habent mole, numero, po-<text:line-break/>sitione , qui movent digitus , musculi et tendones. S i<text:line-break/>autem exiguum aliquid praetermissum est, id deinceps<text:line-break/>percurremus, quale est id, quod de tendonibus internis,<text:line-break/>et. potissimum de eo, qui in magno est digito. Quod qui;<text:line-break/>dem unum hunc oportuit esse, et quod tenuiorem aliis, .<text:line-break/>et inseri in secundum articulum magni digiti, jam dictum</text:p>
      <text:p text:style-name="P3"><text:span text:style-name="Default_20_Paragraph_20_Font"><text:span text:style-name="T15">esu Quest autem . nnoquoque </text:span></text:span>leudone ad <text:span text:style-name="Default_20_Paragraph_20_Font"><text:span text:style-name="T15">suum caput<text:line-break/>trahere partem, quae a sc ipso moveatur, natu, quodque<text:line-break/>in medio maxime carpi articulo tendetis capite .locato,<text:line-break/>si ad hanc partem magnus digitus tenderetur, quoduis ei<text:line-break/>sane potius quam flecti contingeret, hoc nondum dictum<text:line-break/>esu </text:span></text:span>Est <text:span text:style-name="Default_20_Paragraph_20_Font"><text:span text:style-name="T15">namque et hic mirabile artificium naturae; quod,<text:line-break/>ut dignum est, miraberis,. si cousideraveris prius, quod<text:line-break/>caput tensionis magnum digitum flexura esse operiebat in<text:line-break/>media caritate munus. Si verum hoc, et musculum huic<text:line-break/>capiti praefocatum, secundum capitis rectitudinem situm,<text:line-break/>ad parvum digitum spectare oportebat, absurdam quan-<text:line-break/></text:span></text:span>dam <text:span text:style-name="Default_20_Paragraph_20_Font"><text:span text:style-name="T15">et alienam hanc positionem sortitum propter multas,<text:line-break/>causas. Primo namque manus caritas, ad multa utilis,<text:line-break/>periisset:, secundo levitas ejus sublata fuisset: tertio<text:line-break/>siexio digitorum quatuor ^fuisset impedita: quarto .(quod<text:line-break/>est omnium absurdissimum maximeque impossibile; prin-,<text:line-break/>ciprum musculi in parvo digito locaretur: fed si hoc esu</text:span></text:span></text:p>
      <text:p text:style-name="P3"><text:span text:style-name="Default_20_Paragraph_20_Font"><text:span text:style-name="T15">fiet, difficilis quidem vel potius iinpossibllis lu id mu-<text:line-break/>fculi principium insertio fieret ipsi nervo desuper veni-<text:line-break/>euti , utpote qui in fines musculi vel saltem in medium<text:line-break/>ipsius prius incideret. </text:span></text:span>S. <text:span text:style-name="Default_20_Paragraph_20_Font"><text:span text:style-name="T15">igitur ibi quidem impossibile<text:line-break/>fuit ducem flexionis magni digiti teh donem. locari, in<text:line-break/>alio autum aliquo loco positus non posset flectere, impns-<text:line-break/>sibile propemodum et -omnino difficile erat ipsum flectere.<text:line-break/>Qua ratione igitur hanc .aniam difficultatem sustulit na-<text:line-break/>tura? Produxit quidem </text:span></text:span>ex <text:span text:style-name="Default_20_Paragraph_20_Font"><text:span text:style-name="T15">carpi aponeurosi ten donem:.<text:line-break/>quid enim aliud facere poterat? steti non statim ad ma-<text:line-break/>gnum digitum extendit, neque ex eis- quae vergunt ad<text:line-break/>eum partibus ut enasceretur effecit fed incinit quidem<text:line-break/>iste lenito, unde incipit ille, qui ad medium pervenit<text:line-break/>digitum; vectus autem super eum multo spatio et colli-<text:line-break/>gatus membranis fortibus , tunc primum decedens ab eis<text:line-break/>excidit, cum ad manus cavitatem accessit, modo persimili-<text:line-break/>jugorum habenis, quae per aliquos circulos annulorum<text:line-break/>super iugum locatae excidunt- veluti enim illae iusiexio-</text:span></text:span></text:p>
      <text:p text:style-name="P3"><text:span text:style-name="Default_20_Paragraph_20_Font"><text:span text:style-name="T15">nem quandam et velur angulum inrirculis faci entes,<text:line-break/>tractae tendunt attrahuirtque jumentum versus circulorum<text:line-break/>partes, ita tendo iste, quando tenditur a musculo trahen-<text:line-break/>te, simul attrahit et digitum non versus musculi locum,<text:line-break/>fed eo , unde primum reflexus membranis .excidit. ob<text:line-break/>rd igitur. generationem habet a capite aliis tensionibus<text:line-break/>communi, et ea via procedit, quae dicta est. Quare<text:line-break/>autem .supervehitur aliis tendonibus? an scilicet. quod<text:line-break/>motionis nunus praecipuae erat organum? semper autem<text:line-break/>natura in profundo quidem id, quod praecipuum, in su—<text:line-break/>perficis vero id, quod non est praecipuum , collocat. Se-<text:line-break/>cundum hanc eandem providentiam exteriorum tendonunr<text:line-break/>munus lu superficie- quidem locantur, qui aliorum digi-<text:line-break/>torum sunt, suhjacent vero ipsis, qui ipsius sunt magni<text:line-break/>digiti. Sic et internorum </text:span></text:span>ad- <text:span text:style-name="Default_20_Paragraph_20_Font"><text:span text:style-name="T15">digitos quatuor pervenien-<text:line-break/>tium , qui per profunditatem manus feruntur </text:span></text:span>, <text:span text:style-name="Default_20_Paragraph_20_Font"><text:span text:style-name="T15">multo<text:line-break/>majores funt iis-, qui supra eos locati sunt. Flectunt<text:line-break/>igitur illi quidem ad primum et tertium articulum dr—</text:span></text:span></text:p>
      <text:p text:style-name="P3"><text:span text:style-name="Default_20_Paragraph_20_Font"><text:span text:style-name="T15">risi, hi autem tantummodo </text:span></text:span>ad <text:span text:style-name="Default_20_Paragraph_20_Font"><text:span text:style-name="T15">secundum Mirabilis sane<text:line-break/>est </text:span></text:span><text:span text:style-name="Default_20_Paragraph_20_Font"><text:span text:style-name="T38">: </text:span></text:span><text:span text:style-name="Default_20_Paragraph_20_Font"><text:span text:style-name="T15">ac explicatu dilsicilis eorum lu ossa insertio mutua-<text:line-break/>que connexio , nec ulla est tanta dicendi facultas , quae<text:line-break/>exacte illa enarrare sufficiat, quae sensurus solis diguo-<text:line-break/>scuntur. Tentandum tamen est dicere, ut fe habent:<text:line-break/>artem enim naturae prius admirari, quam narretur con-<text:line-break/>structio, nemo potest. Musculorum aponeuroses duplices<text:line-break/>apparent, quo maxime loco carpum flectimus, sibi invj-<text:line-break/>cem superpositae: nrajor quidem ea, quae lu profundo<text:line-break/>proxime ossa, minor autem ea, quae in superficie: divisa<text:line-break/>autem ea, quae subjacet quidem, hoc est majore, su quin-<text:line-break/>que tendones, ea vero, quae superiacet, hoc est minore,<text:line-break/>in quatuor, . inultam enim ab ea productionem. magnus<text:line-break/>digitus recipit,.) . et omnibus ipsis recta est digitos perla-<text:line-break/>tis, supervehuntur quidem minores majoribus, membranis<text:line-break/>vero fortibus quaelibet quatuor coniugationum per totam<text:line-break/>viam munitur.. Quando autem descenderint ad .primos<text:line-break/>digitorum articulos, ibi quisque subiacentium tunsionum<text:line-break/>dilatatus caput primae- aciei flectit per ambiens efim</text:span></text:span></text:p>
      <text:p text:style-name="P3"><text:span text:style-name="Default_20_Paragraph_20_Font"><text:span text:style-name="T15">membranulum ligamentum. Reliquum vero omne su<text:line-break/>rmaquaque coniugatione fertur ulterius fecundum riam<text:line-break/>a principio coeptam recte ad summitates digitorum,<text:line-break/>similiter quidem subjacens . lendonibns iis, quibus a prin-<text:line-break/>cipio, similiter autem membranis munitum. Quando<text:line-break/>autem jam ad secundos articulos pervenerunt, ibi rursus<text:line-break/>tendo superior bifariam divisus et utraque parte elilatata<text:line-break/>circa subiectum tendonem involutus internis partibus<text:line-break/>capitis fecundae aciei inseritur; ille vero, qui subjectus<text:line-break/>est, solus inde ad tertiam dearticulationem accedens, ad<text:line-break/>caput tertii et ultimi ossis digitorum etiam ipse inseritur.<text:line-break/>Flectitur quidem unusquisque ipsorum articulus a dictis<text:line-break/>tendonum lusertionibus , extenditur autem ab externis<text:line-break/>carpi tensionibus, quos, licet sint. multo minores internis,<text:line-break/>tamen evidenter novimus etiam ante anatomen, quo-<text:line-break/>niam nudi quidem ipsi sunt et prominentes, membra-<text:line-break/>nis solis et sula subtili culo operti , internos vero multa</text:span></text:span></text:p>
      <text:p text:style-name="P3"><text:span text:style-name="Default_20_Paragraph_20_Font"><text:span text:style-name="T15">operit caro propter praedicta commoda facta. Sed ten-<text:line-break/>dones interni flectentes digitus, qui per profruidum fe-<text:line-break/>runtur, primum et tertium articulum unruscujusque qua-<text:line-break/>tuor digitorum movent, quod hi articuli principaliores<text:line-break/>sunt, quam medius, etiam ad digitorum actiones: tum<text:line-break/>quod magnitudo tendonum sufficiebat ut inserviens duabus<text:line-break/>dearticulationibus. Propter easdem autem caulas parui<text:line-break/>tendones lu ununr duntaxat articulum, scilicet medium,<text:line-break/>inseruntur: neque enim ad binas dealticulationes poterat<text:line-break/>dividi moles eorum, al quod, servatis utrinque motibus,<text:line-break/>simul movetur quodammodo .et medius articulus cum<text:line-break/>extremis , idcirco sane ; quam ipsi, minus principalis esse<text:line-break/>dicitur: flectere enim non possumus hunc etiam solum </text:span></text:span><text:span text:style-name="Default_20_Paragraph_20_Font"><text:span text:style-name="T38">-<text:line-break/></text:span></text:span><text:span text:style-name="Default_20_Paragraph_20_Font"><text:span text:style-name="T15">sine Hs, qui sunt utrinque, illis vero flexis, impossibile-<text:line-break/>est et hunc non simul flecti. Quocirca et si patiatur<text:line-break/>aliquando, qui medium movet articuluin, tendo,. illaesus<text:line-break/>vero alter sit, medio servatur aliquid motus: si vero ille<text:line-break/>patiatur, corrumpitur primi </text:span></text:span>et <text:span text:style-name="Default_20_Paragraph_20_Font"><text:span text:style-name="T15">tertii articulorum motus,</text:span></text:span></text:p>
      <text:p text:style-name="P3"><text:span text:style-name="Default_20_Paragraph_20_Font"><text:span text:style-name="T15">quamvis, qui secundum movet, .inoffensus permanserit.<text:line-break/>Ex his manifestum est, hoc genus tunsionum nunus prin-<text:line-break/>cipale convenienter in superficie locatum luisse. Ita tgr-<text:line-break/>.tur multitudo et magnitudo et positio- et divisio et. ap-<text:line-break/>plicatio uniuscujusque tendonum melioris gratia factae<text:line-break/>suus.</text:span></text:span></text:p>
      <text:h text:style-name="Heading_20_2" text:outline-level="2"><text:span text:style-name="Default_20_Paragraph_20_Font">.Cap. XVIll. . </text:span></text:h>
      <text:p text:style-name="P50"><text:span text:style-name="Default_20_Paragraph_20_Font"><text:span text:style-name="T15">Quia tero nulla cero ex se ipsa sensum .<text:line-break/>habet, et absurdum erat apprehensorium organum insen-<text:line-break/>sili .tegi particula, nervorum ad totas manus desuper<text:line-break/>venr entium non parvam portionem in carnes .ipsas natura<text:line-break/>derivavit. Quod factum illico consequitur, ut .carnes<text:line-break/>ipsae fiant musculi, si demum nervisper carnes dissemi-<text:line-break/>natis generatio fit musculorum. Et usa est sane his. mn-<text:line-break/>sculis natura utiliter. Productos- enim ex his tendones<text:line-break/>lateralibus partibus uniuscujusque. digiti inseruit; </text:span></text:span><text:span text:style-name="Default_20_Paragraph_20_Font"><text:span text:style-name="T38">. </text:span></text:span><text:span text:style-name="Default_20_Paragraph_20_Font"><text:span text:style-name="T15">dextrae<text:line-break/>quidem munus lis partibus, quae .versus sinistram, sini-<text:line-break/>strae vero iis, quae versus dextram sunt. Reliquos .vero<text:line-break/>tendones., qui ad lateralem uniuscujusque digiti partem</text:span></text:span></text:p>
      <text:p text:style-name="P3"><text:span text:style-name="Default_20_Paragraph_20_Font"><text:span text:style-name="T15">inseruntur, a cubiti musculis eduxit, sed ne </text:span></text:span>hos <text:span text:style-name="Default_20_Paragraph_20_Font"><text:span text:style-name="T15">quidem<text:line-break/>sine ratione, ut procedens </text:span></text:span>sermo <text:span text:style-name="Default_20_Paragraph_20_Font"><text:span text:style-name="T15">ostendet, si prius eo,<text:line-break/>unde digressa est nostra oratio, redeamus. Quoniam<text:line-break/>enim flectere simul quatuor digitos oportebat, non qui-<text:line-break/>dem ,. quando magnam cornei is molem , sed tunc anime,<text:line-break/>quando liquidam vel parvam comprehendimus, perquam<text:line-break/>utile fuit ita eos exacte sibi invicem haerentes. flectere,<text:line-break/>ut nullum lu medio vacuum spatium relinqueretur. Ita<text:line-break/>igitur fieri apparet: sed nequaquam fieret, : ipsis digitis<text:line-break/>non habentibus carnes </text:span></text:span>eas <text:span text:style-name="Default_20_Paragraph_20_Font"><text:span text:style-name="T15">, </text:span></text:span>quae <text:span text:style-name="Default_20_Paragraph_20_Font"><text:span text:style-name="T15">sunt in lateribus, aut<text:line-break/>nisi ab uno principio prodirent qui digitos movent ten-<text:line-break/>dones ; principium enim hoc prope carpi . inflexionem<text:line-break/>situm, in medio quodammodo maxime spatii ejus loca-<text:line-break/>tum, et omnes simul et particulatim singulos . trahens<text:line-break/>flecti et nutare eorum summitates ad se ipsum cogit. Qua-<text:line-break/>propter, est primus et secundus articulus loli flectantur,<text:line-break/>tertius vero extentus fuerit, - fines digitorum sibi invicem<text:line-break/>tonj uncti manent, quamvis multo subtiliores aliis ipso--</text:span></text:span></text:p>
      <text:p text:style-name="P3">rum partibus sint, et proinde distare hac parte deberent:<text:line-break/>quod tamen omnes nutant et inclinantur ad unum .prin-<text:line-break/>cipium, scilicet capus tendonum, perlecte coniunguntur;<text:line-break/>siquidem oriuntur tendones ab hoc <text:span text:style-name="Default_20_Paragraph_20_Font"><text:span text:style-name="T38">. </text:span></text:span>principio omnes,<text:line-break/>feruntur autem ad digitos fecundum rectas lineas, aequa-<text:line-break/>Ies angulos ad caput ipsum efficientes. Necessarium fuit<text:line-break/>igitur omnino digitum ad caput retractum per tensionem<text:line-break/>supervenire quidem et incidere ipsi tendoni , <text:span text:style-name="Default_20_Paragraph_20_Font"><text:span text:style-name="T38">. </text:span></text:span>nutare au-.<text:line-break/>tem et inclinari velut ad caput. Et propterea . ne si<text:line-break/>quis conetur quidem flectere per vim digitos distantes a<text:line-break/>se invicem poterit ; quod enim nulla in re. nobis utile<text:line-break/>erat futurum,. hoc statim a principio sic, ut non posset<text:line-break/>fieri, natura praeparavit. Sed quoniam rursus, quando<text:line-break/>magnam corporis molem aut ambabus manibus simul,<text:line-break/>aut sola altera comprehendimus, et extendere digitos<text:line-break/>tunc est necesse, et eos a se invicem plurimum diducere,<text:line-break/>neque hoc neglexit natura. Cum enim fecit laterales<text:line-break/>motus digitorum, per hos praebuit, ut distare possent,</text:p>
      <text:p text:style-name="P3"><text:span text:style-name="Default_20_Paragraph_20_Font"><text:span text:style-name="T15">quantum vellemus. . Debebant enim (etiamsi illis caru-<text:line-break/>isseut) omnes distantes extendi, extendentibus eos ten-<text:line-break/>donibus, qui flectentibus </text:span></text:span>facti <text:span text:style-name="Default_20_Paragraph_20_Font"><text:span text:style-name="T15">similes funi, et ab eodem<text:line-break/>principio lucipientibus, et </text:span></text:span>secundum <text:span text:style-name="Default_20_Paragraph_20_Font"><text:span text:style-name="T15">aequales angulos ab<text:line-break/>eo divisis. omnibus enim, qui sic incipiunt et fecundum<text:line-break/>rectas lineas feruntur, necesse est, quanto- longius a prin-<text:line-break/>cipro abscedunt, tanto magis semper ac magis a fe iuvi-<text:line-break/>eem distare. Et sane hoc ita fieri in digitis apparet; si .<text:line-break/>enim , cessantibus motibus iis , </text:span></text:span><text:span text:style-name="Default_20_Paragraph_20_Font"><text:span text:style-name="T38">. </text:span></text:span><text:span text:style-name="Default_20_Paragraph_20_Font"><text:span text:style-name="T15">qui fiunt ad latera , potius<text:line-break/>extenderis vel flexeris digitus, extendente quidem te<text:line-break/>distabunt, flectente .autem in idem- sibi invicem accedent.<text:line-break/>Non igitur ut simpliciter distent digiti, sed ut plurimum<text:line-break/>distent, laterales eorum motus crearit natura. Postquam<text:line-break/>autem hoc semel habuerunt, .aliud non inutile illis acces-<text:line-break/>siti-.. Etenim tensos eos conj ungere possumus , -si dextri<text:line-break/>quidem digito tum eum,, . qui est in lateribus , sinistrum<text:line-break/>tensionem, : sinistri vero. dextrum tendimus:. -rursus au-<text:line-break/>tem plurimum arie invicem -distantibus , ipsius quidem</text:span></text:span></text:p>
      <text:p text:style-name="P2">dextri dextrum, sinistri vero sinistrum tendimus.. Si vero -<text:line-break/>.neutro lateralium tendonum agimus, fed externis susum, .<text:line-break/>messiam praedictarum constitutionem habebunt digiti, et<text:line-break/>apparent graciles munus habentibus omnes in hujusmodi<text:line-break/>constitutionibus .a proprio principio usque ad finem dini-<text:line-break/>torum fecundum rectam lineam extensu Similiter autem<text:line-break/>externis tendones interni fecundum rectas lineas ten-<text:line-break/>duntur in. omnibus motibus, in quibus quiescunt laterales,<text:line-break/>his autem agentibus, non recti, fed obliqui quadantenus<text:line-break/>fiuut. Confidere igitur etiam hic mirabilem ereatoris<text:line-break/>sapientiam. Cum enim esset melius , quando flectimus<text:line-break/>digitos, motiones ad latura otiosius munere, quippe quae<text:line-break/>nihil iuvissent, . quando yero tendimus, agere motiones<text:line-break/>-ad multa magno usui futuras, constructionem tendonum<text:line-break/>hos motus ad latera praebentium fecit natura promptam<text:line-break/>.quidem ad famulatum melioris , impossibilem vero ad ob-<text:line-break/>fequrum deterioris. Primum quidem, quia lateralium ten-</text:p>
      <text:p text:style-name="P3"><text:span text:style-name="Default_20_Paragraph_20_Font"><text:span text:style-name="T15">donum alios quidem a </text:span></text:span><text:span text:style-name="Default_20_Paragraph_20_Font"><text:span text:style-name="T38">. </text:span></text:span><text:span text:style-name="Default_20_Paragraph_20_Font"><text:span text:style-name="T15">musculis parvis in ipsa manu t<text:line-break/>interna sitis produxit, alios autem. ab illis magnis, in.<text:line-break/>cubiti externa parte locatis: necesse fuit ipsorum hos qui-<text:line-break/>dem minores simul et imbecilliores, illos autem majores.<text:line-break/>et fortiores . fieri. Ubi autem melius erat ipsos utrosque<text:line-break/>singulis utriusque manus. digitis copulari, </text:span></text:span>ibi <text:span text:style-name="Default_20_Paragraph_20_Font"><text:span text:style-name="T15">eos copula-<text:line-break/></text:span></text:span><text:span text:style-name="Default_20_Paragraph_20_Font"><text:span text:style-name="T38">vit, </text:span></text:span><text:span text:style-name="Default_20_Paragraph_20_Font"><text:span text:style-name="T15">in dextra quidem. manu imbecilliores </text:span></text:span>a <text:span text:style-name="Default_20_Paragraph_20_Font"><text:span text:style-name="T15">sinistris,. for-<text:line-break/>tiores . autem a dextris </text:span></text:span><text:span text:style-name="Default_20_Paragraph_20_Font"><text:span text:style-name="T38">, </text:span></text:span><text:span text:style-name="Default_20_Paragraph_20_Font"><text:span text:style-name="T15">in sinistra vero imbecilliores qui- </text:span></text:span><text:span text:style-name="Default_20_Paragraph_20_Font"><text:span text:style-name="T38">-<text:line-break/></text:span></text:span><text:span text:style-name="Default_20_Paragraph_20_Font"><text:span text:style-name="T15">dem. a dextris,.. fortiores vero a sinistris. </text:span></text:span><text:span text:style-name="Default_20_Paragraph_20_Font"><text:span text:style-name="T38">. </text:span></text:span><text:span text:style-name="Default_20_Paragraph_20_Font"><text:span text:style-name="T15">Deinde neque<text:line-break/>utrosque laterales exactu est medium laterum duxit, scd-<text:line-break/>exleriores altiores serit, tendentibus propinquos appo--<text:line-break/>nens, longius vero abducens. a flectentibus... Debebat igi-<text:line-break/>tur propter haec primum </text:span></text:span><text:span text:style-name="Default_20_Paragraph_20_Font"><text:span text:style-name="T38">. </text:span></text:span><text:span text:style-name="Default_20_Paragraph_20_Font"><text:span text:style-name="T15">quidem ex motibus ad latera.<text:line-break/>exterior motus virium. plus habere, .deinde autem in otio.<text:line-break/>este , nobis flectentibus digitos. </text:span></text:span><text:span text:style-name="Default_20_Paragraph_20_Font"><text:span text:style-name="T38">. - </text:span></text:span><text:span text:style-name="Default_20_Paragraph_20_Font"><text:span text:style-name="T15">Sed hoc lu otio esse cui .<text:line-break/>rei sit. utile , dictum est ; illud autem . praepollere in mo-<text:line-break/>tu ad quid conducat, dicetur.</text:span></text:span></text:p>
      <text:h text:style-name="P58" text:outline-level="2"><text:span text:style-name="Default_20_Paragraph_20_Font">Cap. XIX. </text:span></text:h>
      <text:p text:style-name="P50"><text:span text:style-name="Default_20_Paragraph_20_Font"><text:span text:style-name="T15">Motu digitorum ad latera eguimus, ut<text:line-break/>eos plurimum a su invicem. diducamus; quippe, nisi<text:line-break/>hinc plus aliquid accellurum nobis fuisset, neque moti-<text:line-break/>bus ejusmodi eguissemus. Sed quoniam magnum digitum<text:line-break/>opposuit aliis, eos, </text:span></text:span>qui <text:span text:style-name="Default_20_Paragraph_20_Font"><text:span text:style-name="T15">sunt ad latus,. pollicem versus di-<text:line-break/>altorum motus novit magium quid praestare; si nam-<text:line-break/>que in actionibus iis, quibus maximam corporis molem<text:line-break/>tractare conamur, plurimum digitos a fe invicem dida-<text:line-break/>re oportet, quatuor quidem foras, magnum autem intro<text:line-break/>circumferri bonum </text:span></text:span>erat: <text:span text:style-name="Default_20_Paragraph_20_Font"><text:span text:style-name="T15">huic quidem ob id non parvum<text:line-break/>tendonem dedit ducem ejns , quae est ad latus ab inter-<text:line-break/></text:span></text:span><text:span text:style-name="Default_20_Paragraph_20_Font"><text:span text:style-name="T46">- </text:span></text:span><text:span text:style-name="Default_20_Paragraph_20_Font"><text:span text:style-name="T15">no, lationis; aliorum vero magnitudinem prohibuit, non<text:line-break/>solum quod nihil superfluum decebat facere. sapientem<text:line-break/>opificem, sed quod contrarii motus robur prohibuisset, si<text:line-break/>aeque facilem . ei motum alium ex adverso statuisset. At<text:line-break/>vero neque ad perfectam hujus motus quietem, nobis<text:line-break/>flectentibus digitus, inutilis est imbecillitas. Indiget<text:line-break/>autem sermo , ut demonstrativus simul sit et minime</text:span></text:span></text:p>
      <text:p text:style-name="P3"><text:span text:style-name="Default_20_Paragraph_20_Font"><text:span text:style-name="T15">prolixus, assumptionibus </text:span></text:span>quibusdam <text:span text:style-name="Default_20_Paragraph_20_Font"><text:span text:style-name="T15">in libris </text:span></text:span>de <text:span text:style-name="Default_20_Paragraph_20_Font"><text:span text:style-name="T15">musco-<text:line-break/>dorum motu demonstratis. Sunt autem assumptiones hae.<text:line-break/>In nnoqnoque articulo, </text:span></text:span>ut <text:span text:style-name="Default_20_Paragraph_20_Font"><text:span text:style-name="T15">monstravimus, unica </text:span></text:span>quidem<text:line-break/><text:span text:style-name="Default_20_Paragraph_20_Font"><text:span text:style-name="T15">figura est rndolens </text:span></text:span>nobis, scilicet media: aliae <text:span text:style-name="Default_20_Paragraph_20_Font"><text:span text:style-name="T15">vere </text:span></text:span>om-<text:line-break/><text:span text:style-name="Default_20_Paragraph_20_Font"><text:span text:style-name="T15">nes utrinque dolent, </text:span></text:span>nunus <text:span text:style-name="Default_20_Paragraph_20_Font"><text:span text:style-name="T15">quidem </text:span></text:span>hae, quae <text:span text:style-name="Default_20_Paragraph_20_Font"><text:span text:style-name="T15">proximae<text:line-break/>mediae, magis vere, quae longe </text:span></text:span>a media <text:span text:style-name="Default_20_Paragraph_20_Font"><text:span text:style-name="T15">sunt. om-<text:line-break/>alno autem dolorificae sunt extremae figurae </text:span></text:span>, <text:span text:style-name="Default_20_Paragraph_20_Font"><text:span text:style-name="T15">post<text:line-break/>quas scilicet neque flectere, neque tendere licet: fiunt<text:line-break/>enim, quando extremam tensionem assumunt musculi eas<text:line-break/>operantes: merito igitur fiunt figurae </text:span></text:span>maxime dolorificae.<text:line-break/><text:span text:style-name="Default_20_Paragraph_20_Font"><text:span text:style-name="T15">cum dux quidem motionis musculus extremam contra-<text:line-break/>ctlonem , huic autem oppositus perfectam extensionem<text:line-break/>fumat Figuras vero mediam utrinque circumstantes </text:span></text:span>ope-<text:line-break/><text:span text:style-name="Default_20_Paragraph_20_Font"><text:span text:style-name="T15">rantur aut ambo musculi, aut alter omnino. In menia<text:line-break/>vero sigma potest aliquando et neuter operari. Ita igitur<text:line-break/></text:span></text:span>fe <text:span text:style-name="Default_20_Paragraph_20_Font"><text:span text:style-name="T15">res </text:span></text:span>in <text:span text:style-name="Default_20_Paragraph_20_Font"><text:span text:style-name="T15">digitis habet. Dimittens </text:span></text:span>enim <text:span text:style-name="Default_20_Paragraph_20_Font"><text:span text:style-name="T15">quis </text:span></text:span>feriatam<text:line-break/><text:span text:style-name="Default_20_Paragraph_20_Font"><text:span text:style-name="T15">et remissam totam </text:span></text:span>manum <text:span text:style-name="Default_20_Paragraph_20_Font"><text:span text:style-name="T15">more illorum, qui valde fa-<text:line-break/>tigati sunt, nullum operantem circa digitos musculum</text:span></text:span></text:p>
      <text:p text:style-name="P3">habebit, et etiam manum in media figura deponet. Si<text:line-break/>vero hinc ad .alterutram parteni conatus fuerit eam<text:line-break/>transferre, extendente quidem eo exteriores prius erit<text:line-break/>necesse tendere et tendones et musculos , flectente autem<text:line-break/>interiores. Si vero extendere simul et adducere ad la-<text:line-break/>era voluerit,. manifestum .est, quod utrisque simul prius<text:line-break/>aget, et iis, .qui extendere, et iis,. qui adducere nati sunt.<text:line-break/>Ita. autum. et si flectere simul et adducere ad latera<text:line-break/>quis conatus fuerit, ambobus aget prius, et iis, qui flecte-<text:line-break/>re possunt, et iis, qui convertere. Sed cum duplices. sint<text:line-break/>motus. ad latera , <text:span text:style-name="Default_20_Paragraph_20_Font"><text:span text:style-name="T38">- </text:span></text:span>alterum . quidem . eorum ad exteriora,<text:line-break/>Iocus, ubi tendo . inferitur , feriari cogit nobis flectentibus<text:line-break/>digitos , non enim exacte a lateribus , sed sursum mis-<text:line-break/>gis prope tendones extendentes inseritur, (demonstratum<text:line-break/>enim fuit et hoc in libris de musculorum motu ; quod<text:line-break/>non licet motus oppositos simul agere,] alterum autem<text:line-break/>non cogit locus quiescere, (intus enim libera habet prini-<text:line-break/>cipis, ubi tendones sunt flectentes,) sed-, .ut ante dictum</text:p>
      <text:p text:style-name="P3"><text:span text:style-name="Default_20_Paragraph_20_Font"><text:span text:style-name="T15">est, imbecillitas. Externorum enim tendonum quamvis<text:line-break/>majores sint, qui extensionem operantur, iis, qui ad la-<text:line-break/>tera movent, non tamen sunt eousque majores, ut eorum<text:line-break/>actionem corrumpant omnino: difficile vero dictu efa<text:line-break/>quantum interni lIos superent; sensu enim oportet magis<text:line-break/>quam verbis doceri, illos quidem tendones, qui ad latera<text:line-break/>innascuntur, obscuros et vix prae parvitate visibiles, re-<text:line-break/>liques vero non solum maximos tendonum, qui in ma-<text:line-break/>nibus sunt, sed etiam duplices. Necessario igitur acci-<text:line-break/>dit, quando magni flectunt digitos, impetu motus ausere<text:line-break/>una esiam parvos. In universum enim, quando a duo-<text:line-break/>bus motibus ex transverso sibi invicem occurrentibus tra-<text:line-break/>hitur corpus, si multo quidem supereminet alter, neces-<text:line-break/>sarium est obscurari disparereve reliquum; levis autem<text:line-break/>cum est exuperantia alterius, aut ambo aequaliter possunt,<text:line-break/>mixtum ex utrisque fieri eum corporis motum oportet.<text:line-break/>Videntur autem omnia ista propemodum quotidie in sex-<text:line-break/>centis exemplis, in remigantibus simul et navibus ven-</text:span></text:span></text:p>
      <text:p text:style-name="P3"><text:span text:style-name="Default_20_Paragraph_20_Font"><text:span text:style-name="T15">tum transversum habentibus. Si enim aequale venti et<text:line-break/>remigantium robur, mixtum fieri motum necesse est,<text:line-break/>eum neque antrorsum solum, neque ad transversum na-<text:line-break/>ves ferant, sed ad amborum medium: si vero remigan-<text:line-break/>tium robur majus fuerit, antrorsum magis quam ad<text:line-break/>transversum: si autem venti violentia vincat, ad trans ver-<text:line-break/>fum magis quam antrorsum. Mullus autem si fuerit ex-<text:line-break/>cessus adeo, ut alterius vires omnino vincantur, navi-<text:line-break/>gantium quidem obscuratis viribus , ad transversum,<text:line-break/>venti vero, antrorsum magis naves ferentur. Quid tan-<text:line-break/>dem, si tenuis omnino aura fuerit, navis vero praelonga<text:line-break/>et levis, quam plurimos habens nautas, poteritne ali-<text:line-break/>quando motus ab aura esse manifestus? sed neque , si<text:line-break/>maximus quidem fuerit ventus, naVis autem et maxima<text:line-break/>et gravis, et duo solum aut tres remigent, remigum<text:line-break/>acsionem apparere possibile esu Ergo parvorum tendo-<text:line-break/>num motus suum adeo imbecilius existat, ut esiam prius,<text:line-break/>quam moveantur magni, digitos ad modicum valde fpa-</text:span></text:span></text:p>
      <text:p text:style-name="P3">tium perducat,) non poterit unquam magnis agentibus<text:line-break/>.apparere. Sed. quoniam et hoc ipsum multos latuit,<text:line-break/>quod obscurus etiam seorsum et per se ipsum est par-<text:line-break/>vorum tendonum motus, meritu nec hoc quidem in iis<text:line-break/>colligere potuerunt, quod necessarium erat motum hunc<text:line-break/>vehementissimo q unctum obscurari. Causa vero ignoran-<text:line-break/>tiae est, quod, cum. externus motus, qui ad latus vertit<text:line-break/>digitos, maximus esset effectus, totam lationem, quae ah<text:line-break/>ultimis ipsius motionis ad contraria est, tendonis interni<text:line-break/>esse aestimatur. oportebat autem non ab ultimis , sed a<text:line-break/>constitutione media quantitatem utriusque lateralis mo-<text:line-break/>tiouis expenderet media autem constitutio est, quando<text:line-break/>tendones , qui tendunt digitos , exquisite recti apparenti<text:line-break/>Nam etiamsi abscinduntur laterales tendones, nulla ex<text:line-break/>parte offendetur digitorum flexio vel extensio: quod<text:line-break/>utrumque illis vicissim accidet, si moventes eos tendones<text:line-break/>nullam conversionem acceperint. Ab hac igitur constitu-<text:line-break/>tioue, quae tendones fervat rectos, quam magna sit</text:p>
      <text:p text:style-name="P3"><text:span text:style-name="Default_20_Paragraph_20_Font"><text:span text:style-name="T15">utraque lateralium constitutio, exacte dignoscitur. Quin-<text:line-break/>etiam </text:span></text:span>tibi <text:span text:style-name="Default_20_Paragraph_20_Font"><text:span text:style-name="T15">secundum- </text:span></text:span>haec <text:span text:style-name="Default_20_Paragraph_20_Font"><text:span text:style-name="T15">judicanti. parvitas internae<text:line-break/>constitutionis deprehendetur. .</text:span></text:span></text:p>
      <text:h text:style-name="Heading_20_2" text:outline-level="2"><text:span text:style-name="Default_20_Paragraph_20_Font">Cap. XX. </text:span></text:h>
      <text:p text:style-name="P50"><text:span text:style-name="Default_20_Paragraph_20_Font"><text:span text:style-name="T15">Sed de motibus quidem, qui ad latera sunt,<text:line-break/>abunde demonstratum </text:span></text:span>esu <text:span text:style-name="Default_20_Paragraph_20_Font"><text:span text:style-name="T15">Etenim imbecilliorem diximus<text:line-break/>esse eum oportere, qui interior est, et utrosque operari<text:line-break/>extensis </text:span></text:span>digitis, <text:span text:style-name="Default_20_Paragraph_20_Font"><text:span text:style-name="T15">quiescere vero flexis, in quatuor videli-<text:line-break/>cet digitis omni hoc sermone traditu. Magnus, enim, qui<text:line-break/>eis oppositus est;. sicut positionem eximiam, ita actiones<text:line-break/>et tenuium n insertiones praeter caeteros sortitus est<text:line-break/>Motuum quidem ejus maxime imbecillus est. internus,<text:line-break/>mm in aliis sit validissimus, vehementissimus autem est<text:line-break/>lateralis, qui in illis . est debilis. Et tendonum tenuisse-<text:line-break/>mus quidem est internus, latissimi autem sunt. laterales,<text:line-break/>contra quam in aliis. Sest etiam sicut in illis princeps<text:line-break/>actio in iusicxioue sita duobus indiguit tendonibus, ita- et<text:line-break/>ex magnis motibus lateralibus principalior externus .a<text:line-break/>locato illic musculo- et pertingente ad .primam ejus</text:span></text:span></text:p>
      <text:p text:style-name="P3"><text:span text:style-name="Default_20_Paragraph_20_Font"><text:span text:style-name="T15">aciem leudone perficitur. A quo autem musculo hic<text:line-break/>tendo oriatur, et quomodo feratur usque ad principium<text:line-break/>magni digiti , tunc dicemus , quando de omnibus aliis<text:line-break/>tensionibus in digitos infertis sermo </text:span></text:span>erit.</text:p>
      <text:h text:style-name="Heading_20_2" text:outline-level="2"><text:span text:style-name="Default_20_Paragraph_20_Font"><text:span text:style-name="T15">Cap. XXI. </text:span></text:span><text:span text:style-name="Default_20_Paragraph_20_Font"><text:span text:style-name="T38">, </text:span></text:span></text:h>
      <text:p text:style-name="P50"><text:span text:style-name="Default_20_Paragraph_20_Font"><text:span text:style-name="T15">Quae autem nonnulli amplexantium </text:span></text:span><text:span text:style-name="Default_20_Paragraph_20_Font"><text:span text:style-name="T38">.<text:line-break/></text:span></text:span><text:span text:style-name="Default_20_Paragraph_20_Font"><text:span text:style-name="T15">sermones Epicuri philosophi et Asclepiadis medici de<text:line-break/>ejusmodi ambigentes dicunt, aequum. est </text:span></text:span><text:span text:style-name="Default_20_Paragraph_20_Font"><text:span text:style-name="T38">. </text:span></text:span><text:span text:style-name="Default_20_Paragraph_20_Font"><text:span text:style-name="T15">silentio nunc<text:line-break/>non praeterire, sed ipsius .sermones persequi non negli-<text:line-break/>genter, et ostendere, ubi fallantur. </text:span></text:span><text:span text:style-name="Default_20_Paragraph_20_Font"><text:span text:style-name="T38">. </text:span></text:span><text:span text:style-name="Default_20_Paragraph_20_Font"><text:span text:style-name="T15">Videntur utique his<text:line-break/>viris, non </text:span></text:span><text:span text:style-name="Default_20_Paragraph_20_Font"><text:span text:style-name="T38">quia </text:span></text:span><text:span text:style-name="Default_20_Paragraph_20_Font"><text:span text:style-name="T15">tendones sunt crassi, propterea et .actio<text:line-break/>nes eorum </text:span></text:span><text:span text:style-name="Default_20_Paragraph_20_Font"><text:span text:style-name="T38">esse </text:span></text:span><text:span text:style-name="Default_20_Paragraph_20_Font"><text:span text:style-name="T15">validae, neque, quia sunt. tum, es, ob- id<text:line-break/>imbecillae, verum ipsas, -ut tales fiant aut tales,.. cogi<text:line-break/>a vitae usibus;: molem </text:span></text:span><text:span text:style-name="Default_20_Paragraph_20_Font"><text:span text:style-name="T38">. </text:span></text:span><text:span text:style-name="Default_20_Paragraph_20_Font"><text:span text:style-name="T15">vero </text:span></text:span><text:span text:style-name="Default_20_Paragraph_20_Font"><text:span text:style-name="T38">- </text:span></text:span><text:span text:style-name="Default_20_Paragraph_20_Font"><text:span text:style-name="T15">tendonimr sequi- motionis<text:line-break/>quantitatem, nempe. quod tendones; qui exercentur, ut<text:line-break/>par </text:span></text:span>est, <text:span text:style-name="Default_20_Paragraph_20_Font"><text:span text:style-name="T15">sint bene habiti- et incrassantur,- qui. ver o otio-<text:line-break/>si sunt se non nutriantur et graciles fiam. Non igitur,<text:line-break/>quia melius erat vehementium actionum validos et. cras.-. .</text:span></text:span></text:p>
      <text:p text:style-name="P3"><text:span text:style-name="Default_20_Paragraph_20_Font"><text:span text:style-name="T15">sos esse tendones, imbeciliiorum autem imbeciHos et<text:line-break/>exiles, ita formatos ajunt eos a natura ipon enim tales<text:line-break/>utique simiis fieri digitos), sed, ut dictum est prius, cras-<text:line-break/>sities necessario sequitur ea, quae exercentur, propterea<text:line-break/>quod bene nutriuntur, ea vero, quae otiosa sunt, gracili-<text:line-break/>tas excipit, eo quod deterius et ipsa nutriuntur. Sed<text:line-break/>o praeclari admirandique viri., respondebimus, vos opor-<text:line-break/>tehat primum quidem , sicut tendonum molem non ma-<text:line-break/>gis artificiose quam inartificiose fieri ostendistis, eodem<text:line-break/>modo dicere aliquid etiam de eorum multitudine et<text:line-break/>positione et insertione; deinde vero et de differentia,<text:line-break/>quae circa aetates est, aliquid considerare; praeterea non<text:line-break/>tam confidenter de simiis ea, quae nescitis, pronunciare.<text:line-break/>Pensiones enim non magnos solum, .sed etiam geminos<text:line-break/>unicuique actioni validae praefactus invenietis. Secun-<text:line-break/>dum aetates autem nullam eorum offendetis in multi tu-<text:line-break/>dine differentiam, fed in infantibus, perfectis, iis qui<text:line-break/>adhuc utero gestantur, in his denique, qui nullam ade</text:span></text:span></text:p>
      <text:p text:style-name="P3"><text:span text:style-name="Default_20_Paragraph_20_Font"><text:span text:style-name="T15">huc actionem per </text:span></text:span>eos <text:span text:style-name="Default_20_Paragraph_20_Font"><text:span text:style-name="T15">obeunt, similiter jam et in his </text:span></text:span>ge-<text:line-break/><text:span text:style-name="Default_20_Paragraph_20_Font"><text:span text:style-name="T15">minus quidem geminos ; magnos vero magnos invenietis..<text:line-break/>Nisu forte ita exercitatis duplices numero partus fieri pu-<text:line-break/>talis, his </text:span></text:span>vero, <text:span text:style-name="Default_20_Paragraph_20_Font"><text:span text:style-name="T15">qui non exercentur, dimidium perire per-<text:line-break/>tium. Quod si est, qui laborant, pedes quatuor quidem<text:line-break/>forsitan- habebunt et manus quatuor, qui vero in otio<text:line-break/>vivunt, unum crus et unam manum. An non haec -<text:line-break/>omnia sunt delirium maximum hominum, qui verum di-<text:line-break/>cere non cupiunt, sed qui, si quid bene inventum est,<text:line-break/>hoc penitus occultare et celare conantur? Quid vero<text:line-break/>quod, utriusque munus digitis cum sint articuli triginta,<text:line-break/>quorum unusquisque in Iocis quatuor insertiones tendo-<text:line-break/>num et applicationes habeat; sicuti et antea dictum est,<text:line-break/>foliis omnium articulorum prunus magni digiti sucum<text:line-break/>dum quidenf latera et extrintecus insertiones tendonum<text:line-break/>habet, -lutus autem nullum? Atqui si collegeris munerum<text:line-break/>omnem infertionum - in digitos, centum et viginti eas in-<text:line-break/>reuies; ita enim contingit, triginta quidem cum sint</text:span></text:span></text:p>
      <text:p text:style-name="P3"><text:span text:style-name="Default_20_Paragraph_20_Font"><text:span text:style-name="T15">articuli, quatuor autem in unoquoque insertiones; sed<text:line-break/>cum una desit in utroque magno digito , reliquae centum<text:line-break/>et octodecim sunt Et vos, per deos immortales, cum<text:line-break/>nihil habeatis, quod in tot intortionibus reprehendatis,<text:line-break/>neque tendonum molem, neque locum, neque insertionis<text:line-break/>modum, sed in his omnibus mirabilem quandam propor-<text:line-break/>tronem videatis, una sola in utroque magno digito simi-<text:line-break/>Irter perdita (et hoc non sine ratione, quod ea non ege--<text:line-break/>bamusj , temere dicitis et absque arte omnia hujusmodi<text:line-break/>facta fuisse. Atqui , si hunc articulum similiter aliis fle-<text:line-break/>elevemus, acerbe (certo scio] et vehementer manem na-<text:line-break/>turae laborem, ut quae fecisset motum inutilem et ten-<text:line-break/>donem superfluum , redargueratis. At quia .centum et<text:line-break/>octodecim loca, tendonum infertionibus ndigentia, omni-<text:line-break/></text:span></text:span>no <text:span text:style-name="Default_20_Paragraph_20_Font"><text:span text:style-name="T15">exornavit, unicum autem locum in utroque magno di-<text:line-break/>gito praetermisit non indigentem, haud utique miiahimi-<text:line-break/>ni? Sane multo praestaret, vos promptiores esse ad. lata-</text:span></text:span></text:p>
      <text:p text:style-name="P3"><text:span text:style-name="Default_20_Paragraph_20_Font"><text:span text:style-name="T15">dem eorum,. quae recte saeta sunt, quam eorum, quae,<text:line-break/>peccata sunt, vituperationem </text:span></text:span>, <text:span text:style-name="Default_20_Paragraph_20_Font"><text:span text:style-name="T15">nisi aliquam magnam utili-<text:line-break/>tatem magnae flexionis primi in pollice articuli dicere<text:line-break/>nobis potestis. Hoc enim solum modo naturam ut inerti-<text:line-break/>limosam reprehenderetis, si motum utilem omisisse ostendere-<text:line-break/>tis ; sed non potestis. . Flexis enim extreme quatuor digitis<text:line-break/>(quemadmodum et supra dictum est] duplici in omnibus<text:line-break/>hujusmodi actionibus motu magni digiti instigemus, uno<text:line-break/>quidem, quando velut operculum aliquod fit ejus spatiosi<text:line-break/>interstitii, quod est ad indicem, altero autem, quando.<text:line-break/>aliis incumbit stringens. et intro comprimens. Sed pri-<text:line-break/>ori quidem motui alter tendonum, qui lateralem ejus<text:line-break/>motum. efficiunt, praeest, secundo autem is tendo, qui fle-<text:line-break/>olere natus est articulum secundum, quem quidem a com-<text:line-break/>muni. capite tendonum digitos stertentium produci .inseri<text:line-break/>vero in internam faciem secundi in pollice ossis, mouu-<text:line-break/>imus. Sed de hujus tensionis creatione, quemadmodum</text:span></text:span></text:p>
      <text:p text:style-name="P3"><text:span text:style-name="Default_20_Paragraph_20_Font"><text:span text:style-name="T15">et aliorum omnium,. </text:span></text:span>quaedam <text:span text:style-name="Default_20_Paragraph_20_Font"><text:span text:style-name="T15">quidem dicta sunt, alia<text:line-break/>vero termo futurus. docebit..</text:span></text:span></text:p>
      <text:h text:style-name="Heading_20_2" text:outline-level="2"><text:span text:style-name="Default_20_Paragraph_20_Font">C ap. XXII. </text:span></text:h>
      <text:p text:style-name="P50"><text:span text:style-name="Default_20_Paragraph_20_Font"><text:span text:style-name="T15">Actiones </text:span></text:span>autum magni <text:span text:style-name="Default_20_Paragraph_20_Font"><text:span text:style-name="T15">digiti prius di-<text:line-break/>etas nunc lu memorium revocemus, </text:span></text:span><text:span text:style-name="Default_20_Paragraph_20_Font"><text:span text:style-name="T38">in </text:span></text:span><text:span text:style-name="Default_20_Paragraph_20_Font"><text:span text:style-name="T15">quibus demonstra-<text:line-break/>batur oppositis omnibus simul qua.. </text:span></text:span><text:span text:style-name="Default_20_Paragraph_20_Font"><text:span text:style-name="T46">or </text:span></text:span><text:span text:style-name="Default_20_Paragraph_20_Font"><text:span text:style-name="T15">digitis utilitatem^<text:line-break/>aequivalentem praestare. Haec autem homines dum con:...<text:line-break/>siderarent,. promanant vocasse milii. videntur hunc digi-.<text:line-break/>tum, tanquam ipsis pro. tota manu esset. Aeque enim..<text:line-break/>actiones manus sibi ipsis perire vident, sive ipsi quatuor<text:line-break/>abscindantur, sive hic fotus. Sic vero et ipfa dimidia<text:line-break/>pars magni digiti si quovis corrumpatur modo, .ipsa manus<text:line-break/>in actionibus incommoditatum et deformitatem habebit.<text:line-break/>aequalem simili nexae. omnium aliorum digitorum. Num<text:line-break/>igitur, o generosissimi sophistae et. acuti naturae vepre-.<text:line-break/>liensores , vidistis unquam in simia digitum hunc, quem<text:line-break/>quidem plerique homines promanant, Hippocrates vero..<text:line-break/>magnum nominat r an eum neque conspicati neque con-<text:line-break/>templati audetis affirmare, undequaque similem hominibus.</text:span></text:span></text:p>
      <text:p text:style-name="P3"><text:span text:style-name="Default_20_Paragraph_20_Font"><text:span text:style-name="T15">esse? At si hunc vidistis, brevis certe et gracilis et mu,<text:line-break/>talus et omnino ridiculus vobis apparuit, quemadmodum<text:line-break/>et- ipsum animal </text:span></text:span>totum <text:span text:style-name="Default_20_Paragraph_20_Font"><text:span text:style-name="T15">simia. Pulchra </text:span></text:span>certe <text:span text:style-name="Default_20_Paragraph_20_Font"><text:span text:style-name="T15">semper apud<text:line-break/>pueros est simia, ut ait veterum quidam, nos admonens,<text:line-break/>ludum esse- ridiculo f hoc animal puerorum ludentium.<text:line-break/>omnes enim humanos actus imitari dum satagit, </text:span></text:span>et <text:span text:style-name="Default_20_Paragraph_20_Font"><text:span text:style-name="T15">fru-<text:line-break/>luatur in ipsis et ridiculum se exhibet. An non vidisti<text:line-break/>simiam fistula canere, saltare, scribere et alia agere unr-<text:line-break/>versa conantem, quae homo recte perficit? Quid igitur<text:line-break/>tibi risum est? utrum nobis similiter agit, an ridicule<text:line-break/>omnia conatur? Fortasse vereberis dicere, hoc aliter ha-<text:line-break/>here. Atqui, o sapientissime accusator, dicat utique natu-<text:line-break/>ra tibi, ridiculo anima animali ridiculam corporis con-<text:line-break/>structionem dari operiere. Quo igitur modo ipsius uni-<text:line-break/>versum corpus ridicula sit hontinis imitatio, procedens<text:line-break/>fermo demonstrabit; quo pacto vero manus, nunc tantum^<text:line-break/>mihi considera, prius persuasus, quod, siquis pietur veI<text:line-break/>figulus insignis, manus hominis imitans, errare movendi</text:span></text:span></text:p>
      <text:p text:style-name="P3"><text:span text:style-name="Default_20_Paragraph_20_Font"><text:span text:style-name="T15">risus gratia cuperet,. non sane . aliter peccaret, quam ut<text:line-break/>res habet in simiis. Maxime enim et illas ridemus imi-<text:line-break/>taliones, quae, in partibus plurimis similitudinem scrvan-<text:line-break/>tes , in maxime principibus ab ea plurimum aberrant..<text:line-break/>Quae igitur utilitas est quatuor digitorum pulchre se ha-<text:line-break/>hentium, fi magnus ita male suerit dispositus, ut ne no-<text:line-break/>men quidem magni recipere possit? Atqui talis esse et<text:line-break/>ipsi simiae; ad hoc et omnino ridiculus est, et parum ab<text:line-break/>indice distat. Quocirca et in hoc iusta fuit natura, (quem-<text:line-break/>admodunr saepe eam. nominare consuerit Hippocrates)<text:line-break/>quae ridiculae animalis animae ridiculum corpus circum-<text:line-break/>posuit Recte quidem Aristoteles omnia ait animalia or-<text:line-break/>natu - convenienti instructa scisse, ostendereque conatur.<text:line-break/>eam quae est in unoquoque artem. lmprobe autem fa-:<text:line-break/>ciunt, qui neque aliorum animalium ornatum assequuntur,<text:line-break/>neque ejus, quod omnium </text:span></text:span>est <text:span text:style-name="Default_20_Paragraph_20_Font"><text:span text:style-name="T15">ornatissimum, .. sed magno<text:line-break/>certamine concertant timentque, ne quo modo ostendantur<text:line-break/>ver animam sapientiorem animalibus brutis, vel structu-.</text:span></text:span></text:p>
      <text:p text:style-name="P3"><text:span text:style-name="Default_20_Paragraph_20_Font"><text:span text:style-name="T15">ram corporis convenientem animali sapienti habere. Sed<text:line-break/>hos jam relinquamus.</text:span></text:span></text:p>
      <text:h text:style-name="Heading_20_2" text:outline-level="2"><text:span text:style-name="Default_20_Paragraph_20_Font">- Cnp.Xxlll.</text:span></text:h>
      <text:p text:style-name="P50"><text:span text:style-name="Default_20_Paragraph_20_Font"><text:span text:style-name="T15">Ubi autem addidero, quod reliquum<text:line-break/>est ad primum hunc. librum complendum,. scilicet usum<text:line-break/>numeri digitorum et inaequalitatis, mox finem faciam.<text:line-break/>Hoc -autem inventu nequaquam difficile est, si contem-<text:line-break/>plemui; </text:span></text:span><text:span text:style-name="Default_20_Paragraph_20_Font"><text:span text:style-name="T38">- </text:span></text:span><text:span text:style-name="Default_20_Paragraph_20_Font"><text:span text:style-name="T15">quas ad res nunc digitorum auxilio fruamur.<text:line-break/>Nam si pauciores quidem essent, multae actiones imper-<text:line-break/>sectius florent, pluribus autem nulla in re indiguimus.<text:line-break/>Quod autem, est pauciores essent, actiones multae laede-<text:line-break/>rentur, facile disces, si eorum singulos ratione percurreris.<text:line-break/>Magno namque perdito omnes utique alii potestate peri-<text:line-break/></text:span></text:span><text:span text:style-name="Default_20_Paragraph_20_Font"><text:span text:style-name="T38">erint, </text:span></text:span><text:span text:style-name="Default_20_Paragraph_20_Font"><text:span text:style-name="T15">absque illo enim aliorum nullus recte aliquid age-<text:line-break/>re potest Reliquorum vero index ac messius, ut ordlue<text:line-break/>sunt post magnum fecundi, . ita et usu; parvorum enim<text:line-break/>corporum omnium apprehensio </text:span></text:span>, <text:span text:style-name="Default_20_Paragraph_20_Font"><text:span text:style-name="T15">et omnia prope artium<text:line-break/>opera, et si quid violentum agere oportet, his omnia<text:line-break/>egere videntur, Ille nere, qui </text:span></text:span>medio <text:span text:style-name="Default_20_Paragraph_20_Font"><text:span text:style-name="T15">succedit, ac etiam</text:span></text:span></text:p>
      <text:p text:style-name="P2"><text:span text:style-name="Default_20_Paragraph_20_Font"><text:span text:style-name="T15">parvus minorem quidem </text:span></text:span>aliis <text:span text:style-name="Default_20_Paragraph_20_Font"><text:span text:style-name="T15">habent utilitatem; </text:span></text:span>sed<text:line-break/>usus tamen manifesto in <text:span text:style-name="Default_20_Paragraph_20_Font"><text:span text:style-name="T15">iis apparet, in quibus compre-<text:line-break/>hensibile circulo comprehensu oportet. Si enim humidum<text:line-break/></text:span></text:span><text:span text:style-name="Default_20_Paragraph_20_Font"><text:span text:style-name="T46">. </text:span></text:span><text:span text:style-name="Default_20_Paragraph_20_Font"><text:span text:style-name="T15">fuerit aut parvum; </text:span></text:span>digitos circa <text:span text:style-name="Default_20_Paragraph_20_Font"><text:span text:style-name="T15">ipsum flecti undique .com-<text:line-break/>primentes opus. est; </text:span></text:span>qua <text:span text:style-name="Default_20_Paragraph_20_Font"><text:span text:style-name="T15">in </text:span></text:span>re <text:span text:style-name="Default_20_Paragraph_20_Font"><text:span text:style-name="T15">magnus est quidem utilif-<text:line-break/>simus </text:span></text:span>, <text:span text:style-name="Default_20_Paragraph_20_Font"><text:span text:style-name="T15">veluti operculum </text:span></text:span>quoddam <text:span text:style-name="Default_20_Paragraph_20_Font"><text:span text:style-name="T15">aliorum factus , femur-<text:line-break/>dam. vero potestatem habet secundus. Si vero durum et<text:line-break/>magnum fuerit apprehensibile, digitis a fe invicem quanr-<text:line-break/>plmimum distantibus </text:span></text:span>ita <text:span text:style-name="Default_20_Paragraph_20_Font"><text:span text:style-name="T15">illud comprehendatur oportent<text:line-break/>adde, quod id plures melius . comprehendent, pluribus par-<text:line-break/>tilias ei accidentes atque contigui. Dictum est autem,<text:line-break/>opinor, prius, motus laterales digitorum in. hujusmodi<text:line-break/>actionibus multum pollere; magno quidem intro, .omni-<text:line-break/>bus vero aliis extra circumductis: </text:span></text:span>ita <text:span text:style-name="Default_20_Paragraph_20_Font"><text:span text:style-name="T15">enim. molem nudi-<text:line-break/>que comprehendi circulo contingit. Quod si circuli .com-<text:line-break/>prehendatur, manifestum est, al plures essent, superfluos<text:line-break/>fore-: nam in id- quinque sufficiunt. Frustra autem natura<text:line-break/>nihil operatur, quippe foli cita est aeque, .ut ne deficiat</text:span></text:span></text:p>
      <text:p text:style-name="P3">aliquid, atque ut superfluum nihil creet;. nam. defectus,<text:line-break/>quidem in constructione opus quoque mancum ostendit,<text:line-break/>superfluum autem iis-, quae per fe fatis agunt, est impe-.<text:line-break/>dimentu, tanquam onus alienum adjacens atque ea ra-<text:line-break/>tione noxium. Is demum, cui praeter naturam fextus or--<text:line-break/>tus est digitus, fermonem nosuum comprobat.</text:p>
      <text:h text:style-name="Heading_20_2" text:outline-level="2">. Cap. XXIV </text:h>
      <text:p text:style-name="P50">Cur autem <text:span text:style-name="Default_20_Paragraph_20_Font"><text:span text:style-name="T51">inaequa.es </text:span></text:span>digiti. omnes fa-<text:line-break/>cti sunt et medius longrssirnus ? sane quod ipsorum sum-:<text:line-break/>mitates ad aequalitatem ventre melius erat, quum magnas<text:line-break/>aliquas moles in circuitu comprehendunt, et quum in<text:line-break/>fe ipsis humidum vel parvum corpus continere conantur.<text:line-break/>Ad majores enim- moles vel fortiter continendas vel<text:line-break/>fortiter , emittendas aequatis undique comprehensio alus-<text:line-break/>tum conducit. Apparent . vero in unam circuli circumi<text:line-break/>ferentium convenire digiti quinque in actionibus hujus-<text:line-break/>modi, maxime quando exquisite sphaericum corpus com-<text:line-break/>prehendunt. lu his enim etiam manifestissime cognoscat<text:line-break/>aliquis id, quod in aliis. quidem corporibus fit, non ta-.</text:p>
      <text:p text:style-name="P3">men aeque apparat evidenter, quod digitorum summi ta-<text:line-break/>tes, undique aequaliter oppositae, tum suam ipsorum<text:line-break/>aompreheusionem reddunt tutiorem et firmiorem, tum<text:line-break/>-projectionem -fortiorem edunt, quemadmodum, opinor, et<text:line-break/>in triremibus remorum extremitates ad unam aequalitas<text:line-break/>tem perveniunt, quum tamen ipsi. omnes non sint aequa- -<text:line-break/>les; etenim etiam ibi medios . eandem ob causam maxi-<text:line-break/>mos efficiunt. Ad manus autem claudendas, quando vel<text:line-break/>parvum corpus vel humidum exacte volumus continere,<text:line-break/>quod digitorum inaequalitas usum praestat manifestissi-<text:line-break/>mum, id -superiori sermone monstratum esse arbitror;<text:line-break/>quo loco magnum digitum indicf supervenientem fieri<text:line-break/>velut operculum superioris capacitatis declinabam. lu<text:line-break/>praesenti vero, dum adhuc pauca quaenam adiecero, me<text:line-break/>.totum demonstrasse reor. Si enim in hujusmodi actioni-<text:line-break/>bus. inferiorem digitum parvum longiorem factum esse<text:line-break/>intellexeris, aut aliquem mediorum breviorem., aut oppo-<text:line-break/>situm eis magnum aliam posituram vel magnitudinem<text:line-break/>.habere, scies manifeste, quanto est optima praesens dixi-</text:p>
      <text:p text:style-name="P3"><text:span text:style-name="Default_20_Paragraph_20_Font"><text:span text:style-name="T15">torum . constitutio., - quantumque .nocumentum sequetur<text:line-break/>actiones ipsas, si quid -vel tantillum eorum, quae ipsis in-<text:line-break/>sunt, transmutetur. Magna enim corpora et par, </text:span></text:span>a, <text:span text:style-name="Default_20_Paragraph_20_Font"><text:span text:style-name="T15">et<text:line-break/>si quid humidum continere libet, non recte tractabimus,<text:line-break/>magnitudine alicuius digitorum immutata. Quo etiam<text:line-break/>manifestum est, quam exquisita sit praeiens digitorum<text:line-break/>constructio.</text:span></text:span></text:p>
      <text:h text:style-name="Heading_20_2" text:outline-level="2"><text:span text:style-name="Default_20_Paragraph_20_Font"><text:span text:style-name="T49">-i </text:span></text:span><text:span text:style-name="Default_20_Paragraph_20_Font"><text:span text:style-name="T15">Cap. XXU. </text:span></text:span></text:h>
      <text:p text:style-name="P51"><text:span text:style-name="Default_20_Paragraph_20_Font"><text:span text:style-name="T15">Primo huic libro finem imponere jam<text:line-break/>tempestivum esu Reliquas- enim totius manus partus, et<text:line-break/>carpi, cubiti, brachii, libro fecundo exponam. Deinde<text:line-break/>tertio. naturae artem in cruribus ostendam. Quarto et<text:line-break/>quinto nutriendi organa. Duobus vero feqt entibus de<text:line-break/>pulmone dicam. . Octavo ef nono de iis, quae ad caput<text:line-break/>pertinent.- Solorum autem oculorum constructionem de-<text:line-break/>cimo exponam.- Qui vero huic succedit liber, organa ad<text:line-break/>faciem attinentia .continebit. .. </text:span></text:span><text:span text:style-name="Default_20_Paragraph_20_Font"><text:span text:style-name="T16">Dnodecimus.de </text:span></text:span><text:span text:style-name="Default_20_Paragraph_20_Font"><text:span text:style-name="T15">iis; quae<text:line-break/>ad spinam spectant, exponet. Tertius decimus, quod</text:span></text:span></text:p>
      <text:p text:style-name="P3">erat reliquum eorum, quae ad .spinam spectant, id omne<text:line-break/>adliciet. Duobus deinceps sequentibus partes genitales<text:line-break/>.et ea, quae ad ischium attinent, declarabo. Sextus decimus<text:line-break/>de communibus animalis totius organis, scilicet arteriis<text:line-break/>et venis et nervis, sermonem faciet. Deinde, veluti<text:line-break/>epodus aliquis post hos omnes, liber erit septimus de-<text:line-break/>cimus, omnium. partium dispositionem sumus cum pro-<text:line-break/>.pria magnitudine enarrans . monstransque totius operis<text:line-break/>utilitatem.</text:p>
      <text:h text:style-name="P55" text:outline-level="1"><text:bookmark-start text:name="bookmark2"/>GALENI DE. VS.V. PARTIVM CORP<text:span text:style-name="T63">O</text:span>RIS HVMANI<text:bookmark-end text:name="bookmark2"/></text:h>
      <text:h text:style-name="Heading_20_1" text:outline-level="1">LIBER <text:span text:style-name="T63">II</text:span>.</text:h>
      <text:h text:style-name="Heading_20_2" text:outline-level="2"><text:span text:style-name="Default_20_Paragraph_20_Font">Cap. I. </text:span></text:h>
      <text:p text:style-name="P50"><text:span text:style-name="Default_20_Paragraph_20_Font"><text:span text:style-name="T15">De usu partium corporis humani scribere<text:line-break/>libro superiore aggressus, methodum primam .declaravi,<text:line-break/>qua quis inveniat, lu quam utilitatem unaquaeque pars a<text:line-break/>natura sit creata. Narrationem vero a manu incepi<text:line-break/>propterea, quod haec pars homini sit maxime propria.<text:line-break/>Deinceps autem, quum omnes ejus paries ita persequi<text:line-break/>statuissem, ut ne minima quidem intentata relinqueretur,<text:line-break/>principio de digitis sermonem habui; quo monstravi, om-</text:span></text:span></text:p>
      <text:p text:style-name="P2"><text:span text:style-name="Default_20_Paragraph_20_Font"><text:span text:style-name="T15">nibus . eorum particulis luent quandam mirabilem expri-<text:line-break/>mis- i siquidem digitorum numerus , magnitudo , figura<text:line-break/>constructio que mutua . ad tutius munus - actionem tam<text:line-break/>commode constituta ostendebatur, ut me . constructio qui-<text:line-break/>dem .esta melior excogitari possit. Quoniam igitur liber<text:line-break/>primus lu digitorum motibus finiit docuitque primum<text:line-break/>uniuscujusque usum, deinde autem .duces eorum tendo-<text:line-break/>-nes a musculis cubitum et radium circulo comprehen-<text:line-break/>dentibus et a parvis summae manus ortos, </text:span></text:span><text:span text:style-name="Default_20_Paragraph_20_Font"><text:span text:style-name="T38">. </text:span></text:span><text:span text:style-name="Default_20_Paragraph_20_Font"><text:span text:style-name="T15">rationi con-<text:line-break/>scntanemm fuerit etiam eorum, quae in hoc libro dicenda<text:line-break/>sunt,. principium a. musculorum .narratione fecisse. Nam<text:line-break/>unumqnemque. eorum ita adornavit .natura (quippe quem<text:line-break/>loco constituit idoneo,. cuique originem tutissimam effecit,<text:line-break/>et finem quo oportebat. produxit , et magnitudinem prae-<text:line-break/>stitit convenientem, et securitatem, .et numerum</text:span></text:span><text:span text:style-name="Default_20_Paragraph_20_Font"><text:span text:style-name="T32">)</text:span></text:span><text:span text:style-name="Default_20_Paragraph_20_Font"><text:span text:style-name="T15"> , ut ne<text:line-break/>constructio melior quidem excogitari queat. Mox enim,<text:line-break/>..ut a multitudine incipiam, (siquidem, ubi, </text:span></text:span>quot <text:span text:style-name="Default_20_Paragraph_20_Font"><text:span text:style-name="T15">omnino</text:span></text:span></text:p>
      <text:p text:style-name="P3"><text:span text:style-name="Default_20_Paragraph_20_Font"><text:span text:style-name="T15">sint, praedixcrimus , et qua parte singuli locati, et quis<text:line-break/>motus cuique sit commistus , aequum erit usus deinceps<text:line-break/>pertractare</text:span></text:span><text:span text:style-name="Default_20_Paragraph_20_Font"><text:span text:style-name="T32">)</text:span></text:span><text:span text:style-name="Default_20_Paragraph_20_Font"><text:span text:style-name="T15"> numeros omnium cubiti et manus. extre-<text:line-break/>tuae musculorum ad- viginti tres pervenit; septem nam-<text:line-break/>que parvi sunt in manu extrema; alii totidem. magni<text:line-break/>totam .interiorem cubiti regionem, reliqui </text:span></text:span>novem <text:span text:style-name="Default_20_Paragraph_20_Font"><text:span text:style-name="T15">totam<text:line-break/>exteriorem occupaverunt-</text:span></text:span></text:p>
      <text:h text:style-name="Heading_20_2" text:outline-level="2"><text:span text:style-name="Default_20_Paragraph_20_Font">Cap. H.</text:span></text:h>
      <text:p text:style-name="P50"><text:span text:style-name="Default_20_Paragraph_20_Font"><text:span text:style-name="T15"><text:s/>Parvi itaque munus extremae musculi du-<text:line-break/>ces: sunt alterius obliquorum - motuum: j Eorum vero,<text:line-break/>qui .sunt intra cubitum, duo quidem maximi. digitos<text:line-break/>flectunt; magnitudine autem secundi, duo etiam numero,<text:line-break/>totum -carpum-; -obliqui vero duo primum quidem radium,<text:line-break/>cum ,eo autem et totam manum ad pronam figuram<text:line-break/>circumagunt. Reliquus. vero eorum septimus,. quintini-<text:line-break/>mus- est. eorum, -qui. .in longum extensi sunt, ut quidem<text:line-break/>superiores anatomici putaverunt,. flectit et ipse digitos<text:line-break/>quinque: re.. vera. autem nullus mutus alienius digitorum</text:span></text:span></text:p>
      <text:p text:style-name="P3"><text:span text:style-name="Default_20_Paragraph_20_Font"><text:span text:style-name="T15">ei commissus est, sed. alterius cujusquam mirabilis usus<text:line-break/>gratia factus est, quam procedente sermone enarrabo.<text:line-break/>Ex iis vero novem musculis, qui in cubiti externa parte<text:line-break/>sunt, unus quidem digitos omnes praeterquam magnum<text:line-break/>extendit ; duo- vero alii eosdem quatuor eligitos ad trans-<text:line-break/>versum .abducunt; quartus autem. alius musculus solum<text:line-break/>magnum digitum movet altero motu externorum duorum,<text:line-break/>fcilicet - obliquiori , alius vero .unus reliquum . motum<text:line-break/>magni digiti, et carpum- totum extendit moderate: valide<text:line-break/>autem hoc efficiunt circa carpum alii duo musculi: resti-<text:line-break/>qui vero duo musculi. convertentes ad . supinam figuram<text:line-break/>radium cum eo et totam manum ad eandem abducunt<text:line-break/>figuram. Quae sane ex anatome apparent, haec sunt.<text:line-break/>Cur autem singula eorum facta sint, consequens est licere,<text:line-break/>.ubi pauca quaedam claritatis gratia de nominibus, qui-<text:line-break/>bus utemur in hoc sermone, .distinxerimus. in tres m a-<text:line-break/>gnas partes fota manu divisit, una quidem brachium,<text:line-break/>alia vero cubitus , tertia summa extremave manus .nomi-</text:span></text:span></text:p>
      <text:p text:style-name="P2"><text:span text:style-name="Default_20_Paragraph_20_Font"><text:span text:style-name="T15">natur. Sed de brachio quidem nunc sermo</text:span></text:span><text:span text:style-name="Default_20_Paragraph_20_Font"><text:span text:style-name="T24"> </text:span></text:span><text:span text:style-name="Default_20_Paragraph_20_Font"><text:span text:style-name="T27">non</text:span></text:span><text:span text:style-name="Default_20_Paragraph_20_Font"><text:span text:style-name="T25"> </text:span></text:span><text:span text:style-name="Default_20_Paragraph_20_Font"><text:span text:style-name="T15">est ha-<text:line-break/>fiendus. Cubitus vero vocatur totum membrum, .quod<text:line-break/>est inter dearticulationem </text:span></text:span><text:span text:style-name="Default_20_Paragraph_20_Font"><text:span text:style-name="T38">. </text:span></text:span><text:span text:style-name="Default_20_Paragraph_20_Font"><text:span text:style-name="T15">carpi et </text:span></text:span><text:span text:style-name="Default_20_Paragraph_20_Font"><text:span text:style-name="T17">anc</text:span></text:span><text:span text:style-name="Default_20_Paragraph_20_Font"><text:span text:style-name="T21">ω</text:span></text:span><text:span text:style-name="Default_20_Paragraph_20_Font"><text:span text:style-name="T17">nos</text:span></text:span><text:span text:style-name="Default_20_Paragraph_20_Font"><text:span text:style-name="T15"> seu gibbi<text:line-break/>cubiti medium.</text:span></text:span><text:span text:style-name="Default_20_Paragraph_20_Font"><text:span text:style-name="T24"> </text:span></text:span><text:span text:style-name="Default_20_Paragraph_20_Font"><text:span text:style-name="T27">A</text:span></text:span><text:span text:style-name="Default_20_Paragraph_20_Font"><text:span text:style-name="T26">nc</text:span></text:span><text:span text:style-name="Default_20_Paragraph_20_Font"><text:span text:style-name="T19">ων</text:span></text:span><text:span text:style-name="Default_20_Paragraph_20_Font"><text:span text:style-name="T25"> </text:span></text:span><text:span text:style-name="Default_20_Paragraph_20_Font"><text:span text:style-name="T15">autem est, cui innitimur , ut ait<text:line-break/>Hippocrates. Jam autem et ossium cubiti alterum qui-<text:line-break/>dem majus (cujus pars est id, quod ab Hippocrate qui-<text:line-break/>dem ancon, ab Atticis vero olecranon vocatur] specialius<text:line-break/>quidem recte hoc os cubitus seu ulna. nominatur^ Quod<text:line-break/>si manum mediam inter pronam et supinam constitueris;<text:line-break/>-hoc quidem subiacebit, alterum vero os radii- superemi-<text:line-break/>nebit. Et ad hanc figuram respiciens hanc quidem lu-<text:line-break/>ternam, illam autem externam^ partem manus nominato,<text:line-break/>.et hanc quidem superiorem, illam vero inferiorem. .Grb-<text:line-break/>.br vero .processus ossium radii et cubiti quae carpo de-<text:line-break/>arti calantur, vocantrtr quidem et hoc ipso apophyles,<text:line-break/>.sicut et sunt, vocantur autem .aliquando et capita et<text:line-break/>condyli </text:span></text:span><text:span text:style-name="Default_20_Paragraph_20_Font"><text:span text:style-name="T33">nodive.</text:span></text:span><text:span text:style-name="Default_20_Paragraph_20_Font"><text:span text:style-name="T15"> Post hunc nominum impositionem jam<text:line-break/></text:span></text:span><text:span text:style-name="Default_20_Paragraph_20_Font"><text:span text:style-name="T38">c </text:span></text:span><text:span text:style-name="Default_20_Paragraph_20_Font"><text:span text:style-name="T15">discas. licet ea, quae proposita sunt.</text:span></text:span></text:p>
      <text:h text:style-name="P58" text:outline-level="2"><text:span text:style-name="Default_20_Paragraph_20_Font">C ap. HI. </text:span></text:h>
      <text:p text:style-name="P52"><text:span text:style-name="Default_20_Paragraph_20_Font"><text:span text:style-name="T15">Eorum certe </text:span></text:span>, <text:span text:style-name="Default_20_Paragraph_20_Font"><text:span text:style-name="T15">qui sunt lu extrema manu,<text:line-break/>musculorum visu facile comprehensibilis est numerus :<text:line-break/>unicuique. enim digitorum unus est proprius parvus, fic-<text:line-break/>ut et antea dictum est; duo autem, quithenara, id est<text:line-break/>volas, generant, velut redundantes accedunt, maximi<text:line-break/>eorum qui ibi sunt musculorum, per quos tum carnosa<text:line-break/>pars munus alta, .menia vero. cava fit, tum digitorum<text:line-break/>uterque, maximus et minimus, plurimum ab aliis abdu-<text:line-break/>cuntur. Usa autem simul fuit. et his natura ad conveni-<text:line-break/>ens, quippe quae, ut volae manuum carnosae et altiores<text:line-break/>medio essent, hos musculos effecerit,. et, ubi femel facti<text:line-break/>funt, non toleraverit eos esse carnes solum otiosas et<text:line-break/>immobiles, sed .adjacentibus digitis motus quosdam per<text:line-break/>eos praebuerit. Quin etiam, qui inter magnum et indi-<text:line-break/>cem est musculus, ut manus pars, quae ibi est, carnea<text:line-break/>esset, factus est: usa autem fuit puriter natura etiam hoc<text:line-break/>ad magni digiti motum, quem facit, cum adducitur is ad<text:line-break/>indicem. Sciens tamen, magnum digitum fortioribus ege-</text:span></text:span></text:p>
      <text:p text:style-name="P3"><text:span text:style-name="Default_20_Paragraph_20_Font"><text:span text:style-name="T15">re motionibus versus latera, non commisit has folia prae-<text:line-break/>dictis musculis, </text:span></text:span><text:span text:style-name="Default_20_Paragraph_20_Font"><text:span text:style-name="T38">- </text:span></text:span><text:span text:style-name="Default_20_Paragraph_20_Font"><text:span text:style-name="T15">ted fortiores tendones a musculis cubiti<text:line-break/>adducens lu ipsum pollicem inferuit. Ita. autem et<text:line-break/>obliquatum motionum parvi digiti eam, quae abducit<text:line-break/>aptum ab- aliis, non commitis praedicto musculo soli;<text:line-break/>quae tamen ipsum adducit, ei, qui post ipsum est locatus,<text:line-break/>credidit. Aliorum autem trium digitorum motus similiter<text:line-break/>ipsis solis , qui stant in manu, musculis mandarit , nihil<text:line-break/>vehemens habere indigentes, sicut prior sermo monstra-<text:line-break/>viti Quare, cum quatuor quidem sint hi musculi, duo<text:line-break/>autem praeterea circa magnum, alius vero unus ad par-<text:line-break/>vum, merito omnes summae manus musculi septem sunt<text:line-break/>facti. Merito autem et ah unoquoque eorum unicus est. .<text:line-break/>tendo.. Neque enim in plores poterant dividi, parvi om-<text:line-break/>nino quum sint, neque, si essent majores; ita fe haberent.<text:line-break/>situ et usu, ut ad unam reducerentur summitatem ululo<text:line-break/>torum motuum principia. In his tamen , qui extendunt<text:line-break/>et flectunt digitos, musculis, et praeterea in abducent thus</text:span></text:span></text:p>
      <text:p text:style-name="P6"><text:span text:style-name="Default_20_Paragraph_20_Font"><text:span text:style-name="T52">. </text:span></text:span>a magno -fieri posse simul et utile hoc ostendit superior.<text:line-break/>ferino. Quoniam autem (sicut et hoc ostensum est) ad<text:line-break/>extensionem quidem^ unus tendo unicuique digito sufficit;<text:line-break/>ad flexionem vero alio quidem indiguerunt, qur primum<text:line-break/>et tertium articulum moveat , alio autem , qui fecundum:<text:line-break/>unus quidem musculus, qui extrarium extendit omnes,<text:line-break/>est creatus, non. unus autem, qui flectit omnes, fed, sicut<text:line-break/>tendones facti sunt bini, sic ante hos positi musculi sunt<text:line-break/>duo, maximi quidem et ipsi, quia tendones maximi sunt,<text:line-break/>multrr autem minor externus, quoniam et hujus tenuo-<text:line-break/>nes sunt multo minores. Monstratum vero est in praece-<text:line-break/>denti sermone de tendent: m usu. Meritu igitur et ex<text:line-break/>ipsis internis musculus quidem tendonu.m, qui primum<text:line-break/>et tertium articulum movent, major est, is vero- eorum,<text:line-break/>qui secundum, minor multo: etenim. etiam lue moli<text:line-break/>tendonum magnitudo musculorum proportione respondet.<text:line-break/>iit subjacet quidem , qui majores et duplicem motum<text:line-break/>agentes tendones producit, superiacet autem alter, sum-</text:p>
      <text:p text:style-name="P10"><text:span text:style-name="Default_20_Paragraph_20_Font"><text:span text:style-name="T15">per natura </text:span></text:span><text:span text:style-name="Default_20_Paragraph_20_Font"><text:span text:style-name="T38">. </text:span></text:span><text:span text:style-name="Default_20_Paragraph_20_Font"><text:span text:style-name="T15">inservientes pluribus actionibus aut utilioribus </text:span></text:span><text:span text:style-name="Default_20_Paragraph_20_Font"><text:span text:style-name="T38">.<text:line-break/></text:span></text:span><text:span text:style-name="Default_20_Paragraph_20_Font"><text:span text:style-name="T15">partes. accuratius custodiente.. Hi igitur duo musculi<text:line-break/>exacte obtinuerunt mediam regionem, quoniam et capita.<text:line-break/>tunsionum flectentium digitos., ut monstravimus . antea, </text:span></text:span><text:span text:style-name="Default_20_Paragraph_20_Font"><text:span text:style-name="T38">.<text:line-break/></text:span></text:span><text:span text:style-name="Default_20_Paragraph_20_Font"><text:span text:style-name="T15">ad menium regionem pervenire erat . melius. Utrinque </text:span></text:span><text:span text:style-name="Default_20_Paragraph_20_Font"><text:span text:style-name="T38">.<text:line-break/></text:span></text:span><text:span text:style-name="Default_20_Paragraph_20_Font"><text:span text:style-name="T15">vero unus. est flectens carpum.; de quorum usu dicemus,<text:line-break/>quando </text:span></text:span><text:span text:style-name="Default_20_Paragraph_20_Font"><text:span text:style-name="T38">.. </text:span></text:span><text:span text:style-name="Default_20_Paragraph_20_Font"><text:span text:style-name="T15">exponemus motus carpi. Reliquus. autem unus-<text:line-break/>est quintus. extensorum secundum longitudinem mrsculo-<text:line-break/>runr intra cubitum, in superficie simul et tenuissimus<text:line-break/>omnium praedicturum .musculorum;- iuquo omnes erra-.<text:line-break/>verunt , </text:span></text:span>qui <text:span text:style-name="Default_20_Paragraph_20_Font"><text:span text:style-name="T15">..ante nos fuerunt </text:span></text:span><text:span text:style-name="Default_20_Paragraph_20_Font"><text:span text:style-name="T38">: </text:span></text:span><text:span text:style-name="Default_20_Paragraph_20_Font"><text:span text:style-name="T15">anatomici , aestimantes ab<text:line-break/>eo flecti digitus. </text:span></text:span><text:span text:style-name="Default_20_Paragraph_20_Font"><text:span text:style-name="T38">. </text:span></text:span><text:span text:style-name="Default_20_Paragraph_20_Font"><text:span text:style-name="T15">Non solum autem in his erraverunt,<text:line-break/>sed etiam parvos musculos, a quibus. et ipfis prima dear— </text:span></text:span><text:span text:style-name="Default_20_Paragraph_20_Font"><text:span text:style-name="T38">.<text:line-break/></text:span></text:span><text:span text:style-name="Default_20_Paragraph_20_Font"><text:span text:style-name="T15">ticuiatio uniuscujusque digiti flectitur, . omnino ignora—<text:line-break/>verunt, sicut. et nos ipsi multo . tempore.<text:tab/>De his scripsi</text:span></text:span></text:p>
      <text:p text:style-name="Normal"><text:span text:style-name="Default_20_Paragraph_20_Font"><text:span text:style-name="T15">fusius in anatome </text:span></text:span><text:span text:style-name="Default_20_Paragraph_20_Font"><text:span text:style-name="T38">. </text:span></text:span><text:span text:style-name="Default_20_Paragraph_20_Font"><text:span text:style-name="T15">musculorum ec in anatomicis admitti-<text:line-break/>strutionibus. Vellem utique praesentem sermonem scor-<text:line-break/>sum, .terminare citra mentionem erratorum ,.. sicut a prin- -</text:span></text:span></text:p>
      <text:p text:style-name="P3"><text:span text:style-name="Default_20_Paragraph_20_Font"><text:span text:style-name="T15">cipio proposueram: sed lu horum enarratione venit in.<text:line-break/>mentem mihi , lecturis aliquam. suspicionem fore </text:span></text:span>, <text:span text:style-name="Default_20_Paragraph_20_Font"><text:span text:style-name="T15">in his,<text:line-break/>quum </text:span></text:span>ab <text:span text:style-name="Default_20_Paragraph_20_Font"><text:span text:style-name="T15">antiquis anatomicis dissentio, errare me, non<text:line-break/>autem ipsos; consentaneum. enim esse puto aestimare,<text:line-break/>unum ignorare. potius , quam omnes alios. Praeterea au-<text:line-break/>tem magis necessarium erit accidere hanc suspicionem<text:line-break/>viris illis , qui in aliis nostris anatomicis^ libris non su-.<text:line-break/>erunt versati, in quibus. non solum ostendimus, quae in<text:line-break/>anatomia errarint priores, sed etiam causas errorum<text:line-break/>scripsimus; quas nisi quis observaverit, et nunc dissecare.<text:line-break/>anatomenque facere voluerit, similiter ut illi decipietur.-<text:line-break/>Et certe quicunque .vident ea, quae apparent, nobis dis—<text:line-break/>secantibus,. non solum tendones vel motus aliquos igno-.<text:line-break/>ratus ab eis, sed etiam totos musculos praetermissos de-.<text:line-break/>mirantur, caecosque vocant eos, qui erraverunt circa<text:line-break/>talia. Age igitur (ut alia omittamus, quae in. anatome.<text:line-break/>manus ab illis sunt ignorata), quis, nisi caecus, non videt,</text:span></text:span></text:p>
      <text:p text:style-name="P3"><text:span text:style-name="Default_20_Paragraph_20_Font"><text:span text:style-name="T15">non folum tendi et flecti quemque digitorum , scd etiam<text:line-break/>ad latera accedere? Sed tamen illi mentionem facientes<text:line-break/>moventium digitos tendonum eos; a quibus extenduntur<text:line-break/>lu et flectuntur, recensent, non intelligentes, traductionis<text:line-break/>ad transversa necesse esse aliqua quoque principia motus<text:line-break/>existere. Num igitur adhuc miraris, aut non credis, ali-<text:line-break/>quid eorum, quae sunt obscuriora lu anatomia, ignoratum<text:line-break/>fuisse ab ais ( quibus ne ea quidem, quae ante anatomen<text:line-break/>apparent, noscuntur? Haec igitur oratio communis semel<text:line-break/>nunc mihi dicta sit pro toto hoc opere , ne cogar iden-<text:line-break/>tidem dicere eadem. Expositionem enim facimus nunc<text:line-break/>eorum, quae vere apparent in anatomia, quam nemo<text:line-break/>superiorum diligenter pertractavit Quicunque igitur vult<text:line-break/>operum naturae esse contemplator, non oportet eum<text:line-break/>anatomicis libris credere, sed propriis oculis, -aut ad<text:line-break/>nos accedere, aut eunt. aliquo eorum, qui nobiscum ver-<text:line-break/>sati sunt, aut ipsum. per se diligenter exerceri, anatomia</text:span></text:span></text:p>
      <text:p text:style-name="P3"><text:span text:style-name="Default_20_Paragraph_20_Font"><text:span text:style-name="T15">manu obeundis. Quamdiu autem legerit solum, omnibus<text:line-break/>me prioribus anatomicis credet eo magis, quo etiam plu-<text:line-break/>res sunt.</text:span></text:span></text:p>
      <text:h text:style-name="Heading_20_2" text:outline-level="2"><text:span text:style-name="Default_20_Paragraph_20_Font">Cap. IV. </text:span></text:h>
      <text:p text:style-name="P52"><text:span text:style-name="Default_20_Paragraph_20_Font"><text:span text:style-name="T15">Sed eo, unde ferme abiit, redeuntes de<text:line-break/>musculo, qui ad cutim manus internae apparet in super-<text:line-break/>ficie, .dicamus p quem nullus anatomicorum cognovit sub-<text:line-break/>natum in. tota nuda et depuli interna parte usuum non<text:line-break/>contemnendorum gratia, quos paulo post dicam, portquam<text:line-break/>eum, qui de omnibus musculis moventibus digitos est, fiui-<text:line-break/>ero sermonem. Intrinsecus enim, ut dictum est, duo sunt<text:line-break/>foli, quatuor vero extrinsecus. ls quidem, qui extendit<text:line-break/>quatuor digitus, omnium medius convenienter factus est,<text:line-break/>sicut monstravimus. Alii autem duo musculi sunt ex<text:line-break/>utraque ipsius parte; suppositus quidem ipsi iuferne is,<text:line-break/>qui duobus minimis - dux est metionis ad latera. Contin-<text:line-break/>gunt autem hunc alii duo connexi invicem quadantenus,<text:line-break/>et propterea eos- anatomici unum esse putaverunt. Ena—<text:line-break/>fcuntur autem ex altero quidem duo tendones ad duos</text:span></text:span></text:p>
      <text:p text:style-name="P3"><text:span text:style-name="Default_20_Paragraph_20_Font"><text:span text:style-name="T15">digitos venientes, singuli quidem ad singulos, unus qui-<text:line-break/>dem ad longissimum, longitudine et ordine medium, alter<text:line-break/>vero ad indicem ; ex </text:span></text:span>altero <text:span text:style-name="Default_20_Paragraph_20_Font"><text:span text:style-name="T15">autem ad maximum . digitum<text:line-break/>(quem etiam promanum vocant) unus enalcens pervenit<text:line-break/>tendo. Hi musculi omnes in obliquum ducunt digitos,-<text:line-break/>eonveuientiffime locati in cubito: sicut enim ille, qui<text:line-break/>est rectae extensionis dux quatuor digitis, lu media re-<text:line-break/>gione locatus est, eadem ratione, qui obliquum motum<text:line-break/>faciunt., in illis partibus funt, ad quas ipsus ducturi<text:line-break/>sunt; quod, ut puto, maximum est iusticium exactissimae<text:line-break/>artis: non. enim a propinquis, instar defidis opificis,<text:line-break/>principium motus fecit natura- ad latus conversionibus<text:line-break/>digitorum, sed a longinquioribus quidem, magis idoneis<text:line-break/>autem ad hanc actionem.- Principium. denique magni<text:line-break/>digiti prope radium est, adeo ut eum fere attingat: sed<text:line-break/>tamen movens ipsum musculus a cubitu pro cessit. Simi-<text:line-break/>liter et musculus, a quo digiti duo alii hunc sequentes<text:line-break/>convertuntur ad obliquum, contra ac ille, qui tutum car-.</text:span></text:span></text:p>
      <text:p text:style-name="P2"><text:span text:style-name="Default_20_Paragraph_20_Font"><text:span text:style-name="T15">pum invertit; principium enim ille ab osse radi; faciens<text:line-break/>ad regionem, quae est ante indicem et medium, immiti.<text:line-break/>titur parvo . tentione. Et tibi licet ridere X Graecae lit-<text:line-break/>terae similem effectam posituram eorum: qualem enim<text:line-break/>motum editurus erat uterque, talem a principio .habuit<text:line-break/>posituram. Adhuc autem facilius, quod dicitur, credes,<text:line-break/>si omnes moventes carpum musculos videris; de quibus<text:line-break/>postea percurram, reliquum adhuc tendonem magni digiti<text:line-break/>ubi adjecero , ut nihil ad eos quod pertineat .relinquatur.<text:line-break/>Quod certe melius suit magno mediam omnino extensi:<text:line-break/>enem, quae ab uno tendone perficitur, non </text:span></text:span><text:span text:style-name="Default_20_Paragraph_20_Font"><text:span text:style-name="T38">. </text:span></text:span><text:span text:style-name="Default_20_Paragraph_20_Font"><text:span text:style-name="T15">suscipere,<text:line-break/>fed eam , quae ex duobus obliquis . fit , aufe dictum esu<text:line-break/>Dictum autem nuper etiam fuit, qualis sit et tendo et<text:line-break/>musculus, qui inlicem vertus magnum ipsum vertit,<text:line-break/>Reliquus .vero, qui abducit eum ab .indice, commune<text:line-break/>quidem habet caput cum tendone, qui carpum totum ad<text:line-break/>supinum vertit: teres autem innatus est, velut firmamen-</text:span></text:span></text:p>
      <text:p text:style-name="P3"><text:span text:style-name="Default_20_Paragraph_20_Font"><text:span text:style-name="T15">tum </text:span></text:span>quoddam, <text:span text:style-name="Default_20_Paragraph_20_Font"><text:span text:style-name="T15">toti digito usque ad ultimam aciem exten-<text:line-break/>sus. ni Qui autem ab eodem capite processit </text:span></text:span>et <text:span text:style-name="Default_20_Paragraph_20_Font"><text:span text:style-name="T15">ad partem<text:line-break/>carpi, quae est ante magnum. digitum, latior inseritur,<text:line-break/>vertit ad supinum summam manum. . Quatuor enim cum<text:line-break/>sint motus carpi, scilicet extensio, flexio; ad pronum<text:line-break/>circumductio et ad supinum., duo quidem tendones et<text:line-break/>musculi sunt duces flexionis, duo autem alii extensionis:<text:line-break/>hi vero ipsi etiam laterales conversiones coadunant , ad<text:line-break/>pronam figuram simul ad juvante . quidpiam quinto muscu-<text:line-break/></text:span></text:span><text:span text:style-name="Default_20_Paragraph_20_Font"><text:span text:style-name="T28">lo</text:span></text:span><text:span text:style-name="Default_20_Paragraph_20_Font"><text:span text:style-name="T15">, id externa quidem cubiti regione locato,. desinente<text:line-break/>autem in menium potissimum metacarpium per duplicem -<text:line-break/>tendonem. Plectentium igitur carpum tendonum, lu lu-<text:line-break/>lernd videlicet parte cubiti locatorum , alter quidem ad<text:line-break/>eam , quae stupra parvum digitum , alter autem ad eam,<text:line-break/>quae supra magnum est, regionem pervenit. Ad eundem<text:line-break/>vero modum </text:span></text:span>et <text:span text:style-name="Default_20_Paragraph_20_Font"><text:span text:style-name="T15">ipsorum extendentium uterque, externa<text:line-break/>videlicet parte cubiti locatus, hic quidem supra parvum,<text:line-break/>alter autem supra magnum digitum inferitur. . Si utri-</text:span></text:span></text:p>
      <text:p text:style-name="P2"><text:span text:style-name="Default_20_Paragraph_20_Font"><text:span text:style-name="T15">que quidem tunsi fuerint simul, flectunt quidem interni,<text:line-break/>extendunt autem externi summam manum. Tenso vero<text:line-break/>.alterutro ipsorum, altero quidem, qui ad magnum .fligi-<text:line-break/>.tum parte interna, </text:span></text:span><text:span text:style-name="Default_20_Paragraph_20_Font"><text:span text:style-name="T38">- </text:span></text:span><text:span text:style-name="Default_20_Paragraph_20_Font"><text:span text:style-name="T15">altero. autem, qui ad parvum parte<text:line-break/>externa est, ad pronum lentim quodammodo manus eir-<text:line-break/>cumducitur; eo vero, qui ad parvum digitum, tenso in-<text:line-break/>trinfecus, vel eo, qui ad magium est, extrinsecus, ad su-<text:line-break/>pinum. Si vero simul. tensi fuerint, et qui ad magnum<text:line-break/>digitum intrinfeeus est, et qui ad parvum extrinsecus,<text:line-break/>non amplius fenlun, fed quamrlmimum sic ad pronum<text:line-break/>manus circumagitur : ita autem et eo , qui ad parvum<text:line-break/>. digitum lutrinfecus simul cum eo, qui ad magnum ex-<text:line-break/>trinfecus est, tenso, admodum munus supina fit. Quia<text:line-break/>vero ad vitae nostrae actiones utilissima est prona figura<text:line-break/>mixta extensioni ad carpum, ob idque oportet ipsi plus<text:line-break/>esse, quam supinae, quintum tendonem illum duplicem<text:line-break/>-natura apposuit, </text:span></text:span>ad <text:span text:style-name="Default_20_Paragraph_20_Font"><text:span text:style-name="T15">eam figuram rircumverfionis ducem,<text:line-break/>orientem quidem a radii musculo, infertum autem ad<text:line-break/>eam metacarpii regionem, quae est supra medium eligis</text:span></text:span></text:p>
      <text:p text:style-name="P3"><text:span text:style-name="Default_20_Paragraph_20_Font"><text:span text:style-name="T15">-tum et indicem. .Cur igitur non uni tendoni et muscu-<text:line-break/>sto teusionem vel flexionem ipsius manus commisit ? ad-<text:line-break/>-huc enim puto hoc praesenti deesse sermoni. Quoniam<text:line-break/>primum quidem , si unus esset, neque exactam tutius de-<text:line-break/>-articulationis neque sumam faceret flexionem, </text:span></text:span>sed <text:span text:style-name="Default_20_Paragraph_20_Font"><text:span text:style-name="T15">sacile<text:line-break/>circum versatilem et laxam: ut autem nunc </text:span></text:span>se <text:span text:style-name="Default_20_Paragraph_20_Font"><text:span text:style-name="T15">habet<text:line-break/>manus, perfecte sumta et tuta esu Deinde autem ne va-<text:line-break/>cuam quidem amplius habebat mediam regionem, in qua<text:line-break/>omnino, unus si esset, ipsum locatum operiebat: jam<text:line-break/>enim introrsum quidem a flectentibus digitos, extrarium<text:line-break/>autem ab extendentibus occupata effeti Tertio denique<text:line-break/>praeter praedicta aliis indigeret tensionibus, </text:span></text:span>ad <text:span text:style-name="Default_20_Paragraph_20_Font"><text:span text:style-name="T15">latera<text:line-break/>conversiones facientibus. Sest nunc demum, duplicibus<text:line-break/>factis lis, .qui extendunt et flectunt, .mox quidem ab eis<text:line-break/>et alios motus mantis habuimus, non caremus autem ne-<text:line-break/>que positura edentium eos motus musculorum , agimusque<text:line-break/>ita multo validius et tutius., quam si .illo. modo facti su-</text:span></text:span></text:p>
      <text:p text:style-name="P3"><text:span text:style-name="Default_20_Paragraph_20_Font"><text:span text:style-name="T15">issent; quae omnia erant necessaria. oportet autem huic<text:line-break/>sermoni mentem adhibere et distinguere carpi motus a<text:line-break/>motibus totius cubiti : sunt enim et huic quatuor motus,<text:line-break/>proportione respondentes motibus carpi, de quibus postea<text:line-break/>fusius dicetur. Nunc autem tantum suise oportet de iis,<text:line-break/>quod, si omnino immobilem tenuerit quis summam ma-<text:line-break/></text:span></text:span>num,. <text:span text:style-name="Default_20_Paragraph_20_Font"><text:span text:style-name="T15">manifeste videbit- quatuor cubiti motus ab iis, quae<text:line-break/>ad brachium sunt, dearticulationibus .fieri. Etenim<text:line-break/>extendi et flecti et circumduci ad pronum et supinum<text:line-break/>videbis lotum cubitum. quiescente summa manu; sed ex-<text:line-break/>teusionem quidem et flexionem cubiti dearticulatio, quae<text:line-break/>est ad media brachii, efficit, circumductionem vero ad La-<text:line-break/>tera dearticulatio radii ad externum. ejus caput. Su-<text:line-break/>pertensi vero dearticulationibus utrique musculi quales<text:line-break/>sint et quot et quam magni, procedens ferme, proprio<text:line-break/>loco exponet. lu .praesenti vero tantum oportet cogno-<text:line-break/>fcere, .quod, .qui extendunt et flectunt cubitum, .in</text:span></text:span></text:p>
      <text:p text:style-name="P3"><text:span text:style-name="Default_20_Paragraph_20_Font"><text:span text:style-name="T15">brachio </text:span></text:span>sunt; <text:span text:style-name="Default_20_Paragraph_20_Font"><text:span text:style-name="T15">quivero uircumvertunt, in ipso cubito; ob-<text:line-break/>liqui qmdem, quoniam et motus, quem efficiunt, est obli-<text:line-break/>quos, pervenientes autem ad radii os, quoniam hic m o-<text:line-break/>tus est actio dearticulatiouis hujus ossis, quae ad brachi-<text:line-break/>um est. Dicetur autem et de his postea. Memini au-<text:line-break/>tem et nunc eorum ,. quoniam milii propositum erat om-<text:line-break/>mes musculos, qui sunt in cubitu; numerare. Apparent<text:line-break/>enim convenienter novem quidem externi , septem autem<text:line-break/>interna, in utrosque ipsorum advenientibus his duplicibus<text:line-break/>musculis, de quibus nunc ulcere desii. Itaque reliqui<text:line-break/>musculi cubiti, extremae munus gratia facti; septem qui--<text:line-break/>dem sunt externi , quinque autem interni ; quos etiam<text:line-break/>paucis in summam collectos rursus percurrere est melius,<text:line-break/>ut facile recortiari queas sermonis, qui de eorum usu<text:line-break/>traditus.. est.</text:span></text:span></text:p>
      <text:h text:style-name="Heading_20_2" text:outline-level="2"><text:span text:style-name="Default_20_Paragraph_20_Font">Cap. V. </text:span></text:h>
      <text:p text:style-name="P52"><text:span text:style-name="Default_20_Paragraph_20_Font"><text:span text:style-name="T15">Maximus igitur omnium, qui primum et<text:line-break/>tertium articulum uniuscujusque quatuor digitorum flectit,<text:line-break/></text:span></text:span>mox <text:span text:style-name="Default_20_Paragraph_20_Font"><text:span text:style-name="T15">fecundum longitudinem totius manus extensus^ est,</text:span></text:span></text:p>
      <text:p text:style-name="P3"><text:span text:style-name="Default_20_Paragraph_20_Font"><text:span text:style-name="T15">mediam regionem interiorem cubiti totam </text:span></text:span>occupans.<text:line-break/><text:span text:style-name="Default_20_Paragraph_20_Font"><text:span text:style-name="T15">.Qui vero superjacct et connatus .est ei., quatuor. digitis<text:line-break/>mittit tendones; quos ad secundum articulum inferi dice-<text:line-break/>hamus. Tertius autem post hos fecundum longitudinem<text:line-break/>totius manus similiter praedictis productus, </text:span></text:span>sub <text:span text:style-name="Default_20_Paragraph_20_Font"><text:span text:style-name="T15">ipsa<text:line-break/>cute situs, per totam dissemluatm internam cutim extre-<text:line-break/></text:span></text:span>mae <text:span text:style-name="Default_20_Paragraph_20_Font"><text:span text:style-name="T15">munus. Hi igitur tres mediam regionem obtinent;<text:line-break/>reliqui vero duo parvi musculi ex utraque horum parte<text:line-break/>(ipsi autem iidem flectunt carpum) , hic quidem ad per-<text:line-break/>vum, ille vero ad magnum digitum inseritur. Exterio-<text:line-break/>rnm vero cubiti musculorum, qui quidem extundit qua-<text:line-break/>tuor digitos, in superficie sub ipsacute locatus est, me-<text:line-break/>diamque maxime totius membri regionem obtinet. Alii<text:line-break/>-vero post eum , a media regione discedentes ad obliquum,<text:line-break/>tribus . quidem majoribus digitis duo , reliquis vero duo-<text:line-break/>bus minoribus .reliquus propagines mittit. Reliquorum<text:line-break/>vero trium onus quidem, qui in cubito est, extendere<text:line-break/>carpum simplici tendone dictus est; qui autem sunt sus</text:span></text:span></text:p>
      <text:p text:style-name="P3"><text:span text:style-name="Default_20_Paragraph_20_Font"><text:span text:style-name="T15">radio; alter qmdem-condylum ejus transcendens obli-<text:line-break/>qnus, in duo divisus; extendit simul carpum et magnum<text:line-break/>digitum abducit ah aliis; reliquus autem extrinsecus in-<text:line-break/>.cubans (quem ad id metacarpii, quod ante indicem et<text:line-break/>medium digitum est, pertingere dixi) ad pronum situm:<text:line-break/>ruam manum circumducit extenditque carpum.</text:span></text:span></text:p>
      <text:h text:style-name="Heading_20_2" text:outline-level="2"><text:span text:style-name="Default_20_Paragraph_20_Font">Cap. UI.</text:span></text:h>
      <text:p text:style-name="P52"><text:span text:style-name="Default_20_Paragraph_20_Font"><text:span text:style-name="T15"><text:s/>Reliquum igitur est tendonem sub interna<text:line-break/>cute manus natum narrare, exortum quidem </text:span></text:span>ex <text:span text:style-name="Default_20_Paragraph_20_Font"><text:span text:style-name="T15">messio<text:line-break/>musculo recto habentem, qui minor quidem </text:span></text:span>est aliis mu-<text:line-break/><text:span text:style-name="Default_20_Paragraph_20_Font"><text:span text:style-name="T15">fculis quatuor, quoniam nullam movet dearti tralationem,<text:line-break/>in superficie autem tub cute locatus est, </text:span></text:span>mediam <text:span text:style-name="Default_20_Paragraph_20_Font"><text:span text:style-name="T15">membri<text:line-break/>regionem occupans. Enascitur autem tendo ab eo, ante-<text:line-break/>quam ad carpi dearticulationem perveniat; dilatari au-<text:line-break/>-tem incipit ad illam primum; iudeque apparet </text:span></text:span>is, <text:span text:style-name="Default_20_Paragraph_20_Font"><text:span text:style-name="T15">velut<text:line-break/>.quaedam cutis fecunda alba et exanguis, sub tota cute<text:line-break/>extensus manus flammae et digitorum. Alia siquidem<text:line-break/>cutis, quae ambit totum corpus, excoriari potest, </text:span></text:span>et <text:span text:style-name="Default_20_Paragraph_20_Font"><text:span text:style-name="T15">pro-</text:span></text:span></text:p>
      <text:p text:style-name="P3"><text:span text:style-name="Default_20_Paragraph_20_Font"><text:span text:style-name="T15">pterea (opinor) ajunt eam etiam sic nominatam ; inler-<text:line-break/>nam autem summarum manuum, de qua nunc est sermo,<text:line-break/>similiter autem et infernam pedum, praeterea et fron-.<text:line-break/>lis et totius fere faciei aliarumque </text:span></text:span>quarundam <text:span text:style-name="Default_20_Paragraph_20_Font"><text:span text:style-name="T15">partium<text:line-break/>animalis non est possibile excoriare propter tendones,<text:line-break/>et musculos iis insertos. Ut vero in unanrquamque ipsa-<text:line-break/>rum inferatur et cujus usus gratia, in .propriis de una-.<text:line-break/>quaque parte. sermonibus dicetur. In universum autem<text:line-break/>oportet hoc scire, quod,. aut. ut tradant certiorem exa-<text:line-break/>ctioremque . sensum aut motum voluntarium,. aut difficul-<text:line-break/>ter circumversatilem aut duram aut depilem efficiunt<text:line-break/>cutim,. inseruntur quidam in ipsam tendones. .Decebat<text:line-break/>igitur, opinor, manus, comprehensoris organa . quum<text:line-break/>essent, habere eam cutim non modo difficulter circum-<text:line-break/>versatilem, cum ob alia quaedam, tum maxime ob parvo-<text:line-break/>rum corporum certam et tutam apprehensionem, sed<text:line-break/>et tota cute reliquo magis scnlibilcm. Non enim aliud<text:line-break/>quidem operiebat esse apprehensorium, aliud autem ta-</text:span></text:span></text:p>
      <text:p text:style-name="P3"><text:span text:style-name="Default_20_Paragraph_20_Font"><text:span text:style-name="T15">ctorium organum; neque aliud quidem accipere unam—<text:line-break/>quamque rem externam elevande et transferendo et<text:line-break/>omnino pertractando, aliud autem postea judicarede<text:line-break/>acceptorum calore </text:span></text:span>al <text:span text:style-name="Default_20_Paragraph_20_Font"><text:span text:style-name="T15">frigore et duritie </text:span></text:span>et <text:span text:style-name="Default_20_Paragraph_20_Font"><text:span text:style-name="T15">mollitie<text:line-break/>et estis tactilibus differentiis, sed mox, quum apprehen-<text:line-break/>derit- unumquodque , melius fuit simul dignoscere, quale<text:line-break/>sit. natura. At vero neque </text:span></text:span><text:span text:style-name="Default_20_Paragraph_20_Font"><text:span text:style-name="T38">. </text:span></text:span><text:span text:style-name="Default_20_Paragraph_20_Font"><text:span text:style-name="T15">decent ius neque promptius<text:line-break/>fuit alio organo corpora dignoscere, quam manu, et<text:line-break/>ipsius munus non omnibus, sed internis partibus,. quibus<text:line-break/>inest etiam apprehensorium organum. Si igitur propterea<text:line-break/>factricem oportuit eam esse, quoniam et apprehensoria,<text:line-break/>consentaneum fuit, quibus partibus est apprehensoria, eis—<text:line-break/>dem ipsimi fursse et factricem. - Coufert autem nun pa-<text:line-break/>ruin ad certam dignationem tactilium omnium qualitatum<text:line-break/>glabrities cutis- ejus loci, ita a lato leudone cuti salutato<text:line-break/>saeta. -.Ut enim-, si- </text:span></text:span><text:span text:style-name="Default_20_Paragraph_20_Font"><text:span text:style-name="T38">pilosa admodum et </text:span></text:span><text:span text:style-name="Default_20_Paragraph_20_Font"><text:span text:style-name="T15">hirsuta esset haec<text:line-break/>cutis, nullo. pactu tangeret sibi appropinquantia, anticipati-</text:span></text:span></text:p>
      <text:p text:style-name="P11"><text:span text:style-name="Default_20_Paragraph_20_Font"><text:span text:style-name="T48">- </text:span></text:span><text:span text:style-name="Default_20_Paragraph_20_Font"><text:span text:style-name="T15">tibus pilis ad seipsos incidere et illa propellere , ita nunc<text:line-break/>exactu nuda nullam appropinquantium sinit partem in-<text:line-break/>tactam effugere , sed - omnibus ipsis accedens tutum cor-.<text:line-break/>pus aelurotum sentit. Quod autem et. duritiem .cutis<text:line-break/>-ejus loci tendo Palmatus efficit, manifestum est omnibus,<text:line-break/>utile et hoc ad multas actiones nobis futurum. ob<text:line-break/>eas certe caulas tendones ad internam manuum cutim<text:line-break/>prodierunt.<text:tab/></text:span></text:span><text:span text:style-name="Default_20_Paragraph_20_Font"><text:span text:style-name="T38">,</text:span></text:span></text:p>
      <text:h text:style-name="Heading_20_2" text:outline-level="2"><text:span text:style-name="Default_20_Paragraph_20_Font">Cap. VII. </text:span></text:h>
      <text:p text:style-name="P52"><text:span text:style-name="Default_20_Paragraph_20_Font"><text:span text:style-name="T15">Tempus autum est transeundi ad reliqua<text:line-break/>cubiti et radii. Plurima quidem et horum dicta funt;<text:line-break/>superest autem et alia quaedam omnino pauca et- de<text:line-break/>obliquis in ipsis musculis, qui radium movent, determi-<text:line-break/>nare. Cur demum duo quidem ad pronum circumda-<text:line-break/>eunt,. duo autem ad supinum convertunt radium, et cur<text:line-break/>denique absque tensionibus? Veluti sane in musculis, qui<text:line-break/>extendunt et flectunt carpum, monstrabatur melius esse.<text:line-break/>ipsus duos factos ad fines movendorum ossium iuseri , eo-</text:span></text:span></text:p>
      <text:p text:style-name="P3"><text:span text:style-name="Default_20_Paragraph_20_Font"><text:span text:style-name="T15">dem modo drabet et in moventibus radium musculis </text:span></text:span>: <text:span text:style-name="Default_20_Paragraph_20_Font"><text:span text:style-name="T15">ne-<text:line-break/>que. enim et hic erat melius unum musculum in hujus<text:line-break/>radii menium. interere, et et committere tutum motum,<text:line-break/>quam duobus; quorum ltic quidem in superiores, quae.<text:line-break/>sunt juxta brachium, alius vero in inferiores </text:span></text:span>ad <text:span text:style-name="Default_20_Paragraph_20_Font"><text:span text:style-name="T15">carpum<text:line-break/>inferitur. Fertur vero ultra amplius uterque, nec in<text:line-break/>ipsa solum inseritur extrema, .propterea quod carnosis<text:line-break/>partibus immittuntur ante </text:span></text:span>, <text:span text:style-name="Default_20_Paragraph_20_Font"><text:span text:style-name="T15">.quam in tendones desinant;<text:line-break/>debiles enim eorum apprehensiones quum sint,- plura in-.<text:line-break/>digent comprehendere loca, ut (id, quod tensionibus pro-<text:line-break/>pter vim ex una. inest apprehensione, hoc carnosis pro-.<text:line-break/>pter earum imneclllitalem ex pluribus acervetur. Quod<text:line-break/>autum neque melius erat neque possibile- exoriri ab his<text:line-break/>musculis -tendones, si quis. meminerit dictorum ante,<text:line-break/>novit .jam causam; sin minus . tamen, . et.. hanc paucis<text:line-break/>memorabo. Non recipit .os musculi insertionem,. .aut.<text:line-break/>quia durum est, aut quia parvunr, aut quia. melius erasi<text:line-break/>ut membrum excarne et leve esset. Horum autem nihil</text:span></text:span></text:p>
      <text:p text:style-name="P3"><text:span text:style-name="Default_20_Paragraph_20_Font"><text:span text:style-name="T15">licet dicere in osse radii, neque enim durum est, neque<text:line-break/>parvum, sed neque leve esse magis quam carneum po-<text:line-break/>stulaI. Praeter hae.c autem et impossibile est, ita pro-<text:line-break/>pinquis sibi positis ossibus, incipientem a cubito muscu-<text:line-break/>lum in aponeurosin mutatum inseri radio. Nervis enim<text:line-break/>lis et ligamentis, quae in carnes musculi disseminata<text:line-break/>erant, paulatim in idem acervatis generatio fit tendoni-<text:line-break/>bus : hoc autem, scilicet paulatim, longiori eget via, et<text:line-break/>maxime quando ex magno musculo acervatur. Verum<text:line-break/>autem esse hoc, quod dicitur, ostendit is, qui radio in-<text:line-break/>cambit superne musculus, a quo solo quatuor horum mu-<text:line-break/>scutorum , de quinas praesens est sermo, membranofus<text:line-break/>juxta finem exoritur tendo, insertus radio ex internis<text:line-break/>partibus prope carpum : nam et solus minimis apprehen-<text:line-break/>sionibus moturus erat radium, et longissimus est non<text:line-break/>solum eorum, qui movent radium, sed etiam omnium<text:line-break/>aliorum musculorum, qui sunt in cubito. Ob ea^ qin-<text:line-break/>dem causas quatuor facti sunt musculi hi, et obliqui</text:span></text:span></text:p>
      <text:p text:style-name="P3"><text:span text:style-name="Default_20_Paragraph_20_Font"><text:span text:style-name="T38">situ, et toti carnosi, excepto quarto nunc dicto: brevis-<text:line-break/>simus enim quidam, ut dixi, exoritur membranofus tendo.<text:line-break/>Posuit autem unumquemque ipsorum natura loco maxime<text:line-break/>idoneo, eos quidem, qui ad pronam figuram membrum<text:line-break/>circumducunt, ex internis partibus omnium primos in<text:line-break/>profundo securitatis gratia: (monstratum enim praece-<text:line-break/>denti sermone, plurimas et maxime necessarias et ve-<text:line-break/>hementissimas actiones in hac figura a manu exerceri:)<text:line-break/>eos vero, qui ad supinum abducunt, extrinsecus quidem<text:line-break/>omnino oportebat poni : situm autem amborum analo-<text:line-break/>gum interius non erat possibile facere in utroque extre-<text:line-break/>mo radii: id enim, quod est ad carpum (quia leve simul<text:line-break/>et paucae camis esse debebat, et praeterea capitibus om-<text:line-break/>nium tendonum moventium extremam manum dicatum),<text:line-break/>duos obliquos musculos non poterat recipere. Propterea<text:line-break/>igitur alterum quidem ipsorum, totum carnosum natura<text:line-break/>quum fecisset, occultavit in regione inter cubitum et<text:line-break/>radium media, ex cubito quidem exortum largiens, in-</text:span></text:span></text:p>
      <text:p text:style-name="P3"><text:span text:style-name="Default_20_Paragraph_20_Font"><text:span text:style-name="T15">fertionem autem in radium ; alterum autem , quia nec in<text:line-break/>hoc loco collocare erat possibile, quum jam libi satis es-<text:line-break/>set etiam unus susceptus, neque alium locum haberet<text:line-break/>vacuum, imposuit desuper ipsi radio, longissimum facien-<text:line-break/>do hunc omnium quI circa membrum hoc sunt musculo-<text:line-break/>rum. Pervenit itaque ejus superior extremitas ad exter-<text:line-break/>nam brachii partem, pendens quidem quadantenus supra<text:line-break/>ejus loci musculos, descendens autem intra eos, qua par-<text:line-break/>te tenuissima est. Haec quidem ejus extremitas velut ca-<text:line-break/>put quoddam est. Alia vero extremitas inferior, per<text:line-break/>quam movet radium, desinens in membranulum tendo-<text:line-break/>nem , applicatur interioribus ipsius partibus prope ipfam<text:line-break/>cum t:arpo dearticulationem. Erraverunt autem multum<text:line-break/>et circa hujus mulculi enarrationem , qui ante nos lue-<text:line-break/>runt anatomici, propter multas causas, quas in anatomicis<text:line-break/>adm in i stelionibus recensemus. Sed praesens sermo salis<text:line-break/>mihi videtur monstrasse circa hunc musculum diligentem<text:line-break/>artem naturae occultantis quidem in profundo internos</text:span></text:span></text:p>
      <text:p text:style-name="P3"><text:span text:style-name="Default_20_Paragraph_20_Font"><text:span text:style-name="T38">securitatis gratia, externorum vero alterum solum, quo-<text:line-break/>niam neque possibile erat utrosque, neque magnopere<text:line-break/>laeditur manus ad actiones, affecto musculo, qui radio su-<text:line-break/>perne incumbit: Ii vero interior aliquid patiatur, princi-<text:line-break/>palissimas actiones totius manus perire eontinget: at vero<text:line-break/>nihil patietur ab externis, nisi prius aliquid vel abscin-<text:line-break/>datur omnino, vel ejus loci osia conterantur: tantam<text:line-break/>semper habet natura providentiam securItatis praecipua-<text:line-break/>rum partium. Ita sane et paulo ante dictorum tendo-<text:line-break/>num qui digitos movent et carpum, in superficie qui-<text:line-break/>dem sunt minus principales, in profundo autem princi:-<text:line-break/>pastores. Quia autem (ut dicebamus) natura coacta est<text:line-break/>radio superne imponere minus principalem musculum,<text:line-break/>merito ipsum ad exteriora brachii duxit; solummodo<text:line-break/>enim ita fieret obliquus, quod necesse erat ipsi, ut qui<text:line-break/>futurus erat dux motus obliqui. Manifestum igitur jam<text:line-break/>est ei , qui non omnino osi itanter audivit praedicta , quod</text:span></text:span></text:p>
      <text:p text:style-name="P3"><text:span text:style-name="Default_20_Paragraph_20_Font"><text:span text:style-name="T15">natura fecit Talione optima non solum tot musculus,<text:line-break/>verum etiam ita magnum unumquemqne, sicut nunc est,<text:line-break/>et ita situm , et in tot tendones divisum. Quod si quid<text:line-break/>praetermissum est, quod non explicuerimus hoc sermone,<text:line-break/>quum partim quidem proportione respondeat his, quae<text:line-break/>nunc dicuntur, partim autem similiter habeat iis, quae<text:line-break/>dicentur, non erit utique vobis difficile invenire, haben-<text:line-break/>tibus jam tot subsidia inventionis , si unum solum in om-<text:line-break/>nibus servaveritis , tanquam aliquod lumen splendidum,<text:line-break/>ducens vos, quo oportet, et deducens prompte ad quae-<text:line-break/>sitorum inventionem; quod et in principio hujus sermo-<text:line-break/>nis statim dictum est. Quid hoc tandem est? actionem<text:line-break/>uniuscuiusque partis, et ante hanc videlicet constructio-<text:line-break/>nem totam exacte oportere sicine, ea, quae in dissectioni-<text:line-break/>bus corporum apparent, inspiciendo ipsis oculis diligen-<text:line-break/>ter, quoniam nunc certe libri eorum, qui anatomicos<text:line-break/>se ipsos vocaverunt, sunt pleni infinitis erroribus, de<text:line-break/>quibus in alio opere sermonem facimus, ostendentes non<text:line-break/>simpliciter solum ipsa in unoqnoque errata, sed etiam</text:span></text:span></text:p>
      <text:p text:style-name="P3"><text:span text:style-name="Default_20_Paragraph_20_Font"><text:span text:style-name="T15">causas ipsorum exponentes. Quin etiam usus partium<text:line-break/>nulio negotio invenies ab ipsa edoctus natura, fi solum<text:line-break/>noveris exacte constructionem. Ne longius abeamus, qua<text:line-break/>ratione securitati tendonum incumbentium ipsis cubiti et<text:line-break/>radii ad carpum sinibus, et excarnibus, et nudis, et<text:line-break/>male tutis ob devexitatem, providerit natura, inspicere<text:line-break/>oportet solum in anatomia: nam nullus est tam sensus<text:line-break/>expers, qui conspicatus in osse insculptum locum tendoui<text:line-break/>transgrelfuro aequalem quaerat adhuc et ambigat seu<text:line-break/>dubitet, num tutelae partium natura provideat. Verum,<text:line-break/>fi esiam tardus fit et omnino obtusa mente, in uno qui-<text:line-break/>dem vel duobus aut tribus ossibus sortassis intuitus id</text:span></text:span></text:p>
      <text:p text:style-name="Normal"><text:span text:style-name="Default_20_Paragraph_20_Font"><text:span text:style-name="T15">adhuc dubitare posset: quum autem ubique Viderit, quan-<text:line-break/>do nervum aut tendonem aliquem transgredi oportet<text:line-break/>magnam ossis devexitatem, unum horum Dium fieri, aut<text:line-break/>cavari partem, aut perforari, aut omnino circa basim<text:line-break/>ejus nervum involvi, nusquam autem nudum neque non</text:span></text:span></text:p>
      <text:p text:style-name="P3"><text:span text:style-name="Default_20_Paragraph_20_Font"><text:span text:style-name="T15">munitum vehi per devexitatem, intelliget omnino tunc,<text:line-break/>quantam artem in securitate lingularum partium ostendit<text:line-break/>natura. Si vero etiam omnibus vasis, quae firmantur in<text:line-break/>cavitatibus ossium , non solum nervis et tensionibus,<text:line-break/>membranas robustas circumdari superne et inferne fub-<text:line-break/>sterni quis viderit, adhuc magis puto intellecturum eum,<text:line-break/>dysp albiae gratia omnia ejusmodi machi natam esse na-<text:line-break/>turam. In toto igitur corpore haec ita fe habent, et in<text:line-break/>eminentiis ossium carpi maxime. Tendones enim ipsos<text:line-break/>trium externorum manus musculorum carpum moventium<text:line-break/>cavatae epiphyses radii et cubiti suscipiunt; mox autem<text:line-break/>et ligamentis latis et validis et duris , quae suscipientia<text:line-break/>offa prodibunt, induuntur undique omnes ejus loci ten-<text:line-break/>dones , ut neque ab incidentibus extrorfum prompte quid<text:line-break/>patiantur, neque a duritie ossium laedantur. Veluti ^gi-<text:line-break/>tar, quod securitati partium providerit natura, oportet<text:line-break/>inspicere solum accurate ea, una e in anatome apparent,</text:span></text:span></text:p>
      <text:p text:style-name="P3"><text:span text:style-name="Default_20_Paragraph_20_Font"><text:span text:style-name="T15">eodem modo, quod magnitudinem unicuique musculo et<text:line-break/>tendoni proportione actionibus respondentem dederit Qd<text:line-break/>quod et primo libro monstratum est), imbeciliiores qui-<text:line-break/>dem actiones parvis committens musculis et tendonibus,<text:line-break/>ad vehementiores vero non magnos solum, sed etiam<text:line-break/>binos faciens s quin esiam quod numerum ipsorum om-<text:line-break/>nem et silum summa arte praeparavit, jam mihi demon-<text:line-break/>stralum est, ac nihil, quod ad eos pertineat, superest.</text:span></text:span></text:p>
      <text:h text:style-name="Heading_20_2" text:outline-level="2"><text:span text:style-name="Default_20_Paragraph_20_Font">Cap. VllL </text:span></text:h>
      <text:p text:style-name="P52"><text:span text:style-name="Default_20_Paragraph_20_Font"><text:span text:style-name="T15">Sed tempus est, nos transire ad sermo-<text:line-break/>nem de ossibus, a summa manu incipientes , quoniam<text:line-break/>et permulta sunt offa in ipsa. Monstratum itaque est<text:line-break/>ante, quod oportebat esse tria in unoquoque digito, ta..<text:line-break/>lem habentia formam et posituram et magnitudinem,<text:line-break/>qualis nunc est. Cur autem natura ex octo quidem offi-<text:line-break/>bus carpum, ex quatuor vero metacarpium fecerit, variis<text:line-break/>figura quidem, et cur duobus ipsorum ordinibus carpas<text:line-break/>constet, uno autem metacarpium, praeterea de figura<text:line-break/>ipsorum et duritie et positura nondum quidem dictum</text:span></text:span></text:p>
      <text:p text:style-name="P3"><text:span text:style-name="Default_20_Paragraph_20_Font"><text:span text:style-name="T15">est ante. Incipienda vero est jam narratio ab ipsorum<text:line-break/>multitudine: ineptus enim nobis videri possit creator, ex<text:line-break/>nno quidem oste femur et brachium; ^maxima membro-<text:line-break/>rum, si fecisset, ex octo autem carpum, parvam adeo<text:line-break/>particulam, vel ex quatuor metacarpium. In digitis<text:line-break/>namque diversitas figuratum in motibus monstrat usum<text:line-break/>eorum multitudinis ; in carpo vero et metacarplo nihil<text:line-break/>tale apparet: atqui (obsistendum est enim contrario ser-<text:line-break/>mone, ait quodam Ioco Hippocrates) ita componuntur<text:line-break/>artificiose, ut nulla omittatur perfectionis excellentia..<text:line-break/>Principio fano nullum octo carpi ossium alii est simile<text:line-break/>specie, vel magnitudine aequale; tamen tanta est com-<text:line-break/>positionis harmonia, ut difficile comprehendi queat eorum<text:line-break/>numerus; nisi enim prorsus abraseris ligamenta, et denu-<text:line-break/>daveris membranas cooperientes, unum esse tibi omnia<text:line-break/>videbuntur. Quod autem ex ita multis et variis com-<text:line-break/>positos carpus est, intus quidem concavus, quantum ma-</text:span></text:span></text:p>
      <text:p text:style-name="P3"><text:span text:style-name="Default_20_Paragraph_20_Font"><text:span text:style-name="T15">nui esse convenit, convexus autem foris, quantum et hoc<text:line-break/>conducit, quomodo non simul quidem artem mirabilem,<text:line-break/>simul autem et providenliam indicat? Quod autem<text:line-break/>convexitatem habeat superioribus suis partibus cubi-<text:line-break/>to proximis talem et tantam, qualis et quanta futura<text:line-break/>erat maxime idonea ad dearticulationem praelocatorum<text:line-break/>ossium , nonne et id providentiam optimi et ardis certi-<text:line-break/>tudinem ostendit? Ne igitur hanc mireris fotam carpi<text:line-break/>constructionem, sed esiam inferiorem^ ejus finem conside-<text:line-break/>ra. Quatuor enim in hac parte videbis cavitates parvas,<text:line-break/>ordine sibi invicem succedentes, quae coarticulantur me-<text:line-break/>tacarpii ossibus. Cartilago autem non has solum, sed<text:line-break/>etiam eas, quae in ipso sunt carpo, commissuras ossium<text:line-break/>omnes oblinit: easque foris comprimunt membranae<text:line-break/>robustae, quae sunt ligamenta simul ipsis articulis et<text:line-break/>operimentum totis ossibus circumpositae. Quatuor vero<text:line-break/>metaoarpii osia parallela usque ad digitos feruntur. Di-<text:line-break/>stant autem a fo invicem , neque sunt omnino conjuncta,</text:span></text:span></text:p>
      <text:p text:style-name="P3"><text:span text:style-name="Default_20_Paragraph_20_Font"><text:span text:style-name="T38">sicut ossa carpi : ilia enim plurimum invicem distantibus<text:line-break/>organis, nempe digilis, debebant dearticulant , superiora<text:line-break/>vero carpi ossa cubiti et radii extremitatibus consumtis.<text:line-break/>Sed et figura gibba quidem foris leniter, intus vero lima<text:line-break/>magis facta sunt: oportebat enim ipsa, post offa carpi<text:line-break/>locata, Iliorum speciem imitari: et quidem adeo eis assi-<text:line-break/>milata sunt, ut omnium inter se compositio duplices. et<text:line-break/>eas planas superficies effecerit, simam quidem internam,<text:line-break/>gibbam vero externam. Quando igitur perlecte exten-<text:line-break/>dere opus est summam manum , omnes quidem digitos<text:line-break/>tendones externi ceu reflectentes tendunt: extenditur<text:line-break/>autem similiter et carpi articulus : ab utrisque vero his<text:line-break/>quum carpus et metacarpium arctentur ac vetuli Vecta<text:line-break/>impellantur violenter, cedere quidem pristina sede co-<text:line-break/>guntur, ferri autem foras quum nequeant propter. tensio^<text:line-break/>nem tendouum hic sitorum, reliquam adhuc internam<text:line-break/>transpositionem habebunt, plurimumque intro recessissent<text:line-break/>undique pulsa, si ligamenta laxa et tenuia habuissent;</text:span></text:span></text:p>
      <text:p text:style-name="P3"><text:span text:style-name="Default_20_Paragraph_20_Font"><text:span text:style-name="T15">et uno autem ligamentorum robur eis auxilio fuit , ne<text:line-break/>omnino furarentur. AttamenVunoquoque articulo parum<text:line-break/>transposito, magnum aliquid et effatu dignum ex omni-<text:line-break/>bus conflatur. Plurimam autem vim ad hujusmodi trans-<text:line-break/>positionem tendones externi conferunt; incidentes enim<text:line-break/>gibbis ossium partibus intro omnia comprimunt. Duplex<text:line-break/>autem hinc fit sensui manifesta extensio, vacua quidem<text:line-break/>ante regione interna a translatis ad eam ipsam ossibus<text:line-break/>occupata, priori autem convexitate externa relicta. Non<text:line-break/>igitur solum ut repleatur concavum manus, fed etiam<text:line-break/>ut aequabile reddatur, quod est gibbum, organis, quae in<text:line-break/>carpo et metacarpio sunt, extendi accidit. Concavam<text:line-break/>autem exacte manum effecturi omnia facimus contraria,<text:line-break/>exolventes quidem a tensione externos tendones, tendet:-<text:line-break/>tes autem internos flectentesque digitos; ex quibus om-<text:line-break/>nibus prompte rursus ad externum locum revertitur<text:line-break/>.unumquodque os: sed neutrum horum fieret, si cedere</text:span></text:span></text:p>
      <text:p text:style-name="P3"><text:span text:style-name="Default_20_Paragraph_20_Font"><text:span text:style-name="T38">ipsa non possent; non autem cederent, si essent omnia<text:line-break/>unum simplex. .Ex quo igitur multa sunt facta, trans-<text:line-break/>positionem adepta , tum concavam plurimum , tum rur-<text:line-break/>fus efficiunt rectam manum propter usum amborum,<text:line-break/>quem nobis pars ipsa praebet; atque omnino sane altera<text:line-break/>parsisset constitutio , nisi plura essent facta. Non solum<text:line-break/>autem manus acsionem , sed esiam securitatem juvit hu-<text:line-break/>jusmodi constructio. Si enim inter digitos et cubitum<text:line-break/>unum simplex os esset locatum, concavum quidem in-<text:line-break/>trinfecus, convexum autem extrinsecus, ita nudum, sicut<text:line-break/>haec decet nuda esse, [hoc enim prior sermo monstra-<text:line-break/>vit,) ab omni quidem duro ipsum feriente facile frange-<text:line-break/>retur , fractum autem mox totum utique praeter naturam<text:line-break/>haberet, quum unicum sit. Nunc autem, quia duodecim<text:line-break/>facta sunt, duodecima pars constructionis totius corrum-<text:line-break/>pitur, uno affecto. Porro, ut omnino nihil patiantur,<text:line-break/>melius fuit ex multis componi, et potissimum ita duris;<text:line-break/>vadentia enim occursantibus ad suas dearticulatioues</text:span></text:span></text:p>
      <text:p text:style-name="P3">exolvant ipsorum violentiam. Ita namque et sagitta, et<text:line-break/>hasta, et quicquid aliud tale est, tensa coriae facilius<text:line-break/>quam laxa penetrat, quod illa quidem resistunt, haec<text:line-break/>autem cedentia paulatim eorum,. quae incidunt, violem-<text:line-break/>tiam exolvant. Utraque igitur sortita est horum ossium<text:line-break/>compositio , eam , quae <text:span text:style-name="Default_20_Paragraph_20_Font"><text:span text:style-name="T38">. </text:span></text:span>est communis omnium , . et quae<text:line-break/>uniuscujusque privatim propria est, dyspaihiam (patiendi<text:line-break/>.difficultatem], illam quidem ex -multitudine ipsorum,<text:line-break/>hanc autem <text:span text:style-name="Default_20_Paragraph_20_Font"><text:span text:style-name="T38">. </text:span></text:span>ex dmitie assecuta. Quin et multiformis<text:line-break/>figurarum varietas ad communis dyspathiam incredibiliter<text:line-break/>conducit: multiformiter enim cedit iis, quae ex omnibus<text:line-break/>Locis incidunt, si vero uniformis ipsorum compositio fulsi<text:line-break/>ret, laesionibus obnoxia foret, quoniam ne cedere qui-<text:line-break/>.dem omnino posset.. Propter haec igitur manus. ossa et<text:line-break/>anulla sunt et .ita composita.</text:p>
      <text:h text:style-name="Heading_20_2" text:outline-level="2"><text:span text:style-name="Default_20_Paragraph_20_Font"><text:span text:style-name="T46">t </text:span></text:span><text:span text:style-name="Default_20_Paragraph_20_Font"><text:span text:style-name="T38">.i </text:span></text:span>Cap. IX </text:h>
      <text:p text:style-name="P53">Cur artem octo quidem ossa carpi, qua-<text:line-break/>tuor autem metacarpii sint, et cur neque plura, .neque<text:line-break/>pauciora fuisse erat melius, id deinceps percurram, prius<text:line-break/>quidem partim commemorando eorum., quae in fine primi</text:p>
      <text:p text:style-name="P3">libri dicta sunt, partim nunc demonstrando. Quod certe<text:line-break/>neque plures quinque digitos neque pauciores factus<text:line-break/>esse melius .erat, primus liber exposuit. Cur- autem<text:line-break/>non; sicut digiti pedum, uno ordine siti sint omnes, sed<text:line-break/>magnus sit aliis -oppositus, dictum quidem est aliquid<text:line-break/>et de hoc prius at. quod reliquum est nunc adiicietur.<text:line-break/>Pes quidem ambulandi organum est, munus autem appre-<text:line-break/>hendendi; con emebat itaque illi quidem stabilimenti se-<text:line-break/>inritas, huic autem apprehensionis varietas; sed securitas<text:line-break/>quidem stabilimenti uno ordine locatis indigebat omnibus<text:line-break/>-digitis, promptitudo vero. ad varietatem apprehensionum<text:line-break/>magno seu pollice aliis oppositu. sed si ex adverso om-<text:line-break/>.nium -esset locatus, medium internae regionis carpi oc-<text:line-break/>cupans, multis utique actionibus manus noceret, et ma-<text:line-break/>ximeiis, quascunque per palmam agimus, vel scortum<text:line-break/>altera manu, veh timui ambabus ;. ob eam caufam.a late-<text:line-break/>ne quidem oportuit ipsum locari, plurimum autum distare<text:line-break/>ab aliis. Duplex vero -quum sit positura lateralis, vet</text:p>
      <text:p text:style-name="P3"><text:span text:style-name="Default_20_Paragraph_20_Font"><text:span text:style-name="T15">versus parvum digitum, vel versus indicem, conse.nta-<text:line-break/>neunr suit eum versus indicem locari; </text:span></text:span><text:span text:style-name="Default_20_Paragraph_20_Font"><text:span text:style-name="T38">. </text:span></text:span><text:span text:style-name="Default_20_Paragraph_20_Font"><text:span text:style-name="T15">converti euimlad<text:line-break/>fese ita debebant munus,. averti autem. illo modo:. his<text:line-break/>accedit, quod per extremas flexiones digitorum parvus<text:line-break/>nullam relinquit regionem vacuam, iudex. vero non par-<text:line-break/>vam, indigentem manifeste velut operculo quodam, magno<text:line-break/>-digito.- Quia igitur hoc loco maxime oportebat locari<text:line-break/>magnum -digitum, primum ipsius articulum. ossi carpi<text:line-break/>propinquo dearticulant. </text:span></text:span>Si <text:span text:style-name="Default_20_Paragraph_20_Font"><text:span text:style-name="T15">enim alicui ossium meracar-<text:line-break/>pii committeretur r parva utique esset ei ab indice . distan-<text:line-break/>tiar hoc .autem est fuisset factum, deterius utique </text:span></text:span>ageret<text:line-break/><text:span text:style-name="Default_20_Paragraph_20_Font"><text:span text:style-name="T15">-et cum ipso indice, deterius autem similiter et cum<text:line-break/>uuoquoque </text:span></text:span><text:span text:style-name="Default_20_Paragraph_20_Font"><text:span text:style-name="T38">aliorum </text:span></text:span><text:span text:style-name="Default_20_Paragraph_20_Font"><text:span text:style-name="T15">, </text:span></text:span><text:span text:style-name="Default_20_Paragraph_20_Font"><text:span text:style-name="T38">. </text:span></text:span><text:span text:style-name="Default_20_Paragraph_20_Font"><text:span text:style-name="T15">deterius .adhuc multo in; re aliqua.<text:line-break/>circulo comprehendenda ; lu omnibus enim praedictis<text:line-break/>.usus admodum perficitur longitudine distantiae. Maguuin<text:line-break/>igitur. ob id plurimum abduxit ab aliis.</text:span></text:span></text:p>
      <text:h text:style-name="Heading_20_2" text:outline-level="2"><text:span text:style-name="Default_20_Paragraph_20_Font">Cap, X. </text:span></text:h>
      <text:p text:style-name="P53"><text:span text:style-name="Default_20_Paragraph_20_Font"><text:span text:style-name="T15">In regione vero inter cubitum et quatuor</text:span></text:span></text:p>
      <text:p text:style-name="P3"><text:span text:style-name="Default_20_Paragraph_20_Font"><text:span text:style-name="T15">digitos media carpum et metacarpium locarit, ex multis<text:line-break/>quidem ossibus constantia propter rationes, quas ante di-<text:line-break/>ximus. Sed cur hoc -quidem ex quatuor sit compositum,<text:line-break/>ille autem erecto, nunc propositum est dicere. Videtur<text:line-break/>itaque ob id metacarpium </text:span></text:span>quidem <text:span text:style-name="Default_20_Paragraph_20_Font"><text:span text:style-name="T15">constare ex quatuor,<text:line-break/>quoniam, quinque quum essent digiti numero, magnus quidem<text:line-break/>in carpo, aliorum vero quisque dearticulatur in metacarpio.<text:line-break/>Quamobrem autem carpus ex octo, ostendere prius opor-<text:line-break/>tet, et quod in duos ordines -oportuit ipsum componi.<text:line-break/>ossa quidem metacarpii a fele distant, quod distantibus-<text:line-break/>infiguiter ossibus digitorum praelocuta sunt, quodque-<text:line-break/>hanc distantiam praeparavit natura musculis, de quorum<text:line-break/>iustissima generatione dictum est ante. ossa vero carpi<text:line-break/>omnia fe invicem contingunt, magis quidem constricta ea,<text:line-break/>quae sunt ad cubitum, minus autem ea, quae sunt ad<text:line-break/>metacarpimn. Illa enim velut unum oportuit fieri, quia<text:line-break/>tanquam unum debebant . dearticulari quidem ad cubitum,<text:line-break/>moveri autem multis et violentis motibus: omnes enim</text:span></text:span></text:p>
      <text:p text:style-name="P3"><text:span text:style-name="Default_20_Paragraph_20_Font"><text:span text:style-name="T15">validae manus actiones ipsius carpi articuli sunt .motus.<text:line-break/>Haec vero non ut unum erat necesse committi ossibus<text:line-break/>metacarpii a sule distantibus, neque ullo vehementi motu<text:line-break/>contingebat moveri; praeterea, ut minus essent obnoxia<text:line-break/>laesionibus, mullo utilius erat ea laxiora esse; magis<text:line-break/>enim ita exolvant violentiam eorum , quae incidunt-:<text:line-break/>quoniam denique in carpo multa fieri ossa fuit melius,<text:line-break/>componi vero fines eorum. cum cubito non similiter. ut<text:line-break/>cummetacarpio, in duos ordines ea locarit. Quum igi-<text:line-break/>tur necessario sint quatuor metacarpii ossa , adjaceat au-<text:line-break/>tem eis lu utro ordine primum magni digiti os, (quer<text:line-break/>sane et attribuunt nonnulli propter hoc ipsum metacar-<text:line-break/>pio , ) et . hic universus ordo. dearticuletur inseriori parti<text:line-break/>carpi, convenienter ex. quatuor quidem haec pars, altera^<text:line-break/>autem, quae cubito dearticulatum ex tribus ossibus facta<text:line-break/>esu Strictissimus namque cum esse debeat corpus, qua<text:line-break/>cubito .dearticulatur, amplissima. vero </text:span></text:span>sit <text:span text:style-name="Default_20_Paragraph_20_Font"><text:span text:style-name="T15">productio digito^.</text:span></text:span></text:p>
      <text:p text:style-name="P12"><text:span text:style-name="Default_20_Paragraph_20_Font"><text:span text:style-name="T15">rum; medium totum luter haec, quantum abscedit ab.<text:line-break/>extremis utrisque , tantum angusiiae et amplitudinis par-<text:line-break/>ticeps fuit. Quum itaque tres sint .ordines in medio cu-,<text:line-break/>biti et divisionis digitorum, qui quidem est .ad cubitum<text:line-break/>prior, ex tribus ossibus , </text:span></text:span>qui <text:span text:style-name="Default_20_Paragraph_20_Font"><text:span text:style-name="T15">vero deinceps est, ex .qua-<text:line-break/>tuor , tertius autem huic dearticnlatus ex quinque factus<text:line-break/>est, quorum unum quidem est magni digiti, alia .vero<text:line-break/>quatuor metacarpii. Videbitur. itaque sic quidem. carpus<text:line-break/>feptem omnino ossibus constare. . Si vero et de osse prae-<text:line-break/>longo,- quod vehitur per internas ejus partes, ubi. et<text:line-break/>dearticulatur ad tenuem cubiti apopliysim , proprium ex-<text:line-break/>pectendo sermonem audiveris , quorum usumn gratia et<text:line-break/>hoc a natura factum sit, omnino demum credas, nec plu-<text:line-break/>ra octo., neque pauciora satius fuisse </text:span></text:span><text:span text:style-name="Default_20_Paragraph_20_Font"><text:span text:style-name="T38">in </text:span></text:span><text:span text:style-name="Default_20_Paragraph_20_Font"><text:span text:style-name="T15">carpo ossa creata.<text:line-break/>Sed. de his quidem et . sufficiebant haec, .et de omnibus<text:line-break/>epiphyfibus et apophysibus,. quae in omnibus membris,<text:line-break/>non stilum iis, quae in carpo sinit, ferunt qui dicetur<text:line-break/>erit communis.</text:span></text:span></text:p>
      <text:h text:style-name="P58" text:outline-level="2"><text:span text:style-name="Default_20_Paragraph_20_Font">cap. XI. </text:span></text:h>
      <text:p text:style-name="P52">Sed etiam <text:span text:style-name="Default_20_Paragraph_20_Font"><text:span text:style-name="T15">ubi oportet dearticulationem<text:line-break/>ossium fieri , - et maxime magnorum , </text:span></text:span>- <text:span text:style-name="Default_20_Paragraph_20_Font"><text:span text:style-name="T15">quia hoc quidem<text:line-break/>suscipere oportet, illud autem ingredi, rndigetque, quod<text:line-break/>quidem suscipit, cavitate, quod vero iugreuitm, convexi-<text:line-break/>tate, ibi utrisque natura vel apopbyscs quasdam- vel<text:line-break/>epiphyses efficit, </text:span></text:span>his <text:span text:style-name="Default_20_Paragraph_20_Font"><text:span text:style-name="T15">quidem, quae debent ingredi, gibbas<text:line-break/></text:span></text:span><text:span text:style-name="Default_20_Paragraph_20_Font"><text:span text:style-name="T38">et </text:span></text:span><text:span text:style-name="Default_20_Paragraph_20_Font"><text:span text:style-name="T15">rotundas undique, illis autem, quae suscipiunt, con-<text:line-break/>cavas -quidem intrinsecus , extrinsecus autum gibbas et </text:span></text:span><text:span text:style-name="Default_20_Paragraph_20_Font"><text:span text:style-name="T38">,<text:line-break/></text:span></text:span><text:span text:style-name="Default_20_Paragraph_20_Font"><text:span text:style-name="T15">undique^ eminentes. . Quoniam itaque carpum oportebat<text:line-break/>dearticulari cubiti et radii. -finibus , convenienter horum<text:line-break/>os utrumque epiphysim habuit, gibbam quidem et rotun-<text:line-break/>dam extrinsecus, concavam vero intrlusecus. Sed epi-<text:line-break/>physis quidem radii undique labium habet . circumposi-<text:line-break/>tum, a quo exacte stringitur is tormluus carpi, qui ad<text:line-break/>cubitum spectati Cubiti autem epiphysis non amplius<text:line-break/>similiter; seu interna quidem ejus pars, quae specta.. ad<text:line-break/>ratium, est .similis, alia vero extremitas, quae secundum<text:line-break/>longitudinem et rectitudinem totius membri extat , in<text:line-break/>rotundum caput desinit, quo circumdatur locatum ibi </text:span></text:span><text:span text:style-name="Default_20_Paragraph_20_Font"><text:span text:style-name="T38">os</text:span></text:span></text:p>
      <text:p text:style-name="P3"><text:span text:style-name="Default_20_Paragraph_20_Font"><text:span text:style-name="T15">carpi cavitate glenoeide; ut duplex sit dearticulatio in<text:line-break/>carpo, altera quidem sursum ipsius carpi. ingredientium<text:line-break/>caritatem inter epiphysim radi. </text:span></text:span>et <text:span text:style-name="Default_20_Paragraph_20_Font"><text:span text:style-name="T15">cubiti mediant , al-<text:line-break/>tera autum parva ossis circumplectentis parvum apopby-<text:line-break/>sim cubiti: haec quidem gratia conversionum manus ad<text:line-break/>pronum .et supinum.. facta est, propter aliam .vero rnaxi<text:line-break/>gnam extenditur et flectitur- carpi articulus. . Propter<text:line-break/>haec sane convexitates factae sunt extremitatum .cubiti<text:line-break/>et radii. Utitur autem ipsis et ad aliud quoddam com-.<text:line-break/>modum natura, sicut assuevit eo; quod propter aliud<text:line-break/>quiddam factum est, uti saepe ad alia; capita enim ten-<text:line-break/>donum digitos moventium inter medias harum emluen-<text:line-break/>tiarum caritates demisit, illa his eminentiis tanquam<text:line-break/>muro quodam valido aut turri muniens.</text:span></text:span></text:p>
      <text:h text:style-name="Heading_20_2" text:outline-level="2"><text:span text:style-name="Default_20_Paragraph_20_Font"><text:span text:style-name="T38">. </text:span></text:span><text:span text:style-name="Default_20_Paragraph_20_Font"><text:span text:style-name="T15">Cap. Xll.</text:span></text:span></text:h>
      <text:p text:style-name="P52"><text:span text:style-name="Default_20_Paragraph_20_Font"><text:span text:style-name="T15"><text:s/>At quia extrinsecus quidem magna erat<text:line-break/>ltitudo ipsi extremitati cubiti, intrinsecus vero partes<text:line-break/>imae et demissae propter apophysim ejus parvam ex:.<text:line-break/>triulecus et inseme iocatum, quam, </text:span></text:span><text:span text:style-name="Default_20_Paragraph_20_Font"><text:span text:style-name="T38">ut </text:span></text:span><text:span text:style-name="Default_20_Paragraph_20_Font"><text:span text:style-name="T15">diximus, unum e</text:span></text:span></text:p>
      <text:p text:style-name="P3"><text:span text:style-name="Default_20_Paragraph_20_Font"><text:span text:style-name="T15">carpi ossibus circumplectitur, posuit- et hic velut. quod-<text:line-break/>dam vallum -praelongum os, intro nutans rectum; a quo<text:line-break/>alia,, quae ibi sunt, muniuntur, et. maxime nervus, qui </text:span></text:span>a<text:line-break/><text:span text:style-name="Default_20_Paragraph_20_Font"><text:span text:style-name="T15">spinali medulla prodiens. . ad interiora manus dissemina-<text:line-break/>tur. He c est os carpi octavum; de cujus notabili genera.-<text:line-break/>tione in superioribus. disserere distulerant. . Quum autem<text:line-break/>exacta harmonia sit in omnibus . carpi ossibus , natura<text:line-break/>.arens loco, in quo praedictum os tuto firmaret, multa<text:line-break/>al miranda excogitavit. . Primo. namque inseriorem finem<text:line-break/>ejus subtilem exacte fecit, quum sperasset, ea sula ratio-<text:line-break/>ne locum aliquem fe inventuram idoneum ; in . quo ipsum<text:line-break/>defigeret; delude autem in. altitudinem justam ductum<text:line-break/>laxum ibi et cartilaginosum molita est, praeparans locum<text:line-break/>idoneum ad insertionem tendoui ca parte carpum flecten-<text:line-break/>ti; major enim fuit iste, quam ut tuto fio. per paucam<text:line-break/>cartilaginem adnafecretm alicui ossium ipsius carpi. Huic .<text:line-break/>igitur -inferuit ipsum natura, et tenuem extremitatem</text:span></text:span></text:p>
      <text:p text:style-name="P2"><text:span text:style-name="Default_20_Paragraph_20_Font"><text:span text:style-name="T15">inferiorem proferens posuit inter os, quod comprehendit<text:line-break/>parvam ossis cubiti apophysim, et luter ipsum magnum<text:line-break/>caput; quod cond.vlum nominant, a quo capite et parva<text:line-break/>cervix externis et inferioribus partibus exoriens , delude<text:line-break/>lu parvum caput desinens,. uni ossium carpi ostensa nobis<text:line-break/>est deari mulari. Porro .ceu in parva valde caritate loca-<text:line-break/>tum cartilagluofum os illud male tutum necessario fuisset<text:line-break/>et facile quoquoversum versatile; fed membranis quibus-<text:line-break/>dum. validis natura id circunrjacentibus ossibus alligarit,<text:line-break/></text:span></text:span><text:span text:style-name="Default_20_Paragraph_20_Font"><text:span text:style-name="T38">a </text:span></text:span><text:span text:style-name="Default_20_Paragraph_20_Font"><text:span text:style-name="T15">quibus aequaliter distractum totum manere -ita rectum<text:line-break/>tandem possit, m cavitatis supercilio vectum ossis am-<text:line-break/>plexati parvam cubiti apophysim. Qum vero ad caput<text:line-break/>ejus apophyscos pertlugens magnus tendo carpitur flectens<text:line-break/>. futurum : erat ut ad seipsum converteret et deiiceret<text:line-break/>ipsum osa aliam tensionem .aequipollentem opposuit. ipsi,<text:line-break/>ex oppositis. partibus </text:span></text:span><text:span text:style-name="Default_20_Paragraph_20_Font"><text:span text:style-name="T38">: </text:span></text:span><text:span text:style-name="Default_20_Paragraph_20_Font"><text:span text:style-name="T15">inserens .ligamentum ad metacar-<text:line-break/>pium desinens. </text:span></text:span><text:span text:style-name="Default_20_Paragraph_20_Font"><text:span text:style-name="T38">, </text:span></text:span><text:span text:style-name="Default_20_Paragraph_20_Font"><text:span text:style-name="T15">Itaque jam juste . et aequaliter in em-</text:span></text:span></text:p>
      <text:p text:style-name="P3"><text:span text:style-name="Default_20_Paragraph_20_Font"><text:span text:style-name="T15">nem </text:span></text:span>partem <text:span text:style-name="Default_20_Paragraph_20_Font"><text:span text:style-name="T15">tractum cartilaginosum </text:span></text:span>os <text:span text:style-name="Default_20_Paragraph_20_Font"><text:span text:style-name="T15">nusquam decidit;<text:line-break/>Partes igitur carpi, quae sunt versus parvum digitum,<text:line-break/>hoc modo ornatae et instructa suat. Quae vero vertus<text:line-break/>magnum, quot iram et ibi munimentum quoddam oporte-<text:line-break/>bat esse alteri descendentium superne </text:span></text:span>ner,. <text:span text:style-name="Default_20_Paragraph_20_Font"><text:span text:style-name="T15">orum , exci-<text:line-break/>denti quadanteuus ad externas partes munus, inserique<text:line-break/>ibi debebat reliquum tunsionum summam manum flecten-<text:line-break/>tinus, et nullus erat locus, in quo firmaretur tale. alle-<text:line-break/>rum os, quale id est, quod ad parvum digitum, propter-<text:line-break/>ea primi lu carpo ossis praelongam quandam apophyfim<text:line-break/>ad interiora munus fecit, car llagi nolam et raram, in<text:line-break/>quam inserui lecteutem manum tendonem </text:span></text:span>: : <text:span text:style-name="Default_20_Paragraph_20_Font"><text:span text:style-name="T15">non tamen<text:line-break/>commisit huic iymphysi.foli totum,. fed usque ad meta-<text:line-break/>carpium adduxit securitatis gratia bifidum efficiens test-<text:line-break/>donem, et ibi inferuit ad principium ossium mettio di-<text:line-break/>gito </text:span></text:span>et <text:span text:style-name="Default_20_Paragraph_20_Font"><text:span text:style-name="T15">indici praelocatorunu Quod enimin.urovenii-<text:line-break/>bus primum et tertium articulum ab interna. parte ipfo-<text:line-break/>runr fligi lorum molita . est; hoc et hic propter eandem</text:span></text:span></text:p>
      <text:p text:style-name="P3"><text:span text:style-name="Default_20_Paragraph_20_Font"><text:span text:style-name="T15">caulam fecit. Illos enim, ceu non ibi susum lu primo<text:line-break/>articulo desituros , fed usque au teri tum processuros, per<text:line-break/>ligamenta copulavit ossibus </text:span></text:span>r <text:span text:style-name="Default_20_Paragraph_20_Font"><text:span text:style-name="T15">.. hunc autem tensionem, </text:span></text:span>de.<text:line-break/><text:span text:style-name="Default_20_Paragraph_20_Font"><text:span text:style-name="T15">quo nunc </text:span></text:span>est <text:span text:style-name="Default_20_Paragraph_20_Font"><text:span text:style-name="T15">scruto, similiter non ad ipsum apophysim,<text:line-break/></text:span></text:span>sed <text:span text:style-name="Default_20_Paragraph_20_Font"><text:span text:style-name="T15">ad circumjacens ipsi apophysi ligamentum inseruit,<text:line-break/>ut ipfe possit procedere ulterius ; qui enim ad os inse-<text:line-break/>runtur tendones, necessario ibi desinunt. Quin etiam<text:line-break/></text:span></text:span>aliam <text:span text:style-name="Default_20_Paragraph_20_Font"><text:span text:style-name="T15">quandam epiphysim ossis parvi ca .tliaginosi. natura<text:line-break/>creavit, per ligamenta robusta copulati partim huic nunc<text:line-break/>lictu ossi ipsius carpi, partim ei,. quod .est post aptum,. -<text:line-break/>dearticulata ad primam aciem magni digiti, ut et ibi<text:line-break/>contingat parte altera tendonem, a quo magnum digitum<text:line-break/>diximus moveri et carpum. Nonum aliquis poterit hoc<text:line-break/>carpi os numerare, . sied non est numeratum abanatomi-<text:line-break/>cis, .sicut nec aliquod eorum , quae scfamoidea vocantur,<text:line-break/>quae multis manunm et pedum articulis natura ex<text:line-break/>abundanti circumponit securitatis gratia. Reliqui .vero</text:span></text:span></text:p>
      <text:p text:style-name="P2"><text:span text:style-name="Default_20_Paragraph_20_Font"><text:span text:style-name="T15">duo tendonum carpum moventium dilatati pertingunt,<text:line-break/>hic quidem ad id metacarpii, quod est ante indicem<text:line-break/>ot medium, ille autem ad id ejusdem ,. quod est .ante<text:line-break/>parvum, ficus ante. .dictum est. Sed. horum quidem neuter<text:line-break/>.neque .apophysi, neque epiphysi, neque alterius cujus.dam<text:line-break/>exteriti ossis generatione indiguit superflua, sed satis fuit<text:line-break/>eis per cartilaginem solam copulari ossibus, al qui mino-<text:line-break/>res essent et ad motus imbecilliores facti: Fere funt<text:line-break/>dicta mihi omnia principalissima de summa manu. Quod<text:line-break/>si aliquid -praetermissum est exiguum, prompte quis, ut<text:line-break/>dixi A hoc inveniat considerans solum ipsius partis con-<text:line-break/>structionem. Quale est hoc , quem ex quatuor tendonibns<text:line-break/>extendentibus et flectentibus carpum qui quidem extror-<text:line-break/>fum sunt; manifeste apparent obliqui, et perveniunt,. lue<text:line-break/>quidem magis ad externas partus aciei, </text:span></text:span><text:span text:style-name="Default_20_Paragraph_20_Font"><text:span text:style-name="T38">.t </text:span></text:span><text:span text:style-name="Default_20_Paragraph_20_Font"><text:span text:style-name="T15">quae est. ante<text:line-break/>parvum digitum, ille-vero ad internas aciei, quae.est<text:line-break/>ante- magnum:- jam vero et quod.interni ipsorum obli-<text:line-break/></text:span></text:span><text:span text:style-name="Default_20_Paragraph_20_Font"><text:span text:style-name="T28">q</text:span></text:span><text:span text:style-name="Default_20_Paragraph_20_Font"><text:span text:style-name="T15">uiores quodammodo .sint, .si quis diligenter -inspiciat, et</text:span></text:span></text:p>
      <text:p text:style-name="P3"><text:span text:style-name="Default_20_Paragraph_20_Font"><text:span text:style-name="T15">quod hoc factum sit utiliter, ut non scium extendant et .<text:line-break/>flectant, .fed etiam circumducunt ad latera- ipfam manum.<text:line-break/>Sed denis quidem </text:span></text:span>fulsit <text:span text:style-name="Default_20_Paragraph_20_Font"><text:span text:style-name="T15">tuus haec.</text:span></text:span></text:p>
      <text:h text:style-name="Heading_20_2" text:outline-level="2"><text:span text:style-name="Default_20_Paragraph_20_Font">C ap. XIll. </text:span></text:h>
      <text:p text:style-name="P52"><text:span text:style-name="Default_20_Paragraph_20_Font"><text:span text:style-name="T15">De positura autem et conformatione<text:line-break/>ipsius radii deinceps dicamus; in ipfo autem eodem fer-<text:line-break/>mone et de cubito dicetur. Positura sane radii obliqua<text:line-break/>merito fuit, quemadmodum cubiti positura recta: </text:span></text:span><text:span text:style-name="Default_20_Paragraph_20_Font"><text:span text:style-name="T38">- </text:span></text:span><text:span text:style-name="Default_20_Paragraph_20_Font"><text:span text:style-name="T15">sccun-<text:line-break/>dum nat uram enim motus utriusque posituram utriusque<text:line-break/>ossis esse oportuit. Sed motus quidem membri- per exten-<text:line-break/>sionem </text:span></text:span>et <text:span text:style-name="Default_20_Paragraph_20_Font"><text:span text:style-name="T15">flexionem fecundum longitudinem r ejus- fit;<text:line-break/>qui vero ad pronum et supinum, ad latura esu Propterea<text:line-break/>igitur et obliquus quidem est radius, rectus autem eubi-<text:line-break/>tus; cubitus siquidem extensionibus - et flexionibus; radius<text:line-break/>vero conversionibus ad latera inservit. ob eam causam<text:line-break/>ad brachium utriusque ossis dearticulatio dissimilis luit.<text:line-break/>.Sed de illa quidem paulo post dicetur ; positura vero ra-<text:line-break/>dii quod quidem obliqua sit, .jam dictum esu Quum<text:line-break/>autem- in omnibus duplex sit obliqua positura; (vel enim</text:span></text:span></text:p>
      <text:p text:style-name="P3">coepta intus foris desinit, vel contra foris quidem iu-<text:line-break/>ciprt, .lutus autem finit] cur alteram .earum,. scilicet<text:line-break/>fecundam dictam, in .radio esse natura maluerit, nunc<text:line-break/>dicetur. Ex totius munus motibus ad latera. (sicut etiam<text:line-break/>dictum est ante) qui quidem sunt ad supluum, ad pau-<text:line-break/>ciores actiones, qui vero ad pronum, ad multo plures<text:line-break/>et magis necessarias sunt utiles. Propterea igitur et radii<text:line-break/>potituram paratiorem ad obediendum motibus ad pro-<text:line-break/>num natura effecit, superiorem quidem .extremitatem ejus<text:line-break/>ad caput brachii externum ducens, interiorem vero ad<text:line-break/>magnum extendens digitum. At si contra se haberet,<text:line-break/>facilius utique ad.supinum- quam pronum moveretur;<text:line-break/>praesenti namque positurae prona sigma vicinior est, con-<text:line-break/>trariae vero supina; ad propinquum autem locum prom-<text:line-break/>ptior et facilior omnibus, quae moventur, est latio,. quem-<text:line-break/>admodum ad longinqua rissicilior, ob idque obliqua est,<text:line-break/>et sic .quodammodo obliqua, Cur autem incumbit cubito<text:line-break/>radius? quia hoc cubitus longior est et plurimum dean</text:p>
      <text:p text:style-name="P13">ticulatiouis ad brachium ipse obtinet ; rationi autem<text:line-break/>consentaneum fuit os brevissimum super longiore vehi.-<text:line-break/>Sed cur -utriusque partes, quae sunt in medio quidem,<text:line-break/>tenuiores, quae vero iu gibbo cubiti et carpo., crassiores?<text:line-break/>quia illas musculis locum praebere oportebat, has erasa<text:line-break/>scscere et in molem tumere epiphyfibus ; hae vero epi-<text:line-break/>phyfes quod deart.iculationibus sint utiles, prius diximus.<text:line-break/>Porro cur ex ipsis extremitatibus illa quidem cubiti, quae<text:line-break/>ad cubiti gibbuui est, crassior apparet,. radii vero ea,<text:line-break/>quae ad carpum est? an quod utriusque .communis est<text:line-break/>ad carpum dearticulatio, in ea vero dearticulatione,<text:line-break/>quae est ad brachium, tanto superet cubitus radium ne-<text:line-break/>cesse est, quanto cubiti dearticulatio cunctis munus actio-<text:line-break/>nibus commodior est ?</text:p>
      <text:h text:style-name="Heading_20_2" text:outline-level="2">Cap. XIU.</text:h>
      <text:p text:style-name="P52"><text:s/>Postquam vero de positura et conforma-<text:line-break/>tione non solum radii, sed etiam cubiti satis dictum<text:line-break/>est, reliquum adhuc suerit, ut de ipsorum ad brachium<text:line-break/>dearticulatione dicam, Sunt rane hoc loco quaedam</text:p>
      <text:p text:style-name="P2"><text:span text:style-name="Default_20_Paragraph_20_Font"><text:span text:style-name="T15">apuphyses ipsius cubiti duplices, gibberosae quidem foris,<text:line-break/>cavae vero intus;- una. quidem ex posterioribus et iufer-<text:line-break/>nrs ipsius partibus, quae certe et major est; altera au--<text:line-break/>tem ex anterioribus et supernis, multo .minor priore..<text:line-break/>Conversis autem ad </text:span></text:span>su <text:span text:style-name="Default_20_Paragraph_20_Font"><text:span text:style-name="T15">invicem cavitatibus earum, una<text:line-break/>ex ambabus conficitur magna cavitas, similis litterae C.<text:line-break/>Verum appellant quoque hujusmodi apophyses communi-<text:line-break/>ter.quidem utrasque cormnas (comicas],. hac ratione, quod<text:line-break/>. rotundae sint, nomen id imponentes p proprie vero poste-</text:span></text:span></text:p>
      <text:p text:style-name="P1"><text:span text:style-name="Default_20_Paragraph_20_Font"><text:span text:style-name="T15">tiorem eamque majorem (uti prius diximus) Atthenlen-r<text:line-break/>ies oleeranum nominant, Hippocrates ancona. Atque<text:line-break/>haec cubiti extren irtas .talem habet figuram </text:span></text:span>et <text:span text:style-name="Default_20_Paragraph_20_Font"><text:span text:style-name="T15">confer-<text:line-break/>mationem.</text:span></text:span></text:p>
      <text:h text:style-name="Heading_20_2" text:outline-level="2"><text:span text:style-name="Default_20_Paragraph_20_Font">C ap. XU. </text:span></text:h>
      <text:p text:style-name="P52"><text:span text:style-name="Default_20_Paragraph_20_Font"><text:span text:style-name="T15">Brachii vero . extremitas hoc modo se-<text:line-break/>eundum laterales partes capitis epipuysim habet, hanc<text:line-break/>quidem foris, illam autem intus; quarum lu medio cavi-<text:line-break/>tas quaedam est laevis et rotunda, similis rotarum voca-.<text:line-break/>tis cavitatibus, circa quam cubiti ipsius cormnae moven-<text:line-break/>tur.. Ubi autem ipsa. desinit utrinque ballnuides. lenti</text:span></text:span></text:p>
      <text:p text:style-name="P3">(sic enim Hippocrates brachii cavitates vocat), quas, ex ten-.<text:line-break/>dentibus totam) manum et flectentibus; cubiti ipsius<text:line-break/>curianae ingrediuntur. Suntque hae extremae. extensionis<text:line-break/>et flexionis terminus; et. ob id natura tales .tantasque<text:line-break/>creavit, ad eamque potissimum brachii partem suam po—<text:line-break/>situram habuerunt; ...Siquidem, quum anterior conone.<text:line-break/>motum .ducit; .ad haec. cubitus quoque totus circunrduci-,<text:line-break/>tur et munus flectitur; motus enim cubiti ad- internas<text:line-break/>partes flexionem manus ipsius efficit; at si ad alteram,<text:line-break/>partem cubitus circumducitur, (fit autem hoc, quum poste-.<text:line-break/>rior. conone motus cubiti ductrix efficitur,] tune manus<text:line-break/>extenditur. Quatenus igitur citra . impedimentum et<text:line-break/>libere circa curva brachii cortnnae ipsius cubiti circum--<text:line-break/>feruntur, anterior quidem totam dearticulationem flectit,<text:line-break/>extendit autem pollerior:- quum autem jam ad. battum- -<text:line-break/>das pervenientes ipsae .in .eis consederint, prohibentur.</text:p>
      <text:p text:style-name="Normal">-ultra procedere. Atque utriusque motus earum hic est<text:line-break/>terminus--. -Qirod si bathmides omnino non- essent,- -aut</text:p>
      <text:p text:style-name="P3">si majores certe minoresve iis, quae nunc sunt, ad mus-<text:line-break/>tas functiones manus impedirentur. Etenim si factae<text:line-break/>omnino non essent, omnis extensio ac flexio omnino<text:line-break/>periret, quum gibba brachii cubiti cononis inciderent.<text:line-break/>Sed si minores contigissent, quam nunc sunt, tantum uti-<text:line-break/>que perfecta manus extensio et fiexio impedirentur,<text:line-break/>quanto citius, quam convertit, bathmides ipsae cononis<text:line-break/>occurrere praevenirent. Quod vero si etiam majores,<text:line-break/>quam nunc sunt, fuissent creatae, vel si brachii os om-<text:line-break/>alno etiam perforatum esset, quod reflecteretur sic cubi-<text:line-break/>tus in posteriorem partem ultra perfectam extensionem,<text:line-break/>cuivis notum est. Atqui, si hoc ita evenisset, nullam ex<text:line-break/>violentis ac vehementioribus actionibus, in quibus ma-<text:line-break/>nus prorsus extensae indigemus, fortiter perficere posse-,<text:line-break/>mus : quippe . quum sic infirma et laxa prorsus posterior<text:line-break/>cubili conone manens facile a brachii curvitate labere-<text:line-break/>tur; tum actionis robus tantum laederet, quantum ipsa<text:line-break/>excidisset. Verum qua nunc sunt magnitudine bathmides,</text:p>
      <text:p text:style-name="P3"><text:span text:style-name="Default_20_Paragraph_20_Font"><text:span text:style-name="T15">totius manus extensio certior quidem efficitur, exactior<text:line-break/>autem fit flexio , ita ut nihil vel excedat , vel . de-<text:line-break/>striati Quod vero sigma bathmidmu assimilata est corm-<text:line-break/>uis iptas ingressuris majoris .commoditatis gratia, licet<text:line-break/>et hoc cuivis considerare. Melius siquidem fuit .exacte<text:line-break/>stringi eminentias </text:span></text:span>a <text:span text:style-name="Default_20_Paragraph_20_Font"><text:span text:style-name="T15">cavitatibus undique, ut nullus in<text:line-break/>medio locus vacuus relinqueretur: hoc autem pulchrius<text:line-break/>fieri alitur non potuit, quam nunc .habet, utraque bathmi-<text:line-break/>dum </text:span></text:span>a <text:span text:style-name="Default_20_Paragraph_20_Font"><text:span text:style-name="T15">latiore. quidem superno labro incipiente, in valde<text:line-break/>vero brevem infernum terminum desinente. Sed et quod<text:line-break/>paulatim ipsae . coarctentur pro modo commatum ipsas<text:line-break/>ingressurarum, ita ut nec pars aliqua earum augustia<text:line-break/>loci laboret, nec laxa sit ac infirma, non mediocrem<text:line-break/>utique. providentium etiam hoc obtinet Quod vero et<text:line-break/>cavitates </text:span></text:span>ibi <text:span text:style-name="Default_20_Paragraph_20_Font"><text:span text:style-name="T15">constitutae sint, quo cubiti ipsius cora, nae<text:line-break/>perventurae erant in perfecta extensione et flexione,<text:line-break/>positurae earum artificium ostendit, quod nemo non aper-<text:line-break/>te novit. Quum enim nec .in alia brachii Parte aliqua</text:span></text:span></text:p>
      <text:p text:style-name="P3"><text:span text:style-name="Default_20_Paragraph_20_Font"><text:span text:style-name="T15">carnalem bullam invenire liceat, tum utraque earum,<text:line-break/>quae inveniuntur-, </text:span></text:span><text:span text:style-name="Default_20_Paragraph_20_Font"><text:span text:style-name="T38">- </text:span></text:span><text:span text:style-name="Default_20_Paragraph_20_Font"><text:span text:style-name="T15">non frustra nec temere, fed comme-<text:line-break/>lissimo loco -posita -videatur, quomodo non majoris com-<text:line-break/>moditatts -gratia eas factas esse dixeris? Nam praeter po.-<text:line-break/>situram magnitudluem earum et figuram adeo commode<text:line-break/>simul et exacte habet ad omnes munus actiones universa<text:line-break/>natura, ..uti si vel paululo a quis immutaverit, membro<text:line-break/>laesionem ibi asserat Quod vero et cubiti ipsius coromae<text:line-break/>probam plane constructionem habeant, </text:span></text:span><text:span text:style-name="Default_20_Paragraph_20_Font"><text:span text:style-name="T38">. </text:span></text:span><text:span text:style-name="Default_20_Paragraph_20_Font"><text:span text:style-name="T15">inde discas maxi-<text:line-break/>me licet ; si consideraris , quantam laesionem totius manus<text:line-break/>actiones necessario accepturae fuissent, si -hae breviores,<text:line-break/>vel etiam longiores, vel magis obliquae, . vel rectiores,<text:line-break/>vel rotundiores, vel grbbosiores., vel arctiores, vel latio-<text:line-break/>res; vel alio quovis tandem modo transformatae fuissent<text:line-break/>coramae. Si igitur per hypothesim eas demus. longiores,<text:line-break/>quam sunt, esse,. quis dubitat, eas maturius ipsi brachio<text:line-break/>incidentes. impedimentum aliquod summae exteusioui<text:line-break/>et.flexioni allaturae? Si minores, partim quidem et cubi- </text:span></text:span><text:span text:style-name="Default_20_Paragraph_20_Font"><text:span text:style-name="T38">.</text:span></text:span></text:p>
      <text:p text:style-name="P2">tus refringeretur et. in posteriorem partum flecteretur;<text:line-break/>partim <text:span text:style-name="Default_20_Paragraph_20_Font"><text:span text:style-name="T38">. </text:span></text:span>autem dearticulatronis totius <text:span text:style-name="Default_20_Paragraph_20_Font"><text:span text:style-name="T38">. </text:span></text:span>securitate privaretur,<text:line-break/>ut etiam brachium ex cubito facile excideret, in flexio-<text:line-break/>nibus qualem posteriorem apophysim praeteriens, in ex-<text:line-break/>tensionibus vero anteriorem. Caeterum, si etiam essent<text:line-break/>rotundiores aut rectiores, quam nunc fiunt, mediam bra-<text:line-break/>chii- condylorum cavitatem rotundam laxam undique<text:line-break/>resisti. necesse esset, ut quae nequaquam amplius similiter,<text:line-break/>ut nunc , coiret et conveniret toto corpore cum ipsis<text:line-break/>serentis. Quemadmodum, si angustiores etiam fuissent,<text:line-break/>per ampliorem brachii locunr medium vectae, laxae hae<text:line-break/>denuo , et velut natantes , - ad laterales frequenter partes<text:line-break/>circumlatae fuissent. adeo, ni- et rectus totius cubiti mo-<text:line-break/>tus. perverteretur, et totius manus actiones fulcimento<text:line-break/>ac stabilimento destitutae, ideoque imbecilles redderentur.<text:line-break/>.Quemadmodum et si latiores -media brachii regione factae<text:line-break/>fuissent, nequaquam eam ingredi. potuissent, sed sic super <text:span text:style-name="Default_20_Paragraph_20_Font"><text:span text:style-name="T38">-<text:line-break/></text:span></text:span>- circumferentia et superciliis capitum sublimes . vesteren-</text:p>
      <text:p text:style-name="P2"><text:span text:style-name="Default_20_Paragraph_20_Font"><text:span text:style-name="T15">tur: nunc vero, quum aequa ipsarum latitudo omnino fit<text:line-break/>brachii regioni </text:span></text:span>, <text:span text:style-name="Default_20_Paragraph_20_Font"><text:span text:style-name="T15">quae trochleae speciem refert, stringitur<text:line-break/>quidem utraque ipsarum a condylis tuto utrinque, decli-<text:line-break/>nare vero in obliquum nusquam potest; propterea tuta<text:line-break/>simul et accommodata actionibus dearticulatio facta est.<text:line-break/>Porro brachii capitum alterum quidem externum et<text:line-break/>minus ob radii ad ipsum dearticulationem- factum est,<text:line-break/>alterum vero majus, quod intro spectat, nullum os sibi<text:line-break/>conjunctum habet; idcirco promluet in munus partem<text:line-break/>internam, et nudum excarneque apparet videntibus si-<text:line-break/>mul et tangentibus. Verum de hoc quidem capite ferum<text:line-break/>magis pertinet ad valorum expositionem, quae in toto<text:line-break/>corpore. sinit, non arteriarum modo aut venarum, sed<text:line-break/>etiam deinceps -nerytnum. Statui namque -separatim de<text:line-break/>omnibus procedente sermone verba facere. Quare etiam<text:line-break/>de interno brachii capite lu illis dicetur: etenim illorum<text:line-break/>tutelae gratia aprum natura crearit: utitur autem et hoo<text:line-break/>ex abundanti ad aliud quiddam utile, illic annectans huic</text:span></text:span></text:p>
      <text:p text:style-name="P3"><text:span text:style-name="Default_20_Paragraph_20_Font"><text:span text:style-name="T15">capiti musculorum internorum </text:span></text:span>cubiti <text:span text:style-name="Default_20_Paragraph_20_Font"><text:span text:style-name="T15">habentium^ capita<text:line-break/>fecundum rectitudinem filorum De externo autem hoc<text:line-break/>sermone dicendum est, </text:span></text:span>quod radius ipsum <text:span text:style-name="Default_20_Paragraph_20_Font"><text:span text:style-name="T15">ambit oculari.<text:line-break/>cavitate, conversionum tutius manus gubernator. Quin<text:line-break/>etiam ligamenta quaedam membranosa valide in epiphy-. -<text:line-break/>leam locis exurgentia. coniungunt et constringunt circum-<text:line-break/>plectentia totam dearticulmionem in orbem, ut non<text:line-break/>facile brachii caput ex subsecta cavitate excidat, quam-<text:line-break/>quam superficiali tactum et fure profunditate, neque ad<text:line-break/>actiones impediatur, siquidem ligameulorum substantia,<text:line-break/>ut quae.. quamplurimum eum </text:span></text:span>iis, <text:span text:style-name="Default_20_Paragraph_20_Font"><text:span text:style-name="T15">.quae trahunt, extendi<text:line-break/>simul nata sit; nullum remoratur motum. Atque eadem<text:line-break/>natura, idem usus et. utilitas ligamentorum est in omni-<text:line-break/>bus aliis dea, tieulationibus , quarum nulla .ligamentorum<text:line-break/>omnino est expers, fed </text:span></text:span>aut <text:span text:style-name="Default_20_Paragraph_20_Font"><text:span text:style-name="T15">plura et validiora, aut rui-<text:line-break/>nora et imbecilliora hae omnes sortitae funt , idque ip-<text:line-break/>sttm non temere natura agente, fed tantum robur- ipsu-</text:span></text:span></text:p>
      <text:p text:style-name="P3"><text:span text:style-name="Default_20_Paragraph_20_Font"><text:span text:style-name="T15">tum et munerum </text:span></text:span>producente, <text:span text:style-name="Default_20_Paragraph_20_Font"><text:span text:style-name="T15">quantum dearticulationi<text:line-break/>ad tutelam firmam et motum expeditum fufficiat, quippe<text:line-break/>quae deficiens nihil aut supervacaneum </text:span></text:span>aut <text:span text:style-name="Default_20_Paragraph_20_Font"><text:span text:style-name="T15">vanum<text:line-break/>agere foleat. ob eum igitur causam tum allis omnibus<text:line-break/>articulis , tum ei </text:span></text:span>, <text:span text:style-name="Default_20_Paragraph_20_Font"><text:span text:style-name="T15">qui in radio est , de quo nunc est fer--<text:line-break/>tuo </text:span></text:span>, <text:span text:style-name="Default_20_Paragraph_20_Font"><text:span text:style-name="T15">maxime omnium aliorum magna ligamenta circum<text:line-break/>eum produxit in orbem, usu metiens crassitiem eorum<text:line-break/>et multitudinem. Sic etiam et ligamenta valida cubiti<text:line-break/>ad brachium dearticulationi in circuitu produxit, quam-<text:line-break/>vis tuto fe haberet dearticulatio, timens motuum ejus<text:line-break/>vehementiam , et radium cubito coniunxit in utroque fine<text:line-break/>robustis ligamentis. Sed de ipsa quidem ad cubitum<text:line-break/>dearticuiatione sufficiunt haec; de reliquis autem totius<text:line-break/>manus partibus dicendum deinceps.</text:span></text:span></text:p>
      <text:h text:style-name="Heading_20_2" text:outline-level="2"><text:span text:style-name="Default_20_Paragraph_20_Font">Cap. XVI. </text:span></text:h>
      <text:p text:style-name="P52"><text:span text:style-name="Default_20_Paragraph_20_Font"><text:span text:style-name="T15">Porro quae restant dicenda in brachio,<text:line-break/>sunt quatuor quidem musculi, os autem unum; de ner-<text:line-break/>vis enim , qui ibi sunt, et arteriis et venis , quando de<text:line-break/>omnibus vasis totius corporis faciam sermonem, tunc simis</text:span></text:span></text:p>
      <text:p text:style-name="P3">siler scribetur. os igitur brachii. meritu extrinsecus qui-<text:line-break/>dem magis gibberosirm est, internis vero partibus magis<text:line-break/>simum. . Melius enim fuit (ut etiam mox a principio<text:line-break/>dictum estj ad fe invicem conversas fuisse manus: quod<text:line-break/>si est, concavas quidem ossium partes fe invicem aspicere<text:line-break/>praestitit, avertere vero foras ipsorum convexitates. Mox<text:line-break/>autem hujusmodi constructio brachia efficit aptiora ad<text:line-break/>apprehendendum gibba corpora, praeparando simul locum<text:line-break/>vasis, quae ad tutas manus feruntur. Quod autum et<text:line-break/>nutfculis, qui cubitum movent, satius fuit coopertum su-<text:line-break/>isse os brachii , egens saltem propugnaculo quodam <text:span text:style-name="Default_20_Paragraph_20_Font"><text:span text:style-name="T38">- </text:span></text:span>ae<text:line-break/>tegumento non adversus frigus folum ct aestum, fed ni-<text:line-break/>hilominus ad durorum corporum occursum, manifestum<text:line-break/>et hoc esse arbitror: non enim sufficiebat cutis sula abs-<text:line-break/>que carnibus ulli horum obsistere. Quod vero caro pars<text:line-break/>musculi est, ab omnibus fere dictum est anatomicis, sic- -<text:line-break/>ut et a nobis in libris de motu ipsorum musculorum:</text:p>
      <text:p text:style-name="P3"><text:span text:style-name="Default_20_Paragraph_20_Font"><text:span text:style-name="T15">non tamen modum connexus ipsorum cum nervis et liga-<text:line-break/>mentis exacte memoraverunt, neque usum exposuerunt..<text:line-break/>Sed </text:span></text:span>de <text:span text:style-name="Default_20_Paragraph_20_Font"><text:span text:style-name="T15">his quidem procedente sermone scrutabimur;. id<text:line-break/>vero , - quod confessum est et apparet in corporum disse-<text:line-break/>ctionibus, sufficit ad praesentia, nempe cernes in muscu-<text:line-break/>lorum substantia contineri. Brachium igitur- quum . opor—<text:line-break/></text:span></text:span>teret esse <text:span text:style-name="Default_20_Paragraph_20_Font"><text:span text:style-name="T15">opertum undique carnibus, sed et musculos<text:line-break/>cubitum moturos in. se ipso locatos necessario habere; non<text:line-break/>seorsum quidem carnes otiosas, seorsum autem musculos,<text:line-break/></text:span></text:span>.ed <text:span text:style-name="Default_20_Paragraph_20_Font"><text:span text:style-name="T15">in his etiam cernes adeptum esu Quum autem cu-<text:line-break/>altus duobus praeditus esset motibus , extensione et fle-<text:line-break/>xione, </text:span></text:span>necessarium <text:span text:style-name="Default_20_Paragraph_20_Font"><text:span text:style-name="T15">fuit, interna quidem parte flexionis<text:line-break/>ducem musculum, externa vero extensionis locari: quod<text:line-break/>si est, omnes inter musculos mediae partes brachii, lupe-<text:line-break/>riores videlicet et inferiores, nudae omnino relinquentur,<text:line-break/>nullo . eis superposito musculo. Aut igitur oportuit eas<text:line-break/>sinere prorsus laesionibus propter nuditatem obnoxias,<text:line-break/>aut adnasci . membris carnes otiofas, quae musculorum</text:span></text:span></text:p>
      <text:p text:style-name="P3"><text:span text:style-name="Default_20_Paragraph_20_Font"><text:span text:style-name="T15">nulla pars futurae essent: sed utrumque contemnendum<text:line-break/>est </text:span></text:span>et <text:span text:style-name="Default_20_Paragraph_20_Font"><text:span text:style-name="T15">naturae </text:span></text:span>insolens. <text:span text:style-name="Default_20_Paragraph_20_Font"><text:span text:style-name="T15">Quocirca ne gigneretur omnino<text:line-break/>caro aliqua otiosa, neve non munita et nuda relinque-<text:line-break/>retur membri pars, validiores simul </text:span></text:span>ac tutiores <text:span text:style-name="Default_20_Paragraph_20_Font"><text:span text:style-name="T15">motus<text:line-break/>edidit duplicata multitudine musculorum. Quod certe<text:line-break/>validius quatuor quum duo movent, manifestissimum est;<text:line-break/>quod vero. etiam tutius, id etiam pluribus verbis non<text:line-break/>indiget. Quum enim duo pro uno uterque eorum sit<text:line-break/>factus, si alter aliquando patiatur,. reliquus movendo<text:line-break/>membro sufficit. Sed si duplices quidem susum fecisset<text:line-break/>musculos, sibi luvicem vero incumbentes posuisset, robur<text:line-break/>quidem </text:span></text:span>ita <text:span text:style-name="Default_20_Paragraph_20_Font"><text:span text:style-name="T15">fecuritatemque praebuisset motibus, non ta-<text:line-break/>men texisset amplius media inter musculos brachii spatia:<text:line-break/>quia vero illos omnes obliquos in membro constituit, fi-<text:line-break/>gura simili X litterae fe mutuo siccantes prope dictas re-<text:line-break/>giones, ad hoc et tectum esse undique brachium contis-<text:line-break/>git. Atqui si rectis motibus deberent movere ipsum<text:line-break/>membrum, extendentes et flectentes gibbi cubiti deaest-</text:span></text:span></text:p>
      <text:p text:style-name="P3"><text:span text:style-name="Default_20_Paragraph_20_Font"><text:span text:style-name="T15">nutationem, </text:span></text:span>non <text:span text:style-name="Default_20_Paragraph_20_Font"><text:span text:style-name="T15">solum </text:span></text:span>non <text:span text:style-name="Default_20_Paragraph_20_Font"><text:span text:style-name="T15">esset utilis eis obliqua post-<text:line-break/>tura, sed etiam totum utique contrarium efficeret. An<text:line-break/>non ob hoc ipsum . maxime admiranda est constructio<text:line-break/>eorum, quod binis motibus obliquis unum rectum con-<text:line-break/>ficiunt, quemadmodum carpum moventes tendones? Al-<text:line-break/>tero enim musculorum flectentium cubitum ortum ha-<text:line-break/>pente ab internis quidem partibus loci, qui ad humerum<text:line-break/>vergit, inde autem . perlato ad anteriores brachii partes,<text:line-break/>altero autem minore exortum quidem ab externis brachii<text:line-break/>partibus habente, intro autem illinc paulatim converso,<text:line-break/>manifesta .quidem est et positura eorum, quae X litterae<text:line-break/>similis est, manifesta autem et motus obliquitas, majore<text:line-break/>siquidem musculo agente munus extrema tangit internas<text:line-break/>regiones articuli humeri, minore vero externas iis oppo-<text:line-break/>sitas. Licet autem tibi hoc primum lu simiis probare<text:line-break/>undanti brachium et tendenti cataphyfes, sicut in ana-<text:line-break/>fornicis tractationibus diximus, deinde autem et in nobis</text:span></text:span></text:p>
      <text:p text:style-name="P3"><text:span text:style-name="Default_20_Paragraph_20_Font"><text:span text:style-name="T15">ipsis ante anatomen. Immobiles enim omnes alios arii-<text:line-break/>culos totius manus servans , Polam autum cubiti alearticu-<text:line-break/>lationem, quae est </text:span></text:span>ad- <text:span text:style-name="Default_20_Paragraph_20_Font"><text:span text:style-name="T15">brachium, movens </text:span></text:span>nunquam <text:span text:style-name="Default_20_Paragraph_20_Font"><text:span text:style-name="T15">extra<text:line-break/>praedictas regiones duxeris summam manum. Eodem modo<text:line-break/>et posteriores brachii musculos invenies enatus, oppo-<text:line-break/>situm scilicet utrumque utrique internorum; ambo nam-<text:line-break/>que gibbo cubiti inseruntur; sest hujus quidem maxima<text:line-break/>pars ad internas gibbi cubiti regiones, illius autem ad<text:line-break/></text:span></text:span>externas <text:span text:style-name="Default_20_Paragraph_20_Font"><text:span text:style-name="T15">; et prioris </text:span></text:span><text:span text:style-name="Default_20_Paragraph_20_Font"><text:span text:style-name="T38">. </text:span></text:span><text:span text:style-name="Default_20_Paragraph_20_Font"><text:span text:style-name="T15">quidem dictorum .superni exortus<text:line-break/>in internis brachii magis, alterius autem in posterioribus.<text:line-break/>Sed (quod monstratum est in principio statim totius hujus<text:line-break/>operis] Pon licet recte invenire fisum alienius partis ante<text:line-break/>cognitam ejus actionem. Ignorantes igitur multi medi-<text:line-break/>corum actiones plurimarum partium, .quidam etiam .ex<text:line-break/>illis ipsas constructiones, meritu ne de usu partium qui-<text:line-break/>nem certi quicquam sciunt:: sufficere enim eis videtur-<text:line-break/>ltoc tantulum scire, quod duo quidem sino flectentes cubi-<text:line-break/>tum musculi, .duo autem extendentes; unde vero uterque</text:span></text:span></text:p>
      <text:p text:style-name="P3"><text:span text:style-name="Default_20_Paragraph_20_Font"><text:span text:style-name="T15">eorum oriatur, et quo desinat, curare et solicitum esse<text:line-break/>supervacuum esse dicunt. Etenim quidam eorum confi-<text:line-break/>derans nobiscum aliquando adolescentulum, qui flectendo<text:line-break/>cubitum ad internarum quidem partium locum, qui ad<text:line-break/>humerum est, manum adducere poterat, non poterat<text:line-break/>autem ad externas, nec dignoscere poterat, cujus esset<text:line-break/>musculi hic affectus, nec sciebat omnino, radii quidem<text:line-break/>ossi majorem, cubiti vero minorem infertum esse. muscu-<text:line-break/>luat, sed im inedium eorum utrosque musculos existima-<text:line-break/>bat pervenire. Quo igitur mesto iste invenisset usum<text:line-break/>positurae eorum,. qui neque ipsam cognoscebat pessimam?<text:line-break/>si vero posueram ignorabat, manifestum est, quod et actio-<text:line-break/>-nem. At musculi duo hi secundum rectitudinem quidem<text:line-break/>exacte flectunt cubitum ambo tendentes ; </text:span></text:span>fi <text:span text:style-name="Default_20_Paragraph_20_Font"><text:span text:style-name="T15">vero alter<text:line-break/>eorum agat, alter vero quiescat, parum </text:span></text:span>a <text:span text:style-name="Default_20_Paragraph_20_Font"><text:span text:style-name="T15">rectitudine<text:line-break/>versus alterutram partem deflectunt,. ut dictum est. tNon<text:line-break/>.autem oportet mirari, si singula ossa frugali ipsi attrahen-<text:line-break/>-tua; hic quidem os cubiti,. ille autem os.radii, nihilomi-</text:span></text:span></text:p>
      <text:p text:style-name="P3"><text:span text:style-name="Default_20_Paragraph_20_Font"><text:span text:style-name="T15">nus et reliquum simul attrahant, cum sint ipsa undique<text:line-break/>validis et multis ligamentis conuexa. Ad obliquum<text:line-break/>namque converrere radium solum possunt hi, qui locati<text:line-break/>sunt in cubito musculi, quoniam- et brevis est omnino<text:line-break/>motus, et -multis apprehensionibus . ac ansis trahunt.<text:line-break/>Eum vero, qui ex brachio recte defertur, et per unum<text:line-break/>tendonem trahit, magnumque ita -edit tutius membri mor .<text:line-break/>tum adeo, ut digiti ad humerum ascendant, nihil miri<text:line-break/>est neque impossibile, cum eo quod movetur osse simul<text:line-break/>movere reliquum. praesertim quam quaedam portio apo-<text:line-break/>neurosetos ejusdem musculi inferatur ligamentis utrique<text:line-break/>ossi communibus. .. Haec igitur ita artificiose machinata<text:line-break/>est natura, et musculus uterque, lue quidem major, alter-<text:line-break/>vero minor; ratione optima facti sunt; saepe enim jam<text:line-break/>ante quoque dictum est, motuum manus internos prae-<text:line-break/>pollere. Quoniam igitur in utrasque partes exquisitae<text:line-break/>rectitudinis uterque eorum flectebat cubitum, rationi<text:line-break/>consentaneum fuit, fortiorem internum quam externum</text:span></text:span></text:p>
      <text:p text:style-name="P3">.moventem fuisse creatum;. consentaneum autem, etiam<text:line-break/>oppositurum .ipsis .-utrumque utrique fuisse similem; nam<text:line-break/>si majori quidem internorum msuorem externorum oppo-<text:line-break/>fuisset, minori autem majorem, . rnerito. imperitiae accu-<text:line-break/>seretur. <text:span text:style-name="Default_20_Paragraph_20_Font"><text:span text:style-name="T38">-. </text:span></text:span>Sed neque <text:span text:style-name="Default_20_Paragraph_20_Font"><text:span text:style-name="T38">. </text:span></text:span>hic tale quiddam neque in alia<text:line-break/>quavis pulte apparet accidisse: sed si quis unquam alius<text:line-break/>opifex aequalitatis et proportionis magnam habuit pro- -<text:line-break/>videntiam, certe natura habuit lu animalium corporibus<text:line-break/>conformandis ; unde Hippocrates eam rectissime justam<text:line-break/>nominat. <text:span text:style-name="Default_20_Paragraph_20_Font"><text:span text:style-name="T38">. </text:span></text:span>Quo enim modo non sunt haec justa , majores<text:line-break/>-esse brachii musculos iis, qui in cubitu sunt? illi enim<text:line-break/>cubitum, hi carpunt et digitos movent. Quantum itaque<text:line-break/>-differunt magnitudine paries movendae, .tantum et me-<text:line-break/>ventes eas musculi. Necesse vero etiam fuit molem osi-<text:line-break/>irum musculis subjectoium proportione musculis ipsis<text:line-break/>respondere: hinc <text:span text:style-name="Default_20_Paragraph_20_Font"><text:span text:style-name="T38">. </text:span></text:span>brachium est majus cubitu, et femur<text:line-break/>tibia itidem. Caeterum su praeterquam quod magna sunt,<text:line-break/>solida et cavitatis nredullaequ.e expertia, dura et densa</text:p>
      <text:p text:style-name="P2"><text:span text:style-name="Default_20_Paragraph_20_Font"><text:span text:style-name="T15">omnino fuissent, .memb.a </text:span></text:span>ipsa onere <text:span text:style-name="Default_20_Paragraph_20_Font"><text:span text:style-name="T15">sane maximo grava-<text:line-break/>rent : </text:span></text:span><text:span text:style-name="Default_20_Paragraph_20_Font"><text:span text:style-name="T38">. </text:span></text:span><text:span text:style-name="Default_20_Paragraph_20_Font"><text:span text:style-name="T15">idcirco laxiora et cavernosa magis et magis con-<text:line-break/>cava sunt ossibus cunctis minoribus maiora. Abutitur et<text:line-break/>hic probe ipsa caritate natura: reponit enim in eam<text:line-break/>familiare ossibus nutrimentum, quod sane medullam no- .<text:line-break/>inruamus. Sed de hac quidem postea quoque dicetur.</text:span></text:span></text:p>
      <text:h text:style-name="Heading_20_2" text:outline-level="2"><text:span text:style-name="Default_20_Paragraph_20_Font">Cap. XVll. </text:span></text:h>
      <text:p text:style-name="P52"><text:span text:style-name="Default_20_Paragraph_20_Font"><text:span text:style-name="T15">Cur autem unum quidem os in brachio,<text:line-break/>duo vero in cubito constituta sint, dicere consequens su-<text:line-break/>erit. At praecedit hoc quidam communis fermo de om-<text:line-break/>nibus dearticulationibus. Dictum antea itaque est, quod<text:line-break/>non sutum formas partium organi aptas actioni, cujus<text:line-break/>gratia organum quoduis factum est, natura efficit, fed<text:line-break/>etiam dyspathiae nihilominus providet. ostendetur autem<text:line-break/>et nunc hoc ipsum lu dearriculat tonum tractatione. Si-<text:line-break/></text:span></text:span><text:span text:style-name="Default_20_Paragraph_20_Font"><text:span text:style-name="T38">. </text:span></text:span><text:span text:style-name="Default_20_Paragraph_20_Font"><text:span text:style-name="T15">quidem , ubi </text:span></text:span><text:span text:style-name="Default_20_Paragraph_20_Font"><text:span text:style-name="T38">- </text:span></text:span><text:span text:style-name="Default_20_Paragraph_20_Font"><text:span text:style-name="T15">motus earum validis et multis actionibus<text:line-break/>famulari debebat, et metus erat, ne ob violentiam ipsa-<text:line-break/>rum laxatio quaedam contingeret, dearticulatio hujus-</text:span></text:span></text:p>
      <text:p text:style-name="P2"><text:span text:style-name="Default_20_Paragraph_20_Font"><text:span text:style-name="T15">modi constringitur et continetur </text:span></text:span>undique <text:span text:style-name="Default_20_Paragraph_20_Font"><text:span text:style-name="T15">multis quidem<text:line-break/>extrinsecus ligamentis </text:span></text:span>crama, <text:span text:style-name="Default_20_Paragraph_20_Font"><text:span text:style-name="T15">non membranulis solum,<text:line-break/>fed et rotundis, et cartilaginosis veluti corona stipata:<text:line-break/>.eminentias autem simul cavitatibus iis, quas ingrediuntur,<text:line-break/>aequales, ut nusquam </text:span></text:span>ulla <text:span text:style-name="Default_20_Paragraph_20_Font"><text:span text:style-name="T15">sit laxitas, simul vero quibus-<text:line-break/>dam tumidis labris et velut superciliis adamussim reten-<text:line-break/>fas obtinet. Ubi vero ad paucas et non violentas actio.<text:line-break/>nes dearticu latio est facta, ibi natura, ceu metu jam ab-<text:line-break/>jectu , tenuia quidem et membranofa ligamenta , laxam<text:line-break/>autem omnino totam ossium constructionem fabricata est.<text:line-break/>Quod igitur tutius corporis omnes dearticulationes hoc<text:line-break/>modo fe habeant, explicabit procedens sermo in unoquo-<text:line-break/>que membrorum. Quod vero et manuum dearticulationes<text:line-break/>sic habeant, de quibus proposui dicere, jam licet expen-<text:line-break/>dere.. Validissimas siquidem et plurimas functiones obi-<text:line-break/>mus, tum carpi, tum -gibbi cubiti dem ticulatiouem mo-<text:line-break/>ventes. Quere dearticulationes istae securae sunt tum<text:line-break/>ipsis ossium commissuris, tum ligamentis ipsas dearticula-</text:span></text:span></text:p>
      <text:p text:style-name="P3"><text:span text:style-name="Default_20_Paragraph_20_Font"><text:span text:style-name="T15">Horres foris connectentibus, quae non crassa solum, sed- et<text:line-break/>dura undique .sunt facta. Humeri autem dearticulatio,<text:line-break/>tanquam raro validas obiens actiones , frequenter autem<text:line-break/>vel omnino quiescens, vel leviter et citra violentiam mo-<text:line-break/>ta, laxam quidem et ipsorum ossium habet compositionem,<text:line-break/>magisque adhuc membranarum ipsa ambientium: t neque<text:line-break/>enim cartilaginosus ipsas, neque crassas.; neque omnino<text:line-break/>duras, fed. admodum tenues et molles, et quae minimo<text:line-break/>negotio quam longissime extendi possint, natura creavit.<text:line-break/>In gibbi autem cubiti et carpi dearticulationibus non<text:line-break/>crassa modo, sed-etiam dura quaedam ligamenta undique<text:line-break/>contranitentia et prohibentia; ne learrioulationum ossa<text:line-break/>plurimum a mutuo connexu resiliant ac -distent, facta<text:line-break/>sunt. Quapropter, etsi saepe violenter moveri coguntur,<text:line-break/>minus tamen quam in humeris articulorum accidit luxa-<text:line-break/>-tio: non enim fieri potest, ut os aliquod sue articulo<text:line-break/>aberret ac promineat, nisi plurimum. a reliquis distet,<text:line-break/>distare autem plurimum. ei contingit tum ex ligamen-</text:span></text:span></text:p>
      <text:p text:style-name="P2">torum imbecillitate et laxitate , tum ex ipfa ossium com-<text:line-break/>positione, quando cavitatum. circumferentiae supinae<text:line-break/>fiunt, nullum prorsus adeptae fupercilimu. Quin etiam<text:line-break/>et in cotylis labra quaedam tumida ac extremitates ha-<text:line-break/>bentibus ipsae superciliorum circumferentiae non raro<text:line-break/>violentis motibus circumfractae articulis, non folum sta-<text:line-break/>-tim ut excidant , sed toto tempore reliquo hoc ipsum<text:line-break/>-assidue patiantur, permittunt, quo constat, exquisitam de-<text:line-break/>artieulationem, ne luxetur facile, multum habere mo-<text:line-break/>menti. Cur igitur non .omnes dearti nutationes tutas na-<text:line-break/>tura construxit? quoniam pugnum haberet necessariam<text:line-break/>varietas motuum cum fecundate constructionis , neque<text:line-break/>poterant in idem. ambae convenire; sequitur enim illa<text:line-break/>quidem laxitatem dearticulationis , haec autem stabili-<text:line-break/>rnentum et omni ex parte constrictionem. Ubi agitur<text:line-break/>non est periculosa varietas, superfluum ibi. et vanum erat<text:line-break/>aliquid moliri ad tutelam; ubi autem est periculosa et<text:line-break/>fallax, ibi majorem dyspathiae quam varietatis .rationem<text:line-break/>habuit. Igitur et in articulis carpi et gibbi cubiti plus</text:p>
      <text:p text:style-name="P3"><text:span text:style-name="Default_20_Paragraph_20_Font"><text:span text:style-name="T15">dyspathrae quam varietati quum providisset. fereque su<text:line-break/>eo jam esset, ut. propter singularem motum mutilo simile<text:line-break/>effecerit membrum, utrique articulorum adhuc apposuit<text:line-break/>dearticulationem, motibus in obliquum commodaturanr..<text:line-break/>in humerorum enim articulo non solum extendere et<text:line-break/>flectere, sed quoquoversus in orbem circumducere li-.<text:line-break/>cet brachium; etenim caput ejus rotundum est liga-.<text:line-break/>mentaque laxa, et cavitas cervicis scapularum est supina<text:line-break/>et undique similis, quomodo et caput: articulos vero.<text:line-break/>gibbi cubiti et carpi undique constrictus varie movere<text:line-break/>et in omnes partes circumferre non licebat. Quare,<text:line-break/>quum hoc quidem esset impossibile, non expediret autem.<text:line-break/>varietatem motuum prorsus negligere, duplicem molita.<text:line-break/>est in utroque articulationem, ut, quod seorsum utraque.<text:line-break/>requirit, </text:span></text:span>hoc <text:span text:style-name="Default_20_Paragraph_20_Font"><text:span text:style-name="T15">secundae accessione suppleatur: ipsas enim<text:line-break/>ad latera delationes membrorum sursum quidem radii<text:line-break/>ad brachium dearticulatio efficit, deorsum vero carpi ad</text:span></text:span></text:p>
      <text:p text:style-name="P3">tenuem cubiti apophyfim. Atque in singulis digitorum<text:line-break/>ossibus dearticulatio habet quidem <text:span text:style-name="Default_20_Paragraph_20_Font"><text:span text:style-name="T38">. </text:span></text:span>ipsa quoque motus ad<text:line-break/>latera, uti ea in humero; non tamen aeque- in multas<text:line-break/>partes circumagentes., quamvis ligamenta tenuia ac<text:line-break/>niembranofa ipsis cireumiaceaut, ipsa enim ossium con-<text:line-break/>formatio diversa est -ab ea,- quae lu humero. Neque enim<text:line-break/>similia sunt undique capita,- quod non ad amussim rotun--<text:line-break/>da sunt, et excipientium capita ipsa caritatum superci-<text:line-break/>lia in tenues margines desinentia constringunt extulisse-<text:line-break/>ims tuto undique, assumptis etiam ossium fefamoidum<text:line-break/>epiphysibus, adeo ut mediam quodammodo - habeailt com-<text:line-break/>structionem singulae digitorum dearticulationes ; quantum<text:line-break/>enim absunt a carpi et gibbi cubiti. constructionis seco-<text:line-break/>caritate, tantum superant eam, quae- in humero est,<text:line-break/>natura ratione optima id molita. Etfi-enim quam minis<text:line-break/>ma corpora comprehendunt, quum agunt fialae, attamen<text:line-break/>in apprehenfionibus majorum gibbi cubiti et carpi dec<text:line-break/>articulationibus non parum opitulantur; rimo- multo plu-v</text:p>
      <text:p text:style-name="P14"><text:span text:style-name="Default_20_Paragraph_20_Font"><text:span text:style-name="T15">vibus actionibus subservientes, quam aliae dearticulatio-<text:line-break/></text:span></text:span>nes <text:span text:style-name="Default_20_Paragraph_20_Font"><text:span text:style-name="T15">, . . </text:span></text:span>nudae. <text:span text:style-name="Default_20_Paragraph_20_Font"><text:span text:style-name="T15">.undique </text:span></text:span>sunt; neque <text:span text:style-name="Default_20_Paragraph_20_Font"><text:span text:style-name="T15">, ut quae in. .humero<text:line-break/>funt, in circuitu maximis vestiuntur musculis, nihil qui-<text:line-break/>dem motus .impedientibus </text:span></text:span>, <text:span text:style-name="Default_20_Paragraph_20_Font"><text:span text:style-name="T15">securitatem vero non paucam<text:line-break/>humero . praebentibus. . </text:span></text:span>Itaque. quum <text:span text:style-name="Default_20_Paragraph_20_Font"><text:span text:style-name="T15">duo </text:span></text:span>sint,.. <text:span text:style-name="Default_20_Paragraph_20_Font"><text:span text:style-name="T15">quae tute-<text:line-break/>Iam articulorum efficiant, robur ligamentorum et .exacta<text:line-break/>compositio,. utraque quidem .est in gibbo cubi tr et . car-<text:line-break/>po., altera. vero in .digitis,. in humero autem .neutra pla-<text:line-break/>ne esu .Quamobrem , quoniam securae et strictae nudi-<text:line-break/>que constitutioni. non . </text:span></text:span>licet <text:span text:style-name="Default_20_Paragraph_20_Font"><text:span text:style-name="T15">moveri varie, juxta. cubi-<text:line-break/>tum radium duplicis dearticulationis gratia merito po-<text:line-break/>fuit natura.</text:span></text:span></text:p>
      <text:h text:style-name="Heading_20_2" text:outline-level="2"><text:span text:style-name="Default_20_Paragraph_20_Font">Cap. XVIII. </text:span></text:h>
      <text:p text:style-name="P52"><text:span text:style-name="Default_20_Paragraph_20_Font"><text:span text:style-name="T15">Verbis autem- multis ne id quidem<text:line-break/>-eget, cur in carpo. quidem minimi omnino. sint .obliqui<text:line-break/>motus, sursum .autum ad brachium maximi. lnferne<text:line-break/>namque carpi et radii ossa exacte conjuncta tuus ossi<text:line-break/>cnbiti; unde multis medicorum -villis est mullus motus<text:line-break/>proprius fieri ah utroque ipsorum; sed ea, ceu uni dea;-</text:span></text:span></text:p>
      <text:p text:style-name="P3"><text:span text:style-name="Default_20_Paragraph_20_Font"><text:span text:style-name="T15">ticulata, unum habere. solum motum omnium ossium<text:line-break/>communem; sursum tamen ad brachium radius a cubitu<text:line-break/>multum distat, quare ibi quidem licet radio foli pluri-<text:line-break/>nruin moveri absque cubito, parte autum inferiori ne-<text:line-break/>quaquam. Quin etiam dearticulata tenuis cubiti apo-<text:line-break/>physicos (quae styloides vocatur) ad carpi os digito. mi-<text:line-break/>rtimo praepositum parva .est omnino, quia et os ipsi. m<text:line-break/>carpi necessario parvum orat, motumque- habet muti-<text:line-break/>Tuum, et propter parvitatem, et quia coniungitur ibi<text:line-break/>cubitus quidem radio, parvum vero os omnibus aliis<text:line-break/>carpi ossibus; solum autem memoratu dignus motus fieret<text:line-break/>distantibus admodum luter se omnibus praedictis ossibus.</text:span></text:span></text:p>
      <text:h text:style-name="Heading_20_2" text:outline-level="2"><text:span text:style-name="Default_20_Paragraph_20_Font">Cap. XIX. </text:span></text:h>
      <text:p text:style-name="P52"><text:span text:style-name="Default_20_Paragraph_20_Font"><text:span text:style-name="T15">Dictum est mihi de omnibus fere. ma-<text:line-break/>nus partibus. Arteriae enim, venae et nervi comum-<text:line-break/>nia totius corporis sunt organa; ob idque,, sicut et antea<text:line-break/>diximus, ubi de partibus </text:span></text:span><text:span text:style-name="Default_20_Paragraph_20_Font"><text:span text:style-name="T38">. </text:span></text:span><text:span text:style-name="Default_20_Paragraph_20_Font"><text:span text:style-name="T15">omnibus suerit sermo absum-<text:line-break/>tus, ad ea transibo. Quin etiam de .magnitudine et</text:span></text:span></text:p>
      <text:p text:style-name="P3"><text:span text:style-name="Default_20_Paragraph_20_Font"><text:span text:style-name="T15">positura totius manus in fine dicetur cum aliis universis<text:line-break/>membris; oportet enim ilia inter fe comparando et<text:line-break/>magnitudine moderata etj constructione bene constituta<text:line-break/>ostendere. Finem igitur hic sermoni de manibus impo^<text:line-break/>nentes, ad crura transibimus propter constructionis simi-<text:line-break/>litudinem ; expositionem enim musculorum moventium<text:line-break/>humeri articulum in decimotertio horum commenlario-<text:line-break/>rum faciemus cum reliquo sermone omni de ipso inune-<text:line-break/>ac scapulis.</text:span></text:span></text:p>
      <text:h text:style-name="P55" text:outline-level="1"><text:bookmark-start text:name="bookmark4"/>GALENI DE VSV PARTIUM CORPORIS HVMANI<text:line-break/>LIBER HI.<text:bookmark-end text:name="bookmark4"/></text:h>
      <text:h text:style-name="Heading_20_2" text:outline-level="2">Cap. I. i. </text:h>
      <text:p text:style-name="P52"><text:span text:style-name="T2">M</text:span>anus homo omnium animalium folus<text:line-break/>habuit, organa animali sapienti convenientia; bipes vero<text:line-break/>ipsa folus inter pedestria factus et erectus, quia manus<text:line-break/>habuit. . Quum enim necessarium ad vitam corpus ex<text:line-break/>bis partibus, quae in thorace sunt et ventre, compleatur,<text:line-break/>egeatque artubus ad gressum, in cervis quidem, canibus,<text:line-break/>equis et aliis similibus anteriores artus posterioribus</text:p>
      <text:p text:style-name="P3"><text:span text:style-name="Default_20_Paragraph_20_Font"><text:span text:style-name="T15">similes facti sunt, usque ipsi; confert ad velocitatem.<text:line-break/>Homini </text:span></text:span>vero <text:span text:style-name="Default_20_Paragraph_20_Font"><text:span text:style-name="T15">(neque . </text:span></text:span>enim propria <text:span text:style-name="Default_20_Paragraph_20_Font"><text:span text:style-name="T15">-indigebat. </text:span></text:span>velocitate,<text:line-break/><text:span text:style-name="Default_20_Paragraph_20_Font"><text:span text:style-name="T15">ut qui equum </text:span></text:span>sua <text:span text:style-name="Default_20_Paragraph_20_Font"><text:span text:style-name="T15">sapientia et manibus erat domiturus,<text:line-break/>fuitque multo </text:span></text:span>melius pro <text:span text:style-name="Default_20_Paragraph_20_Font"><text:span text:style-name="T15">velocitate organa habere ad<text:line-break/>omnes artes necessaria; </text:span></text:span>anteriores <text:span text:style-name="Default_20_Paragraph_20_Font"><text:span text:style-name="T15">artus manus factae sunt.<text:line-break/>Cur autem non habuit quatuor crura,-. et praeterea etiam<text:line-break/>manus, sicut Centauri </text:span></text:span>? <text:span text:style-name="Default_20_Paragraph_20_Font"><text:span text:style-name="T15">quoniam primo quidem impossibi-<text:line-break/>lis est ipsi naturae corporum adeo differentium mixtio;<text:line-break/>noti enim,. sicut plastae et.pictores ipfurtumcolores; tum<text:line-break/>figuras solum ipsorum natura compositura erat;: sed etiam<text:line-break/>substantias tutas commixtura; quae impermixtae ac pu..<text:line-break/>rae sunt; neque enim , si coitus quidam venereus homini<text:line-break/>cum equa fiat, perficient matrices sperma. . Pindaro au-<text:line-break/>lem, si .ut poeta quidem recipi trinam .quae fertur. de<text:line-break/>centauris fabulam ,. condonandunr est.; si vero ,ut sapiens<text:line-break/>vir- et sibi plus vulgo positarum scire qui. silam assumens<text:line-break/>audebat scribere, quod</text:span></text:span></text:p>
      <text:p text:style-name="P2"><text:span text:style-name="Default_20_Paragraph_20_Font"><text:span text:style-name="T15">qui<text:line-break/>cum equabus </text:span></text:span><text:span text:style-name="Default_20_Paragraph_20_Font"><text:span text:style-name="T28">M</text:span></text:span><text:span text:style-name="Default_20_Paragraph_20_Font"><text:span text:style-name="T15">agne-<text:line-break/>siis concubuit in Pe-</text:span></text:span></text:p>
      <text:p text:style-name="P1"><text:span text:style-name="Default_20_Paragraph_20_Font"><text:span text:style-name="T15">ili vallibus. Nati sunt autem gene<text:line-break/>mirabilis ex ambobus<text:line-break/>similes parentibus, quae a matre erant,<text:line-break/>inferne, at quae superne, patris.</text:span></text:span></text:p>
      <text:p text:style-name="Normal"><text:span text:style-name="Default_20_Paragraph_20_Font"><text:span text:style-name="T15">accusandus est, quod sibi sapientiam arrogaverit. Equa<text:line-break/>enim asini et asina equi poterit certe recipere semen,<text:line-break/>et servare, et perficere ad animalis mixti generalionem:<text:line-break/>ita et lupa masculi canis, canis vero ipfa non lupi solum,<text:line-break/>fed et vulpis, sicut et vulpes canis: equa autem hominis<text:line-break/>semen sortassis ne receperit quidem in sinus matricis,<text:line-break/>longiori enim pudendo opus fuerat, si quando autem<text:line-break/>susceperit, corrumpat utique vel mox vel non multo<text:line-break/>polI. Verum, o Findere, libi quidem cantare et fabu-<text:line-break/>lari concedimus, scientes, poeticam musam inter alia</text:span></text:span></text:p>
      <text:p text:style-name="P3"><text:span text:style-name="Default_20_Paragraph_20_Font"><text:span text:style-name="T15">propria ornamenta maxime .pso miraculo egere; adnti-<text:line-break/>ratione enim velut attonitos reddere vultis, opinor, et -<text:line-break/>delectere auditores, non </text:span></text:span>docere. <text:span text:style-name="Default_20_Paragraph_20_Font"><text:span text:style-name="T15">Nobis autem, quibus de<text:line-break/>veritate, non de fabulis, cura est, falis constat , fubstau-<text:line-break/>riam hominis.. et equae </text:span></text:span><text:span text:style-name="Default_20_Paragraph_20_Font"><text:span text:style-name="T16">omti.ro </text:span></text:span><text:span text:style-name="Default_20_Paragraph_20_Font"><text:span text:style-name="T15">misceri non posse. ... Si<text:line-break/>sero concesse, unus, lu conceptu. saltem et misceri et per-<text:line-break/>fici hoc animal ita absurdum et- alienum, at quibus nu-<text:line-break/>trimentis nutrietur jam natum,- non .sime inveniremus.<text:line-break/>An herbis quidem-. quibusdam et hordeis .irrferiora et<text:line-break/>eadem equina, coci. saulem et humanis cibis superiora?<text:line-break/>Mestus certe fuisset itidem et ei ora duo. fuisse, hoc qui-,<text:line-break/>dem hutnauutu, illud autem equinum. Erat itaque,. ni<text:line-break/>fallor, duo etiam corda habiturus ,j si quid ex pectoribus<text:line-break/>oportet coniectare. Sed siquis etiam missa fecerit omnia<text:line-break/>haec quanquam absurda, concesseritque , gigni pense et<text:line-break/>vivere hunc equinis praeditum cruribus hominem, nihil<text:line-break/>accedet ex hujusmodi. constructione,- praeterquam veloci-<text:line-break/>tas; nec haec simpliciter, neque in omnibus locis, Aed</text:span></text:span></text:p>
      <text:p text:style-name="P3">lu planis et laevibus solum campis. Si vero aliquando<text:line-break/>opus suerit per acclive currere, .autrper declive, aut per<text:line-break/>obliquum; aut peri inaequale,; ea quae nunc est conftru-<text:line-break/>etio humanorum -crurum multo est melior. Ad. eundem<text:line-break/>vero modum et transilire , petrasque acutas et rectas<text:line-break/>praetergredi, et omnino .omnes locorum difficultates<text:line-break/>superare commodius poterit homo., quam monstrosus ille<text:line-break/>Centaurus. Vellem autem: videre eum .vel domos aeni fi.<text:line-break/>cantem, vel naves fabricantem, vel per malum ad an-<text:line-break/>tennas navium manibus reptantem ac scandentem, vel<text:line-break/>prorfus aliquid nauticorum -operum pertractantem, ut ab-<text:line-break/>furdus et ineptus -admodum in .omnibus esset, et in mula<text:line-break/>iis plane impotens haereret.. Quomodo enim aedificando<text:line-break/>per graciles et longas scalas ad parietes altissimos .alcen-<text:line-break/>deret? quomodo autem ad navium antennas ? quo vero<text:line-break/>modo posset remigare, quum ne probe .quidem sedere<text:line-break/>queat? quamquam autem hoc ei adesset, tamen anteriora<text:line-break/>crura - manuum actiones impedirent, At fortassis nauta<text:line-break/>quidem non probus ; agricola vero -frugi- foret. Sed luo</text:p>
      <text:p text:style-name="P3">quoque plus inest ineptitudinis , maxime si quid agere<text:line-break/>oporteat, ut ulcendere arbores et aliques fructus decet -<text:line-break/>pero. Nec utique hanc folam consideraris ejus abfurtli-<text:line-break/>tatem, ied ad artes universas transi, et finge animo eum<text:line-break/>aut fabrum, aut sutorem, aut textorem, vel scribam;<text:line-break/>quomodo - quidem fedebit? quibus vero cruribus imponet<text:line-break/>librum? vel aliorum instrumento, um quodque quouiodo<text:line-break/>ructabit ? Praeter alia enim omnia, quae homo praecipue<text:line-break/>habet, etiam sedere commode in ifchiis huic omnium<text:line-break/>animantium soli inest; sed hoc quoque pnultos latuit,<text:line-break/>existimantes, sulum hominem stare rectum, non percipi-<text:line-break/>eutes, quod etiam sedere solus possit Centaurus igitur<text:line-break/>ille poetarum (quem nem hominem, sed equinum humi-<text:line-break/>mem. quendam .rectius voces) neque firmari potest tuto<text:line-break/>lu coxendicibus, neque, si etiam hoc ei inesset, manibus<text:line-break/>utique uteretur commode, impedientibus eum anteriori-<text:line-break/>bus muribus ad - omnes actiones, velut si- cujusque no-<text:line-break/>situm pectori alligarit quis duo oblonga ligna. Etenim</text:p>
      <text:p text:style-name="P3"><text:span text:style-name="Default_20_Paragraph_20_Font"><text:span text:style-name="T15">si nns ita comparatos recumbere vellet aliquis in lectulo,<text:line-break/>mirabilis quaedam </text:span></text:span>rerum fames profecto <text:span text:style-name="Default_20_Paragraph_20_Font"><text:span text:style-name="T15">appareret, et<text:line-break/>.multo magis adhuc dormientibus nobis. . Mirandum enim<text:line-break/>et id in </text:span></text:span>illis <text:span text:style-name="Default_20_Paragraph_20_Font"><text:span text:style-name="T15">Centauris, </text:span></text:span>quod neque <text:span text:style-name="Default_20_Paragraph_20_Font"><text:span text:style-name="T15">toto lecto possint<text:line-break/>.uti, neque super errant quiescere; indiget enim couftru-<text:line-break/>.etio partium corporis. ipsorum altera altero , humana<text:line-break/>quidem lecto, equina vero terra. Sed fortassis non equi-<text:line-break/>mis .quatuor cruribus , fed humanis melitis fuisset nos<text:line-break/>uti, .sic quidem praeter id, quod nihil haberet plus com-<text:line-break/>modi ad aliquam actionem , adhuc et .velocitas deperiret<text:line-break/>hominibus. Atqui si neque humanis, neque equluis,nec<text:line-break/>alterius alicuius animalis., siquidem quaedam equinis,<text:line-break/>quaedam humanis sunt similiora. Quum igitur ex qua-<text:line-break/>tuor duo sinti superflui, manifestum est., .quod, si habere-<text:line-break/>mus sex pedes, vel etiam plures, sic adhuc essent pluo<text:line-break/>.res nobis supervacui. In universum enim,. si quod animer<text:line-break/>.manibus recte usurum est, nullum oportet lu hujus pe-</text:span></text:span></text:p>
      <text:p text:style-name="P3"><text:span text:style-name="Default_20_Paragraph_20_Font"><text:span text:style-name="T15">otone. prominere impedimentum, non solum - innatum,<text:line-break/>sed ne acquisiturum quidem.</text:span></text:span></text:p>
      <text:h text:style-name="Heading_20_2" text:outline-level="2"><text:span text:style-name="Default_20_Paragraph_20_Font">^ ... Cap. II.. </text:span></text:h>
      <text:p text:style-name="P53"><text:span text:style-name="Default_20_Paragraph_20_Font"><text:span text:style-name="T15">Equum .sane, bovem, canem, leonem et<text:line-break/>alia similia, ceu nullum tractaturos artem, ut vanum<text:line-break/>fuisset habere manus ; ita et bipedes esse ; quid enim<text:line-break/>esset plus eis commodi , si duobus quidem pedibus recti<text:line-break/>starent, manus vero non haberent? Mihi quidem non<text:line-break/>fotum nihil plus habituri, si ita constructi fuissent, ride-<text:line-break/>rentur, sed iis etiam, quae ipsis .insunt, privatum iri : pri-<text:line-break/>mo quidem comedendi promptitudine , secundo autem<text:line-break/>anteriorum membrorum securitate, tertio velocitate.<text:line-break/>Postquam enim non habuerunt manus, oportuit alia ani-<text:line-break/>malia quidem anterioribus cruribus cibum admovere ori,<text:line-break/>alia vero inclinata sumere. Carnivororum igitur omnium<text:line-break/>pedes sunt multifidi; herili vororum vero alia quidem su-<text:line-break/>didas ungulas, alia vero scissas ungulas habenti Cami-<text:line-break/>vora quidem usquequaque sunt ferocia : propterea non<text:line-break/>solum divisi. sunt eorum pedes; multiformiter,., sed etiam</text:span></text:span></text:p>
      <text:p text:style-name="P3"><text:span text:style-name="Default_20_Paragraph_20_Font"><text:span text:style-name="T15">suanos et curvos ungues produxerunt.: ita enim debe-<text:line-break/>bant rapere citius et retinere facilius. Herbivororum<text:line-break/>vero nullum quidem est ita ferox:, sicut carnivora, uti-<text:line-break/>tur autem ira non mediocri plerumque equus et taurus:<text:line-break/>ob idque illi quidem ungulae fuluiae, -huic autem -cor-<text:line-break/>iiua facta suerunt. Quaecunque - autem - omnino sunt ti-<text:line-break/>mida,- his neque folida ungula aliqua, neque cornu est<text:line-break/>vice propugnaculi, fed ungula scissa folum.; haec qui-.<text:line-break/>dem inclinata pascuntur. Carnivora autem anterioribus<text:line-break/>pedibus pro manibus utuntur et ad retinendum animal,<text:line-break/>quod venata suerint, et </text:span></text:span>ad <text:span text:style-name="Default_20_Paragraph_20_Font"><text:span text:style-name="T15">cibum ori asserendum. Si<text:line-break/>vero , </text:span></text:span><text:span text:style-name="Default_20_Paragraph_20_Font"><text:span text:style-name="T38">- </text:span></text:span><text:span text:style-name="Default_20_Paragraph_20_Font"><text:span text:style-name="T15">sicut toto corpore robusta et vehementia , pedes<text:line-break/>eorum firmis sclidisque ungulis fulti ac roborati essent,<text:line-break/>essent utique sic multo velociora, quum nunc fiunt, sed<text:line-break/>praedictos usus crurum magis necessarios nequaquam ha-<text:line-break/>berent. Quaecunque vero animalium exanguia, ea sane<text:line-break/>frigidiora temperamento sunt; .quapropter </text:span></text:span><text:span text:style-name="Default_20_Paragraph_20_Font"><text:span text:style-name="T49">r </text:span></text:span><text:span text:style-name="Default_20_Paragraph_20_Font"><text:span text:style-name="T15">imbecilliora<text:line-break/>omnino et ad motus pigriora . parvis et multis </text:span></text:span><text:span text:style-name="Default_20_Paragraph_20_Font"><text:span text:style-name="T38">- </text:span></text:span><text:span text:style-name="Default_20_Paragraph_20_Font"><text:span text:style-name="T15">utuntur</text:span></text:span></text:p>
      <text:p text:style-name="P3"><text:span text:style-name="Default_20_Paragraph_20_Font"><text:span text:style-name="T15">cruribus; parvis quidem, quoniam magna portare et<text:line-break/>transferre non possunt,; multis autem eo, quod parvis. .<text:line-break/>Quoniam enim ex multitudine vel magnitudine crurum<text:line-break/>velocitas gressus proficiscitur </text:span></text:span>, <text:span text:style-name="Default_20_Paragraph_20_Font"><text:span text:style-name="T15">quibus rmpossibile fuit<text:line-break/>magna producere crura, sus reliqua fuit ex multitudine<text:line-break/>commoditas. Quaedam autum etiam ob id praelonga. tu-.<text:line-break/>tis corporibus facta suerunt, </text:span></text:span>sicut <text:span text:style-name="Default_20_Paragraph_20_Font"><text:span text:style-name="T15">iulus et scolopendra,<text:line-break/>locutu copiosae crurum productioni natura provide sup-<text:line-break/>penitente. Quibus autem eorum potuit, fi non magna,<text:line-break/>saltem longa et gracilia producere crura, sicut locustis .<text:line-break/>et pamopibus, his non fuit opus magnam crurum multitu-<text:line-break/>clinem tribuere. Sed </text:span></text:span>de <text:span text:style-name="Default_20_Paragraph_20_Font"><text:span text:style-name="T15">differentia quidem exanguinm<text:line-break/>animalium plurimum ab Aristotele et pulchre scriptum<text:line-break/>esu omnibus vero sanguineis pedestribus, quae maxime<text:line-break/>hominibus assimilantur, quatuor sunt pedes omnibus ve-<text:line-break/>locitatis quidem et securitatis gratia, ferocibus vero ex<text:line-break/>abundanti manuum functiones aliquando ipsi pedes simul<text:line-break/>obeunt. Sed de. ea </text:span></text:span>quae <text:span text:style-name="Default_20_Paragraph_20_Font"><text:span text:style-name="T15">ad velocitatem eorum attinet</text:span></text:span></text:p>
      <text:p text:style-name="P3"><text:span text:style-name="Default_20_Paragraph_20_Font"><text:span text:style-name="T15">commoditate, </text:span></text:span>et <text:span text:style-name="Default_20_Paragraph_20_Font"><text:span text:style-name="T15">ea quae </text:span></text:span>ad <text:span text:style-name="Default_20_Paragraph_20_Font"><text:span text:style-name="T15">venationem simul et cibatio-<text:line-break/>nenr ferocibus facit, fatis </text:span></text:span>dictum <text:span text:style-name="Default_20_Paragraph_20_Font"><text:span text:style-name="T15">esu Quod autem tuti-<text:line-break/>ux erat ipsis quatuor </text:span></text:span>ambulare <text:span text:style-name="Default_20_Paragraph_20_Font"><text:span text:style-name="T15">cruribus, quam flere re.-<text:line-break/>ctis super duobus, ita demum intellexeris, si considera-<text:line-break/>veris , quanto magis ventris ac pectoris partes noxis om-<text:line-break/>ullius expositae sint, quum </text:span></text:span>eae, quae <text:span text:style-name="Default_20_Paragraph_20_Font"><text:span text:style-name="T15">sunt ad [pluam: ad<text:line-break/>haec quod fic quidem ambulantibus, ut nunc ambulant,<text:line-break/>quae quidem sunt offensis magis obnoxiae, occultantur<text:line-break/>et custodiuntur a superiacentibus, expositae autem sunt<text:line-break/>et objectae prominent, quae sunt patibiles minus; erectis-.<text:line-break/>vero non obtectae nec opertae, sed lucusioditae et nu-<text:line-break/>dae undique sunt ventris partes et laesionibus prorsus<text:line-break/>expositae : neque- enim manibus et ratione utentia, quem-<text:line-break/>admodum homo , oppositum erant ventri aut pectori<text:line-break/>externum aliquod propugnaculum, quod naturalem mem-<text:line-break/>brorum, quae ibi sunt, imbecillitatem corrigeret. ob has<text:line-break/>igitur causas caeteris animalibus universis sanguine prae-<text:line-break/>ditis praestabat esse quadrupeuibus , sicut exanguibus -mul- .<text:line-break/>tipedihus: e contrario autum horum hornius melius fuit</text:span></text:span></text:p>
      <text:p text:style-name="P3"><text:span text:style-name="Default_20_Paragraph_20_Font"><text:span text:style-name="T15">esse bipedi, </text:span></text:span>ut <text:span text:style-name="Default_20_Paragraph_20_Font"><text:span text:style-name="T15">qui ea commoditate , qua ex crurum niul-<text:line-break/>titudine caetera fruuntur animantia, nihil indigeret, et<text:line-break/>ast multa, nisi bipes fuisset, deterior futurus </text:span></text:span>esset. <text:span text:style-name="Default_20_Paragraph_20_Font"><text:span text:style-name="T15">At br-<text:line-break/>pedes quidem et aves stant </text:span></text:span>: <text:span text:style-name="Default_20_Paragraph_20_Font"><text:span text:style-name="T15">rectus autum </text:span></text:span>folus <text:span text:style-name="Default_20_Paragraph_20_Font"><text:span text:style-name="T15">animalium<text:line-break/>omnium homo est; soli enim ipsi secundum rectitudinem<text:line-break/>crurum est spina; quod si ea, .est profectu </text:span></text:span>et <text:span text:style-name="Default_20_Paragraph_20_Font"><text:span text:style-name="T15">reliquum<text:line-break/>omne corpus </text:span></text:span>ad <text:span text:style-name="Default_20_Paragraph_20_Font"><text:span text:style-name="T15">ritam necessarium. Nam </text:span></text:span>quaedam <text:span text:style-name="Default_20_Paragraph_20_Font"><text:span text:style-name="T15">vel-<text:line-break/>uti cerina </text:span></text:span>est <text:span text:style-name="Default_20_Paragraph_20_Font"><text:span text:style-name="T15">spina hujus corporis, et ad hanc crura<text:line-break/>ipsa avibus quidem, ut </text:span></text:span>et <text:span text:style-name="Default_20_Paragraph_20_Font"><text:span text:style-name="T15">quadrupedibus, angulum rectum<text:line-break/>efficiunt, </text:span></text:span>solis <text:span text:style-name="Default_20_Paragraph_20_Font"><text:span text:style-name="T15">autem hominibus una recta linea exten-<text:line-break/>duntur. </text:span></text:span>Talem <text:span text:style-name="Default_20_Paragraph_20_Font"><text:span text:style-name="T15">igitur figuram crura ad spicam habent<text:line-break/>in quadrupedibus et volatilibus animalibus, dum ambu-<text:line-break/>dant, qualem hominibus sedentibus; .ob eamque causam<text:line-break/>paulo ante dictum est, nullum eorum unquam stare<text:line-break/>rectum.</text:span></text:span></text:p>
      <text:h text:style-name="Heading_20_2" text:outline-level="2"><text:span text:style-name="Default_20_Paragraph_20_Font"><text:span text:style-name="T15">Cap. </text:span></text:span>HI,</text:h>
      <text:p text:style-name="P52"><text:s/><text:span text:style-name="Default_20_Paragraph_20_Font"><text:span text:style-name="T15">Qui igitur </text:span></text:span>fit, <text:span text:style-name="Default_20_Paragraph_20_Font"><text:span text:style-name="T15">ut illa sedere nequeant,<text:line-break/>sicut homo, ipsis ischiis innitentia?. (hoc enim adhuc<text:line-break/>videtur deesse sermoni] quod oporteat crura ischiis copu-</text:span></text:span></text:p>
      <text:p text:style-name="P3">lata in femoris ad tibiam deartic. datione retrorsum fle-<text:line-break/>cti. Spina quidem ipsa cum femore, dum sedemus,<text:line-break/>angulum rectum efficit, femur vero rursus nisi ad tibiam<text:line-break/>alium talem efficiat angulum, nequaquam recta ad ter-<text:line-break/>ram tibia foret, ob idque securitas sessionis corrumpere-<text:line-break/>tur. Si igitur, quando flectuntur in genu crura iscluis<text:line-break/>conjuncta, tunc sedere animal accidit, manifestum est,<text:line-break/>nulli quadrupedum posse contingere; omnia enim antror-<text:line-break/>sum posteriorum crurum habent flexiones. Anteriora<text:line-break/>enim scapulis eorum membra, quemadmodum hominibus,<text:line-break/>posteriora vero coxarum vertebris committuntur: flexio-<text:line-break/>nes vero amborum, contra quam hominibus, fiunt sus<text:line-break/>priorum quidem retrorsum, posteriorum vero antrorsum.<text:line-break/>Quadrupedibus enim ipsis praestitit ad se invicem con-<text:line-break/>yersas luisse flexiones, homini autem scapulis copulata<text:line-break/>membra, manus quum essent, commode est anticam ac<text:line-break/>internam gibbi cubiti partem flectuntur: monstratum<text:line-break/>enim est praecedente commentario, melius esse ad sese</text:p>
      <text:p text:style-name="P3"><text:span text:style-name="Default_20_Paragraph_20_Font"><text:span text:style-name="T15">converti manus </text:span></text:span>: meritu autem et <text:span text:style-name="Default_20_Paragraph_20_Font"><text:span text:style-name="T15">crura </text:span></text:span>flexionem <text:span text:style-name="Default_20_Paragraph_20_Font"><text:span text:style-name="T15">in<text:line-break/>nenu retrorsum obtinent, hoc enim solo modo fedare<text:line-break/>pulchre licebat. ut et </text:span></text:span>hoc <text:span text:style-name="Default_20_Paragraph_20_Font"><text:span text:style-name="T15">paulo ante ostendimus. Quo-<text:line-break/>cicca , quum in una </text:span></text:span>quidem <text:span text:style-name="Default_20_Paragraph_20_Font"><text:span text:style-name="T15">recta linea sit spina cum<text:line-break/>cruribus, est tres differentias figurarum .agi animal potest;<text:line-break/>quum, si ipsam </text:span></text:span>quidem spinam <text:span text:style-name="Default_20_Paragraph_20_Font"><text:span text:style-name="T15">humi reclinaverit, supi-<text:line-break/>num omnino fiat, </text:span></text:span>si <text:span text:style-name="Default_20_Paragraph_20_Font"><text:span text:style-name="T15">ventrem, pronum, si firmetur pedi-<text:line-break/>bus, tunc </text:span></text:span>exacte <text:span text:style-name="Default_20_Paragraph_20_Font"><text:span text:style-name="T15">stet rectum; st vero aliquem ungulum<text:line-break/>crura ad spinam fecerint, constat, nasiam earum figura-<text:line-break/>rum exacte esse rectam. Quare merito diximus, hominem<text:line-break/>rosum stare rectum. Alia enim animalia .quaedam magis,<text:line-break/>alia minus, attamen omnia sunt prona, et nando gradi-<text:line-break/>untur simillimo infantibus </text:span></text:span>, <text:span text:style-name="Default_20_Paragraph_20_Font"><text:span text:style-name="T15">qui serpunt manibus. Stel-<text:line-break/>liones quidem et </text:span></text:span>lacerti et <text:span text:style-name="Default_20_Paragraph_20_Font"><text:span text:style-name="T15">animalia, quaecunque sunt<text:line-break/>brevium crurum , </text:span></text:span>prorsus <text:span text:style-name="Default_20_Paragraph_20_Font"><text:span text:style-name="T15">sunt prona, contingit enim ip-<text:line-break/>forum venter terram </text:span></text:span>semper;- <text:span text:style-name="Default_20_Paragraph_20_Font"><text:span text:style-name="T15">et iis amplius adhuc ser-<text:line-break/>perstes. Equus autem </text:span></text:span>et canis, <text:span text:style-name="Default_20_Paragraph_20_Font"><text:span text:style-name="T15">et bos, et leo, et; omnia</text:span></text:span></text:p>
      <text:p text:style-name="P3"><text:span text:style-name="Default_20_Paragraph_20_Font"><text:span text:style-name="T15">quadrupedia medium </text:span></text:span>locum <text:span text:style-name="Default_20_Paragraph_20_Font"><text:span text:style-name="T15">obtinent inter prona exacte<text:line-break/>et plane recta ita autem et aves universae , quamvis<text:line-break/>bipedes sint, neque enim hae una linea recta eum spina<text:line-break/>habent. gressus instrumenta. Solus igitur omnium anima-<text:line-break/>Irum homo rectus stat, sicut etiam federe omnium fotus<text:line-break/>monstratus esu Etenim omnes manuum in opificiis actio-<text:line-break/>nes duabus his egent figuris : alia enim erecti , alia au-<text:line-break/>tenr sedentes manibus conficimus, nemo autem aut pro-<text:line-break/>nus aut supinor molitur quicquam. Meritoque. nullum<text:line-break/>aliorum animalium, .quod erectum stare vel sudore post..<text:line-break/>fiet, .fabricata est natura, quippe quod nihil manu elabor<text:line-break/>ratorum erat. opinari autem, ob id recte- stare hominem,<text:line-break/>ut ad coelum prompte suspiciat etdicere possit, Respi-<text:line-break/>eio versus otYmpum serente intrepida. hominum esti qui<text:line-break/>nunquam viderunt piscem vocatum coeli speculatorem;<text:line-break/>Hic namque. vel invitus coelum semper.: aspicit; homo<text:line-break/>autem, nisi collum reflexerit retrorsum, coelum nunquam</text:span></text:span></text:p>
      <text:p text:style-name="P3"><text:span text:style-name="Default_20_Paragraph_20_Font"><text:span text:style-name="T15">viderit. Hic vero reflexus non soli inest huic animali,<text:line-break/>sed nihilominus et almis, ut omittam aves longum cui-<text:line-break/>lum habentes; quibus non solum facile est sursum, si<text:line-break/>voluerint, aspicere, sed quoquo versum etiam circumferre<text:line-break/>prompte oculos. Quod </text:span></text:span>vero <text:span text:style-name="Default_20_Paragraph_20_Font"><text:span text:style-name="T15">ne Platonem quidem intus-<text:line-break/>luxerint dicentem, </text:span></text:span>id non esse sursum <text:span text:style-name="Default_20_Paragraph_20_Font"><text:span text:style-name="T15">aspicere, quum<text:line-break/></text:span></text:span>quis <text:span text:style-name="Default_20_Paragraph_20_Font"><text:span text:style-name="T15">supinum se spsam </text:span></text:span>reclinarit <text:span text:style-name="Default_20_Paragraph_20_Font"><text:span text:style-name="T15">oscitans, sed. quando<text:line-break/>(ni fultor) </text:span></text:span>mente <text:span text:style-name="Default_20_Paragraph_20_Font"><text:span text:style-name="T15">naturam </text:span></text:span>rerum considerat, <text:span text:style-name="Default_20_Paragraph_20_Font"><text:span text:style-name="T15">summae est<text:line-break/>socordiae. . Verum (quod. </text:span></text:span>a <text:span text:style-name="Default_20_Paragraph_20_Font"><text:span text:style-name="T15">principio diximus) pauci ve-<text:line-break/>terunt recte noverunt usum partium ; quae causa sane est,<text:line-break/>cur multo magis nobis insistendum elaborandumque sit,<text:line-break/>ut tutum hoc opus absolvamus, nihil omnino, quod </text:span></text:span>ad<text:line-break/><text:span text:style-name="Default_20_Paragraph_20_Font"><text:span text:style-name="T15">singulas partes attineat, relinquentes (quemadmodum </text:span></text:span>et<text:line-break/><text:span text:style-name="Default_20_Paragraph_20_Font"><text:span text:style-name="T15">antea diximus), non situm, non: magnitudinem, non con-<text:line-break/>Merionem; non figuram, non denique aliam universam<text:line-break/>conformationem, fed neque mollitiem, neque duritiem,<text:line-break/>neque alia, quae temperamenta sequuntur, neque si com-.<text:line-break/>munionem quandam inter se partes habeant, quod vel</text:span></text:span></text:p>
      <text:p text:style-name="P3"><text:span text:style-name="Default_20_Paragraph_20_Font"><text:span text:style-name="T15">coeant; vel appensae aut appositae .sint, </text:span></text:span>aut ad <text:span text:style-name="Default_20_Paragraph_20_Font"><text:span text:style-name="T15">securi ta-<text:line-break/>tem comparatae.</text:span></text:span></text:p>
      <text:h text:style-name="Heading_20_2" text:outline-level="2"><text:span text:style-name="Default_20_Paragraph_20_Font">Cap. IV. </text:span></text:h>
      <text:p text:style-name="P52"><text:span text:style-name="Default_20_Paragraph_20_Font"><text:span text:style-name="T28">In</text:span></text:span><text:span text:style-name="Default_20_Paragraph_20_Font"><text:span text:style-name="T15">cipiamus igitur rutilis a cruribus, et<text:line-break/>ostendamus unamquamque eorum partem artificiose adeo<text:line-break/>constitutam , ut ne . excogitari quidem possit alia melior<text:line-break/>constructio. Via autem etiam hic sermoni et ipsa sin-<text:line-break/>gulorum propositorum iuventur ac demonstratio feoun-<text:line-break/>dum dictam a principio methodum erit. Posteaquam igi-<text:line-break/>tur, ut manus apprehensionis instrumentum, ita crus am-<text:line-break/>bulatiouis suit, nec id quidem simpliciter ,. sed ut maxi- .<text:line-break/>me conveniebat sapienti animali, (ad hoc ipsum enim<text:line-break/>respicientes lu sermone nunc absoluto de murum nu-<text:line-break/>mero disseruimus,) reliquum suerit ostendere, singulas<text:line-break/>crurum partes ita esse constructas, . ut maxime coniuro-<text:line-break/>dum erat futurum bipedi animali ratione praedito.<text:line-break/>Utrum igitur praestitisset ei rotundos et duros fieri pedes,<text:line-break/>sicut equis, an oblongos, latos, molles et multifidos,<text:line-break/>quales nunc fiunt? Priorem siquidem dictam construet io-</text:span></text:span></text:p>
      <text:p text:style-name="P2"><text:span text:style-name="Default_20_Paragraph_20_Font"><text:span text:style-name="T15">nem velocitas et- patiendi difficultas forsan sequi videan-<text:line-break/>tur: secundae vero horum neutrum quidem proprium,<text:line-break/>evidenter tamen apparet opportuna hujusmodi constru-<text:line-break/>ctio. et ad omnes locorum difficultates, et sicubi oporteat<text:line-break/>sublimes muros conscendere, aut arbores, aut petras. Si<text:line-break/>igitur neutra quidem constructio utrasque illas </text:span></text:span>dotes <text:span text:style-name="Default_20_Paragraph_20_Font"><text:span text:style-name="T15">ac<text:line-break/>excellentias habere poterat, oportebat autem omnino<text:line-break/>alteram earum eligere; perspicuum est, equis quidem<text:line-break/>priores </text:span></text:span>, <text:span text:style-name="Default_20_Paragraph_20_Font"><text:span text:style-name="T15">alteras vero hominibus fuisse optabiliores. Illis<text:line-break/>enim, quod quadrupedes sint, quatuor pestibus, qui ro-<text:line-break/>tundi fuerint , licet . tuto ingredi ; bipedi vero animali<text:line-break/>fallax omnino est hujusmodi constructio, nisi ipsis pedi-<text:line-break/>bus non fotum rotundas, fed etiam valde magnas et la-<text:line-break/>tas supposueris verbis ungulas ; fed ita demum et onus<text:line-break/>superfluum esset, et quiduis aliud potius, quam veloci-<text:line-break/>tatis instrumenta. . opertet igitur, si veracitatis gratia ro-<text:line-break/>tundi sint constructi pedes, non fotum tales, . fed. etiam<text:line-break/>parvos esse,- quales funt equis. . Pariter autem et durities</text:span></text:span></text:p>
      <text:p text:style-name="P15"><text:span text:style-name="Default_20_Paragraph_20_Font"><text:span text:style-name="T15">pedum. equis quidem, ne .facile laedantur; commoda,<text:line-break/>hominibus autem, calceamenta consuere quum possint, -non<text:line-break/>sclum commodi nihil, sed etiam detrimentum saepe af-<text:line-break/>ferret. Nunc certe, priori contrito calceamento, aliud<text:line-break/>nobis novum pro illo circumponere promptissimum. est;<text:line-break/>si vero haberent^ pedes aliquod tale connatum calceamen-<text:line-break/>tum , - quale fiunt ungulae , </text:span></text:span><text:span text:style-name="Default_20_Paragraph_20_Font"><text:span text:style-name="T38">. </text:span></text:span><text:span text:style-name="Default_20_Paragraph_20_Font"><text:span text:style-name="T15">equis quidem stolidae , bobus<text:line-break/>autem bisulcae, simul atque ipsum calceamentum esset af-<text:line-break/>fectum, claudicare illico esset necesse. Sed illis quidem<text:line-break/>animalibus, ut quae nec manus nec artes habeant, me-<text:line-break/>lius suit quovis modo ad . patiendi difficultatem pedes<text:line-break/>.comparasse.- Homini vero, qui pro re nata idoneum<text:line-break/>calceamentum invenire. potuit, saepe. etiam nudis pe-<text:line-break/>dibus uti necesse habuit, praestitit eos esse prorsus<text:line-break/>detectos.</text:span></text:span></text:p>
      <text:h text:style-name="Heading_20_2" text:outline-level="2"><text:span text:style-name="Default_20_Paragraph_20_Font">Cap. v </text:span></text:h>
      <text:p text:style-name="P53"><text:span text:style-name="Default_20_Paragraph_20_Font"><text:span text:style-name="T15">Sed quod quidem satius fuit,. non oblon-<text:line-break/>gos suium , ted etiam .molles esse pedes , abunde demon-<text:line-break/>, strt.tum est- Cur autem adeo longi , : quantum nunc sunt,</text:span></text:span></text:p>
      <text:p text:style-name="P3">et lati adeo <text:span text:style-name="Default_20_Paragraph_20_Font"><text:span text:style-name="T15">et cavi </text:span></text:span>quidem seusim <text:span text:style-name="Default_20_Paragraph_20_Font"><text:span text:style-name="T15">inserna </text:span></text:span>, gibbi autem<text:line-break/>superna parte sint, postremo cur multifidi, sequenti ser-<text:line-break/>mone monstrandum. Postquam igitur ambulatorium in-<text:line-break/>stramentum diximus esse. humanum crus non simpliciter;<text:line-break/><text:span text:style-name="Default_20_Paragraph_20_Font"><text:span text:style-name="T15">sed </text:span></text:span>ut maxime .conveniat sapienti animali, compositam<text:line-break/>videlicet nec omnino simplicem conservemus adhuc ejus<text:line-break/>notionem. Dicendum itaque nubis est prius quidem;<text:line-break/>quomodo <text:span text:style-name="Default_20_Paragraph_20_Font"><text:span text:style-name="T15">fiat </text:span></text:span>ambulatio, deinde, qua re ipsi accedente<text:line-break/>fiat homini conveniens ambulatio. <text:span text:style-name="Default_20_Paragraph_20_Font"><text:span text:style-name="T15">Fit </text:span></text:span>autem ambulatio,<text:line-break/>altero quidem crure <text:span text:style-name="Default_20_Paragraph_20_Font"><text:span text:style-name="T15">.in </text:span></text:span>terra sinuato, altero. autem <text:span text:style-name="Default_20_Paragraph_20_Font"><text:span text:style-name="T15">cir-<text:line-break/>cumlator </text:span></text:span>sed <text:span text:style-name="Default_20_Paragraph_20_Font"><text:span text:style-name="T15">firmari </text:span></text:span>quidem pedis, ciccum ferri autem<text:line-break/><text:span text:style-name="Default_20_Paragraph_20_Font"><text:span text:style-name="T15">totius </text:span></text:span>cruris est actio.. .Quapropter quum per firmatio-<text:line-break/><text:span text:style-name="Default_20_Paragraph_20_Font"><text:span text:style-name="T15">metuet </text:span></text:span>motum <text:span text:style-name="Default_20_Paragraph_20_Font"><text:span text:style-name="T15">perficiatur </text:span></text:span>ambulatio, <text:span text:style-name="Default_20_Paragraph_20_Font"><text:span text:style-name="T15">illius </text:span></text:span>quidem pedes<text:line-break/><text:span text:style-name="Default_20_Paragraph_20_Font"><text:span text:style-name="T15">sunt </text:span></text:span>instrumenta, <text:span text:style-name="Default_20_Paragraph_20_Font"><text:span text:style-name="T15">hujus. </text:span></text:span>autum tota <text:span text:style-name="Default_20_Paragraph_20_Font"><text:span text:style-name="T15">crura. </text:span></text:span>Hoc autem<text:line-break/><text:span text:style-name="Default_20_Paragraph_20_Font"><text:span text:style-name="T15">et in iis, </text:span></text:span>qui stant immobiles; admodum perspicuum est,<text:line-break/>stabilitatem enim, <text:span text:style-name="Default_20_Paragraph_20_Font"><text:span text:style-name="T15">cujus </text:span></text:span>gratia <text:span text:style-name="Default_20_Paragraph_20_Font"><text:span text:style-name="T15">facti sunt </text:span></text:span>pedes, non <text:span text:style-name="Default_20_Paragraph_20_Font"><text:span text:style-name="T15">mi-<text:line-break/>nus </text:span></text:span>etiam tunc <text:span text:style-name="Default_20_Paragraph_20_Font"><text:span text:style-name="T15">praestant. . Quin etiam et ambulantibus<text:line-break/>et </text:span></text:span>currentibus alter <text:span text:style-name="Default_20_Paragraph_20_Font"><text:span text:style-name="T15">quidem </text:span></text:span>pedum <text:span text:style-name="Default_20_Paragraph_20_Font"><text:span text:style-name="T15">in </text:span></text:span>terra <text:span text:style-name="Default_20_Paragraph_20_Font"><text:span text:style-name="T15">flemus- est,</text:span></text:span></text:p>
      <text:p text:style-name="P3"><text:span text:style-name="Default_20_Paragraph_20_Font"><text:span text:style-name="T15">alter vero simul </text:span></text:span>cum <text:span text:style-name="Default_20_Paragraph_20_Font"><text:span text:style-name="T15">tuto crure transfertur. Et mutare<text:line-break/>quidem loca beneficio cruris, </text:span></text:span>quod <text:span text:style-name="Default_20_Paragraph_20_Font"><text:span text:style-name="T15">movetur, nobis mest;<text:line-break/>lice enim est; quod </text:span></text:span>loca <text:span text:style-name="Default_20_Paragraph_20_Font"><text:span text:style-name="T15">permutat; </text:span></text:span>quod <text:span text:style-name="Default_20_Paragraph_20_Font"><text:span text:style-name="T15">vero non con-<text:line-break/>ridemus,. </text:span></text:span>hoc <text:span text:style-name="Default_20_Paragraph_20_Font"><text:span text:style-name="T15">pes lu </text:span></text:span>terram <text:span text:style-name="Default_20_Paragraph_20_Font"><text:span text:style-name="T15">fixus efficit: </text:span></text:span>quomodo <text:span text:style-name="Default_20_Paragraph_20_Font"><text:span text:style-name="T15">enim<text:line-break/>posset is transferre animal; quum ne. ipse quidem mos<text:line-break/>veatur? Experimentum autem ejuscrei locuples tulerunt<text:line-break/>nobis duo rerum exempla, quae haud ita pridem cufu<text:line-break/>quodam obtigerunt, pestis </text:span></text:span>saeva <text:span text:style-name="Default_20_Paragraph_20_Font"><text:span text:style-name="T15">in summos pedes </text:span></text:span>grasc<text:line-break/><text:span text:style-name="Default_20_Paragraph_20_Font"><text:span text:style-name="T15">fata, et crudelitas praedonis circa Cor acesium Pamphyliae.<text:line-break/>Pestilentia namque putrefaciebat., . </text:span></text:span>.praedo <text:span text:style-name="Default_20_Paragraph_20_Font"><text:span text:style-name="T15">autem </text:span></text:span>abscm-<text:line-break/><text:span text:style-name="Default_20_Paragraph_20_Font"><text:span text:style-name="T15">debatexi </text:span></text:span>remos <text:span text:style-name="Default_20_Paragraph_20_Font"><text:span text:style-name="T15">pedes; .ut sine baculo </text:span></text:span>non <text:span text:style-name="Default_20_Paragraph_20_Font"><text:span text:style-name="T15">possent </text:span></text:span>ambu-<text:line-break/><text:span text:style-name="Default_20_Paragraph_20_Font"><text:span text:style-name="T15">dare, qui in .- hujusmodi incidissenti insu r tunsum </text:span></text:span>, <text:span text:style-name="Default_20_Paragraph_20_Font"><text:span text:style-name="T15">non<text:line-break/>quod ad motum crurum a .baculo iuvarentur, sed ad fir-<text:line-break/>mitatem, quam prius habebant ex pedibus: stare namque<text:line-break/>poterant duobus mutilis- inuixi pedibus, . ambulare .vero<text:line-break/>non poterant, -quod totam. molem corporis uni mutilato<text:line-break/>committere cogerentur. Vidi autem et alios quosdam,^<text:line-break/>quorum digiti foli mortificati. a nive exciderant; scd hi-</text:span></text:span></text:p>
      <text:p text:style-name="P3"><text:span text:style-name="Default_20_Paragraph_20_Font"><text:span text:style-name="T15">quidem neque </text:span></text:span>stando, <text:span text:style-name="Default_20_Paragraph_20_Font"><text:span text:style-name="T15">neque ambulando, </text:span></text:span>neque <text:span text:style-name="Default_20_Paragraph_20_Font"><text:span text:style-name="T15">currendo;<text:line-break/>lu planis </text:span></text:span>saltem <text:span text:style-name="Default_20_Paragraph_20_Font"><text:span text:style-name="T15">et laevibus vincebantur </text:span></text:span>a sanis; <text:span text:style-name="Default_20_Paragraph_20_Font"><text:span text:style-name="T15">quod<text:line-break/>sicubi </text:span></text:span>oporteret <text:span text:style-name="Default_20_Paragraph_20_Font"><text:span text:style-name="T15">aliquem pervadere difficilem locum </text:span></text:span>, - <text:span text:style-name="Default_20_Paragraph_20_Font"><text:span text:style-name="T15">et<text:line-break/>maxime st praeceps ac praeruptus fuisset, non susum<text:line-break/>superabantur, </text:span></text:span>sed <text:span text:style-name="Default_20_Paragraph_20_Font"><text:span text:style-name="T15">omnino erant inutiles. et prae illis<text:line-break/></text:span></text:span>impotentes. <text:span text:style-name="Default_20_Paragraph_20_Font"><text:span text:style-name="T15">Quibus autem non solum </text:span></text:span>digiti, sed <text:span text:style-name="Default_20_Paragraph_20_Font"><text:span text:style-name="T15">etiam<text:line-break/></text:span></text:span>pars <text:span text:style-name="Default_20_Paragraph_20_Font"><text:span text:style-name="T15">pestis </text:span></text:span>ante <text:span text:style-name="Default_20_Paragraph_20_Font"><text:span text:style-name="T15">digitos, </text:span></text:span>quae <text:span text:style-name="Default_20_Paragraph_20_Font"><text:span text:style-name="T15">vocatur pestium (summa<text:line-break/>plaalaj computruit, fallax </text:span></text:span>his <text:span text:style-name="Default_20_Paragraph_20_Font"><text:span text:style-name="T15">est gressus non in locorum<text:line-break/>difficultatibus solum, sed </text:span></text:span>in <text:span text:style-name="Default_20_Paragraph_20_Font"><text:span text:style-name="T15">planis quoque campis. Si<text:line-break/>vero pars, quae ante hanc sita est, corrupta suerit, quum<text:line-break/>tarium nominant, non solum hi non possunt ambulare<text:line-break/>tuto, sed </text:span></text:span>ne <text:span text:style-name="Default_20_Paragraph_20_Font"><text:span text:style-name="T15">ilare quidem </text:span></text:span>constanter. <text:span text:style-name="Default_20_Paragraph_20_Font"><text:span text:style-name="T15">Ex quibus omni-<text:line-break/>bus manifestum est, ad sumam ac tutum stationem. ain-<text:line-break/>plus et oblongos pedes esse appositos, ob idque tales<text:line-break/>potius hominibus, ceu ambulationem sumam et tutam<text:line-break/>basim requirentibus, quam quadrupedibus suerunt. Hoc<text:line-break/>igitur ut bipedibus ipsis </text:span></text:span>inest <text:span text:style-name="Default_20_Paragraph_20_Font"><text:span text:style-name="T15">susum, non tamen jam<text:line-break/>etiam ut sapientibus; ut talibus enim varietas firmitatis<text:line-break/>est propria ambulare indigentibus in omnibus locorum</text:span></text:span></text:p>
      <text:p text:style-name="P3"><text:span text:style-name="Default_20_Paragraph_20_Font"><text:span text:style-name="T15">difficultatibus; quod -non accidisset, nisi variae fuissent<text:line-break/>in. pedibus- deartictilationes.. Nam ut in manibus antea<text:line-break/>demonstravimus ex varietate articulorum, quae in ipfis<text:line-break/>est, et caritate interna, factas fuisse accommodas, ut circa<text:line-break/>omnes corporis figuras circump licerentur , </text:span></text:span>ita <text:span text:style-name="Default_20_Paragraph_20_Font"><text:span text:style-name="T15">et pedes,<text:line-break/>quantum maxime licuit manus imitati, et dearticulatio-.<text:line-break/></text:span></text:span><text:span text:style-name="Default_20_Paragraph_20_Font"><text:span text:style-name="T38">tribus. </text:span></text:span><text:span text:style-name="Default_20_Paragraph_20_Font"><text:span text:style-name="T15">quidem variegati , cavi autem illis partibus , quibus<text:line-break/>locum aliquem gibberum calcaturi erant, in omni loco<text:line-break/></text:span></text:span><text:span text:style-name="Default_20_Paragraph_20_Font"><text:span text:style-name="T38">recte- </text:span></text:span><text:span text:style-name="Default_20_Paragraph_20_Font"><text:span text:style-name="T15">firmari possunt. Hoc ipsum igitur est illud exi-<text:line-break/>urium constructionis hunranorum crurum , quod antea<text:line-break/>invenire desiderabamus, quum dicebamus, non ut gressili<text:line-break/>fotum , sed. etiam ut rationali animali, convenientes ipsi<text:line-break/>a natura datos fuisse pedes; uno autem verbo ac sum-<text:line-break/>malim maxime quis id complexus duxerit multiplicem<text:line-break/></text:span></text:span><text:span text:style-name="Default_20_Paragraph_20_Font"><text:span text:style-name="T38">illam </text:span></text:span><text:span text:style-name="Default_20_Paragraph_20_Font"><text:span text:style-name="T15">.fissuram simul cum ipsa in medio caritate. Quam-<text:line-break/></text:span></text:span><text:span text:style-name="Default_20_Paragraph_20_Font"><text:span text:style-name="T38">tum </text:span></text:span><text:span text:style-name="Default_20_Paragraph_20_Font"><text:span text:style-name="T15">enim ipsa polleat ad securitatem in locis gibberosis,<text:line-break/></text:span></text:span><text:span text:style-name="Default_20_Paragraph_20_Font"><text:span text:style-name="T38">alia </text:span></text:span><text:span text:style-name="Default_20_Paragraph_20_Font"><text:span text:style-name="T15">ratione nequaquam didiceris evidentius , quam si </text:span></text:span><text:span text:style-name="Default_20_Paragraph_20_Font"><text:span text:style-name="T38">vi-<text:line-break/>deris </text:span></text:span><text:span text:style-name="Default_20_Paragraph_20_Font"><text:span text:style-name="T15">aliquando ..homluem oblongas et tenues </text:span></text:span><text:span text:style-name="Default_20_Paragraph_20_Font"><text:span text:style-name="T38">scalas</text:span></text:span></text:p>
      <text:p text:style-name="P3"><text:span text:style-name="Default_20_Paragraph_20_Font"><text:span text:style-name="T15">ufcendentem: </text:span></text:span>comprehendens enim tunc <text:span text:style-name="Default_20_Paragraph_20_Font"><text:span text:style-name="T15">cavitate pedis<text:line-break/>convexitatem lignorum </text:span></text:span>scalae, <text:span text:style-name="Default_20_Paragraph_20_Font"><text:span text:style-name="T15">deinde utrinque ample-<text:line-break/>olens digitis et calcaneo, .quam </text:span></text:span>maxime <text:span text:style-name="Default_20_Paragraph_20_Font"><text:span text:style-name="T15">fieri potest, ba-<text:line-break/>sim efficit rotundam, manus modo comprehendentem cor-<text:line-break/>ptus subjectum. Diversa certe oratione etiam nunc vide-<text:line-break/>rnur monstrasse idem; quod principio. Nam quod tutae<text:line-break/>firmitatis gratia pedes facti sint, paulo ante demonstravi—<text:line-break/>mus , tum quod optimi </text:span></text:span>ad <text:span text:style-name="Default_20_Paragraph_20_Font"><text:span text:style-name="T15">talem firmitatem sint praelongi<text:line-break/>et molles et lati: praesens vero sermo, quum ostenderit,<text:line-break/>lu omnibus loris belle </text:span></text:span>firmari <text:span text:style-name="Default_20_Paragraph_20_Font"><text:span text:style-name="T15">posse humanum pedem,<text:line-break/>adjeceritque constructionis necessitatem; non diversum<text:line-break/>caput quoddam, sed id, quod initio dicebamus, confirma-<text:line-break/>viti Quidnam igitur adhuc deest sermoni r ut constructio- </text:span></text:span><text:span text:style-name="Default_20_Paragraph_20_Font"><text:span text:style-name="T38">..<text:line-break/></text:span></text:span><text:span text:style-name="Default_20_Paragraph_20_Font"><text:span text:style-name="T15">nem ipsorum, quod ex sermone praesenti duplex videri<text:line-break/>possit, uno capite comprehendamus; Multifidum enim<text:line-break/>justa de causa factum fuisse humanum pedem diximus,<text:line-break/></text:span></text:span><text:span text:style-name="Default_20_Paragraph_20_Font"><text:span text:style-name="T38">et </text:span></text:span><text:span text:style-name="Default_20_Paragraph_20_Font"><text:span text:style-name="T15">cavum in medio, ut omnia loca </text:span></text:span><text:span text:style-name="Default_20_Paragraph_20_Font"><text:span text:style-name="T38">pervadere </text:span></text:span><text:span text:style-name="Default_20_Paragraph_20_Font"><text:span text:style-name="T15">queat, </text:span></text:span><text:span text:style-name="Default_20_Paragraph_20_Font"><text:span text:style-name="T38">ca-</text:span></text:span></text:p>
      <text:p text:style-name="P3"><text:span text:style-name="Default_20_Paragraph_20_Font"><text:span text:style-name="T15">vis quidem et mediis, ut nunc dictum est, quaecunque<text:line-break/>fubjecta gibba sunt, amplexantem, digitis autem (etenim<text:line-break/>et hoc quoque adiiciendum) in rectis et obliquis et de-<text:line-break/>clivibus </text:span></text:span>ac <text:span text:style-name="Default_20_Paragraph_20_Font"><text:span text:style-name="T15">praeruptis utentem. Quae tandem est horum<text:line-break/>omnium causa, quam lu unum caput conferre oporteat?<text:line-break/>Cujus paulo ante oratio nostra ab ipsa rei natura coacta<text:line-break/>meminit, quum diceremus, humanum pedem, quoad ma-<text:line-break/>xime potuit, manum fuisse imitatum . Atqui hoc si est<text:line-break/>verum, apprehenforium autem organum fuit manus, su-<text:line-break/>erit et pes ipse alio quodam modo hujusmodi. At non<text:line-break/>equorum certe, ut. qui plane privatus est omni apprehen-<text:line-break/>sione ; non enim ad varietatem motuum hic ut rationali<text:line-break/>animali , sed ad levitatem et promptitudinem velox<text:line-break/>comparatus est. Luporum autem et leonum et canum pedes<text:line-break/>medii inter hos sunt, neque simplices omnino, ut equo-<text:line-break/>rum, neque varie dearticulata, ut hominum: ad venationem<text:line-break/>namque et cibationem utuntur et ipsis tanquam manibus;</text:span></text:span></text:p>
      <text:p text:style-name="P3"><text:span text:style-name="Default_20_Paragraph_20_Font"><text:span text:style-name="T15">ad reliquam vero .multitudluem actionum, </text:span></text:span>quas <text:span text:style-name="Default_20_Paragraph_20_Font"><text:span text:style-name="T15">homo<text:line-break/>obit, omnino sunt inepti.</text:span></text:span></text:p>
      <text:h text:style-name="Heading_20_2" text:outline-level="2"><text:span text:style-name="Default_20_Paragraph_20_Font">Cap. VI. </text:span></text:h>
      <text:p text:style-name="P52"><text:span text:style-name="Default_20_Paragraph_20_Font"><text:span text:style-name="T15">Rursus autem et hic oratio ab ipsis rebus<text:line-break/>coacta est manibus assimilare pedes multifidos. Nobisque<text:line-break/>in posterum . principium et velut elementum quoddam<text:line-break/>omnium deinceps dicendorum hoc statuatur , oportere qui-<text:line-break/>dem omnino humanum pedem non nudae solum stabili-<text:line-break/>talis; ut equinum, fed apprehenfionis etiam gratia exti-<text:line-break/>iisse , non posse autem simul constare utriusque summam<text:line-break/>perfectionem; sic enim futuri erant ipsi aut manus, aut<text:line-break/>equini pedes. At si manus quidem fuissent,. magnum di-<text:line-break/>gitum oportebat oppositum aliis esse; ut sermo praede-<text:line-break/>dens probarit, et sic periisset omnino firmitas: quod si<text:line-break/>parvi, rotundi et duri ac leves omnino fuissent, ut<text:line-break/>equorum , vitiata sic fuisset omnino apprehensio. Perinde<text:line-break/>igitur ac si licitum fuisset utramque eligere quidem com-<text:line-break/>moditatem, vitare autem nocumentum, sic natura creavit</text:span></text:span></text:p>
      <text:p text:style-name="P3"><text:span text:style-name="Default_20_Paragraph_20_Font"><text:span text:style-name="T15">humanos pedes, similes quidem manibus; multifidos vero<text:line-break/>multorumque articulorum, non tamen oppositum aliis li-<text:line-break/>grtum magnum habentes, sed in uno deinceps ordlue<text:line-break/>omnes constitutos; Num igitur hoc </text:span></text:span>solo <text:span text:style-name="Default_20_Paragraph_20_Font"><text:span text:style-name="T15">differunt a iua-<text:line-break/>nuum constructione? an etiam </text:span></text:span>quiddam <text:span text:style-name="Default_20_Paragraph_20_Font"><text:span text:style-name="T15">adest ipsis aliud<text:line-break/>eximium et selectum ceu instrumentis basis ? Non est<text:line-break/>parvum hoc quidem, neque fortuitum, sied quod maxi-<text:line-break/>me commune est omnibus pedibus: in equis quidem pe-<text:line-break/>cultare accidit j quia nusquam eorum pedes imitati sunt<text:line-break/>manus, </text:span></text:span><text:span text:style-name="Default_20_Paragraph_20_Font"><text:span text:style-name="T38">- </text:span></text:span><text:span text:style-name="Default_20_Paragraph_20_Font"><text:span text:style-name="T15">in aliis vero animalibus non aequale quidem,-<text:line-break/>omnia tamen aliquid constructionis munus ipsius assunr-<text:line-break/>pserunt ; homines vero nihil omnino reliquerunt , sied<text:line-break/>quod tunsus vocatur, carpo assimile habuerunt, et nreta-<text:line-break/>carpro pedium a recentioribus medicis vocatum, digitos<text:line-break/>autem </text:span></text:span><text:span text:style-name="Default_20_Paragraph_20_Font"><text:span text:style-name="T38">i </text:span></text:span><text:span text:style-name="Default_20_Paragraph_20_Font"><text:span text:style-name="T15">ipsus digitis admodum similes. Hae igitur tres<text:line-break/>partes pestis sunt, quales et munus; digiti, tarlus, pedium,<text:line-break/>quarum nulla inest equis. Subjaceus vero ipsi tibiae</text:span></text:span></text:p>
      <text:p text:style-name="P3"><text:span text:style-name="Default_20_Paragraph_20_Font"><text:span text:style-name="T15">pars </text:span></text:span>pedis, <text:span text:style-name="Default_20_Paragraph_20_Font"><text:span text:style-name="T15">(cui parti totum crus f ncumbit fecundum<text:line-break/>rectitudinem,) communis omnium pedum, unum quidem<text:line-break/>nomen, quale est tersus et pedium, non habet, </text:span></text:span><text:span text:style-name="Default_20_Paragraph_20_Font"><text:span text:style-name="T16">fed.com-<text:line-break/></text:span></text:span><text:span text:style-name="Default_20_Paragraph_20_Font"><text:span text:style-name="T15">ponitur ex tribus ossibus, nomina habentibus astragali<text:line-break/>quideui </text:span></text:span>et <text:span text:style-name="Default_20_Paragraph_20_Font"><text:span text:style-name="T15">calcanei consueta multis , tertium vero sua-<text:line-break/>phoidis, id est naviformis, ab anatomicis mediris ita in-<text:line-break/>ditum. lis quidem solis nulla est in manu pars quae<text:line-break/>proportione respondeat, sed sunt -simpliciter basis solius<text:line-break/>instrumenta, aliae vero omnes partes batis simul et ap-<text:line-break/>preheusionis. Neque enim tersus neque pedium utraque<text:line-break/>singillatim una est simplex particula , sed , sicut carpus<text:line-break/>et metacarpium, ex multis ossibus tum dusis tum parvis<text:line-break/>composita sunt.</text:span></text:span></text:p>
      <text:h text:style-name="Heading_20_2" text:outline-level="2"><text:span text:style-name="Default_20_Paragraph_20_Font">Cap. VII. </text:span></text:h>
      <text:p text:style-name="P52"><text:span text:style-name="Default_20_Paragraph_20_Font"><text:span text:style-name="T15">Dicamus jam, quemadmodum in manu<text:line-break/>ferimus , quanta fit unaquaeque simplex pedis particula, .<text:line-break/>et quam figuram . adepta fit, et quam posituram, quamque<text:line-break/>invicem connexionem universae habeant, et quis sit ea-<text:line-break/>rum numerus; sed etiam mollitiem, vel duritiem, vel</text:span></text:span></text:p>
      <text:p text:style-name="P3"><text:span text:style-name="Default_20_Paragraph_20_Font"><text:span text:style-name="T15">raritatem, vel densitatem, ver quaecunque corporibus .in-<text:line-break/>sunt, percurramus., quem habeant ubique usum, expo-<text:line-break/>nentes et monstiantes, .non licuisse melius aliter eas con-<text:line-break/>ftruxisse. Longus quidem nihilonnnus </text:span></text:span>est hic <text:span text:style-name="Default_20_Paragraph_20_Font"><text:span text:style-name="T15">sermo,<text:line-break/>quam qui de manu est habitus, sed similitudo constru-<text:line-break/>ctionis eum minuit; quaecunque enim pes ut apprehen-<text:line-break/>sorium instrumentum manui similia est scrtitus , ea ad<text:line-break/>dictum de manu sermonem remittenda linat, quaecunque<text:line-break/>vero ut ambulatorium </text:span></text:span>, <text:span text:style-name="Default_20_Paragraph_20_Font"><text:span text:style-name="T15">hic enarrare oportet. - Siquidem,<text:line-break/>quod ex multis ac variis ossibus cousiituti sint,. invicem<text:line-break/>quidem multifariam dearticulatis </text:span></text:span>, <text:span text:style-name="Default_20_Paragraph_20_Font"><text:span text:style-name="T15">per membranula vero<text:line-break/>ligamenta connexis,. id ut apprehensionis instrumentis<text:line-break/>pedibus accidit: ob id ipsum autem et multitudo digi-<text:line-break/>torum quinque et singulorum in ipsis articulorum nume-<text:line-break/>rus, non tamen quod una serre positi -sint euntes digiti,.<text:line-break/>sed hoc. proprium est .pedibus tanquam firmationis or-<text:line-break/>gauis : similiter autem lioc; quod minores digiti pedibus<text:line-break/>fuerint, quam manibus; apprehensor ro namque solum</text:span></text:span></text:p>
      <text:p text:style-name="P2"><text:span text:style-name="Default_20_Paragraph_20_Font"><text:span text:style-name="T15">organo magnitudo ipsorum fuit conveniens, ei autem,<text:line-break/>quod, ut esset ubique ambulatorium, propterea apprehen-<text:line-break/>forium. est factum; etiam tanta longi, </text:span></text:span>udo, <text:span text:style-name="Default_20_Paragraph_20_Font"><text:span text:style-name="T15">quantam nunc<text:line-break/>habet, fatis esu. Sed et interna quidem eorum altiora,<text:line-break/>externa vero humiliora suerunt, simul quidem quatenus<text:line-break/>apprehenforiae sunt partes ; ut comprehendant . et cir-<text:line-break/>complicentur loco curvis convexo, simul autem quatenus<text:line-break/>sunt firmitudinis instrumenta. Quum enim ambulando<text:line-break/>alterum quidem crus .moveatur , alterum autem in terra<text:line-break/>scutatum totam corporis nostri molem sustineat, altiorem<text:line-break/>merito ipsi luteriorem sedero natura fabricata esu Si<text:line-break/>enim aequalis ex utraque parte exacte esset pes, versus<text:line-break/>sublimem cruris partem . reperet ac inclinaret ipse pes<text:line-break/>primus et maxime, ac cum </text:span></text:span>eo <text:span text:style-name="Default_20_Paragraph_20_Font"><text:span text:style-name="T15">crus totum; quod si fu-<text:line-break/>isset, manifestum sane est, quod- ambulantes facile cade-<text:line-break/>. nemus. Itaque tutioris ambulationis gratia altiores fa-</text:span></text:span></text:p>
      <text:p text:style-name="P1"><text:span text:style-name="Default_20_Paragraph_20_Font"><text:span text:style-name="T15">ctae sunt internae partes pedum Quibus autem non<text:line-break/>sunt altiores, hi luctantes et currentes, aliquando etiam<text:line-break/>ambulantes in locis inaequalibus facile. evertuntur et</text:span></text:span></text:p>
      <text:p text:style-name="P3"><text:span text:style-name="Default_20_Paragraph_20_Font"><text:span text:style-name="T15">.collabuntur. Hujus vero sermonis evidentiorem adhuc<text:line-break/>fidem procedente libro aeripias; in praebens autem haec<text:line-break/>.sufficiunt Apparet enim pes jure optimo internis parti-<text:line-break/>.bus altus simul et cavus. </text:span></text:span>fuisse <text:span text:style-name="Default_20_Paragraph_20_Font"><text:span text:style-name="T15">propter securitatem fir-<text:line-break/>orationis et certitudinem apprehensionis. Non igitur<text:line-break/>adhuc quaeres, cur calcanei ossis anterior pera tenuior<text:line-break/>sit et angustior , neque em </text:span></text:span>ad <text:span text:style-name="Default_20_Paragraph_20_Font"><text:span text:style-name="T15">parvum . digitum abscedere<text:line-break/>, magis rideatur; si enim anteriori parte, ut posteriori, efi.<text:line-break/>fiet crassam et latum calcaneum, et tale manens lu an-<text:line-break/>terrorem pestis partem extenderetur, quomodo fuisset iu-<text:line-break/>terna ejus pars concava? Meritu igitur hic multum de<text:line-break/>. crassitie . ejus offis et amplitudine. interna parte natura<text:line-break/>abstulit, ob idque ad parvum digitum extensum esse ap-<text:line-break/>paret: propterea rursus astragalus intro magis vergere<text:line-break/>videtur, licet posteriores </text:span></text:span>ejus <text:span text:style-name="Default_20_Paragraph_20_Font"><text:span text:style-name="T15">partes ad medium calca-<text:line-break/>neam sint firmatae. . At quod semper magis atque magis</text:span></text:span></text:p>
      <text:p text:style-name="P3"><text:span text:style-name="Default_20_Paragraph_20_Font"><text:span text:style-name="T15">gracilescit in anterioribus </text:span></text:span>partibus <text:span text:style-name="Default_20_Paragraph_20_Font"><text:span text:style-name="T15">calcanei os. et ab.<text:line-break/>internis abscedere videtur ad externa, merito estragalus<text:line-break/>ibi et ab interna </text:span></text:span>parte calcanei et <text:span text:style-name="Default_20_Paragraph_20_Font"><text:span text:style-name="T15">veluti suspensus ap-<text:line-break/>paret. Quomodo autem aliter commodius interna. pedis<text:line-break/>cavitas facta fuisset, quam si </text:span></text:span>subjectum <text:span text:style-name="Default_20_Paragraph_20_Font"><text:span text:style-name="T15">os minus et stri-<text:line-break/>etius internis partibus factum </text:span></text:span>esset, <text:span text:style-name="Default_20_Paragraph_20_Font"><text:span text:style-name="T15">quod vero fuperjacet,<text:line-break/>quale fuit a principio, </text:span></text:span>servaretur? <text:span text:style-name="Default_20_Paragraph_20_Font"><text:span text:style-name="T15">calcaneum namque, ceu<text:line-break/>subjectum- toti membro, semper valide oportuit in textu<text:line-break/>esse firmatum, superpositum vero ei os sublime pendere.<text:line-break/>Quapropter et quae .coniunguntur his ossa, quod quidem<text:line-break/>calcaneo, cuboides </text:span></text:span>(cubisermej <text:span text:style-name="Default_20_Paragraph_20_Font"><text:span text:style-name="T15">nominatum, ab externis<text:line-break/>partibus pedis firmum in terra ^statuitur; .quod vero<text:line-break/>astragalo, scaphoides </text:span></text:span>(naviserme) <text:span text:style-name="Default_20_Paragraph_20_Font"><text:span text:style-name="T15">vocatum, similiter. ipsi<text:line-break/>nstragalo sublime est, </text:span></text:span>et <text:span text:style-name="Default_20_Paragraph_20_Font"><text:span text:style-name="T15">sublatum a terra, et internis<text:line-break/>partibus pedis locatum esu Pari autem modo tria tarfi<text:line-break/>ossa huic .conjuncta et ipsa sublimia apparent, et inter-<text:line-break/>-nis pedis partibus posita sunt;. externa enim eorum parte</text:span></text:span></text:p>
      <text:p text:style-name="P3"><text:span text:style-name="Default_20_Paragraph_20_Font"><text:span text:style-name="T15">firmum ad humile os cubiforme juxta porrectum est,<text:line-break/>quod ad ipsum calcaneum dearticulari dicebatur. .. Et ita<text:line-break/>jam septem primorum pedis ossium usus constat.</text:span></text:span></text:p>
      <text:h text:style-name="Heading_20_2" text:outline-level="2"><text:span text:style-name="Default_20_Paragraph_20_Font">Cap. VllI. </text:span></text:h>
      <text:p text:style-name="P52"><text:span text:style-name="Default_20_Paragraph_20_Font"><text:span text:style-name="T15">Calcaneum namque maximum meritu<text:line-break/>factum est, et laeve quidem inferna parte, posteriori<text:line-break/>autem et superiori rotundum; et praelongum ad exte-<text:line-break/>riora pedis; maximunr quidem, quoniam ad perpendicu-<text:line-break/>lum fubjacet tuti membro, </text:span></text:span>laeve <text:span text:style-name="Default_20_Paragraph_20_Font"><text:span text:style-name="T15">autem partibus inferio-<text:line-break/>vibus fedis stabilis gratia, rotundum autum in superiori<text:line-break/>et posteriori, ut alia omnia rotunda, dyspathiae gratia,<text:line-break/>externis vero partibus ad i parvum digitum praelongum<text:line-break/>et paulatim attenuatum propter internam pedis cavitatem.<text:line-break/>Eadem vero ratione astragalus non attenuatur, fed ma-<text:line-break/>nens sublimis altus allo naviformi coniungitur, fornici<text:line-break/>similem illic efficiens figuram. His deinceps^ adjacent<text:line-break/>farsi ossa, tria -quidem naviformi conjuncta, quartum<text:line-break/>vero calcaneo. Poniturque ipsum, ut factu m est, in ter-<text:line-break/>ra firmum ab externis pedis partibus; alia vero paula-</text:span></text:span></text:p>
      <text:p text:style-name="P3"><text:span text:style-name="Default_20_Paragraph_20_Font"><text:span text:style-name="T15">tim attolluntur, et .omnium ipsorum </text:span></text:span>hoc <text:span text:style-name="Default_20_Paragraph_20_Font"><text:span text:style-name="T15">est altissimum,<text:line-break/>ut </text:span></text:span>simul <text:span text:style-name="Default_20_Paragraph_20_Font"><text:span text:style-name="T15">quidem </text:span></text:span>habeat, per quae <text:span text:style-name="Default_20_Paragraph_20_Font"><text:span text:style-name="T15">firmetur </text:span></text:span>et <text:span text:style-name="Default_20_Paragraph_20_Font"><text:span text:style-name="T15">roboretur<text:line-break/>haec pars, quae vocatur tarsus, simul autem ut </text:span></text:span>altiores<text:line-break/><text:span text:style-name="Default_20_Paragraph_20_Font"><text:span text:style-name="T15">fiant luteruae pedis partes. Post haec sunt imae plantae<text:line-break/>ossa terram contingentia post </text:span></text:span>astragalum <text:span text:style-name="Default_20_Paragraph_20_Font"><text:span text:style-name="T15">et naviforme,<text:line-break/></text:span></text:span>et <text:span text:style-name="Default_20_Paragraph_20_Font"><text:span text:style-name="T15">continua huic tria tarsi </text:span></text:span>ossa; <text:span text:style-name="Default_20_Paragraph_20_Font"><text:span text:style-name="T15">ob </text:span></text:span>id <text:span text:style-name="Default_20_Paragraph_20_Font"><text:span text:style-name="T15">et hoc nomen ab<text:line-break/>anatomicis impositum est huic </text:span></text:span>pestis parti. <text:span text:style-name="Default_20_Paragraph_20_Font"><text:span text:style-name="T15">Delude sunt<text:line-break/>digiti, quorum maximus </text:span></text:span>est <text:span text:style-name="Default_20_Paragraph_20_Font"><text:span text:style-name="T15">intus, non amplius ex tri-<text:line-break/>bus phalangibus et </text:span></text:span>articulis, ut <text:span text:style-name="Default_20_Paragraph_20_Font"><text:span text:style-name="T15">reliqui, conflatus, sed ex<text:line-break/>duabus; quum enim alta et concava, qualis est fornix,<text:line-break/>futura esset interna pedis pars , consentaneum fuit sumi-<text:line-break/>trutines tutas utrinque ei ad </text:span></text:span>j <text:span text:style-name="Default_20_Paragraph_20_Font"><text:span text:style-name="T15">acere maximorum ossium.<text:line-break/>Post.eriori quidem parte </text:span></text:span>os <text:span text:style-name="Default_20_Paragraph_20_Font"><text:span text:style-name="T15">calcanei erat; priori autem<text:line-break/>nisi magnus digitus - multo simul major aliis fuisset et<text:line-break/>duabus constitisset phalangibus, nulla fuisset sublimibus<text:line-break/>ossibus securi tus. </text:span></text:span><text:span text:style-name="Default_20_Paragraph_20_Font"><text:span text:style-name="T38">. </text:span></text:span><text:span text:style-name="Default_20_Paragraph_20_Font"><text:span text:style-name="T15">Quocirca primo quidem non modo<text:line-break/>tanto major aliis magnos pedis digitus, quanto ille,<text:line-break/>qui est in manu, fuit, sed etiam mullo- amplior;</text:span></text:span></text:p>
      <text:p text:style-name="P3"><text:span text:style-name="Default_20_Paragraph_20_Font"><text:span text:style-name="T15">fecundo autem non. ex tribus fuit ossibus, ut ille et .alii<text:line-break/>omnes, fed ex duobus ; tanquam enim </text:span></text:span>(ur <text:span text:style-name="Default_20_Paragraph_20_Font"><text:span text:style-name="T15">puto] magis egens<text:line-break/>natura magnis ossibus inibi ponendis; .vitavit ea dividere<text:line-break/>lu multa et .parva. Quin etiam ei parti imae .plantae,<text:line-break/>quae magno digito praeposita est, duo. videntur fubjecta<text:line-break/>esse inferiori regione veluti fulcimenta quaedam et sta-<text:line-break/>lirtimenta, ut prius os magni digiti praedictae imae<text:line-break/>.plantae parti omnino jam in terram defixae coniungatur;<text:line-break/>undique (opluor) huic parti pedis matura . suppeditante<text:line-break/>securitatem, ceu multum laboraturae propter praepositam<text:line-break/>sibi cavitatem et .velut fornicem ossium. Num igitur ima<text:line-break/>planta proportione respondeat metacarpio , an quippiam<text:line-break/>differat, dicere tempestivum suerit. Mihi quidem vide-<text:line-break/>tu,- non. omnino suniliter habere. In utraque enim parle<text:line-break/>primae. aciei uuiuscujusque digiti os .apparet.praepositum;<text:line-break/>sed in pede quidem, ceu uno .ordine omnibus iacentibus,<text:line-break/>quantus est illorum numerus , lentus merito est et ossium</text:span></text:span></text:p>
      <text:p text:style-name="P3">imae plantae; in manu autem quum magnus digitus po-<text:line-break/>situram selectam sit sortitus, et separatus sit quidem plu-<text:line-break/>rimum .ab aliis, prope autem articulationem carni ab-<text:line-break/>ductus, merito ex quatuor ossibus metacarpium constitit,<text:line-break/>Ludemus vcro imam plantam et metacarpium similiter<text:line-break/>utrumque ex ossibus quinque constare affirmans, pariter<text:line-break/>.autem et magnum digitum in pede et manu duas acies<text:line-break/>habere, quod putet exactam eorum proportionem servari<text:line-break/>.oportere, hallucinatur. Ex tribus enim ossibus ^magnus<text:line-break/>digitus in manu constat evidenter, ut et dearticulationes<text:line-break/>eorum et motus declarant: attamen bis ita habentibus,<text:line-break/>proportio harum partium. evidens est, nec opus est, <text:span text:style-name="Default_20_Paragraph_20_Font"><text:span text:style-name="T15">sit<text:line-break/></text:span></text:span>cum Eudemo .mentiamur. At vero ne carpi quidem ad<text:line-break/>.tar sum proportio constructionis est obscura, siquidem <text:span text:style-name="Default_20_Paragraph_20_Font"><text:span text:style-name="T15">ex<text:line-break/></text:span></text:span>quatuor ossibus tersus cousiatus est, ex duplicatis autem<text:line-break/>carpns, ceu ex duobus ordinibus compositus, conflatus<text:line-break/>.esu <text:span text:style-name="Default_20_Paragraph_20_Font"><text:span text:style-name="T15">. </text:span></text:span>Nam ex pluribus <text:span text:style-name="Default_20_Paragraph_20_Font"><text:span text:style-name="T15">. </text:span></text:span>et minoribus componi <text:span text:style-name="Default_20_Paragraph_20_Font"><text:span text:style-name="T15">partibus<text:line-break/></text:span></text:span>apprehensoriorum instrumentorum erat <text:span text:style-name="Default_20_Paragraph_20_Font"><text:span text:style-name="T15">proprium ; </text:span></text:span>at <text:span text:style-name="Default_20_Paragraph_20_Font"><text:span text:style-name="T15">ex</text:span></text:span></text:p>
      <text:p text:style-name="P3"><text:span text:style-name="Default_20_Paragraph_20_Font"><text:span text:style-name="T15">nrajoribus i quidem, fed paucioribus, ambulatoriorum.<text:line-break/>Anteriores igitur partes pedis, ad amussim persimiles corn--<text:line-break/>prehenforiis, ex aequalibus .illis numero ossibus factae<text:line-break/>sunt, unum enim, quod ablatum fuerat magno digito, ipsi<text:line-break/>imae plantae pedis appositum fecit, nt par numerus fu-<text:line-break/>erit servatus; posteriores vero quum instrumenta omnino<text:line-break/>ambulationis solius sint, nullam habent in manu primori.<text:line-break/>tione respondentem partem. Reliqua igitur pars media<text:line-break/>utriusque neque prorsus est similis, neque jam omnino<text:line-break/>dissimilis, sed, ursulum decebat ipsam inter opposita<text:line-break/>ponendam utriusque naturam moderate imitari, sic ipse<text:line-break/>rarius constitutus est. Os itaque, quod. ab externis ipsius<text:line-break/>partibus est locatum, quod sane et cubiforme nonum-<text:line-break/>tur , dearticulatur caritati calcanei ad finem adiacenti t<text:line-break/>reliqua vero tria tres cubos naviscrinis . </text:span></text:span>ossis <text:span text:style-name="Default_20_Paragraph_20_Font"><text:span text:style-name="T15">obequitanti<text:line-break/>Hoc autem ipsum rursus circumambit . </text:span></text:span>caput <text:span text:style-name="Default_20_Paragraph_20_Font"><text:span text:style-name="T15">astragali.<text:line-break/>ille russus jacet- quidem inter epipllyfes tibiae et iibu-<text:line-break/>Iae superne et a lateribus et praeterea -a tergo </text:span></text:span>, <text:span text:style-name="Default_20_Paragraph_20_Font"><text:span text:style-name="T15">ab ipsis</text:span></text:span></text:p>
      <text:p text:style-name="P3"><text:span text:style-name="Default_20_Paragraph_20_Font"><text:span text:style-name="T15">comprehensus; superjacet autem calcaneo duabus emi-<text:line-break/>neutris ibi in.. duabus illius caritatibus firmatus. . Atque<text:line-break/>extendere quidem. et flectere pedem supernae astragali<text:line-break/>dearticulationis est opus, quae ad tibiae et fibulae epi-<text:line-break/>plo sus dicta est fieri ; ad latera vero circo inferre opus<text:line-break/>est dearticulatiorris , quae est ad os naulorum. Alii enim<text:line-break/>certe ossium connexus in pedibus itidem, ac in manibus<text:line-break/>multi et parui , parum quidem auxiliantur praedictis<text:line-break/>constructionibus, feusibiles autem ipsi per seipsus non<text:line-break/>sunt. Apparet igitur ex sus, astragalum quidem princi-<text:line-break/>palissimum ossium esse.;; quae ad pedes movendos perti-<text:line-break/>nent, calcaneum autem eorum, quae ad firmitatem: pro-<text:line-break/>pterea estum quidem undique in circumferentias quasdam<text:line-break/>desinere decebat, hoc vero laeve esse iirferiori parte,<text:line-break/>immobile vero quam fieri potest maxime et cousianter<text:line-break/>firmum ad -adjacentia ossa. Quin citam et magnitudine<text:line-break/>plurimum excedere. ipsum oportebat non alia solum, </text:span></text:span>sest<text:line-break/><text:span text:style-name="Default_20_Paragraph_20_Font"><text:span text:style-name="T15">etiam ipsum astragalum, quanquam et hic. magnus sit; ut</text:span></text:span></text:p>
      <text:p text:style-name="P3"><text:span text:style-name="Default_20_Paragraph_20_Font"><text:span text:style-name="T15">qui maximis quidem ossibus^ superius deariiculetur , non<text:line-break/>parvam veno in anteriora^ apophysim producat, ubi com-<text:line-break/>mittitur naviformi; sed tamen et ipso est multo majus os<text:line-break/>calcanei, retrorsum enim. praeterlabitur non solum astra-<text:line-break/>galum, sed etiam ipsam tibiam, </text:span></text:span>et <text:span text:style-name="Default_20_Paragraph_20_Font"><text:span text:style-name="T15">anteriore </text:span></text:span>parte . <text:span text:style-name="Default_20_Paragraph_20_Font"><text:span text:style-name="T15">quam<text:line-break/>plurimum procedit, .et respondentem habet longitudini^<text:line-break/>amplitudinem, et Itis ambabus profunditatem; subjacet<text:line-break/>enim rectitudini tibiae, et fere totam ipsam solum fusti-<text:line-break/>net, et per hanc femur.,- et per </text:span></text:span>hoc <text:span text:style-name="Default_20_Paragraph_20_Font"><text:span text:style-name="T15">superjacens corpus,<text:line-break/>et maxime quando salire voluerimus; aut magnum gra-<text:line-break/>dum iacere. Magnitudinem igitur insignem oportuit ob<text:line-break/>id inesse ossi calcanei, alioqui tumere natura commisisset<text:line-break/>ei tanta onera. Propter eundem causam firmam prae-<text:line-break/>stitit esse ei commissuram , non fallacem neque erra-.<text:line-break/>hundarn. Sed si fibulae ipsi et tibiae fuisset dearticula-<text:line-break/>tum, neque medius </text:span></text:span>astragalus <text:span text:style-name="Default_20_Paragraph_20_Font"><text:span text:style-name="T15">locatus, omnino infirmum<text:line-break/>et laxum sitisset; illinc enim enascens pes, ubi prius</text:span></text:span></text:p>
      <text:p text:style-name="P3">membrum desinit, maximam necessario habiturus erat<text:line-break/>omnium, quae in ipsi, sunt, dearticulationem et motionem.<text:line-break/>Ob eam sane causam astragalus in messio est tibiae et<text:line-break/>calcanei locatus. Sed quoniam omnino huic. quidem<text:line-break/>coniunctum esse operiebat calcaneum, timens rursus. na—<text:line-break/>tura, ne quopiam propter vicinitatem ejus vehementiore<text:line-break/>motu fruendo firmum quidem minus ac securum redde-<text:line-break/>retur; primum quidem, ut jam dictum est, duas ipsius<text:line-break/>apophyscs cavitatibus illius inseruit, deinde vero pluri-<text:line-break/>mis ligamentis duris cartilaginosis, sus quidem latis, aliis<text:line-break/>vero teretibus, copulavit ipsum non astragalo solum, sed<text:line-break/>aliis etiam ossibus universis undique adjacentibus, quoad.<text:line-break/>ejus facere potuit, adaptans, ut servaret convenientem<text:line-break/>firmitudinem. Laboraturum vero id lu iis omnibus quanti<text:line-break/>sciret, duram quidem summe propriam. ipsius quoque<text:line-break/>substantiam fecit, duram autem etiam inferiorem subjecit<text:line-break/>cutem, idoneam maxime futuram ad praemolliendos et<text:line-break/>prius exolvendos violentorum et durorum corporum oc-</text:p>
      <text:p text:style-name="P3"><text:span text:style-name="Default_20_Paragraph_20_Font"><text:span text:style-name="T15">cursus. Postquam vero, ut </text:span></text:span>dictum <text:span text:style-name="Default_20_Paragraph_20_Font"><text:span text:style-name="T15">est, </text:span></text:span>externa <text:span text:style-name="Default_20_Paragraph_20_Font"><text:span text:style-name="T15">quidem<text:line-break/>pedis oportuit </text:span></text:span>esse <text:span text:style-name="Default_20_Paragraph_20_Font"><text:span text:style-name="T15">humiliora, interna vero altiora, peri-<text:line-break/>culumque erat, ne, fi multis et magnis ossibus attolleretur<text:line-break/>pes, gravis redderetur, concavum </text:span></text:span>medium ejus <text:span text:style-name="Default_20_Paragraph_20_Font"><text:span text:style-name="T15">inde esse-<text:line-break/>cit, providens etiam </text:span></text:span>aliud quoddam commodum <text:span text:style-name="Default_20_Paragraph_20_Font"><text:span text:style-name="T15">ex hu-<text:line-break/>jusmodi constructione </text:span></text:span>pedibus, <text:span text:style-name="Default_20_Paragraph_20_Font"><text:span text:style-name="T15">ut apprehensurus instru-<text:line-break/>mentis , ad firmitatis securitatem lu locis convenis et<text:line-break/>inaequalibus multum conserens, de quo prius diximus.<text:line-break/>Propter tria igitur cavitas pedibus haec videtur facte,<text:line-break/>primum quidem gratia altitudinis interiorum partium pe-<text:line-break/>dis, secundum vero apprehensionis, et tertium ad haec<text:line-break/>levitatis; quorum primum quidem ad securitatem sumta.<text:line-break/>tlonis, secundum vero ad varietatem ambulationis, et<text:line-break/>tertium ad velocitatem motus multum habent momentis<text:line-break/>Mentionem autem faciemus </text:span></text:span>et <text:span text:style-name="Default_20_Paragraph_20_Font"><text:span text:style-name="T15">hic simiae pedis. Non<text:line-break/>enim, sicut manus ejus susum magnum digitum habens<text:line-break/>decurtatum imitatio ridicula monstrabatur humanae m a-<text:line-break/>nus, ita et pes in constructione unius partis cujusdam</text:span></text:span></text:p>
      <text:p text:style-name="P3"><text:span text:style-name="Default_20_Paragraph_20_Font"><text:span text:style-name="T15">vitiatus differt ab humano, sed in plurimis diversus esu<text:line-break/>Distant enim plurimum. invicem digiti, et multo sunt<text:line-break/>ipsius munus digitis rnajores ; quem autum oportebat ma—<text:line-break/>ximum esse aliorum, minimus esu. </text:span></text:span><text:span text:style-name="Default_20_Paragraph_20_Font"><text:span text:style-name="T38">. </text:span></text:span><text:span text:style-name="Default_20_Paragraph_20_Font"><text:span text:style-name="T15">Non subiacent vero<text:line-break/>praepositis ipsi partibus ea , quae imam plantam sumant,<text:line-break/>(neque enim tuta omnino </text:span></text:span>est <text:span text:style-name="Default_20_Paragraph_20_Font"><text:span text:style-name="T15">besis eorum , j ut quae con-<text:line-break/></text:span></text:span>cava <text:span text:style-name="Default_20_Paragraph_20_Font"><text:span text:style-name="T15">magis ut manuum </text:span></text:span>facta <text:span text:style-name="Default_20_Paragraph_20_Font"><text:span text:style-name="T15">sit, Et crurum etiam na-<text:line-break/></text:span></text:span>tura <text:span text:style-name="Default_20_Paragraph_20_Font"><text:span text:style-name="T15">non est omnino recta .ad. spinam, ut hominibus;<text:line-break/>neque ipsius genu flexio similis est .humanae. Perierunt<text:line-break/>aulem omnino ipsis et quae ad ischia sunt carnes, lu<text:line-break/>posteriori parte cooperientes quidem et occultantes mea-<text:line-break/>tum. excretionibus superfluitatum destinatum, sedentibus </text:span></text:span><text:span text:style-name="Default_20_Paragraph_20_Font"><text:span text:style-name="T38">.<text:line-break/></text:span></text:span><text:span text:style-name="Default_20_Paragraph_20_Font"><text:span text:style-name="T15">autem super eas commodissimum suturae munimentum<text:line-break/>adversus subsecta corpora. Quare non modo redere belle,<text:line-break/>neque stare, sed ne currere quidem potest simia. Velo-<text:line-break/>cissime autem preusans obvia manibus ufcendit, sicut et .<text:line-break/>mures,. recta et laevia, </text:span></text:span>eo <text:span text:style-name="Default_20_Paragraph_20_Font"><text:span text:style-name="T15">quod concavum .sortita. est.pe-<text:line-break/>dem et digitus plurimum </text:span></text:span>fissos. <text:span text:style-name="Default_20_Paragraph_20_Font"><text:span text:style-name="T15">Hujusmodi enim con-</text:span></text:span></text:p>
      <text:p text:style-name="P3"><text:span text:style-name="Default_20_Paragraph_20_Font"><text:span text:style-name="T15">structio circuniplicari curris omnibus corporibus prone<text:line-break/>quum possit et undique ipsa tuto comprehendere; idonea<text:line-break/>est iis, quae alta perreptare nata sunt.-</text:span></text:span></text:p>
      <text:h text:style-name="Heading_20_2" text:outline-level="2"><text:span text:style-name="Default_20_Paragraph_20_Font">C ap. IX. </text:span></text:h>
      <text:p text:style-name="P52"><text:span text:style-name="Default_20_Paragraph_20_Font"><text:span text:style-name="T15">De ensibus itaque pedum abunde dictum<text:line-break/>est; </text:span></text:span>de <text:span text:style-name="Default_20_Paragraph_20_Font"><text:span text:style-name="T15">tensionibus vero </text:span></text:span>et <text:span text:style-name="Default_20_Paragraph_20_Font"><text:span text:style-name="T15">musculis paulo post dicetur.<text:line-break/>Prius siquidem de reliquis ossibus, quae in totis cruribus<text:line-break/>fiunt, disserere proposui; ut quae -conserant aliquid etiam<text:line-break/>praedictis. Est igitur unum quidem in femore </text:span></text:span>os, <text:span text:style-name="Default_20_Paragraph_20_Font"><text:span text:style-name="T15">quem-<text:line-break/>admodum in brachio ; . duo autem in tibia </text:span></text:span>iis <text:span text:style-name="Default_20_Paragraph_20_Font"><text:span text:style-name="T15">similis,<text:line-break/>quae in. cubitu cernuntur , quorum alterum quidem ma-<text:line-break/>jus vocatur tibia eodem cum toto membro nomine, al-<text:line-break/>terum vero -minus </text:span></text:span>fibula. <text:span text:style-name="Default_20_Paragraph_20_Font"><text:span text:style-name="T15">Maximum certe omnium cor-<text:line-break/>poris ossium femur merito fuit. .Primum enim hoc fir- </text:span></text:span><text:span text:style-name="Default_20_Paragraph_20_Font"><text:span text:style-name="T46">.<text:line-break/></text:span></text:span><text:span text:style-name="Default_20_Paragraph_20_Font"><text:span text:style-name="T15">matura est cotyla (cavitate), et -primum omnem superja-<text:line-break/>centum corporis molem veluti Quum autem optimam<text:line-break/>sedem capiti ejus- praeparasset natura ipsam - nuncupati<text:line-break/>ischia cotylenscnon secundum rectitudinem cotylas appa-<text:line-break/>ret extensum femur, sed., ut cuipiam negligenter expen-</text:span></text:span></text:p>
      <text:p text:style-name="P3"><text:span text:style-name="Default_20_Paragraph_20_Font"><text:span text:style-name="T15">denti rideri queat, figura femoris admodum vitiosa est,<text:line-break/>quippe quod gibbum quidem priore et externa parte,<text:line-break/>refimum vero partibus his contrariis factum fit. Hanc<text:line-break/>ejus formam </text:span></text:span>et <text:span text:style-name="Default_20_Paragraph_20_Font"><text:span text:style-name="T15">Hippocrates novit, consulitque eo fractu<text:line-break/>fert are, </text:span></text:span>neque <text:span text:style-name="Default_20_Paragraph_20_Font"><text:span text:style-name="T15">mox invertere. Porro quibus natura </text:span></text:span>fe-<text:line-break/><text:span text:style-name="Default_20_Paragraph_20_Font"><text:span text:style-name="T15">mur suerit rectius , quam convenit, blaefi fiunt omnino<text:line-break/>ad genu. Hoc autem quantum malum fit non ad curium<text:line-break/>folum, fed etiam ambulationem et stationem tutam,<text:line-break/>refert quidem et ille quodam loco; imo et quemuis ex<text:line-break/>plebe, quum cernat quotidie, arbitror id ipsum non la-<text:line-break/>tere. Atqui, nili collum femoris statim ex cotyla obli-<text:line-break/>quum foras abscesserit, propinquum sic fuerit alterius^<text:line-break/>femoris collo; hoc vero si acciderit, quis adhuc locus<text:line-break/>fuerit reliquus iirtemis femoris musculis, qui maximi<text:line-break/>necessario esse debent.? quis autem nervis a spinali me-<text:line-break/>dulla in tota crura distributis? quis venis, quis arteriis,<text:line-break/>quis denique glandulis spatia ipsarum replentibus? non<text:line-break/>enim per externas. cruris partes dixerimus demitti haec</text:span></text:span></text:p>
      <text:p text:style-name="P3"><text:span text:style-name="Default_20_Paragraph_20_Font"><text:span text:style-name="T38">oportere, omnium enim fotis incidentium noxis admo-<text:line-break/>dum exposita essent. Forsan autem ne nos quidem id<text:line-break/>saltem, tantum abest, ut naturam lateat, opportunis ad<text:line-break/>laesionem locis collocasse venas ita magnas, quarum si qua<text:line-break/>vulnerata fuerit, vix superstes animal esse queat: arteria<text:line-break/>namque insigni earum, quae illic statutae sunt, vuluerata<text:line-break/>nullo pacto fervetur. Si igitur nervis, venis, arteriis,<text:line-break/>glandulis et musculis multis et magnis oportebat prae-<text:line-break/>parafle id spatium, foras ex cotyle secedere necesse ftt-<text:line-break/>erat femur; et certe secedit, apparentque externae ejus<text:line-break/>partes rectitudinem totam excedere externarum corporis<text:line-break/>partium. Si quibusdam vero minus foras exuberaverit<text:line-break/>collum capitis femoris, his inguinum loca sunt angusta<text:line-break/>et mutuo sese collidentia, forasque nutare ob id femore<text:line-break/>toto et genu coguntur. Cur igitur non extrinsecus po-<text:line-break/>suit natura cotylas, ubi nunc sunt tubera fumorum? ita<text:line-break/>enim et colla ipsis cotylis submisisset secundum recti tu-</text:span></text:span></text:p>
      <text:p text:style-name="P3"><text:span text:style-name="Default_20_Paragraph_20_Font"><text:span text:style-name="T15">dinem capitum, et femora recta fecisset. Quoniam pon-<text:line-break/>dus corporis recta ad perpendiculum linea ad cotylen<text:line-break/>oportebat este et ad femoris caput, et maxime quando<text:line-break/>ambulantes vel currentes alterum quidem crus altum<text:line-break/>circumferimus, reliquum autem in terra firmum tene-<text:line-break/>mus ; hoc autem inde , quod firmatum sit in medio id,<text:line-break/>quod portat, maxime fiat. Si vero hujusmodi positura<text:line-break/>cruris tutissima gradientibus est, manifestum, contrariam<text:line-break/>fore periculosissimam. Propterea certe ad externas partes<text:line-break/>ifchiorum cotylas abduxisse et cum eis capita femorum<text:line-break/>non erat tutum, fed optima positura eorum est ea, quam<text:line-break/>nunc habent. Quum vero rursus locorum angustia ex<text:line-break/>hoc nasceretur, unicum relinquebatur remedium, non<text:line-break/>fecundum rectitudinem capitum extensa efficere femora,<text:line-break/>sed, ut nunc sunt, foras vergentia. Quod si rursus usque<text:line-break/>ad genu foras uno tenore abscederent, et nusquam intro<text:line-break/>reverterentur , alter utique ipsis esset blaesitatis modus.<text:line-break/>Itaque optimo jure colium et primum et maxnne a</text:span></text:span></text:p>
      <text:p text:style-name="P3"><text:span text:style-name="Default_20_Paragraph_20_Font"><text:span text:style-name="T38">capite foras vergit, post id autem et continuo dimidia<text:line-break/>pars totius femoris, postea autem intro rursus reversi-<text:line-break/>tur ad genu. Ob eamque causam universa sigma semo-<text:line-break/>ris curVa quidem exteriore parte, resima autem interiore<text:line-break/>efficitur. Ad eundem autem modum magis quidem sima<text:line-break/>retrorsum, antrorsum vero magis curva ad sessiones idonea<text:line-break/>.est, et ad multa opera, quae agimus sedentes, cujusmodi<text:line-break/>est scribere, libro ad femur extenso: ita autem et quod-<text:line-break/>cunque aliud fecundum curvitatem eorum extendatur<text:line-break/>facilius, quam si fuissent aliter facta. Quinimo , dum<text:line-break/>firmamus uno crure corpus , (saepe enim comperimus<text:line-break/>hoc nobis esse utile cum in vita omni tum artibus,) me-<text:line-break/>lior fuit figura curva quam recta. Ut enim, si latitudo<text:line-break/>este t aequalis vehementibus artubus et vectis corporis<text:line-break/>partibus , tuta sic maxime et eversu difficilis firmitudo<text:line-break/>in altero ipforum esset, habente unaquaque superiacentium<text:line-break/>in corpore partium suffulciens sibi ipsi aliquid ad pet^<text:line-break/>pendiculumi ita et nunc, quod curvum factum sit femur,</text:span></text:span></text:p>
      <text:p text:style-name="P3"><text:span text:style-name="Default_20_Paragraph_20_Font"><text:span text:style-name="T15">partibus. ejus partim quidem externis , partim vero in-<text:line-break/>ternis magis,. et aliis </text:span></text:span>in <text:span text:style-name="Default_20_Paragraph_20_Font"><text:span text:style-name="T15">taedio locatis, nulla superiorum<text:line-break/>partium subiecta caret rectitudine. ob eundem igitur<text:line-break/>usum: non solum hoc femur, sed etiam tibiam . magis<text:line-break/>curvam extrinsecus . natura fabricata est. Maxima autem<text:line-break/>fides hujus sermonis sit, quod, qui plurimum curvis sunt<text:line-break/>cruribus, (lu quidem, dum adhuc gestarentur in utero,<text:line-break/>alii vero. </text:span></text:span>a <text:span text:style-name="Default_20_Paragraph_20_Font"><text:span text:style-name="T15">prima educatione facti sunt,) sive duobus pe-<text:line-break/>dibus, sive altero solo stare velint, firmiorem multo et<text:line-break/>difficiliorem eversu, quam qui crura habent recta, obti-<text:line-break/>ncnt firmitudinem. At vero .in constructione crurum<text:line-break/>firmitudinem certam, tanquam scopum, non modo natura<text:line-break/>sibi proposuit, sed provida etiam nihilomluus, .ut citq<text:line-break/>possemus currere, siquando usus incidisset, ne plurimum<text:line-break/>quidem ea perver teruntur, cavit; curva autem eatenus.<text:line-break/>ferit, ut et securitatem sumitatis habeant, et velocitas<text:line-break/>corsus nihil laedatur. Postquam autem rationi coulen-<text:line-break/>taneum fuit, ut nunc estensum est,. partium tibiae superi-</text:span></text:span></text:p>
      <text:p text:style-name="P3"><text:span text:style-name="Default_20_Paragraph_20_Font"><text:span text:style-name="T15">ores quidem, quae sunt post genu, foras Tensior abscede^<text:line-break/>re, inferiores vero, quae sunt ad malleolos, intro reverti:<text:line-break/>par fuit ob id quoque partium pedis altiores fuisse lu-<text:line-break/>ternas, ut tibiae partes ibi intro inclinantes obfirmet;<text:line-break/>Eratque id, quod priori fermone omiseramus, quunr.ulum<text:line-break/>internarum partium pedis exponeremus. . Nullum agitur<text:line-break/>ossis crurum ornamentum adhuc superest narrandum ,; sed<text:line-break/>magnitudo cujusque, et parvitas; et positura, et figura,<text:line-break/>et compositio, et quae ex duritie spectatur differentia,<text:line-break/>tum ligamenta invicem teretia et orbiculata intuma. tum<text:line-break/>providentia tum arte a natura ipsa sunt comparata. Re-<text:line-break/>liquum autem adhuc est de musculis et tendonibns di-<text:line-break/>cere ; - arteriarum namque et venarum et nervorum ener-<text:line-break/>rationem procedente omni sermone nos- diximus factu-<text:line-break/>ros, ut quae communia sint totius corporis instrumenta,<text:line-break/>quod et utilitates commissae eis communes sint,: si de-<text:line-break/>muni refrigerari, et- nutriri, et .animalis participibus esse<text:line-break/>virtutis, omnibus membris fuerat utile-</text:span></text:span></text:p>
      <text:h text:style-name="P58" text:outline-level="2"><text:span text:style-name="Default_20_Paragraph_20_Font"><text:span text:style-name="T22">. </text:span></text:span><text:span text:style-name="Default_20_Paragraph_20_Font"><text:span text:style-name="T15">Cap. </text:span></text:span>X. </text:h>
      <text:p text:style-name="P52">Sed <text:span text:style-name="Default_20_Paragraph_20_Font"><text:span text:style-name="T15">tales </text:span></text:span>sane et <text:span text:style-name="Default_20_Paragraph_20_Font"><text:span text:style-name="T15">tot cruribus esse motus,<text:line-break/>quot et qualibus apparent moveri ; tuin quod nec plures,<text:line-break/>nec pauciores, nec aliter dispositos praestiterit ipsos fuisse;<text:line-break/>nunc erit dicendum;: repetendo memoria simul et motus<text:line-break/>manuum, quodque duplicem natura -habuit scopum con—<text:line-break/>structionis crurum, </text:span></text:span>quippe <text:span text:style-name="Default_20_Paragraph_20_Font"><text:span text:style-name="T15">quae non ad celeritatem su-<text:line-break/>dum, - quemadmodum </text:span></text:span>equis , <text:span text:style-name="Default_20_Paragraph_20_Font"><text:span text:style-name="T15">sed etiam ad firmitatis securi-<text:line-break/>talem ea praepararit, ob adque </text:span></text:span><text:span text:style-name="Default_20_Paragraph_20_Font"><text:span text:style-name="T38">- </text:span></text:span><text:span text:style-name="Default_20_Paragraph_20_Font"><text:span text:style-name="T15">apprehensoria quodam<text:line-break/>modo efferit, ut et munus. Ita enim fiet, ut et oratio<text:line-break/>nostra sit : brevior, si id quidem ipsorum constructionis,<text:line-break/>quod habent cum manibus commune; indicans solum cele-<text:line-break/>riter percurrant;. propriis autem immorer; et artificium<text:line-break/>naturae evidentius appereat, omnem proportionem con-<text:line-break/>structiouis membrorum nobis stylo persequentibus osten-<text:line-break/>dentibusque, in neutro ipsorum neque deficere quicquam,<text:line-break/>neque abundare.- - Atqui de manibus quidem praecedente<text:line-break/>sermone abunde disseruimus </text:span></text:span>; <text:span text:style-name="Default_20_Paragraph_20_Font"><text:span text:style-name="T15">et quicumque non admira-<text:line-break/>tus est artem naturae , aut intellectu caret , aut privatim .</text:span></text:span></text:p>
      <text:p text:style-name="P3"><text:span text:style-name="Default_20_Paragraph_20_Font"><text:span text:style-name="T38">sua quidpiam interest: operae pretium enim fuerit mihi<text:line-break/>Thucydidis dictione uti. Intellectus expers quidem est,<text:line-break/>qui actiones, quas praestiterat inesse manibus, aut non<text:line-break/>animadvertit, aut, si alia constructio esset, meliores fore<text:line-break/>existimarit: privatim autem aliquid sua interest, qui pra-<text:line-break/>vis prius instructus suit dogmatibus,. quorum occasione<text:line-break/>nihil putat affabre naturam feci fle, Hos quidem, ceu a<text:line-break/>primordio in maximis hallucinatos , miserari oportet,<text:line-break/>docere autem ingeniosos simul et veritatis amatores,<text:line-break/>quos esiam </text:span></text:span><text:span text:style-name="Default_20_Paragraph_20_Font"><text:span text:style-name="T46">t </text:span></text:span><text:span text:style-name="Default_20_Paragraph_20_Font"><text:span text:style-name="T38">nunc admonentes ejus, quod in manuum<text:line-break/>constructione ostendimus, in unoquoque digito oportere<text:line-break/>quatuor inesse motus, quum a duplici bus quidem et iis<text:line-break/>maximis tensionibus flectantur, ab aliis autem simplici-<text:line-break/>bus et quam sunt issi magni minoribus extendantur,<text:line-break/>ab aliis autem adhuc minoribus foras </text:span></text:span><text:span text:style-name="Default_20_Paragraph_20_Font"><text:span text:style-name="T41">ν</text:span></text:span><text:span text:style-name="Default_20_Paragraph_20_Font"><text:span text:style-name="T39"> </text:span></text:span><text:span text:style-name="Default_20_Paragraph_20_Font"><text:span text:style-name="T38">et ad parvum<text:line-break/>digitum abducantur, et adhuc ab alus minimis, quos a<text:line-break/>musculis in manu silis diximus oriri , (videlicet reliquus<text:line-break/>pIotns internus,) ad pollicem adducantur, deinceps osten-</text:span></text:span></text:p>
      <text:p text:style-name="P3"><text:span text:style-name="Default_20_Paragraph_20_Font"><text:span text:style-name="T38">demus , et in unoquoque pedum digito hos quatuor motus<text:line-break/>merito inesse, quum a maximis quidem tendonibus pe-<text:line-break/>dum digiti flectantur, a minimis autem intro convertant<text:line-break/>fur. Porro media inter utrosque est magnitudo exten-<text:line-break/>dentihus et foras circumagentibus, non tamen aeque<text:line-break/>magni sunt in pedibus flectentes, ac in manibus, quia<text:line-break/>non itidem, ut manus, pedem constituere oportebat in-<text:line-break/>stramentum apprehensorium. Quin etiam ostendemus,<text:line-break/>quo pacto, loca insertionis eadem ipsis cum servasset pro-<text:line-break/>pter causas a nobis in manibus expositas , magnitudinem<text:line-break/>suppresserit; non enim, quanto majores sunt pedes summi<text:line-break/>manibus, tanto etiam tendones ipsorum excedunt, sed<text:line-break/>minores multo sunt, major enim usus est digitis manuum,<text:line-break/>frequentioremque ac vehementiorem actionem postulat.<text:line-break/>Merito itaque contrariam habent in pedibus et manibus<text:line-break/>magnitudinem non digiti solum , sed etiam ipsorum ten-<text:line-break/>dones; quanto enim pes summa manu est major totus<text:line-break/>tota, tanto digiti digitis et tendones tendonibus Iunt</text:span></text:span></text:p>
      <text:p text:style-name="P2"><text:span text:style-name="Default_20_Paragraph_20_Font"><text:span text:style-name="T38">minores: manibus namque praecipua actio in digitis con-<text:line-break/>sistit, ut qui apprehensoria sint organa; pedibus autem,<text:line-break/>utpote non ad apprehensionem omnino, sed ad firmatio-<text:line-break/>nem quoque tutam constructis et totum per se vectaris<text:line-break/>animal, ut multo quidem majores manibus, parvos vero<text:line-break/>haberent digitos, magis ex usu fuit: ad eundem modum<text:line-break/>et tendones ipsorum multo minores manuum tensionibus<text:line-break/>esse praestiterat, quanto minora instrumenta et ad mi-<text:line-break/>nores atque imbeciliiores actiones praeparata moturi<text:line-break/>erant. Non ergo suit aequum quatuor genera tendonum<text:line-break/>moventium digitos a musculis tibiae produci, quemadmo-<text:line-break/>dum in manu a cubiti musculis, sed duo sola, nempe<text:line-break/>alterum, quod extensionem eorum efficeret, alterum,<text:line-break/>quod flexionem primi et tertii eorum qui sunt in qua-<text:line-break/>tuor digitis articulorum. Maximeque inibis quidem est<text:line-break/>admirando ars naturae: in quibus enim similitudo et<text:line-break/>dissimilitudo suit, ad proportionem quidem adornavit<text:line-break/>invicem similitudines, dissimilitudines vero non item.</text:span></text:span></text:p>
      <text:p text:style-name="Normal"><text:span text:style-name="Default_20_Paragraph_20_Font"><text:span text:style-name="T53">s -</text:span></text:span></text:p>
      <text:p text:style-name="P3"><text:span text:style-name="Default_20_Paragraph_20_Font"><text:span text:style-name="T15">Siquidem , quod ad quatuor </text:span></text:span>motus <text:span text:style-name="Default_20_Paragraph_20_Font"><text:span text:style-name="T15">singulos digitos agi in.<text:line-break/>unoquoque articulo , </text:span></text:span>et <text:span text:style-name="Default_20_Paragraph_20_Font"><text:span text:style-name="T15">quod excellere femper motus in-<text:line-break/>ternos, ob idque etiam bina certe habere principia opor-<text:line-break/>teat, similitudo fuerit in hoc manibus et. pedibus; quod<text:line-break/>vero minoribus omnibus opus habeant tendonibus pedum<text:line-break/>digiti, tum quod partes et plures et majores flet pedis,<text:line-break/>dissimilitudo quaedam in </text:span></text:span>hoc <text:span text:style-name="Default_20_Paragraph_20_Font"><text:span text:style-name="T15">membris ipsis suerit. Quo-:<text:line-break/>modo igitur ea jusie natura disposuerit, dicendum jam-<text:line-break/>fuerit. Motus quidem cuique articulo molita est quatuor;<text:line-break/></text:span></text:span>et <text:span text:style-name="Default_20_Paragraph_20_Font"><text:span text:style-name="T15">principia ipsorum quinque, ut in manu, non tamen<text:line-break/>omnia ex locis proportione respondentibus prodeuntia^.<text:line-break/>Siquidem lu manu, ut ostendimus, a musculis lu ipfa<text:line-break/>parvis, qui obliquo motui interno praesunt, tendones<text:line-break/>enati sunt foli, quum alii .omnes a cubito deferantur T-<text:line-break/>in ipsis vero pedibus non item, fed tria quidem ab ipsis<text:line-break/>principia motus oriuntur, duo vero ex tibia deferuntur.-<text:line-break/>In lemma namque manu non alius erat locus vacuus; in,</text:span></text:span></text:p>
      <text:p text:style-name="P3"><text:span text:style-name="Default_20_Paragraph_20_Font"><text:span text:style-name="T15">pede vero, ut qui oblongus est, ad ipsam quidem imam<text:line-break/>plantam musculos obliquo motui interno .praefuturos con-<text:line-break/>futuit, in reliqua vero ipsius parte tota usque ad calca- .<text:line-break/>reum eos locarit, qui fecundum articulum cujusque qua-<text:line-break/>tuor digitorum flectunt , pariter .et ex superioribus penis<text:line-break/>partibus alios posuit musculos, motui obliquo externo du-<text:line-break/>ces futuros. In manu vero (quoniam et majores oporte-<text:line-break/>bat esse respondentes his musculos, et ipsum membrum<text:line-break/>membro erat minus) impossibile fuit haec duo musculo-<text:line-break/>nun genera circumponere, sed solum prius jam dictum.<text:line-break/>Propterea sane septem summae manui fuerunt quidem<text:line-break/>universi musculi, quippe his quinque lutro circumagenti-<text:line-break/>bus appositi sunt duo, is qui est juxta parvum digitum<text:line-break/>extrinsecus, et is qui indici magnum adducit; in pede<text:line-break/>vero non hi solum, sed </text:span></text:span>etiam <text:span text:style-name="Default_20_Paragraph_20_Font"><text:span text:style-name="T15">qui circum agunt ipsos<text:line-break/>foras, et qui articulum secundum cujusque quatuor digi-<text:line-break/>torum flectunt; magnus enim inter ipsius solus omnium<text:line-break/>a iunioribus tensionibus germinationem insertam secundo</text:span></text:span></text:p>
      <text:p text:style-name="P3"><text:span text:style-name="Default_20_Paragraph_20_Font"><text:span text:style-name="T15">suo et tertio articulo. habet, utis, qui est in manibus.<text:line-break/>Proinde igitur similiter et dissimiliter se habent pedum<text:line-break/>et manuum tendones;- similiter quidem, quod quinque<text:line-break/>sunt ipsorum genera, quatuor unicuique digito motus<text:line-break/>suppeditantia, dissimiliter </text:span></text:span>autem <text:span text:style-name="Default_20_Paragraph_20_Font"><text:span text:style-name="T15">iit ipsa origine. lu ma-<text:line-break/>nibus namque solus motus obliquus intro spectans princi-<text:line-break/>pium habet a musculis in ipsa manu sitis, alii vero. qua-<text:line-break/>tuor a superioribus et ipsius cubiti musculis; in pedibus<text:line-break/>rursus superne quidem ex tibia duo motus descendunt,<text:line-break/>inferiore vero partu ex pestibus tres prodeunt; cujus causa<text:line-break/>dicta est: nam quod ipsi parvis indigebunt tendonibus, -<text:line-break/>et propterea etiam musculis, et quia in ipsis pedibus erat<text:line-break/>locus vacuus, propterea illic locati fuerunt. Sed tamen<text:line-break/>et hac quidem ratione dissimilis est tendonum distributio<text:line-break/>in pedibus et manibus, . quod flectentibus quidem pri-<text:line-break/>mum et tertium articulum uniuscujusque digiti in mani-<text:line-break/>bus nullus diversus a musculo diverto enatus tendo com-.<text:line-break/>miscetur qui vero funt in pedibus respondentes ipsis,</text:span></text:span></text:p>
      <text:p text:style-name="P3"><text:span text:style-name="Default_20_Paragraph_20_Font"><text:span text:style-name="T15">non ab </text:span></text:span>uno <text:span text:style-name="Default_20_Paragraph_20_Font"><text:span text:style-name="T15">oriuntur </text:span></text:span>musculo, sed modo <text:span text:style-name="Default_20_Paragraph_20_Font"><text:span text:style-name="T15">simillimo ner-<text:line-break/>vis a spinali medulla colli </text:span></text:span>in totas <text:span text:style-name="Default_20_Paragraph_20_Font"><text:span text:style-name="T15">manus productis im-<text:line-break/>plicantur commiscenturque </text:span></text:span>inter se. <text:span text:style-name="Default_20_Paragraph_20_Font"><text:span text:style-name="T15">- </text:span></text:span>Sic <text:span text:style-name="Default_20_Paragraph_20_Font"><text:span text:style-name="T15">autem quodam- </text:span></text:span><text:span text:style-name="Default_20_Paragraph_20_Font"><text:span text:style-name="T38">.<text:line-break/></text:span></text:span><text:span text:style-name="Default_20_Paragraph_20_Font"><text:span text:style-name="T15">modo habet et in crura productio nervorum a spina-<text:line-break/>li medulla lumborum : </text:span></text:span>adque a <text:span text:style-name="Default_20_Paragraph_20_Font"><text:span text:style-name="T15">natura. ita est compara-<text:line-break/>tunf, ut cujusque Eta movendorum instrumentorum velut<text:line-break/>duplex quoddam principium motus sit, .ut, si alterum ali-<text:line-break/>quando pati contigerit, reliquum saltem ipsis subserviat.<text:line-break/>Ob id ipsum etiam, ubi vel magnitudo intervalli magna<text:line-break/>fuerit, vel locus periculosus, ibi mixtionem hujusmodi<text:line-break/>mactantur natura. in manibus sane et cruribus </text:span></text:span><text:span text:style-name="Default_20_Paragraph_20_Font"><text:span text:style-name="T38">inter-<text:line-break/></text:span></text:span><text:span text:style-name="Default_20_Paragraph_20_Font"><text:span text:style-name="T15">stillum est insigne inter. principium nervorum et finem;<text:line-break/>in inferioribus tero partibus pedis periculosus est </text:span></text:span><text:span text:style-name="Default_20_Paragraph_20_Font"><text:span text:style-name="T38">situs:<text:line-break/></text:span></text:span><text:span text:style-name="Default_20_Paragraph_20_Font"><text:span text:style-name="T15">femper enim hac parte pedis firmatur et graditur </text:span></text:span><text:span text:style-name="Default_20_Paragraph_20_Font"><text:span text:style-name="T38">ani-<text:line-break/></text:span></text:span><text:span text:style-name="Default_20_Paragraph_20_Font"><text:span text:style-name="T15">mal; cujus occasione et lucidi, </text:span></text:span>et <text:span text:style-name="Default_20_Paragraph_20_Font"><text:span text:style-name="T15">frangi, ac varie affici<text:line-break/>citius tendonibus istic locatis contingat, quam tensionibus<text:line-break/>manuum ad portionem ipsorum respondentibus, nisi prae:. </text:span></text:span><text:span text:style-name="Default_20_Paragraph_20_Font"><text:span text:style-name="T38">.<text:line-break/></text:span></text:span><text:span text:style-name="Default_20_Paragraph_20_Font"><text:span text:style-name="T15">dicta illius loci tunsionum mixtura facta fuisset. Musculi</text:span></text:span></text:p>
      <text:p text:style-name="P3"><text:span text:style-name="Default_20_Paragraph_20_Font"><text:span text:style-name="T15">autem </text:span></text:span>valde <text:span text:style-name="Default_20_Paragraph_20_Font"><text:span text:style-name="T15">parvi </text:span></text:span>ab <text:span text:style-name="Default_20_Paragraph_20_Font"><text:span text:style-name="T15">anatomicis </text:span></text:span>non <text:span text:style-name="Default_20_Paragraph_20_Font"><text:span text:style-name="T15">observati, quem-<text:line-break/>admodum nec </text:span></text:span>mihi <text:span text:style-name="Default_20_Paragraph_20_Font"><text:span text:style-name="T15">longo </text:span></text:span>tempore, <text:span text:style-name="Default_20_Paragraph_20_Font"><text:span text:style-name="T15">primum articulum<text:line-break/>cujusque digiti flectunt pariter </text:span></text:span>in <text:span text:style-name="Default_20_Paragraph_20_Font"><text:span text:style-name="T15">manibus et pedibus.<text:line-break/>Hujus </text:span></text:span>certe <text:span text:style-name="Default_20_Paragraph_20_Font"><text:span text:style-name="T15">gratia admirari </text:span></text:span>oportet <text:span text:style-name="Default_20_Paragraph_20_Font"><text:span text:style-name="T15">naturam, tum horum<text:line-break/>nihilominus, </text:span></text:span>quod <text:span text:style-name="Default_20_Paragraph_20_Font"><text:span text:style-name="T15">nullum musculum obliquum ex tibia<text:line-break/>inseruit in fibulam proportione respondentem iis, qui in<text:line-break/>manu cubitum radio coniungunt; in manu namque, quod<text:line-break/>non solum extendere et </text:span></text:span>flectere <text:span text:style-name="Default_20_Paragraph_20_Font"><text:span text:style-name="T15">tutum membrum, sed<text:line-break/>etiam circumagere </text:span></text:span>ad utramque <text:span text:style-name="Default_20_Paragraph_20_Font"><text:span text:style-name="T15">partem praestiterit, antea<text:line-break/>demonstratum </text:span></text:span>esu <text:span text:style-name="Default_20_Paragraph_20_Font"><text:span text:style-name="T15">In crure vero, quum constructionis<text:line-break/>scopus esset naturae (praecipuus) non varietas apprelren-<text:line-break/>sionis, sed basis firmitudo, non modo emolumentum nui-<text:line-break/>lum ex motibus ejusmodi erat habiturum, sed etiam de<text:line-break/>securitate amplius quiddam amissurum : paucioribus enim<text:line-break/>articulis et simplicioribus motibus indigebat id, quod<text:line-break/>nusquam pervertendum erat in usia actione vehementi.<text:line-break/>Igitur neque in genu duplicem fecit dearticulationem<text:line-break/>utriusque ossis ad femur, partim quidem tibiae, partim</text:span></text:span></text:p>
      <text:p text:style-name="P3"><text:span text:style-name="Default_20_Paragraph_20_Font"><text:span text:style-name="T15">autem fibulae propriam, quemadmodum in manu ad bra-<text:line-break/>chinm cubiti unam, radii alteram; neque enim separa-<text:line-break/>vit a fete utrumque finem tibiae et fibulae, sed utrinque,<text:line-break/>simul univit; quandoquidem superfluum erat, quibus non<text:line-break/>egebat membrum motibus, illis vel dearticulationes, vel<text:line-break/>musculos praeparare, sicut certo ignavum fuisset eorum<text:line-break/>aliquem omittere, quibus egebat. Sed neque praetermisi-<text:line-break/>fum quicquam </text:span></text:span>a <text:span text:style-name="Default_20_Paragraph_20_Font"><text:span text:style-name="T15">natura est in utroque membro, neque<text:line-break/>usque ad multitudinem otiosam et vanam processum est,<text:line-break/>fed et alia universa et musculorum numerus summam<text:line-break/>ostendunt naturae providentiam in animantibus. De mu-<text:line-break/>scutis quidem ipsius cubiti prius dictum est, quod nec<text:line-break/>plures, nec pauciores, qnodquenon minores aut majo-<text:line-break/>res fuisse, aut aliam quampiam posituram eos habuisse<text:line-break/>oportuit. lu tibia autem tredecim capita sunt tendonum,<text:line-break/>retrorsum quidem siex, antrorsum autem septum, movent-<text:line-break/>que pedem fecundum omnes convenientes ei motus;<text:line-break/>conveniunt autem tuti quidem ipsi absque digitis motus<text:line-break/>quatuor, ut et carpo; oportetque eorum, quae lu illo dictu</text:span></text:span></text:p>
      <text:p text:style-name="P3"><text:span text:style-name="Default_20_Paragraph_20_Font"><text:span text:style-name="T15">fiunt, memores (ne </text:span></text:span>prolixior sit oratio) <text:span text:style-name="Default_20_Paragraph_20_Font"><text:span text:style-name="T15">jam ipsorum </text:span></text:span>con-<text:line-break/><text:span text:style-name="Default_20_Paragraph_20_Font"><text:span text:style-name="T15">venrentiam infer se accipere. - Ut - enim in illo duae<text:line-break/>quidem - aponeurofes internorum, duae vero externorum<text:line-break/>musculorum inserebantur, carpum motibus quatuor mo-<text:line-break/>ventes, sic et hic quidem </text:span></text:span>a <text:span text:style-name="Default_20_Paragraph_20_Font"><text:span text:style-name="T15">musculo tibiae supertenso<text:line-break/>antrorsum enascens quidam - tendo - rob estus admodum in<text:line-break/>duas partes divisus innascitur^ ipsis circa magnum digi-<text:line-break/>tum pedis partibus r ab </text:span></text:span>eo <text:span text:style-name="Default_20_Paragraph_20_Font"><text:span text:style-name="T15">vero musculo; qui fibulae cir.r<text:line-break/>cumlenditur, prodiens tendo </text:span></text:span>iis <text:span text:style-name="Default_20_Paragraph_20_Font"><text:span text:style-name="T15">inditur partibus, quae<text:line-break/>ante parvum digitum sunt. Hi quidem utrinque si tensi<text:line-break/>suerint,- attollunt refimumque reddunt pedem universum,<text:line-break/>quemadmodum, qui in manu ipsis respondent, extendere<text:line-break/>carpum dicebantur; altero vero actionem obeunte , motus<text:line-break/>ad obliqua fiunt, quo modo ii, qui fiunt in carpo. Quin<text:line-break/>etiam ex posterioribus partibus proportione eorum, qui<text:line-break/>sunt- in manu, opposuit natura^ duas musculorum ger-<text:line-break/>minationes, quae contrarios dictis motus pedis efficiunt;<text:line-break/>quarum minor a musculo orta, qui per prosundtim fertur;<text:line-break/>in eum locum, -qui est ante magnum digitum, inferne</text:span></text:span></text:p>
      <text:p text:style-name="P3"><text:span text:style-name="Default_20_Paragraph_20_Font"><text:span text:style-name="T38">inseritur; altera vero major est conspicuus ille tendo,<text:line-break/>qui in calcaneum retrorsum inseritur superne, plane<text:line-break/>robustus ac maximus, qui etiam si solus aliquando patia-<text:line-break/>tur, pes necessario claudicet. Quod enim parte posteriori<text:line-break/>totius cruris secundum rectitudinem constitutum est os,<text:line-break/>calcaneum nuncupatum, maximum ac fortissimum omni-<text:line-break/>um pedis ossium, tendo hic ad seipsum trahens ita de-<text:line-break/>mum membrum firmat universum, ut, si altero pede stare<text:line-break/>aliquando velis, altero levato, non evertatis neque de-<text:line-break/>cidas, ne si aliorum quidem tendonum quis vitiatus fuerit;<text:line-break/>adeo magnam et aequipollentem aliis omnibus habet<text:line-break/>virtutem. Cur autem non debebat talis esse, quum in<text:line-break/>primum et principalissimum ambulationis instrumentum,<text:line-break/>calcaneum, inferatur et id solus tibiae conjungat? Quod<text:line-break/>sane ad polituram et actionem, quae sibi commista est,<text:line-break/>attinet, tendoni ante parvum digitum intra manum in-<text:line-break/>serto omnino proportione hic tendo respondet; eximiam<text:line-break/>vero usus praecellentiam a calcanei osse sibi conciliavit,</text:span></text:span></text:p>
      <text:p text:style-name="P3"><text:span text:style-name="Default_20_Paragraph_20_Font"><text:span text:style-name="T15">quod os nullam </text:span></text:span>proportione respondentem <text:span text:style-name="Default_20_Paragraph_20_Font"><text:span text:style-name="T15">sibi in manu<text:line-break/>partem habet; ut prius </text:span></text:span>dictum est., ab eoque <text:span text:style-name="Default_20_Paragraph_20_Font"><text:span text:style-name="T15">solo corpus<text:line-break/>totum venitur. Horum sane </text:span></text:span>non <text:span text:style-name="Default_20_Paragraph_20_Font"><text:span text:style-name="T15">ignara natura tertium<text:line-break/>principium motus ipsius addidit: quocirca - et admirari te<text:line-break/>puto artificium ipsius, si animum attenderis iis, quae in<text:line-break/>anatomia apparent, </text:span></text:span>et <text:span text:style-name="Default_20_Paragraph_20_Font"><text:span text:style-name="T15">videris, extendentem digitos muscus<text:line-break/>lum unum multis subservire partibus pariter, et unum-<text:line-break/>quemque aliorum musculorum penis et tutius omnino<text:line-break/>tibiae in plures desinere tendones,- vel, si parvus suerit<text:line-break/>omnino, in unum, quemadmodum et qui sunt in pedibus;<text:line-break/>solumautem eum, qui ad calcaneum pervenit, ex tribus<text:line-break/>in ipsum venientibus magnis musculis orium, ut, si ali-<text:line-break/>quando ipsorum unus vel duo laesi suerint, reliqui fal-<text:line-break/>tem vel reliquus subserviat.- lu multis sane aliis partia<text:line-break/>bus corporis natura ostendit hujusmodi providentiam;<text:line-break/>ubi motus multum conducit animanti, multa ei principia<text:line-break/>fabricata. . Caeterum hic quoque in tensione eo, qui or^</text:span></text:span></text:p>
      <text:p text:style-name="P3"><text:span text:style-name="Default_20_Paragraph_20_Font"><text:span text:style-name="T15">tus ex duobus magnis musculis, qui in posterioribus tibiae<text:line-break/>partibus sunt locati,. in .calcaneum pertingit, perspicuum<text:line-break/>est, ipsam usus praestantiam praevidisse, et quam potuit<text:line-break/>maxime ipsi dyfpathiae prospexisse. Existimant </text:span></text:span>certum<text:line-break/><text:span text:style-name="Default_20_Paragraph_20_Font"><text:span text:style-name="T15">omnes anatomici nobis superiores , suram constituentes<text:line-break/>tres musculos lu calcaneum inseri ; sed non ita habet </text:span></text:span>res <text:span text:style-name="Default_20_Paragraph_20_Font"><text:span text:style-name="T15">;<text:line-break/>unius enim nisurum tensionis non parva portio praetor-<text:line-break/>gressa calcaneum inseritur toti infernae parti pedis,<text:line-break/>quem fortassis praestiterit non partum ponere tertii mu-<text:line-break/>siculi, sed ipsum per su privatim quartum musculum.<text:line-break/>Caeterum (ut diximus antea) omnium, quae ignoraverunt,<text:line-break/>causas in anatomicis administrationibus recensemus. Ne-<text:line-break/>que enim cognitum est a prioribus ne id quidem, quod<text:line-break/>re vera inserendorum calcaneo musculorum hic quidem,<text:line-break/>ex osse fibulae productus, altius inseritur carnosus per-<text:line-break/>manens, alii vero, ex femoris capitibus in robustum ten-<text:line-break/>donem desinentes, deinceps sub praedictum inserti sunt<text:line-break/>in summum calcaneum Sed de musculorum exacta</text:span></text:span></text:p>
      <text:p text:style-name="P3"><text:span text:style-name="Default_20_Paragraph_20_Font"><text:span text:style-name="T15">anatome non in anatomicis administrationibus sutum, sed<text:line-break/>etiam seorsum uno libro scribetur; ex quibus cuique voa<text:line-break/>lenti, posteaquam, unde enascantur et quo inseruntur,<text:line-break/>didicerit, promptissimum erit intelligere, quod dictum<text:line-break/>praecedenti libro est, omnium verissimum esse, quod<text:line-break/>obliquos quidem in membris musculos natura potuit eos;<text:line-break/>qui obliquis motibus praeficiendi essent, rectos autem<text:line-break/>extendit secundum longitudinem eos, quibus. exactam<text:line-break/>flexionem aut extensionem commisit. Iam vero positu--<text:line-break/>rae omnium tibiae musculorum, et magnitudinis cujus-<text:line-break/>que iplerum , et multitudinis causam invenire non est<text:line-break/>difficile. Quum enim tres hi quidem calcaneum nrovea<text:line-break/>aut et depilem pedis partem constituant, post illos au-<text:line-break/>tem tres alii et digitos flectant et anctum in pede<text:line-break/>edant convenientem ei, quem in manu tendo aule nra-.<text:line-break/>gnum digitum insertus. habere demonstratus est, -jure<text:line-break/>optimo posterioris tibiae partis rex omnino fuerint, unus-<text:line-break/>quisque fecundum rectitudinem partis , quam moturus<text:line-break/>erat, locatus. Possunt autem hi sex musculi non sex,</text:span></text:span></text:p>
      <text:p text:style-name="P3"><text:span text:style-name="Default_20_Paragraph_20_Font"><text:span text:style-name="T15">sed. quinque censeri, ut visum est prioribus anatomicis<text:line-break/>ultimos duos musculos unum statuentibus , quod parte<text:line-break/>plurima coalescant. Quin letiam et anteriores. musculi<text:line-break/>tibiae visi fuerunt eis tres esse. propter eandem caulam,<text:line-break/>quum. sex certe vel septem esse rectius dicantur-:- nam<text:line-break/>qui extendit quatuor digitus, unus eis lesse vi detus, </text:span></text:span>ut<text:line-break/><text:span text:style-name="Default_20_Paragraph_20_Font"><text:span text:style-name="T15">et unus est ; ex utraque vero parte ipsius rursus .est unus,<text:line-break/>qui in triplicia tendonum capite.. defini,;. quibus tum.<text:line-break/>ipsis tum ipforum usibus si quis intendat animum, ipsos<text:line-break/>sex aut septem universos statuet, ut in anatomicis </text:span></text:span>ad-<text:line-break/><text:span text:style-name="Default_20_Paragraph_20_Font"><text:span text:style-name="T15">miuistrationibus ostenditur. Sed nihil murium orationis<text:line-break/>nostrae moretur, etiamsi tres ipsos duntaxat in praesim-<text:line-break/>tia numeraverimus. Duo igitur sunt, quos prius diximus </text:span></text:span><text:span text:style-name="Default_20_Paragraph_20_Font"><text:span text:style-name="T38">.<text:line-break/></text:span></text:span><text:span text:style-name="Default_20_Paragraph_20_Font"><text:span text:style-name="T15">pedem fimum facere, pervenientes lue quidem ad eam<text:line-break/>pedis regionem , quae est supra magnum, ille autem ad<text:line-break/>eam, quae est supra parvum digitum; reliquus vero et<text:line-break/>idem tertius medius inter utrumque positus , qui digitos<text:line-break/>extendit r est autem nimirum minor </text:span></text:span>hic, <text:span text:style-name="Default_20_Paragraph_20_Font"><text:span text:style-name="T15">ut qui minora</text:span></text:span></text:p>
      <text:p text:style-name="P3"><text:span text:style-name="Default_20_Paragraph_20_Font"><text:span text:style-name="T15">moveat organa, per mediamque tibiam recta ad digitus.<text:line-break/>tendat,- nempe quos erat moturus.; cuiusque vero mu-<text:line-break/>sculorum- optima est ea positura, quae est fecundum<text:line-break/>rectitudinem movendarum -.ab. eo partium. Ne igitur<text:line-break/>amplius inquiras, cur fibulae -ossi .attonsus musculus, qui<text:line-break/>externum totius pestis motum edit, deferatur, ossi vero<text:line-break/>tibiae alius, qui reliquum internummotum efficit; hos<text:line-break/>enim oportebat etiam esse secundum rectitudinem motu-<text:line-break/>um, quos efficiunt. Neque inquiras, cur parvus quidem<text:line-break/>externus; mullo autem major sit eo internus tibiae ad- -<text:line-break/>-haerens; dimensa est enim et horum magnitudinem uu-<text:line-break/>dequaque justa natura usu actionis, quam uterque obitu-<text:line-break/>rus erat Cur autem musculi quidem, qui est ad fibu-<text:line-break/>lam, germen quoddam externis inseritur partibus parvi<text:line-break/>digiti , ejus autum , qui ad tibiam est, aliud quoddam illo<text:line-break/>majus et duplex pollici inseritur? Prima quidem imagi-<text:line-break/>-natio </text:span></text:span>fortassis eo <text:span text:style-name="Default_20_Paragraph_20_Font"><text:span text:style-name="T15">aliquem rapuerit, ut id proprimn quid-<text:line-break/>datu credat inesse pedibus,.. et omnino contrarium </text:span></text:span>cis,</text:p>
      <text:p text:style-name="P3"><text:span text:style-name="Default_20_Paragraph_20_Font"><text:span text:style-name="T15">quae iusum manibus.. Si vero substiterit reique mentem<text:line-break/>adhibuerit, maxime analogiam ipsi videbuntur habere<text:line-break/>hic quoque pedes cum manibus ; in iis enim alios digi-<text:line-break/>tos parvus </text:span></text:span>uno <text:span text:style-name="Default_20_Paragraph_20_Font"><text:span text:style-name="T15">motu., et magnus superare dicebatur:<text:line-break/>porro </text:span></text:span>et <text:span text:style-name="Default_20_Paragraph_20_Font"><text:span text:style-name="T15">pestibus ipsis idem hoc adella oportebat; atqui<text:line-break/>nisi rmstrs addantur dicti nunc motus, nequaquam am-<text:line-break/>plius excellunt, fed in quatuor similes aliis agantur mor<text:line-break/>tus ; itaque accidet , ut neque plurimum abducantur ah<text:line-break/>aliis, quod solis ipsis praecipuum erat, neque pollex<text:line-break/>fuperrre duos motus habeat obliquos pro uno, qui alios<text:line-break/>extendit. Quere et in hoc pedum digitorum proportio<text:line-break/>omnis servatur ad digitus manuum . Quod autem et in<text:line-break/>unguibus proportione respondeant, et quod eis hoc ut<text:line-break/>apprehensoriis organis inest, verbis nihil opus esu Num<text:line-break/>igitur </text:span></text:span>in <text:span text:style-name="Default_20_Paragraph_20_Font"><text:span text:style-name="T15">his solum, quae diximus, quae quidem operte-<text:line-break/>bat in pede proportione respondere manui, et quae di-<text:line-break/>versa esse, julte natura omnia constituit, cutem vero</text:span></text:span></text:p>
      <text:p text:style-name="P3">negligenter construxit , vix sensilem ipfam vel laxam<text:line-break/>aut mollem pedi subiiciens? Atqui si hanc quoque accu-.<text:line-break/>ratius consideraris in ipsa anatome., spero fore (etsi <text:span text:style-name="Default_20_Paragraph_20_Font"><text:span text:style-name="T38">.<text:line-break/></text:span></text:span>eorum aliquis fueris, qui naturam imperitiae damnarunt<text:line-break/>ignorantia operum ejus), ut tu pudeat ac poeniteat, ad<text:line-break/>melioremque aliquando traducere opinionem, ab Hippo-<text:line-break/>crate saltans persuasus nusquam non praedicante naturae<text:line-break/>jusiitiam et providentiam in animalibus. An frustra<text:line-break/>putas internae munus cutim et pedis inferni cohaerere<text:line-break/>subjectis partibus? an nescis omnino exacte unitam en-.<text:line-break/>tim hanc fubjectis tendonibus, ut ne excoriari quidem<text:line-break/>possit, quomodo reliqua cutis omnis in toto animali? an<text:line-break/>boe quidem intelligis, praestitisse vero existimas, laxam<text:line-break/>pedi cutim subjectum fuisse, et quae facile circumagi<text:line-break/>posset? Si enim id exnsu magis fuisse dixeris, arbitror<text:line-break/>te calceamentis quoque undique pedi censu ictis et<text:line-break/>exacte circum ten fis praepositurum laxa et quoquo versus<text:line-break/>fluentia; ut ad omnia extendero tuum sapientiam praetor</text:p>
      <text:p text:style-name="P2"><text:span text:style-name="Default_20_Paragraph_20_Font"><text:span text:style-name="T15">illa, quae vulgo omnibus. hominibus sunt in confesso,<text:line-break/>pronunciare quicquam nihil verearis. An videlicet culti<text:line-break/>ceanrentunr, quod -extrinsecus quidem pesti adaptatur;<text:line-break/>undique constrictum esse oportere concedas, si fuum-<text:line-break/>ipfius usum prope praestiturum est, ipsimi autem, quod<text:line-break/>connatum est, non multo magis concedes constringi et- .<text:line-break/>cohaerere fortiter oportere, unitum </text:span></text:span>exacte <text:span text:style-name="Default_20_Paragraph_20_Font"><text:span text:style-name="T15">iis, -.quibus.<text:line-break/>fubjacet? Insanus revera is fuerit, qui, praeterquam quod<text:line-break/>ejusmodi- non admiratur naturae opera, etiam lulunulare.<text:line-break/>audeat. Tempestivum autem -tibi jam suerit, qui in hisce<text:line-break/>libris versaris, considerare, lu utram- familiam recipi ma-<text:line-break/>lis, Platonicanrne ac Hrppocraticam et aliorum virorum,<text:line-break/>qui naturae operit mirantur, an eorum, qui ea infectam-<text:line-break/>tur, quod non per pedes natura constituit effluere ex-<text:line-break/>cremeutm Distinebat enim adeo deliciis </text:span></text:span>ac <text:span text:style-name="Default_20_Paragraph_20_Font"><text:span text:style-name="T15">fractus erat,<text:line-break/>. qui haec mihi ausus est dicere, ut- grave esse existima-.</text:span></text:span></text:p>
      <text:p text:style-name="P1"><text:span text:style-name="Default_20_Paragraph_20_Font"><text:span text:style-name="T15">ret e- lectu surgere residendo rum alvi excrementorum<text:line-break/>gratia ; satius enim </text:span></text:span><text:span text:style-name="Default_20_Paragraph_20_Font"><text:span text:style-name="T38">. </text:span></text:span><text:span text:style-name="Default_20_Paragraph_20_Font"><text:span text:style-name="T15">fuisset ita constructum luisse ipsum<text:line-break/>hominem, si folum pedem porrigens excrementa per ip-</text:span></text:span></text:p>
      <text:p text:style-name="P2"><text:span text:style-name="Default_20_Paragraph_20_Font"><text:span text:style-name="T15">sum excerneret. </text:span></text:span>Quomodo <text:span text:style-name="Default_20_Paragraph_20_Font"><text:span text:style-name="T15">tandem ejusmodi hominem<text:line-break/>existimes affectum esse,.. vel agere privatim, aut quomo-<text:line-break/>.do conviciari in omnes corporis meatus, aut quomodo<text:line-break/>depravatas ac vitiatas habere pulcherrimas animi dotes,<text:line-break/>quum divinam ipsam facultatem . (qua sula. potest homo<text:line-break/>veritatem contemplari] mutilam quidem et .caecam esse-<text:line-break/>nerit, voluptatem vero, . quae praeter. leges- et inique<text:line-break/>tyrannidem exercet,; facuitatemque pessimam ac imma-<text:line-break/>niffimam habet, magnam et potentem atque inexplebilem<text:line-break/>reddiderit? At vero -si sic hujusmodi pecudibus plura<text:line-break/>verba fecero, melioris mentis homines merito milli forte<text:line-break/>succenseant;. dicantque., </text:span></text:span>me <text:span text:style-name="Default_20_Paragraph_20_Font"><text:span text:style-name="T15">polluere sacrum sermonem,<text:line-break/>quem ego conditoris .nostri. verum hymnum compono t<text:line-break/>existimoque in hoc veram esse pietatem , non si taurorum<text:line-break/>hecatombas ei plurimas sacrificaverint;, et casias aliaque<text:line-break/>fexcenta odoramenta ac unguenta suffumigaverim, sed si<text:line-break/>noverim ipsis primus, deinde et aliis exposuerim, quae-<text:line-break/>nam sit ipsius sapientia, quae virtus, quae bonitas. Quod<text:line-break/>enim cultu conveniente exornare omnia, nihilque luis</text:span></text:span></text:p>
      <text:p text:style-name="P3"><text:span text:style-name="Default_20_Paragraph_20_Font"><text:span text:style-name="T15">beneficiis privatum </text:span></text:span>esse <text:span text:style-name="Default_20_Paragraph_20_Font"><text:span text:style-name="T15">valuerit, id perfectissimae boni-<text:line-break/>fatis </text:span></text:span>specimen.. esse <text:span text:style-name="Default_20_Paragraph_20_Font"><text:span text:style-name="T15">statuo, et </text:span></text:span>hac <text:span text:style-name="Default_20_Paragraph_20_Font"><text:span text:style-name="T15">quidem ratione ejus<text:line-break/>bonitas hymnis </text:span></text:span>nobis <text:span text:style-name="Default_20_Paragraph_20_Font"><text:span text:style-name="T15">est </text:span></text:span>celebranda; <text:span text:style-name="Default_20_Paragraph_20_Font"><text:span text:style-name="T15">hoc autem omne<text:line-break/>invenisse, </text:span></text:span>quo pacto omnia <text:span text:style-name="Default_20_Paragraph_20_Font"><text:span text:style-name="T15">potissimum adornarent ur,<text:line-break/>rummae sapientiae est; effecisse autem omnino, </text:span></text:span><text:span text:style-name="Default_20_Paragraph_20_Font"><text:span text:style-name="T38">- </text:span></text:span><text:span text:style-name="Default_20_Paragraph_20_Font"><text:span text:style-name="T15">quae<text:line-break/>voluit, virtutis </text:span></text:span>est <text:span text:style-name="Default_20_Paragraph_20_Font"><text:span text:style-name="T15">invictae </text:span></text:span>ac <text:span text:style-name="Default_20_Paragraph_20_Font"><text:span text:style-name="T15">insuperabilis. Ne igitur<text:line-break/>mfreris, felem, lunam </text:span></text:span>et universam <text:span text:style-name="Default_20_Paragraph_20_Font"><text:span text:style-name="T15">aliorum astrorum<text:line-break/>ferient summo artificio dispofitam este, neve te attonitum<text:line-break/>magnitudo eorum, </text:span></text:span>vel <text:span text:style-name="Default_20_Paragraph_20_Font"><text:span text:style-name="T15">pulchritudo-, veI motus per-<text:line-break/>petuus; vel uircuitibnum </text:span></text:span>certa <text:span text:style-name="Default_20_Paragraph_20_Font"><text:span text:style-name="T15">descriptio reddat adeo,<text:line-break/>ttt, si inferiora haec comparaveris, parva tibi videantur<text:line-break/>esse et omni ornatu emere ; etenim sapientiam et vir-<text:line-break/>..utem et providentiam -hic quoque similem invenies.<text:line-break/>Considera enim nubi materiam, </text:span></text:span>ex <text:span text:style-name="Default_20_Paragraph_20_Font"><text:span text:style-name="T15">qua quodque facium<text:line-break/>est, et ne .temere tibi persuadeas, ex sanguine menstruo<text:line-break/>et spermate immortale animal posse conflari, </text:span></text:span><text:span text:style-name="Default_20_Paragraph_20_Font"><text:span text:style-name="T38">- </text:span></text:span><text:span text:style-name="Default_20_Paragraph_20_Font"><text:span text:style-name="T15">aut iu.pa-<text:line-break/>tibile,-. aut lemper mobile, aut splendidum et pulchrum.<text:line-break/>neque, ac fol est-; fed, ut </text:span></text:span>Phidiae <text:span text:style-name="Default_20_Paragraph_20_Font"><text:span text:style-name="T15">artem expendis, ita<text:line-break/>et artem omnium conditoris perpetuae. Sed te quinum</text:span></text:span></text:p>
      <text:p text:style-name="P3"><text:span text:style-name="Default_20_Paragraph_20_Font"><text:span text:style-name="T15">fortassis attonitum reddet lexis OIympici ornatus undique-<text:line-break/>mirabilis, ebur lucidum, amum multum, magnitudo to-<text:line-break/>silus statuae ; porro , si ex luto ejusmodi videris , despici-<text:line-break/>ens fortasse praeterieris. At non item certe, quisquis est<text:line-break/>artifex artisque in operibus dignoscendae peritus, sed<text:line-break/>laudat Phidram pariter, sive lignum vile, sive lapidem<text:line-break/>quemcunque, sive ceram, sive lutum similiter viderit ab<text:line-break/>illo ornatum. Attonitum enim facit idiotam quidem ma-<text:line-break/>teriae, artificem autem artificii pulchritudo. Age jam et<text:line-break/>lu naturae peritus sis, ut te non idiotam, sed physicum<text:line-break/>nominemus, relinque materiatum differentiam , et ipsam<text:line-break/>artem nudam conspice ; et quum oculi coustiuctionem<text:line-break/>consideras, organum visorium mente complectere, quum<text:line-break/>vero pedem, instrumentum ambulatorium. Quod si ex<text:line-break/>folari substantia oculos habere censes, et aurum linee- .<text:line-break/>rum in pestibus, non ossa et cutim, materiae, ex qua<text:line-break/>constant, oblitus es. Memor igitur ejus considera, utrum<text:line-break/>lumen coeleste sit, an terrenus limus; permittes </text:span></text:span>enim <text:span text:style-name="Default_20_Paragraph_20_Font"><text:span text:style-name="T15">me</text:span></text:span></text:p>
      <text:p text:style-name="P3"><text:span text:style-name="Default_20_Paragraph_20_Font"><text:span text:style-name="T15">ita </text:span></text:span>vocare <text:span text:style-name="Default_20_Paragraph_20_Font"><text:span text:style-name="T15">matris </text:span></text:span>sanguinem, qui <text:span text:style-name="Default_20_Paragraph_20_Font"><text:span text:style-name="T15">in </text:span></text:span>uterum <text:span text:style-name="Default_20_Paragraph_20_Font"><text:span text:style-name="T15">influit. Ut<text:line-break/>igitur, </text:span></text:span>Phidiae fi dederis lutum, <text:span text:style-name="Default_20_Paragraph_20_Font"><text:span text:style-name="T15">nunquam repelleris<text:line-break/>eburneam </text:span></text:span>statuam, ad eundem <text:span text:style-name="Default_20_Paragraph_20_Font"><text:span text:style-name="T15">modum, sanguinem ubi<text:line-break/>dederis, </text:span></text:span>nunquam receperis vel solem, <text:span text:style-name="Default_20_Paragraph_20_Font"><text:span text:style-name="T15">vel lunam, veI<text:line-break/>splendidum </text:span></text:span>ejusmodi et pulchrum <text:span text:style-name="Default_20_Paragraph_20_Font"><text:span text:style-name="T15">corpus. Divina enim<text:line-break/>funt illa </text:span></text:span>et coelestia, nos <text:span text:style-name="Default_20_Paragraph_20_Font"><text:span text:style-name="T15">autem </text:span></text:span>terreae <text:span text:style-name="Default_20_Paragraph_20_Font"><text:span text:style-name="T15">statuae; opificis<text:line-break/>tamen </text:span></text:span>ars. <text:span text:style-name="Default_20_Paragraph_20_Font"><text:span text:style-name="T15">in utroque </text:span></text:span>aequalis. <text:span text:style-name="Default_20_Paragraph_20_Font"><text:span text:style-name="T15">Parvam et abjectam esse<text:line-break/>partem animalis </text:span></text:span>pedem, <text:span text:style-name="Default_20_Paragraph_20_Font"><text:span text:style-name="T15">quis </text:span></text:span>neget? <text:span text:style-name="Default_20_Paragraph_20_Font"><text:span text:style-name="T15">magnum vero et<text:line-break/>pulcherrimum omnium; quae sunt in mundo, esse solem,<text:line-break/>nec hoc quidem ignoramus ; </text:span></text:span>sed <text:span text:style-name="Default_20_Paragraph_20_Font"><text:span text:style-name="T15">hoc considera , ubi opor-<text:line-break/>tuerit locatum esse solem in universo mundo, et ubi in<text:line-break/>animali pedem. In mundo medium quidem illum esse<text:line-break/>errantium stellarum, infimum autem in animali pedem,<text:line-break/>necesse suit. Unde hoc intelligi potest? alium ipsi litum<text:line-break/>mente tribuens, considera, quid eventurum sit. Si enim<text:line-break/>inferius posueris fidem, ubi nunc est luna, ardebunt<text:line-break/>Ine universa; si vero superius. ad Pyroentisvel Phaetbontis<text:line-break/>regionem, nulla terrae pars erit habitabilis propter vim</text:span></text:span></text:p>
      <text:p text:style-name="P3"><text:span text:style-name="Default_20_Paragraph_20_Font"><text:span text:style-name="T38">frigoris. Caeterum quod fol tantus sit ac talis, quan-<text:line-break/>tus et cujusmodi nunc est, id ei domesticum et a^ se ipso<text:line-break/>inest: verum quod in hoc mundo situs sit, digerentis in<text:line-break/>ordinem ac dispensantis est opus. Quum enim tantus<text:line-break/>ac talis sit, nequaquam ei Iocum in universo mundo<text:line-break/>aptiorem invenias. Caeterum nec pedi sane invenias<text:line-break/>locum in corpore animalis commodiorem eo, quem nunc<text:line-break/>obtinet. Aequalem in ambobus positionis artem confi-<text:line-break/>dera; non enim frustra comparo honoratissimum fidus<text:line-break/>abjectissimae omnium animalis parti. Quid vilius calca-<text:line-break/>neo? nihil, sed nequaquam statuatur alibi commodius;<text:line-break/>quid vero sole honorabilius? nihil, sed ne is quidem in<text:line-break/>universo mundo ponatur melius. Maximum et puIcher-<text:line-break/>rimum rerum omnium esse mundum, quis tandem neget?<text:line-break/>sed et animal veluti parvum quendam mundum este<text:line-break/>ajunt viri veteres naturae periti: eandem namque in<text:line-break/>ambobus invenies sapientiam creatoris. Ostende igitur<text:line-break/>(ajunt) mihi in animalis corpore solem. Quid hoc rogas?<text:line-break/>an ex sanguinea substantia adeo putredini obnoxia ac</text:span></text:span></text:p>
      <text:p text:style-name="P16"><text:span text:style-name="Default_20_Paragraph_20_Font"><text:span text:style-name="T15">lutulenta solem vis generari? deliras, o miser: </text:span></text:span>hoc <text:span text:style-name="Default_20_Paragraph_20_Font"><text:span text:style-name="T15">est<text:line-break/>revera. impium este,. non quod a sacrificio abstineas ac<text:line-break/>suffimentis. solem quidem non ostendam tibi in corpore<text:line-break/>animalis, sed ostendam oculum, organum. lucidissimum<text:line-break/>et foli quam simillimum., ut lu animalis parte, Expo-<text:line-break/>nam autem et posituram ejus, et magnitudinem, etsi-<text:line-break/>guram, sc alia universa, o sten iamque; tam commode<text:line-break/>omnia habere., . ut non potuerint habere aliter melius.<text:line-break/>Sed de his quidem postea.</text:span></text:span></text:p>
      <text:h text:style-name="Heading_20_2" text:outline-level="2"><text:span text:style-name="Default_20_Paragraph_20_Font">. Cap. XI.. .</text:span></text:h>
      <text:p text:style-name="P63"><text:span text:style-name="Default_20_Paragraph_20_Font"><text:span text:style-name="T15">Pes vero, (de hoc nunc propositum est<text:line-break/>dicere,] neque oculo, neque cerebro deterius constructus.<text:line-break/>est;. omnes enim ejus partes optime se habent ad .actio-<text:line-break/>nem, cujus gratia factae sunt, commoditas vero major et<text:line-break/>praestantia iit iis, quae deficiunt quadamtenus a summo,<text:line-break/>non in omnino. inculpatis . est desideranda. Sensus<text:line-break/>principium et nervorum omnium est in cerebro. Quid<text:line-break/>tandem ..hoc, ut .melius pede cerebrum sit constructum,<text:line-break/>si utrumque ad actionem, cujus gratia prius factum est,<text:line-break/>optime fe habeat? Neque cerebrum sine pede et solum</text:span></text:span></text:p>
      <text:p text:style-name="P3"><text:span text:style-name="Default_20_Paragraph_20_Font"><text:span text:style-name="T38">esset bonum, neque pes sine cerebro: eget enim, opinor,<text:line-break/>illud quidem vehiculo quodam, hic autem sensu; vehi-<text:line-break/>culum vero cerebri est totum corpus reliquum et pedes,<text:line-break/>sensum autem ipsis cerebrum praebet. Porro jam remi-<text:line-break/>niscere ejus, quod initio dicere institueram. Quum enim<text:line-break/>oporteret sensus participem este pedis cutem , dura quae-<text:line-break/>dam saepe et acuta conculcaturam , a quibus contusa et<text:line-break/>vulnerata multis modis vitiaretur, nisi prompte ipsa lën-<text:line-break/>tiens moneret animal, ut aufugeret, propterea tendonis<text:line-break/>quidem in calcaneum descendentis (quem ex tribus mn-<text:line-break/>saulis dicebamus generari) superficialis portio ad iule-<text:line-break/>Piorem partem pedis praetergressa cuti ad vestigium in-<text:line-break/>trinsecus subnascitur; profunditati autem pedis, quae est<text:line-break/>sub cute, in qua etiam duo parvi musculi sunt, dilui-<text:line-break/>sinuntur parva germina eorum nervorum, qui a spinali<text:line-break/>medulla oriuntur. His autem adhuc multo majores sunt<text:line-break/>manus summae nervi, quod ea magis quam pes sensu<text:line-break/>exacto egeat, ut quae non apprehensionis solius , sed et</text:span></text:span></text:p>
      <text:p text:style-name="P3"><text:span text:style-name="Default_20_Paragraph_20_Font"><text:span text:style-name="T38">tactus facta sit organum ; pes vero (neque enim futurus<text:line-break/>erat organum tactus commune totius corporis, sed sol ius<text:line-break/>ambulationis,) quantum, ne Ievi occasione laederetur,<text:line-break/>requirebat sensum,. tantumdem sortitus esu Viam vero<text:line-break/>omnem nervorum ab ipso principio usque ad pedem si<text:line-break/>tibi narravero, et te docuero, quantam securitatis eorum<text:line-break/>rationem natura habuerit, propter intervalii longitudinem<text:line-break/>timens, necubi laederentur, quum molliores sint, quam<text:line-break/>ut tantae sufficiant viae; te quidem (certo scio) cogam<text:line-break/>impensius admirari artem naturae , mihi autem ad immo-<text:line-break/>dicam prolixitatem enarratio pedis progrediatur. At d^<text:line-break/>nervis quidem postea seorsum tractabimus.</text:span></text:span></text:p>
      <text:h text:style-name="Heading_20_2" text:outline-level="2"><text:span text:style-name="Default_20_Paragraph_20_Font">Cap. Xli. </text:span></text:h>
      <text:p text:style-name="P63"><text:span text:style-name="Default_20_Paragraph_20_Font"><text:span text:style-name="T38">Pedis vero cutis adhaeret quidem exacte<text:line-break/>subiectis omnibus partibus, ne usquam prompte circum-<text:line-break/>vertatur. Ad totam autem ipsam disseminatum est ger-<text:line-break/>men tendonis illius, qui in calcaneo est, ut etiam non<text:line-break/>circumvertatur facile, tum ut abunde sensus particeps<text:line-break/>sittt. Fst vero mollis et dura moderate, ab utroque</text:span></text:span></text:p>
      <text:p text:style-name="P3"><text:span text:style-name="Default_20_Paragraph_20_Font"><text:span text:style-name="T38">excessu recedens, quatenus oportebat r^fam neque nimis<text:line-break/>promptam ad patiendum , neque nimis difficulter sensilem<text:line-break/>fore: nam summe quidem durum propemodum infensi-<text:line-break/>bile fit oportet, quemadmodum ungulae solidae et bi-<text:line-break/>fuscae, tum cancrorum, et suara baeorum , et balaenarum,<text:line-break/>et elephantorum cutes; summe vero molle, quantum ad<text:line-break/>sentiendi facultatem , tantum quoque ad patiendi prom-<text:line-break/>ptitudinem opportunum esse necesse est. Ut igitur neque<text:line-break/>admodum insensilia sit, neque prompte quid patiatur,<text:line-break/>excelsus utrosque natura vitavit, mediam exacte fabricata<text:line-break/>ipsam inter mollem et duram. Itaque jam totus pes<text:line-break/>nobis absolutus est talis, cuiusmodi maxime convenit<text:line-break/>rationali animali.</text:span></text:span></text:p>
      <text:h text:style-name="Heading_20_2" text:outline-level="2"><text:span text:style-name="Default_20_Paragraph_20_Font">Cap. XHI.</text:span></text:h>
      <text:p text:style-name="P63"><text:span text:style-name="Default_20_Paragraph_20_Font"><text:span text:style-name="T38"><text:s/>In tibia vero ea quidem, quae ad situs,<text:line-break/>habitus, magnitudines, parvitates et universum nume-<text:line-break/>rmn arteriarum, venarum et nervorum spectant, non<text:line-break/>opus est, ut nunc audire desideres; ea vero, quae ad<text:line-break/>musculorum ejus vel multitudinem, veI situm, vel nu-<text:line-break/>gnitudinis et parvitatis differentiam pertinent, paulo ante</text:span></text:span></text:p>
      <text:p text:style-name="P3"><text:span text:style-name="Default_20_Paragraph_20_Font"><text:span text:style-name="T38">djcta sunt omnia. Reliquum autem fuerit et tempe-<text:line-break/>Rivum exponere omnem ossis utriusque naturam. No-<text:line-break/>minatur itaque majus os tibia eodem cum toto membro<text:line-break/>nomine: alterum vero fibula, tenue id admodum et mul-<text:line-break/>to minus, quam libiae os; et extrinsecus ipsi adtentum<text:line-break/>est, usum geminum quidem animali praestans primum<text:line-break/>et necessarium, ex abundanti autem (ut ita d i CARIA ter-<text:line-break/>tium. Primus quidem certe usus hujusmodi est, dearti-<text:line-break/>cula tinnis ad astragalum, a qua extendi et flecti pedem<text:line-break/>dicebamus; alteram autem partem dimidiam exteriorem<text:line-break/>haec propemodum efficit totam, ut libia internam. Al-<text:line-break/>ter autem usus fibulae hic est, quod, qua potissimum parte<text:line-break/>ab incidentibus foris laedenda erant facile omnia tibiae<text:line-break/>vasa et musculi, hac circumposita est fibula. Tersius<text:line-break/>usus est in extremo femoris capite, quod tibia sustinet;<text:line-break/>nam illic firmata ad securitatem simul et firmitatem non<text:line-break/>parum. consert. Quod si quis putat, crus nihil indigere<text:line-break/>fibula, quum possit tibia, sicut superne ad genu fusa sl</text:span></text:span></text:p>
      <text:p text:style-name="P3"><text:span text:style-name="Default_20_Paragraph_20_Font"><text:span text:style-name="T15">femur dearticulatur, sic et inferne dearticnlari ad astra-<text:line-break/>galum, non intelligit, fe desiderare in ea id magnitudinis,<text:line-break/>ut nihil vincatur a femore. Hoc autem lapideo cuidam<text:line-break/>et ligneo animali et accidere potest, et praeterquam quod<text:line-break/>nihil incommodabit, tutius puto iussarum superiora,<text:line-break/>quemadmodum si pedem quis, non cnjusmodi nunc est,<text:line-break/>fed multo majorem fecerit; at animali vivo et vero, per<text:line-break/>superiora moturo inferiora, omnino absurda esset hujus-<text:line-break/>modi constitutio; fortiora enim et majora else oportet<text:line-break/>motura rebus a se movendis. Recte igitur natura ex-<text:line-break/>trinsecus ad tibiam extendens fibulam , simul quidem<text:line-break/>munimentum quoddam hoc mu [culis et vasis fabricata<text:line-break/>est, simul autem media inter tibiam et fibulam regione<text:line-break/>inultos musculos posuit, per quos movendus pes erat.<text:line-break/>Magnum autem os unum si fecisset hic solum, extrinse-<text:line-break/>cusque ei vasa et musculos sine munimento circnmpo-<text:line-break/>suiflet, male habitum totum ita crassem et grave sccisset<text:line-break/>membrum. Neque enim hoc licet dicere, quod superno</text:span></text:span></text:p>
      <text:p text:style-name="P3"><text:span text:style-name="Default_20_Paragraph_20_Font"><text:span text:style-name="T38">quidem et inferne ipsi epiphyses producere praestiterat,<text:line-break/>quibus dearti c ul aretur adjacentibus , ipfum autem os per<text:line-break/>totam tibiam tenue facere; facillime enim ita essent pa-.<text:line-break/>tibiles ejus apophyfes , et maxime quae essent ad astra-<text:line-break/>galum, plurimum excidentes a totius ossis rectitudine.<text:line-break/>An igitur non aequum est hic quoque admirari provi-<text:line-break/>dentiam conditoris , qui ad utrumque usum , etsi certe<text:line-break/>contrarium , exacte convenientes et consentientes iuvi-<text:line-break/>cem fabricatus est totius membri partes? Quoniam enim<text:line-break/>superius feni oportebat ab inferiori , fortius simul et<text:line-break/>malus rationi consentaneum fuit esse id, quod subjectum<text:line-break/>esset, ut videre est in columnis, muris, domibus, turri-<text:line-break/>bus et omnibus inanimatis: quia vero movere quidem<text:line-break/>oportebat, quod super jacct, moveri vero ab eo, quod sub-<text:line-break/>factum est, majus rursus et fortius ratio fuit este ipsum<text:line-break/>superius, ut in brachio contingit, cubito et summa manu.<text:line-break/>Itaque, cum tibiam ferendi femoris gratia praestaret esse</text:span></text:span></text:p>
      <text:p text:style-name="P3"><text:span text:style-name="Default_20_Paragraph_20_Font"><text:span text:style-name="T38">majorem, ut autem ipsa moveretur facile, minorem, es-<text:line-break/>fetque necessarium alterum eligere, quum ambo simul<text:line-break/>convenire non possent, ratio certe fuit eligere quidem,<text:line-break/>quod utilius, alterum vero non num i no neglexisse.; sed<text:line-break/>in organis propter ambulationem institutis promptior ad<text:line-break/>motum constructio longe utilior fuit ea, quae ad sacuri-b<text:line-break/>tatem firmationis erat opportuna; propterea igitur Illisio.<text:line-break/>rem fecit femore tibiam, non tamen usque eo minorem,<text:line-break/>ut non posset jam tuto .ipsum portare. Ac tibi llic pti-<text:line-break/>nto quidem memoria est repetenda meshodus initio dicta,<text:line-break/>in qua dicebamus cujusque partis usum ad actionem or-<text:line-break/>gani totius oportere referri; secundo autem, quod, si om...<text:line-break/>nia, quae ipsarum sunt partium, mente immuta verimua<text:line-break/>neque invenerimus posituram aliam meliorem ea, quam<text:line-break/>ututc sortitae sunt, neque figuram, neque magnitudi-<text:line-break/>nem, neque comIexionem, neque isot paucis omnia<text:line-break/>complectar) aliud quicquam eorum, quae cunctis cor-<text:line-break/>poribus necessario insunt, perfectissimam pronunciare</text:span></text:span></text:p>
      <text:p text:style-name="P3"><text:span text:style-name="Default_20_Paragraph_20_Font"><text:span text:style-name="T38">oportet et undique recte . constitutam praesentem ejus<text:line-break/>constructionem.</text:span></text:span></text:p>
      <text:h text:style-name="Heading_20_2" text:outline-level="2"><text:span text:style-name="Default_20_Paragraph_20_Font">Cap. XIV. </text:span></text:h>
      <text:p text:style-name="P63"><text:span text:style-name="Default_20_Paragraph_20_Font"><text:span text:style-name="T38">Quod certe et quae ante dicta sunt fe-<text:line-break/>eundum hanc methodum nobis diligenter expressa sint,<text:line-break/>et in sequentibus similiter eam servabimus, nemo, si mo-<text:line-break/>do intentus fuit iis, quae prius scripta sunt, ignoraverit;<text:line-break/>quod autem et tibiae magnitudo ad certam symmetriam<text:line-break/>venerit, quod tum ad femur, tum ad pedem pertinet,<text:line-break/>adeo ut optime sit comparata ad velocitatem motus, ni-<text:line-break/>silique ad firmitatis securitatem laedatur, evidenter disces<text:line-break/>tum ex iis, quae propter varices aut scinhum crassiores<text:line-break/>sunt redditae, tum ex earum contrariis, quae propter<text:line-break/>aliud symptoma quoddam sunt extenuatae. Siquidem<text:line-break/>quibus crassior, quam par est, contingit, superfluo pondere<text:line-break/>impedit et vitiat velocitatem ambulationis; quibus vero<text:line-break/>est gracilior, facile ii evertuntur et caduAt, maxime ss<text:line-break/>citius moveri voluerint. Opus enim est [sicut et antea<text:line-break/>dictum est) ad bene ambulandum altero quidem crure</text:span></text:span></text:p>
      <text:p text:style-name="P3"><text:span text:style-name="Default_20_Paragraph_20_Font"><text:span text:style-name="T38">totum corpus tuto vehi, circumferri vero celeriter al-<text:line-break/>terum : ambo autem hujusmodi habet tibiae fecun-<text:line-break/>dum naturam magnitudo; etenim deferendis fuperjacen-<text:line-break/>t i bus sufficit et transferri ab eIs facile potest. </text:span></text:span><text:span text:style-name="Default_20_Paragraph_20_Font"><text:span text:style-name="T49">. </text:span></text:span><text:span text:style-name="Default_20_Paragraph_20_Font"><text:span text:style-name="T38">itaque<text:line-break/>jam manifestum est, majorcm, quam nunc est, non opor-<text:line-break/>ruisse esse tibiam; et quum ejus sit magnitudinis,<text:line-break/>fibulam ipsam haud mediocrem praebere articulo astragali<text:line-break/>tutelam, ac velut adversus externas injurias propugno-<text:line-break/>culum quoddam tibiae adjacere, cujus etiam capite prae-.<text:line-break/>ter haec omnia fulta est. Manifestum igitur e-x dictis<text:line-break/>est, quod plurimum differt constructio fibulae a constru-<text:line-break/>ctione radii; quodque sapienter natura, ubi nihil plus<text:line-break/>accessurum erat ambulationis organis ex multitudine arti-t<text:line-break/>colorum , ibi compositiones ossium immobiles omnino<text:line-break/>fabricata est; nam promptitudo et diversitas motuum<text:line-break/>apprehen furiis organis, firmationis vero securitas ambu-<text:line-break/>latomis est utilior. Propterea igitur, quum radius superne<text:line-break/>et inferne dearticuletur , etiam fibula in utraque parte</text:span></text:span></text:p>
      <text:p text:style-name="P3"><text:span text:style-name="Default_20_Paragraph_20_Font"><text:span text:style-name="T38">dearticulatur tibiae. Sicut enim, si fnnplex esset totum crus,<text:line-break/>nulla parte interceptum articulis, securius ab eo totum ani-<text:line-break/>mal sustineretur, ita et nunc, quod plurimas dearticulationes<text:line-break/>non assumpsit, ad perfectam- securitatem prope pervenit.<text:line-break/>Si enim absque articulis fuisset omnino, neque extendi<text:line-break/>posset neque flecti, et ita amisisset usum omnem, cujus<text:line-break/>gratia factum est; in multas autem dearticulationes divi-<text:line-break/>fum, lubricum et faHax esset adeo, ut nunquam con-<text:line-break/>stanter uno crure stare pollemus, quin confestim circum-<text:line-break/>verteremur atque caderemus. Quare et hic admirati<text:line-break/>oportet naturam, ut quae ex contrariis et vitiantibus<text:line-break/>fe mutuo et pugnantibus , necessariis tamen ambobus<text:line-break/>duri, tantum ex utroque acceperit, quantum neque nto-<text:line-break/>tus facilitatem , neque firmitatis securitatem vitiatarum<text:line-break/>erat.</text:span></text:span></text:p>
      <text:h text:style-name="Heading_20_2" text:outline-level="2"><text:span text:style-name="Default_20_Paragraph_20_Font">Cap. XV. </text:span></text:h>
      <text:p text:style-name="P63"><text:span text:style-name="Default_20_Paragraph_20_Font"><text:span text:style-name="T38">Sed enim haec quoque ipsa mire ah<text:line-break/>ea constituta sunt, et his adhuc magis ipsius genu dear-</text:span></text:span></text:p>
      <text:p text:style-name="P3"><text:span text:style-name="Default_20_Paragraph_20_Font"><text:span text:style-name="T15">ticulatio. Eprphyses enim </text:span></text:span>ossis <text:span text:style-name="Default_20_Paragraph_20_Font"><text:span text:style-name="T15">ipsius femoris (vocatur<text:line-break/>autem. similiter et ipfum femur nomine totius membri)<text:line-break/>tnirunr ut convenientes habent. in tibia cavitates, ut<text:line-break/>neque laxus sit ingressus earum productionum, neque<text:line-break/>lissicilis motu propter loci angustiam, circumposita quo-<text:line-break/>que ligamenta undcquaque tuto custodiant contineantque.<text:line-break/>dearticulationem adeo, ut, flectentibus nobis aliquando<text:line-break/>aut extendentibus plurimum, femur a tibia minime ex-<text:line-break/>cidat. Rotula quoque ,- a nonnullis mola, . ab aliis super-<text:line-break/>genualia vocata; .os- cartilaginosum existens, anteriores.<text:line-break/>partes dearticulationis . omnes continet; prohibens qui-<text:line-break/>dem et ipsum femur. elabi ad partes anteriores,- in<text:line-break/>illis maxime figuris , . quae vocantur genuum flexiones ;<text:line-break/>jam vero etiam ne cadamus , et maxime in decliv ibus<text:line-break/>locis, quum lu anteriora tutum. .corpus nostrum nutat,<text:line-break/>non modicam praebet commoditatem; Id- autem plane<text:line-break/>experti fumus in quodam adolescente eorum, qui in<text:line-break/>palaestra versantur; curi luctanti evulsa .a .ligamentis</text:span></text:span></text:p>
      <text:p text:style-name="P3"><text:span text:style-name="Default_20_Paragraph_20_Font"><text:span text:style-name="T15">mula </text:span></text:span>a <text:span text:style-name="Default_20_Paragraph_20_Font"><text:span text:style-name="T15">genu quidem recessit , abiit entem sursum ad<text:line-break/>femur; inerantque huic ambo periculosa-,--- curvatio in<text:line-break/>genu et ambulatio- in declivibus, ob usque sustentaculo<text:line-break/>ac. scipione opus erat hujusmodi loca permeanti. Porro,<text:line-break/>si omnes in genu cavitates aut eminentias ossium dixero,<text:line-break/>et ostendero, neque eminentiam ullam carere idonea ea-<text:line-break/>vitate, neque ullam cavitatem occupante ipsam eminen-<text:line-break/>tia, sed omnes ad unguem convenientes quidem inter.<text:line-break/>fele , extrinsecus autem contineri superciliis quibusdam<text:line-break/>ipscmm ossium et ligamentis, aliis quidem latis; aliis<text:line-break/>vero teretibus , longior. quidem sic , quam proposueram,<text:line-break/>oratio suerit, nihilo autem apertior; fufficrt enim per ea,<text:line-break/>quae prius dicta sunt communiter ac in universum de<text:line-break/>constructione omnium articulorum. Si quis vero ut fabu-<text:line-break/>tam anilem eam legerit orationem, nihil amplius juva-<text:line-break/>bitur ne ab iis quidem, quae jam dicia sunt; quod si<text:line-break/>examinare ad unguem singula et perpendere ea, quae su.<text:line-break/>anatomia apparent; voluerit; admiraturum puto eum, nar.</text:span></text:span></text:p>
      <text:p text:style-name="P3"><text:span text:style-name="Default_20_Paragraph_20_Font"><text:span text:style-name="T15">turum non in genu susum, sed etiam in surgatis aliis ar-<text:line-break/>ticulis ad amussim omnes tum eminentiarum tum cavis<text:line-break/>tutum eas suscipientium magnitudines et figuras sibi in-<text:line-break/>vicem convenientes effecisse. Admirabitur autem nihllo-<text:line-break/>nnnus externam tutelam pro roboris . actionis portione<text:line-break/>adauctam; ut tum in pestis deariiculationibus antea mon-<text:line-break/>strabatur, quando ipsas illis, quae sunt in manibus,<text:line-break/>comparabamus , tum in illa , </text:span></text:span>quae <text:span text:style-name="Default_20_Paragraph_20_Font"><text:span text:style-name="T15">est ad genu , quum ab<text:line-break/>olecrani constructione differre asserebamus. lu aliis veto;<text:line-break/>quae praedicta sunt, et robur ligamentorum et molae<text:line-break/>ingressus perspicue apparet proportione respondere ;<text:line-break/>quum praeter alia quidem ligamenta, quae sunt in pro-<text:line-break/>fundo , et quae in circuitu comprehendunt totam dearti-<text:line-break/>colatronem, alia quaedam non valde quidem teretia, ro-<text:line-break/>busta vero admodum, hoc quidem externas partes ossium<text:line-break/>colligans, illud autem internas, operata sit natura, su-<text:line-break/>perpatuerit vero operimentum anterioribus partibus mo-<text:line-break/>tam, ut undique astrictus sit exacte articulus. Quatuor</text:span></text:span></text:p>
      <text:p text:style-name="P3"><text:span text:style-name="Default_20_Paragraph_20_Font"><text:span text:style-name="T15">enim quum sint regiones .circa genu. ipsius articulum,<text:line-break/>anterior, posterior, dextra, sinistra, et anterior quidem<text:line-break/>fit non .solum maxime fallax et periculosa, fed etiam<text:line-break/>praeter caeteras laboratura, secundo. veno loco externa<text:line-break/>sit; ceu iis </text:span></text:span>, <text:span text:style-name="Default_20_Paragraph_20_Font"><text:span text:style-name="T15">quae . incidunt membro et. collidere ac vul-.<text:line-break/>-nerare possunt; obnoxia magis, aluam .interna, plus autem<text:line-break/>posterior laboratura, quam passura: primae quidem dictae<text:line-break/>molam imposuit; secundae vero- rotundum et robustum<text:line-break/>ligamentum simul cum. sine lati musculi, . . tertiae autem<text:line-break/>aliud ligamentum , . .quartae . vero neque os neque liga-<text:line-break/>mentum insigne apposuit praeter illa lata et tenuia, qui- .<text:line-break/>bus omnis articulus copulatur. Atqui nisi undequaque<text:line-break/>providentiam et artem summam ostendisset natura, quid<text:line-break/>satu prohibuisset, retrorsum quidem positi mola, sine usio<text:line-break/>autein munimento parte genu anteriore relicta, simul<text:line-break/>quidem corrumpere genu ipsius flexionem,r simul vero<text:line-break/>membrum facere promptum ad cadendum? quid autem<text:line-break/>vetuisset rotundorum ligamentorum permutari posituram?</text:span></text:span></text:p>
      <text:p text:style-name="P3">Sed, ut diximus, si quis non in genu fotum omnia ejus-.<text:line-break/>modi examinavit, fed etiam in quoque articulo, ad fum-<text:line-break/>mam omnia sapientiam simul etprovidentiam pervenisse<text:line-break/>inveniet. Sed in his quidem non oportet -me prolixio-<text:line-break/>rem esse.</text:p>
      <text:h text:style-name="Heading_20_2" text:outline-level="2">Cap. XVI. </text:h>
      <text:p text:style-name="P63">Cur autem omnes musculi in femore<text:line-break/>extiterint numero novem, deinceps dicendum fuerit.<text:line-break/>Docet autem et hic caulam generationis eorum ipsa actio.<text:line-break/>Siquidem tres, qui in anteriori funi femoris parte, mari-<text:line-break/>mi ejus loci musculorum recta ad genu feruntur, quorum<text:line-break/>unus quidem infer itus molae carnosis apprehensionibus,<text:line-break/>duo autem reliqui unum maximum generant tensionem,<text:line-break/>qui dilatatus jam inseritur loti molae , constringens ip-<text:line-break/>fam prorsus et coniungens fubjectis, postea vero prae-<text:line-break/>tergressus articulum inseritur anterioribus partibus tibiae,<text:line-break/>iptam, si tensus fuerit, attollens furtum et totam exteri-<text:line-break/>dens ipsius genu dearticulatum em; Alii vero duo mu-<text:line-break/>fctrli, utraque praedicturum trium parte unus, hic qui-<text:line-break/>dem externus, ille autem internus, ad laterales tibiae</text:p>
      <text:p text:style-name="P3"><text:span text:style-name="Default_20_Paragraph_20_Font"><text:span text:style-name="T15">partes inseruntur, obliquae motioni uterque praefectus,<text:line-break/>qui namque externus est, crus intro adducit, alter vero<text:line-break/>foras abducit; enascitur autem ille .quidem ex commissura<text:line-break/>ossium pubis, hic vero ab extimis partibus rschii; optime<text:line-break/>enim sic.. crus ad .motus obliquos abducturus erat. In ho-<text:line-break/>rum autem messio aliae tres sunt musculorum propagines<text:line-break/>ordine - positae, pueris motibus ipsum genu moventes:<text:line-break/>Electit enim genu et ad interiora adducit tibiam is, qui<text:line-break/>est continuus interiori; abducit autem foras simul flecten-<text:line-break/>do , velut exolvens eam , is qui tangit externum ; </text:span></text:span><text:span text:style-name="Default_20_Paragraph_20_Font"><text:span text:style-name="T38">. </text:span></text:span><text:span text:style-name="Default_20_Paragraph_20_Font"><text:span text:style-name="T15">reti-<text:line-break/>quus vero, qui et medius omnium est, in femoris caput<text:line-break/>internum insertus, flectit quidem totum quoque femur, </text:span></text:span><text:span text:style-name="Default_20_Paragraph_20_Font"><text:span text:style-name="T38">.<text:line-break/></text:span></text:span><text:span text:style-name="Default_20_Paragraph_20_Font"><text:span text:style-name="T15">cum eo autem simul et tibiam ipsam attrahit, . incumbens<text:line-break/>partibus, quae fiunt ad dearticulationem, usque ad altus<text:line-break/>rum maximorum tibiae musculorum, cum quo et totam<text:line-break/>ipsam tibiam contrahit. Reliquus vero novem musculo-<text:line-break/>rum dearticulationem ipsius genu moventium, strictus<text:line-break/></text:span></text:span><text:span text:style-name="Default_20_Paragraph_20_Font"><text:span text:style-name="T38">et </text:span></text:span><text:span text:style-name="Default_20_Paragraph_20_Font"><text:span text:style-name="T15">longus , ex osse ilium ortus, tollit sursum tibiam, in</text:span></text:span></text:p>
      <text:p text:style-name="P3"><text:span text:style-name="Default_20_Paragraph_20_Font"><text:span text:style-name="T15">ilia </text:span></text:span>maxime <text:span text:style-name="Default_20_Paragraph_20_Font"><text:span text:style-name="T15">figura crus totum statuens, in </text:span></text:span>qua <text:span text:style-name="Default_20_Paragraph_20_Font"><text:span text:style-name="T15">mollien-<text:line-break/>tes ac subigentes pedem sursum ferimus ad inguen alte-<text:line-break/>rius cruris. Praeter autem hos omnes est .parvus musca-<text:line-break/>lus poplitis, qui flectit genu. Mirum, quantum hic quo-<text:line-break/>que. natura suerit provida multitudinis ipsorum, magnitu-<text:line-break/>ulnis, fitus et insertionis, ut nihil desit ad motum ipsi.<text:line-break/>genu, lus ita dispositis; si vero permutatum suerit veI<text:line-break/>unum quodpiam praedicturum, laedetur aliquis motus,<text:line-break/>aut omnino corrumpetur. Sane ad quantam perveniat<text:line-break/>providentiam, quod tres sint magni musculi, qui crus<text:line-break/>extendunt, et lu genu molam tum stringunt, tum attuI-<text:line-break/>Iunt, evidenter apparere iis arbitror, qui praedicturum<text:line-break/>meminerunt; totius enim fere motus, qui fit. lu genu,<text:line-break/>robur in lus musculis futurum erat. Tunc enim fortissi-<text:line-break/>mo .simul et exacte tenso indigemus toto crure, quando<text:line-break/>inter ambulandum sublime quidem circumfertur alterum,<text:line-break/>tuta vero corporis moles vehitur super. id, quod manet</text:span></text:span></text:p>
      <text:p text:style-name="P3"><text:span text:style-name="Default_20_Paragraph_20_Font"><text:span text:style-name="T15">ac terrae obfirmatum est; at lu hoc </text:span></text:span><text:span text:style-name="Default_20_Paragraph_20_Font"><text:span text:style-name="T38">- </text:span></text:span><text:span text:style-name="Default_20_Paragraph_20_Font"><text:span text:style-name="T15">extendentibus .in<text:line-break/>genu musculis, qui funt praedicti tres, agentibus et<text:line-break/>exacte tensis indigemus; flectitur enim ipsis genuum de-<text:line-break/>ar ticulatio a posterioribus musculis , extenditur autem ale<text:line-break/>interioribus. Si igitur, quando maxime </text:span></text:span>tenso <text:span text:style-name="Default_20_Paragraph_20_Font"><text:span text:style-name="T15">crure moliis<text:line-break/>opus -est., tunc his tribus musculis stolis committimus .genu<text:line-break/>custodiendum exacte. rectum,. retrotfumque vertendam;<text:line-break/>et. adducendam et comprimendam molam, .ut per hanc<text:line-break/>rectitudo ipsorum fervetur, manllestum est, quod robur<text:line-break/>omne .actionis crurum initis consistit.. .Motus enim eo-<text:line-break/>ruta ad latera ex abundantia est, ubique natura cumula-<text:line-break/>tuis omnia membra exornante, quam pro necessaria<text:line-break/>actione.; -ipsa autem .prima actio crurum, cujus gratia<text:line-break/>facta sunt, ambulatio est, ad quam quod musculis ipsum<text:line-break/>genu extendentibus inanime nobis est. opus ad hujus arti-<text:line-break/>culi actionem, nullus ignorati Quemadmodum igitur in<text:line-break/>pede ad calcaneum monstrabantur </text:span></text:span><text:span text:style-name="Default_20_Paragraph_20_Font"><text:span text:style-name="T38">... </text:span></text:span><text:span text:style-name="Default_20_Paragraph_20_Font"><text:span text:style-name="T15">lumina . ratione duae</text:span></text:span></text:p>
      <text:p text:style-name="P3"><text:span text:style-name="Default_20_Paragraph_20_Font"><text:span text:style-name="T38">musculi retrorsum inseri maximo leudone, ita in genu<text:line-break/>in caput tibiae antrorsum ipsos inseri praestiterat; pedi<text:line-break/>namque stabilitatem securam musculi illi omnes, toti veno<text:line-break/>cruri extensionem rectam hi suppeditant. Tribus autem<text:line-break/>Ilis tres opposuit retrorsum, non aeque robustos, neque<text:line-break/>omnes unum generantes tensionem ; quae omnia sic qui-<text:line-break/>dem comparata fuerunt (ut in libro de motu musculo-<text:line-break/>ruta monstratum est), quod omnino necesse esset opposi-<text:line-break/>tum esse omni musculo alium musculum contrarii motus<text:line-break/>auctorem, non tamen aequalem esse dignitatem exten-<text:line-break/>dentis genu motus et flectentis. Igitur quos solum oppo-<text:line-break/>litura erat natura, contrarlique motus duces erant futuri,<text:line-break/>tres pariter effecit, non tamen ipsos aeque sortes, neque<text:line-break/>in tendones, ut illi, robustos desinentes; sed dedit eis,<text:line-break/>qui utrinque medio adjacent, obliquum etiam quendam<text:line-break/>motum non parvum. Ut autem quoquoversum circum-<text:line-break/>seratur articulus, utrinque unum ei musculum obtendit,</text:span></text:span></text:p>
      <text:p text:style-name="P3"><text:span text:style-name="Default_20_Paragraph_20_Font"><text:span text:style-name="T15">hunc quidem anteri </text:span></text:span>oribus <text:span text:style-name="Default_20_Paragraph_20_Font"><text:span text:style-name="T15">musculis; </text:span></text:span><text:span text:style-name="Default_20_Paragraph_20_Font"><text:span text:style-name="T38">- </text:span></text:span><text:span text:style-name="Default_20_Paragraph_20_Font"><text:span text:style-name="T15">illum autem postea<text:line-break/>moribus . oppositum.. </text:span></text:span>At . <text:span text:style-name="Default_20_Paragraph_20_Font"><text:span text:style-name="T15">vero quod majores articuli veI<text:line-break/>per magnos musculos; vel .multos, vel robustos tendones<text:line-break/>moveantur, rumores vero per minores. aut pauciores;<text:line-break/>ant imbecilliores,. non novi causam, . cur non oporteat<text:line-break/>hic quoque mirari u efficium naturae. , , .risi fortassis ae-<text:line-break/>quius fore dixerit quis </text:span></text:span>, <text:span text:style-name="Default_20_Paragraph_20_Font"><text:span text:style-name="T15">paucos quidem et parvos et im-<text:line-break/>becillos musculos magnis et principalibus membris et<text:line-break/>articulis praefici debuisse , fortes autem et magnos et<text:line-break/>multus parvis. </text:span></text:span><text:span text:style-name="Default_20_Paragraph_20_Font"><text:span text:style-name="T38">. </text:span></text:span><text:span text:style-name="Default_20_Paragraph_20_Font"><text:span text:style-name="T15">Fortasse enim hujusmodi vir et obii-<text:line-break/>quos quidem motibus rectis, non autem rectos obliquis<text:line-break/>praeesse postularit. Magnitudo itaque . musculorum fe-<text:line-break/>moris , et multitudo , et positura tanta naturae provi-<text:line-break/>dentia fuerunt constituta. Descendunt autem omnes ad<text:line-break/>caput tibiae praetereuntes dearticulationem, hic quoque<text:line-break/>artem non parvam ostendente natura. Quemadmodum<text:line-break/>enim et qui per quosdam funiculos lignea idola movent,<text:line-break/>ultra articulos ad caput membri movendi eos applicant,</text:span></text:span></text:p>
      <text:p text:style-name="P3">ita et natura multo prior in unoquoque articulo fabricata<text:line-break/>esu - Atque si ut alia universa tot et talia ad tibiam m o-<text:line-break/>vendam esset molita, solam autem opportunam tendo-<text:line-break/>num insertionem omisisset, nullus illorum esset usus.<text:line-break/>Quod igitur si ante; quam transcenderent articulum,<text:line-break/>tendones -ad principium insererentur, omnino ne move-,<text:line-break/>rent quidem tibiam; notissimum est; quod vero etiam<text:line-break/>post, quam articulum transissent,^ tibiam non movissent,<text:line-break/>si non lu- eum locum, in quem nunc inseruntur, sed<text:line-break/>vel in ipsum mox principium tibiae, vel quam plurimum<text:line-break/>procedentes rrtierti fuissent, nec hoc sane penitus obsint-<text:line-break/>rum est. Siquidem <text:span text:style-name="Default_20_Paragraph_20_Font"><text:span text:style-name="T38">- </text:span></text:span>insertio eorum fola ad principium<text:line-break/>non utique fuisset neque puriter tuta, neque robesta,<text:line-break/>quod paucis apprehensionibus et iis ex summo membro<text:line-break/>totum os movere ipsi tendones conarentur; si vero ad<text:line-break/>ulteriora et circa mediam tibiam facta fuisset insertio,<text:line-break/>ut habet lu simiis, perfecte extenua membra non peruri-<text:line-break/>sisset, fed essent membra velut colligata et suspensa a<text:line-break/>partibus lenioris posterioribus, velut nunc est in simiis.</text:p>
      <text:p text:style-name="P3"><text:span text:style-name="Default_20_Paragraph_20_Font"><text:span text:style-name="T15">Qui enim ex posterioribus partibus proveniunt musculi,<text:line-break/>ad medium fere tibiae </text:span></text:span>aut <text:span text:style-name="Default_20_Paragraph_20_Font"><text:span text:style-name="T15">paulo fupra id. in iis ause<text:line-break/>rnalibus inserti, musculis. anterioribus membrum exten-<text:line-break/>dentibus renitentes et crus retrorsum contra trahentes;<text:line-break/>genu exacte ab anterioribus extendi non permittunt.<text:line-break/>Tibique hic licet examinare id, quod principio.totius<text:line-break/>sermonis dictum est,-. naturam convenientes; animi mori-<text:line-break/>bus et .potentiis universas corporis partes cunctis ani-<text:line-break/>malibus construxisse. Etenim et simiae .(ut. aulea dictum<text:line-break/>est). ridiculo anima animali et.imperito imitatori, corpus<text:line-break/>sic se habens circumposuit; omnem .enim ossum crurum<text:line-break/>structuram ejusmodi. quum habeat, quae eam pulchre<text:line-break/>et recte stare non permittat, maxime ridiculos retrorsum<text:line-break/>musculos constructioni adversantes- sortita .est;. propter<text:line-break/>hoc ruitur (in puerorum ludicro velut claudo .subsultans)<text:line-break/>neque exacte , neque suto stare recta potest , sed ut homo<text:line-break/>deridens et subsannans alium hominem claudum stat et<text:line-break/>ambulat et currit claudicans, ita et simia vtitur cruribus.</text:span></text:span></text:p>
      <text:p text:style-name="P3"><text:span text:style-name="Default_20_Paragraph_20_Font"><text:span text:style-name="T15">Dicta sunt mihi fere omnia de crurum constructione; dO<text:line-break/>musculis enim moventibus articulum ischii, cum partet t<text:line-break/>illorum locorum exponam, tunc disseram.</text:span></text:span></text:p>
      <text:h text:style-name="P55" text:outline-level="1"><text:span text:style-name="Default_20_Paragraph_20_Font"><text:span text:style-name="T40">G</text:span></text:span><text:span text:style-name="Default_20_Paragraph_20_Font"><text:span text:style-name="T39">ALENI DE VSV PARTIUM CORPO-<text:line-break/>BIS HVMANI<text:line-break/>LIBER I</text:span></text:span><text:span text:style-name="Default_20_Paragraph_20_Font"><text:span text:style-name="T40">II.</text:span></text:span></text:h>
      <text:h text:style-name="Heading_20_2" text:outline-level="2"><text:span text:style-name="Default_20_Paragraph_20_Font"><text:span text:style-name="T39"><text:s/></text:span></text:span>Cap. I. </text:h>
      <text:p text:style-name="P63">Quum autem nutriri quidem animalis<text:line-break/>partes necesse sit, lugressus vero cibis in corpus unus<text:line-break/>existat per os, optimo jure natura vias quamplurimas in-<text:line-break/>de dirisit, has quidem velut publicas et communes omni-<text:line-break/>um nutriendorum, alias vero tanquam angiportus quos-<text:line-break/>dam, ad sutgulas partes nutrimentum perferentes. Com-<text:line-break/>munis sime et maxima primaque omnium via ab ore<text:line-break/>feri ad ventriculum, quasi ad promptuarium quoddam</text:p>
      <text:p text:style-name="Normal"/>
      <text:p text:style-name="P3"><text:span text:style-name="Default_20_Paragraph_20_Font"><text:span text:style-name="T15">omnium partium commune, </text:span></text:span>in <text:span text:style-name="Default_20_Paragraph_20_Font"><text:span text:style-name="T15">medio animali collocatum..<text:line-break/>Nomen autum ingressus hujus proprium quidem oefopha-.<text:line-break/>gus, commune autem est stomachus </text:span></text:span>; <text:span text:style-name="Default_20_Paragraph_20_Font"><text:span text:style-name="T15">omni enim ventri.<text:line-break/>angustum collum praepositum, instar isthmi cujusdam,.<text:line-break/>sic. .nominatur. Promptuarium autem id, alimentum uni-<text:line-break/>versum excipiens, ceu divinum, non humanum fit opi-<text:line-break/>ficium, .subit primum in cibariis laborem,. sine quo haec<text:line-break/>sinit inutilia lu nullamque rem animali commoda. Pur-.<text:line-break/>gat enim ex ipsis, ut praeparandi tritici periti, si. quid<text:line-break/>terrae aut lapidum </text:span></text:span>aut <text:span text:style-name="Default_20_Paragraph_20_Font"><text:span text:style-name="T15">fylvestrium seminum adm1...tum<text:line-break/>sit, .quae perniciosa corporibus esse solent, ita et ventri—<text:line-break/>culi facultas, si quid fuerit ejusmodi,. pellit deorsum,<text:line-break/>reliquum vero omne, quodfuerit natura utile, utilius<text:line-break/>adhuc quum reddiderit, venis, quae tum ad ipsum ven-<text:line-break/>trienium tum ad intestina perveniunt, distribuit. .</text:span></text:span></text:p>
      <text:h text:style-name="Heading_20_2" text:outline-level="2"><text:span text:style-name="Default_20_Paragraph_20_Font">Cap. ll. </text:span></text:h>
      <text:p text:style-name="P63"><text:span text:style-name="Default_20_Paragraph_20_Font"><text:span text:style-name="T15">Hae autum, quemadmodum baiuli lu civi-<text:line-break/>tatibus repurgatum in promptuario frumentum iu .aliquam<text:line-break/>communem civitatis deferunt officinam, concoquendum</text:span></text:span></text:p>
      <text:p text:style-name="P3"><text:span text:style-name="Default_20_Paragraph_20_Font"><text:span text:style-name="T38">et utile ad nutriendum mox futurum , simili modo prius<text:line-break/>elaboratum in ventriculo alimentum venae ipsae deferunt<text:line-break/>ad aliquem concoctionis locum communem totius anima-<text:line-break/>lis, quem hepar nominamus. Ingressus autem in Iocum<text:line-break/>hunc, multis angustis viis divitus, unus est, et eum vir<text:line-break/>quidam antiquus naturae, opinor, peritus nominavit por-<text:line-break/>tas; a quo semper id nomen in inmo diem mansit. Quin<text:line-break/>et Hippocrates ipse ac cum eo universa Asclepiadarum<text:line-break/>familia ita nominant, laudantes sapientiam primi silius,<text:line-break/>qui dispensationem eam, quae animali inest, civili assi-<text:line-break/>milarit. Porro quemadmodum Humerus finxit, sua sponte<text:line-break/>moveri Vulcani instrumenta, et solies quidem, simul atque<text:line-break/>iusserit dominus, varium et expeditum flatum emittere,<text:line-break/>ancilias vero ilias aureas, ut ipsummet opificem, moveri<text:line-break/>per se ipsas: ad eundem modum et tu intellige mihi in<text:line-break/>animalis corpore nihil esse oliolum neque immobile, sed<text:line-break/>omnia varium expeditumque -opus efficere cum conve-<text:line-break/>menti constructione, divinis quibusdam virtutibus a con-</text:span></text:span></text:p>
      <text:p text:style-name="P3"><text:span text:style-name="Default_20_Paragraph_20_Font"><text:span text:style-name="T15">diture ipsis institis </text:span></text:span>; <text:span text:style-name="Default_20_Paragraph_20_Font"><text:span text:style-name="T15">et </text:span></text:span>venas <text:span text:style-name="Default_20_Paragraph_20_Font"><text:span text:style-name="T15">quidem </text:span></text:span>non <text:span text:style-name="Default_20_Paragraph_20_Font"><text:span text:style-name="T15">deducere su-<text:line-break/>Ium nutrimentum ex ventriculo, sed attrahere simul et<text:line-break/>hepati praeparare modo </text:span></text:span>quo <text:span text:style-name="Default_20_Paragraph_20_Font"><text:span text:style-name="T15">ipsum simillimo, quippe<text:line-break/>quae et natura ipsi sint adsimiles , et .primum germen ex<text:line-break/>illo duxerint.</text:span></text:span></text:p>
      <text:h text:style-name="Heading_20_2" text:outline-level="2"><text:span text:style-name="Default_20_Paragraph_20_Font">. C a pr HI. </text:span></text:h>
      <text:p text:style-name="P63"><text:span text:style-name="Default_20_Paragraph_20_Font"><text:span text:style-name="T15">Ipsum autem hepar, postquam id nutri..<text:line-break/>mentum acceperit a famulis jam praeparatum </text:span></text:span>, <text:span text:style-name="Default_20_Paragraph_20_Font"><text:span text:style-name="T15">et veluti<text:line-break/>rudem quandam delineationem obscuramque speciem<text:line-break/>sanguinis .referens, inducit ei postremum ornatum ad<text:line-break/>sanguinis absoluti generationem. Sed quoniam eorum,<text:line-break/>quae ventriculo continebuntur, .quae quidem erunt ita<text:line-break/>prava, ut in tritico lapides ct terra fylvestriumque lo-<text:line-break/>guminum semina, segregata fuerant, quod autem erat<text:line-break/>velut gluma et furfur,. alteram purgationem postulabat,<text:line-break/>hanc- quoque iterum hepar inferi alimento purgationem.<text:line-break/>Praestiterit autem, quo dilucida magis sit comparatio,<text:line-break/>non. siccis cibariis, fed humido succo, praecocta quidem<text:line-break/>jam et prius elaoorato , indigenti autem adhuc perfectiori<text:line-break/>concoctione,- assimilasse chylum, aqui ex ventriculo. per</text:span></text:span></text:p>
      <text:p text:style-name="P3"><text:span text:style-name="Default_20_Paragraph_20_Font"><text:span text:style-name="T15">venas sursum ad hepar fertur. . Sit itaque vinum aliquod<text:line-break/>nuper quidem ex utis expressum, fed infusum in dolia,<text:line-break/>ab innatoque calore adhuc elaboretur ac secernatur<text:line-break/>concoquatmque ac ferveat: ex ejusque excrementis,<text:line-break/>quod quidem est grave ac terreum (quod, opinor </text:span></text:span>, <text:span text:style-name="Default_20_Paragraph_20_Font"><text:span text:style-name="T15">faecem<text:line-break/>vocant), in fundo valorum fubsideat, alterum vero,. quod<text:line-break/>leve est et aereum, supernatet (vocatur autem id flos];<text:line-break/>plurimum que extat subtilibus vinis </text:span></text:span>, <text:span text:style-name="Default_20_Paragraph_20_Font"><text:span text:style-name="T15">ut crassioribus alte--<text:line-break/>rum subsidet plurimum. Porro juxta exempli similitudi-<text:line-break/>nem intellige mihi distributum a ventriculo .ad hepar<text:line-break/>chylum a visceris calore, velut vinata ipsum musteum,<text:line-break/>fervere, concoqui, alterari in sanguinis bonr generatlo-<text:line-break/>nem; in ebullitione autem hac ex ipsius excrementis,<text:line-break/>quod faeculen..um quidem est ac massum , subsidere , lu-<text:line-break/>natare .vero , quod tenue </text:span></text:span>est <text:span text:style-name="Default_20_Paragraph_20_Font"><text:span text:style-name="T15">ac leve , . et veluti spumam<text:line-break/>quandam in sanguinis superficie fluitare.</text:span></text:span></text:p>
      <text:h text:style-name="Heading_20_2" text:outline-level="2"><text:span text:style-name="Default_20_Paragraph_20_Font">Cap. IV.</text:span></text:h>
      <text:p text:style-name="P63"><text:span text:style-name="Default_20_Paragraph_20_Font"><text:span text:style-name="T15"><text:s/>His igitur consentaneum fuit instrumenta</text:span></text:span></text:p>
      <text:p text:style-name="P3">praeparari, cava quidem, ut recipiant facile, praelonga<text:line-break/>vero colla, velut stomachos quosdam, utraque parte cavi-.<text:line-break/>talis habentia,..alterum quidem eorum attrahendo excre-<text:line-break/>mento, reliquum autem eminendo idoneum. . Sed et<text:line-break/>situm convenientem esse oportuit delationi exer.ementi,<text:line-break/>et ipsas stomachorum ad hepar .insertiones positionibus<text:line-break/>respondere. Caeterum apparent quoque haec sic dispo- -<text:line-break/>sila: siquidem vesicam, quae leve et flavum superfluum<text:line-break/>receptura erat, natura imposuit hepati; splenem vero,<text:line-break/>qui erassum et limosum attracturus erat, maxime qui-<text:line-break/>deui voluisset ipsis portis subiicere, quo certe vel sua<text:line-break/>sponte inclinaturum erat pondere delatum melancholicum<text:line-break/>illud excrementum; at enim nullus illic- erat locus va-<text:line-break/>cuus, quod ventriculus ipsum omnem prior occupaverat, <text:span text:style-name="Default_20_Paragraph_20_Font"><text:span text:style-name="T38">.<text:line-break/></text:span></text:span>Magnum igitur et amplum spatium cum in sinistris parti-<text:line-break/>bus relinqueretur, illic splenem posuit: et quendam velut<text:line-break/>stomachum ex simis partibus ipsius splenis productum,<text:line-break/>venosum vas ad portas extendit; ut nihilo minus hepar</text:p>
      <text:p text:style-name="P3"><text:span text:style-name="Default_20_Paragraph_20_Font"><text:span text:style-name="T15">certe purgetur, quam si prope ipfum esset fplen locatus,<text:line-break/>neque longo, ut nunc, sed brevi aliquo stomacho excre-<text:line-break/>mentum traheret. Postquam igitur-, qui apparatur in<text:line-break/>hepate chymos feu humor -ad nutrimentum animalis,<text:line-break/>praedicta duo excrementa deposuit, et ab innato calore<text:line-break/>coctionem exactam est adeptus, ruber jam et purus fur-<text:line-break/>sum ad gibbas- partes hepatis nscendit, portionis assimula-<text:line-break/>tionisque ignis in l tumido divini colorem ludicans,- ut<text:line-break/>Plato dicebat.</text:span></text:span></text:p>
      <text:h text:style-name="Heading_20_2" text:outline-level="2"><text:span text:style-name="Default_20_Paragraph_20_Font">Cap. V. </text:span></text:h>
      <text:p text:style-name="P63"><text:span text:style-name="Default_20_Paragraph_20_Font"><text:span text:style-name="T15">Excipit autem aptum illic una vena mari-<text:line-break/>ma ex gibbis hepatis-. enata, quae ad utramque animalis<text:line-break/>partem fertur, superiorem simul et inferiorem; diceres<text:line-break/>fano, ceu aquaeductum quendam plenum sanguine ipsam<text:line-break/>esse </text:span></text:span>, <text:span text:style-name="Default_20_Paragraph_20_Font"><text:span text:style-name="T15">rivosque quam plurimos a feste manan ies habere<text:line-break/>parvos et magnos ,in omnes paries animalis distributus.<text:line-break/>At- enim in hac quoque vena multa adhuc humiditate<text:line-break/>tenui et - aquota plenus est sanguis. Vocat autem ipsam<text:line-break/>Hippocrates vehiculum nutrimenti, simul cum appellatione</text:span></text:span></text:p>
      <text:p text:style-name="P3"><text:span text:style-name="Default_20_Paragraph_20_Font"><text:span text:style-name="T15">usum quoque ejus ostendens : neque enim ex ventri-<text:line-break/>cnlo in venas commode transituri poterat chymus ;atu ex<text:line-break/>cibis factus, neque facile pertransire venas, quae fiunt<text:line-break/>in hepate et multae et angustae, nisi tenuis quaedam<text:line-break/>et aquosa humiditas tanquam vehiculum fuisset ei admixta.<text:line-break/>Hunc- itaque usum praestat animalibus aqua, . siquidem<text:line-break/>ex ea nutriri nulla pars potest; distribui vero ex ventre,<text:line-break/>quod nutritmum erat, non poterat, nisi deductum sitisset<text:line-break/>a quopiam ita liquido.</text:span></text:span></text:p>
      <text:h text:style-name="Heading_20_2" text:outline-level="2"><text:span text:style-name="Default_20_Paragraph_20_Font">Cap. VI.</text:span></text:h>
      <text:p text:style-name="P63"><text:span text:style-name="Default_20_Paragraph_20_Font"><text:span text:style-name="T15"><text:s/>Hos igitur tenues humores, postquam suo<text:line-break/>officio perfuncti fuerint, non oportet amplius manere<text:line-break/>in corpore, onus alienum venis futuros. Hujus Iane<text:line-break/>usus gratia renes extiterunt, instrumenta concava stoma-<text:line-break/>chis, aliis quidem attrahentia, aliis autum emittentia<text:line-break/>tenue hoc et aquosum excrementum. Adiacent autum<text:line-break/>utrinque ipsi venae cavae (quam paulo ante mammam<text:line-break/>diximus) paulo sub hepate, ut, quicquid .in.ipsam.sangui-</text:span></text:span></text:p>
      <text:p text:style-name="P3"><text:span text:style-name="Default_20_Paragraph_20_Font"><text:span text:style-name="T15">nis assumatur, confestim purgetur, folusque postea is<text:line-break/>purus eat per totum corpus, pauco omuino ipsi admixto<text:line-break/>aquoso humore , non. enim eget amplius sane .multo hoc<text:line-break/>vesti culo, ut qui tum per amplas vias illinc foratus, tum<text:line-break/>auxilia magis jam fusione redditus sit; quod ei accidit<text:line-break/>ex calore primum quidem ipsius hepatis, deinde vero<text:line-break/>ipsius cordis, qui etiam multo vehementior est, iu nobis<text:line-break/>quidem et quadrupedibus animalibus omnibus ad </text:span></text:span>dextrum<text:line-break/><text:span text:style-name="Default_20_Paragraph_20_Font"><text:span text:style-name="T15">cordis ventriculum inserta vena cava , . in iis vero </text:span></text:span>, <text:span text:style-name="Default_20_Paragraph_20_Font"><text:span text:style-name="T15">quae<text:line-break/>hujusmodi ventriculum non habent,. ex anestomosi </text:span></text:span>(orifi-<text:line-break/><text:span text:style-name="Default_20_Paragraph_20_Font"><text:span text:style-name="T15">odorum apertione) ad arterias. venis, quae per totum ani-<text:line-break/>mal sunt sparsae, de calore, qui in corde est, transumens.<text:line-break/>tibus. . Dictum autem est de . omnibus his in aliis. Porro<text:line-break/>nunc (quod dictum est in principio statim operis totius)<text:line-break/>nullius quidem actionis demonstrationem propositum est<text:line-break/>ulcere; at quoniam non licet partium invenere usus;<text:line-break/>ignoratis adhuc actionibus, propterea semper, desectione</text:span></text:span></text:p>
      <text:p text:style-name="P3"><text:span text:style-name="Default_20_Paragraph_20_Font"><text:span text:style-name="T15">ubi admonuerimus , </text:span></text:span>ad <text:span text:style-name="Default_20_Paragraph_20_Font"><text:span text:style-name="T15">usus mox transibimus , luitio a<text:line-break/>ventriculo factu.</text:span></text:span></text:p>
      <text:h text:style-name="Heading_20_2" text:outline-level="2"><text:span text:style-name="Default_20_Paragraph_20_Font">Cap. Vll. </text:span></text:h>
      <text:p text:style-name="P63"><text:span text:style-name="Default_20_Paragraph_20_Font"><text:span text:style-name="T15">fluius igitur est facultas quaedam propri-<text:line-break/>ae qualitatis attractrix, ut lu commentariis De facultati-<text:line-break/></text:span></text:span>hus <text:span text:style-name="Default_20_Paragraph_20_Font"><text:span text:style-name="T15">naturalibus est demonstratum. Est autem et quaedam<text:line-break/>retentrix recepturum: et rursus exoratrix superfluorum;<text:line-break/>et ante has fune omnes alteratrix, propter quam illis<text:line-break/>quoque ventriculus eguit. Sed aliis quidem omnibus<text:line-break/>animalis partibus., quanquam easdem facultates habeant,<text:line-break/>non indidit natura scutum eorum, .quae desunt, sed hae<text:line-break/>plantarum modo nutriuntur, assidue ex venis alimentum<text:line-break/>haurientes; soli vero ventriculo, et maxime ejus partibus<text:line-break/>iis, quae ad orificium pertinent, sensum indigentiae con-<text:line-break/>tulit, ad cibum sumendum animal ipsum excitantem et<text:line-break/>stimulantem , idque a natura recte . fuit comparatunu.<text:line-break/>Quum enim totius corporis partes nutrimentum ex venis<text:line-break/>a cava prognatis trahant, ipsa autem rursus cava. ex</text:span></text:span></text:p>
      <text:p text:style-name="P3"><text:span text:style-name="Default_20_Paragraph_20_Font"><text:span text:style-name="T15">venis hepatis, hae rursum ex iis, </text:span></text:span>quae <text:span text:style-name="Default_20_Paragraph_20_Font"><text:span text:style-name="T15">sursum ad portas<text:line-break/>feruntur </text:span></text:span>, <text:span text:style-name="Default_20_Paragraph_20_Font"><text:span text:style-name="T15">illae rursum ex ventriculo et intestinis , quum-<text:line-break/>que nulla jam supersit amplius pars, </text:span></text:span>a <text:span text:style-name="Default_20_Paragraph_20_Font"><text:span text:style-name="T15">qua ventricu-<text:line-break/>tum capere oporteat, animalibus ipsum extrinsecus re-<text:line-break/>plore fuit necesse; in eoque differunt jam a plantis. Si-<text:line-break/>quidem Ius, etsi quam maxime alias quatuor facultatem<text:line-break/>paulo ante memoratas, ut animalia ipsa, habere contigerit;<text:line-break/>eis tamen tensus certe eorum, quae sibi desunt, abest;<text:line-break/>non enim per os nutriendae erant, promptuarium copiosi^<text:line-break/>alimenti subjectum habentes ipsam terram, cui haerentes<text:line-break/>atque unitae semper affluunt alimento. Ipsi vero substan-<text:line-break/>riae animalium , praeterquam quod multum a ferra differt<text:line-break/>fecundum innatas partium qualitates; insuper etiam me-<text:line-break/>tus inest voluntarius , et loci ex ioco permutatio : itaque<text:line-break/>propter haec duo impossibile fuit ipsis plantarum ,rittr<text:line-break/>sugere ex terra humorem. Opus -igitur fuitruirumquod-<text:line-break/>qne pro sua natura aut herba, aut femine; anti fluctu<text:line-break/>arborum, aut aliorum animalium carnibus nutriri, eaque</text:span></text:span></text:p>
      <text:p text:style-name="P3"><text:span text:style-name="Default_20_Paragraph_20_Font"><text:span text:style-name="T15">id </text:span></text:span>temporis edere, quo ventriculus <text:span text:style-name="Default_20_Paragraph_20_Font"><text:span text:style-name="T15">senserit indigentiam;<text:line-break/>fed nulla animalis pars ex se ipsa sensum habet innatum,<text:line-break/>ut </text:span></text:span>et lroc <text:span text:style-name="Default_20_Paragraph_20_Font"><text:span text:style-name="T15">in </text:span></text:span>-aliis <text:span text:style-name="Default_20_Paragraph_20_Font"><text:span text:style-name="T15">demonstratum esu Affluere .igitur vert-<text:line-break/>tricrlo ejusmodi facultatem aliunde oportebat velut per<text:line-break/>canales quosdam a sensifico principio ; cujus rei gratis ad<text:line-break/></text:span></text:span>eum <text:span text:style-name="Default_20_Paragraph_20_Font"><text:span text:style-name="T15">per nervorum </text:span></text:span>haud <text:span text:style-name="Default_20_Paragraph_20_Font"><text:span text:style-name="T15">mediocre superne defertur et<text:line-break/>disseminatur, contexitque maxime quidem os ejus et<text:line-break/>partes ipsi continuas, </text:span></text:span>et <text:span text:style-name="Default_20_Paragraph_20_Font"><text:span text:style-name="T15">in alias jam partes usque ad<text:line-break/>fundum ipsius ventriculi protenditur. : Positus autem </text:span></text:span>est<text:line-break/><text:span text:style-name="Default_20_Paragraph_20_Font"><text:span text:style-name="T15">ventriculus non statim. post os, tametsi id postulabat ali-<text:line-break/>menti certe susceptio ; fed quem vocamus thoracem , et<text:line-break/>quae in ipso sunt viscera, praepsifttitf satura; ut ille qui-<text:line-break/>dem in iuferioribus partibus effluvia habeat superfluorum,<text:line-break/>hic vero per os attrahens et rursus emittens aerem<text:line-break/>vocis et respirationis fiat opifex.. Sed de thorace qui-<text:line-break/>dem et visceribus, quae in ipsio sunt, fusius in loquenti-<text:line-break/>bus dicetur: ad ventriculum autem rursus revertimur;</text:span></text:span></text:p>
      <text:p text:style-name="P3"><text:span text:style-name="Default_20_Paragraph_20_Font"><text:span text:style-name="T15">non </text:span></text:span>enim; quia inferiorem <text:span text:style-name="Default_20_Paragraph_20_Font"><text:span text:style-name="T15">thorace </text:span></text:span>eum natura <text:span text:style-name="Default_20_Paragraph_20_Font"><text:span text:style-name="T15">posuit,<text:line-break/>ob id oportet solum </text:span></text:span>laudere., sed eo <text:span text:style-name="Default_20_Paragraph_20_Font"><text:span text:style-name="T15">amplius, quod non<text:line-break/>medius exacte inter </text:span></text:span>sinistram et <text:span text:style-name="Default_20_Paragraph_20_Font"><text:span text:style-name="T15">dextram animalis per-<text:line-break/>tem positus est, </text:span></text:span>sied <text:span text:style-name="Default_20_Paragraph_20_Font"><text:span text:style-name="T15">in </text:span></text:span>sinistris <text:span text:style-name="Default_20_Paragraph_20_Font"><text:span text:style-name="T15">magis. Quum enim </text:span></text:span>na-<text:line-break/>tura <text:span text:style-name="Default_20_Paragraph_20_Font"><text:span text:style-name="T15">ciccumpositura </text:span></text:span>ei <text:span text:style-name="Default_20_Paragraph_20_Font"><text:span text:style-name="T15">esset duo viscera, </text:span></text:span>neque <text:span text:style-name="Default_20_Paragraph_20_Font"><text:span text:style-name="T15">magnitu-<text:line-break/>dine </text:span></text:span>aequalia <text:span text:style-name="Default_20_Paragraph_20_Font"><text:span text:style-name="T15">neque pari praestantia, propterea majori<text:line-break/>et principaliori maiorem simul </text:span></text:span>et <text:span text:style-name="Default_20_Paragraph_20_Font"><text:span text:style-name="T15">nobiliorem Iocum tri-<text:line-break/>buit,. et hoc quiuem </text:span></text:span>dextra <text:span text:style-name="Default_20_Paragraph_20_Font"><text:span text:style-name="T15">parte. locavit; alterum vero;<text:line-break/>quod est velut expressum quoddam simulacrum ipsius,<text:line-break/>sinistris ventriculi .partibus protendit. Sed quoniam he-<text:line-break/>par quidem sublimem habuit situm, adeo .ut contingat<text:line-break/>septum transversum , lplen autem inferiorem propter<text:line-break/>eam quam paulo ante dicebamus causam, ratio suit </text:span></text:span>ad<text:line-break/><text:span text:style-name="Default_20_Paragraph_20_Font"><text:span text:style-name="T15">dextram fundum ventriculi extendisse, otiosus enim fuis.<text:line-break/>fet locus isse et omnino vacuus, utpote ad quem hepar .<text:line-break/>non etiam perveniebat. Haec quidem est providentia<text:line-break/>positurae trium instrumentorum, hepatis, splenio et ven-<text:line-break/>tris; providentia vero figurae et conformationis uuiver-</text:span></text:span></text:p>
      <text:p text:style-name="P3"><text:span text:style-name="Default_20_Paragraph_20_Font"><text:span text:style-name="T15">sae, praeterea connexionis et cohaerentiae cum adjacen-.<text:line-break/>tibus sic habet. </text:span></text:span><text:span text:style-name="Default_20_Paragraph_20_Font"><text:span text:style-name="T38">. </text:span></text:span><text:span text:style-name="Default_20_Paragraph_20_Font"><text:span text:style-name="T15">Ventriculus quidem, ut qui reeipiendo-<text:line-break/>rum ciborum gratia extiterit, et locum omnem luter he-<text:line-break/>par et fplenem medium esset occupaturus , merito rotun-<text:line-break/>dus simul et oblongus fuit; rotundus quidem,, . quod<text:line-break/>haen figura mluimum omnium .laesioni obnoxia </text:span></text:span><text:span text:style-name="Default_20_Paragraph_20_Font"><text:span text:style-name="T38">. </text:span></text:span><text:span text:style-name="Default_20_Paragraph_20_Font"><text:span text:style-name="T15">atque<text:line-break/>capacissima sit, omnium enim figurarum aequalem haben-<text:line-break/>bum circuitum, planarum quidem circulus, solidarum<text:line-break/>autem. sphaera maximae sunt; oblongus autem, quoniam<text:line-break/>inserne quidem ecphysis ad intestinum est, superne autem<text:line-break/>ad oesophagum ipse </text:span></text:span>idem <text:span text:style-name="Default_20_Paragraph_20_Font"><text:span text:style-name="T15">progreditur, qua vero incumbit<text:line-break/>vertebris, </text:span></text:span><text:span text:style-name="Default_20_Paragraph_20_Font"><text:span text:style-name="T38">. </text:span></text:span><text:span text:style-name="Default_20_Paragraph_20_Font"><text:span text:style-name="T15">comprimitur et ob id ipsum vitiata est ipsius<text:line-break/>convexitas. Est autem in hominibus quidem. fundum la-<text:line-break/>tius ipso orificio, quod iuferne fundum vergat in hoc<text:line-break/>animali, quod folum rectum extitit; in aliis vero ani-<text:line-break/>malibus versus anteriora .ad hypochondrium tendit ver-<text:line-break/>tricolus </text:span></text:span>, <text:span text:style-name="Default_20_Paragraph_20_Font"><text:span text:style-name="T15">propterea . </text:span></text:span>quod <text:span text:style-name="Default_20_Paragraph_20_Font"><text:span text:style-name="T15">id illis est deorsum. Porro tibi<text:line-break/>manifesta jam erit universa ipsius figura. Sphaeram enim<text:line-break/>perfectam mente complexus, postea ipsam ampliorem</text:span></text:span></text:p>
      <text:p text:style-name="P3"><text:span text:style-name="Default_20_Paragraph_20_Font"><text:span text:style-name="T15">finge animo parte inferiori-; deinde duplicem facias pro-<text:line-break/>ductionem, latiorem quidem, quae est ad oesophagum,<text:line-break/>strictiorem autem, quae inserne; postremo ipsam compsi-<text:line-break/>mendo. et simam faciendo gibbositatenr posteriorem^ om-.<text:line-break/>nem figuram ventriculi didiceris.- Caeterum </text:span></text:span>alia <text:span text:style-name="Default_20_Paragraph_20_Font"><text:span text:style-name="T15">quidem<text:line-break/>perspicua sunt. Propter quam vero causam contrario su<text:line-break/>modo habent ipsae partes, ac productiones? superne enim,<text:line-break/>ubi ipse ventriculus est strictior, stomachus factus est aur-<text:line-break/></text:span></text:span><text:span text:style-name="Default_20_Paragraph_20_Font"><text:span text:style-name="T38">plus; </text:span></text:span><text:span text:style-name="Default_20_Paragraph_20_Font"><text:span text:style-name="T15">interne autem, ubi est latior, productio ad intuiti-<text:line-break/>num strictior facta esu An quod moles non tritus, du-<text:line-break/>ras ac magnas aliquando transglutit animal, quae ut<text:line-break/>transirent, amplam viam -factam fuisse eam, quae per sto-<text:line-break/>machum defert; oportet? inferne autem contra nihil<text:line-break/>oportet transire magnum, durum, non versum in chy-<text:line-break/>lum atque incoctum, fed velut j auster quispiam justus<text:line-break/>est hujus meatus angustia, nulli ante, : quam in chylum<text:line-break/></text:span></text:span><text:span text:style-name="Default_20_Paragraph_20_Font"><text:span text:style-name="T38">redactum </text:span></text:span><text:span text:style-name="Default_20_Paragraph_20_Font"><text:span text:style-name="T15">sit et concoctum , facile concedens ad inferna<text:line-break/>transitum. Atque in multis certe animalibus velut glan-</text:span></text:span></text:p>
      <text:p text:style-name="P3"><text:span text:style-name="Default_20_Paragraph_20_Font"><text:span text:style-name="T15">dulosa quaedam substantia ibi adjacet adaugens angusii-<text:line-break/>am,. et maxime quando ventriculus retentrice facultate<text:line-break/>utens et colligens undique feipfum </text:span></text:span>ac <text:span text:style-name="Default_20_Paragraph_20_Font"><text:span text:style-name="T15">contrahens in<text:line-break/>spiras, .et quae lu fe ipfo continentur circumplexus, in<text:line-break/>coctionem eorum incumbit; tunc enim uticunque crisi-<text:line-break/>cium arctissime coactum clauditttr ;. quemadmodum rursus,<text:line-break/>quando expultrice vocata facultate utitur,. caetera omnia<text:line-break/>coarctat,- cogit ac constringit, meatum autem aperit, per<text:line-break/>quem evacuari operiet, quae propelluntur. Esae sane<text:line-break/>ventriculi actiones, in aliis libris demonstratae a nobis,<text:line-break/>mirabiliter consentire constructioni ipsi videntur: et<text:line-break/>cum iis adhuc id, quod statim quidem ab orificii sirpe-<text:line-break/>rioris ventriculi productione dilatari, manifiesse jam ap-<text:line-break/>parente eo, quod docet. partem ventriculi quandam prae-<text:line-break/>longam ab rpsu extensam oefophagum esse, non palla-<text:line-break/>t-im autem, fed repente et femel ex fundo ventris<text:line-break/>exortum intestinum ipsius ventriculi minime. partem esse,<text:line-break/>fed aliud quippiam ei connatum.</text:span></text:span></text:p>
      <text:h text:style-name="P58" text:outline-level="2"><text:span text:style-name="Default_20_Paragraph_20_Font">Cap. URI. </text:span></text:h>
      <text:p text:style-name="P63"><text:span text:style-name="Default_20_Paragraph_20_Font"><text:span text:style-name="T15">Atque adeo tunicarum natura ventriculo<text:line-break/>quidem et stomacho assimilis est, dissimilis autem inte-<text:line-break/>stinis. Interna namque tunica in ventriculo simul ac<text:line-break/>stomacho menibranosior existens villos rectos superne<text:line-break/>deorsum tendeutes habet; externa vero carnosior trans-<text:line-break/>versos , - quales habent duae intestinorum tunicae, idque<text:line-break/>merito ; siquidem ventriculus trahat oportet ad </text:span></text:span>se <text:span text:style-name="Default_20_Paragraph_20_Font"><text:span text:style-name="T15">ipsum<text:line-break/>per stomachum cibum et potum tanquam manibus rectis-<text:line-break/>Itis villis, propeliat vero transversis; lutestluis vero (at-<text:line-break/>tractrice enim non indigebant facultate) soli ad propel-<text:line-break/>lendum idonei facti sunt villi. Quiuetiam continua est<text:line-break/>interna ventriculi et. stomachi et omnium, quae sunt in<text:line-break/>ore, .tunica; siquidem id magis conserebat tum ad attia-<text:line-break/>orionem contenturum in ore cibariorum, tum etiam, ut<text:line-break/>lingua deorsum trahatur cum musculis., qui sunt ad ton-<text:line-break/>ullas, .a quorum omnium tensione sublato larynge et<text:line-break/>furtum ast epiglortida currente obturatoque ah ea, usi</text:span></text:span></text:p>
      <text:p text:style-name="P3"><text:span text:style-name="Default_20_Paragraph_20_Font"><text:span text:style-name="T15">confertim humor incidat in pulmonem, prohibetur. At<text:line-break/>cur duriora et </text:span></text:span>deusiora <text:span text:style-name="Default_20_Paragraph_20_Font"><text:span text:style-name="T15">sint interna horum, quam in-<text:line-break/>testinorum? quia intestina quidem ad distributionem con-<text:line-break/>ferunt-, ventriculus vero et stomachus et </text:span></text:span>os <text:span text:style-name="Default_20_Paragraph_20_Font"><text:span text:style-name="T15">ad patien-<text:line-break/>di difficultatem comparata- sunt; duras enim et magnas<text:line-break/>atque asperas moles faepe transglutimus, a quibus com-<text:line-break/>primerentm et abradereutm partes, nisi. durae et den—<text:line-break/>fae extitissent. Ob </text:span></text:span>id <text:span text:style-name="Default_20_Paragraph_20_Font"><text:span text:style-name="T15">ipsum autem etiam tunica haec<text:line-break/>communis ori , stomacho ac ventriculo rarior et mol-<text:line-break/>lior fit paulatim usque ad fundum ventriculi; ut, si par-<text:line-break/>tem hanc ventriculi comparaveris illi, quae in ore est;<text:line-break/>multo mollior tibi appareat p instrumentum enim, quod<text:line-break/>primum omnium occurrit cibariis, antequam ullam -re-<text:line-break/>ceperint elaborationem, consentiens fuit omnium ad pa-<text:line-break/>tiendum fuisse contumacissimum. Quae etiam causa fuit,<text:line-break/>cur venae quam plurimae quidem ad singula intestina<text:line-break/>immittantur, paucae autem ad inferiora ventriculi, pau-<text:line-break/>cue etiam ad ejus oris partes, et omnluo obscurae quae-</text:span></text:span></text:p>
      <text:p text:style-name="P3"><text:span text:style-name="Default_20_Paragraph_20_Font"><text:span text:style-name="T15">Jam </text:span></text:span>ad <text:span text:style-name="Default_20_Paragraph_20_Font"><text:span text:style-name="T15">oesopha.gum: . siquidem hic via erat solum </text:span></text:span>cibo-<text:line-break/><text:span text:style-name="Default_20_Paragraph_20_Font"><text:span text:style-name="T15">rum, ventriculus </text:span></text:span>vero <text:span text:style-name="Default_20_Paragraph_20_Font"><text:span text:style-name="T15">coctionis instrumentum,. ut disici-<text:line-break/>buteonis intestinum. Ubi ergo oportuit solum coqui ciba-<text:line-break/>ria., .omnino </text:span></text:span>paucis <text:span text:style-name="Default_20_Paragraph_20_Font"><text:span text:style-name="T15">opus </text:span></text:span>fuit verris <text:span text:style-name="Default_20_Paragraph_20_Font"><text:span text:style-name="T15">transumentibus, quic- -<text:line-break/>quid jam utile fuerit;. </text:span></text:span>quod vero <text:span text:style-name="Default_20_Paragraph_20_Font"><text:span text:style-name="T15">jam coctum est, quam<text:line-break/>citissime distribui convenit; ipsi autem riae cibi pro<text:line-break/>fe ipsa solum erat. opus venis. Merito igitur ipsa quidem<text:line-break/>paucissimas habuit venas, mediocres autem ventriculus;<text:line-break/>copiosas intestina. Cur autum circumambit ventriculum<text:line-break/>hepar </text:span></text:span>? <text:span text:style-name="Default_20_Paragraph_20_Font"><text:span text:style-name="T15">. an ut ille quidem ab hoc , cibaria vero ab ipso<text:line-break/>ventriculo calefiant? ob. id cauti ipsum hepar quibus..<text:line-break/>dam lobis , tanquam digitis , ventriculum ad unguem com-<text:line-break/>plectitur; neque est imus ipsorum numerus in singulis<text:line-break/>animalibus, propterea quod neque magnitudo ventriculi.<text:line-break/>.omnibus exacte est eadem. Sed et idem ventriculus ex<text:line-break/>sinistris longum habet protensum splenem,. a qua sinistrae<text:line-break/>illius partes calefiunt;. retrorsum autem sunt spina et<text:line-break/>.spiuales vocati musculi, illa quidem velut propugnaculum</text:span></text:span></text:p>
      <text:p text:style-name="P3"><text:span text:style-name="Default_20_Paragraph_20_Font"><text:span text:style-name="T15">quoddam densatur, ii vero, velut culcitra quaedam mollis;<text:line-break/>simul cum pinguedine </text:span></text:span>ipsis <text:span text:style-name="Default_20_Paragraph_20_Font"><text:span text:style-name="T15">adnata calefaciunt ventricu-<text:line-break/>lurn. Hae quidem omnes memoratae partes usus proprii<text:line-break/>gratia singulae extiterunt; at ingeniosa natura prope ven-<text:line-break/>tricolum positas eas velut caloris fomites quosdam con—<text:line-break/>statuit.</text:span></text:span></text:p>
      <text:h text:style-name="Heading_20_2" text:outline-level="2"><text:span text:style-name="Default_20_Paragraph_20_Font">Cap. IX. </text:span></text:h>
      <text:p text:style-name="P63"><text:span text:style-name="Default_20_Paragraph_20_Font"><text:span text:style-name="T34">In</text:span></text:span><text:span text:style-name="Default_20_Paragraph_20_Font"><text:span text:style-name="T15"> reliqua vero. anteriore ipsius parte nial<text:line-break/>hil habebat proprii usus </text:span></text:span>gratia <text:span text:style-name="Default_20_Paragraph_20_Font"><text:span text:style-name="T15">illic Iocatum, equo </text:span></text:span>ad <text:span text:style-name="Default_20_Paragraph_20_Font"><text:span text:style-name="T15">hoc<text:line-break/>abuteretur; unde eam non piguit ob eam ipsum ventri-<text:line-break/>culi ealsuctionem etiam parte anteriori generare et. ex—<text:line-break/>tendere per tutum ipsum ventrem corpus aliquod densum<text:line-break/>simul et leve et calidum i densum quidem, ut intus<text:line-break/>concludat innatum calorem; leve autem, ut sine dolore<text:line-break/>ac compressione calefaciat; calidum, (hoc certe ne verbis .<text:line-break/>quidem -lirdiget,) quia tale oportuit esse, quod gratia cale-<text:line-break/>faciendi factum fuerat. Sed si leve quidem simul et<text:line-break/>densum erat futurum, id membranulum esse oportebat;<text:line-break/>quae ehim para inanimalis ejuinffidi corpore fttveniatur</text:span></text:span></text:p>
      <text:p text:style-name="P3"><text:span text:style-name="Default_20_Paragraph_20_Font"><text:span text:style-name="T15">densior ac lenior? si </text:span></text:span>vero. <text:span text:style-name="Default_20_Paragraph_20_Font"><text:span text:style-name="T15">calidum, et. vasa habere quam-<text:line-break/>plurima; venas et arterias, atque pinguedinem quandam<text:line-break/>copiosum circumfusam ; quae certe quod calida </text:span></text:span>res <text:span text:style-name="Default_20_Paragraph_20_Font"><text:span text:style-name="T15">sit,<text:line-break/>dignoscitur et sensu ipso, utentibus ea nobis vice olei,<text:line-break/>indicat autem id non minimum, quod facile in flammam<text:line-break/>transmutetur, tanquam ad flammae naturam proxime<text:line-break/>accedat, nihil enim frigidum prompte comburitur. At-<text:line-break/>que jam planum tibi factum est - his verbis vocatum<text:line-break/>omentum, ex duabus quidem tunicis densis et tenuibus<text:line-break/>sibr ipsis incumbentibus, quamplurimis vero arteriis et<text:line-break/>venis, et pinguedine nun pauca cousiatum. Quod .au-<text:line-break/>tem calefaciendi gratia factum sit, evidenter .discas licet<text:line-break/>in illis, qui vulnus lu abdomine acceperunt, in quibus<text:line-break/>per vulnus excidit omentum, delude lividum factum co-<text:line-break/>git melicos partem laesam adimere. </text:span></text:span><text:span text:style-name="Default_20_Paragraph_20_Font"><text:span text:style-name="T38">- </text:span></text:span><text:span text:style-name="Default_20_Paragraph_20_Font"><text:span text:style-name="T15">Omnes enim hi<text:line-break/>frigidiorem sentiunt ventriculum, minusque concoquunt,<text:line-break/>ac pluribus operimentis extrinsecus egent, et maxime<text:line-break/>quando insigni fuerit magnitudine, quod abscissum est;</text:span></text:span></text:p>
      <text:p text:style-name="P3"><text:span text:style-name="Default_20_Paragraph_20_Font"><text:span text:style-name="T15">quemadmodum certe et nos aliquando fere totum ipsum<text:line-break/>abscidimus cuidam gladiatori ita vulnerato; homo autem<text:line-break/>fanatus quidem confestim est, fed tamen. adeo facile et<text:line-break/>patiebatur et laedebatur a frigido externo; ut non fulti-<text:line-break/>neret nuduiu habere ventrem, fed lanis assidue esset<text:line-break/>obvolutus ; gracilior autem fuerat a principio hic gladia-<text:line-break/>tor cum aliis partibus, tum ventre, obridque celeriter,<text:line-break/>opinor, refrigerabatur. Cur autum in homine haec pars<text:line-break/>longissime protenditur, extensu in omnia lutestina? an.<text:line-break/>quia coctiones intestinorum sunt imbecillimae, et cuti.<text:line-break/>mollissima atque depilis , noxisque multipliciter admodum<text:line-break/>exposita ? Nec vero in aliis quidem. animalibus foli ven-<text:line-break/>tricnlo incumbit, sed in his quidem magis, in- his au-<text:line-break/>tem minus extensum est lu lutestina pro cuiusque ipsu-<text:line-break/>rum natura. Dicta jam stant mihi. fere omnia, quae ad.<text:line-break/>ventriculum pertinent, fi duo haec addita adhuc fuerint,-<text:line-break/>quibus ventriculus ligamentis spinae fit adnexus, et unde<text:line-break/>sit. origo epiploo;. tenim et illum stabilitum esse, et</text:span></text:span></text:p>
      <text:p text:style-name="P3"><text:span text:style-name="Default_20_Paragraph_20_Font"><text:span text:style-name="T15">hoc non undecunqtte ducere initium generationis opor-<text:line-break/>tuit; ad hoc farre utrumque peritorraeo uti mirabiliter<text:line-break/>natura videtur. Prius autem necessarium est exponere,<text:line-break/>quaenam sit hujus peritonaei substantia, quemque usum<text:line-break/>animalibus praebeat, quo convenienter natura ad prae-<text:line-break/>dicta simul assa est Substantia certe corporis membrana<text:line-break/>est peritonaeum. Urus autem ipsius plures sunt anima-<text:line-break/>ilibus: primus,. quidem, ut operimenti omnium subjecta-<text:line-break/>rum partium altum ventriculi, tum intestinorum </text:span></text:span>et <text:span text:style-name="Default_20_Paragraph_20_Font"><text:span text:style-name="T15">visae-<text:line-break/>nui., quae sub phreuibus sunt; fecundus autem, ut tran--<text:line-break/>tersi. septi inter haec ipsa et musculos extrinsecus in-<text:line-break/>cumbentes; tertius, ut .sicci nutrimenti excrementa citius<text:line-break/>fubeant; quartus, ut ne flatibus distendantur facile iute-<text:line-break/>stina et ventriculus; -quintus, ut omnia, quae funt sub<text:line-break/>phreuibus, colligentur ab </text:span></text:span>eo <text:span text:style-name="Default_20_Paragraph_20_Font"><text:span text:style-name="T15">et velut ente quadam<text:line-break/>unumquodque privatim tegatur. Primus fano usus exi-<text:line-break/>guus est, quum possint, quae sunt lutra peritonaeum, a<text:line-break/>corporibus, quae extrinsecus sibi incumbunt, satis muniri;</text:span></text:span></text:p>
      <text:p text:style-name="P3"><text:span text:style-name="Default_20_Paragraph_20_Font"><text:span text:style-name="T15">musculi enim illic sunt magni, . sirper quos tum adeps<text:line-break/>multus, tum cutis crassa est; reliqui vero usus omnes<text:line-break/>quidem sunt memoratu digni, nonnulli vero ex iis etiam<text:line-break/>admodum sunt magni magnumque momentum animalibus<text:line-break/>afferunt. Qui igitur drapluagmatis- utus ipsius est, ita<text:line-break/>habet. Quum multi et magni musculi in abdomine sint<text:line-break/>gratia efllationis, vocis, egestionis et mrctus, sicut alibi<text:line-break/>demonstratum est diceturque in sequentibus, intercide-<text:line-break/></text:span></text:span><text:span text:style-name="Default_20_Paragraph_20_Font"><text:span text:style-name="T38">rent </text:span></text:span><text:span text:style-name="Default_20_Paragraph_20_Font"><text:span text:style-name="T15">in spatia inter ipsus media aliquando tenuium in-<text:line-break/>testinorum nounulla, quae prementia et pressa, coarctan-<text:line-break/>tia et coarctata, dolorem facientia et dolentia, tum </text:span></text:span><text:span text:style-name="Default_20_Paragraph_20_Font"><text:span text:style-name="T38">mn-<text:line-break/></text:span></text:span><text:span text:style-name="Default_20_Paragraph_20_Font"><text:span text:style-name="T15">tus eorum impedirent, tum et ipsa difficillime propelle-<text:line-break/>rent deortam superflua. Disicere autem id licet ex vul-<text:line-break/>neratum quidem habentibus peritonaeum, non bene au-<text:line-break/></text:span></text:span><text:span text:style-name="Default_20_Paragraph_20_Font"><text:span text:style-name="T38">tem </text:span></text:span><text:span text:style-name="Default_20_Paragraph_20_Font"><text:span text:style-name="T15">curatis, ut omnes obnoxii sint praedictis affectibus.<text:line-break/>he nunc certe circumposito peritonaeo, et motus omnes<text:line-break/>simt liberi </text:span></text:span>a <text:span text:style-name="Default_20_Paragraph_20_Font"><text:span text:style-name="T15">nulloque impediti, et positura neutras par;<text:line-break/></text:span></text:span><text:span text:style-name="Default_20_Paragraph_20_Font"><text:span text:style-name="T38">tes </text:span></text:span><text:span text:style-name="Default_20_Paragraph_20_Font"><text:span text:style-name="T15">premit, neque incumbentes extrinsecus musculos, ne-</text:span></text:span></text:p>
      <text:p text:style-name="P3"><text:span text:style-name="Default_20_Paragraph_20_Font"><text:span text:style-name="T15">que internorum quicquam non modo intestinorum, sed<text:line-break/>et viscerum. Alius ulus est peritonaei hujus operimenti-.<text:line-break/>Nam omnibus internis partibus circumtensum , unde et<text:line-break/>ipsi nomen est, et superioribus extremitatibus ad sternunt,<text:line-break/>et nothis costis , in idem conveniens cum subtensis phre-:<text:line-break/>nibus obliquis,. non nihil auxiliatur periftaltico motui<text:line-break/>ventriculi et intestinorum ; quo motu subire alimenti<text:line-break/>excrementa dicebamus. Velut enim duabus quibusdam<text:line-break/>manibus , et peritonaeo , et fepto transverso , . superne<text:line-break/>quidem unitis , inferne autem distantibus , constricta ea,<text:line-break/>quae lu medio sunt, exprimunt pelluntque deorsum ali-<text:line-break/>menti excrementa. Nam si peritonaeum insema parte<text:line-break/>cum alio quodam phrenibus assimili coniunctum esset,<text:line-break/>superna vero distaret, perffialticum ita motum (qui fit a<text:line-break/>transversis illis villis, quorum antea memini) non magis<text:line-break/>ad interiora, quom ad superiora, pellere alimentum con-<text:line-break/>tingeret. Non igitur est parvum opus hoc peritonaei;<text:line-break/>sive tunicae , sive membranae, sive operimenti, sive alio</text:span></text:span></text:p>
      <text:p text:style-name="P3"><text:span text:style-name="Default_20_Paragraph_20_Font"><text:span text:style-name="T15">quodam modo voluerit id nominare aliquis eorum, qui<text:line-break/>consumunt tutam .vitam in nominum contentione : qui-<text:line-break/>dam enim sula composita operimenta tunicarum nomino<text:line-break/>dignantur, alii autum crassa-; alii, nisi composita simul et<text:line-break/>crassa natura extiterint, eis appellationem hanc non tri.<text:line-break/>buuut. Ad eundem autem modum et de membranis liti-<text:line-break/>gant; quibusdam enim simplicitas sufficit, aliis autem<text:line-break/>tenuitas; alii ambobus opus esse arbitrantur, ut ita ne-<text:line-break/>minentur., et nisi tenue fuerit sunul et simplex operi-<text:line-break/>mentum, id nolunt vocare membranam- At antiqui certe<text:line-break/>tunicas et membranas et meuingas praeter haec omnia<text:line-break/>ejusmodi vocant; quos nos quoque sequentes a vana quia<text:line-break/>dem in nominibus garrulitate discedemus, et proposito<text:line-break/>adhaerebimus. Quartus vero usus peritonaei hujus operi-<text:line-break/>ruenti exacte . circumteusi </text:span></text:span>et <text:span text:style-name="Default_20_Paragraph_20_Font"><text:span text:style-name="T15">constringentis omnia est,<text:line-break/>ne ventriculus et partes ventriculo propinquae prompto<text:line-break/>statibus prehendant, tr. . Utilis autum -est ipsis ad hoc et<text:line-break/>propria facultas,. qua -utentes (ut alibi demonstratum est)</text:span></text:span></text:p>
      <text:p text:style-name="P3"><text:span text:style-name="Default_20_Paragraph_20_Font"><text:span text:style-name="T15">scmper circumplectuntur ea, quae in se continent, eaque<text:line-break/>undique constringunt. Haud veto contemnendum est<text:line-break/>neque hoc quidem peritunaei auxilium, quando (siquidem<text:line-break/>imbecilliora.haec et infirmiora fuerint, quam ut ample-<text:line-break/>utuntur undique cibaria) vaporoso et flatuoso. spiritu a<text:line-break/>quibusuis impletur ventriculus et quae ciccum ipsum<text:line-break/>sunt partes , - quamobrem evidenter </text:span></text:span>ac <text:span text:style-name="Default_20_Paragraph_20_Font"><text:span text:style-name="T15">necessario cense-<text:line-break/>quitur alimentum non concoqui , et tardam fieri disici-.<text:line-break/>butionem; robusta vero si fuerint universa, et amplecta-<text:line-break/>tur undique ventriculus, intestina et peritonaeum, etsi<text:line-break/>valde ilatuosa, quae comesta sunt, fuerint, coquuntur ta-<text:line-break/>men ac distribuuntur facile. Partem namque flatus<text:line-break/>ipsi ructus vacuant; alia autem deorsum penetrat; quod<text:line-break/>autem vaporosum simul et utile suerit, in venas assumi-<text:line-break/>tur. Ad ea igitur omnia utile est peritonaeum.</text:span></text:span></text:p>
      <text:h text:style-name="Heading_20_2" text:outline-level="2"><text:span text:style-name="Default_20_Paragraph_20_Font"><text:span text:style-name="T15">Cap. </text:span></text:span>X. </text:h>
      <text:p text:style-name="P63"><text:span text:style-name="Default_20_Paragraph_20_Font"><text:span text:style-name="T15">Quo pacto autem colliget simul et vestiat<text:line-break/>privatim singula quae sunt sub thorace instrumenta,<text:line-break/>deinceps nobis erit dicendum , sumpto hinc alicunde in-<text:line-break/>illo. -Anterioribus quidem partibus ipsorum omnium<text:line-break/>praetensum est communiter peritonaeum; procedit autem</text:span></text:span></text:p>
      <text:p text:style-name="P3"><text:span text:style-name="Default_20_Paragraph_20_Font"><text:span text:style-name="T15">illinc ad dextram et sinistram per ilia usque ad lumbi<text:line-break/>vertebras; quo sit, ut singulis intestinis ac visceribus,<text:line-break/>tum arteriis . omnibus et venis ac nervis circumtendatur. </text:span></text:span><text:span text:style-name="Default_20_Paragraph_20_Font"><text:span text:style-name="T38">.<text:line-break/></text:span></text:span><text:span text:style-name="Default_20_Paragraph_20_Font"><text:span text:style-name="T15">Quod. vero ad extremitatem ejus superiorem atque iule-<text:line-break/>riorem attinet, superior quidem infame phrenibus ad-<text:line-break/>haerescit,. inferior vero ossibus pubis et praeterea ilium.<text:line-break/>Porro instrumentorum in illis duabus partibus sitorum,<text:line-break/>quae superiori quidem parte sunt, cujusmodi est ventri-<text:line-break/>culus et hepar, a peritonaei portione phrenibus inferne<text:line-break/>adnata, quae vero inferiori, ut vesica atque intestina,<text:line-break/>ah ea portione , quae ossibus pubis committitur, vestitur-<text:line-break/>trux At de aliis quidem deinceps dicetur. Quod vero a<text:line-break/>phrenibus ori ventriculi extrinsecus adnascitur, unitur<text:line-break/>iis,. quae utrinque a spina ascendunt; estque id princr-<text:line-break/>pium generationis tertiae tunicae ventriculi, quae omni-.<text:line-break/>rrm extima est, quam sane operimentum quoddam ac.<text:line-break/>propugnaculum fecundae tunicae carnosae. circumposuit<text:line-break/>natura, eaque pro ligamento utitur ad ventriculum totum<text:line-break/>cum corporibus, quae ad spinam sunt, colligandum. Ti-</text:span></text:span></text:p>
      <text:p text:style-name="P3"><text:span text:style-name="Default_20_Paragraph_20_Font"><text:span text:style-name="T38">bique apparebit crassa haec tunica, quamvts aliae pro-<text:line-break/>ductiones peritonaei , quae ad instrumenta nutritionis<text:line-break/>feruntur, omnes sint tenues: fed quoniam magna pars est<text:line-break/>ventriculus, maximasque sustinet distenfiones, quae ipsi<text:line-break/>accidunt a cibis et potibus , merito fortibus vinculis</text:span></text:span></text:p>
      <text:p text:style-name="Normal"><text:span text:style-name="Default_20_Paragraph_20_Font"><text:span text:style-name="T38">atque operrmentts eguss.</text:span></text:span></text:p>
      <text:h text:style-name="Heading_20_2" text:outline-level="2"><text:span text:style-name="Default_20_Paragraph_20_Font">Cap. XI. </text:span></text:h>
      <text:p text:style-name="P63"><text:span text:style-name="Default_20_Paragraph_20_Font"><text:span text:style-name="T38">Atque ad epiploi generationem, unde di-<text:line-break/>gressa est oratio, jam redeo. Hanc tunicam praeparavit na-<text:line-break/>tura, ut tum longe utilissima, tum minime noxis fit<text:line-break/>exposita. Partibus enim peritonaei, quae a spina utrin-<text:line-break/>que ascendunt, sibi invicem occurrentibus ad maxime<text:line-break/>gibbam et altissimam partem ventriculi, inique magnam<text:line-break/>arteriam et venam secundum longitudinem ejus exten-<text:line-break/>sam invenientibus , locus iste omnis principium est ge-<text:line-break/>Rorationis epiploi, ceu jam omnia habens, quibus egebat;<text:line-break/>etenim arteria et vena illic magnae et duae partes<text:line-break/>peritonaei sunt, et pars ventricufi , quae calefieri posse-<text:line-break/>sat. Quum autem produxisset natura illinc venas et</text:span></text:span></text:p>
      <text:p text:style-name="P3"><text:span text:style-name="Default_20_Paragraph_20_Font"><text:span text:style-name="T38">arterias quamplmimas ab utroque magno vase, simul<text:line-break/>produxit cum eis utrinque perItonaei partes, uniuscujus-<text:line-break/>que praedictarum Vasorum partem ad sese attinentem<text:line-break/>aircumveilientes ac colligantes. Mediam autem inter<text:line-break/>vasa regionem contexunt peritonaei portiones, velut fila-<text:line-break/>menta seu plicae quaedam sibi invicem implexae et<text:line-break/>incumbentes; inique plurimum pinguedinis congerunt,<text:line-break/>quod fovet simul ventrem, inungitque membranas; ac<text:line-break/>.per inediam calori nativo suggerit alimentum. Incumbere<text:line-break/>igitur ventriculo et veluti supernatare eptploum (unde<text:line-break/>et nomen habuit) par fuit propter praedictas causas, non<text:line-break/>tamen .omnino ab aliis partibus solutum et sublime pen-<text:line-break/>dete; facile enim duplicaretur, et in seipsum frequenter<text:line-break/>involveretur ac colligeretur, multaque, quibus tegmine<text:line-break/>opus est, relinquereI. Unde arbitror factum, ut spleni<text:line-break/>id insereret nomiuatoque pancreali: pari modo prodit-<text:line-break/>olio ni ventriculi in. tenue intestinum, et mesenterio, et</text:span></text:span></text:p>
      <text:p text:style-name="P3"><text:span text:style-name="Default_20_Paragraph_20_Font"><text:span text:style-name="T15">eolo, ipsius denique ventriculi simis. </text:span></text:span>Sed <text:span text:style-name="Default_20_Paragraph_20_Font"><text:span text:style-name="T15">si alligari su-<text:line-break/>dum epiploon unicuique praedictorum natura voluisset,<text:line-break/>fatis habuisset membranofam ejus partem inseruisse abs-<text:line-break/>que vasis: at quum aliud quippiam majus provideret,.<text:line-break/>convenienter per vafa communionem.. praedictis insim-<text:line-break/>mentis praeparavit:- cujus usum procedens ferme, quum<text:line-break/>tempestivum erit , explicabit..</text:span></text:span></text:p>
      <text:h text:style-name="Heading_20_2" text:outline-level="2"><text:span text:style-name="Default_20_Paragraph_20_Font">Cap. Xll. </text:span></text:h>
      <text:p text:style-name="P63"><text:span text:style-name="Default_20_Paragraph_20_Font"><text:span text:style-name="T15">Nunc autem transire ad hepar operae<text:line-break/>pretium est, ac statim sermonis initio memoriae gratia<text:line-break/>ea repetere , </text:span></text:span><text:span text:style-name="Default_20_Paragraph_20_Font"><text:span text:style-name="T38">. </text:span></text:span><text:span text:style-name="Default_20_Paragraph_20_Font"><text:span text:style-name="T15">quae in aliis sunt demonstrata ; utilia enim<text:line-break/>fiunt m en folum propositis, fed omni etiam,. quae a no-<text:line-break/>bis ad finem producetur, narrationi.- - Oportere enim<text:line-break/>diximus in. compositis corporis partibus,. quibus aliqua<text:line-break/>actio commissa esset (quas Iane et instrumenta vocamus),.<text:line-break/>scrutari per anatomas ejusmodi partum, cui nusquam in<text:line-break/>corpore alia fit similis , eamque propriae totius instrumenti<text:line-break/>actionis auctorem putare; alias vero partes esse commu-<text:line-break/>nes; ut et nunc in hepate, quod supponitur venarum</text:span></text:span></text:p>
      <text:p text:style-name="P3"><text:span text:style-name="Default_20_Paragraph_20_Font"><text:span text:style-name="T15">principium esse , et primum sanguificationis instrumentum,<text:line-break/>haec enim a nobis in aliis demonstrata sunt; quaerens<text:line-break/>dumque, quaenam tandem sit haec pars, quae venari t m<text:line-break/>est . principium et generationis sanguinis causa ; nam ne-<text:line-break/>que venis, neque arteriis, neque nervis causam hanc<text:line-break/>tribuere licet, (communia enim sunt haec totius corporis,)<text:line-break/>resi neque membranae extrlusccus visceri ipsi circumsusae,<text:line-break/>quam </text:span></text:span>a <text:span text:style-name="Default_20_Paragraph_20_Font"><text:span text:style-name="T15">peritonaeo dicebamus ortum esse. Atqui nisi<text:line-break/>haec sint, reliquum adhuc fuerit et recipientes bilem<text:line-break/>partes, et id, quod est velut coro hcpatis , considerare;<text:line-break/>aut enim alterum. eorum, aut utrumque actionis praecis<text:line-break/>puae totius instrumenti est causa. At eos qui bilem con-<text:line-break/>tinent meatus, nonne .ridiculum fuerit,- vel languiIicatio-<text:line-break/>nis instrumentum, vel venarum principium existimari?<text:line-break/>a vesica enim, quae est ad hepar, (quam choledochon<text:line-break/>(bilis susceptricem) vocant) lu pori orti sunt, et eandem<text:line-break/>cum illo corpore ostendunt naturam, bilemque, non<text:line-break/>sanguinem, continent: neque solum sunt in hepate lui</text:span></text:span></text:p>
      <text:p text:style-name="P3"><text:span text:style-name="Default_20_Paragraph_20_Font"><text:span text:style-name="T15">sed etiam extra hepar, quemadinodum tum is, qui per-<text:line-break/>venit ad intestinum, tum ii, qui in ipsam vesicam per-<text:line-break/>rumpunt, quae ne ipsa quidem pars est hepatis; in qui-<text:line-break/>busdam vero animalibus non est omnino vesicula., sed<text:line-break/>foli pori bilem ab hepate ad tenue intestinum velut de-<text:line-break/>ddcunt. Restat ergo id, quod est vejut caro lupatis,<text:line-break/>quod sane est propria substantia visceris., esse primum<text:line-break/>sanguificationis organum et venarum principium. Quin<text:line-break/>etiam si quis ipsius consideravit naturam, proxima san-<text:line-break/>guini manifesto apparebit; si enim animo cogitatis por-<text:line-break/>tione tenuiora exhausta a calore, ipsum sanguinem craf-<text:line-break/>siorem factum, nihil aliud invenies esse, quam lupatis<text:line-break/>carnem. Quin esiam comprobat ipsam rei ^evidentiam.<text:line-break/>et id, quod saepe a nobis in aliis demonstratam est, par-<text:line-break/>tium quamlibet alimentum alterantIIun eum velut suo-<text:line-break/>pum quendam et finem habere libi propositum , ut .sibi<text:line-break/>ipsi assimiIetid, quod alteratur.e Si vero mente conci-<text:line-break/>pias, assumptum ex ventriculo chylum alterari a carne<text:line-break/>hepatis, et paulatim transmutari in illius naturam, cras-</text:span></text:span></text:p>
      <text:p text:style-name="P3"><text:span text:style-name="Default_20_Paragraph_20_Font"><text:span text:style-name="T15">sistimus simul et maxime rubicundus ex necessitate erit,<text:line-break/>antequam illi perfecte assimilatus sit: demonstratum<text:line-break/>enim fuit et hoc, nullam rem contrarias vel omnino<text:line-break/>multum differentes qualitates recipere poste, ussi per<text:line-break/>media prius iter secerit. Quocirca li hoc quidem agit<text:line-break/>caro hepatis, ut sibi ipsi nutrimentum assimilet, hoc au-<text:line-break/>tem repente ac simul fieri non licet, medium utriusque<text:line-break/>erit sanguis tanto a carne hepatis relictus, quanto su-<text:line-break/>perat coctum in ventriculo chylum. Sed de his quidem<text:line-break/>amplius in aliis demonstratum est; nunc autem hinc<text:line-break/>docendo partium usui sufficiant. Caro namque hepatis,<text:line-break/>quae est proprium ipsius corpus, primum sanguinea tinnis<text:line-break/>est organum et venarum principium. Quapropter et<text:line-break/>venis, quae ad ventriculum et universa intestina per-<text:line-break/>tinent, inest facultas quaedam sanguinis effectrix, qua<text:line-break/>fuccum, qui ex cibis distribuitur, venis in sanguinem<text:line-break/>mutare naturale est prius , quam is ad hepar perveniat.<text:line-break/>Poros vero, qui sunt in vesica bilem recipiente, parlpi-</text:span></text:span></text:p>
      <text:p text:style-name="P3"><text:span text:style-name="Default_20_Paragraph_20_Font"><text:span text:style-name="T15">cunm est gratia separandae bilis factos </text:span></text:span>esse; <text:span text:style-name="Default_20_Paragraph_20_Font"><text:span text:style-name="T15">membrana ..<text:line-break/>autem exterior velut cutis quaedam hepatis est; nervus<text:line-break/>vero in ipsum inferitur ,- ne omnino viscus. su sensus ex-<text:line-break/>pers ; : quemadmodum certe et arteria , ut caloris nativi<text:line-break/>symmetriam </text:span></text:span>(commoderationem) <text:span text:style-name="Default_20_Paragraph_20_Font"><text:span text:style-name="T15">ipsi conservet, ut in libro<text:line-break/>de usu pulsuum demonstratum esu Num igitur omnes<text:line-break/>partes hepatis percurrimus, an superest aliquid, quod<text:line-break/>expositione egeat? Pars quidem nulla etiam superest, nam<text:line-break/>omnes a nobis. dictae sunt, venae, arteriae, nervi, pro-<text:line-break/>puta hepatis substantia, bilis receptacula, postremo om-<text:line-break/>nium tunica.</text:span></text:span></text:p>
      <text:h text:style-name="Heading_20_2" text:outline-level="2"><text:span text:style-name="Default_20_Paragraph_20_Font">Cap. XHI. </text:span></text:h>
      <text:p text:style-name="P63"><text:span text:style-name="Default_20_Paragraph_20_Font"><text:span text:style-name="T15">Restat dicendum de ipsorum situ, uu-<text:line-break/>mero, magnitudine, complexione; conformatione, con-<text:line-break/>nexione et omni inter fe communione. Sic enim ma-<text:line-break/>nifesto artificium ostendatur naturae; si non substantias<text:line-break/>fidum singularum partium gratia alienius videatur con-<text:line-break/>statuere, fed. etiam facere. accidentia simili ipsis substantiis</text:span></text:span></text:p>
      <text:p text:style-name="P2"><text:span text:style-name="Default_20_Paragraph_20_Font"><text:span text:style-name="T15">modo. r Nam nisi protinus didiceris, cur demum unum<text:line-break/>- magnum sinum in hepate non fecerit ejusmodi, quales<text:line-break/>in corde duos, mirabilem quandam ipsius providentiam<text:line-break/>ignorabis. Pari modo et </text:span></text:span>cur <text:span text:style-name="Default_20_Paragraph_20_Font"><text:span text:style-name="T15">tunicae quidem hepatis<text:line-break/>nervus insertus sit, intro vero non etiam perveniat evi-<text:line-break/>dcnter; arteria praeterea simul cum venis manifeste fem-<text:line-break/>per dividatur. Et </text:span></text:span>em <text:span text:style-name="Default_20_Paragraph_20_Font"><text:span text:style-name="T15">lu simis quidem hepatis ad ipsius<text:line-break/>pori as venae fuequentes una cum- arteriis collocatae flet<text:line-break/>omnium primae; fecundi vero post has sint meatus bilem<text:line-break/>excipientes, omuiumque ultimae venae, quae lu. gibbis<text:line-break/>hepatis ipsis cavae sunt contiguae. Et cur parva quidem<text:line-break/>plane arteria, minor autem ipsa siti .nervus, nrajores<text:line-break/>ambobus meatus bilem continentes, omnium vero maxi-<text:line-break/>me venae. Quin etiam cur venae, quae funt in gibbis,<text:line-break/>non coniungantur cum iis, quae ad sima sunt. Et cur<text:line-break/>subtilissimas habeant tunicas venae omnes, quae sunt in<text:line-break/>hepate; et cur phrenrbus coniungatur hepar, et cui per<text:line-break/>venatu. cavam ; et de ipsius denique. communione cum.</text:span></text:span></text:p>
      <text:p text:style-name="P3"><text:span text:style-name="Default_20_Paragraph_20_Font"><text:span text:style-name="T15">omnibus addiscentibus. Haec nisi didiceris universa,<text:line-break/>equidem nequaquam scire te quicquam utile ego dixerim<text:line-break/>de usu partium; qum e re tua magis suerat ne attigisse<text:line-break/>quidem omnino , quam cum delectu tractasse hunc ser-<text:line-break/>monent, ut plerisque mos est; quorum alli quidem satis<text:line-break/>habuerunt de uniuscujusque -partis generatione sola dis-<text:line-break/>ferere , non etiam vero arbitrati sunt considerandam ipsi-<text:line-break/>us posituram, magnitudinem, complexionem, figuram, et<text:line-break/>conformationem, et id genus alia; aliis autem de his<text:line-break/>omnibus dicere non venit in mentem, et eorum quidam<text:line-break/>majora simul et plura omiserunt. Quos nimirum utros-<text:line-break/>que admirari aequum est: fi enim usus partium nosse<text:line-break/>praestiterat, nescio, quo paeto non omnium scire praesti-<text:line-break/>terit; sui vero vanam id et . supervacaneum est, non vi- </text:span></text:span><text:span text:style-name="Default_20_Paragraph_20_Font"><text:span text:style-name="T38">-<text:line-break/></text:span></text:span><text:span text:style-name="Default_20_Paragraph_20_Font"><text:span text:style-name="T15">dec ruitis, cur non etiam paucarum meminisse sit super-<text:line-break/>sinum. Promptissimum enim est ulcere , id quod. . et<text:line-break/>nunc diximus, .venas quidem, quae sunt in simis hepaiis,<text:line-break/>serre ex partibus; quae ad ventriculum attinent, sursum<text:line-break/>alimentum, eas- vero, quae sunt in. gibbis, postea tran-</text:span></text:span></text:p>
      <text:p text:style-name="P3"><text:span text:style-name="Default_20_Paragraph_20_Font"><text:span text:style-name="T15">sumere , meatus a cysti profectus purgare excrementum,.<text:line-break/>nervum sensum praebere, arterias autem commoderatio-<text:line-break/>nem innati caloris toti visceri conservare , tunicam au-.<text:line-break/>tem operimentum et indunrentum circumiectam, ob id-<text:line-break/>quc ipsum </text:span></text:span>certe <text:span text:style-name="Default_20_Paragraph_20_Font"><text:span text:style-name="T15">esse .tunicam, carnem vero hepatis prin-<text:line-break/>cipiunr esse venarum, et primum sanguinis efficiendi in-<text:line-break/>stiumentum. At nisi addantur alia omnia, quae nunc<text:line-break/>protuli, plures hepatis partium usus ignorentur., quam<text:line-break/>cognoscantur- Cur tandem (ut a primo problematum in-<text:line-break/>cipiamns) multas venas illas, quae a ventriculo et in-<text:line-break/>testulis omnibus ferunt cibum sursum ad hepar; quum<text:line-break/>uniyisset natura ad portas </text:span></text:span>, <text:span text:style-name="Default_20_Paragraph_20_Font"><text:span text:style-name="T15">rursus in quamplmimas di-<text:line-break/>vifit? siquidem univit eas, ac si una indigeret; divisit<text:line-break/>vero illico, ac si frustra uuivisset; quum posset unum<text:line-break/>facere magnum in hoc viscere sinum sanguineum; cui<text:line-break/>insereret venas,. inferne quidem eam, quae sursum sim-.<text:line-break/>guinem fert, ortam a portis, superne vero eam, quae e:;,</text:span></text:span></text:p>
      <text:p text:style-name="P3"><text:span text:style-name="Default_20_Paragraph_20_Font"><text:span text:style-name="T15">ceptum atque totum .in corpus perlatura esset. Porro<text:line-break/>quae ab Erasistrato memorantur, indicant divisionem ve-<text:line-break/>narum </text:span></text:span>in <text:span text:style-name="Default_20_Paragraph_20_Font"><text:span text:style-name="T15">hepate secernendae flavae </text:span></text:span>bilis <text:span text:style-name="Default_20_Paragraph_20_Font"><text:span text:style-name="T15">gratia extitisse.<text:line-break/>Apparebunt vero,. fiquis ea diligentius consideret, perpe-<text:line-break/>ram dicta, quum natura possit etiam sine tanto et tali<text:line-break/>plexu excrementa separare, ut aperte in renibus. ipsa<text:line-break/>ostendit. Permulti namque eorum, qui potu liberalius<text:line-break/>utuntur, amphoras integras ebibentes, et ad proportio-<text:line-break/>nem copiosi potus molentes , non impediuntur lu suere-<text:line-break/>tione; </text:span></text:span>sed <text:span text:style-name="Default_20_Paragraph_20_Font"><text:span text:style-name="T15">promptissime et facillime fanguis universus,<text:line-break/>qui ad venam cavum pervenit; tutus expurgatur a reni-<text:line-break/>bus, ne tangentibus quidem venam. Eoque magis ad-<text:line-break/>mirandus Erafistratus, qui, quemadmodum flava quidem<text:line-break/>bilis a sanguine secernitur, copiose nobis disseruit; quo<text:line-break/>pacte autem urina, haud prorsus cousiderarit; convc-<text:line-break/>utebat enim , aut de neutro quicquam dicere , aut utriusal<text:line-break/>que itidem meminisse. Sed de his et aliis facultatibus<text:line-break/>naturalibus oniuious seorsum scriptum est; demonstra-</text:span></text:span></text:p>
      <text:p text:style-name="P3">tumque est, unicurque corporis parti attractricem propriae<text:line-break/>qualitatis inesse facultatem; quamobrem meatus quidem<text:line-break/>bilem excipientes bilem, renes vere urinam attrahunt.<text:line-break/>Non igitur secretionis causa natura tantum plexum va-<text:line-break/>forum in hepate effecit, fed ut morans lu viscere ali-<text:line-break/>mentum in sanguinem perfecte transmutetur. - Si enim,<text:line-break/>ut. in corde, fecisset unum magnum sinum, veluti ester-<text:line-break/>nam .quandam, deinde in ipsum sinum. per unam qui-<text:line-break/>dem venam induxisset sanguinem , per aliam vero eduxit-<text:line-break/>set, ne brevissimo quidem tempore in hepate mansisset<text:line-break/>is succus, qui sursum ex ventriculo serim, sed ipso<text:line-break/>distributionis impetu raptus pervaderet celeriter tutum<text:line-break/>riscus. Ut igitur maneret diutius simul et perfecte<text:line-break/>alimentum altera, etur, transituum angustiae extiterunt,<text:line-break/>quemadmodum in ventriculo quidem pylorus, lu intesti-<text:line-break/>nis vero ansractus; pari autem modo et ante testiculos<text:line-break/>arteriae et venae involvuntur multiplici specie, atque<text:line-break/>in capito sub dura meninge plerus arteriarum,. plexus</text:p>
      <text:p text:style-name="P3"><text:span text:style-name="Default_20_Paragraph_20_Font"><text:span text:style-name="T15">retiformrs nominatus; ubi enim diutius natura voluit..<text:line-break/>morari materias, ibi transeunt ipsis difficilem molita esu<text:line-break/>Porro si unus extitisset magnus sinus, non mansisset duit t-<text:line-break/>us in hcpate sanguis, parternque minimam carnis ejus<text:line-break/>visceris attigisset, eoque deterior utique fleret .sangtifi-<text:line-break/>catio </text:span></text:span>: <text:span text:style-name="Default_20_Paragraph_20_Font"><text:span text:style-name="T15">etenim si proprium corpus hepatis primum est<text:line-break/>sanguinis creandi instrumentum! quod alimentum magis<text:line-break/>undique ipsum contigit citius, et melius speciem fangui-<text:line-break/>uis erat suscepturum. Quocirca ipsas venas, quae sunt<text:line-break/>in liepate, omnium venarum, quae sparguntur in totum<text:line-break/>corpus, tenuissimas fabricata est; illas namque, ceu miui-<text:line-break/>me principio fanguificationis vicinas et resistentem in-<text:line-break/>jmiis constitutionem, flagitantes, merito fecit robustas;<text:line-break/>cujus rei. argumentum est non minimum, quod aliae qui-<text:line-break/>dem magis, aliae vero minus extiterunt crassae., prout<text:line-break/>eas oportebat magis aut minus. ad patiendum compara-<text:line-break/>tad esse , ut procedente fer mone ostendetur; quae vero<text:line-break/>fnnt in hepate, tenuissimae fuerunt,- ceu nulli patiendi</text:span></text:span></text:p>
      <text:p text:style-name="P3"><text:span text:style-name="Default_20_Paragraph_20_Font"><text:span text:style-name="T15">periculo expositae (sedem enim habent tutissimam in<text:line-break/>viscere] et melius ita sanguificationem elaboraturae. Quod<text:line-break/>autem satius fuit post venas alimentum ex ventriculo<text:line-break/>furium ferentes exceptoris </text:span></text:span>id <text:span text:style-name="Default_20_Paragraph_20_Font"><text:span text:style-name="T15">venis poros attrahentes<text:line-break/>flavam bilem priores fuisse locatus, mihi quidem et hoc<text:line-break/>manifestissimum esse videtur; purgatum enim belle jam<text:line-break/>sanguinem horum vasorum opportuno situ suscipiat utique<text:line-break/>vena cava. ob hanc ipsam causam et arteriarum situm<text:line-break/>laudere oportet; non enim constituit eas in medio fu-<text:line-break/>periorum et inferiorum venarum, ut ambas pariter<text:line-break/>ventilando refrigerent, fed iis felis , quae in simis sunt,<text:line-break/>eas sirbjecit, haud ignara, hepatis gibbis continuum. esse<text:line-break/>motum ex phrennm vicinia. Jure autem et .parvae<text:line-break/>admodum fuerunt , ut quae refrigerationem siclum simis<text:line-break/>vifceris suppeditarent, .-non necesse habentes neque fan-<text:line-break/>guinem assumere (nondum enim deposuit superflua) ne-<text:line-break/>que vitalem spiritum multum praebere hepati, ut quibus-<text:line-break/>dam aliis organis, imo neque nutrire .carnem ejus subtili.</text:span></text:span></text:p>
      <text:p text:style-name="P3"><text:span text:style-name="Default_20_Paragraph_20_Font"><text:span text:style-name="T38">et </text:span></text:span><text:span text:style-name="Default_20_Paragraph_20_Font"><text:span text:style-name="T15">vaporoso alimento. Dicetur aulum de hoc fusius dein-<text:line-break/>ceps. Minimum autem nervum hepati dedit natura;<text:line-break/></text:span></text:span><text:span text:style-name="Default_20_Paragraph_20_Font"><text:span text:style-name="T38">quippe </text:span></text:span><text:span text:style-name="Default_20_Paragraph_20_Font"><text:span text:style-name="T15">quae neque ad motum aliquem, neque ad sensum<text:line-break/>animali .ipsum praeparabat; ejusmodi enim facultatis est<text:line-break/>principium Epar; eaeque actiones tum ipsi, tum venis<text:line-break/></text:span></text:span><text:span text:style-name="Default_20_Paragraph_20_Font"><text:span text:style-name="T38">ab </text:span></text:span><text:span text:style-name="Default_20_Paragraph_20_Font"><text:span text:style-name="T15">eo ortis sunt concreditae, cuiusmodi et plantis insunt.<text:line-break/>Demonstrata autem alibi etiam </text:span></text:span>haec <text:span text:style-name="Default_20_Paragraph_20_Font"><text:span text:style-name="T15">suerunt accuratius,<text:line-break/>meminisseque oportet eorum, </text:span></text:span>quae <text:span text:style-name="Default_20_Paragraph_20_Font"><text:span text:style-name="T15">statim a principio<text:line-break/>diximus ac demonstravimus , quod neque licet recte </text:span></text:span><text:span text:style-name="Default_20_Paragraph_20_Font"><text:span text:style-name="T38">in-<text:line-break/></text:span></text:span><text:span text:style-name="Default_20_Paragraph_20_Font"><text:span text:style-name="T15">venire usum ullum cujusvis partis, antequam actio </text:span></text:span><text:span text:style-name="Default_20_Paragraph_20_Font"><text:span text:style-name="T38">totius<text:line-break/></text:span></text:span><text:span text:style-name="Default_20_Paragraph_20_Font"><text:span text:style-name="T15">organi sit cognita, neque quicquam dicemus nunc </text:span></text:span><text:span text:style-name="Default_20_Paragraph_20_Font"><text:span text:style-name="T42">ad.de-<text:line-break/></text:span></text:span><text:span text:style-name="Default_20_Paragraph_20_Font"><text:span text:style-name="T15">nronstrationem cuj ustis actionis, sed quae </text:span></text:span><text:span text:style-name="Default_20_Paragraph_20_Font"><text:span text:style-name="T38">demonstrata<text:line-break/>sunt </text:span></text:span><text:span text:style-name="Default_20_Paragraph_20_Font"><text:span text:style-name="T15">lu memoriam revocantes, ipsis demunt </text:span></text:span><text:span text:style-name="Default_20_Paragraph_20_Font"><text:span text:style-name="T38">sermonem<text:line-break/></text:span></text:span><text:span text:style-name="Default_20_Paragraph_20_Font"><text:span text:style-name="T15">de t silius semper subiiciemus. Non igitur amplius </text:span></text:span><text:span text:style-name="Default_20_Paragraph_20_Font"><text:span text:style-name="T38">ambi-<text:line-break/></text:span></text:span><text:span text:style-name="Default_20_Paragraph_20_Font"><text:span text:style-name="T15">ges de : nervi parvitate; si memineris demonstratorum;<text:line-break/>fed- potius fortassis. sciseitabere </text:span></text:span>, <text:span text:style-name="Default_20_Paragraph_20_Font"><text:span text:style-name="T15">cujus rei gratia omnino </text:span></text:span><text:span text:style-name="Default_20_Paragraph_20_Font"><text:span text:style-name="T49">.<text:line-break/></text:span></text:span><text:span text:style-name="Default_20_Paragraph_20_Font"><text:span text:style-name="T15">natura. hepati parvum hunc nervum dederit; quatenus<text:line-break/>enim.nutiitiae naturae principium est hoc viscus, cujus-</text:span></text:span></text:p>
      <text:p text:style-name="P3"><text:span text:style-name="Default_20_Paragraph_20_Font"><text:span text:style-name="T15">modi et in plantis. inest, nullo pactu videtur nervo in-<text:line-break/>digere. Utrum autem naturam; an nutritium animam<text:line-break/>nominare oporteat, iis investigandum relinquo, qui in<text:line-break/>nominibus tantummodo sunt ingeniosi, in susque omne<text:line-break/>altae suae tempus conterunt, perinde ac si non possent<text:line-break/>aptiora quamplma </text:span></text:span>rep <text:span text:style-name="Default_20_Paragraph_20_Font"><text:span text:style-name="T15">mere, .si neutra dictione res. haec<text:line-break/>satis indicetur. Sed hoc quidem in omni re servare<text:line-break/>operiet, Platonici praecepti femper memores, nos ditio-<text:line-break/>res sapientia ad senectutem perventuros, si nomina ne-..<text:line-break/>glexerimus. Porro quod hepar quidem ejusmodi faculta-<text:line-break/>tis sit principium, qualis et ea, quae plantas dispensat, .<text:line-break/>monstratum alibi. est ; </text:span></text:span><text:span text:style-name="Default_20_Paragraph_20_Font"><text:span text:style-name="T38">. </text:span></text:span><text:span text:style-name="Default_20_Paragraph_20_Font"><text:span text:style-name="T15">fed et quod ipsum copula: um esse </text:span></text:span><text:span text:style-name="Default_20_Paragraph_20_Font"><text:span text:style-name="T38">-<text:line-break/></text:span></text:span><text:span text:style-name="Default_20_Paragraph_20_Font"><text:span text:style-name="T15">oportuit aliis duobus principiis, neque omnino seiunctum,<text:line-break/>ut nec </text:span></text:span><text:span text:style-name="Default_20_Paragraph_20_Font"><text:span text:style-name="T38">. </text:span></text:span><text:span text:style-name="Default_20_Paragraph_20_Font"><text:span text:style-name="T15">illa a feste mutuo. Siquidem hepar veluti pecus<text:line-break/>quoddam (inquit Plato) agreste est, ipfumque nutrice in-<text:line-break/>ditum est necesse, si modo mortale genus aliquod statu-<text:line-break/>endmn sit. Ratiocinans autem, quod homo. est i sudem<text:line-break/>in cerebro habens, velut famulam quandam atque adju-<text:line-break/>tricem iracundiam accersit, quae sibi adversus hoc pecus.</text:span></text:span></text:p>
      <text:p text:style-name="P3"><text:span text:style-name="Default_20_Paragraph_20_Font"><text:span text:style-name="T15">auxilio sit, </text:span></text:span>quo <text:span text:style-name="Default_20_Paragraph_20_Font"><text:span text:style-name="T15">fit, ut ea per processus (ut puta nervosi<text:line-break/>venas, arterias) conjuncta conditur noster machinatus fit,<text:line-break/>uti se invicem audirent sibique vicissim obsequerentur-<text:line-break/>Sed hi quidem sermones majores et di viniores sunt,<text:line-break/>ecsque in libro de dogmatibus Hippocratis et Platonis<text:line-break/>fusius pertractavimus. In praesentia vero, -si ita dixeris,<text:line-break/>ut paulo ante dixi; ut commoderatio caloris servetur<text:line-break/>vifceri, arterias a corde ad ipsum pervenire, ut vero -<text:line-break/>non prorsus inscnfile sit, nervum inseri tunicae ambienti,<text:line-break/>probabilior quidem tua suerit oratio et vulgo clarior. -<text:line-break/>Nam si neque phlegmones, neque suppurationis, neque<text:line-break/>alterius cujusdam morbi tensum habere hepatis interfuit,<text:line-break/>nihilo utique eo cesti a planta disserat, eoque obtuse scn-<text:line-break/>tit omnes hujusmodi morbos, non luculenter, ut aliae<text:line-break/>corporis partes, quod nervus, quum sit parvus, qui in<text:line-break/>tunicam ambientem distribuitur, aut non omnino in<text:line-break/>viscus, aut non in totum certe fete insinuat. Demon-<text:line-break/>stratum vero etiam hoc a nobis est, quod scilicet in.</text:span></text:span></text:p>
      <text:p text:style-name="P2"><text:span text:style-name="Default_20_Paragraph_20_Font"><text:span text:style-name="T15">proximas sibi partes quadamtenus vires distribuuntur p eo-<text:line-break/>que superfluum erat nervum spargi in totum .viscus^ ob-<text:line-break/>fetuum eninri ipsi sensum vel per distributionem erat<text:line-break/>suppeditaturus.</text:span></text:span></text:p>
      <text:h text:style-name="Heading_20_2" text:outline-level="2"><text:span text:style-name="Default_20_Paragraph_20_Font">Cap. X1U </text:span></text:h>
      <text:p text:style-name="P63"><text:span text:style-name="Default_20_Paragraph_20_Font"><text:span text:style-name="T15">Omnia igitur bene habent, quae ad<text:line-break/>hepar pertinent:- superest tantum de tuto ipsius situ verua<text:line-break/>facere, quam sollerte natura jam olim ipsi providit. Nam<text:line-break/>ventriculo - intestinisque omnibus per venas et. colligan-<text:line-break/>tem ipsa tunicam coniunctum erat, ab eisque separare<text:line-break/>ipsum haudquaquam erat facile propter figuram et lobos.<text:line-break/>At non sufficiebant haec. Proinde ipsum vinculis quibus-<text:line-break/>darn stabilitum natura proximis corporibus inferuit, uno<text:line-break/>quidem ac maximo tunica a peritouaeo oriunda, quae<text:line-break/>. ipsi pro tegmine sutura erat, cujus occasione futurum<text:line-break/>erat, ut omnibus etiam internis coniungeretur, omnia<text:line-break/>enim tunica hac obvolvuntur. Magno praeterea alio vin-<text:line-break/>culo phrenibus, atque aliis quibusdam et mernbranosis<text:line-break/>M: parvis costis nothis connexum est. Verum id vinco-</text:span></text:span></text:p>
      <text:p text:style-name="P3"><text:span text:style-name="Default_20_Paragraph_20_Font"><text:span text:style-name="T15">dum, </text:span></text:span>quo <text:span text:style-name="Default_20_Paragraph_20_Font"><text:span text:style-name="T15">phrenibus </text:span></text:span>viscus <text:span text:style-name="Default_20_Paragraph_20_Font"><text:span text:style-name="T15">ipsum adnecti jam diximus,<text:line-break/>est quidem et ipsum corporis substantia. ipsi peritonaeo<text:line-break/>assimile.,. .quippe quod ortum habet ex tunica ambiente<text:line-break/>ipsum hnpar , et ea., . quae feptum transversum inferne<text:line-break/>succingit, quas ambas diximus a peritonaeo produci.:<text:line-break/>cr assi ties..autem ejus , </text:span></text:span>ob hancque ipsam <text:span text:style-name="Default_20_Paragraph_20_Font"><text:span text:style-name="T15">robur ac. patien-<text:line-break/>di difficultas permultum </text:span></text:span>a <text:span text:style-name="Default_20_Paragraph_20_Font"><text:span text:style-name="T15">peritonaeo distat; neque id<text:line-break/>immoritur . Nam fi recti steterimus,. a reptu transverso-^<text:line-break/>necesse est hepar pendere ; quo fit , ut periculum non<text:line-break/>parvum suerit, ne vehementioribus motibus prompte ab-.<text:line-break/>rumperetur, repenteque admodum animal interiret; co-<text:line-break/>pulatur enim hepar non. solis phrenibus ibi , ied etiam<text:line-break/>corni per surenas. Nam venam illam cavam, de qua<text:line-break/>jam .sum locutus, toti corpori quum sanguinem distribu-<text:line-break/>eret., omnino quidem erat necesse ad cor pariter ascen-<text:line-break/>dere: alium autem transitum commodiorem quum non<text:line-break/>haberet, .necessario septum transversum penetravit, ut<text:line-break/>quod medium inter utrumque viscus situm siti Non igi-<text:line-break/>tur, conveniebat alia quidem vincula venae ipsi,. alia</text:span></text:span></text:p>
      <text:p text:style-name="P3"><text:span text:style-name="Default_20_Paragraph_20_Font"><text:span text:style-name="T15">autem vifceri comparare; sed unum durum et crassem<text:line-break/>indumentum simul cavae venae, sinrulque commune liga-<text:line-break/>mentum ad. diaphragma .tum venae- ipsi tum toti vilice- .<text:line-break/>ri fecisse praestiterat. opportunus igitur in primis hic<text:line-break/>locus luturus erat; noxaque venae </text:span></text:span>ejus <text:span text:style-name="Default_20_Paragraph_20_Font"><text:span text:style-name="T15">loci omnibus,<text:line-break/>quae lu toto sunt animali, venis communis erat futura,<text:line-break/>non auter quam siquando truncus arboris. affectus sit;<text:line-break/>vulneratam enim hanc venam aut divulsam adeo acuta<text:line-break/>sequitur mors, ut, cum Cyclopi, quanquam longe omnium<text:line-break/>maximo, sapientissimum Ulyssem poeta scriberet insidiari<text:line-break/>. rnortemque machinari, non in aliam corporis partem en-<text:line-break/>sum impulsurum fuisse finxerit, quam qua hepar septum<text:line-break/>transversum continet, fecissetque ita, inquit, si, trucidato<text:line-break/>eo, ut speraverat, manibus lapidem grandem, quem altis<text:line-break/>januis ille opposuerat, potuisset amoliri: adeo certe con-<text:line-break/>fidebat, si in eo loco vulneraretur, ne temporis quidem<text:line-break/>momentum .vivere posse. Porro.. magni ac duri vinculi,<text:line-break/>quod .cavam ambit venam,. partem posterioribus quidem</text:span></text:span></text:p>
      <text:p text:style-name="P3"><text:span text:style-name="Default_20_Paragraph_20_Font"><text:span text:style-name="T15">partibus tenuissimam, anterioribus vero crassissimam natura<text:line-break/>constituit, </text:span></text:span><text:span text:style-name="Default_20_Paragraph_20_Font"><text:span text:style-name="T38">. </text:span></text:span><text:span text:style-name="Default_20_Paragraph_20_Font"><text:span text:style-name="T15">ut non solum futuram animalibus ex fe ipsis<text:line-break/>patiendi promplitudinem , fed etiam ab externis: nam<text:line-break/>qui affectus , ipsis currentibus aut fallentibus vehementer,<text:line-break/>venturi erant venae non belle colligatae, lu a fe ipsis<text:line-break/>quidem animalibus accidunt; reliqui vero, qui ab occur-<text:line-break/>rentibus (verbi gratia, quaecunque frangunt aut vul-<text:line-break/>neram,), extrinsecus adveniunt. Quum igitur in horum<text:line-break/>occursu partas anteriores venae cavae facilius laeduntur,<text:line-break/>non oportuit aequalem esse crassitiem operimenti ipsius,<text:line-break/>fed qua facilius noxae incidunt, ea merito robustius id<text:line-break/>extitit. Verum quum feptum transversum non fotum (ut </text:span></text:span><text:span text:style-name="Default_20_Paragraph_20_Font"><text:span text:style-name="T38">i<text:line-break/></text:span></text:span><text:span text:style-name="Default_20_Paragraph_20_Font"><text:span text:style-name="T15">illud Plato dicit) discrimen esset superiorum viscerum ab<text:line-break/>inferioribus , </text:span></text:span><text:span text:style-name="Default_20_Paragraph_20_Font"><text:span text:style-name="T38">- </text:span></text:span><text:span text:style-name="Default_20_Paragraph_20_Font"><text:span text:style-name="T15">fed, ut in aliis monstravimus, non minimum<text:line-break/>organum respirationis sit, non oportuit illud arctari ac<text:line-break/>comprimi,. atque adeo liberiore motu unquam prohiberi<text:line-break/>ab ulla subiectarum partium. Haec sime praevidens crea- </text:span></text:span><text:span text:style-name="Default_20_Paragraph_20_Font"><text:span text:style-name="T38">i</text:span></text:span></text:p>
      <text:p text:style-name="P3"><text:span text:style-name="Default_20_Paragraph_20_Font"><text:span text:style-name="T15">ter, quantum fieri potuit, utrumque vicinorum organo-<text:line-break/>rum plurimum abduxit:. neque enim ventriculi simum<text:line-break/>mox stomacho coniunxit in ipfo per pluenes trausitu,<text:line-break/>sed velut ex isthmo aliquo .praelongo et angusio enascen-<text:line-break/>tem angustiam, paulatim amplificatam,. os ventriculi<text:line-break/>(quod .vocant) effecit, neque hepatis totum gibbum im-<text:line-break/>misit septo transverso, sed plurimum attollens ac in<text:line-break/>gibbum sastigiaus sursumque extendens eam ipsius par-<text:line-break/>tem, unde vena cava emergit, ut hoc solo contingerent<text:line-break/>fe invicem hae partes, effecit. Hepar igitur ea arte, quam-.<text:line-break/>tam et cujusmodi exposuimus, constat.</text:span></text:span></text:p>
      <text:h text:style-name="Heading_20_2" text:outline-level="2"><text:span text:style-name="Default_20_Paragraph_20_Font">Cap. XU </text:span></text:h>
      <text:p text:style-name="P63"><text:span text:style-name="Default_20_Paragraph_20_Font"><text:span text:style-name="T15">Eorum vero, quae a principio proposin-<text:line-break/>mus, reliquus suerit splen, ut censet quidem Eraststratus,<text:line-break/>ab eximia quadam sapientia frustra restitutus; quem non.<text:line-break/>pudet asserere, tantum viscus a natura nihil temere agente<text:line-break/>(ipse enim haec adstruit) frustra factum luisse. Metuens<text:line-break/>illa scilicet, necubi ariis suae oblivisceretur ,quumfoe-<text:line-break/>tui . adhuc utero . gestatu hepar. in dextris conformaret.-</text:span></text:span></text:p>
      <text:p text:style-name="P3"><text:span text:style-name="Default_20_Paragraph_20_Font"><text:span text:style-name="T15">ipsi ex sinistris partibus fplenem opposuit, volens aliquid<text:line-break/>etiam hac parte moliri , perinde ac si ipsa ventre paulu-<text:line-break/>Ium ad partes illas productu opus superfluum </text:span></text:span>altare <text:span text:style-name="Default_20_Paragraph_20_Font"><text:span text:style-name="T15">non<text:line-break/>posset. Et adversus stultissimas quidem opiniones pugnat<text:line-break/>multis verbis, ut ex libris ejus de deglutitione, distri-<text:line-break/>butione atque concoctione colligere est ; fortissimis vero<text:line-break/>et maxime insignibus ne tantillum qualem contradixit,<text:line-break/>fed alias quidem illarum duntaxat admonet, alias autem<text:line-break/>ne id quidem facit, verum praeterit eas et praetermittit,<text:line-break/>tanquam nullius pretii sint.. Verum, si propter aliud.<text:line-break/>nihil, saltem propter illarum auctores a -Graecis cete-<text:line-break/>bratus non oportuit usque adeo aspernari, fed contradi-<text:line-break/>oere et validis demonstrationibus eos consulare ac ce-<text:line-break/>arguere. Demonstratum autem est etiam hoc a nobis in<text:line-break/>libris , quos De facultatibus naturalibus^ conscripsimus,<text:line-break/>fplenem instrumentum quoddam esse, -quod purgat limo-<text:line-break/>fos et orasses ac melancholicos succos in hepale genui<text:line-break/>tus-; - attrahit enim hos (ut autea quoque.dictum est) per</text:span></text:span></text:p>
      <text:p text:style-name="P3"><text:span text:style-name="Default_20_Paragraph_20_Font"><text:span text:style-name="T15">vas venosum, tanquam per stomachum quendam; attia-<text:line-break/>etos autem non protinus in ventriculum excernit, sed<text:line-break/>ipse prius per multum otium conficit atque immutat,<text:line-break/>utens ad hunc actionem potissimum arteriis, quae certe<text:line-break/>multae et magnae Eunt per totum viscus, non abs re<text:line-break/>neque fortuitu </text:span></text:span>a <text:span text:style-name="Default_20_Paragraph_20_Font"><text:span text:style-name="T15">natura ipsi tributae, fed </text:span></text:span>ut <text:span text:style-name="Default_20_Paragraph_20_Font"><text:span text:style-name="T15">motus assi-<text:line-break/>duitate et innati caloris, qui ipsis a corde affluit, robore<text:line-break/>confici, frangi, mutari atque alterari possit crassities<text:line-break/>tr.msumpturum ab hepate ad splenem succorum. Quic-<text:line-break/>quid igitur eorum in succum huic visceri - maxime con-<text:line-break/>venientem translatum suerit, alimentum id spleni effici-<text:line-break/>tnr; quod autem ab ea, quae in splene fit, elaboratione<text:line-break/>exciderit, neque in sanguinis tenuis ac utilis speciem^<text:line-break/>transmutari potuerit, omninoque inutile suerit ad nu-<text:line-break/>triendnm, hoc ad ventriculum per alium quendam veno-<text:line-break/>rum stomachum splen eructat, utilitatem et ipsum quan-<text:line-break/>dam haud contemnendam praestiturum; quam, quum de</text:span></text:span></text:p>
      <text:p text:style-name="P3"><text:span text:style-name="Default_20_Paragraph_20_Font"><text:span text:style-name="T15">excrementis agemus, declarabimus. lu praesentia autem<text:line-break/>reliquam splenrs constructionem expendemus, in primis-<text:line-break/>que proprium ipsius corpus, quod nonnulli parenchyma,<text:line-break/>id .est itssiisionem, vocant. Ipsum namque est, </text:span></text:span>quo <text:span text:style-name="Default_20_Paragraph_20_Font"><text:span text:style-name="T15">fa-<text:line-break/>cultatem habet fplen ad fe ipsum trahendi </text:span></text:span>succos <text:span text:style-name="Default_20_Paragraph_20_Font"><text:span text:style-name="T15">melan-<text:line-break/>cholicos, rarum admodum </text:span></text:span>ac <text:span text:style-name="Default_20_Paragraph_20_Font"><text:span text:style-name="T15">laxum instar spongiae<text:line-break/>cuj usiam, ut fuccos.crassos facile et attrahat ec excipiat.<text:line-break/>Ut autem talis perpetuo fervetur fplenis caro, faciunt<text:line-break/>arteriae in totum riscus dissemluatae; .quae- tamen al<text:line-break/>alium praestant usum non medioereni, cujus paulo ante.<text:line-break/>meminimus ; . nam ad succos , - qui ex. hepate ad splenem .<text:line-break/>feruntur, conficit udos conferre ipsas diximus. Quin et<text:line-break/>carnem vifceris hae semper raram conservant, quemad-<text:line-break/>modum et pulmonis : si enim recte demonstratum est lu<text:line-break/>irs, quae de facultatibus naturalibus .praecepimus , omnia,<text:line-break/>quae nutriuntur, ad fe. ipsa trahere . ex proximis vasis<text:line-break/>alimentum, ex arteriis quidem^ consentiens est tenuius<text:line-break/>attrahi, ex venis autem crassius : nam et tunica furialia-</text:span></text:span></text:p>
      <text:p text:style-name="P3"><text:span text:style-name="Default_20_Paragraph_20_Font"><text:span text:style-name="T15">vum, quam venarum tunica, est densior,- et sanguis;<text:line-break/>qui in ipsis continetur, </text:span></text:span><text:span text:style-name="Default_20_Paragraph_20_Font"><text:span text:style-name="T38">- </text:span></text:span><text:span text:style-name="Default_20_Paragraph_20_Font"><text:span text:style-name="T15">est subtilior et vaporosior; . ex<text:line-break/>hujusmodi autem praestitit fungosam ac laxam carnem<text:line-break/>nutrici, quemadmodum ex crassiori densam. At qui fans.<text:line-break/>gula adeo tenuis lu arteriis hujus visceris est, generatio-<text:line-break/>nem habet ex crasso illo et melancholico excremento;<text:line-break/>quo fit, ut </text:span></text:span>et <text:span text:style-name="Default_20_Paragraph_20_Font"><text:span text:style-name="T15">caro splenis, quamvis laxa sit, </text:span></text:span>a <text:span text:style-name="Default_20_Paragraph_20_Font"><text:span text:style-name="T15">pulmonis<text:line-break/>tamen carne magno intervallo relinquatur; laxissima .<text:line-break/>enim est ea atque levissima et paulo minus alba, utpote<text:line-break/>ex spuma quadam velut coagulata ; nutritur enim ex<text:line-break/>sanguine purissimo, flavo, subtili et spirituoso. Has om-<text:line-break/>nes praerogativas habet is sanguis, qui a corde mittitur<text:line-break/>ad pulmonem. Sed de illius quidem visceris natura scor-<text:line-break/>sum .tractabimus. Splenis vero corpus, quum tanto ra-<text:line-break/>ruis hepate ..sit, quanto est crassius pulmone, meritu ex<text:line-break/>tenuiore sanguine nutritur; qui namque attrahitur ad<text:line-break/>fplenem, crassior est eo, qui est su hepate ; at .quia ela-</text:span></text:span></text:p>
      <text:p text:style-name="P3"><text:span text:style-name="Default_20_Paragraph_20_Font"><text:span text:style-name="T15">.boratus ab arteriis, </text:span></text:span><text:span text:style-name="Default_20_Paragraph_20_Font"><text:span text:style-name="T38">- </text:span></text:span><text:span text:style-name="Default_20_Paragraph_20_Font"><text:span text:style-name="T15">quae illic sinat, </text:span></text:span>atque adeo <text:span text:style-name="Default_20_Paragraph_20_Font"><text:span text:style-name="T15">venis<text:line-break/>mullo densiorem tunicam habentibus, quam fiant in he-<text:line-break/>pate, non affatim neque crassas carni splenia, sed sitisti-<text:line-break/>lis et paulatim mittitur, ob id -caro quidem . hujus vi-<text:line-break/>fceris rarior est et levior, quam hepatis, non tamen ru-<text:line-break/>bicundior aut flavior; melancholicus enim erat humor,<text:line-break/>quem purgavit, -eoque elaborato nutritus -est; hepar vero<text:line-break/>benigno simul et crasso nutritur tum propter fubtilita-<text:line-break/>tern turri eae venarum, quae sunt lu hepate, tum propter<text:line-break/>magnitudinem foraminum. Ut autem summatim per-<text:line-break/>stringam, </text:span></text:span><text:span text:style-name="Default_20_Paragraph_20_Font"><text:span text:style-name="T38">; </text:span></text:span><text:span text:style-name="Default_20_Paragraph_20_Font"><text:span text:style-name="T15">nutritio horum trium viscerum sic habet.<text:line-break/>Hepar quidem ex. rubicundo et crasso sanguine , splen<text:line-break/>autem ex subtili, fed nigro, pulmo ex elaboratu ad<text:line-break/>unguem, flavo, subtili, spirituosa ac puro sumit alimen-<text:line-break/>tum. Jam vero carnis eorum species ad portionem au-<text:line-break/>trientis succi </text:span></text:span>su <text:span text:style-name="Default_20_Paragraph_20_Font"><text:span text:style-name="T15">habent; quin potius, quod ejusmodi eas<text:line-break/>esse oportuit , familiare </text:span></text:span><text:span text:style-name="Default_20_Paragraph_20_Font"><text:span text:style-name="T38">- </text:span></text:span><text:span text:style-name="Default_20_Paragraph_20_Font"><text:span text:style-name="T15">ipsis natura etiam alimentum</text:span></text:span></text:p>
      <text:p text:style-name="P3"><text:span text:style-name="Default_20_Paragraph_20_Font"><text:span text:style-name="T15">pararit. Hi igitur sunt duo usus, quos dirimas, multi.<text:line-break/>tudinis arteriarum -lu </text:span></text:span><text:span text:style-name="Default_20_Paragraph_20_Font"><text:span text:style-name="T38">- </text:span></text:span><text:span text:style-name="Default_20_Paragraph_20_Font"><text:span text:style-name="T15">liene- productarum. Est et alius<text:line-break/>quidam praeter hos tertius fecundum. </text:span></text:span><text:span text:style-name="Default_20_Paragraph_20_Font"><text:span text:style-name="T38">. </text:span></text:span><text:span text:style-name="Default_20_Paragraph_20_Font"><text:span text:style-name="T15">propriam ipsarum<text:line-break/>actionem et: usum. Monstratum enim est, quod motus<text:line-break/>ipsarum fervendi .potissimum^ cujusque- partis caloris inr<text:line-break/>siti gratia extitit;. refrigerans quidem diastole, attrahendo<text:line-break/>scilicet. frigidam qualitatum, purgans autem ex ipsis fy-<text:line-break/>ftole excrementa fuliginoso. Hujusmodi igitur- quum lu<text:line-break/>fplene </text:span></text:span><text:span text:style-name="Default_20_Paragraph_20_Font"><text:span text:style-name="T38">. </text:span></text:span><text:span text:style-name="Default_20_Paragraph_20_Font"><text:span text:style-name="T15">plurimumc-sutumm esset propter pravitatem et<text:line-break/>crassitiem succorum, qui lu ipsi, elaborentur,- ratio </text:span></text:span><text:span text:style-name="Default_20_Paragraph_20_Font"><text:span text:style-name="T38">luit<text:line-break/></text:span></text:span><text:span text:style-name="Default_20_Paragraph_20_Font"><text:span text:style-name="T15">arterias multas et magnas ipsi tribuere ; ut enim pulmo<text:line-break/>refrigeratione vehementi, ita splenc purgatione- insigni in-.<text:line-break/>diget, hepar vero neque. tali egens -purgatione (habet<text:line-break/>enim alias tres maximas) neque refrigerio </text:span></text:span><text:span text:style-name="Default_20_Paragraph_20_Font"><text:span text:style-name="T38">, </text:span></text:span><text:span text:style-name="Default_20_Paragraph_20_Font"><text:span text:style-name="T15">magno , ut<text:line-break/>cor (propter quod ipsa pulmo factus estj, jure optimo<text:line-break/>parvis indiguit arteriis. </text:span></text:span><text:span text:style-name="Default_20_Paragraph_20_Font"><text:span text:style-name="T38">... </text:span></text:span><text:span text:style-name="Default_20_Paragraph_20_Font"><text:span text:style-name="T15">ob eas certe caulas rarum- et<text:line-break/>leve et arteriosum est lienis corpus.</text:span></text:span></text:p>
      <text:h text:style-name="P58" text:outline-level="2"><text:span text:style-name="Default_20_Paragraph_20_Font">Cap. XVI. </text:span></text:h>
      <text:p text:style-name="P63"><text:span text:style-name="Default_20_Paragraph_20_Font"><text:span text:style-name="T15">Converfa autem fari ejus sima ad he-<text:line-break/>par et ventriculum.; </text:span></text:span><text:span text:style-name="Default_20_Paragraph_20_Font"><text:span text:style-name="T38">. </text:span></text:span><text:span text:style-name="Default_20_Paragraph_20_Font"><text:span text:style-name="T15">gibba videlicet simis opponuntur.<text:line-break/>Et sima quidem arteriarum et venarum inscrtiones con-<text:line-break/>tluent, et eam quae ad omentum pertingit intercurren-<text:line-break/>tem propagationem; gibbis autem, quod ad nothas costas<text:line-break/>et Hia siecedant, nullum vas inseritur, </text:span></text:span>sed <text:span text:style-name="Default_20_Paragraph_20_Font"><text:span text:style-name="T15">quaedam fi-.<text:line-break/>brofa e -propagines ibi. colligant ipsum adiacentibus, quae<text:line-break/>neque magnitudinem, neque </text:span></text:span><text:span text:style-name="Default_20_Paragraph_20_Font"><text:span text:style-name="T38">. </text:span></text:span><text:span text:style-name="Default_20_Paragraph_20_Font"><text:span text:style-name="T15">multitudinem aequalem ha-<text:line-break/>bent in omnibus animalibus;.. sed et secundum speciem<text:line-break/>su ipsis esit quaedam differentia, quae lu quoque animali<text:line-break/>pariter invenitur, neque. enim alterius cujusdam gratia<text:line-break/>extiterunt, quam, ut dictum est, colligandi. Unde plura,<text:line-break/>vel pauciora, fortiora., .imbecilliora, .m .aliis et aliis<text:line-break/>locis extiterunt, .non splenia sclum, fed hepatis quoque<text:line-break/>vincula. Tunica vero, quae ipsum ambit,. non modo est<text:line-break/>vinculum, sest etiam tunica -(ut. et nominatur), .tegens- et<text:line-break/>yesttens omni ex parte ipsum vilicus. Principium autem</text:span></text:span></text:p>
      <text:p text:style-name="P3"><text:span text:style-name="Default_20_Paragraph_20_Font"><text:span text:style-name="T15">generationis huic etiam est </text:span></text:span>a <text:span text:style-name="Default_20_Paragraph_20_Font"><text:span text:style-name="T15">peritunaeo , .ut prius dictum<text:line-break/>esu Dictum quoque nihilominus est, ventriculi tegumen-.<text:line-break/>tum omnium aliorum orasti ssimum esse oportere. Quae<text:line-break/>igitur partes ad ventriculum, hepar, epiploon et sple-<text:line-break/>nem pertinent, .ad eum quem jam diximus modum exor-<text:line-break/>natae suerunt.</text:span></text:span></text:p>
      <text:h text:style-name="Heading_20_2" text:outline-level="2"><text:span text:style-name="Default_20_Paragraph_20_Font">. Cap. XVII. </text:span></text:h>
      <text:p text:style-name="P63"><text:span text:style-name="Default_20_Paragraph_20_Font"><text:span text:style-name="T15">Deinceps vero .erit de- intestinis dican- .<text:line-break/>dum. Coquitur quidem adhuc alimentum et in. ipso-<text:line-break/>per intestina transitu, ut in venis etiam omnibus fanguis,.<text:line-break/>quum tamen neque intestinorum ustum concoctionis,- ne-<text:line-break/>que venae langui si talionis gratia extiterint; sed, .ut antea<text:line-break/>dictum est, natura alias quidem - organorum unoquoque<text:line-break/>in melius simul utitur, alias autem id. necessario sequitur<text:line-break/>omnia, quae alicuius gratia extiterunt.. Quemadmodum<text:line-break/>igitur venis, quum eas distributionis .instrumenta fecisset, </text:span></text:span><text:span text:style-name="Default_20_Paragraph_20_Font"><text:span text:style-name="T38">.<text:line-break/></text:span></text:span><text:span text:style-name="Default_20_Paragraph_20_Font"><text:span text:style-name="T15">facultatem sanguinis generatricem indidit, ne, dum per<text:line-break/>eas fertur, tempus ipsi alimento frustra periret, eadem<text:line-break/>ratione et intestinis distributionis in venas gratia institutis</text:span></text:span></text:p>
      <text:p text:style-name="P3"><text:span text:style-name="Default_20_Paragraph_20_Font"><text:span text:style-name="T15">facultas quaedam concoctrix </text:span></text:span>ciborum <text:span text:style-name="Default_20_Paragraph_20_Font"><text:span text:style-name="T15">inest; quod fieri<text:line-break/>omnino non poterat (ut </text:span></text:span>in <text:span text:style-name="Default_20_Paragraph_20_Font"><text:span text:style-name="T15">commentariis </text:span></text:span>, <text:span text:style-name="Default_20_Paragraph_20_Font"><text:span text:style-name="T15">quos dc facul--<text:line-break/>talibus naturalibus conscripsimus, demonrlratirm est], quin-<text:line-break/>singulae </text:span></text:span>animalis <text:span text:style-name="Default_20_Paragraph_20_Font"><text:span text:style-name="T15">spartes facultatem quandam haberent<text:line-break/>alteratricem. Jam. veno. intestinorum substantia haud<text:line-break/>multum a .ventriculo est diversa;. qno fit, ut, st facultatem<text:line-break/>al teratricem ipsis quoque inditam fuisse oportuit </text:span></text:span><text:span text:style-name="Default_20_Paragraph_20_Font"><text:span text:style-name="T38">- </text:span></text:span><text:span text:style-name="Default_20_Paragraph_20_Font"><text:span text:style-name="T15">ipsa<text:line-break/>ventriculo assimilem </text:span></text:span>, in <text:span text:style-name="Default_20_Paragraph_20_Font"><text:span text:style-name="T15">his quoque cibum concoqui ne-<text:line-break/>cessario: consequatur;. .nam , ut in hepate est velut officina<text:line-break/>fanguificationis,^ ita in ventriculo. concoctionis. Quod<text:line-break/>autem neque excrementorum prorsum -delationis , . neque<text:line-break/>concoctionis gratia., sed ut id omne, quod in ventriculo<text:line-break/>in .drylmm est mutatum </text:span></text:span>, <text:span text:style-name="Default_20_Paragraph_20_Font"><text:span text:style-name="T15">assumatur in venas , constructa<text:line-break/>fuerunt intestina, lune discas licet. </text:span></text:span><text:span text:style-name="Default_20_Paragraph_20_Font"><text:span text:style-name="T38">. </text:span></text:span><text:span text:style-name="Default_20_Paragraph_20_Font"><text:span text:style-name="T15">Primo quidem, quod:<text:line-break/>in nullo animali ventriculus lita structura - iis iusirunren-<text:line-break/>tis .sit contiguus;; quibus alvi excrementa deiiciuntur,<text:line-break/>quamvis -non esset impossibile. mox ad vocatam sedem<text:line-break/>extremitatem ventriculi interiorem .protendi. Secundo<text:line-break/>autem, quod quamplures intestinorum anfractus in pluri-,:</text:span></text:span></text:p>
      <text:p text:style-name="P2"><text:span text:style-name="Default_20_Paragraph_20_Font"><text:span text:style-name="T15">mis animalibus fuerunt. Tertio , quod non ante emitta-<text:line-break/>- tur e ^ventriculo cibus , quam perfecte fit concoctus.; hoc<text:line-break/>enim demonstratum .etiam est. Quod ergo animalium<text:line-break/>ventriculi fedi minime cohaeserint, latis magno inditio<text:line-break/>est, </text:span></text:span>aliud <text:span text:style-name="Default_20_Paragraph_20_Font"><text:span text:style-name="T15">esse oportere concoctionis instrumentum m aliud<text:line-break/>distributionis; nam si idem esset-, periculum utique esset,<text:line-break/>ne- identidem venae crudum .atque lucoctum.asstrmerent<text:line-break/>alimentum, quod tamen nequaquam accidere .oportebat.</text:span></text:span></text:p>
      <text:p text:style-name="Normal"><text:span text:style-name="Default_20_Paragraph_20_Font"><text:span text:style-name="T15">-Satis igitur constat, aliam quidem. concoctionis, aliam<text:line-break/>.autem distributionis oportuisse esse parteni; Quod vero<text:line-break/>ipsum noni extendatur fimplex usque ad anum, sed<text:line-break/>- quam plurimis gyris spirisve orbiculatis in messio luter-<text:line-break/>ci piatur (cum constet, id, ne alimentum ex animali ocyus</text:span></text:span></text:p>
      <text:p text:style-name="Normal"><text:span text:style-name="Default_20_Paragraph_20_Font"><text:span text:style-name="T15">; elabatur,. factum fuisse) iis, quae haud ita pridem. dixi-<text:line-break/>. mus, consonat; quandoquidem, si fecundus quispiam ven-<text:line-break/>tricolus .priorem exciperet ; essetque, sicut ille .coctionis<text:line-break/>instrumentum, : ita </text:span></text:span><text:span text:style-name="Default_20_Paragraph_20_Font"><text:span text:style-name="T38">i </text:span></text:span><text:span text:style-name="Default_20_Paragraph_20_Font"><text:span text:style-name="T15">hic fecundus. promptuarium distri-<text:line-break/>ballenis, ..nequaquam brevi tempore quam plurimum<text:line-break/>-al per.. plurimas venas alimentum. hepar assumeret.</text:span></text:span></text:p>
      <text:p text:style-name="P3"><text:span text:style-name="Default_20_Paragraph_20_Font"><text:span text:style-name="T15">Nunc enim intestinorum gyri, cum innumerabilem quam.<text:line-break/>dum venarum . multitudinem ex hepate sibi. ipsis habeant<text:line-break/>insertam, . omnem in ventriculo coctum succum sursum<text:line-break/>mittunt; tunc autem paucis orificiis venarum,- paucum<text:line-break/>cibi in chylum versi assidue adaptans, tardam et diutur-<text:line-break/>nam.faceret distributionem. Etenim oportet ora vasorum<text:line-break/>contingere elaboratum ac coctum succum; si vero magno<text:line-break/>priori ventriculo secundus suppositus esset, parvam uti-<text:line-break/>que partem ejus ventriculi. .tangeret cibus, eam duntaxat,<text:line-break/>quam ipse contingeret; plurima vero alimenti pars, quae<text:line-break/>utique in profundo^ esset ^apprehensiones venarum effuge-<text:line-break/>ret. Nunc autem angustia transitus in parvas particulas<text:line-break/>alimentum comminuens cogit, ut id propemodum . totum<text:line-break/>contingat tunicam intestinorum , ad quam.- venae oscillis^<text:line-break/>hiant, </text:span></text:span><text:span text:style-name="Default_20_Paragraph_20_Font"><text:span text:style-name="T38">, </text:span></text:span><text:span text:style-name="Default_20_Paragraph_20_Font"><text:span text:style-name="T15">ob idque.ipsum etiam ora vasorum: si quid. vero<text:line-break/>alimenti effugerit.in transitu per.primum gyrum, per se-<text:line-break/>cuudum quidem continget; quod si lue quoque effi gerit,<text:line-break/>per tertium, vel quartum; vel quintum, : veI quemlibet</text:span></text:span></text:p>
      <text:p text:style-name="P3"><text:span text:style-name="Default_20_Paragraph_20_Font"><text:span text:style-name="T15">sequentium; fiunt enim plurimi. In transitu igitur adeo<text:line-break/>angusto et . longo et quamplurimos anfractus habente.<text:line-break/>omnes partes alimenti coguntur tandem venari cum va-<text:line-break/>sis orificio; condensatum enim est in orbem omne infesti-<text:line-break/>num innumerabili .quadam multitudine orisiciorum intro<text:line-break/>pervenientium,. a quibus rapitur sursum, quod ex prae-<text:line-break/>tereunte alimento utile esu Unde fieri nequit, ut succus<text:line-break/>ullus nutriendo animali idoneus effugiat , fallat atque ex<text:line-break/>animali elabatur, quando saltem lege naturae corpora<text:line-break/>gubernantur: eorum enim haec a nobis instituitur expofi-<text:line-break/>tio, non morborum, in quibus ordo quidem contunditur,<text:line-break/>naturae autem ars impeditur, adjutoreque. quopiam opus<text:line-break/>est; qui matrum porrigat et, quod angit, educat. . Hoc<text:line-break/>quidem certe, etsi non dicatur in unoquoque usuum, quos<text:line-break/>recenfemus, ..non qui praetermittit negligentiae, fed qui<text:line-break/>non subintelligit tarditatis. est accusandus. Porro intesti-<text:line-break/>norum anfractus- extitisse probavimus, ut, quicquid ali-<text:line-break/>menti concoctum esset , ad unguem distribueretur ; ; eoque<text:line-break/>spectabat, quod.a Platone dictum .est:. ne alimentum cele-</text:span></text:span></text:p>
      <text:p text:style-name="P3"><text:span text:style-name="Default_20_Paragraph_20_Font"><text:span text:style-name="T15">rite, permeans corpus celeriter ini necessitatem adige, et<text:line-break/>sumendi rursum aliud alimentum, suggerensque insutia-<text:line-break/>bilem ingluviem a philosophia ac Musis </text:span></text:span>alienum <text:span text:style-name="Default_20_Paragraph_20_Font"><text:span text:style-name="T15">uni-<text:line-break/>veifum mortale genus .afficeret. Quibus certe animalium<text:line-break/>non insuut ejusmodi anfractus;.. fed intestinum a ventri-<text:line-break/>culosunplex usque ad anum protensum habent, insatia-<text:line-break/>bilia omnia ac gulosa, </text:span></text:span><text:span text:style-name="Default_20_Paragraph_20_Font"><text:span text:style-name="T38">. </text:span></text:span><text:span text:style-name="Default_20_Paragraph_20_Font"><text:span text:style-name="T15">plantarumque modo cibo assidue<text:line-break/>adhaerent. Verum de his Ariste telea recto conscripsit<text:line-break/>cum alia, tum etiam quod paulatim a plantis natura dis </text:span></text:span><text:span text:style-name="Default_20_Paragraph_20_Font"><text:span text:style-name="T38">.<text:line-break/></text:span></text:span><text:span text:style-name="Default_20_Paragraph_20_Font"><text:span text:style-name="T15">gradiens aliud alio animus perfectius condidit, quousque<text:line-break/>al hominem perveniat, omnium perfectissimum , de quo<text:line-break/>nunc .nobis propositum est dicere. </text:span></text:span><text:span text:style-name="Default_20_Paragraph_20_Font"><text:span text:style-name="T38">. </text:span></text:span><text:span text:style-name="Default_20_Paragraph_20_Font"><text:span text:style-name="T15">Non igitur de vene<text:line-break/>triculortnn multitudine, qui lu ruminantibus animalibus<text:line-break/>cernuntur, meum fuerit exequi, neque de ventriculo<text:line-break/>singularum specierum animalis, quemadmodum neque de<text:line-break/>ariis nutritionis instrumentis.; scripsit enim de his omni-<text:line-break/>bus recte Aristoteles. Quod si vitae brevitas pulcherri-<text:line-break/>morrun. investigationem non moraretur, fortassis aliquan-<text:line-break/>do; quod. in ea speculatione desideratur, </text:span></text:span><text:span text:style-name="Default_20_Paragraph_20_Font"><text:span text:style-name="T38">. </text:span></text:span><text:span text:style-name="Default_20_Paragraph_20_Font"><text:span text:style-name="T15">.exequerentur.</text:span></text:span></text:p>
      <text:p text:style-name="P3"><text:span text:style-name="Default_20_Paragraph_20_Font"><text:span text:style-name="T15">Nunc veru satis habemus, si solius^ hominis possumus<text:line-break/>constructionem ad unguem exponere. Rursus igitur ora-<text:line-break/>tionem, unde digressi fumus; revocemus, denuo lecturos<text:line-break/>hoc opus cornu ton esurientes, nullam hic postulent audire<text:line-break/>^cuiusquam actionis demonstrationem ; quum eam omnem<text:line-break/>in ..libris de facultatibus naturalibus simus complexi;<text:line-break/>veluti et quod orificia arteriarum ad intestina pertingen-<text:line-break/>tia modicum quiddam cibi assumunt, plurimum autem<text:line-break/>venae.. i Id ipfirm sane, quod. naturaliter in arteriisfan-<text:line-break/>guis contineatur, alio libro scor sum cor: scripsimus.. Nunc<text:line-break/>igitur, quod reliquum est de intestinorum constructione,<text:line-break/>exequemur. omnes trusi actiones, .tum facultates, quas<text:line-break/>excretrices ac propulirices nominant, transversorum vil-<text:line-break/>lorum motu,:. ut attractrices rectorum, constare probavi-<text:line-break/>mus. i Quemadmodum igitur^ ventriculo utrosque vilior<text:line-break/>sortito duabus.ropus suit tunicis contrario luter fe modo<text:line-break/>habentibus, ita et: intestinum quodque, usiam speciem<text:line-break/>-motus cum habeat propultricem , tutam par, ter tunicae</text:span></text:span></text:p>
      <text:p text:style-name="P3"><text:span text:style-name="Default_20_Paragraph_20_Font"><text:span text:style-name="T15">speciem in transverses et rotundos villos dissolutam<text:line-break/>obtinuit. Quid tandem tunicae binae extiterunt, siqui-<text:line-break/>dem ambae itidem </text:span></text:span>te <text:span text:style-name="Default_20_Paragraph_20_Font"><text:span text:style-name="T15">habent? superflua enim videtur<text:line-break/>esse altera. At non est ita; nam intestinorum tunica<text:line-break/>duplex fuit, partim ut facultas ipsorum expultrix esset<text:line-break/>valentior, partim ut ipsis instrumenta ab iniuriis omuibus<text:line-break/>essent tutiora. Ut enim in ventriculo manere diutius<text:line-break/>cibaria,. ut exacte coquerentur, ita. lue non manere e re<text:line-break/>magis. fuit; nam dum per viam. longam ac strictam<text:line-break/>feruntur, perfecta simul ac celeris fit ad jecur drstrrbu-<text:line-break/>tio. Quod autem et ad securitatem summam. et patiendi-<text:line-break/>difficultatem non parvum intestinis momentum duae tu-<text:line-break/>alicae conferunt; indicant vel maxime morbi: dysenterici.<text:line-break/>Multus sane ac .saepe Adimus, quibus, cum. morbis gra-<text:line-break/>vibus atque diuturnis essent conflictati maxima intesti-<text:line-break/>norum pars erat. putrefacta adeo, ut. compluribus </text:span></text:span><text:span text:style-name="Default_20_Paragraph_20_Font"><text:span text:style-name="T38">. </text:span></text:span><text:span text:style-name="Default_20_Paragraph_20_Font"><text:span text:style-name="T15">locis<text:line-break/>tunica omnis interior esset exesa; attamen vixerunt ii<text:line-break/>et superstites fuerunt; quod non fecissent, nisi secunda</text:span></text:span></text:p>
      <text:p text:style-name="P3"><text:span text:style-name="Default_20_Paragraph_20_Font"><text:span text:style-name="T15">quaedam alia tunica extrinsecus corruptae tunicae acces-<text:line-break/>sisset. Nonnullis vero intestinorum quidam villi recti<text:line-break/>secundum longitudinem obtenduntur ad transversorum<text:line-break/>tutelam ; ideoque animalibus tenues habentibus .intestino-<text:line-break/>Tum tunicas aut actiones vehementiores potissimum hoc<text:line-break/>mest: periculum enim erat, ne transversi villi a sese<text:line-break/>mutuo avellerentur, nisi extrinsecus a rectis velut vin-<text:line-break/>culo quodam fuissent devincti. Quo sit, ut in recto in-<text:line-break/>fellino complures. ejusmodi fuerint, quod multis et duris<text:line-break/>alimenti sicci illic congesti . excrementis ejus intestini tu- .<text:line-break/>picas circumtendi. valide oportuit. Extrinsecus .igitur<text:line-break/>transversis, </text:span></text:span><text:span text:style-name="Default_20_Paragraph_20_Font"><text:span text:style-name="T38">- </text:span></text:span><text:span text:style-name="Default_20_Paragraph_20_Font"><text:span text:style-name="T15">ceu ligamentum, villi quidam recti injectsu<text:line-break/>.sunt. , In pluribus vero animalibus totum colon validis<text:line-break/>vinculis secundum longitudinem superne deortam utrin-<text:line-break/>que porrectis constrictum esu Porro quod et peritonae-<text:line-break/>um. ipsum rursus hunc secundam vestit tunicam , colligat-<text:line-break/>que. intestina omnia tum quae ad spinam sunt corpori-:.<text:line-break/>bus, .tum. aliis, supra comprehensum assi Nam ut feni cl</text:span></text:span></text:p>
      <text:p text:style-name="P3"><text:span text:style-name="Default_20_Paragraph_20_Font"><text:span text:style-name="T15">dicam </text:span></text:span>, <text:span text:style-name="Default_20_Paragraph_20_Font"><text:span text:style-name="T15">nullum est sub fepto transverso instrumentum,<text:line-break/>♃uod non operiatur aliqua tunica mitium generationis a<text:line-break/>peritonaeo tumente- Verum de intestinis quidem tenui-<text:line-break/>bus haec sufficiant.</text:span></text:span></text:p>
      <text:h text:style-name="Heading_20_2" text:outline-level="2"><text:span text:style-name="Default_20_Paragraph_20_Font">Cap. XVIll. </text:span></text:h>
      <text:p text:style-name="P65"><text:span text:style-name="Default_20_Paragraph_20_Font"><text:span text:style-name="T15">De crassis autem fle habet. Quemad-<text:line-break/>mbdum intestinum tenue distributioni destinatum- est,<text:line-break/>ej usque gratia extitit (quamvis etiam concoquat alimen-<text:line-break/>tum ac propellat] , ita et crassem intestinum non repen-<text:line-break/>Linae excretionis causa comparatum est: quanquam in<text:line-break/>multis . animalibus voracibus , quibus rectum hoc iutesti-<text:line-break/>num inest, ridere licet inferiore ipsius parte nihil lati-<text:line-break/>tudiue a siase discrepare:^ verumtamen haec, assidue sit<text:line-break/>pufcuntm, sic egerunt assidue, vitam quandam a Musti<text:line-break/>et philosophia alienam re vera (ut Plato dicebat] . ducen-<text:line-break/>tia: quae vero perfectissima sunt animalia ac praestem-<text:line-break/>Hora, ut non comedunt semper , ita nec egerunt. Jam<text:line-break/>vero demonstratum a nobis est, ipsius intestinorum antra-<text:line-break/>ctus-. ru caula esse, cui externo alimento assidue nobis<text:line-break/>minime dpun sit; quod autem subinde- non legeramus ; fed</text:span></text:span></text:p>
      <text:p text:style-name="P3"><text:span text:style-name="Default_20_Paragraph_20_Font"><text:span text:style-name="T15">longo intervallo, lu causa fuit crassi intestini latitudo.;<text:line-break/>ceu secundus quidam venter , ipsis subjecti, quomodo<text:line-break/>vesica minis. Nam ne egererent assidue neve mererent<text:line-break/>animalia, humidis. </text:span></text:span>.quidem <text:span text:style-name="Default_20_Paragraph_20_Font"><text:span text:style-name="T15">excrementis vesica subjacet,<text:line-break/>siccis autem intestinum, quod crassem appellamus, quod<text:line-break/>utique et inferiorem ventrem quidam nominant. Princi-<text:line-break/>pium autem </text:span></text:span>ejus <text:span text:style-name="Default_20_Paragraph_20_Font"><text:span text:style-name="T15">est caecum intestinum; ubi enim tenue.<text:line-break/>intestinum definit, illinc ad dextram quidem caecum,<text:line-break/>ad sinistram autem colon emergit, dextra prius ilia prae-,<text:line-break/>tervectum. Porro caecum prorsus velut venter quidam<text:line-break/>est crassius excrementis recipiendis appositus, cui ad pro-<text:line-break/>portionenr colon respondet. Atque plurimis face avibus<text:line-break/>propter^ actionis robur caecum intestinum est duplex:<text:line-break/>nam si quid in trausitu per tenue intestinum distributio-.<text:line-break/>nem fefellerit, id omne diuturna in caeco mora plane<text:line-break/>exugrtur. Porro avibus fere omnibus actiones ventriculi<text:line-break/>atque intestinorum robustas habentibus excrementorum</text:span></text:span></text:p>
      <text:p text:style-name="P3"><text:span text:style-name="Default_20_Paragraph_20_Font"><text:span text:style-name="T15">receptacula bina extiterunt; nequid, quum alimentum<text:line-break/>celeriter feratur, non exhaustum praetermittatur, et ut -<text:line-break/>egestio repente ac femel, non continue et paulatim fiat.<text:line-break/>Verum in. hominibus ac -pedestribus animalibus omnibus<text:line-break/>unicum caecum intestinum natura molita, in dextris ili-<text:line-break/>bus ipsum constituit, quod locum ibi idoneum haberet<text:line-break/>vacuum, rene dextro altius appensu; cujus causam in<text:line-break/>sequentibus. explicabimus.</text:span></text:span></text:p>
      <text:h text:style-name="Heading_20_2" text:outline-level="2"><text:span text:style-name="Default_20_Paragraph_20_Font">Cap. XIX. </text:span></text:h>
      <text:p text:style-name="P65"><text:span text:style-name="Default_20_Paragraph_20_Font"><text:span text:style-name="T15">Haec igitur omnia miro artificio natura<text:line-break/>comparavit, Quibus adhuc accedit, quod musculi uiris-<text:line-break/>que excrementorum, effluviis incumbunt, instar claustri<text:line-break/>cujusdam.,.ne continenter excernuntur, neve intempestive.<text:line-break/>Siquidem vesicae collum,. quod vocamus, musculosum<text:line-break/>est; recti vero intestini extremum inferius a musculis<text:line-break/>in orbem circumpositis. constringitur ; quapropter nomen<text:line-break/>ei sphiucterem (constructorem) puto quosdam imposuisse.<text:line-break/>Nam musculi omnes, quum sint motus voluntarii instru-<text:line-break/>menta, uon sinunt exeremeuta foras ferri ante, quum. tu-</text:span></text:span></text:p>
      <text:p text:style-name="P3"><text:span text:style-name="Default_20_Paragraph_20_Font"><text:span text:style-name="T15">tio jusserit, idque unicum duntaxat animalis facultatis<text:line-break/>instrumentum tanto. ac .ejusmodi naturalium instrumen-<text:line-break/>torum exitui incubat in utroque excrementorum effluvio.<text:line-break/>Porro quibus aut resoluti hi musculi fuerint al aut quoquo<text:line-break/>modo ali. .qui vitiati, invitis iis et intempestive estluen-<text:line-break/>tia. excrementa latis iudicant, quam turpis atque a Mu-<text:line-break/>sis aliena nobis vita fuisset, nisi principio natura metii<text:line-break/>us quidpiam prospexisset. Verum haec </text:span></text:span>certe <text:span text:style-name="Default_20_Paragraph_20_Font"><text:span text:style-name="T15">mirifice ab<text:line-break/>ea comparata fuerunt: praeterea summa ratione ad fo-.<text:line-break/>lertia modum instituit, quomodo omnia, .quae ad veli-<text:line-break/>trimulum atque intestina pertinent, non solum aliis par-<text:line-break/>tibus. corporis nutriendis subservirent, sed et ipsa probe<text:line-break/>nutrirentur, neque temere neque segniter egrederentur;<text:line-break/>Primum namque toti - mesenterio venas effecit proprias<text:line-break/>intestinis nutriendis, ipsi dicatas, haudquaquam ad hepar<text:line-break/>trajjcientes : ut enim </text:span></text:span>et <text:span text:style-name="Default_20_Paragraph_20_Font"><text:span text:style-name="T15">Herophilus dicebat, </text:span></text:span>in <text:span text:style-name="Default_20_Paragraph_20_Font"><text:span text:style-name="T15">glandulosa<text:line-break/>quaedam corpora desinunt hae venae , quum caeterae<text:line-break/>omnes furium ad portas referantur. deinde ejusdem utus</text:span></text:span></text:p>
      <text:p text:style-name="P3"><text:span text:style-name="Default_20_Paragraph_20_Font"><text:span text:style-name="T15">potissimum gratia in epiploo quoque quamplurima munero<text:line-break/>vasa construxit, quo omnia propinqua nutrirentur.. Porro.<text:line-break/>utrinque hoc commentum naturae ipsi subsilio .est- ad<text:line-break/>perlectam intestinorum et ventriculi nutritionem. Erunt<text:line-break/>rane </text:span></text:span>et <text:span text:style-name="Default_20_Paragraph_20_Font"><text:span text:style-name="T15">alia duo nutritionis eorum auxilia, unum qui-<text:line-break/>dem in ipsa cibi concoctione, de .quo antea sumus lo-<text:line-break/>cuti; alterum, ..quum per. longiores inedias infernae par-<text:line-break/></text:span></text:span>tes <text:span text:style-name="Default_20_Paragraph_20_Font"><text:span text:style-name="T15">attrahunt quiddam etiam ex .ipsi, hepate, jam distrr-<text:line-break/>butione </text:span></text:span>ad <text:span text:style-name="Default_20_Paragraph_20_Font"><text:span text:style-name="T15">hepar et. distributorum ipforum exacta ela-<text:line-break/>horatione ac separatione absolutis;. inferioribus .autum<text:line-break/>instrumentis tunc indigentibus et sanguinem benignum<text:line-break/>trahere valentibus. - Admirantur tamen nunnulli, si, per<text:line-break/>quas venas prius anadosis ad hepar facta est, per easdem<text:line-break/>russus aliquando sanguis benignus recurrat, quum aliorum<text:line-break/>naturae operum ignari, tum vero roboris in attrahendo<text:line-break/>instrumentorum nutritione egentium, .de quo in aliis de-<text:line-break/>moustratum est.</text:span></text:span></text:p>
      <text:h text:style-name="P58" text:outline-level="2"><text:span text:style-name="Default_20_Paragraph_20_Font">Cap. XX. </text:span></text:h>
      <text:p text:style-name="P65"><text:span text:style-name="Default_20_Paragraph_20_Font"><text:span text:style-name="T15">Quod vero reliquum adhuc </text:span></text:span>est <text:span text:style-name="Default_20_Paragraph_20_Font"><text:span text:style-name="T15">proposita-<text:line-break/>sum nunc partium expositionis, opus atque. artificium<text:line-break/>naturae jam persequamur. Nam quamplurima venarum<text:line-break/>oscilla ad quodque intestinum penetrare ostendimus., velut<text:line-break/>arboris cujusdam radicum extremas ac tenues extremi-<text:line-break/>tales. Colligens vero natura, .ut in arboribus exiguas<text:line-break/>illas radices in crassiores, </text:span></text:span>ita <text:span text:style-name="Default_20_Paragraph_20_Font"><text:span text:style-name="T15">in animalibus vufa minora<text:line-break/>in majora, et ea rursus lu alia majora, idque semper agens<text:line-break/>usque ad hepar, lu unam omnia venam coegit, quae .ad por-<text:line-break/>tas sita est, a qua. etiam vena, quae tum ad ventriculum<text:line-break/>tumadsplenem fertus, ennscitur: atque etiam arterias omnes<text:line-break/>in. unam magnam spinae incumbentem pari modo contraxit.<text:line-break/>Nam quum longum esset: inter principium et finem om-<text:line-break/>usum .valorum interstitium </text:span></text:span>, <text:span text:style-name="Default_20_Paragraph_20_Font"><text:span text:style-name="T15">non .erat tutum sine praesidio<text:line-break/>vafa tenuia deducere, quae enim sursum ad portas he-<text:line-break/>palis feruntur, velut penderent, ussi. fulcimento quodam<text:line-break/>.stabilirentur, nec praesidium ipsis aliud erat in ipso itinere,<text:line-break/>in quo velut fede firmarentur et intersepireutm ac</text:span></text:span></text:p>
      <text:p text:style-name="P3"><text:span text:style-name="Default_20_Paragraph_20_Font"><text:span text:style-name="T15">fulcirentur. Quo .pacto- igitur securitati horum prospexit<text:line-break/>natura, .ut ne salienti autuimpingeutr aut </text:span></text:span>pulsato vehe-<text:line-break/><text:span text:style-name="Default_20_Paragraph_20_Font"><text:span text:style-name="T15">urentur extrorsum animali vnsa. </text:span></text:span>ipsa <text:span text:style-name="Default_20_Paragraph_20_Font"><text:span text:style-name="T15">comprimantur alie.<text:line-break/>cubi, vel perrumpuntur , aut omnino afficiantur? A tuni-<text:line-break/>ca colligente </text:span></text:span>ac <text:span text:style-name="Default_20_Paragraph_20_Font"><text:span text:style-name="T15">vestiente </text:span></text:span>intestina, <text:span text:style-name="Default_20_Paragraph_20_Font"><text:span text:style-name="T15">quam </text:span></text:span>a <text:span text:style-name="Default_20_Paragraph_20_Font"><text:span text:style-name="T15">peritonaeo<text:line-break/>oriri diximus, tunicam .spst .peritonaeo .similem senum<text:line-break/>produxisset, ea </text:span></text:span>vnsa singula <text:span text:style-name="Default_20_Paragraph_20_Font"><text:span text:style-name="T15">induit; in spatiis vero .inter<text:line-break/>vasa . inanibus - eandem hanc tunicam - sibi ipsi applicans<text:line-break/>ac ..duplicem efficiens, minus quidem- </text:span></text:span>hoc <text:span text:style-name="Default_20_Paragraph_20_Font"><text:span text:style-name="T15">pacto patibi-<text:line-break/>lem , vasis ipsis instar vinculi ac munimenti validi con-<text:line-break/>Bituiti .Plurimis vero eorum , . quae admodum sublimia,<text:line-break/>atque erecta ad hepar porrigebantur L qua mutuo coeunt,<text:line-break/>hanc ipsorum partem </text:span></text:span>iniuriis <text:span text:style-name="Default_20_Paragraph_20_Font"><text:span text:style-name="T15">magis obnoxiam cum ex-<text:line-break/>ploratum haberet;. corpus. quoddam camisorme inseruit,<text:line-break/>quas glandulas appellamus; quae utique velut cunei qui-<text:line-break/>dam vasorum divisionibus incubantes, fulcimentum ipsis<text:line-break/>tutum suggerunt, ut a nullo violento calui afficiantur.<text:line-break/>Jam vero oratione mefaraeum absolvimus. Considerare</text:span></text:span></text:p>
      <text:p text:style-name="P3">autem deinceps oportet, lu quem demum locum praesta-<text:line-break/>terat naturam ducere venam hepatis illam magnam, quae<text:line-break/>omnes meiaraei venas excipit; fed quia hin liber magui-<text:line-break/>tudinem justam jam est adeptus, tum hoc, tum alia,<text:line-break/>quae ad nutricia instrumenta pertinent, libro sequente<text:line-break/>pertractabo.</text:p>
      <text:h text:style-name="P55" text:outline-level="1"><text:span text:style-name="Default_20_Paragraph_20_Font">GALENI DE VSV PARTIUM CORPORIS HVMANI<text:line-break/>LIBER V.</text:span></text:h>
      <text:h text:style-name="Heading_20_2" text:outline-level="2"><text:span text:style-name="Default_20_Paragraph_20_Font">Cap. I. </text:span></text:h>
      <text:p text:style-name="P65"><text:span text:style-name="Default_20_Paragraph_20_Font"><text:span text:style-name="T15">Considerandum autem deinceps est, in<text:line-break/>quem locum naturae magis interfuerit venam magnam,<text:line-break/>quae ab hepate oritur venasque ex mesarueo omnes ex-<text:line-break/>cipit, deducere; oportebat enim profecto eandem hanc<text:line-break/>venam etiam eas, quae ex ventriculo ac fplene profi-<text:line-break/>ciscebantur, excipere. Eadem autem et de arteria, quam<text:line-break/>a magna ad spinam sita oriri diximus </text:span></text:span>, <text:span text:style-name="Default_20_Paragraph_20_Font"><text:span text:style-name="T15">dixisse puta.<text:line-break/>Pari modo et meatus illos, qui a vesica ea, quae juxta</text:span></text:span></text:p>
      <text:p text:style-name="Normal"/>
      <text:p text:style-name="P3"><text:span text:style-name="Default_20_Paragraph_20_Font"><text:span text:style-name="T15">hepar est postia , oriuntur ; quibus bilem erat. vacuatum,<text:line-break/>oportebat (ni fallor) etiam ipsos tendere in ventriculi<text:line-break/>aut intestinorum -locum non quemuis.; sed qui illis certe<text:line-break/>tutus esset, et his excrementum^ id. recepturis minime<text:line-break/>dolorificus. Cousiderandum, inquam, est, num commodia- </text:span></text:span><text:span text:style-name="Default_20_Paragraph_20_Font"><text:span text:style-name="T38">-<text:line-break/></text:span></text:span><text:span text:style-name="Default_20_Paragraph_20_Font"><text:span text:style-name="T15">rem locum alium proferre possimus, quo praetermisso,<text:line-break/>natura ad deteriorem fimus </text:span></text:span>ac <text:span text:style-name="Default_20_Paragraph_20_Font"><text:span text:style-name="T15">periculosiorem praedicto-<text:line-break/>rum </text:span></text:span><text:span text:style-name="Default_20_Paragraph_20_Font"><text:span text:style-name="T38">. </text:span></text:span><text:span text:style-name="Default_20_Paragraph_20_Font"><text:span text:style-name="T15">quodque duxerit.</text:span></text:span></text:p>
      <text:h text:style-name="Heading_20_2" text:outline-level="2"><text:span text:style-name="Default_20_Paragraph_20_Font">Cap. ll. </text:span></text:h>
      <text:p text:style-name="P65"><text:span text:style-name="Default_20_Paragraph_20_Font"><text:span text:style-name="T15">Incipienda autem est hinc consideratio:<text:line-break/>utrum ex usu magis fuerit naturam ipsam, multis venis<text:line-break/>ex multis hepatis </text:span></text:span><text:span text:style-name="Default_20_Paragraph_20_Font"><text:span text:style-name="T38">. </text:span></text:span><text:span text:style-name="Default_20_Paragraph_20_Font"><text:span text:style-name="T15">partibus productis, in singulas suh-<text:line-break/>jectarum partium singulas abducere, an, delecto in ipsu<text:line-break/>viscere loco quodam opportuno, magnam quidem ex eo<text:line-break/>venam, ex ea autem alias, velut </text:span></text:span>ex <text:span text:style-name="Default_20_Paragraph_20_Font"><text:span text:style-name="T15">trunco ramos, pro-<text:line-break/>duxisse. Mihi quidem videtur id luisse commodius: non<text:line-break/>sutum enim .venis ipsis longum iter emenfuris periculo-<text:line-break/>rum erat statim initio esse subtilibus, fed etiam hepatis<text:line-break/>non multa habere germina atque foramina interfuit</text:span></text:span></text:p>
      <text:p text:style-name="P3"><text:span text:style-name="Default_20_Paragraph_20_Font"><text:span text:style-name="T15">fed undique quidem tecto esse densa tunica, duos autem<text:line-break/>omnino habere validrorum venarum exortus, superne qui-<text:line-break/>dem </text:span></text:span>cavae, <text:span text:style-name="Default_20_Paragraph_20_Font"><text:span text:style-name="T15">inferne vero ejus, quae ad portas situm ha-<text:line-break/>bet, fuit utilius. Ergo,. si satius suit unam eo in loco<text:line-break/>esse venam, quaeramus jam, quo perducere et qufdivi-<text:line-break/>dere ipsam praestiterit. Mihi quidem etiam hic- ridetur;<text:line-break/>quum </text:span></text:span>ea <text:span text:style-name="Default_20_Paragraph_20_Font"><text:span text:style-name="T15">ad melium inter ventriculum atque intestina<text:line-break/>fpatium pervenerit, ita demum in utraque oportere ip-<text:line-break/>tam distribui: quandoquidem, si deorsum magis defcen-<text:line-break/>fleret, multum a ventriculo secederet; sin vero superne<text:line-break/>magis ascenderet, praeterquam quod multum ab intestinis<text:line-break/>distaret, ingressionem praeterea in ventriculo haberet<text:line-break/>lubricam, qui, dum albis est refertus, in maximam qui-<text:line-break/>dem subinde mutatur distentionem, coi .fidit autem, dum<text:line-break/>iisdem est vacuus. Ut vero aequa quidem venarum dis-<text:line-break/>tributio esset omnibus nutritiis insu umentis , vas autum<text:line-break/>ipsum ab hepate descendens sedem- haberet stabilem inter<text:line-break/>ventriculum atque intestina doctum, incumbere ea parte<text:line-break/>fubjaoentibus vertebris oportuit. Caeterum non in hunc</text:span></text:span></text:p>
      <text:p text:style-name="P2"><text:span text:style-name="Default_20_Paragraph_20_Font"><text:span text:style-name="T15">quidem locum venam hanc tendere oportuit, in alium<text:line-break/>vero arteriam sub iplam in tutum mefaraeum uiiden<text:line-break/>dam;. ubique enim natura, nisi majus quid..obstat, cum<text:line-break/>venis arterias simul dividit, partim quidem, ut mem-<text:line-break/>branae,. quibus </text:span></text:span><text:span text:style-name="Default_20_Paragraph_20_Font"><text:span text:style-name="T38">. </text:span></text:span><text:span text:style-name="Default_20_Paragraph_20_Font"><text:span text:style-name="T15">venas protegit ac partibus vicinis colli-<text:line-break/>gat, protinus arteriis quoque sint usui, partim. . autem,<text:line-break/>ut vasis ipsis sit conspiratio quaedam ac materiarum<text:line-break/>communio.; etenim hoc etiam alibi demonstratum est.<text:line-break/>Quin et ad jecur ramum ah hae ipsa arteria produxisse<text:line-break/>oportuit, atque adeo nervum (qui et ipsis una cum arte-<text:line-break/>ria et vena per totum mesiaraeum distenditur) mox cum<text:line-break/>ipsis simul incipere, quod nullum haberet locum, unde<text:line-break/>germen id, quod mittit ad hepar, tutius emitteret.<text:line-break/>Monstrabitur autum paulo post, meatus excrementum<text:line-break/>sailiofum ex vesica ea, quae hepati inhaeret, vacuaturos<text:line-break/>eo loco fuisse collocandos. Quum igitur oporteret venam;<text:line-break/>arteriam, nervum et quartum cum eis vas bilem con-</text:span></text:span></text:p>
      <text:p text:style-name="P3"><text:span text:style-name="Default_20_Paragraph_20_Font"><text:span text:style-name="T15">linens eo loci pervenire, manifestum est, quod et prin-<text:line-break/>cipis divisionis earum ibidem consistere erat necesse. .<text:line-break/>Verumtamen vasta omnia, qua dividuntur, facile laedun-<text:line-break/>tur; ut, si eorum quoduis.. inali quidpiam propter violem-<text:line-break/>tum motum esset incursurum, id, ubi scinditur, . potissi-<text:line-break/>mum lucurreret. Magno igitur indigebat locus hic prae-<text:line-break/>fidio, quo vafa in ipsi, distribuenda ac difcindenda mn-<text:line-break/>rixentur.- Cujus haud ignara natura glandulofum quod-<text:line-break/>dam corpus fabricata, quod pancr eas appellamus, sub-<text:line-break/>ftravitque simul ac in orbem omnibus circumdedit, di-<text:line-break/>vifionesque replevit, ut nullum ipsorum facile jam finda-<text:line-break/>tur, aut sine fulcimento sit; feti quum f n molli et me-<text:line-break/>diocriter cedente corpore conquiescant, si motu cieantur<text:line-break/>paulo vehementiore, quod tamen corporibus non duris<text:line-break/>neque non cedentibus^ incidunt, sed leniter quidem ea<text:line-break/>excipientibus, paulatim vero violentiam motus exolven-<text:line-break/>tibus, illaesa, luconcufla infractaque perpetuo con-<text:line-break/>servantur. Quin etiam membranas fortes tum privatim</text:span></text:span></text:p>
      <text:p text:style-name="P3">singulis vasis, tum communiter ipsis omnibus circmndedit,<text:line-break/>vestientes ac. jnugentcs ea non modo cum glandula,<text:line-break/>sed praeter eam inprimis ac maxime cum suspectis cor-<text:line-break/>potibus, quae ad fpinam situm habent, post illa autem<text:line-break/>et cum aliis omnibus circumfusis instrumentis. Verum<text:line-break/>nihil horum natura eo in loco probe effecisset, nili am-<text:line-break/>plum aliquod spatium eis praeparasset;. quandoquidem,<text:line-break/>si cum fundo ventriculi junctum fuisset jejunum, qui ru<text:line-break/>ipso sunt anfractus , non parvas ibi effecissent angustias.</text:p>
      <text:h text:style-name="Heading_20_2" text:outline-level="2">Cap: III. </text:h>
      <text:p text:style-name="P65">Quod praevidens natura primum omni-<text:line-break/>tun intestinum , quod ventriculo coniunctum est, non<text:line-break/>protinus in aufractus reflexit, sed eousque ad spinam<text:line-break/>protensum produxit, quoad praedictis corporibus amplum<text:line-break/>satis spatiunr suppeditaret. Quod autem hoc consequitur,<text:line-break/>circumvolvitur ac flectitur, vocaturque haec pars iute-<text:line-break/>simorum jejunum, quod semper luveuiatur inanis, nec<text:line-break/>tantillum quidem in fe ipfa alimenti contineat. Quod<text:line-break/>autem inter hoc et sundum ventriculi sine cireumvolu-</text:p>
      <text:p text:style-name="P3"><text:span text:style-name="Default_20_Paragraph_20_Font"><text:span text:style-name="T15">tione mansit propter causam a nobis . dictam , anatomici<text:line-break/>ecphysin (exortum) in intestinum nominare consueverunt^<text:line-break/>ut hic sit iusirumentorum post ventriculum alimentum vi-<text:line-break/>cissim recipientium catalogus. Primum quidem. est ec-<text:line-break/>phyfis, secundum autem jejunum, tertium intestinum<text:line-break/>tenue, quartum caecum, quintum colon, et sextum<text:line-break/>rectum, 111 cujus sine sunt musculi, qui constringunt ac<text:line-break/>continent excrementa. Porro eorum constructionis omnium<text:line-break/>usum jam conscripsimus, praesentie quidem libro ecphy-<text:line-break/>feos, superiore vero omnium differentiarum tenuis et </text:span></text:span><text:span text:style-name="Default_20_Paragraph_20_Font"><text:span text:style-name="T38">,<text:line-break/></text:span></text:span><text:span text:style-name="Default_20_Paragraph_20_Font"><text:span text:style-name="T15">erassi intestini. Quod si quid praetermissum esse videbis<text:line-break/>tur, aut </text:span></text:span>id <text:span text:style-name="Default_20_Paragraph_20_Font"><text:span text:style-name="T15">communem cum praedictis -habere rationem<text:line-break/>invenietur, ut quiris, etiamsi a nobis non didicerit,<text:line-break/>facile id ipsum praecedentibus consequens deprehendat,<text:line-break/>aut nullum ipsi animali usum suggerens lex necessitate<text:line-break/>consequitur ea, quae gratia alienius- extiterunt;. quemad-<text:line-break/>modum jejunum, quod ubique est </text:span></text:span>vacuum. <text:span text:style-name="Default_20_Paragraph_20_Font"><text:span text:style-name="T15">Caeterum<text:line-break/>quod propter nullum fui usum ejusmodi suerit, fed ea,</text:span></text:span></text:p>
      <text:p text:style-name="P3"><text:span text:style-name="Default_20_Paragraph_20_Font"><text:span text:style-name="T15">quae gratia alicuius. constituta sunt,. secutum sit,. paulo<text:line-break/>post ostendemus. Porro nisi quis eai;. quae ex iis, quae<text:line-break/>praecipimus, intelligi possunt, ingenio assequi studeat,<text:line-break/>sed omnia a nobis audire postulet, prolixa admodum<text:line-break/></text:span></text:span>fuerit <text:span text:style-name="Default_20_Paragraph_20_Font"><text:span text:style-name="T15">haec nostra narratio ; quod </text:span></text:span>brevissimo <text:span text:style-name="Default_20_Paragraph_20_Font"><text:span text:style-name="T15">hoc argui-<text:line-break/>mentu cuivis perspicuum suerit. Quum enim praesenti<text:line-break/>disputatione de ecphysi (exortu) in tenue intestinum dis-<text:line-break/>seruerimus, quod ipsum lu spinam extensum non pro-<text:line-break/>tinus circumvolvi oporteat, antequam iis locum prae-<text:line-break/>buerit, quae in </text:span></text:span>taedio <text:span text:style-name="Default_20_Paragraph_20_Font"><text:span text:style-name="T15">inler ventriculum et jejunum<text:line-break/>spatio locari necesse erat, quidam lue ferie, ceu .a me<text:line-break/>.praetermissum, requirat, quod apud Erasistratum scriptum<text:line-break/>esu Ecphysis vero (seu exortus in intestinum) in dextri:<text:line-break/>sita est, et ad spinamconversu Cujus rei gratia in dex-<text:line-break/>tris, et em conversa </text:span></text:span>esit <text:span text:style-name="Default_20_Paragraph_20_Font"><text:span text:style-name="T15">ad spinam? quorum illud qui-<text:line-break/>dem sermone praecedenti est demonstratum; hoc.. vero<text:line-break/>nullam peculiarem </text:span></text:span>ac <text:span text:style-name="Default_20_Paragraph_20_Font"><text:span text:style-name="T15">necessariam doctrinam efflagitat, ui-<text:line-break/>mirum quum jam millies admonuerimus, naturam nihil<text:line-break/>line stabilimento reliquisse. Quod si ita est, fatis jam. con-</text:span></text:span></text:p>
      <text:p text:style-name="P3"><text:span text:style-name="Default_20_Paragraph_20_Font"><text:span text:style-name="T15">stat, ipsum ecphysin, ex fundo ventriculi prognatam, haud-<text:line-break/>quaquam sublimem fuisse relicturam, verum ad spinam de:-<text:line-break/>ductam primo. quidem illic stabiliisse, deinde. vero vis-<text:line-break/>culis quibusdam membranulis vicinis ipsius animalis par-<text:line-break/>-tubus coaptasse. At quod adnullum usum nonnulla facta<text:line-break/>sint , fed alia necessario sequantur; quodque ne partes<text:line-break/>-quidem, sed potius consequentia quaedam dicenda haec<text:line-break/>sint, ex jejuuo discas licet; cujus ut tenuis intestini ge-<text:line-break/>neratio quanto usui esset, antea demonstravimus; qua-<text:line-break/>tenus Vero alimento . vacat , malus ipsius animalibus est<text:line-break/>usus, verum necessario praecedentia quaedam alia con-<text:line-break/>fecutum </text:span></text:span>est, <text:span text:style-name="Default_20_Paragraph_20_Font"><text:span text:style-name="T15">-quae. ali cujus gratia extiterunt, fiunt autem,<text:line-break/>quae haec sequuntur. Primum omnium intestinorum je-<text:line-break/>junum alimentum in ventriculo in chylum mutatum at-<text:line-break/>que concoctum accipit; situs autem ipsius est </text:span></text:span>ad <text:span text:style-name="Default_20_Paragraph_20_Font"><text:span text:style-name="T15">hepar,<text:line-break/>vasorumque multorum in feste orificia continet; ad haec<text:line-break/>excrementum biliosum paulo stupra.. ad ipsam ex ventri-<text:line-break/>aulo ecphysin meatus bilem ducentes deseruit; porro<text:line-break/>hepar ipsum .adhuc vacuum ex hoc primo sursum ali-</text:span></text:span></text:p>
      <text:p text:style-name="P3"><text:span text:style-name="Default_20_Paragraph_20_Font"><text:span text:style-name="T15">mentum rapit. Horum itaque omnium alia quidem ad<text:line-break/>celeriorem alimenti. distributionem , alia vero ad propul-<text:line-break/>tricis actionis .robur conserunt; quandoquidem propter va-<text:line-break/>forum. quidem multitudinem proximumque hepati situm,<text:line-break/>tum quod primum ea, quae cocta sunt, recipit, hepati-<text:line-break/>que vacuo ea suggerit, plurima ac citissima ex ipso je-<text:line-break/>juno fit distributio; robur autem actionis ipsius augetur,<text:line-break/>quod ab ea parte non procul absit, </text:span></text:span>qua <text:span text:style-name="Default_20_Paragraph_20_Font"><text:span text:style-name="T15">primum excre-<text:line-break/>mentum biliosum lu intestinum erumpit. Nam. celerius<text:line-break/>quidem. venae multae quam paucae assumunt, </text:span></text:span>et <text:span text:style-name="Default_20_Paragraph_20_Font"><text:span text:style-name="T15">quae<text:line-break/>per. vram breviorem. ad jecur uscendunt, quam quaelon-<text:line-break/>giore, et quae. ex .utili coufecto attrahunt, quam quae ex<text:line-break/>non eiusmodi , . et quae vacuo hepati alimentum afferunt,<text:line-break/>quam quae jam .oppleto ; robur autem actioni accedit;<text:line-break/>quod excrementis .nondum sit. bilis admixta, sed pura<text:line-break/>adhuc .in tunicis. ipsorum intestinorum circumfluitet,. mor-<text:line-break/>dens ipsa e.t ..ad excretionem excitans. Quando .igitur<text:line-break/>intestinum quidem transmittens valenter agit, riscus vero</text:span></text:span></text:p>
      <text:p text:style-name="P3"><text:span text:style-name="Default_20_Paragraph_20_Font"><text:span text:style-name="T15">recipiens prompte assumit, celeriter alimentum permeet<text:line-break/>est necesse r ut nihH ea ratione -in eo fubsideat, ireque-<text:line-break/>moretur, sed transitus sit solum isque celer. Porro quum<text:line-break/>non itidem semper elaboratum lu ventriculo alimentum<text:line-break/>excipiat, neque pari modo jecur attrahat, neque bilis<text:line-break/>qualitate ac quantitate eadem semper cousiuat, ad por-<text:line-break/>tionem non aequaliter assidue intestinorum anfractus sunt<text:line-break/>vacui, sed aliis quidem plures, aliis vero pauciores in-<text:line-break/>vertuntur. Ex quo intelligitur, hanc quidem primorum<text:line-break/>anfractuum munitionem nullius usus causa extitisse; sed<text:line-break/>necessario ea consequi, quae alicuius causa constructa fue-<text:line-break/>runt. Nemo igitur a nobis audire omnia postulet, sed<text:line-break/>partim quidem fretus iis, quae jam praecepimus, inve-<text:line-break/>niat, eujusmodi est, quod de ecphyseos conversione a<text:line-break/>ventriculo ad spinam paulo </text:span></text:span>ante <text:span text:style-name="Default_20_Paragraph_20_Font"><text:span text:style-name="T15">mernorabanrus , partim<text:line-break/>vero ne hujus quidem instituti esse existimet; non enim<text:line-break/>eorum explicationem Eis commentariis molimur, quae</text:span></text:span></text:p>
      <text:p text:style-name="P3"><text:span text:style-name="Default_20_Paragraph_20_Font"><text:span text:style-name="T15">necessario ea sequuntur, quae gratia alienius parata sue-<text:line-break/>runt., sed ea, . quae </text:span></text:span>prima <text:span text:style-name="Default_20_Paragraph_20_Font"><text:span text:style-name="T15">ratione natura constituit..</text:span></text:span></text:p>
      <text:h text:style-name="Heading_20_2" text:outline-level="2"><text:span text:style-name="Default_20_Paragraph_20_Font">Cap. .IV. </text:span></text:h>
      <text:p text:style-name="P65"><text:span text:style-name="Default_20_Paragraph_20_Font"><text:span text:style-name="T15">Memor igitur eorum perpetuo quae fe-<text:line-break/>quuntur accipe. Jam enim demonstraturus tum, cujus<text:line-break/>expositionem paulo ante rejeceram, de biliosi, excremen-<text:line-break/>to, fcilicet quod in ecphysin e ventriculo praestiterat<text:line-break/>confluere. . Igitur quod quidem meatui ipsi, qui -excre-<text:line-break/>mentum id deducit, brevior via erat commodior, ut qui<text:line-break/>jamjam futurus esset eorum particeps, quae natura ad<text:line-break/>tutelam vasorum eo pertinentium praeparaverat, perfpi-<text:line-break/>cuum iis esse arbitror; qui prius dicta attente audierint:<text:line-break/>quod vero excepturus. instrumentis ere etiam fuerat, ita<text:line-break/>demum vel maxime intelligas; si .exploratum habueris,<text:line-break/>.quanta copia in ipsis necessario congeratur excremento-<text:line-break/>nun pituitosurum.; de quorum generatione in commenta-<text:line-break/>riis De facultatibus naturalibus abunde et. exquisite conr<text:line-break/>scripsimus, singula convenienti . demonstratione compro-<text:line-break/>baulos. Porro quod multa hujusmodi excrementa gignan-</text:span></text:span></text:p>
      <text:p text:style-name="P3"><text:span text:style-name="Default_20_Paragraph_20_Font"><text:span text:style-name="T15">trrr, </text:span></text:span>id <text:span text:style-name="Default_20_Paragraph_20_Font"><text:span text:style-name="T15">obiter nunc admonentes, ex </text:span></text:span>ipsis ad <text:span text:style-name="Default_20_Paragraph_20_Font"><text:span text:style-name="T15">proposito-<text:line-break/>rum explicationem probationem duntaxat aliquam su-<text:line-break/>mere oportet. Nam si unquam in ejusmodi hominem f n-<text:line-break/>cidllti , qui ciborum quidem boni succi esum aversaretur,<text:line-break/>abstiuentiaque se ipse cousiceret, ac, - </text:span></text:span>siquando <text:span text:style-name="Default_20_Paragraph_20_Font"><text:span text:style-name="T15">mandere<text:line-break/>cogeretur, nauseabundus efficeretur;- </text:span></text:span>sola <text:span text:style-name="Default_20_Paragraph_20_Font"><text:span text:style-name="T15">autem </text:span></text:span>acriora<text:line-break/><text:span text:style-name="Default_20_Paragraph_20_Font"><text:span text:style-name="T15">admitteret, a quorum esu ne bene quidem haberet, sed<text:line-break/>illi ventriculus flatibus intumesceret ac distenderetur, et<text:line-break/>nausearet, plusculum </text:span></text:span>tamen <text:span text:style-name="Default_20_Paragraph_20_Font"><text:span text:style-name="T15">ructibus solis levaretur,. est<text:line-break/>autem quando ipsa quoque assumpta -cibaria corrumperet,<text:line-break/>ea potissimum corruptione, quae acorem refert,- si, in-<text:line-break/>quam, in ejusmodi incidisti,. deinde; qua ratione curatus<text:line-break/>fuit, meministi, facile. puto -te: iis;, quae mox dicitur; ai-.<text:line-break/>sensurum; sin minus, certe eis., qui ejusmodi .morbo con-<text:line-break/>flictantur, curandi rationem praescribitur) Tu vero, si<text:line-break/>geri discendi es cupidus, ad tuam ipsius normam natio-<text:line-break/>arem nostiam excute ; atque lea evolvesuemedia, quae- a<text:line-break/>medicis suerunt tum . inventa,. tum f it teris prodita, quae<text:line-break/>caput curationis in hoc positum. habent; ut pituita a veni</text:span></text:span></text:p>
      <text:p text:style-name="P3"><text:span text:style-name="Default_20_Paragraph_20_Font"><text:span text:style-name="T15">triculo abstergatur; quae quum natura fit .viscosi, multo<text:line-break/>adhuc viscosum in hujusmodi affectibus a mora in loco<text:line-break/>adeo calente efficitur. Ego quidem novi aliquando queu-<text:line-break/>dam eorum, qui ita laborarunt, qui; sumptis ex oxyme-<text:line-break/>lite radiculis, quum incredibilem quandam crassissimae<text:line-break/>pituitae copiam vomuisset, confestim sanitatem plane re-<text:line-break/>cuperavit, quamvis tribus apte mentibus neque ventri-<text:line-break/>culus, neque coctiones ipsae belle habuerint. Quod igi-<text:line-break/>tur necesse fit tum in ventriculo tum lu intestinis<text:line-break/>ejusmodi excrementum provenire, alibi, ut dixi, demos-<text:line-break/>stravimus: caeterum, quod generetur, dederat tum ana-<text:line-break/>tome , tum etiam morbi , quibus quotidie homines prehen-<text:line-break/>dantur ab hujusmodi excrementorum abundantia; quo-<text:line-break/>rum curatio est simplex, eorum scilicet, quae crassa ac<text:line-break/>viscosa dividere, incidere atque abstergere possunt, ex-<text:line-break/>bibitio. . ob eam igitur causam mox a principio natura<text:line-break/>praesidium ipfis comparavit acrem atque absterscrium<text:line-break/>hunc succum, quem omnino oportebat </text:span></text:span>e <text:span text:style-name="Default_20_Paragraph_20_Font"><text:span text:style-name="T15">corpore vacuavi,</text:span></text:span></text:p>
      <text:p text:style-name="P3"><text:span text:style-name="Default_20_Paragraph_20_Font"><text:span text:style-name="T15">non in intestinum aliquod ano propinquum , fed in pri- - </text:span></text:span><text:span text:style-name="Default_20_Paragraph_20_Font"><text:span text:style-name="T38">-<text:line-break/></text:span></text:span><text:span text:style-name="Default_20_Paragraph_20_Font"><text:span text:style-name="T15">mam ecphysin ducens , ne quod inferiorum intestinorum<text:line-break/>externo aliquando indigeret auxilio. . Porro quamdiu re-<text:line-break/>cte animalis corpus gubernatus, pituitofum excrementum-<text:line-break/>quotidie spsi detergetur. At quum. ex pravo. quopiam<text:line-break/>corporis affectu copiosius est collectum, nihil addubitant<text:line-break/>medicorum praestantissimi,. qum ilei, dysenteriae, lsien-<text:line-break/>tersae ac lenesmi,. omnium, qui ventriculo et intestinis<text:line-break/>oboriuntur, morborum gravissimi, sint secuturi. Non pa—<text:line-break/>rutu itaque neque fortuito natura ad sanitatem. animali-<text:line-break/>bus ex opportuna meatus choledochi insertione prospexit.<text:line-break/>Cur igitur in ventriculum ipsius portionem aliquam non<text:line-break/>insumsit, quum non pauca sane et ipse generet hujus-,<text:line-break/>modi excrementa? Hic impensius ipsius providentiam,<text:line-break/>ni fallor, admiraberis. Nos etenim,. quod utile est, id ita-<text:line-break/>prudentius eligimus, quum interdum, quod lu aliis magis<text:line-break/>obesse solet, quam in aliis prodesse, desideramus. At na-<text:line-break/>tura contra nunquam ne in uno quidem suorum operum</text:span></text:span></text:p>
      <text:p text:style-name="P3"><text:span text:style-name="Default_20_Paragraph_20_Font"><text:span text:style-name="T15">inconsiderate aut </text:span></text:span>socorditer. <text:span text:style-name="Default_20_Paragraph_20_Font"><text:span text:style-name="T15">magna incommoda minori<text:line-break/>bono anteposuit , </text:span></text:span>sed <text:span text:style-name="Default_20_Paragraph_20_Font"><text:span text:style-name="T15">cujusque modum exquisita mensura<text:line-break/>judicans infinitis partibus ipsum utile eo, quod noxium<text:line-break/>est, amplius semper -efficit. . Maxime etenim (si fleri po-<text:line-break/>tuisset) absque omni incommodo haec omnia constituta<text:line-break/>fuissent. Nunc. vero, quum nulla ars materiae pravitatem<text:line-break/>possit declinare, neque adamantinum atque omnhro im-<text:line-break/>patibile opus edere., reliquum est , ut id, quibus potest<text:line-break/>ornamentis, exornet. Verumtamen alii materiae . aliud or-<text:line-break/>namentum competit;- non enim eadem sane substantia<text:line-break/>sidera et nos conflamus. Ergo neque affectuum vacui-<text:line-break/>tatem eundem nos .flagitare convenit, neque naturum ac-<text:line-break/>cusare , sicubi exiguum quoddam incommodum infinitis<text:line-break/>commodis admiscuerit; sed illud -prius tubi ostenderimus,<text:line-break/>licuisse ipsi naturae exiguum. hoc. incommodum effugere,<text:line-break/>commodis omnibus constantibus atque . integris, tum de-<text:line-break/>urum id vitio dare ip iamque negligentiae insimulare.<text:line-break/>Nam si bilis flava in ventriculum confluens nullum iit.-<text:line-break/>signem afferret dolorem, inique usum erim natura prae-</text:span></text:span></text:p>
      <text:p text:style-name="P3"><text:span text:style-name="Default_20_Paragraph_20_Font"><text:span text:style-name="T15">tersisset, quem abstergendo quotidie excrementum visco-<text:line-break/>fum nobis humor iste suppeditasset; sin vero malum qui-<text:line-break/>dem huc. adeo. est exile, ut praesidio externo </text:span></text:span>abunde<text:line-break/><text:span text:style-name="Default_20_Paragraph_20_Font"><text:span text:style-name="T15">.corrigi queat, mala vero, quae bilis in ventriculum in-<text:line-break/>stuxum consequuntur , magnitudine sint tanta, ut ventri-<text:line-break/>culi munus funditus evertant., non novi,. quin is sit erga<text:line-break/>naturam, quae sibi ipsi ita prospexit, ingratissimus,- aut<text:line-break/>meritas laudes ipsi invideat, si, quum laudare ipfam de-<text:line-break/>.cuerit, ipfie etiam incusati Quis, </text:span></text:span>quaeso, <text:span text:style-name="Default_20_Paragraph_20_Font"><text:span text:style-name="T15">ignorat, bilis<text:line-break/>flavae facultatem acrem admodum esse </text:span></text:span>ac <text:span text:style-name="Default_20_Paragraph_20_Font"><text:span text:style-name="T15">mordentem<text:line-break/>et omnia abradentemst et quis unquam succum </text:span></text:span>hunc <text:span text:style-name="Default_20_Paragraph_20_Font"><text:span text:style-name="T15">ec-<text:line-break/>piofiorem dejecit, qui prius mordicatioucm in intestinis<text:line-break/>non senserit? adhaec initi non liquet; quod vomitum<text:line-break/>biliosum necessario praecedunt quum alii quidam asse-<text:line-break/>erus, tum. vero cardialgia, quae oris ventriculi mordica-<text:line-break/>tini est? Visne, quae Hippocrates hac de re conseri-<text:line-break/>psit , </text:span></text:span><text:span text:style-name="Default_20_Paragraph_20_Font"><text:span text:style-name="T38">t. </text:span></text:span><text:span text:style-name="Default_20_Paragraph_20_Font"><text:span text:style-name="T15">hoc loco . proferamus , tautumque in re . omnibus<text:line-break/>cognita testem advocemus </text:span></text:span><text:span text:style-name="Default_20_Paragraph_20_Font"><text:span text:style-name="T18">ῖ</text:span></text:span><text:span text:style-name="Default_20_Paragraph_20_Font"><text:span text:style-name="T22"> </text:span></text:span><text:span text:style-name="Default_20_Paragraph_20_Font"><text:span text:style-name="T15">.Superfluum luerit omnino</text:span></text:span></text:p>
      <text:p text:style-name="P3"><text:span text:style-name="Default_20_Paragraph_20_Font"><text:span text:style-name="T15">ac vanum quandoquidem, si flavae bilis. facultas omnibus<text:line-break/>est perspicua, in promptu est, .ipsam omne ventriculi opus,<text:line-break/>si ad eum confluxerit, eversarum. Qua enim ratione pu-.<text:line-break/>ra primis. intestinis, incidens ea morsu commovet pro-,<text:line-break/>liibetque alimentum in ipsis morari, ad eundem etiam<text:line-break/>.nrodum ventriculum; sensu, quam jejunum, exactiori prae-<text:line-break/>ditum, cogeret .alimentum prius propellere deorsum, quam<text:line-break/>plane concoctum esset; quod quidem certe ile in promptu<text:line-break/>est, ut res longiore demonstratione non egeat, siquidem<text:line-break/>morsus vehementes crudos </text:span></text:span>cibos <text:span text:style-name="Default_20_Paragraph_20_Font"><text:span text:style-name="T15">excernunt. Satis igitur<text:line-break/>constat,. in quavis affectione, sibilis copiosior. lu ventri-<text:line-break/>culum confluat, alimenta in </text:span></text:span>eo <text:span text:style-name="Default_20_Paragraph_20_Font"><text:span text:style-name="T15">consistere non posse ; de-<text:line-break/>morfus enim ventriculus a succi acrimonia commovetur<text:line-break/>ab ipso ac pungitur ad ea, quae in se ipso continet, ce-<text:line-break/>lerius excernenda. Si igitur humor isse ad os ventri-<text:line-break/>tuli. irrepferit, ut .quod maxime est sensile, morsi ah.<text:line-break/>ipso anguntur vehementer, .nauseant ac vomunt; sin<text:line-break/>vero ad fundum pertinuerit. celeriter deorsum fulsit ac</text:span></text:span></text:p>
      <text:p text:style-name="P3"><text:span text:style-name="Default_20_Paragraph_20_Font"><text:span text:style-name="T15">secum assidue simul </text:span></text:span>cibos <text:span text:style-name="Default_20_Paragraph_20_Font"><text:span text:style-name="T15">excernit Quum </text:span></text:span>enim <text:span text:style-name="Default_20_Paragraph_20_Font"><text:span text:style-name="T15">ventri-<text:line-break/>culus undique valide .comprimitur; </text:span></text:span>os <text:span text:style-name="Default_20_Paragraph_20_Font"><text:span text:style-name="T15">autem sive. super-<text:line-break/>num sive infernum patefactum est, omnia pariter, quae<text:line-break/>in. ipso sunt inclusa, excernuntur. </text:span></text:span>Ex <text:span text:style-name="Default_20_Paragraph_20_Font"><text:span text:style-name="T15">quo concluditur,<text:line-break/>quod, si plurimus humor iste </text:span></text:span>ad <text:span text:style-name="Default_20_Paragraph_20_Font"><text:span text:style-name="T15">ventriculum confluxerit,<text:line-break/>corruperit utique ac perturbant propriam ipsius actio-<text:line-break/>nem; quandoquidem ventriculi quidem propria actio est<text:line-break/>concoctio , postulant autem, quae concoquuntur, tempo-<text:line-break/>ris diuturnitatem, luo autem humor non sinit in ipsi, cis<text:line-break/>bos morari. Recte igrtur veteres mediei (ut alia onus-<text:line-break/>tam praecepta salutaria ) -vomitus a cibis in singulos men-<text:line-break/>sus. repeti .praecipiebant, alii quidem semel, alii vero<text:line-break/>his: omnes tamen lu quali. ales ipsas eo casu comedendo-<text:line-break/>rum acres atque abstcrscrias deligere. consulebant, ut pi-<text:line-break/>turta omnis e ventriculo- purgaretur, neque pravo succo<text:line-break/>corpus afficeretur se nam quae mordent et abstergunt. ci-<text:line-break/>baria, biliosa utplurimum fiunt et cacochyma. . Bene igi-</text:span></text:span></text:p>
      <text:p text:style-name="P3"><text:span text:style-name="Default_20_Paragraph_20_Font"><text:span text:style-name="T15">tur et. ab illis sine hepatis noxa ventriculi purgatio est<text:line-break/>praescripta, et a natura ipsa percognita fuit ventriculi<text:line-break/>quidem purgatio facillima, intestinorum autem- tum dif-<text:line-break/>frcilis, tum etiam noxia nonnihil occasione eacochy-<text:line-break/>-miae ipsi animati sutura. Caeterum, em excrementum<text:line-break/>id biliosum in venas et arterias ex intestinis non disci-<text:line-break/>linatur , lu illis commentatas demonstravimus, in quibus<text:line-break/>reliqua omnia naturae opera exposuimus, in quibus opor-<text:line-break/>tet eum, qui certam peritiam usus instrumentorum ali-<text:line-break/>nrento destinatorum habere velit, prius esse exercitatum ;<text:line-break/>nam et iam idem saepe repetiimus, et ab ipso statim to-<text:line-break/>tius operis luitio demousiravimus , fieri non posse, ut<text:line-break/>quis partis. cujusquam usum inveniat, nisi prius perspe-<text:line-break/>etissimam habeat totius instrumenti actionem. Neque .hic<text:line-break/>convenit, omissa de usibus disputatione, ad demonstratio-<text:line-break/>nes actionum stylum convertere; sed quae alibi demonu<text:line-break/>strata sunt,- pro hypothesi iis, quae in. hac enarratione<text:line-break/>dicentur, praesumentes iter demum disputationem termi-<text:line-break/>-nare. Porro, quemadmodum pituitosi excrementa necessa-</text:span></text:span></text:p>
      <text:p text:style-name="P3"><text:span text:style-name="Default_20_Paragraph_20_Font"><text:span text:style-name="T15">riam quidem </text:span></text:span>esse <text:span text:style-name="Default_20_Paragraph_20_Font"><text:span text:style-name="T15">in ventriculo generationem </text:span></text:span>alibi com-<text:line-break/><text:span text:style-name="Default_20_Paragraph_20_Font"><text:span text:style-name="T15">probavimus, (quod vero ita manifesto </text:span></text:span>accidat, <text:span text:style-name="Default_20_Paragraph_20_Font"><text:span text:style-name="T15">jnunc </text:span></text:span>ad-<text:line-break/><text:span text:style-name="Default_20_Paragraph_20_Font"><text:span text:style-name="T15">monuimus,). ad eundem modum et, quod bilis non </text:span></text:span>am-<text:line-break/><text:span text:style-name="Default_20_Paragraph_20_Font"><text:span text:style-name="T15">plius in corpus assumatur,. comprobabimus; Nam </text:span></text:span>quod<text:line-break/><text:span text:style-name="Default_20_Paragraph_20_Font"><text:span text:style-name="T15">non distribuatur, maximo argumento erit excrementorum<text:line-break/>varietas; siquidem in ictericis comestorum colorem refe-<text:line-break/>runt, bile videlicet deorsum haudquaquam subeunte, sed<text:line-break/>fursum in totum corpus perlata; in sanis vero, quod his<text:line-break/>humor biliosus in intestina confluat, ea flavo colore sunt<text:line-break/>tincta. Quanquam, si illinc rursus ad hepar retrocederet,<text:line-break/>palum est, quod non excreta modo, sed etiam totius<text:line-break/>corporis color ab ictericio nihil differret Nihil. igitur<text:line-break/>amplius miri sit, si etiam excrementum .melancholicum,<text:line-break/>quod -lu liene elaborari ac ^mutari non potuit, non in<text:line-break/>propinqua </text:span></text:span>ano <text:span text:style-name="Default_20_Paragraph_20_Font"><text:span text:style-name="T15">intestina, sed in ipsum ventriculum ex-<text:line-break/>cretum esu Etenim., si nihil molestum illic quidem sutu-<text:line-break/>runt ostenderimus, oportuissetque,. si in proxima ano. in-</text:span></text:span></text:p>
      <text:p text:style-name="P3"><text:span text:style-name="Default_20_Paragraph_20_Font"><text:span text:style-name="T15">testina meatum id excepturum natura extendisset , ad pro-<text:line-break/>portionem paucitatis ipsius excrementi non modo esse<text:line-break/>angustum , fed etiam longum omnino propter ipsius in-<text:line-break/>tervalli longitudinem , eoque iniuriis. opportunum, non<text:line-break/>ab re tibi factum videbitur , ut in propinquum sibi ven-<text:line-break/>trienium per breve aliquod vas confluat Porro, quod nihil<text:line-break/>doloris erat allaturum, si memoria tenes, quae de bile<text:line-break/>flava prodidimus, supervacaneum esse arbitror pluribus<text:line-break/>id verbis te edocere; quandoquidem, si neque in tutum<text:line-break/>animal postmodum assumatur, neque ipsum ventriculum<text:line-break/>ullo pacto offensurum erat, quid jam restat, quod </text:span></text:span>lae-<text:line-break/><text:span text:style-name="Default_20_Paragraph_20_Font"><text:span text:style-name="T15">dere queat? Caeterum, quod non assumatur, ex eo .lu-<text:line-break/>colligitur, quod ne flava bilis quidem, quae multo est te-<text:line-break/>nuior, assumitur: quod vero nullum ventriculo afferat no-<text:line-break/>xam , indicat ipfa qualitas </text:span></text:span>: <text:span text:style-name="Default_20_Paragraph_20_Font"><text:span text:style-name="T15">acerba enim est atque acida<text:line-break/>bilis atra, et contrahere ipsimi ac constringere, non, ut<text:line-break/>flava, subvertere nata est. Constat ergo, quod, quemadmo-<text:line-break/>dum haec noxia esse memorabatur, propterea quod veta-<text:line-break/>ret cibos diutius lu ventriculo concoqui, </text:span></text:span>pari <text:span text:style-name="Default_20_Paragraph_20_Font"><text:span text:style-name="T15">modo atram</text:span></text:span></text:p>
      <text:p text:style-name="P17"><text:span text:style-name="Default_20_Paragraph_20_Font"><text:span text:style-name="T15">bilem non modo non laedere comperiemus, fed et actio-<text:line-break/>nem insuper ipsius adjuvare ; nam ventriculum intendit<text:line-break/>ac. contrahit in seipsum, cogitque cibos ad unguem cir-<text:line-break/>cumplecti atque retinere, quousque fuerint percocti.<text:line-break/>Ea igitur naturae providentia ru biliosi excrementa es-<text:line-break/>fluxu suit.</text:span></text:span></text:p>
      <text:h text:style-name="Heading_20_2" text:outline-level="2"><text:span text:style-name="Default_20_Paragraph_20_Font">Cap. V. </text:span></text:h>
      <text:p text:style-name="P65"><text:span text:style-name="Default_20_Paragraph_20_Font"><text:span text:style-name="T15">Porro , quum excrementum tenue atque<text:line-break/>aquosum, quod urinam nuncupamus, .adhuc superesset,<text:line-break/>cousiructos sane, quo quidem id secerneretur, .renes pro-<text:line-break/>pe hepar constituit. Vt vero commode excerneretur, prj-<text:line-break/>mum quidem receptaculum, velut cisternam quandam, ipsam<text:line-break/>vesicam,. deinde ad ipsius finem musculum fabricata est,<text:line-break/>qui prohiberet, ne excrementa intempestive effluerent.<text:line-break/>.Caeterum, quum vesicam quidem in imo praestaret col-<text:line-break/>locare, unde etiam alimenti excrementa evacuantur, re-<text:line-break/>nes autem (ut et paulo ante diximus] iuxta hepar, ne-<text:line-break/>cesse fuit ex ipsis ad vesicam vias quasdam struere. Atque<text:line-break/>meatus quidam praelongi^ fortesque. extiterunt, quos me-<text:line-break/>teras, id est urinarios, nominamus, qur renes vesicae com-</text:span></text:span></text:p>
      <text:p text:style-name="P2"><text:span text:style-name="Default_20_Paragraph_20_Font"><text:span text:style-name="T15">mittunt. </text:span></text:span>Sic <text:span text:style-name="Default_20_Paragraph_20_Font"><text:span text:style-name="T15">igitur et </text:span></text:span>urinae <text:span text:style-name="Default_20_Paragraph_20_Font"><text:span text:style-name="T15">vi renum secernuntur n<text:line-break/>sanguine, et illinc per ureteras ad vesicam mittuntur, in-<text:line-break/>deque emittuntur, quo scilicet tempore ratio ipsa jusse-<text:line-break/>rit. Verum cognitio horum nun fiatis est ad fabricam<text:line-break/>naturae admirandam , sed situs renum usum audire ope-<text:line-break/>vae pretium est, propter quam dexter quidem ren est su-<text:line-break/>perdor, adeo ut plerumque hepar ipsum contingat, sini-<text:line-break/>ster autem hoc inferior ; </text:span></text:span>de <text:span text:style-name="Default_20_Paragraph_20_Font"><text:span text:style-name="T15">sigma quoque ipsorum , cur<text:line-break/>fimi quidem , qua parte arteria et vena in iptos insui<text:line-break/>. runtm , extiterint , opposita vero huic pars rotunda plane<text:line-break/>fuerit; sed et de ipsorum substantia, qualisnam sit, de<text:line-break/>connexione, de ventriculis, de tunica; et cm maxima<text:line-break/>quidem arteria et vena in eos lustrantur , obscurus vero<text:line-break/>plane nervus ac risu difficilis. Pari modo . et de ure-<text:line-break/>turibus ac vesica, non ea fotum, quae urinam, fed quae<text:line-break/>bilem etiam recipit, ad rem pertinere arbitror, substan-<text:line-break/>tiam, connexionem, magnitudluem, figuram et resi-<text:line-break/>qua, quae lu singulis iultrumentis exponimus, cognoscere.</text:span></text:span></text:p>
      <text:p text:style-name="P3"><text:span text:style-name="Default_20_Paragraph_20_Font"><text:span text:style-name="T15">Nam naturae artificium </text:span></text:span>quivis <text:span text:style-name="Default_20_Paragraph_20_Font"><text:span text:style-name="T15">magis admiratus suerit, si nihil<text:line-break/>hoium indiscussum praeterierit, et cujusque ipsorum actio-<text:line-break/>nis cognitionem in omnibus singulatim comprobatam con-<text:line-break/>sirmaverit. Principio igitur (ut lune disputationis hujus<text:line-break/>ducamus initium, ostendentes, quemadmodum usus-par-<text:line-break/>tium investigatio pravas .de actionibus opiniones convin-<text:line-break/>eit) haudquaquam neque Erasistiatus, neque alius qui-<text:line-break/>vis, qui solum spiritum in arteriis contineri decreverit,<text:line-break/>non, nrquanr, poterit dicere, cui usui tantae magnitudo-<text:line-break/>uis arteriae in renes inserantur. Quandoquidem, fi renes<text:line-break/>solas purgent venas, eo que ad eos quanquam exiguos<text:line-break/>maximae inserantur, arterias non conveniebat magnitu-<text:line-break/>dine venis esse aequales,. quin potius nec omnino quis<text:line-break/>dem renibus inseri, sur vero secus, ati minimas saltem<text:line-break/>an plane obscuras, quomodo et nervos, esse oportebat.<text:line-break/>Caeterum Asclepiadi quidem, in quibus haesitat, promptum<text:line-break/>est vanos labores naturae objicere;. Erafistrati sectatores<text:line-break/>vero laudant quidem perpetuo ipsam, ceu nil une ratio-</text:span></text:span></text:p>
      <text:p text:style-name="P3">ne molitam ; verum id reipsa non exequuntur, neque in<text:line-break/>singulis ipsius operibus laudem hanc veram esse compto- ..<text:line-break/>haut, sed in partium constructione multa de industria<text:line-break/>fubticent, tegunt ac praetereunt; de .quibus abunde in<text:line-break/>libris de facultatibus . naturalibus disputavimus. Quod<text:line-break/>autem ad praesentium speculationem allinet, omnes, qui<text:line-break/>hosce libros e volvent, id solum retinere velim, nullam<text:line-break/>ut plane praetereant partem , sed, quod ipsi facimus, ita<text:line-break/>et ipsi conentur harum omnium substantiae speciem, con-<text:line-break/>formationis ac connexionis excutere : tum autem et ipsos<text:line-break/>exortus atque insertiones observare, ac horum omnium<text:line-break/>sigillatim magnitudinem vel parvitatem; multitudinem;<text:line-break/>communionem et situm ; postmodum, si lu omnibus qui-<text:line-break/>dem particularibus ea, quae de actione sunt prodita,<text:line-break/>consentire sibi ipsi rideantur, credere, sicubi. vero dissi-<text:line-break/>deant, .etiamsi- minimum id fuerit, in eo tum suspecta<text:line-break/>habere; neque illis magnopere attendere. Id enim ipsi</text:p>
      <text:p text:style-name="P3"><text:span text:style-name="Default_20_Paragraph_20_Font"><text:span text:style-name="T15">quoque servavimus in his omnibus diu multumque pen-<text:line-break/>litaniis an, quae. alii de singulis insitum entis reliquerunt,<text:line-break/>dijudicandis.; in </text:span></text:span><text:span text:style-name="Default_20_Paragraph_20_Font"><text:span text:style-name="T38">. </text:span></text:span><text:span text:style-name="Default_20_Paragraph_20_Font"><text:span text:style-name="T15">quibus quae ipsis evidentibus comperr-<text:line-break/></text:span></text:span><text:span text:style-name="Default_20_Paragraph_20_Font"><text:span text:style-name="T38">mus </text:span></text:span><text:span text:style-name="Default_20_Paragraph_20_Font"><text:span text:style-name="T15">esse- consentanea, ea .omnino iis, quae secus habe-<text:line-break/>rent, credibiliora putavimus; quod non lu praesenti mor<text:line-break/>sto, sed in. omni etiam narratione . censeo fariendum. Sed<text:line-break/>ad propositum jam revertamur , </text:span></text:span><text:span text:style-name="Default_20_Paragraph_20_Font"><text:span text:style-name="T38">. </text:span></text:span><text:span text:style-name="Default_20_Paragraph_20_Font"><text:span text:style-name="T15">quo arteriae , . quae re-<text:line-break/>ilibus inseruntur, testimonio sint, nos recte demonstra-<text:line-break/>visse, in ipsis quoque sanguinem contineri. Nam si non<text:line-break/>sanguinis in ipsis contenti purgandi gratia, dicat aliquis<text:line-break/>misti velim, quaenam alia fuerit .causa,.: cur ea magnitu-<text:line-break/>dlire natura ipsas effecerit, ad earitatemque renum di-<text:line-break/>visas ipsas haud secus ac venas produxerit? Caeterum<text:line-break/>quod et renes ipsi serum sanguinis omne purgare vere<text:line-break/>ficti sint, dederat utriusque vasis magnitudo. Iam vero<text:line-break/>si excrementum nutritionis renum est urina, (eo enim<text:line-break/>amentiae Lycus Macedo progressus est, ut. id etiam asim-<text:line-break/>eretij cur demum in exigua renum corpora. is ; . qui nihil<text:line-break/>agit temere , conditor artet ias adeo magnas ac venas</text:span></text:span></text:p>
      <text:p text:style-name="P18"><text:span text:style-name="Default_20_Paragraph_20_Font"><text:span text:style-name="T15">inseruerit </text:span></text:span><text:span text:style-name="Default_20_Paragraph_20_Font"><text:span text:style-name="T22">, </text:span></text:span><text:span text:style-name="Default_20_Paragraph_20_Font"><text:span text:style-name="T15">. causam nullam ulcere poterimus ; fed omnino<text:line-break/>(quod ipse minime vult) damnanda imperitiae erit na-<text:line-break/>tura, aut is Lycus nihil fani de actionibus. scire palam<text:line-break/>est convincendus. </text:span></text:span></text:p>
      <text:h text:style-name="Heading_20_2" text:outline-level="2"><text:span text:style-name="Default_20_Paragraph_20_Font">Cap. VI </text:span></text:h>
      <text:p text:style-name="P65"><text:span text:style-name="Default_20_Paragraph_20_Font"><text:span text:style-name="T15">Car vero alter quidem renum superiorem<text:line-break/>habuit situm, alter vero inferiorem? an et hoc consen-<text:line-break/>laneum est iis., quae de ipsis demonstravimus? quando-<text:line-break/>quidem, si ferum trahendo ita demum purgant sanguinem,<text:line-break/>perspicuum est, quod, si adversum suum haberent, alter<text:line-break/>tractu suo in contrarium alterius tractui moram afferret.<text:line-break/>Nunc autem uterque agit libere, folusque attrahit, quum<text:line-break/>nihil . sibi e regione habeat oppositum. At cur dexter<text:line-break/>quidem est superior ac primus, sinister vero inferior<text:line-break/>ac fecundus ? quia vifcus ipsum , </text:span></text:span>quod <text:span text:style-name="Default_20_Paragraph_20_Font"><text:span text:style-name="T15">purgatur, lu dex- .<text:line-break/>tris locatum arat, et plurima cavae venae germlua in<text:line-break/>dextram partem orificiis desinunt, sanguinem ex gibbis<text:line-break/>jecoris in ipsam venam ducentia; caeterum corpus omne<text:line-break/>virtute attiactrice praeditum expeditius ex directe oppo-</text:span></text:span></text:p>
      <text:p text:style-name="P3"><text:span text:style-name="Default_20_Paragraph_20_Font"><text:span text:style-name="T15">sitis attrahit. Porro quod et splenem quidem ad inferio-<text:line-break/>res ventriculi partes , hepar autem ad superiores cou-<text:line-break/>stitui praestiterit, prius monstratum esu Ergo neque lo-<text:line-break/>cum pariter vacuum in sinistris </text:span></text:span>, <text:span text:style-name="Default_20_Paragraph_20_Font"><text:span text:style-name="T15">ut in dextris, habebat,<text:line-break/>ut, quanto hepar- superiorem splene situm erat adeptum,<text:line-break/>auto non esset alienum dextrum renem altero esse edi-<text:line-break/>tiorem. At cur ad scrotum humorem purgandum natu-<text:line-break/>rae duobus opus fuit instrumentis ? Quod si praestantius.<text:line-break/>est, quod duplex est, in liene ac vesica bilem contineo-<text:line-break/></text:span></text:span>te <text:span text:style-name="Default_20_Paragraph_20_Font"><text:span text:style-name="T15">natura videri pollio perca, quod utrumque unicum<text:line-break/>affecerit ; sin vero unum ac simplex abunde erat , super-<text:line-break/>sinum rurfns ipsum sinistrum renem dextro cumulasse<text:line-break/>censebitur. An hic quoque admirari par est ipsius arti-<text:line-break/>siclum? -Nam paucissimum quidem est melancholicum ex-<text:line-break/>crementum , copiosius autem ipso biliosum , porro utro-<text:line-break/>que aquosum multo cumulatius; sed et crassissimum qui- ;<text:line-break/>dem melancholicum ,- tenuissimum vero serosum, atque<text:line-break/>amborum medium ipsum .biliosum ec pauco igitur ac</text:span></text:span></text:p>
      <text:p text:style-name="P3"><text:span text:style-name="Default_20_Paragraph_20_Font"><text:span text:style-name="T15">crasso atque aegre mobili excremento- longoque intervallo<text:line-break/>ducendo maximum </text:span></text:span>et <text:span text:style-name="Default_20_Paragraph_20_Font"><text:span text:style-name="T15">idem rarissimum instrumentum<text:line-break/>supposuit,. constituitque lu linistiis ventriculi partibus , ut,<text:line-break/>quemadmodum prius ostensum nobis est, qui crassius ini<text:line-break/>ipso est succusso conficiatur. fiatque [pleni alimentum ;<text:line-break/>eam autem, quae hepati subiacet, vesicam, etsi tenuitate<text:line-break/>ac copia medium succum </text:span></text:span>. <text:span text:style-name="Default_20_Paragraph_20_Font"><text:span text:style-name="T15">tracturam , attamen parvam fe-<text:line-break/>cit, quod situm aliis omnibus hepar purgantibus instru-<text:line-break/>mentis commodiorem numerumque mificiorum trabem-<text:line-break/>fiam haberet majorem; </text:span></text:span>ergo <text:span text:style-name="Default_20_Paragraph_20_Font"><text:span text:style-name="T15">ne hic quidem sucus, ac di-<text:line-break/>gnum erat, quicquam a naturaiad mistum esu Reliquus<text:line-break/>vero -nobis ren dexter, quem susum sufficere reprehenso-<text:line-break/>tum oratio ante contendebat. Quod. quidem iulus purgan-<text:line-break/>do tanto excremento non sufficiebat, nisi ma;or, quam<text:line-break/>nunc est, duplo fuisset, plane liquet. Quod vero, si hic<text:line-break/>quidem duplicatus fuisset, alter autem omnino periisset,<text:line-break/>jam non criminaretur quis, fed naturae, quod inaequale<text:line-break/>animal ipfum effecisset, vere obiiceret, id quoque^ arbi-</text:span></text:span></text:p>
      <text:p text:style-name="P3"><text:span text:style-name="Default_20_Paragraph_20_Font"><text:span text:style-name="T15">tror .esse- perspicuum. Prius enim quam renum nrentio-<text:line-break/>nem fecissemus, libro. superiore probabamus, .propter si-<text:line-break/>tum lienis, ventriculi ac hepatis opportunum ipsum ani-<text:line-break/>mal in aequilibrio stare; .nunc. vero, si ipsi belle ac ju-<text:line-break/>ste habenti in altera parte magnum unum renem verbis<text:line-break/>fingeremus, . animal aptum in partum . alteram propensum<text:line-break/>faceremus. At fiscus natura; verum pro </text:span></text:span><text:span text:style-name="Default_20_Paragraph_20_Font"><text:span text:style-name="T38">. </text:span></text:span><text:span text:style-name="Default_20_Paragraph_20_Font"><text:span text:style-name="T15">uno ..magno rene<text:line-break/>in alterutra parte. locando duos parvos, utrinque unum,<text:line-break/>ppuere. aequius esse. putarit. </text:span></text:span><text:span text:style-name="Default_20_Paragraph_20_Font"><text:span text:style-name="T38">. </text:span></text:span><text:span text:style-name="Default_20_Paragraph_20_Font"><text:span text:style-name="T15">Porro quod usque </text:span></text:span><text:span text:style-name="Default_20_Paragraph_20_Font"><text:span text:style-name="T38">. </text:span></text:span><text:span text:style-name="Default_20_Paragraph_20_Font"><text:span text:style-name="T15">eo trs-<text:line-break/>gnus uterque sit, ut sutis ab ipsis purgetur sanguis^ quo-<text:line-break/>troiana experientia comprobatur; sexcentis enim vertam<text:line-break/>quotidie. secantes. pautiflimam comperimus aquam. stupet:.<text:line-break/>natare, coagulato sanguine; quamquam omnibus, quibus<text:line-break/>vena est locanda, corpus male affectum est. et laesa om-<text:line-break/>trino ipsis naturalis administratio; attamen ne his quidem,<text:line-break/>sanguine concreto, aqua supernatat, nisi (ut diximus)<text:line-break/>plane pauca. Caeterum quod, naturaliter habento anima-<text:line-break/>li, renes perfecte ferum - sanguinis purgent, tum ex prae-</text:span></text:span></text:p>
      <text:p text:style-name="P3"><text:span text:style-name="Default_20_Paragraph_20_Font"><text:span text:style-name="T38">dictis, tum aliis compluribus possumus demonstrare. Ve-<text:line-break/>rum morari diutius in hoc sermone superfluum esse mihi<text:line-break/>videtur, quum omnes facile dictis meis assensuri sint<text:line-break/>crediturique, renes ei usui, propter quem extiterunt, sus-<text:line-break/>licere. Atqui si uterque abunde quidem serum sangui-<text:line-break/>nis purgat, est autem hoc excrementum multo aliis co-<text:line-break/>piofius, secernendae rei tenuitas potius, quam aliud quid-<text:line-break/>vis, celeritatem eam in purgando efficit; quandoquidem<text:line-break/>id quoque obscurum non est, tenuia omnia crassis prom-<text:line-break/>plius attrahi. Jam vero apparet etiam spissitudinis re-<text:line-break/>num causa, aut potius causae; duae enim illae sunt, fa-<text:line-break/>citis scilicet ejusmodi humoris attractio, idque potissi-<text:line-break/>mum, quando, quod attrahit, propinquum adeo fuerit,<text:line-break/>atque ex ipso necessaria renum nutritio. Demonstratum<text:line-break/>namque id est in iis commentariis, quos de facultatibus<text:line-break/>naturalibus edidimus, quod, quae partes per ampla qui-<text:line-break/>dem orificia succum sibi accommodatum trahunt, non pos-<text:line-break/>funt solum ipsum neque purum neque sincerum trahere,</text:span></text:span></text:p>
      <text:p text:style-name="P3"><text:span text:style-name="Default_20_Paragraph_20_Font"><text:span text:style-name="T38">sed alterius cujusdam diversi generis admixtione adulte-<text:line-break/>ratum; SI vero in tenuia admodum ac mente cantem-<text:line-break/>planda orificia trahentium instrumentorum fines defle-<text:line-break/>rint, impermixtum demum exacteque sincerum succum<text:line-break/>familiarem attrahens. Ex quo fit, ut, quae ad jecur est<text:line-break/>cystis, invisibilibus atque angustis prorsus finibus vasc-<text:line-break/>rum a se ipsa in viteus immissorum , quem succum na-<text:line-break/>tura sibi praescripserat trahendum, eum solum omnis<text:line-break/>alienae qualitatis expertem jure attrahat, quum neque<text:line-break/>lien, neque renes accommodatum sibi duntaxat eliciant<text:line-break/>succum ; veram splen quidem cum isse trahit etiam ali-<text:line-break/>quid sanguinis, quem ante, quam ad ipsum perveniat, ve-<text:line-break/>nae, quae sunt in epiploo, trahere ad seipsas occupant;<text:line-break/>renum. vero uterque multum quidem bilis flavae attrahit,<text:line-break/>ac propemodum omne id, quod venae et arteriae, quae<text:line-break/>in ipsis sunt, continuerint, mullum vero et sanguinis,<text:line-break/>quod scilicet in eo est humidius ac tenuius. At biliosi<text:line-break/>quidem ex crementi quicquid non admodum crassem fue-</text:span></text:span></text:p>
      <text:p text:style-name="P19"><text:span text:style-name="Default_20_Paragraph_20_Font"><text:span text:style-name="T15">rit, cum minis permeat, fanguis vero cerni ipsi renum<text:line-break/>aspergitur instar faecis cujusdam; inde jam paulatim va-<text:line-break/>poris modo in - totam ipsam dispergitur, adhaerescit at-<text:line-break/>que - demum alimentum fit renibus.</text:span></text:span></text:p>
      <text:h text:style-name="Heading_20_2" text:outline-level="2"><text:span text:style-name="Default_20_Paragraph_20_Font">- C ap. VII.</text:span></text:h>
      <text:p text:style-name="P66"><text:span text:style-name="Default_20_Paragraph_20_Font"><text:span text:style-name="T15">Ne igitur cum minis per .aliquot fora-<text:line-break/>mina, quae in- renibus habentur, quemadmodum tenue<text:line-break/>biliosum., ita et- fanguis elaberetur, .densum corpus eo-.<text:line-break/>rutu fuisse praestiterat; splenem vero (ut ante probavi-<text:line-break/>mus) contra laxum admodum ad rarum, ad attrahen-<text:line-break/>dum enim a longinquo succum crassam aptius illoc fuit;<text:line-break/>neque pericuium erat, ne quid sanguinis sequeretur,<text:line-break/>quandoquidem non prius, quam consectum, coctum atque<text:line-break/>.mutatum esset, ut renes .lotium, ita ipsum - melancholicum<text:line-break/>excrementum erat excreturus, sed diutissime retenturus,<text:line-break/>mutaturus ac tandem alimentum sibi ipsi fantur usi Non<text:line-break/></text:span></text:span>ab <text:span text:style-name="Default_20_Paragraph_20_Font"><text:span text:style-name="T15">re igitur is quoque laxus extitit p et renes densi; qui-<text:line-break/>bus tertio quopiam ad sui ipsorum nutritionem .vale non<text:line-break/>opus luit praeter duo magna, quor tun alterum -oritur ab</text:span></text:span></text:p>
      <text:p text:style-name="P20"><text:span text:style-name="Default_20_Paragraph_20_Font"><text:span text:style-name="T15">arteris, quae spinae incubat, alterum a vena cava.<text:line-break/>Porro vesica, non ea fotum, quae bilem, fed et quae<text:line-break/>urinam recipit </text:span></text:span>j <text:span text:style-name="Default_20_Paragraph_20_Font"><text:span text:style-name="T15">purum utraque atque ab aliis secretum<text:line-break/>quum attrahant proprium excrementum, iure optimo va-<text:line-break/>fa alia alimentum sibi ipsis fuppedrtatura flagitarunt; ve-<text:line-break/>runr quum copiosius multo scrotum excrementum quam<text:line-break/>.biliosum esset, majus esse ipsius receptaculum par suit;<text:line-break/>quare factum est , ut venis atque arteriis et nervis . me-<text:line-break/>rito ipsi majoribus . opus suerit. Porro quodque horum<text:line-break/>videre est in utraque vesica ea magnitudine , qua . potif-<text:line-break/>simum pro usus ac magnitudinis proportione sibi eou-<text:line-break/>veniebat.</text:span></text:span></text:p>
      <text:h text:style-name="Heading_20_2" text:outline-level="2"><text:span text:style-name="Default_20_Paragraph_20_Font">Cap. URI. </text:span></text:h>
      <text:p text:style-name="P65"><text:span text:style-name="Default_20_Paragraph_20_Font"><text:span text:style-name="T15">Caelorum non undecunque ad utram..<text:line-break/>que ipsarum nervum, arteriam ac venam produxit,<text:line-break/>fed in his quoque videtur, quod commodius erat, secuta<text:line-break/>fuisse.; commodius enim erat, </text:span></text:span>ne <text:span text:style-name="Default_20_Paragraph_20_Font"><text:span text:style-name="T15">per longam viam, neve<text:line-break/>sine munimento ducerentur. Quocirca velleae ei , - quae<text:line-break/>minam excipit, nervos a spinali medulla, </text:span></text:span>qua <text:span text:style-name="Default_20_Paragraph_20_Font"><text:span text:style-name="T15">parte os,</text:span></text:span></text:p>
      <text:p text:style-name="P3">quod latum feu factum nominant, <text:span text:style-name="Default_20_Paragraph_20_Font"><text:span text:style-name="T15">situm. est, </text:span></text:span>inseruit<text:line-break/>(proxime enim <text:span text:style-name="Default_20_Paragraph_20_Font"><text:span text:style-name="T15">ipsam </text:span></text:span>ea medulla locata erat) venasque.<text:line-break/><text:span text:style-name="Default_20_Paragraph_20_Font"><text:span text:style-name="T15">et </text:span></text:span>arterias a propinquis ipsi vasis, . qua scilicet primum<text:line-break/>arteriae et venae a magnis spinae incumbentibus crura<text:line-break/>subeunt; alteri vero vesicae ad jecur- sitae arteriam quid<text:line-break/>dem et nervum alo iis, quae in riscus ipsum -inserun-<text:line-break/>tm, deducens, parvum utrumque admodum. ac vix. con-<text:line-break/>fpicuum, at sensilem atque perspicuam venam ab <text:span text:style-name="Default_20_Paragraph_20_Font"><text:span text:style-name="T15">ea,<text:line-break/></text:span></text:span>quae est ad portas. producens, cuncta haec tria corpori<text:line-break/>vesicae eodem <text:span text:style-name="Default_20_Paragraph_20_Font"><text:span text:style-name="T15">locf ad </text:span></text:span>nuncupatam scilicet cervicem in-<text:line-break/>seruit; etenim fortissimum hoc erat, ut tenuium -valorum<text:line-break/>supergressum <text:span text:style-name="Default_20_Paragraph_20_Font"><text:span text:style-name="T15">-tuto - </text:span></text:span>sustineret , ae prope- portas -locatum<text:line-break/><text:span text:style-name="Default_20_Paragraph_20_Font"><text:span text:style-name="T15">erat. </text:span></text:span>Sic- autem <text:span text:style-name="Default_20_Paragraph_20_Font"><text:span text:style-name="T15">et </text:span></text:span>in vesicam alteram magnam ad collum<text:line-break/><text:span text:style-name="Default_20_Paragraph_20_Font"><text:span text:style-name="T15">ipsum </text:span></text:span>vasa sex <text:span text:style-name="Default_20_Paragraph_20_Font"><text:span text:style-name="T15">inseruit, </text:span></text:span>utrinque videlicet tria;- nam et<text:line-break/><text:span text:style-name="Default_20_Paragraph_20_Font"><text:span text:style-name="T15">vasis </text:span></text:span>ipsis traiectus ita potissimum luturus erat brevistr-<text:line-break/>mus, ut vesicae ipsi melius erat carnosis <text:span text:style-name="Default_20_Paragraph_20_Font"><text:span text:style-name="T15">suis </text:span></text:span>partibus ea<text:line-break/>excipere. Ac tu quidem forte memoratam jam securim-<text:line-break/>tenr ipsis satis -lesse existimas; <text:span text:style-name="Default_20_Paragraph_20_Font"><text:span text:style-name="T15">. </text:span></text:span>minus certe artificii</text:p>
      <text:p text:style-name="P3"><text:span text:style-name="Default_20_Paragraph_20_Font"><text:span text:style-name="T15">atque operum naturae es. peritus. Ipsam enim etsi brevi<text:line-break/>primum intervallo ea duxerit, tutoque postea inseruerit,<text:line-break/>tertium tamen quoddam non piguit ipsis .ob dyspathiam<text:line-break/>artificium invenire, membranis quibusdam tenuibus pro<text:line-break/>valorum magnitudine ipsorum quodque obvolventem, iis-<text:line-break/>demque ipfis omnia communiter colligantem. Porro quae<text:line-break/>vasa in vesicam minorem inferuntur, in ipfam Lotam<text:line-break/>dispersa, ad fundum usque perveniunt. Eorum vero va-<text:line-break/>forum, </text:span></text:span>quae <text:span text:style-name="Default_20_Paragraph_20_Font"><text:span text:style-name="T15">in collum majoris vesicae prorumpunt, sta-<text:line-break/>tim in primo ingressu bifariam diviserunt, altera. quidem<text:line-break/>portio (ut in minori accidit) in totam vesicam clissemis<text:line-break/>nata est, reliqua vero aversa deorsum secundum ipsum<text:line-break/>collum fertur, exigua quidem in. foeminis, ut quae tota<text:line-break/>dividenda ibi fuerat, magna vero in masculis, quod lu<text:line-break/>partu quadam insigni ad extremum collum .vesicae sita<text:line-break/>exuperabunt , quam colem appellant. Caeterum ipsius<text:line-break/>quidem naturae in partibus genitalibus artificium prece-<text:line-break/>dente sermone ipsum per fe exponemus. Quod vero. ad</text:span></text:span></text:p>
      <text:p text:style-name="P3"><text:span text:style-name="Default_20_Paragraph_20_Font"><text:span text:style-name="T15">instrumenta excrementis destinata pertinet, de quibus veri.<text:line-break/>ha facere institueram; quod alta quidem per ea vufa,<text:line-break/>quae excrementa secernunt, nutriantur, velut lien et<text:line-break/>renes ipsi, alia vero aliis, quae alerent, eguerunt; utve-<text:line-break/>sica, (nam parvitas- cujusque vasorum ac magnitudo,. in.-<text:line-break/>fertionisque- ratio, .et locus unde proficiscitur, viaeque<text:line-break/>securitas, atque uno verbo, quae in his visuntur omnia,<text:line-break/>mirabilem quandam naturae artem ostentant,) jam mihi<text:line-break/>xideor oratione persecutus.</text:span></text:span></text:p>
      <text:h text:style-name="Heading_20_2" text:outline-level="2"><text:span text:style-name="Default_20_Paragraph_20_Font">Cap. IX. </text:span></text:h>
      <text:p text:style-name="P65"><text:span text:style-name="Default_20_Paragraph_20_Font"><text:span text:style-name="T15">Rursus igitur ad ea, </text:span></text:span>quae <text:span text:style-name="Default_20_Paragraph_20_Font"><text:span text:style-name="T15">cuique ipsi,-<text:line-break/>rum privatim desunt, orationem revocemus. Deest autem<text:line-break/>primum quidem, ut pauca de nervis in ipsos renes pro-<text:line-break/>rumpentibus verba faciamus; deinde vero de meatibus<text:line-break/>urinariis; tertio ab his, ut, quaenam. sit corporis vesica-<text:line-break/>rum substantia; exponamus.; ut renum quoque ac lienis<text:line-break/>aliorumque omnium de quorum cousiructione omni fer-<text:line-break/>monem jam ferimus. Habent autem et renes ipsi ner-<text:line-break/>vum, quantum hepar, lien et bilem excipiens vesica;</text:span></text:span></text:p>
      <text:p text:style-name="P3"><text:span text:style-name="Default_20_Paragraph_20_Font"><text:span text:style-name="T15">omnia -enim haec </text:span></text:span>exiles <text:span text:style-name="Default_20_Paragraph_20_Font"><text:span text:style-name="T15">omnino recipiunf.nervos , insula<text:line-break/>ipsorum tunicis extrinsecus conspicuos., natura sensus cui-<text:line-break/>que tantum elargita, quantum conveniebat, ut. a plantis<text:line-break/>scilicet seiungerentur essentqne animalis partes. Tres<text:line-break/>namque scopi ipsi naturae in nervorum distributione-. fue-<text:line-break/>runt; primus quidem fuit, ut sensilibus instrumentis sen-<text:line-break/>fum impertiret; alter vero, ut. motoriis motum; tertius<text:line-break/>.omnibus aliis, ut, </text:span></text:span>quae <text:span text:style-name="Default_20_Paragraph_20_Font"><text:span text:style-name="T15">Abi molestiam afferrent, dignosce-<text:line-break/>rent. Itaque - sensus causa linguae ,. oculis , auribus ma-<text:line-break/>xrmi sunt nervi tributi </text:span></text:span>, <text:span text:style-name="Default_20_Paragraph_20_Font"><text:span text:style-name="T15">et praeter haec partibus ma-<text:line-break/>unum internis , atque adeo ipsius ventriculi orificio ; sunt<text:line-break/>enim quodammodo etiam haec sensoria; siquidem per<text:line-break/>manus, si per. aliud quicquam, (quanquam sexcentae sint<text:line-break/>fenta praeditae nartes,] ex tactu dignetis est certissima;<text:line-break/>.orificium autem . ventriculi sensum habet alimenti ipsi<text:line-break/>animanti deficientis, quae fames nuncupatur. In omni-<text:line-break/>bus his, uspote sensilibus partibus,. reperire est nervos<text:line-break/>maximos </text:span></text:span>; <text:span text:style-name="Default_20_Paragraph_20_Font"><text:span text:style-name="T15">secundo ; autem loco in .motus voluntarii in-<text:line-break/>stramentis, quaemulculos.nominamus, qui, quatenus qui-</text:span></text:span></text:p>
      <text:p text:style-name="P3">dem. ad membra corporis movenda extiterunt, maximos<text:line-break/>nervos recipiunt, quatenus vero in. nervis omnibus sen-<text:line-break/>sirs necessario inest, plus quam postulabant facultatis<text:line-break/>discernendorum tangibilium causa. adepti sunt. . Tertius<text:line-break/>vero ipsius naturae scopus in nervorum. distributione fuit,<text:line-break/>ut, quae molestiam afferrent, sentirentur; quam rem si<text:line-break/>quis in dissectionibus spectarit, co. sideraritque, justene<text:line-break/>an secus . natura nervos non eadem mensura omnibus<text:line-break/>partibus distribuerit, sed aliis quidem liberalius, aliis<text:line-break/>vero parcius; eadem cum Hippocrate velit nolit de na-<text:line-break/>tura omnino pronunciabit, quod ea scilicet sagax , jnsta,<text:line-break/>artificioso, animaliumque provida ac consultrix est.<text:line-break/>Nam si pro meritu cuique prospicere ac distribuere su-<text:line-break/>stillae est offierum, quid oberit, quominus omnium ju-<text:line-break/>stissima sit natura? Siquidem, -quae instrumenta ejusdem<text:line-break/>inter fe sunt generis, ut sensoria cum sensoriis et mns-<text:line-break/>culi cum musculis, horum pro corporum mole, actionum<text:line-break/>lignitate, motuum intrusione ac remissione, tum autem .</text:p>
      <text:p text:style-name="P3"><text:span text:style-name="Default_20_Paragraph_20_Font"><text:span text:style-name="T15">usus assiduitate ac fntemrissione, aestimata ad unguem<text:line-break/>cujusque dignitate, alii quidem majorem, alii vero nu-<text:line-break/>norim nervum impertivit, unicuique vero tantum dedit,<text:line-break/>quantum tribui erat aequissimum. Verum haec quidem<text:line-break/>postea docebimus.</text:span></text:span></text:p>
      <text:h text:style-name="Heading_20_2" text:outline-level="2"><text:span text:style-name="Default_20_Paragraph_20_Font">Cap. x </text:span></text:h>
      <text:p text:style-name="P65"><text:span text:style-name="Default_20_Paragraph_20_Font"><text:span text:style-name="T15">De nutritiis- vero instrumentis hoc libro<text:line-break/>percurrere est propositum natitraeque in ipsis aequitatem<text:line-break/>ostendere. Quum enim horum nullum neque sensorium<text:line-break/>esset, neque motus instrumentum , parvos utique eis omni-<text:line-break/>bus nervos explendi usus tertii gratia dari oportuit, ut<text:line-break/>scilicet, quae moustiam sibi exhiberent, tonsu dignofce-<text:line-break/>xent;- quod si neid quidem eisuinesset, fed iniurias, qui-<text:line-break/>bus afficiuntur, non sentirent, qui fieri posset; ut non<text:line-break/>brevissimo tempore animalia interirent? Jam vero mordi-<text:line-break/>oationem quamvis in intestinis sentientes -protinus, quod<text:line-break/>molestat, depellere festinamus; quod si sensu omni care-<text:line-break/>rent, facile; ni fallor, omnia ab -excrementis , quae in<text:line-break/>ipsa quotidie confluunt, ulccrareutur, crederentur ac pu-</text:span></text:span></text:p>
      <text:p text:style-name="P3"><text:span text:style-name="Default_20_Paragraph_20_Font"><text:span text:style-name="T15">arescerent; quando etiam nunc, ut sunt sensilia, neque<text:line-break/>temporis momentum intus subsidere acribus excrementis.<text:line-break/>ac mordacibus permittentia., attamen a solo sincerae bi-<text:line-break/>lis, sive flavae sive. atrae, per ipsa transitu exulcerantur,<text:line-break/>abraduntur, eroduntur . ac denique computrescunt... Unde<text:line-break/>quodam loco inquit Hippocrates; Dysenteria, si ab .atra.<text:line-break/>bile coeperit, letale. Quod si quis forte requirat, quo-<text:line-break/>modo aliqua dysenteria ab atra bile incipiat, quum inte-<text:line-break/>stina ipsa sensu acri adeo sint .praedita,. ut .protinus, quod<text:line-break/>molestat , respuant, huic respondere est aequum. .Quod<text:line-break/>sane incipiat; cuivis est perspicuum; causam vero hujus<text:line-break/>relisi requiris, in memoriam revoca anfractus, quos, ne<text:line-break/>cibus intestina expedite permearet, factus fuisse ostendi-<text:line-break/>mus; in ipsorum enim gyris ac... flexibus excrementum<text:line-break/>acre nonnunquam detentum primum quidem intestinum<text:line-break/>abradit, post vero etiam erodit. Quum igitur etiam nunc<text:line-break/>non .sufficiat ipsis ad hoc, ut non laedantur, tensus exqui-<text:line-break/>fitus,. scd saepenumero ulcerentur., vel excretuentorunr</text:span></text:span></text:p>
      <text:p text:style-name="P3"><text:span text:style-name="Default_20_Paragraph_20_Font"><text:span text:style-name="T15">acrimonia erusa, .vel:: </text:span></text:span>eorundem <text:span text:style-name="Default_20_Paragraph_20_Font"><text:span text:style-name="T15">copia immodica velut<text:line-break/>colluvione quadam i oppressa, quid illa passura putamus,<text:line-break/>si fensum habuissent hebetiorem? Propter hanc igitur-<text:line-break/>causam -in singulos gyros </text:span></text:span>surguli <text:span text:style-name="Default_20_Paragraph_20_Font"><text:span text:style-name="T15">disseminantur nervi,<text:line-break/>quemadmodum vena atque arteria. In hepar tamen, ita<text:line-break/>magnum ac princeps viscus , nervus insertus est minimus;<text:line-break/>ut .quod musculorum ritu haudquaquam moveatur, ne—<text:line-break/>que,- ut intestina, sensu exquisitione egeat. His etenim<text:line-break/>excrementorum -transitus molestus est,. hepar vero a qua-<text:line-break/>tuor instrumentis purgatur, duobus quidem renibus, ter-<text:line-break/>tio autem. splene, tum quarto </text:span></text:span>vesica <text:span text:style-name="Default_20_Paragraph_20_Font"><text:span text:style-name="T15">ipsi inhaerente.<text:line-break/>Quare quum -nullus .lu eo succus malignus et acris man-<text:line-break/>imus esset; fenta majore haudquaquam indigebat. ^Porro-<text:line-break/>hae quatuor partes, quae Iecur .ipsum perpurgant, quod<text:line-break/>a propriis. excrementis nihil lucomn.odi </text:span></text:span><text:span text:style-name="Default_20_Paragraph_20_Font"><text:span text:style-name="T38">. </text:span></text:span><text:span text:style-name="Default_20_Paragraph_20_Font"><text:span text:style-name="T15">essent . acceptu-<text:line-break/>rae; -ensum: majorem non postularunt; neque enim tra-<text:line-break/>here hujusmodi excrementa potuissent,- nisi qualitatis<text:line-break/>eommmritates quaedam cum excrementis ipsis intercessit-</text:span></text:span></text:p>
      <text:p text:style-name="P3"><text:span text:style-name="Default_20_Paragraph_20_Font"><text:span text:style-name="T15">fient. Siquidem, quum -tot annos quodque animal super-<text:line-break/>stes sit, in ea .tamen cysti, quae sedem ad qecm habet,.<text:line-break/>videre est bilis. flavae contineri alias plus,. alias minus;<text:line-break/>quin et mortuis- ipsis ablatas ab hepate vesicas simul -cum<text:line-break/>bile diutissime asservamus, nihil tractu temporis corpore<text:line-break/>ipsarum patiente ; ita unicuique quod cognatum ac:. fa-<text:line-break/>miliare est, sine dolore omnino atque. innoxium est.<text:line-break/>Ergo his instrumentis natura sensum uberiorem non ad-<text:line-break/>hibuit, al quae nullam laesionem unquam a contentis in<text:line-break/>fe ipsis excrementis erant acceptura.. At majori vesicae,<text:line-break/>quae lotii receptaculum est, nisi lotium id, </text:span></text:span><text:span text:style-name="Default_20_Paragraph_20_Font"><text:span text:style-name="T38">. </text:span></text:span><text:span text:style-name="Default_20_Paragraph_20_Font"><text:span text:style-name="T15">quod stilio-<text:line-break/>surs acrittsque est, repente excernatur, magnas saepe .no-<text:line-break/>xas affert: non. enim, quemadmodum vesica, quae bilem<text:line-break/>recipit, ita et hujus substantia corporis bilis qualitati. est<text:line-break/>affinis., sed urinarum duntaxat, quarum gratia a natura<text:line-break/>constituta fuerat. Quo fit, .ut, quum undequaque animah<text:line-break/>sanum est, neque pars ulla male afficiatur, neque ferest<text:line-break/>excrementi substantia. acris sit aut vesicae dolorisica:</text:span></text:span></text:p>
      <text:p text:style-name="P3"><text:span text:style-name="Default_20_Paragraph_20_Font"><text:span text:style-name="T15">quum autum in coctionis instrumentis peccatum ante fue-<text:line-break/>siit, ut fanguis bonus inde non gignatur; cum excreuren-<text:line-break/>ta alia, tum vero lotium acre existit ac malignum adeo,<text:line-break/>ut ab iis Vesica radatur atque erodatur;. quod quum ani-<text:line-break/>mali accidit, tempus reddendi lotium a natura praescri-<text:line-break/>ptum non vero amplius expectat, fed statim ipsum ex-<text:line-break/>cernere, vel prius quam referta sit, properati Quae quum<text:line-break/>ante natura prospiceret, </text:span></text:span>ut <text:span text:style-name="Default_20_Paragraph_20_Font"><text:span text:style-name="T15">fenfu praedita esset majore,<text:line-break/>plures et eos quidem majores nervos ipsi tribuit.</text:span></text:span></text:p>
      <text:h text:style-name="Heading_20_2" text:outline-level="2"><text:span text:style-name="Default_20_Paragraph_20_Font">C ap. XI. </text:span></text:h>
      <text:p text:style-name="P65"><text:span text:style-name="Default_20_Paragraph_20_Font"><text:span text:style-name="T15">Porro crassitiem quoque tunicarum extrui-<text:line-break/>fiscus antedicta. omnia operientium </text:span></text:span>( <text:span text:style-name="Default_20_Paragraph_20_Font"><text:span text:style-name="T15">quas a peritonaeo<text:line-break/>oriri dicebamus] natura non pro instrumentorum dignita-<text:line-break/>tibus neque magnitudinibus , fed pro cujusque usibus<text:line-break/>jure. distribuit. Non enim quod jecur omnibus his prin—<text:line-break/>ceps magis aut majus erat, propterea validiorem ipsum<text:line-break/>vesica tunicam habere oportuit; quin potius vesicae ipsi<text:line-break/>operimentum robustius dari praestitit-,; quod ea subinde<text:line-break/>dies ac noctes resarcienda erat atque distendenda, post -</text:span></text:span></text:p>
      <text:p text:style-name="P3"><text:span text:style-name="Default_20_Paragraph_20_Font"><text:span text:style-name="T15">autem vacuanda ac comprimenda ;. quod enim commode<text:line-break/>brevi intervallo modo distendendun, summe, tum autem<text:line-break/>comprimendum fuerit; id validum esse, et vicissim. tole-<text:line-break/>rare posse utrasque has constitutiones inter sese pugnan--<text:line-break/>tes oportuit. Ergo a natura reste comparata haec. fue-<text:line-break/>runt, et sus multo etiam magis substantiae tunicarum<text:line-break/>omnium.. Nam quae extrinsecus praedictis omnssius. in-.<text:line-break/>stramentis sunt circumiectae </text:span></text:span>, <text:span text:style-name="Default_20_Paragraph_20_Font"><text:span text:style-name="T15">nonnullae quidem tenuitate<text:line-break/>ipsa, omnes tamen simul </text:span></text:span>figura araneis <text:span text:style-name="Default_20_Paragraph_20_Font"><text:span text:style-name="T15">sunt assimiles;<text:line-break/>quandoquidem earum nulla </text:span></text:span>in <text:span text:style-name="Default_20_Paragraph_20_Font"><text:span text:style-name="T15">fibras dissolvitur .instar<text:line-break/>internarum, quae ipsorum instrumentorum sunt propriae,<text:line-break/>per quas agunt, feti sunt prorsus simplices, et undequa-<text:line-break/>que similes, ac omnino membranulae. .At internae, quae<text:line-break/>corpora ipta partium constituunt , . in Ventriculo quidem<text:line-break/>ac stomacho (ut antea diximus) . duae fibras quidem orbi-<text:line-break/>colatas externa; nectas veno .interna habuerunt. Porro<text:line-break/>intestinorum tunicae - transversus utrosque in elocutum<text:line-break/>plane circumactus; at vesicarum tunicae rectos ac rotun-</text:span></text:span></text:p>
      <text:p text:style-name="P67"><text:span text:style-name="Default_20_Paragraph_20_Font"><text:span text:style-name="T15">dos et obliquos habent villos; </text:span></text:span>una enim <text:span text:style-name="Default_20_Paragraph_20_Font"><text:span text:style-name="T15">utriusque ve-<text:line-break/>sicae tunica quum sit, </text:span></text:span>ad <text:span text:style-name="Default_20_Paragraph_20_Font"><text:span text:style-name="T15">omnem motus speciem con-.<text:line-break/>structionem adepta est accommodam, siquidem et eum<text:line-break/>motum, quem attrahendi causa villi recti., -et eum, quem<text:line-break/>excernendi gratia transversi, ad extremum etiam eum;.<text:line-break/>quem, ut ea retineant, quae undique complectuntur, obli-<text:line-break/>qui conficiunt, instrumenta ipsa habere aequum fuerat.<text:line-break/>Nam tensis solis transversis latitudo ipsa contrahitur; at.<text:line-break/>rectis solis, longitudo. minuitur; omnibus porro simul,<text:line-break/>tum rectis, tum transversis, tum obliquis, in seipsus con-<text:line-break/>tractis, tota contrahitur pars;- quemadmodum certe, lon-<text:line-break/>gioribus his omnibus redditis, tota etiam extenditur.<text:line-break/>Ergo quum .utraque. vesica tunicam simplicem esset habi-<text:line-break/>tura ob causam , quam paulo post dicam , satius fuit omne.<text:line-break/>fibrarum genus ipsis inesse, -ut omnem etiam motus spe-.<text:line-break/>cient ederent ; at intestina ( </text:span></text:span>ut <text:span text:style-name="Default_20_Paragraph_20_Font"><text:span text:style-name="T15">quibus neque attrahere,<text:line-break/>neque retinere erat necesse, </text:span></text:span>fed <text:span text:style-name="Default_20_Paragraph_20_Font"><text:span text:style-name="T15">contractis undique. pror-<text:line-break/>sum.. pollere] .quum simplici egerent motu, simplices.<text:line-break/>quoque fibras habuerunt; ventriculus. vero. non item;</text:span></text:span></text:p>
      <text:p text:style-name="P68"><text:span text:style-name="Default_20_Paragraph_20_Font"><text:span text:style-name="T15">siquidem nobis </text:span></text:span>deglutieutrbus <text:span text:style-name="Default_20_Paragraph_20_Font"><text:span text:style-name="T15">trahere ipsum, - </text:span></text:span>et <text:span text:style-name="Default_20_Paragraph_20_Font"><text:span text:style-name="T15">coquen-<text:line-break/>tubus retinere, atque </text:span></text:span>ubi <text:span text:style-name="Default_20_Paragraph_20_Font"><text:span text:style-name="T15">coxerimus, depellere oportebat.<text:line-break/>Ex quo intelligitur, </text:span></text:span>ipsum <text:span text:style-name="Default_20_Paragraph_20_Font"><text:span text:style-name="T15">genus omne fibrarum jure esse<text:line-break/>consecutum.</text:span></text:span></text:p>
      <text:h text:style-name="Heading_20_2" text:outline-level="2"><text:span text:style-name="Default_20_Paragraph_20_Font">Cap. XII. </text:span></text:h>
      <text:p text:style-name="P69"><text:span text:style-name="Default_20_Paragraph_20_Font"><text:span text:style-name="T15">At. quid causae suerit, cur tunicae. qui-<text:line-break/>dem externae transversi . susum insint villi, internae vero<text:line-break/>recti quidem . plurimi , fed pauci omnino obliqui ? cur<text:line-break/>etiam tunicae duae extiterint, quum posset natura. veI<text:line-break/>.una tunica instrumentis tres ipsas actiones suppeditare,<text:line-break/>ut in vesicis declaravit </text:span></text:span>ac <text:span text:style-name="Default_20_Paragraph_20_Font"><text:span text:style-name="T15">uteris.? fatius autem sane<text:line-break/>fuerit hoc etiam nostrae </text:span></text:span>huic <text:span text:style-name="Default_20_Paragraph_20_Font"><text:span text:style-name="T15">disputationi prius; quam<text:line-break/>eam finiamus, adjungere. Antea quidem admonuimus,<text:line-break/>quum de intestinis ageremus, duplicem ipsis inesse tuni-<text:line-break/>cami quo essent adversus rinjurias tutiora, quod horum<text:line-break/>. altera quidemin exitialibus quibusdam dyfenteriis saepe-<text:line-break/></text:span></text:span><text:span text:style-name="Default_20_Paragraph_20_Font"><text:span text:style-name="T38">- </text:span></text:span><text:span text:style-name="Default_20_Paragraph_20_Font"><text:span text:style-name="T15">numero putresceret, altera vero sula animali sufficeret;<text:line-break/></text:span></text:span><text:span text:style-name="Default_20_Paragraph_20_Font"><text:span text:style-name="T38">- </text:span></text:span><text:span text:style-name="Default_20_Paragraph_20_Font"><text:span text:style-name="T15">nunc autem magis adhuc spero id fore perspicuum, ubi<text:line-break/>. demonstraverimus, bllem utramque confluentem natura in-<text:line-break/>estinis quidem esse adversissimam , vesicarum autem ei</text:span></text:span></text:p>
      <text:p text:style-name="P3"><text:span text:style-name="Default_20_Paragraph_20_Font"><text:span text:style-name="T15">quidem, quae ad. hepar est, flavam prorsus familiarem<text:line-break/>atque innoxiam, ei vero, quae lotium recipit, raro ne-<text:line-break/>gotium exhibere, quum scilicet multa ac maligna est<text:line-break/>acervata, utplurimum autem ipsis bilis commercium blan-.<text:line-break/>dnm esse . ac . fine dolore. Addetur autem </text:span></text:span>id <text:span text:style-name="Default_20_Paragraph_20_Font"><text:span text:style-name="T15">etiamnum<text:line-break/>huic. rationi, quod, quum lu ventriculi atque intestino-<text:line-break/>runa regionibus alimentum. oporteret in propriam ipsi ani-<text:line-break/>mali qualitatem immutari , consentaneum fuit, crassam ad-<text:line-break/>modum ipsis effici tunicam, magis enim ejusmodi , quam<text:line-break/>frigida ac tenuis, . asserat, calefacit et immutat; quae<text:line-break/>causa farre est, cur, quibus. corpus - ventriculi est gracile,<text:line-break/>ii deterius concoquant,. quam quibus carmofum; at in<text:line-break/>excrementorum instrumentis. nulla futura. est coctio, eo-<text:line-break/>que gracilia ea jure suerunt. Ergo. in corporibus tenui-<text:line-break/>bus duas efficere tunicas non: erat possibile; in ventricu-<text:line-break/>lo .vero triplicis usus gratia tunicae duae extiterunt, va-<text:line-break/>riarum scilicet actionum, patiendi difficultatis ac craf-<text:line-break/>fitiei.. Ita autem. et ipsius substantiae idea vesicis. et</text:span></text:span></text:p>
      <text:p text:style-name="P3"><text:span text:style-name="Default_20_Paragraph_20_Font"><text:span text:style-name="T15">coctionis instrumentis est diversa, quod illae quidem mem-<text:line-break/>branosae et- durae et propemodum exungues sint ac </text:span></text:span><text:span text:style-name="Default_20_Paragraph_20_Font"><text:span text:style-name="T38">-<text:line-break/></text:span></text:span><text:span text:style-name="Default_20_Paragraph_20_Font"><text:span text:style-name="T15">frigidae, -haec vero carniformia quodammodo ac calida<text:line-break/>extiterint; illas namque ad distentionem ac contractio-<text:line-break/>nem summam sustinendam officiose comparatas esse opor-<text:line-break/>tebat, his vero ad cibos coquendos calore vehementiore.<text:line-break/>opus erat. </text:span></text:span><text:span text:style-name="Default_20_Paragraph_20_Font"><text:span text:style-name="T38">. </text:span></text:span><text:span text:style-name="Default_20_Paragraph_20_Font"><text:span text:style-name="T15">Quocirca illis quidem durities adversus lu-<text:line-break/>jurias data est, quae tunicarum pensaret tenuitatem ; co-<text:line-break/>quendi vero instrumentis crassities, quae mollitiem emen-<text:line-break/>daret, obtigit.</text:span></text:span></text:p>
      <text:h text:style-name="Heading_20_2" text:outline-level="2"><text:span text:style-name="Default_20_Paragraph_20_Font">Cap. XIll. </text:span></text:h>
      <text:p text:style-name="P69"><text:span text:style-name="Default_20_Paragraph_20_Font"><text:span text:style-name="T15">Enimvero tum lu his justa absolute fuit<text:line-break/>natura, tum vero quod ureteras quidem substantia cor-<text:line-break/>peris majori vesicae, quae urinam recipit, meatus vero<text:line-break/>.bilem recipientes minori, quae ad hepar est, similes esse-<text:line-break/>cerit, fatis conflet inter omnes, naturam eandem hic </text:span></text:span>ae-<text:line-break/><text:span text:style-name="Default_20_Paragraph_20_Font"><text:span text:style-name="T15">quitutem retinuisse: non enim ex alia quidem substantia<text:line-break/>esse oportebat excrementorum receptacula, ex alia vero<text:line-break/>meatus ipsa deducentes, fed ex eadem,. ac quae peri</text:span></text:span></text:p>
      <text:p text:style-name="P2"><text:span text:style-name="Default_20_Paragraph_20_Font"><text:span text:style-name="T15">modo excrementum contineret. Porro modus insertionis<text:line-break/>ureterum quidem in vesicam, in intestinum vero meatus<text:line-break/>bilem ducentis, omnem superat admirationem. Nam<text:line-break/>oblique in ipfa inditi, et intro usque ad laxiorem sinum<text:line-break/>obliqui ac praelongi pertinentes, velut membranam<text:line-break/>quandam instrumentorum intus succidunt, quae ab exere-<text:line-break/>mentorem quidem intro irrumpentium impetu evertitur<text:line-break/>. ac patefit, reliquo vero tempore omni concidit ac con-<text:line-break/>trahitur , atque ita meatui. firmum efficitur operculum , ut<text:line-break/>non fotum humoribus, fed et flatibus reditus omnis fit<text:line-break/>interclusus. Manifestatur autem hoc maxime </text:span></text:span>in <text:span text:style-name="Default_20_Paragraph_20_Font"><text:span text:style-name="T15">vestris,<text:line-break/>quae luflautur atque implentur aere, tum autem ad col-<text:line-break/>lum arctissime colligantur; apparet etenim totus aer in<text:line-break/>ipsis concludi ac contineri , etiamsi valenter admodum<text:line-break/>quis extrinsecus vesicam ipsam comprimat; nam ut ab<text:line-break/>influentium impetu intro evertitur, ita ab iis, ortae ipsi<text:line-break/>intrinsecus accidunt, constringitur ac circum ipsum po-<text:line-break/>rum contrahitur Quod tibi argumentum etiam esse de-</text:span></text:span></text:p>
      <text:p text:style-name="P3"><text:span text:style-name="Default_20_Paragraph_20_Font"><text:span text:style-name="T15">bet excellentis cujusdam conditoris nostri sapientiae si-<text:line-break/>nrul </text:span></text:span>et <text:span text:style-name="Default_20_Paragraph_20_Font"><text:span text:style-name="T15">in ipsis animalibus providentiae. Ad eum mo-<text:line-break/>dum omnia alimenti instrumenta mirabili artificio ornatu<text:line-break/>fuerunt : nam et excrementorum- receptacula mos medi-<text:line-break/>cis est aliis cibi instrumentis annumerare; ex quo effici-<text:line-break/>tur, ut et vesicas utrasque et crassa intestina nutrimen-<text:line-break/>ti organa nominent.</text:span></text:span></text:p>
      <text:h text:style-name="Heading_20_2" text:outline-level="2"><text:span text:style-name="Default_20_Paragraph_20_Font">Cap, XIU </text:span></text:h>
      <text:p text:style-name="P69"><text:span text:style-name="Default_20_Paragraph_20_Font"><text:span text:style-name="T15">Caeterum de musculis certe, qui excre-<text:line-break/>mentorurn gratia extiterunt, deluceps fuerit aequum dis-<text:line-break/>serere; sunt enim quodammodo et hi alimenti instru-<text:line-break/>menta. Prima namque et principalissima nutrimenti in-<text:line-break/>strumenta sunt ea, quae concoquunt utrisque alimentum<text:line-break/>aliis transmittunt; secunda vero, quae purgant, quae de--<text:line-break/>ducunt, et quae excrementum excipiunt; tertia numerare<text:line-break/>possumus alimenti instrumenta, quae excerneudis excre-<text:line-break/>mentis sunt destinata, quae genere sunt duplicia c alia<text:line-break/>enim effluvium intempestivum ipsorum . cohibent, alia<text:line-break/>vero tempestivum incitant. Intempestive quidem effluere</text:span></text:span></text:p>
      <text:p text:style-name="P3"><text:span text:style-name="Default_20_Paragraph_20_Font"><text:span text:style-name="T15">musculi sedem constituentes non sinunt; excitant autem<text:line-break/>lu tempore musculi omnes abdominis. Eorum igitur, qui<text:line-break/>sunt ad anum, unus quidem est fine pari, transversus<text:line-break/>ipsi circumfusus, ut rectum intestinum </text:span></text:span>ad <text:span text:style-name="Default_20_Paragraph_20_Font"><text:span text:style-name="T15">amussim ac<text:line-break/>fortiter claudat. Corpus </text:span></text:span>porro <text:span text:style-name="Default_20_Paragraph_20_Font"><text:span text:style-name="T15">ipsi extrinsecus ad ulti-<text:line-break/>tnam </text:span></text:span>oram <text:span text:style-name="Default_20_Paragraph_20_Font"><text:span text:style-name="T15">incumbit transverse , cujus substantia est -inter<text:line-break/>cutem </text:span></text:span>ac <text:span text:style-name="Default_20_Paragraph_20_Font"><text:span text:style-name="T15">musculum media, velut ex utriusque mixtura<text:line-break/>conflata , cuiusmodi est labiorum pars ultima ; illius quo-<text:line-break/>que usus idem fere ac musculi est, praeterquam quod<text:line-break/>viribus actionis ac robore a musculo relinquitur. Porro<text:line-break/>reliqui duo musculi obliqui utrinque unus stupra rotun- .<text:line-break/>dum musculum siti sedem sursum retrahunt; horum au-<text:line-break/>tem usus est, quum lu magnis contentionibus sedem ever-<text:line-break/>ti contigerit, sursum letam denuo retrahere; quo fit, ut;<text:line-break/>quum hi musculi aut resoluti, aut alioqui imbecilli fue-<text:line-break/>rint, vix tandem sedem apiam sursum retrahi contingat,<text:line-break/>quin etiam omnino eversa maneat, ut manuum subsidio<text:line-break/>sit opus. Ami igitur musculi ad memoratos jam usus tut</text:span></text:span></text:p>
      <text:p text:style-name="P3"><text:span text:style-name="Default_20_Paragraph_20_Font"><text:span text:style-name="T15">ac tales extiterunt. Caeterum oclo musculorum -abdomi-<text:line-break/>nis recti quidem duo fecundum animalis longitudinem<text:line-break/>extantes per ipsum praesertim medium totius ventriculi<text:line-break/>ab ossibus pectoris adusque pubis ossa protenduntur. Alli<text:line-break/>vero duo transversi, rectum cum antedictis efficientes an,<text:line-break/>gulum, universum peritonaeum circumtegunt. </text:span></text:span><text:span text:style-name="Default_20_Paragraph_20_Font"><text:span text:style-name="T38">. </text:span></text:span><text:span text:style-name="Default_20_Paragraph_20_Font"><text:span text:style-name="T15">Reliqui<text:line-break/>quatuor sunt obliqui, quorum duo quidem fibras ab hy-<text:line-break/>pochondriis ad ilium ossa extensas habent, alii autem<text:line-break/>duo , hos in figura litterae X secantes , a costis ad abdo-<text:line-break/>rninis paries extenduntur. Caeterum omnium musculo-<text:line-break/>rum opus est commune , ut teusis fibris in se ipsos con-<text:line-break/>sidant. Ad id autem sequitur, in sede quidem occludi po-<text:line-break/>stremum orificium inferius crassi intestini, in abdomine<text:line-break/>yero intro partes omnes subjectas comprimentes compti-<text:line-break/>mi. Eam porro partium adanum attinentium occlusa..<text:line-break/>nem sequatur necesse est, ut, quanquam vi intestinorum<text:line-break/>excrementum pellatur, </text:span></text:span>nihil <text:span text:style-name="Default_20_Paragraph_20_Font"><text:span text:style-name="T15">tamen intempestive elaba-<text:line-break/>tur; at. ventris compressionem eadem necessitate cense-</text:span></text:span></text:p>
      <text:p text:style-name="P3"><text:span text:style-name="Default_20_Paragraph_20_Font"><text:span text:style-name="T15">quitur, ut, laxatis videlicet iis , quae ad sedem pertinent,<text:line-break/>excernatur id, quod in magnis habetur -intestinis. Libet<text:line-break/>autem hoc loco etiam artem naturae in utroque muscu-<text:line-break/>lorum genere admirari. Quo enim loco transitum, </text:span></text:span>qui<text:line-break/><text:span text:style-name="Default_20_Paragraph_20_Font"><text:span text:style-name="T15">est -ad crassi intestini oram extremam , claudi oportebat,<text:line-break/>ibi transversas. musculi fibras effecit; docuimus autem an-<text:line-break/>te,- quum de ventriculo; intestinis, uteris ac vesicis age-<text:line-break/>remus, fibras ejusmodi ad claudenda instrumentorum ora<text:line-break/>esse opportunissimas; ubi vero, quae subiiciuntur, ab </text:span></text:span>in-<text:line-break/><text:span text:style-name="Default_20_Paragraph_20_Font"><text:span text:style-name="T15">cunrbentibus musculis ceu manibus quibusdam compressi<text:line-break/>fa propelli valenter erat necesse; ibi rectos quidem mu-<text:line-break/>suulos transversis, obliquos vero sibi ipsos fecundum an-<text:line-break/>gratum rectum iniecit; quomodo et nos ipfi, quum pre-<text:line-break/>mere aliquid fortiter volumus atque repellere, alteram<text:line-break/>manum situ contrario alteri iniicimus. Sic igitur et mu-<text:line-break/>sculortmi. cujusque numerus provide a natura fuit inven-<text:line-break/>tus;. eorum quideui,. qui sunt ad anum, uti jam mon-<text:line-break/>stravimus; eorum vero; qui sunt in abdomine, ut jam-</text:span></text:span></text:p>
      <text:p text:style-name="P3"><text:span text:style-name="Default_20_Paragraph_20_Font"><text:span text:style-name="T15">jam. dicturi sumusr Nam si pro fibrarum positione in-.<text:line-break/>strumenta ipsi. edant actiones , quatuor vero ipfarum<text:line-break/>omnino sint; positiones; recta, .transversa. et duae obli--<text:line-break/>quae , constat, priores quatuor omnem fibrarum in te ipsis<text:line-break/>positionem continere. : Porro quum corpus tum in dex—<text:line-break/>tris tum in sinistris ad amussim sit geminum atque ae- .<text:line-break/>quabile, utrinque quidem quatuor, omnes autem simul<text:line-break/>octo extiterunt, magnitudine quidem ac multitudine ae-<text:line-break/>quales, .fibrarum vero positione similes, ut nihil alter. al-<text:line-break/>tero sit neque inferior, neque superior. Nam .recti se-<text:line-break/>cundum. longitudinem extensi, superne ab utraque parte<text:line-break/>cartilaginis ensiformis exorti, ad pubis ossa fele mutuo<text:line-break/>contingentes deferuntur, rectas quidem fibras, quae fu-<text:line-break/>perne deorsum feruntur, itidem habentes, aequales vero<text:line-break/>ad unguem inter fe non modo longitudine , fed etiam la-<text:line-break/>titudine ac ^profunditate. . Qui vero sub iis fiunt traus-<text:line-break/>verfi, occupantes aster quidem totum -dextrum perito-<text:line-break/>naetnn;,. alter autem sinistrum, aequabiles et ipsi omni-</text:span></text:span></text:p>
      <text:p text:style-name="P3"><text:span text:style-name="Default_20_Paragraph_20_Font"><text:span text:style-name="T15">bus rebus ac similes submiserunt praedictis quidem duo-<text:line-break/>bus musculis suam ipsorum partem nervosam.; .aliis vero<text:line-break/>carnosum. - lili ivero .rursus his invecti protenduntur<text:line-break/>ipfique aponeurosibus nominatis ad rectos </text:span></text:span>.ac <text:span text:style-name="Default_20_Paragraph_20_Font"><text:span text:style-name="T15">medios^<text:line-break/>musculos, nusquam dextri sinistros superantes, sed aequa-<text:line-break/>Ies prorsus ac similes^ fibras alii quidem ab ilibus ad<text:line-break/>hypochondrium, uterque Tuas ipsius furium ferentes, alii<text:line-break/>vero a costis antrorsum deferentes. Ergo quum fibrarum<text:line-break/>positiones .omnino flet quatuor, musculi quoque totidem<text:line-break/>utrinque merito extiterunt. Nam. ne cogitatione quidem<text:line-break/>intelligere possumus, alium .ipsis apponi posse musculum;.<text:line-break/>aut enim rectus iste situs erit , aut transversus , aut obli-<text:line-break/>quus; itaque fiet, ut supervacaneus addatur: nec vero<text:line-break/>etiam sure magno detrimento posse adimi </text:span></text:span>; <text:span text:style-name="Default_20_Paragraph_20_Font"><text:span text:style-name="T15">quandoquidem, </text:span></text:span><text:span text:style-name="Default_20_Paragraph_20_Font"><text:span text:style-name="T38">.<text:line-break/></text:span></text:span><text:span text:style-name="Default_20_Paragraph_20_Font"><text:span text:style-name="T15">si transversorum quempiam exemeris, rectorum muscule^.<text:line-break/>vum tensio, quum oppositam aliam non habeat, partes<text:line-break/>frbjectas. inaequaliter </text:span></text:span>ac <text:span text:style-name="Default_20_Paragraph_20_Font"><text:span text:style-name="T15">sine medo comprimet, ita ut<text:line-break/>ad nothus costas et ilia expellantur omnia. sin. vero</text:span></text:span></text:p>
      <text:p text:style-name="P3"><text:span text:style-name="Default_20_Paragraph_20_Font"><text:span text:style-name="T15">contra rectorum aliquem periisse; . transversis manentibus,<text:line-break/>animo comprehenderis.., omnia ab ilibus, et quae costis<text:line-break/></text:span></text:span><text:span text:style-name="Default_20_Paragraph_20_Font"><text:span text:style-name="T38">nothis- </text:span></text:span><text:span text:style-name="Default_20_Paragraph_20_Font"><text:span text:style-name="T15">continentur, Ad medium ventrem compellentur.<text:line-break/>Pari modo et in obliquis; utros enim detraxeris, qui re-<text:line-break/>linquuntur, .in eorum qui desunt locum subjecta pro-<text:line-break/>trudunt excrementa; .quod </text:span></text:span>minime <text:span text:style-name="Default_20_Paragraph_20_Font"><text:span text:style-name="T15">opus erat, sed turdi-<text:line-break/>que. ipsa pari momento comprimi. . Ex quo perspicuum </text:span></text:span><text:span text:style-name="Default_20_Paragraph_20_Font"><text:span text:style-name="T38">t </text:span></text:span><text:span text:style-name="Default_20_Paragraph_20_Font"><text:span text:style-name="T15">.<text:line-break/>est, non fuisse consultius pauciores necuere octo consiste-<text:line-break/>re ; probavimus autem, quod. nec plures ; quare neque<text:line-break/></text:span></text:span><text:span text:style-name="Default_20_Paragraph_20_Font"><text:span text:style-name="T38">major, </text:span></text:span><text:span text:style-name="Default_20_Paragraph_20_Font"><text:span text:style-name="T15">neque. mluor, quam usus postulabat, fed aequus<text:line-break/>prorsus est numerus . tum horum. ipsorum </text:span></text:span>octo <text:span text:style-name="Default_20_Paragraph_20_Font"><text:span text:style-name="T15">abdominis<text:line-break/>musculorum, </text:span></text:span><text:span text:style-name="Default_20_Paragraph_20_Font"><text:span text:style-name="T38">tum </text:span></text:span><text:span text:style-name="Default_20_Paragraph_20_Font"><text:span text:style-name="T15">etiam et eorum, .qui in ano fiunt.</text:span></text:span></text:p>
      <text:h text:style-name="Heading_20_2" text:outline-level="2"><text:span text:style-name="Default_20_Paragraph_20_Font">Cap. XV. </text:span></text:h>
      <text:p text:style-name="P69"><text:span text:style-name="Default_20_Paragraph_20_Font"><text:span text:style-name="T38">Misti </text:span></text:span><text:span text:style-name="Default_20_Paragraph_20_Font"><text:span text:style-name="T15">quidem satis haec sunt ad .artem<text:line-break/>naturae ostendendam:. .tibi </text:span></text:span><text:span text:style-name="Default_20_Paragraph_20_Font"><text:span text:style-name="T16">aulem.fi </text:span></text:span><text:span text:style-name="Default_20_Paragraph_20_Font"><text:span text:style-name="T15">non satisfaciunt;. his<text:line-break/>me demum spero tibi comprobaturum Actio ipsa </text:span></text:span><text:span text:style-name="Default_20_Paragraph_20_Font"><text:span text:style-name="T38">muscu-<text:line-break/>lorunr </text:span></text:span><text:span text:style-name="Default_20_Paragraph_20_Font"><text:span text:style-name="T15">in omnibus ventris partibus (quam aequabilem esse<text:line-break/></text:span></text:span><text:span text:style-name="Default_20_Paragraph_20_Font"><text:span text:style-name="T38">ex eo </text:span></text:span><text:span text:style-name="Default_20_Paragraph_20_Font"><text:span text:style-name="T15">demonstravimus , quod ipsas </text:span></text:span><text:span text:style-name="Default_20_Paragraph_20_Font"><text:span text:style-name="T38">pariter </text:span></text:span><text:span text:style-name="Default_20_Paragraph_20_Font"><text:span text:style-name="T15">undique com-<text:line-break/></text:span></text:span><text:span text:style-name="Default_20_Paragraph_20_Font"><text:span text:style-name="T38">primat,) </text:span></text:span><text:span text:style-name="Default_20_Paragraph_20_Font"><text:span text:style-name="T15">cogit </text:span></text:span><text:span text:style-name="Default_20_Paragraph_20_Font"><text:span text:style-name="T38">.et </text:span></text:span><text:span text:style-name="Default_20_Paragraph_20_Font"><text:span text:style-name="T15">.violenter, quae in </text:span></text:span><text:span text:style-name="Default_20_Paragraph_20_Font"><text:span text:style-name="T38">ipsis </text:span></text:span><text:span text:style-name="Default_20_Paragraph_20_Font"><text:span text:style-name="T15">sunt </text:span></text:span><text:span text:style-name="Default_20_Paragraph_20_Font"><text:span text:style-name="T38">com.pre-</text:span></text:span></text:p>
      <text:p text:style-name="P2"><text:span text:style-name="Default_20_Paragraph_20_Font"><text:span text:style-name="T15">hensa, ad loca cedentia secedere compellit. At quum<text:line-break/>duo sint mbatus, superior quidem- </text:span></text:span>ad : <text:span text:style-name="Default_20_Paragraph_20_Font"><text:span text:style-name="T15">stomachum ,. rufe-<text:line-break/>rior vero ad rectum intestinum, cujus orae ultimae- anum<text:line-break/>incumbere diximus:. e re sane magis . fuit per meatum<text:line-break/>-inferiorem excrementum </text:span></text:span>omne <text:span text:style-name="Default_20_Paragraph_20_Font"><text:span text:style-name="T15">vacuari. Praestare autem<text:line-break/>id .ipsa .octo musculorum constructio nullo pacto potest,<text:line-break/>ut </text:span></text:span><text:span text:style-name="Default_20_Paragraph_20_Font"><text:span text:style-name="T38">quae </text:span></text:span><text:span text:style-name="Default_20_Paragraph_20_Font"><text:span text:style-name="T15">non magis ad unum, quam ad stomachum pressu<text:line-break/>.suo pellere queat: quandoquidem, quae omni </text:span></text:span><text:span text:style-name="Default_20_Paragraph_20_Font"><text:span text:style-name="T38">ex </text:span></text:span><text:span text:style-name="Default_20_Paragraph_20_Font"><text:span text:style-name="T15">palle<text:line-break/>aequabilis fit. compressio, ad utrosque meatus .pariter<text:line-break/>.omnia, quae comprimendis insunt instrumentis, erat pro-<text:line-break/>pulfura, nisi aliquod artificium extrinsecus natura macti-<text:line-break/>- nata fuisset, quo impetum quidem ad partes infimas in-</text:span></text:span></text:p>
      <text:p text:style-name="P1"><text:span text:style-name="Default_20_Paragraph_20_Font"><text:span text:style-name="T15">citaret; averteret autem a superis. Porro </text:span></text:span><text:span text:style-name="Default_20_Paragraph_20_Font"><text:span text:style-name="T38">. </text:span></text:span><text:span text:style-name="Default_20_Paragraph_20_Font"><text:span text:style-name="T15">quodnam tau-<text:line-break/>dem id artificium sit, . et per quod organum fiat, attendat<text:line-break/>animum oportet, qui volet intelligere... Musculus est qui-<text:line-break/>.lam magnus ac rotundus, quem jure diaphragma notii-<text:line-break/>nant, ut qui spiritus instrumenta superat. </text:span></text:span><text:span text:style-name="Default_20_Paragraph_20_Font"><text:span text:style-name="T38">.ab </text:span></text:span><text:span text:style-name="Default_20_Paragraph_20_Font"><text:span text:style-name="T15">alimenti in-<text:line-break/>ftr umentis t siquidem his superior est omnibus, illis autem</text:span></text:span></text:p>
      <text:p text:style-name="P3"><text:span text:style-name="Default_20_Paragraph_20_Font"><text:span text:style-name="T15">subiicitur. Usus autem ejus naturae est; </text:span></text:span>ipsa <text:span text:style-name="Default_20_Paragraph_20_Font"><text:span text:style-name="T15">separatione<text:line-break/>alius prior ac major, ut respirationis videlicet insim-<text:line-break/>menti; secundus autem est, de quo nunc dicam. - Ab<text:line-break/>ipsius pectoralis ossis extremis interioribus superioris ex-<text:line-break/>ortus ducit initium , unde etiam capita musculorum re-<text:line-break/>clerum abdominis pendent; tum autem hinc ad fines co-<text:line-break/>statum notharum utrinque descendens posteriori parte<text:line-break/>fimul ac interiori obliquum admodum fit ; atque hoc na-<text:line-break/>tutae est artificium, quo efficitur, ut, prementibus valide<text:line-break/>omni experte aequabiliter musculis, non ad- stomachum,<text:line-break/>fed ad anum depelluntur universa. Nam pone mihi<text:line-break/>duas manus fibi .inter se </text:span></text:span>ad <text:span text:style-name="Default_20_Paragraph_20_Font"><text:span text:style-name="T15">carpos iniectas , dissere au-<text:line-break/>tem semper magis ac magis usque ad digitorum^ summi-<text:line-break/>tutes; esto autem in subjecta ipsarum vel spongia, veI<text:line-break/>massa tritici, vel id genus. aliquid, quod a superiore ac-<text:line-break/>.cedente et undique premente facile </text:span></text:span>queat <text:span text:style-name="Default_20_Paragraph_20_Font"><text:span text:style-name="T15">exprimi; at-<text:line-break/>que manibus nubi ad proportionem esse, suspectae qui-<text:line-break/>dem diaphragma, superiori vero omnes abdominis . mn-</text:span></text:span></text:p>
      <text:p text:style-name="P3"><text:span text:style-name="Default_20_Paragraph_20_Font"><text:span text:style-name="T15">sensos intellige, excelso quidem ac medio digito rectos,<text:line-break/>aliis vero, qui utrinque sunt, alios musculos; post autem,<text:line-break/>ut. illi .comprehendentes undique premunt massam, ita et<text:line-break/>musculos intellige premere ventrem. Quid tandem hinc<text:line-break/>evenire par est? nonne, quae intus sunt velut duabus<text:line-break/>compressa manibus, applicatis quidem sibi ipsis ad car--<text:line-break/>pum , distantibus vero inferne plurimum , trudi deorsum ?<text:line-break/>statu si in manibus etiam coeuntibus </text:span></text:span>ac <text:span text:style-name="Default_20_Paragraph_20_Font"><text:span text:style-name="T15">prementibus,<text:line-break/>quae inter ipsas sunt, ad partes ipsarum distantes omnia<text:line-break/>exprimantur, palam est, quod et lue omnia deorsum pel-<text:line-break/>flentur;. hac enim musculi abdominis a phrenibus (est<text:line-break/>enim et hoc diaplrragmati nomen) distant plurimum, iit-<text:line-break/>cumbunt autem rpsi-supema parte , ac contingunt ru pe-<text:line-break/>cleruli osse quidem^ longi, utrinque vero horum omnes<text:line-break/>reliqui Num igitur haec sola mirabiliter a natura ad<text:line-break/>excrementorum excretionem sunt comparata, fi quid vero<text:line-break/>exiguum fuit, id ab ipsa neglectum est ac praetermisi-<text:line-break/>fiam? .At certe hoc etiam nerine. ea in primis est ad-</text:span></text:span></text:p>
      <text:p text:style-name="P3"><text:span text:style-name="Default_20_Paragraph_20_Font"><text:span text:style-name="T15">mirabilis, quod, praeterquam quod, magna rectissime con-<text:line-break/>statuat,; non negligit etiam noxarum emendationem ne-<text:line-break/>cessatio sequentium. Quemadmodum enim non satis ha-<text:line-break/>buit solum musculos octo. abdominis, qui subjecta omnia<text:line-break/>premere ad unguem et cogere intro possent, effecisse,<text:line-break/>sed etiam septum transversum ipsis subjecit obliquum , . ne<text:line-break/>quid unquam furium ad stomachum remearet, ita . et in<text:line-break/>ipsius septi transverti subfidium musculos, quos interco-<text:line-break/>stales nuncupamus, construxit: nam quum unicus esset hic<text:line-break/>musculus,. ab octo abdominis, multis ac magnis, futurum<text:line-break/>erat, ut parvo negotio sua sede dimoveretur, in thora-<text:line-break/>cisque sinum amplum everteretur; quo cnsu vim omnem<text:line-break/>compressionis exolveret.. Ne igitur id accideret, omnes<text:line-break/>qui in .costis sunt musculos, qui thoracem ipsum conten-<text:line-break/>dere atque intro contrahere possent, comparavit: ut,<text:line-break/>superiore sum omni undique coarctato , ipsum se-<text:line-break/>ptum transversum nullum habens locum, in, quo recipis-</text:span></text:span></text:p>
      <text:p text:style-name="P2"><text:span text:style-name="Default_20_Paragraph_20_Font"><text:span text:style-name="T15">tur, stabile maneat. At vero rursus, si animal ipsum<text:line-break/>omnes thoracis ac abdominis musculos intenderit, aper-<text:line-break/>tum vero tonuerit larynga, perspicuum est eo talli eflla-<text:line-break/>rienes secuturas; quarum occasione excretio per anum<text:line-break/>minus belle habebit. Ut igitur minime tunc respiraret uni-<text:line-break/>rnans, musculos non paucos laryngi circumposuit, quorum<text:line-break/>alii quidem claudere ipsum, alii vero aperire nati sinti<text:line-break/>Sed de his quidem, cum de colli partibus agemus, dif-<text:line-break/>scremus , quales sint, tum quo pacto eorum, quae dixi-<text:line-break/>mus, utrumque praestent; ad eundem modum et </text:span></text:span>de <text:span text:style-name="Default_20_Paragraph_20_Font"><text:span text:style-name="T15">mu-<text:line-break/>findis interecitalibus, dum de thorace disputabimus, ver-<text:line-break/>ba faciemus. Quod ad praefers institutum attinet, id sir-<text:line-break/>lum intelligere sufficiat, nihil usquam a natura ullo pa-<text:line-break/>cto per incuriam fuisse praeteritum; quae quum omnia<text:line-break/>praesentiret ac provideret, quae consecutura sunt, necns-<text:line-break/>fario illa, quae caula. alicuius extiterunt, omnibus iustam-<text:line-break/>.rationes parare occuparit; cujus apparatus abundantia ad-<text:line-break/>inhabilem sapientiam testatur. Quemadmodum enim se-</text:span></text:span></text:p>
      <text:p text:style-name="P3"><text:span text:style-name="Default_20_Paragraph_20_Font"><text:span text:style-name="T15">ptum transversum ob aliud quidpiam institutum suo situ<text:line-break/>obliquo conserte .excrementis excerpendis lustituit, simili<text:line-break/>ratione., quum aliarum gratia actionum ac magnarum Ia-<text:line-break/>ryngis ac thoracis musculos .effecisset, usum tamen eorum<text:line-break/>in id etiam transtulit. At vero et ipsos abdominis mu-<text:line-break/>siculas simul quidem, ut propugnaculum aliquod essent<text:line-break/>et munimentum partium subjectarum, simul autem ex-<text:line-break/>cretionis instrumenta quum construxisset, abutitur et iis<text:line-break/>ad magnae afflationis ac vocis generationem; tum autem<text:line-break/>et ad parium edendum, et quam Praxagoras vocare con-<text:line-break/>fuerit spiritus cohibitionem. Verum quo haec modo eve-<text:line-break/>niant singula, convenienti tempore docebimus.</text:span></text:span></text:p>
      <text:h text:style-name="Heading_20_2" text:outline-level="2"><text:span text:style-name="Default_20_Paragraph_20_Font">Cap. XVI. </text:span></text:h>
      <text:p text:style-name="P69"><text:span text:style-name="Default_20_Paragraph_20_Font"><text:span text:style-name="T15">Excretio vero excrementorum (in prae-<text:line-break/>senti enim de hac difierere proposuimus) prima quidem<text:line-break/>eorum, quae cibi sunt, quonam pactu fiat, sane jam enar--<text:line-break/>rate est ; altera vero eorum, quae potus , quod lotium no-<text:line-break/>minant, deinceps explicanda suerit. Demonstratum nam-</text:span></text:span></text:p>
      <text:p text:style-name="P3"><text:span text:style-name="Default_20_Paragraph_20_Font"><text:span text:style-name="T15">que in aliis est, musculum ani transversum haudquaquam.<text:line-break/>similem undequaque habere rationem cum eo, qui sedem<text:line-break/>in collo vesicae habet ; siquidem ille solum claudendi me-<text:line-break/>a tus gratia extitit, lue autem priori quidem ratione, ut<text:line-break/>contractus undique depellat, quicquid in ipso continetur,<text:line-break/>posteriori autem, ut ipsum claudae Jam vero exponam<text:line-break/>breviter, ejusmodi constructionem caeteris fuisse antepo-<text:line-break/>trendam. Siquidem vesicae ipsi, praeterquam quod mea-<text:line-break/>tum habet angustum, omnis etiam fibrarum species inest,<text:line-break/>quomodo et ventriculo ac matrici: quemadmodum igi-<text:line-break/>tur orificia horum clauduntur, quando circum ea, quae<text:line-break/>in fe ipsis continent, contrahuntur, pari modo et vesi-<text:line-break/>cae. Secus vero in intestinis habet , quae quum fibras<text:line-break/>quidem haberent transversas, - meatum autem admodum<text:line-break/>amplum, consentaneum sanescit, indigere haec musculo,<text:line-break/>qui illa claudat; at vesica in hoc nullo admodum magno<text:line-break/>eget subsidio, quum claudi etiam sine musculo queat. Ne<text:line-break/>vero id omne, quod ex ipsa comprimente in meatum uri-</text:span></text:span></text:p>
      <text:p text:style-name="P3"><text:span text:style-name="Default_20_Paragraph_20_Font"><text:span text:style-name="T15">narium obliquum admodum iirciderit, diutius ibi insideat,<text:line-break/>musculum hunc,. qui ex fibris transversis cousiatus est;<text:line-break/>extrinsecus ipsi circumjecit, . qui protinus et oris ipsius<text:line-break/>vesicae occlufioni - subsidio futurus esset. Atque haec<text:line-break/>omnia plena sunt excellentis naturae artificii, Nam ne<text:line-break/>quid denuo a vesica sursum ad renes remeet, facit tipso-<text:line-break/>rtun steterunt obliqua lu vesicam insertio ; ne vero con-<text:line-break/>tinua suat excretio, praestat fibrarum ipsius vesicae varie-<text:line-break/>fas et maxime obliquatum. Quum enim omnes intendit,<text:line-break/>undique ea, quae continet, complectitur, donec supra mo-<text:line-break/>dum referta pondere gravetur, opitulante tunc antedicto<text:line-break/>musculo ac suppetias serente. Quum vero exeretioni ac-<text:line-break/>cingitur, caeteras quidem fibras laxat, solas autem inten-<text:line-break/>dit transversas; quo tempore musculi quoque non medio-<text:line-break/>ere ipsi ferunt auxilium, is quidem, qui ad meatum est<text:line-break/>minacium, suum ipsius principium, quo vesicae adnecti-<text:line-break/>tur, laxans, tensi vero. omnes vehementer abdominis mu-</text:span></text:span></text:p>
      <text:p text:style-name="P3"><text:span text:style-name="Default_20_Paragraph_20_Font"><text:span text:style-name="T15">retuli </text:span></text:span><text:span text:style-name="Default_20_Paragraph_20_Font"><text:span text:style-name="T22">, </text:span></text:span><text:span text:style-name="Default_20_Paragraph_20_Font"><text:span text:style-name="T15">ut intro propellunt vesicam ac comprimant; con-<text:line-break/>tractus postremoundique, qui circum collum est, etipre-<text:line-break/>mens ac foras protrudent id lolii, quod. in meatum sub-<text:line-break/>ierit. -Neque enim repente, .quomodo nunc, neque ab-<text:line-break/>fotu te meatum crinarium tuta nina pervaderet; pulsu </text:span></text:span>a<text:line-break/><text:span text:style-name="Default_20_Paragraph_20_Font"><text:span text:style-name="T15">compressione tum vesicae, tum musculorum abdominis fu-<text:line-break/>periorum, nisi musculum hunc quoque extrinsecus natura<text:line-break/>toti meatui, qui obliquus admodum est, crrcumdedisiet.<text:line-break/>Porro quae ipsam mictionem excipit ejus, quod reliquum<text:line-break/>est, guttatim expressio, ac potissimum quando urina mor-<text:line-break/>dax admodum fuerit, a nullo superiorum instrumentorum,<text:line-break/>sed ab hoc sido .perficitur musculo. Ex quo intelligi de-<text:line-break/></text:span></text:span><text:span text:style-name="Default_20_Paragraph_20_Font"><text:span text:style-name="T38">bet, </text:span></text:span><text:span text:style-name="Default_20_Paragraph_20_Font"><text:span text:style-name="T15">hunc primum ejus esse </text:span></text:span><text:span text:style-name="Default_20_Paragraph_20_Font"><text:span text:style-name="T38">. </text:span></text:span><text:span text:style-name="Default_20_Paragraph_20_Font"><text:span text:style-name="T15">usum , ut nihil in meatu uri-<text:line-break/>natio relinquatur ; fecundum autem ;. ut ori vesicae clau--<text:line-break/>denso opituletur; tertium, ut excernendorum celeritatem<text:line-break/>acceleret. Ut enim pleraque alia ea, quae alienius causa<text:line-break/>extiterunt, necessario sunt consecuta, ita et colli -ipsius<text:line-break/>vesicae </text:span></text:span><text:span text:style-name="Default_20_Paragraph_20_Font"><text:span text:style-name="T38">. </text:span></text:span><text:span text:style-name="Default_20_Paragraph_20_Font"><text:span text:style-name="T15">et. totius meatus obliquitas. Subest -enim ipsius</text:span></text:span></text:p>
      <text:p text:style-name="P3"><text:span text:style-name="Default_20_Paragraph_20_Font"><text:span text:style-name="T15">pubis ossibus, fubjacetque </text:span></text:span>ei <text:span text:style-name="Default_20_Paragraph_20_Font"><text:span text:style-name="T15">inferne rectum intestinum,<text:line-break/>et id os quod sacrum nominatur, atque in foeminis col-<text:line-break/>lum etiam uteri, quo loco omni fecundum animalis lon-<text:line-break/>gitudinem fertur deorsum, quousque extra ossa emrcue-<text:line-break/>rit; inde autem fecundum perinaeum fertur sursum usque<text:line-break/>ad ipsum virgae virilis exortum ; post huic rursus deor-<text:line-break/>fum per ipsam virgam. Ex quo intelligi potest, ipsum ad-<text:line-break/>modum esse obliquum, instar S Romanae litterae potif-<text:line-break/>simum. Hunc igitur tantum meatus gyrum ocyus per-<text:line-break/>nteare urina omnino non poterat, a sola superna com-<text:line-break/>pressione impulsa, nisi. praesidium quoddam ei fuisset hic<text:line-break/>quoque comparatum. Porro in mulieribus unicam habet<text:line-break/>meatus hic in collo vesicae flexionem ; at viris , ut qui-<text:line-break/>bus pudendum extrorfum ad collum vesicae promineat,<text:line-break/>fecunda velut redundans accessit. Quo perspicuum fit, ma-.<text:line-break/>ribus quidem necessario contigisse, ut magis, foeminis<text:line-break/>vero, ut minus flexuosum haberent meatum crinarium.</text:span></text:span></text:p>
      <text:p text:style-name="P3">Ne quid igitur- in ipso fubfisteret, musculus iste multis<text:line-break/>transversis praeditus fibris ei ciccumfusus est, qui simul<text:line-break/>urinam a vesica ad pudendum usque deducat.</text:p>
      <text:h text:style-name="P56" text:outline-level="1"><text:bookmark-start text:name="bookmark6"/>GALENI DE VSV PARTIVM CORPORIS HVMANI<text:line-break/>LIBER VI.<text:bookmark-end text:name="bookmark6"/></text:h>
      <text:h text:style-name="Heading_20_2" text:outline-level="2"><text:span text:style-name="Default_20_Paragraph_20_Font">Capi I.</text:span></text:h>
      <text:p text:style-name="P69"><text:span text:style-name="Default_20_Paragraph_20_Font"><text:span text:style-name="T15">Eorum instrumentorum, quae natura -cibi<text:line-break/>oeconomice seu procurationi praefecit, constructionem<text:line-break/>duobus libris hunc antecedentibus exponentes, venum ca-<text:line-break/>vam est diaphragma quidem oratione perduximus ; quod<text:line-break/></text:span></text:span>vero <text:span text:style-name="Default_20_Paragraph_20_Font"><text:span text:style-name="T15">huic est proximum, satius esse . arbitrantes , si id .una<text:line-break/>cum . partibus in thorace contentis conscriberetur, in hunc.<text:line-break/>librum distulimus. Atque etiam. et de stomacho ventri..<text:line-break/>cusi, quem oesuphagum nominant, caetera quidem supeq</text:span></text:span></text:p>
      <text:p text:style-name="P3"><text:span text:style-name="Default_20_Paragraph_20_Font"><text:span text:style-name="T15">..riore sermone sumus persecuti ; cujusmodi vero ipsius per<text:line-break/>thoracem iter fit, et quod ne hic quidem a natura quic-<text:line-break/>quam est praetermissum (ut quae non solum fupervaca-<text:line-break/>neum nihil in ipso, aut mancum, aut otiosum effecerit,<text:line-break/>ted ne locum quidem meliori fabricationi excogitandae<text:line-break/>reliquerit) visum est nobis haec quoque praesenti enarra-<text:line-break/>lieni esse refervanoa,. quod. fieri nequit, ut eorum expo-<text:line-break/>sitio percipi ab iis possit, quibus. partes omnes thoracis<text:line-break/>ignotae fuerint; quae etiam causa nunc est, cur princi-<text:line-break/>pio de ipsis disserendum non censeam,- sed de construe<text:line-break/>ctione ipsius tantum praemittendum, quantum ignotum<text:line-break/>quidem obscuriorem, ut Aero ad notionem venerit, .diti-<text:line-break/>cidam magis ac expeditiorem efficiet doctrinam.</text:span></text:span></text:p>
      <text:h text:style-name="Heading_20_2" text:outline-level="2"><text:span text:style-name="Default_20_Paragraph_20_Font">Cap. li. </text:span></text:h>
      <text:p text:style-name="P69"><text:span text:style-name="Default_20_Paragraph_20_Font"><text:span text:style-name="T15">Quod igitur a costis utrinque drcumscri-<text:line-break/>bitur, i pertingitque anteriore quidem parte </text:span></text:span>ad <text:span text:style-name="Default_20_Paragraph_20_Font"><text:span text:style-name="T15">Hermum<text:line-break/>ac septum transversum, declinat verei posteriore adsui.-<text:line-break/>laram ac reflectitur, hoc- totum spatium. medici confueve-<text:line-break/>runt appellare thoracem- Cujus interni sinus quanta sit<text:line-break/>magnitudo, intelligi plane potest ex,.eo ambitu, qui ex-</text:span></text:span></text:p>
      <text:p text:style-name="P3"><text:span text:style-name="Default_20_Paragraph_20_Font"><text:span text:style-name="T15">trinsecus </text:span></text:span>conspicitur ; paulo <text:span text:style-name="Default_20_Paragraph_20_Font"><text:span text:style-name="T15">minus . enim interna ampli-<text:line-break/>tudo ei, quae </text:span></text:span>foris <text:span text:style-name="Default_20_Paragraph_20_Font"><text:span text:style-name="T15">apparet, thoracis magnitudini estae-<text:line-break/>quabilis , </text:span></text:span>ipso <text:span text:style-name="Default_20_Paragraph_20_Font"><text:span text:style-name="T15">videlicet costarum corpore , quod tenue<text:line-break/>omnino est, </text:span></text:span>de <text:span text:style-name="Default_20_Paragraph_20_Font"><text:span text:style-name="T15">ipsa amplitudine exiguum quiddam ah-<text:line-break/>scindente. - Hoc autem sinu piscibus quidem cor . solum<text:line-break/>continetur ; ob- eamque causam genus ipsorum universum<text:line-break/>sine r voce est, quod uno instrumentorum, .quae ad vocis<text:line-break/>generationem sunt necessaria, pulmone videlicet careat:<text:line-break/>nam omnibus , quae ex aere inspirant, animantibus ,. ac<text:line-break/>rursus in ipsum expirant,- pulmo per .os implerit thora-<text:line-break/>cis capacitatem, .ut qui vocis simul ac respirationis in-<text:line-break/>stramentum extitit. Ipsi - autem motus mitium a thorace<text:line-break/>est, quemadmodum in iis ^rationibus est demonstratum,<text:line-break/>quas de respiratione prodidimus : atque etiam , quantum<text:line-break/>ad vocis generationem conserat, id quoque in iis,. quae<text:line-break/>de voce conscripsimus, ostendimus. .-Hunc autem non<text:line-break/>actiones demonstrare, sed instrumentorum constructionem<text:line-break/>explicare mihi est propositurus Nerigitur existimes, opor-<text:line-break/>tere nos, cujus rei gratia respiramus, nunc -demonstrare;</text:span></text:span></text:p>
      <text:p text:style-name="P3"><text:span text:style-name="Default_20_Paragraph_20_Font"><text:span text:style-name="T15">quin potius hujus . quoque rei summam a nobis alibi dea<text:line-break/>. monstratam pro hypothesi hoc dono - futuentes , partium,<text:line-break/>quae ad cor ;. pulmonem et totum denique thoracem per-<text:line-break/>sinent, usum percurremus ulla cum situs explicatione , ut<text:line-break/>dictum est, tum ventriculi stomachi, tum </text:span></text:span>venae <text:span text:style-name="Default_20_Paragraph_20_Font"><text:span text:style-name="T15">cavae,<text:line-break/>ducto hinc alicunde principio. Usum respirationis . in<text:line-break/>animalibus - cornis causa inesse docuimus </text:span></text:span>, <text:span text:style-name="Default_20_Paragraph_20_Font"><text:span text:style-name="T15">simul quod et<text:line-break/>ipsum aeris substantiam requirit, simul etiam .potissimum;<text:line-break/>quod fervido calore effervescens refrigerari desiderat. Re-<text:line-break/>frigerat ipsimi inspiratio quidem frigidam qualitatem ei<text:line-break/>effundens, expiratio vero, quod. lu ipso fervet et. quasi<text:line-break/>combustum ac fuiiginosunr est, . exripsu.profundens. E.x<text:line-break/>quo efficitur, ut et duplicem habeat motum contrariis<text:line-break/>partibus constantem; - nam attrahit </text:span></text:span><text:span text:style-name="Default_20_Paragraph_20_Font"><text:span text:style-name="T38">- </text:span></text:span><text:span text:style-name="Default_20_Paragraph_20_Font"><text:span text:style-name="T15">quidem , dum dilata-<text:line-break/></text:span></text:span><text:span text:style-name="Default_20_Paragraph_20_Font"><text:span text:style-name="T38">tur, </text:span></text:span><text:span text:style-name="Default_20_Paragraph_20_Font"><text:span text:style-name="T15">inanitur vero, dum contrahitur Animadverte au-<text:line-break/>tem mecum primum </text:span></text:span><text:span text:style-name="Default_20_Paragraph_20_Font"><text:span text:style-name="T38">. </text:span></text:span><text:span text:style-name="Default_20_Paragraph_20_Font"><text:span text:style-name="T15">hic .naturae providentiam. </text:span></text:span><text:span text:style-name="Default_20_Paragraph_20_Font"><text:span text:style-name="T38">-. </text:span></text:span><text:span text:style-name="Default_20_Paragraph_20_Font"><text:span text:style-name="T15">Nam<text:line-break/>quum in nobis vocem inesse satius essclefieri autem onr-<text:line-break/></text:span></text:span><text:span text:style-name="Default_20_Paragraph_20_Font"><text:span text:style-name="T38">nino- </text:span></text:span><text:span text:style-name="Default_20_Paragraph_20_Font"><text:span text:style-name="T15">ipfa sine aere .non posset, quicquid otiosum alioqui</text:span></text:span></text:p>
      <text:p text:style-name="P3"><text:span text:style-name="Default_20_Paragraph_20_Font"><text:span text:style-name="T15">atque inutile erat excitandum, id in vocis materiam con-<text:line-break/>vertit.. . Quibus vero instrumentis perficiatur, quaeque<text:line-break/>motus ipsarum fit ratio, infis commentariis, .quos de<text:line-break/>voce edidimus, accurate et diligenter conscripfimus ; hoc<text:line-break/>autem. volumine, quantum praesens disputatio postulabit,<text:line-break/>progressu orationis attingemus. In praesentia vero hoc<text:line-break/>primum.. naturae videtur esse laudandum, quod cor ipsum<text:line-break/>aerem externum trahere. instituit non. protinus per fau-<text:line-break/>ces, fed utrorumque medium pulmonem., quasi spiritus<text:line-break/>promptuarium quoddam, statuit, qui. ambabus simul actio-<text:line-break/>rubus fervire posset.. Nam si cor,.dum dilatatur,. ex fau-.<text:line-break/>cibus traheret, rurfusque in illas, dum contrahitur, aerem.<text:line-break/>emitteret, eundem esse rhythmum respirationis cum pus-<text:line-break/>su cordis esset necesse </text:span></text:span>; <text:span text:style-name="Default_20_Paragraph_20_Font"><text:span text:style-name="T15">et lu hoc multis m.aguisque , non<text:line-break/>ad. bene vivendum solummodo, fed ad ipsum etiam viri<text:line-break/>tam pertinentibus, laederetur animus . Nam quod non.<text:line-break/>possemus diu verba continuare, si haec ita .fe haberent,.<text:line-break/>non parvum bene. vivendi esset.lucommodum : .simili ra-.</text:span></text:span></text:p>
      <text:p text:style-name="P3"><text:span text:style-name="Default_20_Paragraph_20_Font"><text:span text:style-name="T15">tione et quod metu suffocationis mergi in aquam non<text:line-break/>possemus. Quod autem sine inspiratione nunquam posse-<text:line-break/>tuus fumum, vel pulverem, vel pravam aliquam aerie<text:line-break/>ac venenosam qualitatem percurrere , putredluibus quibus-<text:line-break/>dam animalium aliisve caulis lufecti, vitae ipsi id prom-<text:line-break/>piissime officeret, ipfuruque animal funditus labefactaret.<text:line-break/>Quoniam vero non ex faucibus, neque protinus extrui-<text:line-break/>secus, sed ex pulmone cor spiritum. ducit, eumque rur-<text:line-break/>fus in pulmonem reddit , licitum fuit nobis alias voce uti,<text:line-break/>et quidem diutissime p alias etiam nihil omnino inspirare,<text:line-break/>corde nihil impedito neque offenso. Nam si cor statim<text:line-break/>per fauces spiritum extrinsecus hauriret, et rursus teras<text:line-break/>profunderet,. duorum rane alterum nobis necessarie accr-<text:line-break/>deret, vel aerem pravum intempestive suspiraremus, val<text:line-break/>omnino nihil inspirantes protinus suffocarentur.. Quocir-<text:line-break/>ca natura cor ipsum non tantummodo respirandi insim-<text:line-break/>mentum fecit, fed ipsi extrinsecus pulmonem ac litora-</text:span></text:span></text:p>
      <text:p text:style-name="P3"><text:span text:style-name="Default_20_Paragraph_20_Font"><text:span text:style-name="T15">cehr circumdedit, qui spiritum illi simul appararent, et<text:line-break/>vocem animanti efficerent. Jam autem ex supera cundan-<text:line-break/>ti illum quidem veluti saltatorium molle (uti Plato di-<text:line-break/>cebat) cordi futurum, hunc autem velut septum aliquod<text:line-break/>praevalidum tutelae causa circumdedit non cordi modo,<text:line-break/>sed etiam pulmonibus. Nam ipsum in medio omnino<text:line-break/>thoracis spatio collocavit, loco tum ad firmitatem aptis-<text:line-break/>simo, tum autem ad aequabilem ex toto pulmone refri-<text:line-break/>gerationem opportunissimo. Arbitrantur autem multi, non<text:line-break/>in medio ad amussim, sed magis ad laevam quodam pa-<text:line-break/>cto cor esse locatum, decepti eo, qui ad sinistram manr-<text:line-break/>mam sentitur, sinistri ventri cusi pulsu, qui illic situs est,<text:line-break/>omniumque arteriarum est origo. Verum ad hujus dex-<text:line-break/>tram alter ventriculus existit, ad venam cavam et he-<text:line-break/>par conversus: qui argumentum esse debet, non in sini-<text:line-break/>suis utique cor omnino positum esse, sed medium plane<text:line-break/>non solum hujus modo dimenfionis, quae ex latitudine<text:line-break/>spectatur, sed aliarum etiam duarum, quae ad prufundi-</text:span></text:span></text:p>
      <text:p text:style-name="P3"><text:span text:style-name="Default_20_Paragraph_20_Font"><text:span text:style-name="T15">talem thoracis ac longitudinem pertinent. </text:span></text:span>Quantus . <text:span text:style-name="Default_20_Paragraph_20_Font"><text:span text:style-name="T15">enim<text:line-break/>est parte posteriore vertebrarum a corde recessus, tantus<text:line-break/>anteriore est pectoris: atque etiam quantum claves fur-<text:line-break/>sum, tantum ab eodem deorsum septum transversum di-<text:line-break/>greditur. Ex quo intelligi potest, ipsum, </text:span></text:span>quum <text:span text:style-name="Default_20_Paragraph_20_Font"><text:span text:style-name="T15">in medio<text:line-break/>omnium dimensionum sit positum, aequabiliter ex omni-.<text:line-break/>bus pulmonis partibus spiritum ducere </text:span></text:span>; <text:span text:style-name="Default_20_Paragraph_20_Font"><text:span text:style-name="T15">et quum ab omnr-<text:line-break/>hus, quae sibi extrinsecus per thoracem occursura sunt,<text:line-break/>fit remotissimum, sedem habere tutissimam.</text:span></text:span></text:p>
      <text:h text:style-name="Heading_20_2" text:outline-level="2"><text:span text:style-name="Default_20_Paragraph_20_Font">Cap. HI. </text:span></text:h>
      <text:p text:style-name="P69"><text:span text:style-name="Default_20_Paragraph_20_Font"><text:span text:style-name="T15">Medius autem thorax totus valentibus<text:line-break/>. membranis secundum ipsius longitudinem superne deor-<text:line-break/>sutn tendentibus dirimitur </text:span></text:span>ac <text:span text:style-name="Default_20_Paragraph_20_Font"><text:span text:style-name="T15">-intersepitur. Valide autem<text:line-break/>infiguntur parte quidem posteriore spinae vertebris , an-<text:line-break/>teriore vero ossi medio pectoris; cujus ora quidem in-<text:line-break/>ferior est cartilago enfiformis nominata, . quae est prope<text:line-break/>os ventriculi, superna vero clavium compago. Porro<text:line-break/>membranarum usus primus quidem et maximus est, ut<text:line-break/>ventres duos thoracis efficiant.; ut,. si sorte,. magno vulnere</text:span></text:span></text:p>
      <text:p text:style-name="P3"><text:span text:style-name="Default_20_Paragraph_20_Font"><text:span text:style-name="T15">in alterutram ejus partum acceptu, (ut in libris. de motu<text:line-break/>thoracis ac pulmonis ostendimus,) respirationis munus<text:line-break/>ejus partis perierit, reliquus venter incolumis dimidium<text:line-break/>saltem actionis^ retineat. Quocirca a magnis vulneribus<text:line-break/>intro in alterutram. thoracis partem penetrantibus reperi-<text:line-break/>te animans parte dimidia tum vocis tum respirationis<text:line-break/>privatur: voce autem atque respiratione plane destitui-<text:line-break/>eun, si venter uterque fuerit confossus. Quum hanc igi-<text:line-break/>tur magnam adeo afferunt animantibus utilitatem mem-<text:line-break/>branae thoracem interiepientes, ej usque rei potissimum<text:line-break/>gratia extiterint,. quae tamen naturae est solertia, ut eo,<text:line-break/>quod propter aliud. quiddam institutum suerit, ad aliud<text:line-break/>etiam abutatur , usum ex </text:span></text:span>ipsis <text:span text:style-name="Default_20_Paragraph_20_Font"><text:span text:style-name="T15">, ceu operimentis simul ac<text:line-break/>ligamentis, omnibus, quae thorace continentur, instrumeu-<text:line-break/>tis adhibuit ;.. nam arteriae, quae in eo sunt, et venae,<text:line-break/>.et nervi, et oesophagus, postremo autem et totus ipsis<text:line-break/>pulmo colligantur tuti thoraci, teguuturque omnia lusce<text:line-break/>membranis undique obducta. . Ligamentorum igitur usum</text:span></text:span></text:p>
      <text:p text:style-name="P3"><text:span text:style-name="Default_20_Paragraph_20_Font"><text:span text:style-name="T38">antedictis omnibus praestant aequabilem, nam sedis fir-<text:line-break/>mitudo omnibus pariter instrumentis consert; tunicarum<text:line-break/>vero et tegmentorum dissimilem ac multum discrepan-<text:line-break/>sum. Sunt enim ipsorum nonnulla, quae nulium pror-<text:line-break/>Ius operimentum postulent, quae natura scilicet sunt cras-<text:line-break/>fa ac valida, quales sunt arteriae et cor et stomachus;<text:line-break/>alia vero requirunt quidem, sed mediocria, ut pulmo. At<text:line-break/>vero venae , quae thorace toto continentur , utilitatem<text:line-break/>capIunt non mnnmam ex membranarum propagatione at-<text:line-break/>que obductione, earumque potissimum cava; de qua quum<text:line-break/>disserere mox initio proposui stemus , tantum de thoracis<text:line-break/>partibus exponere fuit necesse, ut exploratum habere-<text:line-break/>mus, quo loco cor situm esset; tum autem, quae thoracem<text:line-break/>interfepiunt membranae, quo pacto a medio pectore ad<text:line-break/>spinam pertineant, in duas partes totum thoracem dis-<text:line-break/>sucantes.</text:span></text:span></text:p>
      <text:p text:style-name="P1"><text:span text:style-name="Default_20_Paragraph_20_Font"><text:span text:style-name="T38">Cap. IV. Iam vero venam illam cavam, quae (ut<text:line-break/>antea docuimus) usum summum animali exhibet, necesse</text:span></text:span></text:p>
      <text:p text:style-name="P2"><text:span text:style-name="Default_20_Paragraph_20_Font"><text:span text:style-name="T15">quidem fuit per -medias phrenas </text:span></text:span><text:span text:style-name="Default_20_Paragraph_20_Font"><text:span text:style-name="T38">. </text:span></text:span><text:span text:style-name="Default_20_Paragraph_20_Font"><text:span text:style-name="T15">sursum </text:span></text:span>ad cor <text:span text:style-name="Default_20_Paragraph_20_Font"><text:span text:style-name="T15">perlabi,<text:line-break/>atque inde rursus ad nuncupatum. j agolum ascendere,<text:line-break/>quod postea etiam </text:span></text:span><text:span text:style-name="Default_20_Paragraph_20_Font"><text:span text:style-name="T38">. </text:span></text:span><text:span text:style-name="Default_20_Paragraph_20_Font"><text:span text:style-name="T15">docebimus. Quum autem eor ipsum,<text:line-break/>pulmo, phrenes et totus denique thorax motu </text:span></text:span><text:span text:style-name="Default_20_Paragraph_20_Font"><text:span text:style-name="T38">perne-<text:line-break/></text:span></text:span><text:span text:style-name="Default_20_Paragraph_20_Font"><text:span text:style-name="T15">tuo agantur, per spatiosum ejus laxitatem non eat tutus<text:line-break/>transitus, nisi praesidia quaedam extuma natura machina-<text:line-break/>ta fuisset, ob quae vena, quanquam exagitetur assidue<text:line-break/>ac velut sublimis pendeat, his tamen obsistit, </text:span></text:span><text:span text:style-name="Default_20_Paragraph_20_Font"><text:span text:style-name="T38">et si vlo-<text:line-break/></text:span></text:span><text:span text:style-name="Default_20_Paragraph_20_Font"><text:span text:style-name="T15">lenter ipsum. animal prolabi aliquo tempore in - spinam<text:line-break/>vel pectus contigerit,. vel </text:span></text:span>ab <text:span text:style-name="Default_20_Paragraph_20_Font"><text:span text:style-name="T15">aliquo -externo ipsam. affici,<text:line-break/>fulva evadit atque incolumis, nihilo (quod simplici tu-<text:line-break/>uica et ea tenui . constat) minus tuta, quam arteria, quae<text:line-break/>multis partibus habet crassiorem. </text:span></text:span><text:span text:style-name="Default_20_Paragraph_20_Font"><text:span text:style-name="T38">. </text:span></text:span><text:span text:style-name="Default_20_Paragraph_20_Font"><text:span text:style-name="T15">Quae igitur machinae<text:line-break/>dyspathiae ipsi venae a natura excogitatae sint, jam di-<text:line-break/>cendum; Communes quidem ipsius- non solum partium<text:line-break/></text:span></text:span><text:span text:style-name="Default_20_Paragraph_20_Font"><text:span text:style-name="T38">omnium, </text:span></text:span><text:span text:style-name="Default_20_Paragraph_20_Font"><text:span text:style-name="T15">sest etiam propaginum, sunt praedictae tunicae,<text:line-break/></text:span></text:span><text:span text:style-name="Default_20_Paragraph_20_Font"><text:span text:style-name="T38">simul. </text:span></text:span><text:span text:style-name="Default_20_Paragraph_20_Font"><text:span text:style-name="T15">-quidem cum ipsis </text:span></text:span><text:span text:style-name="Default_20_Paragraph_20_Font"><text:span text:style-name="T38">. </text:span></text:span><text:span text:style-name="Default_20_Paragraph_20_Font"><text:span text:style-name="T15">omnibus emergentes, ut ea assi-<text:line-break/></text:span></text:span><text:span text:style-name="Default_20_Paragraph_20_Font"><text:span text:style-name="T38">due </text:span></text:span><text:span text:style-name="Default_20_Paragraph_20_Font"><text:span text:style-name="T15">colligent adiacentibus particulis et totam tunicae</text:span></text:span></text:p>
      <text:p text:style-name="P2"><text:span text:style-name="Default_20_Paragraph_20_Font"><text:span text:style-name="T15">molem efficiant robustiorem, ipsam autem venam cavam<text:line-break/>a phrenibus furium ad jugulum usque perferentes. Prae-<text:line-break/>fidium autem ejus venae partibus singillatim paratum tri-<text:line-break/>plex est, quum in medio quidem thoracis cor quasi ma-<text:line-break/>num quandam ipsi porrigat nervofam ac fortum apo-<text:line-break/>phyfin seu productionem, parte vero inferiore quintum<text:line-break/>pulmonis lobum .substratum ipsis habeat; suprema vero<text:line-break/>maximum et mollissimum adena, quem thymon nomi--<text:line-break/>nant. Porro cordis quidem productio non ejus tantum-.<text:line-break/>modo rei causa, sed cujusd.am alterius, quae magnam ipsi<text:line-break/>. cordi asserat utilitatem, purata est; quod ego procedente<text:line-break/>oratione </text:span></text:span><text:span text:style-name="Default_20_Paragraph_20_Font"><text:span text:style-name="T38">. </text:span></text:span><text:span text:style-name="Default_20_Paragraph_20_Font"><text:span text:style-name="T15">explicabo. At vero quintum lobum , quomodo<text:line-break/>certe et thymum, propter magnam duntaxat venam na-<text:line-break/>tura effecit. Quo magis. admiraturum te puto, non si<text:line-break/>omnia orationi dederis, sed si dissecto quovis animante<text:line-break/>tuis ipsius oculis ipsum miraculum aspexeris; videbis enim<text:line-break/>lobum ipsum non modo venae suspici, sed sensim etiam<text:line-break/>excavari, ut venae iter sit securum. ..At vero neque</text:span></text:span></text:p>
      <text:p text:style-name="P3"><text:span text:style-name="Default_20_Paragraph_20_Font"><text:span text:style-name="T15">crebris neque magnis lobus hic vasis intexitur, sed ma-<text:line-break/>xima ejus substantiae pars pulmonis ipsius est caro, quam<text:line-break/>nonnulli parenchyma appellanti Ex quo perspicue in-<text:line-break/>telligi debet,.. naturam hunc lolium fecisse, non ut respi-<text:line-break/>randi instrumentum-, sed ut venae carae molle quoddam<text:line-break/>esset substet arculum. . Convenit enim , opinor , respirandi<text:line-break/>quidem instrumento; ut multa habeat ac .magna spiritus<text:line-break/>receptacula, aliud- vero incubans instrumentum citra do-<text:line-break/>lorem tutoque .vecturo,. ut dilatatione et contractione<text:line-break/>atque omnino motu vehementiore vacet, siquidem instru-<text:line-break/>mentorum respirationis usus per motum, . fubsterniculo-<text:line-break/>rum .autem .per quietem rite percipitur. Atque etiam,<text:line-break/>et quod in laeva quidem thoracis duos, iit dextra. vero<text:line-break/>tres lohos .effecerit, alatura aperte satis hujus lobi utili-<text:line-break/>tatem testatur. Nam quum vena cava ex dextris anima-<text:line-break/>lis. partibus, qua partu est jecur, profecta sursum ad<text:line-break/>dextrum cordis ventriculum feratur, ob eamque causam<text:line-break/>lu dextris situm habeat, necessarium fuiteum Iobum,</text:span></text:span></text:p>
      <text:p text:style-name="P2"><text:span text:style-name="Default_20_Paragraph_20_Font"><text:span text:style-name="T15">qui hujus </text:span></text:span>causa effectus. <text:span text:style-name="Default_20_Paragraph_20_Font"><text:span text:style-name="T15">fuerat, in dextris thoracis par-<text:line-break/>tibus constitui. Tibique </text:span></text:span>hoc <text:span text:style-name="Default_20_Paragraph_20_Font"><text:span text:style-name="T15">iustae naturae - opus (quod.<text:line-break/>quibusdam forte folli </text:span></text:span>fenfu, <text:span text:style-name="Default_20_Paragraph_20_Font"><text:span text:style-name="T15">nulla mente neque ratione:<text:line-break/>. uontemplantibus iniustum .videbitur, quum sit. re vera, si<text:line-break/>aliud quidquam, iustissimum) tibi, inquam, divinam .hanc<text:line-break/>operis naturae .fabricam ferre. laudibus. ac. venerari con-:<text:line-break/>venit; ut quae, non. quod lu phantasiam speciemve, sed<text:line-break/>quod viribus ac potestate. est aequabile, delegerit; quod<text:line-break/>verae ac divinae justitiae est proprium. Ubi enim duo-<text:line-break/>rutu instrumentorum aequabitis momenti est actionis usus,<text:line-break/>verbi gratia oculorum, aurium; mannum ac pedum , ibi<text:line-break/>paria plane dextra fecit sinistris.. Ubi -.autem alterum al-<text:line-break/>teri quippiam excellit .propter eximium . aliquem usum;<text:line-break/>ibi et parteni. aliquam praeter caeteras effecit: quemad-<text:line-break/>niodunr libro superiore -in cibi instrumentis demoirstravi-<text:line-break/>mns, et nunc nihil obscurius </text:span></text:span>id <text:span text:style-name="Default_20_Paragraph_20_Font"><text:span text:style-name="T15">in quinto pulmonis- lobo<text:line-break/>perspicitur; quem. quum venae cavae causa. natura- esse-<text:line-break/>casset, . ipsius magnitudinem, counexionem, situm,. fig tt-<text:line-break/>ranr caeteraque omnia ad. usum .spectans accommodarit,</text:span></text:span></text:p>
      <text:p text:style-name="P3"><text:span text:style-name="Default_20_Paragraph_20_Font"><text:span text:style-name="T15">Neque ullum animal reperias,. in quo pon numerus lo-<text:line-break/>horum partis dextrae eos, qui sunt in laeva, ur. itale<text:line-break/>exuperet: quanquamnon omnia certe animalia,quoinodo<text:line-break/>homo, binos utraque sparte habent lobos, fed quibusdam<text:line-break/>plures insunt, omnibus tamen unus quidam praecipuus<text:line-break/>venae cavae est snbjectus. Caeterum de numero laborum<text:line-break/>aliorum cujusque animantium definire non est propoli-<text:line-break/>tum : neque enim alterius cujusquam instrumenti ipsorum<text:line-break/>constiuctionem attigimus, nisi forte in homine explican-<text:line-break/>do eo inriti fuimus traducti. Quod si morte intercepti<text:line-break/>non- erimus, illorum etiam constructionem membratim,<text:line-break/>quomodo- nunc hominum,. dissecantes aliquo temperet ex-<text:line-break/>plicabiuius. Nune autem satis habuerimus, si praesentem<text:line-break/>narrationem terminare possimus, cujus quod manet, am-<text:line-break/>plius est eo , quod jam ablorviinus. Quocirca , haec quum<text:line-break/>a nobis explicata satis sint, transeamus jam ad alia, quae-<text:line-break/>ramusque; quid sit, quod, dum thorax dilatatur, aliam<text:line-break/>quidem- ejus capacitatem superior -complet- lusius; quam </text:span></text:span><text:span text:style-name="Default_20_Paragraph_20_Font"><text:span text:style-name="T38">.</text:span></text:span></text:p>
      <text:p text:style-name="P3"><text:span text:style-name="Default_20_Paragraph_20_Font"><text:span text:style-name="T15">autem ipsius partem obliquam et angi; fiam costae spuriae<text:line-break/>inferne rircumfcribunt ac terminant, eam alius praesim-<text:line-break/>gus occupati Atque </text:span></text:span>hac <text:span text:style-name="Default_20_Paragraph_20_Font"><text:span text:style-name="T15">quidem . ratione duo quidem<text:line-break/>utraque parte magni existunt lobi; quintus vero lite par-<text:line-break/>vus in dextris venae cavae gratia a transverto feptu<text:line-break/>usque ad cordis amem pertingit. Hinc vero altera qui-<text:line-break/>dem pars ipsius cavae in ipsum cor inferitur; altera -tero<text:line-break/>cadomque major recta furium ad jugulum fertur, qua-<text:line-break/>damtenus a cordis apophyfibus deducta, deinceps autem<text:line-break/>thyino, quenrvocant, invecta. Natura enim hunc glan-<text:line-break/>dulam maximam simul et mollissimam .partibus fuperiori-<text:line-break/>bus medii sic. ni appellati frtbjecit, simus ne os ipsum<text:line-break/>venam cavam attingeret, simul etiam.. ut </text:span></text:span>usiae <text:span text:style-name="Default_20_Paragraph_20_Font"><text:span text:style-name="T15">omnes<text:line-break/>ipsius propagines , quae hoc ipfo in. loco fiant quam plu-<text:line-break/>rimae, qua primum emergunt, fultae stabilirentur;. id<text:line-break/>enim naturae est perpetuum, ut, quoties vas sublime dis<text:line-break/>vidit, ibi mediam. glandulam divisionem ipfam oppletu-<text:line-break/>itam interponat. Sunt autem hoc in Ioco venatu </text:span></text:span>.n <text:span text:style-name="Default_20_Paragraph_20_Font"><text:span text:style-name="T15">ger-</text:span></text:span></text:p>
      <text:p text:style-name="P3"><text:span text:style-name="Default_20_Paragraph_20_Font"><text:span text:style-name="T15">mina maximarum ad scapulas et munus pertinentium, et<text:line-break/>ante has adhuc aliarum, quarum pars quidem superiori-<text:line-break/>bus thoracis partibus distribuitur, pars autem prorsum<text:line-break/>ac deorsum diffunditur; quarum portio maxima fecun-<text:line-break/>dum mammas perlate ad hypogestrron usque extenditur.<text:line-break/>omnibus luis venarum distributionibus in primisque ipsi -<text:line-break/>cavae praedictam glandulam ad maximum emolumentum<text:line-break/>naturai fabricarit, quippe </text:span></text:span>quae <text:span text:style-name="Default_20_Paragraph_20_Font"><text:span text:style-name="T15">eam cousiituerit, ut et<text:line-break/>simul esset interseptunr vicinorum ossium amiculis lana<text:line-break/>pilove coagmentatis fimillimum , et firmitatem . prae-<text:line-break/>beret, et multam ipfis omnibus securitatem suppeditaret.<text:line-break/>Venam cavam igitur hoc modo a septo transverso<text:line-break/>sursum ad collum usque omni adhibita securitate per-<text:line-break/>duxit.</text:span></text:span></text:p>
      <text:h text:style-name="Heading_20_2" text:outline-level="2"><text:span text:style-name="Default_20_Paragraph_20_Font">Cap. v </text:span></text:h>
      <text:p text:style-name="P71"><text:span text:style-name="Default_20_Paragraph_20_Font"><text:span text:style-name="T15">Huic autem dissimili via atque opposita<text:line-break/>ductum fuperue deorsum oefophagum, quod per ipsum<text:line-break/>velut viam cibus ab </text:span></text:span>ore <text:span text:style-name="Default_20_Paragraph_20_Font"><text:span text:style-name="T15">ad ventriculum delabitur, quo</text:span></text:span></text:p>
      <text:p text:style-name="P2"><text:span text:style-name="Default_20_Paragraph_20_Font"><text:span text:style-name="T15">Ioco thoracis maxime. conveniebat, in en. ipso natura<text:line-break/>constituit. Atque mihi jam attendas animum velim, pro-<text:line-break/>batorum enim me profiteor, . non hujus modo stomachi<text:line-break/>transitum per thoracem pulcherrime esse . communitum,<text:line-break/>fed etiam sine cuiusquam spiritus instrumentorum essem<text:line-break/>Bone. Nam pulmonem apsum , .et cor, et totum denique<text:line-break/>thoracem cum omnibus, quae ipso continentur, arteriis<text:line-break/>motum, dum dilatarentur ac comprimerentur , habere<text:line-break/>oportebat undequaque liberum, ipsumque stomachum non<text:line-break/>per medium thoracis sinum amplum quasi suspensum .ela-<text:line-break/>bi , sed in secura aliqua sede conquiescere. . . Haec. igitur<text:line-break/>utraque,,. et spiritus instrumentis omnis .molestiae caren-<text:line-break/>.tiam, et summam stomacho commoditatem, ex opportuna<text:line-break/>ipsius positura natura mirabiliter suppeditavit. Nam spi-<text:line-break/>.nae vertebris invectus </text:span></text:span>ac <text:span text:style-name="Default_20_Paragraph_20_Font"><text:span text:style-name="T15">colligatus totum ita ^permeat<text:line-break/>. thoracem; cum positurae totius stabilitate ac securitate<text:line-break/>hoc assecutus, ut nullum cordi, nequeqnilmonibus, neque</text:span></text:span></text:p>
      <text:p text:style-name="P3"><text:span text:style-name="Default_20_Paragraph_20_Font"><text:span text:style-name="T15">earum .denique cuiquam, quae thorace continentur,. par-<text:line-break/>tium negotium exhibeat. Et quidem ipsis quoque obliqua<text:line-break/>positura magis te docebit, naturam duo haec intentam, me-<text:line-break/>cubi scilicet spiritus instrumentis quippiam esset mole-<text:line-break/>silae, neve ipse quid offenderetur, hunc ei patefecisse<text:line-break/>clam. r In mediis enim ad perpendiculum quatuor primis<text:line-break/>dorsi. .vertebris extenditur, nusquam cursum inflectens, ut<text:line-break/>qui, praeterquam quod nullam thoracis particulam ex hu-<text:line-break/>jusmodi situ esset armaturus, sudem etiam securam po-<text:line-break/>issimum. habiturus erat, ut jam ab omni externa offen-<text:line-break/>frone. sit. tutissimus. Quum enim parte ipsius posteriore<text:line-break/>una cum vertebris opponantur spinae processus, quos api-.<text:line-break/>ces seu..spinas nominant, anteriori autem sternunt atque<text:line-break/>totum quod in thorace est spatium; patere arbitror, nihil,<text:line-break/>quod extrinsecus ipsi incidat, neque vulnerare ipsum, ne-<text:line-break/>que contundere posse, quum tot atque ita fortibus pro-<text:line-break/>pugnaculis undique su stipatus. Ad quintam vero verte-<text:line-break/>bram deerrat quidem ab eo cursu, quem fecundum recti-</text:span></text:span></text:p>
      <text:p text:style-name="P3"><text:span text:style-name="Default_20_Paragraph_20_Font"><text:span text:style-name="T15">tudinem deorsum facere </text:span></text:span>instituerat, <text:span text:style-name="Default_20_Paragraph_20_Font"><text:span text:style-name="T15">digrediturque ad dex-<text:line-break/>tram,. ut sedemdet meliorem </text:span></text:span>ac. <text:span text:style-name="Default_20_Paragraph_20_Font"><text:span text:style-name="T15">cedat instrunreuto magis<text:line-break/>praecipuo, maximae omnium arteriae. Hanc enim ex<text:line-break/>sinistro quidem cornis ventriculo exortam, in </text:span></text:span><text:span text:style-name="Default_20_Paragraph_20_Font"><text:span text:style-name="T16">totum.au-<text:line-break/></text:span></text:span><text:span text:style-name="Default_20_Paragraph_20_Font"><text:span text:style-name="T15">tem animantis corpus distribuendam, aequum fuit primum<text:line-break/>quidem in duas partes dividi imparibus portionibus,. ea-<text:line-break/>rumque esse multo majorem , quae deorsum serretur, quod<text:line-break/>totius animalis quae cordi subiiciuntur partes multo<text:line-break/>plures superioribus sint ac majores; deinde per. medias<text:line-break/>.vertebras (qui locus opportunissimus erat) ferri.</text:span></text:span></text:p>
      <text:h text:style-name="Heading_20_2" text:outline-level="2"><text:span text:style-name="Default_20_Paragraph_20_Font">Cap. VI. </text:span></text:h>
      <text:p text:style-name="P71"><text:span text:style-name="Default_20_Paragraph_20_Font"><text:span text:style-name="T15">Porro quam ob causam ad qulutam ver-<text:line-break/>trinam arteria haec vadat , tum autem quod ipsam inter-.<text:line-break/>erat non superius neque insertus spinae ipsi invehi, pau-<text:line-break/>lo post memorabimus, quum prius omnem de stomacho.<text:line-break/>disputationem terminaverimus, quem a menia reglone se-<text:line-break/>cedere praestitisse recte demonstravimus. Cur veto ad<text:line-break/>dextram potius, non autem ad laevam, hoc .dum ego de-<text:line-break/>monstro, animum quaeso attendite. lirvehitur quidem<text:line-break/>apia arteria mediis vertebris, non famen imperiose ad-</text:span></text:span></text:p>
      <text:p text:style-name="P3"><text:span text:style-name="Default_20_Paragraph_20_Font"><text:span text:style-name="T15">fnodum neque superflue stomachum depellit, feti paulum<text:line-break/>lum quiddam et ipsa cedens ipsum recipit et admittit<text:line-break/>in communem verteorarum </text:span></text:span>sudem. <text:span text:style-name="Default_20_Paragraph_20_Font"><text:span text:style-name="T15">Quare, si misti intel-<text:line-break/>rexeris lineam aliquam superne deorsum per mediam fpi-<text:line-break/>nam porrectam, magnam vere arteriam huic lineae ita<text:line-break/>iuveni, ut ejus major portio in laeva animantis sit, mi-<text:line-break/>nor autem in dextra , nun. tibi sucum pugnare videbitur<text:line-break/>oratio, quae simul medias quidem vertebras ab arteria<text:line-break/>dicat occupari , simul autem non plane medias , fed ma-<text:line-break/>gis ad laevam declinare. . Quemadmodum enim antea,<text:line-break/>quod niajoris ipsa, quam stomachus-, esset momenti, aer.<text:line-break/>quum esse diximus loco velut primario constitui, ita nos<text:line-break/>omnino statuere convenit, stomachum non usque . adeo<text:line-break/>abjectam esse partem,^ ut ejus ratio nulla habenda siti<text:line-break/>Collatis vero utriusque rationibus,. haudquaquam locum<text:line-break/>utrique - iusirumento , quam nunc . obtinent , aptiorem ul-<text:line-break/>lum excogitare queas. At quum omnino per mediam li-</text:span></text:span></text:p>
      <text:p text:style-name="P3"><text:span text:style-name="Default_20_Paragraph_20_Font"><text:span text:style-name="T15">neam ipsam arteriam ferri paulumque ad latus deflecte-<text:line-break/>re. esset necesse, considera rursus, hic quoque folertiarn<text:line-break/>naturae atque providentiam. Ex sinistris enim cordis<text:line-break/>partibus exortam hanc arteriam consentaneum fuit </text:span></text:span><text:span text:style-name="Default_20_Paragraph_20_Font"><text:span text:style-name="T38">sini-<text:line-break/></text:span></text:span><text:span text:style-name="Default_20_Paragraph_20_Font"><text:span text:style-name="T15">stris partibus inveni e directo tendentem ; </text:span></text:span><text:span text:style-name="Default_20_Paragraph_20_Font"><text:span text:style-name="T38">. </text:span></text:span><text:span text:style-name="Default_20_Paragraph_20_Font"><text:span text:style-name="T15">si demum id<text:line-break/>omne, quod inter cor . ac. spinam interiectum est,- quasi<text:line-break/>suspensa ac fine fulcimento permeat, quo loco adeo pe-<text:line-break/>riculofo unica restabat i salus , ipsius interstitii brevitas.<text:line-break/>Proinde mirabile hoc tibi credo videri , qui in .dissectio-<text:line-break/>nibus. es.versatus, ipscque es conspicatus, arteriam bre-<text:line-break/>vissimum omnium intervallum , id, quod inter cor .ac<text:line-break/>fpinam est, occupasse, sese ad spinam. festinare, iis, qui<text:line-break/>caeci.. rationisque expertes non sunt, aperte .indicantem;<text:line-break/>haeeque est causa, cur quinto spondylo dorsi insultatur;<text:line-break/>directum enim plane spondyli .hujus principio ex corde<text:line-break/>habet exortum. Sed. de spiritus quidem instrumentis<text:line-break/>paulo post </text:span></text:span><text:span text:style-name="Default_20_Paragraph_20_Font"><text:span text:style-name="T38">.disseremus. - </text:span></text:span><text:span text:style-name="Default_20_Paragraph_20_Font"><text:span text:style-name="T15">Caeterum ventriculi stomachus<text:line-break/>quatuor quidem primis thoracis- spondylia invehitur, pro-</text:span></text:span></text:p>
      <text:p text:style-name="P3"><text:span text:style-name="Default_20_Paragraph_20_Font"><text:span text:style-name="T38">pe </text:span></text:span><text:span text:style-name="Default_20_Paragraph_20_Font"><text:span text:style-name="T15">autem reliquos octo ad dextram fertur ob memoratas<text:line-break/></text:span></text:span><text:span text:style-name="Default_20_Paragraph_20_Font"><text:span text:style-name="T38">jam </text:span></text:span><text:span text:style-name="Default_20_Paragraph_20_Font"><text:span text:style-name="T15">causas; quum primum vero phrenas contigerit ,. quae<text:line-break/></text:span></text:span><text:span text:style-name="Default_20_Paragraph_20_Font"><text:span text:style-name="T38">sane </text:span></text:span><text:span text:style-name="Default_20_Paragraph_20_Font"><text:span text:style-name="T15">ora inferior sunt thoracis, membranis fortibus fuisti-<text:line-break/></text:span></text:span><text:span text:style-name="Default_20_Paragraph_20_Font"><text:span text:style-name="T38">me </text:span></text:span><text:span text:style-name="Default_20_Paragraph_20_Font"><text:span text:style-name="T15">admodum elatus . supra magnam rursus arteriam trans-<text:line-break/>it lu partem. alteram, quo loco phrenas praeterlapsus<text:line-break/>ori ventriculi inseritur; sublimis quidem, ne in aspersu-<text:line-break/>rum .ciborum transitu arteriam comprimar, in laevam ve-<text:line-break/>reec quod in eo loco fatuus fuerat os ventriculi constitui,<text:line-break/>quemadmodum antea docuimus; Adde huc, quod nervis,<text:line-break/>qui a cerebro .juxta. stomachum in ventriculum feruntur,<text:line-break/></text:span></text:span><text:span text:style-name="Default_20_Paragraph_20_Font"><text:span text:style-name="T38">obliqua </text:span></text:span><text:span text:style-name="Default_20_Paragraph_20_Font"><text:span text:style-name="T15">via tutior mullo erat sutura, quam recta; molles<text:line-break/>enim quum sint Iri ac tenues , lougoque intervallo fetum-.<text:line-break/>dum rectitudinem tendantur, maximamque praeterea par-<text:line-break/>tem a . fe ipsis pendentem ventriculum scilicet habeant,<text:line-break/>quem scibo compleri subinde - oportebat , ab ipsius tum<text:line-break/>mole tum pondere tensi assidue facile dirumpantur ;<text:line-break/></text:span></text:span><text:span text:style-name="Default_20_Paragraph_20_Font"><text:span text:style-name="T38">quod ne </text:span></text:span><text:span text:style-name="Default_20_Paragraph_20_Font"><text:span text:style-name="T15">fieret; natura ipsum simul stomachum, </text:span></text:span><text:span text:style-name="Default_20_Paragraph_20_Font"><text:span text:style-name="T38">cui </text:span></text:span><text:span text:style-name="Default_20_Paragraph_20_Font"><text:span text:style-name="T15">eos</text:span></text:span></text:p>
      <text:p text:style-name="P3"><text:span text:style-name="Default_20_Paragraph_20_Font"><text:span text:style-name="T15">applicuit, cum propter alia, </text:span></text:span>quorum <text:span text:style-name="Default_20_Paragraph_20_Font"><text:span text:style-name="T15">paulo ante merni-<text:line-break/>rimus, tum etiam .ut : nervi essent tutiores, obliquum po-<text:line-break/>sitmamc turtuofum totum </text:span></text:span>effecit; <text:span text:style-name="Default_20_Paragraph_20_Font"><text:span text:style-name="T15">postremo nervos ipsos,<text:line-break/>quum prope ventriculum </text:span></text:span>accesserint, <text:span text:style-name="Default_20_Paragraph_20_Font"><text:span text:style-name="T15">circum stomachum<text:line-break/>prius involvens. sic demum infigit. At de nervis quidem<text:line-break/>postea uberius disseremus;</text:span></text:span></text:p>
      <text:h text:style-name="Heading_20_2" text:outline-level="2"><text:span text:style-name="Default_20_Paragraph_20_Font">. . Cap. VII. </text:span></text:h>
      <text:p text:style-name="P72"><text:span text:style-name="Default_20_Paragraph_20_Font"><text:span text:style-name="T15">Nunc. autem, (venae enim cavae ac sto-<text:line-break/>macti situm jam absolvimus,) ad spiritus instrumenta re-<text:line-break/>yersi, quantum in .his omnibus naturae sit artificium, osten.<text:line-break/>stamus; quae quum posituram cuique aptissimam, et con-<text:line-break/>nexicnem, atque conformationem, molisque quantitatem,<text:line-break/>ac figuram adhibuit; tum autem mollitiem ac duritiem,<text:line-break/>gravitatem et levitatem, reliquaque omnia, quae corpo-<text:line-break/>ribus. insunt, cuique fidelissime distribuit; atque (ut pau- -<text:line-break/>cis complectar) quantam ipsorum inter te communitatis<text:line-break/>.curam adhibuerit, alia quidem unicus, alia vere mutuo<text:line-break/>applicans,- quaedam circumdans, nounulla vestiens, ac<text:line-break/>si quid ejusmodi ad ipsorum firmitatem pertineret, fa-</text:span></text:span></text:p>
      <text:p text:style-name="P3"><text:span text:style-name="Default_20_Paragraph_20_Font"><text:span text:style-name="T15">bricam, id quoque exponemus, rursus a corde auspicati.<text:line-break/>Constat igitur ipsum ex iis, quae jam diximus, in me-<text:line-break/>stio quidem thorace oportuisse locari, puluronesque ei<text:line-break/>quidem undique circumfundi, suis lobis ceu digitis qui-<text:line-break/>busdam in orbem complectentes, utriusque vero exiri use-<text:line-break/>cus circumdatum esse thoracem. Cur autem non sit om-<text:line-break/>nino rotundum, sed ab ampla atque orbiculari superna<text:line-break/>basi, quam caput ejus nominant, exorsum, post autem<text:line-break/>paulatim gracilescens,. modo coni simillimo parte sua in-<text:line-break/>ferna in angustum acutumque desinat, nondum antea<text:line-break/>quidem diximus. Incipienda autem misti lune potissimunr<text:line-break/>est omnis de eo disputatio. omnes ejus partes haudqua-<text:line-break/>quam eandem requirebant securitatem, propterea quod<text:line-break/>non eundem omnes praestabunt usum: quandoquidem<text:line-break/>quae ipsius ad basim sunt, ea vasorum originibus sunt<text:line-break/>addictae; quae vero utraque ex parte consequuntur ad<text:line-break/>inferiorem usque oram, quasi latera quaedam ventriculo-<text:line-break/>rum generationi sunt destinata, ora vero ipsa insertor</text:span></text:span></text:p>
      <text:p text:style-name="P3"><text:span text:style-name="Default_20_Paragraph_20_Font"><text:span text:style-name="T15">processus </text:span></text:span>est fortis <text:span text:style-name="Default_20_Paragraph_20_Font"><text:span text:style-name="T15">et </text:span></text:span>densus <text:span text:style-name="Default_20_Paragraph_20_Font"><text:span text:style-name="T15">, qui simul quidem velut<text:line-break/>operculum ventriculis ipsis est, simul etiam quasi pro-.<text:line-break/>pugnaculum totius </text:span></text:span>cordis, <text:span text:style-name="Default_20_Paragraph_20_Font"><text:span text:style-name="T15">ne forte in vehementioribus<text:line-break/>motibus violenter </text:span></text:span>incidens <text:span text:style-name="Default_20_Paragraph_20_Font"><text:span text:style-name="T15">praepositis thoracis ossibus<text:line-break/>impediatur, atque </text:span></text:span>adeo <text:span text:style-name="Default_20_Paragraph_20_Font"><text:span text:style-name="T15">afficiatur nonnunquam, ob eam-<text:line-break/>que causam confundere cogatur atque vitiare motus fui<text:line-break/>modum ac rhythmum. Haec itaque cordis pars igno-<text:line-break/>bilissitna est et abjectissima ; ea porro , quae m vasorum<text:line-break/>productiones est distributa, omnes dignitate superat; quae<text:line-break/>vero his duabus interiectae sunt partes, dignitates ha-<text:line-break/>bent vicinae sibi parti consentaneas. Nam quae prope<text:line-break/>basim sunt, paulo minus sunt maxime principes, quae<text:line-break/>vero prope surem, propemodum abiectissimae : porro quae<text:line-break/>in medio horum sunt, quantum ab utrisque extremis<text:line-break/>absunt, .tantum de illorum elignitate nunc obtinent, -<text:line-break/>nunc amittunt. Proinde mirari neminem oportet, simul<text:line-break/>quidem cor coni figuram adeptum esse, siclus autem par-^<text:line-break/>tus ad caput ejus attinentes, quae maxime primariae<text:line-break/>erant,-locum tutissimum occupasse, quae vero ad fundum.</text:span></text:span></text:p>
      <text:p text:style-name="P3"><text:span text:style-name="Default_20_Paragraph_20_Font"><text:span text:style-name="T15">pertinent omnium neglectissimae, magis oifeusionibus ex-<text:line-break/>positum. Porro quum in corde particulam aliquam diri-<text:line-break/>mus abjectissimam, neminem puto adeo a. veritate aber-<text:line-break/>rare, - ut simpliciter abjectissimam accipiat. Neque enim<text:line-break/></text:span></text:span><text:span text:style-name="Default_20_Paragraph_20_Font"><text:span text:style-name="T38">ullam </text:span></text:span><text:span text:style-name="Default_20_Paragraph_20_Font"><text:span text:style-name="T15">ejusmodi .in corde particulam reperias, ne ipsum<text:line-break/>quidem finem inferiorem, qui non omnium, quae verbi<text:line-break/>gratia lu cruribus situs aut manibus, sit praestantissima ;<text:line-break/>fed tanquam omnes sint eximiae ac principes , tum au-<text:line-break/>tem inter fe mutuo comparentur, eo modo convenit<text:line-break/>aliam quidem ipsarum minus, aliam vero magis talem<text:line-break/>esse intelligere. Ut autem, quod dicitur, non modo<text:line-break/>nunc , fed etiam in omne posterum tempus assequaris nil<text:line-break/>a scopo aberrans, volo tibi paucis praescribere, quibus<text:line-break/>notis judicare oporteat , quae pars in corpore animantis<text:line-break/>princeps, quae minime sit habenda. Ex usu scilicet de<text:line-break/>utroque statuendum est; qui quum sit triplex genere,<text:line-break/>(aut enim refertur ad vitam ipsam, aut ad vitam com-<text:line-break/>molliorem, aut ad horum duorum conservationem,) quae<text:line-break/>ihne ad vitam conferunt partes, eae principes Ime du-<text:line-break/></text:span></text:span><text:span text:style-name="Default_20_Paragraph_20_Font"><text:span text:style-name="T38">hio </text:span></text:span><text:span text:style-name="Default_20_Paragraph_20_Font"><text:span text:style-name="T15">sunt habendae ; </text:span></text:span><text:span text:style-name="Default_20_Paragraph_20_Font"><text:span text:style-name="T38">- </text:span></text:span><text:span text:style-name="Default_20_Paragraph_20_Font"><text:span text:style-name="T15">reliquorum vero duorum generum a</text:span></text:span></text:p>
      <text:p text:style-name="P3"><text:span text:style-name="Default_20_Paragraph_20_Font"><text:span text:style-name="T15">primi generis praestantia discedentium ea minus aliis<text:line-break/>discedere sunt putanda, quibus hae principes facile eom-<text:line-break/>patiuntur, magis vero, quibus nunus facile. Quum igi-<text:line-break/>tar eor caloris nativi, quo animal regitur,. quasi fons<text:line-break/>quidam ac focus sit, </text:span></text:span>omnis eo modo <text:span text:style-name="Default_20_Paragraph_20_Font"><text:span text:style-name="T15">ipsius pars primi-<text:line-break/>patitur tepeat, at magis hae, quarum usus toti animali<text:line-break/>visam conservat; sunt autem Eae duorum vasorum crisi-<text:line-break/>cia in sinistro ipsius ventriculo , quem medici spiritalem<text:line-break/>appellare consueverunt. Horum enim duorum orificiorum<text:line-break/>per minus quidem cor iis, quae in pulmone sinit, arte-<text:line-break/>riis, per majus autem omnibus, quae tuti Animali alunt<text:line-break/>diffusae, esit continuum. Minus autem his praecipua fiant<text:line-break/>ea, quae in altero ipsius ventriculo, querit sanguineum<text:line-break/>appellant, insunt; fiunt tamen, quum alia, haec quoque<text:line-break/>magis praecipua, quorum alterum quidem sanguinem in<text:line-break/>ipsum cor intromittit, alterum autem ex ipsi, in pus-<text:line-break/>monem deducit. Quum autem memoratorum jam vasto-<text:line-break/>rutu atque orificiorum quodque. iusigne .sit, non fuit</text:span></text:span></text:p>
      <text:p text:style-name="P3"><text:span text:style-name="Default_20_Paragraph_20_Font"><text:span text:style-name="T15">alienum, cor etiam his partibus maximum esse medi-<text:line-break/>um quethoracem totum obtinete; qui locus idcirco erat<text:line-break/>tutissimus, quod plurimum abest ab iis, quae sibi extrin-<text:line-break/>secus nocere possint.- Quandoquidem, quae contundunt<text:line-break/>atque incidunt, quaeque refrigerant ac calefaciunt, alra-<text:line-break/>que </text:span></text:span>id- <text:span text:style-name="Default_20_Paragraph_20_Font"><text:span text:style-name="T15">genus animantibus exitiosa multo ante totius<text:line-break/>thoracis partes-- ac pulmonis violent necesse est ac<text:line-break/>perrumpunt, quam ipsius cordis, antequam ad aliquod<text:line-break/>praedictorum perveniant.</text:span></text:span></text:p>
      <text:h text:style-name="Heading_20_2" text:outline-level="2"><text:span text:style-name="Default_20_Paragraph_20_Font"><text:span text:style-name="T49">a </text:span></text:span><text:span text:style-name="Default_20_Paragraph_20_Font"><text:span text:style-name="T15">Cap. URI. </text:span></text:span></text:h>
      <text:p text:style-name="P72"><text:span text:style-name="Default_20_Paragraph_20_Font"><text:span text:style-name="T15">Quae igitur ad ipsius figuram ac par-<text:line-break/>tium cujusque posituram pertinent, sic habent: de cumi<text:line-break/>porro ejus substantia deinceps nobis est agendum. Cor<text:line-break/>cero est dura et aegre patibilis, ex fibris multiplicibus<text:line-break/>conflata; quorum utrumque quanquam musculis videri<text:line-break/>possit persimile r diferepat tamen ah ipsis perspicue; </text:span></text:span>si-<text:line-break/><text:span text:style-name="Default_20_Paragraph_20_Font"><text:span text:style-name="T15">quidenr sus unius generis est fibrarum natura, (aut enim<text:line-break/>rectas siolum- habent fecundum suam ipforum longitudo-<text:line-break/>nem, aut transversas fecundum latitudinem, simul autem</text:span></text:span></text:p>
      <text:p text:style-name="P3"><text:span text:style-name="Default_20_Paragraph_20_Font"><text:span text:style-name="T15">utrasque nullus,] cor vero et has utrasque habet, et ter-<text:line-break/>fias praeter has obliquas. .</text:span></text:span><text:span text:style-name="Default_20_Paragraph_20_Font"><text:span text:style-name="T46">,. </text:span></text:span><text:span text:style-name="Default_20_Paragraph_20_Font"><text:span text:style-name="T15">Atque etiam duritie, contene<text:line-break/>tione, . tuto denique. robore. ac patiendi dissicuttate cordis<text:line-break/>fibrae multum sane ab .aliis .omnibus differunt. Quum<text:line-break/>enim aliud instrumentum nullum sit,.. cujus titula actio-<text:line-break/>nis esset continuitas </text:span></text:span>ac <text:span text:style-name="Default_20_Paragraph_20_Font"><text:span text:style-name="T15">.robur, quan ta est in corde, con-<text:line-break/>fentaneum ob id fuit, corporis ipsius substantiam; ad ro-<text:line-break/>bnr simul . et patiendi difficultatem comparari. Porro<text:line-break/>fibras multiplices (quae nulli quidem insunt musculo, in<text:line-break/>aliis tamen iisque multis reperiuntur instrumentis, ut<text:line-break/>matricibus, vesicis ac ventriculo,) . probavimus aule a<text:line-break/>natura ast.motuum varietatem .paratas </text:span></text:span>esse. <text:span text:style-name="Default_20_Paragraph_20_Font"><text:span text:style-name="T15">..Singuli enim<text:line-break/>musculi singulos habent ac simplices motus, quemadmo-<text:line-break/>dum alio loco id quoque demonstravimus. Ventriculus<text:line-break/>vero .ac. matrices. et .vesica utraque trahunt simul et<text:line-break/>retinent atque expellunt, quomodo et cor,t. obeamque<text:line-break/>caulam multijugae in. quoque horum insunt fibrae, i -ut<text:line-break/>ostendebamus: rectae quidem ut, qumn contrahunt sele,<text:line-break/>trahatur aliquid; transversae autem,. .ut excematur; at</text:span></text:span></text:p>
      <text:p text:style-name="P3"><text:span text:style-name="Default_20_Paragraph_20_Font"><text:span text:style-name="T15">quum omnes simul iis, quae ipsis intuor, undique ad-<text:line-break/>stringuntur, detineatur.. Possumnsque ipsarum ejusmodi<text:line-break/>.motum in corde perspicere in duabus constitutionibus,<text:line-break/>aut jamjam equulum ex animali ac pulsans adhuc in-<text:line-break/>fpicienles, .aut praepositum ipsi os, quod sternuat nomi-<text:line-break/>.nant, execantes, quemadmodum in anatomicis admini-<text:line-break/>Arationibus praecepimus. Nam quum, fibris iis, quae<text:line-break/>fecundum longitudinem porriguntur, contrahentibus fete,<text:line-break/>reliquis vero omnibus laxis ac diductis , contractior<text:line-break/>quidem facta suerit longitudo, laxior vero universa ip.-<text:line-break/>sius latitudo, hoc fletu tu cor tutum videbis dilatari;<text:line-break/>contra autem, relaxantibus fe iis, quae sunt fecundum<text:line-break/>iongitudinem , contractis autem, quae sunt secundum la-<text:line-break/>.titudinem, eo casu rursus contrahi ipsimi perspicies;. me-<text:line-break/>illo porro inter has motiones intervallo exigua quaedam<text:line-break/>quies intercedit, corde videlicet iis, quae continet, nu-<text:line-break/>dique ad unguem estricto, fibris autem tunc omnibus<text:line-break/>agentibus, et earum maxime obliquis. Adjuvant. certe<text:line-break/>non minimum, imo vero omnium maxime. tusam prope-</text:span></text:span></text:p>
      <text:p text:style-name="P3"><text:span text:style-name="Default_20_Paragraph_20_Font"><text:span text:style-name="T15">modum efficiunt systolen seu contractionem, quae in in-<text:line-break/>timis ipsius cordis ventriculis extenduntur ligamenta, ro-<text:line-break/>bustissima quidem ipsa, ut et quae, dum contracta con-<text:line-break/>sident, cordis tunicas </text:span></text:span>intro <text:span text:style-name="Default_20_Paragraph_20_Font"><text:span text:style-name="T15">simul </text:span></text:span>attrahere <text:span text:style-name="Default_20_Paragraph_20_Font"><text:span text:style-name="T15">queunt; nam<text:line-break/>medium quiddam certe est lutor utrumque ipsius ventri-<text:line-break/>culum quasi septum, </text:span></text:span>ad <text:span text:style-name="Default_20_Paragraph_20_Font"><text:span text:style-name="T15">quod tensa haec ligamenta de-<text:line-break/>sinunt, colligantia </text:span></text:span>id <text:span text:style-name="Default_20_Paragraph_20_Font"><text:span text:style-name="T15">cum tegentibus extrinsecus utrum-<text:line-break/>que ventriculum corporibus, quae lane et ipsius tunicas<text:line-break/>appellant, Quum igitur tunicae hae prope septum acces-<text:line-break/>seruit, intenditur quidem tunc cordis longitudo, considet<text:line-break/>autem in se ip.sam latitudo; at quum plurimum reces-<text:line-break/>serint, amplitudo quidem augetur, contractior vero red-<text:line-break/>ditor longitudo.^ Caelorum, si .cor ipsum dilatari ac<text:line-break/>comprimi aliud nihil sit, quam ipsius ventriculorum lati-<text:line-break/>tudlirem plurimum diduci ac concidere, jam, qua<text:line-break/>utrumque fiat, ratio inventa nobis suerit. . ob eam qui-<text:line-break/>dem certe causam cor tum fortia ligamenta,. tum omne..<text:line-break/>fibrarum genus habuit ejusmodi </text:span></text:span>, <text:span text:style-name="Default_20_Paragraph_20_Font"><text:span text:style-name="T15">ut nullo negotio atque</text:span></text:span></text:p>
      <text:p text:style-name="P3">expedite ad tres constitutiones -traducatur; dilatetur qui-<text:line-break/>dem, quando, quod naturae suae est accommodatum, tra-<text:line-break/>here appetit; astringatur vero undique, quando iis, quae<text:line-break/>traxerit, - frui tempestivum fuerit; contrahatur denique,<text:line-break/>quando superfluis excerncndis sese accinxerit. Dictum<text:line-break/>est omnino his de rebus quum alio loco diligentius, tum<text:line-break/>autem in iis , quae de usu respirationis scripsimus ; qua- -<text:line-break/>propter supervacaneum hercle nunc, ut quum maxime,<text:line-break/>fuerit pluribus de ea. ipsa cordis motione disserere.</text:p>
      <text:h text:style-name="Heading_20_2" text:outline-level="2">Cap. IX </text:h>
      <text:p text:style-name="P71">Sed jam tempestivum est numerum vufo-<text:line-break/>rum, quae lu ipso sunt, percensere; sum orificii cujus-<text:line-break/>que ipsorum formam explicare; postremo autem et de<text:line-break/>ventriculorum ipsius numero nonnihil attingere, quaeque<text:line-break/>haec comitantur, omnia percurrere. Numerus itaque<text:line-break/>cordis ventriculorum (inde enim auspicari par est) in<text:line-break/>omnibus animalibus haud quaquam est idem; fed quae<text:line-break/>aerem inspirant. per .pharynga, per nares et os, pro-<text:line-break/>tinus quidem his quoque est pulmo et cordis dexter</text:p>
      <text:p text:style-name="P3"><text:span text:style-name="Default_20_Paragraph_20_Font"><text:span text:style-name="T15">ventriculus; reliquis vero omnibus neque pulmo est, ne-<text:line-break/>que ad dextram cordis partem ulla latitudo; duo enim<text:line-break/>haec necessario tuta cum pulmone intereunt, animalis<text:line-break/>vox et cordis dexter ventriculus. Ex quo intelligi<text:line-break/>potest, quantam ipsorum utrumque utilitatem asserat;<text:line-break/>nam dexter ventriculus gratia pulmonis est </text:span></text:span>factus, <text:span text:style-name="Default_20_Paragraph_20_Font"><text:span text:style-name="T15">pul-^<text:line-break/>mo. vero ipsis respirationis simul et vocis est instrumen- ,<text:line-break/>tum, . Non igitur. recte Ariste telas numerum ventriculo-<text:line-break/>tum definivit, ad magnitudinem corporis et parvitatem<text:line-break/>multitudinem ipsorum referens. Neque enim maximis<text:line-break/>quibusque animalibus funt tres, neque minimis est uni--<text:line-break/>ens ;. , eandem enim plane equus habet cordis fabricatio-<text:line-break/>mem, qui maximus est, et minimus passerculus, et si<text:line-break/>murem dissecueris, .aut bovem, aut aliorum animalium<text:line-break/>quoduis, sive praeterea id minus mure, sive majus bove<text:line-break/>fuerit, omnibus ipsis tum ventriculorum numerum. com-<text:line-break/>peries. aequabilem, tum reliquam cordis fabricam ean-<text:line-break/>detn. Neque enim natura pro corporis magnitudine aut</text:span></text:span></text:p>
      <text:p text:style-name="P3"><text:span text:style-name="Default_20_Paragraph_20_Font"><text:span text:style-name="T15">parvitate divertas facit atque immutat instrumentorum<text:line-break/>formas, fed-in ipsa constructione propositam habet sibi,<text:line-break/>ceu scopum;: .-actionis varietatem, .ipfas autem rursus<text:line-break/>actiones primo usu dimetitur, fitque eo modo admirabilis<text:line-break/>quaedam : feries ac. continuatio actionum atque usuum<text:line-break/>inter fe excipi entium, ut superiore omni oratione- com.:<text:line-break/>probavimus, atque .in nunc quoque proposita nihilominus<text:line-break/>eos docebimus, .qui aron negligentissime ipsam. expende-<text:line-break/>-rint, cujus stemma haec est Utilitas vocis piscibus certe<text:line-break/>nulla est, uti qui in aqua degant; fed ne respirare qui-.<text:line-break/>dem ipsis licet per </text:span></text:span>pharynga, <text:span text:style-name="Default_20_Paragraph_20_Font"><text:span text:style-name="T15">quomodo </text:span></text:span>ne <text:span text:style-name="Default_20_Paragraph_20_Font"><text:span text:style-name="T15">nobis quidem<text:line-break/>ipsis , quando . in leam mersi fuerimus. Non igitur,<text:line-break/>quemadmodum volucribus </text:span></text:span>ac <text:span text:style-name="Default_20_Paragraph_20_Font"><text:span text:style-name="T15">pedestribus animalibus, ita<text:line-break/>etiam illis. e.req fuit r maximum .unum respirationis- </text:span></text:span>au<text:line-break/><text:span text:style-name="Default_20_Paragraph_20_Font"><text:span text:style-name="T15">vocis ortum esse meatum,. fed earum, quas branchias<text:line-break/>nuncupamus , . constructio. ipsis . vice pulmonis est. Quum<text:line-break/>enim crebris.ac tenuibus foraminibus sint branchiae hae<text:line-break/>interceptae; aeri quidem et vapori perviis, subtilioribus<text:line-break/>tamen. quam pro mule aquae, hanc quidem extra repeti. .</text:span></text:span></text:p>
      <text:p text:style-name="P73"><text:span text:style-name="Default_20_Paragraph_20_Font"><text:span text:style-name="T15">sunt, .illa autem promptu intromittunt; huc adde, quod<text:line-break/>natura etiam frigidiores sunt pisces, quam ut apiorum<text:line-break/>cor magna indigeat refrigeratione; . Indicant autem eo-<text:line-break/>rum temperamentum cum alia multa, tum maxime san-<text:line-break/>gniuis penuria; aut enim carent omnino, aut paucum<text:line-break/>plane habent sanguinem.<text:tab/>Quocirca quae: aquatilia -multo</text:span></text:span></text:p>
      <text:p text:style-name="Normal"><text:span text:style-name="Default_20_Paragraph_20_Font"><text:span text:style-name="T15">fanguine. sunt praestita ac calida, ut delphinus, vitulus,<text:line-break/>balaena, haec omnia ex aere respirant admirabili quo-<text:line-break/>dam respirationis modo, </text:span></text:span><text:span text:style-name="Default_20_Paragraph_20_Font"><text:span text:style-name="T38">. </text:span></text:span><text:span text:style-name="Default_20_Paragraph_20_Font"><text:span text:style-name="T15">quem nobis olim licebit brevi--<text:line-break/>ter percurrere, quum aliorum animalium constructionem,<text:line-break/>ut nunc hominis, explanabimus , ad quem erit tempesti-<text:line-break/>vum. reverti, ubi de illis id tantum dixerimus, quantum<text:line-break/>fatis esse ridetur ad demonstrandum .pulmonis simul et<text:line-break/>dextri cordis ventriculi usum.</text:span></text:span></text:p>
      <text:h text:style-name="Heading_20_2" text:outline-level="2"><text:span text:style-name="Default_20_Paragraph_20_Font">.Cap. X. </text:span></text:h>
      <text:p text:style-name="P71"><text:span text:style-name="Default_20_Paragraph_20_Font"><text:span text:style-name="T15">Mutuam enim gratum cor pulmoni referre<text:line-break/>ridetur, quum ipsum sanguine nutrit, </text:span></text:span><text:span text:style-name="Default_20_Paragraph_20_Font"><text:span text:style-name="T38">r </text:span></text:span><text:span text:style-name="Default_20_Paragraph_20_Font"><text:span text:style-name="T15">adque beneficii<text:line-break/>ipsi . conferre pro eo spiritu, .quem ex illo aspirat.<text:line-break/>Oportebat .namque. et ipsum certe </text:span></text:span><text:span text:style-name="Default_20_Paragraph_20_Font"><text:span text:style-name="T38">- </text:span></text:span><text:span text:style-name="Default_20_Paragraph_20_Font"><text:span text:style-name="T15">pulmonem nutriri;</text:span></text:span></text:p>
      <text:p text:style-name="P3">fed plurimum intererat non statim a vena cava ad aptum<text:line-break/>confluere sanguinem , quanquam prope ipsirm feratur ac<text:line-break/>contingat; quocirca oportebat aliam vasis naturam ip-<text:line-break/>fum .nutrientis comparare, nullo modo venae cavae assi-<text:line-break/>milis, epiphysimque habere membranarum,.^ qualem nunc<text:line-break/>obtinet, haecque non ab uno alio prorsus comparari po-<text:line-break/>terant, quod non a corde ipsi, habuerit. Nam ut aliud<text:line-break/>nihil in omnibus animantibus, ita in ipso pulmone .ubi-<text:line-break/>que sapiens natura temere nihil neque sine caula quic-<text:line-break/>quam fecit, commutarit autem valorum tunicas, venam<text:line-break/>quidem faciens arteriofam, arteriam vero venosam. . In<text:line-break/>aliis enim omnibus partibus quum arteria venae sit ma-<text:line-break/>gnitudrne aequabilis, tunicarum tamen . crassitudo non est<text:line-break/>eadem, sed. tantum .utique differt, quantum Herophilus<text:line-break/>recte collegisse ridetur, qui arteriam venae crassitudine<text:line-break/>sextuplam esse definierit; in pulmone. autem solo omni-.<text:line-break/>um instrumentorum ac . partium arteria quidem venae,<text:line-break/>vena autem arteriae habuit truncas. Quod quamobrem</text:p>
      <text:p text:style-name="P3"><text:span text:style-name="Default_20_Paragraph_20_Font"><text:span text:style-name="T15">natura machinata sit, exponere lu primis oportet, tum<text:line-break/>autem de membranarum epiphysi verba lacere , postremo<text:line-break/>quod fieri nequibat, ut ex vena cava arteriosnm vas<text:line-break/>aut membranae ejusmodi gignerentur; nisi enim quis<text:line-break/>omnia haec strictim prius explanarit, fieri non potest, ut<text:line-break/>usum generationis -in corde dextri ventriculi ostendat.<text:line-break/>Auspicemur igitur ab </text:span></text:span>eo, <text:span text:style-name="Default_20_Paragraph_20_Font"><text:span text:style-name="T15">quod omnium est primum,<text:line-break/>ostendamusque , commodiorem luisse pulmoni arteriam<text:line-break/>quidem venosam, venam autem arteriosam. Duplex au-<text:line-break/>tem ridetur id quoque esse problema et veluti genti-<text:line-break/>num: non enim stilum, quod pulmonis interibit massam<text:line-break/>quidem admodum esse venae tunicam, tenuissimam autum<text:line-break/>arteriae, fed quod etiam in aliis omnibus animalis parti-<text:line-break/>bus crassam quidem arteriae, tenuem autem venae prae-<text:line-break/>st.itit inesse tunicam, demonstraro illum convenit, qui<text:line-break/>suscepit nullum naturae operum dubium neque obscu-<text:line-break/>rum incognitumve relinquere. Quod ergo satius fuit<text:line-break/>in toto animasse corpore sanguinem quidem tonui ac</text:span></text:span></text:p>
      <text:p text:style-name="P3"><text:span text:style-name="Default_20_Paragraph_20_Font"><text:span text:style-name="T15">rara, spiritum vero crassa ac densa concludi tunica,<text:line-break/>longa egere oratione non arbitror; fatis enim puto esse,<text:line-break/>substantiae utriusque rationem ac differentiam obiter<text:line-break/>iudicare. quod scilicet fanguis quidem- crassius est; gravis<text:line-break/>aegreque mobilis, spiritus vero tenuis et. levis et citus,<text:line-break/>quodque periculum erat, ne hic expiraret repente atque<text:line-break/>evolaret ab animali, nisi orestis et densis atque undique<text:line-break/>constrictis asservatus fuisset tunicis- atque . coercitus , con-;<text:line-break/>tra vero in sanguine, nisi tonnis et rara fuisset quae<text:line-break/>ipsum continet tunica, non facile circumfusis. partibus<text:line-break/>distribueretur; atque </text:span></text:span>hac <text:span text:style-name="Default_20_Paragraph_20_Font"><text:span text:style-name="T15">ratione omnis, quem ex eo<text:line-break/>percipimus, usus funditus deperderetur. Quae quum<text:line-break/>ante essent a conditore . nostro animadversa, tunicas va-<text:line-break/>forum naturae utriusque materiae contrarias ac pugnari-<text:line-break/>tes machinatus est; ut ne ante tempus spiritus evacuare-:<text:line-break/>tur , neve fanguis diutissime insisteret. Cur igitur non<text:line-break/>etiam in pulmone venam similiter tenuem , crassam vero<text:line-break/>arteriam effecit? omnino enim, opinor, lue quoque spi-<text:line-break/>ritus tenuis est . et . levis, . et quem coercere oporteat,</text:span></text:span></text:p>
      <text:p text:style-name="P3"><text:span text:style-name="Default_20_Paragraph_20_Font"><text:span text:style-name="T15">fanguis vero crassius et gravis , et quem in singulas pus-<text:line-break/>monia particulas dimitti </text:span></text:span>opus <text:span text:style-name="Default_20_Paragraph_20_Font"><text:span text:style-name="T15">sit, ut quae copiosiore,<text:line-break/>quam </text:span></text:span>caeterae <text:span text:style-name="Default_20_Paragraph_20_Font"><text:span text:style-name="T15">corporis partes, . egeant alimento tum<text:line-break/>propter </text:span></text:span>perpetuunr <text:span text:style-name="Default_20_Paragraph_20_Font"><text:span text:style-name="T15">motum, </text:span></text:span>tum <text:span text:style-name="Default_20_Paragraph_20_Font"><text:span text:style-name="T15">propler caloris copiam,<text:line-break/>quam pulmo </text:span></text:span>consequitur <text:span text:style-name="Default_20_Paragraph_20_Font"><text:span text:style-name="T15">tum </text:span></text:span>ex cordis <text:span text:style-name="Default_20_Paragraph_20_Font"><text:span text:style-name="T15">vicinitate, tum<text:line-break/>autem </text:span></text:span>ex <text:span text:style-name="Default_20_Paragraph_20_Font"><text:span text:style-name="T15">ipsa motionis assiduitate ac constantia. Ad-<text:line-break/>mirabilis sane tibi, opinor, videbitur opificis nostri<text:line-break/>providentia: quomodo enim non hoc summae incredibi-<text:line-break/>lisque est providentiae, quod, quum solus pulmo lustru-<text:line-break/>mentum validum adeo ac motibus vehementibus prae-<text:line-break/>ditum sibi </text:span></text:span>ipsi <text:span text:style-name="Default_20_Paragraph_20_Font"><text:span text:style-name="T15">.habuisset circumfusum thoracem ipsum,<text:line-break/>constructionem ipsius fecerit eximiam praeter reliquas.<text:line-break/>omnes animalis partes ? Demonstratum enim in libris de<text:line-break/>ipsius motibus est, pulmonem ipsum ex fele motus om-<text:line-break/>nis expertem a thorace moveri continenter; nam dum<text:line-break/>thorax contrahitur, contrahitur et ipse pulmo , compulsus<text:line-break/>undique ac compressus, quod expirantibus nobis et loquenti-<text:line-break/>bus usu verrit; dum autem dilatatur, sequitur atque </text:span></text:span><text:span text:style-name="Default_20_Paragraph_20_Font"><text:span text:style-name="T38">lu</text:span></text:span></text:p>
      <text:p text:style-name="P3"><text:span text:style-name="Default_20_Paragraph_20_Font"><text:span text:style-name="T15">omnem partem diducitur, quomodo et ille, quo nos tem-<text:line-break/>pure inspiramus. At neque suspirantibus aut expirantibus<text:line-break/>venas, quomodo arterias, oportebat dilatari, quod earum<text:line-break/>munus erat diverfum: has enim, quod spiritus con-<text:line-break/>ceptacula quaedam a natura factae erant, facile quidem<text:line-break/>repleri insperantibus nobis, celeriter veto vacuari expi-<text:line-break/>rantibus et loquentibus erat necesse; venas vero contra,<text:line-break/>quod essent cibi velut promptuarium paratae , neque<text:line-break/>dilatari oportebat insperantibus, neque expirantibus - con-<text:line-break/>trahi. . Commodum- igitur </text:span></text:span>erat <text:span text:style-name="Default_20_Paragraph_20_Font"><text:span text:style-name="T15">illis quidem molle ; sus<text:line-break/>vero durum corpus efficere, siquidem illas prompte ob-<text:line-break/>fequi utrisque thoracis actionibus, has vero prorsus ni-<text:line-break/>hil eis obedire praestiterat. Quod si recte a nobis in<text:line-break/>aliis demonstratum est, nutriri corpora attracto per ipfam<text:line-break/>valorum tunicam sanguine </text:span></text:span>, <text:span text:style-name="Default_20_Paragraph_20_Font"><text:span text:style-name="T15">rursus pulmo videbitur pro-<text:line-break/>petundum inopia alimenti laborare, quum venae tum- .<text:line-break/>eam dentam admodum habeant.^ Quod tibi puto fatis<text:line-break/>fore ad intelligendum aliam rursus naturae admirabilem</text:span></text:span></text:p>
      <text:p text:style-name="P3"><text:span text:style-name="Default_20_Paragraph_20_Font"><text:span text:style-name="T15">providentiam, si modo memoria tenes ea, quae in illis<text:line-break/>demonstravimus, quod partium animalis aliae .quidem<text:line-break/>crassiori et (ut ita dicam) faeculento aluntur .sanguine,<text:line-break/>quaedam^ autem contra tenuiore et vapidiore ; atque.<text:line-break/>etiam quod reliquae particulae omnes omnium sunt<text:line-break/>participes, et venae, et arteriae; quarum hae. quidem<text:line-break/>exigui . et. ejusdem tenuis . atque vapidi sanguinis , illae<text:line-break/>vero paucissimi et ipsae spiritus, verum .caliginosi ac<text:line-break/>crasse Quod si ita est, ut re vera est, corpusque mule<text:line-break/>monis ali .est necesse, non, ut jecoris corpus, limoso ali-<text:line-break/>quo et crasso alimento, </text:span></text:span>nsed <text:span text:style-name="Default_20_Paragraph_20_Font"><text:span text:style-name="T15">tenui, leri ac vaporoso,<text:line-break/>apparent omnia mirabiliter ab animalium opifice con-:<text:line-break/>structa,. unumquodque enim alimento .sibi simili. nutritus,<text:line-break/>quemadmodum id quoque demonstravimus. Porro pul-<text:line-break/>monia corpus leve est </text:span></text:span>ac <text:span text:style-name="Default_20_Paragraph_20_Font"><text:span text:style-name="T15">rorum - et velut . ex spuma<text:line-break/>quadam sanguinea concreta conflatum, ob eanique eatis<text:line-break/>summare sanguine et vaporoso ac tenui. indiguit, non<text:line-break/>autem, . quomodo jecur, limoso. et crasso. Quo sit, ut vasa</text:span></text:span></text:p>
      <text:p text:style-name="P3"><text:span text:style-name="Default_20_Paragraph_20_Font"><text:span text:style-name="T15">habens contraria, maxime quidem iis, quae stant in he-<text:line-break/>pate, post autem- et aliis. animalis. particulis ; in his enim<text:line-break/>cum vasis sanguinem suppeditantia tunica rara sit ani<text:line-break/>tenuis, affatim crassi sanguinis ac celeriter partibus cir-<text:line-break/>cumsusis elistiibuit; in pulmone vero, quod crassa lea et<text:line-break/>denfa extitit, .nihil nisi tenuissimum sinit elabi. Et qui-<text:line-break/>dem caeteris partibus arteriae crassae ac densae genera-<text:line-break/>tae paucum omnino eundemque vaporosum sanguinem<text:line-break/>vrcluis partibus trahere permittunt.: pulmoni vero solum<text:line-break/>copiosissimum ejusmodi impartiunt, ut quae prae raritate<text:line-break/>ac. tenuitate continere ipsum nequeant. Ex quo efficitur,<text:line-break/>ut nutriendi ratio pulmoni plane contraria su; ac caele-<text:line-break/>ris omnibus animalis partibus, quemadmodum et corpo-<text:line-break/>ris-idea: neque enim ullam aliam reperias partem ieram<text:line-break/>adeo ac levem et spiritu. uberem, neque quae fangui-<text:line-break/>ne , ita puro et tenui ac vaporoso nutriatur. Quod<text:line-break/>itaque .venae propter crassitudluem suam ac densitatem<text:line-break/>alimenti minus- iss tribuere possint, hoc. omne arterse</text:span></text:span></text:p>
      <text:p text:style-name="P3"><text:span text:style-name="Default_20_Paragraph_20_Font"><text:span text:style-name="T15">compensant, tenuem , sincerum </text:span></text:span>ac <text:span text:style-name="Default_20_Paragraph_20_Font"><text:span text:style-name="T15">vaporosum tangar<text:line-break/>nem </text:span></text:span><text:span text:style-name="Default_20_Paragraph_20_Font"><text:span text:style-name="T38">. </text:span></text:span><text:span text:style-name="Default_20_Paragraph_20_Font"><text:span text:style-name="T15">abunde ipsi dispergentes. At ne id quidem esse<text:line-break/>satis poterat visceri </text:span></text:span>calido <text:span text:style-name="Default_20_Paragraph_20_Font"><text:span text:style-name="T15">adeo multiplicique . motu<text:line-break/>praestito ; ob eas </text:span></text:span>utique causas <text:span text:style-name="Default_20_Paragraph_20_Font"><text:span text:style-name="T15">maximas in ipsc venas<text:line-break/>natura effecit, ut, quantum propter. tunicae crassitudinem<text:line-break/>justae nutritioni detrahitur, .id magnitudine ipsarum ex-<text:line-break/>picatur. . Et quidem certe eadem. natura providebat tria<text:line-break/>alia ad alimenti affluentiam pulmoni necessario futura<text:line-break/>adjumenta :. primum quidem copiam domestici ac nativi<text:line-break/>caloris, alimentum omne in. partes minimas conrminuen-<text:line-break/>tis ac drffundentis , ut promptius vaporet ; . </text:span></text:span><text:span text:style-name="Default_20_Paragraph_20_Font"><text:span text:style-name="T16">altorum.au-<text:line-break/></text:span></text:span><text:span text:style-name="Default_20_Paragraph_20_Font"><text:span text:style-name="T15">tenr pulmonis in inspirationibus dilatationem, vel ex<text:line-break/>densissimis instrumentis violenter quiddam arripientem;<text:line-break/>tertium ac omnium maximum. ab eo sanguine,. qui soli<text:line-break/>pulmoni a corde .emittitur, prius in illo confecto plane<text:line-break/>atque extenuato. .Non ea .tamen rosa causa fuit,; cur<text:line-break/>ipsum a. .corde praestiterit ali </text:span></text:span>, <text:span text:style-name="Default_20_Paragraph_20_Font"><text:span text:style-name="T15">sed (ut monstraturum .me<text:line-break/>initio receperam) quod venas in ipfo tunicis oportebat-</text:span></text:span></text:p>
      <text:p text:style-name="P3"><text:span text:style-name="Default_20_Paragraph_20_Font"><text:span text:style-name="T15">fieri arteriofas, tum autum quarumdam membranarum<text:line-break/>habere epiphyfes; quorum neutrum ex vena cava .gigni<text:line-break/>poterat. Ac de eo quidem, quodrprimum mihi propo-<text:line-break/>situm fuerat, haec sufficiant. Ad fecundum autem veni-<text:line-break/>re jam est tempestivum, quod scilicet melius suit ori hu-<text:line-break/>jus arlerlosae venae adjunctas esse membranas tot et<text:line-break/>tales, quot et quales nunc sunt. Quamvis enim maxime<text:line-break/>crassetur et durum factum fuerit hoc vas, ut non dilate-<text:line-break/>tur facile neque contrahatur, non tamen usque eo. est<text:line-break/>durum, ut nihil protius </text:span></text:span>a <text:span text:style-name="Default_20_Paragraph_20_Font"><text:span text:style-name="T15">thorace vincatur, instrumento<text:line-break/>forti adeo ac magno vehementerque agente, potissimum<text:line-break/>quando fubito ac simul expleamus vocemque tollimus,<text:line-break/>aut quum alio quovis modo aptum omni ex parte, tensis<text:line-break/>fortiter omnibus musculis, intro adducimus; neque enim<text:line-break/>lu uno quidem temporum ejusmodi efficere possumus,<text:line-break/>quin foboles hujus venae comprimantur ac eontrahan-<text:line-break/>tur. Quod si ita est, nihil impediet, quominus fanguis<text:line-break/>ex ipsis omnibus ad primum os retro remeet rursusque.</text:span></text:span></text:p>
      <text:p text:style-name="P3"><text:span text:style-name="Default_20_Paragraph_20_Font"><text:span text:style-name="T15">recipiatur. Quam rem triplex loquitur incommodum: ut<text:line-break/>fanguis spfe frustra longum hoc curriculum subinde eme-<text:line-break/>flatur, in diastolis quidem pulmonis affluens et, quae in<text:line-break/>ipso sunt, venas omnes resarciens; in fystolis vero quasi<text:line-break/>aestus quidam maritimus, iusiar euripi, motum identi-<text:line-break/>dem huc atque illuc reciprocans, qui haudquaquam san-<text:line-break/>guini conveniat. At hoc quidem videri forte possit exi-<text:line-break/>guum, quod vero interim ipsius quoque respirationis<text:line-break/>usum labefactet, id non amplius. exiguum esu Nam fi<text:line-break/>melius erat plurimum aerem una actione suspirantibus<text:line-break/>quidem trahi,. emitti autem expirantibus, fieri rd non<text:line-break/>potest, nisi. arteriis plurimum dilatatis ac contractis;<text:line-break/>quantum , autem actionem venae arterias imitatae edide-<text:line-break/>rint, tantum do motus illarum magnitudine detrahent<text:line-break/>atque impedient. Perspicuum jam esse arbitror; quan-<text:line-break/>tum toti respirationi cibi instrumenta officient, si dilatem-<text:line-break/>tur ac contrahantur; quiescere enim plane ipfa oportet<text:line-break/>similiter, ac si omnino non essent nullumque in thorace</text:span></text:span></text:p>
      <text:p text:style-name="P2"><text:span text:style-name="Default_20_Paragraph_20_Font"><text:span text:style-name="T15">locum obsiderent, in quo </text:span></text:span>spiritus <text:span text:style-name="Default_20_Paragraph_20_Font"><text:span text:style-name="T15">instrumenta amplian-<text:line-break/></text:span></text:span><text:span text:style-name="Default_20_Paragraph_20_Font"><text:span text:style-name="T46">. </text:span></text:span><text:span text:style-name="Default_20_Paragraph_20_Font"><text:span text:style-name="T15">tar ac contrahuntur. Illis enim solis locum hunc om-</text:span></text:span></text:p>
      <text:p text:style-name="P1"><text:span text:style-name="Default_20_Paragraph_20_Font"><text:span text:style-name="T15">nem impartitum esse oportuit, ut in inspirationibus qui-<text:line-break/>dem quam plurimum dilatata externum aerem plurimum<text:line-break/>attrahant, in expilationibus vero contra, ut quampluri-<text:line-break/>mum contracta plurimum profundant. Atque etiam ter-<text:line-break/>dium secutum fuisset incommodum haudquaquam leve,<text:line-break/>quum sanguis retro in expilationibus remigrasset, nisi<text:line-break/>opifex nostri membranarum epiphyfin fuisset fabricatus;<text:line-break/>quam paulo post, cuiusmodi </text:span></text:span>sit <text:span text:style-name="Default_20_Paragraph_20_Font"><text:span text:style-name="T15">et ut sanguinis refluxum<text:line-break/>prohibeat, disces perspicue. Porro quam male animali-<text:line-break/>bus consultum fuisset , si membranae hae non extitissent,<text:line-break/>praebeas te mihi, dum commemoro, attentum audito-<text:line-break/>rem ; qur pro hypothesi ad praesentem quoque sermonem<text:line-break/>ea sumam , quae alibi sunt demonstrata. lir loto corpore<text:line-break/>mutua est anastomosis atque oscillorum apertio arteriis<text:line-break/>simul et venis , transumuntque ex sese pariter sangui-<text:line-break/>nem et spiritum per invisibiles quasdam atque angustas<text:line-break/>plane vias. Quod si os ipsum magnum venae arteriosae</text:span></text:span></text:p>
      <text:p text:style-name="P3"><text:span text:style-name="Default_20_Paragraph_20_Font"><text:span text:style-name="T15">itidem femper patuisset, nullaruque natura invenisset<text:line-break/>machinam,. quae claudere ipsum, quum est tempestivum,<text:line-break/>ac rursus aperire queat, fieri nunquam potuisset, ut per<text:line-break/>invisibilia atque exigua oscilla. sanguis, contractu thorace,<text:line-break/>in arterias tranftuneretur. Neque enim similiter omne<text:line-break/>.ex quovis attrahrtur neque emittitur.; sed quemadmodum,<text:line-break/>quod leve est , facilius </text:span></text:span>eo , <text:span text:style-name="Default_20_Paragraph_20_Font"><text:span text:style-name="T15">quod gravius est, dilatatis in-<text:line-break/>strumentis attrahitur, iisdem autem contractis exprimitur,<text:line-break/>ita et per latam viam celerius aliquid, quam per an-<text:line-break/>gusiam, itrahitur ac rursus emittitirr. Quum autem tho-<text:line-break/>rax contrahitur, pulsae atque intus compressae undique<text:line-break/>fortite^,. quae in pulmone sunt, venustae arteriae expri-<text:line-break/>ruunt quidem quam celerrime, qui jn se ipsis est, spiri-<text:line-break/>.tum, transumnnt nulem per subtilia illa oscilla sanguinis<text:line-break/>portionem aliquam; quod nunquam accidisset profectu, </text:span></text:span><text:span text:style-name="Default_20_Paragraph_20_Font"><text:span text:style-name="T38">.<text:line-break/></text:span></text:span><text:span text:style-name="Default_20_Paragraph_20_Font"><text:span text:style-name="T15">si fanguis per maximum os (cujusmodi est venae hujus<text:line-break/>ad cor] retro remeare potuisset; nunc vero reditu per os<text:line-break/>nagnum intercluso, dum comprimitur undique, destillat</text:span></text:span></text:p>
      <text:p text:style-name="P3"><text:span text:style-name="Default_20_Paragraph_20_Font"><text:span text:style-name="T15">quippiam per exigua illa </text:span></text:span>orificia <text:span text:style-name="Default_20_Paragraph_20_Font"><text:span text:style-name="T15">in arterias. Quod<text:line-break/>quantum pulmoni sit utile, </text:span></text:span>iis <text:span text:style-name="Default_20_Paragraph_20_Font"><text:span text:style-name="T15">fortasse jam est explora-<text:line-break/>tum, qui ea, quae de ipsius nutritione scripsimus, 1ne-<text:line-break/>mrnerunt; si id minus, at </text:span></text:span>ego <text:span text:style-name="Default_20_Paragraph_20_Font"><text:span text:style-name="T15">certe strictim id percur-<text:line-break/>ram, fi prius omnem, quae nunc lu manibus est,<text:line-break/>disputationem conclusero.</text:span></text:span></text:p>
      <text:h text:style-name="Heading_20_2" text:outline-level="2"><text:span text:style-name="Default_20_Paragraph_20_Font">Cap. XI.</text:span></text:h>
      <text:p text:style-name="P71"><text:span text:style-name="Default_20_Paragraph_20_Font"><text:span text:style-name="T15"><text:s/>Posteaquam enim harum membranarum<text:line-break/>usum docuimus esse magnrm, et ea adhuc majorem<text:line-break/>venae pulmonem ipfum alentis , crassae admodum ac<text:line-break/>durae, deinceps erit docendum, arleriofum vas aut ejus<text:line-break/>generis membranas ex vena cava produci non potuisse.<text:line-break/>Quod igitur arteriofum vas </text:span></text:span>ex. <text:span text:style-name="Default_20_Paragraph_20_Font"><text:span text:style-name="T15">veneto exoriri non po-<text:line-break/>terat, omnibus .est notissimum ; nam una quidem venae<text:line-break/>tunica est eaque tenuis, arteriae vero neque unica<text:line-break/>neque tonnis, fed duae ipfi insunt tunicae, quarum in-<text:line-break/>tema quidem crassa est admodum, densa ac dura, at-<text:line-break/>que in fibras transversas dividua, exterior vero tenuis,<text:line-break/>rara ac mollis, qualis etiam est venae tunica, Non</text:span></text:span></text:p>
      <text:p text:style-name="P3"><text:span text:style-name="Default_20_Paragraph_20_Font"><text:span text:style-name="T15">igitur ex simplici ac tenui tunica (cujusmodi est venae<text:line-break/>cavae) duplex et crassa gigni. poterat; neque enim ex<text:line-break/>cordis ipsius, quanquam orasti, parte qualibet arterlosum<text:line-break/>vas aut venosum proficiscitur, sed ex tenuioribus si-<text:line-break/>mul ac mollioribus simplicia et mollia et tenuis,<text:line-break/>duplicia vero et dura </text:span></text:span>ac <text:span text:style-name="Default_20_Paragraph_20_Font"><text:span text:style-name="T15">crassa ex ipsius densioribus<text:line-break/>partibus oriuntur. Porro neque membranas tales ac<text:line-break/>tantas; quantae et quales nunc sunt ad venae arteris-<text:line-break/>sue os , produci sine corde possibile erat </text:span></text:span>: <text:span text:style-name="Default_20_Paragraph_20_Font"><text:span text:style-name="T15">quandoquidem<text:line-break/>Pedem iptas aliquam habere tutam conveniebat, in qua<text:line-break/>stabilirentur una atque adhaerescerent, ut rectae et<text:line-break/>nusquam fete inflectentes retro refluentibus materiis ob-<text:line-break/>sistant, quum scilicet thorax vehementer connitens to-<text:line-break/>tum quidem pulmonem cogita intro- ac- .contrahit, ipr<text:line-break/>tum undique complexus , veuasque collidit ac compti-<text:line-break/>initi Nam et si tunica eis obtigit crassissima ac motu<text:line-break/>difficilis^ non tamen eo usque plane est immobilis, ut<text:line-break/>nihil a tot musculis, tam fortibus simulet magnis, tot</text:span></text:span></text:p>
      <text:p text:style-name="P3"><text:span text:style-name="Default_20_Paragraph_20_Font"><text:span text:style-name="T15">praeterea ossibus medullae expertibus ac duris patiatur;<text:line-break/>quibus omnibus, dum tutus thorax vehementius coit in<text:line-break/>seipsum ac contraltitur, valenter incidentibus ac pul-<text:line-break/>moui vim asserentibus, comprimi nonnihil venas ac<text:line-break/>contrahi quidem necesse est, non -tamen denuo per os<text:line-break/>retro evacuari, ut quod praeclusum jam a membranis<text:line-break/>fuerat; - quanto enim thorax contendit vehementius sin-<text:line-break/>guinem elidens, tanto membranae exactius os ipsum<text:line-break/>occludunt. Ab interiore enim parte extra emergentes<text:line-break/>totum que orificium in orbem obsidentes, figuram prae-<text:line-break/>turea ac magnitudinem ita e.xactam habentes, ut, si ten-<text:line-break/>sue omnes atque erectae simul suerint, unius magnae<text:line-break/>totum orificium obturantis speciem relevant, ab iis </text:span></text:span>qui-<text:line-break/><text:span text:style-name="Default_20_Paragraph_20_Font"><text:span text:style-name="T15">dem, quae ab internis extra erumpunt; eversae et ex-<text:line-break/>trorfum ad tunicas ipfius venae. decidentes transitum<text:line-break/>ipsis, adaperto ac plurimum diducto orificio, facile<text:line-break/>dant; quod fi quid extrinsecus intro feratur, hoc ipsum<text:line-break/>eogit membranas in unum-, ut aliae incumbant aliis,</text:span></text:span></text:p>
      <text:p text:style-name="P3"><text:span text:style-name="Default_20_Paragraph_20_Font"><text:span text:style-name="T15">atque ex ipsis quandam velut portam ad amussim cIau-<text:line-break/>sam constituit. lu omnibus itaque vasorum a corde pro-<text:line-break/>ficiscentinm orificiis membranae aliae aliis invehentes<text:line-break/>extiterunt, eo artificio constitutae, ut, si tensae simulo<text:line-break/>fuerint steterim tque erectae, totum orificiunr obstinant.<text:line-break/>Communis autem ipsarum omnium est usus, ut materias<text:line-break/>remigrare retro prohibeant; utrarumque vero proprius,<text:line-break/>educentium quidem e corde materias, ne amplius ad<text:line-break/>ipsum remeent, inducentium. vero, ne amplius ex ipsis<text:line-break/>effluant; non enim volebat natura vano labore. cor fa-<text:line-break/>tigari,. neque in eam partem aliquando eminere, unde<text:line-break/>trahere praestiterat, neque rursus ex illa identidem du-<text:line-break/>cere , ad quam mittere erat necesse. Sed sunt quatuor<text:line-break/>omnino. orificia, bina in utroque ventriculo, alterum<text:line-break/>quidem inducens, alterum vero educens;. de quibus<text:line-break/>paulo post disseremus, quum alia omnia, .quae in corde<text:line-break/>ipso fiunt, ut fe habent, explicabimus; praeterea etiam<text:line-break/>adnatus membranas, quot eae sint numero, qualemque</text:span></text:span></text:p>
      <text:p text:style-name="P3"><text:span text:style-name="Default_20_Paragraph_20_Font"><text:span text:style-name="T15">habeant formant, et </text:span></text:span>quod <text:span text:style-name="Default_20_Paragraph_20_Font"><text:span text:style-name="T15">ipsas neque plures, neque<text:line-break/>pauciores, sed nequo majores, aut minores, aut crassi-<text:line-break/>ores, aut tenuiores,. aut fortiores, aut imbecilliores<text:line-break/>fuisse erat melius. Hactenus autem id .tantum admo-<text:line-break/>nuimus, hasce membranas usura habere necessarium,<text:line-break/>fierique non potuisse, ut ex vena cava generarentur,<text:line-break/>sed, quomodo nunc habent, ex ipso corde. Atqui si<text:line-break/>fummam feceris omnium non suium, quae hoc. sermone<text:line-break/>fuerunt disputata, capitum, fed eorum etiam, quae ante<text:line-break/>haec scripta fuerunt, </text:span></text:span>comperies, <text:span text:style-name="Default_20_Paragraph_20_Font"><text:span text:style-name="T15">me, quod initio fusce-<text:line-break/></text:span></text:span>peram, <text:span text:style-name="Default_20_Paragraph_20_Font"><text:span text:style-name="T15">jam comprobavisse. Neque enim pulmo poterat<text:line-break/>ex </text:span></text:span>alia <text:span text:style-name="Default_20_Paragraph_20_Font"><text:span text:style-name="T15">quavis vena </text:span></text:span>ali <text:span text:style-name="Default_20_Paragraph_20_Font"><text:span text:style-name="T15">commodius , neque ex vena<text:line-break/>cava germen istiusmodi tunicarum aut membranarum<text:line-break/>poterat oriri. Ex quibus intelligi potest, mullo melius<text:line-break/>fuisse pulmonem a corde nutriri. Porro , quum vas<text:line-break/>alterum, quod tunica simplici constat, in cor .inseratur,<text:line-break/>alterum vero, quod duplici, . ex ipsu producatur, com-<text:line-break/>munem utrique locum quasi cisternam quandam. purari<text:line-break/>necesse suit, ad quam pertinentibus utrisque, per. alo</text:span></text:span></text:p>
      <text:p text:style-name="P21"><text:span text:style-name="Default_20_Paragraph_20_Font"><text:span text:style-name="T15">terum quidem trahatur sanguis,. per reliquum vero<text:line-break/>emittatur; atque is dexter cordis ventriculus est pulmo-<text:line-break/>rris caula (quemadmodum demonstravimus] comparatus.<text:line-break/>Quocirca, quae animalia pulmonem non habent, </text:span></text:span><text:span text:style-name="Default_20_Paragraph_20_Font"><text:span text:style-name="T38">- </text:span></text:span><text:span text:style-name="Default_20_Paragraph_20_Font"><text:span text:style-name="T15">eadem<text:line-break/>neque in corde duos habent ventriculos, sed illis solus<text:line-break/>is inest, qui motus arteriis omnibus dux est; nam<text:line-break/>quemadmodum venae ab hepate ducunt initium, sic et<text:line-break/>arteriae a corde; et hoc lu libris de placitis Hippocra-<text:line-break/>tis et Platonis copiosissime a nobis demonstratum est,<text:line-break/>veraque </text:span></text:span><text:span text:style-name="Default_20_Paragraph_20_Font"><text:span text:style-name="T38">. </text:span></text:span><text:span text:style-name="Default_20_Paragraph_20_Font"><text:span text:style-name="T15">omnia sibi inter fe consentiunt atque atlestan-<text:line-break/></text:span></text:span><text:span text:style-name="Default_20_Paragraph_20_Font"><text:span text:style-name="T38">tur. .- </text:span></text:span><text:span text:style-name="Default_20_Paragraph_20_Font"><text:span text:style-name="T15">Ac tempestivum jam </text:span></text:span>nobis <text:span text:style-name="Default_20_Paragraph_20_Font"><text:span text:style-name="T15">fuerit omnem de dextro<text:line-break/>coriis ventriculo hic terminare disputationem, qui in<text:line-break/>omnibus animalium. generibus una cum pulmone aut<text:line-break/>gignitur .semper, aut interit. </text:span></text:span></text:p>
      <text:h text:style-name="Heading_20_2" text:outline-level="2"><text:span text:style-name="Default_20_Paragraph_20_Font"><text:span text:style-name="T38">- </text:span></text:span><text:span text:style-name="Default_20_Paragraph_20_Font"><text:span text:style-name="T15">Cap. XII.</text:span></text:span></text:h>
      <text:p text:style-name="P71"><text:span text:style-name="Default_20_Paragraph_20_Font"><text:span text:style-name="T15">Quod si quis causam requirat, cur plcri-<text:line-break/></text:span></text:span><text:span text:style-name="Default_20_Paragraph_20_Font"><text:span text:style-name="T38">que. </text:span></text:span><text:span text:style-name="Default_20_Paragraph_20_Font"><text:span text:style-name="T15">tum medicorum.. tum philosup horum- ruo numero<text:line-break/></text:span></text:span><text:span text:style-name="Default_20_Paragraph_20_Font"><text:span text:style-name="T38">cordis </text:span></text:span><text:span text:style-name="Default_20_Paragraph_20_Font"><text:span text:style-name="T15">ventriculorum. sin tendo hallucinati sintscejuscemll-<text:line-break/></text:span></text:span><text:span text:style-name="Default_20_Paragraph_20_Font"><text:span text:style-name="T38">dic </text:span></text:span><text:span text:style-name="Default_20_Paragraph_20_Font"><text:span text:style-name="T15">omnia alibi .a nobis funt demonstrata, nempe </text:span></text:span><text:span text:style-name="Default_20_Paragraph_20_Font"><text:span text:style-name="T38">in</text:span></text:span></text:p>
      <text:p text:style-name="P3"><text:span text:style-name="Default_20_Paragraph_20_Font"><text:span text:style-name="T15">libro de Dissensione, quae in anatomia esu Nam quem-<text:line-break/>admodum actionum demonstrationes praecedere debent<text:line-break/>propositam jam nobis disputationem , pari modo et<text:line-break/>illas ipsas de actionibus habiles praeire debent tum illa,<text:line-break/>quae de dissensione, r quae in anatomia est, tum illa,<text:line-break/>quae de anatomicis administrationibus habentur .r Quo-<text:line-break/>circa non est in praesentia, quod ejus controversiae,<text:line-break/>quae de venarum aut arteriarum . tunicis, quot eae nu-<text:line-break/>mero flet, habita fuit, mentionem faciamus, neque<text:line-break/>aliorum cujusquanr, de quibus ante diximus aut dern-<text:line-break/>ceps dicturi sumus. Nam omnia . haec separatim prius<text:line-break/>demonstravimus, quo enarrationem hunc per se, semotis<text:line-break/>omnibus quaestionibus, persequeremur, totuque hoc ser-<text:line-break/>mone,. quae in illis demousirata sunt, omnia pro hypo-<text:line-break/>thesi ad proposita explicanda .sumentes, partium cujus-<text:line-break/>que usus solos absolverentur , eorum, quae alii peccarunt,<text:line-break/>absurditatem. nusquam refellentes, nisi forte obiter,<text:line-break/>quando ad multa dogmata magnopere id pertinebit, aut<text:line-break/>multis communiter oratio ipsa utilis futura esu; ut jam<text:line-break/>farre.. constitui .eorum, in quibus Asclepiades lapsus. est</text:span></text:span></text:p>
      <text:p text:style-name="P3"><text:span text:style-name="Default_20_Paragraph_20_Font"><text:span text:style-name="T15">de vasis pulmonis., mentionem facere ostendereque, .ne-<text:line-break/>minenr Adrastiae legem posse effugere, etiamsi quis<text:line-break/>astutus admodum ac dicendi </text:span></text:span>peritus <text:span text:style-name="Default_20_Paragraph_20_Font"><text:span text:style-name="T15">fuerit, quin con-<text:line-break/>sileatur tandem et ipse suam vafritiam, feratque veri-<text:line-break/></text:span></text:span><text:span text:style-name="Default_20_Paragraph_20_Font"><text:span text:style-name="T38">tati </text:span></text:span><text:span text:style-name="Default_20_Paragraph_20_Font"><text:span text:style-name="T15">testimonium, quam alius: quiris, multo gravius,- qui<text:line-break/></text:span></text:span><text:span text:style-name="Default_20_Paragraph_20_Font"><text:span text:style-name="T38">invitus </text:span></text:span><text:span text:style-name="Default_20_Paragraph_20_Font"><text:span text:style-name="T15">ad testandum accesserit. Prima igitur agendo-<text:line-break/></text:span></text:span><text:span text:style-name="Default_20_Paragraph_20_Font"><text:span text:style-name="T38">rum </text:span></text:span><text:span text:style-name="Default_20_Paragraph_20_Font"><text:span text:style-name="T15">omnium causa (ut quodam loco Plato . consumat)<text:line-break/>ipsius actionis est scopas. Causam ergo si quis roget, cur<text:line-break/>ad mercatum veneris, ea praetermissa aliam meliorem<text:line-break/></text:span></text:span><text:span text:style-name="Default_20_Paragraph_20_Font"><text:span text:style-name="T38">afferre </text:span></text:span><text:span text:style-name="Default_20_Paragraph_20_Font"><text:span text:style-name="T15">non convenit; ridiculus enim quis fuerit, </text:span></text:span><text:span text:style-name="Default_20_Paragraph_20_Font"><text:span text:style-name="T38">si,<text:line-break/></text:span></text:span><text:span text:style-name="Default_20_Paragraph_20_Font"><text:span text:style-name="T15">quum respondere debeat, fe ad forum venisse, ut hoc<text:line-break/>vas aut mancipium emeret, </text:span></text:span><text:span text:style-name="Default_20_Paragraph_20_Font"><text:span text:style-name="T38">. </text:span></text:span><text:span text:style-name="Default_20_Paragraph_20_Font"><text:span text:style-name="T15">aut amicum suum. con-<text:line-break/>veniret, aut aliquid venderet, haec quidem omittat,<text:line-break/>dicat autem, idcirco fe ad forum venisse, quod sibi<text:line-break/>duo essent pedes, qui .facile moveantur, quibus fretus<text:line-break/>terrae .inniti </text:span></text:span><text:span text:style-name="Default_20_Paragraph_20_Font"><text:span text:style-name="T38">. </text:span></text:span><text:span text:style-name="Default_20_Paragraph_20_Font"><text:span text:style-name="T15">obfirmarique tuto queat alternis ipsis dictis<text:line-break/>pedibus celeriter .pervadens. Aliquam enim fortasse<text:line-break/></text:span></text:span><text:span text:style-name="Default_20_Paragraph_20_Font"><text:span text:style-name="T38">et ipse </text:span></text:span><text:span text:style-name="Default_20_Paragraph_20_Font"><text:span text:style-name="T15">reddiderit .aulam, at.nen veram neque primam,</text:span></text:span></text:p>
      <text:p text:style-name="P3"><text:span text:style-name="Default_20_Paragraph_20_Font"><text:span text:style-name="T35">s</text:span></text:span><text:span text:style-name="Default_20_Paragraph_20_Font"><text:span text:style-name="T15">ed in stramen turiam quandam, aut ejus generis, sine<text:line-break/>quibus non potius, non causam. Atque hac ratione<text:line-break/>quidem Plato de natura causae ritu .censuit. Nos autem,<text:line-break/>ne -f utiliter de nominibus concertare vide amor, conce-<text:line-break/>dentes, plura esse causarum genera, primum quidem ,<text:line-break/>ac potissimum, </text:span></text:span><text:span text:style-name="Default_20_Paragraph_20_Font"><text:span text:style-name="T38">. </text:span></text:span><text:span text:style-name="Default_20_Paragraph_20_Font"><text:span text:style-name="T15">cujus causa aliquid sit, secundum vero,<text:line-break/>a .quo sit, tertium,. ex quo, quartum, per quod, et<text:line-break/>quintum, suris, secundum quod fit, ad singula genera<text:line-break/>respondere ipsus de omnibus animalis partibus compel-<text:line-break/>lemus,- si modo re vera sunt physici. Nam, quod ad<text:line-break/>nos. attinet, si quis -requirit, cur vasorum natura in<text:line-break/>pulmone variaverit,. . factaque sit vena. quidem arteriosa,<text:line-break/>arteria autem venata </text:span></text:span>, <text:span text:style-name="Default_20_Paragraph_20_Font"><text:span text:style-name="T15">veram cautam eandemque pri-<text:line-break/>mam. afferemus , . quod scilicet in hoc uno </text:span></text:span>viscere <text:span text:style-name="Default_20_Paragraph_20_Font"><text:span text:style-name="T15">melius<text:line-break/>fuit densant quidem este venam , raram autem arteriam.<text:line-break/>Erafistratus vero ..non hoc modo, sed ita tradit: spsa<text:line-break/>quidem vena indidem prosiciseitur, unde quae in totum<text:line-break/>corpus disiribuuntur arteriae principium habent, in</text:span></text:span></text:p>
      <text:p text:style-name="P3"><text:span text:style-name="Default_20_Paragraph_20_Font"><text:span text:style-name="T38">sanguineumque ventriculum pertinet; arteria vero rutsus,<text:line-break/>unde lenae oriuntur, et ipsa orta in spiritalem cordis<text:line-break/>ventriculum pertinet.</text:span></text:span></text:p>
      <text:h text:style-name="Heading_20_2" text:outline-level="2"><text:span text:style-name="Default_20_Paragraph_20_Font">Cap. Xlll. </text:span></text:h>
      <text:p text:style-name="P71"><text:span text:style-name="Default_20_Paragraph_20_Font"><text:span text:style-name="T38">At Asclepiades utrasque causas praeter-<text:line-break/>gressus; tum illam, quae opificis providentiae reserenda<text:line-break/>est accepta, quam primam esse diximus, tum autem<text:line-break/>fecundam, quae velut materialis est, accedensque ad<text:line-break/>genus causae omnium infimum atque abjectissimum,<text:line-break/>quod omnino ne causam quidem, opinor, dixerit, qui<text:line-break/>dialecticis luerit imbutus, sed id omne, ceu drachmam<text:line-break/>adulterinam, caulam esse vel ex accidente, vel ex con-<text:line-break/>sequente, fidem se facere sperat atque sapientem esse,<text:line-break/>tegis Adrastiae sat ego arbitror) immemor; quod nulla<text:line-break/>alia ratio aeque redarguat dogmatum ejus absurditatem,<text:line-break/>atque haec ipsa, quam se sapienter invenisse arbitratur.<text:line-break/>Nam quod (inquit) in pulmone solo, contra quam in<text:line-break/>aliis omnibus instrumentis, arteriae motu agantur du-<text:line-break/>pisci, uno, quem domesticum habent, ex propria vide-<text:line-break/>licet saostantia pallantes, altero, quem ex pulmone oh</text:span></text:span></text:p>
      <text:p text:style-name="P3"><text:span text:style-name="Default_20_Paragraph_20_Font"><text:span text:style-name="T15">respirationis munus semper agitato nanciseuntur , ima<text:line-break/>mensis tandem - laboribus confectae extenuantur, quum,<text:line-break/>quae aliis. partibus.. insiliit arteriae, proprium unum<text:line-break/>habeant motum eundemque moderatum, ob idque bene<text:line-break/>nutriantur robnstaeque sint. At venae (inquit), quae su<text:line-break/>toto quidem scint animali, quum motu omni careant]<text:line-break/>non aliter quam mancipium quoddam deses ab omnique<text:line-break/>exercitatione fugiens, jure .atrophia- laborant; quae<text:line-break/>vero sunt in pulmone, motum. ab viseere ipso nactae<text:line-break/></text:span></text:span>fiunt <text:span text:style-name="Default_20_Paragraph_20_Font"><text:span text:style-name="T15">corpulentae, quo </text:span></text:span>modo <text:span text:style-name="Default_20_Paragraph_20_Font"><text:span text:style-name="T15">et ii, qui mediocriter<text:line-break/>sese exercent. : Verum, </text:span></text:span>o <text:span text:style-name="Default_20_Paragraph_20_Font"><text:span text:style-name="T15">omnium hominum sapientissime<text:line-break/>Asclepiades, caetera quidem scriptorum tuorum flagitia<text:line-break/>si vellem eo modo- perloqui, otio majore opus esset;<text:line-break/>quae vero ne puerum quidem fallere possint, nedum<text:line-break/>virum jactabundum adeo atque insolentem, ea genere<text:line-break/>quidem funt duplicia ; alia^ enim ex contemptu anato-<text:line-break/>mes atque oscitantia, alia ex logicae speculationis<text:line-break/>ignoratione promanemus Nam , si anatomes peritus<text:line-break/>esses , </text:span></text:span><text:span text:style-name="Default_20_Paragraph_20_Font"><text:span text:style-name="T38">- </text:span></text:span><text:span text:style-name="Default_20_Paragraph_20_Font"><text:span text:style-name="T15">nobis fortassis concederes , arteriam a vena non</text:span></text:span></text:p>
      <text:p text:style-name="P3"><text:span text:style-name="Default_20_Paragraph_20_Font"><text:span text:style-name="T15">crassitie </text:span></text:span>modo, <text:span text:style-name="Default_20_Paragraph_20_Font"><text:span text:style-name="T15">sied et numero ac qualitate^ turri cuium<text:line-break/>discrepare. Interiorem enim tunicam, . quae crassa est<text:line-break/>ac dura, quaeque fibras habet transversas; venae ipsae<text:line-break/>non habent </text:span></text:span><text:span text:style-name="Default_20_Paragraph_20_Font"><text:span text:style-name="T16">omn.no; </text:span></text:span><text:span text:style-name="Default_20_Paragraph_20_Font"><text:span text:style-name="T15">tu </text:span></text:span>vero, <text:span text:style-name="Default_20_Paragraph_20_Font"><text:span text:style-name="T15">habeant necne, nihil<text:line-break/>magnopere foliuitus, quae tibi nunquam percepta. fui.<text:line-break/>erunt -neque. cognita, sine ulla dubitatione audes de<text:line-break/>illis, ut- exploratissimis, pronunciare, qui Herophili dif-<text:line-break/>fectiones respuis, qui jam Eralistratum condemnasti,<text:line-break/>cui denique sordet Hippocrates. An nescis pro cerni<text:line-break/>venas pulmonis interiorem tunicam illam duram non.<text:line-break/>habere? an hoc - quidem intelligis, . quum .autem maci-<text:line-break/>lenta quaepiam fit. pars, existimas, non tunicarum ipsius<text:line-break/>crassitudinem, fed numerum imminui? .Ea certe lege<text:line-break/>ventriculo ru summe- extenuatis unica. erit .tunica, car-<text:line-break/>nosis vero ac. bene habitis quatuor;- itemque oculorum<text:line-break/>tunicae tres, verbi gratia, phthoe tabescentibus (maxime<text:line-break/>enim his contabuerunt], quatuor vero quovis alio morbo<text:line-break/>laborantibus, quinque nobis sanis, sex, si sors ita tule-<text:line-break/>rit, iis, qui bonam habent corporis constitutionem,</text:span></text:span></text:p>
      <text:p text:style-name="P3"><text:span text:style-name="Default_20_Paragraph_20_Font"><text:span text:style-name="T15">athletis .septem, </text:span></text:span><text:span text:style-name="Default_20_Paragraph_20_Font"><text:span text:style-name="T25">- </text:span></text:span><text:span text:style-name="Default_20_Paragraph_20_Font"><text:span text:style-name="T15">et his adhuc plures Miloni et Poly-<text:line-break/>domanti. Non alienum </text:span></text:span>etiam <text:span text:style-name="Default_20_Paragraph_20_Font"><text:span text:style-name="T15">esset, si et manuum di-<text:line-break/>gitosin bona quidem habitudine plures, in prava vero<text:line-break/>pauciores haberemus; esset enim eo modo dignum<text:line-break/>Asclepiadis sapientia spectaculum, si tres quidem. digr-<text:line-break/>tus habeat Thersites, Ajax autem quatuor, ac plures<text:line-break/>his Achilles, orion etiam (opluor) et Talos nume-<text:line-break/>rosiores., quam iuti habeant pedes. Fieri non potest,<text:line-break/>o generosissime, quin ubique sua.n prodat infantiam<text:line-break/>ridiculusque sit, qui pravis dogmatum hypothesibus niti-<text:line-break/>tur. Mens enim est, quae omnia haec designat, dis-<text:line-break/>ponit ac ornat, . non corpusculorum vis .concursu quo-<text:line-break/>dam fortuito luter fe cohaerescent tum. Nam pulmonis<text:line-break/>quidem arteriae sunt venosae, venae vero arteriofae,<text:line-break/>quod esse ejusmodi eas praestiterat ; cordis vero ven-<text:line-break/>triculi duo. quidem sunt, quibus est pulmo,. unus autem,<text:line-break/>cui non est; etenim hoc </text:span></text:span>quoque <text:span text:style-name="Default_20_Paragraph_20_Font"><text:span text:style-name="T15">melius suit; membra-<text:line-break/>nae autem surgulis insunt orificiis, ne cor vanum subeat<text:line-break/>laborem; praeterea venae cavae stabiliendae gratia qulu-</text:span></text:span></text:p>
      <text:p text:style-name="P3"><text:span text:style-name="Default_20_Paragraph_20_Font"><text:span text:style-name="T15">tus pulmonis luscus; ap reliqua omnia,. quorum quum<text:line-break/>sapientissimus vir Asclepiades causam, cur facta . fuissent,<text:line-break/>prae inscitia nullam dixisset, unius tamen ex omnibus<text:line-break/>causam reddit, inventu, ut putabat, probabili syllo-<text:line-break/>gismo. Permittimus tibi recte de pulmonis vasis dixisse;<text:line-break/>aggredere aliarum quoque animalis partium explicatio-<text:line-break/>nem. Nos enim in omnibus non unum caulae genus,<text:line-break/>fed - omnia simul recensemus, unum. quidem,. adque<text:line-break/>primum ac principalissimum , . quod ita esse praestiterat;<text:line-break/>quod subsequuntur, .quae tum ad instrumenta., tum ad<text:line-break/>materiam pertinent, quibus utens opifex^ ad optimam<text:line-break/>speciem surgula, quae fiunt, effingit, arterias quidem<text:line-break/>pulmonis raras, venas autem. densas efficiens propter<text:line-break/>eam, quam diximus, causam. . Quas quum ejusmodi<text:line-break/>fecisse esset melius, ex arteriosis cordis partibus venas,<text:line-break/>ex venosis autem arterias produxit; et) quoniam ma-<text:line-break/>terianr utrisque praebere convenientem oportuit, est .<text:line-break/>spiritus quidem ventriculum sinistrum scilicet arteriarum,<text:line-break/>qd altorum autem venarum os aperuit ; rotundasqt.e</text:span></text:span></text:p>
      <text:p text:style-name="P3"><text:span text:style-name="Default_20_Paragraph_20_Font"><text:span text:style-name="T15">effecit, quod iptas praestiterat figuram habere, quae ab<text:line-break/>iniuriis omnibus esset tutior. Jdm vero, quum eas ex<text:line-break/>materia et p en instrumenta parare .oporteret, humidum<text:line-break/>quidem sicco admiscens, et quendam ex utroque humo-<text:line-break/>rem ac materiam ad formarum impressionem recipien- .<text:line-break/>dant instar- cerae facilem efficiens;. hanc materiam gene-<text:line-break/>pandis subiecit; calidum vero ac frigidum temperans,<text:line-break/>duo haec circa materiam assiri entia comparavit insim-<text:line-break/>menta; qua in mixtione partem quidem materiae exic-.<text:line-break/>cari a calido constituit, partem autem frigido con-<text:line-break/>. crescere , ac horum denique mixtura spiritum rite tem-<text:line-break/>peratum generati. Post autem id aptam materiam flatu<text:line-break/>in latum extendens diducet t squ e cavum vas ac prae-<text:line-break/>longum effecit, copiosiorem quidem materiam effundens,<text:line-break/>cui melius erat esse.erassiori, parciorem autem, . cui te-</text:span></text:span></text:p>
      <text:p text:style-name="Normal"><text:span text:style-name="Default_20_Paragraph_20_Font"><text:span text:style-name="T15">. nuiori. Habes jam causas omnes his verbis ; finalem<text:line-break/>scilicet, ab opifice, ab instrumentis, a materia, a .for-<text:line-break/>ma. Tibi autem fi placet principalissimae omittere,<text:line-break/>tum eam, cujus caula aliquid fit, tum eam, a quo</text:span></text:span></text:p>
      <text:p text:style-name="P3"><text:span text:style-name="Default_20_Paragraph_20_Font"><text:span text:style-name="T15">fit, alias saltem in singulis partibus affer. At non ita<text:line-break/>facis; fieri enim; ut opinor, non potest, ut, male post-<text:line-break/>tis pravis hypothesibus, in omnibus: particularibus rite<text:line-break/>senis ratiocinetur. - Hoc etiam ipsum erat, quod antea<text:line-break/>ignoratione logicae speculationis evenire innuebam. Sa-<text:line-break/>tuis enim fuisset in omnibus causant generationis singu-<text:line-break/>lorum relinquere, utpote quam suspicari quis possit^<text:line-break/>suapte sponte ipsos silentio praetermittere. At eo isttt-<text:line-break/>piditetis venerunt, ut non intestigant, se, quum unum<text:line-break/>aut duo exponunt, suum lu reliquis silentium suspectum<text:line-break/>facere;^ nam de arteriis et. venis, quae pulmoni in-<text:line-break/>sunt, dicere aggressi non divinam causae speciem, ut<text:line-break/>Plato nominabat, sed necessariam memorantes, reliquas<text:line-break/>omnes praetermittunt. Quum eum exponere ipsi non<text:line-break/>audeant, neque quod necessarium erat cor ibilocari, neque<text:line-break/>quod aliis quidem duos habet ventriculos, aliis au-<text:line-break/>tem unicum , neque quod , quibus non est pulmo , iis<text:line-break/>etiam deest dexter ventriculus, </text:span></text:span>neque <text:span text:style-name="Default_20_Paragraph_20_Font"><text:span text:style-name="T15">aliud quiduis ex<text:line-break/>omnibus, lu- quibus nugas quasdam invenerint probabiles,</text:span></text:span></text:p>
      <text:p text:style-name="P3"><text:span text:style-name="Default_20_Paragraph_20_Font"><text:span text:style-name="T15">in his tempus nos cogunt terere. Nisi . enim Asclepiades<text:line-break/>eo futilitatis fuisset provectus, ut (praeterquam quod,<text:line-break/>ex quibus causam unius intelligere est visus, in caeteris<text:line-break/>-omnibus haerere feste,. magnam. ipse .sibi suspicionem<text:line-break/>affricuit) quae in anatomia etiam apparent,. ignorare<text:line-break/>penitus deprehenderetur: haudquaquam ego in eo refel-<text:line-break/>lendo tempus nunc consumerem, sed propositu mihi<text:line-break/>scopo, ut adhuc ab initio feci, insisterem, eorum, quae.<text:line-break/>ab aliis male asserta^ sunt, nihil usquam refellens. Nunc<text:line-break/>autem, quum eorum nonnulli, qui opiniones hujusmodi<text:line-break/>-defenderunt, in his </text:span></text:span>sule <text:span text:style-name="Default_20_Paragraph_20_Font"><text:span text:style-name="T15">venditarent, quorum eos pu-<text:line-break/>fiere- conveniebat, eorum mihi rationem putavi esse con-<text:line-break/>Tutandam, ne ea complures capiantur. Confutatio au-<text:line-break/>tem (ut -ante diximus). .est. duplex, una quidem ex ana-<text:line-break/>tome, - alia vero ex consecutione logica ducta; quorum<text:line-break/>neutrum ostendimus sapientem illum Asclepiadem intel-<text:line-break/>ligere., neque quod non crassitie modo, sed et funi-<text:line-break/>-carum numero </text:span></text:span>ac <text:span text:style-name="Default_20_Paragraph_20_Font"><text:span text:style-name="T15">duritie et fibrarum situ arteriae </text:span></text:span>a<text:line-break/><text:span text:style-name="Default_20_Paragraph_20_Font"><text:span text:style-name="T15">venis dissideant, neque quod, . lu quibus ipse est copio-.</text:span></text:span></text:p>
      <text:p text:style-name="P2"><text:span text:style-name="Default_20_Paragraph_20_Font"><text:span text:style-name="T15">rus, ex- his ipsis suam manifesto prodat inopiam , quum<text:line-break/>de aliis dicere nihil queat. Iit igitur ipsum ini eorum<text:line-break/>quopiam, quae ex anatome apparent, evidenter resel-<text:line-break/>Lamus, rursus ad eum revertamur, </text:span></text:span><text:span text:style-name="Default_20_Paragraph_20_Font"><text:span text:style-name="T38">- </text:span></text:span><text:span text:style-name="Default_20_Paragraph_20_Font"><text:span text:style-name="T15">Nam, quod embry-<text:line-break/>on nilul quicquam- respirat, ipse confitetur; ego vero,<text:line-break/>etiam fi quodpiam animal recens .natum aut utero ad- </text:span></text:span><text:span text:style-name="Default_20_Paragraph_20_Font"><text:span text:style-name="T38">.<text:line-break/></text:span></text:span><text:span text:style-name="Default_20_Paragraph_20_Font"><text:span text:style-name="T15">huc gestatum dissecneris, consumo, pulmonis arterias<text:line-break/>quidem jam esse venosas, venas ausam arteriosas, quam-<text:line-break/>vis ille non dicat. Atqui haec sibi ipsis non consentiunt.<text:line-break/>Qur igitur convenit jam. asserere, accidere id propter<text:line-break/>motum ex respiratione, aut immensum arteriarum labo-<text:line-break/>ntem, aut venarum exercitationem mediocrem, quum<text:line-break/>vel ante respirationem tales in foetibus appareant? Cae-<text:line-break/>lerum, quae ad embrya attinent, haud ita mullo post<text:line-break/>explicabimus, admirabilia sane spectacula .in tota basi<text:line-break/>-.ordia; quorum nullum Asclepiades animadvertit, neque-<text:line-break/>etiam, si animadvertisset , causas invenire potuisset, .qui<text:line-break/>omnium, quae gignuntur, principia in. moles corptiseulo-<text:line-break/>rum atque mane referat. - In praesenti vero sermone</text:span></text:span></text:p>
      <text:p text:style-name="P3"><text:span text:style-name="Default_20_Paragraph_20_Font"><text:span text:style-name="T15">visum mihi certe est </text:span></text:span>ei <text:span text:style-name="Default_20_Paragraph_20_Font"><text:span text:style-name="T15">applaudere ostenderequer me<text:line-break/></text:span></text:span><text:span text:style-name="Default_20_Paragraph_20_Font"><text:span text:style-name="T38">non </text:span></text:span><text:span text:style-name="Default_20_Paragraph_20_Font"><text:span text:style-name="T15">ignorare ,- quantam ipse et cuiusmodi </text:span></text:span>in <text:span text:style-name="Default_20_Paragraph_20_Font"><text:span text:style-name="T15">anatomia<text:line-break/></text:span></text:span><text:span text:style-name="Default_20_Paragraph_20_Font"><text:span text:style-name="T38">habeat </text:span></text:span><text:span text:style-name="Default_20_Paragraph_20_Font"><text:span text:style-name="T15">experientiam consequentiumque ac- pugnam-<text:line-break/>tium scientiam. Atque ad thoracem denuo ac cor<text:line-break/>hominem- reducam ; nam cerebri forte, quod longe a<text:line-break/>pulmone absit; oblitus est,- quod semper movetur, quum<text:line-break/>tamen non habeat venas arterinsas nequo venosas arte-<text:line-break/>rias. At thorax quidem certe totus movetur etiam se-<text:line-break/></text:span></text:span><text:span text:style-name="Default_20_Paragraph_20_Font"><text:span text:style-name="T38">eundum ipsum </text:span></text:span><text:span text:style-name="Default_20_Paragraph_20_Font"><text:span text:style-name="T15">Asclepiadem multo sane quam pulmo<text:line-break/>vehementius; siquidem movetur hui a spiritus transitu,<text:line-break/></text:span></text:span><text:span text:style-name="Default_20_Paragraph_20_Font"><text:span text:style-name="T38">velut </text:span></text:span><text:span text:style-name="Default_20_Paragraph_20_Font"><text:span text:style-name="T15">fornax quaedam, thoraci autem </text:span></text:span><text:span text:style-name="Default_20_Paragraph_20_Font"><text:span text:style-name="T18">ηθη</text:span></text:span><text:span text:style-name="Default_20_Paragraph_20_Font"><text:span text:style-name="T22"> </text:span></text:span><text:span text:style-name="Default_20_Paragraph_20_Font"><text:span text:style-name="T15">id modo usu<text:line-break/></text:span></text:span><text:span text:style-name="Default_20_Paragraph_20_Font"><text:span text:style-name="T38">venit, </text:span></text:span><text:span text:style-name="Default_20_Paragraph_20_Font"><text:span text:style-name="T15">verum etiam ut </text:span></text:span><text:span text:style-name="Default_20_Paragraph_20_Font"><text:span text:style-name="T38">- </text:span></text:span><text:span text:style-name="Default_20_Paragraph_20_Font"><text:span text:style-name="T15">dilatetur plurimum ac com-<text:line-break/>primatur. .. Caeterum venas non habuit arteriofas, quo<text:line-break/>.modo nec arterias venosas; oportebat autem (opinor)<text:line-break/></text:span></text:span><text:span text:style-name="Default_20_Paragraph_20_Font"><text:span text:style-name="T38">illas </text:span></text:span><text:span text:style-name="Default_20_Paragraph_20_Font"><text:span text:style-name="T15">quidem , quae motu agerentur mediocri,. fieri cor-<text:line-break/></text:span></text:span><text:span text:style-name="Default_20_Paragraph_20_Font"><text:span text:style-name="T38">pulentas, </text:span></text:span><text:span text:style-name="Default_20_Paragraph_20_Font"><text:span text:style-name="T15">has -vero, quae laborarent immodice, graciles<text:line-break/></text:span></text:span><text:span text:style-name="Default_20_Paragraph_20_Font"><text:span text:style-name="T38">esse. Quid- </text:span></text:span><text:span text:style-name="Default_20_Paragraph_20_Font"><text:span text:style-name="T15">jam loquar </text:span></text:span><text:span text:style-name="Default_20_Paragraph_20_Font"><text:span text:style-name="T38">. </text:span></text:span><text:span text:style-name="Default_20_Paragraph_20_Font"><text:span text:style-name="T15">de ipso corde ? quod licet nto-<text:line-break/></text:span></text:span><text:span text:style-name="Default_20_Paragraph_20_Font"><text:span text:style-name="T38">veatur </text:span></text:span><text:span text:style-name="Default_20_Paragraph_20_Font"><text:span text:style-name="T15">omnium vehementissime, similes tamen iis, quae</text:span></text:span></text:p>
      <text:p text:style-name="P2"><text:span text:style-name="Default_20_Paragraph_20_Font"><text:span text:style-name="T15">reliquis omnibus diffusae sunt animalis partibus, venas<text:line-break/>habet et arterias, ut et thorax) totus et cerebrum,<text:line-break/>quemadmodum dictum esu omnes igitur partes , tum<text:line-break/>quae praeter modum laborant, tum quae moderate, tum<text:line-break/>quae penitus otiosae funi, venas habent sibi ipsis simi-<text:line-break/>Ies atque arterias, propterea quod melius id fuerat;<text:line-break/>fotus vero pulmo, quod id melius etiam erat, ipsarum<text:line-break/>tunicas habuit commutatas. Ex quibus intelligi potest,<text:line-break/>conditorem nostri </text:span></text:span><text:span text:style-name="Default_20_Paragraph_20_Font"><text:span text:style-name="T38">in </text:span></text:span><text:span text:style-name="Default_20_Paragraph_20_Font"><text:span text:style-name="T15">consormandis omnium partibus<text:line-break/>unum hune scqui scopum, nempent, quod melius est,<text:line-break/>eligat. </text:span></text:span>Sed <text:span text:style-name="Default_20_Paragraph_20_Font"><text:span text:style-name="T15">de Asclepiade nimis fortasse multa.</text:span></text:span></text:p>
      <text:h text:style-name="Heading_20_2" text:outline-level="2"><text:span text:style-name="Default_20_Paragraph_20_Font">Cap. XIV. </text:span></text:h>
      <text:p text:style-name="P71"><text:span text:style-name="Default_20_Paragraph_20_Font"><text:span text:style-name="T15">Quod vero ea consequitur, quae ante<text:line-break/>a nobis fuerunt comprehensa </text:span></text:span>, <text:span text:style-name="Default_20_Paragraph_20_Font"><text:span text:style-name="T15">cujusque explicationem<text:line-break/>rejeceramus, de eo jam disseramus. Quum quatuor in<text:line-break/></text:span></text:span><text:span text:style-name="Default_20_Paragraph_20_Font"><text:span text:style-name="T49">. </text:span></text:span><text:span text:style-name="Default_20_Paragraph_20_Font"><text:span text:style-name="T15">corde sint orificia, tres quidem in singulis aliis sunt<text:line-break/>membranae, duae autem duntaxat in artoria venula.<text:line-break/>oriuntur porro omnes ex ipsis orificiis ; unde profectae,<text:line-break/>aliae quidem intro progrediuntur in cordis ventriculos,<text:line-break/>ad quos etiam vinculis fortibus adnectuntur , aliae vero</text:span></text:span></text:p>
      <text:p text:style-name="P3"><text:span text:style-name="Default_20_Paragraph_20_Font"><text:span text:style-name="T15">foras vergunt, qua primum utrumque vas e corde emer-<text:line-break/>giti Sunt autem in vena quidem ar teriofa (quam pul-<text:line-break/>monem ipsum alere dicebamus) membranae tres intus<text:line-break/>foras .spectantes; quas a figura literae C, qui accuratius<text:line-break/>tractarunt anatomas, sigmoides. appellarunt. In ea porro<text:line-break/>vena, quae sanguinem introducit, tres quoque foris in-<text:line-break/>tro pertinentes insunt membranae , sed quae multum<text:line-break/>crassitie , robore ac magnitudine illas anteeant. Aliud<text:line-break/>autem tertium non est in dextro ventriculo orificium </text:span></text:span>;<text:line-break/><text:span text:style-name="Default_20_Paragraph_20_Font"><text:span text:style-name="T15">quandoquidem, quae vena paries thoracis inferiores alit,<text:line-break/>simulque ea, quae cor ipsum coronat (sic enim ipsam<text:line-break/>etiam nominant); principium exortum assent extra mem-<text:line-break/>branas. In altero. porro cornis ventriculo alterum qui-<text:line-break/>dem omnium maximum est orificium, nempe arteriae<text:line-break/>magnae, a qua arteriae omnes ducuntur, quae in totum<text:line-break/>animal .dispertiuntur. -Tres vero huic quoque membra-<text:line-break/>narum sigmoidum intus foras vergentium insunt epiphy-<text:line-break/>scs. Aliud vero arteriae venulae, quae in pulmonem</text:span></text:span></text:p>
      <text:p text:style-name="P2"><text:span text:style-name="Default_20_Paragraph_20_Font"><text:span text:style-name="T15">distribuitur, orificium duarum membranarum foris in-<text:line-break/>. tro pertinentium. habet: epiphysim, quarum ligurum ne-<text:line-break/>mo anatomicorum virorum , quomodo sigmoides, cui-<text:line-break/>piam rei cognitae asim ilare est aggressus. Neque enim,<text:line-break/>qui triglochinas seu tricnspides eas appellaverunt, a<text:line-break/>sigma cujusque, ; sed a mutua inter se ipsarum compo-<text:line-break/>sitrone nomen posuerunt; etenim. ipsarum inter se com-<text:line-break/>positio cuspidum telorum eminentiis atque angulis pe-<text:line-break/>ultus est similis... .Caeterum tres illas,. quae sunt ad ve-<text:line-break/>nae cavae orificium,. nominareuita licet; quae vero sunt<text:line-break/>ad arteriae venosae os, quum ea tantum duae. sint, nemo<text:line-break/>etiam eas recte ita nominaverit . Quamobrem autem ini<text:line-break/>hoc solo orificio duae extiterint membranae (nam ne<text:line-break/>id. quidem neglectum. a natura est) , paulo post dicemus.<text:line-break/>Exponere enim jam .tentabo, em jure optimo in vasis<text:line-break/>quidem- materias intremit lentibus fortes et- .magnae<text:line-break/>ortae flet membranae, in educentibus vero imbecillio-<text:line-break/>res, reliquaque omnia, quae a natura ad materiarum<text:line-break/>tum attractionem tum emissionem fuerunt comparata.</text:span></text:span></text:p>
      <text:p text:style-name="P22"><text:span text:style-name="Default_20_Paragraph_20_Font"><text:span text:style-name="T49">I<text:tab/>v.</text:span></text:span></text:p>
      <text:p text:style-name="P3"><text:span text:style-name="Default_20_Paragraph_20_Font"><text:span text:style-name="T15">Est sane factu difficile, etiam si particulas ipsas prae-<text:line-break/>beamus inspiciendas, ut dilucide ejusmodi explicemus;<text:line-break/>inspectione vero sublata propemodum impossibile; ten-<text:line-break/>tandum tamen, qua poterimus perspicuitate, cursim ea<text:line-break/>exponere. Vasorum, quae materias ad cor introducunt,<text:line-break/>fines per membranas foris intro tendentes (quas fortes<text:line-break/>et magnas esse diximus) cordi ipsi annexi sunt, vincu-<text:line-break/>lis fortissimis cohaerentes; quo dilatato omnia haec vin-<text:line-break/>cula, ipsius diductione tensa, trahunt ad fe spfa et<text:line-break/>velut resupinant membranas ad corpus ipsius cordis-<text:line-break/>Tribus igitur simul in orbem ad cor reflexis, vasorum<text:line-break/>orificia patefiunt, et per viam amplam cordi jam est<text:line-break/>facile factu, ut materias , quae ipsis insunt, ad fe tra-<text:line-break/>hat; nam quum alia omnia, tum vas ipsum, quo modo<text:line-break/>nunc se habet, attrahit ad se ipsum tendens et per<text:line-break/>membranas adducens; fieri enim non potest, quum hae<text:line-break/>ab eo trahuntur, ut non etiam ad continuum sibi vas<text:line-break/>attractionis vis quaedam pertineat. Quo sit, ut actione</text:span></text:span></text:p>
      <text:p text:style-name="P3"><text:span text:style-name="Default_20_Paragraph_20_Font"><text:span text:style-name="T38">una, quam cor edit, dum dilatatur, membranae tractae<text:line-break/>a vinculis in ipsum cordis ventri cussini resupinentur;<text:line-break/>quibus retro in orbem complicatis orificium aperi tur,<text:line-break/>vasaque interea ad cor ope membranarum adducuntur,<text:line-break/>et quae ipsis continentur materiae, nulia vi impedien-<text:line-break/>te, in ejus ventriculos influunt, nempe quum non modo<text:line-break/>vis nulia obsistat, verum etiam causae omnes, a quibus<text:line-break/>celerrima fiat materiarum translatio, eodem pertineant<text:line-break/>atque aspirent. Nam quod suo loco transit, aut trahi<text:line-break/>ipsum oportet, aut mitti ab aliquo, aut deduci; quae<text:line-break/>omnia simul adsunt materiis , dum cor dilatatur ; liqui-<text:line-break/>dem cor trahit, mittunt praepositae ad aures cavitates,<text:line-break/>tum autem vasa deducunt; quorum omnium unum est<text:line-break/>motionis principium , cordis ipsius dilatatio.</text:span></text:span></text:p>
      <text:h text:style-name="Heading_20_2" text:outline-level="2"><text:span text:style-name="Default_20_Paragraph_20_Font">Cap. XV. </text:span></text:h>
      <text:p text:style-name="P71"><text:span text:style-name="Default_20_Paragraph_20_Font"><text:span text:style-name="T38">At aures (quae sunt epsphyses quaedam<text:line-break/>nervosae et cavae, ante orificia constitutae) laxae qui-<text:line-break/>dem reliquo tempore sunt, et idcirco concavae; quum<text:line-break/>vero cor dilatatur, quomodo membranae tenduntur ac</text:span></text:span></text:p>
      <text:p text:style-name="P3"><text:span text:style-name="Default_20_Paragraph_20_Font"><text:span text:style-name="T15">contrahuntur; ob idque ipsum materias ex se ipsis ex-<text:line-break/>pressas cordi praemittunt. Quae autem proxima ipsis<text:line-break/>Eunt vaforum orifida, propterea quod a corde intro ve2<text:line-break/>hementer tenduntur, materias ab auribus impulsas dedu-<text:line-break/>.cunI. Ipsum pono cor, omnibus, quae in mentem cu-<text:line-break/>vis venire possunt , attrahendi facultatibus praeditum,<text:line-break/>arripiens ac veluti exorbens influentes materias citis-<text:line-break/>sime suorum ventriculorum sinibus excipit. Nam sive<text:line-break/>fabrorum folles spectes, quemadmodum ipsi dilatati intro<text:line-break/>aerem trahant, id omnium maxime cordi inest; sive<text:line-break/>quo pacto ellychniorum flammae oleum attrahunt, pe ea<text:line-break/>quidem caret facultate, quum ipsum caloris nativi sit<text:line-break/>principium ; sive ut lapis Heraclius qualitatis familiari-<text:line-break/>tale fenum attrahit; quid spiritu ad refrigerationem<text:line-break/>cordi est familiarius? quid sanguine ad nutritionem uti-<text:line-break/>liusd Mihi quidem videtur vas aliquod suille divulsarum,<text:line-break/>quum omnibus simul utitur attrahendi facultatibus, nisi<text:line-break/>conditor noster, ne quid ejusmodi accideret, adinira-<text:line-break/>bile quoddam lue fabricatus esset subsidium, extrinsecus</text:span></text:span></text:p>
      <text:p text:style-name="P3"><text:span text:style-name="Default_20_Paragraph_20_Font"><text:span text:style-name="T38">utrisque orificiis materias in tremit lentibus propriam ca-<text:line-break/>vitatem quasi alimenti promptuarium quoddam apponens,<text:line-break/>necubi vas rumpi periclitetur, potissimum fi cor simul<text:line-break/>Tepente ac vehementer trahit, ipsum autem, quod sit<text:line-break/>^Angustum, quantum appetit, cordi suggerere proflueuter<text:line-break/>nequeat. Quemadmodum enim, si quis vas aere plenum<text:line-break/>conetur evacuare ore per foramen aërem emulgendo,<text:line-break/>id utique rumpat, si vim majorem fecerit, ad eundem,<text:line-break/>opinor, modum cor, quum, quam nunc vasis utriusque<text:line-break/>est latitudo, mullis partibus majorem repleri subito ac<text:line-break/>siinuI postulet cavitatem, violenter trahens ea aliquo<text:line-break/>tempore perfringat ac divellat, si nulia ei extrinsecus<text:line-break/>apposita esset cavitas, qualis nunc In utraque aure effi<text:line-break/>Non igitur cordis aures frustra sunt factae ,- sed temere<text:line-break/>fuerunt nominatae. Non enim mediocrem quendam as-<text:line-break/>Tene videntur animalibus usum, sed, si maximum est<text:line-break/>venam cavam aut arteriam, quae in pulmones dividi-<text:line-break/>tnr, ab omnibus tutam esse injuriis, maximum certe<text:line-break/>ex auribus animalia capiunt usum. Nam. ut et alia,</text:span></text:span></text:p>
      <text:p text:style-name="P3"><text:span text:style-name="Default_20_Paragraph_20_Font"><text:span text:style-name="T38">utrumque hoc vas tenuem habet tunicam, alterum qui-<text:line-break/>dem, quod vena plane est, alterum vero, quod satius<text:line-break/>esse ostendebamus pulinonis arteriam factam suille veno-<text:line-break/>fam. At tenue vas ac molie, ut ad facilem contractio-<text:line-break/>nem est opportunius , ita, sicubi tendatur, facilius divel-<text:line-break/>litur; quocirca,^ quae vasa materiam. cordi suppeditant,<text:line-break/>si dilatato eo tracta violentius fuissent,. cum tenues ac<text:line-break/>molles habeant tunicas , nullo negotio utraque erant di-<text:line-break/>vehenda, si nullum natura ejusmodi machinata luisset<text:line-break/>praesidium, cuiusmodi nunc auris utriusque est cavitas;<text:line-break/>quibus comparatis accidit non solum , ut vasorum funi-<text:line-break/>cae extra omne patiendi periculum jam sint, verum<text:line-break/>etiam opplendo celeriter cordi adiumentum habeant,<text:line-break/>nam quo celerius molliores duris contrahuntur, eo ce-<text:line-break/>lerius cor replere est aequum. Solae porro si essent sine<text:line-break/>adjacentibus cavitatibus, haudquaquam implendo cordi<text:line-break/>sufficerent, quo tempore etiam tensae ab ipso rumpi<text:line-break/>facile queant; illis vero assumptis, prius quam summe</text:span></text:span></text:p>
      <text:p text:style-name="P3"><text:span text:style-name="Default_20_Paragraph_20_Font"><text:span text:style-name="T38">tendatur, cor ipsum implere occupantes, haud contem-<text:line-break/>nendum adversus injurias praesidium corporis fui mol-<text:line-break/>lilie habent comparatum; tibique ob id ipsum indica-<text:line-break/>tum est pulmonis arteriam factam fuisse venosam. Ob<text:line-break/>eam, opinor, causam amis esiam utraque tenuis simul<text:line-break/>ac nervosa fuit. Nam ipsarum tenuitas vim habet ad<text:line-break/>faciliorem contractionem maximam ; ut vero ab injuriis<text:line-break/>stat tutiores, corporis robur, fortissimum enim est,<text:line-break/>quod nervosum ell. Nominatae porro ita sunt non ab<text:line-break/>usu aut actione aliqua, sed a parva similitudine, quod<text:line-break/>utrinque cordi ipsi, ut animalis capiti aures, adjaceanI.<text:line-break/>Et quidem membranarum tanto eas, quae ad vasa sunt<text:line-break/>materias introducentia , fortiores simul et majores esse<text:line-break/>oportuit lis, quae ad educentia sunt, quanto majore in<text:line-break/>dilatando, quam in contrahendo, vi opus erat: majore<text:line-break/>enim vi cor dilatatum attrahat necesse est, quam con-<text:line-break/>tractum expellat. Atque etiam sin eo maxime adiniran-</text:span></text:span></text:p>
      <text:p text:style-name="P3"><text:span text:style-name="Default_20_Paragraph_20_Font"><text:span text:style-name="T15">da est naturae solertia, quod, ut ad unguem simul ac<text:line-break/>celeriter os omne patefieret ac rursus clauderetur;<text:line-break/>membranas cuique tres effecerit. Quandoquidem, si duae<text:line-break/>essent, neque ad amussim neque celeriter orificia ipsa .<text:line-break/>claudi aut aperiri sinerent sinus ipsi membranarum;<text:line-break/>magni scilicet generatis quod si tribus plures extitissent,<text:line-break/>multo quidem celerius atque exactius ob sinuum parvi-<text:line-break/>tatem praedicta duo. efficerentur, at necessario ob hanc<text:line-break/>ipsam parvitatem everterentur facilius imbecillioresque<text:line-break/>redderentur. Convenienter igitur, ut celeriter simul<text:line-break/>ac fortiter . atque exacte orificia aperirentur ac clau-<text:line-break/>darentur, tres in quoque ipsorum factae fuerunt mem-<text:line-break/>branae, quum alius numerus nullus omnia haec prae-.<text:line-break/>stare simul queat, quod pauciores qmdem tribus exa-<text:line-break/>etam minus ac tardiorem, plores autem inbecilliorem<text:line-break/>edant actionem. Factum igitur jure est, ut lu solo<text:line-break/>arteriae venosae orificio duarum membranarum epiphy-<text:line-break/></text:span></text:span>fes <text:span text:style-name="Default_20_Paragraph_20_Font"><text:span text:style-name="T15">essent; solius enim hujus orificii intererat, ne ad</text:span></text:span></text:p>
      <text:p text:style-name="P3"><text:span text:style-name="Default_20_Paragraph_20_Font"><text:span text:style-name="T15">amussim clauderetur, propterea quod solum ipsum. transi-<text:line-break/>.tum a corde ad pulmones excrementis iis fuliginosis<text:line-break/>date praestiterat, quae propter copiam caloris nativi<text:line-break/>in ipso constitere erat necesse, quum magis concisam<text:line-break/>aliam effiuxionem non haberent. Quo perspicuum fit,<text:line-break/>nos rite statuisse, membranas simul quaedam quasi oper-<text:line-break/>cula orificiis esse comparatas , simul etiam attractionis<text:line-break/>esse instrumenta. . Tensae enim a corde per eas vaso-<text:line-break/>rum tunicae, ut ante ostendebamus, expeditius contra-<text:line-break/>huntur imp ellun torque facilius, trahente corde ipsas ma-<text:line-break/>terias; ipsius porro rutilus tensio membranas intus suras<text:line-break/>spectantes radicibus trahens . atque ad ipsum cor..intro<text:line-break/>reflectens omnesque rectas constituens vasorum .claudit<text:line-break/>orificia. Quare, quam cordis actionem. dum dilatatur,<text:line-break/>multorum ,: quae ipsi- ad trahendas materias conferunt,<text:line-break/>causam antea ostendebamus , eadem nunc ipsa praestare<text:line-break/>etiam videtur,.. ut tum venae arteriosae, tum arteriae<text:line-break/>magnae orificium -claudatur.- Atque ita summa naturae .</text:span></text:span></text:p>
      <text:p text:style-name="P3"><text:span text:style-name="Default_20_Paragraph_20_Font"><text:span text:style-name="T15">providentia atque artificio omnes cornis particulae fue-<text:line-break/>runt comparatae.</text:span></text:span></text:p>
      <text:h text:style-name="Heading_20_2" text:outline-level="2"><text:span text:style-name="Default_20_Paragraph_20_Font">Cap.. XVI. </text:span></text:h>
      <text:p text:style-name="P71"><text:span text:style-name="Default_20_Paragraph_20_Font"><text:span text:style-name="T15">Sed enim et corpus ipsum sinistra qui-<text:line-break/>dem parte tutum crassam admodum est ac dorum, ut<text:line-break/>quod ventriculi spiritalis tegumentum esset futurum;<text:line-break/>dextra vero tenue ac molle, simul quidem, ut materiis<text:line-break/>utrobique esset consentaneum , simul </text:span></text:span><text:span text:style-name="Default_20_Paragraph_20_Font"><text:span text:style-name="T38">autem </text:span></text:span><text:span text:style-name="Default_20_Paragraph_20_Font"><text:span text:style-name="T15">, ne </text:span></text:span><text:span text:style-name="Default_20_Paragraph_20_Font"><text:span text:style-name="T38">. </text:span></text:span><text:span text:style-name="Default_20_Paragraph_20_Font"><text:span text:style-name="T15">cor in<text:line-break/>alterutram partem propenderet ; nam satius fuit, tam.<text:line-break/>spiritum ipsum tunica crassiori contineri, sum sangui-<text:line-break/>nis dextro ventriculo contenti pondus sinistri molem<text:line-break/>aequabiliter sibi pendentem habere. Quod .si natura<text:line-break/>eundem ventriculum simul quidem erassum, simul etiam<text:line-break/>sanguine plenum effecisset, omnino ad illum cof lotum<text:line-break/>converteretur atque inclinaret; nunc autem, quod cor-<text:line-break/>poris moles gratior materiae leviori sit circumdata,. le-<text:line-break/>vior vero graviori , aequabilis momenti cor ac poude-<text:line-break/>ris ab utraque parte fuit. Quo fit, .ut, .quanquam vin-.<text:line-break/>culum nullum sit; quod- partibus circumsutis ipsum col-</text:span></text:span></text:p>
      <text:p text:style-name="P3"><text:span text:style-name="Default_20_Paragraph_20_Font"><text:span text:style-name="T15">liget, nusquam tamen inclinans aut propensum perma-<text:line-break/>neat, in medio durae illius tunicae,. quam: pericarstium<text:line-break/>appellamus, suspensum; quae ex capite. ipsius. ampla<text:line-break/>valde exoriens, post autem paulatim .coarctans Aese,<text:line-break/>modo, quo cor ipsum,. lu .quodam .coni: acumen et<text:line-break/>ipta definit, sterno annexa, quam non recte li tunicam<text:line-break/>appellarint, qui vocabulorum proprietates curiosius per-<text:line-break/>sequuntur, fed potius quasi domicilium quoddam aut<text:line-break/>fecurum vallum cordi ciccum] ectum ; distat enim ab ipso.<text:line-break/>undique .plurimum, .orantum intus inter fe </text:span></text:span>rufam <text:span text:style-name="Default_20_Paragraph_20_Font"><text:span text:style-name="T15">et<text:line-break/>cor. spatii circumscribens ,. quantum cordi dilatato fusci-<text:line-break/>piendo tatis erat; quod si intervallum id spatiosius fulsi-<text:line-break/>.set, thoracis amplitudinem laesisset, ut quam, dunr<text:line-break/>respiramus , motibus tum foras tum intro ipsius spiritus<text:line-break/>dicatam esse oportebat. Advenit certe tibi aliud rutilis<text:line-break/>naturae opus admirabile. </text:span></text:span><text:span text:style-name="Default_20_Paragraph_20_Font"><text:span text:style-name="T38">. </text:span></text:span><text:span text:style-name="Default_20_Paragraph_20_Font"><text:span text:style-name="T15">Haec p eri car dios , sive tunica,<text:line-break/>sive membrana </text:span></text:span>, <text:span text:style-name="Default_20_Paragraph_20_Font"><text:span text:style-name="T15">sive domicilium , sive alio quovis no-<text:line-break/>urlue dicenda sit, figuram sumet ei visceri, .quod ipfa<text:line-break/>complectitur, similent, atque </text:span></text:span>leam <text:span text:style-name="Default_20_Paragraph_20_Font"><text:span text:style-name="T15">etiam magnitudinem,</text:span></text:span></text:p>
      <text:p text:style-name="P3"><text:span text:style-name="Default_20_Paragraph_20_Font"><text:span text:style-name="T15">quae neque thoract Ipsi noceat, neque cor coarctet:<text:line-break/>nam thorax non plus, quam conveniebat, de sua am-<text:line-break/>plitudine amittit, et cor salis habet spatii, in quo,<text:line-break/>dum movetur, circumagi queat. At crassitudinis ipsius<text:line-break/>ac roboris quis non exactissimum modum ac conve-<text:line-break/>nientiam admiretur? Osia namque thoracis, quae fana<text:line-break/>dura sunt, et pulmonem , viscus omnium mollissimum,<text:line-break/>erat contactura, periculumque erat, ne, si durior,<text:line-break/>quam nunc est, facta fuisset, Visceri negotium exhiberet<text:line-break/>comprImendo ipsum ac contundendo, sin vero mollior,<text:line-break/>ne ipsa dolore aliquo ab ossibus afficeretur. Quas ob<text:line-break/>res, ut situm inter duo contraria, ita corporis etiam<text:line-break/>substantiam inter duo extrema mediam est adepta; tan-<text:line-break/>to enim osse est mollior, quanto pulmone durior. Ex<text:line-break/>quo efficitur, ut alterius vicinitas alteri nihil noceat,<text:line-break/>quum neque ipsa ab ossibus vexetur, neque etiam pul-<text:line-break/>mones IaedaI. Plena ergo artificii atque admirationis<text:line-break/>est pericardios; atque ipsa multo etiam magis cordis ori-</text:span></text:span></text:p>
      <text:p text:style-name="P3"><text:span text:style-name="Default_20_Paragraph_20_Font"><text:span text:style-name="T38">ficia artis plena , quanto scilicet haec maioribus sub-<text:line-break/>serviunt actionibus; omnes enim propemodum cordis<text:line-break/>actiones per ea perficiuntur. Ad ea igitur reversi desidia-<text:line-break/>mus, siquid antea minus distincte pronunciavi mus, adda-<text:line-break/>musque, si quid prorsus a nobis fuit praetermissum. Quod<text:line-break/>igitur cor, quo tempore dilatatur, membranarum tra-<text:line-break/>heus radices, aperit quidem intromittentium materias<text:line-break/>vasorum orificia, claudit autem educentium, dictum an-<text:line-break/>tea nobis est ac demonstratum; nec minus etiam, quod<text:line-break/>trahentibus omnibus leviora expeditius obsequuntur;<text:line-break/>quodque in aliis quidem orificiis membranae tres incu-<text:line-break/>bant, in arteriae autem venosae orificio non item, quod<text:line-break/>eam solam excrementis fuliginosis, quae a corde feruu-<text:line-break/>tur ad pulmonem, dare transitum oportebat. Ex his<text:line-break/>certe quispiam forte existimarit, nihil penitus per tria<text:line-break/>reliqua vasorum orificia retro ferri ; at non ita se rei<text:line-break/>habet veritas. Nam quo tempore contingit membranas<text:line-break/>claudi , eo ipso prius sanguinem ac spiritum in cor</text:span></text:span></text:p>
      <text:p text:style-name="P3"><text:span text:style-name="Default_20_Paragraph_20_Font"><text:span text:style-name="T15">trahi </text:span></text:span>est <text:span text:style-name="Default_20_Paragraph_20_Font"><text:span text:style-name="T15">necesse; atque . etiam quum contrahuntur,<text:line-break/>prius quam clausae suerint, rursus aliquid interea, dum<text:line-break/>clauduntur, remitti. Et quidem clausis his ipsis mem-.<text:line-break/>branis .fieri potest nonnunquam in valentioribus cordis<text:line-break/>motibus, ut aliquid effluat non modo vaporis et spari-<text:line-break/>tus , sed ipsius etiam sanguinis. Quemadmodum enim<text:line-break/>demonstravimus in afpera arteria fieri non posse, quo-<text:line-break/>minus, nobis deglutientibus , exiguum quiddam humidum<text:line-break/>transcoletur; ad eundem modum hic quoque usu venire .<text:line-break/>est putandum, natulam ipsam invenisse , quomodo multa<text:line-break/></text:span></text:span>ipsa <text:span text:style-name="Default_20_Paragraph_20_Font"><text:span text:style-name="T15">non effluerent, ut vero prorsus nihil, neve tantil-<text:line-break/>lum quidem efflueret, nullam certe machinam excogitare<text:line-break/>potuisse. Denonsuatum enim nobis alio loco est, omnia<text:line-break/>esse in omnibus , ut monuit Hippocrates ; atque arteriae .<text:line-break/>quidem tenuem ac purum. et vaporosum participant<text:line-break/>fanguinem, venae autem paucum eundemque caligine-<text:line-break/>tum- aerem. Similique ratione per stomachum spiritum<text:line-break/>deglutientibus atque suspirantibus nobis permanere ad<text:line-break/>ventriculum ostendimus.; nihllque, ut omnia complectar,</text:span></text:span></text:p>
      <text:p text:style-name="P3"><text:span text:style-name="Default_20_Paragraph_20_Font"><text:span text:style-name="T15">lu corpore plane esse sincerum, fed omnia ab omnibus<text:line-break/>participari , non tamen aequaliter ; fed hoc etiam con;<text:line-break/>Ritulo, aliud quidem sanguinis aut alterius cuiusdam<text:line-break/>alimenti, aliud vero spiritus esse instrumentmn. Ad<text:line-break/>eundem sane modum ipsius etiam cordis ventriculi pus-<text:line-break/>fare quidem utrique thorace patefacto videntur., non<text:line-break/>pari tamen mensura utrisque fanguis et spiritus conti-<text:line-break/>nentur; .copiosior enim multo in dextro quidem fangui-<text:line-break/>nis, in sinistro autem spiritus substantia.</text:span></text:span></text:p>
      <text:h text:style-name="Heading_20_2" text:outline-level="2"><text:span text:style-name="Default_20_Paragraph_20_Font">Cap. XVll. </text:span></text:h>
      <text:p text:style-name="P71"><text:span text:style-name="Default_20_Paragraph_20_Font"><text:span text:style-name="T15">Quod igitur sanguis per arterias va-<text:line-break/>cuetur, si quis earum praecipuas et easdem multas </text:span></text:span>si-<text:line-break/><text:span text:style-name="Default_20_Paragraph_20_Font"><text:span text:style-name="T15">mul vulnerarit, nemo fere est, qui non assentiatur.<text:line-break/>Quocirca, qui nihil omnino sanguinis arteriis dispertiunt<text:line-break/>(quemadmodum et Erafistratus), ii nihilominus confiten-<text:line-break/>tur, ipsas cum venis habere anastonrofin,. id est orificiorum<text:line-break/>apertionem: et quum omnia artificiose a natura arbi-.<text:line-break/>trentur fuisse constructa, nihilque factum fuisse temere,<text:line-break/>non sentiunt fe , exta isse frustra has anastomoses , . con-<text:line-break/>sileri. . Quanquam id quidem per fe esset exiguum, ip-</text:span></text:span></text:p>
      <text:p text:style-name="P3"><text:span text:style-name="Default_20_Paragraph_20_Font"><text:span text:style-name="T15">fas sine causa esse institutas, nuliamque ex sese praestare<text:line-break/>animali utilitatem; sed, quod eo gravius, quodque non<text:line-break/>amplius parvum naturae numeraveris delictum, quod,<text:line-break/>praeterquam quod nihil juvat, nocet etiam plurimum,<text:line-break/>hoc nimirum illi consecutione quadam admittunt: docet<text:line-break/>enim nos studiose ipse Erasistrafus, generari nunquam<text:line-break/>posse phlegmonen, nisi sanguine ex venis in arterias<text:line-break/>incidente. Jam vero, si nulla est alia ratio, qua exesa<text:line-break/>tetur phlegmone, neque plumulis amplius facesset ani-<text:line-break/>mantibus negotium, neque phrenitis, neque peripneur<text:line-break/>monia, detractis his anastomosibus, sed neque ophthalmia<text:line-break/>oborietur, neque fynanche aut cynancbe , sublatis iis-<text:line-break/>dem anastomosibus; neque hepatis certe, neque ventri-<text:line-break/>culi, neque lienis, neque cuiusquam aliarum partium<text:line-break/>erit inflammatio. Atque, ut in pauca conseram, pluv<text:line-break/>simi ac maximi tollentur morbi, si anasto moses has<text:line-break/>sustuleris, quas provida rerum natura effecit, nihil qut-<text:line-break/>dem plus animali profuturas, sed solum perniciosorum</text:span></text:span></text:p>
      <text:p text:style-name="P3"><text:span text:style-name="Default_20_Paragraph_20_Font"><text:span text:style-name="T38">morborum excitandorum instrumenta suturas ; siquidem,<text:line-break/>Iëmotis iis , vulnera haudquaquam utique phlegmonas<text:line-break/>exciperent, neque a plethora quis febricitaret, neque<text:line-break/>tali hepatis phlegmone, aut ventriculi, aut qordis, aut<text:line-break/>aliorum id genus, propter quas semper homines celent-<text:line-break/>me intereunt. Sed de EraIistrati quidem in arteriis<text:line-break/>hypothesi atque opinione, quantum adversetur ac re-<text:line-break/>pugnet iis , quae perspicue omnibus sunt nota , quum<text:line-break/>non semel aut bis , scd saepius jam passim diIputave-<text:line-break/>ri mus supervacaneum arbitror ipsam nunc persequi.<text:line-break/>Porro arteriarum ad venas anastomoses non sine caula<text:line-break/>neque frustra paravit natura, sed ut respirationis ac<text:line-break/>pulsuum utilitas non cordi soli atque arteriis, Fed<text:line-break/>venis etiam distribueretur. Scnpsimus autem de horum<text:line-break/>emolumento, quantum id sit, alibi; ad propositam vero<text:line-break/>nobis enarrationem haec nosse sufficiat. Quin etiam,<text:line-break/>quod non oporteat eodem alimento partes omnes corpo-<text:line-break/>ris ali (quod haud ita pridem probavimus), id etiam</text:span></text:span></text:p>
      <text:p text:style-name="P3"><text:span text:style-name="Default_20_Paragraph_20_Font"><text:span text:style-name="T38">discrepantis vasorum generationis ufum declarabit. Si<text:line-break/>enim unicum esset duntaxat sanguinis vas, simili partes<text:line-break/>omnes alerentur nutrimento; quo quid potest dici obtu-<text:line-break/>sius atque absurdius, quam ut similem ad fui nutritio-<text:line-break/>nem postulent sanguinem, verbi gratia, hepar , </text:span></text:span><text:span text:style-name="Default_20_Paragraph_20_Font"><text:span text:style-name="T49">। </text:span></text:span><text:span text:style-name="Default_20_Paragraph_20_Font"><text:span text:style-name="T38">viscerum<text:line-break/>munium gravissimum ac densissimum, et pulmo sevisti-<text:line-break/>mus ac rarissimus? Proinde rite a natura factum est,<text:line-break/>ut non arteriae modo, verum esiam venae in animalium<text:line-break/>corporibus inessent. Quo factum est, ut hepar quidem<text:line-break/>a venis sere solis et iisdem tenuissimis atque rarissi-<text:line-break/>mis, pulmo vero ab arteriis nutriretur; etenim venae<text:line-break/>hujus, nutriendo ipsi destinatae, arteriis sunt similes,<text:line-break/>quemadmodum et id paulo ante docuinIus. Admirari<text:line-break/>igitur hoc loco convenit naturae providenliam , quae<text:line-break/>simul duplicem vasorum speciem effecit, simul ipsorum<text:line-break/>sines sibi ipsis vicinos mutuis inter se orificiis aperuit<text:line-break/>atque applicuit, et ante haec ipsius cordis ventriculos,<text:line-break/>quemadmodum haec etiam demonstravimus. Nunc autem</text:span></text:span></text:p>
      <text:p text:style-name="P3"><text:span text:style-name="Default_20_Paragraph_20_Font"><text:span text:style-name="T38">non, quod hoc aliquid in corpore animalis fiat, osten-<text:line-break/>dete est propositum, sed propter quid; sed quia ipstun<text:line-break/>fleri cautam, cur ita fiat, necessario praecedit (ut etiam<text:line-break/>Aristoteles docebat), fieri non potest, ut prius usus ex-<text:line-break/>ponamus, quam memoriae causa actiones repetierimus.<text:line-break/>Quae igitur in corde apparent fotam tua ad ipsius po-<text:line-break/>tissimum medium septum , praedictae communitatis gra-<text:line-break/>tia extiterunt: nam alioqui prius in venis confectam<text:line-break/>sanguinem arterias transumere erat melius, ut, quod<text:line-break/>ventriculus est venis, hoc venae sint arteriis; nam ne<text:line-break/>haec quidem ratio forte salsa fuerit, quod spiritus ani-<text:line-break/>malis exhalatio quaedam est sanguinis benigni , de qui-<text:line-break/>bus alio loco uberius disputavimus. Quod autem ad<text:line-break/>propositum allinet, sat habuerimus memorare usam,<text:line-break/>propter quem purum sanguinem ac tenuem in arteriis</text:span></text:span></text:p>
      <text:p text:style-name="Normal"><text:span text:style-name="Default_20_Paragraph_20_Font"><text:span text:style-name="T38">contineri oportuit, nempe quod spiritui animali ali-<text:line-break/>mentum erat suppeditaturns. Haec certe omnia magno<text:line-break/>sunt argumento, hoc valorum genua a natura recte factum</text:span></text:span></text:p>
      <text:p text:style-name="P3"><text:span text:style-name="Default_20_Paragraph_20_Font"><text:span text:style-name="T15">fuisse duplex. Adde eodem, quod arteriis propter<text:line-break/>perpetuum motum robore quodam ac forti tunica opus<text:line-break/>erat, qualis sane esse non poterat, tenuis si fuisset;<text:line-break/>crassa vero si fuisset, pIeraeque animalis partes minus<text:line-break/>commode fuissent nutritae. Haec igitur omnia cum in<text:line-break/>toto animalis corpore, tum maxime in ipso corde a<text:line-break/>natura rectissime fuerunt comparata, ut quae per tenuia<text:line-break/>illa orificia venas cum artem is commercio quodam<text:line-break/>junxerin Quamobrem quae vena in cor inseritur, ma-<text:line-break/>jor est, quam quae ab eodem exoritur, tametsi ea fusum<text:line-break/>jam a cordis calore sanguinem recipit; sed quoniam<text:line-break/>mustus is per medium septum, et quae in ipso sunt<text:line-break/>foramina, in sinistrum ventriculum transumitur, factum<text:line-break/>jure est, ut, quae vena in pulmonem inseritur, ea mi-<text:line-break/>nor esset vena sanguinem in cor introducente. Ad<text:line-break/>eundem autem modum arteria etiam, quae ex pulmone<text:line-break/>ad cor spiritum perducit, multo minor est, quam arte-<text:line-break/>ria magna (a qua, quae toto corpore sunt fusae, ducunt</text:span></text:span></text:p>
      <text:p text:style-name="P3"><text:span text:style-name="Default_20_Paragraph_20_Font"><text:span text:style-name="T38">originem), propterea, quod arteria magna a dextro<text:line-break/>ventricuIo portionem aliquam sanguinis assumit, tum<text:line-break/>quod etiam omnium, quae toto animali insunt, arteria-<text:line-break/>rum futura erat principium. Quod vero corpus ipsius<text:line-break/>cordis crassem erat ac densum, ciboque egebat orasti-<text:line-break/>ore, ob id sanguinem ducit a vena cava, quo nutris-<text:line-break/>tur prius, quam ad cor immigret; eo enim quum per-<text:line-break/>venisset, calidus, tenuis ac vaporofus futurus erat. Qua<text:line-break/>in re, quod nounuliis videtur absurdum, maxime om-<text:line-break/>nium rationi congruere est putandum, ut cor pulmoni<text:line-break/>praeparet alimentum, sibi autem ipsi minime; isse enim<text:line-break/>sanguinem postulabat tenuem ac vapidum , hoc autem<text:line-break/>nequaquam. Quum enim ex se moveatur, corpus vali-<text:line-break/>dum habere ipsum oportebat et crassem et denfum;<text:line-break/>pulmonem vero, ut qui a thorace moveatur, neque gra-<text:line-break/>vem neque densum, sed faxem ac rarum esse praedi-<text:line-break/>terat; quum autem, quale est unumquodque, tali ip-<text:line-break/>sum nutriri alimento oporteat, jure optimo cor quidem<text:line-break/>crasse, pulmo autem Vaporoso sanguine indiguit. Quae</text:span></text:span></text:p>
      <text:p text:style-name="P3"><text:span text:style-name="Default_20_Paragraph_20_Font"><text:span text:style-name="T15">e au fa est, quare cor non alatur ex se ipso; sed prius,<text:line-break/>quam vena cava dextro ipsius ventriculo inseratur, pars<text:line-break/>ejus tanta, quanta maxime cordi nutriendo satis sit, se-<text:line-break/>juncta circa cordis caput extrinsecus obvolvitur, et in<text:line-break/>omnes ipsius partes dispergitur. Clusi hac autem venae<text:line-break/>portione jure arteria circumfertur ac distribuitur; quae<text:line-break/>rursus ipsius magnae tanta et ipsa est propago, quanta<text:line-break/>praedictam venam maxime erat refrigeratuma , calorsaque<text:line-break/>nativi externarum cordis partium temperamentum pro-<text:line-break/>bum conservatura: non enim id vas, quod ex pulmone<text:line-break/>in ipsum inseritur, toti ipsius corpori refrigerando esse<text:line-break/>fatis poterat, ut quod crallum et densum admodum elI.<text:line-break/>Nam (quemadmodum in commentariis de facultatibus<text:line-break/>naturalibus demonstravimus) licet paulum quiddam ma-<text:line-break/>tersis in corpora ipsa ingredi, altius vero </text:span></text:span><text:span text:style-name="Default_20_Paragraph_20_Font"><text:span text:style-name="T16">pen.tr </text:span></text:span><text:span text:style-name="Default_20_Paragraph_20_Font"><text:span text:style-name="T15">re,<text:line-break/>nisi ampla via dimittantur, ipsis haudquaquam licet:<text:line-break/>quae rasio sint, cur non in corde modo, sed toto aliam</text:span></text:span></text:p>
      <text:p text:style-name="P3"><text:span text:style-name="Default_20_Paragraph_20_Font"><text:span text:style-name="T38">animali arteriae et venae mediocri intervallo sint loca-<text:line-break/>tae: quod nunquam esset factum a natura, li ipsa ma-<text:line-break/>terias longissime dimittere sine ampla via potuisset.</text:span></text:span></text:p>
      <text:h text:style-name="Heading_20_2" text:outline-level="2"><text:span text:style-name="Default_20_Paragraph_20_Font">.Cap. XV1H. </text:span></text:h>
      <text:p text:style-name="P71"><text:span text:style-name="Default_20_Paragraph_20_Font"><text:span text:style-name="T38">Arteria igitur et vena totum cordis<text:line-break/>corpus in orbem complectuntur. At nullus nervus in<text:line-break/>ipfum videtur distribui, quemadmodum neque in hepar,<text:line-break/>vel renes, vel lienem; solum enim ipsius tegumentum<text:line-break/>perieatdion teuuIum nervorum videtur accipere propa-<text:line-break/>gines, a quibus divisis sensibiles aliae ac conspicuae m<text:line-break/>cor ipsum etiam inseri, in majoribus saltem animalibus,<text:line-break/>cernuntur; quo tamen in ipsum dividantur modo, id<text:line-break/>sensu amplius dignosci perspicue non potest. Sed eadem<text:line-break/>omnino insertionis horum nervorum est ratio ac ma-<text:line-break/>gnitudinis, quae in hepate erat, renibus ac liene;<text:line-break/>nam in illis etiam (ut supra diximus) in tunicas quidem<text:line-break/>conspicui inseruntur nervi; caeterum in ipsorum cor^<text:line-break/>pora non amplius cernas perspicue ipsos dividi. At de<text:line-break/>nervorum in viscera omnia distributione superiore vola-</text:span></text:span></text:p>
      <text:p text:style-name="P3"><text:span text:style-name="Default_20_Paragraph_20_Font"><text:span text:style-name="T15">mine satis mulsa prodidimus; quae si studiose expcnde-<text:line-break/>ris , nihil amplius hic audire desiderabis , quid sit , cur.<text:line-break/>cordi actionem naturalem habenti paucissimis opus fuerit<text:line-break/>nervis. Quemadmodum enim .musculis omnibus, quod<text:line-break/>actionis animalis essent instrumenta, magnis nervis opus.<text:line-break/>fuit, ita et cordi nullam actionem animalem habenti<text:line-break/>tantis neruia </text:span></text:span>opus <text:span text:style-name="Default_20_Paragraph_20_Font"><text:span text:style-name="T15">.fuit, quantis praedictis visceribus<text:line-break/>singulis, addam etiam et pulmoni. Communiter enim<text:line-break/>omnia haec, ne sensu omni carerent, neve plantae<text:line-break/>penitus essent, nervos etiam habuerunt; privatim autem<text:line-break/>inter ea- hepar et cor, quod et ipsa facultatum qua—<text:line-break/>rundam essent principia, illud quidem animae cenet pi-<text:line-break/>fcibilis, hoc autem irnscibilis. Ostendimus autem in<text:line-break/>libris de Hippocrati et Platonis dogmatibus, principia<text:line-break/>sibi inter fe obsequi oportere connexaque esse aliqua<text:line-break/>lu re atque inter se communicare.</text:span></text:span></text:p>
      <text:h text:style-name="Heading_20_2" text:outline-level="2"><text:span text:style-name="Default_20_Paragraph_20_Font">- Cap. XIX. .</text:span></text:h>
      <text:p text:style-name="P71"><text:span text:style-name="Default_20_Paragraph_20_Font"><text:span text:style-name="T15">Quum autem in magnis animalibus os.<text:line-break/>aliquod ad caput cordis inveniatur, consentaneum fuerit</text:span></text:span></text:p>
      <text:p text:style-name="P3"><text:span text:style-name="Default_20_Paragraph_20_Font"><text:span text:style-name="T15">illius quoque usum non praeterire. Est quidem certe,<text:line-break/>et quam affert Aristoteles, forte probabilis; stabilimen-<text:line-break/>tum enim quoddam </text:span></text:span>et <text:span text:style-name="Default_20_Paragraph_20_Font"><text:span text:style-name="T15">quasi sudem cornis ipsum con-<text:line-break/>stituit, ob eamque causam in magnis animalibus ait in-<text:line-break/>veniri , perspicuum enim </text:span></text:span>est <text:span text:style-name="Default_20_Paragraph_20_Font"><text:span text:style-name="T15">, cor magnum , in thorace<text:line-break/>magno suspensum , merito ejusmodi indiguisse particula;<text:line-break/>at verior haec suerit- Ubique natura ligamen totum<text:line-break/>principia ad cartilagrnem aut cartilaginosum os annectit;<text:line-break/>haudquaquam igitur cordis ligamenta (ejus enim generis<text:line-break/>funt membranae, quae vasorum orificiis insunt) neque<text:line-break/>perieardmn tunicam, </text:span></text:span>sed <text:span text:style-name="Default_20_Paragraph_20_Font"><text:span text:style-name="T15">neque arteriarum tunicam,<text:line-break/>quae corporeis substantia ligamento est similis, erat </text:span></text:span>ne-<text:line-break/><text:span text:style-name="Default_20_Paragraph_20_Font"><text:span text:style-name="T15">^lectura, quin horum etiam omnium principia ad hoc<text:line-break/>cartilaginosum os aptaret, .quemadmodum in administra-<text:line-break/>tionibus anatomicis demonstravimus. In magnis igitur<text:line-break/>animalibus os cartilaginosum, in partus vero admodum<text:line-break/>corpus quoddam nervocartilaglueurn. omne igitur cor<text:line-break/>duram quandam eo loco habet substantiam,- eorundem</text:span></text:span></text:p>
      <text:p text:style-name="P3"><text:span text:style-name="Default_20_Paragraph_20_Font"><text:span text:style-name="T15">usuum gratia in omnibus animalibus institutam. Quod<text:line-break/>autem cor majus ejusmodi substantia duriore eguerit,<text:line-break/>minime mirum id videri </text:span></text:span>debet; <text:span text:style-name="Default_20_Paragraph_20_Font"><text:span text:style-name="T15">nam quod durissimum<text:line-break/>est, tum ad ligamentorum principia tutius colliganda,<text:line-break/>tum ad totius cordis firmitatem in corde magno est<text:line-break/>aptius.</text:span></text:span></text:p>
      <text:h text:style-name="Heading_20_2" text:outline-level="2"><text:span text:style-name="Default_20_Paragraph_20_Font">Cap. XX. </text:span></text:h>
      <text:p text:style-name="P71"><text:span text:style-name="Default_20_Paragraph_20_Font"><text:span text:style-name="T15">Hae igitur sunt in perfectis jam anima-<text:line-break/>libus cornis partus; nam in iis, quae utero adhuc ge-<text:line-break/>flentur, anastomofes quaedam vultuum ipsius cornis cer-<text:line-break/>nuntur, de quibus antea quidem receperam me verba<text:line-break/>facturum, nondum vero </text:span></text:span>id <text:span text:style-name="Default_20_Paragraph_20_Font"><text:span text:style-name="T15">praestiti, propterea quod. </text:span></text:span>ad<text:line-break/><text:span text:style-name="Default_20_Paragraph_20_Font"><text:span text:style-name="T15">rem magis pertinere arbitrabar omnem prius </text:span></text:span>de <text:span text:style-name="Default_20_Paragraph_20_Font"><text:span text:style-name="T15">perfe-<text:line-break/>ctis jam animantibus terminare disputationem. Quae<text:line-break/>quoniam ad finem jam perducta esse videtur, faciendum<text:line-break/>nobis est , quod promisimus , hoc modo sermonem hinc<text:line-break/>exorsis. Ostendimus antea , pulmonem ipsum . arterias<text:line-break/>quidem habere venosas, venas autem arteriofas,- quo<text:line-break/>convenienti alimento aleretur, itemque ut arteriae<text:line-break/>quidem ipsius facile contraherentur, venae vero dissici-</text:span></text:span></text:p>
      <text:p text:style-name="P3"><text:span text:style-name="Default_20_Paragraph_20_Font"><text:span text:style-name="T15">lius; -sed et de membranis cuique cordis orificio adnatis<text:line-break/>probavimus, illas . quidem ,- quae intus foras feruntur,<text:line-break/>paratas ob id fuisse, -ne materiae remigrarent, quae<text:line-break/>vero suris intro; non ob. eandem modo caulam facias,<text:line-break/>fed ut etiam attrahendi essent instrumenta. Quae sane<text:line-break/>omnia quum lu perfectis animalibus probe- sint cousiituta,<text:line-break/>prave tamen in iis, quae utero adhuc geruntur, habere<text:line-break/>videntur. Unde hujus loco occurrunt ii, qui nihil eri-<text:line-break/>sumant a natura suetum fuisse artificiose, unumque hoc<text:line-break/>arripiunt ad reprehendendum, rati omnino fe nostram<text:line-break/>sententiam labefacturos : ajunt enim, embryis spiritum<text:line-break/>non ex pulmone in cor, sed ex corde in pulmonem<text:line-break/>ferri. Nam quum nondum respirent per os , sed a<text:line-break/>matrice adhuc, quemadmodum alimentum, -ita et spiri-<text:line-break/>tus per vufa, quae sunt ad umbilicum, suppeditetur,<text:line-break/>neque ex corde ad magnam arteriam, quae est ad spi-<text:line-break/>nam, scd ex hac ad </text:span></text:span>cor <text:span text:style-name="Default_20_Paragraph_20_Font"><text:span text:style-name="T15">probabile est venire spiritum,<text:line-break/>atque adeo pulmoni ipsi a corde suppeditari , non cordi</text:span></text:span></text:p>
      <text:p text:style-name="P3"><text:span text:style-name="Default_20_Paragraph_20_Font"><text:span text:style-name="T15">a pulmone. Atqui si (inquiunt) membranarum in ar-<text:line-break/>teriae quidem magnae orificio epiphysis eam habet con-<text:line-break/>structionem, ut aut nihil </text:span></text:span>, <text:span text:style-name="Default_20_Paragraph_20_Font"><text:span text:style-name="T15">aut parum omnino ex ipsa ad<text:line-break/>cor influat, arteriae item venulae orificium ita etiam sit<text:line-break/>comparatum, ut ex corde ad pulmonem exiguum. quid-<text:line-break/>dam plane perveniat, manifestum- est, quod neque cor<text:line-break/>transumet spiritum., neque pulmo. Pari modo et quae<text:line-break/>de pulmonum vasis dicuntur, delira ac falsa ajunt sibi<text:line-break/>videri , quum eandem ipsa habeant naturam in animali-<text:line-break/>bus adhuc utero gestatis (quanquam ea nondum per os<text:line-break/>refpirant), quam et in natis. Quae vero ratio (inqui-<text:line-break/>unt) usum immutationis ipsorum producit, ea, ceu jam<text:line-break/>per os respirarent, concludebatur. Ex. quibus effici isti<text:line-break/>arbitrantur, naturam animalibus non providere,. oinnia-<text:line-break/>que haec nos . probabiliter quidem , sat </text:span></text:span>minus <text:span text:style-name="Default_20_Paragraph_20_Font"><text:span text:style-name="T15">vere ver-<text:line-break/>bis effingere. Quibus viris quanquam nos operaque<text:line-break/>naturae .adeo insectantibus, ignoscendum tamen partim<text:line-break/>est, partim vero succensendum; ignoscendum quidem,</text:span></text:span></text:p>
      <text:p text:style-name="P3"><text:span text:style-name="Default_20_Paragraph_20_Font"><text:span text:style-name="T15">quod hic sophistas non agant, neque (ut plerumque eis<text:line-break/>mos est) in fermone ipsi, , qua ferme est, peccent, ac-<text:line-break/>ensiculi vero , quod lu dissectionibus fuerint negligentes,<text:line-break/>cujus imperitia aptos; ut lace dicere auderent,. impulit.<text:line-break/>Quibus idem accidit, quod illi, qui, quum reliquos<text:line-break/>asinos, praetermisso .eo, cui ipte rusidebat,. numerasset,<text:line-break/>suos- vicinos , quod eum asinum essent furati, postmodum<text:line-break/>accusabat, aut ei, qui id requirebat, .quod ipfemet<text:line-break/>tenebat. Hujusmodi fune spectaculo quum et ipfie ali-<text:line-break/>quando interessem, ritum continere non motui, couspi-<text:line-break/>catus quendam tumultuantem ac omnia, .quae. in do-<text:line-break/>rio erant, dimoventem ac miscentem, quum aureos<text:line-break/>vestigaret, quos ipfie chartula quadam involutos altera<text:line-break/>manu tenebat. .Ut enim his impotenter vociferantibus vir<text:line-break/>quifpiam moderatus summisse locutus, illi quidem (opi-<text:line-break/>fror) asinum, in quo sedebat, ostenderit, huic autem<text:line-break/>ruam ipsius -manum sini stratu dextra tangere jusserit;<text:line-break/>eodem, opinor, modo et ego iis-, qui nos ita insectan-<text:line-break/>tus , si modo - oculos habent, ostendam , magnae arteriae</text:span></text:span></text:p>
      <text:p text:style-name="P3"><text:span text:style-name="Default_20_Paragraph_20_Font"><text:span text:style-name="T15">propaginem et venae cavae orificium in iis , quae utero<text:line-break/>adhuc gestantur, ad pulmonem ferri; sin vero sunt eae-<text:line-break/>ci, vasa in uranus sibi imposita contrectare juhebo; nam<text:line-break/>neque exiguum eorum utrumque neque vulgare est, sed-<text:line-break/>amplum admodum commemorabllemque intra fele ha-<text:line-break/>bet meatum, quem non solum is, qui oculos habet,<text:line-break/>non ignoraverit, sed ne is quidem, cui tangendi erit<text:line-break/>potestas, si solum ad anatumen velit accedere. Eos igi—<text:line-break/>tm justius poena in homines pigros constituta multave-<text:line-break/>ris, quam naturam. Siquidem ipsa neque invide, ne-<text:line-break/>que socorditer, sed (quod isti praedicant) prius repu-<text:line-break/>fans atque animadvertens, pulmonem, qui utero etiam-<text:line-break/>num geritur, conformatur ac motu omni curet, non<text:line-break/>eandem postulare procurationem atque is, qui perfectus<text:line-break/>est et jam movetur, alterum quidem vas validum, erasi-<text:line-break/>sum ac densum ad arterium magnam, imbecillum vero<text:line-break/>et tenue ac rarum alterum ad venam cavam anastomosi<text:line-break/>applicuit. Sed rudes plane sunt hi et in exquirendis<text:line-break/>naturae operibus desidiosi; oportet enim Iulum ipfa in-</text:span></text:span></text:p>
      <text:p text:style-name="P3"><text:span text:style-name="Default_20_Paragraph_20_Font"><text:span text:style-name="T15">sprcere, nam inspectionem statim sequetur artis naturae<text:line-break/>admiratio. Quis enim est, qui, quum rationes illas,<text:line-break/>quibus isti naturam oppugnant, audierit , eandem autem<text:line-break/>postea naturam viderit parvo adeo commento tantis ab-<text:line-break/>furdrtatibus remedium invenisse , </text:span></text:span>non <text:span text:style-name="Default_20_Paragraph_20_Font"><text:span text:style-name="T15">ejus artem admi-<text:line-break/>retur? At isti vociferantur, omnino fieri a natura inju-<text:line-break/>riam pulmoni, si, qui adhuc in utero est, quomodoris;<text:line-break/>qui perlectus est, regatur, aut si, qui perfectus est, ut<text:line-break/>is, qui utero geritur; aliam enim. requirere procura tio-<text:line-break/>nem pulmonem respirantem ac motu praeditum , aliam<text:line-break/>quiescentem. At natura sine tumultu ac clamore ipsis<text:line-break/>operibus suam indicat aequitatem; quam certo scio om-<text:line-break/>nes, qui vel audient, admiraturos quidem, at .non ae-<text:line-break/>que magnam certe ames praebent admirationem, ac<text:line-break/>oculi; proinde faciendum est, ut non haec modo, fed<text:line-break/>quae etiam memorantur alia, nostrismet oculis intuentes<text:line-break/>experiamur.</text:span></text:span></text:p>
      <text:h text:style-name="Heading_20_2" text:outline-level="2"><text:span text:style-name="Default_20_Paragraph_20_Font">Cap. XXI.</text:span></text:h>
      <text:p text:style-name="P71"><text:span text:style-name="Default_20_Paragraph_20_Font"><text:span text:style-name="T15"><text:s/>Quae igitur ad- pulmonem pertinent, -<text:line-break/>ea. naturae aequitate cum in iis, quae jam respirant,</text:span></text:span></text:p>
      <text:p text:style-name="P3"><text:span text:style-name="Default_20_Paragraph_20_Font"><text:span text:style-name="T15">tum in. iis, quae adhuc habentur in utero, funtcompa-<text:line-break/>rata; quae vero ad cor, .quo pactu eadem hac solertia<text:line-break/>correxit, mox enucleabo. Quum enim arteriam ma-<text:line-break/>gnam ad massum quidem^ et densum pulmonis vas, </text:span></text:span>ad<text:line-break/><text:span text:style-name="Default_20_Paragraph_20_Font"><text:span text:style-name="T15">tenue vero et. .rarum. venam cavam per. anastomosin<text:line-break/>applicuisset, et pulmoni. quidem. (ut jam diximus) utras-<text:line-break/>que materias juste dispertivit, et cor nihilominus a pus-<text:line-break/>mimis servitute liberavit. Quocirca mirari amplius non<text:line-break/>oportet, si; quum nequem sanguinem neque. spiritum mit-<text:line-break/>tat pulmonibus, neque totius animalis arteriis suppedi-<text:line-break/>tet, ut perfectis, ad falam propriam vitam quam pan-<text:line-break/>cissimo spiritu indiguerit; quem matime quidem, ut<text:line-break/>opinor, ex ipsa et tum magna arteria ducere poterat;<text:line-break/>nam membranarum epiphysis (ut antea ostendimus] non<text:line-break/>ut nihil omnino, sed. ne multum neve repente ac<text:line-break/>simul -in ipsum quippiam immigret, a natura. suit in-<text:line-break/>venta. Quinetiam licuit cordi per </text:span></text:span>id - <text:span text:style-name="Default_20_Paragraph_20_Font"><text:span text:style-name="T15">orificium , cui<text:line-break/>foli tunicas- duas foris intro . pertinentes: diximus iocum-</text:span></text:span></text:p>
      <text:p text:style-name="P3"><text:span text:style-name="Default_20_Paragraph_20_Font"><text:span text:style-name="T15">here, ex pulmone sanguinem ac spiritum mixta tra-<text:line-break/>here; vas enim hoc in foetibus .ex .cava .quidem vena<text:line-break/>sanguinem. .per quandam memorandae magnitudinis ana-<text:line-break/>stomosin recipit. Nam antea docuimus,. sanguinem </text:span></text:span>in<text:line-break/><text:span text:style-name="Default_20_Paragraph_20_Font"><text:span text:style-name="T15">perfectis quidem ex. sanguineis , </text:span></text:span>. <text:span text:style-name="Default_20_Paragraph_20_Font"><text:span text:style-name="T15">in . foetibus </text:span></text:span>vero <text:span text:style-name="Default_20_Paragraph_20_Font"><text:span text:style-name="T15">ex<text:line-break/>spiritalibus instrumentis tranfumi;. in perfectis. animalibus<text:line-break/>per multas et eas subtiles .anaftomofes nisum .effugien-<text:line-break/>tes, promptius . vero in iis,. quae adhuc utero geruntur, </text:span></text:span><text:span text:style-name="Default_20_Paragraph_20_Font"><text:span text:style-name="T46">,<text:line-break/></text:span></text:span><text:span text:style-name="Default_20_Paragraph_20_Font"><text:span text:style-name="T15">spiritus tranfumitur ; id . enim est adhuc adliciendum,<text:line-break/>quod in foetibus apparet, quodque argumentum. est. cer-<text:line-break/>tissimum, haec duo. vastorum .genera mutuis anastomosibus<text:line-break/>inter fe esse juncta, venasque aliqua ex -partu spiritus<text:line-break/>esse participes. Nam si, foetu adhuc utero matris hae-:<text:line-break/>renle, ejusdem matris epigastrium .ac matricem eo<text:line-break/>modo, quo in administrationibus anatomicis praecipimus,<text:line-break/>dividens arterias, quae in umbilico funi, laqueis ex-<text:line-break/>ceperis, quae in fecundis stant arteriae omnes pulsu de-<text:line-break/>statuentur, .quum tamen, quae in embryo ipfo insunt,-</text:span></text:span></text:p>
      <text:p text:style-name="P3"><text:span text:style-name="Default_20_Paragraph_20_Font"><text:span text:style-name="T38">adhuc pulsent; quod si venas esiam, quae sunt in um-<text:line-break/>bilico, laqueis complexus fueris, haudquaquam quae in<text:line-break/>embryo funt arteriae amplius pulsaverint. Ex quo per-<text:line-break/>fpicuum est simul quidem, quod facultas ea, quae Illo,.<text:line-break/>vet fecundarum arterias, a corde ipsius foetus profici-<text:line-break/>suitur, simul autem et quod a venis per anastomofes<text:line-break/>arteriae spiritum nanciscuntur, a quo calor nativus fal-<text:line-break/>tem aliquantisper potest conscrVari. Fieri igitur potest<text:line-break/>in corde, ut ex vase sanguinem continente commodum<text:line-break/>aliquod calori sinistro ejus ventriculo insito accedat;<text:line-break/>cujus causa animalia respiratione ac pulsibus indigere<text:line-break/>ostendimus. Unde quoque manifestum est simul quidem,<text:line-break/>naturam summa providentia omnia construxisse, simus<text:line-break/>autem, veritatem vere ubique sibi ipsi esse consentaneam.<text:line-break/>Quae vero ab Erasistrato de materiis dicuntur, quod<text:line-break/>omnino non misceantur, neque ipsis evidentibus neque<text:line-break/>sibi ipsa consentiunt. Probavimus enim ex iis, quae<text:line-break/>am diximus, simul quidem, arterias non eo dilatari,</text:span></text:span></text:p>
      <text:p text:style-name="P3"><text:span text:style-name="Default_20_Paragraph_20_Font"><text:span text:style-name="T15">quod manante a corde spiritu. oppleantur, simul autum,<text:line-break/>in singulis distensionibus a venis etiam aliquid trahere;<text:line-break/>praeterea lu foetibus necessarium esse , quum arteria<text:line-break/>venosa sanguinem a vena cava accipiat, trahi ex ea<text:line-break/>non minimum, corde videlicet dilatato, lu sinistrum<text:line-break/>ventriculum , membranarum certe epiphysi nihil probi-<text:line-break/>bente, quod ipsae foris intro spectare cernantur. Quere<text:line-break/>non modo in perlectis jam animalibus, sed etiam lu<text:line-break/>foetibus evidenter apparet, arteriis facultatem illam,<text:line-break/>qua ipsae -moventur , cor ipsum suppeditare , non tamen<text:line-break/>ipsas ceu utres quosdam flatu distendens atque implens.<text:line-break/>Demonstratum enim: etiam alio loco est, arterias non ob<text:line-break/>id dilatari, quod impleantur, sed, quod dilatentur, im-<text:line-break/>pluri; quod verum esse ex iis, quae jam diximus, con-<text:line-break/>stare satis arbitror. Quod autem, sinon, quod imple-<text:line-break/>antire , quomodo utres,.. dilatantur, sed, quia dilatantur;<text:line-break/>idcirco implentur, ut fabrorum sclles, trahere ipsas ali-<text:line-break/>quid ex venis .necessario, omnes (ut ego arbitror) con-<text:line-break/>silebuntur; cum. praefertim et ipse Erasiitratus . certe</text:span></text:span></text:p>
      <text:p text:style-name="P3"><text:span text:style-name="Default_20_Paragraph_20_Font"><text:span text:style-name="T38">mutuas inter fe anastomofes admittat; sin id minus,<text:line-break/>at ego id quoque alio loco demonstravi. Quocirca hic<text:line-break/>non est opus pluribus; sed iis, qui anastomolin vaso-<text:line-break/>rum, quae in corde sunt, memoratorum usuum caulam<text:line-break/>extilisse rentur, testimonium hujus ret non parvum ex<text:line-break/>iis quoque, quae alio loco demonstrata sunt, est peten-<text:line-break/>dum. Quemadmodum enim multorum aliorum usum di-<text:line-break/>cere Erasistratus non poterat, ad eundem, opinor, mo-<text:line-break/>dum neque in praedictis his anastomosibus, essent ipsae,<text:line-break/>necne, ratio ei suppetebat. Nam li sint, misceantur in<text:line-break/>sinistro cordis ventriculo materiae necesse est; sin au-<text:line-break/>tem non sint, difficile dictu est, quo pacto cor spiritum<text:line-break/>trausumat. Quo autem pacto puImo cum in perfectis<text:line-break/>tum in foetibus non inique regatur, multo id dictu<text:line-break/>est difficilius; sed li quis rem vere aestimarit, neque id,<text:line-break/>neque aliud quidvis eorum, quae corporibus animalium<text:line-break/>.insunt, inventu erit difficile, sed omnia in promptu<text:line-break/>admodum sunt ac perspicua et sibi inter se consen-</text:span></text:span></text:p>
      <text:p text:style-name="P3"><text:span text:style-name="Default_20_Paragraph_20_Font"><text:span text:style-name="T38">ti entia ei certe, qui in actionibus exquirendis initio<text:line-break/>statim non aberravit. Sed de his alius est dicendi lo-<text:line-break/>ens. Porro natura , quemadmodum venam illam , quas<text:line-break/>ab umbilico pertinet ad jecur, et arterias, quae sunt<text:line-break/>ad spinam , tandem exiccat et velut funiculos quosdam<text:line-break/>tenues efficit, ad eundem modum et praedictas vaso-<text:line-break/>rum, quae ad cor pertinent, anastomoses in animali<text:line-break/>jam nato abolet, quod (ut ego arbitror) omnium maxi-<text:line-break/>me est admirabile ; quae enim nulli omnino usui ani-<text:line-break/>malibus jam in lucem editis erant futura, ea nec esse<text:line-break/>prorsus patitur: mihique videtur multo majus esse, na-<text:line-break/>turam , ubi quid plus in embryis , quam in perfectis,<text:line-break/>effecit, id ipsum, quando nuliius amplius sit usus, cor-<text:line-break/>rumpere, quam illud omnino effecisse. Caeterum de<text:line-break/>partibus quidem eorum, quae seruntur utero, quae ob<text:line-break/>usus secundarum matricis a persectis animalibus dissident,<text:line-break/>deinceps omnia perscribemus, quum primum finem huic<text:line-break/>sermoni, qui nunc in manibus est, statuerimus. Neque<text:line-break/>enim eorum hic meminissemus, si nemo calumniatus</text:span></text:span></text:p>
      <text:p text:style-name="P3"><text:span text:style-name="Default_20_Paragraph_20_Font"><text:span text:style-name="T15">fuisset ea, quae nunc memoravimus de cordis membra-<text:line-break/>nis et de vasorum pulmonis varietate. Porro illuc,<text:line-break/>unde defleximus, reversi quae restant explicemus. Su-<text:line-break/>peresi autem eorum, quae ad cor pertinent, ut opinor,<text:line-break/>nihil, eorum vero, quae tum ad pulmonem, tam ad<text:line-break/>thoracem spectant, multa; de quibus omnibus proximo<text:line-break/>libro tractabimus, pulmoni ad j ungentes larynga, qui<text:line-break/>arteriae asperae sinis est superior.</text:span></text:span></text:p>
      <text:h text:style-name="P55" text:outline-level="1"><text:span text:style-name="Default_20_Paragraph_20_Font"><text:span text:style-name="T15">GALENI .DE VSV PARTIUM C</text:span></text:span><text:span text:style-name="Default_20_Paragraph_20_Font"><text:span text:style-name="T35">O</text:span></text:span><text:span text:style-name="Default_20_Paragraph_20_Font"><text:span text:style-name="T15">RP</text:span></text:span><text:span text:style-name="Default_20_Paragraph_20_Font"><text:span text:style-name="T35">O</text:span></text:span><text:span text:style-name="Default_20_Paragraph_20_Font"><text:span text:style-name="T15">RIS HVMANI<text:line-break/>LIBER Vll.</text:span></text:span></text:h>
      <text:h text:style-name="Heading_20_2" text:outline-level="2"><text:span text:style-name="Default_20_Paragraph_20_Font"><text:span text:style-name="T35">C</text:span></text:span><text:span text:style-name="Default_20_Paragraph_20_Font"><text:span text:style-name="T15">ap.. I. </text:span></text:span></text:h>
      <text:p text:style-name="P72"><text:span text:style-name="Default_20_Paragraph_20_Font"><text:span text:style-name="T15">Quod vero pulmo respirationis </text:span></text:span>ac <text:span text:style-name="Default_20_Paragraph_20_Font"><text:span text:style-name="T15">vocis<text:line-break/>sit instrumentum, prius dictum est; cur autem ex tot ac<text:line-break/>talibus constet partibus, quot et quales nunc ejus sint,<text:line-break/>quodque neque plures his, neque pauciores habere ip-<text:line-break/>. tum praestaret, test ne corporis quidem mole, aut fi-<text:line-break/>gura, aut consistentia, </text:span></text:span>aut <text:span text:style-name="Default_20_Paragraph_20_Font"><text:span text:style-name="T15">conformatione discrepantes,<text:line-break/>in praetenti libro dicetur, hic quoque, ut per est, a<text:line-break/>partium ipsius pulmonis historia auspicatis; quam quod</text:span></text:span></text:p>
      <text:p text:style-name="Normal"><text:span text:style-name="Default_20_Paragraph_20_Font"><text:span text:style-name="T15"/></text:span></text:p>
      <text:p text:style-name="P3"><text:span text:style-name="Default_20_Paragraph_20_Font"><text:span text:style-name="T15">animalibus. dissecandis inspicere oporteat, quodque nulla<text:line-break/>oratio possit aeque ac sensus ipsi omnia, quae hoc </text:span></text:span>in<text:line-break/><text:span text:style-name="Default_20_Paragraph_20_Font"><text:span text:style-name="T15">vifcere vrsuntrm, edocere; omnibus sane </text:span></text:span>est <text:span text:style-name="Default_20_Paragraph_20_Font"><text:span text:style-name="T15">manifestum.<text:line-break/>Non tamen ob di recusandum certe, quo minus oratione<text:line-break/>ejus constructionem . explicemus , iis quidem, qui. corpora<text:line-break/>aliquando dissecuerunt, memoriam refricantes, iis vero,.<text:line-break/>qui prorfus ignorarunt, viam munientes.</text:span></text:span></text:p>
      <text:h text:style-name="Heading_20_2" text:outline-level="2"><text:span text:style-name="Default_20_Paragraph_20_Font">Cap. su. </text:span></text:h>
      <text:p text:style-name="P71"><text:span text:style-name="Default_20_Paragraph_20_Font"><text:span text:style-name="T35">H</text:span></text:span><text:span text:style-name="Default_20_Paragraph_20_Font"><text:span text:style-name="T15">oc itaque viteus, quemadmodum hepar,<text:line-break/>vasis quamplurimis est contextum,. quorum intervalla<text:line-break/>carne molli inster tomenti cuiusdam opplentur. Vasi,-<text:line-break/>rem porro ipsius proficiscuntur aliud quidem ex sinistro<text:line-break/>cordis ventriculo, aliud vero ex dextro, tertium ex<text:line-break/>pbarynge;. deinde illinc procedentia dividuntur eodem<text:line-break/>prorstrs modo omnia, bifariam quidem primum, quod et<text:line-break/>pulmonis ipsius alia pars in dextris, alia in sinistris<text:line-break/>an.malis est partibus., membranis validis utraque disjun-<text:line-break/>cta-; tum autem utrumque ipsorum rursus in alias partes<text:line-break/>duas dividitur., quod et pulmonis lu utraque parte duo</text:span></text:span></text:p>
      <text:p text:style-name="P3"><text:span text:style-name="Default_20_Paragraph_20_Font"><text:span text:style-name="T15">sunt lobr ; eoque modo quatuor jam omnino partes utri-<text:line-break/></text:span></text:span>usque <text:span text:style-name="Default_20_Paragraph_20_Font"><text:span text:style-name="T15">praedicturum valorum saetae dividuntur multipli-<text:line-break/>citer in quatuor pulmonis lobos. Quintus vero lobus<text:line-break/>qupm parvus </text:span></text:span>sit <text:span text:style-name="Default_20_Paragraph_20_Font"><text:span text:style-name="T15">in dextra .thoracis capacitate, </text:span></text:span>quem se-<text:line-break/><text:span text:style-name="Default_20_Paragraph_20_Font"><text:span text:style-name="T15">dem quandam </text:span></text:span>ac <text:span text:style-name="Default_20_Paragraph_20_Font"><text:span text:style-name="T15">velut substerniculum venae cavae </text:span></text:span>esse<text:line-break/><text:span text:style-name="Default_20_Paragraph_20_Font"><text:span text:style-name="T15">diximus, propagines exiguas a vasis lu lolium </text:span></text:span>magnum<text:line-break/><text:span text:style-name="Default_20_Paragraph_20_Font"><text:span text:style-name="T15">sibi propinquum distributis in se totum diffissus obtinet.<text:line-break/>Ambit autem lobos omnes extrinsecus membrana quae-<text:line-break/>dam tenuis, portiones quasdam eorum nervorum, </text:span></text:span>qui<text:line-break/><text:span text:style-name="Default_20_Paragraph_20_Font"><text:span text:style-name="T15">urope .stomachum insumo ad ventriculum seruntur, ac-<text:line-break/>cipiensl Atque haec sunt pulmonis natura. Quod au-.<text:line-break/>tem melius omnino fuit venam ejus fieri arteriofam,<text:line-break/>venosam autem arteriam , quum de dextro cordis ven-<text:line-break/>triculo ageremus, dilucide demonstravimus.</text:span></text:span></text:p>
      <text:h text:style-name="Heading_20_2" text:outline-level="2"><text:span text:style-name="Default_20_Paragraph_20_Font"><text:span text:style-name="T15">Cap. Ili. </text:span></text:span><text:span text:style-name="Default_20_Paragraph_20_Font"><text:span text:style-name="T38">. </text:span></text:span></text:h>
      <text:p text:style-name="P71"><text:span text:style-name="Default_20_Paragraph_20_Font"><text:span text:style-name="T15">Cui autem eis natura tertium vas a<text:line-break/>pharynge prodiens adjunxit, (quod.. nonnulli asperam<text:line-break/>arteriam, alii autem soronchon nominant,) profluus di-</text:span></text:span></text:p>
      <text:p text:style-name="P3"><text:span text:style-name="Default_20_Paragraph_20_Font"><text:span text:style-name="T15">cernuo, si prius, quo dilucidior </text:span></text:span>sit <text:span text:style-name="Default_20_Paragraph_20_Font"><text:span text:style-name="T15">oratio, omnem ipsius<text:line-break/>constructionem </text:span></text:span><text:span text:style-name="Default_20_Paragraph_20_Font"><text:span text:style-name="T38">. </text:span></text:span><text:span text:style-name="Default_20_Paragraph_20_Font"><text:span text:style-name="T15">explicuerimus. Est faue pars quaedam<text:line-break/>simplex lu. animalis.. corpore, .(de qua ante </text:span></text:span>etiam <text:span text:style-name="Default_20_Paragraph_20_Font"><text:span text:style-name="T15">dictum<text:line-break/>est, quum de manu ageremus,) quae aliarum quidem o m-<text:line-break/></text:span></text:span>aiunt <text:span text:style-name="Default_20_Paragraph_20_Font"><text:span text:style-name="T15">est durissima, </text:span></text:span>solo <text:span text:style-name="Default_20_Paragraph_20_Font"><text:span text:style-name="T15">autem ossei est mollior, cui<text:line-break/>nomen omnes propemodum medici. imposuerunt cartila-<text:line-break/>ginem. </text:span></text:span><text:span text:style-name="Default_20_Paragraph_20_Font"><text:span text:style-name="T38">. </text:span></text:span><text:span text:style-name="Default_20_Paragraph_20_Font"><text:span text:style-name="T15">Hujus autem cartilaginis .plurimam portionem<text:line-break/>natura ad asperae arteriae constructionem comparavit,<text:line-break/>.totamque in exactam circuli circumferentiam -contorsit, .<text:line-break/>ut .ejus </text:span></text:span>pars <text:span text:style-name="Default_20_Paragraph_20_Font"><text:span text:style-name="T15">.convexa (quam fano. et tangimus] extra pro-<text:line-break/>minuat, intus vero sit concava; .post autem </text:span></text:span><text:span text:style-name="Default_20_Paragraph_20_Font"><text:span text:style-name="T38">... </text:span></text:span><text:span text:style-name="Default_20_Paragraph_20_Font"><text:span text:style-name="T15">circulis<text:line-break/>iis una ferie ac continua in colli longitudlue. inter fe<text:line-break/>compositis, atque intervallo eo, ..quod est inter laryngem<text:line-break/>et pulmonem, . interim refertu , ligamentis eos membra-<text:line-break/>nosse validis connexuit, simillimis corvorum ostracis;<text:line-break/>quae .vero eorum pars erat subjectum stomachum con-<text:line-break/>tactura, .eam non ..amplius fecit cartilaginem, sed .hac<text:line-break/>sane imperfectus quadan tenus est circulus,. figuramque<text:line-break/>litterae sigma o unaquaeque refert cartilago; unde, opi-</text:span></text:span></text:p>
      <text:p text:style-name="P3"><text:span text:style-name="Default_20_Paragraph_20_Font"><text:span text:style-name="T15">nor, figmoides eas quidam appellant. Communiter au-<text:line-break/>tenr his ligamentis et aliis orbiculartbus et praeterea<text:line-break/>cartilaginibus . ipsis alia quaedam -intrinsecus. obtenta .est<text:line-break/>tunica . et ea quidem plane rotunda,. quae fubungit om-<text:line-break/>nia, denis- quidem ac fetida, fibras autem -habens fecun-<text:line-break/>dum longitudinem -rectas , quam antea memini me : </text:span></text:span>quo-<text:line-break/><text:span text:style-name="Default_20_Paragraph_20_Font"><text:span text:style-name="T15">dam loco significasse ei esse continuam, quae -tutum - os<text:line-break/>et - stomachum ac ventriculum totum intrinsecus inungit.<text:line-break/>Atque etiam omnia haec extrinsecus complectitur mem-<text:line-break/>brana quaedam velut indumentum quoddam atque ami-<text:line-break/>cuium totius arteriae.- Ea igitur arteriae, quae in collo<text:line-break/>habetur, est natura, per -quam .animalia -inspirant et ror-<text:line-break/>-sus expirant; vorem edunt atque - efflant. Ubi vero<text:line-break/>primum claviculas praetergressa in thoracis capacitatem<text:line-break/>pervenit, ibi -dividitur atque su amnem pulmonis par-<text:line-break/>tem fertur cum vasis-, quae a corde proficiscuntur,-. in<text:line-break/>o </text:span></text:span><text:span text:style-name="Default_20_Paragraph_20_Font"><text:span text:style-name="T16">mn.es </text:span></text:span><text:span text:style-name="Default_20_Paragraph_20_Font"><text:span text:style-name="T15">ejus-lobos drstribtua ; non tamen discedit a na-<text:line-break/>tura, quam parte superna obtinet; -neque usia. lu re</text:span></text:span></text:p>
      <text:p text:style-name="P3"><text:span text:style-name="Default_20_Paragraph_20_Font"><text:span text:style-name="T15">dissident propagines ejus omnes f fed similiter^ omnes<text:line-break/>cartilagines multae figuioides , membranulis ligamentis<text:line-break/>coer ritae; usque ad extremos visceris lobos conteryantur.<text:line-break/>Hoc solum in pulmone vas cumulo est vacuum sanguine.<text:line-break/>Cui Erafistratus tamen aliam quoque^ arteriam, laevum<text:line-break/>fcilicet , - adnunrerat ; non recte id sentiens , quemadmo-<text:line-break/>dum saepe jam dictum esu Siquidem </text:span></text:span>haec <text:span text:style-name="Default_20_Paragraph_20_Font"><text:span text:style-name="T15">sanguinem<text:line-break/>continet vaporosum, tenuem ac sincerum non paucum;<text:line-break/>aspera vero arteria sanguinis omnino est expers,</text:span></text:span><text:span text:style-name="Default_20_Paragraph_20_Font"><text:span text:style-name="T38">r </text:span></text:span><text:span text:style-name="Default_20_Paragraph_20_Font"><text:span text:style-name="T15">quando<text:line-break/>nimirum secundum naturam se habet animal; quando<text:line-break/>vero ruptio aliqua, vel oris apertio, veI vasis eresio<text:line-break/>in pulmone accidit, tunc effunditur aliquid sanguinis<text:line-break/>etiam in hanc ipsam arteriam, qui spiritui facessit ne-<text:line-break/>gotium, ejus rias occupans; coque modo tussi quidem<text:line-break/>auimaljam infestatur, fanguis vero sursum per pharyn-<text:line-break/>ga ad os fertur.</text:span></text:span></text:p>
      <text:h text:style-name="Heading_20_2" text:outline-level="2"><text:span text:style-name="Default_20_Paragraph_20_Font">Cap. IV. </text:span></text:h>
      <text:p text:style-name="P71"><text:span text:style-name="Default_20_Paragraph_20_Font"><text:span text:style-name="T15">Cur igitur non prorsus artenam hanc<text:line-break/>aut cartilaginosum totam aut membranulam statura.<text:line-break/>effecerit, fed alternis cartilaginem ac membranam .cof-,</text:span></text:span></text:p>
      <text:p text:style-name="P3"><text:span text:style-name="Default_20_Paragraph_20_Font"><text:span text:style-name="T15">locarit; tum autem cor cartilagines ipsas non perfectos<text:line-break/>fecerit circulos, fed ipsarum singulis desit aliquid exi-<text:line-break/>guttur,. haec jam persequar. Quorum primum est, quod<text:line-break/>cartilagine omnino opus erat vocis instrumento </text:span></text:span>; <text:span text:style-name="Default_20_Paragraph_20_Font"><text:span text:style-name="T15">demon-<text:line-break/>stravimus enim in iis commentariis, quos de voce con—<text:line-break/>scripsimus </text:span></text:span>, <text:span text:style-name="Default_20_Paragraph_20_Font"><text:span text:style-name="T15">non omnem aeris percussionem vocem posse<text:line-break/>efficere, scd oportere symmetriam quandam ac conve-<text:line-break/>nientiam esse substantiae rei percutientis simul et ror<text:line-break/>boria, quo aliquantisper aer resistat; neque primo statim<text:line-break/>impetu ac coitione victus. deliciatur. Hanc autem fym-<text:line-break/>metriam cartilago in animalibus adepta est, .quum mol-<text:line-break/>liora, quam pro ipsius natura, prae imbecillitate aerem<text:line-break/>ipsum remissius percutiant, duriora autem facile ipsum.<text:line-break/>evertant adeo, ut non maneat amplius neque resistat<text:line-break/>ad percussionem excipiendam, . fed subducat fe atque<text:line-break/>aufugiat, et fluxio ni potius quam percussioni similem<text:line-break/>patiatur .affectum. alorum autem demonstrationes nunc<text:line-break/>audire nemo postulet, quemadmodum nullius etiam al-<text:line-break/>terius actionis </text:span></text:span>; <text:span text:style-name="Default_20_Paragraph_20_Font"><text:span text:style-name="T15">postea enim quam scortum de singulis</text:span></text:span></text:p>
      <text:p text:style-name="P3">conscripsimus; ad hanc ultimam de partium usu enar-<text:line-break/>.rationem. aggressi. sumus-, quae. notas: j aur actiones omnes<text:line-break/>(quod initio etiam . ostendimus) postulati .Asperae igitur<text:line-break/>arteriae cartilago., quae proprium vocis ipsius est instru-<text:line-break/>.mentum , tota etiam.. cartilago fuisset, nusquam egens<text:line-break/>neque ligamento neque tunica, si nullum motum,. ani-<text:line-break/>mali vel inspirante, vel expirante, .aut exuffiante., . aut<text:line-break/>loquente, . obitura .fuisset. Jam vero quum .i n. omnibus<text:line-break/>hujusmodi actionibus eam oporteat longiorem et an-<text:line-break/>gustiorem,. aut rursus breviorem atque ampliorem fieri,<text:line-break/>ratione. optima non ex sula cartilaginosa substantia facta<text:line-break/>est, quae neque dilatari, neque. contrahi potest; sed<text:line-break/>membrano sum quoque assumpsit, ut praedictos .motus<text:line-break/>.promptu obire posset. Toto erim, dum inspiramus, tho-<text:line-break/>.race dilatato, (ut. in commentariis de ipfius motu est de-<text:line-break/>monstratum,) deinde consecutione ad id; quod movetur,<text:line-break/>.pulmonem in omnes partes dilatante, quod in arteriis<text:line-break/>est membranofum, in latum et longum facile diducitur,</text:p>
      <text:p text:style-name="P3"><text:span text:style-name="Default_20_Paragraph_20_Font"><text:span text:style-name="T15">in partibus quidem sigmoides cartilaginum replentibus<text:line-break/>in latum, in conneetentibus vero -cartilagines spias in<text:line-break/>longum. Licet autem stibi </text:span></text:span>id <text:span text:style-name="Default_20_Paragraph_20_Font"><text:span text:style-name="T15">et mortuo jam animali<text:line-break/>clare inspicere, si per </text:span></text:span>efferam <text:span text:style-name="Default_20_Paragraph_20_Font"><text:span text:style-name="T15">arteriam in totum pus-<text:line-break/>inonem inflareris , deinde rursus expresseris ac vacua—<text:line-break/>ris; apparebunt enim ligamenta cartilagines colligantia<text:line-break/>in inspirationibus impletionibusque tutius pulmonis ten-<text:line-break/>di, tanturnque a fe cartilagines diduci, quantum ipsa<text:line-break/>extendi possunt; in expirationibus vero </text:span></text:span>contra <text:span text:style-name="Default_20_Paragraph_20_Font"><text:span text:style-name="T15">laxari<text:line-break/>ac .duplicari, lu fe ipsaque concidere ita, ut permittant<text:line-break/>cartilaginibus, ut feste contingant: quae vero vincula<text:line-break/>ipsarum sigmoides replent, in inspirationibus quidem in-<text:line-break/>flata amplificantur grbbaque extrorsum fiunt; lu expi-<text:line-break/>rationibus vero contra laxantur atque intro concidunt.<text:line-break/>Qua ex re intelligi -potest, mutationes ipsius visceris in<text:line-break/>longitudinem ac brevitatem ab iis partibus, quae car-<text:line-break/>tilagines- inter fe- connectunt, effici; .incrementum vero</text:span></text:span></text:p>
      <text:p text:style-name="P23"><text:span text:style-name="Default_20_Paragraph_20_Font"><text:span text:style-name="T15">.lu latitudinem ac conridentiam ab iis, quae cujusque<text:line-break/>sigmoides. </text:span></text:span><text:span text:style-name="Default_20_Paragraph_20_Font"><text:span text:style-name="T35">o</text:span></text:span><text:span text:style-name="Default_20_Paragraph_20_Font"><text:span text:style-name="T15">pplent.</text:span></text:span></text:p>
      <text:h text:style-name="Heading_20_2" text:outline-level="2"><text:span text:style-name="Default_20_Paragraph_20_Font">Cap. V;. </text:span></text:h>
      <text:p text:style-name="P71"><text:span text:style-name="Default_20_Paragraph_20_Font"><text:span text:style-name="T15">Quocirca in. pulmone desiderare.nihil pes-<text:line-break/>sis, quo minus ufperarum arteriarum. benesicio votis<text:line-break/>simul ac respirationis sit iusirumentum; quippe quarum<text:line-break/>cartilagines ipsae vocis furti .instrumenta, quae vero eas<text:line-break/>jungunt vincula ,. respirationis. . Porro </text:span></text:span>, <text:span text:style-name="Default_20_Paragraph_20_Font"><text:span text:style-name="T15">quod cartilago<text:line-break/>haec primum sit vocis instrumentum., larynx ipfe maxi-<text:line-break/>mo tibi erit documento, ..(vocatur autem ita pars ea,<text:line-break/>quae cum pharynge asperam arteriam jungit, quae<text:line-break/>etiam in collo extare apparet,: tangentibusque dura scn-<text:line-break/>titur, fursumque nobis degluti entibus fertur,) quem sane<text:line-break/>in libris de -vocis generatione demonstravimus primum<text:line-break/>esse et principalissimum vocis instrumentum; quod vero<text:line-break/>idem totus fit. cartilago, verbis nihil opus est, .quum. id<text:line-break/>cuivis appareat. </text:span></text:span><text:span text:style-name="Default_20_Paragraph_20_Font"><text:span text:style-name="T38">- </text:span></text:span><text:span text:style-name="Default_20_Paragraph_20_Font"><text:span text:style-name="T15">Demonstratum quoque in iisdem libris<text:line-break/>est, quod arteria prius vocem conclunat ac praeparat<text:line-break/>daryngi; quae. quum ad ipsum pervenerit , adaugent: eam</text:span></text:span></text:p>
      <text:p text:style-name="P3"><text:span text:style-name="Default_20_Paragraph_20_Font"><text:span text:style-name="T38">et palatum veluti, echeum quoddam seu vocis refracto-<text:line-break/>rium praepositum, et gurgulio quasi plectrum. Atque<text:line-break/>etiam ibidem demonstravimus, non simpliciter expiranti-<text:line-break/>bus vocem effici , sed propriam vocis materiam efllatio-<text:line-break/>nem este, quoque pacto ipsa ab expiratione differat, ac<text:line-break/>quod musculi thoracis eam efficiant, et quae hanc ipsam<text:line-break/>gignendi ratio, et praeterea vocis. Nunc autem, ut<text:line-break/>dixi, nihil horum statui demonstrare, sed utens iis pro<text:line-break/>concessis ac probatis ostendere, nullam fieri potuisse<text:line-break/>meliorem constructionem partis respirationi ac voci<text:line-break/>destinatae. Testimonio autem sat par est) fuerint et<text:line-break/>ea, quae nunc a nobis de usu ipsarum sunt demonstrata,<text:line-break/>nos recte etiam ea, quae ad actiones pertinent, prius<text:line-break/>demonstravisse; cuiusmodi est et quod vox ab arteria<text:line-break/>laryngi praeparatur, nondum tamen jam in illa absoluta<text:line-break/>est vox, demonstratum enim in illis libris id luit. Por-<text:line-break/>ro quod pars ejus cartilaginosa est, quae prima vocem<text:line-break/>concinnat ac praeit, testimonium hinc magnum para-</text:span></text:span></text:p>
      <text:p text:style-name="P3"><text:span text:style-name="Default_20_Paragraph_20_Font"><text:span text:style-name="T15">vimus ; laryngi quidem , quod probe demonstratum est,<text:line-break/>primum vocis esse. instrumentum, arteriae vero, quia,<text:line-break/>quod lu ea est cartilaginosum, ut vocis instrumenti. est<text:line-break/>pars, reliquum vero.. omne ut respirationis. Perlpicu-<text:line-break/>umque fit, instrumentum unum duabus actionibus sub-<text:line-break/>fervire. commodius non potuisse, fi aliter, ac nunc ha-<text:line-break/>bet, constructum fuisset. oportebat enim ipsam omnino<text:line-break/>ex immobilibus .ac mobilibus compositam esse partibus;<text:line-break/>.nam vocis quidem instrumentum dilatari ac comprimi<text:line-break/>non. poterat., quod .ipsum durius esse oportebat, quam<text:line-break/>ut vicissim utrumque </text:span></text:span>hoc <text:span text:style-name="Default_20_Paragraph_20_Font"><text:span text:style-name="T15">..pateretur; respirationis vero<text:line-break/>contra haudquaquam durum. eousque fieri poterat, ut<text:line-break/>vocem modularetur, quod ipsius actio. prima erat mo-<text:line-break/>tio. At nunc quidem, quum mobiles partes atque im-<text:line-break/>mobiles alternatim sint positae, vox quidem per immo-<text:line-break/>biles, respiratio vero per mobiles efficitur; moventur<text:line-break/>tamen quodammodo jam fecundum accidens </text:span></text:span>cum <text:span text:style-name="Default_20_Paragraph_20_Font"><text:span text:style-name="T15">mobili-<text:line-break/>bus et immobiles, propter mutuam connexionem ab illis<text:line-break/>translatae. Pulmonis igitur -pfbpfiia- para- eiFIraec-- arte-</text:span></text:span></text:p>
      <text:p text:style-name="P3"><text:span text:style-name="Default_20_Paragraph_20_Font"><text:span text:style-name="T38">ria, qua pifces merito caruerunt, atque etiam pulmone,<text:line-break/>quod ne voce quidem illis plane opus esset , ut qui<text:line-break/>vitam in aqua degerent. Nam quod ad ipsius cordis<text:line-break/>caloris refrigerationem attinet (propter quam respiratione<text:line-break/>etiam opus suit), sola ipsis branchiarum constructio a<text:line-break/>natura data est; quam antea quidem attigimus, scribe-<text:line-break/>mus autem rursum de ea seorsum uberius, quum de<text:line-break/>omnibus animalibus sermo a nobis instituetur. Nunc<text:line-break/>autem, quum jam omnia sibi ipsis consentire veraque<text:line-break/>esse testari tum ea, quae enarratione de usibus prodi-<text:line-break/>demus, tum quae ante de actionibus docuimus, demon-<text:line-break/>straverimus, ad reliquas pulmonis partes transcamus.</text:span></text:span></text:p>
      <text:h text:style-name="Heading_20_2" text:outline-level="2"><text:span text:style-name="Default_20_Paragraph_20_Font">Cap. VI. </text:span></text:h>
      <text:p text:style-name="P71"><text:span text:style-name="Default_20_Paragraph_20_Font"><text:span text:style-name="T38">Vocis quidem instrumentum esse dixi-<text:line-break/>mus asperae arteriae cartilaginem, respirationis autem<text:line-break/>vincula membranosa; quod vero ex ipsis compositum,<text:line-break/>arteriam, respirationis simul ac vocis esse partem; quae<text:line-break/>constructionem, aliam meliorem nullam adhuc habere</text:span></text:span></text:p>
      <text:p text:style-name="P3"><text:span text:style-name="Default_20_Paragraph_20_Font"><text:span text:style-name="T15">poterat. Siquidem, quae duriora sunt cartilagine aut<text:line-break/>-molliora, ea voci procreandae non erunt aptiora. Sed<text:line-break/>ne si aliter quidem, quam ut </text:span></text:span>nunc <text:span text:style-name="Default_20_Paragraph_20_Font"><text:span text:style-name="T15">connexae sunt, par-<text:line-break/>tes colligatae fuissent, melius in latum ac longum mo-<text:line-break/>verentur,-. dilatatae in inspirationibus, contra erae vero<text:line-break/>in expilationibus ; unum enim earum quoduis cogitatio-<text:line-break/>ne auferens, omnem mox actionem curo eo sustuleris;<text:line-break/>Nam si cartilagines exemeris, vocem labefactatus, quan-<text:line-break/>doquidem membranarum et tunicarum substantia et<text:line-break/>omnium similiter mollium , quomodo et funes multo<text:line-break/>madore imbutae, ad vocis generationem est inepta; sin<text:line-break/>vero .vincula mente detraxeris, .respirationem utique<text:line-break/>corrumpes, immobilibus eam cornittendo instrumentis.<text:line-break/>Quod si ipsorum quaedam sustuleris, alia autem relique-<text:line-break/>ris, tantum de actione detraxeris; quantum exempta<text:line-break/>vincula habebant; nam vinculis, quae orbes ipsos con-<text:line-break/>ningunt, detractis, arteriae in longum productio peri-<text:line-break/>erit, iis. vero, quae </text:span></text:span>sigmoides <text:span text:style-name="Default_20_Paragraph_20_Font"><text:span text:style-name="T15">implent, in latum pro-<text:line-break/>ductio. .</text:span></text:span></text:p>
      <text:h text:style-name="P58" text:outline-level="2"><text:span text:style-name="Default_20_Paragraph_20_Font"><text:span text:style-name="T22">. </text:span></text:span><text:span text:style-name="Default_20_Paragraph_20_Font"><text:span text:style-name="T15">Cap.- VII. </text:span></text:span></text:h>
      <text:p text:style-name="P71"><text:span text:style-name="Default_20_Paragraph_20_Font"><text:span text:style-name="T15">Num igitur natura haec quidem tum-<text:line-break/>mae artis fecit opera, situs autem ipsius curam deposivit?<text:line-break/>circularem cartilaginum partem extrinsecus locarit, quae<text:line-break/>vero ipsarum Aliqua m contexunt vincula, ea lutus. ad<text:line-break/>.complendam rotunditatem abdidit? An id quoque ejus-<text:line-break/>dem artis est specimen;. quod, qua parte quidem arteria<text:line-break/>stomachum erat contaclura, cartilagines colligantia vin-<text:line-break/>cula supposuerit,. quf vero externa vis erat. occursura,<text:line-break/>ea cartilagines,. quae ipfam exciperent, opposuerit,. ut<text:line-break/>neque stomachus ab ipfarum duritie comprimatur, neque<text:line-break/>facite arteria laedatur mollioribus suis- partibus lupulis<text:line-break/>externis expofita? Ut vero nunc habet, duris ejus par-<text:line-break/>tibus in partem colli anteriorem desinentibus, mollibus.<text:line-break/>autem stomachum tangentibus, admirabiliter utrique -in-<text:line-break/>strumento natura comparavit dyspathiam, stomacho qui-<text:line-break/>dem, ne ab arteria, huic autem rursus, ne axi exter-<text:line-break/>na afficeretur. .Num igitur. folum hoc ex cartilaginum<text:line-break/>arteriae </text:span></text:span><text:span text:style-name="Default_20_Paragraph_20_Font"><text:span text:style-name="T38">- </text:span></text:span><text:span text:style-name="Default_20_Paragraph_20_Font"><text:span text:style-name="T15">situ natura animalibus fabricata est emolumen-</text:span></text:span></text:p>
      <text:p text:style-name="P3"><text:span text:style-name="Default_20_Paragraph_20_Font"><text:span text:style-name="T15">tum, an hoc etiam majus aliquod ad ciborum </text:span></text:span>ac <text:span text:style-name="Default_20_Paragraph_20_Font"><text:span text:style-name="T15">potio.-<text:line-break/>num multas simul ac subitas deglutitiones? mihi qui-<text:line-break/>dem id quoque. mirabiliter ipsi comparatum fuisse vide-<text:line-break/>tur. Nam si cartilagines singulae rotundae .omnino<text:line-break/>fuissent, praeterquam quod stomachum </text:span></text:span><text:span text:style-name="Default_20_Paragraph_20_Font"><text:span text:style-name="T38">. </text:span></text:span><text:span text:style-name="Default_20_Paragraph_20_Font"><text:span text:style-name="T15">aptum . compti-<text:line-break/>merent in. ipsius convexitatem incidentes, angustiam<text:line-break/>etiam quandam non mediocrem </text:span></text:span><text:span text:style-name="Default_20_Paragraph_20_Font"><text:span text:style-name="T38">in </text:span></text:span><text:span text:style-name="Default_20_Paragraph_20_Font"><text:span text:style-name="T15">majorum molium<text:line-break/>d.eglutitionibus efficerent; ut </text:span></text:span><text:span text:style-name="Default_20_Paragraph_20_Font"><text:span text:style-name="T38">. </text:span></text:span><text:span text:style-name="Default_20_Paragraph_20_Font"><text:span text:style-name="T15">autem nunc habet, . quum<text:line-break/>tempus ejusmodi .incidit, arteriae . tunica, quae situm<text:line-break/>illic habet, ab iis, quae deglutiuntur; . propulsa .atque<text:line-break/>in amplitudinem cartilaginum eversa stomachi rotundi-<text:line-break/>tati cessit, ut lotus ciborum transitui .subserviat; tunc<text:line-break/>autem cartilaginum convexitas prius. incidens stomachi<text:line-break/>distensionibus multam partem latitudinis ipsius interce-<text:line-break/>pisset, eoque modo ciborum viam effecisset angustans.<text:line-break/>At si eodem tempore deglutire ac respirare liceret, non<text:line-break/>solum commodi.. nihil .ex ejusmodi situ. cepissemus, ind<text:line-break/>praeter id etiam laederem ur, quantum scilicet stomachi<text:line-break/>convexitas. amplitudinis arteriae occuparet, tanto respi .</text:span></text:span></text:p>
      <text:p text:style-name="P3"><text:span text:style-name="Default_20_Paragraph_20_Font"><text:span text:style-name="T15">-rationis meatu strictiore reddito ; nunc autem quum<text:line-break/>-alio quidem tempore respiratio , alio autem deglutitio<text:line-break/>rfiat; mutuis vicissim. capacitatibus arteria et stomachus<text:line-break/>simul utuntur, adeo ut pauco tempore plurima per<text:line-break/>-utrosque meatur feratur propria materia. Atque etiam,<text:line-break/>quod rotundum est factum utrumque instrumentum, opti-<text:line-break/>me id comparatum est, tum ut per locum minimum<text:line-break/>plurima pervadat materia, tum etiam ut utrumque ab<text:line-break/>iniuriis sit tutius.: demonstratum enim antea fuit, hanc<text:line-break/>figuram omnium .ab offensionibus esse remotissimam, om-<text:line-break/>niumque esse maximam, quae ambitus mensuram habent<text:line-break/>aequalem; quod si ita est, per minima mole iustru-<text:line-break/>menta plurima materia facilius est permeatura. Quod<text:line-break/>autem per communem quandam ipsis tunicam sibi ipsis<text:line-break/>et -ori conjuncta sint-, quo macto non est etiam id admi-<text:line-break/>randum? Hanc enim tunicam stomacho quidem degluti-.<text:line-break/>liene opitulari non minimum ostendebamus, in aspera<text:line-break/>vero arteria et cartilagines parte interna fubungere, et<text:line-break/>ipfas sursum, dum animal. deglutit , .cum larynge ad</text:span></text:span></text:p>
      <text:p text:style-name="P3"><text:span text:style-name="Default_20_Paragraph_20_Font"><text:span text:style-name="T15">pharynga trahere non aliter , quam in iis instrumentis, .<text:line-break/>quae tollenones appellunt. At cur hac. tunica arteriae<text:line-break/>cartilagines snbungi melius fuit? quia plerumque in ip-<text:line-break/>sum a. capite ferum pituitae haudquaquam benignum<text:line-break/>erat defluxurum; praeterea, dum deglutimus, in eam<text:line-break/>illapfurum erat continenter potionis quiddam, et non-<text:line-break/>nunquam etiam cibi. Adde eodem, quod in inspira-<text:line-break/>lienibus quidem saepenumero </text:span></text:span><text:span text:style-name="Default_20_Paragraph_20_Font"><text:span text:style-name="T38">. </text:span></text:span><text:span text:style-name="Default_20_Paragraph_20_Font"><text:span text:style-name="T15">attrahenda erat acris<text:line-break/>qualitas quaedam aeris, quae fumum, vel cinerem, veI<text:line-break/>carbones , vel aliam quamvis facultatem medicamento- -<text:line-break/>sum haberet admixtam; postremo per tusses aliquando<text:line-break/>evacuandum pus malignum atque erodens, vel aliquis<text:line-break/>alius succus, aut bilis tum flatae tum nigrae, aut<text:line-break/>salsae pituitae intus putrefactae, a quibus omnibus erat<text:line-break/>necesse abradi cartilagines, morderi ac ulcerata. Quod<text:line-break/>autum insanabiles omnino suus aut fanatu quam dissi-<text:line-break/>cillimi cartilaginum affectus, ex medicis discas licet,<text:line-break/>nisi tu ipse medicinam factites : ita enim nec istis ad<text:line-break/>haec indiguerit, qui experientiam ad ipsa magistram</text:span></text:span></text:p>
      <text:p text:style-name="P3"><text:span text:style-name="Default_20_Paragraph_20_Font"><text:span text:style-name="T15">prius habuerit. Quae igitur- cartilaginibus subsecta est<text:line-break/>tunica, sanatu est facillima, omnisque qui in ea ortus<text:line-break/>fuerit assectus facile fedatus, nisi sorte aliquando a alu-<text:line-break/>tredine aliqua magna. ipsius portio quaedam erosa car-<text:line-break/>tilagincm nudam penitus destituerit; non enim amplius<text:line-break/>affectum ejusmodi . facile. sanaveris, non utique propter<text:line-break/>tunicam , sed quod malum ad cartilaginem pervaserit.<text:line-break/>Quod igitur raro accidit, id faepenumero usu veniret,<text:line-break/>est a natura cartilago fuisset nudata. Cur autem tenuis<text:line-break/>sumti.. ac densa facta est et sicca moderate? quia, si<text:line-break/>crassior, quam nunc est, fuisset, praeterquam quod nihil<text:line-break/>juvaret, occuparet etiam tutius arteriae amplitudinis non<text:line-break/>minimum; sin vero rara fuisset, prohibere certi non<text:line-break/>potuisset, quo minus defluentes humores ad submotas<text:line-break/>cartilagines .pertingerent; ipsaeque levi occasione imbutae<text:line-break/>vocem .efficerent raucam; nam ob id- ipsum sicca medio-<text:line-break/>oritur est; melius enim sonant sicciora; quam madida;<text:line-break/>quemadmodum certus et quae sicca plane sunt, vocem</text:span></text:span></text:p>
      <text:p text:style-name="P3"><text:span text:style-name="Default_20_Paragraph_20_Font"><text:span text:style-name="T15">edunt deteriorem moderate siccis. Quandoquidem in<text:line-break/>omnibus febribus ardentibus, partibus, quae tum ad<text:line-break/>pharynga tum ad arteriam pertinent, vehementer exic-<text:line-break/>eatis, voces contingit fieri, quas -Hippocrates clangorosas<text:line-break/>appellat; sic vero in omnibus animalibus, -quae collum<text:line-break/>habent admodum longum et cartilagines siccas, cujus<text:line-break/>generis sunt grues; </text:span></text:span>ob <text:span text:style-name="Default_20_Paragraph_20_Font"><text:span text:style-name="T15">id enim de his scripsit Homerus ;</text:span></text:span></text:p>
      <text:p text:style-name="P1">Clangore <text:span text:style-name="Default_20_Paragraph_20_Font"><text:span text:style-name="T15">hae </text:span></text:span>quidem <text:span text:style-name="Default_20_Paragraph_20_Font"><text:span text:style-name="T15">volant supra </text:span></text:span>oceani <text:span text:style-name="Default_20_Paragraph_20_Font"><text:span text:style-name="T15">fiuenta.<text:line-break/>Siccum itaque instrumentum vocem adeo malatus efficit.<text:line-break/>lu catarrhis vero rursus ac gravedinibus vox efficitur<text:line-break/>rauca humoris superflui copia. Quae etiam conditor<text:line-break/>noster providens tunicam, quae cartilaginibus subest, </text:span></text:span><text:span text:style-name="Default_20_Paragraph_20_Font"><text:span text:style-name="T38">.<text:line-break/></text:span></text:span><text:span text:style-name="Default_20_Paragraph_20_Font"><text:span text:style-name="T15">siccam effecit moderate, utrumque excelsum declinans.<text:line-break/>Talis quidem pulmonis arteriae est natura, quae ex<text:line-break/>branchiis conflata est; sic enim appellere ejus cartilagr-<text:line-break/>nes. medici consueverunt, quemadmodum et ipsam<text:line-break/>totam bronchon, et caput, summam ipsius partem, quae</text:span></text:span></text:p>
      <text:p text:style-name="P3"><text:span text:style-name="Default_20_Paragraph_20_Font"><text:span text:style-name="T15">utique et larynx nominatur. </text:span></text:span>Sed de <text:span text:style-name="Default_20_Paragraph_20_Font"><text:span text:style-name="T15">horum constructio^.<text:line-break/>ne paulo post verba faciemus.</text:span></text:span></text:p>
      <text:h text:style-name="Heading_20_2" text:outline-level="2"><text:span text:style-name="Default_20_Paragraph_20_Font">Cap. VllI. </text:span></text:h>
      <text:p text:style-name="P71"><text:span text:style-name="Default_20_Paragraph_20_Font"><text:span text:style-name="T15">Porro pulmo, quantum ad praesentem^<text:line-break/>sermonem attinet, iis quidem, qui negligentius haec conJ </text:span></text:span><text:span text:style-name="Default_20_Paragraph_20_Font"><text:span text:style-name="T38">-<text:line-break/></text:span></text:span><text:span text:style-name="Default_20_Paragraph_20_Font"><text:span text:style-name="T15">fideram, omnia. fortasse, quibus indiget, habere jam<text:line-break/>unius instrumenti , asperae scilicet ar </text:span></text:span>terrae <text:span text:style-name="Default_20_Paragraph_20_Font"><text:span text:style-name="T15">, beneficio<text:line-break/>videbitur , - siquidem vocem edere pcr eam </text:span></text:span>I. efflare <text:span text:style-name="Default_20_Paragraph_20_Font"><text:span text:style-name="T15">; imr<text:line-break/>fpirare atque expirare queat </text:span></text:span>f <text:span text:style-name="Default_20_Paragraph_20_Font"><text:span text:style-name="T15">sed si animum attenderis^<text:line-break/>considerarisque , quod neque hoc ipsum instrumentum: .<text:line-break/>copiam. habet sanguinis, quo alatus; antequam venae ipsi<text:line-break/>quaedam fuerint connexae , neque cor fructum ullum ex<text:line-break/>respiratione percipit prius , quam per aliam arteriam<text:line-break/>coniunctum huic fuerit, intelliges certe, naturam alterum<text:line-break/>valorum genus duplex asperis arteriis recte immiscuisse<text:line-break/>ac complicuisse. Praeterea, si cousideraris, quod fieri<text:line-break/>sine periculo non poterat, ..ut vas sublime maneret di-.<text:line-break/>risum, nisi substantia quaedam mollis ac .spongiosa in-:<text:line-break/>star .tomenti in ipsius- divisione poneretur, quo omne illi </text:span></text:span><text:span text:style-name="Default_20_Paragraph_20_Font"><text:span text:style-name="T38">-<text:line-break/></text:span></text:span><text:span text:style-name="Default_20_Paragraph_20_Font"><text:span text:style-name="T15">quod inter </text:span></text:span>vasa <text:span text:style-name="Default_20_Paragraph_20_Font"><text:span text:style-name="T15">omnia est .inane, repleret, essetque sica</text:span></text:span></text:p>
      <text:p text:style-name="P3"><text:span text:style-name="Default_20_Paragraph_20_Font"><text:span text:style-name="T15">mamentum ac propugnaculum ipsorum imbecillitatis ;<text:line-break/>si id, inquam, consideraveris , intelliges sane, recte </text:span></text:span>auo<text:line-break/><text:span text:style-name="Default_20_Paragraph_20_Font"><text:span text:style-name="T15">provide pulmonis carnem factam .fuisse ; cujus certe<text:line-break/>quidem alius quoque est- usus non contemnendus, </text:span></text:span>de<text:line-break/><text:span text:style-name="Default_20_Paragraph_20_Font"><text:span text:style-name="T15">quo paulo post disseremus. Porro arteriae laeves, quae<text:line-break/>cordi asperas arterias sunt coniuncturae, saepe jam in-<text:line-break/>dicatae sunt tenuem ac purum et v morosum continere<text:line-break/>sanguinem, </text:span></text:span><text:span text:style-name="Default_20_Paragraph_20_Font"><text:span text:style-name="T38">v </text:span></text:span><text:span text:style-name="Default_20_Paragraph_20_Font"><text:span text:style-name="T15">neque solius spiritus esse instrumenta; cui<text:line-break/>rui praesens etiam haec disputatio fidem facit non mlui-<text:line-break/>ruam. Nam si et illae, quemadmodum atperae arteriae,<text:line-break/>sanguinis penitus sunt inanes, (in ea enim Erasistratus<text:line-break/>est opinione,) cur non recta ad cor asperae ipsae perti-<text:line-break/>nent? </text:span></text:span><text:span text:style-name="Default_20_Paragraph_20_Font"><text:span text:style-name="T38">r </text:span></text:span><text:span text:style-name="Default_20_Paragraph_20_Font"><text:span text:style-name="T15">cur item venarum propagines parvae quidem<text:line-break/>asperis inseruntur, laevibus autem non inseruntur? Fru-<text:line-break/>stra enim eo modo natura (quae, ut ille etiam prosita-<text:line-break/>tur, nihil. temere agit] non modo pulmonis arterias lae-<text:line-break/>ves, sed etiam venas ipsas effecerit; illas quidem, .quod,<text:line-break/>cum asperis cor plane cenuectere posset, laevium nullus<text:line-break/>erat usus ;.. venas. autem , quia ipsarum arteriarum tuui-</text:span></text:span></text:p>
      <text:p text:style-name="P3"><text:span text:style-name="Default_20_Paragraph_20_Font"><text:span text:style-name="T15">eam et omnium </text:span></text:span>uno <text:span text:style-name="Default_20_Paragraph_20_Font"><text:span text:style-name="T15">verbo animalis partium ex vena,<text:line-break/>arteria </text:span></text:span>et <text:span text:style-name="Default_20_Paragraph_20_Font"><text:span text:style-name="T15">nervo ait esse. contextam, nutririque unum-.<text:line-break/>quodque a vena </text:span></text:span>in fe ipfo <text:span text:style-name="Default_20_Paragraph_20_Font"><text:span text:style-name="T15">.contenta, simplici tamen<text:line-break/>illa, et quae </text:span></text:span>ratione sit <text:span text:style-name="Default_20_Paragraph_20_Font"><text:span text:style-name="T15">conspicua, neque </text:span></text:span>hac.. <text:span text:style-name="Default_20_Paragraph_20_Font"><text:span text:style-name="T15">magna<text:line-break/>vena et composita </text:span></text:span>quicquam <text:span text:style-name="Default_20_Paragraph_20_Font"><text:span text:style-name="T15">indigere. </text:span></text:span>Si <text:span text:style-name="Default_20_Paragraph_20_Font"><text:span text:style-name="T15">igitur sinister<text:line-break/>quidem cordis ventriculus spiritum folum lu fe ipfo<text:line-break/>continet, ut et afpera arteria, ob eamque causam laevi-<text:line-break/>bus pulmoni opus non fuit, . nullaque arteria cibo indi-<text:line-break/>get invectitio, consentaneum fuit ex fotis asperis . pul-<text:line-break/>monem ipsimi constare. Neque enim (ut alia omittam)<text:line-break/>est quod dicat, qui Erasistratum defendere conabitur,<text:line-break/>Asperas arterias propterea,, quod ex cartilaginibus consta-<text:line-break/>bant, cum corde jungi non potuisse: nam quemadmo-<text:line-break/>dum per media membranofa corpora inter fe conjuu-<text:line-break/>guntur; sic et cordi utique poterant coniungi. Cur igr-<text:line-break/>tur nomgenus unum arteriarum .in pulmone fuit? cur<text:line-break/>item et venis ipsa indiguit, Erafistratus quidem haud<text:line-break/>facile dixerit; </text:span></text:span><text:span text:style-name="Default_20_Paragraph_20_Font"><text:span text:style-name="T38">- </text:span></text:span><text:span text:style-name="Default_20_Paragraph_20_Font"><text:span text:style-name="T15">quemadmodum et. cur arteriis quidem</text:span></text:span></text:p>
      <text:p text:style-name="P3"><text:span text:style-name="Default_20_Paragraph_20_Font"><text:span text:style-name="T15">tunica obtigit venosa, venis autem ar terrosa f nobis Vero<text:line-break/>dictu non est diffirile, sed. quae de usibus ratiocinati<text:line-break/>firmus, ea perspicue actionum demonstrationes compro-<text:line-break/>liant. Quum enim caeterae quidem omnes toto corpore<text:line-break/>diffusae arteriae sanguinis sint participes, quemadmodum<text:line-break/>et sinister cordis ventriculus, falae vero asperae, fani<text:line-break/>guinis vacuae, per messias laeves </text:span></text:span>cordi <text:span text:style-name="Default_20_Paragraph_20_Font"><text:span text:style-name="T15">sint. connexae,<text:line-break/>Earum orificia a natura nihil temere agente eo commo-<text:line-break/>durationis adducta esse necesse est, ut vapori quidem<text:line-break/>ac spiritui sint pervia , sanguini vero et crassis similiter<text:line-break/>substantiis invia. Quod si forte aliquo tempore patula<text:line-break/>naturalem amiserint commoderationem, portio aliqua<text:line-break/>sanguinis in asperas arterias ex laevibus effunditur,<text:line-break/>senem casum repente tussis consequitur </text:span></text:span>et <text:span text:style-name="Default_20_Paragraph_20_Font"><text:span text:style-name="T15">sanguinis -per<text:line-break/>os eductio; quum autem secundum naturam habent, tum,<text:line-break/>qui ex ulperis in laeves transumitur spiritus, paucus om-<text:line-break/>nino est,. at pulinonisuoaro cernitur aerea spiritusque<text:line-break/>plena , ludicans plane se , quomodo et caro hepatis ad</text:span></text:span></text:p>
      <text:p text:style-name="P3"><text:span text:style-name="Default_20_Paragraph_20_Font"><text:span text:style-name="T15">cibi , ita ad aeris coctionem </text:span></text:span>esse <text:span text:style-name="Default_20_Paragraph_20_Font"><text:span text:style-name="T15">comparatam. Nam<text:line-break/>consentaneum est non confertim^ neque repente aerem<text:line-break/>externum ejus spiritus, qui animali inest, fieri nutri-<text:line-break/>mentum, sed paulatim quidem immutari, quemadmodum<text:line-break/>sanu et cibaria, familiarem autem lunato spiritui qua-:<text:line-break/>litatum diuturniore tempore recipere , hujusque altera-<text:line-break/>tinnis pulmonis carnem primum esse instrumentum,<text:line-break/>quemadmodum certe ossendebamus hepatis carnem cibi<text:line-break/>in sanguinem mutationis esse auctorem. Erafistratum<text:line-break/>porro quum hic quoque causam in qualitatem famina-<text:line-break/>rem atque alienam conferre docuisset, confert nescio<text:line-break/>qsio pacto in spiritus tenuitatem ac crassitiem ; existi-<text:line-break/>ruat enim, propterea perire eos , qui in Charonlis sunt<text:line-break/>.barathris, tuus eos, qui domos incolunt calce nuper illi-<text:line-break/>tas, aut qui ex quodam carbonum odore et aliis gene-<text:line-break/>.ris ejusdem extinguuntur, quod spiritus prae tenuitate<text:line-break/>contineri corpore nequeam. Satius autem luisset, veluti<text:line-break/>in alimentis familiaris quidem leguminum , </text:span></text:span>olerum,<text:line-break/><text:span text:style-name="Default_20_Paragraph_20_Font"><text:span text:style-name="T15">panis atque id genus aliorum nobis est qualitas , aliena</text:span></text:span></text:p>
      <text:p text:style-name="P3"><text:span text:style-name="Default_20_Paragraph_20_Font"><text:span text:style-name="T15">vero cantharidis, et leporis marini, atque aliorum ejus-:<text:line-break/>modi; ita putare aeris qualitatem quandam aliam qui-<text:line-break/>dem familiarem et amicam spiritui ipsius animalis, ali-<text:line-break/>am vero alienam ac corruptricem. Si enim femel in-<text:line-break/>tellrgere id potuisset, haudquaquam . carbonum fumum<text:line-break/>puro aere tenuiorem pronunciare ausus fuisset, quum<text:line-break/>ille omnibus crassior plane appareat , sed vestigasset, ut<text:line-break/>opinor, partes a natura ad ipsius coctionem compara-<text:line-break/>tas. At certe ridiculum valde est, cui ne de sanguinis<text:line-break/>quidem generatione aliorumque humorum dictum quid-<text:line-break/>quam sit, in eo tantam requirere physiologiam , ut etiam<text:line-break/>fpiritus immutationem et coctionem intelligat. Sed de<text:line-break/>his quidem alibi adversus eum uberius dictum est. Cae-<text:line-break/>terum spiritus, qui ab asperis arteriis extrinsecus trahi-<text:line-break/>tur, in pulmonis quidem carne primam elaborationem<text:line-break/>sortitur, postea vero in corde atque arteriis, et iis<text:line-break/>maxime, quae lu plexu sunt retiformi, ultimam ac per-</text:span></text:span></text:p>
      <text:p text:style-name="P3">rectissimam <text:span text:style-name="Default_20_Paragraph_20_Font"><text:span text:style-name="T15">in cerebri ventriculis, ubi utique et </text:span></text:span>anima-<text:line-break/>lis <text:span text:style-name="Default_20_Paragraph_20_Font"><text:span text:style-name="T15">primum exacte efficitur. Porro quis hujus spiritus<text:line-break/>animalis sit usus, et cur, quum nos animae fubstan-<text:line-break/>tiam ignorare plane. fateamur, hunc tamen sic appel-<text:line-break/>lare audeamus, non est nunc tlicendi locus. Sest ubi<text:line-break/>admonuerimus , pulmonis carnem sumti quidem valorum<text:line-break/>divisionem opplere, simul autem externum aerem con-<text:line-break/>coquere ; ad haec de venis , quae asperis arteriis in- .</text:span></text:span></text:p>
      <text:p text:style-name="P7"><text:span text:style-name="Default_20_Paragraph_20_Font"><text:span text:style-name="T15">Teruntur, quarum haud ita pridem meminimus, ubi<text:line-break/>ostenderimus, eas convenienter lusce arteriis parte ex-<text:line-break/>terma propterea fuisse infixas, quod eae sanguine om-<text:line-break/>nino carerent, naturamque omnino arteriis. etiam laevi-<text:line-break/>bus fuisse,^ quo eae alerentur, prospecturam., nisi san-<text:line-break/>guinem m ipsis contineri exploratum habuisset; atque<text:line-break/>etiam, quod venam .quidem esse arteriosam, venosam<text:line-break/>autem arteriam, ut ante indicavimus, melius erat, ubi<text:line-break/>capita in memoriam revocaverimus , tempus sane erit<text:line-break/>ad ea, quae deinceps consequuntur, transire, si illud su-<text:line-break/>tum adhuc adiecerimus, naturam ob ante dicta asperam</text:span></text:span></text:p>
      <text:p text:style-name="P3">arteriam mediam inter luerem et venam constituisse;<text:line-break/>utrique enim earum propinquam -esse oportuit, laevi<text:line-break/>quidem , quod ufpera per medium eum respirationis usum<text:line-break/>cordi exhibet, venae autem, propterea quod ab ea nu-<text:line-break/>triti ipsam est necesse: Ob eas igitur causas in medio<text:line-break/>fuit locata. At cur ad dorsum pone eam est vena, an-<text:line-break/>teriore vero parte arteria? quia. longius a corde produ-<text:line-break/>cere arteriam, quae tenuem atque imbecillam habet tu-<text:line-break/>nicam, non erat tutum. Convenienter igitur hoc qui-<text:line-break/>dem vas a corde ortum mox in pulmonem dispersit;<text:line-break/>alternus vero, quod erat longius, abduxit pone arteriam.<text:line-break/>Haec utique horum caula fuerit. Tempestiv..m autem<text:line-break/>jam fuerit ea, quae sequuntur, exponere. Monstratum<text:line-break/>nobis antea fuit, venarum tunicam duram esse factam,<text:line-break/>tum quod eas comprimi facile ac dilatari in refpira-<text:line-break/>tionibus non oporteret, tum etiam quod sanguine put-<text:line-break/>mo alitur tenui ac vaporoso, non crasso, neque turbido:<text:line-break/>Aeternat quod non -dilatentur neque .comprimantur.</text:p>
      <text:p text:style-name="P3"><text:span text:style-name="Default_20_Paragraph_20_Font"><text:span text:style-name="T15">hae venae, duplici nomine utile id esse docebamus, ut<text:line-break/>tota scilicet thoracis capacitas pateat spiritusque vacet<text:line-break/>instrumentis, et ne sanguis ad cor ex eis violenter re-<text:line-break/>currat; hujus enim natura haud parvam habuit. provi-<text:line-break/>sientiam, quemadmodum ex membranarum productione<text:line-break/>iudicabamus. Quin </text:span></text:span>et <text:span text:style-name="Default_20_Paragraph_20_Font"><text:span text:style-name="T15">arteriarum tunicam ostendebamus<text:line-break/>factam esse tenuem, ut plurimo- sanguine pulmo aleretur<text:line-break/>ab ipsis manante , qui natura est defaecatus , tenuis ac<text:line-break/>vaporofus; praeterea quo facile spiritus cordi. trahenti<text:line-break/>obsequeretur. Horum autem si quis demousirationes scire<text:line-break/>cupiat, librum legat superiorem.</text:span></text:span></text:p>
      <text:h text:style-name="Heading_20_2" text:outline-level="2"><text:span text:style-name="Default_20_Paragraph_20_Font"><text:span text:style-name="T46">t </text:span></text:span><text:span text:style-name="Default_20_Paragraph_20_Font"><text:span text:style-name="T38">. </text:span></text:span><text:span text:style-name="Default_20_Paragraph_20_Font"><text:span text:style-name="T15">Cap. IX- </text:span></text:span></text:h>
      <text:p text:style-name="P74"><text:span text:style-name="Default_20_Paragraph_20_Font"><text:span text:style-name="T15">De reliquis autum jam me dicere tum-<text:line-break/>pestis um esu Quum enim respirationis usum primum<text:line-break/>esse .et maximum eum dixerimus, caloris natini confer-<text:line-break/>yationem, (propter quem annualia repente intereunt pri-.<text:line-break/>.vata refrigeratione ,). fecundum vero minorem, nempe<text:line-break/>spiritus. animalis nutritionem, . adfirmari jam naturam</text:span></text:span></text:p>
      <text:p text:style-name="P3"><text:span text:style-name="Default_20_Paragraph_20_Font"><text:span text:style-name="T15">convenit, quo pacto tum ad haec, tum ad vocis gene-<text:line-break/>rationem pulmonem effecerit accommodatum. Nam quod<text:line-break/>laevium arteriarum .omnium ora reseravit ad unum prin-<text:line-break/>uipium . sinistrum cornis ventriculum, in quo caloris<text:line-break/>nativi est principium, in hoc quidem ceu refrigeratio-<text:line-break/>nem continuam cordi praeparavit; celebrare ipsam est<text:line-break/>aequum ; quod vero in </text:span></text:span>cordis <text:span text:style-name="Default_20_Paragraph_20_Font"><text:span text:style-name="T15">compressionibus id , quod<text:line-break/>velut fuliginosum 1n eo est </text:span></text:span>ac <text:span text:style-name="Default_20_Paragraph_20_Font"><text:span text:style-name="T15">fumidum, per has ipsas<text:line-break/>arterias sat ves effudit; et multo adhuc. magis per ma-<text:line-break/>gnam arteriam ad alias , quodque. hic ne quando extin-<text:line-break/>gueretur cordis calor m parvis excrementis suffocatus,<text:line-break/>tuto provi.lit, hymnis extollere ipsam -convenit. suam<text:line-break/>quod pulmonis carnem mollem, foraminaler tam ac spi-<text:line-break/>rituosam fecit, al externum aerem concoquat, quem<text:line-break/>familiare spiritui animali alimentum. futurum provideat,<text:line-break/>admirari eam .par est:.. quod vero- et tribus valis pul-<text:line-break/>monem contexentibns, .una quidem. vena-, .duabus autem<text:line-break/>arteriis, ad asperas arterias totum spiritum attrahi in-</text:span></text:span></text:p>
      <text:p text:style-name="P3"><text:span text:style-name="Default_20_Paragraph_20_Font"><text:span text:style-name="T38">futuit, et rursus illinc emitti nobis vocem omittentibus,<text:line-break/>ut diutissime loqui possemus continua inspiratione non<text:line-break/>indigentes, ceu earum qualibet in multum tempus fuf-<text:line-break/>sectura, in hoc rursus eam, ceu id quod optimum erat<text:line-break/>providentem, laudare convenit. Rem igitur ipsam osten-<text:line-break/>dam , causamque ejus verbis explicabo ; tuum autem<text:line-break/>fuerit deinceps eorum opificem laudare, si demum lau-<text:line-break/>dum j ullarum non es invidus. Quod itaque pulmo to-<text:line-break/>tam implevit thoracis capacitatem, tum quod, si dilatetur<text:line-break/>thorax aut comprimatur, simul quoque per totum pnl-<text:line-break/>mo dilatatur aut comprimitur, ex commentariis, quos<text:line-break/>de motu eorum conscripsimus, didicisti; praeterea quod<text:line-break/>instrumentis omnibus, quae attrahunt, consecutione qua-<text:line-break/>dam ad id, quod evacuatur, prius quidem leve quam<text:line-break/>grave sequatur, quodque per ampliora orificia ea c o usi-<text:line-break/>pluri sit facilius, haec quoque in illis didicisti; et sane<text:line-break/>quod asperarum arteriarum omnium unum est orificium</text:span></text:span></text:p>
      <text:p text:style-name="P3"><text:span text:style-name="Default_20_Paragraph_20_Font"><text:span text:style-name="T38">maximum , pertinens ad pharyngem , laevium autem ali-<text:line-break/>ud unum in sinistrum cordis ventriculum, ut venarum<text:line-break/>etiam in dextrum: quodque ex pharynge aer solus ad<text:line-break/>asperas arterias, ex dextro ventriculo sanguis solus ad<text:line-break/>venas , ex sinistro mixtum quid ex ambobus pervenit;<text:line-break/>si horum sane omnium memor sis, ipsaque omnia com-<text:line-break/>posueris, rei propositae demonstrationem nullo negotio<text:line-break/>invenias. Nam pulmone dilatato primum quidem id<text:line-break/>sequetur, quod est levissimum (est autem id aër externus)<text:line-break/>implebitque asperas arterias; secundum autem id, quod<text:line-break/>effertur ex sinistro cordis ventricuIo, quod laeves imple-i<text:line-break/>bit; postremo vero horum omnium ac tertio sanguis;<text:line-break/>ante vero, quam asperae arteriae aere impleantur, in<text:line-break/>neutrum aliorum potest quicquam tranlumi. Quod si ita<text:line-break/>est, hac ratione fotum in laeves arterias ac venas in-<text:line-break/>fluere aliquid a corde continget. Si thorax quidem ad-<text:line-break/>huc dilatetur, asperae autem jam maximam prius diae<text:line-break/>tentionem habuerint; sin vero simul quidem thorax non</text:span></text:span></text:p>
      <text:p text:style-name="P3"><text:span text:style-name="Default_20_Paragraph_20_Font"><text:span text:style-name="T38">amplius dilatetur, simul autem asperae maximam habeant<text:line-break/>jam distentionem, nullum utique tempus relinquetur<text:line-break/>neque laevinus arteriis neque venis , quo tempore diduci<text:line-break/>queant: nam pulmone non amplius dilatato, quia neque<text:line-break/>thorax ulterius dilatetur, neque pulmonis partium quae-<text:line-break/>vis dilatari amplius poterit. Ex quo manifestum est,<text:line-break/>quod, si monstraverimns, maximam pulmonis distentionem<text:line-break/>asperas solas distentas efficere, mox utique demonstratum<text:line-break/>erit, eas solas inspirationibus repleri. Quaenam igitur est<text:line-break/>hujus demonstratio? nempe li mortuo jam animali per<text:line-break/>Iaryngem infufllaveris ; implebis -enim asperas arterias,<text:line-break/>et pulmonem distendi quampIurimum videbis, quum<text:line-break/>interim arteriae laeves ac venae molem sibi ipsis reti-<text:line-break/>neant aequalem. Unde perspicuum fit, asperas arterias<text:line-break/>sic a natura fuisse institutas, ut pulmonem in maximam<text:line-break/>distentionem agerent; quo uno commento id est assecuta,<text:line-break/>ut in inspirationibus aer externus in has solas necessario<text:line-break/>ingrederetur. Quando igitur spiritus in cor attrahitur?</text:span></text:span></text:p>
      <text:p text:style-name="P3"><text:span text:style-name="Default_20_Paragraph_20_Font"><text:span text:style-name="T38">nempe eo dilatato, quemadmodum rursus compresse ex-<text:line-break/>cernitur; laeves enim arterias cordis motibus, asperas<text:line-break/>vero pulmonis servire est necesse. Porro quod duo Iint<text:line-break/>horum motuum principia toto genere discrepantia, quod-<text:line-break/>que cordis quidem motus a natura, thoracis vero ah<text:line-break/>anima edantur, monstratum saepenumero est; nec minus<text:line-break/>etiam, quod melius fuit actionem nostram esse respira-<text:line-break/>tionem voluntati animalis semper servientem, libro<text:line-break/>superiore demonstravimus. Ex quibus omnibus efficitur,<text:line-break/>ut pulmonis et cordis partes omnes summa opificis<text:line-break/>providentia atque arte comparatas esse colligamus. Su-<text:line-break/>peresse jam amplius nihil arbitror, quod non possit is<text:line-break/>ex sese consequi, qui ea memoriae mandarit, quae di-<text:line-break/>cta a nobis suerunt, quum de nervorum in partes omnes<text:line-break/>distributione ageremus; intelliget enim ex illis, cur et.<text:line-break/>pulmoni melius fuerit, ut et cordi et hepati et lieni<text:line-break/>ac renibus, nervos habere minimos.</text:span></text:span></text:p>
      <text:h text:style-name="P58" text:outline-level="2"><text:span text:style-name="Default_20_Paragraph_20_Font">Cap. X. </text:span></text:h>
      <text:p text:style-name="P75"><text:span text:style-name="Default_20_Paragraph_20_Font"><text:span text:style-name="T38">Caeterum et de ipsius quoque in lobos<text:line-break/>divisione dictum est; atque oportet capita eorum, quae<text:line-break/>ibi dicta sunt, .in memoriam revocare, videlicet quod<text:line-break/>subi hi primum usum iis, qui sunt in jecinore, similem<text:line-break/>habent; nam ut jecur lobis quasi digitis quibusdam ven-<text:line-break/>triculnn firmius complectitur, ita et pulmo cor ipfunL<text:line-break/>Deinde vero, quum duo sint lobi in utraque thoracis partem<text:line-break/>alter superiorem thoracis capacitatem, alter inferiorem^<text:line-break/>quae ad phrenas est, obtinet. Atque etiam, quod quintus<text:line-break/>lobus, qui parvus, qui dextra in parte positus, quique trian-<text:line-break/>gulus elI. venae cavae gratia factus est. Praeterea quod, ut<text:line-break/>^otum viscus facilius simul ac tutius dilatetur ac comprima-<text:line-break/>tur, in lobos dissectum est; si enim continuus sibi ipsi parti-<text:line-break/>bus omnibus factus esset, fortassis laborasset interdum aliqua<text:line-break/>ejus pars, dum inspirationibus vehementioribus totam<text:line-break/>thoracis capacitatem replere subito cogitor. Ut igitur<text:line-break/>etiam angustas ejus partes facile subeat, pulmonis in.</text:span></text:span></text:p>
      <text:p text:style-name="P3"><text:span text:style-name="Default_20_Paragraph_20_Font"><text:span text:style-name="T15">lobos divisio apta magis fuit. At de pulmonis partibus<text:line-break/>hactenus.</text:span></text:span></text:p>
      <text:h text:style-name="Heading_20_2" text:outline-level="2"><text:span text:style-name="Default_20_Paragraph_20_Font">Cap. XI. </text:span></text:h>
      <text:p text:style-name="P75"><text:span text:style-name="Default_20_Paragraph_20_Font"><text:span text:style-name="T15">De laryngis autem partibus deinceps<text:line-break/>dicendum; est enim hic quoque spiritus instrumentum,<text:line-break/>appellaturque (ut esiam ante docuimus) non hoc solum<text:line-break/>nomine , sed etiam branchi caput , propterea quod<text:line-break/>ipsam quoque asperam arteriam bronchon nominant.<text:line-break/>Constat itaque larynx ex tribus magnis cartilaginibus,<text:line-break/>nihil neque figura, neque magnitudine iis, quae asperae<text:line-break/>infunt, similibus. Movetur autem a musculis secundum<text:line-break/>propriam quidem fuam compositionem duodecim; qua-<text:line-break/>tenus vero communionem habet cum partibus vicinis,<text:line-break/>ab aliis octo. Harum igitur laryngis cartilaginum maxi-<text:line-break/>ma anterior est (quam et tangimus), extrinsecus quidem<text:line-break/>convexa, intus autem concava, clypeo maxime similis<text:line-break/>non undique rotundo, sed praelongo, quod scilicet sen-<text:line-break/>tum appellamus; unde nomen huic cartilagini a scuti<text:line-break/>hujus similitudine ab anatomicis est impositum , voca-<text:line-break/>runtque ipsam scutisormem. Secunda vero cartilago,</text:span></text:span></text:p>
      <text:p text:style-name="P3"><text:span text:style-name="Default_20_Paragraph_20_Font"><text:span text:style-name="T38">quanto minor est prima, tanto major est, quam tertia,<text:line-break/>internis quidem partibus, qua stomachus est, situm ha-<text:line-break/>bens. Porro quantum maxima deficit, ut perfecte in<text:line-break/>circulum circum feratur, hoc ipsa adlicit; non edim.<text:line-break/>quemadmodum asperae arteriae totius pars ea est mem-<text:line-break/>branosa, quae stomachum attingit, ad eundem modum<text:line-break/>est in laryuge. Caeterum positiones harum superna ac<text:line-break/>inferna sic fe habent: ubi desinit asperae arteriae care<text:line-break/>tilago ultima, ibi prior quidem, fecunda dicta, omni-<text:line-break/>bus partibus totam contingit cartilaginem, id est anterio-<text:line-break/>re, posteriore et obliqua; paulo vero supra anteriores<text:line-break/>ejus partes cartilago scutiformis incipit, secunda videli-<text:line-break/>cet retrorsum cedente. Dearliculantnr autem et com-<text:line-break/>mittuntur inter se partibus obliquis: atque paulo su p e-<text:line-break/>rius etiam ligamenta quaedam membranula ac nervosa<text:line-break/>ex prima ad secundam perveniunt. Porro ubi minor,<text:line-break/>quae intus est, desinit, duae quidem superjacent parvae<text:line-break/>convexitates. Incipit autem.iliinc tertia cartilago, con-</text:span></text:span></text:p>
      <text:p text:style-name="P3"><text:span text:style-name="Default_20_Paragraph_20_Font"><text:span text:style-name="T15">venientes ad amussim eminentiis illius habens cavitates,<text:line-break/>adeo ut harum duarum cartilaginum commissio duplicem<text:line-break/>efficiat dearticnlationem. Est autem et angustior secun-<text:line-break/>da cartilago, in basi insertor; ob eamque causam totius<text:line-break/>laryngis ora inferior, qua asperam arteriam attingit, am-<text:line-break/>plior est superiori orificio, quod in pharynga desinit. .Et-<text:line-break/>enim et tertia cartilago in angustum valde ipsa desinit,<text:line-break/>cujus oram superiorem arytaenoidem anatomicorum plu-<text:line-break/>rimi nominant, quia pars haec figuram situlae vel gut-<text:line-break/>turuli repraesentet, quam etiamnum aliqui arytaenam<text:line-break/>appelianI. Conversa autem est hujus quoque cartilaginis<text:line-break/>cavitas ad meatum spiritus , ut velut fistula quaedam fiat<text:line-break/>ex tribus iis composita. Intra vero in ipso laryngis me-<text:line-break/>atu corpus incumbit, figura quidem linguam fistulae re-<text:line-break/>ferens, proprietate vero substantiae tale, cujusmodi aliud<text:line-break/>nihil est eorum, quae corpori insunt; membranulum<text:line-break/>enim est adiposumque et glandulosum. Atque ea qui-<text:line-break/>dem construclio est proprie laryngis substantiae: nam tu-</text:span></text:span></text:p>
      <text:p text:style-name="P3"><text:span text:style-name="Default_20_Paragraph_20_Font"><text:span text:style-name="T15">nica, quae intus ipsam inungit, communis est arteriae<text:line-break/>ac stomacho. Porro quod primum in larynge vox officia-<text:line-break/>tur, quodque dilatetur plurimum ac comprimatur, ape-<text:line-break/>riaturque ac claudatur exacte nonnunquam supernum<text:line-break/>ejus orificium, in aliis libris demonstravimus; quod<text:line-break/>vero ei melior fieri constructio nulla poterat, quam ea,<text:line-break/>quam nunc habet, demonstrare hic aggrediar. Non<text:line-break/>enim ex alia, sed ex sola carlilaginosa substantia vocis<text:line-break/>instrumentum construere melius fuit, ut, dum de aspera<text:line-break/>arteria ageremus, probavimus: neque ex cartilaginosa<text:line-break/>quidem , sed una ipsa , quae nullam in se ipsa habeat<text:line-break/>dearticulationem , immobile enim eo modo esset om-<text:line-break/>nino; unde neque clauderetur, neque aperiretur, neque<text:line-break/>omnino dilataretur ac comprimeretur. Ex quo satis in-<text:line-break/>telligitur, fuisse consentaneum, ex pluribus simul et<text:line-break/>sibi mutuo applicatis cartilaginibus laryngem . ipsum effi-<text:line-break/>cere, motumque ipsius non naturalem esse, quomodo et<text:line-break/>arteriarum, fed ab animalis voluntate pendere. Nam si</text:span></text:span></text:p>
      <text:p text:style-name="P3"><text:span text:style-name="Default_20_Paragraph_20_Font"><text:span text:style-name="T15">usum erat habiturus in inspirationibus atque expiratio-<text:line-break/>nibus, totiusque respira Donis inhibitionibus, et effia-<text:line-break/>tionibus, ac vocibus, quae omnia satius fuit a nostra<text:line-break/>voluntate proficisci, motum quoque ipsi spontaneum ac<text:line-break/>fecundum animalis voluntatem esse rationabile fuit. At-<text:line-break/>qui ad omnes hos motus musculi sunt sat docuimus) a<text:line-break/>natura instituti. Perspicuum igttur est, quod cartilagi-<text:line-break/>nes has moveri per musculos oportebat. De quibus<text:line-break/>musculis, qui quotve fmt, et unde oriantur, quoque<text:line-break/>modo aperiant claudantque Iarynga, nunc disseramus<text:line-break/>a prioribus auspicati , qui funt tribus cartilaginibus<text:line-break/>communes. In animantibus quippe magna voce praedi-<text:line-break/>tis, inter quae etiam est homo, quatuor sunt musculi,<text:line-break/>qui secundae primam cartilaginem adnectunt, alii vero<text:line-break/>quatuor in omnibus animalibus sunt, qui secundam ter-<text:line-break/>tiae, et alii duo, qui primam tertiae committunt. De-<text:line-break/>rixantur autem ex prima cartilagine scutisormi ad se-<text:line-break/>cundam hoc pacto. Secundum furem inferiorem utrius-</text:span></text:span></text:p>
      <text:p text:style-name="P3"><text:span text:style-name="Default_20_Paragraph_20_Font"><text:span text:style-name="T15">que cartilaginis, ubi asperam arteriam tangun t et se invicem,<text:line-break/>ex magna cartilaglue perveniunt ad fecundam, extrarium<text:line-break/>quidem duo musculi, introrsum autem duo, utraque parte<text:line-break/>externis externi, internis interni prorsus aequales. Hi igitur<text:line-break/>exacte angustant oram laryngis inferiorem, primam cartila-<text:line-break/>ginem fecundae applicantes palii vero quatuor, qui fecundam<text:line-break/>cum tertia jungunt, finem laryngis superiorem aperiunt;<text:line-break/>quorum qui parte sunt posteriore, cartilaginem arytaenordenr<text:line-break/>retro flectunt; ad .obliqua vero plurimum diducunt, qui<text:line-break/>ibi collocati fiunt. Porro quatuor iis duo reliqui actio-<text:line-break/>nem . contrariam ac positionem habentes claudunt exa-<text:line-break/>ote os supernum laryngis , ad internam capacitatem<text:line-break/>primam cartilaginem trahentes similem contractis crume-<text:line-break/>nis ob pervasurum membranarum, quibus circumplecti-<text:line-break/>tur, multitudinem. Decem igitur dicti musculi trium<text:line-break/>cartilaginum sunt communes; alii vero duo sunt in basi<text:line-break/>arytonoideos </text:span></text:span>; verum <text:span text:style-name="Default_20_Paragraph_20_Font"><text:span text:style-name="T15">hi animalibus. voce parva praedi--<text:line-break/>Lis non insunt, </text:span></text:span>in <text:span text:style-name="Default_20_Paragraph_20_Font"><text:span text:style-name="T15">quibus et simia numeratur- Caeterum</text:span></text:span></text:p>
      <text:p text:style-name="P3"><text:span text:style-name="Default_20_Paragraph_20_Font"><text:span text:style-name="T15">alii sunt his multo majores, folique scutiformis pro-<text:line-break/>prii, quorum duo ex inferioribus ossis hyoideos la-<text:line-break/>teribus. habent origiqem, indeque. fecundum tutam ton.<text:line-break/>gitudinem primae cartilaginis parte anteriore produ-<text:line-break/>cuntur; alii quoque duo ah ipsa cartilagine exorti,- scd<text:line-break/>ad pectus tendentes, . aliis duobus commiscentur in illis<text:line-break/>fotum animalibus,. quibus magna sunt et totus larynx<text:line-break/>et cartilago scutiformis ; reliqui vero </text:span></text:span>alii <text:span text:style-name="Default_20_Paragraph_20_Font"><text:span text:style-name="T15">duo musculi<text:line-break/>.transversi, ex obliquis scutiformis portibus enati, delude<text:line-break/>in orbem stomachum complectentes </text:span></text:span>, <text:span text:style-name="Default_20_Paragraph_20_Font"><text:span text:style-name="T15">simul inter </text:span></text:span>se<text:line-break/><text:span text:style-name="Default_20_Paragraph_20_Font"><text:span text:style-name="T15">coeunt.</text:span></text:span></text:p>
      <text:h text:style-name="Heading_20_2" text:outline-level="2"><text:span text:style-name="Default_20_Paragraph_20_Font">Cap. Xll. </text:span></text:h>
      <text:p text:style-name="P75"><text:span text:style-name="Default_20_Paragraph_20_Font"><text:span text:style-name="T15">S</text:span></text:span><text:span text:style-name="Default_20_Paragraph_20_Font"><text:span text:style-name="T36">i</text:span></text:span><text:span text:style-name="Default_20_Paragraph_20_Font"><text:span text:style-name="T15">c itaque se habet cartilaginum ac<text:line-break/>musculorum- laryngis constructio, de quorum usu dicen-<text:line-break/>dum deinceps jam erit, ducto a cartilaginibus luitio.<text:line-break/>Non enim temere eas sine caula natura fecit tot .ac<text:line-break/>ales; fed quoniam duplices genere oportebat ipsis inesse<text:line-break/>dearticulationes .atque motus, alios, qui eas .dilatarent<text:line-break/>.at comprimerent, alios,. qui easdem clauderent .atque</text:span></text:span></text:p>
      <text:p text:style-name="P3"><text:span text:style-name="Default_20_Paragraph_20_Font"><text:span text:style-name="T15">aperirent,. ad priorum quidem motuum constitutionem<text:line-break/>primae ad fecundam facta est dearti cuiatia; ad secundo-<text:line-break/>tuum vero secundae </text:span></text:span>ad <text:span text:style-name="Default_20_Paragraph_20_Font"><text:span text:style-name="T15">tertiam. Caeterum quum tertio<text:line-break/>motus genere non egeret; neque articulatione tertia,<text:line-break/>atque idcirco neque parte quarta indiguit. Quamobrem<text:line-break/>et musculi illi trium cartilaginum communes numero<text:line-break/>decem extiterunt; quorum - duo quissent primi memorati<text:line-break/>partes laryngis anteriores coniungunt, rnaximamque clam-<text:line-break/>dunt cartilaginem; seni vero duo hos subsequuntur, eas,<text:line-break/>quae in intimis sunt . abditae ; .reliquorum veto sex<text:line-break/>quatuor quidem aperiunt cartilaginem arytaenoidem,<text:line-break/>claudunt autem alli duo ; quibus opitulantur duo musculi<text:line-break/>transversi, qui in multis animalibus .coalescentes basim<text:line-break/>tertiae cartilaginis constringunt : Hi igitur omnes musculi<text:line-break/>in Iaryirge continentur, cum nullo adiacentium insim- -<text:line-break/>mensorum connexi Alii -vero octo mnsculi, circumfusis<text:line-break/>corporibus ipsimi colligantes, alterius motus sunt duces,<text:line-break/>quo motu totus - spiritus meatus. dilatatur ac contrahitur.</text:span></text:span></text:p>
      <text:p text:style-name="P3"><text:span text:style-name="Default_20_Paragraph_20_Font"><text:span text:style-name="T15">Quorum qui ab osse hyoide ad paries anteriores ac<text:line-break/>superiores pertinent; primam cartilaginem trahentes,- a<text:line-break/>posterioribus eam cartilaginibus abducunt mcatumque<text:line-break/>amplificant. Musculi vero obliqui contrariam his actio-<text:line-break/>nem habentes ac positionem, qui ex scutiformi cartila-<text:line-break/>gine deorsum feruntur; partes cartilaginis inferiores con-<text:line-break/>trahunt, i tralrunturque infra .leniter, cum hoc letiam<text:line-break/>alperam arteriam contrahentes .atque constringentes,<text:line-break/>ut neque duplicetur quicquam in ea , neque complice-<text:line-break/>tur, neque plurimum amplificetur, quum animal vult<text:line-break/>loqui. Reliqui vero, qui ex obliquis semiformis parti-<text:line-break/>bus prodeunt, has partes primae cartilaginis pro trahunt<text:line-break/>.ecundaeque applicant , quo meatus adstringatur. omnia<text:line-break/>vero haec in tractatione,. quam de- voce conscripsimus,<text:line-break/>demonstravimus ; nunc autem (quod saepe jam dictum<text:line-break/>est) non actiones, sed usus persequi propositum nostrum<text:line-break/>est in eorum gratiam </text:span></text:span>, . <text:span text:style-name="Default_20_Paragraph_20_Font"><text:span text:style-name="T15">qui actiones jam didicerunt.<text:line-break/>Nam partium, quae agunt, repente etiam simul ulna</text:span></text:span></text:p>
      <text:p text:style-name="P3"><text:span text:style-name="Default_20_Paragraph_20_Font"><text:span text:style-name="T15">apparet; oporletque, ut, qui usum exponit, in memoriam<text:line-break/>sulummodo revocet actionem. Partium autem, quae ui-<text:line-break/>hil quidem in tuto animanti agunt, quod scilicet utile<text:line-break/>sit, (semper enim ita audire oportet,). sed agentibus fusi-<text:line-break/>serviunt, .longiorem explicationem .facere in hac tracta-<text:line-break/>fione oportet; hoc enim ipsius. est proprium. Agunt igi-<text:line-break/>tur muscusi et nervi, moventur autem ab sus in </text:span></text:span>la-<text:line-break/><text:span text:style-name="Default_20_Paragraph_20_Font"><text:span text:style-name="T15">rynge </text:span></text:span><text:span text:style-name="Default_20_Paragraph_20_Font"><text:span text:style-name="T38">. </text:span></text:span><text:span text:style-name="Default_20_Paragraph_20_Font"><text:span text:style-name="T15">aliae omnes partes, proprium usum singulae<text:line-break/>praebentes.</text:span></text:span></text:p>
      <text:h text:style-name="Heading_20_2" text:outline-level="2"><text:span text:style-name="Default_20_Paragraph_20_Font">Cap. Xlll. </text:span></text:h>
      <text:p text:style-name="P75"><text:span text:style-name="Default_20_Paragraph_20_Font"><text:span text:style-name="T15">Sesi de musculis quidem et eartllagini-<text:line-break/>bus laryngis dictum est;. de aliis vero deinceps disseca-<text:line-break/>mus. In spatio laryngis interno. (per quod intro et<text:line-break/>foras fertur spiritus). corpus quoddam est locatum side<text:line-break/>quo etiam haud ita pridem sum locutus).,. quod neque<text:line-break/>substantia, neque sigma cuiquam eorum, quae in toto<text:line-break/>simt animali , est simile. De quo dictum </text:span></text:span><text:span text:style-name="Default_20_Paragraph_20_Font"><text:span text:style-name="T38">t </text:span></text:span><text:span text:style-name="Default_20_Paragraph_20_Font"><text:span text:style-name="T15">est a nobis<text:line-break/>.non nihil in lis , quae de voce conscripsimus , probam-<text:line-break/>tibus, prinrum rd et principalissimum vocis esse instru-<text:line-break/>mentum; dicetur autem et in praesenti,, quantum</text:span></text:span></text:p>
      <text:p text:style-name="P3"><text:span text:style-name="Default_20_Paragraph_20_Font"><text:span text:style-name="T15">praesens haec disputatio postulat. Simile quidem est<text:line-break/>linguae alienius fistulae, -potissimum si infernam ac<text:line-break/>supernam ejus partem spectes; rufernam autem dico,<text:line-break/>ubi arteria et- larynx inter sete conuectuntur; super-<text:line-break/>nam vero. ad orificium, quod sit a finibus; qui ibi<text:line-break/>sunt, arytaenoideos cartilaginis et scutiscrnus. Melius<text:line-break/>autem esset non assimilare corpus hoc fistularum .linguis,-<text:line-break/>sed eas. huic potius; - quandoquidem natura, ut arbitror,<text:line-break/>et prior tempore sit, et in operibus sapiens magis quam<text:line-break/>ars; quare, si corpus hoc naturae est opus, illud autem,<text:line-break/>quod in fistulis est, artis inventum, nimirum hoc ad illius<text:line-break/>imitationem effictum erit ab aliquo sapienti viro, qui<text:line-break/>naturae opera et cognoscere - et imitat </text:span></text:span>i <text:span text:style-name="Default_20_Paragraph_20_Font"><text:span text:style-name="T15">potuit. Caete-<text:line-break/>tum quod absque lingua inutilis sit fistula., ipsa per sii<text:line-break/>res indicat; causam vero hic te exposcere non oportet,<text:line-break/>quum sit -in tractatu </text:span></text:span>de voce <text:span text:style-name="Default_20_Paragraph_20_Font"><text:span text:style-name="T15">^tradita, in quo statim<text:line-break/>et hoc demonstratum est, </text:span></text:span>vocem <text:span text:style-name="Default_20_Paragraph_20_Font"><text:span text:style-name="T15">Aeri non posse, -ni<text:line-break/>transitus angustetur. Nam </text:span></text:span>si <text:span text:style-name="Default_20_Paragraph_20_Font"><text:span text:style-name="T16">ampIior-omn.no </text:span></text:span><text:span text:style-name="Default_20_Paragraph_20_Font"><text:span text:style-name="T15">totus</text:span></text:span></text:p>
      <text:p text:style-name="P3"><text:span text:style-name="Default_20_Paragraph_20_Font"><text:span text:style-name="T38">fuerit, relaxatis jam primis duabus cartilaginibus et a<text:line-break/>tele distantibus, aperta autem tertia, haudquaquam fieri<text:line-break/></text:span></text:span><text:span text:style-name="Default_20_Paragraph_20_Font"><text:span text:style-name="T44">vox </text:span></text:span><text:span text:style-name="Default_20_Paragraph_20_Font"><text:span text:style-name="T38">poterit; quod si leniter spiritus efferatur, expiratio<text:line-break/>fit sine sono ; sin vero repente simul ac vehementer<text:line-break/>spiritus effundatur,. vocatum suspirium efficitur; ut au-<text:line-break/>tem vocem edat animal, indiget omnino etiam ea spiritus .,<text:line-break/>motione, quae ab infernis repente simul erumpat; indi-<text:line-break/>get autem nihilominus hac transitu esiam angustiore,<text:line-break/>qui in larynge est, .non tamen simpliciter angustiore,<text:line-break/>sed qui paulatim ex amplo ad strictius tendat, paula-<text:line-break/>timque rursus ex strictiore amplificetur: id quod penitus<text:line-break/>efficit .corpus id, de quo nunc agimus, quod lingulam.<text:line-break/>et linguam laryngis nomino. Porro corpus hoc lingulae<text:line-break/>non modo laryngi ad vocem est necessarium, verum<text:line-break/>etiam ad spiritus cohibitionem, quam vocant; ita autem<text:line-break/>nominant non solum, quando omnino non respiramus,<text:line-break/>sed quando, praeterquam quod thoracem omni ex parte<text:line-break/>contrahimus, musculos aliam omnes, qui tum ad bype-</text:span></text:span></text:p>
      <text:p text:style-name="P3"><text:span text:style-name="Default_20_Paragraph_20_Font"><text:span text:style-name="T15">c nonum a , tum au costas </text:span></text:span>Iun <text:span text:style-name="Default_20_Paragraph_20_Font"><text:span text:style-name="T15">r , venemenrer mteno.Imus :<text:line-break/>violentissima enim tunc esu actio non modo thoracis<text:line-break/>totius, sed etiam -claudentium larynga musculorum, ob-<text:line-break/>sistunt etenim lu violenter pulsu spiritui , arytaenoidem<text:line-break/>claudentes cartilagluem; quam ad actionem </text:span></text:span><text:span text:style-name="Default_20_Paragraph_20_Font"><text:span text:style-name="T38">non </text:span></text:span><text:span text:style-name="Default_20_Paragraph_20_Font"><text:span text:style-name="T15">parum<text:line-break/>etiam confert praedictae lingulae natura: nam partes<text:line-break/>ipsius tum dextrae tum sinistrae in -idem coeunt, adeo<text:line-break/>ut sibi ipsis . incidant exactcque meatum claudant Quod<text:line-break/>si exiguum quiddam apertum relinquatur, . idque potissi-<text:line-break/>mum in animalibus iis, quae tutum larynga habent am-<text:line-break/>pliorem, (ejusmodi. enim habere ea ostendimus, quae<text:line-break/>magnam edunt vocem,) ne id quidem est a natura im-<text:line-break/>provide factum,- quae foramen in utraque lingulae parte<text:line-break/>unum effecit., .et foramini ipsi parte interna ventriculum<text:line-break/>supposuit non parvum; in quem, quum aer rias nactus<text:line-break/>amplas in animal ingreditur rursusque exit, nihil in<text:line-break/>ventrem depellitur. </text:span></text:span><text:span text:style-name="Default_20_Paragraph_20_Font"><text:span text:style-name="T38">. </text:span></text:span><text:span text:style-name="Default_20_Paragraph_20_Font"><text:span text:style-name="T15">Porro, </text:span></text:span>si <text:span text:style-name="Default_20_Paragraph_20_Font"><text:span text:style-name="T15">transitus fuerit obstructus,<text:line-break/>ibi tum arctatus aer pellitur. violenter in. obliquum et<text:line-break/>lingulae aperit orificium, quod </text:span></text:span><text:span text:style-name="Default_20_Paragraph_20_Font"><text:span text:style-name="T38">aulea. </text:span></text:span><text:span text:style-name="Default_20_Paragraph_20_Font"><text:span text:style-name="T15">labiis applicatis</text:span></text:span></text:p>
      <text:p text:style-name="P3"><text:span text:style-name="Default_20_Paragraph_20_Font"><text:span text:style-name="T15">clausum erat. Hoc enim sutum (hoc est, quod labia<text:line-break/>.applicentur) in causa esit, quod propositum- in hoc fer-<text:line-break/>mone foramen priores omnes- anatomicos latuerit. Im-<text:line-break/>pletis autem spiritu, qui </text:span></text:span><text:span text:style-name="Default_20_Paragraph_20_Font"><text:span text:style-name="T38">in </text:span></text:span><text:span text:style-name="Default_20_Paragraph_20_Font"><text:span text:style-name="T15">lingua laryngis sunt, ven-<text:line-break/>triculis, effundi sane molem in ipsum spiritus meatum<text:line-break/>necesse est, et exacte. ipsum angustari, etiamsi parum<text:line-break/>.antea patebat. Haec igitur naturae fuit in lingua laryn-<text:line-break/>gis solertia; in tota figura, magnitudine,. politione,<text:line-break/>.foramin ibus , ventriculis exactissima. . Quod si majorem<text:line-break/>eam, quam nunc habet, famam fuisse intellexeris., .riae<text:line-break/>spiritus obstruerentur non aliter, quam inflammationibus<text:line-break/>obstrui consueverunt; sin mluorem, . si multum. absit a<text:line-break/>commoderata, animal mutum prorsus efficitur; porto<text:line-break/>si partem exiguam apertam -reliquerit, .tanto minorem<text:line-break/>vocem efficiet ac deteriorem , quantum. ipsa aberit a<text:line-break/>commoderata. Similique ratione, si positionem- ejus iar.<text:line-break/>mutaveris ; yeI foraminis . aut ventriculi .magnitudinem,</text:span></text:span></text:p>
      <text:p text:style-name="P3"><text:span text:style-name="Default_20_Paragraph_20_Font"><text:span text:style-name="T15">totum linguae hujus </text:span></text:span>usum <text:span text:style-name="Default_20_Paragraph_20_Font"><text:span text:style-name="T15">.sustuleris, Circa principium<text:line-break/>enim foramen utrinque, -ut dictum est; occurrit, prae-<text:line-break/>longum superne deorsum instar lineae cuiusdam angu-<text:line-break/>stae, tametsi ipsum non est angustum, sed membranofa<text:line-break/>labiorum substantia .velut procidit lu subjectum cavata-<text:line-break/>tem; qmi fit, ut rima ac- fissura quaedam potius quam<text:line-break/>foramen appareat, antequam orificia sint patefacta;<text:line-break/>quibus adapertis plane et ipsum jam apertum, et sule.<text:line-break/>jecta ipsi cavitas aperta cernitur. Caeterum quum fo-<text:line-break/>rumen ejusmodi utrinque sit, a dextris ac sinistris spi-<text:line-break/>ritus praeterfluit, quum .nullam causam aut aperiendi<text:line-break/>orificium aut opplendi ventriculum habeat. At quum<text:line-break/>pellitur quidem ab infernis violenter spiritus , sed su-<text:line-break/>perne inhibetur, quippe qui haud amplius recta ferri<text:line-break/>possit, veluti vertiginem quandam perpessus ad meatus<text:line-break/>latera convertitur; quibus magna vi inridens membra-.<text:line-break/>nolas utriusque meatus epiphyfes facile ad fubjectas<text:line-break/>cavitates evertit, .ad quas etiam suapte natura inclinum,</text:span></text:span></text:p>
      <text:p text:style-name="P2"><text:span text:style-name="Default_20_Paragraph_20_Font"><text:span text:style-name="T15">totam autem opplet - atque instat lingulam: quam nem<text:line-break/>fubfequitur. necessario exacta meatus obturatio. Porro<text:line-break/>lingulae corpus membranosum extitit, ne a spiritu im-<text:line-break/>pictum rumpatur, -neve, quum totus larynx alias quidem<text:line-break/>dilatetur, alias yero contrahatur, </text:span></text:span>in <text:span text:style-name="Default_20_Paragraph_20_Font"><text:span text:style-name="T15">contrariis ejus: eou-<text:line-break/>stitutionrbus aliquo tempore in discrimen ruptionis ad-<text:line-break/>ducatur. Humidum autum est non simpliciter , fed curti<text:line-break/>hoc viscosum quodammodo ac pingue, ut propria sua<text:line-break/>humiditate perpetuo madeat, et non, ut fistularum lin-<text:line-break/>grtae exiccatus novum subinde madorem aliquem pollo-<text:line-break/>.dant, sic et- corpus hoc auxilio externo indigeat. . Nam<text:line-break/>humor tenuis ac aquosus dissipatus in vapores brevi<text:line-break/>tempore digeritur repenteque diffluit, idque potissimum,<text:line-break/>.quum meatus declivis suerit; at qui, viscosus simul est<text:line-break/>atque unctuosus , in tempus multum sufficit </text:span></text:span>, <text:span text:style-name="Default_20_Paragraph_20_Font"><text:span text:style-name="T15">ut qui ne-<text:line-break/>que effluat facile, neque exiccetur. Proinde, fi caetera<text:line-break/>omnia in laryngis constructione mire fabricata fuisset<text:line-break/>natura, solius autum humiditatis hujus fuisset oblita,</text:span></text:span></text:p>
      <text:p text:style-name="P3"><text:span text:style-name="Default_20_Paragraph_20_Font"><text:span text:style-name="T15">corrumperetur sane nobis vox celeriter, ipsa videlicet<text:line-break/>lingula una </text:span></text:span><text:span text:style-name="Default_20_Paragraph_20_Font"><text:span text:style-name="T38">cum </text:span></text:span><text:span text:style-name="Default_20_Paragraph_20_Font"><text:span text:style-name="T15">omnibus, quae ad. larynga attinent,<text:line-break/>partibus exiccata; quod etiam nunc accidere aliquando<text:line-break/>sidet, </text:span></text:span>quum <text:span text:style-name="Default_20_Paragraph_20_Font"><text:span text:style-name="T15">a. causis violentis naturalis gubernatio op-<text:line-break/>primitur; nam neque </text:span></text:span><text:span text:style-name="Default_20_Paragraph_20_Font"><text:span text:style-name="T38">. </text:span></text:span><text:span text:style-name="Default_20_Paragraph_20_Font"><text:span text:style-name="T15">qui febribus ardentissimis confli-<text:line-break/>ctantur; neque qui per </text:span></text:span><text:span text:style-name="Default_20_Paragraph_20_Font"><text:span text:style-name="T38">magnos </text:span></text:span><text:span text:style-name="Default_20_Paragraph_20_Font"><text:span text:style-name="T15">aestus iter fecerint;<text:line-break/>loqui prrus possunt, quam larynx. eis suerit perfusus.</text:span></text:span></text:p>
      <text:h text:style-name="Heading_20_2" text:outline-level="2"><text:span text:style-name="Default_20_Paragraph_20_Font">Cap. XIU </text:span></text:h>
      <text:p text:style-name="P75"><text:span text:style-name="Default_20_Paragraph_20_Font"><text:span text:style-name="T15">Caeterum de- lingua laryngis haec<text:line-break/>quoque sufficiunt. Rursus autem ad musculos eum mor<text:line-break/>tentes resteo, et maxime -ad illos, qui claudunt,. unde<text:line-break/>oratio hactenus deflexit. omnes enim admirabuntur;<text:line-break/>si huic fermoni- animum intenderint, cogitarintque, </text:span></text:span><text:span text:style-name="Default_20_Paragraph_20_Font"><text:span text:style-name="T38">quam-.<text:line-break/></text:span></text:span><text:span text:style-name="Default_20_Paragraph_20_Font"><text:span text:style-name="T15">ta sit magnitudo ac multitudo contrahentium thoracem^<text:line-break/>musculorum; quibus omnibus resistunt duo parvi mu—<text:line-break/>sensi, qui Iarynga claudenda secum etiam (ut </text:span></text:span><text:span text:style-name="Default_20_Paragraph_20_Font"><text:span text:style-name="T38">.dictum .<text:line-break/>est). </text:span></text:span><text:span text:style-name="Default_20_Paragraph_20_Font"><text:span text:style-name="T15">ipsam quoque lingulam comprehendunt;- existit </text:span></text:span><text:span text:style-name="Default_20_Paragraph_20_Font"><text:span text:style-name="T38">enim<text:line-break/></text:span></text:span><text:span text:style-name="Default_20_Paragraph_20_Font"><text:span text:style-name="T15">et ine praecipua quaedam. animalium opificis sapientia,<text:line-break/>a .viris anatomicis ignorata, sicut et alia fere omnia;</text:span></text:span></text:p>
      <text:p text:style-name="P3"><text:span text:style-name="Default_20_Paragraph_20_Font"><text:span text:style-name="T15">quae ad laryngis constructionem spectant. . Musculi. enim,.<text:line-break/>qui ipsum claudunt, ex media quidem basi semiformis<text:line-break/>emergunt, recti vero protenduntur tantum retrorsum et<text:line-break/>ad latus inclinantes, ut prope tertiae cartilaginis. dear-<text:line-break/>ticuhttionem perveniant; ex quo constat, quod </text:span></text:span>caput<text:line-break/><text:span text:style-name="Default_20_Paragraph_20_Font"><text:span text:style-name="T15">eorum sit extremitas illa,. quae ad fcutiformem esit; finis -<text:line-break/>autem et ultimum fit id, quo arytaenoidem^ movent<text:line-break/>cartilaginem. Porro musculis omnibus . aut in ipfum<text:line-break/>caput nervus infigitur -a cerebro vel a spinali medulla<text:line-break/>facultatem sensificant - ac motricem </text:span></text:span>ad <text:span text:style-name="Default_20_Paragraph_20_Font"><text:span text:style-name="T15">ipsus perferens,<text:line-break/>aut omnino in partium aliquam, quae </text:span></text:span>fusi <text:span text:style-name="Default_20_Paragraph_20_Font"><text:span text:style-name="T15">capite. fiunt, </text:span></text:span><text:span text:style-name="Default_20_Paragraph_20_Font"><text:span text:style-name="T38">.<text:line-break/>aut </text:span></text:span><text:span text:style-name="Default_20_Paragraph_20_Font"><text:span text:style-name="T15">certe </text:span></text:span><text:span text:style-name="Default_20_Paragraph_20_Font"><text:span text:style-name="T38">. </text:span></text:span><text:span text:style-name="Default_20_Paragraph_20_Font"><text:span text:style-name="T15">non infra messium corpus , </text:span></text:span><text:span text:style-name="Default_20_Paragraph_20_Font"><text:span text:style-name="T38">- </text:span></text:span><text:span text:style-name="Default_20_Paragraph_20_Font"><text:span text:style-name="T15">ad finem vero<text:line-break/>nunquam ; alioqui principium is esset musculi, non finis.<text:line-break/>Qui vero nervi ad medium musculi corpus^ inseruntur,<text:line-break/></text:span></text:span><text:span text:style-name="Default_20_Paragraph_20_Font"><text:span text:style-name="T38">ut </text:span></text:span><text:span text:style-name="Default_20_Paragraph_20_Font"><text:span text:style-name="T15">in siepto transversi,, inde in totum musculi corpus<text:line-break/>disseminati fibras omnes ad medium trahunt, eam<text:line-break/>musculi partem caput efficientes.. </text:span></text:span>Quin <text:span text:style-name="Default_20_Paragraph_20_Font"><text:span text:style-name="T15">et i st omnibus<text:line-break/>tiam musculis est commune, ut .ad eam partem divisi</text:span></text:span></text:p>
      <text:p text:style-name="P3"><text:span text:style-name="Default_20_Paragraph_20_Font"><text:span text:style-name="T15">extendantur, ad quam vergunt ipsorum fibrae. Si ini-<text:line-break/>tur, quae dicta sunt, omnia accurate colligas, tibi per-<text:line-break/>fuasum fore puto de claudentibus larynga musculis,<text:line-break/>qqod necessarium erat nervum ab inferioribus uartibus<text:line-break/>venientem ipsis inseri. Necessarium etiam (ut mihi vi-<text:line-break/>deturj nihilominus est reliquis quoque duabus muscula-<text:line-break/>rum coniugationibus, </text:span></text:span>a <text:span text:style-name="Default_20_Paragraph_20_Font"><text:span text:style-name="T15">quibus os laryngis aperitur, a<text:line-break/>parte rufema nervum immitti; namhi quoque ab rufe-<text:line-break/>rrori parte sua habent principia ac capita , superne<text:line-break/>vero finem, quo claudunt arytaenoidem cartilaginem..<text:line-break/>Non tamen aequales magnitudine vel aequipollentes ro-<text:line-break/>bore nervos postulabunt musculi duo-, qui laryngem clau-<text:line-break/>dunt , et hi duo , - qui aperiunt. Illi enim sunt , qui<text:line-break/>omnibus thoracis musculis in spiritus -cohibitionibus^<text:line-break/>- obsistunt; cujusque vero istorum quatuor actio minime<text:line-break/>vanum habet scopum,. -sed musculis thoracis obsequium<text:line-break/>praebent, quum spiritui violenter ab illis expresso exi-<text:line-break/>tum facilem praestent; id quod et sine. musculis latio-</text:span></text:span></text:p>
      <text:p text:style-name="P3"><text:span text:style-name="Default_20_Paragraph_20_Font"><text:span text:style-name="T15">nis impetu fieri accidit, i tertia scilicet cartilagine ob<text:line-break/>parvitatem facile eversu . Quocirca propter actionis ve-<text:line-break/>hementiam. musculis Laryngem claudentibus ab insumis<text:line-break/>eorum partibus nervos immitti fuit necesse fecundum<text:line-break/>rectitudinem fui principii, ut per medies musculos ary- </text:span></text:span><text:span text:style-name="Default_20_Paragraph_20_Font"><text:span text:style-name="T38">.<text:line-break/></text:span></text:span><text:span text:style-name="Default_20_Paragraph_20_Font"><text:span text:style-name="T15">tacnoidem cartilaginem attraherent. Si igitur cor ner-<text:line-break/>yorum esset principium (ut nonnulli arbitrantur, omni-<text:line-break/>um,. quae ad anatomen pertinent, .prorsus ignari), facile<text:line-break/>utique praedictus fex musculos nervis fecundum tectitu-<text:line-break/>dinem immissis movisset; eandemque nobis afferret in<text:line-break/>aliis musculis dubi sationem, qui capita superne habentes<text:line-break/>finr .suo inseriore in partes a fele movendas inferuntur.<text:line-break/>Nunc. vere, quum fatis. constet, nervum omnem manare<text:line-break/>vel a cerebro </text:span></text:span>, <text:span text:style-name="Default_20_Paragraph_20_Font"><text:span text:style-name="T15">vel a. spinali medulla , caeteris quidem<text:line-break/>omnibus musculis, qui ad caput funt et collum, mo-<text:line-break/>tus est facilis , siquidem in eos , qui superne feruntur<text:line-break/>deorsum, a cerebro nervus manifesto inseritur, lu obli-<text:line-break/>quoe vero a .spinali medulla colli </text:span></text:span><text:span text:style-name="Default_20_Paragraph_20_Font"><text:span text:style-name="T38">. </text:span></text:span><text:span text:style-name="Default_20_Paragraph_20_Font"><text:span text:style-name="T15">et septima conju-</text:span></text:span></text:p>
      <text:p text:style-name="P3">gatione, quod et ipsa exortum habeat obliquum. Reti-<text:line-break/>qui vero praedicti sex musculi neutra lex parte poterant<text:line-break/>nervum recipere ; nam cum recti fecundum laryngis lou-<text:line-break/>gitudinem a partibus inferioribus sursum tendunt, obli-<text:line-break/>quis nervis omnino non eguerunt; fecundum rectitudi-<text:line-break/>nem vero a corde quidem non habuerunt, sed a cere-<text:line-break/>bro, per viam sibi contrarram accedentes. Periculum<text:line-break/>igitur Iane haud parvum fuit, ne antedicti musculi soli<text:line-break/>nervis carerent .sensum ac . motum sibi suppeditaturis:<text:line-break/>Quanam igitur arte ac marinus natura id correxerit,<text:line-break/>non prius equidem exponere vellem , quam Asclepiadem<text:line-break/>et Epicorum interrogassem, quo paeto, si ipsi loco natu-<text:line-break/>rae animalium opificis fuissent, praedictis musculis ner-<text:line-break/>vos indidissem. Soleo enim nonnunquam ita facere;<text:line-break/>concedereque eis ud deliberandum non dies modo, fed<text:line-break/>menses etiam, quot ipsi postularint; verum quum facere<text:line-break/>id in scribendo non -liceat, neque illorum sapientiam</text:p>
      <text:p text:style-name="P3"><text:span text:style-name="Default_20_Paragraph_20_Font"><text:span text:style-name="T15">naturae imperitiae atque . inertiae comparare ostendere-.<text:line-break/>que, quo pacto natura (quam ipsi ceu inertem calumni-<text:line-break/>autor j tanto ipsorum sapientiam superat ingenio, ut ne<text:line-break/>operum quidem ejus sclortiam polluit assequi , eam ar-<text:line-break/>tem mihi necesse erit .exponere, qua usa nervos ac<text:line-break/>motus propositis hoc sermone musculis impertivit Sed<text:line-break/>quo clarior sit oratio, exponamus prius oportet, qua-<text:line-break/>Iisnam sit is motus translaturus vocatus, quo in machr-<text:line-break/>tris utuntur plurimi, tum architecti, qui mechanici di-<text:line-break/>cuntur, tum medici, qui organici nuncupantur; tali enim<text:line-break/>quodam motu natura aule artes ipsas usa musculis<text:line-break/>actionem conciliavit; Verisimile porro est, ut quispiam -<text:line-break/>eorum, qui hoc opus lecturi sunt, hujus - translatitii<text:line-break/>motus rationem jam terreat, eoque cunctantem oratio-<text:line-break/>uem graviter ferat </text:span></text:span>, <text:span text:style-name="Default_20_Paragraph_20_Font"><text:span text:style-name="T15">festinans erd naturae artificium<text:line-break/>difcendunr, quo usa nervos ad praesentia .opportunos<text:line-break/>compararit: at sanem en uni, vel duobus, vel tribus,</text:span></text:span></text:p>
      <text:p text:style-name="P3"><text:span text:style-name="Default_20_Paragraph_20_Font"><text:span text:style-name="T15">vel quatuor, vel certis omnino quibusdam hominibus-<text:line-break/>dilucida esse- </text:span></text:span>studet <text:span text:style-name="Default_20_Paragraph_20_Font"><text:span text:style-name="T15">oratio, </text:span></text:span>sed omnes <text:span text:style-name="Default_20_Paragraph_20_Font"><text:span text:style-name="T15">deinceps, qur in<text:line-break/>.ea versaturi sunt, </text:span></text:span>docere <text:span text:style-name="Default_20_Paragraph_20_Font"><text:span text:style-name="T15">cupiti ob multos igitur, qui,<text:line-break/>.qualisnamlit motus- iste translatitius, ignorant, necesse est, .<text:line-break/>ut pauci issi parumper expectent mihique concedunt,<text:line-break/>.ut ipsius ineam in illa explicem machina, quae. in<text:line-break/>.promptu est plurimisque medicorum est cognita, illa,<text:line-break/>inquam, quae ab ipsis glossocomion appellatur. Prae-<text:line-break/>-longa siquidem est, ut </text:span></text:span>et <text:span text:style-name="Default_20_Paragraph_20_Font"><text:span text:style-name="T15">alia, ut tutum hominis erus<text:line-break/>comprehendat; id quod in coxis et tibiis fractis sue-<text:line-break/>penumero facere consueverunt. Praecipua vero macti- .<text:line-break/>nae glossocomio haec insunt: in ima parte axis quidam,<text:line-break/>ad quem vinculorum fines , qui membro circumjiciun-.<text:line-break/>tur, perveniunt; in ipsa autem machina rotulae insunt<text:line-break/>complures, quarum singulis, quum tempus postulat, lu-<text:line-break/>terdum uti convenit. Machinae fabrica haec esu Mem-<text:line-break/>brum igitur ubi diligenter circumligaverint , quomodo<text:line-break/>peritis hac lu re facere mos est, ^utrinque duos laqueos</text:span></text:span></text:p>
      <text:p text:style-name="P3"><text:span text:style-name="Default_20_Paragraph_20_Font"><text:span text:style-name="T15">fracturae iniiciunt , unum in superiori </text:span></text:span><text:span text:style-name="Default_20_Paragraph_20_Font"><text:span text:style-name="T38">- </text:span></text:span><text:span text:style-name="Default_20_Paragraph_20_Font"><text:span text:style-name="T15">parte membri,<text:line-break/>alterum in inferiori. Porro aptissimus ad hunc rem est<text:line-break/>laqueus, qui duabus habenis constat, hoc est enim ipsi<text:line-break/>nomen antiquum; nonnulli </text:span></text:span><text:span text:style-name="Default_20_Paragraph_20_Font"><text:span text:style-name="T38">. </text:span></text:span><text:span text:style-name="Default_20_Paragraph_20_Font"><text:span text:style-name="T15">autem lupum appellant,<text:line-break/>ceu quatuor crura hoc laqueo habente. Praestiterit- sa-<text:line-break/>ne duo in dextris membri partibus et duo lu sinistris<text:line-break/>faciendo ex inferiori quidem laqueo crura deorfum ad<text:line-break/>axem immediate ducere, axique ea accurate circumji-<text:line-break/>cere, quo fractum membrum inferius trahatur, ex reli-<text:line-break/>quo superiori autem laqueo crura sursum in oppositam axi<text:line-break/>partem agere v (laqueum enim. hunc, opinor, .in con-<text:line-break/>traria priori membrum distendere oportet:) ducunt fiqui-<text:line-break/>dem crura laquei sursum necessario, trajiciunt autem ex-<text:line-break/>tra, inliciunt autem rotulis, indeque deorsum deducendo<text:line-break/>ari circumjiriunt , </text:span></text:span>eoque <text:span text:style-name="Default_20_Paragraph_20_Font"><text:span text:style-name="T15">modo contingit; ut fines utro-<text:line-break/>cumque laqueorum axem communem habentes j ustam<text:line-break/>fracti offis disteusionem efficiant; tenduntur enim utri-<text:line-break/>que similiter ac remittuntur, </text:span></text:span>pro <text:span text:style-name="Default_20_Paragraph_20_Font"><text:span text:style-name="T15">ipsius aris ciccum-</text:span></text:span></text:p>
      <text:p text:style-name="P3"><text:span text:style-name="Default_20_Paragraph_20_Font"><text:span text:style-name="T15">actionis modo . moderati. Tensionem </text:span></text:span>quidem <text:span text:style-name="Default_20_Paragraph_20_Font"><text:span text:style-name="T15">crura la-<text:line-break/>quer inferioris habent fimplicem, superioris vero dupli-<text:line-break/>cem , .ceu inseriori quidem latione rectam viam faciente;<text:line-break/>superiori autem diaulum quendam (reciprocum cursum)<text:line-break/>flectente. </text:span></text:span><text:span text:style-name="Default_20_Paragraph_20_Font"><text:span text:style-name="T49">, </text:span></text:span><text:span text:style-name="Default_20_Paragraph_20_Font"><text:span text:style-name="T15">Hunc diaulum natula prima omnium nervis,<text:line-break/>qui strpeme a . cerebro per collum feruntur, excogitavit,<text:line-break/>transumptivum quendam motum dictis musculis praepa-<text:line-break/>rans. oportebat enim eos vel a spinali medulla colli<text:line-break/>vel ab ipfo .cerebro nervum accipere; at♃ui ex collo<text:line-break/>proficiscebatur;. quia obliquus erat futurus, maxime qui-<text:line-break/>dem suit repudiandus, eligendus autem ex superno<text:line-break/>principio , qui esset commodior. Quum autem duplex<text:line-break/>isset, unus quidem exacte rectus, quem textae nervo-<text:line-break/>rum coniugationi Marinus annumerat, alter non rectus<text:line-break/>e -sieptima nervorum conjugatione, inutilis quidem mu-<text:line-break/>scalis rectis hic septimus penitus erat, </text:span></text:span>fertus <text:span text:style-name="Default_20_Paragraph_20_Font"><text:span text:style-name="T15">vero,<text:line-break/>quantum quidem ad rectam lationem spectat; accommo-<text:line-break/>dus, quia vero ex oppositis locis venit,. non modo in-<text:line-break/>utilis est.. virum etiam noxius.; nam latione teli prae-</text:span></text:span></text:p>
      <text:p text:style-name="P3"><text:span text:style-name="Default_20_Paragraph_20_Font"><text:span text:style-name="T15">ultus, si de quibus nunc -agimus musculis insereretur,.<text:line-break/>rupta quidem caput eorunr constituisset, finem vero in-<text:line-break/>fra, cujus contrarium </text:span></text:span>fieri <text:span text:style-name="Default_20_Paragraph_20_Font"><text:span text:style-name="T15">oportere monstravimus. At-<text:line-break/>tentiorem igitur te jam milli </text:span></text:span>praebeas, quum <text:span text:style-name="Default_20_Paragraph_20_Font"><text:span text:style-name="T15">si Eleufi-<text:line-break/>niis ani Samotlu actis vel id </text:span></text:span>genus <text:span text:style-name="Default_20_Paragraph_20_Font"><text:span text:style-name="T15">aliis </text:span></text:span>sacris initia-<text:line-break/><text:span text:style-name="Default_20_Paragraph_20_Font"><text:span text:style-name="T15">.reris , et totus ob ea , quae </text:span></text:span>a sacerdotibus <text:span text:style-name="Default_20_Paragraph_20_Font"><text:span text:style-name="T15">fiunt ac di-<text:line-break/>cuntur, astures , cogitesque, </text:span></text:span>sacra <text:span text:style-name="Default_20_Paragraph_20_Font"><text:span text:style-name="T15">haec </text:span></text:span>nulla <text:span text:style-name="Default_20_Paragraph_20_Font"><text:span text:style-name="T15">in re illis<text:line-break/>esse iuferiora , neque . minus conditoris animalium po-<text:line-break/>tenti am, vel sapientium, vel providentiam, vel virtu-<text:line-break/>tem indicare posse. Attende, inquam, misti ob eam po-<text:line-break/>tissimum causam , quod ego primus omnium sacra haec,<text:line-break/>quae nunc in manibus sunt, inveni; quandoquidem nemo<text:line-break/>anatomicorum neque horum nervorum aliquem , neque<text:line-break/>eorum quicquam, quae in laryngis constructione superius<text:line-break/>dicta fuerunt, perceperat; quae </text:span></text:span>causa <text:span text:style-name="Default_20_Paragraph_20_Font"><text:span text:style-name="T15">sane fuit, cur<text:line-break/>in plerisque partium . actionibus quamplurimum aberra-.<text:line-break/>verint, neque earum usus partem decimam attigerint.<text:line-break/>Conversus igitur et tu, si minus antea,. at nunc saltem<text:line-break/>ad honestius, dignusque dicendorum auditor factus,</text:span></text:span></text:p>
      <text:p text:style-name="P2"><text:span text:style-name="Default_20_Paragraph_20_Font"><text:span text:style-name="T15">percipe sermonem admirabilia naturae mysteria expo-<text:line-break/>nentem. A cerebro posteriori nervorum productio recta<text:line-break/>per l totum collum ab utraque asperae arteriae parte<text:line-break/>descendit, cui parva quaestum alia accedit. Ab </text:span></text:span>hac<text:line-break/><text:span text:style-name="Default_20_Paragraph_20_Font"><text:span text:style-name="T15">productione et reliqui laryngis musculi praeter hos<text:line-break/>rex, de quibus disiecere instituimus, et quidam alii,<text:line-break/>qui in collo sunt recti, distributiones accipiunt, alii<text:line-break/></text:span></text:span><text:span text:style-name="Default_20_Paragraph_20_Font"><text:span text:style-name="T46">- </text:span></text:span><text:span text:style-name="Default_20_Paragraph_20_Font"><text:span text:style-name="T15">quidem iuniores-, alii vero minores. Nam quum sexta<text:line-break/>haec nervorum coniugatio sit maxima, etsi in praedictos<text:line-break/>musculos multas mittit propagines, non parva tamen<text:line-break/>collum totum praetergressi in thoracem incidit; ac<text:line-break/>statim quidem primam nervorum coniugationem producit<text:line-break/>ad thoracem ipfttm et ad radicem costarum pertinet,-<text:line-break/>tem; alias autem ultra has multas producit, partim ad<text:line-break/>cor, partim ad pulmonem, partim </text:span></text:span>ad <text:span text:style-name="Default_20_Paragraph_20_Font"><text:span text:style-name="T15">stomachum veni-<text:line-break/>entes. Si vero et eas ipsius distributiones , quas iule-<text:line-break/>rius progressa facit ad ventrem, ad hepar, ad lienem<text:line-break/>et ad renes, percurrero universas, quas ipsa; tanquam</text:span></text:span></text:p>
      <text:p text:style-name="P3"><text:span text:style-name="Default_20_Paragraph_20_Font"><text:span text:style-name="T15">vir quidam maxime munificus; partibus omnibus elorgi-<text:line-break/>tur, admiraturum te arbitror, quo pacto nulla ex ea<text:line-break/>propago ad laryngis musculos sex .distribuatur,. quamvis;<text:line-break/>dum per .collum fertur, prope ipsos iter faciat ac qui-<text:line-break/>busdam ipsius musculis nervum quendam praebeat ; ve-<text:line-break/>rum antea monstravimus, non oportuisse eos in ipsa ad<text:line-break/>inferna delatione nervum.. recipere. Porro quod opifex<text:line-break/>illorum sex musculorum non fuit oblitus, fed. a magnis<text:line-break/>illis nervis, qui praeterlapsi sunt, .portionem eis tantam,<text:line-break/>quanta sat erat ad sensum et motum his musculis sup-<text:line-break/>peditandum, distribuit, nunc tibi breviter explicabo.<text:line-break/>Attende vero diligenter huic sermoni, qui rem verbis<text:line-break/>ferme inexplicabilem, et quae vix declarari possit, - tibi<text:line-break/>conatur explicare. ^Ignosces autem nonnihil etiam prio-<text:line-break/>ribus anatomicis, si tam difficulter apparens fpectacu-;<text:line-break/>sum eorum visum effugerit. Dum enim nervi lu per;<text:line-break/>thoracem feruntur, propago quaedam utrinque enata<text:line-break/>per eandem revertitur viam, qua prius descenderam</text:span></text:span></text:p>
      <text:p text:style-name="P3"><text:span text:style-name="Default_20_Paragraph_20_Font"><text:span text:style-name="T38">ceu diaulon quendam, id est cursum reciprocum, pera-<text:line-break/>gens. Revoca, quaeso, in memoriam motum transum-<text:line-break/>ptivum, de quo haud ita pridem fumus locuti; recorda-<text:line-break/>re quoque cursorum cursum reciprocum percurrentium;<text:line-break/>nam utrisque motus nervorum similis est. Transumptivo.<text:line-break/>quidem motui, quoniam, principio eorum ad cerebrum<text:line-break/>appenso, quando ratio vult tanquam habenis quibusdam<text:line-break/>musculos laryngis intendere, motus, qui a principio<text:line-break/>proficiscitur, e superiori loco per totum collum fertur<text:line-break/>deorsum ad multam usque thoracis partem, indeque<text:line-break/>rursus sursum redit usque ad laryngem , ubi nervis in<text:line-break/>praedictos musculos infertis, quasi a manibus quibusdam<text:line-break/>hi singuli sex musculi deorsum trahuntur. Quemadmodum<text:line-break/>igitur in ea machina, quam fractis membris adhibemus,<text:line-break/>motus initium, quod a nostris manibus circum axem sit,<text:line-break/>saquei crura usque ad rotulas trahit, et ab istis rursus<text:line-break/>^d partem libiae, quae tenditur, motus e superiori loco<text:line-break/>deorsum pervenit, ad eundem modum in nervis laryngis</text:span></text:span></text:p>
      <text:p text:style-name="P3"><text:span text:style-name="Default_20_Paragraph_20_Font"><text:span text:style-name="T38">evenit; est quidem ut axis, qui principium motus ha-<text:line-break/>bet, nervorum a cerebro productio; ut rotula vero,<text:line-break/>pars illa thoracis, unde nervi incipiunt reverti. Reci-<text:line-break/>proco autem cursui talionem eorum assimilans non rotu-<text:line-break/>Iam dices partem Aliam, sed quam metam nominant,<text:line-break/>circa quam, qui reciprocum cursum currunt, in orbem<text:line-break/>te flectentes rursus feruntur retrorsum per idem iter,<text:line-break/>quod prius confecerant. Haec est tertia causa, propter<text:line-break/>quam non prius nervus revertitur, quanquam iter lun-<text:line-break/>gum per totum collum et thoracis adhuc partem non<text:line-break/>mediocrem emetiatur, quia nihil habebat haec pars,<text:line-break/>quod velut metae cujusdam aut rotulae usum sibi prae-<text:line-break/>heret. Firmum enim esse id oportebat atque laeve,<text:line-break/>quo sibi ipsi ac nervo tutum praeberet supergressum ;<text:line-break/>erat autem nihil aliud intermedium ejuscemodi prae-<text:line-break/>terquam ipsius claviculae aut primae costae os , eai<text:line-break/>membranosa tunica circumjecta, nervum licebat velut<text:line-break/>per rotulam quandam per ossium gibbum duci; sed ita</text:span></text:span></text:p>
      <text:p text:style-name="P3"><text:span text:style-name="Default_20_Paragraph_20_Font"><text:span text:style-name="T15">jaceret sub cute extra prominens, faciIeque a quavis in-<text:line-break/>juria laederetur. Neque tamen sine flexu tutum erat<text:line-break/>a magno nervo parvum nervum ad laryngem ita per-<text:line-break/>ducere; omnino enim rumperetur hic, nisi circum ali-<text:line-break/>quid volvere tur. Si igitur circumvolvi quidem erat ne-<text:line-break/>ceste, nihil autem habebat ejusmodi, antequam prope cor<text:line-break/>accessisset, jure naturam non pignit nervum longissime<text:line-break/>deducere, etiamsi rursus iter longum manebat, per quod<text:line-break/>reducere ipsum esset necesse. Neque enim ex hoc ipso<text:line-break/>nervus imbecillior efficiebatur; quin potius contra in<text:line-break/>primis quidem productionibus nervi omnes sunt molies<text:line-break/>et cerebro ipsi assimiles, progredientes vero magis ma-<text:line-break/>gisque se ipsis efficiuntur duriores. itaque nervi hi ro-<text:line-break/>bur non mediocre ex itineris longitudine sunt adepti,<text:line-break/>tantum paulo minus iter, dum superne post reflexio-<text:line-break/>nem revertuntur, emensi, quanto deducti ante deorsum<text:line-break/>fuerant.</text:span></text:span></text:p>
      <text:h text:style-name="Heading_20_2" text:outline-level="2"><text:span text:style-name="Default_20_Paragraph_20_Font">Cap. XV. </text:span></text:h>
      <text:p text:style-name="P75"><text:span text:style-name="Default_20_Paragraph_20_Font"><text:span text:style-name="T15">Tempestivum sane jam fuerit indicare<text:line-break/>admirabilem hanc nervorum laryngis, sive rotulam, sive</text:span></text:span></text:p>
      <text:p text:style-name="P3"><text:span text:style-name="Default_20_Paragraph_20_Font"><text:span text:style-name="T38">metam, sive limitem, unde cursus reflectitur, oporteat<text:line-break/>nominare; neque enim nominum venustatem consectari<text:line-break/>nunc statuimus, neque in rebus nihili ac sutilibus tem-<text:line-break/>pus terere, quum tantam ac talem in naturae operibus<text:line-break/>pulchritudinem inveniamus. Sunt quidem certe hoc in<text:line-break/>loco venae et arteriae magnae, quae a corde sursum<text:line-break/>ad colium feruntur, quarum aliae quidem rectam habent<text:line-break/>posilionem, aliae vero obliquam, nullae autem transver-<text:line-break/>sam , cujusmodi nervi hi ad reflectendum sese postula-<text:line-break/>banL Nam quod ad rectam attinet, haudquaquam<text:line-break/>dervi, qui superne deorsum feruntur, flecti circum<text:line-break/>ipsas poterant, ceu ex adverso occurrentes; circa obli-<text:line-break/>quam autem obvolvi quidem utcunque aliquid poterit,<text:line-break/>sed lubricum id admodum atque instabile erit, praefer-<text:line-break/>tim quando id, quod obliquum est, multum quidem a<text:line-break/>situ transverso dissidet, accedit autem propemodum ad<text:line-break/>rectum. Equidem ne laudare quidem fatis pro merito<text:line-break/>possum ejus sapientiam ac potentiam , qui animalia fa-<text:line-break/>bricatus est; nant ejusmodi opera non laudibus modo,<text:line-break/>verum etiam hymnis sunt majora, quae priusquam in-</text:span></text:span></text:p>
      <text:p text:style-name="P3"><text:span text:style-name="Default_20_Paragraph_20_Font"><text:span text:style-name="T38">fpexiffemus quidem , fieri non posse persuasum habeba-<text:line-break/>mus; conspicati vero deceptos nos opinione fuisse com-<text:line-break/></text:span></text:span><text:span text:style-name="Default_20_Paragraph_20_Font"><text:span text:style-name="T41">ρ</text:span></text:span><text:span text:style-name="Default_20_Paragraph_20_Font"><text:span text:style-name="T39"> </text:span></text:span><text:span text:style-name="Default_20_Paragraph_20_Font"><text:span text:style-name="T38">e ri utus, potissimum quando line magno negotio atque<text:line-break/>apparatu conditor nostri , uno usus instrumento eoque<text:line-break/>perexiguo, inculpatum prorsus ac persectum opus esse-<text:line-break/>cerit, ut in hornus nervorum flexione videre est; in<text:line-break/>qua naturam non piguit sinistrum quidem longissime pro-<text:line-break/>ductum circum maximam arteriam obvolvere ea potissi-<text:line-break/>mum parte, qua primum a corde emergens sese ad spi-<text:line-break/>nam inflectit; quo loco omnia certe, quae requirebat,<text:line-break/>habiturus erat, positionem transversam, flexionemque et<text:line-break/>laevem et orbicularem, metam demum validissimam ac<text:line-break/>tutissimam. Dextrum vero, quum nullum haberet in ea<text:line-break/>thoracis parte, per quam fertur, ascensum similem, ea-<text:line-break/>dem natura coacta fuit circum ejus partis arteriam qui-<text:line-break/>dem obvolvere, quae obliqua a corde sursum ad dex-<text:line-break/>tram axillam fertur ; sed quanto flexio haec in corde<text:line-break/>deterior fuit quam trausveosu, tanto eam partim multi-</text:span></text:span></text:p>
      <text:p text:style-name="P3"><text:span text:style-name="Default_20_Paragraph_20_Font"><text:span text:style-name="T38">tudine productionum nervi in utramque partem , partim<text:line-break/>etiam ligamentorum robore correxit; quos enim in dex-<text:line-break/>tras thoracis partes nervos erat productura , eo in loco<text:line-break/>maxime simulque produxit, et recipientibus eos instru-<text:line-break/>mentis inseruit, nervum propaginibus quasi radicibus in<text:line-break/>terram defixis stabiliens. Medium itaque radicum om-<text:line-break/>nium illum laryngis nervum statuit, ut ab eis utrinque<text:line-break/>stipetur, et per ligamenta membranula ipsi arteriae ac<text:line-break/>vicinis corporibus connexuit, ut, quoad fieri potest, ab<text:line-break/>omnibus circumseptus tutam faciat circa dorsum arteriae<text:line-break/>flexionem , velut circum rotulae orbem quendam involu-<text:line-break/>tus. Quum vero statim post flexionem hi nem ve-<text:line-break/>dementer attollantur, magnus nervus velut manum quan-<text:line-break/>dam propaginem suam porrigens sesa per illam trahit<text:line-break/>sursum et in sublime tollit; inde autem utrique seruntur<text:line-break/>sursum ad caput asperae arteriae, idem iter; quod prius,<text:line-break/>conficientes, sed nulli amplius musculo ne minimam<text:line-break/>quidem sui portionem distribuentes, quod nulium aliud</text:span></text:span></text:p>
      <text:p text:style-name="P3"><text:span text:style-name="Default_20_Paragraph_20_Font"><text:span text:style-name="T15">motionis principium ex portibus inferioribus necesse eras<text:line-break/>musculum accipere ; fed eorum uterque plane ac jusie.<text:line-break/>in laryngis musculos suae pantis est dispersus, .qui dex-<text:line-break/>va quidem- ex parte) lu eos suae partis, qui autem si-<text:line-break/>nistra, in reliquos- tres, ambo vero in fex, a quibus.<text:line-break/>aperiri ac claudi laryuga contingit; quorum fex actio-<text:line-break/>nem in .primis (ut probavimus) ii duo habent validissi-<text:line-break/>mam, qui claudunt laryuga; ut ne in spiritus. quidem<text:line-break/>cohibitionibus a tot tantisque thoracem contrahentibus.<text:line-break/>musculis superentur. Quo factum est., ut nervorum.<text:line-break/>plurimum in ipsus distiibueretur , . nervusque. solidus ad<text:line-break/>fines ipsorum unus secundum.. utrumque musculum . su-<text:line-break/>perne deorsum descendens in idem perveniret,. unde.<text:line-break/>etiam. quae laryngi circumfusa funt corpora portiones.<text:line-break/>quasdam accipiunt; reliquum vero eorum proprio. mu-<text:line-break/>sculi nervo coniunctum ad robur ipsius ac securitatem<text:line-break/>confert.</text:span></text:span></text:p>
      <text:h text:style-name="Heading_20_2" text:outline-level="2"><text:span text:style-name="Default_20_Paragraph_20_Font">Cap, XVI.</text:span></text:h>
      <text:p text:style-name="P75"><text:span text:style-name="Default_20_Paragraph_20_Font"><text:span text:style-name="T15"><text:s/>Haudquaquam igitur mihi rideris am-</text:span></text:span></text:p>
      <text:p text:style-name="P3"><text:span text:style-name="Default_20_Paragraph_20_Font"><text:span text:style-name="T15">plius admiratores, nec rogaturus, quae mirantur sane<text:line-break/>ac requirunt, qui. ante me. fuerunt tum medior omnes,<text:line-break/>tum philosophi; partim quidem quo, pactu;dum bibi-<text:line-break/>mus; humor non in alperam. arteriam, sed in stoma-<text:line-break/>dium illabatur;^ partim autem tuniculis, qui sunt ad<text:line-break/>radicem linguae, . causam hujus rei tribuentes, per eos-<text:line-break/>que recurrere laryngaad epiglottida putantes. Nane<text:line-break/>clauso exacte adeo larynge, ut ne qui violenter quidem<text:line-break/>a thorace exprimitur spiritus ipsum aperiat, causam<text:line-break/>aliam requirere nullam operiebat, cur potus in pulmo-<text:line-break/>nem non feratur. Satius autem fuerat, eos laryngis<text:line-break/>orificium conspicatus, quod (quemadmodum in conamen-<text:line-break/>tardis, quos de voce conscripsimus, mousiratum nobis est)<text:line-break/>propter ipsius epiglottidis formam ac usum. necessari-<text:line-break/>am habet cavitatem, cogitare, cibum et potum in eo<text:line-break/>acervati debere , quo tempore nos deglutimus; ut; quum<text:line-break/>postea larynx esset patefactus; quando videlicet inspira-<text:line-break/>mus, repente in spiritus meatum non potio modo; sed<text:line-break/>cibus etiam incidat, nisi natura provide laryngis orificio</text:span></text:span></text:p>
      <text:p text:style-name="P3"><text:span text:style-name="Default_20_Paragraph_20_Font"><text:span text:style-name="T15">epiglottida velut operculum quoddam admoxisset, </text:span></text:span>recte<text:line-break/><text:span text:style-name="Default_20_Paragraph_20_Font"><text:span text:style-name="T15">quidem omni alio t empore , quo animal respirat , stan-<text:line-break/>tem, quum autem quiduis deglutit, laryugi accumben-<text:line-break/>tem; ipsum enim quod deglutitur, .ceu primum ipsius<text:line-break/>radici incidens; post autem durio invectum, inclinare<text:line-break/>ipsam cogit et collabi, ut cujus substantia cartilago sit.<text:line-break/>eaque praetenuis. Quod si diligentius omnem epiglotti--<text:line-break/>dis constructionem consideraveris, ea tibi (certo scio):<text:line-break/>videbitur admirabilis ; rotunda enim- est et cartilaginea,.<text:line-break/>ad o magnitudine paulo major laryngis . orificio ; vergit:<text:line-break/>autem ad stomachum, pofitionenrqne habet tertiae car-<text:line-break/>tilagiui arytaenoidi contrarianu Quam politionem cer-<text:line-break/>tum est ipsam non fuisse habituram, nili ex loco advdr-r<text:line-break/>su exoriretur; atque etiam nisi esset cartilaginea, neque:<text:line-break/>aperiretur,. quo tempore respiramus, neque .a cibariis<text:line-break/>everteretur; nam quae justo sunt molliora, assidue colla-<text:line-break/>buntur, .duriora -vero contumacia everfuque difficilia.</text:span></text:span></text:p>
      <text:p text:style-name="P24"><text:span text:style-name="Default_20_Paragraph_20_Font"><text:span text:style-name="T15">perstant; quoium neutrum inesse ipsi oportet, sed re-<text:line-break/>ctam quidem esse .nobis inspirant thus, everti autem. de-.<text:line-break/>glutientibus. Jam vero si haec quidem haberet omnta,.<text:line-break/>minor autem esset meatu laryngis, nihil ex ipsius col-<text:line-break/>lapsu assequeremur, .quemadmodum neque. si multo nu-<text:line-break/>jor;nam eo quidem modo stomachum .obstrueret. Quo.<text:line-break/>autem modo - a cibariis epiglottis in laryngis meatum<text:line-break/>incumbit, ita ab iis, quae evomuntur,. cartilago -ary-<text:line-break/></text:span></text:span><text:span text:style-name="Default_20_Paragraph_20_Font"><text:span text:style-name="T16">taenoid.es; </text:span></text:span><text:span text:style-name="Default_20_Paragraph_20_Font"><text:span text:style-name="T15">- .vergit enim et illa in laryngis capacitatem;<text:line-break/>quo -fit, ut impetus eorum, quqe sursum ex stomacho<text:line-break/>feruntur, dorso ipsius incidens totam cartilaginem facile.<text:line-break/>in locum cedentem evertat.<text:tab/>...</text:span></text:span></text:p>
      <text:h text:style-name="Heading_20_2" text:outline-level="2"><text:span text:style-name="Default_20_Paragraph_20_Font"><text:span text:style-name="T49">-- </text:span></text:span><text:span text:style-name="Default_20_Paragraph_20_Font"><text:span text:style-name="T15">Cup. XVll. </text:span></text:span></text:h>
      <text:p text:style-name="P74"><text:span text:style-name="Default_20_Paragraph_20_Font"><text:span text:style-name="T15">Atque tibi et hic rursum constructionis<text:line-break/>hujus cartilaginis examinatio fiat -ei similis, quae. multo<text:line-break/>ante de epiglottide facta est. Nam nisi magnitudo ejus<text:line-break/>esset tanta, quanta nunc est, et sigma talis, atque ex-.<text:line-break/>tali substantia,- et- sic utique situm haberet, ut sita est,.<text:line-break/>perfpicuum est, quod vomentibus. nobis non pauca lu</text:span></text:span></text:p>
      <text:p text:style-name="P3">asperam arteriam deferrentur, quae. ad pharyngis cavi-<text:line-break/>tatern acervantur; nunc autem natura duo hic admi rabi-<text:line-break/>lia laryngis opercula comparavit, quae ab his ipsis clau-<text:line-break/>duntur, quae. illabi prohibentur,- simile quiddam hic<text:line-break/>quoque machinata ei, quod ante in membranis, quae<text:line-break/>sunt ad cordis orificia, memoravimus. Sed quemadmo-<text:line-break/>dum in illis admonuimus hujusmodi^ membranarum pro-<text:line-break/>ductionem a natura fuisse factam, non quo nibilpror-<text:line-break/>fus aliquando incideret contrariis orificiis, feti no mus-<text:line-break/>tum, neve simul ac subito, sic etiam meminisse Irte<text:line-break/>oportet eorum, quae in libris de placitis Hippocratis<text:line-break/>et Platonis monstravimus, quod scilicet potionis exiguo<text:line-break/>um quiddam in asperam arteriam deseratur in orbem<text:line-break/>circum ejus tunicas expressum, non per mediam capa-<text:line-break/>citatem iter faciens, quodque humoris istius ea est copia,<text:line-break/>quae repente a pulmone arripiatur, quaeque- ipsum tu-<text:line-break/>tum madefaciat. Quin et glandulae ipsae , quae- laryngi<text:line-break/>adjacent,- idem ipfum indicant; quas- semper; -quam</text:p>
      <text:p text:style-name="P76"><text:span text:style-name="Default_20_Paragraph_20_Font"><text:span text:style-name="T15">alias glandulas, reperias laxiores ac fungofiores. At in-<text:line-break/>ter omnes propemodum anatomicos. convenit, eas lu </text:span></text:span><text:span text:style-name="Default_20_Paragraph_20_Font"><text:span text:style-name="T38">eum<text:line-break/></text:span></text:span><text:span text:style-name="Default_20_Paragraph_20_Font"><text:span text:style-name="T15">usum a natura fuisse factas. ut partos omnes, quae tum<text:line-break/>ad laryngem, tum ad pharyngem attinent, humore per-.<text:line-break/>funderent. Itaque mirum est, si has quidem, ut partes<text:line-break/>illas humectent; construxit, potionem autem, ne .prorsus<text:line-break/>in pulmonem ingrederetur, exclusit; nam quae .dicta jam<text:line-break/>lunt omnia, magno quidem funt testimonio, cibos in lo-<text:line-break/>ryngis meatum labi non posse; ne vero humoris ruinis<text:line-break/>urum iusiuat, haudquaquam satis probanti Haec igitur<text:line-break/>alibi demonstrata memoriae causa attuli, quo plane,<text:line-break/>quae memorata sunt, intelligeremus.</text:span></text:span></text:p>
      <text:h text:style-name="Heading_20_2" text:outline-level="2"><text:span text:style-name="Default_20_Paragraph_20_Font">Cap. XVIH. </text:span></text:h>
      <text:p text:style-name="P75"><text:span text:style-name="Default_20_Paragraph_20_Font"><text:span text:style-name="T15">Ad reliquos vero usus eorum, quae .lu<text:line-break/>Iarynge apparent et fiunt, rursus revertamur. Antea </text:span></text:span><text:span text:style-name="Default_20_Paragraph_20_Font"><text:span text:style-name="T38">.<text:line-break/></text:span></text:span><text:span text:style-name="Default_20_Paragraph_20_Font"><text:span text:style-name="T15">line dicebamus, vinculum membranulum, quod partes<text:line-break/>cartilaginum . sigmoides opplet, communionem praebere<text:line-break/>stomachi ac asperae arteriae meatui; quodque etiam, si<text:line-break/>ea parte rotunda ac circulari.. esset aspera arteria, .iter</text:span></text:span></text:p>
      <text:p text:style-name="P3"><text:span text:style-name="Default_20_Paragraph_20_Font"><text:span text:style-name="T15">cibariorum coarctaret. Haec igitur coarctatio stomacho<text:line-break/>accidat necesse est secus larynga undiquaque cartilagid<text:line-break/>nolunt. Sed qui fit, .ut non arctetur stomachus, nobis<text:line-break/>cibos deglutientibus </text:span></text:span>? <text:span text:style-name="Default_20_Paragraph_20_Font"><text:span text:style-name="T15">Certe fieri admodum. aliter non<text:line-break/>potest, quam si deorsum quidem ipse trahatur, larvux<text:line-break/>vero sursum recurrat: commutatur enim eo casu eorum<text:line-break/>situs, ut stomachi quidem initium ad asperam sit atteri-<text:line-break/>am, laryux vero sursum ad fauces recurrat.</text:span></text:span></text:p>
      <text:h text:style-name="Heading_20_2" text:outline-level="2"><text:span text:style-name="Default_20_Paragraph_20_Font">Cap. XIX. </text:span></text:h>
      <text:p text:style-name="P75"><text:span text:style-name="Default_20_Paragraph_20_Font"><text:span text:style-name="T15">Haec igitur omnia mirabiliter a natura<text:line-break/>simt sueta; quibus accedit os yforme , quod hydides ap-<text:line-break/>pellatur: nam quamvis sit minimum, maximos tamen<text:line-break/>atque opportunos praebet .usus. siquidem .musculorum<text:line-break/>linguae bona pars ex hoc osse habet originem , atque .<text:line-break/>adeo musculorum laryngis . anterior coniugatio, de qui-<text:line-break/>bns antea disseruimus, aliique nonnulli, qui ad omcpla-<text:line-break/>tas extenduntur angusti ac .longi; praeterea robestus<text:line-break/>alius geminus , qui ad stemum defertur.; postea alii duo<text:line-break/>musculi obliqui, ad genas pertinentes; et reliqui valde</text:span></text:span></text:p>
      <text:p text:style-name="P3"><text:span text:style-name="Default_20_Paragraph_20_Font"><text:span text:style-name="T15">parui, qui sunt ad </text:span></text:span>radices <text:span text:style-name="Default_20_Paragraph_20_Font"><text:span text:style-name="T15">propaginum, quos quidam<text:line-break/>gallorum, gallinaceorum calcaribus, alii vero stilorum<text:line-break/>cuspidibus assimilant, nuncupantque barbare </text:span></text:span>a <text:span text:style-name="Default_20_Paragraph_20_Font"><text:span text:style-name="T15">columnae<text:line-break/>forma stylordes, -licet autem </text:span></text:span>cuivis <text:span text:style-name="Default_20_Paragraph_20_Font"><text:span text:style-name="T15">eos graphuides vel<text:line-break/>belonoides (styliformes et aculeatos) appellare^ Hi igi-<text:line-break/>tur musculi, quos ultimos numeravimus; et qui adhuc<text:line-break/>ante hos sunt, per quos. hyoides - genae inferiori con-<text:line-break/>nectitur, proprii sunt hujus partis, moventque leam<text:line-break/>obliquis motibus sibi oppositis , quasi in partes contrarias<text:line-break/>disterminantes. Aliorum vero nullus- est- proprius ipsius<text:line-break/>hyoidis, sed qui in linguam quidem ab eo inseruntur,<text:line-break/>linguae gratia extiterunt; quibus- oppositus simul est is,<text:line-break/>quem duplicem ad sternunt pertinere diximus, ut deor-<text:line-break/>fum hyoides detrahat, si forte tum a superioribus<text:line-break/>musculis violentius sussum attollatur, tum a cartilagine<text:line-break/>rcutiformi, simul propugnaculum est, quemadmodum<text:line-break/>et ipsum os hyoides; huc adde quod et asperam arte-<text:line-break/>fiam protegit ac dirigit. Quinetianr et qui ad omo-<text:line-break/>plutus feruntur musculi, motum ipsarum versus collum</text:span></text:span></text:p>
      <text:p text:style-name="P3"><text:span text:style-name="Default_20_Paragraph_20_Font"><text:span text:style-name="T15">efficiunt. Invectum vero gibbis ipsius laryngis hoc os,<text:line-break/>multisque musculis,- quos diri, in partes multas divi-<text:line-break/>sum, ab illis ipsis communitur, natura (quae in omni-<text:line-break/>bus est justaj musculos oppositos sibi ipsis aequipollentes<text:line-break/>efficiente. Sed quoniam horum musculorum aliquis ab-<text:line-break/>fcindi aut resolvi poterat, et maxime eorum, qui<text:line-break/>parte anteriore laryngis sunt collocati , periculumque<text:line-break/>erat in .ejusmodi affectionibus, ne ad validum ipse mu-<text:line-break/>siculum concederet, a medioque laryngis loco devolvere-<text:line-break/>tur, atque ad obliquum plurimum circumageretur , sa-<text:line-break/>tius esse putavit non solis musculis aequabilitatem et<text:line-break/>velut aequilibrium ipsius committere, sed valida quae-<text:line-break/>dam ligamenta construere, non obiter; sed ob id solum,<text:line-break/>ut efficax, non parvum afferrent commodum. Horum<text:line-break/>tamen gratia ligamentorum generatione non videtur<text:line-break/>mihi fuisse contenta lu duobus hyoidis lateribus, sed<text:line-break/>alia cartilaginosa produxisse </text:span></text:span>ac <text:span text:style-name="Default_20_Paragraph_20_Font"><text:span text:style-name="T15">rotunda, eaque utrique<text:line-break/>lateri inseruisse. Connectitur autem nihilominus per</text:span></text:span></text:p>
      <text:p text:style-name="P3"><text:span text:style-name="Default_20_Paragraph_20_Font"><text:span text:style-name="T15">membranas quasdam </text:span></text:span>, non modo ad <text:span text:style-name="Default_20_Paragraph_20_Font"><text:span text:style-name="T15">Maryugem ac epi-.<text:line-break/>glottideni, verum etiam ad stomachum, a quibus mox<text:line-break/>ipsi. stabilimentum quoddam accedit, . annexum ad caput,<text:line-break/>quibusdam osseum </text:span></text:span>magis, <text:span text:style-name="Default_20_Paragraph_20_Font"><text:span text:style-name="T15">aliis autem cartilaginosum;<text:line-break/>musculorum ab eo exorientium analogia comparatura.<text:line-break/>Quae igitur tum ad laryngem, tum asperam arteriam<text:line-break/>pertinent , sic fe habenti.</text:span></text:span></text:p>
      <text:h text:style-name="Heading_20_2" text:outline-level="2"><text:span text:style-name="Default_20_Paragraph_20_Font">C a p.. XX. </text:span></text:h>
      <text:p text:style-name="P75"><text:span text:style-name="Default_20_Paragraph_20_Font"><text:span text:style-name="T15">De thorace autem dicendum deinceps<text:line-break/>nobis est,. repetitis hic quoque prius iis, quae in com-<text:line-break/>mensariis, talos de causis respirationis edidimus, obiter<text:line-break/>ostendimus. </text:span></text:span><text:span text:style-name="Default_20_Paragraph_20_Font"><text:span text:style-name="T38">. </text:span></text:span><text:span text:style-name="Default_20_Paragraph_20_Font"><text:span text:style-name="T15">. Postea enim quam. totius instrumenti actio<text:line-break/>fuerit cognita (quemadmodum . etiam statim. initio totius<text:line-break/>operis admonuimus), ita demum partium, quae ipsis in-<text:line-break/>sunt instrumentis, usus exponere. semper. convenit; om-<text:line-break/>nes enim unum habent constructionis scopum , - totius<text:line-break/>scilicet instrumenti actionem. Ex quo </text:span></text:span><text:span text:style-name="Default_20_Paragraph_20_Font"><text:span text:style-name="T38">. </text:span></text:span><text:span text:style-name="Default_20_Paragraph_20_Font"><text:span text:style-name="T15">perspicuum est;<text:line-break/>cos errare toto coelo, qui sperant se aliquid utile, quod.<text:line-break/>ad eum rem pertineat, lu partium usibus invenisse, prius-<text:line-break/>quam , instrumentorum actionem ad unguem. didicerint</text:span></text:span></text:p>
      <text:p text:style-name="P2"><text:span text:style-name="Default_20_Paragraph_20_Font"><text:span text:style-name="T15">Monstrata pane in </text:span></text:span>illis <text:span text:style-name="Default_20_Paragraph_20_Font"><text:span text:style-name="T15">sunt multa et admiranda naturae<text:line-break/>in thoracis actione artificia; nam et in inspirationibus<text:line-break/>partium ejus alias quidem sursum ferri , alias vero deor-<text:line-break/>sum, et rursus in expirationibus, quae prius deorsum fere-<text:line-break/>.bantur, contra sursum tondere, quae vero ante sursum fere-<text:line-break/>. bantur, nunc in suam pristinam sedem reverti. Mousiratum<text:line-break/>praeterea est, multa esse thoraci motus principia, respiratio-<text:line-break/>nemque aliam esse liberam ac vi omni carere, aliam autem<text:line-break/>violentam, et utriusque proprios. esse musculos. . Post horum<text:line-break/>autem actiones. ipsus quoque usus monstravimus ;. quorum<text:line-break/>jam ipsa duntaxat capita referam. -Musculis, qui inter co-<text:line-break/>stas fiunt,. non, quomodo caeteris - omnibus musculis, fibrae<text:line-break/>. insunt secundum longitudinem , sed contra ab una . costa<text:line-break/>ad aliam perveniunt, non tamen ite simpliciter, ut<text:line-break/>prioribus anatomicis ridetur; sed cum p.trva ad obli-<text:line-break/>quum declinatione; neque etiam uniformes sunt, ut, qui<text:line-break/>haec quoque ignorant, arbitrantur. . Videre enim ^est,<text:line-break/>fibras internas contrarium externis habere situm, quem-</text:span></text:span></text:p>
      <text:p text:style-name="P3"><text:span text:style-name="Default_20_Paragraph_20_Font"><text:span text:style-name="T15">admodum certe et lu sterno eas, quae in partibus co-<text:line-break/>starem sunt cartilaginosis, contrarias esse iis, quae in<text:line-break/>osseis sunt usque ad vertebras; quas nemo majorum<text:line-break/>nostrorum animadvertit, nedum hujus rei usum, Ex-<text:line-break/>pofuimus autem eodem opere hujus quoque rei usum,<text:line-break/>et praeterea articulorum, qui costis insunt. Diximus<text:line-break/>etiam nihilominus et de cartilaginosis ipsarum partibus, </text:span></text:span><text:span text:style-name="Default_20_Paragraph_20_Font"><text:span text:style-name="T38">,<text:line-break/></text:span></text:span><text:span text:style-name="Default_20_Paragraph_20_Font"><text:span text:style-name="T15">cur tales sint, quemve motum habeant (pertinet enim<text:line-break/>hujus quoque rei speculatio ad universim thoracis actio-<text:line-break/>nem): atque etiam nervos </text:span></text:span>omnes, <text:span text:style-name="Default_20_Paragraph_20_Font"><text:span text:style-name="T15">a quibus musculi mo-<text:line-break/>ventus, recensuimus, ostendentes statim totius disputatio-.<text:line-break/>nis initio, non fuisse melius eos aliunde habere prin-<text:line-break/>cipia. Disseremus autem rursus quoque de omnibus<text:line-break/>nervis una cum arteriis ac venis libro decimo sexto. </text:span></text:span><text:span text:style-name="Default_20_Paragraph_20_Font"><text:span text:style-name="T38">i</text:span></text:span></text:p>
      <text:h text:style-name="Heading_20_2" text:outline-level="2"><text:span text:style-name="Default_20_Paragraph_20_Font">Cap. XXI. </text:span></text:h>
      <text:p text:style-name="P75"><text:span text:style-name="Default_20_Paragraph_20_Font"><text:span text:style-name="T15">Caeterum de iis thoracis partibus, quae<text:line-break/>haud ipsae quidem habent actionem, sed aliis haben-<text:line-break/>tibns iubscrviunt, deinceps tractabimus. Propria qui-<text:line-break/>dem septi transversi substantia mulculus est , tunicae</text:span></text:span></text:p>
      <text:p text:style-name="P3"><text:span text:style-name="Default_20_Paragraph_20_Font"><text:span text:style-name="T15">vero ipsi duae sunt,, inferior quidem peritonaei tunicae<text:line-break/>summitas , super tor vero basis tunicae costas fuccingentis.<text:line-break/>Subtenditur enim haec toti interno thoracis sumi: quae<text:line-break/>qua parte quidem costarum ossa fubungit , propugnaculi-<text:line-break/>vicem praebet pulmoni, ne, dum ipsis respirante animali<text:line-break/>fe pandit, nudis ossibus^ incidat; . qua vero parte sunt,<text:line-break/>quae mefopleuria spartes inter costas mediae) vocantur,<text:line-break/>ibi musculorum, qui illic sunt, ac vasorum gratia com-<text:line-break/>parata , musculis quidem tunicam , qualem phreuibus,<text:line-break/>vasis vero vehiculum quoddam ac veluti stabilimentum<text:line-break/>praebet. Porro ipsius diaphragmatis obliquitatem antea<text:line-break/>quidem hoc ipso opere monstravimus, . siccarum super-<text:line-break/>Unitatum exeretioni conferre; in commentariis vero de<text:line-break/>respiratione, quod ad hanc quoque. maximum habet<text:line-break/>momentum, declaravimus. Cur autem phrenes a sum-<text:line-break/>mis nothis costis non oriuntur, fed earum portio quae-<text:line-break/>dam velut vallum ad hypochondrion transcendat, qram<text:line-break/>fepi assimilant, usum jam reperimus; munit siquidem</text:span></text:span></text:p>
      <text:p text:style-name="P3"><text:span text:style-name="Default_20_Paragraph_20_Font"><text:span text:style-name="T15">vallum hoc tunrvenas ; tum hepar, tum autem, quae<text:line-break/>illic tum, alia pleraque. Sed quam ob causam cartilago<text:line-break/>multa costarum notharum unicuique extremitati est cir-<text:line-break/>cumfusa? An quo tutiores essent ab iniuriis primum ac<text:line-break/>potissimum hae ipsae costae, tum per cas corpora sub-<text:line-break/>jecta? Nam contusa cartilago minime comminuitur aut<text:line-break/>frangitur ; unde satius fuit partes ossium prominentiores<text:line-break/>ex ali esse substantia. ob eam igitur causam et ad<text:line-break/>partem sterni ultimam .cartilago </text:span></text:span>, <text:span text:style-name="Default_20_Paragraph_20_Font"><text:span text:style-name="T15">quam (ensifermem) xi-<text:line-break/>phoidetn appellant, adhaerescit; quam certum </text:span></text:span>est <text:span text:style-name="Default_20_Paragraph_20_Font"><text:span text:style-name="T15">pro-<text:line-break/>pugnaculum esse oris ventriculi et partis septi trans-<text:line-break/>v-ersi , quae illic est , jam autem et cordis. Cur vero.<text:line-break/>ipsarum castarum septem quidem ad sternunt , quinque<text:line-break/>autem ad diaphragma desinant, universae autem duo-<text:line-break/>decim .extiterint, tum dicemus, quando de vertebris<text:line-break/>dorsi agemus. Porro ipsum sternunt cur quidem ex mus-<text:line-break/>tis ossibus factum sit,. ejus recordare, quod de summa<text:line-break/>manu luitio fecundi horum commentariorum conscripsi-</text:span></text:span></text:p>
      <text:p text:style-name="P2"><text:span text:style-name="Default_20_Paragraph_20_Font"><text:span text:style-name="T15">mus; cur autem ex septem numero? costae ipsi coarta-<text:line-break/>colatae sunt causa , nam </text:span></text:span><text:span text:style-name="Default_20_Paragraph_20_Font"><text:span text:style-name="T38">. </text:span></text:span><text:span text:style-name="Default_20_Paragraph_20_Font"><text:span text:style-name="T15">singulis . ipsis singula pectoris<text:line-break/>ossa respondent, Jam vero quid aliud nisi admirabile<text:line-break/>ini primis hoc opus naturae est, quod scilicet neque<text:line-break/>-osseum tutum neque carnosum thoracem effecerit, fed<text:line-break/>os et musculum vicissim posuerit, tametsi totum quidem<text:line-break/>epigastrion ex musculis, cranion autem osseum factum<text:line-break/>est? Quapropter hoc .non obiter est considerandum, quod,<text:line-break/>quum tria essent principia, quae animal ipfum admi-<text:line-break/>nistraut, os quidem immobile sine musculis primo prin-<text:line-break/>cipio circumjecit; siclos autem musculos tertio. elargita<text:line-break/>est; at medio inter ^utrosque positu et ossa et musculos..<text:line-break/>Cerebrum namque in nullos usus musculis indiguit; ip-<text:line-break/>luna enim in omnibus animalibus motus voluntarii aliis<text:line-break/>partibus est principium ; quo fit, ut cranion immobile<text:line-break/>quali murus ipsi jure sit ciremndatmn. Quod si hepati<text:line-break/>aut ventriculo septum ejus generis aliquod in orbem<text:line-break/>fuisset circumfusum, ubi cibus et potus exciperetur?</text:span></text:span></text:p>
      <text:p text:style-name="P2"><text:span text:style-name="Default_20_Paragraph_20_Font"><text:span text:style-name="T15">ubi foetuum moles </text:span></text:span>reconderetur? <text:span text:style-name="Default_20_Paragraph_20_Font"><text:span text:style-name="T15">quo denique excer-<text:line-break/>n orentur excrementa, si .nullus eis praeesset mu-<text:line-break/>sculus? Quod autem ad thoracem attinet, motum<text:line-break/>penitus amisisset, si ex solis ossibus factus. luisset;<text:line-break/>sin vero contra ex musculis fotis, inciderent lu pul-<text:line-break/>monem et cor, nulla re </text:span></text:span>eos <text:span text:style-name="Default_20_Paragraph_20_Font"><text:span text:style-name="T15">impellente. -Ut igitur<text:line-break/>simul quidem capacitas quaedam intus esset, simul au-<text:line-break/>tum totum instrumentum moveretur, </text:span></text:span>musculi <text:span text:style-name="Default_20_Paragraph_20_Font"><text:span text:style-name="T15">ossibus<text:line-break/></text:span></text:span><text:span text:style-name="Default_20_Paragraph_20_Font"><text:span text:style-name="T46">i </text:span></text:span><text:span text:style-name="Default_20_Paragraph_20_Font"><text:span text:style-name="T15">alternatim fuerunt interpositi. Quae etiam res ad cordis<text:line-break/>ac pulmonis securitatem momentum habet non medio-<text:line-break/>ere; magis enim nunc muniuntur, quam si seli musculi<text:line-break/>facti fuissent. Quod autem ossium quodque non suerit<text:line-break/>otiofum , fed utrinque , quo facile per ea totus thorax<text:line-break/>moveatur, articulum habeat, quo pacto non id proti-<text:line-break/>dentiant indicat? At forte quaerat aliquis, </text:span></text:span>quid <text:span text:style-name="Default_20_Paragraph_20_Font"><text:span text:style-name="T15">tandem<text:line-break/>obfuisset, si venter ita habuisset? Nam si thorax </text:span></text:span><text:span text:style-name="Default_20_Paragraph_20_Font"><text:span text:style-name="T38">. </text:span></text:span><text:span text:style-name="Default_20_Paragraph_20_Font"><text:span text:style-name="T15">ei<text:line-break/>luisset circumdatus, cujusmodi cordi. etiam est circum-<text:line-break/>jectus, penitus .similiter </text:span></text:span>et <text:span text:style-name="Default_20_Paragraph_20_Font"><text:span text:style-name="T15">contrahendo et exten- </text:span></text:span><text:span text:style-name="Default_20_Paragraph_20_Font"><text:span text:style-name="T38">t<text:line-break/></text:span></text:span><text:span text:style-name="Default_20_Paragraph_20_Font"><text:span text:style-name="T15">dendo conservaretur , rnajorque securitas </text:span></text:span>ei <text:span text:style-name="Default_20_Paragraph_20_Font"><text:span text:style-name="T15">accederet.</text:span></text:span></text:p>
      <text:p text:style-name="P2"><text:span text:style-name="Default_20_Paragraph_20_Font"><text:span text:style-name="T15">Qui haec quaerit, docendus </text:span></text:span>est, <text:span text:style-name="Default_20_Paragraph_20_Font"><text:span text:style-name="T15">fieri non potuisse, ut venter<text:line-break/>plurimum dilataretur </text:span></text:span>ac <text:span text:style-name="Default_20_Paragraph_20_Font"><text:span text:style-name="T15">comprimeretur, si extrinsecus<text:line-break/>ossa ei apposita fuissent. Nam -si ita fuisset, primum<text:line-break/>neque foeminae concipere, deinde ne scinel quidem ad<text:line-break/>saturitatem comedere homines possent, sed ut respiratio-<text:line-break/>ne continua, sic esu assiduo indigerent: at illa quidem<text:line-break/>indigere non est adeo absurdum, animali praesertim in<text:line-break/>aere degenti-; cibis vero si similiter egeremus , vita no-<text:line-break/>stra a Musis ac philosophia esset admodum aliena, et<text:line-break/>pulcherrimis rebus non vacaret. Atque ut hoc quoque<text:line-break/>caeteris adjiciam, quem ex respiratione fructum percipi-<text:line-break/>mus, is diuturnus esse non potest: at- cibo ac potu<text:line-break/>remes impleti diem integrum ac noctem sine molestia<text:line-break/>perduramus, ut eo nomine admiranda etiam fuerit natui<text:line-break/>ra. Mihi haec ad thoracis partium expositionem in<text:line-break/>praesentia satis esse videntur; quod si quid exiguum a<text:line-break/>nobis sit praetermissum, ex iis, quae memoravimus, fa-</text:span></text:span></text:p>
      <text:p text:style-name="P2"><text:span text:style-name="Default_20_Paragraph_20_Font"><text:span text:style-name="T15">nile colligitur, </text:span></text:span>si <text:span text:style-name="Default_20_Paragraph_20_Font"><text:span text:style-name="T15">quis opus de respiratione tantum ac-<text:line-break/>curate legat.</text:span></text:span></text:p>
      <text:h text:style-name="Heading_20_2" text:outline-level="2"><text:span text:style-name="Default_20_Paragraph_20_Font">Cap. XXII. </text:span></text:h>
      <text:p text:style-name="P75">Sed <text:span text:style-name="Default_20_Paragraph_20_Font"><text:span text:style-name="T15">et mammis etiamnum commemo-<text:line-break/>ratis , quum thoraci ipsae adhaereant , tum huic libro<text:line-break/>finem imponemus. Quum igitur lac utilis alimenti sit<text:line-break/>excrementum, jure optimo, quibus animantibus in cor-<text:line-break/>nua, ac dentium magnitudinem, jubam, et si quid ali-<text:line-break/>ud ejusdem generis test , in partibus superioribus copia<text:line-break/>excrementorum absumebatur, in his quidem ad thoracem<text:line-break/>non poterat aliud acervati utile excrementum; tunde ad<text:line-break/>ventrem eorum natura mammas ex thorace deduxit; qui-<text:line-break/>husdam autem ad imas adeo tutius ventris partes, ut<text:line-break/>posterioribus cruribus sint proximae. Ad haec iis qui-<text:line-break/>dem animalibus, quae uno -partu numerosam prolem<text:line-break/>edunt, multas, iis autem, quae haud talia sunt, binas<text:line-break/>effecit. Porro quibus animalibus in partibus supernis<text:line-break/>superflui nihil absumitur, his in pectore ipsas collocavit;<text:line-break/>et si tutum aut duo concipiant, duas; sin vero plura,</text:span></text:span></text:p>
      <text:p text:style-name="P3"><text:span text:style-name="Default_20_Paragraph_20_Font"><text:span text:style-name="T15">duas quidem. in pectore, alias vero interius constituit.<text:line-break/></text:span></text:span>In <text:span text:style-name="Default_20_Paragraph_20_Font"><text:span text:style-name="T15">homine vero (hunc enim exponere nobis jam est<text:line-break/>propositum) mammae .pectori merito inhaerent; primum,<text:line-break/>quod. locus hic ipsis omnium est aptissimus, si aliud<text:line-break/>nisus vetat, deinde vero, quod, quum cor sterno dicto<text:line-break/>subiiciatur, tegumentum quoddam hoc ipsi accedit </text:span></text:span>.a<text:line-break/><text:span text:style-name="Default_20_Paragraph_20_Font"><text:span text:style-name="T15">mammis utrinque ipsi appositis, postremo, quod lu eo<text:line-break/>loco copiosissimum benigni alimenti superfluum in hd- .<text:line-break/>minibus potest colligi. Monstrandum in primis sane est<text:line-break/>ex iis , quod primo loco diximus , quod scilicet locus<text:line-break/>hic mammarum generationi est aptissimus. Nam si lactis<text:line-break/>naula extiterunt, cumque primum ac maximum auima-<text:line-break/>libus praebeut usum, . lac autem est cibus exacte con-.<text:line-break/>feetus, in eo potissimum loco constituere eas conveniebat,<text:line-break/>ubi facillime simul et citissime .lactis. copia perfecte<text:line-break/>elaborati potest. consistere. Nane quis locus alius magis<text:line-break/>lusito animantibus calore (cujus cor est fons) frui queat,<text:line-break/>quam is, qui in hominibus mammis est destinatus? Aut</text:span></text:span></text:p>
      <text:p text:style-name="P3"><text:span text:style-name="Default_20_Paragraph_20_Font"><text:span text:style-name="T15">quae pars alia magis, quam mammae, sanguinem in venis<text:line-break/>atque arteriis prius consectum recipit? At non vides,<text:line-break/>quod, quum natura posset ex vena mamma, quae fur-<text:line-break/>tum </text:span></text:span>ab <text:span text:style-name="Default_20_Paragraph_20_Font"><text:span text:style-name="T15">hepate per phrenas fertur (quam cavam nomi-<text:line-break/>nant) productionem aliquam ad mammas ducere, </text:span></text:span>id<text:line-break/><text:span text:style-name="Default_20_Paragraph_20_Font"><text:span text:style-name="T15">non fecit, tametsi ea prope mammas, fed prius sursum<text:line-break/>ad eor duxit, et per totum thoracem traduxit, post<text:line-break/>autem, quum jam prope claves pervenisset, illinc duas<text:line-break/>venarum insignium, duas etiam cum eis arteriarum. pro-<text:line-break/>metas propagines, quatuor simul eas infra per tutum<text:line-break/>pectus deduxit, eoque modo binas demum utrique mam-<text:line-break/>nullae inseruit, in tam longo isse itinere id modo agens,<text:line-break/>ut plurimum in vasis fanguis esset percoctus, qui quum<text:line-break/>fertur sursum, - per cor sane iter facit, rursusque deor-<text:line-break/>fum tendens occurrit, exagitaturque femper quidem a<text:line-break/>motu ipsius thoracis, et in his ejusmodi vagationibus<text:line-break/>incalescit, parti motu. perpetuo praeditae immoratus:</text:span></text:span></text:p>
      <text:p text:style-name="P3"><text:span text:style-name="Default_20_Paragraph_20_Font"><text:span text:style-name="T15">quae omnia ad perfectam coctionem ipsi conferunt.<text:line-break/>Quomodo igitur haec non est optima ac maxime pro-<text:line-break/>pria mammis politio? Quo pacto autem non hoc etiam<text:line-break/>omnium naturae operum in primis est admirabile, quae<text:line-break/>instrumentorum quodque ad .usum aliquem animali ipsi<text:line-break/>comparatum mox ad aliud quippiam utile, quae ipsius<text:line-break/>est solertia, efficit? Nam quid utilius, aut quid jusiius,<text:line-break/>si, quum mammae tantos fructus ex corde percipiant,<text:line-break/>quam ipsae solam cordi possunt referre gratiam, eam<text:line-break/>quanquam exiguam ipsi referunt? . tegere autem id<text:line-break/>possunt extrinsecus ; -natura enim ipsarum </text:span></text:span>est <text:span text:style-name="Default_20_Paragraph_20_Font"><text:span text:style-name="T15">glandulosa,<text:line-break/>erasus indumentis non. dissimilis. Quare tum quasi pro-.<text:line-break/>pugnaculum quoddam ac tegumentum cordis sunt, tum<text:line-break/>autem ipsum recalefaciunt non aliter, quam operimenta<text:line-break/>alia, quae nobis ipsis extrinsecus iniicimus; ut enim ea<text:line-break/>frigida corpori circumposita, deinde ab ipso calefacta,<text:line-break/>paulo post recalefaciunt , ad. eundem modum mamma-<text:line-break/>rum substantia glandulosa operimentum simul cordi est,</text:span></text:span></text:p>
      <text:p text:style-name="P3"><text:span text:style-name="Default_20_Paragraph_20_Font"><text:span text:style-name="T15">calefactaque ab eo ipsum recalefacit. At </text:span></text:span>in <text:span text:style-name="Default_20_Paragraph_20_Font"><text:span text:style-name="T15">mulieribus<text:line-break/>in magnam molem extuberantes duo haec commoda<text:line-break/>magis, quam in viris, corus suggerunt; quibus accedit,<text:line-break/>quod etiam suspecta ad hypochondri.n viscera eaedem<text:line-break/>in mulieribus mammae juvant, quae in eis quidem mi-<text:line-break/>nus sunt calida: monstratum enim est, foeminam om-<text:line-break/>nem mare esse </text:span></text:span><text:span text:style-name="Default_20_Paragraph_20_Font"><text:span text:style-name="T38">. </text:span></text:span><text:span text:style-name="Default_20_Paragraph_20_Font"><text:span text:style-name="T15">frigidiorem </text:span></text:span>; <text:span text:style-name="Default_20_Paragraph_20_Font"><text:span text:style-name="T15">atque etiam (quod -tertium<text:line-break/>erat eorum, quae . diximusj quia neque in crines, neque<text:line-break/>in dentes aut cornua, neque in aliud quidquam ejus<text:line-break/>generis superioris thoracis alimentum consumebatur, su-<text:line-break/>turum erat , ut mulieribus certe plurimum abundaret r<text:line-break/>quae- etiam causa est, cur in homine mammae optimam<text:line-break/>positionem habeant. ln plerisque tamen animalibus me-<text:line-break/>tuens natura, necubi^ alimenti inopia laborarent, eas </text:span></text:span><text:span text:style-name="Default_20_Paragraph_20_Font"><text:span text:style-name="T38">.<text:line-break/></text:span></text:span><text:span text:style-name="Default_20_Paragraph_20_Font"><text:span text:style-name="T15">necessario ad hypogastrion transtulit. Praeterea . ani-<text:line-break/>madvertebat, - lu illis animalibus cor ipsum minus indi-<text:line-break/>gere illa ex mammis commoditate; non enim, ut homo,<text:line-break/>stant duobus cruribus erecta; sed prona omnia ambulant</text:span></text:span></text:p>
      <text:p text:style-name="P3">similiter ac animalia reptilia; quod fana etiam, dum de<text:line-break/>cruribus ageremus, monstravimus. Ob eam igitur causam<text:line-break/>ipsorum tum spinae; tum corpora omnia spinae vicina<text:line-break/>externis iniuriis sunt opposita, a quibus partes iis con-<text:line-break/>trariae, quae ad pectus videlicet ac. ventrem pertinent,<text:line-break/>communiuntur. Atque etiam . quibus animalibus mam-<text:line-break/>mae in pectore sunt, servantur- et in masculis; quibus<text:line-break/>vero in ventre solum insunt, non adhuc servantur, nisi<text:line-break/>partus similitudinem corporis cum matre potius quam<text:line-break/>cum patre obtineat; id quod etiam Aristoteles in -equis<text:line-break/>observarit. Cur autem magnopere mammae in masculis<text:line-break/>non attollantur, quemadmodum in foeminis, physica^<text:line-break/>quaestio est, quare nunc de ea non est dicendi locus,<text:line-break/>fed quod, quemadmodum alia omnia, ita hoc etiam pro-<text:line-break/>vide a natura suit comparatum, praesentis est instituti<text:line-break/>commemorare. Dicetur autem de his omnibus postea,<text:line-break/>quando de partibus genitalibus agemus; nunc vero, quo-<text:line-break/>niam de spiritus instrumentis sermo .nobis institutus suo-</text:p>
      <text:p text:style-name="P3"><text:span text:style-name="Default_20_Paragraph_20_Font"><text:span text:style-name="T15">rat, </text:span></text:span>in quibus certe thorax et con erant, ob id et<text:line-break/>mamillarum meminimus, <text:span text:style-name="Default_20_Paragraph_20_Font"><text:span text:style-name="T15">- </text:span></text:span>ut quae incumbunt thoraci et<text:line-break/>cor contegunt. Postea autem dicere de iis nobis -erit<text:line-break/>necesse cum aliis partibus, quas proprie muliebres ap-<text:line-break/>pellant.</text:p>
      <text:h text:style-name="P56" text:outline-level="1"><text:bookmark-start text:name="bookmark8"/><text:span text:style-name="Default_20_Paragraph_20_Font"><text:span text:style-name="T15">GALENI </text:span></text:span><text:span text:style-name="Default_20_Paragraph_20_Font"><text:span text:style-name="T36">D</text:span></text:span><text:span text:style-name="Default_20_Paragraph_20_Font"><text:span text:style-name="T15">E VSV PARTIVIT COR</text:span></text:span><text:span text:style-name="Default_20_Paragraph_20_Font"><text:span text:style-name="T36">P</text:span></text:span><text:span text:style-name="Default_20_Paragraph_20_Font"><text:span text:style-name="T15">RIS </text:span></text:span><text:span text:style-name="Default_20_Paragraph_20_Font"><text:span text:style-name="T36">HUMANI</text:span></text:span><text:span text:style-name="Default_20_Paragraph_20_Font"><text:span text:style-name="T15"><text:line-break/>LIBER Vl</text:span></text:span><text:span text:style-name="Default_20_Paragraph_20_Font"><text:span text:style-name="T36">II</text:span></text:span><text:span text:style-name="Default_20_Paragraph_20_Font"><text:span text:style-name="T15">.</text:span></text:span><text:bookmark-end text:name="bookmark8"/></text:h>
      <text:h text:style-name="Heading_20_2" text:outline-level="2"><text:span text:style-name="Default_20_Paragraph_20_Font">Cap. I. </text:span></text:h>
      <text:p text:style-name="P75"><text:span text:style-name="Default_20_Paragraph_20_Font"><text:span text:style-name="T38">Quum autem explicatio partium, quae<text:line-break/>tum ad collum, tum ad caput pertinent, ante dicta sub-<text:line-break/>fequatur, melius utique fuerit ante particularem earum<text:line-break/>expositionem de ipsis universis partibus observare , cujus<text:line-break/>rei gratia extiterint, idque potissimum, quod multa sint<text:line-break/>animalia, quorum aliis quidem neutrum horum inest,<text:line-break/>aliis autem solum caput. Curabis enim, astacis, paguris,<text:line-break/>cancris horum neutrum adest; piscibus autem omnibus</text:span></text:span></text:p>
      <text:p text:style-name="P3"><text:span text:style-name="Default_20_Paragraph_20_Font"><text:span text:style-name="T38">caput quidem inest, colium autem minime. Sed cossi<text:line-break/>quidem generationem non difficile quis inveniat; videtur<text:line-break/>enim semper una cum pulmone interire; quamobrem<text:line-break/>pisces omnes, quod pulmonem nom habeant, collo ca-<text:line-break/>rent; contra autem, quibus animalibus inest pulmo, his<text:line-break/>omnino etiam collum adest. Quod li ita est, ipsarum<text:line-break/>colii partium cum pulmone affinitatem perscrutati, sive<text:line-break/>ea simplex, sive plures fuerint, necessitatem generationis<text:line-break/>totius colli inveniemus. Sunt enim in eo partes, aliae<text:line-break/>quidem, quae nullam omnino habent cum pulmonis sub-<text:line-break/>stantia communionem, retro quidem vertebrae, et quae<text:line-break/>in ipsis est medulla, tum ligamenta quaedam ac teu-<text:line-break/>dones ; in toto vero musculi complures , nervi , gsandu-<text:line-break/>Iae , et ventriculi stomachus , quem oesophagum nomi-<text:line-break/>nant. Aliae vero pulmoni quidem sunt affines, ut ar-<text:line-break/>teriae </text:span></text:span><text:span text:style-name="Default_20_Paragraph_20_Font"><text:span text:style-name="T49">t </text:span></text:span><text:span text:style-name="Default_20_Paragraph_20_Font"><text:span text:style-name="T38">et venae; sed quum eas a corde habeat, quid<text:line-break/>infuper colio indigebat? Reliquum igitur adhuc est aspe-<text:line-break/>xarum arteriarum genus, colio ac pulmoni commune.</text:span></text:span></text:p>
      <text:p text:style-name="P3"><text:span text:style-name="Default_20_Paragraph_20_Font"><text:span text:style-name="T15">Quum enim vasa tria ipsum contexant, veha, arteria laevis<text:line-break/>et tersia aspera, priora quidem duo totius etiam corporis<text:line-break/>funt communia adeo, ut nullam invenias partem, cui non<text:line-break/>horum utrumque insit; asperarum vero arteriarum genus<text:line-break/>collo et pulmoni solis inest, una quidem collo maxima, pul-<text:line-break/>moni autem quamplurimae, ipsa videlicet maxima in has<text:line-break/>distributa. Porro animalia cuncta, quibus pulmo inest, spiri-<text:line-break/>tum attrahunt per arteriam hanc in pulmonem, et rursus eji-<text:line-break/>ciunt per eandem ; ad haec efflatio (quam vocis materiam<text:line-break/>esse ostendimus) hujus est actio, neque vox citra hanc effi-<text:line-break/>citur ; atque adeo primum ac principalissimum vocis<text:line-break/>instrumentum [cui Iarynx nomen est) finis est superior<text:line-break/>asperae arteriae; quam utique etiam pharynga nominant,<text:line-break/>eodem cum ea nomine, quae est ante laryngem. Quo-<text:line-break/>circa muta sunt ea animalia, quibus collum deest. Ea<text:line-break/>igitur ratione pharynx pulmoni est affinis, tantosque ani-<text:line-break/>malibus praestat usus, ejusque gratia collum extitit.<text:line-break/>Quum euinr in thorace pulmo contineatur, asperaque</text:span></text:span></text:p>
      <text:p text:style-name="P3"><text:span text:style-name="Default_20_Paragraph_20_Font"><text:span text:style-name="T38">arteria ex ipso emergat, finiaturque necessario ad os,<text:line-break/>quae omnia sunt inter thoracis finem et oris principi-<text:line-break/>um interjecta, illius (asperae) gratia extiterunt. Quum<text:line-break/>autem os et thorax separata ac disjuncta a sese sint, id<text:line-break/>omne, quod est in medio, via extitit eorum, quae tum<text:line-break/>superne deorsum, tum autem inferne sursum seruntur:<text:line-break/>superne quidem deorsum feruntur nervi, stomachus,<text:line-break/>musculi, spinalis medulla; inferne vero sursum venae,<text:line-break/>arteriae et ipsa videlicet pharynx. Ac spinali quidem<text:line-break/>medullae munimento sunt circumpositae vertebrae; va-<text:line-break/>forum vero divisiones glandulae ipsae replent; mens-<text:line-break/>branae item ac ligamenta quaedam muniunt simul prae-<text:line-break/>dicta ac colligant; commune vero omnibus operimen-<text:line-break/>tum cutis est circumdata. Habes igitur jam collum,<text:line-break/>pharyngis causa sat sermo superior ostendit) factum ;<text:line-break/>quae vocis simul ac respirationis est instrumentum. At<text:line-break/>quae naturae est solertia, ut usum ejus, quod propter<text:line-break/>aliud factum est, in aliam rem etiam quampiam trans-</text:span></text:span></text:p>
      <text:p text:style-name="P3"><text:span text:style-name="Default_20_Paragraph_20_Font"><text:span text:style-name="T38">ferat, plerisque animalibus collum manus utilitatem<text:line-break/>praebere instituit; quamobrem animalia, quae alimen-<text:line-break/>tum libi a terra ore suppeditant, collum habent longi-<text:line-break/>tudine cruribus aequale. At homo certe, et quae simi-<text:line-break/>lia sunt ei animalia, collum quidem propter pharyn-<text:line-break/>gem, hanc vocis causa ac respirationis habuit; quare<text:line-break/>colli magnitudo ei est tanta, quanta pharyngi ad prae-<text:line-break/>dictas actiones erat necessaria. Oportebat autem utique<text:line-break/>et partes eas, quae ad humerum ac brachium, tum<text:line-break/>autem cubitum et manum extremam pertinent, posite-<text:line-break/>mo etiam (ut postea probabimus) diaphragma a spinali<text:line-break/>medulla colli nervos accipere; quocirca et propter<text:line-break/>horum nervorum generationem necessarium suit in spa-<text:line-break/>tio inter caput et thoracem medio alias collocari ver-<text:line-break/>tebras, ex quibus collum est compactum. Pisces vero<text:line-break/>quemadmodum asperam arteriam non habent, ita et prae-<text:line-break/>dictis partibus carent; quapropter eis aut omnino<text:line-break/>collum non esse dixeris. aut breve omnino, et ex dua-</text:span></text:span></text:p>
      <text:p text:style-name="P3"><text:span text:style-name="Default_20_Paragraph_20_Font"><text:span text:style-name="T38">bus solum primis vertebris compositum. Porro quem-<text:line-break/>admodum his aut parvum aut omnino nullum est, ita<text:line-break/>illis animalibus est longum, quibus idem manuum mu-<text:line-break/>nia praestat; mediocre autem, quibus quum vocis causa<text:line-break/>esset factum , velut auctarium assumpsit eam nervorum<text:line-break/>generationem, qui in anteriores artus feruntur; inter<text:line-break/>quos sane homo etiam est, cujus constructionem nobis<text:line-break/>nunc exponere est propositum. At de colli quidem usu<text:line-break/>abunde dictum esu</text:span></text:span></text:p>
      <text:h text:style-name="Heading_20_2" text:outline-level="2"><text:span text:style-name="Default_20_Paragraph_20_Font">Cap. II. </text:span></text:h>
      <text:p text:style-name="P75"><text:span text:style-name="Default_20_Paragraph_20_Font"><text:span text:style-name="T38">Caput autem plurimis visum est propter<text:line-break/>cerebrum factum fuisse, ob eamque causam sensus om-<text:line-break/>nes in se ipso continere tanquam servos quosdam et<text:line-break/>magni regis stipatores. At cancris et aliis molli crusta<text:line-break/>intectis caput quidem non inest; pars -tamen, quae<text:line-break/>fensuum dux est ac motus voluntarii, omnino certe<text:line-break/>illic in thorace est locata, ubi omnia ipsis insunt sen-<text:line-break/>suum instrumenta. Itaque quod in nobis est cerebrum,<text:line-break/>id in illis sane animalibus erit pars ea, ad quam prao^</text:span></text:span></text:p>
      <text:p text:style-name="P3"><text:span text:style-name="Default_20_Paragraph_20_Font"><text:span text:style-name="T15">dictorum quodque refertur; aut, fi non cerebrum , sed<text:line-break/>cor horum omnium est principium, animalibus quidem<text:line-break/>capitis expertibus recte utique sensuum instrumenta circa<text:line-break/>pectoris ossa erunt, nempe ad propinquum cor pertinen-<text:line-break/>tia, aliis vero non recte ad cerebrum sunt aptata, sed<text:line-break/>eo magis caput frustra iis, qui in ea sunt opinione,<text:line-break/>factum esse videbitur, quo minus cerebri usum dicere<text:line-break/>queunt, aut sensus circum ipsum coliocare valent. Exi-<text:line-break/>Rimare enim, caloris, qui cordi inest, gratia cerebrum<text:line-break/>extitisse, ut eum scilicet refrigeret, calurisque ac frigo-<text:line-break/>ris modum temperet, omnino est absurdum, Nun<text:line-break/>-enim cerebrum tam longe a corde natura locasset, sed<text:line-break/>aut omnino cordi circumdedisset, quemadmodum et<text:line-break/>pulmonem, aut in thorace saltem omnino posuisset, no-<text:line-break/>que sensuum omnium principia in cerebro suspendisset.<text:line-break/>Sed si adeo ca eculi visset, ut istud longe a corde collo-<text:line-break/>caret seususque ^quod minime oportebat) in eo coapta-<text:line-break/>ret, non tamen duobus septis sumis adeo ac densis ea</text:span></text:span></text:p>
      <text:p text:style-name="P3"><text:span text:style-name="Default_20_Paragraph_20_Font"><text:span text:style-name="T38">diremisset, huic quidem cranium totum </text:span></text:span><text:span text:style-name="Default_20_Paragraph_20_Font"><text:span text:style-name="T41">ύ</text:span></text:span><text:span text:style-name="Default_20_Paragraph_20_Font"><text:span text:style-name="T39"> </text:span></text:span><text:span text:style-name="Default_20_Paragraph_20_Font"><text:span text:style-name="T38">issi autem tbo-<text:line-break/>racem circumponens. Aut si haec quoque non vidit,<text:line-break/>colium saltem hat.dquaquam in medio utriusque statuisset,<text:line-break/>idque in calidissimis animalibus, et quae vocantur car-<text:line-break/>charodonta (dentes serras oi habentia), longum adinodum,<text:line-break/>in volatilibus vero multo adhuc longius, adeo ut cere-<text:line-break/>brum pari cum pedibus intervalio a corde distet. Simile<text:line-break/>enim est hoc dogma ac si quis dicat, calcaneum cordis<text:line-break/>causa extitIfle. Ac ne quis me existimet risus gratia haec<text:line-break/>dixisse, si rem diligenter inspexeris, citius a calcaneis<text:line-break/>ad cor refrigerium aliquod perveniat, quam a cerebro.<text:line-break/>Quae si remotius in homine quidem locata esse vi dea n-<text:line-break/>tur, non tamen in omnibus saltem animalibus; neque<text:line-break/>etiam duobus ossium septis velut firmis muris dispescun-<text:line-break/>.fur;, siquidem in solis inferioribus partibus thorax non<text:line-break/>est oflëus , sed illic corpus membranulum ac musculo-<text:line-break/>sum (quod diaphragma nuncupamus; est locatum, trans-<text:line-break/>mittendo refrigerio paratissimum. Caeterum nihil minus</text:span></text:span></text:p>
      <text:p text:style-name="P3"><text:span text:style-name="Default_20_Paragraph_20_Font"><text:span text:style-name="T38">frigida invenias calcanea, quam cerebrum; hoc enim,<text:line-break/>eliamsi aliud nihil, motas saltem perpetuus potest cal-<text:line-break/>facere: ut interim omittam multitudinem ac magnitu-<text:line-break/>dinem venarum atque arteriarum, quae in ipso sunt,<text:line-break/>quibus nulla pars est alia calidior in corpore animalis:<text:line-break/>quibus etiam accedit, quod duabus tegatur meningibus,<text:line-break/>ac post haec osse durissimo simul ac densissimo et craf-<text:line-break/>sissimo [tale enim est id, quod ad basim ipsius est), per<text:line-break/>quod necesse omnino est ut ad cor refrigeratio pertin-<text:line-break/>gat, non Iane per verticem. Haec igitur calorem , qui<text:line-break/>in eo continetur, necessario augebunt, et viam refrige-<text:line-break/>ranti frigIditati ad cor inviam planeque difficilem essi-<text:line-break/>cient. At quid refrigerationem cordi a cerebro parare<text:line-break/>erat necesse, quum respirationem videamus actionem<text:line-break/>adeo continuam ac perpetuam? quae donec animali<text:line-break/>suppetet, rasione duplici cor refrigerabit, in inspiratio-<text:line-break/>ni bus quidem qualitate frigida suppeditata, in expira-<text:line-break/>tionibus vero eo, quod fervet, effusio. Nisi forte aereus</text:span></text:span></text:p>
      <text:p text:style-name="P3"><text:span text:style-name="Default_20_Paragraph_20_Font"><text:span text:style-name="T38">cerebro calidiorem existimant, ob eamque causam cor<text:line-break/>minus justo ab eo refrigeratum cerebri utpote frigidior<text:line-break/>ris subsidio indigere. Sed haeo quidem aut hominum<text:line-break/>Eunt verbis veritatem superare conantium , aut evidentia<text:line-break/>ipsa ignorantium; quovis enim tempore cerebrum multo<text:line-break/>calidius aere invenitur, sive fractum alicujus caput ma-<text:line-break/>nibus curemus, sive etiam experiendi gratia animali cui-<text:line-break/>vis Granium exciderimus , deinde meningibus discissis<text:line-break/>tangere voluerimus. Adde etiam quod nemo est , qui<text:line-break/>ignoret, nos id maxime agere, ut quam ciliflime ossa<text:line-break/>capitis excidamus, ne cerebrum refrigeretur, quodque,<text:line-break/>si refrigeretur, malorum id ultimum est illi, cui fractum<text:line-break/>caput sit; atqui si aer cerebro esset calidior, haudqua-<text:line-break/>quam ab eo refrigeraretur ; nunc autem, etiamsi aestas<text:line-break/>fuerit, facile refrigeratur, indigetque etiam tum foveri<text:line-break/>citissime, tanquam non solum id non sit frigidum, sed<text:line-break/>ne citra molestiam quidem frigidae substantiae occursum<text:line-break/>sustineat At non propter cerebrum, inquiunt, sed Pro-</text:span></text:span></text:p>
      <text:p text:style-name="P3"><text:span text:style-name="Default_20_Paragraph_20_Font"><text:span text:style-name="T15">pter persrigeratas membranas nocumentum id accidit, et<text:line-break/>earum maxime ob tenuem, ut quae plurimas in fe ipsa<text:line-break/>venas et arterias contineat, femperque tota pulset; id<text:line-break/>quod nequaquam absque fervente caliditate efficitur. At-<text:line-break/>qui , o generosissimi , tenuem meninga calidam esse conti-<text:line-break/>tentes, audetis adhuc cerebrum pronunciare frigidum,<text:line-break/>quod ab ea prorfum ita intertexitur , ut nulla ipsius in-<text:line-break/>veniatur pars, quae membrana hac careat? An hoc quo-<text:line-break/>que ignoratis existi matisque , cerebrum duntaxat ab ea<text:line-break/>contineri, non autem succingi ac undique intus inter-<text:line-break/>.texi? Quanquam, etiamsi contineretur solum, non uti-<text:line-break/>que cor ipfum refrigerare pollet, ita longe ab eo dissi-<text:line-break/>tum, duobusque ossium septis diremptum; a membrana<text:line-break/>vero nonne calefieri debet sibi semper contigua? nisi<text:line-break/>forte frigida quidem pars refrigerare omnia, etiam quae<text:line-break/>non sunt contigua, potest, calida vero ne contigua qui-<text:line-break/>dem calefacere potest. Necesse enim est, opinor, ejus-<text:line-break/>modi eo^ effutire, quibus major cura est, ut opinioni-</text:span></text:span></text:p>
      <text:p text:style-name="P3"><text:span text:style-name="Default_20_Paragraph_20_Font"><text:span text:style-name="T38">bus, quarum ipsi sunt auctores, quam veritati, patroci-<text:line-break/>nentur, quique non modo sensibus non credunt, neque<text:line-break/>orationis consecutioni, sed ne pugnantia quidem ipsa<text:line-break/>verentur.</text:span></text:span></text:p>
      <text:h text:style-name="Heading_20_2" text:outline-level="2"><text:span text:style-name="Default_20_Paragraph_20_Font">Cap. III.</text:span></text:h>
      <text:p text:style-name="P75"><text:span text:style-name="Default_20_Paragraph_20_Font"><text:span text:style-name="T38"><text:s/>Atque alios quidem nunus quispiam ad-<text:line-break/>mirabitur, Aristotelem vero non est quin valde admiro-<text:line-break/>mur, qui quum ea, quae ex anatome apparent, non<text:line-break/>neglexerit, in eorttmque ufu sit exercitus, inseque tra-<text:line-break/>diderit, problematum alia quidem solutionem postulare,<text:line-break/>alia vero supplicium, alia sensum, invenitur tamen post-<text:line-break/>ea ipse neque his, quae sensibus apparent, credere,<text:line-break/>neque fui ipsius memor. Nam tactus noster calidius<text:line-break/>semper invenit cerebrum quam ambientem nos aerem;<text:line-break/>illu vero caloris ipsius cordis refrigerandi gratia ipsum<text:line-break/>extitisse confirmat, sui ipsius immemor, qui respiratio-<text:line-break/>nem hujus rei causa paratam esse dixerit. At hujus<text:line-break/>quidem rei gratia jure ipsum laudaverimus, quod ex<text:line-break/>Hippo cratis sententia simul ac vere de respirationis usu<text:line-break/>pronunciavit ; in eo line peccat, quod nunc oblitus</text:span></text:span></text:p>
      <text:p text:style-name="P3"><text:span text:style-name="Default_20_Paragraph_20_Font"><text:span text:style-name="T38">sit, se alibi aerem calidum esse statuisse. An hoc qui-<text:line-break/>dem recte fecit, quod falsarum assertionum sit oblitus^<text:line-break/>in eo autem labitur, quod cor non satis a solo aere<text:line-break/>refrigerari putarit, sed indigene praeterea viscere, quod<text:line-break/>non similiter, ut aer, est frigidum, neque si etiam sci-<text:line-break/>gidius esset, attamen praeterea, quod magna intercape-<text:line-break/>dine est dissitam, et quia fe multa ac densa corpora<text:line-break/>interponunt, refrigerationem transmittere posset? Nam<text:line-break/>per deos immortales , quis est , qui) quum aerem ipsum<text:line-break/>habeat per pulmonem ad cor tendentem, aut si minus<text:line-break/>ipsum, at saltem omnino ipsius qualitatem, idque con-<text:line-break/>tinenter ac sine intermissione fieri videat, alio adhuc<text:line-break/>putet cor indigere ad refrigerationem auxilio? quo si<text:line-break/>indiget, longe melius esse ex pulmone ipsum dicere<text:line-break/>suppeditari, idque aut mollitiei visceris attribuere, ut<text:line-break/>Plato, aut fugisti tali ; neque enim hoc etiam dictu erat<text:line-break/>absurdum ei, qui semel sensus ipsus aspernari ausus<text:line-break/>fuerat; huic enim demonstra veri t aliquis calidum pul-</text:span></text:span></text:p>
      <text:p text:style-name="P3"><text:span text:style-name="Default_20_Paragraph_20_Font"><text:span text:style-name="T38">monent non credens tactui , illi autem et ipsum cor<text:line-break/>crediderit. Quo pacto autem cerebrum aere non est<text:line-break/>calidius, cui certe lethale est, li aeque ac aer refri-<text:line-break/>geretur? Quomodo autem cerebrum cordi resrigerando<text:line-break/>satis este potest, cor autem non multo magis cerebrum<text:line-break/>supra se positum potest excalfacere, quum calor omnis<text:line-break/>feratur in sublime? Aut cur ad cor quidem obscura<text:line-break/>quaedam productio ab ipso pertinet, sensuum vero in-<text:line-break/>strumenta omnia a cerebro permultam portionem evi-<text:line-break/>denter recipiunt? Nam non est quod quis dicat, id ac-<text:line-break/>cidere propterea, quod cerebrum quidem cordi resti-<text:line-break/>gerendo est comparatum , sensoriis vero ad aliam rem<text:line-break/>quampiam id est utile, siquidem, quod cordi rescigeran-<text:line-break/>do est comparatum, id ceu fons refrigerationis propinqua<text:line-break/>omnia (opinor) refrigeret necesse elI. Atque ea ratione<text:line-break/>solum ex omnibus monstrum quoddam cerebrum fuerit,<text:line-break/>ut quod remotissima quidem ac calidissima et per mul-<text:line-break/>tos interfectos obices refrigerare queat, quae vero funt</text:span></text:span></text:p>
      <text:p text:style-name="P3"><text:span text:style-name="Default_20_Paragraph_20_Font"><text:span text:style-name="T38">proxima ac calida minus sibique cohaerentia </text:span></text:span><text:span text:style-name="Default_20_Paragraph_20_Font"><text:span text:style-name="T43">,</text:span></text:span><text:span text:style-name="Default_20_Paragraph_20_Font"><text:span text:style-name="T41">ι</text:span></text:span><text:span text:style-name="Default_20_Paragraph_20_Font"><text:span text:style-name="T43"> </text:span></text:span><text:span text:style-name="Default_20_Paragraph_20_Font"><text:span text:style-name="T38">ea si-<text:line-break/>militer afficere nequeat. At non omina [ait) ad ipsum<text:line-break/>pertinent sensuum instrumenta. Quid hoc dicis, Ariste-<text:line-break/>telea? pudet me certe nunc disputationem hanc refricare.<text:line-break/>Nonne in utramque aurem nervus insignis una cum<text:line-break/>meningibus ipsis irrumpit? Nonne etiam in nares utras-<text:line-break/>que portio cerebri prodit multo major ea, quae ad au-<text:line-break/>res pervenit? Pono in utrumque oculum nonne unus<text:line-break/>quidem moliis nervus, unus item durus, quorum alter<text:line-break/>quidem in radicem ipsius , alter vero in musculos mo-<text:line-break/>ventos inferitur? Ad linguam vero^ nonne quatuor fe-<text:line-break/>runtur, quorum duo quidem molies per palatum ten-<text:line-break/>duut, duo autem duri secus utramque amem descen-<text:line-break/>dlimt? Omnia igitur cum cerebro communicant, moda<text:line-break/>aculis credere oporteat videntibus et tangentibus mani-<text:line-break/>bus. Quid jam loquar de lusius cerebri constructione?<text:line-break/>quemnam habebunt usum </text:span></text:span><text:span text:style-name="Default_20_Paragraph_20_Font"><text:span text:style-name="T41">χοροειδῆ</text:span></text:span><text:span text:style-name="Default_20_Paragraph_20_Font"><text:span text:style-name="T39"> </text:span></text:span><text:span text:style-name="Default_20_Paragraph_20_Font"><text:span text:style-name="T38">corpora, plerus reti-<text:line-break/>formis, conarion, pyelus scu pelvis, choana, corpus<text:line-break/>p salii oïdes (fornicatum), epiphysis vermiformis, ventriculo-</text:span></text:span></text:p>
      <text:p text:style-name="P3"><text:span text:style-name="Default_20_Paragraph_20_Font"><text:span text:style-name="T38">rum multitudo, communes inter fe canales, conforma-<text:line-break/>tinnis varietas, duae meninges, in spinalem meduliam<text:line-break/>productiones, nervorum processus non in sensuum modo<text:line-break/>iiIstrumenta, sed etiam in fauces ac larynga, in sto-<text:line-break/>machum ac ventriculum, in viscera et intestina om-<text:line-break/>nia, in omnes denique faciei partes? Horum enim nul-<text:line-break/>dius usum Aristoteles dicere est aggressus, quemadmo-<text:line-break/>dum neque eorum rursus, quae cordi insunt, illis, apud<text:line-break/>quos omnium cerebrum est principium. Hoc quidem,<text:line-break/>si solius refrigerationis gratia extitisset, velut spongiam<text:line-break/>quandam desidem formaeque expertem esse oportebat,<text:line-break/>nullamque habere artificiosam admodum construclionem;<text:line-break/>cor autem, li neque arteriarum, neque caloris nativi est<text:line-break/>principium , non solum non variam habere figuram,<text:line-break/>sed ne esse quidem principium oportuit. Quod autem<text:line-break/>in utrisque ob eximiam sapientiam videtur admirandum,<text:line-break/>ex eo maxime quis deprehendat, istos non modo cerebro<text:line-break/>nervorum principium aut cordi arteriarum adimere,</text:span></text:span></text:p>
      <text:p text:style-name="P25"><text:span text:style-name="Default_20_Paragraph_20_Font"><text:span text:style-name="T38">verum etiam utrumque omnino inutile decernere; quo-<text:line-break/>rum alii quidem palam hoc asserunt, ut Philotimus, alii<text:line-break/>autem per ambages, quemadmodum Arillotdes. Nam<text:line-break/>quod omnium minime cerebro aderat, id solum inesse<text:line-break/>quum dicat, neque alterius cuiusquam gratia extitisse,.<text:line-break/>perspicue ipsum omni utilitate spoliat, quanquam id<text:line-break/>aperte confiteri ipsum pudeat. At non est. nunc de actin<text:line-break/>onibus dicendi locus; sed quod initio totius operis dixi-.<text:line-break/>mus , re ipsa fit perspicuum , fieri scilicet non posse , utt<text:line-break/>partis alico jus usum rite exponamus, nisi prius totius<text:line-break/>instrumenti actionem invenerimus.<text:tab/></text:span></text:span><text:span text:style-name="Default_20_Paragraph_20_Font"><text:span text:style-name="T49">,</text:span></text:span></text:p>
      <text:h text:style-name="Heading_20_2" text:outline-level="2"><text:span text:style-name="Default_20_Paragraph_20_Font">Cap. IV. </text:span></text:h>
      <text:p text:style-name="P75"><text:span text:style-name="Default_20_Paragraph_20_Font"><text:span text:style-name="T38">Quae igitur in aliis demonstravimus, ad<text:line-break/>praesentem sermonem nunc sumamus. Demonstratum.<text:line-break/>autem in libris de placitis Hippocrates et Platonis,.<text:line-break/>principium quidem nervorum et sensus omnis motus-<text:line-break/>que voluntarii esse cerebrum, cor vero arteriarum et-<text:line-break/>caloris insiti. Super bis tanquam sermonis nostri hypo—-<text:line-break/>thesibus quibusdam partium capilis usum exponemus:</text:span></text:span></text:p>
      <text:p text:style-name="P3"><text:span text:style-name="Default_20_Paragraph_20_Font"><text:span text:style-name="T15">ac primum totius capilis, quod certe quum initio esiam<text:line-break/>hujus libri investigare proposuissem us , hactenus progredi<text:line-break/>potuimus, ut inveniremus, neque gratia cerebri caput<text:line-break/>factum esse , etiamsi quis cerebrum supponat este sen-<text:line-break/>fus ac motus voluntarii principium, neque fieri posse,<text:line-break/>ut, qui cerebro ea ademerint, quorum beneficio ipsum<text:line-break/>contingebat esse praedictorum principium , non in gene-<text:line-break/>rali quidem de eo disputatione turpissime hallucinentur,<text:line-break/>in cujusque autem particufarium partium usu inquirendo<text:line-break/>haereant, cerebrum supponentes sic demum investigare<text:line-break/>oportere, cujus rei causa caput factum est. Cancri enim<text:line-break/>et universum molli crusta insectorum genus , tum autem<text:line-break/>et cicindelae et alia pleraque consimilia, alia quidem<text:line-break/>omnino caput non habent, alia vero velut rudem quan-<text:line-break/>dam delineationem et adumbrationem solum. At nihilo^<text:line-break/>minus haec quoque animalia sensus omnes ad pectus<text:line-break/>habent, ipsorum principio videlicet istic necessario collo-<text:line-break/>cato, quod non cerebro proportionale nominare oportet</text:span></text:span></text:p>
      <text:p text:style-name="P3"><text:span text:style-name="Default_20_Paragraph_20_Font"><text:span text:style-name="T15">ut in ejusmodi mos est Aristoteli, decepto ipsis nomini-<text:line-break/>bus , quae nonnunquam non ab ipsa rei substantia , fed<text:line-break/>ab accidentibus quibusdam imponuntur; quemadmodum<text:line-break/>nunc in </text:span></text:span><text:span text:style-name="Default_20_Paragraph_20_Font"><text:span text:style-name="T18">ἐγκεφἀλου</text:span></text:span><text:span text:style-name="Default_20_Paragraph_20_Font"><text:span text:style-name="T22"> </text:span></text:span><text:span text:style-name="Default_20_Paragraph_20_Font"><text:span text:style-name="T15">(cerebri) appellatione habet, hoc enim<text:line-break/>nomen a situ habuit; cujus substantiam Plato cum vellet<text:line-break/>significare (quam putat re vera esse), meduliam appellat.<text:line-break/>At etiam si medulia esset, addendum tamen adhuc non-<text:line-break/>nihil esset appellationi; etenim spinalis quaedam est me-<text:line-break/>dulia, et in singulis ossibus alia, non tamen sunt bae<text:line-break/>sensus omnis ac motus principia. Proinde multi cere-<text:line-break/>brum medullam cerebralem , quomodo spinalem , nomi-<text:line-break/>nant; alii vero non cerebralem, sed hoc ipsum medul-<text:line-break/>Iam cerebri volunt nominare. At secundum etiam hos<text:line-break/>oratione, non nomine, indicatur haec pars, manetque<text:line-break/>adhuc, quod a principio diximus, nullum nomen sub-<text:line-break/>stantiae proprium huic adesse, quemadmodum oculis,<text:line-break/>auribus, linguae, cordi, pulmoni aliisque propemodum<text:line-break/>euntibus. Licet enim in his dicere, quod visorium qui-</text:span></text:span></text:p>
      <text:p text:style-name="P3"><text:span text:style-name="Default_20_Paragraph_20_Font"><text:span text:style-name="T38">dem instrumentum oculus nominatur, auditorium autem<text:line-break/>auris, atque in caeteris similiter; non tamen id, quod<text:line-break/>est principium. sensus et motus, itidem possumus dicere,<text:line-break/>quo ipsum nomine sit appellandum. Non enim medul-<text:line-break/>lam simpliciter, quod non omnis medulla eam habet fa-<text:line-break/>cultatem: neque cerebrum simpliciter, nam quibus ani-<text:line-break/>molibus non est caput, manifestum est, quod neque ce-<text:line-break/>rebrum esse potest; non tamen ob eam causam cerebro<text:line-break/>proportionale ipsum appellationem verentes nominare<text:line-break/>debemus p nam ne ipsos quidem oculos, quanquam alibi<text:line-break/>in cancris constitutos, neque aures proportionale auri-<text:line-break/>bus aut oculis esse dicimus; neque enim ex situ in-<text:line-break/>strumentorum quodque hanc aut illam habet substantiam,<text:line-break/>tametsi a situ nominatur. lplum igitur etiam </text:span></text:span><text:span text:style-name="Default_20_Paragraph_20_Font"><text:span text:style-name="T41">ἐγκέφαλον</text:span></text:span><text:span text:style-name="Default_20_Paragraph_20_Font"><text:span text:style-name="T39"><text:line-break/></text:span></text:span><text:span text:style-name="Default_20_Paragraph_20_Font"><text:span text:style-name="T38">(cerebrum), etsi quam maxime nomen ex positione est<text:line-break/>adeptus (nominatur enim ita, quod </text:span></text:span><text:span text:style-name="Default_20_Paragraph_20_Font"><text:span text:style-name="T41">ἐν</text:span></text:span><text:span text:style-name="Default_20_Paragraph_20_Font"><text:span text:style-name="T39"> </text:span></text:span><text:span text:style-name="Default_20_Paragraph_20_Font"><text:span text:style-name="T41">τῆ</text:span></text:span><text:span text:style-name="Default_20_Paragraph_20_Font"><text:span text:style-name="T39"> </text:span></text:span><text:span text:style-name="Default_20_Paragraph_20_Font"><text:span text:style-name="T41">κεφαλῆ</text:span></text:span><text:span text:style-name="Default_20_Paragraph_20_Font"><text:span text:style-name="T39">, </text:span></text:span><text:span text:style-name="Default_20_Paragraph_20_Font"><text:span text:style-name="T38">hoc<text:line-break/>est in capite, situm sit), quando in partibus thoracis<text:line-break/>invenerimus in animalibus capitis expertibus, non aliud<text:line-break/>quippiam^ et proportionale ipsi esse dicemus, fed eun- t</text:span></text:span></text:p>
      <text:p text:style-name="P3"><text:span text:style-name="Default_20_Paragraph_20_Font"><text:span text:style-name="T15">dem ipsum, vetus tamen nomen illi non convenire. Ut<text:line-break/>autem, quod dico, clarius ac evidentius intelligas, si<text:line-break/>Romano nomine ipsum appellaris ipuod nomen ipsi non<text:line-break/>a situ, aut ab alio quopiam accidente inditum fuit, sed<text:line-break/>ipsam rei substantiam significat), scies plane, quod nihil<text:line-break/>votat dicere, hominibus quidem in capite cerebrum esse<text:line-break/>(sic enim </text:span></text:span><text:span text:style-name="Default_20_Paragraph_20_Font"><text:span text:style-name="T18">ἐγκέφαλον</text:span></text:span><text:span text:style-name="Default_20_Paragraph_20_Font"><text:span text:style-name="T22"> </text:span></text:span><text:span text:style-name="Default_20_Paragraph_20_Font"><text:span text:style-name="T15">nominant), cancris autem in pectore.<text:line-break/>Sed esto non cerebrum, sed scindapsus nominetur: uon-<text:line-break/>ne , </text:span></text:span><text:span text:style-name="Default_20_Paragraph_20_Font"><text:span text:style-name="T49"><text:s/></text:span></text:span><text:span text:style-name="Default_20_Paragraph_20_Font"><text:span text:style-name="T15">quemadmodum visorium omne instrumentum oculum<text:line-break/>nominamus, non si in capite modo, verum etiam in pe-<text:line-break/>ctore sit locatum, sic omnis in animali pars, quae sen-<text:line-break/>sus ac motus voluntarii aliis dux sit, scindapsus appel-<text:line-break/>Ietnr? Nam si cerebrum quidem principium est sensus<text:line-break/>et motus, sensum autem habent et motum quendam,<text:line-break/>quae capilis quidem sunt expertia, sed cerebrum habent<text:line-break/>aut cerebro proportionale ; perspicuum est, quod non<text:line-break/>propter caput extitit. Num igitur dicere adhuc licebib<text:line-break/>cancros proportionale scindapso habere? Salis liquet,^</text:span></text:span></text:p>
      <text:p text:style-name="P3"><text:span text:style-name="Default_20_Paragraph_20_Font"><text:span text:style-name="T38">quod minime: quandoquidem instrumenta omnia, quas<text:line-break/>eandem habent actionem, idem etiam par est nomen<text:line-break/>habeant; nam quibus ^vident animalia instrumentis, ea,<text:line-break/>tametsi in particularibus figuris varient ac discrepent,<text:line-break/>aequum tamen est oculos nominare; quibus vero audi-<text:line-break/>unt, eadem ratione aures; et quibus olfaciunt nares.<text:line-break/>Simili igttur ratione et quod sensus ac motus est prin-<text:line-break/>ciptum , unum atque idem est in omnibus animalibus,<text:line-break/>etiamsi locis diversis inveniatur. Quemadmodum igitur<text:line-break/>praedictis animalibus in pectore est constitutum, neque<text:line-break/>amplius propter hanc partem necessaria apparet capitis<text:line-break/>generatio , ita quoque non propter os luit necessaria,<text:line-break/>etenim hoc quoque iisdem animalibus ipsis in pectore<text:line-break/>est ; at certe neque propter aures , nam hae quoque<text:line-break/>eandem habent positionem; pari modo et nares, et asse<text:line-break/>orum instrumentorum quodque in animalibus capite ca-<text:line-break/>rentibus in pectore est collocatum.</text:span></text:span></text:p>
      <text:h text:style-name="Heading_20_2" text:outline-level="2"><text:span text:style-name="Default_20_Paragraph_20_Font">Cap. V. </text:span></text:h>
      <text:p text:style-name="P75"><text:span text:style-name="Default_20_Paragraph_20_Font"><text:span text:style-name="T38">Quid igitur causae sit, quod natura iu<text:line-break/>plurimis animalibus caput effecerit, haudquaquam mihi</text:span></text:span></text:p>
      <text:p text:style-name="P3"><text:span text:style-name="Default_20_Paragraph_20_Font"><text:span text:style-name="T15">nos aliter invenire posse videmur, quam quomodo in-<text:line-break/>quirere instituimus. Nam si invenimus, quanam partium<text:line-break/>in capite sitarum pectora animalium capilis expertium<text:line-break/>destituuntur, non utique abs re dixerimus, illius gratia<text:line-break/>caput extitisse. Hujus quidem inveniendae, quam quae-<text:line-break/>rimus, ratio ac methodits haec (opinor) fuerit. Oculi<text:line-break/>cancris, cicindelis, scarabaeis et omnibus animalibus<text:line-break/>capitis expertibus super cervices praelongas sunt; non<text:line-break/>enim his licebat esse imis, ut ori, naribus et auribus;<text:line-break/>nam iliorum actio locum editum postulabat. Proinde;<text:line-break/>qui hostium aut praedonum infestos incursus a longe<text:line-break/>speculantur, muros, aut turres altas, aut montes quos-<text:line-break/>dam conscendunt; atque etiam nautae, qui navium ma-<text:line-break/>los ascendunt, terram prius intuentur, quam vectores,<text:line-break/>quanquam ii in eadem sint navi; nam qui in excessam<text:line-break/>aliquem locum ascendit, plura loca prospicit, quam qui<text:line-break/>in loco est humiliore. Praedictis igitur animalibus, te-<text:line-break/>staceam ac duram cutem habentibus,. non difficile facta</text:span></text:span></text:p>
      <text:p text:style-name="P3"><text:span text:style-name="Default_20_Paragraph_20_Font"><text:span text:style-name="T38">erat, oculos altis cervicibus tuto imponere,^ ut qui duri<text:line-break/>essent futuri, tunicamque sibi ipsis extrinsecus circusn-<text:line-break/>datam (quae a cute nascitur) durissimam si m i II ter, ac<text:line-break/>reliquam cutem, habere possent. Homini vero caeteris-<text:line-break/>que animalibus ei similibus totos oculos molles necefla-<text:line-break/>rio ob corporis substantiam habituris, et praeterea ex-<text:line-break/>tnnsecuS au haereseon tem ipsis membranam mollem aeque,<text:line-break/>ac reliquam cutem, praelongis cervicibus prominentes<text:line-break/>oculos imponere erat periculosius, quum ne ipsis qui-<text:line-break/>dem testa intectis semper promineant, sed in concavum<text:line-break/>sese abdam; et si rei alicujus incursum metuant, aut<text:line-break/>etiam actione ipsorum alioqui non indigeant, oculis in<text:line-break/>pectus reclinatis tuto conquiescunt, loco scilicet ad re-<text:line-break/>cipiendos oculos ibi a natura praeparato. Quum igitur<text:line-break/>oculos nostros in imo constitui e re ipsarum non esset,<text:line-break/>nudis autem cervicibus imponere non esset tutum : (nolo-<text:line-break/>bat porro natura neque usum ullum impedire, neque fe-</text:span></text:span></text:p>
      <text:p text:style-name="P3"><text:span text:style-name="Default_20_Paragraph_20_Font"><text:span text:style-name="T15">curitatem tollere:) invenit, qua arte faceret ipsis par-<text:line-break/>tem, quae alta simul esset et eos tueri satis posset, fu-<text:line-break/>pra quidem supercilia constituens, infra vero, quas ma-<text:line-break/>las appellamus, attollens, internis praeterea partibus na-<text:line-break/>Tum apponens, externis processum ossis, quod jugale<text:line-break/>appellant. At nondum horum congeries est caput, pos-<text:line-break/>suntque esse alicubi sine capite. Cur igitur fuit necesse<text:line-break/>alias quoque hic poni partes, quarum compositio caput<text:line-break/>nominatur? Sensoria omnia nervum postulant moliem ;<text:line-break/>nervum quidem, quia is sensuum est instrumentum;<text:line-break/>mollem autem, quia, ut sensus fiat ab extrinsecus occur-<text:line-break/>rente , sensorium ipsum afficiatur quodammodo ac pa-<text:line-break/>tiatur necesse esu Porro quod molle quidem est, ad<text:line-break/>patiendum, quod autem durum, ad agendum est aptius;<text:line-break/>proinde sensoria quidem mollibus, reliquae vero partes<text:line-break/>rnotu voluntario praeditae duris nervis indiguerunt., Huc<text:line-break/>accedit etiam, quod et ipla tentoria, quae motu agun-<text:line-break/>tur voluntario (verbi gratia oculus et lingua), duplex</text:span></text:span></text:p>
      <text:p text:style-name="P3"><text:span text:style-name="Default_20_Paragraph_20_Font"><text:span text:style-name="T38">habuerunt nervorum genus, non unum duntaxat molle,<text:line-break/>quomodo aures et nares: quare, si quando alterum eo-<text:line-break/>rutu laesum fuerit, pars ipsa damnum tantummodo ac-<text:line-break/>eipit in eum usum, quem taesus nervus sibi praestabat;<text:line-break/>videre namque saepe est linguam alias quidem ad tuo-<text:line-break/>tum, alias autem ad luporum dignationem apprehensio-<text:line-break/>nemque impeditam. Quin et productiones superne ex<text:line-break/>ipso cerebro et vias ad sensione nervi malles et dmi<text:line-break/>non habent easdem ; illi enim ex mollibus ejus parlihus,<text:line-break/>bi autem ex duris producuntur; rursus illi quidem recta<text:line-break/>ad sensoria, hi vero per circuitum tendmtI. Nervorum<text:line-break/>itaque ad linguam descendentium illi quidem ex in-<text:line-break/>fervoribus et anterioribus, hi autem ex posterioribus<text:line-break/>et obliquis emergentes, illi quidem in ipsam sta li m in-<text:line-break/>sertmtur, hi autem, duriores videlicet, prius circum<text:line-break/>collum obvolvuntur. Caeterum molles quidem in exli-<text:line-break/>mam linguae superficiem , in musculos vero duri distus<text:line-break/>minantur; nam lingua quidem parlibus extimis sapores</text:span></text:span></text:p>
      <text:p text:style-name="P3"><text:span text:style-name="Default_20_Paragraph_20_Font"><text:span text:style-name="T15">consequitur, movetur vero a musculis. Recte igitur<text:line-break/>molles, qui sensum saporum habituri erant, locis ad<text:line-break/>dignationem aptioribus, duri vero motus instrumentis,<text:line-break/>id est musculis, fuerunt inserti. Eadem porro rasio est<text:line-break/>et in nervis oculorum : duri quidem in ipsorum mu-<text:line-break/>saulus inseruntur, alii vero in primum et principalissi-<text:line-break/>mum visus instrumentum , humorem scilicet crystaliinum.<text:line-break/>At neque horum ipsorum mollium nervorum, qur ad<text:line-break/>oculos, neque eorum, qui ad linguam, neque postremo,<text:line-break/>qui ad aures et Atares perveniunt, ulium videre queas,<text:line-break/>postquam cranio exciderint, ulterius procedere, quo-<text:line-break/>modo alios omnes duros ; rumperentur enim mox ac<text:line-break/>contunderentur facile, non ab extrinsecus incidentibus<text:line-break/>modo, sed etiam multo magis iis, quae corpori insunt,<text:line-break/>parttbus, illis quoquomodo occursantibus. Ob hanc igi-<text:line-break/>tur causam sensoria omnia prope cerebrum esse oportet.<text:line-break/>Quod si hoc, invenimus jam, quod principio quaerebam<text:line-break/>mus; constat enim jam, cerebrum in capite locatum esse</text:span></text:span></text:p>
      <text:p text:style-name="P3"><text:span text:style-name="Default_20_Paragraph_20_Font"><text:span text:style-name="T38">propter oculos, reliqua autem sensoria omnia propter<text:line-break/>cerebrum. Atque etiam de ore jam liquet satis, quod<text:line-break/>hoc quoque adjacere cap i li erat necesse aut potius lin-<text:line-break/>gnam ipsam continere; neque enim nudam ipsam et<text:line-break/>penitus sine operimento esse melius fuit, neque alio<text:line-break/>potius quovis quam ore tegi; etenim sapores ibi locata<text:line-break/>.melius erat dijudicatura, et sermoni^ accommodatum in-<text:line-break/>strumentum futura, ciborumque medicationi ac degln-<text:line-break/>titio n i non mediocriter opitulatura.</text:span></text:span></text:p>
      <text:h text:style-name="Heading_20_2" text:outline-level="2"><text:span text:style-name="Default_20_Paragraph_20_Font">Cap. VI. </text:span></text:h>
      <text:p text:style-name="P75"><text:span text:style-name="Default_20_Paragraph_20_Font"><text:span text:style-name="T38">Oratione quidem jam totum capitis cor-<text:line-break/>pus absolvimus. Singularum autem ejus deinceps par-<text:line-break/>tium usum considerare tempestivum nobis fuerit, ducto<text:line-break/>ab ipso cerebro initio. Hoc namque substantia quidem<text:line-break/>^nervis est simillimum, quotum ipsum principium erat<text:line-break/>futurum, nisi .quod illis est mollius; nam id illi esiam<text:line-break/>conveniebat, ut quod sensus quidem omnes recipit, om-<text:line-break/>nesque imaginationes et intelIectus complectitur; quau-<text:line-break/>doquidem, quod facile immutatur, id est in ejusmodi</text:span></text:span></text:p>
      <text:p text:style-name="P3"><text:span text:style-name="Default_20_Paragraph_20_Font"><text:span text:style-name="T38">actionibus atque affectibus ^aptissimum. Porro quod<text:line-break/>mollius est, id facilius duro immutatur; proinde cere-<text:line-break/>hrum nervis est mollius. Quia vero illorum nervorum<text:line-break/>oportet duplicem esse naturam (ut ante etiam docuimus),<text:line-break/>duplex etiam cerebrum extitit, mollius quidem anterius,<text:line-break/>reliquum autem durius, quod anatomici cerebellum nun.<text:line-break/>eupant; quae dura meninge duplicata dirimuntur, et<text:line-break/>per meatum solum, qui lub capitts vertice est, ac cor-<text:line-break/>pora meatum ipsum ambientia coniunguntur Postquam<text:line-break/>enim mollius este anterius oportebat, ut quod principi-<text:line-break/>um mollium nervorum ad sensus instrumenta pertinen-<text:line-break/>tium esset futurum, durius vero posterius, principium<text:line-break/>et ipsum nervis duris in corpus universum diffundendis<text:line-break/>futurum, mollis autem cum duro non admodum tutus<text:line-break/>esset contactus, propterea utrumque natura a sese dis-<text:line-break/>sanxit, mediamque inter ipsa duram m en iugem inter-<text:line-break/>lecit, quae totum cerebrum ex memoratis jam duabus<text:line-break/>Partibus compositum erat complexura. Atque etiam</text:span></text:span></text:p>
      <text:p text:style-name="P3"><text:span text:style-name="Default_20_Paragraph_20_Font"><text:span text:style-name="T15">ipsius anterioris cerebri quae partes quidem operimeu-<text:line-break/>tum id .contingunt (quod utique duram et crassam me-<text:line-break/>ningem appellant^, duriores quoque. meritu sunt -factae,<text:line-break/>mediae vero; quae fusi his continentur,- molliores. Ex-<text:line-break/>teridres namque partes cum ad patiendi difficultatem<text:line-break/>oportebat esse comparatas, tum at dem ad duriorum ner-. .<text:line-break/>verum productionem ; quae vero sunt in medio, patiendi<text:line-break/>quidem difficultatem a situ ipfo habuerunt, principium<text:line-break/>autem hae idoneum nervis mollibus extiterunt; nam ex<text:line-break/>parte cerebri posteriore mollis nervus penitus nullus pro-<text:line-break/>ducitur,: ex anteriori autem duros quosdam nervos pro-<text:line-break/>ducere fuit necesse, quemadmodum, opinor, qui oculos<text:line-break/>fiunt moturi. . Quocirca, tametsi lu nervis mollibus sunt.<text:line-break/>propinqui, non tamen ex profundis partibus, quomodo.<text:line-break/>molles, ortus sui principium duxerunt, sied ex duris ac<text:line-break/>superficiariis. Igitur nervi omnes consistentia cerebro<text:line-break/>fiunt .duriores, non quod ex alio quopiam substantiae<text:line-break/>genere sint ac . omnino discrepante , sed quod eandem<text:line-break/>quidem cum .cerebro .naturam . habeant, siccitate tamen</text:span></text:span></text:p>
      <text:p text:style-name="P3"><text:span text:style-name="Default_20_Paragraph_20_Font"><text:span text:style-name="T15">ac densitate ab ipso cerebro dissideant. Sensifici porro,<text:line-break/>qui ad oculos pertirrent , cerebro quodam certe modo<text:line-break/>fiunt densiores, - at. duriores magnopere non apparent;<text:line-break/>sed hos quidem ex nervis </text:span></text:span>omnibus solos <text:span text:style-name="Default_20_Paragraph_20_Font"><text:span text:style-name="T15">ex cerebri sub-<text:line-break/>stantia velut concreta atque adstricta, non tamen exic-,<text:line-break/>c.asa; cousiatos esse dixeris. Caeterum apparent quoque<text:line-break/>soli lu. sensibiles meatus in </text:span></text:span>se ipsis l <text:span text:style-name="Default_20_Paragraph_20_Font"><text:span text:style-name="T15">tabere; quae causa<text:line-break/>etiam fuit, cur eos plerique anatomici puros appella-<text:line-break/>veriut, in radices quidem oculorum dicentes a cerebro<text:line-break/>duos quosdam puros, in utrumque ipsorum singulos, in—<text:line-break/>feri, quibus. dissolutis atque amplificatis tunicam reti-<text:line-break/>formem generari; ajunt praeterea, ad musculos eorum<text:line-break/>nervos ferri.. Quum igitur in capite. quatuor sint in-<text:line-break/>strumenta sensoria, oculi, aures, nares., lingua, omnisque<text:line-break/>haec ex cerebro sensus principium habeant, eaque sal-,.<text:line-break/>tum ratione similia appareant, inest tamen eis secundum<text:line-break/>speciem dissimilitudo non modo in ipsis sentiendi facul-,<text:line-break/>talibus, .verum etiam in corporibus., .per quae facultates</text:span></text:span></text:p>
      <text:p text:style-name="P3"><text:span text:style-name="Default_20_Paragraph_20_Font"><text:span text:style-name="T15">ipsae feruntur; quandoquidem facultatum alia odorum,<text:line-break/>alia superum, alia- sonorum, alia celorum est dijudica- .<text:line-break/>trux. Viarum: autem ea quidem, quae fert ab utroque^<text:line-break/>cerebri. ventriculo ad nares, productio est prae longa,<text:line-break/>nihil ab ipsis ventriculis discrepans; quae vero ad ocu-<text:line-break/>los- ducit,- variat quidem jam quodammodo ac dissidet,<text:line-break/>non tamen plane certus est nervus; quaerentem adfin-<text:line-break/>guam descendit , perfecte quidem- nervus est , fed moliis ;<text:line-break/>quae vero ad aures devenit, non similiter quidem est<text:line-break/>mellis; non .tamen jam certe est durus; quinta vero via-<text:line-break/>rum natura facultatis a cerebro. descendentis validus<text:line-break/>prorsus: ac. durus est nervus y quo fit, ut ad motus qui-<text:line-break/>dem -et ea, quae orestarum sunt partium, fenfu tactus<text:line-break/>dignoscenda sit accommodus, ad certiorem autem est-<text:line-break/>quam dig notionem-, cuiusmodi aliis sensoriis inest, in-<text:line-break/>eptus atque impotens; quandoquidem omnia haec, ut<text:line-break/>saulus. fiat, niterentur omnino est necesse. Atteratur<text:line-break/>autem non </text:span></text:span>a <text:span text:style-name="Default_20_Paragraph_20_Font"><text:span text:style-name="T15">quovis sensibili omne sensorium, . fed fplen-<text:line-break/>diduin quidem- ac summorum n coloribus; aereum a</text:span></text:span></text:p>
      <text:p text:style-name="P3"><text:span text:style-name="Default_20_Paragraph_20_Font"><text:span text:style-name="T15">sonis,. vaporosum ab odoribus, et (ut in summa dicam)<text:line-break/>simile simili notum est ac familiare. Neque vero aere-<text:line-break/>um sensorium a coloribus unquam poterit alterari; luci-<text:line-break/>dum enim id sit oportet ac purum et splendidum, si<text:line-break/>quid facile </text:span></text:span>ac <text:span text:style-name="Default_20_Paragraph_20_Font"><text:span text:style-name="T15">vere a coloribus alterationem est re-.<text:line-break/>ceptutum, quemadmodum demonstravimus, quum de visu<text:line-break/>ageremus; neque russum turbidum ac vaporosum, ne-<text:line-break/>que humidum atque aquosum , ut neque durum ac ter-<text:line-break/>nostre. lgitur nullum sensorium, praeterquam visus, su<text:line-break/>coloribus alterabilem; -solus enim visus sensorium habet<text:line-break/>lucidum et purum ac splendens, humorem videlicet<text:line-break/>crystallinum , quemadmodum id quoque in iis , quae de<text:line-break/>visu scripsimus, probavimus. At nihil ex ipsius altera-<text:line-break/>liene assequerentur, nisi, quae imaginatur, ratiocinatur<text:line-break/>et memorat (princeps animae facultas), ejus alterationem<text:line-break/>sentiat. Producit itaque cerebrum quandam a lefepor-<text:line-break/>tionem ad humorem crystallinum, ut ejus humoris asse-<text:line-break/>otus cognoscat.; quae productio sola merito meatum basi</text:span></text:span></text:p>
      <text:p text:style-name="P3"><text:span text:style-name="Default_20_Paragraph_20_Font"><text:span text:style-name="T15">buit sensibilem, quod fala spiritum animalem continet.<text:line-break/>quamplmimum; de cujus spiritus substantia ac facultate<text:line-break/>et generatione in libris de placitis Hippooratis et Pla-.<text:line-break/>tonis disputavimus, Neque .. enim . (quod jam millies<text:line-break/>diximus] de actionibus usiam hic demonstrationem faci-<text:line-break/>mus, sed quia fieri .non possit,. ut singularum partium,<text:line-break/>usum inveniamus, .nisi prius perceptam habuerimus ea-<text:line-break/>rum actionem .siquod initio statim ostendimus], necesse est<text:line-break/>hic quoque actionum meminisse.. Jam igitur ad propo-.<text:line-break/>situm nobis est revertendum. Quum splendidum et<text:line-break/>lucidum .visus sensorium esset futurum, spiritus. ei pluri-<text:line-break/>mus convenienter a principio transmittitur, atque ab,<text:line-break/>ipfo cerebro pura ac . surcera propago proficiscitur<text:line-break/>quae usque ad xiam, quae fert ad .eculum, mollis qui-<text:line-break/>dem instar. cerebri est; quum autem ex cranio est ela-<text:line-break/>pfura, quo ah injnriis sit tutior, densior simul ac duri-<text:line-break/>or atque compactior efficitur. - Quum autem primum,<text:line-break/>iircayitates; quae superciliis .subsunt, propago haec in-,</text:span></text:span></text:p>
      <text:p text:style-name="P6"><text:span text:style-name="Default_20_Paragraph_20_Font"><text:span text:style-name="T39">. </text:span></text:span><text:span text:style-name="Default_20_Paragraph_20_Font"><text:span text:style-name="T38">ciderit (quas..sane regiones oculorum appellant), pluri-<text:line-break/></text:span></text:span><text:span text:style-name="Default_20_Paragraph_20_Font"><text:span text:style-name="T15">tuum extenditur p. amplificatur atque. extenuatur, eoque<text:line-break/>modo pristinam recipit naturam adeo, ut cerebrum pla-<text:line-break/>ne . appareat et colore et consistentia et aliis omnibus,<text:line-break/></text:span></text:span>de <text:span text:style-name="Default_20_Paragraph_20_Font"><text:span text:style-name="T15">quibus fusius postea dicemus,- quando separatim par-<text:line-break/>tium. oculorum usus. exponemus; nunc enim tantum .ortu-<text:line-break/>lormn constructiones memoravimus </text:span></text:span><text:span text:style-name="Default_20_Paragraph_20_Font"><text:span text:style-name="T38">; </text:span></text:span><text:span text:style-name="Default_20_Paragraph_20_Font"><text:span text:style-name="T15">quantum fuit necesse<text:line-break/>ad partium cerebri explicationem; ussi - enim et. ab hoc<text:line-break/>et ad hoc .alteratio, quae in unoquoque sit scissorio,<text:line-break/>pervenerit, nihil amplius animal sentiet. Intelligere id<text:line-break/>possumus ex iis , quos apoplexia insestat , qui quum<text:line-break/>illaesa habeant omnia sensuum instrumenta, nihil tamen<text:line-break/>ex .eo ad. sensibilium . diguotionem assequuntur. At in<text:line-break/>oculis .quidem, etiamsi quam </text:span></text:span><text:span text:style-name="Default_20_Paragraph_20_Font"><text:span text:style-name="T38">. </text:span></text:span><text:span text:style-name="Default_20_Paragraph_20_Font"><text:span text:style-name="T15">maxime. densi undique<text:line-break/>sunt, facile tamen ad .eam, quae ipsis inest, cerebri<text:line-break/>portionem colorum externorum alteratio pervenit; tenuis<text:line-break/>enim et alba ec pura est cornea, ut -neque ipsam alle-<text:line-break/>rationem transitu per. sese prohibeat,.. post ipsam vero</text:span></text:span></text:p>
      <text:p text:style-name="P3"><text:span text:style-name="Default_20_Paragraph_20_Font"><text:span text:style-name="T38">statim humor crystallinus occurrit ; ad pupillam autem<text:line-break/>coalescit cerebri pars ea, quae oculis inest. Ex quibus<text:line-break/>falis jam intelligitur, cur cerebri substantia quaedam<text:line-break/>sincera in oculos producatur; cur autem] dum ex ipso<text:line-break/>elabitur, densetur; cur rursus in oculorum regionibus<text:line-break/>solvatur atque amplificetur; et cur denique ex omnibus<text:line-break/>sola meatum habeat sensibilem. Ad aures fune defcen-<text:line-break/>dere etiam omnino propaginem quandam a cerebro erat<text:line-break/>necesse, sensibile extrinsecus occursurum excepturum,<text:line-break/>fed quoniam sonus et vox id ipsum erant, sive aer per-<text:line-break/>custus, sive aeris quaedam percussio; nihil enim interelh<text:line-break/>modo unum hoc duntaxat constet, motum , qui perculsio-<text:line-break/>ne fit, quasi undam progredi oportere atque ad cerc-<text:line-break/>brum ascendere; non igitur licebat amplius, ut in ocu-<text:line-break/>lis, ita et hic nervorum tegumentum quoddam apponere;<text:line-break/>id ipsum enim certe maxime impedivisset, quo minus<text:line-break/>aer motas ipsi accideret, inque potissimum, si parvus^<text:line-break/>quidam esset motus, cujusmodi in exiguis inest vocibus.</text:span></text:span></text:p>
      <text:p text:style-name="P3"><text:span text:style-name="Default_20_Paragraph_20_Font"><text:span text:style-name="T15">Non tamen nudi.: penitus nervi Erant relinquendi; ne<text:line-break/>omnibus externis. iiijuriis semper essent expositi. </text:span></text:span><text:span text:style-name="Default_20_Paragraph_20_Font"><text:span text:style-name="T38">.. </text:span></text:span><text:span text:style-name="Default_20_Paragraph_20_Font"><text:span text:style-name="T15">Sed<text:line-break/>neque etiam (quod postremum est ac tertium; rarum<text:line-break/>adeo operimentum. hoc ac tenue fuit faciendum, ut<text:line-break/>- aeri . esset .penetrabile lac. pervium: qnodess ita esset,<text:line-break/>.non modo nervi ipsi facile laederentur varie,: verum<text:line-break/>etiam cerebrum- ipsum refrigeraretur. Quare .quum na-<text:line-break/>tura .prospexisset constructionem quidem cum (valido pro-<text:line-break/>puguaculo ad patiendi difficultatem lore quidem. acconr-<text:line-break/>modam,. at sensorium ipsum surdum effecturam; .si vero<text:line-break/>constructio nullum haberet munimentum, eam iniuriis<text:line-break/>apertissimam futuram; tertium autem, si. modo mediocre<text:line-break/>aliquod. ad securitatem adepta esset,. amplius .adjumen-<text:line-break/>tum fatis ipsam habituram) . </text:span></text:span>os <text:span text:style-name="Default_20_Paragraph_20_Font"><text:span text:style-name="T15">durum ac densum. auri-<text:line-break/>bus oppositum., flexibus obliquis instar labyrinthi ipsum<text:line-break/>pertudit, quo frigidi quidem aeris vires integras. (quas<text:line-break/>ipfie ex recta irruptione erat habiturus] flexuurn varietate<text:line-break/>scnsim exolveret; aliorum vero omnium corporum exf-<text:line-break/>guorum impetunt longe ante propulsaret. Quandoqui-</text:span></text:span></text:p>
      <text:p text:style-name="P3"><text:span text:style-name="Default_20_Paragraph_20_Font"><text:span text:style-name="T15">dem.;. quae uieatu ipso sunt nrajora,. </text:span></text:span>non <text:span text:style-name="Default_20_Paragraph_20_Font"><text:span text:style-name="T15">modo non-no.-<text:line-break/>citura ierant,. fed ne .meatum quidem erant contectura;<text:line-break/>minorum autum quae celeriter ac violenter et .recta<text:line-break/>ferrentur, maeandris illis prius inciderent erat necesse;<text:line-break/>quae vero. leniter et velut lu ipsis volutata, citra .vio-<text:line-break/>lentiam ac .mansuete operimentum^ erant contectura.<text:line-break/>-Non modo. autem .ex his, quantam maximam licebat,<text:line-break/>-patiendi difficultatem nervis auditoriis comparavit, .ve-<text:line-break/>rum- .etiam .propriae ipsorum constructionis rationem<text:line-break/>.habuit, duros: utrosque , quoad licebat, efficiens. .Nam si<text:line-break/>duri plane fuissent, minus quidem iniuriis obnoxii fuif-<text:line-break/>scnt, at sensum haberent apprime obtusum.; quod si. con-<text:line-break/>tra molles fuissent aeque, ac nervi optici, tensum qui-<text:line-break/>dem haberent acutum, at iniuriis essent opportunissimi;<text:line-break/>quam patiendi opportunitatem natura omnium maxime<text:line-break/>fugit, nempe cum qua perire etiam actionem intelligat.<text:line-break/>At de ea quidem re saepe verba jam fecimus. Ob eam<text:line-break/>itaque causam durior, quam ut actioni </text:span></text:span>ipsi <text:span text:style-name="Default_20_Paragraph_20_Font"><text:span text:style-name="T15">conveniat,<text:line-break/>nervus auditurius extitit. Ob contrariam curtus nervus</text:span></text:span></text:p>
      <text:p text:style-name="P3"><text:span text:style-name="Default_20_Paragraph_20_Font"><text:span text:style-name="T38">linguae est mollior, natura enim ibi os ad securitatem<text:line-break/>illi erat circumpositum: (quanquam quartum ordine sen-<text:line-break/>forium hoc esse dicebamus, ut quod non modo splen-<text:line-break/>doris qualitates, aut aeris motum, lud ne vaporem qui-<text:line-break/>dem dignoscere queat:) caeterum hinc quidem nervus,<text:line-break/>qualem dari oportebat, est tributus propter positionis<text:line-break/>ipsius securitatem ; audi tortus vero ad patiendi difficul-<text:line-break/>latent potius quam ad sentiendi promplitudinem ob<text:line-break/>memoratas causias fuit comparatus. Reliquum autem<text:line-break/>adhuc nobis olfactus sensorium solum ex omnibus intra<text:line-break/>orantum exsilit in ipsis cerebri anterioribus ventriculis,<text:line-break/>qui etiam vaporosum quendam spiritum continent; opor-<text:line-break/>tebat enim hujus quoque sensus proprium sensibile cere-<text:line-break/>hri portionem alterare; oportebat etiam ei operimentum<text:line-break/>quoddam ejusmodi esse circum jectum , quod tum con-<text:line-break/>servare ipsum posset, tum transitum ipsorum sensibilium<text:line-break/>interea non impedire. Verum, si impediturum non erat,<text:line-break/>tanto id rarius esse oportebat operimento auditus, quan-<text:line-break/>te sensibile hujus, quam auditus, crassiorum erat par-</text:span></text:span></text:p>
      <text:p text:style-name="P3"><text:span text:style-name="Default_20_Paragraph_20_Font"><text:span text:style-name="T38">tium; fere enim quantum aer partium tenuitate a luce<text:line-break/>relinquitur, tantum vapor etiam ab aere. Videre autem<text:line-break/>esit ex ipsis quoque, quae nobis quotidie evidenter ap-<text:line-break/>parent, quam latos esse oporteat partium istarum ope-<text:line-break/>Timenti meatus. Obstructis enim quandoque ab aliquo<text:line-break/>naribus (ut quodam loco etiam Plato ait), odor quidem<text:line-break/>nullus tranfcolatur , aer vero sine odore solus ipse se-<text:line-break/>quitur; atqui perspicuum jam est, quod res haec, quae<text:line-break/>apparet, satis indicat, vaporem crassiorum esse partium,<text:line-break/>quam pro meatuum latitudine, qui in obstructis insunt<text:line-break/>naribus, quodque sensorii olfactus operimentum rarius<text:line-break/>esse oportuit. Atque etiam tale este apparet, si quis in<text:line-break/>animali mortuo ipsum acceperit, in omnesque partes<text:line-break/>distenderit, ad lucem puram ipsum convertens; quamdiu<text:line-break/>enim rugotbm fuerit et laxum, incidentibus aliis super<text:line-break/>alia iis, quae circum meatus sunt, corporibus, obfirma<text:line-break/>ac invisibilia sunt haec foramina; fejunctis vero rurfus,<text:line-break/>dum tenditur, facile deteguntur ac patefiunt, nisi forte</text:span></text:span></text:p>
      <text:p text:style-name="P3"><text:span text:style-name="Default_20_Paragraph_20_Font"><text:span text:style-name="T15">in corporibus a vehementi frigore aut tempore dintur-<text:line-break/>niore induratis jam atque exiccatis id experiaris. Quod<text:line-break/>si paulo ante mortuum etiam fuerit animal, fa-<text:line-break/>tins suerit aqua calida id perfundendo periculum ejus,<text:line-break/>quod dicimus, facere. Magnum autem laxitatis harum<text:line-break/>partium operimenti est argumentum, quae saepenumero<text:line-break/>accidit a partibus superioribus excrementorum confertim<text:line-break/>facta vacuasse, quae sane </text:span></text:span><text:span text:style-name="Default_20_Paragraph_20_Font"><text:span text:style-name="T18">βλέννας</text:span></text:span><text:span text:style-name="Default_20_Paragraph_20_Font"><text:span text:style-name="T22"> </text:span></text:span><text:span text:style-name="Default_20_Paragraph_20_Font"><text:span text:style-name="T15">quidem antiqui et<text:line-break/></text:span></text:span><text:span text:style-name="Default_20_Paragraph_20_Font"><text:span text:style-name="T18">κόρυ</text:span></text:span><text:span text:style-name="Default_20_Paragraph_20_Font"><text:span text:style-name="T20">ζ</text:span></text:span><text:span text:style-name="Default_20_Paragraph_20_Font"><text:span text:style-name="T18">ἀν</text:span></text:span><text:span text:style-name="Default_20_Paragraph_20_Font"><text:span text:style-name="T22"> </text:span></text:span><text:span text:style-name="Default_20_Paragraph_20_Font"><text:span text:style-name="T15">(gravedinem), saniores autem </text:span></text:span><text:span text:style-name="Default_20_Paragraph_20_Font"><text:span text:style-name="T18">μύ</text:span></text:span><text:span text:style-name="Default_20_Paragraph_20_Font"><text:span text:style-name="T20">ξα</text:span></text:span><text:span text:style-name="Default_20_Paragraph_20_Font"><text:span text:style-name="T18">ς</text:span></text:span><text:span text:style-name="Default_20_Paragraph_20_Font"><text:span text:style-name="T22"> </text:span></text:span><text:span text:style-name="Default_20_Paragraph_20_Font"><text:span text:style-name="T15">(muoores)<text:line-break/>appellant. Ea enim est naturae solertia, quam fere<text:line-break/>usurpare solet, ut nusquam instrumenti cuiusquam ullam<text:line-break/>praetermittat actionem aut usum, quum multae alo uno<text:line-break/>probe praestari queant. Proinde hic quoque quum cere-<text:line-break/>bri ventriculi loco inferiore sint siti, ex partibusque libi<text:line-break/>obduclis necessario excrementa affluentia saepe excipiant,<text:line-break/>animal ipsum apoplexiis frequenter prehenderetur, nisi<text:line-break/>viam quandam horum effluxus accommodam hic quoque<text:line-break/>natura secuisset; atqui ne melior quidem excogitari<text:line-break/>usta poterat ca, quae ampla simul esset ac de.divis.</text:span></text:span></text:p>
      <text:p text:style-name="P3"><text:span text:style-name="Default_20_Paragraph_20_Font"><text:span text:style-name="T38">intus igitur foras per narium meatus excrementa feruntur;<text:line-break/>foris autem intro facultatis olfaciendi sensibilia; duobus-<text:line-break/>que his usibus instrumentum unicum subservit, alteri<text:line-break/>quidem ad vitam necessario, alteri vero ad vitam com-<text:line-break/>modiorem. Sunt autem praeter haec alii duo canales<text:line-break/>declives , qui per palatum in os talius cerebri excre-<text:line-break/>menta eructant; qui duo foli purgando cerebro sufficiunt,<text:line-break/>quando animal omnino recte habet alimentumque besse<text:line-break/>vincit ac percoquit. Quo fit, ut primus usus ipsorum<text:line-break/>a cerebro in nares foraminum, propter quem potissimum<text:line-break/>facta sunt, non excrementorum sit excretio, sed. ea qui-<text:line-break/>dem ex abundanti cerebro male affecto est subsidium;<text:line-break/>ante enim excrementorum excretionem est ipsa odorum<text:line-break/>dignatio ; et hac adhuc antiquior ad vitamque certe<text:line-break/>necessaria in cerebrum inspiratio; nam ne id quidem,<text:line-break/>quemadmodum neque aliud quidquam, frustra dixit li i p-<text:line-break/>pocrsttes. Ob haec igitur omma, et praeterea, quae<text:line-break/>dicturus sum, olfactus praeter alios sensus in cerebra</text:span></text:span></text:p>
      <text:p text:style-name="P26"><text:span text:style-name="Default_20_Paragraph_20_Font"><text:span text:style-name="T29">i</text:span></text:span><text:span text:style-name="Default_20_Paragraph_20_Font"><text:span text:style-name="T15">plo extitit.<text:tab/>At quoniam operimentum ejus oportebat</text:span></text:span></text:p>
      <text:p text:style-name="P1"><text:span text:style-name="Default_20_Paragraph_20_Font"><text:span text:style-name="T15">esse multifora simul - et rarum </text:span></text:span>, ut <text:span text:style-name="Default_20_Paragraph_20_Font"><text:span text:style-name="T15">ad cei ebrum . quidem<text:line-break/>aerem respirationis causa celeriter deduceret, vaporem<text:line-break/>autem dignotionis odorum, tum autem vacuaret repente<text:line-break/>-ac semel; fi quando usus. incideret,. excrementorum ec-<text:line-break/>piam; . magna autem ipsius operimenti ad patiendum fa-<text:line-break/>calitas constructionem ejusmodi necessario sequebatur,<text:line-break/>magna praeterea visceris principalissimi, cerebri scilicet,<text:line-break/>offensio, natura os varie pertusum velut fponglam ipsi<text:line-break/>apposuit, simul ne aliud corpus durum quoddam extrin-<text:line-break/>fecus incidat, simul ne viribus integris aer frigidus, in-<text:line-break/>spirantibus nobis, recta in cerebri ventriculos sese in-<text:line-break/>sinuet; non enim semper eramus inspiraturi aerem mode-<text:line-break/>rate frigidum-; sed nonnunquam vel frigidissimum, qui,<text:line-break/>si recta in cerebrum incideret, ipsum profecto immodice^<text:line-break/>resrigereret omnemque vitam in periculum adduceret. .</text:span></text:span></text:p>
      <text:p text:style-name="Normal"><text:span text:style-name="Default_20_Paragraph_20_Font"><text:span text:style-name="T15">Cap. Vll. Quin et quae sunt ante meningas ossa<text:line-break/>haec admodum foraminibus pervia et cavernosa, quae.</text:span></text:span></text:p>
      <text:p text:style-name="P3"><text:span text:style-name="Default_20_Paragraph_20_Font"><text:span text:style-name="T15">ab anatomicis a. cribri similitudine vocantur oribrosa;; ut<text:line-break/>essent adversus hanc noxam auxilio, fuerunt comparata.<text:line-break/>Satiua autum fuisset ipsa non magis cribrosa appellasse,<text:line-break/>quam a spongiae similitudine spongiosa , quemadmodum<text:line-break/>Hippocrates ea comparavit. Varia sane </text:span></text:span>habent <text:span text:style-name="Default_20_Paragraph_20_Font"><text:span text:style-name="T15">foramina,<text:line-break/>que modo et spongiae, neque ea habent recta, ut cribra;<text:line-break/>nam ipsa dura nreninx, quae cerebrum .contegit, - instar<text:line-break/>cribri est perforata; -at praeposita ipsi ossa magis adhuc<text:line-break/>varie,- et quemadmodum spongiae meatus, neque exsui-<text:line-break/>recto sibi ipsis respondent, neque recti plane sunt omnes;<text:line-break/>et quanquam eorum nonnulli sunt ejusmodi, plurimi<text:line-break/>tamen sunt tortuosi et anlractuoli </text:span></text:span>,. <text:span text:style-name="Default_20_Paragraph_20_Font"><text:span text:style-name="T15">ut longus error ac<text:line-break/>circuitio longa multo prius ei sit confic </text:span></text:span>.enda, <text:span text:style-name="Default_20_Paragraph_20_Font"><text:span text:style-name="T15">quod. .per<text:line-break/>lens </text:span></text:span>ad. <text:span text:style-name="Default_20_Paragraph_20_Font"><text:span text:style-name="T15">cerebrum perventurum est. Qua in re videor<text:line-break/>ipse mihi aliam quandam ostendere non contemnendam<text:line-break/>opificis animalium sapientiam. Antea enim susum iau-<text:line-break/>dabamus, quod plerumque instrumentum unum ad .multas<text:line-break/>actiones aptum efficeret.; nunc autem majus quippiam</text:span></text:span></text:p>
      <text:p text:style-name="P3"><text:span text:style-name="Default_20_Paragraph_20_Font"><text:span text:style-name="T15">possumus ostendere, </text:span></text:span>quod <text:span text:style-name="Default_20_Paragraph_20_Font"><text:span text:style-name="T15">scilicet actionibus </text:span></text:span>lus <text:span text:style-name="Default_20_Paragraph_20_Font"><text:span text:style-name="T15">mutuus<text:line-break/>inter se isquenon mediocris est usus. - Postquam enim<text:line-break/>semel propugnacula haec- spongiis similia securitatis ip-<text:line-break/>sim cerebri causa extiterunt, prope factum, ut olfactus<text:line-break/>instrumentum mancum ipsa effecerit, nisi respiratio f pla<text:line-break/>accessisset; nam peri corpora haec spongiosa permeare<text:line-break/>nihil facile potest, fi </text:span></text:span>fido <text:span text:style-name="Default_20_Paragraph_20_Font"><text:span text:style-name="T15">corporis impulsu agatur; quum<text:line-break/>aqua . etiam plerumque i in ipsis contenta , etsi suapte<text:line-break/>natura semper deorsum tendat et hac feratur via, non<text:line-break/>possit tamen effluere, quamvis per ipsa ethmoidea scola-.<text:line-break/>toria) instrumenta omnis .excidat repente. Atque etiam, </text:span></text:span>si<text:line-break/><text:span text:style-name="Default_20_Paragraph_20_Font"><text:span text:style-name="T15">contra vapores supponantur,- hos quoque nscensir pro-<text:line-break/>bibent sursum spongiosa, quibus tamen ascensum colaturia<text:line-break/>concedunt r haec enim fusam- ipsorum continuitatem di-<text:line-break/>vidunt, spongiosa vero vel proprium inhibent - ec mo-<text:line-break/>rantur impetum. Quocirca,- si quid celeriter ex hujus-<text:line-break/>modi corpore est elapsurum, aut comprimatur corpus<text:line-break/>hoc undique oportet, ficuti -spongia manibus, aut-violenter<text:line-break/>trahatur, nt labiis adhibitis ,. vehementer emulgens,</text:span></text:span></text:p>
      <text:p text:style-name="P3"><text:span text:style-name="Default_20_Paragraph_20_Font"><text:span text:style-name="T15">aut ab aliquo a tergo urgente propellatur , ut quum in<text:line-break/>ejusmodi instrumenta flantes . ea . .obstructionibus libera-<text:line-break/>mus. Quod igitur. ad illa ossa spongiosa attinet, . .inspiv<text:line-break/>rationis ac expirationis munus belle perficiebatur </text:span></text:span>; <text:span text:style-name="Default_20_Paragraph_20_Font"><text:span text:style-name="T15">quau-<text:line-break/>doquidem illa cerebro aerem intro trahente, haec autem<text:line-break/>foras pellente perficitur. Neque enim superflua haec<text:line-break/>purgari , nisi tempore . multo paulatim transcolarentur,<text:line-break/>poterant, neque vapores omnino. ascenderent, quippe<text:line-break/>qui propter transitum tardum inter se. coalescerent, con-<text:line-break/>necterentur, concrescerent atque ad pristinam. rursus<text:line-break/>naturam reverterentur , .ex qua .extenuata facti fuerant.<text:line-break/>At. nunc certe mixtis actionibus illapsu inspirationis qui-:<text:line-break/>dem odorum fit diguotio </text:span></text:span>, <text:span text:style-name="Default_20_Paragraph_20_Font"><text:span text:style-name="T15">expirationis vero superfluo.:<text:line-break/>tum excretio: nam in ejusmodi actionibus motionis<text:line-break/>ipsius spiritus impetus musta. eorum, quae ex sese trans-<text:line-break/>ire nequeunt; unatecum trahit; ipsa vero rursus odor<text:line-break/>rum dignotio non parum juvat totam respirationem,<text:line-break/>non sinens vapores pravos .(qui alioqui nos laterent)</text:span></text:span></text:p>
      <text:p text:style-name="P3"><text:span text:style-name="Default_20_Paragraph_20_Font"><text:span text:style-name="T15">una cum puro spiritu </text:span></text:span>ingredi: <text:span text:style-name="Default_20_Paragraph_20_Font"><text:span text:style-name="T15">sensus enim ab illis ossen-<text:line-break/>fus ac laetus duorum </text:span></text:span>alterum <text:span text:style-name="Default_20_Paragraph_20_Font"><text:span text:style-name="T15">nos cogit; aut scilicet<text:line-break/>aufugere quam . celerrime ab illis, aut aliquid naribus<text:line-break/>admovere ejusmodi, quod vapores quidem arcere queat,.<text:line-break/>aerem autem transmittat. Quin et meatus olfactorios,-<text:line-break/>interdum </text:span></text:span>a. <text:span text:style-name="Default_20_Paragraph_20_Font"><text:span text:style-name="T15">orastis . ac viscofis obstructos excrementis,<text:line-break/>purgare non erat commodius, si aliam habuissent con-<text:line-break/>structionem; quum enim non olfactorii modo, .verum<text:line-break/>etiam respiratorii extiterint, utroque modo purgantur,<text:line-break/>spiritu nunc quidem intro, nunc autem foras commeante.<text:line-break/>Si quando autem vehementius .obstruantur; quam ut<text:line-break/>medioeribus- ac conrueris motibus purgari ipsi queant,<text:line-break/>quam appellamus efllationem (quae conferta est expiratio)<text:line-break/>efficientes , motus vehementia omne id, quod impactum<text:line-break/>erat, amolimur. - ltaque non: parvam hanc gratiam .nec<text:line-break/>vulgarem beneficii mercedem sibi mutuo referunt actione^<text:line-break/>hae et utilitates , quae in anteriorum ventriculorum sini-,<text:line-break/>bus complures simul constiterunt; fed earum </text:span></text:span><text:span text:style-name="Default_20_Paragraph_20_Font"><text:span text:style-name="T16">inter.su</text:span></text:span></text:p>
      <text:p text:style-name="P3"><text:span text:style-name="Default_20_Paragraph_20_Font"><text:span text:style-name="T15">communionem natura invenit, partim ut animal viveret,.<text:line-break/>partim ut mestus viveret. Cui rei lucrum etiam accessit<text:line-break/>haudquaquam exiguum, quod scilicet non tot insitu-<text:line-break/>mentis, quot usibus, egeamus, sed unicum saepenumero<text:line-break/>instrumentum multis actionibus atque usibus sufficiat.</text:span></text:span></text:p>
      <text:h text:style-name="Heading_20_2" text:outline-level="2"><text:span text:style-name="Default_20_Paragraph_20_Font">Cap. Vili. </text:span></text:h>
      <text:p text:style-name="P75"><text:span text:style-name="Default_20_Paragraph_20_Font"><text:span text:style-name="T15">Verbi gratia, tenuis </text:span></text:span>meninx <text:span text:style-name="Default_20_Paragraph_20_Font"><text:span text:style-name="T15">cerebrum<text:line-break/>stabilit ac legit; -et praeterea vasa omnia , quae in ipso<text:line-break/>sunt, - colligat; similis enim est chorio foetus atque ani-<text:line-break/>malis mefaraeo. Nam ut utrumque horum ex multis<text:line-break/>eum arteriis tum venis sibi ipsis. propinquis, praeterea<text:line-break/>membrana tenui messia inter- has spatia contexente est<text:line-break/>conflatum, ad eundem modum et meninx totius cerebri<text:line-break/>arterias ac venas connectit, ne- alternent </text:span></text:span>ac <text:span text:style-name="Default_20_Paragraph_20_Font"><text:span text:style-name="T15">cncumple-<text:line-break/>dtantur, neve. suo situ in motibus dimoveantur, quum<text:line-break/>sedem seu basim habeant infirmam, ut quae in corpore<text:line-break/>humido adeo ac molli et propemodum fluxili vehantur.^<text:line-break/>Quo fit, </text:span></text:span>ut <text:span text:style-name="Default_20_Paragraph_20_Font"><text:span text:style-name="T15">non medo cerebrum complectatur, verum<text:line-break/>etiam in profundum ejus sere insinuet et penitus perva-,</text:span></text:span></text:p>
      <text:p text:style-name="P3"><text:span text:style-name="Default_20_Paragraph_20_Font"><text:span text:style-name="T15">dat, totumque pertexat, ac quoquo versus sese extendat<text:line-break/>usque ad internam ventriculorum capacitatem. Sed hic,<text:line-break/>nescio quo pacto, somno non deposito plerique anatomici<text:line-break/>ploxus chorioides ac contorsiones portionem hujus me-<text:line-break/>ningis eam appellant, quae ventriculos intrinsecus fuc-<text:line-break/>chrgit, reliquas vero ejusdem portiones nolunt assimilare,<text:line-break/>neque similiter nominare. </text:span></text:span>At <text:span text:style-name="Default_20_Paragraph_20_Font"><text:span text:style-name="T15">nos quidem tum naturam<text:line-break/>ejus tum usum chorio sunilem et . mescnterio agnosci-<text:line-break/>mus atque asserimus , in aliisque venas atque arterias<text:line-break/>counecti affirmamus, in hac vero tum easdem has, .<text:line-break/>tum ipsum etiam cerebrum. Argumentum magnum sutis<text:line-break/>esse debet, quod cerebrum </text:span></text:span>a <text:span text:style-name="Default_20_Paragraph_20_Font"><text:span text:style-name="T15">tenui meninge. contineatur<text:line-break/>ac constringatur, id quod jamjam dicturus sum. Nam<text:line-break/>si cuiusuis animalis (satius autem fuerit, si majorum<text:line-break/>horum) cerebrum ceperis. jam undique nudatum quidem,<text:line-break/>constans tamen adhuc et cohaerens ad basim, ab coque<text:line-break/>tenuem meningem excoriare aggrediaris , videbis repente</text:span></text:span></text:p>
      <text:p text:style-name="P3"><text:span text:style-name="Default_20_Paragraph_20_Font"><text:span text:style-name="T15">partes omnes, simul ac nudatae erunt, singulatim essendi<text:line-break/>atque amplificari extrorsum; quum autum nudum jam<text:line-break/>suerit, undique pro rotundo ac orbiculari planunr effici-<text:line-break/>tur, partibus nimirum ipsius superioribus procidentibus<text:line-break/>ac circumfluentibus ad latura; quanquam, dum haec agis<text:line-break/>in mortuo videlicet animali, multus quidem jam spiritus;<text:line-break/>quamplmimus item vapor evacuatus suerit, tutus etiam<text:line-break/>calor nativus affatim . ipsum reliquerit , quicquid praeterea<text:line-break/>sanguinis aut pituitae aut alterius cujusvis .- humoris in<text:line-break/>eo continebatur, id omne </text:span></text:span>jam <text:span text:style-name="Default_20_Paragraph_20_Font"><text:span text:style-name="T15">..a frigore concreverit adeo,<text:line-break/>ut ab his .omnibus siccum an durum fuerit.; attamen<text:line-break/>nunc etiam adhuc aperte indicat, constringi sule ac con-<text:line-break/>tineri oportere a meninge chorioide. Qui igitur non<text:line-break/>multo magis superstite animali eadem indigeat? Etenim<text:line-break/>quum operimentum habeat innatum hanc meningem, multo<text:line-break/>magis, quando erat humidum adhuc et molle, indigebat<text:line-break/>ea, quam quum ita est affectum ac constitutum., ut nunc<text:line-break/>in animali mortuo cernitur.</text:span></text:span></text:p>
      <text:h text:style-name="P58" text:outline-level="2"><text:span text:style-name="Default_20_Paragraph_20_Font"><text:span text:style-name="T22">, </text:span></text:span><text:span text:style-name="Default_20_Paragraph_20_Font"><text:span text:style-name="T15">Capi </text:span></text:span><text:span text:style-name="Default_20_Paragraph_20_Font"><text:span text:style-name="T22">IX. </text:span></text:span></text:h>
      <text:p text:style-name="P75"><text:span text:style-name="Default_20_Paragraph_20_Font"><text:span text:style-name="T15">Est porro ipsius tegumentum- et crasse<text:line-break/>menrnx.; </text:span></text:span><text:span text:style-name="Default_20_Paragraph_20_Font"><text:span text:style-name="T38">. </text:span></text:span><text:span text:style-name="Default_20_Paragraph_20_Font"><text:span text:style-name="T15">aut. potius non simpli citer ipsam tegumentum.<text:line-break/>nominare oportet, fed magis veluti propugnaculum quod-<text:line-break/>.datu propulsandis oranti impressionibus oppositum, - gt<text:line-break/>tenuis quidem menrnx .naturale re vera ejus est operi-<text:line-break/>mentum, nam.crasse </text:span></text:span>certe <text:span text:style-name="Default_20_Paragraph_20_Font"><text:span text:style-name="T15">ab ipsi, est fejuncta, excidentibus<text:line-break/>tantum vasis cohaerens. Quod si. natura tenuem ruenin-<text:line-break/>ge,n non interposuisset, cerebri cum crassa meninge vi-<text:line-break/>cinitas - haudquaquam dolore vacaret. Quemadmodum<text:line-break/>igitur dixit .Plato, inter terram et ignem, quod natura<text:line-break/>multum essent. inter se dissimilia, deum aquam et aerem<text:line-break/>interposuisse, ita et ego naturam affirmarim in medio<text:line-break/>cerebri et oranti, quia substantiis .multum discrepabant,<text:line-break/>utrasque meningas posuisse non contentam uno. vinculo<text:line-break/>necessitudinis conciliatore. oportet .enim non positione<text:line-break/>solum in medio id locari,. quod vere ast medium, fed<text:line-break/>etiam natura; id autem .natura medium est dicendum,<text:line-break/>quod eadem proportione distat ab extremis: neutra vero</text:span></text:span></text:p>
      <text:p text:style-name="P3"><text:span text:style-name="Default_20_Paragraph_20_Font"><text:span text:style-name="T15">meninx </text:span></text:span>ad <text:span text:style-name="Default_20_Paragraph_20_Font"><text:span text:style-name="T15">proportionem a pranso et cerebro distat,<text:line-break/>fed tenuis quidem plus </text:span></text:span>ah <text:span text:style-name="Default_20_Paragraph_20_Font"><text:span text:style-name="T15">ossis duritie relinquitur, quam<text:line-break/>cerebri mollitiem superet, contra autem crassa permultum<text:line-break/>cerebro est durior, osse vero paule est mollior. Proinde,<text:line-break/>li tenuem quidem -sclam natura effecisset, fieri- certe non<text:line-break/>potuisset, ut citra noxam cum cranio ipsa consuesceret;<text:line-break/>sin vero crassam; cerebrum ipsimi augeretur. Ut igitur<text:line-break/>neque cerebrum ; neque ejus operimentum quicquam. pa-<text:line-break/>terentur, prior quidem tenuis meninx, post ipfiam autem<text:line-break/>crassa locata est; -quae quanto osse est- mollior, tanto tenui<text:line-break/>est durior ; quanto autem hac- tenuis est mollior, tanto<text:line-break/>tenui cerebrum est mollius. Duobus igitur mediis usa<text:line-break/>natura (quamvis plurimum qualitatibus discrepantibus)<text:line-break/>cramum et cerebrum pauco intervallo inter fe sine offen-.<text:line-break/>fame ac tum junxiti Siquidemmeninx chorioides in-<text:line-break/>natum est cerebri tegumentum ,- ut an animali cutis;<text:line-break/>hujus rursum crassa innatum quidem non etiam. est<text:line-break/>operimentum, .multis tamen locis adhaerescit; ipsi rursus<text:line-break/>crassae tegumentum est os extrinsecus circumdatum, quod</text:span></text:span></text:p>
      <text:p text:style-name="P3"><text:span text:style-name="Default_20_Paragraph_20_Font"><text:span text:style-name="T15">sane cramum etiam </text:span></text:span>appellanti <text:span text:style-name="Default_20_Paragraph_20_Font"><text:span text:style-name="T15">quod quasi galea quaedam<text:line-break/>superjaceat. Neque enim horum quicquam </text:span></text:span>a <text:span text:style-name="Default_20_Paragraph_20_Font"><text:span text:style-name="T15">natura con-.<text:line-break/>temptim ac negligenter factum fuit, . fed quemadmodum<text:line-break/>industrii opifices, quum </text:span></text:span>galeam <text:span text:style-name="Default_20_Paragraph_20_Font"><text:span text:style-name="T15">nativam facere nequeant,<text:line-break/>oporteat autem caput </text:span></text:span>quam <text:span text:style-name="Default_20_Paragraph_20_Font"><text:span text:style-name="T15">.maxime tuto undique ab illa<text:line-break/>constringi, . vincula </text:span></text:span>apta, <text:span text:style-name="Default_20_Paragraph_20_Font"><text:span text:style-name="T15">quibus ipsius ambitus .locis. est<text:line-break/>commodum, praeparant, eoque modo capiti ipsam ada-<text:line-break/>ptant,,.ut nihil putes a nativa differre, ad eundem mo-<text:line-break/>dum natura, quum propter substantiae dissimilitudinem<text:line-break/>connatam. undique et adhaerefccntem cranio meningem<text:line-break/>facere non posset, quanquam id opus esset, quod fotum<text:line-break/>adhuc erat reliquum, </text:span></text:span>ad <text:span text:style-name="Default_20_Paragraph_20_Font"><text:span text:style-name="T15">securitatem machinata est, plura<text:line-break/>vincula inveniens, quam a Vulcano fabricata . fuerant </text:span></text:span>;<text:line-break/><text:span text:style-name="Default_20_Paragraph_20_Font"><text:span text:style-name="T15">Vulcani enim vincula ligare duntaxat poterant, his autem<text:line-break/>praeter hoc alia quoque pleraque insunt commoda. Quae<text:line-break/>igitur sunt haec vincula </text:span></text:span>? <text:span text:style-name="Default_20_Paragraph_20_Font"><text:span text:style-name="T15">quo modo involvuntur circa<text:line-break/>manium? quo pactu durae meningifd connectunt? et<text:line-break/>quasnam alias commoditates animalia ab eis percipiunt?<text:line-break/>Vincula quidem ab ipsa meuinge enascuntur, tenu a.</text:span></text:span></text:p>
      <text:p text:style-name="P3"><text:span text:style-name="Default_20_Paragraph_20_Font"><text:span text:style-name="T15">quaedam membranae ; viae autem ipsis , ut foras excidant,<text:line-break/>capitis sunt suturae. Extenduntur enim vincula haec<text:line-break/>singula versus oranti partem sibi directam, unde exorta<text:line-break/>sunt; inde progressa sibi- mutuo occurrunt; et coaptantur,<text:line-break/>ac coalescunt,; et exacte uniuntur,.. communemque ex se<text:line-break/>ipsis omnibus unam procreant membranam, quam peri-<text:line-break/>orantum appellant; quae quod duram nreningem: cum<text:line-break/>cranio connectat, antequam vel . per anatomen inspr-<text:line-break/>cras, ratio ipsa satis te decet. Porro quosnam alios<text:line-break/>anui .ali praebeat usus, nunc non est dicendi locus, jam<text:line-break/>enim prolixiores justo fuimus; nam quo modo equus<text:line-break/>quidam percitus, sic oratio, . metae oblita, praetergressa<text:line-break/>est. His igitur rursus repetitis orationem rursus ad cere-<text:line-break/>hrum reducam, unde a . rerum consecutione abducte<text:line-break/>est, dum tenuis meningis .explicationi crassae, ipsi<text:line-break/>autem rursus crauii t et </text:span></text:span><text:span text:style-name="Default_20_Paragraph_20_Font"><text:span text:style-name="T38">. </text:span></text:span><text:span text:style-name="Default_20_Paragraph_20_Font"><text:span text:style-name="T15">pericranii expositionem con-<text:line-break/>jungeret.</text:span></text:span></text:p>
      <text:h text:style-name="P58" text:outline-level="2"><text:span text:style-name="Default_20_Paragraph_20_Font">Cap. X. </text:span></text:h>
      <text:p text:style-name="P75"><text:span text:style-name="Default_20_Paragraph_20_Font"><text:span text:style-name="T15">At nunc certe primum quidem ventricu-<text:line-break/>lorum cerebri magnitudinem, situm cujusque, figuram,<text:line-break/>mutuasiuter fele perforationes, omnem denique ipsorum<text:line-break/>numerum explicemus, tum autem et incumbentes^ at-<text:line-break/>que adjacentes ipsis partes. Anteriores itaque duo vert-<text:line-break/>trienti inspirationem et expirationem efllationemque<text:line-break/>ex .. cerebro efficiunt; haec enim alibi demonstravimus.<text:line-break/>Nec minus quoque demonstravimus, quod prius quidem<text:line-break/>consciunt </text:span></text:span>ac <text:span text:style-name="Default_20_Paragraph_20_Font"><text:span text:style-name="T15">praeparant ipsi cerebro spiritum anima-<text:line-break/>lem; atque etiam, et quod internis Tuis partibus, quae<text:line-break/>spectant </text:span></text:span>ad <text:span text:style-name="Default_20_Paragraph_20_Font"><text:span text:style-name="T15">nares, simul- quidem olfactoriunr sunt insitu-<text:line-break/>mentum, simul autem veluti ductus quidam ac canalis<text:line-break/>ad superfluorum effiuxionem accommodus , paulo ante<text:line-break/>indicavimus. .. -Duos porro- praestitit esse ventriculos,<text:line-break/>quam unum, quum canalis ac perforatio inferna^ esset<text:line-break/>duplex, et sensorium omne, et ipsum denique cerebrum<text:line-break/>fit geminum. - Porro alius est hujus quoque geminationis<text:line-break/>usus , quem, quum ad sensuum instrumenta transiverimus,</text:span></text:span></text:p>
      <text:p text:style-name="P3"><text:span text:style-name="Default_20_Paragraph_20_Font"><text:span text:style-name="T15">docebimus. Sed primus certe et maxime communis<text:line-break/>.geminorum omnium instrumentorum lue est, ut, si alterum<text:line-break/>ipsorum laesum fuerit, reliquum subserviat. Nam ad-<text:line-break/>mirabile illud spectaculum atque incredibile , quod<text:line-break/>. Smyrnae iit lenia .accidit, aliquando sumus conspicati,<text:line-break/>.adolescentem vulnere in alterum anteriorum ventricu-<text:line-break/>lorttm accepto. superstitem fuisse, der (ut videbatur) vo-<text:line-break/>lentato; sed ne temporis quidem momentum vivere po-<text:line-break/>tuisset, si utrumque simul vulnus violasset. Ad eundem<text:line-break/>etiam, opinor, modum, si fine vulnere alius quispiam<text:line-break/>affectus alteri ventriculorum acciderit, reliquo manente<text:line-break/>sano minorem offensionem lu ritam suam animal accipiet,<text:line-break/>quam si uterque simul assectus fuisset; nam perinde est<text:line-break/>duobus ventriculis comparatis ambos simul laedi, ac si,<text:line-break/>unico a principio factu , is unus afficiatur. Itaque tutius<text:line-break/>est, in quibus licet, quod geminum est, quam simplex;<text:line-break/>licet autem non ubique ; nam in uno animali duas sa-<text:line-break/>.cere spinas omnino non licuit; . quod . fi .non licuit , ne-<text:line-break/>que duas fpinales medullas licuit; quod si .ita est, nec</text:span></text:span></text:p>
      <text:p text:style-name="P2"><text:span text:style-name="Default_20_Paragraph_20_Font"><text:span text:style-name="T15">posterioris cerebri ventriculus duplex .esse poterat, quum<text:line-break/>certe ex. </text:span></text:span>ipso <text:span text:style-name="Default_20_Paragraph_20_Font"><text:span text:style-name="T15">spinalis medulla producatur.</text:span></text:span></text:p>
      <text:h text:style-name="Heading_20_2" text:outline-level="2">Cap. <text:span text:style-name="Default_20_Paragraph_20_Font"><text:span text:style-name="T15">XI. </text:span></text:span></text:h>
      <text:p text:style-name="P75"><text:span text:style-name="Default_20_Paragraph_20_Font"><text:span text:style-name="T15">Sed quoniam nervi omnes, qui fuh capite<text:line-break/>; toto corpore diffunduntur, . aut ex posteriore cerebro, -<text:line-break/>aut spinali medulla oriuntur, ventriculum hunc .oportuit<text:line-break/>insignem habere magnitudinem, spiritumque animalem<text:line-break/>ante in ventriculis anterioribus confectum transumere.<text:line-break/>Quare ab his duobus lu hunc posteriorem meatus sit<text:line-break/>necesse esu Quocirca magnus quidem ventriculus hic,<text:line-break/>maximus autem et meatus, qui ab anterioribus ventri-<text:line-break/>culis in ipsum prorumpit, conspicitur; per quem meatum<text:line-break/>duntaxat cum ..cerebro cerebellum .commune est atque<text:line-break/>connexum. sic enim partem ipsius utramque Herophiii<text:line-break/>sectatoribus </text:span></text:span>mos <text:span text:style-name="Default_20_Paragraph_20_Font"><text:span text:style-name="T15">est appellare, anteriorem quidem totius<text:line-break/>numine propter magnitudinem; quum enim sit, ut dixi-<text:line-break/>mus, duplex, parte alterutra tamen multo est majus<text:line-break/>tuto cerebello; posteriori vero parti, quia anterior nomen<text:line-break/>totius prius sibi vendicaverat, aequum fuit nullum ain-.</text:span></text:span></text:p>
      <text:p text:style-name="P3"><text:span text:style-name="Default_20_Paragraph_20_Font"><text:span text:style-name="T15">plius nomen praeter id quod nunc .habet, cerebellum vi-<text:line-break/>delicet, imponere. Quidam vero non ita appellant, sed<text:line-break/>encranidem et encranium; quibus viris certe da. .da est<text:line-break/>venia, si clarioris doctrinae gratia multa nomina con-<text:line-break/>finxerunt, quum in omni vita multa per excellentiam<text:line-break/>nominentur, aut propter magnitudluem, aut facultatem,<text:line-break/>vel virtutem , vel dignitatem. Quum igitur cerebrum sit<text:line-break/>a cerebello (ut superius diximus) crassae meningis du-<text:line-break/>pli catiane diremptum, ipsumque oporteat aliqua parte<text:line-break/>illi coniungi , quo praedictum meatum produceret, in<text:line-break/>unum prius locum utrosque ventriculos terminavit-; quem<text:line-break/>sane quartum totius cerebri ventriculum nonnulli ana-<text:line-break/>tonrici numerant. Sunt et qui hoc ipsum perforationem<text:line-break/>vocant duorum ventriculorum, nec concedunt alium<text:line-break/>quendam ventriculum oportere existimare. Ego autem,<text:line-break/>sive communem amborum, sive tertium quendam praeter </text:span></text:span><text:span text:style-name="Default_20_Paragraph_20_Font"><text:span text:style-name="T38">.<text:line-break/></text:span></text:span><text:span text:style-name="Default_20_Paragraph_20_Font"><text:span text:style-name="T15">illos alium </text:span></text:span><text:span text:style-name="Default_20_Paragraph_20_Font"><text:span text:style-name="T38">. </text:span></text:span><text:span text:style-name="Default_20_Paragraph_20_Font"><text:span text:style-name="T15">ventriculum velit quis hunc existimare, ex<text:line-break/>Iris - arbitror propositam - hujus sermonis enarrationem</text:span></text:span></text:p>
      <text:p text:style-name="P3"><text:span text:style-name="Default_20_Paragraph_20_Font"><text:span text:style-name="T15">nullum neque commodum neque detrimentum esse ac--<text:line-break/>cepturam. Causam vero, cur - anteriores ventriculi in<text:line-break/>unum coeant, velim intelligere. Fuerit autem haec quaesi<text:line-break/>dam meatus ventriculos ipsos cum cerebello coniungentis<text:line-break/>generatio </text:span></text:span>; <text:span text:style-name="Default_20_Paragraph_20_Font"><text:span text:style-name="T15">num ex baci cavitate - prolectus </text:span></text:span>is <text:span text:style-name="Default_20_Paragraph_20_Font"><text:span text:style-name="T15">meatus,<text:line-break/>spiritumque, qui ea continetur, excipiens, cerebello transi<text:line-break/>mittit. Pars autem cerebri) quae supra communem ca-<text:line-break/>vitatetn est, velut domus tectum quoddam, in sphaerae<text:line-break/>superficiem concavam circumacta, non abs re videbitur<text:line-break/>appellata testudineata </text:span></text:span>et <text:span text:style-name="Default_20_Paragraph_20_Font"><text:span text:style-name="T15">fornicata , quod ejus generis<text:line-break/>aedificia, qui architecturae sunt peritiores, appellare<text:line-break/>soleant testudines et fornices. - Quibus porro quartus<text:line-break/>ventriculus hic est creditus , </text:span></text:span><text:span text:style-name="Default_20_Paragraph_20_Font"><text:span text:style-name="T38">- </text:span></text:span><text:span text:style-name="Default_20_Paragraph_20_Font"><text:span text:style-name="T15">omnium totius cerebri vert-<text:line-break/>tumulorum affirmanti esse principalissimum. Herophilun<text:line-break/>vero nun hunc ventriculum, sed </text:span></text:span><text:span text:style-name="Default_20_Paragraph_20_Font"><text:span text:style-name="T38">- </text:span></text:span><text:span text:style-name="Default_20_Paragraph_20_Font"><text:span text:style-name="T15">eum, qui posteriori,^<text:line-break/>cerebro inest ; existimare videtur esse principaliorem.<text:line-break/>Nos veto, quidnam sentire de his oporteat, lu commen-r<text:line-break/>lartis </text:span></text:span>de <text:span text:style-name="Default_20_Paragraph_20_Font"><text:span text:style-name="T15">Placitis Hippocratis et Platonis abunde prodi-</text:span></text:span></text:p>
      <text:p text:style-name="P3">.limus: hoc autem .loco satis habebimus, si usus solos<text:line-break/>explicaverimus, neque hos quidem omnes cum demon-.<text:line-break/>stratione, sed qui dogmata prius iu illo opere .demoti-<text:line-break/>itrata necessario sequuntur,. sola praecedentium dogmatum<text:line-break/>mentione facta, eos velut probatos ac concessos fume-<text:line-break/>mus. Usus sane illius fornicati corporis nullus alius est<text:line-break/>putandus,-. quam fornicum in aediliciis; quemadmodum<text:line-break/>enim fornices ad incumbentis onera sustinenda funt qua-<text:line-break/>vis alia figura^ aptiores , ita et hoc corpus partem cerebri.<text:line-break/>omnem incumbentem citra molestiam sustinet. Undique<text:line-break/>enim sibi ipsi simillimum est, quod rotundum est atque<text:line-break/>orbiculare ; ob idque omnium figurarum ad patiendum<text:line-break/>est difficillimum, omniumque etiam est capacissimum<text:line-break/>carum, quae aequalem habent dimensionem. Est autem<text:line-break/>commodum id non mediocre vasis , meatibus , ventriculis,<text:line-break/>omnibus denique, quae ad continendum substantias quas-<text:line-break/>dam fuerunt comparata; quandoquidem horum omnium<text:line-break/>ca funt praestantissima , quae minima corporis mole pltt-<text:line-break/>rimum .continere queant. Itaque et ru meatus hujus</text:p>
      <text:p text:style-name="P3"><text:span text:style-name="Default_20_Paragraph_20_Font"><text:span text:style-name="T15">corpore, qui est interi ventriculum hunc, qui corpori<text:line-break/>fornicato subjacet, </text:span></text:span>et <text:span text:style-name="Default_20_Paragraph_20_Font"><text:span text:style-name="T15">cerebelli ventriculum,- eosdem </text:span></text:span>fi-<text:line-break/><text:span text:style-name="Default_20_Paragraph_20_Font"><text:span text:style-name="T15">gurae htijus -usus possis numerare: nam et ab omnibus<text:line-break/>iniuriis est remotissimum, et capacissimum,. ferendoque<text:line-break/>oneri accommodatissimum, quod rotundum - </text:span></text:span>esu <text:span text:style-name="Default_20_Paragraph_20_Font"><text:span text:style-name="T49">: e </text:span></text:span><text:span text:style-name="Default_20_Paragraph_20_Font"><text:span text:style-name="T15">Idem<text:line-break/>autem censendum^ est et de reliquis tutius corporis mea-<text:line-break/>tibus, de omnibus arteriis ac venis, omuibusque yen-<text:line-break/>tricnlis. omnia quidem haec sunt sphaerica, sed propter<text:line-break/>apophyses et epiphyses, propterque illorum, quibus sic-<text:line-break/>urantur, contactum, mutuasque cum vicinis corporibus<text:line-break/>connexiones et anastomoses sphaerae quidem perfectio<text:line-break/>vitiatur, rotunda tamen figura adhuc- manete Quin, si<text:line-break/>medium ipsum ventriculi cujusque spectes, omnium id<text:line-break/>comperies rotundissimum, </text:span></text:span>ut <text:span text:style-name="Default_20_Paragraph_20_Font"><text:span text:style-name="T15">quod nullis dum vitiatum<text:line-break/>sit apophyfibus, sed adhuc germanam retineat figurae<text:line-break/>suae speciem. - Pari modo, si ab anterioribus ventriculis<text:line-break/>cavi ac medii loci fornicem ademptum intellexes is ; si<text:line-break/>ablatas etiam, quae -ad nares deferuntur,- apophyses; -si<text:line-break/>postremo productiones eas, quae ad obliquas atque 1n-<text:line-break/>fernas partes pertinent, mente detraxeris, de. quarum</text:span></text:span></text:p>
      <text:p text:style-name="P3"><text:span text:style-name="Default_20_Paragraph_20_Font"><text:span text:style-name="T15">usu postea disseremus ; quod reliquum erit; sphaerae spe-<text:line-break/>erem penitus repraesentabit. Atque etiam ab eo ven-<text:line-break/>trrculo, ..qui. in posteriore est cerebro, .si tum praedicti<text:line-break/>meatus insertionem , tum productionem in spinalem me-<text:line-break/>dullam abstuleris, erit et ipsa orbicularis.</text:span></text:span></text:p>
      <text:h text:style-name="Heading_20_2" text:outline-level="2"><text:span text:style-name="Default_20_Paragraph_20_Font">Cap. .XII. </text:span></text:h>
      <text:p text:style-name="P75"><text:span text:style-name="Default_20_Paragraph_20_Font"><text:span text:style-name="T15">De figura itaque ipsorum haec sufficiant.<text:line-break/>De magnitudine autem non hic polum, fed in toto etiam<text:line-break/>corpore, ventriculos quidem, qui materiales magis fub-<text:line-break/>stantias . recipiunt, consentaneum est esse majores ; mi-<text:line-break/>nores voro , qui substantias majorum virium ac facultatis<text:line-break/>continent; Multum enim quibusque materiis inest exere-<text:line-break/>mentum, quo separato. atque exorato, et eo, quod utile<text:line-break/>est reliquum,- .convenientem jam. qualitatem adepto, ad<text:line-break/>propositum finem. jam pervenisse. opificem recto . dixeris.<text:line-break/>Quo fit, ut posterioris cerebri ventriculus minor merito<text:line-break/>sit anterioribus. Quodsi quis etiam communem ipsorum<text:line-break/>locum expendere. seorsum velit,.. quartum eum cerebri<text:line-break/>ventriculum numerans, hoc ..quoque minor est cerebelli</text:span></text:span></text:p>
      <text:p text:style-name="P3"><text:span text:style-name="Default_20_Paragraph_20_Font"><text:span text:style-name="T15">ventriculus. Quandoquidem meninx </text:span></text:span><text:span text:style-name="Default_20_Paragraph_20_Font"><text:span text:style-name="T38">. </text:span></text:span>chorioides <text:span text:style-name="Default_20_Paragraph_20_Font"><text:span text:style-name="T15">(quam<text:line-break/>ventriculos parte interna succingere dicebamus) ad hanc<text:line-break/>usque progreditur </text:span></text:span><text:span text:style-name="Default_20_Paragraph_20_Font"><text:span text:style-name="T38">- </text:span></text:span><text:span text:style-name="Default_20_Paragraph_20_Font"><text:span text:style-name="T15">cavitatem , quae est fornici similis ;<text:line-break/>quae enim haec -proxime subsequuntur corpora, suntque<text:line-break/>ciccum meatum, duriore jam consistentia sunt, quam ut<text:line-break/>cingulo indigeant; similiter autem et quae circum tutum<text:line-break/>posteriorem sunt ventriculum; diximus enim antea, quod<text:line-break/>totum cerebellum- duritie multum a cerebro dissidet.<text:line-break/>Quo loco subit milli admirari Praxagoram et Phlloti—<text:line-break/>mum, non modo propter dogmatum abso dilatem, ve-<text:line-break/>rum etiam propter eorum, quae in dissectionibus appa-<text:line-break/>rent, ignorantiam. Superabundantiam enim quandam<text:line-break/>seu spinalis medullae propaginem existi urant esse ceri--<text:line-break/>brum; ob eamque caulam longis flexibus atque involu-<text:line-break/>cris constare ipsum affirmant; quanquam posterius qui-<text:line-break/>dem cerebrum, quod spinali medullae est continuum,<text:line-break/>minime ejusmodi compositionis sit particeps, anterius<text:line-break/>vero evidentissime compositionem hunc ac plurimam<text:line-break/>prae su serati Et eo major adhuc est horum virorum</text:span></text:span></text:p>
      <text:p text:style-name="P3"><text:span text:style-name="Default_20_Paragraph_20_Font"><text:span text:style-name="T15">error, quum non intelligant, quod partibus solis cerebri,<text:line-break/>quae al basiat pertinent, spinalis medulla est continua,<text:line-break/>quae solae ex omnibus partibus flexibus carent; durae<text:line-break/>enim quum sint, a </text:span></text:span>se <text:span text:style-name="Default_20_Paragraph_20_Font"><text:span text:style-name="T15">ipsis habent totam sedis ftrmitu-<text:line-break/>durem, tenui meninge, quae sese succingat ac sumet,<text:line-break/>nihil indigentes. Eoque modo optimi viri multem sub-<text:line-break/>earrt turpitudinem est necesse </text:span></text:span>, <text:span text:style-name="Default_20_Paragraph_20_Font"><text:span text:style-name="T15">quum spreta veritate,<text:line-break/>senae initio posuerunt dogmata, sequi volunt ac defert-<text:line-break/>dere. Atque etiam qui a cranio cerebrum ajunt con-<text:line-break/>formari , non mihi ridentur animadvertisse , quod cero-<text:line-break/>.bmm ipsum a dura meninge est sejunctum, neque quod<text:line-break/>eadem meninx cramum quidem contingit, non tamen ei<text:line-break/>.rdhaereieiti Sed neque. etiam intelligunt, quod illam<text:line-break/>prius oportuisset conformari, neque quod ipsum manium<text:line-break/>est ejusmodi.</text:span></text:span></text:p>
      <text:h text:style-name="Heading_20_2" text:outline-level="2"><text:span text:style-name="Default_20_Paragraph_20_Font">Cap. XllI. </text:span></text:h>
      <text:p text:style-name="P75"><text:span text:style-name="Default_20_Paragraph_20_Font"><text:span text:style-name="T15">Quandoquidem eo orationis sumus de-<text:line-break/>ducti, non oportet formam cerebelli praetermittere in-<text:line-break/>discussam. Non enim ex magnis flexibus tenui meninge<text:line-break/>interceptis, ut cerebrum, sed ex multis quidem et his</text:span></text:span></text:p>
      <text:p text:style-name="P3"><text:span text:style-name="Default_20_Paragraph_20_Font"><text:span text:style-name="T15">admodum parvis corporibus, </text:span></text:span>non <text:span text:style-name="Default_20_Paragraph_20_Font"><text:span text:style-name="T15">tamen. simili illis modo<text:line-break/>est conflatum. Postea </text:span></text:span>vero, <text:span text:style-name="Default_20_Paragraph_20_Font"><text:span text:style-name="T15">quam in toto cerebri cor-.<text:line-break/>pore, pon in sutis ejus ventriculis (quemadmodum alibi<text:line-break/>demonstravimus) spiritus animalis multus continetur, exi-<text:line-break/>flimare oportet, plurimum etiam in cerebro posteriore<text:line-break/>ipsum contineri, ut quod omnium, qui in totum corpus<text:line-break/>distribuuntur, nervorum futurum erat .principium, me-<text:line-break/></text:span></text:span><text:span text:style-name="Default_20_Paragraph_20_Font"><text:span text:style-name="T38">diaque </text:span></text:span><text:span text:style-name="Default_20_Paragraph_20_Font"><text:span text:style-name="T15">illa intervalla, quae partes ejus connectunt, spiri-<text:line-break/>tus esse vias Porro Erafistratus, quod ipsa quidem.<text:line-break/>epencranis (sic enim cerebellum nominat] cerebro . magis<text:line-break/>variam habet compositionem, recte pronunciat; quum autem<text:line-break/>magis implexam esse hanc </text:span></text:span>in <text:span text:style-name="Default_20_Paragraph_20_Font"><text:span text:style-name="T15">hominibus dicat, quam in<text:line-break/>aliis animalibus, et cum ea etiam cerebrum, propterea.<text:line-break/>quod homines mente </text:span></text:span>ac <text:span text:style-name="Default_20_Paragraph_20_Font"><text:span text:style-name="T38">- </text:span></text:span><text:span text:style-name="Default_20_Paragraph_20_Font"><text:span text:style-name="T15">ratiocluatione caetera auimau-<text:line-break/>tia superant, .non amplius mihi videtur aeque^ recte fen-<text:line-break/>tere , quum ipsi certe etiam asini cerebrum habeant adli<text:line-break/>modum multis nexibus implicitum i - quos oportebat, si,<text:line-break/>morum spectes ruditatem ac ^stuporem, </text:span></text:span><text:span text:style-name="Default_20_Paragraph_20_Font"><text:span text:style-name="T38">n </text:span></text:span><text:span text:style-name="Default_20_Paragraph_20_Font"><text:span text:style-name="T15">cerebrum habere<text:line-break/>simplex omnino </text:span></text:span><text:span text:style-name="Default_20_Paragraph_20_Font"><text:span text:style-name="T38">et </text:span></text:span><text:span text:style-name="Default_20_Paragraph_20_Font"><text:span text:style-name="T15">sica ullo plexu ac varietate. </text:span></text:span><text:span text:style-name="Default_20_Paragraph_20_Font"><text:span text:style-name="T38">. Melius.</text:span></text:span></text:p>
      <text:p text:style-name="P3"><text:span text:style-name="Default_20_Paragraph_20_Font"><text:span text:style-name="T38">autem fore fuisset existimare, intellectum sequi non com-<text:line-break/>positionis varietatem, sed corporis, quod cogitat atque<text:line-break/>intelligit, quodcunque id sit, bonam temperiem; neque<text:line-break/>enim bonitas ac persectio intellectus multitudini spiritus<text:line-break/>animalis potius videtur attribuenda , quam qualitati.<text:line-break/>Sed nunc quoque, nisi quia velut fraeno quodam oratio-<text:line-break/>nem inhibuerit, in majora, quam praesenti disputationi<text:line-break/>conveniat, dogmata ingrediens, sine modo vagabitur,<text:line-break/>tametsi fieri non potest, ut is effugiat, quin animae sub-<text:line-break/>stantiam attingat, qui corporis ipsam continentis con-<text:line-break/>structione </text:span></text:span><text:span text:style-name="Default_20_Paragraph_20_Font"><text:span text:style-name="T49">: </text:span></text:span><text:span text:style-name="Default_20_Paragraph_20_Font"><text:span text:style-name="T38">explicat. Verum ut hoc fieri non potest, ita<text:line-break/>celeriter ad institutum reverti postumus, quando immo-<text:line-break/>rari non est necesse.</text:span></text:span></text:p>
      <text:h text:style-name="Heading_20_2" text:outline-level="2"><text:span text:style-name="Default_20_Paragraph_20_Font">Cap. XIV. </text:span></text:h>
      <text:p text:style-name="P75"><text:span text:style-name="Default_20_Paragraph_20_Font"><text:span text:style-name="T38">Rursus igitur ad partes, quae post me-<text:line-break/>dium sunt ventriculum, reversi consideremus, cujus ret<text:line-break/>caula corpus id, quod ad principium meatus incumbit,<text:line-break/>qui ventriculum hunc cum cerebro posteriore conjungit,<text:line-break/>extiterit; quod ab anatomicis donarium appellatur. Est</text:span></text:span></text:p>
      <text:p text:style-name="P3"><text:span text:style-name="Default_20_Paragraph_20_Font"><text:span text:style-name="T22">. </text:span></text:span><text:span text:style-name="Default_20_Paragraph_20_Font"><text:span text:style-name="T15">autem corpus hoc substantia quidem glandula, figura<text:line-break/>autem cono .perquam- .simile, unite ei .-nomen quoque est<text:line-break/>impositum: usum autem ex eundem .esse existimant aliqui,<text:line-break/></text:span></text:span><text:span text:style-name="Default_20_Paragraph_20_Font"><text:span text:style-name="T46">.r </text:span></text:span><text:span text:style-name="Default_20_Paragraph_20_Font"><text:span text:style-name="T15">quae est pyloro ventriculi. Nam. ut hunc .confirmant<text:line-break/>esse glandulam et prohibere, ne ex ventriculo cibus<text:line-break/>prius, quam coctus .sit, in .tenue.- intestinum assumatur,<text:line-break/>ad eundem modum et hanc .glandulam ,. coriarium, in<text:line-break/>- principio meatus constitutam , qui meatus . spiritum ex<text:line-break/>medio ventriculo in cerebelli. ventriculum .transmittit,<text:line-break/>custodem quendam esse ajunt, et velut oeconomum esse,<text:line-break/>quantum spiritus mitti oporteat. Ego vero ante exposui<text:line-break/>de ventriculi pyloro quid sentire^ oporteat. Hanc vero<text:line-break/>glandulam cono assimilem magnaeque venae divifionem<text:line-break/>opplentem (a qua omnes fere, qui anterioribus suut<text:line-break/>ventriculis, plexus chorioides conflantur) in eum usum,<text:line-break/>rn quem reliquae glandulae venarum divisiones firmantes,<text:line-break/>arbitror fuisse factam. Etenim positio ipsa- venae. eadem<text:line-break/>omnino illi est cum lusce glandulis, quippe- quae sina</text:span></text:span></text:p>
      <text:p text:style-name="P3"><text:span text:style-name="Default_20_Paragraph_20_Font"><text:span text:style-name="T15">ipsarum summitate stabilimento sunt partibus venae, ubi<text:line-break/>primum ipsa dividitur; reliqua vero omnis ipsarum pars<text:line-break/>proportione distantiae valorum ex divisione productorum<text:line-break/>adaugetur, et eousque progreditur., </text:span></text:span>quoad <text:span text:style-name="Default_20_Paragraph_20_Font"><text:span text:style-name="T15">vasa haec<text:line-break/>sublimia feruntur. Postquam autem primum venae hae<text:line-break/>corpus ipsius cerebri ingressae suerint, a conario jam<text:line-break/>relinquuntur; firmamentum autem et illi ipsi et venis<text:line-break/>fit cerebri corpus eo loco fitum. Opinari autem , transi-<text:line-break/>tui spiritus praeesse id conariunr, hominum est epiphy-<text:line-break/>feosver uniformis actionem ignorantium et plus aequo<text:line-break/>glandulae^ largientium. Nam fi cerebri ipsius esset pars,<text:line-break/>quemadmodum pylorus est ventriculi p liceret ipsi una<text:line-break/>-cum cerebri dilatationibus ac compressionibus ex suo<text:line-break/>opportuno situ dimoto aperire vicissim meatum ac clau-<text:line-break/>dore; postea vero quam neque omnino cerebri pars est<text:line-break/>glandula haec, neque ab internis partibus ventriculi, sed<text:line-break/>extrinsecus ipsi adhaeret, qui posset tam magna in meatu</text:span></text:span></text:p>
      <text:p text:style-name="P3"><text:span text:style-name="Default_20_Paragraph_20_Font"><text:span text:style-name="T15">efficere,- cum ipsa moveri ex fele nequeat? At .quid<text:line-break/>prohibet (dicet sorsan aliquis) , quominus ipsa per se<text:line-break/>moveatur </text:span></text:span>t <text:span text:style-name="Default_20_Paragraph_20_Font"><text:span text:style-name="T15">Quid tandem aliud prohibeat, quam quod, si<text:line-break/>ita sit, glandula quidem (si diis placet) cerebri facultatem<text:line-break/>habebit ac dignitatem, - cerebrum vero -ipsum corpus </text:span></text:span><text:span text:style-name="Default_20_Paragraph_20_Font"><text:span text:style-name="T38">.<text:line-break/></text:span></text:span><text:span text:style-name="Default_20_Paragraph_20_Font"><text:span text:style-name="T15">.duntaxat erit cerebri meatibus luterceptirm , tanquam in-<text:line-break/>suumentum idoneum </text:span></text:span>ad <text:span text:style-name="Default_20_Paragraph_20_Font"><text:span text:style-name="T15">parendum ei , </text:span></text:span><text:span text:style-name="Default_20_Paragraph_20_Font"><text:span text:style-name="T38">. </text:span></text:span><text:span text:style-name="Default_20_Paragraph_20_Font"><text:span text:style-name="T15">quod movere ip-<text:line-break/>sum suapte natura -possit? Sed haec quam ignorantiae<text:line-break/>sint plena atque inscitiae , quid opus est commemorare ?<text:line-break/>nam quod somniant, operiere quidem illic alicubi cicca<text:line-break/>meatum cerebri partem esse eiusmodi, quae spiritus<text:line-break/>.transitui praesit -ac dominetur, invenire autem -ipsi. ne-<text:line-break/>queunt, non est conarion, sed is est processus, qui se-<text:line-break/>cundum totum meatum extenditur, vermi assimilis;. no-<text:line-break/>mutant enim illum, qui magis in anatomia sunt versati,<text:line-break/>a. sula figura, vermiformem appellantes processum. Ejus<text:line-break/>porro situs et natura et cum partibus vi mnis commu-<text:line-break/>nio sic habet.,. Ex utraque meatus pecte tenues sunt ap<text:line-break/>. praelongae,,cerebri eminentiae, quas. parvas nates appel-</text:span></text:span></text:p>
      <text:p text:style-name="P3"><text:span text:style-name="Default_20_Paragraph_20_Font"><text:span text:style-name="T38">lant; quarum concursum hominum conjunctis inter sese<text:line-break/>femoribus rectissimo comparaveris. Sunt autem qui di-<text:line-break/>dymis, id est testiculis, ea assimilantes malunt vocare testes<text:line-break/>quam nates. Nonnulli vero corpora conario propinqua<text:line-break/>vocant didymia; qude vero his sunt proxima, glutia.<text:line-break/>Sinistrae igitur ac dextrae meatus partes horum ipso-<text:line-break/>mm sunt corpora; superiores vero tenui quadam mem-<text:line-break/>brana , non tamen imbecilla, operiuntur, glutiis utrinque<text:line-break/>conjuncta; quae sane membrana ad posteriorem usque<text:line-break/>ventriculum exporrecta finis est inferior epiphyseos verr<text:line-break/>miformis, quae nihil habet didymis simile neque glu-<text:line-break/>His; illa enim multipliciter est dearticulata, haec autem<text:line-break/>ubique funt similia, non tamen ubique composita parti-<text:line-break/>culis per membranas. Porro epsphylis haec vermisormis,<text:line-break/>praetet quam quod varie est dearticulata atque ex quam-<text:line-break/>plurimis particulis per membranas tenues connexis com-<text:line-break/>polita, id quoque adhuc habet eximium ac praecipuum^<text:line-break/>convexa quidem ipsius ac tenuis est ad ventriculum<text:line-break/>posteriorem extremitas, quo loco in superiacentem</text:span></text:span></text:p>
      <text:p text:style-name="P3"><text:span text:style-name="Default_20_Paragraph_20_Font"><text:span text:style-name="T15">branam desinere dicebamus ; lude autem paulatim^ adau-<text:line-break/>cta tque amplificata dorsum habet propemodum elisum-<text:line-break/>tiae gluttorum aequabile; ob id longa quidem fecundum<text:line-break/>meatum porrecta ipsum totum plane obstruit , retro au-<text:line-break/>tem in. orbes reflexa simul ita membranam abstrahit<text:line-break/>convexis suis particulis connatam; meatum autem totum<text:line-break/>tantum aperit, quantum retrorsum cesserit; quum enim,<text:line-break/>duru reflectitur, in sphaerae modum fiat rotunda in re<text:line-break/>ipsamque confidat, quantum minuitur longitudo, tantum<text:line-break/>augetur latitudo. . itaque consentaneum est, paulum qui-<text:line-break/>demur orbes revoluta. ob namque causam paulo magis<text:line-break/>ampliata, in solas meatus partes, quae ad basim sunt,<text:line-break/>strictissinras nequaquam ingressi posse - fines ipsius inferi-<text:line-break/>ores ; majore vero refractione facta ob idque ampIitu-<text:line-break/>dine magis aucta, plus et de meatu ipfo aperitur; sum-<text:line-break/>per autem tantum aperitur, quantum adsidue de convexi-<text:line-break/>tale ejus minuitur in ipsum ingressura.. Quorum nisisi</text:span></text:span></text:p>
      <text:p text:style-name="P3"><text:span text:style-name="Default_20_Paragraph_20_Font"><text:span text:style-name="T15">probe factum fuisset, </text:span></text:span>si paulo <text:span text:style-name="Default_20_Paragraph_20_Font"><text:span text:style-name="T15">crassiorem aut tenuiorem,<text:line-break/>quam nunc est, natura fecisset epiphysin ; quandoquidem<text:line-break/>a crassiori meatus nunquam claudi exacte potuisset, quod<text:line-break/>nunquam. epiphyfis partibus suis tenuissimis ad .meatus<text:line-break/>angustias pervenire potuisset; </text:span></text:span>a <text:span text:style-name="Default_20_Paragraph_20_Font"><text:span text:style-name="T15">tenuiori autem non modo<text:line-break/>non claudi exacte potuisset, fed. ne probe quidem ape-<text:line-break/>riretur. Nam interea, dum clauderetur, spiritus<text:line-break/>quippiam elaberetur, utpote non tuta ipsius amplitudine<text:line-break/>ob epiphyfeos tenuitatem occupata; dum autem aperire-:<text:line-break/>tur, multam prius oporteret fieri refractionem,. aut nun-<text:line-break/>quam fines devexi attollerentur a. basique ipsius meatus<text:line-break/>abscederent. .Atqui si paulo crassiore aut .tenuiore<text:line-break/>vermiformi epiphysi meatum ipsum </text:span></text:span><text:span text:style-name="Default_20_Paragraph_20_Font"><text:span text:style-name="T38">. </text:span></text:span><text:span text:style-name="Default_20_Paragraph_20_Font"><text:span text:style-name="T15">non belle . neque<text:line-break/>moderate aperiri claudi que contingat, quid futurum<text:line-break/>censemus, si praesentem consistentiam plurimum sirpe-<text:line-break/>raret? nonne ornatum omnem, qui- omnibus simul inest,<text:line-break/>funditus conturbatum ac. labefactatum iri? Atqui nullam</text:span></text:span></text:p>
      <text:p text:style-name="P3"><text:span text:style-name="Default_20_Paragraph_20_Font"><text:span text:style-name="T15">sane invenias constructionis bonitatem ad actionis per—<text:line-break/>sectionem meliorem ea, quae eo bonitatis pervenit, ut,.<text:line-break/>si vel tantillum immutetur, tota vitietur. Nam ubi<text:line-break/>multa addere aut adimere licet eorum, : quae insunt,<text:line-break/>sine ulla ipsius opifieii laesione , ibi sapientem admodum<text:line-break/>opificem nemo requirat; in quibus vero, si quid ver<text:line-break/>tantillum per incuriam suerit praeteritum , totum simul<text:line-break/>cum ipfo perit, in lus perfectae artis est specimen. Vei.<text:line-break/>runtamen si, cousiructione reliqua inculpata; tantum in<text:line-break/>epiphyfeos mole vitium opificii bonitatem labefactaret,<text:line-break/>quae neque magnopere juvare possit, neque incommodare, .<text:line-break/>nemo fortasse minus in fortunam eam culpam quam<text:line-break/>in artem trausiulerit; at quoniam, quod in vermiforinis<text:line-break/>epiphyfeos magnitudine, hoc et in aliis etiam omnibus<text:line-break/>accidit, -(quicquid enim transmutaveris, id actioni noces.<text:line-break/>bit, quemadmodum protinus ostendemus,)- quonam pacto<text:line-break/>non is eniti ridiculus, </text:span></text:span>qui <text:span text:style-name="Default_20_Paragraph_20_Font"><text:span text:style-name="T15">naturam arte privaverit?-.<text:line-break/>Nates. enim tanto. meatu sunt altiores, ut ipsis lucum--</text:span></text:span></text:p>
      <text:p text:style-name="P3"><text:span text:style-name="Default_20_Paragraph_20_Font"><text:span text:style-name="T50">.. </text:span></text:span><text:span text:style-name="Default_20_Paragraph_20_Font"><text:span text:style-name="T15">bat. epiphysis atque . invehatur , nam. et tutus. meatus<text:line-break/>ob aliud nihil suit praelongus, .nisi ut motus ipsius<text:line-break/>multam haberet in quantitate differentiam ; praeterea,<text:line-break/>quae ex multis ac parvis densae sunt compositio-<text:line-break/>nes, eundem praebent usum; ut enim ipsa secundum<text:line-break/>magis et minus in motu differentia permulsa fit, eam<text:line-break/>fabricavit, quae plurimas contortiones et flexlones ha-<text:line-break/>. here posset. At quod . ex . his omnibus motus faci-<text:line-break/>les ac murtos </text:span></text:span><text:span text:style-name="Default_20_Paragraph_20_Font"><text:span text:style-name="T38">. </text:span></text:span><text:span text:style-name="Default_20_Paragraph_20_Font"><text:span text:style-name="T15">erat . nasutum , . periculumque erat<text:line-break/>ipsam - convenis natium dorsis invehentem ex ipsis<text:line-break/>praecipitatum iriae . devolutum ipsumque meatum<text:line-break/>destituttnam , </text:span></text:span><text:span text:style-name="Default_20_Paragraph_20_Font"><text:span text:style-name="T38">. </text:span></text:span><text:span text:style-name="Default_20_Paragraph_20_Font"><text:span text:style-name="T15">natura- </text:span></text:span><text:span text:style-name="Default_20_Paragraph_20_Font"><text:span text:style-name="T38">t </text:span></text:span><text:span text:style-name="Default_20_Paragraph_20_Font"><text:span text:style-name="T15">ligamenta quaedam. .ipsi. cum<text:line-break/>natibus est machluata, .quae dissectionum periti ten-<text:line-break/>dones appellant., . a quibus utrinque constricta ac<text:line-break/>coercita .continetur, . ne. vagari possit. Porto duram<text:line-break/>quoque.. ipsam, quin ab. iniuriis esset tutior, effecit,<text:line-break/>non tamen eousque duram , i ut pars cerebri amplius non<text:line-break/>esset; sed. hic quoque. aestimato ad. unguem usu, eousque</text:span></text:span></text:p>
      <text:p text:style-name="P3"><text:span text:style-name="Default_20_Paragraph_20_Font"><text:span text:style-name="T15">duram effecit, ut cerebri pars semper esset. Caeterum<text:line-break/>etiamsi omniahaec, quae ei nunc insunt, haberet, flexi-<text:line-break/>ones tamen, quas ex compositione habet, obliquas aut<text:line-break/>rectus effecisset, non autem, quomodo nunc habent,<text:line-break/>transversas, nulla sane ex eis esset commoditas. - Neque<text:line-break/>enim, quo modo diximus, rotunda fieret, nisi retro trans-<text:line-break/>versis flexibus revolveretur; neque etiam (ut demousira-<text:line-break/>vimus) paulatim meatum aperire ac claudere posset;<text:line-break/>fed uno hoc praeterito , tanta ac talis omnium , quae<text:line-break/>circum meatum hunc sunt, corporum constructio esset<text:line-break/>inutilis. Constat igitur jam satis iis, qui animum ser- </text:span></text:span><text:span text:style-name="Default_20_Paragraph_20_Font"><text:span text:style-name="T38">-<text:line-break/></text:span></text:span><text:span text:style-name="Default_20_Paragraph_20_Font"><text:span text:style-name="T15">mons adhibuerunt, in multis quidem laesum iri duntaxat<text:line-break/>actionem p </text:span></text:span>in <text:span text:style-name="Default_20_Paragraph_20_Font"><text:span text:style-name="T15">quibusdam vero funditus labefactatum iri;<text:line-break/>si aliorum , quorum mentionem fecimus, quippiam im-<text:line-break/>iuntatum fuerit; Itaque^ nullam ego- invenire possum<text:line-break/>rationem, qua prebere quis possit, haec non summae artis<text:line-break/>esse opera.</text:span></text:span></text:p>
      <text:h text:style-name="P56" text:outline-level="1"><text:bookmark-start text:name="bookmark10"/><text:span text:style-name="Default_20_Paragraph_20_Font"><text:span text:style-name="T15">GALENI DE VSV PARTIUM </text:span></text:span><text:span text:style-name="Default_20_Paragraph_20_Font"><text:span text:style-name="T24">COR</text:span></text:span><text:span text:style-name="Default_20_Paragraph_20_Font"><text:span text:style-name="T29">PR</text:span></text:span><text:span text:style-name="Default_20_Paragraph_20_Font"><text:span text:style-name="T24">IS</text:span></text:span><text:span text:style-name="Default_20_Paragraph_20_Font"><text:span text:style-name="T15"> </text:span></text:span><text:span text:style-name="Default_20_Paragraph_20_Font"><text:span text:style-name="T49">HUMANI.<text:line-break/></text:span></text:span><text:span text:style-name="Default_20_Paragraph_20_Font"><text:span text:style-name="T15">LIBER I</text:span></text:span><text:span text:style-name="Default_20_Paragraph_20_Font"><text:span text:style-name="T29">X</text:span></text:span><text:span text:style-name="Default_20_Paragraph_20_Font"><text:span text:style-name="T15">.</text:span></text:span><text:bookmark-end text:name="bookmark10"/></text:h>
      <text:h text:style-name="Heading_20_2" text:outline-level="2"><text:span text:style-name="Default_20_Paragraph_20_Font">Cap. I. </text:span></text:h>
      <text:p text:style-name="P75"><text:span text:style-name="Default_20_Paragraph_20_Font"><text:span text:style-name="T15">Posteaquam autem partes omnes, quae ad<text:line-break/>cerebrum attinent, exposuimus, multisque Iocis, quae iis<text:line-break/>funt proxima, consecutione quadam naturali, quam in<text:line-break/>eis reperimus, coacti, oratione attigimus, non alienum<text:line-break/>fuerit reliquarum capilis partium usum hoc volumine<text:line-break/>explicare, id denuo resumentes, quod in fine libri lupe-<text:line-break/>rioris dicebamus. Una autem naturae ex maximis ac<text:line-break/>praecipuis curis ea est, ut nutrimenti excrementa cX</text:span></text:span></text:p>
      <text:p text:style-name="P3"><text:span text:style-name="Default_20_Paragraph_20_Font"><text:span text:style-name="T15">omnibus corporis partibus purget, idque potissimum, fi<text:line-break/>principes, quomodo cerebrum , hae fuerint. Nam succi<text:line-break/>.ejus, qui partibus ipsis affluit, pars quidem utilis est adeo<text:line-break/>atque benigna, ut corpori nutriendo assimiletur, qui<text:line-break/>fuccus Ve vera est alimentum; reliqua vero pars ad<text:line-break/>membrum usque cum benigno pervenit quidem et ipsis,<text:line-break/>at, quum illud apponi tur, secernitur; ad quam excernen-<text:line-break/>dam natura meatus requirit opportunos; quos^ nisi nacta<text:line-break/>fuerit, acervata ibi primum quidem instar oneris gravat^<text:line-break/>deinde vero prohibet, quominus succi postea affiuant, vias<text:line-break/>ipsorum praeoccupans; quo fit, ut membrum ipsum nu-<text:line-break/>trini non sinat. Sed haec quidem sunt leviora. Majora<text:line-break/>vero his et jam morborum instrumenta duo haec funt,<text:line-break/>in quae incidere tandem corpora impura est necesse:<text:line-break/>alterum quidem est, quod, quemadmodum animalia eiu-<text:line-break/>rientia lutum aut aliud quidvis ejusdem generis, ita<text:line-break/>partes accommodato sibi alimento carentes ob ingenitam<text:line-break/>sibi appetenliam coguntur aliquid vel ex Ipsis pravia</text:span></text:span></text:p>
      <text:p text:style-name="P3"><text:span text:style-name="Default_20_Paragraph_20_Font"><text:span text:style-name="T38">succis attrahere; alterum vero, quod collecta haec ex-<text:line-break/>crementa tandem computrescunt, eoque modo acriora<text:line-break/>simul ac calidiora tandem reddita inflammationes , ery-<text:line-break/>sipelata, herpetas, carbunculos, febres innumerabtlem-<text:line-break/>que aliorum morborum turbam exufcitanI. Ne quid igitur<text:line-break/>ejusmodi accideret, et maxime in partibus principibus,<text:line-break/>natura magnam curam adhibuit, ut excrementa excerne-<text:line-break/>rentur. Quae quum genere sint duplicta, salia enim sunt<text:line-break/>vaporofa ac fumofa, alia autem velut aquosa ac limosa,<text:line-break/>quorum illa quidem suo impetu naturali in sublime fe-<text:line-break/>runtur, haec autem deorsum, inque etiam ex sese suopte<text:line-break/>nutu ac pondere,) duplices et ipsorum excretioni secuit<text:line-break/>meatus. Et eos quidem, qui levia erant vacuaturi ex-<text:line-break/>crementa, in altum duxit, qui vero gravia et deorsum<text:line-break/>repentia meatus erant vacuatum , eos natura fecit decli-<text:line-break/>ves, neque id solum, fed amplos etiam admodum effecit,<text:line-break/>ut qui multorum certe et eorundem crastinum humorum<text:line-break/>velut rivi quidam et canales erant futuri ; alios vero<text:line-break/>contra Velut foramina quaedam tenuia perforavit pre</text:span></text:span></text:p>
      <text:p text:style-name="P3"><text:span text:style-name="Default_20_Paragraph_20_Font"><text:span text:style-name="T38">ratione tenuitatis excrementorum. Caeterum declives<text:line-break/>cerebri meatus tum per palatum in os, tum per corpus,<text:line-break/>natium conspicuis orificiis ac magnis sensibilia ac crassa,<text:line-break/>eructant excrementa :. vaporosi vero superflui excretiones,<text:line-break/>tum quae per corpus universum, tum quae per caput<text:line-break/>fiunt, cernere plane semper non licet, ut quae prae<text:line-break/>tenuitate sensum nonnunquam effugiant. Porro in humi-<text:line-break/>dis quidem et mollibus corporis partibus nulla est prae-.<text:line-break/>scripta certa quaedam ejusmodi excretioni via, quum.<text:line-break/>humidum omne ac molle corpus cedere quidem expedite<text:line-break/>ac viam dare iis, quae impetu concitatiore per ipsum<text:line-break/>seruntur, praeteritis vero iis rursus coire atque in pri-<text:line-break/>stinam cohaerentiam repente coalescere soleat; in duria,<text:line-break/>vero corporibus, nisi via quaedam prius fit parata,<text:line-break/>transire per ea nihil potest. Ob eam igitur causam in.,<text:line-break/>ipso quidem cerebro ac meningibus cuteque caput cir-<text:line-break/>cumdante meatus vacuandis vaporibus distinctos non</text:span></text:span></text:p>
      <text:p text:style-name="P3"><text:span text:style-name="Default_20_Paragraph_20_Font"><text:span text:style-name="T38">fuit necesse constitui, neque, si constituti quidam fuissent,<text:line-break/>Pensu dignosci potuissent, ut qui saeta vacuatione statim<text:line-break/>considant; in cranio vero (sic enim nominatur id os,<text:line-break/>quod totum ambit cerebrum) conspicuas ac sensiles vias<text:line-break/>natura vaporosis his ac fuliginosis excrementis secuit, non<text:line-break/>modo propter causam praedictam , quae sane partibus<text:line-break/>omnibus est communis, verum ettam ob privatam, quae<text:line-break/>sibi a situ ipso accedit; nam partibus corporis omnibus<text:line-break/>caput, velut tectum quoddam calidae domui, est super-<text:line-break/>positum. Quo fit, ut, quum omnia, quae a partibus fusi-<text:line-break/>jectis sussum efferuntur, fuliginosa ac vaporosa excre-<text:line-break/>menta caput excipiat, largiore egeat vacuatione. At<text:line-break/>quoniam cerebrum ipsum septo forti muniri erat necesse,<text:line-break/>ob eamque causam natura non culi soli, quo mode<text:line-break/>partes ad ventriculum attinentes, hujus custodiam con-<text:line-break/>credidit, sed velut quandam galeam os ipsi ante cutem<text:line-break/>circumposuit, non solum non copiosiorem reliquis parti-<text:line-break/>bus corporis evacuationem, sed ne mediocrem quidem</text:span></text:span></text:p>
      <text:p text:style-name="P3"><text:span text:style-name="Default_20_Paragraph_20_Font"><text:span text:style-name="T38">erat habiturum, nisi multas ipsi tran spirationes compa-<text:line-break/>r asset, simul quidem os capitis efficiens cavernosum, si-<text:line-break/>mul et suturis, quas vocant p varie coarti cula tum ; quas<text:line-break/>Ii quis novit, qualesnam sint, jam rem omnem tenet,<text:line-break/>quod fi non novit, credat huic orationi. Ossium, quae<text:line-break/>ad futurae generationem adaptantur, utrumque eminen-<text:line-break/>tiam habet et cavitatem, non una ferie, sed situ alter-<text:line-break/>nantes. Est autem eminentia quidem figura unguibus<text:line-break/>digitorum potissimum assimilis, cavitas vero sedes est<text:line-break/>hujusmodi figurae commensurata. Utrumque igitur os<text:line-break/>suis cavitatibus alterius eminentias excipiens totam fi-<text:line-break/>guram dearliculalionis efficit duabus ferris ex adverso<text:line-break/>in sese ad dentes exacta compositione ingredientibus si-<text:line-break/>millimam ; quem modum compositionis certum est quod<text:line-break/>et commissurae securitatis causa obtinuerunt, ne quando<text:line-break/>mota vehementer diducantur ac ^dissiliant. Sic certe<text:line-break/>et fabri lignarii crebris claviculis plerumque instru-<text:line-break/>menta quaedam compingentes, illorum compagem ac<text:line-break/>coagmentationem solutu efficiunt difficillimam. Atque</text:span></text:span></text:p>
      <text:p text:style-name="P3"><text:span text:style-name="Default_20_Paragraph_20_Font"><text:span text:style-name="T38">secundum hoc tibi fuerit exemplum constructionis ip-<text:line-break/>forum ossium praeter primum, quod attulimus, de serris<text:line-break/>in sese e contrario ingredientibus. Quin et vestimentis<text:line-break/>ex pluribus pannis laceris consutis compositionem hanc<text:line-break/>comparans haudquaquam aberraveris; unde et veteres<text:line-break/>medici (ut ego arbitror) suturas ipsas appellarunt, quod<text:line-break/>nomen hunc usque in diem retinent. Quid igitur natura<text:line-break/>non, ut palati os, ita et capitis tenuibus foraminibus<text:line-break/>quasi cavernulis quibusdam pertudit? aut cur cavernis<text:line-break/>ipsius solis non fuit contenta? Quia has quidem erat<text:line-break/>necesse utrinque in laevem ac densam ossis squamam<text:line-break/>desinere, vicinas intrinsecus quidem meningibus futuras,<text:line-break/>extrinsecus vero membranae, quam pericrauium appel-<text:line-break/>lanL Porro quod alia etiam causa esset, cur capitis os<text:line-break/>in multas partes dividi esset necesse, libro superiore<text:line-break/>monstravimus. Si igitur cavernae quidem sine tegumento<text:line-break/>relictae membranas sua asperitate erant abralurae ac<text:line-break/>vulneraturae, externam autem eorum squamam perforare<text:line-break/>erat superfluum, ut quae capitis os tunc in multa erat</text:span></text:span></text:p>
      <text:p text:style-name="P3"><text:span text:style-name="Default_20_Paragraph_20_Font"><text:span text:style-name="T38">divisura, merito natura his futuris ad transpiratum est<text:line-break/>simul usa. Satius enim est (ut saepe sint demonstratum)<text:line-break/>per pauca instrumenta actiones atque usus multos persici,<text:line-break/>quam paucas per plura. Proinde libro quidem superiore<text:line-break/>ostendimus, pericranium membranam crassae meningi<text:line-break/>connecti oportere, ob eamque causam suturas oportuisse<text:line-break/>comparari; hoc autem libro, qui nunc est in manibus,<text:line-break/>fecundum eantm explicamus usum. Fuerit vero et ter-<text:line-break/>tius quidam, qui ad vasa tenuia excidentia pertinet: qui-<text:line-break/>bus et ipsis congruenlia fecisset foramina, quemadmodum<text:line-break/>et crassis, nisi suturarum generationem prospiciens neces-<text:line-break/>fariam, ea ad hanc rem simul usa etiam fuisset. Cras-<text:line-break/>flora igitur fuliginosorum excrementorum per has solas<text:line-break/>suturas vacuantur, quandoquidem tenuioribus vel Granium<text:line-break/>ipsum est pervium; esset autem et crassioribus pervium,<text:line-break/>quantum ad cavernas attinet, nisi laevem (ut diximus)<text:line-break/>utrinque superficiem ejus esse oportuisset.</text:span></text:span></text:p>
      <text:h text:style-name="Heading_20_2" text:outline-level="2"><text:span text:style-name="Default_20_Paragraph_20_Font">Cap. II. </text:span></text:h>
      <text:p text:style-name="P75"><text:span text:style-name="Default_20_Paragraph_20_Font"><text:span text:style-name="T38">At vero manium quibusdam forte videbi-</text:span></text:span></text:p>
      <text:p text:style-name="P3"><text:span text:style-name="Default_20_Paragraph_20_Font"><text:span text:style-name="T38">tur frustra factum fuisse cavernosum, quum suturae pro-<text:line-break/>pter ipsarum multitudinem ac magnitudinem nihil alieno<text:line-break/>auxilio ad tran spirationem indigeant. His itaque rursus<text:line-break/>ostendere est necesse, propter alium quendam usum ejus-<text:line-break/>modi ipsum esse oportuisse, quanquam properabam jam<text:line-break/>ad meatuum , per quos excrementa crassa excernuntur,<text:line-break/>expositionem, ne praesens liber ab iis, quae subinde in-<text:line-break/>cidunt, fieret prolixior. Hoc itaque solum adhuc cum<text:line-break/>adjecero, ad propositum revertar. Si igitur natura den-<text:line-break/>sum simul ac tenue totum os superius fecisset, quae<text:line-break/>subsunt partes, nihil plus ex ea constructione ad securi-<text:line-break/>tute m fuissent assecutae, quum ea, quae id vulnerant,<text:line-break/>intro facile penetrare potuissent propter viae brevitatem;<text:line-break/>sin vero crassam simul ac densum, oneri fuisset toti<text:line-break/>animali, quemadmodum si quis nunc capiti suo onus<text:line-break/>aliquod alliget, perpetuoque id gestet. Reliquum igitur<text:line-break/>adhuc erat tertium, ut neque tenue, neque densum, sed<text:line-break/>massum quidem, rarum tamen ac cavernosum esset. </text:span></text:span><text:span text:style-name="Default_20_Paragraph_20_Font"><text:span text:style-name="T41">Εν</text:span></text:span></text:p>
      <text:p text:style-name="P3"><text:span text:style-name="Default_20_Paragraph_20_Font"><text:span text:style-name="T15">enim modo neque gravaturum erat, neque viam in ce-<text:line-break/>rebrum brevem vulnerantibus iesia erat daturum. Factum<text:line-break/>igitur tale est propter ea, quae nunc sunt dicta, atque<text:line-break/>adeo ob transpirationem.</text:span></text:span></text:p>
      <text:h text:style-name="Heading_20_2" text:outline-level="2"><text:span text:style-name="Default_20_Paragraph_20_Font">Cap. HI. </text:span></text:h>
      <text:p text:style-name="P75"><text:span text:style-name="Default_20_Paragraph_20_Font"><text:span text:style-name="T15">Rursus igitur ad reliquum genus meatuum<text:line-break/>cerebrum purgantium reversi naturae in his artificium<text:line-break/>explicemus. At de duobus quidem , qui ad nares per-<text:line-break/>veniunt, proximo libro tractavimus; reliquorum vero<text:line-break/>dudrum, qui ad palatum descendunt, alter quidem ex<text:line-break/>fundo medii cerebri ventriculi proiectus fertur deorsum,<text:line-break/>reliquus vero emergit quidem a meatu, qui cerebrum<text:line-break/>cerebelio connectit, fertur autem obliquus deorsum ver-<text:line-break/>fus alterum: quum vero primum in idem simul conve-<text:line-break/>nerint, locus quidam communis utrosque excipit cavus<text:line-break/>ac declivis, cujus labrum supernum absolutus est circulus;<text:line-break/>inde autem semper magis ac magis arctatus descendens<text:line-break/>in subjectam glandulam inseritur amplae sphaerae simi-</text:span></text:span></text:p>
      <text:p text:style-name="P3"><text:span text:style-name="Default_20_Paragraph_20_Font"><text:span text:style-name="T38">lem manisestamque cavitatem habentem ; excipit autem<text:line-break/>hunc os cribro cuidam simile, in palatum desinens.<text:line-break/>Haec igitur est crassiorum superfluorum via. Usus autem<text:line-break/>cujusque instrumentorum, quae viae ipsi linunt, perspi-<text:line-break/>cuus quidem jam est, etiamsi silentio ipsum praeteream;<text:line-break/>referam tamen, ne quid hic desideretur. Cavitas igitur,<text:line-break/>quae meatus hos excipit, quam nonnulli a figura pelvim,<text:line-break/>a^ir ah usu infundibulum nominant, supernis quidem<text:line-break/>partibus quasi cisternae cujusdam habet usum, infernis<text:line-break/>aptam (ut et nomen ipsum indicas) infundibulum imita-<text:line-break/>tur; parte autem inferna meatum habet sensibilem us-<text:line-break/>que ad glandulam ventriculi. Quoniam autem hoc in-,<text:line-break/>fundibulum cerebro ipsi superne conjungi oportebat, in-<text:line-break/>fernc autem in glandulam descendendo inferi, convenienter<text:line-break/>mGmbranosum extitit. Ad haec, quum cerebrum ipsum<text:line-break/>membrana tenuis, meninx scilicet chorioides contineat,<text:line-break/>non erat consentaneum ligamentum aliud choanae cum<text:line-break/>cerebro requirere. ConVGnienter igitur portio quaedam<text:line-break/>ab hac meninge protensa corpus pelvis hujus constitui^.</text:span></text:span></text:p>
      <text:p text:style-name="P3"><text:span text:style-name="Default_20_Paragraph_20_Font"><text:span text:style-name="T38">Porro quod ad usum glandulae infundibulum excipientia<text:line-break/>allinet, satis liquet, quod excrementa tIanscolat; quod<text:line-break/>commodum magnum anatomicis est ignoratum. Cur au-<text:line-break/>tem non statim ex choana seu infundibulo excidant per<text:line-break/>palati foramina , eum requirere esset aequum , hoc prae-<text:line-break/>termittunt; quemadmodum et de ossibus narium, quae<text:line-break/>ethmoidea seu cribrosa appeliantur: neque enim, cujus<text:line-break/>rei gratia facta haec sint, ab eis proditum est, sed id<text:line-break/>tantummodo dixisse, quod tranfcolant ipsa superflua,<text:line-break/>fatis esse putant; quod vero satius fuit ea tranfcolari,<text:line-break/>neque protinus excidere, omnino praetermiserunt, id<text:line-break/>quod nos antea fano ostendimus. Ad haec quod non cri-<text:line-break/>brofa sed spongiosa nominare haec ossa melius atque<text:line-break/>aptius esset, quodque hoc modo etiam Hippocrates com-<text:line-break/>parabat, indicavimus. Quum igitur nares promptius lae-<text:line-break/>derentur, magna facta sunt haec propugnacula et ossea<text:line-break/>Iongissimeque porrecta; in palatum vero, ceu in os<text:line-break/>foraminibus desinentibus crassaque praeterea membrana</text:span></text:span></text:p>
      <text:p text:style-name="P3"><text:span text:style-name="Default_20_Paragraph_20_Font"><text:span text:style-name="T38">intrinsecus operiendis, non fuit opus magnis tegumentis,<text:line-break/>fed tria haec suffecerunt, glandula, osscmembrana. Quod<text:line-break/>autem extra crassam meningem sit glandula ista , per-<text:line-break/>spicnum esse arbitror, etiamsi non addidero. Adde huc,<text:line-break/>quod tantum est intervalium inter os palati et crassam<text:line-break/>meningem , quanta est glandulae profunditas. lam vero<text:line-break/>consentaneum certe fuerit recensere, quaenam corpora<text:line-break/>hoc in loco natura collocarit. Perspicuum enim est,<text:line-break/>quod omni Iun , quae in toto sunt corpore, locorum hic<text:line-break/>est tutissimus, quum parte quidem superiore cerebrum<text:line-break/>totum ac cramum Tuperjaceant , inferiore autem os pa-<text:line-break/>lati sit atque os ipfum ; proinde, si fieri posset, animal<text:line-break/>prius saepe moreretur, quam ab iis, quae extrinsecus<text:line-break/>incidunt, offensio aliqua partes has violaret.</text:span></text:span></text:p>
      <text:h text:style-name="Heading_20_2" text:outline-level="2"><text:span text:style-name="Default_20_Paragraph_20_Font">Cap. IV.</text:span></text:h>
      <text:p text:style-name="P75"><text:span text:style-name="Default_20_Paragraph_20_Font"><text:span text:style-name="T38"><text:s/>Itaque quod anatomici nuncupant plexum<text:line-break/>retiformem, maxime omnium, quae illic sunt, admira-<text:line-break/>bile, ibi est collocatum, complectens quidem in orbem<text:line-break/>et ipsam glandulam, pertingens autem retro longissime,</text:span></text:span></text:p>
      <text:p text:style-name="P2"><text:span text:style-name="Default_20_Paragraph_20_Font"><text:span text:style-name="T15">toti enim propemodum cerebri basi plexus hic subjicitus.<text:line-break/>Est autem non simplex rete, sed ejusmodi, ut </text:span></text:span>si <text:span text:style-name="Default_20_Paragraph_20_Font"><text:span text:style-name="T15">vulgaria<text:line-break/>.haec piscatorum retia plura alia aliis cumulata superni-<text:line-break/>rias. luest tamen naturali huic reti id eximium, quod<text:line-break/>alterius replicationes alterius replicationibus sint con-<text:line-break/>nexae, quodque ex ipsis scjunctum nihil omnino capere<text:line-break/>queaxi quum enim omnia serie continua inter se sint</text:span></text:span></text:p>
      <text:p text:style-name="P27"><text:span text:style-name="Default_20_Paragraph_20_Font"><text:span text:style-name="T46">-. </text:span></text:span><text:span text:style-name="Default_20_Paragraph_20_Font"><text:span text:style-name="T15">connexa, id unum, quod ceperis, alia sequentur. Neer<text:line-break/>vero, quibus homines uti solent, retia cum his inter se<text:line-break/>compositis tenuitate ac totius compositionis densitate<text:line-break/>contendere queant. Nec certe ex quavis materia con-<text:line-break/>flatum est, fed natura maximam portionem earum. arte-<text:line-break/>riarunr, quae a corde sursum ad caput feruntur, qmate.-<text:line-break/>riam plexui huic mirabili fubjecit.<text:tab/>li am exiguae quae-</text:span></text:span></text:p>
      <text:p text:style-name="P1"><text:span text:style-name="Default_20_Paragraph_20_Font"><text:span text:style-name="T15">dam ab ipsis propaglues in collum ac faciem partesque<text:line-break/>capitis externas digressae sunt; reliquum autem o nme<text:line-break/>rectum a principio factum est, per thoracem ac collum<text:line-break/>fublime ad caput tendens, atque excipit quidem . amice</text:span></text:span></text:p>
      <text:p text:style-name="P3"><text:span text:style-name="Default_20_Paragraph_20_Font"><text:span text:style-name="T15">quae ea parte est oranti portio , </text:span></text:span>et <text:span text:style-name="Default_20_Paragraph_20_Font"><text:span text:style-name="T15">foramine in sese<text:line-break/>aperto, lutra caput sine molestia deducit; cxcepiliet au-<text:line-break/>tem et crassa meninx , et secundum impetus atque<text:line-break/>ascensus illarum rectitudinem jam pertusa erat, opinari-<text:line-break/>que quis . ex his omnibus potuisset , ipsas </text:span></text:span>ad <text:span text:style-name="Default_20_Paragraph_20_Font"><text:span text:style-name="T15">cerebrum<text:line-break/>properare. At non erat ita; cramum enim praetergressae<text:line-break/>medio inter hoc quidem et crassatus meningem loco<text:line-break/>primum quidem dividuntur in crebras easque exiguas<text:line-break/>admodum ac tenues -arterias; tum -autem pars ipsarum<text:line-break/>in capitis anteriora, aliae lu posteriora, aliae ad laevam,<text:line-break/>aliae ad dextram feruntur inter- fete mutuo complexae,<text:line-break/></text:span></text:span><text:span text:style-name="Default_20_Paragraph_20_Font"><text:span text:style-name="T38">ut </text:span></text:span><text:span text:style-name="Default_20_Paragraph_20_Font"><text:span text:style-name="T15">rursum aliam priori contrariam de fe praebeant opi-<text:line-break/>arionem , quod scilicet ire ad cerebrum sint oblitae. At.-<text:line-break/>non ita ne hoc quidem fe habet; </text:span></text:span>nam <text:span text:style-name="Default_20_Paragraph_20_Font"><text:span text:style-name="T15">postea ex multis<text:line-break/>illis arteriis velut radicibus in truncum coalescentibus<text:line-break/>coniugatio alia arteriarum enascitur, ei, quae initio a<text:line-break/>sorde sursum -ferebatur, aequabilis; eoque modo jam<text:line-break/>per massae meningis foramina cerebrum subit. Caeterum<text:line-break/>quodnam tandem fili </text:span></text:span>hoc <text:span text:style-name="Default_20_Paragraph_20_Font"><text:span text:style-name="T15">miraculum, et. ad quem usum</text:span></text:span></text:p>
      <text:p text:style-name="P2"><text:span text:style-name="Default_20_Paragraph_20_Font"><text:span text:style-name="T15">a natura nihil temere agente suctum sit, </text:span></text:span>si <text:span text:style-name="Default_20_Paragraph_20_Font"><text:span text:style-name="T15">recorderis<text:line-break/>eorum,. quae,- dum Hippocrates ac Platonis dogmata ex-<text:line-break/>plicaremus ; diximus atque demonstravimus </text:span></text:span>, <text:span text:style-name="Default_20_Paragraph_20_Font"><text:span text:style-name="T38">- </text:span></text:span><text:span text:style-name="Default_20_Paragraph_20_Font"><text:span text:style-name="T15">illinc fi-<text:line-break/>dem non mediocrem. ad haec tibi sumpseris, facileque<text:line-break/>usum splexds thujus repereris. Ubi enim natura exacte<text:line-break/>materiam ruit conficere, diuturnam ei moram in eo-<text:line-break/>etionis instrumentis comparati </text:span></text:span><text:span text:style-name="Default_20_Paragraph_20_Font"><text:span text:style-name="T38">- </text:span></text:span><text:span text:style-name="Default_20_Paragraph_20_Font"><text:span text:style-name="T15">Id ipsum namque pluri-<text:line-break/>bus aliis locis demonstravimus </text:span></text:span><text:span text:style-name="Default_20_Paragraph_20_Font"><text:span text:style-name="T38">C </text:span></text:span><text:span text:style-name="Default_20_Paragraph_20_Font"><text:span text:style-name="T15">quod autem ad praesens<text:line-break/>institutum attinet, sat erit -flexus variciforinis , in quo<text:line-break/>fanguis ac spiritus ad seminis generationem accornmodi<text:line-break/>praeparantur, meminisse, in deque ^exemplum quoddam<text:line-break/>ad praesentia explicanda sumere. Nam venae et arte-<text:line-break/>riae in illo flexu multiplici contorquemur , in prinrisque<text:line-break/>flexuum partibus sanguinem sincerum continent,- spui<text:line-break/>certe in ultimis flexibus ad ipsos- testiculos non amplius<text:line-break/>ruber plane est, sed jam quodam </text:span></text:span>modo <text:span text:style-name="Default_20_Paragraph_20_Font"><text:span text:style-name="T15">albicat succus<text:line-break/>As, qui in ipsis continetur ri exiguum adhuc requirens ad<text:line-break/>perfectam substantiae feminis generationem, quod ei si</text:span></text:span></text:p>
      <text:p text:style-name="P3"><text:span text:style-name="Default_20_Paragraph_20_Font"><text:span text:style-name="T15">testiculis ipsis accedit.- At quarto spiritus animalis ce-<text:line-break/>rebri exactiorem semine postulabat concoctionem,. tanto<text:line-break/>plexus retisormis flexuosior </text:span></text:span><text:span text:style-name="Default_20_Paragraph_20_Font"><text:span text:style-name="T38">. </text:span></text:span><text:span text:style-name="Default_20_Paragraph_20_Font"><text:span text:style-name="T15">varicisormi extitit. Recte<text:line-break/>igitm in illis commentariis a nobis fuit demonstiatum,<text:line-break/>quod spicit us animalis cerebri generatio materiam pro-<text:line-break/>priam habet spiritum vitalem, qui per arterias sursum<text:line-break/>fertur. Caeterum quod initio etiam totius operis admo-<text:line-break/>nuimus, id nunc quoque repetemus, quod nemo scilicet<text:line-break/>prober usum ullum </text:span></text:span><text:span text:style-name="Default_20_Paragraph_20_Font"><text:span text:style-name="T38">cuiusuis </text:span></text:span><text:span text:style-name="Default_20_Paragraph_20_Font"><text:span text:style-name="T15">invenerit, nisi multo prius<text:line-break/>totius instrumenti actionem habuerit exploratissimam.<text:line-break/>Demonstravimus igitur in istis commentariis, .animam<text:line-break/>ratiocnrat reem </text:span></text:span><text:span text:style-name="Default_20_Paragraph_20_Font"><text:span text:style-name="T38">in </text:span></text:span><text:span text:style-name="Default_20_Paragraph_20_Font"><text:span text:style-name="T15">cerebro habitare, per eamque partem<text:line-break/>nos ratiocinari, spiritumque animalem in ipsa quam<text:line-break/>plurimum contineri, qualitatis proprietatem ex sui ip-<text:line-break/>sius coctione adeptum. Hic autem cum reliqua ipsius<text:line-break/>constructio, tum autem plexus iste retisormis mirabiliter<text:line-break/>consentire videtur iis, quae recte a .nobis suerunt- de-<text:line-break/>monstrata. Totum enim cerebrum iis arteriis multipliciter</text:span></text:span></text:p>
      <text:p text:style-name="P3"><text:span text:style-name="Default_20_Paragraph_20_Font"><text:span text:style-name="T15">divisis est pertextum, multacqne ipsarum divisiones rin<text:line-break/>ipsius ventriculos desinunt, quemadmodum et venarum<text:line-break/>ex vertice ipsius descendentium; ex oppositis enlin-locisr<text:line-break/>arteriis occurrunt-, et in omnes, quemadmodum arteriae,<text:line-break/>cerebri partes^ atque adeo in ipsus ventriculos distri-<text:line-break/>linuntur. Porro quemadmodum in Ventriculum atque<text:line-break/>intestina arteriae et venae quamplurimae perveniunt,<text:line-break/>bllem quidem ac pituitam reliquosque id genus humores<text:line-break/>in externam capacitatem effundentes, sanguinem autem<text:line-break/>ac spiritum vitalem intra </text:span></text:span>se <text:span text:style-name="Default_20_Paragraph_20_Font"><text:span text:style-name="T15">spias retinentes, </text:span></text:span>pari modo<text:line-break/><text:span text:style-name="Default_20_Paragraph_20_Font"><text:span text:style-name="T15">in cerebri ventriculos venae similiter excernunt quidem<text:line-break/>superflua, sanguinem autem retinent, arteriae vero spi-<text:line-break/>ritum maxime omnium respirant; hae namque sursum<text:line-break/>in cerebrum ab infernis partibus seruntur, venae autem<text:line-break/>ex vertice in ipsum descendunt. Quod admirabili pro.-<text:line-break/>dam artificio a natura suit comparatum, ut, quae ex ip-<text:line-break/>sarum orificiis elabuntur substantiae, totum cerebrum<text:line-break/>permeent; quamdiu enim in ipsis vasis .continentur, su</text:span></text:span></text:p>
      <text:p text:style-name="P3"><text:span text:style-name="Default_20_Paragraph_20_Font"><text:span text:style-name="T15">omnes corporis partes una cum .illis feruntur; postquam<text:line-break/>autem semel e.x.-ipfis exciderint, fertur utraque sednu-<text:line-break/>dum proprium impetum, levis quidem ac tenuis fur-<text:line-break/>sum., ..deorsum autem crassa ac gravis. Ab illis igitur<text:line-break/>arteriis,. - quae in patres ad ventriculos attinentes ter-<text:line-break/>minantur, situm habentibus declivem, nihil spiritus lu<text:line-break/>capacitatem subjectum excidit, nili qui forte .ab ipsa va-<text:line-break/>sormu actione pulsus fuerit; ab iis autem, quibus in<text:line-break/>ipsum cerebrum acclivis est politio, effluit femper spici-.<text:line-break/>tus, belle in retiformi plexu confectus, tantum scilicet,<text:line-break/>quantum arteriae, quae in plexu sunt, praemiserint;<text:line-break/>neque. enim. has celeriter potest pervadere,- sed haeret<text:line-break/>errabundus per contortiones ac flexus, qui multi ac<text:line-break/>varii spectant in omnes partes, supernam scilicet, in-<text:line-break/>fernam .ac obliquas, Proinde in sus moratus diutissime<text:line-break/>consuatur, confectus autem .statim in cerebri ventriculos </text:span></text:span><text:span text:style-name="Default_20_Paragraph_20_Font"><text:span text:style-name="T38">.<text:line-break/></text:span></text:span><text:span text:style-name="Default_20_Paragraph_20_Font"><text:span text:style-name="T15">incidit; </text:span></text:span><text:span text:style-name="Default_20_Paragraph_20_Font"><text:span text:style-name="T38">... </text:span></text:span><text:span text:style-name="Default_20_Paragraph_20_Font"><text:span text:style-name="T15">neque. enim ipsum amplius. illic morari. neque<text:line-break/>p.um, .qui nondum sit, .elaboratus, ferri jam oportebat.</text:span></text:span></text:p>
      <text:p text:style-name="P28"><text:span text:style-name="Default_20_Paragraph_20_Font"><text:span text:style-name="T15">Neque id modo in </text:span></text:span>ipsis <text:span text:style-name="Default_20_Paragraph_20_Font"><text:span text:style-name="T15">quidem ventriculis fieri ita<text:line-break/>oportebat, in ipfo .autem toto cerebro non .oportebat,.<text:line-break/>sed et in ipsi, nihilominus; quandoquidem, quae ipsius<text:line-break/>paries meningem fuccingentem , contingunt, eae. ex<text:line-break/>vasis, quae in ea sunt, proprium hauriunt alimentum,<text:line-break/></text:span></text:span><text:span text:style-name="Default_20_Paragraph_20_Font"><text:span text:style-name="T46">. </text:span></text:span><text:span text:style-name="Default_20_Paragraph_20_Font"><text:span text:style-name="T15">quae vero sunt remotiores, materiarum juvantur momeu-<text:line-break/>tis:.. siquidem paries omnes corporis facultatem habent<text:line-break/>propriam sibi materiam trahendi , fed non possunt hanc<text:line-break/>a. longinquo neque magno .intervallo attrahere, nisi<text:line-break/>quodpiam .extrinsecus sibi accedat adsumentum .Cujus. .<text:line-break/>sane adjumenti in. cerebro natura maximam habuit ra-<text:line-break/>tionem; primum quidem, quod id principalissimum erat<text:line-break/>omnium; tum autem, . quod .vasa, quae ipsi insunt^<text:line-break/>magno a .sese interstitio. distabant.; postremo, quod pro-<text:line-break/>pter mollitiem .et caloris mediocritatem attrahere minue<text:line-break/>poterat; etenim robore majore. ac calore est opus par-<text:line-break/>tibus tracturis.</text:span></text:span></text:p>
      <text:h text:style-name="Heading_20_2" text:outline-level="2"><text:span text:style-name="Default_20_Paragraph_20_Font">Cap. V. </text:span></text:h>
      <text:p text:style-name="P74"><text:span text:style-name="Default_20_Paragraph_20_Font"><text:span text:style-name="T15">Non alienum certe hic quoque fuerit,. fer-<text:line-break/>mone .hoc paulum -intermisso, .recordari omnium, quae</text:span></text:span></text:p>
      <text:p text:style-name="P2"><text:span text:style-name="Default_20_Paragraph_20_Font"><text:span text:style-name="T15">corpori insunt, venarum atque arteriarum, quonam<text:line-break/>pacto hae in omnes partes vasis utrisque indigentes<text:line-break/>inserantur, adeoque sibi mutuo sint vicinae ac propio-<text:line-break/>quae plerumque, ut, quae lu ventriculum, jetunum,<text:line-break/>tenue intestinum et colum inferuntur, sese contingant,<text:line-break/>In memoriam quidem revocemus primum horum vasa;<text:line-break/>post lilia autem et quae sunt </text:span></text:span>in <text:span text:style-name="Default_20_Paragraph_20_Font"><text:span text:style-name="T15">hepate, pulmone, re-<text:line-break/>nibus; vesica, utero, liene </text:span></text:span>et <text:span text:style-name="Default_20_Paragraph_20_Font"><text:span text:style-name="T15">ipso corde; ad ultimum<text:line-break/>autem ea , quae sunt lu omoplatis </text:span></text:span>, <text:span text:style-name="Default_20_Paragraph_20_Font"><text:span text:style-name="T15">thorace </text:span></text:span>, <text:span text:style-name="Default_20_Paragraph_20_Font"><text:span text:style-name="T15">manibus<text:line-break/>et cruribus, recordemur, </text:span></text:span>ut <text:span text:style-name="Default_20_Paragraph_20_Font"><text:span text:style-name="T15">lu omnibus his non ex in-<text:line-break/>ferioribus quidem vena, ex superioribus autem arteria,<text:line-break/>neque - ex dextris quidem vas alterum, sinistris autem<text:line-break/>alterum exoritur, neque hoc </text:span></text:span><text:span text:style-name="Default_20_Paragraph_20_Font"><text:span text:style-name="T38">. </text:span></text:span><text:span text:style-name="Default_20_Paragraph_20_Font"><text:span text:style-name="T15">quidem parte anteriore,<text:line-break/>illud autem posteriore, neque ex eisdem quidem partibus<text:line-break/>multum ansule distant, sed </text:span></text:span>in <text:span text:style-name="Default_20_Paragraph_20_Font"><text:span text:style-name="T15">omnibus his propinquae<text:line-break/>sunt adeo vena atque arteria, ut et mutuo Aese conti n-<text:line-break/>gant, - et vena semper arteriae incubet. At in cerebro,<text:line-break/>quod satius esset ex- </text:span></text:span>locis <text:span text:style-name="Default_20_Paragraph_20_Font"><text:span text:style-name="T15">diversis aut- potius omnino</text:span></text:span></text:p>
      <text:p text:style-name="P3"><text:span text:style-name="Default_20_Paragraph_20_Font"><text:span text:style-name="T15">contrariis vasa in .ipsum </text:span></text:span>inserere, <text:span text:style-name="Default_20_Paragraph_20_Font"><text:span text:style-name="T15">nonne opificis proni--<text:line-break/>dentiant . admirabimur , qui </text:span></text:span>a corde <text:span text:style-name="Default_20_Paragraph_20_Font"><text:span text:style-name="T15">sursum per thoracem<text:line-break/>ac- tofum collum venas atque arterias ad ipsum usque<text:line-break/>caput simul deductas, lude has quidem ad plexum reti-,.<text:line-break/>formem, . illas autem- </text:span></text:span>ad <text:span text:style-name="Default_20_Paragraph_20_Font"><text:span text:style-name="T15">summum capitis verticem pro-<text:line-break/>duxit? idque non quoquo modo, sed magna cum earum<text:line-break/>securitate, ut quod animalium multum intererat; ex di-<text:line-break/>gnitate enim .partium, </text:span></text:span>quae <text:span text:style-name="Default_20_Paragraph_20_Font"><text:span text:style-name="T15">nutriuntur, venarum eas-<text:line-break/>alentium praestantia </text:span></text:span>aestimatur. <text:span text:style-name="Default_20_Paragraph_20_Font"><text:span text:style-name="T15">Has igitur venas si.<text:line-break/>parte crauii externa - ad verticem usque duxisset a cute.<text:line-break/>sola tectas , haudquaquam mihi sic viderer earum agno-<text:line-break/>silere praestantiam. Quod si interna quidem parte eas<text:line-break/>duxisset, protinus autem crassa meuinge exciderent, tu-<text:line-break/>tum quidem hac ratione eis ab externis iniuriis iter<text:line-break/>esset, at alia ratione non </text:span></text:span>esset <text:span text:style-name="Default_20_Paragraph_20_Font"><text:span text:style-name="T15">tutum; neque enim po-<text:line-break/>terant absque ligamento,. </text:span></text:span>ipsir <text:span text:style-name="Default_20_Paragraph_20_Font"><text:span text:style-name="T15">solo cerebro invectae (cu-<text:line-break/>jus figura est rotunda et consistentia mollis), citra noxiam</text:span></text:span></text:p>
      <text:p text:style-name="P3"><text:span text:style-name="Default_20_Paragraph_20_Font"><text:span text:style-name="T15">ascendere </text:span></text:span>, neque <text:span text:style-name="Default_20_Paragraph_20_Font"><text:span text:style-name="T15">meninx tenuis </text:span></text:span>venis <text:span text:style-name="Default_20_Paragraph_20_Font"><text:span text:style-name="T15">ita magnis vin-<text:line-break/>culum erat satis robustum. Sed neque,- quod reliquum<text:line-break/>adhuc est ac tertium, partu quidem oranti interna per q<text:line-break/>ducere eas oportebat, per. locum autem inter cramum<text:line-break/>etr crassam meningem.. medium ad verticem capitis du-<text:line-break/>cere; angerentur enim hoc quidem modo, dum move-<text:line-break/>rentur, in.- cramum impingentes ; aut hic quoque duram,<text:line-break/>quandam tunicam comparere oportebat inter venas et<text:line-break/>cramum, cuiusmodi in omnibus ossium foraminibus ap--<text:line-break/>paret. Quin, fi omnino nullam a aliam natura ipsis in-<text:line-break/>gcuiofiorem in, emebat securitatem,. ad id saltem venisset,<text:line-break/>sicut ex lis, quae ipsa in transitu per ossa machinatur,<text:line-break/>indicati At enim ,pilleis industrii maximum est auli-<text:line-break/>cium .(quemadmodum. ante saepenumero jam diximus).<text:line-break/>iis, quae ad alium usum fuerunt comparata, ad alias<text:line-break/>quoque utilitates. fimul uti, neque laborare, ut .singulis,<text:line-break/>utilitatibus singulas faciat ac proprias partes. Quum igi-<text:line-break/>tur ibidem crassa meninx esset, . aliam tunicam non pu-</text:span></text:span></text:p>
      <text:p text:style-name="P3"><text:span text:style-name="Default_20_Paragraph_20_Font"><text:span text:style-name="T15">tavit esse comparandam, quum .posset haec certe dupli-.<text:line-break/>curi atque </text:span></text:span>in <text:span text:style-name="Default_20_Paragraph_20_Font"><text:span text:style-name="T15">se </text:span></text:span>ipsam <text:span text:style-name="Default_20_Paragraph_20_Font"><text:span text:style-name="T15">mediam venas recipere. . , .Num<text:line-break/>igitur id solum factum ab ipfo est. ingeniosis </text:span></text:span>? <text:span text:style-name="Default_20_Paragraph_20_Font"><text:span text:style-name="T15">an hoc<text:line-break/>etiam adhuc artificiosius, . quod duplicationem istam non,<text:line-break/>ad hanc unam rem ferit utilem, scd quum </text:span></text:span>a <text:span text:style-name="Default_20_Paragraph_20_Font"><text:span text:style-name="T15">cereoello.<text:line-break/>cerebrum fejungi oporteret, ut libro superiore monstravi-<text:line-break/>mus, lu eo potissimorum loco constituit, ubi simul qui-:<text:line-break/>dem ala vasis tuta esset sutura, simul autem utraque fui<text:line-break/>parte, altera quidem cerebrum, altera vero cerebellum<text:line-break/>esset complexura? an tertiani adhuc folertiam audire non.<text:line-break/>pigebit, quam opifex nostri praeter duplicationem hanc<text:line-break/>excogitarit? Postquam enim crassam hanc membranam-<text:line-break/>cranio conuecti esset necesse,^ quemadmodum id quoque.<text:line-break/>praecedente libro fuit monstratum, ad - securitatem ma-.<text:line-break/>gn opere interfuit non modo meuingis ipsius, verum<text:line-break/>etiam subjectarunr partium , quo loco crassior est ac<text:line-break/>duplex, illinc vincula ex ipsa. produci. At quoniam per<text:line-break/>suturas emergere ea erae necesse, . (id enim etiam mon-</text:span></text:span></text:p>
      <text:p text:style-name="P29"><text:span text:style-name="Default_20_Paragraph_20_Font"><text:span text:style-name="T15">stravimus,) ratione optima .-illic suturam lambdoideam ap-.<text:line-break/>pellatam .adlubuit.</text:span></text:span></text:p>
      <text:h text:style-name="Heading_20_2" text:outline-level="2"><text:span text:style-name="Default_20_Paragraph_20_Font"><text:span text:style-name="T38">:. </text:span></text:span><text:span text:style-name="Default_20_Paragraph_20_Font"><text:span text:style-name="T15">Cap. .VI.</text:span></text:span></text:h>
      <text:p text:style-name="P77"><text:span text:style-name="Default_20_Paragraph_20_Font"><text:span text:style-name="T15"><text:s/>Postquam autem facta haec fuerunt,<text:line-break/>quamplurrmis in transitu sanguinis per crassam meniu-<text:line-break/>gem factis foramluibus, .perea venas alias quidem par-<text:line-break/>vas, alias vero magnas produxit, fmsum quidem ad<text:line-break/>oranti diploen fen </text:span></text:span><text:span text:style-name="Default_20_Paragraph_20_Font"><text:span text:style-name="T38">. </text:span></text:span><text:span text:style-name="Default_20_Paragraph_20_Font"><text:span text:style-name="T15">duplicaturum et in membranam<text:line-break/>pericranium, quae ipsi accubat, inferne autem ad sub-<text:line-break/>jectam tenuem meningem; idque non unius tantum uti-<text:line-break/>litatis gratia, fed quo nutrirent quinam , quod propria<text:line-break/>ac praecipua venarum omnium est actio, tum autem, iit<text:line-break/>corpora dmnra propinqua cum dura- meninge connecte-<text:line-break/>rent. Coeuntes autem ru vertice capitis, quae langui-<text:line-break/>nem deducunt mennrgis duplicaturae, in locum quendam<text:line-break/>vacuum quasi cisternam, </text:span></text:span>quem <text:span text:style-name="Default_20_Paragraph_20_Font"><text:span text:style-name="T15">sane ob id ipsum Hero-<text:line-break/>plutus. torcular folet nominare, inde velut ab arce qua-<text:line-break/>dam omnibus fubjectis partibus rivos mittunt; </text:span></text:span><text:span text:style-name="Default_20_Paragraph_20_Font"><text:span text:style-name="T38">. </text:span></text:span><text:span text:style-name="Default_20_Paragraph_20_Font"><text:span text:style-name="T15">quorum<text:line-break/>numerum nemo facile dixerit, quod partium nutrienda-.</text:span></text:span></text:p>
      <text:p text:style-name="P3"><text:span text:style-name="Default_20_Paragraph_20_Font"><text:span text:style-name="T15">rnm numerus sit .infinitus. Manant autem rivorum non-<text:line-break/>nulli quidem ex medio. ipfo. loco in totum cerebellum,<text:line-break/>Pecti ac derivati eodem protius modo, quo ii, qui in<text:line-break/>areolis ; alii autem </text:span></text:span><text:span text:style-name="Default_20_Paragraph_20_Font"><text:span text:style-name="T38">. </text:span></text:span><text:span text:style-name="Default_20_Paragraph_20_Font"><text:span text:style-name="T15">ex parte anteriore feruntur, ea felli-<text:line-break/>.cet, quae. torcular excipit, dixeris utique velut rivum<text:line-break/>quendam sanguinis , </text:span></text:span><text:span text:style-name="Default_20_Paragraph_20_Font"><text:span text:style-name="T38">i </text:span></text:span><text:span text:style-name="Default_20_Paragraph_20_Font"><text:span text:style-name="T15">quem et ipstrm ex crassa meninge<text:line-break/>admodum ingeniose fabricata est; partibus enim ipsius<text:line-break/>meningis quae sanguinem duxerunt ad torcular appulsis,<text:line-break/>diunssaque illinc aliqua in partes snbjectas, non amplius,<text:line-break/>.quod supererat , uni venae concredidit, sed praeterea ex<text:line-break/>crassae </text:span></text:span><text:span text:style-name="Default_20_Paragraph_20_Font"><text:span text:style-name="T38">. </text:span></text:span><text:span text:style-name="Default_20_Paragraph_20_Font"><text:span text:style-name="T15">meningis partibus anterioribus extensis rivulum<text:line-break/>effecit., ex quo primum multos rivulos per tutam viam<text:line-break/>produxit. .</text:span></text:span></text:p>
      <text:h text:style-name="Heading_20_2" text:outline-level="2"><text:span text:style-name="Default_20_Paragraph_20_Font">Cap. Vll. </text:span></text:h>
      <text:p text:style-name="P78"><text:span text:style-name="Default_20_Paragraph_20_Font"><text:span text:style-name="T15">Post sila vero, quum jam prope medium<text:line-break/>ventriculum accessisset, magnasque venas, quae in plexua.<text:line-break/>chorioides distribuerentur, ab eo produci esset necesse,<text:line-break/>.non amplius tantarum venarum colligationem soli tenui<text:line-break/>meuingi commisit, sed glandulam quendam, quae ei esset</text:span></text:span></text:p>
      <text:p text:style-name="P3"><text:span text:style-name="Default_20_Paragraph_20_Font"><text:span text:style-name="T15">auxilio, fecit; quam quum mediam inter venas defcen-<text:line-break/>dentes stabilivisset, ita demum in tenuem .meningem in<text:line-break/>orbem inferuit, venasque undique statuit meniugi coliae-<text:line-break/>nentes, ut, quoad sublimes ferantur, glandula quoque<text:line-break/>cum ipsis extendatur;- </text:span></text:span>quum <text:span text:style-name="Default_20_Paragraph_20_Font"><text:span text:style-name="T15">autem in cerebrum jam<text:line-break/>Ascendentes immissae fuerint, tunc, et </text:span></text:span>glandula <text:span text:style-name="Default_20_Paragraph_20_Font"><text:span text:style-name="T15">suam<text:line-break/>basim rotundam firmat in dorso cerebri.^ Ad eum de-<text:line-break/>mum modum , quae circum glandulam scissae fuerant,<text:line-break/>per medium ventriculum ad anteriores commeant, in<text:line-break/>illis usia cum arteriis, quae a parte inferna ulcendunt<text:line-break/>plexusque chorioides constituunt, implicitae; reliqua vero<text:line-break/>crassae menrngis pars (quam velut rivum quendam fan-<text:line-break/>guiuis esse diximus] recta quidem fecundum longitudi-<text:line-break/>nem, ut initio coeperat, parte anteriori -longissime fer-<text:line-break/>tur, multas producens venas, quae in tutum cerebrum<text:line-break/>disperguntur Ea certe </text:span></text:span>est <text:span text:style-name="Default_20_Paragraph_20_Font"><text:span text:style-name="T15">naturae in deducendis venis<text:line-break/>solertia. Crassa porro rneninx, quae praedictum fangui-<text:line-break/></text:span></text:span><text:span text:style-name="Default_20_Paragraph_20_Font"><text:span text:style-name="T37">n</text:span></text:span><text:span text:style-name="Default_20_Paragraph_20_Font"><text:span text:style-name="T30">is</text:span></text:span><text:span text:style-name="Default_20_Paragraph_20_Font"><text:span text:style-name="T15"> rivum efficit, non utique propter hoc unum duntaxat</text:span></text:span></text:p>
      <text:p text:style-name="P2"><text:span text:style-name="Default_20_Paragraph_20_Font"><text:span text:style-name="T15">eousque .fuit extensa, sed aliam quoque. huic natura ad-<text:line-break/>-didit suturam, quae a vertice recta ad frontem per.</text:span></text:span></text:p>
      <text:p text:style-name="P1"><text:span text:style-name="Default_20_Paragraph_20_Font"><text:span text:style-name="T15">caput medium fertur: Atque etiam conveniebat, ut supra<text:line-break/>fiximus, geminum esse cerebrum; ad eamque rem </text:span></text:span>hac<text:line-break/><text:span text:style-name="Default_20_Paragraph_20_Font"><text:span text:style-name="T15">meninge simul usa est, portionem ejus quandam ad fron-<text:line-break/>tem usque extendens, quae cerebrum divideret; at ipsius<text:line-break/>quidem pars, quae ante hanc est, quaeque inter glandu-<text:line-break/>lam ac torcular est menia, ad perpendiculum incumbit<text:line-break/>tum meatui, qui cerebrum cum cerebello copulat, tum<text:line-break/>vermiformi, quae in eo est, epiphyfb Ilaque furium ad fe<text:line-break/></text:span></text:span><text:span text:style-name="Default_20_Paragraph_20_Font"><text:span text:style-name="T49">t </text:span></text:span><text:span text:style-name="Default_20_Paragraph_20_Font"><text:span text:style-name="T15">ipsam corpora propluqua intendens prohibet, quo minus<text:line-break/>epiphysis meatus ab ipsis gravetur; quod quantum com-<text:line-break/>modi afferat, nulla nova opus est probatione, si quis<text:line-break/>eorum, quae libro superiore diximus, meminerit. Pari<text:line-break/>modo et quae in sutura est lan.bdoide meninx, rursum<text:line-break/>trahit corpora posteriori ventriculo incumbentis. Quin<text:line-break/>et tertia sutura, quae coronaria dicitur, quae per me-</text:span></text:span></text:p>
      <text:p text:style-name="P2"><text:span text:style-name="Default_20_Paragraph_20_Font"><text:span text:style-name="T15">dium anteriorum ventriculorum fertur transversa, me-<text:line-break/></text:span></text:span><text:span text:style-name="Default_20_Paragraph_20_Font"><text:span text:style-name="T38">- </text:span></text:span><text:span text:style-name="Default_20_Paragraph_20_Font"><text:span text:style-name="T15">dium cerebri locum eundemque quamplurimum in fu-<text:line-break/>blime tollit, ab omnique compressione ventriculos ven-<text:line-break/>dicat; quos omnino comprimi , gravari ac arctari con-<text:line-break/>tigisset, nisi menrnx hac capitis parte fuisset locata.<text:line-break/>Neque enim , quemadmodum cordis </text:span></text:span><text:span text:style-name="Default_20_Paragraph_20_Font"><text:span text:style-name="T38">. </text:span></text:span><text:span text:style-name="Default_20_Paragraph_20_Font"><text:span text:style-name="T15">ventriculi propter<text:line-break/>corporis ipsius duritiem nunquam comprimuntur; nullo<text:line-break/>ad id externo egentes praesidio, ita, qui in cerebro sunt<text:line-break/>adeo molli, ab omni compressione absque ullo externo<text:line-break/>auxilio immunes esse poterant Sed de. futuris quod<text:line-break/>fuperest jam dicendum, sequentibus libris persequemur..</text:span></text:span></text:p>
      <text:h text:style-name="Heading_20_2" text:outline-level="2"><text:span text:style-name="Default_20_Paragraph_20_Font">Cap. URI.</text:span></text:h>
      <text:p text:style-name="P78"><text:span text:style-name="Default_20_Paragraph_20_Font"><text:span text:style-name="T15"><text:s/>Rursus autem ad cerebrum revertamur,<text:line-break/>reliquasque ejus productiones exponamus, quas ante<text:line-break/>diximus summatim prius repetentes. Maximae igitur<text:line-break/>ipsarum erant, quae ad nares pertinent; quartum parte<text:line-break/>utraque pori sunt oculorum, prope quos sunt producti-<text:line-break/>ones eae, quae musculos eorum movent; poris autem<text:line-break/>in idem .coeuntibus prius, quam ex crassa menluge ex-</text:span></text:span></text:p>
      <text:p text:style-name="P3"><text:span text:style-name="Default_20_Paragraph_20_Font"><text:span text:style-name="T15">-cidant, atque itu rursus posteriori parte divisis, unionis.<text:line-break/>eorum est pelvis, ex utraque vero parte arteriae ipsam<text:line-break/>tangunt. Haec quidem sunt lu iis, quae ad duram me-<text:line-break/>nlugem pertinent; quibus autem supervehitur tum ipsa,<text:line-break/>tum quod ab ipsa continetur cerebrum, glandula est, </text:span></text:span>et<text:line-break/><text:span text:style-name="Default_20_Paragraph_20_Font"><text:span text:style-name="T15">plexus retiformis, et ipsa in palatum perforatio. Ex<text:line-break/>quibus liquet non ita aperio audientibus, ut iis, qui<text:line-break/>haec contemplantur, quod neque lu anteriori parte ca-<text:line-break/>nitis </text:span></text:span>, <text:span text:style-name="Default_20_Paragraph_20_Font"><text:span text:style-name="T15">neque in basi locus ullus adhuc relinquitur vacuus<text:line-break/>ad fensificorum nervorum in linguam productionem: in<text:line-break/>anterioribus enim productiones sunt tum ad nares, tum<text:line-break/>ad oculos, in basi vero glandula est et plexus retiformis.<text:line-break/>Proinde quum parte anteriore cerebrum ipsum ad pro-<text:line-break/>ductiones prius jam . esset perforatum , inferiore autem<text:line-break/>nullus amplius locus esset inanis, tertius aliquis. locus<text:line-break/>nervis gestatoriis fuit quaerendus. Ex posterioribus qui-<text:line-break/>dem cerebri partibus, quod eae durae sint, nervi ejus-<text:line-break/>modi gigni non poterant; ex superioribus vero, quem-</text:span></text:span></text:p>
      <text:p text:style-name="P2"><text:span text:style-name="Default_20_Paragraph_20_Font"><text:span text:style-name="T15">admodum nullus alius nervus </text:span></text:span>in <text:span text:style-name="Default_20_Paragraph_20_Font"><text:span text:style-name="T15">partem ullam, ita ne-<text:line-break/>.que .in linguam erat emersurus: demonstratum enim<text:line-break/>nobis id millies fuit, quanta natura cura providit,. ut<text:line-break/>partas maxime principes ab omnibus iniuriis essent re-<text:line-break/>motae; quando vero propter mollitiem facile a quovis<text:line-break/>erant ostendendae, ibi tum accuratius ejusmodi partes<text:line-break/>- tegit et undique communit. Quod si ex cerebri lateri-<text:line-break/>bus, quae ad oculos spectant, nervos linguae produxisset,<text:line-break/>ne .sic quidem . tuta. eis esset haec via aeque ac eorum,<text:line-break/>. qui a basi enascuntur. Quum igitur ex basi nervos pro-<text:line-break/></text:span></text:span><text:span text:style-name="Default_20_Paragraph_20_Font"><text:span text:style-name="T38">. </text:span></text:span><text:span text:style-name="Default_20_Paragraph_20_Font"><text:span text:style-name="T15">ducere statius esset, tum propter securitatem,. tum quod<text:line-break/>-ea parte lingua esset posita, pars autem anterior omnis<text:line-break/>a praedictis corporibus prius esset occupata, ex reliquis<text:line-break/>.posterioribus ipsus producere erat -necesse;. atque etiam<text:line-break/>-factum ita est, quod ea sula ratione probe id fieri lice-<text:line-break/>-bat; duplexqne illic principium nervorum linguae sensi-<text:line-break/>-.ficorum fuit. Est porro et hoc sensorium , ut alia om-</text:span></text:span></text:p>
      <text:p text:style-name="P3"><text:span text:style-name="Default_20_Paragraph_20_Font"><text:span text:style-name="T15">-mia, duplex, patrem omnem dextram sinistrae habens ae-<text:line-break/></text:span></text:span><text:span text:style-name="Default_20_Paragraph_20_Font"><text:span text:style-name="T49">t </text:span></text:span><text:span text:style-name="Default_20_Paragraph_20_Font"><text:span text:style-name="T15">qualem; at quoniam molendo albo et deglutiendo opi-<text:line-break/>tulatura erat loquendique instrumentum fututa, obeam<text:line-break/></text:span></text:span><text:span text:style-name="Default_20_Paragraph_20_Font"><text:span text:style-name="T49">, </text:span></text:span><text:span text:style-name="Default_20_Paragraph_20_Font"><text:span text:style-name="T15">caulam partes ejus coaluerunt, totaque gemina extitit.<text:line-break/>lu partes igitur utrasque meritu proprium statim a prin-<text:line-break/>. cipio nervum produxit At quoniam omnibus quoque<text:line-break/>quae in ore -sunt partibus ab iisdem locis tensum gu-<text:line-break/></text:span></text:span><text:span text:style-name="Default_20_Paragraph_20_Font"><text:span text:style-name="T49">। </text:span></text:span><text:span text:style-name="Default_20_Paragraph_20_Font"><text:span text:style-name="T15">statorium tribuere esset. melius , ad has^ etiam nervos pro-<text:line-break/>duxit ipfoque omnes simul connexuit, eos quidem p qui<text:line-break/>.dextrarum partium erant proprii, ad partes basis dextras,<text:line-break/></text:span></text:span><text:span text:style-name="Default_20_Paragraph_20_Font"><text:span text:style-name="T38">- </text:span></text:span><text:span text:style-name="Default_20_Paragraph_20_Font"><text:span text:style-name="T15">eos vero , qui sinistrarum , ad sinistras , eosque oti aque<text:line-break/>-parte ita antrorsum produxit, una- cum eis meninga<text:line-break/>chorioidcm producens, quae illos nutrire simul ac -tegere<text:line-break/>posset. Ut autem crassa meninx productiones exciperet,<text:line-break/>ipsam perforavit et cavam effecit foramini bus non om-<text:line-break/>nino penetrantibus, fed lu modum fistulae dilatans- us-<text:line-break/>que ad ossa anteri, ra, ex quibus nervos excidere erat<text:line-break/>tempestivum,- produxit; illic autem et offer perforavit,</text:span></text:span></text:p>
      <text:p text:style-name="P2"><text:span text:style-name="Default_20_Paragraph_20_Font"><text:span text:style-name="T15">et cum utraque rneninge partem quidem ipsorum lu ip-<text:line-break/>fam linguam, partem autem. lu superiorem, alios in<text:line-break/>inscriorem maxillam inseruit. Ante vero quam hos lu<text:line-break/>paries has distribueret, </text:span></text:span>velut <text:span text:style-name="Default_20_Paragraph_20_Font"><text:span text:style-name="T15">obiter productum nervum,<text:line-break/>deinde coactum </text:span></text:span>ac <text:span text:style-name="Default_20_Paragraph_20_Font"><text:span text:style-name="T15">densatum durioreruque effectum iis,<text:line-break/>qui in os desinunt, musculo temporali inferuit, fiquidem<text:line-break/>.metu luo, qui autem in ore sunt, gustatoria facultate<text:line-break/>indigebant. At quod, qui maxillae iuferiori et linguae<text:line-break/>nrscruntur, viis declivibus sunt merito usi, positio par-<text:line-break/>tium ipsos excipientium indicat; qui vero in superiorem<text:line-break/>maxillam ferebantur, iis natura viam aliam convenien-<text:line-break/>tem secuit; et primum quidem in partem anteriorem<text:line-break/>etiam eos .traduxit ac prope oculorum regiones deduxit,<text:line-break/>tum autem illic altero foraminum, quae ipsis .insunt,<text:line-break/>simul usa est, per quod scilicet nervi oculorum musculis<text:line-break/>inserebantur; aliam enim aiam meliorem ne excogitare<text:line-break/>- quidem possemus, neque per ipsas oculorum regiones,<text:line-break/>neque extrorsum. . Loca enim, quae .ultra minores ocu-</text:span></text:span></text:p>
      <text:p text:style-name="P3"><text:span text:style-name="Default_20_Paragraph_20_Font"><text:span text:style-name="T15">lorum sunt angulos, temporalibus musculis servabantur,<text:line-break/>praeterea etiam longum^ haberent ac periculosum circui-<text:line-break/>tum; quae vero loca sunt in angulis majoribus, .pori<text:line-break/>narium occuparant. In ipsis vero. oculorum regionibus<text:line-break/>quum duo quidem essent foramina , </text:span></text:span>et <text:span text:style-name="Default_20_Paragraph_20_Font"><text:span text:style-name="T15">aliud quoque<text:line-break/>praeterea tertium ad magnum angulum esset futurum,<text:line-break/>quemadmoduni procedente sermone monstrabo, aliud<text:line-break/>item ultra haec quarium facere opificis esset vitium,<text:line-break/>esium securitatem pro nihilo ducentis: quo enim magis<text:line-break/>foraminum cumulaturum numerus augeretur, tanto, quod.<text:line-break/>ossium inter foramina esset, ob tenuitatem laesionibus<text:line-break/>magis esset obnoxium. Quas ob causas opifex nostri .<text:line-break/>in nullam etiam aliam partem os id censuit quidem per-<text:line-break/>foraudum. Quum autem ex iis, quae facta jam erant,<text:line-break/>optio sibi esset data, ad nervorum, qui difficile paterentur,<text:line-break/>viam accessit, .ac per eam nervos superioris maxillae tra-<text:line-break/>jecit; nervi enim oculorum fensifici non modo molliores<text:line-break/>longe motoriis sunt, verum etiam multo principaliores;</text:span></text:span></text:p>
      <text:p text:style-name="P3"><text:span text:style-name="Default_20_Paragraph_20_Font"><text:span text:style-name="T15">propter illos enim - totus oculus factus est, in eisque<text:line-break/>praecipua visus pars consistit; addo etiam quod . suram tua<text:line-break/>eorum similiter ac. nervi sunt magna. Meritu igitur ab<text:line-break/>his .quidem recessit, . ut qui per magna foramin auferrem-<text:line-break/>tur-, principalioresque multo sint ac molliores; cum.du-<text:line-break/>rictibus vero simul. ac minus principalibus et per<text:line-break/>foramina angusiiora erumpentibus nervus malitiae .tra- .<text:line-break/>jecit, exploratum habens., vicinitatem. ipsorum. nihil mo-<text:line-break/>leftiae habituram, . maguitudinemque foraminis calorem<text:line-break/>nervorum sensificorum foraminibus haudquaquam. sutu-<text:line-break/>ranr;. praelongum .enim est, non exacte teres, ut. illa.<text:line-break/>Et . quis </text:span></text:span><text:span text:style-name="Default_20_Paragraph_20_Font"><text:span text:style-name="T38">. </text:span></text:span><text:span text:style-name="Default_20_Paragraph_20_Font"><text:span text:style-name="T15">forte existimarit, longitudinem hujus majorem<text:line-break/>esse illius diametro; .at totum foramen toti collatum<text:line-break/>haud .amplius majus videbitur,: aut certe non multus<text:line-break/>majus, necessario autem praelongum extitit, non autem,<text:line-break/>quomodo sensificorum , teres, ..quod duos nervos- mutuo<text:line-break/>fele . subsequentes ; non unum, erat contenturum. </text:span></text:span><text:span text:style-name="Default_20_Paragraph_20_Font"><text:span text:style-name="T38">. </text:span></text:span><text:span text:style-name="Default_20_Paragraph_20_Font"><text:span text:style-name="T15">Est<text:line-break/>quidem certe uterque eorum, ut verum </text:span></text:span>dicam, <text:span text:style-name="Default_20_Paragraph_20_Font"><text:span text:style-name="T15">multiplex,-</text:span></text:span></text:p>
      <text:p text:style-name="P3"><text:span text:style-name="Default_20_Paragraph_20_Font"><text:span text:style-name="T15">disseremusque paulo post </text:span></text:span>de <text:span text:style-name="Default_20_Paragraph_20_Font"><text:span text:style-name="T15">nervorum istorum omnitun-<text:line-break/>natura. accuratius- </text:span></text:span>Porro <text:span text:style-name="Default_20_Paragraph_20_Font"><text:span text:style-name="T15">lu praesentia quidem,. quo<text:line-break/>dilucidior sit nostra haec expositio, nihil impedit, quor<text:line-break/>minus unum eum dicamus ,. . qui in musculos oculorum .<text:line-break/>dividitur, alium autem eum, qui ad superiorem maxil--<text:line-break/>tam pervenit, quaque excidit simul cum altero; quumque<text:line-break/>ad oculorum cavitatem pervenerit, recte ad nuncupatum.<text:line-break/>malum fertur, . perforatis rursus . istic; quae sub oculis -<text:line-break/>sunt, ossibus </text:span></text:span><text:span text:style-name="Default_20_Paragraph_20_Font"><text:span text:style-name="T38">. </text:span></text:span><text:span text:style-name="Default_20_Paragraph_20_Font"><text:span text:style-name="T15">transittunque </text:span></text:span>ei <text:span text:style-name="Default_20_Paragraph_20_Font"><text:span text:style-name="T15">praebentibus; haudquaquam<text:line-break/>enim- ita erant praeteritura, .ut musculos contingentes,<text:line-break/>ipsos laederent, aut </text:span></text:span>a <text:span text:style-name="Default_20_Paragraph_20_Font"><text:span text:style-name="T15">musculis laederentur; nam satius,<text:line-break/>erat, et musculorum motum fervere innocuum, - et .ner--<text:line-break/>yos cum multa tranquilli: ate incedere,- .neque alieno:<text:line-break/>motu et. ad se nihil pertinente usquam potiri. Haec-<text:line-break/>igitur providens opifex aliud deinceps collocavit sub r<text:line-break/>oculos foramen, quod ei succedit, quod prius .et nervo<text:line-break/>utrique commune, quod ad cerebrum ipsum terminabatur.:<text:line-break/>Verum hic quidem.a tenui fquama ossis teguntur tum nervi,</text:span></text:span></text:p>
      <text:p text:style-name="P2"><text:span text:style-name="Default_20_Paragraph_20_Font"><text:span text:style-name="T15">tum ipsorum meatus; in iis vero, quae mala appel-<text:line-break/></text:span></text:span><text:span text:style-name="Default_20_Paragraph_20_Font"><text:span text:style-name="T38">.. </text:span></text:span><text:span text:style-name="Default_20_Paragraph_20_Font"><text:span text:style-name="T15">laurus, quippe quae altu sunt, orastis quidem ossibus<text:line-break/>teguntur, per prusundum vero feruntur, contingente eos<text:line-break/>osse tanquam alio quopiam ipsorum n errorum, gratia<text:line-break/>facto. Neque enim a natura quoque fuit praetermissum,<text:line-break/>quin vasis omnibus, quae lab ossibus excidunt, tunicas-<text:line-break/>circumdaret duras, nonnullosque ex ipsis ossibus laeves^<text:line-break/>ac laxos meatus efficeret, idque potissimum quando ossa<text:line-break/>perforanda dura substantia fuerint. At neque in nervis<text:line-break/>omnibus, neque omnibus. arteriis, neque omnibus venise<text:line-break/>ad unguent adeo id servatur, ut iis quidem, qui negli-.<text:line-break/>genter .atque oscitantur haec audiunt, aut potius secus<text:line-break/>- accipiunt; nonnihil forte natura lapsa videatur; ei vero,<text:line-break/>qui diligentius attendit iis , quae dicimus , eorumque in<text:line-break/>anatome facit accuratum periculum, susum ostendere ius--<text:line-break/>fecerit opificis providentiam simul ac mirabilem scler-<text:line-break/>tiatn. Quonam pacto vero nervi hr, qui subtus oculos<text:line-break/>ad malorum ossa feruntur, tum ii, quorum ante hos</text:span></text:span></text:p>
      <text:p text:style-name="P2"><text:span text:style-name="Default_20_Paragraph_20_Font"><text:span text:style-name="T15">meminimus, tum etiam .qui inferne excidunt, linguam<text:line-break/></text:span></text:span><text:span text:style-name="Default_20_Paragraph_20_Font"><text:span text:style-name="T38">et os </text:span></text:span><text:span text:style-name="Default_20_Paragraph_20_Font"><text:span text:style-name="T15">et omnes.faciei paries perterruerunt , sermone se-<text:line-break/></text:span></text:span><text:span text:style-name="Default_20_Paragraph_20_Font"><text:span text:style-name="T38">quenti </text:span></text:span><text:span text:style-name="Default_20_Paragraph_20_Font"><text:span text:style-name="T15">explicabimus , quando partium oris ac faciei<text:line-break/>coustiuctionem enarrabimus; praetenti enim sermone </text:span></text:span>ip-<text:line-break/><text:span text:style-name="Default_20_Paragraph_20_Font"><text:span text:style-name="T15">sarum tantum </text:span></text:span>a cerebro <text:span text:style-name="Default_20_Paragraph_20_Font"><text:span text:style-name="T15">productionum usus . recensere<text:line-break/>sumus professi, quarum terminus est os id, quod eas<text:line-break/>continet. Proinde terminum hunc praestituentes, simul<text:line-break/>atque nervum oratione extra ipsum constituerimus, rur-<text:line-break/>fus ad cerebrum revertemur, quo nullam earum, quae<text:line-break/>intra cranium sunt, productionum praetermittamus, </text:span></text:span>ne-<text:line-break/><text:span text:style-name="Default_20_Paragraph_20_Font"><text:span text:style-name="T15">que iis, quae -extra id sunt,- diutius insistamus.</text:span></text:span></text:p>
      <text:h text:style-name="Heading_20_2" text:outline-level="2"><text:span text:style-name="Default_20_Paragraph_20_Font">Cap.. IX. </text:span></text:h>
      <text:p text:style-name="P78"><text:span text:style-name="Default_20_Paragraph_20_Font"><text:span text:style-name="T15">Id igitur si tenuerimus, praedrctoque fer-<text:line-break/>moni hoc. adiecerimus, quod scilicet ab his nervis pro-<text:line-break/>ductio </text:span></text:span>ad <text:span text:style-name="Default_20_Paragraph_20_Font"><text:span text:style-name="T15">musculos temporales pertinet, per ossa test-<text:line-break/>purum excidens, ad aliam. jam transeamus cerebri pro-<text:line-break/>ductionem. </text:span></text:span><text:span text:style-name="Default_20_Paragraph_20_Font"><text:span text:style-name="T38">. </text:span></text:span><text:span text:style-name="Default_20_Paragraph_20_Font"><text:span text:style-name="T15">Quartam autem nervorum. hanc . numeraut-<text:line-break/>conjugationem anatomicorum peritissimi, .ipsis non con-<text:line-break/>numerantes eam, quae. fertur ad nares.; quod ipsa.m.er-</text:span></text:span></text:p>
      <text:p text:style-name="P3"><text:span text:style-name="Default_20_Paragraph_20_Font"><text:span text:style-name="T15">verum productiones </text:span></text:span>non <text:span text:style-name="Default_20_Paragraph_20_Font"><text:span text:style-name="T15">habeat </text:span></text:span>,, <text:span text:style-name="Default_20_Paragraph_20_Font"><text:span text:style-name="T15">quomodo reliquae, ne-<text:line-break/>que extra ossa- excidat. </text:span></text:span>Sed <text:span text:style-name="Default_20_Paragraph_20_Font"><text:span text:style-name="T15">prima -quidem ipsarum nu-<text:line-break/>moratur propagatio nervi molles -oculorum; -secunda<text:line-break/>nervi; qui oculorum musculos per se. movent; tertia, de .<text:line-break/>qua paulo ante loquebamur, . quae oritur, ubi pars ce-<text:line-break/>rebri anterior cum posteriori- connectitur, progreditur<text:line-break/>autem per crassam meningem, deinde in duo scinditur,<text:line-break/>postremo, quomodo diximus, distribuitur; quarta vero<text:line-break/>nervorum coniugatio paulo posterius his est locata, ma-<text:line-break/>gis quidem </text:span></text:span>, <text:span text:style-name="Default_20_Paragraph_20_Font"><text:span text:style-name="T15">quam prlores , ab ipsa. basi emergens , pro-<text:line-break/>pagines autem ejus omnes sibi ipsis sunt propinquae;<text:line-break/>commiscetur quidem statim nervis tertiae - coniugationis,<text:line-break/>post ipsos autem fertur longissime, .deinde seiungitur to-<text:line-break/>tique palati tunicae inseritur. Exigui porro admoduni<text:line-break/>sunt hi nervi, . nervisque tertiae coniugationis paulo du-<text:line-break/>rioresp quo fit,. ut et tunica ea, quae </text:span></text:span>os <text:span text:style-name="Default_20_Paragraph_20_Font"><text:span text:style-name="T15">subungit ac<text:line-break/>illinit; durior- sit non lingua modo, scd etiam aliis pro-<text:line-break/>petundum omnibus faciei partibusy^tieb eam certe cani-</text:span></text:span></text:p>
      <text:p text:style-name="P3"><text:span text:style-name="Default_20_Paragraph_20_Font"><text:span text:style-name="T15">sum. producuntur etiam ex paulo durioribus cerebri par-.<text:line-break/></text:span></text:span><text:span text:style-name="Default_20_Paragraph_20_Font"><text:span text:style-name="T38">tibiis, </text:span></text:span><text:span text:style-name="Default_20_Paragraph_20_Font"><text:span text:style-name="T15">quam nervi . tertiae coniugationis; quanto enim<text:line-break/>magis retro- progrediemur, tanto plus plusque fe ipso<text:line-break/>durum cerebrum inveniemus ; atque etiam partes, quae<text:line-break/>ad basim ipsius pertinent, . aliis sunt duriores. Merito<text:line-break/>igitur et quarta nervorum conjugatio,- ut nunus mollis<text:line-break/>sit , - quam tertia , </text:span></text:span><text:span text:style-name="Default_20_Paragraph_20_Font"><text:span text:style-name="T38">1 </text:span></text:span><text:span text:style-name="Default_20_Paragraph_20_Font"><text:span text:style-name="T15">non fotum ex partibus posterioribus,<text:line-break/>fed a basi cerebri magis , quam illa , . emergit.</text:span></text:span></text:p>
      <text:h text:style-name="Heading_20_2" text:outline-level="2"><text:span text:style-name="Default_20_Paragraph_20_Font"><text:span text:style-name="T15">Cap. L </text:span></text:span><text:span text:style-name="Default_20_Paragraph_20_Font"><text:span text:style-name="T38">- </text:span></text:span></text:h>
      <text:p text:style-name="P78"><text:span text:style-name="Default_20_Paragraph_20_Font"><text:span text:style-name="T15">Post has autem a capitis lateribus verius<text:line-break/>ossa petrofa sunt productiones. - -Quinta autem est lutea<text:line-break/>conjugatio nervorum , non nisurum quidem adhuc duro-<text:line-break/>runr. Dividitur porro </text:span></text:span>in <text:span text:style-name="Default_20_Paragraph_20_Font"><text:span text:style-name="T15">ipso- per ossa transitu in duas<text:line-break/>partes ; quarum altera quidem in meatum auditorium;<text:line-break/>reliqua vero lu caecum nuncupatum foramen inferitur;<text:line-break/>non tamen re vera est caecum, ut dicitur, sed: existimo,<text:line-break/>eos; qui primi -id nomen ei imposuerunt, - in ipsum -de-:<text:line-break/>misisse funiculum aut fetam -porcinam, deinde quum</text:span></text:span></text:p>
      <text:p text:style-name="P3"><text:span text:style-name="Default_20_Paragraph_20_Font"><text:span text:style-name="T15">trajicere ipsum non possent, illic alicubi finire ipsum<text:line-break/>putavisse. Causa vero, cor. nihil elabatur, est non eae-,<text:line-break/>citas., fed flexuosa meatus obliquitas. Quod si paulatim<text:line-break/>totum os circumcideris nervrtmque nudaveris, ipsius<text:line-break/>flexus ac: maeandros deprehendes, ueryusque tibi extra<text:line-break/>excidere ad. aurem apparebit. . Caetermn de: nervorum<text:line-break/>auditoriorum natura prius disputavimus; .de iis vero, qui </text:span></text:span><text:span text:style-name="Default_20_Paragraph_20_Font"><text:span text:style-name="T38">.<text:line-break/></text:span></text:span><text:span text:style-name="Default_20_Paragraph_20_Font"><text:span text:style-name="T15">per caecum foramen excidunt, dum deris, </text:span></text:span><text:span text:style-name="Default_20_Paragraph_20_Font"><text:span text:style-name="T38">- </text:span></text:span><text:span text:style-name="Default_20_Paragraph_20_Font"><text:span text:style-name="T15">qui sunt<text:line-break/>extra cramum , agemus; verba faciemus.</text:span></text:span></text:p>
      <text:h text:style-name="Heading_20_2" text:outline-level="2"><text:span text:style-name="Default_20_Paragraph_20_Font"><text:span text:style-name="T46">.r </text:span></text:span><text:span text:style-name="Default_20_Paragraph_20_Font"><text:span text:style-name="T15">Cap. XI. </text:span></text:span></text:h>
      <text:p text:style-name="P77"><text:span text:style-name="Default_20_Paragraph_20_Font"><text:span text:style-name="T15">Nunc; autem tempestivum suerit aliam .<text:line-break/>subolem nervorum a cerebro proficiscentium, verbis ex-<text:line-break/>promere. Sexta autem quaedam est .ultra has nervorum<text:line-break/>coniugatio a suasi cerebri productorum, qui nondum<text:line-break/>etiam funt duri, omnibus tamen praedictis tanto sunt.<text:line-break/>duriores, quanto jam fpluali medullae .funt propiores:<text:line-break/>haec. enim durorum nervorum est principium, quoniam et<text:line-break/>ip fa .cerebro multo est durior, Cujus rei ratio est fa-<text:line-break/>cillima,. ei saltem, qui tepet memoria.. ca, quae libro</text:span></text:span></text:p>
      <text:p text:style-name="P3"><text:span text:style-name="Default_20_Paragraph_20_Font"><text:span text:style-name="T15">superiore diximus, quod scilicet ad sensum exactiorem<text:line-break/>propagine cerebri molliore; ad motionis vero -robur du-<text:line-break/>riore . est opus , quodque ob id ipsum . cerebri partium^<text:line-break/>aliae quidem duriores, aliae vero molliores extiterunt-;<text:line-break/>postremo etiam diximus, quod cerebrum ipfum partibus<text:line-break/>anterioribus, unde incipit, quum sit molle, -semper<text:line-break/>magis </text:span></text:span>ac <text:span text:style-name="Default_20_Paragraph_20_Font"><text:span text:style-name="T15">magis seipso ductus efficitur; qua quidem spi-o<text:line-break/>nasi medullae. coniungitur, ibi reliquis sui partibus est<text:line-break/>durius, quo Ioco et spinalis medulla, quam aliis sui par-<text:line-break/>tibus </text:span></text:span>, <text:span text:style-name="Default_20_Paragraph_20_Font"><text:span text:style-name="T15">est mollior: paulatim autem haec quoque, quo<text:line-break/>magis deorsum progreditur, eo durior -efficitur; etenim-<text:line-break/>ejus quoque generatio eum praebet animali usum, uf<text:line-break/>durorum corporis nemorum sit principium, quum cere-<text:line-break/>brum eousque durum fieri nequeat propter causam supra<text:line-break/>a nobis comprehensam. ostendit autem perspicue natura<text:line-break/>maxime- in hac quoque nervorum coniugatione (de- qua<text:line-break/>nunc verba facere est propositum),. quod fieri non poterat,<text:line-break/>ut per t nervos duros perfectus aliquis tensus efficeretur</text:span></text:span></text:p>
      <text:p text:style-name="P3"><text:span text:style-name="Default_20_Paragraph_20_Font"><text:span text:style-name="T15">producerenturque a cerebro quidem duri, a spinali au-<text:line-break/>tum. molles. Descendunt enim hi usque ad os latum, in<text:line-break/>omnia fere intestina ac viscera distributi, quamvis fio-<text:line-break/>rtmr maxima pars spinae incumbat; corus ora ultima est,<text:line-break/>quod nonnulli es sacrum , alii latum appellant , quo<text:line-break/>nervos desinere diximus. Satiusque fuisset (fi </text:span></text:span><text:span text:style-name="Default_20_Paragraph_20_Font"><text:span text:style-name="T38">. </text:span></text:span><text:span text:style-name="Default_20_Paragraph_20_Font"><text:span text:style-name="T15">modo. </text:span></text:span><text:span text:style-name="Default_20_Paragraph_20_Font"><text:span text:style-name="T38">li-i<text:line-break/></text:span></text:span><text:span text:style-name="Default_20_Paragraph_20_Font"><text:span text:style-name="T15">unisset) a spinali medulla. per viam compendiosam ad-<text:line-break/>venientes -nervos partibus, </text:span></text:span><text:span text:style-name="Default_20_Paragraph_20_Font"><text:span text:style-name="T38">. </text:span></text:span><text:span text:style-name="Default_20_Paragraph_20_Font"><text:span text:style-name="T15">quae illic sunt,. magna cum<text:line-break/>securitate distribui : .at non licuit certe spinali medullae,.<text:line-break/>quum ipsa esset- dura, mollium nervorum asse principium,<text:line-break/>quo mode neque cerebro eorum, qui artubus ipsis in—<text:line-break/>sunt,. quum nervi hi sint durissimi, cerebrum autem sit<text:line-break/>mollissimum. Perspicuum . enim est, .quod -artus ipsi nervos.<text:line-break/>postulabant durissimos, .ut qui validis ac violentis actio-<text:line-break/>nrbns mutuo subserviunt; non tamen aeque liquet, quod<text:line-break/>visceribus ipsis molliores erant tuti;- quod, ne quid desit<text:line-break/>sermoni, subjicism. Ac primum, quod nullum viscus<text:line-break/>tpotum ullum habet. voluntarium, fed duntaxat, ne sensus</text:span></text:span></text:p>
      <text:p text:style-name="P3"><text:span text:style-name="Default_20_Paragraph_20_Font"><text:span text:style-name="T15">essent expertia, nervis eguerunt, satius fuerat illis sensi -<text:line-break/>ficos immittere; fecundo autem, quod corporis ipsorum<text:line-break/>substantia mollis esset consistentia, facilius erat unienda<text:line-break/>nervosque ejusmodi undique complicatos receptura; tertio<text:line-break/>autem , quod ventriculo sensum exactissimum cibi et<text:line-break/>potus deficientis adesse oportebat; quocirca horum. etiam<text:line-break/>nervorum pars maxima apparet. esse in ipsum distributa,<text:line-break/>et potissimum in ejus primam partem, quae circa os,<text:line-break/>quod vocant, est, deinceps autem et in alias ejus partes<text:line-break/>omnes usque ad fundum. Porro,: quum semel ventriculi<text:line-break/>causa a cerebro nervi essent. demissi, eo sane. aliis quo-<text:line-break/>que omnibus partibus, quae istic sunt, distribui eos erat<text:line-break/>commodius ,. etiamsi usum non admodum magnum par-<text:line-break/>tibus illis essent allaturi. Quod autem ad ventriculum<text:line-break/>attinet, omnino .facultate aliqua ciborum ac potuum ap-<text:line-break/>petitrice is indigebat, quam necessario praecedebat fa-.<text:line-break/>cultas .quaedam, quae sensum .alimenti deficientis exui-<text:line-break/>taret; aliis. vero: partibus, quae sunt circum ventriculum,</text:span></text:span></text:p>
      <text:p text:style-name="P3"><text:span text:style-name="Default_20_Paragraph_20_Font"><text:span text:style-name="T15">tantum sensus acutioris eorum, quae desunt, tributum<text:line-break/>fuisse medicis quibusdam visum suit, ut eas nihilo minus,<text:line-break/>quam ventriculus, dicant appetere. Mihi vero videntur<text:line-break/>hae exiguum quendam etiam sensum , ventriculus autem<text:line-break/>plurimum habere, atque ipsius </text:span></text:span>os, <text:span text:style-name="Default_20_Paragraph_20_Font"><text:span text:style-name="T15">in quod et nervi<text:line-break/>maxima sui parte prorumpere videntur, ob eamqtte cau-<text:line-break/>sam ventriculi pars </text:span></text:span>haec <text:span text:style-name="Default_20_Paragraph_20_Font"><text:span text:style-name="T15">sensu acutissimo est praestita,<text:line-break/>et qui. vehementer esuriunt, eam potissimum. sentiunt<text:line-break/>contrahi et veluti convelli ac stomachari; quae sane<text:line-break/>haudquaquam sensilis adeo fuisset, nisi mollium; ner-<text:line-break/>vorunr fuisset particeps. Quibus omnibus. praedictis in-<text:line-break/>telligi potest, ..quod cum reliquis .omnibus ventris -par-<text:line-break/>tibus,. tum omnium maxime ventriculo nervis a cerebro<text:line-break/>opus fuit. Videreque .licet ex ipsis dissectionibus, .quau-<text:line-break/>tam rationem natura securitatis corum per tutum defcen-<text:line-break/>Tum habuerit.. Quum enim eos praevideret iniuriis fore<text:line-break/>opportunos , tum propter mollitiem, tum etiam quod.<text:line-break/>longo. intervallo deducerentur, membranis saltem fortibus -</text:span></text:span></text:p>
      <text:p text:style-name="P3"><text:span text:style-name="Default_20_Paragraph_20_Font"><text:span text:style-name="T15">eos obducens </text:span></text:span>corporibus propinquis <text:span text:style-name="Default_20_Paragraph_20_Font"><text:span text:style-name="T15">connexuit, quae<text:line-break/>multa descendentibus </text:span></text:span>illis <text:span text:style-name="Default_20_Paragraph_20_Font"><text:span text:style-name="T15">occurrunt. Plerumque autem-<text:line-break/>et illis ipsis connexio haec commodum asserti non con-<text:line-break/>tem.nendum , quemadmodum . </text:span></text:span>et <text:span text:style-name="Default_20_Paragraph_20_Font"><text:span text:style-name="T15">nervis septimae con-<text:line-break/>fugationis excidentibus;- nam nervis sextae coniugationis.<text:line-break/>eos aggregans, simul- atque </text:span></text:span>e <text:span text:style-name="Default_20_Paragraph_20_Font"><text:span text:style-name="T15">capitis osse excesserint,<text:line-break/>membranis validis circumdedit et undique ad unguem<text:line-break/>munivit, commune hoc commodum utrisque machinata.<text:line-break/>Quemadmodum enim funiculi simplices quidem ac te-<text:line-break/>nues patiuntur facillime, qui vero ex pluribus ejusmodi;<text:line-break/>funt- compositi, tantum difficultatis ad patiendum adipi-<text:line-break/>scuntur, quanta est .copia constituentium sese funicu-<text:line-break/>lorum, ad eundem. n,edum </text:span></text:span>et <text:span text:style-name="Default_20_Paragraph_20_Font"><text:span text:style-name="T15">qui nervi coniunguntur<text:line-break/>ac .complicantur vinculisque communibus constringuntur,<text:line-break/>multo, quam simplices, ab iniuriis sunt tutiores. . Quo-,<text:line-break/>circa., </text:span></text:span><text:span text:style-name="Default_20_Paragraph_20_Font"><text:span text:style-name="T38">. </text:span></text:span><text:span text:style-name="Default_20_Paragraph_20_Font"><text:span text:style-name="T15">quum. in plures corporis partes sibi ipsis propjn-<text:line-break/>quas nervos complures ferri </text:span></text:span>est <text:span text:style-name="Default_20_Paragraph_20_Font"><text:span text:style-name="T15">necesse , eosdem omni<text:line-break/>interjecto itinere usque ad partes illos recepturas natura<text:line-break/>deducit colligatus. Quam rem qui negligentius. consue</text:span></text:span></text:p>
      <text:p text:style-name="P3"><text:span text:style-name="Default_20_Paragraph_20_Font"><text:span text:style-name="T15">derant, hos nervos omnes unum esse arbitrantur; qui<text:line-break/>tamen haudquaquam unus sunt, sed jam inde a principio<text:line-break/>tot sunt, quot. et partus, quibus ipsi sunt inserendi; ap-<text:line-break/>parent tamen unus esse, quod inter se sint complicati<text:line-break/>communiter omnes ac constricti a membranis ipsos con-<text:line-break/>tluentibus. Atque illud est, quod paulo ante de ner-<text:line-break/>vorum natura dicturum me receperam. At euinr omnem<text:line-break/>de eorum compositione disputationem non obiter, quo-<text:line-break/>modo nunc , sed separatim persequemur atque absolve-<text:line-break/>mus ; de nervis vero , </text:span></text:span>qui <text:span text:style-name="Default_20_Paragraph_20_Font"><text:span text:style-name="T15">ad stomachum pertinent (de<text:line-break/>quotum itinere verba facere institueramus] , prius exeque-<text:line-break/>mur. Quum vero nervos septimae coniugationis ab ipsis,<text:line-break/>ubi paulum essent cum eis progressi, iniungere ad lin-<text:line-break/>guam naturae opifici esset necesse,. rursus eos cum arte-<text:line-break/>riis carotidibus., quae non longe aberant, coniunxit, per<text:line-break/>tbtumque collum cum illis traduxit, communibus mem-<text:line-break/>bratus cum illis colligans; in thorace porro, cum arte-<text:line-break/>riae ad sinistrum cordis ventriculum essent locatae, eos</text:span></text:span></text:p>
      <text:p text:style-name="P3"><text:span text:style-name="Default_20_Paragraph_20_Font"><text:span text:style-name="T15">rursus divisit, ubi denuo </text:span></text:span>stomacho <text:span text:style-name="Default_20_Paragraph_20_Font"><text:span text:style-name="T15">utrinque connexuit.<text:line-break/>Et quum ipsos primum natura in ventriculum esset- </text:span></text:span>di-<text:line-break/><text:span text:style-name="Default_20_Paragraph_20_Font"><text:span text:style-name="T15">visura, .qui dextra quidem parte erat, ad laevam, qui<text:line-break/>vero sinistra erat, ad -dextram circumegit, reputans, obli-<text:line-break/>quos prius oportere efficere, atque ita demum stridere;<text:line-break/>erat certn id inulto securius ac tutius, quam si recta<text:line-break/>descendentes ita divisi fuissent: Quin. et alias omnes<text:line-break/>ab ipsis divisiones membranis complectens vicinisque<text:line-break/>corporibus stabiliens femper producit, quam propter suam<text:line-break/>mollitiem patiendi habent facilitatem , externis adjumen-.<text:line-break/>tis corrigens ac conservans. At de ipsorum quidem<text:line-break/>distributione partim prius quodaui loco attigimus, par-<text:line-break/>tim autem in sequentibus etiam dicemus.</text:span></text:span></text:p>
      <text:h text:style-name="Heading_20_2" text:outline-level="2"><text:span text:style-name="Default_20_Paragraph_20_Font">Cap. Xssi </text:span></text:h>
      <text:p text:style-name="P78"><text:span text:style-name="Default_20_Paragraph_20_Font"><text:span text:style-name="T15">De septima vero coniugatione nervorum<text:line-break/>a cerebro proficiscentium nobis jam est dicendum. Quae<text:line-break/>quod protinus quidem ei coniungitur, quae ipsam prae-<text:line-break/>cedit, dictum haud ita pridem est; nec minus etiam,<text:line-break/>quod natura harum productionum utriusque securitati</text:span></text:span></text:p>
      <text:p text:style-name="P3"><text:span text:style-name="Default_20_Paragraph_20_Font"><text:span text:style-name="T15">consulens connexionem earum inter su excogitavit. Jam.<text:line-break/>veto et unde proficiscatur et quo immittatur, nobis est<text:line-break/>dicendum, id enim adhuc- in ea superest explicandum.<text:line-break/>Prosiciscuntur itaque nervi lu illinc, ubi et cerebrum<text:line-break/>definit, et spinalis medulla incipit; progressi . autem qua-<text:line-break/>damtenus una cum nervis sextae coniugationis, </text:span></text:span>post <text:span text:style-name="Default_20_Paragraph_20_Font"><text:span text:style-name="T15">au-<text:line-break/>tem ab ipsis scjuncti, parte quadam sui eademque mi-<text:line-break/>nima rectus laryngis- musculos contexunt </text:span></text:span>p <text:span text:style-name="Default_20_Paragraph_20_Font"><text:span text:style-name="T15">majori vero. in<text:line-break/>totam linguam inseruntur. Hi primi inter nervos exquisite<text:line-break/>sunt jam duii ; nam praedictorum omnium alii minus, alii<text:line-break/>magis sunt molles, durus tamen nullus similiter est, ac<text:line-break/>hi nervi; quin et illorum quoque qui musculis manifesto<text:line-break/>inferuntur , aliis sunt duriores.</text:span></text:span></text:p>
      <text:h text:style-name="Heading_20_2" text:outline-level="2"><text:span text:style-name="Default_20_Paragraph_20_Font">Cap. XIll. </text:span></text:h>
      <text:p text:style-name="P78"><text:span text:style-name="Default_20_Paragraph_20_Font"><text:span text:style-name="T15">Musculi. autem sunt in facie tum qui<text:line-break/>oculos, tum qui maxillam inferiorem, praeter hos autem<text:line-break/>et qui nasi. alas , labia et buccas movent. In oculorum<text:line-break/>porro musculos, etsi- prorsus minimos, magni </text:span></text:span>tamen</text:p>
      <text:p text:style-name="P3"><text:span text:style-name="Default_20_Paragraph_20_Font"><text:span text:style-name="T15">corporis mole nervi cernuntur inserti ob id ipsum,<text:line-break/>quod ii consistentia sunt molliores, quam motoriis con-<text:line-break/>veniat; quod igitur justae consistentiae propter mollitiem<text:line-break/>deerat, </text:span></text:span>id <text:span text:style-name="Default_20_Paragraph_20_Font"><text:span text:style-name="T15">magnitudine eorum natura pensavit. Idem<text:line-break/>accidit et </text:span></text:span>in <text:span text:style-name="Default_20_Paragraph_20_Font"><text:span text:style-name="T15">musculis temporalibus; utrique enim ipfo-<text:line-break/>rum nervi. tres inseruntur, duo quidem a tertia conju-<text:line-break/>gatione, de quibus jam locuti sumus, tertius autem du—<text:line-break/>rior, de quo paulo post verba faciemus. Proinde hic<text:line-break/>rursus ex .nervorum multitudine robur ad actiones mu-<text:line-break/>fculis accedit. Mulcati queque genarum, narium ac<text:line-break/>labiorum, quemadmodum .nervorum productiones mole,<text:line-break/>ita et duritie mediocres recipiunt. Quum enim per,<text:line-break/>ossa longius ferantur, ex viae longitudine durities eis<text:line-break/>accedit: nam quum principium molle non procul absit,.<text:line-break/>natura nervum producere durum non poterat, paulatim<text:line-break/>tamen ipsum: promovens atque abducens., adque potilsi-<text:line-break/>mum per ossa, tum temporis, tum intervallilongitudinq</text:span></text:span></text:p>
      <text:p text:style-name="P3"><text:span text:style-name="Default_20_Paragraph_20_Font"><text:span text:style-name="T15">durum effecit. Ad eundem modum et splualem medul-<text:line-break/>lam et cerebrum ipsum non repente ac semel, sed<text:line-break/>paulatim fe ipsis duriora effecit. Quod fi ita est, cuivis<text:line-break/>jam perspicuum est, nervos, qui linguam movent, neque<text:line-break/>aliunde commodius produci potuisse, neque via uti op-<text:line-break/>portuuiore, quam qua ipsi nunc utuntur. Siquidem par-<text:line-break/>tibus anterioribus loci nihil erat reliquum ; ob eamque<text:line-break/>ipsum causam tertiam et quartam coniugationes ex.po-<text:line-break/>fterioribus produxit. Unde rursus magnos alios nervos<text:line-break/>producere non poterat, nec, li potuisset, viam tamen;<text:line-break/>qua deduceret, ullum habebat. Si enim per duram<text:line-break/>meningem eos traduxisset, </text:span></text:span><text:span text:style-name="Default_20_Paragraph_20_Font"><text:span text:style-name="T38">, </text:span></text:span><text:span text:style-name="Default_20_Paragraph_20_Font"><text:span text:style-name="T15">nervis tertiae et quartae<text:line-break/>coniugationis admiscens </text:span></text:span><text:span text:style-name="Default_20_Paragraph_20_Font"><text:span text:style-name="T38">, </text:span></text:span><text:span text:style-name="Default_20_Paragraph_20_Font"><text:span text:style-name="T15">aeque </text:span></text:span>, <text:span text:style-name="Default_20_Paragraph_20_Font"><text:span text:style-name="T15">ac illi </text:span></text:span>, <text:span text:style-name="Default_20_Paragraph_20_Font"><text:span text:style-name="T15">molles perstitif-<text:line-break/>senti Per ossa vero capitis ducere qualem ipsos poterat,<text:line-break/>dmosque ex hac ejusmodi. via moderate efficere; verum<text:line-break/>id quidem simul ferat supervacaneum, quum aliunde<text:line-break/>promptius deduci possent, simul autem ne locus quidem<text:line-break/>ullus in cranio relinquebatur; quum jam foramina ..malta</text:span></text:span></text:p>
      <text:p text:style-name="P3"><text:span text:style-name="Default_20_Paragraph_20_Font"><text:span text:style-name="T15">illic ad linguae radicem essent. Convenienter igitur ad<text:line-break/>principium productionis medullae spinalis (qua- potissi-<text:line-break/>tuum cerebrum est durius) hunc nervorum coniugationem<text:line-break/>producens, in omniqne itinere multo adhuc magis .du-<text:line-break/>rnm efficiens, in totam demum linguam disseminavit.<text:line-break/>At ne hoc ipsum quovis modo intellexeris, in omnem<text:line-break/>fcilicet linguae partem nervos hos esse. distributos ; id<text:line-break/>enim magntmr erit argumentum, quod vera funt ea,<text:line-break/>quae diximus, artemque opificis ostendet mammam. Nam<text:line-break/>nervi fenfifici quam primum lu exortu amplificati tuni-<text:line-break/>canr linguae externam pertexunt , subjectos musculos ne<text:line-break/>attingentes quidem; ea enim nervi motorii septimae con-<text:line-break/>jugationis in multas fibras soluti omnes linguae musculos<text:line-break/>pertexunt, idque merito; neque duini sensificorum per-<text:line-break/>tibus linguae profundis ullus </text:span></text:span>erat <text:span text:style-name="Default_20_Paragraph_20_Font"><text:span text:style-name="T15">usus, quod partibus .<text:line-break/>suis externis cum saporibus esset habitura commercium,<text:line-break/>neque etiam externis partibus^ motorum, quum ipsi pro-<text:line-break/>ptcr duritiem faporum differentias discernere nequeant^</text:span></text:span></text:p>
      <text:p text:style-name="P3"><text:span text:style-name="Default_20_Paragraph_20_Font"><text:span text:style-name="T15">Nihil igitur ne horum quidem </text:span></text:span>a <text:span text:style-name="Default_20_Paragraph_20_Font"><text:span text:style-name="T15">natura frustra factum<text:line-break/>fuit, neque sine causa nervos quidem linguae motores<text:line-break/></text:span></text:span><text:span text:style-name="Default_20_Paragraph_20_Font"><text:span text:style-name="T38">tenuiores, </text:span></text:span><text:span text:style-name="Default_20_Paragraph_20_Font"><text:span text:style-name="T15">crassiores vero oculorum effecit, . quanquam<text:line-break/>rninores hi musculos moverent; illi- enim robur ex du-<text:line-break/>ritie habebant satis magnum, lu autem, nisi </text:span></text:span>a <text:span text:style-name="Default_20_Paragraph_20_Font"><text:span text:style-name="T15">magnitu-<text:line-break/>dine juvarentur; movere. propter mollitiem omnino non<text:line-break/>possent. Temporales porro musculos multo adhuc minus<text:line-break/>nervi a tertia conjugatione. ad ipsos pervenientes movere<text:line-break/>poterant; ipsi enim sunt magni, maximamque partem<text:line-break/>maxillae inferioris occupant, maximisque tendonibus in<text:line-break/></text:span></text:span><text:span text:style-name="Default_20_Paragraph_20_Font"><text:span text:style-name="T38">ipsam </text:span></text:span><text:span text:style-name="Default_20_Paragraph_20_Font"><text:span text:style-name="T15">descendentes inseruntur. Tertium igitur ad mu-<text:line-break/>fculos hos nervum- durum utrinque a quinta conjugatione<text:line-break/>immisit. Proinde; quod oculorum musculis ex .nervorum<text:line-break/>magnitudine inest, hoc temporales ex multitudine asse-.<text:line-break/></text:span></text:span><text:span text:style-name="Default_20_Paragraph_20_Font"><text:span text:style-name="T38">quunturr </text:span></text:span><text:span text:style-name="Default_20_Paragraph_20_Font"><text:span text:style-name="T15">Evidentius. autem praedictus nervus cernitur<text:line-break/>in iis animalibus, in quibus temporalis musculus est<text:line-break/></text:span></text:span><text:span text:style-name="Default_20_Paragraph_20_Font"><text:span text:style-name="T38">magnus.. </text:span></text:span><text:span text:style-name="Default_20_Paragraph_20_Font"><text:span text:style-name="T15">Porro , </text:span></text:span><text:span text:style-name="Default_20_Paragraph_20_Font"><text:span text:style-name="T38">- </text:span></text:span><text:span text:style-name="Default_20_Paragraph_20_Font"><text:span text:style-name="T15">unde- durus hic nervus ad temporales<text:line-break/></text:span></text:span><text:span text:style-name="Default_20_Paragraph_20_Font"><text:span text:style-name="T38">musculos </text:span></text:span><text:span text:style-name="Default_20_Paragraph_20_Font"><text:span text:style-name="T15">perveniat, tempestivum utique fuerit -dicere.<text:line-break/></text:span></text:span><text:span text:style-name="Default_20_Paragraph_20_Font"><text:span text:style-name="T38">Postea </text:span></text:span><text:span text:style-name="Default_20_Paragraph_20_Font"><text:span text:style-name="T15">vero. </text:span></text:span><text:span text:style-name="Default_20_Paragraph_20_Font"><text:span text:style-name="T38">. - </text:span></text:span><text:span text:style-name="Default_20_Paragraph_20_Font"><text:span text:style-name="T15">quam omnia productionum a- cerebro - prlu-</text:span></text:span></text:p>
      <text:p text:style-name="P3">cipia jam sumus executi, quintam vero quandam ner-<text:line-break/>vorum coniugationem ex obliquis capitis partibus cmer-<text:line-break/>gentem ossibus petrosis incidere memorabimus, rpsamque<text:line-break/>bifidam. ac. duplicem factam duobus excipi foraminibus^<text:line-break/>inaequalibus , ferrique per foramen satius majorem ejus<text:line-break/>portionem recta ad ames, in aliud vero angustius fora--<text:line-break/>men (quod sane caecum appellant) reliquam partem illa-<text:line-break/>pfam .per foramen quoddam, quod est prope aures,<text:line-break/>penetrare, viamque omnem ,. quae est inter nervi prin-..<text:line-break/>ciprum internum et finem ejusdem externum,- varie in-<text:line-break/>ster labyrinthi cuiusdam circumvolvi. Hunc. fano laby-t<text:line-break/>rinthum natum non frustra effecit, fed musculis tempo-<text:line-break/>talibus consulens nervum eis durum immisit; immisit<text:line-break/>nihilominus et buccis- otiosum enim hoc loco neque<text:line-break/>perforatum ac durum cum haberet os., eo potissimum ad<text:line-break/>duri nervi generationem est abusu Nam si nervi omnes<text:line-break/>quo longius a principio digrediuntur, eo duriores ipsus</text:p>
      <text:p text:style-name="P3"><text:span text:style-name="Default_20_Paragraph_20_Font"><text:span text:style-name="T15">licet efficere, artificiosissime comperietur via per os pe-<text:line-break/>trosum iruic nervo comparasse; nam sum viae ipsius,<text:line-break/>longitudo,. tum luxi -siccitas, </text:span></text:span><text:span text:style-name="Default_20_Paragraph_20_Font"><text:span text:style-name="T38">. </text:span></text:span><text:span text:style-name="Default_20_Paragraph_20_Font"><text:span text:style-name="T15">durum ipsum ac ficcum-<text:line-break/>facile erat redditura ; ubi enim mullo humido imbuitur;.<text:line-break/>nullum ni ex via longiore . accedit .emolumentum ; ubi.<text:line-break/>vero locum durum atque aridum permeat, ibi exiccatur<text:line-break/>facillime atque obdurescit; .his omnibus accedit et. ex<text:line-break/>opportuno petrosi hujus ollis situ securitatis utilitas; om-,<text:line-break/>niaque videtur, .quibus nervus luo egebat, ex uno. hoc.<text:line-break/>flexu complexa, .securitatem, viae longitudluem, loci sic—.<text:line-break/>citatum. .. Hic igitur nervus maxima . quidem sua parte<text:line-break/>latum buccarum aperit musculum,. exiguum autem ipsius..<text:line-break/>quiddam nervis opitulatur </text:span></text:span><text:span text:style-name="Default_20_Paragraph_20_Font"><text:span text:style-name="T38">. </text:span></text:span><text:span text:style-name="Default_20_Paragraph_20_Font"><text:span text:style-name="T15">a tertia coniugatione ast<text:line-break/>musculos temporales pertinentibus ; quantum enim . lilia<text:line-break/>utpote minus duris, quam conveniebat,. ad robur motio-,.<text:line-break/>rus deerat, . tantum eis a se ipsi, adjungit. . Potissimum<text:line-break/>autem in quibus .animalibus temporales musculi sunt<text:line-break/>magni .nervus est durior... .Quid igitur non ex. uno,</text:span></text:span></text:p>
      <text:p text:style-name="P3">magno nervo robur eis, fed ex tribus parvis comparavit?<text:line-break/>aut quid oculorum musculis ex nuo magno nervo? Quo-.<text:line-break/>diam. in regionibus quidem oculorum a ratione erat alie::<text:line-break/>itissimum multa pro uno facere foramina; demonstravimus<text:line-break/>enim antea , quod nervis etiam , qui ad superiorem<text:line-break/>maxillam .perveniunt, non erat consentaneum foramen<text:line-break/>aliud comparare, sed musculorum simul uti foramine.<text:line-break/>In temporum vero ossibus multo quidem, quam oculo-<text:line-break/>rum. sunt ossa, majoribus, perforationesque non mode<text:line-break/>multas ac crebras , quemadmodum oculorum cavitates,<text:line-break/>fed ne paucas quidem neque raras habentibus, melius<text:line-break/>fuit foraminibus angustis pertusis nervos a tertia conju-<text:line-break/>gatione emittere, quum foramen id, quod est ad os pe-<text:line-break/>trofum, latum esse non posset;.. hac enim ratione multi<text:line-break/>hi flexus perspicue perirent, osse tuto prius latis forami.-<text:line-break/>.nibus absumpto. Si. igitur neque durus nervus poterat<text:line-break/>esse crassius;.. neque ex simplicibus produci plures pote -</text:p>
      <text:p text:style-name="P3"><text:span text:style-name="Default_20_Paragraph_20_Font"><text:span text:style-name="T15">rant, quum ipsi Iane in multas quoque alias partes essent<text:line-break/>distribuendi, perspicuum est, quod jure optimo natura<text:line-break/>altero solo nervorum genere non fuit contenta ;- fed quod<text:line-break/>ipsa principia motus haberet complura, ea folum ratione<text:line-break/>res belle successura erat, ut, si aliquo tempore unum<text:line-break/>quoduis ex- ipsis laesum fuerit, reliquum saltem sub-<text:line-break/>serviat. .</text:span></text:span></text:p>
      <text:h text:style-name="Heading_20_2" text:outline-level="2"><text:span text:style-name="Default_20_Paragraph_20_Font">Cap. XIV.</text:span></text:h>
      <text:p text:style-name="P78"><text:span text:style-name="Default_20_Paragraph_20_Font"><text:span text:style-name="T15"><text:s/>Porro orationis continuatione paulisper<text:line-break/>hoc loco intermissa, pauca de nominibus verba faciam,<text:line-break/>quibus certe. et jam usi fumus, et tota loquente difpu-<text:line-break/>talione usuri fumus. Duos mihi nervos intellige, alter<text:line-break/>rum quidem omnium , qui in corpore sunt, durissimum,<text:line-break/>alterum autem mollissimum; tertium mihi praeterea in-<text:line-break/>tellige medium luter utrumque, ab utrisque extremis ae-<text:line-break/>quissimo ad portionem intervallo distantem. .Qui inter<text:line-break/>medium hunc. funt et durissimum, omnes simul duros,<text:line-break/>reliquos vero alios, qui ab eodem medio sunt usque ad<text:line-break/>mollissimum, molles vocites. Ac duros quidem ad motus<text:line-break/>optime esse comparatos; ad tensus vero existimes esse</text:span></text:span></text:p>
      <text:p text:style-name="P3"><text:span text:style-name="Default_20_Paragraph_20_Font"><text:span text:style-name="T15">ineptissimos; contra vero mollibus inesse aptitudinem </text:span></text:span>ad<text:line-break/><text:span text:style-name="Default_20_Paragraph_20_Font"><text:span text:style-name="T15">Tensum exactiorem,. imbecillitatem vero ad robur mo-<text:line-break/>tionis. Caeterum qui omnino^ sunt molles, .hos tibi<text:line-break/>persuade nullam prorsus ad motum habere facultatem;<text:line-break/>qui vero his sunt minus molles, quique ad medium<text:line-break/>quodammodo accedunt, motorios. quidem .esse etiam hos,<text:line-break/>fed multum a durorum actione relinqui. Nervorum igi-<text:line-break/>tmomnium durorum intellige mihi principatum - este<text:line-break/>spinalem medullam, ejusque extremitatem^ inferiorem<text:line-break/>durissimorum esse principium; mollibus vero nervis. onr-<text:line-break/>nibus cerebrum., mediasque anteriorum ejus partium<text:line-break/>mollissimis esse dicatas; mediorum vero nervorum fusi-<text:line-break/>stantiae principium id esse, qua cerebrum et spinalis<text:line-break/>medulla coniunguntur. Quando igitur nervus quidam<text:line-break/>a cerebro mollis fuerit enatus, repente quidem moto-<text:line-break/>rius is </text:span></text:span>osse <text:span text:style-name="Default_20_Paragraph_20_Font"><text:span text:style-name="T15">non potest, exporrectus tamen ac progressus,<text:line-break/>si siccior et. durior fe ipfo evadat, omnino tardem erit<text:line-break/>motoritrs. . At quum vel initio ipfo alii quidem ipforum<text:line-break/>magis, alii vero minus sint molles, iir ipsi, que ^progressui</text:span></text:span></text:p>
      <text:p text:style-name="P3"><text:span text:style-name="Default_20_Paragraph_20_Font"><text:span text:style-name="T15">alii quidem citius exiccentur, alii autem tardius-, ne-<text:line-break/>cesse est et motorios fieri, partim quidem qui minus,<text:line-break/>partim autem qui magis a principio secedunt. Quidam<text:line-break/>tamen. nervi retinere videntur longissime naturam, quae<text:line-break/>filii- a principio inerat; cujus generis sunt illi, qui ad<text:line-break/>ventris. l.tm feruntur,. -qui quales propemodum emer-<text:line-break/>ferunt; tales per totam- viam conservantur, sensificet<text:line-break/>.enim ipsos manere semper - oportebat. Nervorum igitur<text:line-break/>a tertia. coniugatione in os pervenientium - qui -i n lin-<text:line-break/>guam quidem mox suerunt inserti, -molles adeo erant;<text:line-break/>ut haudquaquam essent adhuc motorii ; qui versi ad ossa<text:line-break/>maxillae inferioris, magnos dentes praetergressi, exiccati<text:line-break/>iri ipsis itinere fuerunt- et durior es effecti , hi prope<text:line-break/>dentes, quos caninos appellamus, extra. elapsi; lu labiorum<text:line-break/>musculos suerunt dispersi. Ad eundem autem modum<text:line-break/>et qui per oculorum cavitates ad malorum ossa pertinent,<text:line-break/>duriores in eo trausitul adeo sunt redditi , ut ,. quanquam<text:line-break/>sinti exigui; musculos moveant tum eos, qui in superiore</text:span></text:span></text:p>
      <text:p text:style-name="P3"><text:span text:style-name="Default_20_Paragraph_20_Font"><text:span text:style-name="T15">maxilla, .tum .qui narium alis insunt, Haec igitur omnia<text:line-break/>tum praedicto </text:span></text:span><text:span text:style-name="Default_20_Paragraph_20_Font"><text:span text:style-name="T38">. </text:span></text:span><text:span text:style-name="Default_20_Paragraph_20_Font"><text:span text:style-name="T15">sermoni tum sibi invicem .eonsientiunt,<text:line-break/>durorumque nervorum robur et mollium imbecillitatem<text:line-break/>ostendunt; praeterea, quod illorum. quidem in .agendo,<text:line-break/>horum autem in -patiendo -usus nobis constat; quodque<text:line-break/>consentaneum fuit ex praedictis cerebri partibus quem-<text:line-break/>que enasci; tum quod ne hic quidem ullus frustra pro-<text:line-break/>ductus sit, sed alicuius instrumenti cauta; et quod tantus<text:line-break/>est quisque ac talis., quantus </text:span></text:span><text:span text:style-name="Default_20_Paragraph_20_Font"><text:span text:style-name="T38">. - </text:span></text:span><text:span text:style-name="Default_20_Paragraph_20_Font"><text:span text:style-name="T15">et qualis naturae partis<text:line-break/>eum recepturae conveniebat. -Demonstratu n simul hoc<text:line-break/>sermone jam propemodum est, nullam capitis nec. faciei<text:line-break/>partem nervorum esse expertem.; .de oculis enim verba<text:line-break/>fecimus; et de auribus,. </text:span></text:span><text:span text:style-name="Default_20_Paragraph_20_Font"><text:span text:style-name="T38">et </text:span></text:span><text:span text:style-name="Default_20_Paragraph_20_Font"><text:span text:style-name="T15">de lingua, et de membrana .os<text:line-break/>tutum snccingente, et de omnibus labiorum et maxillae<text:line-break/>superioris partibus. </text:span></text:span><text:span text:style-name="Default_20_Paragraph_20_Font"><text:span text:style-name="T38">. </text:span></text:span><text:span text:style-name="Default_20_Paragraph_20_Font"><text:span text:style-name="T15">.Quod si quid exiguum . est praeter-<text:line-break/>missum,-. quod elucidatione majori indigeat, hoc sermone<text:line-break/>explicabatur. r</text:span></text:span></text:p>
      <text:h text:style-name="Heading_20_2" text:outline-level="2"><text:span text:style-name="Default_20_Paragraph_20_Font"><text:span text:style-name="T46">r </text:span></text:span><text:span text:style-name="Default_20_Paragraph_20_Font"><text:span text:style-name="T38">e.; </text:span></text:span><text:span text:style-name="Default_20_Paragraph_20_Font"><text:span text:style-name="T15">C a p. AU.. . </text:span></text:span></text:h>
      <text:p text:style-name="P77"><text:span text:style-name="Default_20_Paragraph_20_Font"><text:span text:style-name="T15">Carnes equidem . in ambitu dentium,</text:span></text:span></text:p>
      <text:p text:style-name="P3"><text:span text:style-name="Default_20_Paragraph_20_Font"><text:span text:style-name="T15">quas </text:span></text:span><text:span text:style-name="Default_20_Paragraph_20_Font"><text:span text:style-name="T22">. </text:span></text:span><text:span text:style-name="Default_20_Paragraph_20_Font"><text:span text:style-name="T15">gingivas norlinant, ac ipsi dentes omnes, et .tuta<text:line-break/>cutis farier, et tunica, quae. narium partem internam -<text:line-break/>fubungit, a tertia nervorum coniugatione propagines re-.<text:line-break/>capiunt. ..Per eam quidem maxillae - viam. (quam paulo.<text:line-break/>ante indicavimus) et. molares ipsi. conspicuas. ac magnas;<text:line-break/>et ex gingivis huc quidem magis, hae vero minus, om-.<text:line-break/>nes tamen tenues ac vix conspicuas accipiunt , . velut<text:line-break/>et longi dentes. Per eam autem viam , quae nervos.. ad .<text:line-break/>malum deducit, omnia ferme, quae ad superiorem maxil-.<text:line-break/>lam attinent, cum malae ipsae quas vocant, tum lupe-<text:line-break/>riores gingivae; ac molae quidem magnas et evidentes-<text:line-break/>propagines accipiunt, parvas autem et vix conspicuas<text:line-break/>gingivae et. reliqui dentes. Ab his vero nervis, qui.:<text:line-break/>ex- regione oculorum ad musculos temporales - ascendunt,<text:line-break/>et palpebrae,. et quae - circa supercilia sunt omnia, et,<text:line-break/>frons. tuta. nervos .recipit. </text:span></text:span><text:span text:style-name="Default_20_Paragraph_20_Font"><text:span text:style-name="T18">Α</text:span></text:span><text:span text:style-name="Default_20_Paragraph_20_Font"><text:span text:style-name="T22"> </text:span></text:span><text:span text:style-name="Default_20_Paragraph_20_Font"><text:span text:style-name="T15">nervo. autem, qui ex eae-<text:line-break/>cis foraminibus excidit, temporalibusque obscuram quan-<text:line-break/>lam. mittit distributionem, feruntur quaedam propagines</text:span></text:span></text:p>
      <text:p text:style-name="P3"><text:span text:style-name="Default_20_Paragraph_20_Font"><text:span text:style-name="T15">ad. glandulas- et partes alias,. quae sunt circa aures,<text:line-break/>tum. autem ad partes buccarum tenues. Maxima vero<text:line-break/>ejus. nervi pars buccarum motum ad .latera efficit per-<text:line-break/>latum musculum, de. quo postea erit dicendum; ipsia veno-<text:line-break/>cutis pilosa sensus gratia .duntaxat, quomodo et reliqua,<text:line-break/>quaerin- toto est animali, propagines paucas, tenues, ra--<text:line-break/>ras,. aegre conspicuas. instar araneae cujusdam filorum,<text:line-break/>ex .omnibus .subjectis partibus recipit. </text:span></text:span><text:span text:style-name="Default_20_Paragraph_20_Font"><text:span text:style-name="T38">. </text:span></text:span><text:span text:style-name="Default_20_Paragraph_20_Font"><text:span text:style-name="T15">At cutis frontis,.<text:line-break/>quod .motus voluntarii sit particeps, fibras nervorum<text:line-break/>sensibiles ac conspicuas merito est adepta;. subest enim.<text:line-break/>ei. musculosa quaedam natura ac substantia tenuis, mus-.<text:line-break/>tas nervorum fibras in fe ipsam </text:span></text:span><text:span text:style-name="Default_20_Paragraph_20_Font"><text:span text:style-name="T38">. </text:span></text:span><text:span text:style-name="Default_20_Paragraph_20_Font"><text:span text:style-name="T15">recipiens , . a qua cutis.<text:line-break/>superari .non potest, quemadmodum cutis reliqui corporis,.<text:line-break/>sed plane cum ea coaluit,-. motusque amborum. est unus,<text:line-break/>qui supercilia scilicet attollit. Atque eo. magis admiranda<text:line-break/>.est </text:span></text:span><text:span text:style-name="Default_20_Paragraph_20_Font"><text:span text:style-name="T38">.. </text:span></text:span><text:span text:style-name="Default_20_Paragraph_20_Font"><text:span text:style-name="T15">cutis cum labiorum musculis commixtio.; non. enim<text:line-break/>.possis hic .ulcere, hos quidem subtendi, </text:span></text:span><text:span text:style-name="Default_20_Paragraph_20_Font"><text:span text:style-name="T38">. </text:span></text:span><text:span text:style-name="Default_20_Paragraph_20_Font"><text:span text:style-name="T15">hanc autem su-<text:line-break/>perne inhaerere,, quemadmodum .in fronto, .at multis.</text:span></text:span></text:p>
      <text:p text:style-name="P2"><text:span text:style-name="Default_20_Paragraph_20_Font"><text:span text:style-name="T15">utriusque maxillae partibus, et manibus internis -ac pe-.<text:line-break/>Ilibus. Quandoquidem in his limitibus perspicuis divi-<text:line-break/></text:span></text:span>dore ac <text:span text:style-name="Default_20_Paragraph_20_Font"><text:span text:style-name="T15">disterminare possumus, -ubi musculus quidem<text:line-break/>definit, oritur autem cutis; lu labiis vero per tota ipsa<text:line-break/>commixtio facta est, abolitis et confusis utrisque inter<text:line-break/>fe, ut neque musculum, neque cutim </text:span></text:span>id <text:span text:style-name="Default_20_Paragraph_20_Font"><text:span text:style-name="T15">dicere queas,<text:line-break/>quod ex utrisque commune test </text:span></text:span>ac <text:span text:style-name="Default_20_Paragraph_20_Font"><text:span text:style-name="T15">conflatum, </text:span></text:span>neque<text:line-break/><text:span text:style-name="Default_20_Paragraph_20_Font"><text:span text:style-name="T15">totum, neque si in partes diviseris; sed aut musculos<text:line-break/>hutaceos aut cutim musculosum labra animalium jure<text:line-break/>Vocaveris. Novaque haec atque insolens compositionis<text:line-break/>Fatio propter Actionem specui iurem meritu extitit; ceu-<text:line-break/>jungienim ad amussim, ac rursum diduci, et quoquo<text:line-break/>versum circumagi , labiis erat utile : quorum nihil- -alide<text:line-break/></text:span></text:span><text:span text:style-name="Default_20_Paragraph_20_Font"><text:span text:style-name="T46">, </text:span></text:span><text:span text:style-name="Default_20_Paragraph_20_Font"><text:span text:style-name="T15">simul hc commode, ut nunc, ageretur, nisi ipsorum talis<text:line-break/>aluisset substantia.</text:span></text:span></text:p>
      <text:h text:style-name="Heading_20_2" text:outline-level="2"><text:span text:style-name="Default_20_Paragraph_20_Font">Cap. XVI. </text:span></text:h>
      <text:p text:style-name="P78">Sed <text:span text:style-name="Default_20_Paragraph_20_Font"><text:span text:style-name="T15">quoniam </text:span></text:span>et <text:span text:style-name="Default_20_Paragraph_20_Font"><text:span text:style-name="T15">tunicam, quae nare-<text:line-break/>satus subungit , dicebamus ejus nemorum portionis , quae<text:line-break/>sid oculorum cavitatem fertm ; - esse participem, non ta-</text:span></text:span></text:p>
      <text:p text:style-name="P3"><text:span text:style-name="Default_20_Paragraph_20_Font"><text:span text:style-name="T15">men viam ipsorum indicavimus, consentaneum sane<text:line-break/>fuerit eam, ne quid sermoni desit, nunc quoque adjicere.<text:line-break/>In m asari bus utriusque oculi angulis videre est os in<text:line-break/>narium capacitates pertusum, quod et naribus et oculis<text:line-break/>est commune, ferrique per utrumque foramen nervum<text:line-break/>haudquaquam exiguum, ab oculorum cavitate scissum sta-<text:line-break/>tim, ut in eam nervi tertiae coniugationis pervenerint.<text:line-break/>Porro nervus hic cernitur non solum in membranam,<text:line-break/>quae naribus inest, dispergi, verum etiam ad palatum<text:line-break/>usque progredi; communis enim haec una tunica est na-<text:line-break/>ribus et ori ob eam communionem ac continuitatem,<text:line-break/>quam habet ex communibus foraminibus et in idem de-<text:line-break/>sinentibus, per quae etiam respiramus; cui quidem ge-<text:line-break/>neratio est a crassa meninge, membranulas productiones<text:line-break/>in nares quidem per foramina ossium cribro similium pro-<text:line-break/>ducente, in os autem per foramina glandulae infundi-<text:line-break/>buli propinqua. Proinde his quoque partibus crassa me-<text:line-break/>ninx ossi capitis connectitur, quemadmodum et per</text:span></text:span></text:p>
      <text:p text:style-name="P3"><text:span text:style-name="Default_20_Paragraph_20_Font"><text:span text:style-name="T15">membranas.; quae sursum peri futuras Teruntur, quas<text:line-break/>fnpra monuimus pericraniunr constituere. Atque tempe-<text:line-break/>Ilivum jam forte fuerit de reliquis ipsius meningis vin-<text:line-break/>uulis disserere, ac docere, quid causae sit-,- cur in pluris- i-<text:line-break/>que locis quidem valide, in aliis autem invalide, in<text:line-break/>quibusdam mediocriter , </text:span></text:span><text:span text:style-name="Default_20_Paragraph_20_Font"><text:span text:style-name="T38">. </text:span></text:span><text:span text:style-name="Default_20_Paragraph_20_Font"><text:span text:style-name="T15">in multis autem nihil omnino<text:line-break/>fit adnexa cranio- Quod enim millies jam monstravimus,<text:line-break/>id nuncquoque ostendemus, nihil a natura fuisse prae-<text:line-break/>termissum,. neque supervacaneum .quidquam ab eadem<text:line-break/>assumptum. Videtur enim crassam quoque - meningem<text:line-break/>ossibus connectere, valide quidem per suturas, tum lam-<text:line-break/>bdoideam, tum eam, quae recta secundum cerebri lon-<text:line-break/>gitudinenr. fertur, noni amplius. autem valide per coro-<text:line-break/>nalem. Jam vero et alia pleraque tenuia ligamenta<text:line-break/>velut fibras quasdam partibus oranti superioribus inserit </text:span></text:span><text:span text:style-name="Default_20_Paragraph_20_Font"><text:span text:style-name="T38">-<text:line-break/></text:span></text:span><text:span text:style-name="Default_20_Paragraph_20_Font"><text:span text:style-name="T15">atque obliquis, a quibus- omnibus et praeterea vasis pe-<text:line-break/>inescantibus crassa meninx susum tenditur, prox.maque<text:line-break/>sit -semper- ac contingit ossa; partibus^ vero anteriori-^</text:span></text:span></text:p>
      <text:p text:style-name="P3"><text:span text:style-name="Default_20_Paragraph_20_Font"><text:span text:style-name="T15">bus ac posterioribus membrana quidem ab ea nulla ejus-<text:line-break/>modi producitur, qualis partibus superioribus - pericra-<text:line-break/>nium membrana, sed propagines has ad nares ac pala--<text:line-break/>tum habet, parta quaedam atque imbecilla haec .vincnlai<text:line-break/>Merito igitur tenuia^ illa </text:span></text:span>ac <text:span text:style-name="Default_20_Paragraph_20_Font"><text:span text:style-name="T15">multa ligamenta validiora<text:line-break/>in partibus illis adepta est, ut, quod deest, id ex ipsis<text:line-break/>pensetur; in ipsa porro basi pauca habet eaque imbecilla,<text:line-break/>ut plerisque lu locis deesse omnino videantur; ibi enim<text:line-break/>supervacaneum erat validis vinculis ossibus ipsam con-<text:line-break/>nectere, cum suopte nutu ac pondere deorsum semper<text:line-break/>seratur; in omnibus autem aliis partibus, ut laxitatem<text:line-break/>cerebro dilatando ac comprimendo praebeat spatiofissi-<text:line-break/>mam, factum jure est, ut plurimum ab eo secederet;<text:line-break/>sursumque ad cranium extenderetur. Merito etiam erasi.<text:line-break/>fior inferne extitit, ut, quum cerebrum super eam om-<text:line-break/>rino esset firmandum, mullum ei exhibeat dolorem, p e-<text:line-break/>nitusque ab eo non sentiatur subjacentium ossium duri-<text:line-break/>ties. .At implexo retiformi duriorem. .quoque ipsam.</text:span></text:span></text:p>
      <text:p text:style-name="P3"><text:span text:style-name="Default_20_Paragraph_20_Font"><text:span text:style-name="T38">non modo crassiorem effecit, ut sit velut os cerebro<text:line-break/>substrata, quod ea parte est confertissimum, neve pon-<text:line-break/>dere depressa arterias ibi coarctet, aut comprimat; cu-<text:line-break/>jus rei propemodum oblisi silentio praeterieramus i quod<text:line-break/>scilicet dura meninx portionem quandam a seipsa pro-<text:line-break/>ductam retiformi plexui substravit, quem haudquaquam<text:line-break/>etiam a fubjectis ossibus comprimi oportebat. Quin et<text:line-break/>id argumentum sit non minimum providentiae ipsius<text:line-break/>opificis.</text:span></text:span></text:p>
      <text:h text:style-name="Heading_20_2" text:outline-level="2"><text:span text:style-name="Default_20_Paragraph_20_Font">Cap. XVII. </text:span></text:h>
      <text:p text:style-name="P78"><text:span text:style-name="Default_20_Paragraph_20_Font"><text:span text:style-name="T38">Pari modo autem et ad futuras denuo<text:line-break/>reversi, quantum adhuc superiori fermoin deest, quum<text:line-break/>adjecerimus, huic quoque libro justum modum statuemus.<text:line-break/>Quod igitur ad fuligi nasorum excrementorum transpira-<text:line-break/>tum , et ut per eas crassa meninx ossi capitis alligaretur,<text:line-break/>quo vasa alia quidem intro, alia autem extra exciderent,<text:line-break/>insuper, quod et ad pericranii generationem futurae ulili-<text:line-break/>ter constructae fuerint, dictum ante fuit. Nunc autem,<text:line-break/>quod adhuc superest de ipsarum usu, postquam adjunxe-</text:span></text:span></text:p>
      <text:p text:style-name="P3"><text:span text:style-name="Default_20_Paragraph_20_Font"><text:span text:style-name="T38">simus, deinceps de earumdem positione ac numero<text:line-break/>tractabimus. Fuit certe vel ob eam causam .utiIe cra-<text:line-break/>nium ex mullis ossibus componi, ut, si quando percussum<text:line-break/>fractum fuerit, (multa enim ejusmodi solent accidere,)<text:line-break/>ne per totum fracturae ejus progrediantur, fed inlube-<text:line-break/>antur lilio ac cessent, ubi et faucium ipsum os cessat.<text:line-break/>Tot itaque suturarum sunt usus. Quod vero confenta-<text:line-break/>neum luit, unam quidem per medium capilis rectam,<text:line-break/>duas autem este transversas, si, quae ante dicta fuerunt,<text:line-break/>memoria tenemus, nihil mullis verbis nobis opus erit.<text:line-break/>Quum enim caput velut sphaera quaedam sit praelonga,<text:line-break/>jure una quidem recta per medium ipsius a posterioribus<text:line-break/>in anteriora est extensa, duae autem transversae hanc<text:line-break/>excipiunt, sitque trium suturarum figura literae H similis.<text:line-break/>Nam quum fecundum hanc figuram totum caput sit<text:line-break/>longius , atque ad aurem utramque quasi compressum,<text:line-break/>aequum fuit futurarum numerum este inaequalem in<text:line-break/>longitudine ac latitudine; alioqui falso Hippocrates na-</text:span></text:span></text:p>
      <text:p text:style-name="P3"><text:span text:style-name="Default_20_Paragraph_20_Font"><text:span text:style-name="T15">turam assereret jusiam , si . </text:span></text:span>ipsa <text:span text:style-name="Default_20_Paragraph_20_Font"><text:span text:style-name="T15">inaequalibus aequalia<text:line-break/>tribueret. At non est ita; quemadmodum enim est<text:line-break/>justissima, ile, quae sutura secundum capitis longitudinem<text:line-break/>reeta extenditur, unam effecit, partibus, quae </text:span></text:span><text:span text:style-name="Default_20_Paragraph_20_Font"><text:span text:style-name="T38">utrinque<text:line-break/></text:span></text:span><text:span text:style-name="Default_20_Paragraph_20_Font"><text:span text:style-name="T15">ipsius fiunt, dextris scilicet ac sinistris, fla demum la-<text:line-break/>titudiuem commoderatam habituris. Transversas autem<text:line-break/>duas numero effecit, alteram quidem posteriorem , ut<text:line-break/>antea quoque diximus , quam lambdoideam appellamus;<text:line-break/>alteram autem anteriorem, coronulam, ut os capitis,<text:line-break/>quod inter. duas has suturas est medium, ossibus utrius.-<text:line-break/>que partis mediae suturae sit aequale. Maximum autem<text:line-break/></text:span></text:span><text:span text:style-name="Default_20_Paragraph_20_Font"><text:span text:style-name="T38">in. - </text:span></text:span><text:span text:style-name="Default_20_Paragraph_20_Font"><text:span text:style-name="T15">naturae operibus aequitatis specimen fiunt capitum<text:line-break/>sastrgialorum suturae. Tres enim sunt omnino ipsorum<text:line-break/>figurae : prima ei plane est contraria , quae naturaliter<text:line-break/>fete habet, de qua haud ita pridem sumus locuti, quando<text:line-break/>fodicet caput ambas amiserit emluentias, occipitis sci-<text:line-break/>licet -alteram , reliquam autem frontis, aequale autem<text:line-break/>sit - undequaque </text:span></text:span>et <text:span text:style-name="Default_20_Paragraph_20_Font"><text:span text:style-name="T15">quasi perfecta sphaera ; duae vero<text:line-break/>aliae; sunt -.figurae,- quarum altera quidem in fronte,</text:span></text:span></text:p>
      <text:p text:style-name="P3"><text:span text:style-name="Default_20_Paragraph_20_Font"><text:span text:style-name="T15">altera rursus in occipitio nullam habet eminentiam. Cae-<text:line-break/>terum capitis sphaerici suturae - literae X sunt .similes,<text:line-break/>duabus tantum suturis fele in duo rntersecantibus, altera<text:line-break/>quidem ab aure una ad alteram transversa, altera. vero<text:line-break/>recta per anethum verticem ad frontem mediam extensa;<text:line-break/>quemadmodum enim, quum pars capitis altera exuperat,<text:line-break/>altera longior existens, aequum fuit eam partem, quae<text:line-break/>longior esset, plures habere futuras, sic, quando pars<text:line-break/>utraque est aequabilis, numerum etiam suturarum ipsis<text:line-break/>aequabilem natura distribuit. . lu capite vero, quod in<text:line-break/>occipitio non habet eminentiam , futurae quidem manent<text:line-break/>recta et coronatis, perit autem lambdoides, haec enim<text:line-break/>deperditae eminentiae erat propinqua; unde ex duaous<text:line-break/>his futuris figura fit T literae assimilis: quemadmodum<text:line-break/>sanet et quum capitis eminentia in fronte perierit, </text:span></text:span><text:span text:style-name="Default_20_Paragraph_20_Font"><text:span text:style-name="T38">. </text:span></text:span><text:span text:style-name="Default_20_Paragraph_20_Font"><text:span text:style-name="T15">si-<text:line-break/>mul quidem cum ipsa perit et coronalis, relinquitur<text:line-break/>vero sula recta cum lambdoide; rursus etiam figura haec<text:line-break/>competitionis similis T literae. efficitur Quarta autem</text:span></text:span></text:p>
      <text:p text:style-name="P3"><text:span text:style-name="Default_20_Paragraph_20_Font"><text:span text:style-name="T15">species acuminati capitis- cogitari quidem potest, sed fieri<text:line-break/>non potest, ut si caput .ad utramque amem efficeretur<text:line-break/>prominentias , quam in fronte et occipitio ; quae species<text:line-break/>si modo constare posset, haudquaquam sphaerica ei, quae<text:line-break/>est secundum naturam, diceretur contraria, sed soli .m<text:line-break/>diceretur, quod longitudo tota in latitudinem esset trans-<text:line-break/>mutatus Nunc autem tantus a naturali figura recessus<text:line-break/>fieri non potest, non enim acuminata amplius hujusmodi<text:line-break/>species, sed jam monstrum esset, nec posset vivere; cu-<text:line-break/>jus causa est perspicua, his.saltem, qui dicta ante non<text:line-break/>omnino negligenter audierunt. Quum enim retro cere-<text:line-break/>bellum , ante vero ad oculos ac nares apophyscs positae<text:line-break/>surt,. jure optimo caput, quod secundum naturam se ha-<text:line-break/>bet; praelongae sphaerae fuit assimile; eminentiaque tam<text:line-break/>posterior quam anterior, aut utraeque simul possunt in-<text:line-break/>terdutn deesse, non tamen eo defectus .potest progredi;<text:line-break/>ut aliquid etiam de ipso cerebro simul pereat; et sane<text:line-break/>fieri non potest, .ut, quae ad aurem est dimensio, eam,</text:span></text:span></text:p>
      <text:p text:style-name="P30">quae est secundum <text:span text:style-name="Default_20_Paragraph_20_Font"><text:span text:style-name="T15">longitudinem; superet; nisi hoc accit-<text:line-break/>dati </text:span></text:span>-At hoc <text:span text:style-name="Default_20_Paragraph_20_Font"><text:span text:style-name="T15">quidem </text:span></text:span>fieri <text:span text:style-name="Default_20_Paragraph_20_Font"><text:span text:style-name="T15">nequit; proinde et capitis<text:line-break/>figura ejusmodi constare non potest. . ob eamque causam<text:line-break/>Hippocrates quatuor omniuo figuras et cujusque .futuras,<text:line-break/>quo modo paulo ante habere diximus , astruxit </text:span></text:span>, <text:span text:style-name="Default_20_Paragraph_20_Font"><text:span text:style-name="T15">nusquam<text:line-break/>in suis commentariis quintae capitis figurae mentionem<text:line-break/>faciens: Sed hae quidem - solae capitis . sunt suturae,<text:line-break/>numero ac situ </text:span></text:span>juste . <text:span text:style-name="Default_20_Paragraph_20_Font"><text:span text:style-name="T15">a natura cuique figurae drstri-<text:line-break/>butae.</text:span></text:span></text:p>
      <text:h text:style-name="Heading_20_2" text:outline-level="2"><text:span text:style-name="Default_20_Paragraph_20_Font">Cap. XVllI. </text:span></text:h>
      <text:p text:style-name="P78"><text:span text:style-name="Default_20_Paragraph_20_Font"><text:span text:style-name="T15">At ossium compositiones non hae solae<text:line-break/>funt, sed nounullae-adhuc aliae sunt, quas neque Hip-<text:line-break/>poerates, neque alius quivis eorum, qui corporis natu-<text:line-break/>ram accuratius sunt contemplati, -suturas voluit . appellare.<text:line-break/>Sed quae a media aeque distant, .et ad utramque aurem<text:line-break/>constitutae secundum^ capitis longitudinem . feruntur,<text:line-break/>recte mihi ridentur fquamosae agglutiuationes fuisse no-<text:line-break/>minatae, utroque. scilicet applicaturum ossium paulatim<text:line-break/>lu angustam quandam squamam ac. non profundam. .quo-<text:line-break/>dam modo extenuato, tum autem eo quidem; quod</text:span></text:span></text:p>
      <text:p text:style-name="P3"><text:span text:style-name="Default_20_Paragraph_20_Font"><text:span text:style-name="T15">fuperne descendit, iubjecto parte interna, eo autem,<text:line-break/>quod inferne ascendit,. extrinsecus- incumbente; non<text:line-break/>enim:, ut in suturis, ita etiam hic ossa mutuo sese ingre-<text:line-break/>aluntur. Caeterum ossium in temporibus compositiones<text:line-break/>futurae quidem et ipsae adhuc sunt, . sed eas (ut mihi<text:line-break/>videtur) Hippocrates quum coronalis partes esse arbitra-<text:line-break/>retm, earum non meminit separatim. Reliquae vero,<text:line-break/>quae. in^superiore sunt maxilla, - ossium compositiones,<text:line-break/>etiamsi capitis suturis penitus non sunt similes, attamen<text:line-break/>et ipsae futurae quaedam stant; easque anatomici norni-<text:line-break/>.nare ita consueverunt. Sed de his: quidem, quum de<text:line-break/>.maxilla superiore agemus, tractabimus; .de squamosis<text:line-break/>autem hoc libro explicamus. -Quia. igitur cranii parteni<text:line-break/>fupemam </text:span></text:span><text:span text:style-name="Default_20_Paragraph_20_Font"><text:span text:style-name="T38">et. </text:span></text:span><text:span text:style-name="Default_20_Paragraph_20_Font"><text:span text:style-name="T15">ad latera, </text:span></text:span><text:span text:style-name="Default_20_Paragraph_20_Font"><text:span text:style-name="T38">. </text:span></text:span><text:span text:style-name="Default_20_Paragraph_20_Font"><text:span text:style-name="T15">quae crassa meninge est circum-<text:line-break/>data, naram quidem. esse oportebat ac cavernosam, resi-<text:line-break/>quam vero omnem, et potissimum quae temporum ossa<text:line-break/>nuncupamus, duram esse ac densam, ob eam causam<text:line-break/>fquamosi suorum ossium fines extiterunt, eo quidem, quod</text:span></text:span></text:p>
      <text:p text:style-name="P3"><text:span text:style-name="Default_20_Paragraph_20_Font"><text:span text:style-name="T15">superne a capito descendit, intus condito, </text:span></text:span>quo <text:span text:style-name="Default_20_Paragraph_20_Font"><text:span text:style-name="T15">diutius<text:line-break/>cum crassa meninge versaretur propter. cautam quam<text:line-break/>mox sublimam, alio vero, quod inferne ascendit, duro,<text:line-break/>velut propugnaculo </text:span></text:span>quodam ipsi <text:span text:style-name="Default_20_Paragraph_20_Font"><text:span text:style-name="T15">appositu; omnia. enim<text:line-break/>crassae meuingis ad cratium vincula lu ipsius cavernas<text:line-break/>internas desinunt. Proinde si aeque, ac os infernum,<text:line-break/>tutum esset durum ac densum, haudquaquam potuissent<text:line-break/>vincula haec in ipfum inseri, sicut neque lu iuferiorem<text:line-break/>ejus partem inferuntur. At illic quidem nullus erat<text:line-break/>vinculorum ejusmodi usus, ut paulo ante docebamus;<text:line-break/>ubi vero est usus, partibus scilicet supernis et obliquis,<text:line-break/>convenienter ibi laxum </text:span></text:span>ac <text:span text:style-name="Default_20_Paragraph_20_Font"><text:span text:style-name="T15">cavernosum extitit. Atqui<text:line-break/>etiam ejusmodi os cum duro </text:span></text:span>ac <text:span text:style-name="Default_20_Paragraph_20_Font"><text:span text:style-name="T15">denso uniri omnino<text:line-break/>non poterat. Dicemus autem uberius in sequentibus de<text:line-break/>hujusmodi ossium coagmentatione. Haec quidem et ofi-<text:line-break/>sium squamnsorum generationis est causa ; alias vero tu-<text:line-break/>turas,. per quas caput cum superiore gena connectitur;</text:span></text:span></text:p>
      <text:p text:style-name="P3">et quae sint genae hujus propriae, postea recensebimus.<text:line-break/>Nunc autem librum: hunc magnitudinem justam jam com.<text:line-break/>Secutum hic concludemus.</text:p>
      <text:h text:style-name="P56" text:outline-level="1"><text:bookmark-start text:name="bookmark12"/>GALENI DE VSV PARTIUM <text:span text:style-name="T3">C</text:span><text:span text:style-name="Default_20_Paragraph_20_Font"><text:span text:style-name="T4">Ο</text:span></text:span><text:span text:style-name="Default_20_Paragraph_20_Font"><text:span text:style-name="T5">RP</text:span></text:span><text:span text:style-name="Default_20_Paragraph_20_Font"><text:span text:style-name="T4">Ο</text:span></text:span>RIS HUMANI<text:line-break/>LIBER X.<text:bookmark-end text:name="bookmark12"/></text:h>
      <text:h text:style-name="Heading_20_2" text:outline-level="2"><text:span text:style-name="Default_20_Paragraph_20_Font">Cap. L </text:span></text:h>
      <text:p text:style-name="P78"><text:span text:style-name="Default_20_Paragraph_20_Font"><text:span text:style-name="T15">Oculos autem quod loco quidem edito<text:line-break/>constitui stiparique undique satius erat, antea dictum<text:line-break/>est ; quod vero et in parte corporis anteriori , in quam<text:line-break/>etiam movemur, melius fuit constitui, ne id quidem est<text:line-break/>obscurum; quemadmodum et quod duos esse, quam unum,<text:line-break/>praestiterit; nam quod sensuum instrumenta gemma et<text:line-break/>cognata esse oporteret, partim quidem prius diximus,<text:line-break/>partim etiam lu sequentibus dicemus. Atqui si omnia</text:span></text:span></text:p>
      <text:p text:style-name="P3"><text:span text:style-name="Default_20_Paragraph_20_Font"><text:span text:style-name="T15">haec erant servanda, situs </text:span></text:span>eorum <text:span text:style-name="Default_20_Paragraph_20_Font"><text:span text:style-name="T15">sublimis, securitas, si-<text:line-break/>tus anterior </text:span></text:span>ac <text:span text:style-name="Default_20_Paragraph_20_Font"><text:span text:style-name="T15">duplicitas, commodius eos nusquam<text:line-break/>locaveris. Sin vero- objicis </text:span></text:span><text:span text:style-name="Default_20_Paragraph_20_Font"><text:span text:style-name="T22">,</text:span></text:span><text:span text:style-name="Default_20_Paragraph_20_Font"><text:span text:style-name="T15">-...quod </text:span></text:span>non <text:span text:style-name="Default_20_Paragraph_20_Font"><text:span text:style-name="T15">posterioribus<text:line-break/>etiam partibus oculi extiterint, eorum, quae ante fuerunt<text:line-break/>demonstrata, non recordaris, quod omnia lentus iustru-<text:line-break/>menta nervos postulant molles, quodque ejusmodi a ce-<text:line-break/>rebello produci non- poterunt-; atque etiam quod in<text:line-break/>utrumque ipsorum productiones a cerebro immittuntur,<text:line-break/>quae, dum per ipsis quidem cssa transeunt, compinguntur<text:line-break/>ac densantur, quo essent ah iniuriis tutiores, quum<text:line-break/>autem ad oculos ipfos pervenerint, solutae denuo atque<text:line-break/>amplificatae in oruemque instar tunicae humorem vitreum<text:line-break/>complexae in humorem crystallinuiul inseruntur. Atenim-<text:line-break/>haec quoque ante diximus; -nec minus, quod </text:span></text:span><text:span text:style-name="Default_20_Paragraph_20_Font"><text:span text:style-name="T38">-bunion<text:line-break/></text:span></text:span><text:span text:style-name="Default_20_Paragraph_20_Font"><text:span text:style-name="T15">ipse crystallinus primum videndi est instrumentum , - </text:span></text:span><text:span text:style-name="Default_20_Paragraph_20_Font"><text:span text:style-name="T38">cui<text:line-break/></text:span></text:span><text:span text:style-name="Default_20_Paragraph_20_Font"><text:span text:style-name="T15">rei argumento efunt certissimo, </text:span></text:span>quae <text:span text:style-name="Default_20_Paragraph_20_Font"><text:span text:style-name="T15">a medicis </text:span></text:span><text:span text:style-name="Default_20_Paragraph_20_Font"><text:span text:style-name="T38">hypochy-^<text:line-break/></text:span></text:span><text:span text:style-name="Default_20_Paragraph_20_Font"><text:span text:style-name="T15">mala. (sufusionesj appellantur, quae interiacent </text:span></text:span><text:span text:style-name="Default_20_Paragraph_20_Font"><text:span text:style-name="T38">quidem<text:line-break/></text:span></text:span><text:span text:style-name="Default_20_Paragraph_20_Font"><text:span text:style-name="T15">inter humorem crystallinum et coiueam tunicam, </text:span></text:span><text:span text:style-name="Default_20_Paragraph_20_Font"><text:span text:style-name="T38">vi-,<text:line-break/></text:span></text:span><text:span text:style-name="Default_20_Paragraph_20_Font"><text:span text:style-name="T15">lienem anteum impediunt, quoad- acu deprimantur:</text:span></text:span></text:p>
      <text:p text:style-name="P3"><text:span text:style-name="Default_20_Paragraph_20_Font"><text:span text:style-name="T15">Humori autem crystallino, qui albus .est, clarus ac fplen-<text:line-break/>dens, (hac enim silia ratione erat futurum, ut a colori-.<text:line-break/>bus immutaretur,) . nutriri quidem ex ipfo sanguine plane<text:line-break/>non licebat; ut qui multum qualitatibus ab eo dissideret;<text:line-break/>fed alimentum quoddam familiarius postulabat; ac pro-.<text:line-break/>inde ei obtigit comparatumque </text:span></text:span>a <text:span text:style-name="Default_20_Paragraph_20_Font"><text:span text:style-name="T15">natura fuit alimentum<text:line-break/>accommodatum , humor vitreus, qui quanto crassior est<text:line-break/>sanguine atque albus magis, tanto a crystallino humore<text:line-break/>humiditate atque albedine relinquitur. Hic enim albus<text:line-break/>est exquifite </text:span></text:span>ac <text:span text:style-name="Default_20_Paragraph_20_Font"><text:span text:style-name="T15">mediocriter durus ; vitreus vero humidus<text:line-break/>quidem est instar vitri cuiusdam igne liquefacti, albus<text:line-break/>autem tantum, quantum si intellexeris exiguum nigrum<text:line-break/>multo albo per lotum esse admixtum, albedinisque per-<text:line-break/>lectionem esse . adulteratam. . lu neutro autem humorum<text:line-break/>istorum vena inest; ex quo intelligi potest, utrumque.per<text:line-break/>transsumptionem nutriri, crystallinum quidem a vitreo,<text:line-break/>vitreum autem a corpore .ipsum ambiente, quod exi</text:span></text:span></text:p>
      <text:p text:style-name="P3"><text:span text:style-name="Default_20_Paragraph_20_Font"><text:span text:style-name="T15">cerebri portione </text:span></text:span>superne <text:span text:style-name="Default_20_Paragraph_20_Font"><text:span text:style-name="T15">descendente </text:span></text:span>amplificata con-<text:line-break/><text:span text:style-name="Default_20_Paragraph_20_Font"><text:span text:style-name="T15">flatum est.</text:span></text:span></text:p>
      <text:h text:style-name="Heading_20_2" text:outline-level="2"><text:span text:style-name="Default_20_Paragraph_20_Font">Cap. 11. </text:span></text:h>
      <text:p text:style-name="P78"><text:span text:style-name="Default_20_Paragraph_20_Font"><text:span text:style-name="T15">locantque </text:span></text:span>ipsum <text:span text:style-name="Default_20_Paragraph_20_Font"><text:span text:style-name="T15">nonnulli proprie tuus-<text:line-break/>icam retiformem, quod figura quidem reti sit. similis.<text:line-break/>caeterum nullo pacto </text:span></text:span>est <text:span text:style-name="Default_20_Paragraph_20_Font"><text:span text:style-name="T15">-tunica, neque colore , neque<text:line-break/>substantia, fed li exemptum ipsum seposueris, uin unum<text:line-break/>.acervum conjiciens, tibi plane videbere videre cerebri<text:line-break/>portionem quandam exemptam. Porro utus est ipsius<text:line-break/>primus quidem ac maximus,. propter quem superne fuit<text:line-break/>demissa, ut, quum crystallinus alteratm, id sentiat, prae-<text:line-break/>terea ut vitreo humori alimentum advehat atque afferat,<text:line-break/>siquidem arteriis ac venis mullo crebrioribus ac, quam<text:line-break/>Tuae moli conveniat, majoribus referta conspicitur.<text:line-break/>Nam quum nervis omnibus, qui a cerebro prosicsscuntur,<text:line-break/>portio quaedam meningis chorioidis enascitur, quae arte-<text:line-break/>riam tecum affert </text:span></text:span>ac <text:span text:style-name="Default_20_Paragraph_20_Font"><text:span text:style-name="T15">venam, nulli tamen aliorum ma-<text:line-break/>gna adeo vasta simul exeunt, natura alimentum proni-<text:line-break/>dente ac praeparante </text:span></text:span>non <text:span text:style-name="Default_20_Paragraph_20_Font"><text:span text:style-name="T15">nervis. modo , verum etiam</text:span></text:span></text:p>
      <text:p text:style-name="P3"><text:span text:style-name="Default_20_Paragraph_20_Font"><text:span text:style-name="T15">oculorum humoribus. Quin et ex hac ipsa chorioide tu-<text:line-break/>nica, quae corpus hoc reti simile continet, tenues quae-<text:line-break/>dam productiones et araneae similes ad ipsum extensas<text:line-break/>ligamenta illi simul fiunt , simul etiam alimentum asse-.<text:line-break/>runt; nam vasa quamplurima ipsa haec chorioides tunica<text:line-break/>habere in tota fe ipsa conspicitur, quod et nomen ipsum<text:line-break/>indicat; nunquam enim ita ipsum comparalsimt appellaf-<text:line-break/>fentve , nisi instar chorii quamplurima inter fe vara.<text:line-break/>velut colligeret. Hunc igitur ipsum usum tunica haec<text:line-break/>praestat,^ tunicaque praeterea est revera, et corporibus<text:line-break/>fubjectis operimentum atque amiculum. Principium au—<text:line-break/>tem huic quoque tunicae meninx est tenuis, quaerere-<text:line-break/>brum ambit, quam paulo ante dicebamus simul eum. ner-<text:line-break/>xis omnibus enatam venam atque arteriam secum afferre.<text:line-break/>Quo loco admiranda opificis est sapientia, qui quum<text:line-break/>nusquam alibi ab ullo nervo, quae cum eo producuntur,.<text:line-break/>meningas separasset, sed ut nutriretur simul et undique</text:span></text:span></text:p>
      <text:p text:style-name="P3">operiretur, cum eo ipsas adduxisset, hic duntaxat, ubi<text:line-break/>primum nervus in oculum inseritur su utrasque ab ipso<text:line-break/>sejungens ac subducens, massas- ac duras similiter, ac<text:line-break/>massam meningem , quae cerebrum ipsum complectitur,<text:line-break/>aut potius ea duriores effecit. Confiderandumque hoc in<text:line-break/>loco accurate est, quomodo retiformi huic corpori simi-<text:line-break/>liter, ut cerebro, et quomodo diverse providit natura;<text:line-break/>nam quod aliis apophyfibus omnino e contrario , per-<text:line-break/>spicue intelligi potest, siquidem ab illis neutram menin-<text:line-break/>gum usquam abduxit nec scjunxit, in oculis vero<text:line-break/>utrasque tum a fefe scjunxit, tum a superne orta apo-<text:line-break/>physi. Cerebro fune hac quidem ratione portio ejus,<text:line-break/>quae oculis inest, -similiter se habet, quatenus venas ha-<text:line-break/>bet atque arterias totam ipsam pertexentes; quin et<text:line-break/>quod ab ea dura quidem meninx distat quum plurimum,<text:line-break/>ossa semper contingens et cum eis colligata ; hae vero<text:line-break/>ratione non amplius similiter se habet; ^quatenus mollis<text:line-break/>et tenuis meninx ipsum vel reliquit, vel superne- venas</text:p>
      <text:p text:style-name="P3"><text:span text:style-name="Default_20_Paragraph_20_Font"><text:span text:style-name="T15">atque arterias illi separans attulit At haec, quae appa-.<text:line-break/>rent </text:span></text:span>ac <text:span text:style-name="Default_20_Paragraph_20_Font"><text:span text:style-name="T15">evidentia sunt, hujus. separationis usum tibi<text:line-break/>ostendant. Sola enim digreditur vasisque omnino desti-<text:line-break/>tuitur; paulo vero post rursus apparet nihilominus olio-<text:line-break/>rioides ea </text:span></text:span>, <text:span text:style-name="Default_20_Paragraph_20_Font"><text:span text:style-name="T15">quae in cerebro est a supernis omnibus locis </text:span></text:span><text:span text:style-name="Default_20_Paragraph_20_Font"><text:span text:style-name="T38">-<text:line-break/></text:span></text:span><text:span text:style-name="Default_20_Paragraph_20_Font"><text:span text:style-name="T15">valorum immissiones . quamplurimas recipiens , (diceres<text:line-break/>eam velut in alimenti emporium quoddam missam,) exi-<text:line-break/>guum quiddam^ antequam revertetur, mittere per tenuia<text:line-break/>illa vufa,- quasi per servitia quaedam, quorum paulo<text:line-break/>ante meminimus, reliquum vero omne secum una afferre.<text:line-break/>Revertitur enim immensam vasorum tenuium sibi ipsis<text:line-break/>propinquorum copiam quandam afferens ; cum quibus<text:line-break/>omnibus rursum lu superiorem productionem inseritur,<text:line-break/>ut eorum insertio palpebrarum pilis persimilis esse vi-<text:line-break/>deatur; sic .enim comparant, idquemeo quidem judieio<text:line-break/>non absurde, qui naturae opera studiosius perscrutantur.<text:line-break/>Ubi </text:span></text:span>vero <text:span text:style-name="Default_20_Paragraph_20_Font"><text:span text:style-name="T15">primum inferitur, superna haec productio si-<text:line-break/>siitur ibi, neque-progreditur alterius, -ea .scilicet utilitate.</text:span></text:span></text:p>
      <text:p text:style-name="P3"><text:span text:style-name="Default_20_Paragraph_20_Font"><text:span text:style-name="T15">persuncta, cujus causa demissa fuerat, inseriturque cor-<text:line-break/>pori .crystallino , cujus affectuum potest cerebro certus<text:line-break/>esse nuncius. Absolutus </text:span></text:span>porro <text:span text:style-name="Default_20_Paragraph_20_Font"><text:span text:style-name="T15">circulus insertio haec<text:line-break/>merito fuit; quum enim praedicta insertio in medium<text:line-break/>crystallinum, qui rotundus est, undique facta sit, circulus<text:line-break/>necessario est factus; qui </text:span></text:span>certe <text:span text:style-name="Default_20_Paragraph_20_Font"><text:span text:style-name="T15">maximus est in crystallino,<text:line-break/>ipfumque in duo dividit; omnium enim, quae cor-<text:line-break/>poribus rotundis connectuntur, quae ad maximum in<text:line-break/>ipsis circulum connexio est tutissima, ut quae plurimis<text:line-break/>ac certisiimis. apprehensionibus corpora coalescentia uniat.<text:line-break/>Per eundem hunc circulum consentaneum erat humorem<text:line-break/>vitreum, ne in partem anteriorem progrederetur, impe-<text:line-break/>dire. .Quocirca -medius vehitur in. ipso crystallinus, qua-<text:line-break/>si - semifacta quaepiam sphaera in aqua. -Atque etiam<text:line-break/>parte alia interna, quae est velut ipsius. crystallini. hemi-<text:line-break/>sphaerion, . securitatis gratia ea coniunxit circulus unus,<text:line-break/>quem. supra maximum csse </text:span></text:span>eorum, <text:span text:style-name="Default_20_Paragraph_20_Font"><text:span text:style-name="T15">qui -in crystallino in-<text:line-break/>sunt,.. diximus; -.Terurin usque utrisque est conmunis,</text:span></text:span></text:p>
      <text:p text:style-name="P3"><text:span text:style-name="Default_20_Paragraph_20_Font"><text:span text:style-name="T15">ligamentumque his ipsis efficitur, et praeterea corpori<text:line-break/>retiformi ,. et quarto tunicae choriuidi; nam. tunica haec<text:line-break/>inter ea est validissima et quae stabilire ipsa maxime<text:line-break/>ac tegere queat. Verumtamen quemadmodum ad tucnda-<text:line-break/>illa satis vicium habebat, ita ad se ipsam tuendam non<text:line-break/>satis habebat, nec circum] acontium ossium duritiem serre<text:line-break/>citra noxam poterat. Ut igitur in cerebro, ita hic quoque<text:line-break/>a crassae meningis tunica circumvestitur ; distatque certo<text:line-break/>tunica haec ab ea in aliis omnibus partibus,: solisquo<text:line-break/>valorum productionibus ipsi connectitur , in hoc tamen<text:line-break/>memorato circulo, qui crystallino inest, coniungitur:<text:line-break/>quintaque praeter quatuor praedictas in uno loco est<text:line-break/>haec. coniunctio, quae subjectis omnibus. commoditatem<text:line-break/>praestat haud .levem, tum ne a ciccum jacentibus ossibus<text:line-break/>afficiantur; tum etiam ne in vehementissimis motibus<text:line-break/>a sese abrumpantur. Dura igitur meninx tuto chorioidi<text:line-break/>est applicata; haec vero rursus ipsi retisurmi; , retisormq</text:span></text:span></text:p>
      <text:p text:style-name="P3"><text:span text:style-name="Default_20_Paragraph_20_Font"><text:span text:style-name="T15">corpus vitreo ac crystallino humoribus, illi quidem per<text:line-break/>totum apium, huic autem per solam iridem. Itaque per<text:line-break/>corpora media humor vitreus tunicae omnium extimae<text:line-break/>est unitus, mollissimus durissimae, ac certe id natura ex<text:line-break/>opportuno adeo situ inter haec est machinata. Ad eun-<text:line-break/>dem autem hunc circulum sexta quaedam tunica extrin-<text:line-break/>secus prope accedit, in duram tunicam inserta, ut mu-<text:line-break/>sculorum oculos moventium aponeurofis. Septima autem<text:line-break/>praetor has omnino est alia, periostii scilicet insertio,.<text:line-break/>quae simul quidem totum oculum- cum ossibus colligat,<text:line-break/>simul autem et moventes ipsum musculos operit. Quin.<text:line-break/>tibi membranam hanc conspicari . vel ante anatomen<text:line-break/>licet, album quidem, cujusmodi etiam comitur, desinen-<text:line-break/>tum vero in circulo,- ubi et aliae omnes suspectae sunt,<text:line-break/>et ubi. album nigro. coniungitur ; - appellatur porro locus<text:line-break/>hic ab hominibus harum rerum peritis iris; nonnulli<text:line-break/>vero coronamnomiuant. Quod st- haec probe dissecueris,<text:line-break/>nihilque corifurrdens. consideraris; circulos ridebis -Isto</text:span></text:span></text:p>
      <text:p text:style-name="P3">septem sibi ipsis deinceps insidentes, . crassitie tamen ac<text:line-break/>colore discrepantes, ut ne si .velis quidem totum hunc i<text:line-break/>aliter quam. irim appellare queas..</text:p>
      <text:h text:style-name="Heading_20_2" text:outline-level="2">Cap. HI. </text:h>
      <text:p text:style-name="P78">At enim non ea duntaxat sapientiae opi-<text:line-break/>sicis funt opera, fed iis multo adhuc majora, quae jam- <text:span text:style-name="Default_20_Paragraph_20_Font"><text:span text:style-name="T38">i<text:line-break/></text:span></text:span>jam dicturi sumus. . -Nam ad medium usque crystallini<text:line-break/>circulos septem oratione jam perduximus, qui sibi ipsis<text:line-break/>incumbunt illic ac cohaerent; quod autem id fubfequi-<text:line-break/>tur, maxime admiraberis, si, antequam a nobis. didiceris,<text:line-break/>ipfie solus ejus rei artificium. contemplari aggrediaris.<text:line-break/>Quid tandem poterat effici commodius, ut simul quidem<text:line-break/>humor crystallinus propria feusibilia exacte sentiret, si-<text:line-break/>mul autem tuto conservaretur, neque ab ullis externis<text:line-break/>violaretur? An omnino nudum ipsum ac sine muni-<text:line-break/>mento relinquere praestiterat? at sic ne temporis qui-<text:line-break/>dem. momentum durasset, quin statim periisset ac peni-<text:line-break/>ultus labefactatus fuisset, ut qui prae nativa mollitie<text:line-break/>nulli extrinsecus occurrentium resistere queat. An den-</text:p>
      <text:p text:style-name="P3"><text:span text:style-name="Default_20_Paragraph_20_Font"><text:span text:style-name="T15">fum ei propugnaculum quoddam , quod vindicare illum<text:line-break/>ab externis iniuriis posset, praeponere talius erat? at<text:line-break/>periculum fuisset, ne propugnaculum^ ejusmodi ipsum<text:line-break/>abderet, tenebrasque ei perpetuas offunderet, fenfuque<text:line-break/>omni privaret. Si ea igitur constructio, quae tensum<text:line-break/>perfectum ei conservabat, patiendi facilitatem inferebat,<text:line-break/>quae vero patiendi difficultatem suggerebat, eadem ipfa<text:line-break/>pensum perfectum vitiabat, viforiorum instrumentorum<text:line-break/>constructio in magnam redacta .erat difficultatem. At<text:line-break/>natura ne- hic quidem ciat similiter ac nos haesitatum,<text:line-break/>fed primo quidem id, quod erat melius , inventura ac<text:line-break/>provisura, tum autem summo artificio id constructum;<text:line-break/>nam quod operimentum crassam quidem ac durum<text:line-break/>propriam oculorum actionem esset vitiatorum , tenue<text:line-break/>praeterea ac molle iniuriis obnoxium esset futurum,<text:line-break/>durum quidem, fed tenuissimum, si album quoque esset<text:line-break/>suctum, commodius fore providit. Ad ipsum igitur fa-<text:line-break/>micandum conversa, omnino ex aliquo septem .iridis clu-.</text:span></text:span></text:p>
      <text:p text:style-name="P3">cuiorum ipsum cogebatur producere; ex mollibus tamen<text:line-break/>quatuor tunicam duram producere non .poterat; ex- reti-<text:line-break/>quis vero tribus externis qui ultimus omnium est peri-<text:line-break/>ostii circulus, tametsi internis quatuor mullo est durior,<text:line-break/>usum tamen operimenti praestare non potest; qui autem<text:line-break/>post hunc est secundus, aliis a suis musculis indigebat<text:line-break/>tegumentis ; reliqua igitur erat a meninge tunica dura, .<text:line-break/>quae chorioidem tunicam complectitur, ex qua operi-<text:line-break/>mentum hoc gigni poterat Considera autem hic . quoque<text:line-break/>naturae providentiam simul ac fabricam. Quum enim<text:line-break/>crassa quidem esset admodum haec tunica, sed densa<text:line-break/>minus, quam usus flagitabat, tenuiorem simul ac den-<text:line-break/>florem coepit producere; post autem paulatim promo-<text:line-break/>vens , partem ejus . maxime messiam longe tenuissimam<text:line-break/>ac densissimam effecit; apte diceres eam cornibus admo-<text:line-break/>dum extenuatis similem; unde ei nomen etiam a cornu<text:line-break/>similitudine periti anotomici congruere rati corneam<text:line-break/>tumeam appellarunt, quod nomen ad hanc aetatem man-</text:p>
      <text:p text:style-name="P2"><text:span text:style-name="Default_20_Paragraph_20_Font"><text:span text:style-name="T15">sit. Haec igitur cornea tunica facta jam tenuis, dura<text:line-break/>ac densa, protinus utique splendida erat futura, cujus-<text:line-break/>modi ad splendorem transmittendum </text:span></text:span>esse <text:span text:style-name="Default_20_Paragraph_20_Font"><text:span text:style-name="T15">posset oppor-<text:line-break/>tunissima non sucus, ac cornua accuratissime derufa at-<text:line-break/>que extenuata. An igitur etiamsi , quemadmodum natura<text:line-break/>haec et ejusmodi summa ratione ac providentia agere<text:line-break/>potuit; alta et nos imitari aliquando possemus, aliquod<text:line-break/>operum. ejus , quod fcilicet construi ipsum aliter melius<text:line-break/>fuisset, accusarer possemus ? ego vero existimo, multos<text:line-break/>nostrum ne id quidem posse. Neque enim artem na-<text:line-break/>tnrae exponunt li eo enim nodo .omnino eam adnnraren-<text:line-break/>turp sin nunus, eam saltem. non vituperarent; tune<text:line-break/>enim aequum esset eos meliorem aliam, quam. nunc habet,<text:line-break/>constructionem ostendere, aut,. si id mluus possent, eam<text:line-break/>admirari. Quum enim fientem in iride sint circuli, tu,<text:line-break/>qui naturae conviciaris, profer nobis alium ad tunicae<text:line-break/>corneae^ generationem accommodatiorem ; vel, si id non<text:line-break/>. potes, tibique forte non ridetur recte a durissimo onr-</text:span></text:span></text:p>
      <text:p text:style-name="P3"><text:span text:style-name="Default_20_Paragraph_20_Font"><text:span text:style-name="T15">nium enasci, ostende rursus, quidnam melius in tunica<text:line-break/>hac, quae producta est, effecisses,est loco Promether no--<text:line-break/>stri constitutus -luisses. An non. tenuem ipsam et albam,<text:line-break/>ut libere ac fine mora risiones immitteret, dmam au-<text:line-break/>temh ut humorem crystallinum tutu stiparet, effecisses?<text:line-break/>Haudquaquam infitiari id queas, quanquam multo </text:span></text:span>sit<text:line-break/><text:span text:style-name="Default_20_Paragraph_20_Font"><text:span text:style-name="T15">facilius invenire aliquid , quod animadversum non suerat<text:line-break/>in iis, quae facta jam fiunt, ac cavillari atque imum-<text:line-break/>tare, quam inculpate omnia -principio excogitare et ।<text:line-break/>construere. Sed vel nmrc denique resipiscens denuo re-<text:line-break/>liqua naturae opera considera. Haec siquidem comea<text:line-break/>tunica, tenuis ita et. densa factu, o oportunissimum. est<text:line-break/>instrumenti visorii propugnaculum , ne oculi ab externis<text:line-break/>violentur; at vero tria alia necessario constructioni ejus-<text:line-break/>modi adjunxit incommoda , quae tu quidem , o fapien-<text:line-break/>tissime calumniator, Promether facultatem nactus, for-<text:line-break/>iatscnon animadvertisses, non item .ipse Prometheus,<text:line-break/></text:span></text:span>fed <text:span text:style-name="Default_20_Paragraph_20_Font"><text:span text:style-name="T15">plane perspexit, ut qui nosset providere, primo qui-</text:span></text:span></text:p>
      <text:p text:style-name="P3"><text:span text:style-name="Default_20_Paragraph_20_Font"><text:span text:style-name="T15">dem tunicae huic corneae penuriam alimenti futuram,<text:line-break/>ut quae neque </text:span></text:span><text:span text:style-name="Default_20_Paragraph_20_Font"><text:span text:style-name="T38">. </text:span></text:span><text:span text:style-name="Default_20_Paragraph_20_Font"><text:span text:style-name="T15">longo adeo </text:span></text:span><text:span text:style-name="Default_20_Paragraph_20_Font"><text:span text:style-name="T38">. </text:span></text:span><text:span text:style-name="Default_20_Paragraph_20_Font"><text:span text:style-name="T15">intervallo attrahere queat,<text:line-break/>neque in fe ipsam venas recipere, quod densa sit, dura<text:line-break/>ac tenuis; fecundo autem adversus externas offeusiones<text:line-break/>humorem crystallinum tueri quidem posse, eandem fa-<text:line-break/>men ipsam sita duritie nihil minus externis istis cry-<text:line-break/>ltallino molestiae futuram; tertio immissam oculis superne<text:line-break/>ultoriam facultatem </text:span></text:span><text:span text:style-name="Default_20_Paragraph_20_Font"><text:span text:style-name="T38">. </text:span></text:span><text:span text:style-name="Default_20_Paragraph_20_Font"><text:span text:style-name="T15">dissipaturam ac discusseram </text:span></text:span>; <text:span text:style-name="Default_20_Paragraph_20_Font"><text:span text:style-name="T15">cujus<text:line-break/>substantiam tu quidem ignorans esse splendidam, ignorans<text:line-break/>autem et quod corrumpitur .subitu occursis splendoris<text:line-break/>lucidioris ac vehementioris discussa, non recte malum<text:line-break/>ei domesticum circumposuisses , tunicam adeo splendidam<text:line-break/>At. animalium opifex non item; fed primo quidem pro-<text:line-break/>vidit, quonam pactu cornea nutriretur; fecundo, quomodo<text:line-break/>humorem crystallinum </text:span></text:span>non <text:span text:style-name="Default_20_Paragraph_20_Font"><text:span text:style-name="T15">attingeret; postremo, qua<text:line-break/>ratione splendorem non discuteret; eaque omnia unica<text:line-break/>duntaxat machina correxit; .quam tibi fortasse expone-</text:span></text:span></text:p>
      <text:p text:style-name="P3">rem, naturae calumniatur acutissime, nisi esset mihi ex-<text:line-break/>ploratum te rationibus , quae de visu afferrentur , vehe- .<text:line-break/>ineptissime repugnaturum. Verumtamen pone, illa te<text:line-break/>non audivisse, neque paulo ante nos dixisse, ejus substan-<text:line-break/>tiam esse splendidam; sed eam non dictam fuisse neque<text:line-break/>cognitam supponens, id ipsum operibus ipsis .. uemon-<text:line-break/>strandum,.si lubet; disce, aut potius recordare, quonam<text:line-break/>pactu a splendida ac vehementi luce oculi nostri of-<text:line-break/>feudautur. . Quantum certe quidem Xenophontis milites<text:line-break/>laesi oculis fuerint, quod per. multam nivem iter sc-<text:line-break/>cissent, te fortasse praeterit; neque enim mirum mihi<text:line-break/>videtur, te illius quoque historiam nunquam attigisse.<text:line-break/>Arbitror autem, nunquam etiam audivisse, Dionysium Si-<text:line-break/>oiliae tyrannum domum super carcerem construxi fle cla-<text:line-break/>rissimam ac longe splendidissimam , casce illitam; neque<text:line-break/>quod in eam domum, posteaquam diutissime carcere in-<text:line-break/>fimo fuissent conclusi, vinctus ipsos sursum .educebat;<text:line-break/>qui ex mulsa ac profunda caligine in splendidam lucem</text:p>
      <text:p text:style-name="P2"><text:span text:style-name="Default_20_Paragraph_20_Font"><text:span text:style-name="T15">egressi, lucem quidem eranst cupide intuituri, intuiti..<text:line-break/>vero occaecabantur, - -lucis splendidae </text:span></text:span><text:span text:style-name="Default_20_Paragraph_20_Font"><text:span text:style-name="T38">- </text:span></text:span><text:span text:style-name="Default_20_Paragraph_20_Font"><text:span text:style-name="T15">occursum repenti-<text:line-break/>num ac- confertum non ferentes. Missa .igitur haec fa-<text:line-break/>cientes eorum, quae quotidie apparent, memoriam tini<text:line-break/>reficere conabimur, in primis quidem pictorum, et po-<text:line-break/>tissintum quando in albis coriis pingunt; offenditur </text:span></text:span><text:span text:style-name="Default_20_Paragraph_20_Font"><text:span text:style-name="T38">enim<text:line-break/></text:span></text:span><text:span text:style-name="Default_20_Paragraph_20_Font"><text:span text:style-name="T15">facile eorum visus, si omni remedio fuerit .destitutus;</text:span></text:span></text:p>
      <text:p text:style-name="P1"><text:span text:style-name="Default_20_Paragraph_20_Font"><text:span text:style-name="T15">quod sane providentes colores caeruleos ac fuscos ap- </text:span></text:span><text:span text:style-name="Default_20_Paragraph_20_Font"><text:span text:style-name="T38">-<text:line-break/></text:span></text:span><text:span text:style-name="Default_20_Paragraph_20_Font"><text:span text:style-name="T15">. ponunt, in quos subinde intuentes recreant- oculos ac<text:line-break/>reficiunt. Atque etiam ophthalmia laborantes lux quidem<text:line-break/>redarguit ac laedit; fusca vero ac caerulea sine mo-<text:line-break/>lestia intuentur. Eodem accedit., quod qui luce clara<text:line-break/>a longinquo percipere quippiam volunt aut manus su-<text:line-break/></text:span></text:span><text:span text:style-name="Default_20_Paragraph_20_Font"><text:span text:style-name="T38">pra </text:span></text:span><text:span text:style-name="Default_20_Paragraph_20_Font"><text:span text:style-name="T15">oculos ad ipsa superestis obtendunt, aut aliud quip-</text:span></text:span></text:p>
      <text:p text:style-name="P7"><text:span text:style-name="Default_20_Paragraph_20_Font"><text:span text:style-name="T38">. </text:span></text:span><text:span text:style-name="Default_20_Paragraph_20_Font"><text:span text:style-name="T15">piam manibus tum majus tum densius. Quin et in ma-<text:line-break/></text:span></text:span><text:span text:style-name="Default_20_Paragraph_20_Font"><text:span text:style-name="T38">gnis </text:span></text:span><text:span text:style-name="Default_20_Paragraph_20_Font"><text:span text:style-name="T15">solis defectibus stellae. ob eandem causam nobis<text:line-break/>apparent; vj.uod etiam fura temporibus accidisse Thucy-<text:line-break/>dides memoriae prodidit. aed et ex puteis profundis</text:span></text:span></text:p>
      <text:p text:style-name="P2"><text:span text:style-name="Default_20_Paragraph_20_Font"><text:span text:style-name="T15">stellae conspiciuntur, potissimum quando tot non est in<text:line-break/>meridie. Atque etiam solem ipsirm si quis oculis incon-<text:line-break/>niventibus velit intueri, oculos celeriter perdat,. multi-<text:line-break/>que in salis defectibus, quum eum affectum, qui foli<text:line-break/>acciderat, planius nosse cuperent, fixis oculis solem in-<text:line-break/>tuentes, imprudentes prorsus fuerunt occaecati. At enim<text:line-break/>per. nivem iter facere quam oculis sit perniciosum, si<text:line-break/>minus Xeuopltonti orestis , experientia tibi discere id<text:line-break/>licet; sin vero naturalium quippiam audire sustines, .ubi<text:line-break/>ellychnium ardens,. aut aliam quampiam flammam. lu<text:line-break/>sule luculento constitueris, cernes eam protinus ntar-<text:line-break/>cefcere; atque etiam; si prope quauilibet flammam ma-<text:line-break/>gnara ellychnium posueris, veli aliam quamvis. flammam<text:line-break/>. minorem, repente extinguetur, quum, quae minor lux<text:line-break/>est; a majore vincatur semper ac dissipetur. Futurum<text:line-break/>igitur erat, ut non fusius crystalluli splendor in oculis,<text:line-break/></text:span></text:span><text:span text:style-name="Default_20_Paragraph_20_Font"><text:span text:style-name="T46">, </text:span></text:span><text:span text:style-name="Default_20_Paragraph_20_Font"><text:span text:style-name="T15">ied cum eo vitrei etiam dissiparetur; quod ale acci-<text:line-break/>deret., fed diligentissime servaretur contentus undique</text:span></text:span></text:p>
      <text:p text:style-name="P3">ac. constrictus, tunica clrorioide a. tenui meninge producta<text:line-break/>natura providit, multis partibus illam tum nigram, tum<text:line-break/>fuscam, tum caeruleam .efficiens.. Hanc igitur ipsam alu<text:line-break/>iride una cum cornea promovit, quo praedictos tres . -<text:line-break/>usus praestaret: corneam sibi ricinam situ ipso aleret; <text:span text:style-name="Default_20_Paragraph_20_Font"><text:span text:style-name="T38">.<text:line-break/></text:span></text:span>eandemque, ne humori crystallino incideret, prohiberet;<text:line-break/>visui denique affecto nredicameutosum esset spectaculum ;<text:line-break/>quae causa (ut ego. arbitror] est, ut omnes, natura duce,<text:line-break/>quum lucis splendore offendimur, palpebras repente clau-<text:line-break/>damus, ad naturale remedium properantes. Non possum<text:line-break/>equidem caeruleum hunc colorem, quo tunica haec tiu- .<text:line-break/>eta est, non admirari. Quum enim neque in ulla alia<text:line-break/>corporis partu, praeterquam in hac sola, inveniatur, ne-<text:line-break/>que alia quaevis praeter hanc indigere eo .videatur,<text:line-break/>perspicuum jam fit, quod toto sermone semper demon-<text:line-break/>stravimus, nihil scilicet neque diminute, neque otiose n<text:line-break/>natura factum fuisse.</text:p>
      <text:h text:style-name="Heading_20_2" text:outline-level="2">Cap. IU </text:h>
      <text:p text:style-name="P78">Nec minus eo admiror asperitatem, quae</text:p>
      <text:p text:style-name="P2"><text:span text:style-name="Default_20_Paragraph_20_Font"><text:span text:style-name="T15">intus tunicae humorem vitreum conlenturae inuritur; hu-<text:line-break/>mida enim haec quidem ac mullis instar spongiae<text:line-break/>quum fit, humorem crystallinum contingens, totius tuus-<text:line-break/>eae vicinitatem praestat ipsi innoxlam. Quo adhuc im-<text:line-break/>pensius externam ejus densitatem demiror, qua corneam<text:line-break/>tunicam duram contingit; non modo enim humorem cry-<text:line-break/>stallinunr nihil oportebat a tunica </text:span></text:span>hac <text:span text:style-name="Default_20_Paragraph_20_Font"><text:span text:style-name="T15">. caerulea offendi,<text:line-break/>sed ne ipsam quidem quicquam a cornea affici. His om-<text:line-break/>nihus admirabilius est tunicae hujus foramen ad pupil-<text:line-break/>Iam; nam </text:span></text:span>omnia <text:span text:style-name="Default_20_Paragraph_20_Font"><text:span text:style-name="T15">funditus periissent, quae matura pus-<text:line-break/>chre aule erat fabricata, si id solum ab ea fuisset prae-<text:line-break/>termilsum; verum, ut aliud nihil, sic ne id quidem erat<text:line-break/>praeteritura, ibi enim tunicam caeruleam, hanc uveam<text:line-break/>pertudit; appellant autem ipsam ile, acino uvae laevi..<text:line-break/>talem ejus externam et asperitatem internam, opinor,<text:line-break/>comparantes. Et hoc .duntaxat quoad foramen nulla<text:line-break/>tunica alia est inter corneam et crystallinum media,<text:line-break/>sed veluti per tenue admodum </text:span></text:span>et <text:span text:style-name="Default_20_Paragraph_20_Font"><text:span text:style-name="T15">album cornu splen-</text:span></text:span></text:p>
      <text:p text:style-name="P2"><text:span text:style-name="Default_20_Paragraph_20_Font"><text:span text:style-name="T15">dor internus cum externo communicat ac commiscetur. </text:span></text:span><text:span text:style-name="Default_20_Paragraph_20_Font"><text:span text:style-name="T38">.<text:line-break/></text:span></text:span><text:span text:style-name="Default_20_Paragraph_20_Font"><text:span text:style-name="T15">Ut igitur nec per -hoc foramen tunica cornea aliquando<text:line-break/>crystallinum -humorem tangeret, opifex nostri providit,-<text:line-break/>.simul quidem portionem hanc corneae foras longius ab-<text:line-break/>ducens, simul autem humorem quendam tenuem ac<text:line-break/>sincerum; cuiusmodi in </text:span></text:span>oris <text:span text:style-name="Default_20_Paragraph_20_Font"><text:span text:style-name="T15">reperitur, crystallino cjr-<text:line-break/>cumfundens , ac . tertio praeter haec spiritu aereo ac<text:line-break/>splendido omnem pupillae locum opplens. Sic quidem<text:line-break/>res habet; eget tamen adhuc ratus haec demonstratione<text:line-break/>potissimum propter illos, qui neque actionem, neque<text:line-break/>.usum ullum student luvenire, sed omnia cupiunt esse.</text:span></text:span></text:p>
      <text:p text:style-name="P1"><text:span text:style-name="Default_20_Paragraph_20_Font"><text:span text:style-name="T15">occulta. omnino que ignorari. Tunica igitur haec cornea,<text:line-break/>qua parte quidem ab iride enascitur, humori crystallino<text:line-break/>apparebit tibi. proxima, quum omnes oculorum tunicae<text:line-break/>-ac humores eo loco cohaereant; exterius vero progre-<text:line-break/>diens, semper magis magisque digreditur, quoad pluri-<text:line-break/>.mnm, qua est pupilla, secesserit; quod est dissectionibus</text:span></text:span></text:p>
      <text:p text:style-name="P2"><text:span text:style-name="Default_20_Paragraph_20_Font"><text:span text:style-name="T15">ipsis niteas licet, nec minus ex suffusorum punctionibus:<text:line-break/>Nam quum suffusiones omnes loco inter corneam tum-<text:line-break/>q eam et humorem crystallinum medio consistant, . insim-<text:line-break/>mentum; quod, ut eas educat, immittitur, per amplissi-<text:line-break/>mmn spatium sursum. ac deorsum., huc atque illuc, et<text:line-break/>(ut. lu summa dicam) in orbem, et quoquoversum cir-<text:line-break/>cumactum , neutrum praedictorum. corporum attingit,<text:line-break/>tanquam. magna a sete distent intercapedine.</text:span></text:span></text:p>
      <text:h text:style-name="Heading_20_2" text:outline-level="2"><text:span text:style-name="Default_20_Paragraph_20_Font">. Cap. V </text:span></text:h>
      <text:p text:style-name="P78"><text:span text:style-name="Default_20_Paragraph_20_Font"><text:span text:style-name="T15">Quod autem inter crystallinum humorem<text:line-break/>et tunicam uveam humiditas quaedam . tenuis continetur,<text:line-break/>quodque locus is, qui est ad pupillam, spiritu est plenus,<text:line-break/>ex his potissimum potes intelligere. . Primum , quod in<text:line-break/>vivis oculum tensum vehementer et undique plenum<text:line-break/>cernas , uullamque ejus partem . laxam usquam , aut cor-:<text:line-break/>rugatam; quod fi mortuo ipso .dissecare oculum volueris,<text:line-break/>jam certe quodammodo rugosiorem, quam pro naturali<text:line-break/>habitu, ipsum comperies vel .ante anatomen; postea-<text:line-break/>quam autem tunicam corneam dissecueris, statim humor-</text:span></text:span></text:p>
      <text:p text:style-name="P2"><text:span text:style-name="Default_20_Paragraph_20_Font"><text:span text:style-name="T15">tenuis effusus occurret, </text:span></text:span>qui <text:span text:style-name="Default_20_Paragraph_20_Font"><text:span text:style-name="T15">saepe etiam in punctionibus<text:line-break/>cernitur per vulnus effluere, statim autem totus oculus<text:line-break/>fit rugosus, contractus ac laxus; si vero distenderis, tu-<text:line-break/>riicasqne a erystallino distraxeris, intervallum maximum<text:line-break/>apparebit vacuum. </text:span></text:span><text:span text:style-name="Default_20_Paragraph_20_Font"><text:span text:style-name="T38">. </text:span></text:span><text:span text:style-name="Default_20_Paragraph_20_Font"><text:span text:style-name="T15">Si igitur locus hic prius quidem,<text:line-break/>quum animal vivebat, plenus erat, tunicasque distentas<text:line-break/>habebat, mortuo autem ipso idem quidem vacuus fit,<text:line-break/>Iaxantur autem circumfulae tunicae , perspicuum est,<text:line-break/>quod aut spiritu quodam, aut humore, aut utroque erat<text:line-break/>refertus. Quin et .si alterum oculorum clauserimus al-<text:line-break/>terum aperientes, amplificatam ac dilatatam et veluti<text:line-break/>inflatam pupillam intuebimur. Proinde non ratione<text:line-break/>modo constat, pupillam quidem spiritu refertam sic affici,<text:line-break/>verum etiam artificio maxime experiri hanc rem potes,<text:line-break/>ac probate iis, quae evidenter apparent. Hisiecto enim<text:line-break/>animati si ab internis partibus tunicam uveam iusia-<text:line-break/>veris, cernes foramen diduci; itaque experientia fit per-</text:span></text:span></text:p>
      <text:p text:style-name="P3"><text:span text:style-name="Default_20_Paragraph_20_Font"><text:span text:style-name="T15">sprcuum; . pupillam spiritu impletam </text:span></text:span>amplificari. <text:span text:style-name="Default_20_Paragraph_20_Font"><text:span text:style-name="T15">Caele-<text:line-break/>rnm ratio haec aliud </text:span></text:span>nihil <text:span text:style-name="Default_20_Paragraph_20_Font"><text:span text:style-name="T15">adstruit; </text:span></text:span>quam <text:span text:style-name="Default_20_Paragraph_20_Font"><text:span text:style-name="T15">quod impleta<text:line-break/>parte interna uveae plurimum </text:span></text:span>protenditur <text:span text:style-name="Default_20_Paragraph_20_Font"><text:span text:style-name="T15">ac distendi-<text:line-break/>tur, sitque foramen ipsum </text:span></text:span>rnajus, <text:span text:style-name="Default_20_Paragraph_20_Font"><text:span text:style-name="T15">quomodo et </text:span></text:span>alia <text:span text:style-name="Default_20_Paragraph_20_Font"><text:span text:style-name="T15">omnia,<text:line-break/>quibus membranosis </text:span></text:span>ac tenuibus <text:span text:style-name="Default_20_Paragraph_20_Font"><text:span text:style-name="T15">foramina quaedam in-<text:line-break/>sunt ae perforationes, ut concidere in fe ipsa queant. </text:span></text:span><text:span text:style-name="Default_20_Paragraph_20_Font"><text:span text:style-name="T38">.<text:line-break/></text:span></text:span><text:span text:style-name="Default_20_Paragraph_20_Font"><text:span text:style-name="T15">Ad eum sane modum </text:span></text:span>et <text:span text:style-name="Default_20_Paragraph_20_Font"><text:span text:style-name="T15">ipforum eribrorum tunicas ex- </text:span></text:span><text:span text:style-name="Default_20_Paragraph_20_Font"><text:span text:style-name="T38">.<text:line-break/></text:span></text:span><text:span text:style-name="Default_20_Paragraph_20_Font"><text:span text:style-name="T15">tendi est necesse, alioqui ipsarum . foramina concident.<text:line-break/>Si igitur vivente adhuc animali membranas utrasque<text:line-break/>tensas videre liceat, clauloque altero oculorum alterius<text:line-break/>pupillam amplificatam; mortuo autem eo laxas jam vel<text:line-break/>ante, quam humor ternus </text:span></text:span>sit <text:span text:style-name="Default_20_Paragraph_20_Font"><text:span text:style-name="T15">evacuatus, postea vero<text:line-break/>quam vacuatus fuerit, </text:span></text:span>laxissimas <text:span text:style-name="Default_20_Paragraph_20_Font"><text:span text:style-name="T15">fieri, fatis liquet, quod<text:line-break/>ah utrisque, . humore scilicet ac spiritu, quando animal<text:line-break/>vivebat, eaedem oppletae erant; fed spiritus quidem,<text:line-break/>utpote tenuior ac levior, facile ante dissectionem evacua-<text:line-break/>tur, humor vero adhuc remanet, . ut qui sensibili va-<text:line-break/>cuatione indigeat. Quin et valde senibus corneis tunica</text:span></text:span></text:p>
      <text:p text:style-name="P3"><text:span text:style-name="Default_20_Paragraph_20_Font"><text:span text:style-name="T15">interdum adeo fit rugosis, ut alii quidem prensus nihil,<text:line-break/>alii vero male </text:span></text:span>ac <text:span text:style-name="Default_20_Paragraph_20_Font"><text:span text:style-name="T15">vix adhuc rideant. Incidentibus<text:line-break/>enim aliis super alias rugis, tunicaque ob eam causam<text:line-break/>duplicata, .eraffitiemque acquisititiam assumente, spiritu<text:line-break/>praeterea superne ad pupillam parciore affluente, pro-<text:line-break/>portione oculi iis impediuntur; id ipsimi enim, quod<text:line-break/>spiritus parcior a principio affluat, in causa potissimum<text:line-break/>est, ut pupilla corrugatur. Ex quibus omnibus intelligi<text:line-break/>potest, siparium omne, quod est post humorem crystalli-<text:line-break/>num, spiritu simul et humore terrui assidue repleri;.<text:line-break/>quodque in caeteris partibus humor, in ip fa vero p o-<text:line-break/>tissunum pupilla spiritus inest plurimus. Senibus igitur<text:line-break/>comea tunica est corrugata; quod vitium eis accidit tum<text:line-break/>ab imbecillitate^ senectae, tum etiam spiritus superne<text:line-break/>affluentis inopia. Affectus autem, quem tabem appellant,<text:line-break/>solius est imminutae pupillae, nihil cornea privatim asse-<text:line-break/>cta; quocirca et alteri oculorum magna parte accidit, ut.-</text:span></text:span></text:p>
      <text:p text:style-name="P3"><text:span text:style-name="Default_20_Paragraph_20_Font"><text:span text:style-name="T15">cognitu ipse fit </text:span></text:span>facilis, <text:span text:style-name="Default_20_Paragraph_20_Font"><text:span text:style-name="T15">neminemque medicorum lateat,<text:line-break/>quandoquidem sanus; </text:span></text:span>qui- <text:span text:style-name="Default_20_Paragraph_20_Font"><text:span text:style-name="T15">in propinquo est, affecti vitium<text:line-break/>prodit; in senibus -vero quum utrique oculo symptoma<text:line-break/>hoc sit commune, multos tollit, .qrtlti noni modo cornea.<text:line-break/></text:span></text:span><text:span text:style-name="Default_20_Paragraph_20_Font"><text:span text:style-name="T38">est </text:span></text:span><text:span text:style-name="Default_20_Paragraph_20_Font"><text:span text:style-name="T15">corrugatio, verum </text:span></text:span>etiam <text:span text:style-name="Default_20_Paragraph_20_Font"><text:span text:style-name="T15">pupillae angustia. Accidit<text:line-break/>etiam interdum uvea propter tenuis humoris inopiam im-<text:line-break/>penfius laxata; sed de hoc affectu non est nunc dicendi<text:line-break/>locus. Qui vero affectus accidit propter spiritus inopiam,<text:line-break/>meatibus scilicet superioribus obstructis, aut propter seni-<text:line-break/>lem imbecillitatem, is pupillam spiritu repleri indicat;<text:line-break/>quemadmodum certe </text:span></text:span>et <text:span text:style-name="Default_20_Paragraph_20_Font"><text:span text:style-name="T15">quod , clauso altero oculorum,<text:line-break/>alterius pupilla dilatatur.-</text:span></text:span></text:p>
      <text:h text:style-name="Heading_20_2" text:outline-level="2"><text:span text:style-name="Default_20_Paragraph_20_Font"><text:span text:style-name="T38">, </text:span></text:span><text:span text:style-name="Default_20_Paragraph_20_Font"><text:span text:style-name="T15">Cap. VI. </text:span></text:span></text:h>
      <text:p text:style-name="P77"><text:span text:style-name="Default_20_Paragraph_20_Font"><text:span text:style-name="T15">Num igitur humor hic tenuis et spiritus,<text:line-break/>qui pupilla continetur, ad eam rem duntaxat conserunt,^<text:line-break/>ut scilicet tunica cornea plurimum ab humore crystalli<text:line-break/>lino sit dissita; dequeipsum unquam contingat, an ad<text:line-break/>alia quaedam adhuc conferunt? At de spiritu quietem in</text:span></text:span></text:p>
      <text:p text:style-name="P3"><text:span text:style-name="Default_20_Paragraph_20_Font"><text:span text:style-name="T15">commentariis de visu abunde docuimus, quod scilicet<text:line-break/>est lucidus, maximumque </text:span></text:span>ad <text:span text:style-name="Default_20_Paragraph_20_Font"><text:span text:style-name="T15">oculorum actionem affert<text:line-break/>momentum. De humore vero ex his intelligere poteris,<text:line-break/>quod non modo, ad spatium vacuum opplendum , verum<text:line-break/>etiam ne humor ipse crystallinus ac portio uveae inter-<text:line-break/>na exiccetur, maxime est necessarius, si primum quidem<text:line-break/>didiceris, in punctionibus </text:span></text:span>ex <text:span text:style-name="Default_20_Paragraph_20_Font"><text:span text:style-name="T15">largiori ejus vacuatione<text:line-break/>oculos offendi, affecturnque, qui a medicis glau cosis<text:line-break/>(glaucedo) nuncupatur, siccitatem quidem esse ac .con-<text:line-break/>cretionem immodicam humoris crystallini, et caecitatem<text:line-break/>prae omnibus maxime, .qui oculis. accidunt, morbis in-<text:line-break/>ferre; post autum si expenderis ac si consideraris tuni-<text:line-break/>eae uveae substantiam , nam pars ejus , quae, humorem<text:line-break/>crystallinum .attingit, spongiae madidae est assimilis; porro<text:line-break/>hujusmodi corpora omnia durescunt, .quum exiccantur;<text:line-break/>iudicant autem haec spongiae , et his nihilominus acini,<text:line-break/>atque animalium linguae. </text:span></text:span><text:span text:style-name="Default_20_Paragraph_20_Font"><text:span text:style-name="T38">- </text:span></text:span><text:span text:style-name="Default_20_Paragraph_20_Font"><text:span text:style-name="T15">Caeterum si pars ea uveae.<text:line-break/>exiccata fuerit, omnem eo modo perdiderit usum, cujus</text:span></text:span></text:p>
      <text:p text:style-name="P3"><text:span text:style-name="Default_20_Paragraph_20_Font"><text:span text:style-name="T15">gratia facta talis </text:span></text:span>fuerat. <text:span text:style-name="Default_20_Paragraph_20_Font"><text:span text:style-name="T15">oportet igitur partem eam<text:line-break/>semper madere, ut </text:span></text:span>fit <text:span text:style-name="Default_20_Paragraph_20_Font"><text:span text:style-name="T15">mollis. - Haec itaque omnia ad-<text:line-break/>mirabilem quandam prae </text:span></text:span>fe ferunt <text:span text:style-name="Default_20_Paragraph_20_Font"><text:span text:style-name="T15">providentiam simul<text:line-break/>et artem, et eorum </text:span></text:span>maxime <text:span text:style-name="Default_20_Paragraph_20_Font"><text:span text:style-name="T15">innatum humoris erysial-<text:line-break/>Iiui amiculum. Quandoquidem cornea instar propugna-<text:line-break/>cuii cuiusdam ac mmi ipfi comparata est, violentiam<text:line-break/>eorum, quae extrinsecus incidunt,. excipiens; propria vero<text:line-break/>ipsius tunica non modo tenui cepae cortici est similis;<text:line-break/>verum etiam araneis tenuibus est tenuior atque albior,<text:line-break/>et, quod his est amplius, non totum vestit humorem cry-<text:line-break/>stallinum, fed quae ejus pars vitreo humore invehitur,<text:line-break/>prorsus sine munimento est </text:span></text:span>ac <text:span text:style-name="Default_20_Paragraph_20_Font"><text:span text:style-name="T15">tunicae expers, ea enim<text:line-break/>parte humores inter fele coniungi praestiterat; quae vero<text:line-break/>ejus pars omnis extra prominet tangitque uveam, tenui<text:line-break/>hae ac lucida - tunica cingitur; atque etiam ipsius pu-<text:line-break/>pillae imago in ea -velut in speculo quodam consistit,<text:line-break/>quandoquidem laevis est haec tunica ac fulgens supra<text:line-break/>omnia specula, omni igitur parte vitus instrumentum</text:span></text:span></text:p>
      <text:p text:style-name="P3"><text:span text:style-name="Default_20_Paragraph_20_Font"><text:span text:style-name="T15">a natura. est excultum,. sive spectes ipsius in mollitie<text:line-break/>symmetriam, sive positionis opportunitatem, sive- coloris<text:line-break/>fulgorem, sive vim operimentorum. Nam operimentum<text:line-break/>id, quod . sibi est naturale, laeve est . et lucidum ac<text:line-break/>splendens instar fpeculi;. quod vero huic est. proximum,<text:line-break/>yenosum ,. molle , nigrum . ac pertusum est ; venosum qui-<text:line-break/>dem, quo corneam abunde nutriat; molle autem, ne<text:line-break/>contactu sito humorem crystallinum affirmet; nigrum; ut<text:line-break/>splendorem colligat atque ad pupillam transmittat; per-<text:line-break/>tusum, ut, quem splendorem transmisit cerebrum, foras<text:line-break/>emittat. Quod autem omnium est extremum operimen-<text:line-break/>tum ac propugnaculum, tenue, album ac durum est,<text:line-break/>quasi cornu ; tenue quidem .et album ; ut splendores<text:line-break/>prompte transmittat; durum,. ut tuto conservet, Num<text:line-break/>igitur haec fotum., an praeterea figuram quoque- crystal-<text:line-break/>lini laudare est aequum? non enim sphaera est absoluta<text:line-break/>et undique aequabilis , quamvis naturae ea figura fit<text:line-break/>amicissima ec .convenientissima propter causas saepius a</text:span></text:span></text:p>
      <text:p text:style-name="P3"><text:span text:style-name="Default_20_Paragraph_20_Font"><text:span text:style-name="T38">nobis commemoratas. Attamen non erat tutum humo-<text:line-break/>rem hunc exacte facere sphaericum , neque enim in-<text:line-break/>condientes circulos ac coalescentes, qui in spatio sunt<text:line-break/>irides unquam, quomodo nunc admisisset; ad haec in<text:line-break/>vehementi ac violento motu , aut plaga , quae oculo;<text:line-break/>nonnunquam accidunt, in periculum fuisset adductus, na<text:line-break/>e vitreo humore .exturbaretur. Etenim connexione^ au<text:line-break/>sedes in abfolute rotundis sunt fallaciores, quam in<text:line-break/>planioribus, ceu super devexas et ob Id ipsum faclie<text:line-break/>lubricas rotunditates vehantur. Haec quidem figurae<text:line-break/>crystallini est causa ; omnisque , quae ad oculum perti-<text:line-break/>nent, tuto disposita videntur praeter tegentem ea cor-<text:line-break/>neam tunicam; ipsa enim prima omnium ac sola omni..<text:line-break/>bus injmiis est exposita, fumique, et pulveris, et Iri.<text:line-break/>gruis, et aestus, et contundenlium , atque incidentium<text:line-break/>incursus excipit, ut quae a superna crusta meninge esset<text:line-break/>enata. Ob erim igitur causam nostri opifex expIoratam<text:line-break/>habens ejus nobtlitatem, etsi eam aliis necellario prae-</text:span></text:span></text:p>
      <text:p text:style-name="P3"><text:span text:style-name="Default_20_Paragraph_20_Font"><text:span text:style-name="T38">posuit, quod aliud nihil magis aptum haberet, varie ta-<text:line-break/>men ipsam munivit, palpebris, ciliis, circumpositis ossibus,<text:line-break/>atque etiam cute. Cilia quidem quasi vallum quoddam<text:line-break/>corporibus exiguis suis pilis propulsandis, ne facile<text:line-break/>apertis oculis inciderent, primo loco constituit; palpe-<text:line-break/>bras vero ipsas, ut simul coirent ac compsi curentur,<text:line-break/>oculumque clauderent, si quid forte corporum majorum<text:line-break/>in eum incurrat; porro adversus majorum adhuc molium<text:line-break/>incursus superne quidem supercilia constituit, inferne<text:line-break/>autem mala, ad majorcm autem angulum natum, ad<text:line-break/>minorem ossis jugalis productionem; a quibus omnibus<text:line-break/>majorum corporum occursus prius excipientibus oculus<text:line-break/>ipse in medio locatus nihil laeditur, culis mota ad Pa-<text:line-break/>fiendi difficultatem non mediocriter ipsi etiam conferente.<text:line-break/>Undique enim haec contracta oculum intro comprimit,<text:line-break/>in angustissimum ipsum compellens; ipsa vero in multas<text:line-break/>ibi plicas corrugata una cum palpebris, si quid ossium</text:span></text:span></text:p>
      <text:p text:style-name="P3"><text:span text:style-name="Default_20_Paragraph_20_Font"><text:span text:style-name="T15">convexitatem praetergressum intro in oculos feratur, pri-<text:line-break/>ma vim omnem excipit, prima patitur, periculum prima<text:line-break/>subit, ac prima labefactatur; secundae vero post ipsam<text:line-break/>palpebrae contunduntur, inciduntur, rumpuntur, </text:span></text:span>ac <text:span text:style-name="Default_20_Paragraph_20_Font"><text:span text:style-name="T15">modis<text:line-break/>omnibus </text:span></text:span>commotae <text:span text:style-name="Default_20_Paragraph_20_Font"><text:span text:style-name="T15">patiuntur, velut scuta quaedam aule<text:line-break/>corneam objecta. Ex qua igitur substantia consentaneum<text:line-break/>erat </text:span></text:span>scuta <text:span text:style-name="Default_20_Paragraph_20_Font"><text:span text:style-name="T15">haec gignere? utrum ex molli admodum an<text:line-break/>carnosa? at si essent ejusmodi, facilius quam ipsis cornea<text:line-break/>afficerentur, essentque quiduis potius, quam propugnacula^<text:line-break/>An ex duru admodum et ossea? at neque moverentur<text:line-break/>facile , neque sine dolore corneam contingerent. Proinde<text:line-break/>ex dura quidem omnino substantia, fed quae moveri<text:line-break/>facile et cum cornea versari sine ejus noxa posset,<text:line-break/>palpebras fieri consentaneum fuit.</text:span></text:span></text:p>
      <text:h text:style-name="Heading_20_2" text:outline-level="2"><text:span text:style-name="Default_20_Paragraph_20_Font">C a pr Villi </text:span></text:h>
      <text:p text:style-name="P78"><text:span text:style-name="Default_20_Paragraph_20_Font"><text:span text:style-name="T15">Quinetiam connecti eas ossibus oculo<text:line-break/>ipsi fuit melius. Quare quum et hoc ipso constructio-<text:line-break/>nem palpebraruni praeditam esse oporteret, et ante hoc<text:line-break/>motus agilitate. patiendi difficultate. </text:span></text:span>et <text:span text:style-name="Default_20_Paragraph_20_Font"><text:span text:style-name="T15">ut corneam sua</text:span></text:span></text:p>
      <text:p text:style-name="P3"><text:span text:style-name="Default_20_Paragraph_20_Font"><text:span text:style-name="T15">consuetudine .ac contactu -non offenderet, aequum. est<text:line-break/>naturam admirari ,. quae omnia haec tam exquisite molita<text:line-break/>est, ut neque excogitari queat alia melior constructio.<text:line-break/>Membrana enim, . quam periostium appellamus., </text:span></text:span><text:span text:style-name="Default_20_Paragraph_20_Font"><text:span text:style-name="T38">. </text:span></text:span><text:span text:style-name="Default_20_Paragraph_20_Font"><text:span text:style-name="T15">a. super-<text:line-break/>ciliorum labiis abducens, atque in tantam prouuccns<text:line-break/>longitudinem, in quantam palpebras extendi oportenat,<text:line-break/>vorsus </text:span></text:span>eam <text:span text:style-name="Default_20_Paragraph_20_Font"><text:span text:style-name="T15">per partes palpebrarum inferiores </text:span></text:span><text:span text:style-name="Default_20_Paragraph_20_Font"><text:span text:style-name="T38">. </text:span></text:span><text:span text:style-name="Default_20_Paragraph_20_Font"><text:span text:style-name="T15">reduxit,<text:line-break/>non duplicans ipsam instar leuti cuiusdam duplicati , ut<text:line-break/>quibusdam est opinio </text:span></text:span><text:span text:style-name="Default_20_Paragraph_20_Font"><text:span text:style-name="T38">, - </text:span></text:span><text:span text:style-name="Default_20_Paragraph_20_Font"><text:span text:style-name="T15">fetl ne usque ad principium qui-<text:line-break/>dem., unde emersit,; reducens, scd, subjectis quidem^fu<text:line-break/>oculum vero continentibus musculis annexuit, </text:span></text:span><text:span text:style-name="Default_20_Paragraph_20_Font"><text:span text:style-name="T38">. </text:span></text:span><text:span text:style-name="Default_20_Paragraph_20_Font"><text:span text:style-name="T15">indeque<text:line-break/>ad iridem. .usque produxit, ubi. ipsam in. corneam tuni-<text:line-break/>eam insumit. Spatium vero inter duas portiones perio-<text:line-break/>stii corporis medium viscosa. atque unctuola occuparunt<text:line-break/>cum membranis. quibusdam a musculis extensis, quo loco<text:line-break/>etiam, quas bydatmas (vesiculas aqua plenas) vocant, gigni<text:line-break/>contingit, unctuosis his .corporibus, </text:span></text:span>quae <text:span text:style-name="Default_20_Paragraph_20_Font"><text:span text:style-name="T15">molliendarum<text:line-break/>fna pinguedine paipebrarunm gratia a natura fuerunt</text:span></text:span></text:p>
      <text:p text:style-name="P3"><text:span text:style-name="Default_20_Paragraph_20_Font"><text:span text:style-name="T38">comparata, supra modum naturalem aliquando auctis.<text:line-break/>Ad proportionem autem hujus constructionis palpebrae<text:line-break/>inferiores extiterunt a malarum periollio quadamtenus<text:line-break/>quidem extenso, revertente autem rursus ad corneam.<text:line-break/>Qua parte vero haec periollios remeare incipit, substantia<text:line-break/>quaedam membrana durior adtenta est, quam tarium<text:line-break/>nominant, claudens ac comprehendens et constringens,<text:line-break/>quod convexum efficitur ex ejus duplicatione; ad eum-<text:line-break/>que ipsum usum est instituta, et alios duos praeter hunc,<text:line-break/>quorum majorem quidem ac artificiosiorem paule post<text:line-break/>explicabo , minorem autem nunc exequar. fartus ille<text:line-break/>tenuibus quibusdam pertusus est foraminibus, ex quibus<text:line-break/>palpebrarum pili emicant, tarfo ipso sedem atque ex-<text:line-break/>tensionis rectitudinem propter duritiem suppeditante.<text:line-break/>Quemadmodum enim superciliorum pilus sibi ipsis mutuo<text:line-break/>concidere praestiterat, ita hos et rectos ^et tensos seta-<text:line-break/>per conservari; usum utrumque, quorum causa extiterant,</text:span></text:span></text:p>
      <text:p text:style-name="P3"><text:span text:style-name="Default_20_Paragraph_20_Font"><text:span text:style-name="T38">potissimum praesenlis constructionis beneficio erant prae-<text:line-break/>Ili turi ; qui superciliis quidem insunt, id omne, quod<text:line-break/>a fronte atque adeo a capite defluit, priusquam in<text:line-break/>oculos incidat, excipientes; qui vero palpebris insunt,<text:line-break/>arenam, pulverem, parva animalia volitantia intro in<text:line-break/>oculos incidere, aut quicquam demum eos offendere<text:line-break/>prohibentes. Atque etiam id opus naturae maxime quis<text:line-break/>admirabitur, quod neque sursum ad supercilia spectantes,<text:line-break/>neque deorlum ad^ malas pilos palpebrarum fecerit, ne-<text:line-break/>que intro in ipsius oculos nutantes; quandoquidem primi<text:line-break/>usum, cujus gratia extiterant, labefactassent, fecundi<text:line-break/>vero oculis ipsis incommodallent, continuitatem objecto-<text:line-break/>nun spectandorum intercidentes. Quid jam loquar de<text:line-break/>commensurato ipsorum inter fe intervallo? an non ad-<text:line-break/>mirabile id videtur? nam si longius a feste dissiti fuissent,<text:line-break/>Inulta in oculos incidere potuissent, a .quibus nunc arcen-<text:line-break/>tur; sin vero sese contingerent, tenebras quodammodo<text:line-break/>oculis offunderent; atqui neque tenebras offundere</text:span></text:span></text:p>
      <text:p text:style-name="P3"><text:span text:style-name="Default_20_Paragraph_20_Font"><text:span text:style-name="T38">oportebat, neque usum evertere, cujus gratia facti<text:line-break/>fuerant.</text:span></text:span></text:p>
      <text:h text:style-name="Heading_20_2" text:outline-level="2"><text:span text:style-name="Default_20_Paragraph_20_Font">Cap. Vlll. </text:span></text:h>
      <text:p text:style-name="P78"><text:span text:style-name="Default_20_Paragraph_20_Font"><text:span text:style-name="T38">At posteaquam palpebras oratione jam<text:line-break/>fumus executi , totum que oculum absolvimus, tempesti-<text:line-break/>Vum fuerit exponere, undenam motum ei suppeditabimus,<text:line-break/>quandoquidem desidem ipsum penitus atque immobilem<text:line-break/>relinquere opificis est aut causas visionis ignorantis,<text:line-break/>aut ejus, quod in singulis esit melius, nilul curantis. At<text:line-break/></text:span></text:span><text:span text:style-name="Default_20_Paragraph_20_Font"><text:span text:style-name="T41">τι</text:span></text:span><text:span text:style-name="Default_20_Paragraph_20_Font"><text:span text:style-name="T39"> </text:span></text:span><text:span text:style-name="Default_20_Paragraph_20_Font"><text:span text:style-name="T38">eque id ignorare ei convenit, qui tantam certe sapien-<text:line-break/>t iam simul ac providentiam in tota animalis fabricatione<text:line-break/>adhibuerit, neque flocci facere. Quasnam igitur visionis<text:line-break/>causas este dicimus, quas oportet eum intelligere, et<text:line-break/>quo pacto, quod est melius, prospicere oportet? Non<text:line-break/>ex quovis situ visibilia omnia cernere possunt oculi, quem-<text:line-break/>admodum aures ex omni situ audibilia possunt au-<text:line-break/>dire, quum neque ex lateribus, neque ex posterioribus,<text:line-break/>neque ex superioribus vel interioribus , neque (ut sum-<text:line-break/>matim dicam) aliud quidpiam, nisi quod pupillae est<text:line-break/>directum, queant cernere. Si igitur immobiles penitus</text:span></text:span></text:p>
      <text:p text:style-name="P3"><text:span text:style-name="Default_20_Paragraph_20_Font"><text:span text:style-name="T15">oculi extitissent, quod sibi ex directo oppositum esset<text:line-break/>duntaxat videntes , paucissima prorsus cerneremus; ob<text:line-break/>eam fare causam eos -sic disposuit, ut- possent plurimum<text:line-break/>circumagi, et cum ipsis lotum etiam collum ad motus<text:line-break/>fecit habile ; ob </text:span></text:span>eam <text:span text:style-name="Default_20_Paragraph_20_Font"><text:span text:style-name="T15">etiam potissimum causam duo </text:span></text:span>ex-<text:line-break/><text:span text:style-name="Default_20_Paragraph_20_Font"><text:span text:style-name="T15">flerunt, </text:span></text:span>a <text:span text:style-name="Default_20_Paragraph_20_Font"><text:span text:style-name="T15">sete insigni intervallo distantes. Qui igitur<text:line-break/>altero sunt caeci, non vident ea, quae spectant ad illum<text:line-break/>oculum, etiamsi propinqua fuerint; Si igitur eos motu<text:line-break/>voluntario oportebat esse- praeditos, omnes autem sumus- .<text:line-break/>modi motus fiunt per musculos, perspicuum est, quod et<text:line-break/>opificem oculis musculos circumponere conveniebat, et<text:line-break/>nos non simpliciter ita ipsorum usum referre, sed nu-<text:line-break/>merum quoque et .magnitudinem ac situm explicare;<text:line-break/>Postquam igitur oculorum motus sunt quatuor:, unus qui-<text:line-break/>dem, quo intro versus nasumadducuntur ; altercantem,<text:line-break/>quo extra ad parvum angulum abducuntur; tertius, quo<text:line-break/>fursum versus supercilia tolluntur; quartus, quo deorsum<text:line-break/>versus .malas trahuntur ; consentaneum fuit, et musculos,</text:span></text:span></text:p>
      <text:p text:style-name="P3"><text:span text:style-name="Default_20_Paragraph_20_Font"><text:span text:style-name="T15">qui motuum illorum duces essent, totidem. esse numero,<text:line-break/>duos quidem a lateribus, alterum scilicet in altero. an-<text:line-break/>gulo; alios autem. duos, quorum unus est infernus,, alter<text:line-break/>fupernus. Degenerantes autem omnes in aponeurofes<text:line-break/>circulum unum efficiunt lati tendonis in iridem dest-<text:line-break/>nentis. Quum vero oculum circumagi etiam esset nre-.<text:line-break/>lius, natura alios duos musculos positione obliquos effecit,<text:line-break/>singulos in singulis palpebris vertus mluorem angulum<text:line-break/>supra ac infra extensos; proinde horum etiam muscu-<text:line-break/>lorum beneficio oculum . maxime quoquoversus prompte<text:line-break/>eircumvertimus ac circumagimus. Est porro et alius </text:span></text:span><text:span text:style-name="Default_20_Paragraph_20_Font"><text:span text:style-name="T38">.<text:line-break/></text:span></text:span><text:span text:style-name="Default_20_Paragraph_20_Font"><text:span text:style-name="T15">quidam musculus magnus circa eorum radicem , con-<text:line-break/>stringens quidem ac muniens nervi illius mollis infer-<text:line-break/>tionem, oculum vere furium attollens et elevans, ac<text:line-break/>non nihil etiam simul convertens; facile enim rumpere-^<text:line-break/>tur mollis ille. nervus, in vehementibus in caput lapsi-.<text:line-break/>hus violenter concussus, nisi undique stabiliretur ac in-<text:line-break/>terciperctuxi modisque omnibus stiparetur. Quod. si un-</text:span></text:span></text:p>
      <text:p text:style-name="P3"><text:span text:style-name="Default_20_Paragraph_20_Font"><text:span text:style-name="T15">quam alicuius. oculum alterum totum vidisti prominen-<text:line-break/>florem, siquidem videt adhuc, rccideritque absque per-<text:line-break/>cussione lue affectus ,. scitu, nervum hunc mollem este ex-<text:line-break/>tensum, propterea quod resolutus musculus non potest<text:line-break/>amplius ei -obsistere, neque continere ac constringere;<text:line-break/>sin vero amplius non videt, nervus etiam ipse est jam<text:line-break/>affectus. -- Quod si propter vehementem percussionem<text:line-break/>prominere oculum contigerit, siquidem adhuc videt,.<text:line-break/>musculus ipse solus , sin vero murus , nervus quoque est<text:line-break/>ruptus. Ad hunc igitur usum musculus lue factus, in<text:line-break/>orlremque totam oculi radicem complectens, quibusdam<text:line-break/>anatomicis triplex, aliis duplex esse videtur, nonntillis-<text:line-break/>vero simplex, quem per quasdam fibras sibi ipsisappti--<text:line-break/>caths ac. commissas et earum productiones ipsum ita<text:line-break/>distinguunt. At sive unum quis ipsum ex pluribus com-.<text:line-break/>positum, sive duos, sive tres velit dicere; unus omnium<text:line-break/>eorum est usus, de quo ante locuti , fumus.</text:span></text:span></text:p>
      <text:h text:style-name="Heading_20_2" text:outline-level="2"><text:span text:style-name="Default_20_Paragraph_20_Font">Cap. IX. </text:span></text:h>
      <text:p text:style-name="P78"><text:span text:style-name="Default_20_Paragraph_20_Font"><text:span text:style-name="T15">Haec quidem tot ac .tanta naturae funt<text:line-break/>in oculorum constructione opera; quod autem nihilo mi-</text:span></text:span></text:p>
      <text:p text:style-name="P3"><text:span text:style-name="Default_20_Paragraph_20_Font"><text:span text:style-name="T15">nus iis atque aliis ante dictis omnibus quis admirari<text:line-break/>possit, nondum id diximus. Palpebras namque omnino-<text:line-break/>oportebat. motu voluntario etiam esse praeditas; alioqui<text:line-break/>nullus ipsarum. erat usus. omnibus porro- voluntariis<text:line-break/>motibus natura instrumenta quaedam comparavit, quos<text:line-break/>vocamus musculos,: qui partes per quosdam tendones<text:line-break/>in ictas insitos moventi Demonstratum autem est a nobis .-<text:line-break/>in libro de motu musculorum, quod partes omnes, quae<text:line-break/>motu voluntario sunt praeditae, duobus ut minimum in-.<text:line-break/>digent. musculis fibi ipfis oppositis, altero extendente,.<text:line-break/>et altero flectente.; nec minus sane demonstravimus, quod<text:line-break/>nullus musculus motus utrosque potest efficere,- propterea<text:line-break/>quod partem, quam moturus est; omnino trahit ad sic.<text:line-break/>ipsirm, et quod etiam unicus est situs, cum sit unicus.<text:line-break/>musculus. Quod si ita est, quonam pacto palpebrae mo-.<text:line-break/>rebuntur? nam quod ad inferiorem attinet, ea prorsus<text:line-break/>est immobilis ; superior autem moveri quidem cernitur,<text:line-break/>tamen sophistarum nonnulli, quum neque moventes eam.</text:span></text:span></text:p>
      <text:p text:style-name="P3"><text:span text:style-name="Default_20_Paragraph_20_Font"><text:span text:style-name="T15">musculos, neque motus rationem invenirent; eo impu-<text:line-break/>deutiae sunt progressi, ut ipsarum motum a. nostra volun-<text:line-break/>tate pendere negarent, sed naturarem esse,: quomodo<text:line-break/>ventriculo, intestinis, arteriis, . corni ac multis </text:span></text:span><text:span text:style-name="Default_20_Paragraph_20_Font"><text:span text:style-name="T38">aliis in-.<text:line-break/></text:span></text:span><text:span text:style-name="Default_20_Paragraph_20_Font"><text:span text:style-name="T15">stramentis praeter </text:span></text:span><text:span text:style-name="Default_20_Paragraph_20_Font"><text:span text:style-name="T38">: </text:span></text:span><text:span text:style-name="Default_20_Paragraph_20_Font"><text:span text:style-name="T15">voluntatem atque institutum motus<text:line-break/>insunt; arbitrantur. enim satius esse mentiri , quam suam<text:line-break/>ipsorum ignorantiam confiteri. </text:span></text:span>.At.<text:span text:style-name="Default_20_Paragraph_20_Font"><text:span text:style-name="T15">in quibusdam quietem,<text:line-break/>etiamsi vulgus ipsum mendacium non. deprehendat: </text:span></text:span><text:span text:style-name="Default_20_Paragraph_20_Font"><text:span text:style-name="T38">. </text:span></text:span><text:span text:style-name="Default_20_Paragraph_20_Font"><text:span text:style-name="T15">si<text:line-break/>quis tamen solem supra terram ac lucem et omnino<text:line-break/>diem esse neget, quum ea omnes videant, is furere<text:line-break/>judicabitm.. Quid si quis dicat, quum gradimur, .non<text:line-break/>nostra voluntate crura ciccumferre, scd contra volente-<text:line-break/>tem ac naturaliter?. milii quidem et hic nihilominus<text:line-break/>quam prior infantrc videbitur. Quum enim nobis liceat<text:line-break/>et velocius ea. movere, et tardius, aut frequentius ac<text:line-break/>rarius, aut penitus continere, et rursus ad motum exci-<text:line-break/>tare , quo pacto non is desipiat, </text:span></text:span><text:span text:style-name="Default_20_Paragraph_20_Font"><text:span text:style-name="T38">qui </text:span></text:span><text:span text:style-name="Default_20_Paragraph_20_Font"><text:span text:style-name="T15">actionem </text:span></text:span><text:span text:style-name="Default_20_Paragraph_20_Font"><text:span text:style-name="T38">hanc </text:span></text:span><text:span text:style-name="Default_20_Paragraph_20_Font"><text:span text:style-name="T15">na-<text:line-break/>tnralem ac. praeter- nostram voluntatem esse dixerit?</text:span></text:span></text:p>
      <text:p text:style-name="P3"><text:span text:style-name="Default_20_Paragraph_20_Font"><text:span text:style-name="T15">Si enim oculos, ubi clauserimus, quamdiu </text:span></text:span>vellemus, <text:span text:style-name="Default_20_Paragraph_20_Font"><text:span text:style-name="T15">con-<text:line-break/>tinere ita non possemus, et rursus, ubi vellemus, reserare,<text:line-break/>ac similiter postea deinceps claudere, idque vicissim<text:line-break/>utrumque, quamdiu vellemus, facere, palpebrarum motus<text:line-break/>non esset nostra actio; sin vero haec efficere possumus<text:line-break/>libere, ut volumus, et quamdiu volumus, si modo secun-<text:line-break/>dum naturam palpebrae </text:span></text:span>se <text:span text:style-name="Default_20_Paragraph_20_Font"><text:span text:style-name="T15">habent, perspicuum est, quod<text:line-break/>a nostra voluntate superiorum palpebrarum motus pen-<text:line-break/>det; alioqui frustra nobis essent a natura datae, si, quum<text:line-break/>vis quaedam extrinsecus in oculos irruit, </text:span></text:span>quae <text:span text:style-name="Default_20_Paragraph_20_Font"><text:span text:style-name="T15">laesura<text:line-break/>ipsus ac percussura esset, claudere volentes non posse-<text:line-break/>mus. At nihil mirum est ejusmodi a sophistis effutiri,<text:line-break/>quibus solius gloriae, nulla veritatis est cura. Haec sane<text:line-break/>eorum impudentia argumentum est non aspernandum<text:line-break/>artificii naturae. Quum enim palpebrae superioris mo-<text:line-break/>tum cernamus perspicue, modum tamen, quo is fiat, di-<text:line-break/>cere non possimus, neque musculos, per </text:span></text:span>quos <text:span text:style-name="Default_20_Paragraph_20_Font"><text:span text:style-name="T15">efficitur,<text:line-break/>invenire, quid tandem, si ipsa animalia effingeremus,</text:span></text:span></text:p>
      <text:p text:style-name="P3"><text:span text:style-name="Default_20_Paragraph_20_Font"><text:span text:style-name="T38">quod de Prometheo poetarum sabulis est proditum, fe-<text:line-break/>cissemus? certe hoc saltem constat, quod palpebra lupe-<text:line-break/>Pior immobilis nobis omnino, opinor, relicta fuisset. Ac<text:line-break/>forsitan dicent, quod a supercilio productos musculos<text:line-break/>toti palpebrae tarso it serui ssenI. At sic quidem, o sapien-<text:line-break/>fissi mi, tota palpebra e Verteretur ac contorqueretur at-<text:line-break/>que ad supercilium reflecteretur. Caeterum hoc etiam<text:line-break/>condonamus, probeque aperiatur; exponant deinceps,<text:line-break/>quonam pacto claudetur. Neque enim a palpebra iule-<text:line-break/>Flore productum alium musculum tarso inserere poterunt,<text:line-break/>id enim esset absurdissimum, neque parlibus internis<text:line-break/>ipsum palpebrae superiori subfigere. Primo enim ne<text:line-break/>sic quidem claudi, sed retrahi ac duplicari complicari-<text:line-break/>que palpebram hanc continget ab hujusmodi musculo<text:line-break/>tensam; praeterea vero et musculus ipse positionem ha-<text:line-break/>bebit absurdissimam ab oculo toto compressus, ac totum<text:line-break/>ipsum comprimens, arctatus praeterea atque ad motum<text:line-break/>impeditus. Accusandi sane mea sententia sunt sophistae,</text:span></text:span></text:p>
      <text:p text:style-name="P3"><text:span text:style-name="Default_20_Paragraph_20_Font"><text:span text:style-name="T15">qui quum nondum </text:span></text:span>invenire <text:span text:style-name="Default_20_Paragraph_20_Font"><text:span text:style-name="T15">, neque exponere </text:span></text:span>opera<text:line-break/><text:span text:style-name="Default_20_Paragraph_20_Font"><text:span text:style-name="T15">naturae queant, eam tamen .inscitiae condemnant. Conve-.<text:line-break/>ruebat enim; utrmilu videtur, eos demonstrare </text:span></text:span>, <text:span text:style-name="Default_20_Paragraph_20_Font"><text:span text:style-name="T15">nun fuisse<text:line-break/>melius,. oculos palpebris esse praeditos, aut praestitos<text:line-break/>qui nem esse p al rinmrobilibus </text:span></text:span>, . <text:span text:style-name="Default_20_Paragraph_20_Font"><text:span text:style-name="T15">aut mobilibus quidem, at<text:line-break/>non secundum voluntatem, , aut </text:span></text:span>secundum <text:span text:style-name="Default_20_Paragraph_20_Font"><text:span text:style-name="T15">voluntatem<text:line-break/>quidem </text:span></text:span>, <text:span text:style-name="Default_20_Paragraph_20_Font"><text:span text:style-name="T15">verum.- musculis sic quodammodo dispositis.<text:line-break/>Hi autem adeo sunt </text:span></text:span>acuti, <text:span text:style-name="Default_20_Paragraph_20_Font"><text:span text:style-name="T15">ut, quum palpebrae evidenter<text:line-break/>moveantur, neque i quo pactu id fiat; intelligant, neque<text:line-break/>alimus quempiam- motum inveniant ; eo vero amentiae<text:line-break/>progrediuntur, al eum, qui tot ac ejusmodi formavit </text:span></text:span><text:span text:style-name="Default_20_Paragraph_20_Font"><text:span text:style-name="T38">-<text:line-break/></text:span></text:span><text:span text:style-name="Default_20_Paragraph_20_Font"><text:span text:style-name="T15">ac construxit partes, nondum artificem esse fateantur..^<text:line-break/>Et si de domus .quidem, aut januae,- aut tecti; aut id<text:line-break/>genus cuiuspiam -constructione inter opifices esset con-<text:line-break/>troverfia, quo pacto ad eum usum, cujus gratia institui-<text:line-break/>tar, pulcherrime compararetur,: tum autem caeteris quidem<text:line-break/>explicatu id esset difficile, unus autem iutor eos,. id si<text:line-break/>explicaret, ab omnibus jure celebraretur, peritusque-<text:line-break/>artifex haberetur v naturae veto opera quum non dice</text:span></text:span></text:p>
      <text:p text:style-name="P3"><text:span text:style-name="Default_20_Paragraph_20_Font"><text:span text:style-name="T15">providere, fed ne facta quidem intuiti, ingenio assequi<text:line-break/>possumus, an non ea hominum opificiis nrajora mituli-<text:line-break/>mur? Verum hos jam missos faciamus: id autem confi-<text:line-break/>deremus, quidnam tandem in palpebrae superioris mo-<text:line-break/>tu admirabile id fit, quae </text:span></text:span>a <text:span text:style-name="Default_20_Paragraph_20_Font"><text:span text:style-name="T15">majorum nostrorum doctis-<text:line-break/>simis excogitata suerunt, prius explicantes. Dictum qui-<text:line-break/>dem jam prius quodam loco fuit, quod sub cute pal-<text:line-break/>pebras contegente membranae funt tenues; hinc autem<text:line-break/>hujus quoque explicationis fumant nunc initium. Mem-<text:line-break/>brastae enim hae musculos quidem palpebram moventes<text:line-break/>et ipsae tegunt, qui parvi plane funt; extenduntur au-<text:line-break/>tem ipsae ab aponeurofibus , quae in tersum inseruntur.<text:line-break/>Ante autem docuimus, tarium hunc- esse cartilaginosum,<text:line-break/>instar vinculi cujusdam corpori membranulis palpebram<text:line-break/>gignenti subjectum; at quod illorum parvorum musculo-.<text:line-break/>ruta dilatatos productiones atque extenuatas recipit,<text:line-break/>hactenus ptanistime non docuimus. .Nunc . igitur tum ,<text:line-break/>hoc ipfr.m dlsce, tum.. autem quod alter quidem mulcu-</text:span></text:span></text:p>
      <text:p text:style-name="P3"><text:span text:style-name="Default_20_Paragraph_20_Font"><text:span text:style-name="T15">lorum in majore </text:span></text:span>angulo oculi ad <text:span text:style-name="Default_20_Paragraph_20_Font"><text:span text:style-name="T15">nnsnm obliquus con-<text:line-break/>stitutus, ad tarsi partem dimidiam, quae illic est,. per-<text:line-break/>veniat; alter veni totus et ipfe quoque obliquus, et ad<text:line-break/>minorem. ungulum extensus, ad reliquam tarsi partem di-,<text:line-break/>midiam . sibi propinquant prorumpit. Quando igitur.<text:line-break/>musculus prior dictus agit partem palpebrae sibi con-<text:line-break/>tinuam, quae est ad uusum, deorsum itrgloit; quum vero<text:line-break/>altor, reliquam sursum trahit. Prioris porro caput quum.<text:line-break/>ad majorem angulum sit constitutum, secundi autem ad<text:line-break/>supercilium, quumque musculi omnes versus proprium<text:line-break/>principium tundantur, necesse est parti palpebrae alteri,.<text:line-break/>quae </text:span></text:span>ad <text:span text:style-name="Default_20_Paragraph_20_Font"><text:span text:style-name="T15">rufum est, motus deorsum sit, alteri vero, quae<text:line-break/>est ad minorem angulum, sursum. Quod si uterque eo-<text:line-break/>dem tempore tendant juxta . palpebram , sursum quidem<text:line-break/>ea ipsius pars, quae est ad minorem angulum, trahetur,<text:line-break/>quae vero est ad majorem, ea deorsum trahetur; quare<text:line-break/>accidet, ut oculus non. magis sit apertus, quam clausus;<text:line-break/>eaque palpebrae figura est, quam Hippocrates curvam ac</text:span></text:span></text:p>
      <text:p text:style-name="P3"><text:span text:style-name="Default_20_Paragraph_20_Font"><text:span text:style-name="T15">reflexam. appellavit, quarti in morbis magni mali signum<text:line-break/>statuit; palpeoraeque eversionem hanc alicubi nominat il-<text:line-break/>losirr (nictationem] ; fitque assectus f s, utroque musculorum<text:line-break/>convulso. p artem que. t arsi. sibi continuam ad fe ipsum<text:line-break/>trahente. Quod si alter quidem musculus agat, . </text:span></text:span><text:span text:style-name="Default_20_Paragraph_20_Font"><text:span text:style-name="T16">ad.se<text:line-break/></text:span></text:span><text:span text:style-name="Default_20_Paragraph_20_Font"><text:span text:style-name="T15">ipfumque palpebram trahat, alter autem prorsus cesset,<text:line-break/>aperiri.tunc .ac claudi totam palpebram contingit; trahit<text:line-break/>enim femper pars altera tersi, quae movetur,.una tecum<text:line-break/>et reliquam. Causa autem hujus .rei est durities; si<text:line-break/>enim membranosa esset pars ea, aut carnosa,. aut quovis<text:line-break/>alio modo mollis, nun utique partem motam altera sc-^<text:line-break/>queretur; id quod praevidens natura, durum ac curtile-<text:line-break/>ginosum । tarium ipsi palpebrae apponens; utriusque nu-<text:line-break/>sensi fines. in ipsum immisit. Quemadmodum sane , </text:span></text:span><text:span text:style-name="Default_20_Paragraph_20_Font"><text:span text:style-name="T38">. </text:span></text:span><text:span text:style-name="Default_20_Paragraph_20_Font"><text:span text:style-name="T15">si<text:line-break/>virgam quandam curvam ac reflexam ntravis sparte ac-<text:line-break/>cipiens . traxeris , tota sequitur, ad eundem modum et<text:line-break/>tersus totus utriusvis musculi tractum sequitur ; atque<text:line-break/>tertius hic et maximus generationis tarsi est utus, quem</text:span></text:span></text:p>
      <text:p text:style-name="P3"><text:span text:style-name="Default_20_Paragraph_20_Font"><text:span text:style-name="T38">paulo ante in aliud tempus rejeceram. Quae itaque ad<text:line-break/>palpebram superiorem pertinent, sic habent.</text:span></text:span></text:p>
      <text:h text:style-name="Heading_20_2" text:outline-level="2"><text:span text:style-name="Default_20_Paragraph_20_Font">Cap. X. </text:span></text:h>
      <text:p text:style-name="P78"><text:span text:style-name="Default_20_Paragraph_20_Font"><text:span text:style-name="T38">Cur vero non et palpebra inferior motus<text:line-break/>fuit particeps, quum ad eundem ufum facta fuisset, lo-<text:line-break/>cumque recipiendis musculis non minus haberet accom-<text:line-break/>modum? Natura certe videri hic possit injustr, si, quum<text:line-break/>utrique palpebrae totius motus partem dimidiam posset<text:line-break/>tribuere, ipsa totum eum alteri esset gratificata. Neque<text:line-break/>in hoc solum, verum etiam in eo nihilominus videri<text:line-break/>possit in j usta, quod inferiorem multo minorem effecerit;<text:line-break/>oportebat enim, quemadmodum auribus ac labiis et nasi<text:line-break/>alis, ita palpebris utrisque magnitudinem ac motum<text:line-break/>tribuere aequalem. At situs hujus discriminis est causa;<text:line-break/>si enim palpebra inferior longior, tpIam nunc est, ex-<text:line-break/>titillet, non fuisset similiter constans, fed in fe ipsam de<text:line-break/>fluens corrugatetur, laxaque fieret, ab oculoque disce-<text:line-break/>deret; et quod his adhuc est majus, colligeretur in ca<text:line-break/>lqqdiudo , ac lacryma, et ejusdem generis omnia, quae</text:span></text:span></text:p>
      <text:p text:style-name="P3"><text:span text:style-name="Default_20_Paragraph_20_Font"><text:span text:style-name="T45">I</text:span></text:span>n excernenda difficultatem haberent. Ex quo intelligitur,<text:line-break/>satius fuisse parvam ipsam fieri, talis enim oculo semper<text:line-break/>astricta atque appressit et ad unguem circumplectens<text:line-break/>excrementa omnia. facile exprimit; quae quum esset hu-<text:line-break/>jusnrodi , perspicuum est, quod motu etiam non indige-<text:line-break/>bat. Anatomicorum quidem certe praestantissimi naturae<text:line-break/>in palpebris. artificium . invenisse ac pulchre exposuisse<text:line-break/>videntur, ut jam diximus; ego vero ipsis omnino jam<text:line-break/>assentirer, si mihi. persuadere possem, vidisse me perspicue<text:line-break/>eum musculum, qui est ad majorem angulum. Nunc<text:line-break/>autem neque illum aperte nidi unquam; et in aegilopum<text:line-break/>.curatione chirurgica non modo abscinditur plerumque,<text:line-break/>verum etiam locus ille tutus sic aduritur, ut nonnunquam<text:line-break/>squamae a subjectis ossibus abscedant, quum interea<text:line-break/>palpebra ad motum nihil impediatur; ob eam caulam -<text:line-break/>videtur mihi indigere animadversione .Quod si mihi<text:line-break/>ipfe olim persuasero rem omnem . pulclue invenisse , in<text:line-break/>libro de dubiis motibus (quem ego scribere .constitui) id</text:p>
      <text:p text:style-name="P31"><text:span text:style-name="Default_20_Paragraph_20_Font"><text:span text:style-name="T15">indicabo; nunc autem de </text:span></text:span>eo <text:span text:style-name="Default_20_Paragraph_20_Font"><text:span text:style-name="T15">id solum dixisse mihi suf--<text:line-break/>fecerit, naturae folertiam </text:span></text:span>esse <text:span text:style-name="Default_20_Paragraph_20_Font"><text:span text:style-name="T15">tantam, ut, quum eam<text:line-break/>tanti viri tamdiu conquisiverant, omnem tamen non in-<text:line-break/>venerint.</text:span></text:span></text:p>
      <text:h text:style-name="Heading_20_2" text:outline-level="2"><text:span text:style-name="Default_20_Paragraph_20_Font">Cap. XI. </text:span></text:h>
      <text:p text:style-name="P78"><text:span text:style-name="Default_20_Paragraph_20_Font"><text:span text:style-name="T15">Deinceps autem, quae ad oculorum<text:line-break/>angulos pertinent, sunt vestiganda. Nam si corpus id<text:line-break/>carneum, quod majori angulo incubat, est utile, minori<text:line-break/>certe nocere natura videri queat, quod eum operimento<text:line-break/>utili privaverit; sin .vero est inutile, majori rursus in-<text:line-break/>commodat, onere superfluo eam gravans. Qui igitur ex-<text:line-break/>plicari </text:span></text:span>id <text:span text:style-name="Default_20_Paragraph_20_Font"><text:span text:style-name="T15">poterit? et quomodo neutri natura incommo-<text:line-break/>dat? Operimentum foramini, quod est ad nares, corpus<text:line-break/>hoc carnosum, quod est ad ungulum majorem, natura<text:line-break/>imposuit. Usus autem illius foraminis animali est du-<text:line-break/>plex; unus quidem, quem supra memoravimus , quum<text:line-break/>de nervis a cerebro ortis ageremus </text:span></text:span>; <text:span text:style-name="Default_20_Paragraph_20_Font"><text:span text:style-name="T15">alius vero , quem<text:line-break/>nunc tempestive referemus. Confluunt per foramina<text:line-break/>haec in nares otnuia oculorum excrementa; et medica-</text:span></text:span></text:p>
      <text:p text:style-name="P2"><text:span text:style-name="Default_20_Paragraph_20_Font"><text:span text:style-name="T15">menta quidem ocularia multi plerumque non mullo<text:line-break/>poft inunctionem expuerunt, . alii vero emunxeruut; ad<text:line-break/>eundem enim usum meatus lue ab angulo in nasum est<text:line-break/>perforatus , ad quem et nasus </text:span></text:span>ipse <text:span text:style-name="Default_20_Paragraph_20_Font"><text:span text:style-name="T15">in os , quandoquidem<text:line-break/>emungentibus per nasuta, quod confluit, excidit, ex-<text:line-break/>crcantibns vero per ossi Ne igitur per angulos exere-<text:line-break/>mentum effluat, neve assidue lacrymemus, praedictis<text:line-break/>meatibus corpora haec carnosa fuerunt apposita, quae<text:line-break/>prohiberent quidem, ne oculorum excrementa per an-<text:line-break/>gulos vacuarentur, ad proprios autem meatus impelle-<text:line-break/>rent. Demonstratio vero- ejus, quod dicimus, suerit<text:line-break/>maxima errores, in quos saepenumero incidunt ii, qur<text:line-break/>melicos ocularios se ipsos nominant. Nonnulli enim<text:line-break/>eorum, quae vocant ungues, et magnas asperitates, fi-<text:line-break/>cationes; et callos palpebrarum, pharmacis acribus col-<text:line-break/>liquantes timui et carunculam nervosam, quae est ad<text:line-break/>majorem angulum, imprudentes colliquarunt. Alii vero<text:line-break/>in encantiiidnnr (id est carnis </text:span></text:span>in <text:span text:style-name="Default_20_Paragraph_20_Font"><text:span text:style-name="T15">maiore angulo excre-<text:line-break/>scentiae) curatione chirurgica plus aequo de caruncula</text:span></text:span></text:p>
      <text:p text:style-name="P2"><text:span text:style-name="Default_20_Paragraph_20_Font"><text:span text:style-name="T15">rescindentes, effluxum excrementis ex parte. aperuerunt,<text:line-break/>quem affectum rhyadem quidam appellarunt; de cujus<text:line-break/>absurditate quorsum attinet -.me hic verba facere? At<text:line-break/>haec quidem accurate a natura fuerunt provisa, -et prae-.<text:line-break/>ter haec adhuc illa quae in palpebris fiunt tenuia ad--<text:line-break/>modum foramina; quae paulo sunt extra majorem. angu-<text:line-break/>lum;. ad nasum enim usque pertinent, tenuetnque hu-<text:line-break/>morem dant vicissim, atque accipiunt. Utus- porro est<text:line-break/></text:span></text:span><text:span text:style-name="Default_20_Paragraph_20_Font"><text:span text:style-name="T38">i </text:span></text:span><text:span text:style-name="Default_20_Paragraph_20_Font"><text:span text:style-name="T15">non parvus lu eo dando, quod abundat, accipiendo au-<text:line-break/>tem, quod. desinit, quo ipsiorum .naturalis symmetria con-<text:line-break/>fervetur ad motuum agilitatem , quandoquidem siccitas<text:line-break/>earum exuperans propter duritiem flectendi </text:span></text:span>ac <text:span text:style-name="Default_20_Paragraph_20_Font"><text:span text:style-name="T15">movendi<text:line-break/>difficultatem illis ingenerat; humiditatis autem copia in-<text:line-break/>firma reddit ac mollia; sida autem media constitutio .<text:line-break/>ad naturales omnes actiones est praestantissima. Ad mo- ,<text:line-break/>tuum etiam facilitatem duae .quoque glandulae in utro-<text:line-break/>que oculo extiterunt, altera partibus: infernis,. altera.<text:line-break/>supernis ; </text:span></text:span><text:span text:style-name="Default_20_Paragraph_20_Font"><text:span text:style-name="T38">. </text:span></text:span><text:span text:style-name="Default_20_Paragraph_20_Font"><text:span text:style-name="T15">quae meatibus non obfcuris humidum in ceu-</text:span></text:span></text:p>
      <text:p text:style-name="P3"><text:span text:style-name="Default_20_Paragraph_20_Font"><text:span text:style-name="T15">los effundunt, similiter ac glandulae, quae linguae radi-<text:line-break/>.ci adjunctae salivam in os derivant. Quod autem cir-<text:line-break/>consulam oculis piuguedluem nullius alterius gratia<text:line-break/>natura comparavit, ipsius etiam durities indicat; cujus<text:line-break/>beneficio quum non facile colliquetur, perpetuo eos te-<text:line-break/>git, </text:span></text:span>quod <text:span text:style-name="Default_20_Paragraph_20_Font"><text:span text:style-name="T15">unctuofa sit </text:span></text:span>ac <text:span text:style-name="Default_20_Paragraph_20_Font"><text:span text:style-name="T15">pinguis.</text:span></text:span></text:p>
      <text:h text:style-name="Heading_20_2" text:outline-level="2"><text:span text:style-name="Default_20_Paragraph_20_Font">- - Cap. Xssi</text:span></text:h>
      <text:p text:style-name="P77"><text:span text:style-name="Default_20_Paragraph_20_Font"><text:span text:style-name="T15">Absoluta nobis propemodum sunt omnia;<text:line-break/>quae ad oculos pertinent, praeter unum, quod propo- ,<text:line-break/>fueram^ quidem praetermittere , ne multi aversarentur<text:line-break/>tum disputationis obscuritatem, tum etiam rei prolixita-<text:line-break/>te.m. Postquam enim in eo explicando mathematicam<text:line-break/>speculationem attingere esset necesse, cujus non modo<text:line-break/>furit ignari eorum plerique, qui fiefe doctos profitentur,<text:line-break/>verum etiam ejus peritus aversantur atque oderunt, ob<text:line-break/>eam cautam talius misti vitum erat id omnino missum<text:line-break/>facere. luterea autem quum in somnis fuissem accusatus,<text:line-break/>quod in divinissimum quidem instrumentum essem iniquus,<text:line-break/>in opisicem autem ipsum impius, nisi magnum opus<text:line-break/>ipsius in animalibus providentiae explicarem, temnio</text:span></text:span></text:p>
      <text:p text:style-name="P3"><text:span text:style-name="Default_20_Paragraph_20_Font"><text:span text:style-name="T15">sum pernullus, ut, quod praetermiseram, resumerem,<text:line-break/>lu fineque libri hujus apponerem. Quemadmodum enim.<text:line-break/>in nervis seusificis a cerebro ad oculos descendentibus,<text:line-break/>quos certe et poros Herophilus nuncupavit, quod solis<text:line-break/>ipsis viae spiritus flet conspicuae ac sensibiles, quenrad-<text:line-break/>modum, inquam, hoc ipsum est admirabile </text:span></text:span>ac <text:span text:style-name="Default_20_Paragraph_20_Font"><text:span text:style-name="T15">supra id,<text:line-break/>quod in nervis reliquis habet, ita et </text:span></text:span>quod <text:span text:style-name="Default_20_Paragraph_20_Font"><text:span text:style-name="T15">ex diversis<text:line-break/>quidem locis proficiscuntur, progressi vero sibi mutuo-<text:line-break/>cohaerent, post autem rursus a sese digrediuntur ac<text:line-break/>separantur^ Quid igitur causae est, cur natura non ex<text:line-break/>eodem loco initium supernae ipsorum productionis duxit,<text:line-break/>neque, postquam alterum quidem a dextris, alterum autem<text:line-break/>a sinistris produxit, recta ad oculorum regiones adduxit,<text:line-break/>sed antrorsum prius reflectens, </text:span></text:span>ac <text:span text:style-name="Default_20_Paragraph_20_Font"><text:span text:style-name="T15">coniungens, ipscrum-<text:line-break/>que poros uniens, post illa utrumque rursus ad oculum<text:line-break/>secundum rectitudluem supernae productionis produxit?<text:line-break/>Non enim eos commutavit, illum quidem, qui ex dex-<text:line-break/>tris emergit, ad oculum sinistrum, eum vero, qui ex sini-</text:span></text:span></text:p>
      <text:p text:style-name="P3"><text:span text:style-name="Default_20_Paragraph_20_Font"><text:span text:style-name="T15">Ibris oritur, ad dextrum ducens, </text:span></text:span>fed <text:span text:style-name="Default_20_Paragraph_20_Font"><text:span text:style-name="T15">horum nervorum<text:line-break/>figura X litterae est .simillima. Quos si quis negligentius<text:line-break/>dissecuerit, alternare eos farte- putaverit, et sete mutuo.<text:line-break/>conscendere; at non est ita; quum enim sibi ipsi mutuo<text:line-break/>intra cramum occurrerint, meatusque suos unierunt, pro-<text:line-break/>tinus denuo separantur, aperte indicantes, te ob aliud<text:line-break/>nihil convenisse , nisi ut meatus tuos coniungerent.<text:line-break/>Quod cui rei sit utile qaantumque vitus instrumentis<text:line-break/>praebeat ulum, posteaquam daemon aliquis imperavit;<text:line-break/>ei obsecutus expediam, </text:span></text:span>eos, <text:span text:style-name="Default_20_Paragraph_20_Font"><text:span text:style-name="T15">qui libros hos exolvent, .prius<text:line-break/>cohortatus, qui. recto tum aliis drfctpiinis, tum autem -<text:line-break/>geometria sunt instituti,. tenentque, quid circulus, quid<text:line-break/>conus, quid axis, atque ejusdem generis..omnis, expe-<text:line-break/>ctent parumper, concedantque mihi, ut propter ignaros<text:line-break/>(qui sunt plurimi)-,.. quidnam nominibus. his significetur,<text:line-break/>quam potero .brevissime exponam.. Neque enim ne illis<text:line-break/>quidem ipsis disputatio haec omnino. erit..inutilis, fed,</text:span></text:span></text:p>
      <text:p text:style-name="P3"><text:span text:style-name="Default_20_Paragraph_20_Font"><text:span text:style-name="T15">si animum ei attenderint, </text:span></text:span>discent, <text:span text:style-name="Default_20_Paragraph_20_Font"><text:span text:style-name="T15">quonam pacto ho-<text:line-break/>nrines ignaros docere. haec conveniat. Ubi primum au-<text:line-break/>tem haec .sciverint^ visurias quoque rationes eis con-<text:line-break/>jungemus , quo. propositum citius absolvamus. Sit itaque<text:line-break/>circulus. quidam, qui ab altero oculorum cernatur, clauso<text:line-break/>adhuc. altero;- clientum autem voco figuram, quae a<text:line-break/>medio undique distat aequaliter; ab hujus autem circuli<text:line-break/>medio punctu (quod .sane et centrum ejus vocatur) us-<text:line-break/>que. ad pupillam centrum videntem rectam mihi lineam<text:line-break/>intellige, quae nusquam sese. inflectat, . neque a recto<text:line-break/>cursu. aberret, sed quemadmodum si aut pilum tenuem,<text:line-break/>anti araneam ad perpendiculum a pupilla ad centrum<text:line-break/>circuli extensam intelligeres , sic et rectam - illam lineam.<text:line-break/>Intellige rmfus mihi a pupilla ad lineam circulum cir-<text:line-break/>cumscribentem (quam utique circumferentiam ipsius vo-<text:line-break/>eant). rectas lineas alias quamplurimas quasi araneas quas-<text:line-break/>iam tenues oruine extensas; figuramque, . quae ab his<text:line-break/>omnibus rectis lineis circuli circumscribatur, conum no.,</text:span></text:span></text:p>
      <text:p text:style-name="P3">mina; <text:span text:style-name="Default_20_Paragraph_20_Font"><text:span text:style-name="T15">ejusque </text:span></text:span>verticem intellige <text:span text:style-name="Default_20_Paragraph_20_Font"><text:span text:style-name="T15">pupillam, </text:span></text:span>et basim cir-<text:line-break/><text:span text:style-name="Default_20_Paragraph_20_Font"><text:span text:style-name="T15">culum; lineam vero rectam, </text:span></text:span>quae <text:span text:style-name="Default_20_Paragraph_20_Font"><text:span text:style-name="T15">a pupilla </text:span></text:span>ad <text:span text:style-name="Default_20_Paragraph_20_Font"><text:span text:style-name="T15">centrum<text:line-break/>circuli extensa est, tum omnium aliarum rectarum, tum<text:line-break/>coni totius messiam, axem appella Quum vero devexum<text:line-break/>quoddam ac convexum solum nominas et intelligis,<text:line-break/>intelligis utique omnino et amborum medium, laeve<text:line-break/>scilicet ac planum, cui nihil usquam inest neque de-<text:line-break/>vexitatis, neque convexitatis; planam vero superficiem<text:line-break/>mihi voca partem spatii hujus superiorem. </text:span></text:span>Post haec<text:line-break/><text:span text:style-name="Default_20_Paragraph_20_Font"><text:span text:style-name="T15">autem intellige in axe ipsius coni, qui a pupilla </text:span></text:span>ad ceu-<text:line-break/><text:span text:style-name="Default_20_Paragraph_20_Font"><text:span text:style-name="T15">trum circuli per </text:span></text:span>aerem <text:span text:style-name="Default_20_Paragraph_20_Font"><text:span text:style-name="T15">protenditur, granum </text:span></text:span>aliquod<text:line-break/><text:span text:style-name="Default_20_Paragraph_20_Font"><text:span text:style-name="T15">milii aut id genus exiguum quiddam sublime </text:span></text:span>pendere <text:span text:style-name="Default_20_Paragraph_20_Font"><text:span text:style-name="T15">; .<text:line-break/>centrum utique circuli obscurabit, ipsiusqne conspectum<text:line-break/>pupillae eripiet. Jam vero , fi haec intellexisti, deluceps<text:line-break/>facillimum tibi fuerit intelligere corpus quoduis, quod<text:line-break/>in medio ejus, quod extrinsecus conspicitur, et visus id<text:line-break/>conspicientis positum suerit, luminibus viam obstructurum,<text:line-break/>prohibiturum que, quo nunus id, quod ante oculos est<text:line-break/>locatum, amplius cernatur, quo corpore funditus sublato,</text:span></text:span></text:p>
      <text:p text:style-name="P3"><text:span text:style-name="Default_20_Paragraph_20_Font"><text:span text:style-name="T15">aut secus medium </text:span></text:span>ad latera subducto <text:span text:style-name="Default_20_Paragraph_20_Font"><text:span text:style-name="T15">obiectum id rursus<text:line-break/>videri contingit. Quod </text:span></text:span>si id quoque jam <text:span text:style-name="Default_20_Paragraph_20_Font"><text:span text:style-name="T15">intellexisti,<text:line-break/>colligas nunc oportet, </text:span></text:span>rem <text:span text:style-name="Default_20_Paragraph_20_Font"><text:span text:style-name="T15">videndam omni caligine ca-<text:line-break/>rere, neque quicquam medium in linea, quae recta ab-<text:line-break/>oculosd ipsam est extensa, constitui oportere. Quod si<text:line-break/>id quoque planum tibi est, haudquaquam temere a ma-<text:line-break/>thematicis pronunciatum esse tibi videatur, quae cernun-<text:line-break/>tur, ea per rectas lineas cerni. Voca utique mihi rectas<text:line-break/>has lineas visiones, temuesque illas araneas, quae a pud<text:line-break/>pilia ad circuli circumferentiam extenduntur, non anr-<text:line-break/>plius araneas, fed visiones; circulique circumferentiam<text:line-break/>dic per visiones illas videri , ipsuisque centrum per aliam<text:line-break/>visionem in axe coni locatam, omnernque circuli plani; </text:span></text:span><text:span text:style-name="Default_20_Paragraph_20_Font"><text:span text:style-name="T38">-<text:line-break/></text:span></text:span><text:span text:style-name="Default_20_Paragraph_20_Font"><text:span text:style-name="T15">tiem per multas quasdam risiones ad ipsam pervenientem<text:line-break/>Herum autem visionum, quae aequaliter ab axe absunt,<text:line-break/>in quavis planitiei parte fuerint,- eas ejusdem stationis<text:line-break/>ac lori nomina; quae vero sucus, stationis dissimilis.</text:span></text:span></text:p>
      <text:p text:style-name="P3"><text:span text:style-name="Default_20_Paragraph_20_Font"><text:span text:style-name="T15">Existimo autem, te aliquando vidisse solis radios per<text:line-break/>foramen - angustum excidentes ac. in partem anteriorem<text:line-break/>tendentes nusquam deflectentes, fed recta omnino via<text:line-break/>ac iusiexibili vadentes: talem mihi intellige et visus<text:line-break/>viam. Quae postquam plane intelligis-, </text:span></text:span>si <text:span text:style-name="Default_20_Paragraph_20_Font"><text:span text:style-name="T15">quidem ea<text:line-break/>intelligis, sin autem- minus, illa iterum </text:span></text:span>ac <text:span text:style-name="Default_20_Paragraph_20_Font"><text:span text:style-name="T15">saepius re-<text:line-break/>pete; et ubi exacte perdidiceris , ad ea quae postea<text:line-break/>sunt scripta aggressus, unum quidem hoc ac primum<text:line-break/>mihi praediscas , quod eorum corporum , quae videntur,<text:line-break/>quodque non videtur neque solum , neque nudum , sed<text:line-break/>quidpiam circum ipsum. omnino apparet, quum visiones,<text:line-break/>quae corpus id complectuntur, accidant interdum quidem<text:line-break/>cuipiam eorum, quae -ultra corpus videndum sunt, alias<text:line-break/>autem cuidam, quod ad ipsum est. Secundum autem<text:line-break/>disce, quod corpus, quod a solo dextro. oculo cernitur,<text:line-break/>id fi propius est, in sinistris magis partibus esse putatur,<text:line-break/>sin. longius abest, magis quodammodo in dextris; quod<text:line-break/>vero a sinistro Polo conspicitur, in dextris situm esse,</text:span></text:span></text:p>
      <text:p text:style-name="P3">id si propinquius fuerit, magis autem in sinistris, si<text:line-break/>remotius; quod autem ab utroque, in medio. Tertium<text:line-break/>praeter haec edisce, quod, alterius oculorum pupilla<text:line-break/>compressa, aut certe sursum aut deorsum adducta-, ap-<text:line-break/>parent duplicia, quae antea simplicia apparebant Haec<text:line-break/>autem ipsa quanquam mathematici intelligunt, conce-<text:line-break/>dant tamen milli in multorum gratiam de singulis<text:line-break/>pauca dicere. Ac primum quidem. de primo dicemus,<text:line-break/>quod scilicet aliud quippiam cum eo, quod videtur,<text:line-break/>simul apparet, quodque juxta alia videntur omnia.</text:p>
      <text:p text:style-name="P3"><text:span text:style-name="Default_20_Paragraph_20_Font"><text:span text:style-name="T15">Intelligatur enim pupilla esse<text:line-break/>a ; magnitudo autem , quae<text:line-break/>videtur, esto be; et inci-<text:line-break/>dant visiones ab. a pupilla in<text:line-break/>utrumque ipsorum b c. Esto<text:line-break/>autem ultra b c magnitudo d<text:line-break/>e ; et projiciantur visiones a<text:line-break/>b et a c </text:span></text:span>; <text:span text:style-name="Default_20_Paragraph_20_Font"><text:span text:style-name="T15">incidantque d e,<text:line-break/>quae sunt juxta f g; per-<text:line-break/>spicuum certe erit, quod ma-<text:line-break/>guitudo b c videbitur, non<text:line-break/>autem magnitudo f g; ob<text:line-break/>eamque causam abscondetur<text:line-break/>ita magnitudo f g, ut om-<text:line-break/>ninonon appereat; rnagnitu-<text:line-break/>dines vero , quae ab utraque<text:line-break/>ejus parte sunt, d f scilicet</text:span></text:span></text:p>
      <text:p text:style-name="P3">et e g, juxta b c conspiciuntur; atque etiam ipsum h c<text:line-break/>alio modo dicemus juxta illorum utrumque videri. Ratio</text:p>
      <text:p text:style-name="Normal"><text:span text:style-name="Default_20_Paragraph_20_Font"><text:span text:style-name="T15">igitur ejus, quod primum<text:line-break/>propositum fuerat, est hujus-<text:line-break/>modi. Securius vero ratio.<text:line-break/>nem, quod scilicet id, quod<text:line-break/>altero inspicitur oculo, non<text:line-break/>eodem loco apparet, quo<text:line-break/>quando alio oculo suspiritum<text:line-break/>neque, quum ambobus simul<text:line-break/>oculis spectatur, eodem loco<text:line-break/>cernitur; quo quando altero<text:line-break/>folo, fed in alio quidem<text:line-break/>loco a dextro oculo, in alio<text:line-break/>autem a sinistro , lu alio<text:line-break/>ab utrisque ridetur, dicturi<text:line-break/>nunc fumus. Dextra ita-<text:line-break/>que pupilla sit a, fnistra</text:span></text:span></text:p>
      <text:p text:style-name="P3"><text:span text:style-name="Default_20_Paragraph_20_Font"><text:span text:style-name="T15">vero b </text:span></text:span><text:span text:style-name="Default_20_Paragraph_20_Font"><text:span text:style-name="T23">; </text:span></text:span><text:span text:style-name="Default_20_Paragraph_20_Font"><text:span text:style-name="T15">magnitudo </text:span></text:span>autem, <text:span text:style-name="Default_20_Paragraph_20_Font"><text:span text:style-name="T15">quae videtur, </text:span></text:span>c <text:span text:style-name="Default_20_Paragraph_20_Font"><text:span text:style-name="T15">d; visionesque<text:line-break/>incidant ab utraque pupilla ad c d, et allapfae projician-<text:line-break/>tur. Videbitur itaque magnitudo c - d a dextra qui-<text:line-break/>dem pupilla fecundum rectitudinem magnitudinis e f, a<text:line-break/>sinistra vero fecundum rectitudinem g h , ab utrisque<text:line-break/>vero simul secundum rectitudinem c d. Quare non eo-<text:line-break/>dem in leto esse videtur, quod seorsum visio altera vi-<text:line-break/>det, et quod reliqua,. neque quod ambae simul, et quod<text:line-break/>tantum altera. Quod si quis demonstrationes has, quae<text:line-break/>lineis traduntur, non assequitur, ipse rationem hanc ex-<text:line-break/>portus demum assentietur. Stans enim juxta columnam<text:line-break/>aliquam, deinde utrumque oculorum vicissim claudens,<text:line-break/>cum dextrum quidem oculum clauserit, quaedam eorum,<text:line-break/>quae prius a dextro in dextris columnae partibus cerne-<text:line-break/>bantur, sinistro non videbit; quum vero sinistrum clau-<text:line-break/>ferit, quaedam eorum, quae a suristro ante videbantur<text:line-break/>in partibus sinistris columnae, rursus dextro non vide-<text:line-break/>hit; quando autem utrosque simul oculos aperuerit, utra-<text:line-break/>que videbit, major enim pars occultatur, quum altero</text:span></text:span></text:p>
      <text:p text:style-name="P3"><text:span text:style-name="Default_20_Paragraph_20_Font"><text:span text:style-name="T15">oculorum intuemur, quam quum simul utrisque. Sectili-<text:line-break/>dum rectitudinem autem illorum esse putatur id omne,<text:line-break/>quod cernitur, ut et quod omnino occultat; nam quae.<text:line-break/>juxta id cernuntur omnia, alia quidem in dextris ejus<text:line-break/>partibus, alia vero in sinistris videntur esse locata; sula<text:line-break/>igitur ea, </text:span></text:span>quae <text:span text:style-name="Default_20_Paragraph_20_Font"><text:span text:style-name="T15">non videntur, fecundum rectitudinem<text:line-break/>ejus, quod videtur, erunt sita; fed alia quidem suerint<text:line-break/>dextro oculo visibilia, alia vero sinistro. - Quocirca et<text:line-break/>positio magnitudinis videndae utrique oculorum peculiaris<text:line-break/>apprehendetur; ambobus autem, quae neuter videbat;<text:line-break/>omnino fiunt conspicua. Quapropter minus obscurum<text:line-break/>est, quod ambobus oculis simul videtur, quam si altero<text:line-break/>duntaxat, uterlibet eorum is sit, spectes. Quin et si a<text:line-break/>columna plusculum digressus utrumque oculum aperire<text:line-break/>ac claudere vicissim intuens in columnam votum is , illa<text:line-break/>tibi repente </text:span></text:span><text:span text:style-name="Default_20_Paragraph_20_Font"><text:span text:style-name="T38">- </text:span></text:span><text:span text:style-name="Default_20_Paragraph_20_Font"><text:span text:style-name="T15">ac semel transilire videbitur , fi .dextrum<text:line-break/>clauseris; vertus dextram partem, sin autem sinistrum,<text:line-break/>in alteram; atque etiam aperienti tibi dextrum ad lac—</text:span></text:span></text:p>
      <text:p text:style-name="P3"><text:span text:style-name="Default_20_Paragraph_20_Font"><text:span text:style-name="T15">vam columna transilire putabitur, sinistrum autem ad<text:line-break/>dextram;. dextro enim oculo in sinistris magis partibus<text:line-break/>columna esse videtur, </text:span></text:span><text:span text:style-name="Default_20_Paragraph_20_Font"><text:span text:style-name="T38">. </text:span></text:span><text:span text:style-name="Default_20_Paragraph_20_Font"><text:span text:style-name="T15">sinistro vero in dextris magis; si-<text:line-break/>mul. vero utrisque aspicienti medium locum obtinere<text:line-break/>putabitur ejus, qui seorsum utrique videbatur. Quod si<text:line-break/>stellam aliquam eodem -modo vis inspicere, aut. etiam<text:line-break/>lunam; .et. potissimum quando plena .fuerit ac undique<text:line-break/>aequabilis., repente ac confertim tibi transilire putabitur,<text:line-break/>in dextram quidem partem sinistrum oculum aperienti,<text:line-break/>claudenti autem simul dextrum, in sinistrum autem con-<text:line-break/>tra agenti. Perspicuum igitur est. cuivis experto haec ita<text:line-break/>apparere. Quaenam autem eorum sit causa .ac necessitas,<text:line-break/>pardo ante per .lineas indicavimus.. Quin et quod alte-<text:line-break/>rum oculum si perverteris, si deorsum quidem pupilla<text:line-break/>fuerit detracta, humilius ac depressius id apparebit, quod<text:line-break/>intuebere, sin autem. sursum tracta fuerit, contrarium,<text:line-break/>licet tibi id experientia comprobare. Quae autem sit<text:line-break/>horum etiam caula , absque praedictis rationibus nun-</text:span></text:span></text:p>
      <text:p text:style-name="P2">quam didiceris.^ Nam nisi in una superficie plana . vi-<text:line-break/>suriorum conorum axes suerint constituti , necesse omnino<text:line-break/>erit alteri quidem oculorum altius, alteri autem depressi<text:line-break/>fius, quod spectatur, videri. Cujus enim rei axis ipsis<text:line-break/>altior cono fuerit, hac et conus ipsis tutus est altior; fed<text:line-break/>conus, qui ab humiliori loco iis, quae videntur, accidit,<text:line-break/>omnes ipsas visiones ejusdem stationis habet humiliores;<text:line-break/>qui ab altiori loco, easdem habet contrarias. Quoniam<text:line-break/>autem, quod altioribus visionibus cernitur, altius esse<text:line-break/>putatur, quod autem humilioribus, humilius, per est, ut<text:line-break/>altius quidem cono altiori , humilius autem humiliori,<text:line-break/>quod cernitur, appareat. Ejus autem argumentum tibi<text:line-break/>fuerit evidens, li id, quod altero oculorum compresso du-<text:line-break/>. plex falso apparet, illo- oculo clausi,, altero intueri vo-<text:line-break/>lueris; una enim prorsis efficitur imaginatio pofitionis<text:line-break/>ejus, quod videtur, quam habebat clausus nunc -oculus,<text:line-break/>quando patefactus erat; reliqua vero manet immutabilis,</text:p>
      <text:p text:style-name="P3"><text:span text:style-name="Default_20_Paragraph_20_Font"><text:span text:style-name="T15">quem a principio habebat locum servans. ..Quanquam,<text:line-break/>quuin uterque secundum naturam haberent; unum cerne-<text:line-break/>batur objectum; clauso altero, positionis ipsius appre-<text:line-break/>hensio immutabatur, ipsumque objectum transilire vide-<text:line-break/>batur; post autem rursus alterum oculum aperientibus,<text:line-break/>rursus transferebatur, neque unquam eodem in loco clau-<text:line-break/>dentibus et aperientibus utrumvis manebat. Postquam<text:line-break/>vero iis, qui altius aut inferius pupillam compulerunt,<text:line-break/>alter:. quidem positionis imaginatio perit omnino, reli-<text:line-break/>qua vero firma atque immutabilis perstat, ubi scilicet<text:line-break/>alterum oculum clauserimus, propterea -neque omnis pu-<text:line-break/>pillae iuverim duplicem rei videndae affert imaginatio-<text:line-break/>nem, Ied quae ipsam altiorem aut humiliorem habitu<text:line-break/>naturali fecerit. - Caeterum quum pupillam ad majorem.<text:line-break/>aut minorem angulum adducimus, facimus, ut, quod cer- -<text:line-break/>nitor, sinistrum magis aut dextrum appareat, non ta-<text:line-break/>men duplex efficimus, manent namque in uno plano<text:line-break/>conorum axes. Quibus vero inyerfi suerint oculi sive</text:span></text:span></text:p>
      <text:p text:style-name="P3"><text:span text:style-name="Default_20_Paragraph_20_Font"><text:span text:style-name="T15">statim ab initio, </text:span></text:span>in ipfio scilicet <text:span text:style-name="Default_20_Paragraph_20_Font"><text:span text:style-name="T15">utero, sive postea, </text:span></text:span>si <text:span text:style-name="Default_20_Paragraph_20_Font"><text:span text:style-name="T15">neu-.<text:line-break/>tra quidem - pupilla altior </text:span></text:span>etiam <text:span text:style-name="Default_20_Paragraph_20_Font"><text:span text:style-name="T15">fuerit, </text:span></text:span>fed <text:span text:style-name="Default_20_Paragraph_20_Font"><text:span text:style-name="T15">in </text:span></text:span>eo <text:span text:style-name="Default_20_Paragraph_20_Font"><text:span text:style-name="T15">solum<text:line-break/>laesi sunt oculi, quod </text:span></text:span>eorum alter <text:span text:style-name="Default_20_Paragraph_20_Font"><text:span text:style-name="T15">adductus est versus<text:line-break/>nasum , aut abductus , nihil in rerum ridendarum digno-<text:line-break/>tione hallucinantur; quibus vero pupilla insertus .aut<text:line-break/>altius est traducta, hi gravissime offenduntur plurimum-<text:line-break/>que laborant, dum nituntur pupillas ipsas convertere,<text:line-break/>easque aequales constituere, </text:span></text:span>ut <text:span text:style-name="Default_20_Paragraph_20_Font"><text:span text:style-name="T15">exacte videant. Quod.<text:line-break/>autum singula suis locis exacte videantur, argumentum<text:line-break/>id suerit, quod tactus ipse </text:span></text:span>a <text:span text:style-name="Default_20_Paragraph_20_Font"><text:span text:style-name="T15">risu deductus non fallatur,<text:line-break/>neque a visis aberret. Praeterea et per tenuissimas acus<text:line-break/>fila ac pilos facile dividunt et qui altero oculo carent,<text:line-break/>et qui utrisque simul vident; quod certe nunquam fieri<text:line-break/>posset sine ceria visurum dignotione. Quoniam autem<text:line-break/>(ut dictum est) omne, quod videtur, juxta aliud quip-<text:line-break/>piam videtur, consentaneum </text:span></text:span>jam <text:span text:style-name="Default_20_Paragraph_20_Font"><text:span text:style-name="T15">est, ut eorum, quae<text:line-break/>ciccum fe ipsum sunt, alias quidem dextrum ipsum, alias<text:line-break/>vero sinistrum, alias fecundum rectitudinem esse imagi-<text:line-break/>nemur; </text:span></text:span>coque modo <text:span text:style-name="Default_20_Paragraph_20_Font"><text:span text:style-name="T15">rationes </text:span></text:span>sibi <text:span text:style-name="Default_20_Paragraph_20_Font"><text:span text:style-name="T15">ipsis non pugnant:</text:span></text:span></text:p>
      <text:p text:style-name="P3"><text:span text:style-name="Default_20_Paragraph_20_Font"><text:span text:style-name="T15">Infinitae porro </text:span></text:span>aliae <text:span text:style-name="Default_20_Paragraph_20_Font"><text:span text:style-name="T15">funt </text:span></text:span>visoriarum <text:span text:style-name="Default_20_Paragraph_20_Font"><text:span text:style-name="T15">hypotheseon proba-<text:line-break/>tiones, quas nunc </text:span></text:span>recensere <text:span text:style-name="Default_20_Paragraph_20_Font"><text:span text:style-name="T15">non licet: neque enim ne<text:line-break/>haec quidem nostra sponte scripsimus, fed jussit daemo-<text:line-break/>nis cujusdan., ut </text:span></text:span>dixi, . an <text:span text:style-name="Default_20_Paragraph_20_Font"><text:span text:style-name="T15">vero modum orationis huic<text:line-break/>operi convenientem </text:span></text:span>assecuti <text:span text:style-name="Default_20_Paragraph_20_Font"><text:span text:style-name="T15">simus, </text:span></text:span>ille <text:span text:style-name="Default_20_Paragraph_20_Font"><text:span text:style-name="T15">ipse viderit.</text:span></text:span></text:p>
      <text:p text:style-name="P1"><text:span text:style-name="Default_20_Paragraph_20_Font"><text:span text:style-name="T15">Cap.XllI. Nos autem finem huic libro statuamus,<text:line-break/>rursus admonentes, necesse esse axes conorum viforiorum<text:line-break/>in uno eodemque plano habere. positionem </text:span></text:span>, <text:span text:style-name="Default_20_Paragraph_20_Font"><text:span text:style-name="T15">ne, quod est<text:line-break/>unum , duplex appereat. </text:span></text:span><text:span text:style-name="Default_20_Paragraph_20_Font"><text:span text:style-name="T38">, </text:span></text:span><text:span text:style-name="Default_20_Paragraph_20_Font"><text:span text:style-name="T15">Axes vero hi in nobis princi-<text:line-break/>pium habent meatus ipsius a cerebro proficiscentes. opor-<text:line-break/>vehat igitur, quum adhuc animal utero . gereretur ac<text:line-break/>conformaretur , in una quadam plana superficie eos lo-.<text:line-break/>cari. . Quaenam tandem futura erat plana haec atque<text:line-break/>aequalis superficies, . in qua natura meatus hos, quum<text:line-break/>animal conformaret, collocavit? an dura quaedam mem-<text:line-break/>hrana, aut tunica, aut cartilago, aulos. suit? haud-<text:line-break/>quaquam enim molle instrumentum cedensque tangenti-<text:line-break/>bus rectum servari poterat. At ubi ipfam tandem po-</text:span></text:span></text:p>
      <text:p text:style-name="P3"><text:span text:style-name="Default_20_Paragraph_20_Font"><text:span text:style-name="T15">fuisset, aut quonam pacto tuto simulac sine compref-<text:line-break/>sione utrisque meatibus subtendisset? quod enim in eo<text:line-break/>loco factu haec erant difficilia, compertissimum ii habent,<text:line-break/>qui in dissectionibus sunt versati. Neque hoc nunc dico,<text:line-break/>quod natura machinam aliquam generationis ejus ac<text:line-break/>positionis invenire non potuisset, quo neque laederet<text:line-break/>quidquam propinquorum, neque ipsa laederetur, si om-<text:line-break/>nino efficere eam fuisset necesse, neque per aliud facili.<text:line-break/>limum ac promptum positionem duorum porosum in<text:line-break/>uno plano suppeditare potuisset. Quid igitur est hoc<text:line-break/>facillimum ac promptum, quod a principio explicare est<text:line-break/>propositum? mutua purorum inter se coitio.- Duae enim<text:line-break/>lineae rectae sibi ipsae in commune quoddam punctum<text:line-break/>occurrentes velut extremitatem earum in uno penitus<text:line-break/>sunt plano, etiamsi inde in immensam quandam longi- -<text:line-break/>tudinem in utramque partem producantur ; et lineae<text:line-break/>rectae, quae duas has quantumvis protractus coniungunt<text:line-break/>quocunque loco, idem planum habent cum illis duabus,</text:span></text:span></text:p>
      <text:p text:style-name="P3"><text:span text:style-name="Default_20_Paragraph_20_Font"><text:span text:style-name="T15">quod omnis triangulus- in uno omnino sit plano. sin<text:line-break/>autem aliquis non assequitur ea, quae dicuntur, palam<text:line-break/>est , quod ne elementa quidem geometriae intelligit.<text:line-break/>Mihi autem longum fuerit horum etiam demonstrationes<text:line-break/>scribere, etenim ne eas quidem intelligerent,. nisi prius<text:line-break/>multa perdidicissent. Euclides certe libro undecimo Ele-<text:line-break/>mentomm id ipsum, quod nunc dicitur, demonstravit;<text:line-break/>estque id secundum ejus libri theorema, cujus propositio<text:line-break/>sic fe habet: si duae lineae rectae sefe secent, in uno<text:line-break/>sunt plano , omnisque triangulus in uno est plano. De-<text:line-break/>monstrationem igitur ab Euclide edisce .quam. simulat-<text:line-break/>que didiceris, ad nos revertere;. tum autem in animali<text:line-break/>stas duas lineas rectas, poros scilicet, qui sunt a cerebro,<text:line-break/>tibi ostendemus. Quorum uterque in oculum suae partis<text:line-break/>perveniens (ut ante dictum est) inster retis involvitur<text:line-break/>in orbem usque ad humorem crystallinum , . intra fete<text:line-break/>humorem vitreum. complectens, ut in uno plano sit puv</text:span></text:span></text:p>
      <text:p text:style-name="P3"><text:span text:style-name="Default_20_Paragraph_20_Font"><text:span text:style-name="T15">pilia ac totius oculi radix, ad quam nervus fulvi inci-<text:line-break/>pit. Tertiumque praeter haec ostendemus, ipsum scilicet<text:line-break/>nervorum visoriorum in partibus cerebri anterioribus<text:line-break/>concursum (a quo permeare per unum planum auspican-<text:line-break/>tur) totos oculos in justa positione effecisse, ac pupilla-<text:line-break/>rum, quae ipfis insunt, neutram reddidisse altiorem.<text:line-break/>Ob eam certe causam satius fuit nervos tensum videndi<text:line-break/>oculis exhibituros ab uno principio proficisci.</text:span></text:span></text:p>
      <text:h text:style-name="Heading_20_2" text:outline-level="2"><text:span text:style-name="Default_20_Paragraph_20_Font">Cap. X1U. </text:span></text:h>
      <text:p text:style-name="P78"><text:span text:style-name="Default_20_Paragraph_20_Font"><text:span text:style-name="T15">Cur vero non protinus superne </text:span></text:span>ab <text:span text:style-name="Default_20_Paragraph_20_Font"><text:span text:style-name="T15">ipso<text:line-break/>cerebro unum utrisque principium natura fecerit, sed<text:line-break/>alterum quidem a dextris ejus partibus, alterum a si-<text:line-break/>nistris productum, ita in medio loco ipsus inter fe coe-<text:line-break/>git ac coniunxit, dicendum deinceps fuerit. Fieri non<text:line-break/>poterat, ut ex hoc loco producerentur non dico magni<text:line-break/>adeo nervi , quantus uterque horum est , sed ne^ multo<text:line-break/>quidem minores, quandoquidem pelvis (quam superiori<text:line-break/>sermone exposuimus], quae meatum illic, qui cerebrum<text:line-break/>purgat, in seipsa continet, eo in loco est sita, neque</text:span></text:span></text:p>
      <text:p text:style-name="P3"><text:span text:style-name="Default_20_Paragraph_20_Font"><text:span text:style-name="T15">alibi poterat locari, ut .quae- excrementum omne in pa-<text:line-break/>latum </text:span></text:span>erat <text:span text:style-name="Default_20_Paragraph_20_Font"><text:span text:style-name="T15">eructatura. Eadem autem ratione neque<text:line-break/>pori, qui ad nares a cerebro perveniunt, in alio loco<text:line-break/>locari poterunt, neque ex estis partibus cerebri primum<text:line-break/>ducere originem. Quum enim </text:span></text:span>in <text:span text:style-name="Default_20_Paragraph_20_Font"><text:span text:style-name="T15">facie media natus esset,<text:line-break/>poros certe, qui ad aptam pertinerent, mediam partem<text:line-break/>cerebri anterioris occupare operiebat. Si igitur alibi<text:line-break/>non erat melius neque poros hos locare, neque pelvim,<text:line-break/>eo autem loco, ubi nunc sunt, constitutis, nervi a medio<text:line-break/>loco produci non poterunt, quod reliquum est, id fatis<text:line-break/>liquet, quod utrinque quidem produci praestiterat, pro-<text:line-break/>gressos vero aliquantum in idem sibi convenire. Porro<text:line-break/>admirabilius quoddam opus naturae cognosces in hornus<text:line-break/>nervorum productione, quod missi vitum est satius libro<text:line-break/>decimo texto in anatome nervorum explicare ; nunc<text:line-break/>quidem certe daemonis imperium funi executus. Quod<text:line-break/>si non supervacanea, test cuipiam utilis futura est oratio,</text:span></text:span></text:p>
      <text:p text:style-name="P3"><text:span text:style-name="Default_20_Paragraph_20_Font"><text:span text:style-name="T15">quum. jam tandem homines socordiam circa pulcherrima,<text:line-break/>quae eos devinctos habebat, excusserint, nihil forte obe-<text:line-break/>rit, quae a majoribus de horum nervorum coitione dicta<text:line-break/>fuerunt, ea recensere. Quidam enim ajunt ipsius ob </text:span></text:span>id<text:line-break/><text:span text:style-name="Default_20_Paragraph_20_Font"><text:span text:style-name="T15">prius lutro deflectere, postea autem foras egredi, ne, si<text:line-break/>recta essent siti, aliquid paterentur. Alii vero dicunt<text:line-break/>factum fuisse, ut suos assectus inter fe communicarent,<text:line-break/>malumque alterius in utrosque divideretur. Quidam<text:line-break/>autem dicunt sensuum omnium principia ad unum reduci </text:span></text:span><text:span text:style-name="Default_20_Paragraph_20_Font"><text:span text:style-name="T38">,<text:line-break/></text:span></text:span><text:span text:style-name="Default_20_Paragraph_20_Font"><text:span text:style-name="T15">principiunt oportere. At hi quidem, si vitum ad unum<text:line-break/>principium reduci debere solum dicerent, -noxae magni-<text:line-break/>tudinem, nisi id fieret, ostendentes, certum est, quod<text:line-break/>eo modo verum dicerent, neque praedictae rationes a<text:line-break/>nobis essent inventae; nunc autem, quum primum scnsc-<text:line-break/>rium., quod sensus omnes excipit, unum esse oportere<text:line-break/>dicant, recte id sentientes, ob idque ipsum molles hos<text:line-break/>nervos in idem existiment convenire , in eo certe pluri—<text:line-break/>mum hallucinantur ; nam quod sensus omnes cerebrum</text:span></text:span></text:p>
      <text:p text:style-name="P3"><text:span text:style-name="Default_20_Paragraph_20_Font"><text:span text:style-name="T15">excipiat, confiteri est necesse, alioqui neque aurium<text:line-break/>neque linguae nervi, neque etiam aliarum omnium ani-<text:line-break/>malis partium ad unum principium videbuntur reduci.<text:line-break/>Pari modo autem </text:span></text:span>, <text:span text:style-name="Default_20_Paragraph_20_Font"><text:span text:style-name="T15">quod etiam existimant nervos con-<text:line-break/>gredi inter fe, ut assectus communicent, id contra na-<text:line-break/>turae providentiam asserunt, quum ipsa longe aliud ma-<text:line-break/>chinetur, ut jam in multis ante ostendimus; satius enim<text:line-break/>esset, si fieri posset, alterum alteri non compati. Si cui<text:line-break/>vero ratio haec probabilis esse videbitur, ea etiam uti<text:line-break/>licebit, -quemadmodum et ea, quae confirmat, nervos<text:line-break/>ruptum .iri; si fecundum rectitudinem . fuissent locati.<text:line-break/>Mihi vero ne haec quidem probantur: nervi enim, qui<text:line-break/>ad ventriculum perveniunt, ab ipsius.^ pondere depressi<text:line-break/>saepenumero rumperentur, nisi prius circum stomachum<text:line-break/>involverentur </text:span></text:span>: <text:span text:style-name="Default_20_Paragraph_20_Font"><text:span text:style-name="T15">pori vero , </text:span></text:span>qui <text:span text:style-name="Default_20_Paragraph_20_Font"><text:span text:style-name="T15">ad oculos perveniunt , nil<text:line-break/>tale erant passuri, quum neque pondus ad oculos tan-<text:line-break/>tum unquam accedere^, quantum. ventriculo, cibo et po-<text:line-break/>tu refecto ; qui neque declivem habent positionem , . ne-</text:span></text:span></text:p>
      <text:p text:style-name="P3"><text:span text:style-name="Default_20_Paragraph_20_Font"><text:span text:style-name="T15">que longe a principio absunt. Quod si quid horum etiam<text:line-break/>adesset, at musculi saltem, qui nervos hos complectun-<text:line-break/>tur, et ante musculos crassae meningis productio, quae<text:line-break/>in nullo alio nervo tantam habet crassitiem , aut duri-<text:line-break/>tiem , ab hoc periculo hos uter vos poterant vindicare </text:span></text:span>;<text:line-break/><text:span text:style-name="Default_20_Paragraph_20_Font"><text:span text:style-name="T15">ante enim quam nervi extra cramum excidunt, haudqua-<text:line-break/>quaur laedi queunt, quomodo neque cerebrum ipsum,<text:line-break/>tametsi assidue concutiatur: neque productiones, quae ad<text:line-break/>aeres usque pertinent, licet sint tenues admodum, mol-<text:line-break/>les , ac praelongae. His certe rationibus , ut dixi , cuivis<text:line-break/>uti licet. Ego vero quod non admodum illis crederem,<text:line-break/>essemque persuasus, nihil a natura frustra fieri, causam<text:line-break/>hujusmodi positionis nervorum diutissime scrutatus in-<text:line-break/>venisse me arbitror, eoque magis, cum alicui deosum<text:line-break/>digna esse quae scriberetur est visa. Prius enim, quam<text:line-break/>ille </text:span></text:span>j <text:span text:style-name="Default_20_Paragraph_20_Font"><text:span text:style-name="T15">ussi stet, (oportet enim eum , qui deos est testatus,<text:line-break/>vera ulcere,) ne hunc quidem sermonem eram prostiturus,<text:line-break/>ne mullorum subirem invidiam, qui quiduis potius ferant,</text:span></text:span></text:p>
      <text:p text:style-name="P3"><text:span text:style-name="Default_20_Paragraph_20_Font"><text:span text:style-name="T15">quam animum inducunt geometriam attingere ; con-<text:line-break/>stitueramque, praedictis tribus opinionibus recitatis, eam<text:line-break/>quidem ex </text:span></text:span>eis ut <text:span text:style-name="Default_20_Paragraph_20_Font"><text:span text:style-name="T15">vero proximam comprobare quae<text:line-break/>meatus astruxit ob id extitisse obliquos, ne disrumperen-<text:line-break/>tm; ipse autem id tanquam verum ei adjungere, quod<text:line-break/>Latius erat spiritum, qui a cerebro ad utrumque oculum<text:line-break/>proficiscitur , si quando alter eorum clausus fuerit aut<text:line-break/>omnino mutilus, in. reliquum. commeare. Visoria enim<text:line-break/>facultate eo modo duplicata visus acutior erat futurus.<text:line-break/>Quod etiam manifeste accidit. Si enim volueris aliquid<text:line-break/>inter oculos in nafo fecundum longi tuli nem extendere,<text:line-break/>aut asserculum, aut tuam ipsius manum, aut aliud quid-<text:line-break/>vis, quod prohibere queat, quominus ab ambobus oculis<text:line-break/>unumquodque^ eorum, </text:span></text:span>quae <text:span text:style-name="Default_20_Paragraph_20_Font"><text:span text:style-name="T15">extrinsecus sunt objecta,<text:line-break/>cernatur, utroque obscure videbis; sin tamen alterum<text:line-break/>clauseris, multo clarius intueberis, utpote facultate, quae<text:line-break/>in utrosque antea dividebatur, in alterum jam comme-<text:line-break/>ante. Hunc igitur duntaxat usum, cur meatus lu luerint<text:line-break/>coniuncti, eram memoraturus, qui et ipse quidem erat</text:span></text:span></text:p>
      <text:p text:style-name="P3"><text:span text:style-name="Default_20_Paragraph_20_Font"><text:span text:style-name="T15">verus. Sed, quemadmodum sexcentis exemplis jam com-<text:line-break/>probavimus; naturam alia quidem prima ratione facere,<text:line-break/>alia autem ex abundanti, ita hic queque primus quidem<text:line-break/>et maxime necessarius usus est; ne, quod extra intuemur,<text:line-break/>duplex appareat; fecundus vero is, qui nunc dictus esu<text:line-break/>Deus . autem aliquis </text:span></text:span>, <text:span text:style-name="Default_20_Paragraph_20_Font"><text:span text:style-name="T15">ut dixi , primam mihi imposuit<text:line-break/>scriptionem, testisque misti ille ipsis fuerit, me ipfius<text:line-break/>obscuritatem subterfugisse. .Testis etiam est, me non hic<text:line-break/>modo, verum etiam in multis aliis horum commentario-<text:line-break/>tum locis sponte nonnullas demonstrationes omisisse aut<text:line-break/>asironomiae , aut geometriae </text:span></text:span>, <text:span text:style-name="Default_20_Paragraph_20_Font"><text:span text:style-name="T15">aut musicae , -aut alterius<text:line-break/>cujusdam logicae speculationis </text:span></text:span>, <text:span text:style-name="Default_20_Paragraph_20_Font"><text:span text:style-name="T15">ne medici ..libros meos<text:line-break/>penitus aversarentur. Quin </text:span></text:span>et <text:span text:style-name="Default_20_Paragraph_20_Font"><text:span text:style-name="T15">lu omni vita millies id<text:line-break/>mihi contigisse sum expertus, ut, qui Iucunde et libenter<text:line-break/>mea consuetudine uterentur propter mea nonnulla in ae-<text:line-break/>grotis opera, in quibus illis videbar exercitatissimus, post-<text:line-break/>quam me in mathematicis quoque versatum esse cogno-<text:line-break/>verent, saepe mihi insultabunt, neque admodum dele-<text:line-break/>ctabantur amplius meo consortio. ob eam igitur cau-<text:line-break/>Iam nunc nam lubens hujusmodi sermones attigi. His</text:span></text:span></text:p>
      <text:p text:style-name="P3"><text:span text:style-name="Default_20_Paragraph_20_Font"><text:span text:style-name="T15">autem, quemadmodum diri, solum ut dei jussis fiatis-<text:line-break/>facerem, mathematicis theorematibus tum usus.</text:span></text:span></text:p>
      <text:h text:style-name="Heading_20_2" text:outline-level="2"><text:span text:style-name="Default_20_Paragraph_20_Font">Cap. XV. </text:span></text:h>
      <text:p text:style-name="P78"><text:span text:style-name="Default_20_Paragraph_20_Font"><text:span text:style-name="T15">At siorte quis interfatus interrogaverit, quo-<text:line-break/>nam pactu, </text:span></text:span>si <text:span text:style-name="Default_20_Paragraph_20_Font"><text:span text:style-name="T15">meapte- sponte multa praetermisi, plenum est<text:line-break/>hoc opus ac perfectum </text:span></text:span>, <text:span text:style-name="Default_20_Paragraph_20_Font"><text:span text:style-name="T15">ut nullius partis omissus sit usus,<text:line-break/>sest quarundam ne .unum quidem solum, aliarum plures<text:line-break/>recensuerim? Cui respondere promptum est, simulque .<text:line-break/>responsionem ex iis, quae </text:span></text:span>ipse <text:span text:style-name="Default_20_Paragraph_20_Font"><text:span text:style-name="T15">objecit, confirmare. Post-<text:line-break/>quam enim .opisex noster fuit adeo sapiens, ut singula<text:line-break/>ipsius opera non unum duntaxat haberent usum, verum<text:line-break/>etiam duos, aut tres, aut plerumque plures , in eo fa- </text:span></text:span><text:span text:style-name="Default_20_Paragraph_20_Font"><text:span text:style-name="T38">,<text:line-break/></text:span></text:span><text:span text:style-name="Default_20_Paragraph_20_Font"><text:span text:style-name="T15">cillimum est nonnullos eorum, qui vulgo sunt obscuriores,<text:line-break/>praelermittere ; verbi gratia, superiore sermone usum<text:line-break/>quendam scripsi figurae humoris </text:span></text:span><text:span text:style-name="Default_20_Paragraph_20_Font"><text:span text:style-name="T38">- </text:span></text:span><text:span text:style-name="Default_20_Paragraph_20_Font"><text:span text:style-name="T15">crystallini ; at ibi etiam<text:line-break/>primum </text:span></text:span>ac <text:span text:style-name="Default_20_Paragraph_20_Font"><text:span text:style-name="T15">principalissimum omisi, propterea quod ad<text:line-break/>demonstrationem Lineis opus erat, quam </text:span></text:span>certe <text:span text:style-name="Default_20_Paragraph_20_Font"><text:span text:style-name="T15">nunc exe-<text:line-break/>quemur ; postquam enim semel principia risoria attingere<text:line-break/>sum coactus, haudquaquam amplius obscura fuerit oratio,<text:line-break/>quae est hujusmodi. </text:span></text:span><text:span text:style-name="Default_20_Paragraph_20_Font"><text:span text:style-name="T38">- </text:span></text:span><text:span text:style-name="Default_20_Paragraph_20_Font"><text:span text:style-name="T15">Posteaquam quae videntur secura-</text:span></text:span></text:p>
      <text:p text:style-name="P3"><text:span text:style-name="Default_20_Paragraph_20_Font"><text:span text:style-name="T15">dum rectas lineas videntur, ante humorem autem. cry-<text:line-break/>stallinum foramen uveae </text:span></text:span>est <text:span text:style-name="Default_20_Paragraph_20_Font"><text:span text:style-name="T15">litum, per quod cum suis<text:line-break/>obtectis communionem erat habiturus; perspicuum jam<text:line-break/>est ei, qui memoria tenet ea, </text:span></text:span>quae <text:span text:style-name="Default_20_Paragraph_20_Font"><text:span text:style-name="T15">ante diximus, quod figura</text:span></text:span></text:p>
      <text:p text:style-name="Normal"><text:span text:style-name="Default_20_Paragraph_20_Font"><text:span text:style-name="T15">exacte rotunda paucioribus </text:span></text:span>sui <text:span text:style-name="Default_20_Paragraph_20_Font"><text:span text:style-name="T15">par-<text:line-break/>tibus; plana autem pluribus cum<text:line-break/>fuis objectis communicabit. Quod si<text:line-break/>nondum intelligis , id quoque per .<text:line-break/>lineas explicabo. Esse igitur pupillae,<text:line-break/></text:span></text:span><text:span text:style-name="Default_20_Paragraph_20_Font"><text:span text:style-name="T46">- </text:span></text:span><text:span text:style-name="Default_20_Paragraph_20_Font"><text:span text:style-name="T15">quae perfectus est .circulus , diameter</text:span></text:span></text:p>
      <text:p text:style-name="Normal"><text:span text:style-name="Default_20_Paragraph_20_Font"><text:span text:style-name="T15">a b ; humoris vero crystallini diameter<text:line-break/>quidem c d, pars vero. ejus, quae </text:span></text:span><text:span text:style-name="Default_20_Paragraph_20_Font"><text:span text:style-name="T38">.<text:line-break/></text:span></text:span><text:span text:style-name="Default_20_Paragraph_20_Font"><text:span text:style-name="T15">est ad pupillam conversa, sit </text:span></text:span>c <text:span text:style-name="Default_20_Paragraph_20_Font"><text:span text:style-name="T15">e f </text:span></text:span>d <text:span text:style-name="Default_20_Paragraph_20_Font"><text:span text:style-name="T15">:<text:line-break/>et ducantur a pupilla humorem cry- .<text:line-break/>stallinum tangentes lineae be, a f;<text:line-break/>liquet sane, quod e f pars ejus cum<text:line-break/>objectis communicabit; quae vero ex<text:line-break/>utraque parte sunt, scilicet c e, d f,</text:span></text:span></text:p>
      <text:p text:style-name="P3"><text:span text:style-name="Default_20_Paragraph_20_Font"><text:span text:style-name="T15">quae contingunt, </text:span></text:span>minorem <text:span text:style-name="Default_20_Paragraph_20_Font"><text:span text:style-name="T15">quidem<text:line-break/>partem eorum, quae multum sunt<text:line-break/>devexa, majorem autem eorum, - quae<text:line-break/>plana sunt, complectantur. Suppo-<text:line-break/>natur igitur crystallini facti latioris<text:line-break/>pars quae ad pupillam conversa est<text:line-break/>c g h d </text:span></text:span>; <text:span text:style-name="Default_20_Paragraph_20_Font"><text:span text:style-name="T15">ducanturque rursus </text:span></text:span>a <text:span text:style-name="Default_20_Paragraph_20_Font"><text:span text:style-name="T15">termi-<text:line-break/>nis pupillae contingentes lineae b g,<text:line-break/>a h; ipsius igitur pars g h cum ob-<text:line-break/>jectis communicabit, pauca omnino<text:line-break/>parte ab utrinque contingentibus cir-.<text:line-break/>cumscripta; quae communicatione est<text:line-break/>privata ;. </text:span></text:span>si <text:span text:style-name="Default_20_Paragraph_20_Font"><text:span text:style-name="T15">enim planus omnino esset,<text:line-break/>totus ita communicaret, Nunc autem,</text:span></text:span></text:p>
      <text:p text:style-name="Normal"><text:span text:style-name="Default_20_Paragraph_20_Font"><text:span text:style-name="T15">ne una quidem sui parte communionem cum ullo visibili<text:line-break/>habebunt. Si vero minus esset devexus humor crystallinus,<text:line-break/>major utique ejus pars communicasset, quod lineae rectae,</text:span></text:span></text:p>
      <text:p text:style-name="P3">quum demonstraverimus, ipsum oportere esse rotundum,<text:line-break/>quo fit ab iniuriis tutior, fuerit et hoc opus natirrae<text:line-break/>admirabile, quae .simul quidem rotundum ipsum, simul<text:line-break/>autem pluribus sui partibus objectis communicaturum<text:line-break/>effecit. Sic quidem su habent, quae ad .oculos perti-<text:line-break/>nent; de reliquis vero tutius faciei partibus deinceps<text:line-break/>tractabimus. .</text:p>
      <text:h text:style-name="P56" text:outline-level="1"><text:bookmark-start text:name="bookmark14"/>GALENI DE VSV PARTIVM CORPO-<text:line-break/>RIS HVMANI<text:line-break/>LIBER XI.<text:bookmark-end text:name="bookmark14"/></text:h>
      <text:h text:style-name="Heading_20_2" text:outline-level="2"><text:span text:style-name="Default_20_Paragraph_20_Font"><text:span text:style-name="T49">r . </text:span></text:span>Cap. I. </text:h>
      <text:p text:style-name="P78">Quod igitur in toto capite adhuc est reti-<text:line-break/>quum, quod expositione indigeat, hoc libro explicabimus.<text:line-break/>Superest autem, ut ridetur, universa propemodum<text:line-break/>facies, et superiorum nonnulla, cujusmodi sunt musculi,<text:line-break/>quos temporales appellamus , atque. aurium natura , quae<text:line-break/>extrinsecus adjacet, quandoquidem de ipsarum hesi in-<text:line-break/>terna, ubi primum vocis sensus fit, prius tractavimus.<text:line-break/>Atoue etiam de musculis temporalibus tantum certe diri-</text:p>
      <text:p text:style-name="P3"><text:span text:style-name="Default_20_Paragraph_20_Font"><text:span text:style-name="T15">mus, quod scilicet unus utrinque in quandam coronen<text:line-break/>praelongam marinae inferioris inferitur; quodque prin-<text:line-break/>cipis nervorum uterque eorum habet plura propter usus<text:line-break/>necessitatem, ut, si quando unum ex ipsis vel duo affecta<text:line-break/>fuerint, motus maxillae inferiori per reliquum saltem<text:line-break/>suppeditetur.</text:span></text:span></text:p>
      <text:h text:style-name="Heading_20_2" text:outline-level="2"><text:span text:style-name="Default_20_Paragraph_20_Font">Cap. ss </text:span></text:h>
      <text:p text:style-name="P78"><text:span text:style-name="Default_20_Paragraph_20_Font"><text:span text:style-name="T15">Cur autem natura musculos hos propemo-<text:line-break/>bum totos lu capitis ossibus abdiderit, lea ossa, quibus in-<text:line-break/>cubant, excavans admodum atque exculpens, plurimum<text:line-break/>autem cireumjacentia omnia attollens, </text:span></text:span>ceu <text:span text:style-name="Default_20_Paragraph_20_Font"><text:span text:style-name="T15">tegumentum<text:line-break/>quoddampileatum, quum alios quidem simpliciter ossibus<text:line-break/>imponat, nunc quidem exponere suerit tempestivum.<text:line-break/>Ad eundem autem modum et cur aliorum fere omnium<text:line-break/>musculorum moles, ut cujusque animalium magnitudinis<text:line-break/>ratio feri, fecerit, praeter folos musculos temporales,<text:line-break/>plurimum enim praeter totius corporis analogiam in<text:line-break/>animalium generibus magnitudine ac parvitate verrant.<text:line-break/>Ne longe abeamus, in hominibus quidem funt minimi</text:span></text:span></text:p>
      <text:p text:style-name="P3"><text:span text:style-name="Default_20_Paragraph_20_Font"><text:span text:style-name="T15">ac. minimum nervosi , maximi vero et nervosissimi leoni-<text:line-break/>bus, lupis, canibus, et (ut summatim dicam) omnibus,<text:line-break/>quae carcharodonta (dentes serratos. habentia] appellamus.<text:line-break/>Aliorum autem animalium </text:span></text:span>porcis <text:span text:style-name="Default_20_Paragraph_20_Font"><text:span text:style-name="T15">quidem et asinis sunt<text:line-break/>maximi , non tamen aeque </text:span></text:span>nervosi ; <text:span text:style-name="Default_20_Paragraph_20_Font"><text:span text:style-name="T15">proximi vero iis sunt<text:line-break/>boves, deinde equi. Debiles autem ac exiles similiter<text:line-break/>habent homo , simia, et lynces , ac cebi </text:span></text:span>; <text:span text:style-name="Default_20_Paragraph_20_Font"><text:span text:style-name="T15">postea autem<text:line-break/>caprae, oves, et cervi. Simiarum autem ipsarum quae<text:line-break/>maxime homini sunt fimiles, musculos temporales habent<text:line-break/>simillimos ; quae vero sunt dissimiles ad cynocephalorum-<text:line-break/>que formam digrediuntur, eae robustiores ac majores<text:line-break/>dentes habent, quomodo et ipse cynocephalus, qui na-<text:line-break/>tura est inter simiam et canem medius; proinde muscu-;<text:line-break/>Ius temporalis tanto ei est . robustior ac major quam fii<text:line-break/>mila, quanto. minor- atque imbecillior quam canibus. Est<text:line-break/>autem simillima homini simia, ut quae rotundam prae-<text:line-break/>cipue habet faciem ; dentes caninos parvos , latum pectus,<text:line-break/>claviculas longiores, minimum pilosa; quae recta etiam</text:span></text:span></text:p>
      <text:p text:style-name="P3"><text:span text:style-name="Default_20_Paragraph_20_Font"><text:span text:style-name="T15">stat belle, ut et incedere sine errore et currere velociter<text:line-break/>possit. lu hac igitur simia, quemadmodum homlue , exi-<text:line-break/>guum quiddam partis capitis pilosae musculus temporalis<text:line-break/>occupat; reliquum vero, ut et cynocephalis, plurimum<text:line-break/>sursum ad caput extenditur, aures autem supergreditur<text:line-break/>versus posteriora, fecundum caput -totum extentus, in<text:line-break/>omnibus dentes serratos habentibus ; his namque non<text:line-break/>modo est malimus pro corporis mole, verum etiam ro-<text:line-break/>bustior. Afinis vero ac bobus , et suibus , . et (ut sim, li-<text:line-break/>citer dicam] quibus marilla </text:span></text:span>est <text:span text:style-name="Default_20_Paragraph_20_Font"><text:span text:style-name="T15">magna, solus temporalis<text:line-break/>musculus est maximus pro proportione magnitudinis<text:line-break/>ipsius maxillae,. non tamen robustus quitlem , quemad-<text:line-break/>modum fortibus ac ferocibus. Nam propter duo haec<text:line-break/>temporales musculos natura magnos efficit , ob actionis<text:line-break/>in mordendo robur et magnitudinem maxillae insertoris;<text:line-break/>cujus gratia quum essent facti, istius tum actioni, tum<text:line-break/>constructioni jure fuerunt consentanei. Quum igitur<text:line-break/>dentes serratos habentibus robor in mordendo lusit,. ma-</text:span></text:span></text:p>
      <text:p text:style-name="P3"><text:span text:style-name="Default_20_Paragraph_20_Font"><text:span text:style-name="T15">ximus </text:span></text:span>simul <text:span text:style-name="Default_20_Paragraph_20_Font"><text:span text:style-name="T15">ac </text:span></text:span>fortissimus- musculus <text:span text:style-name="Default_20_Paragraph_20_Font"><text:span text:style-name="T15">ipsis extitit; </text:span></text:span>verum<text:line-break/><text:span text:style-name="Default_20_Paragraph_20_Font"><text:span text:style-name="T15">maximus tantum, </text:span></text:span>non <text:span text:style-name="Default_20_Paragraph_20_Font"><text:span text:style-name="T15">etiam </text:span></text:span>nervosus, neque <text:span text:style-name="Default_20_Paragraph_20_Font"><text:span text:style-name="T15">robustus,<text:line-break/>neque </text:span></text:span>in agendo praepotens in <text:span text:style-name="Default_20_Paragraph_20_Font"><text:span text:style-name="T15">asinis est, bobus, </text:span></text:span>ac <text:span text:style-name="Default_20_Paragraph_20_Font"><text:span text:style-name="T15">fui-<text:line-break/>bus, atque </text:span></text:span>aliis <text:span text:style-name="Default_20_Paragraph_20_Font"><text:span text:style-name="T15">animalibus, </text:span></text:span>quae <text:span text:style-name="Default_20_Paragraph_20_Font"><text:span text:style-name="T15">maxillam quidem in-<text:line-break/>feriorem </text:span></text:span>habent magnam <text:span text:style-name="Default_20_Paragraph_20_Font"><text:span text:style-name="T15">, in mordendo tamen mulum<text:line-break/>eis adest </text:span></text:span>robur; satius <text:span text:style-name="Default_20_Paragraph_20_Font"><text:span text:style-name="T15">enim fuit </text:span></text:span>magnam <text:span text:style-name="Default_20_Paragraph_20_Font"><text:span text:style-name="T15">maxillam </text:span></text:span>a<text:line-break/><text:span text:style-name="Default_20_Paragraph_20_Font"><text:span text:style-name="T15">magno musculo moveri. Homini </text:span></text:span>autem, <text:span text:style-name="Default_20_Paragraph_20_Font"><text:span text:style-name="T15">eeu maxillam<text:line-break/>parvam habenti dentesque </text:span></text:span>ad <text:span text:style-name="Default_20_Paragraph_20_Font"><text:span text:style-name="T15">solum esum idoneos, ma-<text:line-break/>Iculus temporalis merito parvas extitit; neque enim<text:line-break/>conveniebat superflua maguitudine eum onerare muscu-<text:line-break/>dum, qui neque maxillam magnam vecturus erat, neque<text:line-break/>actionem vehementem obiturus, qdaleor leones ac canes<text:line-break/>obeunt, non enim in morsu fortitudo hominis consistit<text:line-break/>ac vices, neque eo caetera animantia domat, sed<text:line-break/>(quemadmodum jam inde ab initio ostendimus) ratione<text:line-break/>ac manibus. Naturaeqste sorertiam admirari quis possit,<text:line-break/>quemadmodum Hippocrates admirans assiuue fustam no-<text:line-break/>minabat, ut quae, non quod prima imaginatione apparet,<text:line-break/>sed quod viribus atque usu est aequaolle, eligat. Quod</text:span></text:span></text:p>
      <text:p text:style-name="P3"><text:span text:style-name="Default_20_Paragraph_20_Font"><text:span text:style-name="T15">(ut misti videtur) divinae jultitiae est proprium, </text:span></text:span>non<text:line-break/><text:span text:style-name="Default_20_Paragraph_20_Font"><text:span text:style-name="T15">modo invenire quae </text:span></text:span>oportet, <text:span text:style-name="Default_20_Paragraph_20_Font"><text:span text:style-name="T15">verum etiam tribuere cui-<text:line-break/>que pro merito ac dignitate </text:span></text:span>, <text:span text:style-name="Default_20_Paragraph_20_Font"><text:span text:style-name="T15">neque superfluum </text:span></text:span>quidquam<text:line-break/><text:span text:style-name="Default_20_Paragraph_20_Font"><text:span text:style-name="T15">neque mancum efficere eorum, quae facere convenit. .Es-<text:line-break/>set autem (ut ego arbitror) </text:span></text:span>superfluum, <text:span text:style-name="Default_20_Paragraph_20_Font"><text:span text:style-name="T15">si magnus qui-<text:line-break/>dem extitisset temporalis musculus, parvam autem maxil-<text:line-break/>lam moturus esset; mancum vero, nisi magnus esset, ubi<text:line-break/>magnam maxillam movet. . </text:span></text:span>Atqui <text:span text:style-name="Default_20_Paragraph_20_Font"><text:span text:style-name="T15">nullum animal mino-<text:line-break/>rem, quam homo, aut majorem, quam asinus aut equus,<text:line-break/>est sortitum; convenientur igitur et moturi ipsam mu—<text:line-break/>fculi ut hominibus sunt minimi, ita illis suerunt maxi-<text:line-break/>mi. Cur autem maxima omnino maxilla inferior porcis,<text:line-break/>afinis, bobus, et equis fui t i minima autem hominibus,<text:line-break/>simiis, cebis, lyncibus, media vero magnitudine inter<text:line-break/>utramque aliorum animalium fuit, antea diximus, quum<text:line-break/>ostenderemus, eis animalibus nihil opus esse, ut prona<text:line-break/>cibum ore sumerent, quibus aut manus essent, quomodo<text:line-break/>hominibus, aut velut manus, quomodo simiis; quibus<text:line-break/>vero hae non .essent, ut equis, ea et collum majus, ob</text:span></text:span></text:p>
      <text:p text:style-name="P3"><text:span text:style-name="Default_20_Paragraph_20_Font"><text:span text:style-name="T15">itlque ipsum maxillam etiam habere majorem; praeterea<text:line-break/>avibus, quae longa habent crura, ,ob eandem causam<text:line-break/>collum longius ac rostrum produxisse, quod sus sane<text:line-break/>partibus pro manibus ad suppeditandum alimentum es-<text:line-break/>sunt usurae. At quonlanr paulatim natura in animalium<text:line-break/>generibus ab extremis discedere consuevit. (quemadmo-<text:line-break/>dum id quoque recte ab Ariste tele est demonstrationi, ob<text:line-break/>eam cautam primae quidem simiae post homines maxil-<text:line-break/>Iam adeptae sunt longiorem (monstravimus enim antea<text:line-break/>saepenumero </text:span></text:span>,. <text:span text:style-name="Default_20_Paragraph_20_Font"><text:span text:style-name="T15">eas ridiculam esse hominis imitationem) ;<text:line-break/>secunda autem et tertia et alia deinceps univerfa se-^<text:line-break/>eundum proprium ordluem. Proinde consentaneum fuit,<text:line-break/>ut, quae inter ea, quae manus habent et quae omnino<text:line-break/>non- habent, sunt media (corus generis sunt quae dentes<text:line-break/>ferratos et pedes fissos habent) , ea longitudlue instrtunen-<text:line-break/>torum colli </text:span></text:span>et <text:span text:style-name="Default_20_Paragraph_20_Font"><text:span text:style-name="T15">maxillarunr medium inter extrema locum<text:line-break/>obtinerent; comedentia siquidem pedibus utuntur quo-<text:line-break/>damuiodo similiter ac manibus. ob eam quidem certe<text:line-break/>caulam homo- omnium </text:span></text:span>animalium <text:span text:style-name="Default_20_Paragraph_20_Font"><text:span text:style-name="T15">temporalem musculum</text:span></text:span></text:p>
      <text:p text:style-name="P3"><text:span text:style-name="Default_20_Paragraph_20_Font"><text:span text:style-name="T15">habet minimum, quod </text:span></text:span>et <text:span text:style-name="Default_20_Paragraph_20_Font"><text:span text:style-name="T15">maxillam, quam </text:span></text:span>lue <text:span text:style-name="Default_20_Paragraph_20_Font"><text:span text:style-name="T15">movet;<text:line-break/>tum minimam </text:span></text:span>, <text:span text:style-name="Default_20_Paragraph_20_Font"><text:span text:style-name="T15">tum ad actionem habet imbecillam.</text:span></text:span></text:p>
      <text:h text:style-name="Heading_20_2" text:outline-level="2"><text:span text:style-name="Default_20_Paragraph_20_Font">Cap. HI.</text:span></text:h>
      <text:p text:style-name="P78"><text:span text:style-name="Default_20_Paragraph_20_Font"><text:span text:style-name="T15"><text:s/>Cur tandem solus hic musculus in capitiis<text:line-break/>ossibus est abditus </text:span></text:span>, <text:span text:style-name="Default_20_Paragraph_20_Font"><text:span text:style-name="T15">quum alia quidem . ossa. ipsum exci-<text:line-break/>piaut, </text:span></text:span>alia <text:span text:style-name="Default_20_Paragraph_20_Font"><text:span text:style-name="T15">autem in orbem complectantur, adeo ut exi-<text:line-break/>gua. ejus pars ad finem frontis emineat? an non huic<text:line-break/>soli, </text:span></text:span>sed <text:span text:style-name="Default_20_Paragraph_20_Font"><text:span text:style-name="T15">etiam oculorum musculis hic usus est comma-<text:line-break/>nis? nam inter omnes musculos potissimum hi, si laesi<text:line-break/>fuerint, convulsiones, febres, leporem, et deliria lu-<text:line-break/>ferunt. Ut igitur minime afficerentur ab extrinsecus ip-<text:line-break/>sis incidentibus, quae contundere .scilicet atque incidere<text:line-break/>sistent, natura ossa dura in orbem quasi septum quod-<text:line-break/>lam cireumjecit. At cur laesi noxam maximam insu-<text:line-break/>runt? quia nervorum principio sunt proximi, solumque<text:line-break/>ipsos os prohibet, quominus cerebrum ipsimi contingant,<text:line-break/>Porro musculi temporales, propterea quia sunt majores<text:line-break/>quam oculorum musculi, nocere cerebro possunt, sed et<text:line-break/>quia etiam nervorum, qui ad oculorum musculos feruntur,</text:span></text:span></text:p>
      <text:p text:style-name="P3"><text:span text:style-name="Default_20_Paragraph_20_Font"><text:span text:style-name="T15">principium est unicum, plures vero eorum in temporales<text:line-break/>inferuntur. Si igitur, quemadmodum Hippocrates dixit,<text:line-break/>-quae propinqua, quae communia, et quae prima sunt,<text:line-break/>maxime caeduntur </text:span></text:span>, <text:span text:style-name="Default_20_Paragraph_20_Font"><text:span text:style-name="T15">nihil autem i propinquius cerebro<text:line-break/>quam temporales musculi, neque quivis alius musculus<text:line-break/>per plures nervos cerebro communicat, consentaneum r<text:line-break/>est principium quam celerrime sentire ipsorum affectus,<text:line-break/>Ob eam igitur cautam Hippocrates etiam recte dixit,. pla-<text:line-break/>gas temporum </text:span></text:span>lethales <text:span text:style-name="Default_20_Paragraph_20_Font"><text:span text:style-name="T15">esse </text:span></text:span>ac <text:span text:style-name="Default_20_Paragraph_20_Font"><text:span text:style-name="T15">carum </text:span></text:span>concitare. <text:span text:style-name="Default_20_Paragraph_20_Font"><text:span text:style-name="T15">Et lante..<text:line-break/>Hippocratem natura quoque praevidit, maximam fore uni-<text:line-break/>matibus perniciem, nisi securitati musculorum tempora-<text:line-break/>lium - prospexisset; proinde lucumo quam potuit n.uni-<text:line-break/>tissinuun effecit, - primum quidem cavum ipsis receptacu-<text:line-break/>lum - velut antrum quoddam comparans, ossium vero ad-<text:line-break/>jacentium externas superficies simas velut thalamos quos-<text:line-break/>dam efficiens, superioribus autem- eorum oris margines<text:line-break/>imponens ad musculos spectantes, ut omniratione, quo-<text:line-break/>ad maxime liceret, conservarentur, exiguaque ipsorum<text:line-break/>pars supra ossium septum extaret. Quam tamen et ipsam</text:span></text:span></text:p>
      <text:p text:style-name="P3"><text:span text:style-name="Default_20_Paragraph_20_Font"><text:span text:style-name="T15">sine munimento omnino non destituit, fed partim ex fu-<text:line-break/>perjacentibus capitis ossibus, partim ex eis, quae sunt<text:line-break/>ad fines superciliorum, praelongum os utrinque produ-<text:line-break/>ctum , foris quidem devexum , </text:span></text:span><text:span text:style-name="Default_20_Paragraph_20_Font"><text:span text:style-name="T38">. </text:span></text:span><text:span text:style-name="Default_20_Paragraph_20_Font"><text:span text:style-name="T15">cavum vero vertus mu-<text:line-break/>Eculum efficiens , utrinque circumposuit ; quorum hoc<text:line-break/>quidem a partibus superioribus verius supercilium dedu-<text:line-break/>oens, illud autem ex iuserioribus in fatis magnam alti-<text:line-break/>tudinem attollens , .post auteor ad medium viae ipsis inter<text:line-break/>feste coniungens . fornicem quendam hunc osseum utrique<text:line-break/>inuleulorum praetendit; qui, si quid durum aut violentum<text:line-break/>musculis extrui fenus incideret,, ante. musculos vulnera,<text:line-break/>contusiones , . omnesque molestias esset excepturus, Haud-<text:line-break/>quaquam igitur os quoduis est hoc jugale , (sic enim ana-<text:line-break/>tonici appellunt,) fied medullae est expers, densum, at-<text:line-break/>que instar lapidis durum, natura .id maxiine agente, ne-<text:line-break/>quid pateretur id propugnaculum, quod his musculis erat<text:line-break/>praetentura.</text:span></text:span></text:p>
      <text:h text:style-name="Heading_20_2" text:outline-level="2"><text:span text:style-name="Default_20_Paragraph_20_Font">Cap. IV.</text:span></text:h>
      <text:p text:style-name="P78"><text:span text:style-name="Default_20_Paragraph_20_Font"><text:span text:style-name="T15"><text:s/>Hanc itaque constructionis securitatem<text:line-break/>musculi temporales habuerunt. Desinens porro uterque</text:span></text:span></text:p>
      <text:p text:style-name="P3"><text:span text:style-name="Default_20_Paragraph_20_Font"><text:span text:style-name="T15">in magnum arnum tensionem coronae maxillae insertoris </text:span></text:span><text:span text:style-name="Default_20_Paragraph_20_Font"><text:span text:style-name="T38">-<text:line-break/></text:span></text:span><text:span text:style-name="Default_20_Paragraph_20_Font"><text:span text:style-name="T15">infigitur; </text:span></text:span><text:span text:style-name="Default_20_Paragraph_20_Font"><text:span text:style-name="T38">qui </text:span></text:span><text:span text:style-name="Default_20_Paragraph_20_Font"><text:span text:style-name="T15">si tensus suerit; sursum eam trahit; quod<text:line-break/>quum </text:span></text:span><text:span text:style-name="Default_20_Paragraph_20_Font"><text:span text:style-name="T38">accidit, </text:span></text:span><text:span text:style-name="Default_20_Paragraph_20_Font"><text:span text:style-name="T15">animalis os clauditur; oportet igitur quos-<text:line-break/>dam esse musculos aperientes, in contrarium </text:span></text:span><text:span text:style-name="Default_20_Paragraph_20_Font"><text:span text:style-name="T18">ί</text:span></text:span><text:span text:style-name="Default_20_Paragraph_20_Font"><text:span text:style-name="T22"> </text:span></text:span><text:span text:style-name="Default_20_Paragraph_20_Font"><text:span text:style-name="T15">ipsum<text:line-break/>trahentes, eosque musculos lu </text:span></text:span><text:span text:style-name="Default_20_Paragraph_20_Font"><text:span text:style-name="T38">partibus </text:span></text:span><text:span text:style-name="Default_20_Paragraph_20_Font"><text:span text:style-name="T15">maxillae iuferio-<text:line-break/>ribus esse constitutos; siquidem recte demonstratum </text:span></text:span><text:span text:style-name="Default_20_Paragraph_20_Font"><text:span text:style-name="T38">nobis<text:line-break/></text:span></text:span><text:span text:style-name="Default_20_Paragraph_20_Font"><text:span text:style-name="T15">fuit, musculum omnem partem, in quam inseritur. ad </text:span></text:span><text:span text:style-name="Default_20_Paragraph_20_Font"><text:span text:style-name="T38">te<text:line-break/></text:span></text:span><text:span text:style-name="Default_20_Paragraph_20_Font"><text:span text:style-name="T15">ipsimi trahere. Quinam igitur hi funt, </text:span></text:span><text:span text:style-name="Default_20_Paragraph_20_Font"><text:span text:style-name="T38">et </text:span></text:span><text:span text:style-name="Default_20_Paragraph_20_Font"><text:span text:style-name="T15">quot, et </text:span></text:span><text:span text:style-name="Default_20_Paragraph_20_Font"><text:span text:style-name="T38">unde<text:line-break/></text:span></text:span><text:span text:style-name="Default_20_Paragraph_20_Font"><text:span text:style-name="T15">producti, et quodnam </text:span></text:span>eis <text:span text:style-name="Default_20_Paragraph_20_Font"><text:span text:style-name="T15">motus est principium? Musculi<text:line-break/>quidem ipsu numero silus duo, quot etiam stant tempo-<text:line-break/>rales, inferiores utrique utrisque superioribus , parte<text:line-break/>maxillae inferioris altera </text:span></text:span><text:span text:style-name="Default_20_Paragraph_20_Font"><text:span text:style-name="T38">oppositi. </text:span></text:span><text:span text:style-name="Default_20_Paragraph_20_Font"><text:span text:style-name="T15">Principium autem<text:line-break/>generationis ex posterioribus capitis partibus habent, </text:span></text:span><text:span text:style-name="Default_20_Paragraph_20_Font"><text:span text:style-name="T38">quo .<text:line-break/></text:span></text:span><text:span text:style-name="Default_20_Paragraph_20_Font"><text:span text:style-name="T15">loco sunt </text:span></text:span><text:span text:style-name="Default_20_Paragraph_20_Font"><text:span text:style-name="T38">processus </text:span></text:span><text:span text:style-name="Default_20_Paragraph_20_Font"><text:span text:style-name="T15">styloides: sic enim anatomici, </text:span></text:span><text:span text:style-name="Default_20_Paragraph_20_Font"><text:span text:style-name="T38">qui<text:line-break/></text:span></text:span><text:span text:style-name="Default_20_Paragraph_20_Font"><text:span text:style-name="T15">partibus his sunt tenues ossium capitis processus, appel-<text:line-break/>litant; potes autem, si vis, vocare eos grapbiordes aut<text:line-break/>belondides; maxillae artem inferiori inseruntur statim<text:line-break/>post flexionem ad eum usque Iocum, qui est ad mentum,</text:span></text:span></text:p>
      <text:p text:style-name="P3"><text:span text:style-name="Default_20_Paragraph_20_Font"><text:span text:style-name="T15">unus utrinque ex internis partibus adhaerens: qui certe,<text:line-break/>li tensi fuerint, os ipsum aperiunt, quemadmodum tem-<text:line-break/>porales claudunt. Alii autem quidam duo musculi ad<text:line-break/>mandibulae in mesticatiouibus circumactionem a natura<text:line-break/>suerunt comparati,. qui carnosum quoque maxillarum<text:line-break/>partem constituunt, quos nonnulli utrumque non sim-<text:line-break/>plicem musculum, fed triplicem .esse existimant, quod<text:line-break/>.tres ipsorum sint aponemofes,.aut tendones, aut in ma-<text:line-break/>xillas insertiones instar principiorum quorundam ; vocant<text:line-break/>enim nonnulli hoc quidem modo , alii autem alio ; qui<text:line-break/>quum perspicue eorum speciem student indicere siquae<text:line-break/>.aliis omnibus est dissimilis), suspicionem cuipiam praebere<text:line-break/>queant, de ipsis inter su non convenire, siquidem hic ait,<text:line-break/>.tria utrique musculo adesse principia, ille vero fines, aut<text:line-break/>capita, aut aponeuroses, aut tendones, aut insertiones.<text:line-break/>Est autem nulla, quod ad hanc saltem rem pertinet,<text:line-break/>viris anatomicis in re controversia, sed in docendi ra-<text:line-break/>firme. Triangularis enim quodammodo musculorum uter-<text:line-break/>que est, velut verticem quendam trianguli atque acutiam</text:span></text:span></text:p>
      <text:p text:style-name="P3"><text:span text:style-name="Default_20_Paragraph_20_Font"><text:span text:style-name="T15">juxta vocatam malam habens; huic autem unum trian-<text:line-break/>guli latus versus Aygomatis extremitatem porrigitur; aliud<text:line-break/>vero versus inferiorem mandibulam; reliquum vero ac<text:line-break/>tertium, velut basis quaedam, praedictum utrumque latus<text:line-break/>omnibus maxillae inferioris memoratis partibus conjun-<text:line-break/>gens, fecundum ipsius longitudinem extenditur. Porro<text:line-break/>musculus hic quam alibi est neruosior in </text:span></text:span>loco, <text:span text:style-name="Default_20_Paragraph_20_Font"><text:span text:style-name="T15">qui est<text:line-break/>subter malis; quo loco habet. velut erticem. Movetur<text:line-break/>autem et maxillam circumagit pro varia fibrarum .atque<text:line-break/>inserti onum actione; natura provide et hoc moliente, ut<text:line-break/>motibus aliis alios vicissim excipientibus multiplices fiant<text:line-break/>in masticationibus actiones. Convenienter itaque muscu-<text:line-break/>los hos masseteras (masticatores) nuncupant, tametsi ad<text:line-break/>musculos quoque temporales non minime appellatio haec<text:line-break/>pertineat^ illi enim unam eam actionem rn masticationi-<text:line-break/>thus duntaxat obeunt, ut dentes^ vehementer inter se com-<text:line-break/>mittant, quam rem consequitur, ut, fi quid inter eos fue-<text:line-break/>rit, id comminuatur: porro cibum laevigari atque .in<text:line-break/>partes minimas conteri a molaribus; quasi molis, mestis</text:span></text:span></text:p>
      <text:p text:style-name="P3"><text:span text:style-name="Default_20_Paragraph_20_Font"><text:span text:style-name="T15">calorum musculorum est actio , lu enim ipsi et cibos mu-<text:line-break/>tant, </text:span></text:span><text:span text:style-name="Default_20_Paragraph_20_Font"><text:span text:style-name="T38">. </text:span></text:span><text:span text:style-name="Default_20_Paragraph_20_Font"><text:span text:style-name="T15">et qui a dentibus exciderunt, rursus iisdem eonr-<text:line-break/>nriffis atque applicatis adducunt tensi </text:span></text:span>ac <text:span text:style-name="Default_20_Paragraph_20_Font"><text:span text:style-name="T15">contracti, tem-<text:line-break/>pacalibus musculis nihil </text:span></text:span><text:span text:style-name="Default_20_Paragraph_20_Font"><text:span text:style-name="T38">. </text:span></text:span><text:span text:style-name="Default_20_Paragraph_20_Font"><text:span text:style-name="T15">ad id conferentibus. Lingua<text:line-break/>vero adactionem hanc -confert .non minimum; ut quae<text:line-break/>infi.ar manus cuiusdam cibos in ore assidue transfert ac<text:line-break/>volvit-, quo pars ipsorum omnis itidem conteratur; ex-<text:line-break/>trinfecus autem unus utrinque mesti eatur hic musculus,<text:line-break/>velut secunda quaedam manus, linguae adjutor est com-<text:line-break/>paratus.. Maximo autem ad eam rem ei sunt auxilio fi-<text:line-break/>nes buccarum inferiores, qui cutanei sunt, </text:span></text:span><text:span text:style-name="Default_20_Paragraph_20_Font"><text:span text:style-name="T38">. </text:span></text:span><text:span text:style-name="Default_20_Paragraph_20_Font"><text:span text:style-name="T15">spectantque<text:line-break/>ad labia; ad quos perveniunt tenues ac lati musculi,<text:line-break/>uti aque parte unus , toti collo circumsecti ; moventur<text:line-break/>enim ah his buccae cum labiis , etiamsi maxilla immo-<text:line-break/>bilis omnino suerit; musculique omnes ipsam moventes-<text:line-break/>peculiare quippiam quodammodo , cujusmodi alius nul-<text:line-break/>lus , habuerunt- Sed de masticatoribus dicendi finem<text:line-break/>faciamus.</text:span></text:span></text:p>
      <text:h text:style-name="P58" text:outline-level="2"><text:span text:style-name="Default_20_Paragraph_20_Font">cap. V. </text:span></text:h>
      <text:p text:style-name="P78"><text:span text:style-name="Default_20_Paragraph_20_Font"><text:span text:style-name="T15">Temporales porro musculi, quique eis lu-<text:line-break/>fra sunt oppositi os aperientes, alia ratione et ipsi omni-<text:line-break/>bus aliis musculis </text:span></text:span><text:span text:style-name="Default_20_Paragraph_20_Font"><text:span text:style-name="T37">s</text:span></text:span><text:span text:style-name="Default_20_Paragraph_20_Font"><text:span text:style-name="T15">unt dissimiles ; quandoquidem ex me-<text:line-break/>diis temporalibus tendo emersit, quem in maxillae lu-<text:line-break/>serioris coronea sublimem inseri diximus; neque </text:span></text:span>enim<text:line-break/><text:span text:style-name="Default_20_Paragraph_20_Font"><text:span text:style-name="T15">in ullo alio musculo tendouis productionem ejusmodi<text:line-break/>reperias. Eorum autem uterque, qui. ipsis funt oppositi,<text:line-break/>a partu capitis posteriore enatus, quando ad nuncupatas<text:line-break/>tonsillas ac maxillae inferioris flexionem pervenit, non<text:line-break/>amplius est musculus, fed tendo plane est, carnosa omni<text:line-break/>substantia -nudatus. Hoc quidem et aliis inest musculis,<text:line-break/>in trusionem scilicet desinere ; quod autem horum utrique.<text:line-break/>est proprium atque eximium, quodque in nullo alio in-<text:line-break/>est musculo; id mox dicam. Tendonum horum uterque<text:line-break/>paulum progressus non amplius est tendo , sed rursus fit<text:line-break/>musculus, maxillaeque inferiori inseritur, ut supra do-<text:line-break/>euimns; ex quo intelligitur, - partes. horum musculorum<text:line-break/>carnosas in principio ac fine esse, nervosas autem in</text:span></text:span></text:p>
      <text:p text:style-name="P3"><text:span text:style-name="Default_20_Paragraph_20_Font"><text:span text:style-name="T15">meniis; quod </text:span></text:span>in <text:span text:style-name="Default_20_Paragraph_20_Font"><text:span text:style-name="T15">nullis aliis musculis reperias, .qnemad-<text:line-break/>modum neque ex mediis ltemporalibus tendouem enasset<text:line-break/>Causam vero horum si cupis disicere, (frustra enim a na-<text:line-break/>tura nil fit,) partim quidem eorum, quae prius diximus,<text:line-break/>meminisse lle oportet, .partim autem alia nunc adhuc<text:line-break/>disicere ; meminisse quidem eorum , quae generatim de<text:line-break/>musculis luerunt dieta, quas ob .causas alii quidem in<text:line-break/>tendones desinant, alii autem nequaquam; discere vero<text:line-break/>nunc adhuc, quae de his audire oporteat. Cautam ita-<text:line-break/>que, cur utrumque musculum temporalem in magnum<text:line-break/>unum- tendouem desinere oportebat, ac per illum coronae<text:line-break/>ipsius maxillae inseri, quae tenuis quidem ac- dura tuapte<text:line-break/>natura. est, et praelonga ac in sublime extensa, invenire<text:line-break/>tibi; etiamsi nun .doceamus, est promptissimmn, nisi<text:line-break/>oscitantur omnino sermones illos audivisti, quos tamen<text:line-break/>ego reficiendae memoriae. gratia paucis repetam. Nam<text:line-break/>nisi per tendones adeo magnos maxilla sursum .attollere;<text:line-break/>tar, primum quidem millies abrupta fuisset, si tantum<text:line-break/>pondus . a corporibus imbecillis gestaretur , praeterea</text:span></text:span></text:p>
      <text:p text:style-name="P3"><text:span text:style-name="Default_20_Paragraph_20_Font"><text:span text:style-name="T15">haudquaquam facile moveretur, neque enim sursum tra-<text:line-break/>here ipsam minor alius tendo, neque substantia carnosa<text:line-break/>potuissent Quamobrem autem tendo iste ex mediis mu-<text:line-break/>fontis existat, protinus dicam, ubi prius pannis memoriae<text:line-break/>causa id repetiero </text:span></text:span>, <text:span text:style-name="Default_20_Paragraph_20_Font"><text:span text:style-name="T15">quod jam inde ab initio libri hujus<text:line-break/>demonstravimus ; cujus fumma haec suit, musculos tem-<text:line-break/>porales, quum multa egerent securitate, ossium undique<text:line-break/>corona cinctus fuisse adeo, ut eorum pars exigua dunta-<text:line-break/>xat ossium cavitatem exuperet. Si enim id tenes ,me-<text:line-break/>moria , partesque capitis habes cognitas , poles jam in-<text:line-break/>telligere, cur, si natura longos fecundum capitis longitu-<text:line-break/>dinem recta ad coronas tendentes musculos hos imposuit-<text:line-break/>fet, haudquaquam operimentum ullum invenisset, quod<text:line-break/>cia fabricari potuisset, praeterquam quod tumorem qui-<text:line-break/>dem immenfum illic excitasset, inania vero </text:span></text:span>ac <text:span text:style-name="Default_20_Paragraph_20_Font"><text:span text:style-name="T15">strigosa<text:line-break/>omnino loca ea reliquisset, in quibus nunc insunt: ne-<text:line-break/>que enim ulla alia pars positionem ibi habuisset commo-<text:line-break/>dilfimam, non oculi, non natus, non aures, jam .enim</text:span></text:span></text:p>
      <text:p text:style-name="P3"><text:span text:style-name="Default_20_Paragraph_20_Font"><text:span text:style-name="T15">causam positionis eorum ause memoravimus. Quodnam<text:line-break/>vero jugale natura ante iplos opposuisset, cuiusmodi est<text:line-break/>id, .quod nunc ante eos est oppositum, si fecundum ca-<text:line-break/>pitis longitudinem eos extendisset, aut quaenam ossium<text:line-break/>supercilia seu labia excitasset, non reperior Si igitur<text:line-break/>positio eorum secundum longitudinem musculos ipsos red-<text:line-break/>debat prominentes, praesidioque spoliabat, eminentiasque<text:line-break/>ac cavitates iniquas in toto capite faciebat; quae vero<text:line-break/>praescnti loco est positio, tum ipsis securitatem praebebat<text:line-break/>musculis, tum capiti .toti. aequalitatem, non erat commo-<text:line-break/>dius alibi eos - constituere. Quod si ita est, constat, quod<text:line-break/>ipsorum medium suctum est fecundum rectitudinem co-<text:line-break/>ronae, quae motu indigebat, adeo ut hinc tenderem<text:line-break/>.emergere suerit necesse. Quod vero ad eos attinet, qui<text:line-break/>ipsis siunt oppositi, quique in medio fui tendonem habent,<text:line-break/>multo manis artificium ostendunt, maximeque his nos<text:line-break/>atientos esse oportet; ubi pars aliqua admirabilis atque<text:line-break/>insolens ab .aliisque generis ejusdem discrepans perspici-<text:line-break/>tur, lu lori enim natura aut analogiae est oblita, aut</text:span></text:span></text:p>
      <text:p text:style-name="P3"><text:span text:style-name="Default_20_Paragraph_20_Font"><text:span text:style-name="T15">artificiosum quippiam excogitans.-eas a communi aliarum<text:line-break/>captu ac fabrica deduxit. In toto tamen hoc opere osten-.<text:line-break/>disse jam mihi videor , naturam nusquam srusira multum .<text:line-break/>ab analogia discedere, </text:span></text:span>sed <text:span text:style-name="Default_20_Paragraph_20_Font"><text:span text:style-name="T15">vel propter eximium quendam<text:line-break/>usum. peculiarem praeter caeteras partem efficere, vel<text:line-break/>propter magnam necessitatem, . prima ipsius ac principa-.<text:line-break/>Iissima constiuctione excidentem , ad secundam accedere ; .<text:line-break/>quemadmodum certe in his etiam musculis fecit. Quo-<text:line-break/>rum productionis locus proprius non erat retro, .unde<text:line-break/>nunc .extiterunt, sed partes colli anteriores , sic enim fe-<text:line-break/>cundtim rectitudinem proprii principii potissimum siter-<text:line-break/>que .maxillam deorsum attraheret; verum .fi hic .locati<text:line-break/>fuissent, equidem ab ipsis colli vertebris enati in qnimis<text:line-break/>ipsi arctati fuissent. non minimum, aliasque partes omnes,<text:line-break/>quae illic. sunt, armassent. Nusquam enim propemodum<text:line-break/>in. talo corpore alibi in loco tam exiguo tantam ire-<text:line-break/>strumentorum cernas multitudluem, quorum tamen nul-<text:line-break/>lum transferre erat integrem, non ftomacnum, non aspe-</text:span></text:span></text:p>
      <text:p text:style-name="P3"><text:span text:style-name="Default_20_Paragraph_20_Font"><text:span text:style-name="T15">ram arteriam, non laryngem, multo autem minus cir-.<text:line-break/>cumjectos eis musculos, non venas, non arterias, non<text:line-break/>glandulas, non nervos; alia enim ab infernis sursum,<text:line-break/>alia autem a supernis deorsum ferri oportebat, alioqui<text:line-break/>neque caput venarum aut arteriarum, neque partes in-<text:line-break/>femae nervorum aut musculorum fuissent participes.<text:line-break/>Perspicuum praeterea est, quod cibum, potum, ac spi-<text:line-break/>ritum per hunc viam commeare oportebat, ascendere<text:line-break/>vero rursus effationem et vocem ad multas animalis<text:line-break/>commoditates. Nec minus etiam cuivis est perspicuum,<text:line-break/>quod erat necesse arterias ac. venas ibidem lu utrasque<text:line-break/>maxillas, linguam, os, capitis anteriora ac posteriora,<text:line-break/>collum totum, et simul ipsius spinalem medullam difi.ri-<text:line-break/>bui. Necesse autem nihilominus praedictis erat vasorum<text:line-break/>divisionibus incumbere glandulas, necubi laederentur,<text:line-break/>su sede ac stabilimento essent destituta. Quin et alias<text:line-break/>quasdam glandulas ibidem (quarum antea memini, ipsius<text:line-break/>asperae arteriae gratia natura comparavit. Tanta igitur</text:span></text:span></text:p>
      <text:p text:style-name="P3"><text:span text:style-name="Default_20_Paragraph_20_Font"><text:span text:style-name="T15">instrumentorum copia, quae transferri nusquam sine<text:line-break/>maximo animalis detrimento queat, locum omnem illic<text:line-break/>jam occuparat. Quo factum est, ut jure musculi maxil-<text:line-break/>Iam inferiorem aperientes non a colli ossibus sint pro-<text:line-break/>ducti, </text:span></text:span>sed <text:span text:style-name="Default_20_Paragraph_20_Font"><text:span text:style-name="T15">unde jam diximus; et ubi potissimum locus<text:line-break/>multis .instrumentis est refertus, partibus ad. tonsillas<text:line-break/>.attinentibus, tendo eorum uterque excarnis est ac te-<text:line-break/>.uuis; quandoquidem, fi crassiores essent, transire prae<text:line-break/>locorum augustia non possent, tenues autem si amplius<text:line-break/>fuissent aeque, </text:span></text:span>ac <text:span text:style-name="Default_20_Paragraph_20_Font"><text:span text:style-name="T15">nunc sunt facti, imbecilli admodum<text:line-break/>extitissent. Quocirca quum simul ab iniuriis tutos esse<text:line-break/>eos oporteret et simul angustos, jure optimo natura to-<text:line-break/>tam eorum carnem locis illis subtraxit; solos autem ac<text:line-break/>mullos tendones producens,, quum vero. primum extra<text:line-break/>angustias </text:span></text:span>eos <text:span text:style-name="Default_20_Paragraph_20_Font"><text:span text:style-name="T15">constituit, tunc jam paulatim eos carne cir-<text:line-break/>cumvestiens, musculos rursus ipsos effecit. Tria itaque<text:line-break/>haec musculorum. genera </text:span></text:span>ad <text:span text:style-name="Default_20_Paragraph_20_Font"><text:span text:style-name="T15">movendum os natura adhi-<text:line-break/>.buit; quorum .alii quidem aperiunt, alii vero claudunt,</text:span></text:span></text:p>
      <text:p text:style-name="P3"><text:span text:style-name="Default_20_Paragraph_20_Font"><text:span text:style-name="T15">alii varie circumagunt, nihil usquam neque in positio-<text:line-break/>nibus,. neque in turmis, neque in commodis insertioni-<text:line-break/>bus hallucinata. .Apparet enim ipsorum quisque in illam<text:line-break/>maximae. maxillae partem prorumpere, qua simul facil-<text:line-break/>lime apprehendi ipfa poterat, et ad </text:span></text:span>motum, <text:span text:style-name="Default_20_Paragraph_20_Font"><text:span text:style-name="T15">cujus gratia<text:line-break/>musculus extitit, accommodatissima</text:span></text:span></text:p>
      <text:h text:style-name="Heading_20_2" text:outline-level="2"><text:span text:style-name="Default_20_Paragraph_20_Font"><text:span text:style-name="T46">- </text:span></text:span><text:span text:style-name="Default_20_Paragraph_20_Font"><text:span text:style-name="T38">- </text:span></text:span><text:span text:style-name="Default_20_Paragraph_20_Font"><text:span text:style-name="T15">Cap. VI.</text:span></text:span></text:h>
      <text:p text:style-name="P77"><text:span text:style-name="Default_20_Paragraph_20_Font"><text:span text:style-name="T15">Differentiam vero ipsorum in maguitu-<text:line-break/>dine ac. nervorum moventium principium si considerare<text:line-break/>volueris, mirabilem hic quoque maturae aequitatem re-<text:line-break/>.peries. Siquidem eos, qui velut pendentem a fele totam<text:line-break/>.maxillam interiorem attollunt </text:span></text:span><text:span text:style-name="Default_20_Paragraph_20_Font"><text:span text:style-name="T38">. </text:span></text:span><text:span text:style-name="Default_20_Paragraph_20_Font"><text:span text:style-name="T15">ac sustinent, contenta-<text:line-break/>neum erat ordine etiam esse .maximos; oppositos vero<text:line-break/>iis inferne versus .illa moventes., ad quae natura etiam<text:line-break/>.gravia omnia feruntur; .multo .iuniores ; medios vero am-<text:line-break/>horum magnitudine esse reliquos, quemadmodum . et post-<text:line-break/>tione sunt medii. Alii vero musculi duo ex internis<text:line-break/>maxillae inferioris partibus , qua </text:span></text:span><text:span text:style-name="Default_20_Paragraph_20_Font"><text:span text:style-name="T38">. </text:span></text:span><text:span text:style-name="Default_20_Paragraph_20_Font"><text:span text:style-name="T15">ipfa est maxime cava,<text:line-break/>situm habentes, furium extrusi versus. os .capitis musculis</text:span></text:span></text:p>
      <text:p text:style-name="P3"><text:span text:style-name="Default_20_Paragraph_20_Font"><text:span text:style-name="T15">temporalibus adjutores sunt dati, ut qui etiam maxillam<text:line-break/>sursum trahere queant; qua enim ratione plura nervorum<text:line-break/>musculos moventium principia extiterunt, eadem ratione<text:line-break/>et ab internis musculis subsidium hoc affuit.</text:span></text:span></text:p>
      <text:h text:style-name="Heading_20_2" text:outline-level="2"><text:span text:style-name="Default_20_Paragraph_20_Font">Cap. VllI. </text:span></text:h>
      <text:p text:style-name="P78"><text:span text:style-name="Default_20_Paragraph_20_Font"><text:span text:style-name="T15">Porro nervorum principium omnibus </text:span></text:span>fa-<text:line-break/><text:span text:style-name="Default_20_Paragraph_20_Font"><text:span text:style-name="T15">ciei musculis tertia nervorum est coniugatio, qui a cere-<text:line-break/>bro proficiscuntur atque etiam aliis propemodum omnibus<text:line-break/>ipsius partibus. Nam in temporales ac mastieatorios<text:line-break/>musculos, et hos certe internos in ore ipso, tum in<text:line-break/>dentes omnes, in labra, in nares atque faciei cutim<text:line-break/>univerfam nervi praedicti sunt distributi, perforatis in<text:line-break/>ipsorum gratiam ossibus, et in quamcunque partem sic—<text:line-break/>gulae propagines iter intenderint, transitum praebentibus.<text:line-break/>Feruntur vero semper ad partem, quae sensum aut mo-<text:line-break/>tum postulet, ut nulli parti nervi portio neque superfit,<text:line-break/>neque deficiat; sed aequalis semper pariis moli atque<text:line-break/>usui ad unguem sit. Oportebat autem (ut ego arbitror)</text:span></text:span></text:p>
      <text:p text:style-name="P3"><text:span text:style-name="Default_20_Paragraph_20_Font"><text:span text:style-name="T15">os adeo durum (si modo sine artificio omnia hujusmodi<text:line-break/>iniit constructa) potissimum ne pertusum quidem omnino<text:line-break/>esse multis ac crebris foraminibus, quod si pertusum<text:line-break/>esset , sed casu quodam , aliquod inveniri , quod frustra<text:line-break/>pertusum foret, quippe per quod nullum pertractaret<text:line-break/>instrumentum. Quin et ad quasdam partium oris inter-<text:line-break/>narum, et faciei externarum, nervos accedere prorsus<text:line-break/>non oportebat, quibusdam autem non unum, fed plures<text:line-break/>distribui, haec enim fortunae sunt opera; caeterum tum<text:line-break/>omnibus immitti, tantaque esse singulos magnitudine,<text:line-break/>quanta parti erat necesse, haud scio an hominum sit<text:line-break/>sapientium ad fortunam opificem id revocare ; alioqui<text:line-break/>quid tandem erit, quod providentia atque arte efficitur?<text:line-break/>omnino^ enim contrarium est, quod fortuito fit. Itaque<text:line-break/>primum quidem aut intrinsecus per os, aut extrinsecus^<text:line-break/>per ossa faciei nervos omnes ferri oportebat; ut vide-<text:line-break/>licet illi quidem a duris cibari is, hi vero tuli extrinsecus<text:line-break/>irruentibus laederentur. secundo autem dentiunt radices^</text:span></text:span></text:p>
      <text:p text:style-name="P3"><text:span text:style-name="Default_20_Paragraph_20_Font"><text:span text:style-name="T15">alias </text:span></text:span>quidem nervos <text:span text:style-name="Default_20_Paragraph_20_Font"><text:span text:style-name="T15">habere, alias autem minime; tum<text:line-break/>radices quidem molarium, queri fii magni flet, exiguos,<text:line-break/>reliquorum vero dentium, quod ii sint exiles, magnos<text:line-break/>habere. Esse praeterea musculorum mesticatoriorum par-<text:line-break/>tem aliquam nervi expertem erat necesse, quid enim opus<text:line-break/>esset omnes eorum fibras moveri? ad haec cutis etiam<text:line-break/>hanc quidem partem nervorum habere insertiones, aliam<text:line-break/>autem minime, nam ne id quidem erat necesse tutam<text:line-break/>ipfam tonsu praeditam effici. Haec quidem atque .lrujus-<text:line-break/>modi artis. scilicet ac sapientiae opera esse dicemus, si<text:line-break/>modo fortunae tribuenda funt, quae funi contraria, fiet-<text:line-break/>que jam, quod in proverbiis dici felat, fluvii turium<text:line-break/>scilicet fluent, si opera, .quae nullum habent neque orna-<text:line-break/>mentum, neque rationem, neque modum, artis esse, cou-<text:line-break/>traria vero fortunae duxerimus. Equidem de nominibus<text:line-break/>nunquam laborari, fed si vis fortunam id nominare,<text:line-break/>quod ita juste partes omnes animalis conformat, modo<text:line-break/>id intelligas, ac concedas,. te non juste hanc in verbis<text:line-break/>novationem consectari , liceat tibi etiam folem fupra ter-</text:span></text:span></text:p>
      <text:p text:style-name="P3"><text:span text:style-name="Default_20_Paragraph_20_Font"><text:span text:style-name="T15">ram intuenti ejusmodi constitutionem noctem nominare,<text:line-break/>atque ipsum </text:span></text:span>etiam <text:span text:style-name="Default_20_Paragraph_20_Font"><text:span text:style-name="T15">rolem non lucem, fied, li lubet, tene-<text:line-break/>bras; liceat praeterea tibi nunquam a tali sapientia de-<text:line-break/>sistere, quemadmodum ne nobis quidem a nostra inscitia,<text:line-break/>ut, quando partes omnes convenienti sibi constructione<text:line-break/>jeste praeditas esse compererimus, causam horum non<text:line-break/>fortunam, fed artem esse pronunciemus. At per dees<text:line-break/>immortales (illorum .enim insaniae me miseret) cur om-<text:line-break/>tribus quidem faciei partibus a nervis superioribus pro-<text:line-break/>paginas perforatis ossibus inferuntur, os vero aperienti-<text:line-break/>hus, quanquam propinquis, nullus tamen ab his nervis<text:line-break/>iigressus - est insertus , fed neque ad temporales ex his<text:line-break/>ascendit, quemadmodum neque ex illis ad hos musculos<text:line-break/>noscendis? cur autem omnino cutis fuit dirisu ad oris<text:line-break/>generationem? jam -enim ad id transire mihi est tempe-<text:line-break/>siivum: quo pactu non in spina vel capite vel aliqua<text:line-break/>alia corporis parte divisa reperitur? fortunae enim haec<text:line-break/>funi opera. Quomodo vero, si- quidem calor fuit, qui</text:span></text:span></text:p>
      <text:p text:style-name="P32"><text:span text:style-name="Default_20_Paragraph_20_Font"><text:span text:style-name="T15">contineri amplius non poterat, aut spiritus (ejusmodi<text:line-break/>enim effutiunt) cutim oris dirupit, non autem lu capitis<text:line-break/>vertice id effecit, neque hic dirupit; neque expiravit,<text:line-break/>quum calor ac spiritus suopte impetu -.in sublime atque<text:line-break/>ad superiora ferantur? Quo pacto autem, si atomorum<text:line-break/>concursu quodam ac colligatione corpora nostra sunt<text:line-break/>conflata, pon ab iis caput potius, aut pars alia corporis<text:line-break/>quaeris perrupta suit, ut os ibi efficeretur? .Qui autem,<text:line-break/>si fortuito disruptum suit, dentes protinus in se ipso<text:line-break/>ac linguam habuit? .aut quo pacto nasi ac palati meatus<text:line-break/>cerebrum purgantes mutuis foraminibus quidem in idem<text:line-break/>conveniunt? neque enim erat necesse in ruptis. corporis<text:line-break/>partibus dentes enasci, quandoquidem in uno ac puden-<text:line-break/>dis, praesertim mulieribus, nihilo minor est ruptio, at--<text:line-break/>tamen in ipsis nullus inest dens, neque os omnino sub-<text:line-break/>jacet ne minimum quidem.</text:span></text:span></text:p>
      <text:h text:style-name="Heading_20_2" text:outline-level="2"><text:span text:style-name="Default_20_Paragraph_20_Font">Cap. .VIII. </text:span></text:h>
      <text:p text:style-name="P78"><text:span text:style-name="Default_20_Paragraph_20_Font"><text:span text:style-name="T15">Visne haec .quoque .belle </text:span></text:span><text:span text:style-name="Default_20_Paragraph_20_Font"><text:span text:style-name="T38">. </text:span></text:span><text:span text:style-name="Default_20_Paragraph_20_Font"><text:span text:style-name="T15">atomis ipsis<text:line-break/>-contigisse?. cur . duos et trigluta omnino^ dentes habe-</text:span></text:span></text:p>
      <text:p text:style-name="P3"><text:span text:style-name="Default_20_Paragraph_20_Font"><text:span text:style-name="T15">mus; uno ordine in utraque maxilla fexdecim collocatos?<text:line-break/>parte qualem anteriore, quos incisurae appellant,. acutos-<text:line-break/>ac latos, qui morsu possunt incidere; proximos autem-<text:line-break/>sus dentes caninos, inferiore . quidem hesi latus, parte<text:line-break/>autem superna acutos, qui, si quid propter duritiem ab.<text:line-break/>inuisoribus scindi minus. potuit, </text:span></text:span><text:span text:style-name="Default_20_Paragraph_20_Font"><text:span text:style-name="T49">: </text:span></text:span><text:span text:style-name="Default_20_Paragraph_20_Font"><text:span text:style-name="T15">id frangere ipsi queant;.<text:line-break/>hos maxillares loquuntur (quos certe etiam molares ap- </text:span></text:span><text:span text:style-name="Default_20_Paragraph_20_Font"><text:span text:style-name="T49">,<text:line-break/></text:span></text:span><text:span text:style-name="Default_20_Paragraph_20_Font"><text:span text:style-name="T15">pellant) ufperi ac lati, duri ac magni, qui incisa ab<text:line-break/>f nciscriis , aut fracta a caninis, laevigare.; plane ac<text:line-break/>terere queant. Quorum si unum quoduis mente immu-.<text:line-break/>taris, usum repente cernes labefactatum, quandoquidem,<text:line-break/>si laeves .omnino fuissent, haudquaquam munus suum<text:line-break/>obire commode possent, nam omnia ab inaequalibus at-<text:line-break/>que asperis comminuuntur commodius. ob id .ipsum<text:line-break/>certe et molas, in. quibus. triticum molunt, cum tandem<text:line-break/>contritae ac - laevigatae fuerint;. rursus excidunt atque.<text:line-break/>exasperant.: Neque, fi asperi quidem essent, non .autem<text:line-break/>etiam duri , quicquam ex eis alloqueremur , . ut. qui prius</text:span></text:span></text:p>
      <text:p text:style-name="P3"><text:span text:style-name="Default_20_Paragraph_20_Font"><text:span text:style-name="T15">contererentur; quam </text:span></text:span>cibos <text:span text:style-name="Default_20_Paragraph_20_Font"><text:span text:style-name="T15">comminuerint. Jam vero; si<text:line-break/>asperi ac duri quidem essent, lati autum non essent,<text:line-break/>nec sic quidem plus assequeremur; siquidem, </text:span></text:span>quae <text:span text:style-name="Default_20_Paragraph_20_Font"><text:span text:style-name="T15">he-:<text:line-break/>viganda sunt, ea latis basibus affirmata esse oportet;. quae<text:line-break/>sane caula est, cur in caninis atque incisoriis laevicari<text:line-break/>nihil queat, quod ii sic t angusti. Quid </text:span></text:span>si omnia <text:span text:style-name="Default_20_Paragraph_20_Font"><text:span text:style-name="T15">haec<text:line-break/>quidem haberent, essent autem exigui; nonne lu eo solo<text:line-break/>reliquus </text:span></text:span>quoque <text:span text:style-name="Default_20_Paragraph_20_Font"><text:span text:style-name="T15">usus simul labefactaretur, </text:span></text:span>quod <text:span text:style-name="Default_20_Paragraph_20_Font"><text:span text:style-name="T15">tempore<text:line-break/>longissimo ad ciborum. laevigationem nobis opus esset ?<text:line-break/>Idem porro et de inrisurus, et qui post hos sunt acuti,<text:line-break/>esto judicium, in quibus mente invenies labefactatum<text:line-break/>usum, si quiduis eorum., quae ipsis insunt, immutaris.<text:line-break/>Sed demus, haec quoque omnia sapienter fausta quapiam<text:line-break/>fortuna sic fuisse constitutai si folam eorum positionem<text:line-break/>immutaris, vide, quid sutorum sit. Finge </text:span></text:span>nulli <text:span text:style-name="Default_20_Paragraph_20_Font"><text:span text:style-name="T15">animo,-<text:line-break/>molares quidem parte externa, interna vero incisuras<text:line-break/>atque acutos esse silos ;. . tum considera , quinam horum<text:line-break/>dentium adhuc esse posset usus, et quinam latorum; non-</text:span></text:span></text:p>
      <text:p text:style-name="P3"><text:span text:style-name="Default_20_Paragraph_20_Font"><text:span text:style-name="T15">ne confunderentur reliqua alia, quanquam pulcherrime<text:line-break/>a prudentissimis atomis provisa, si in sola ipsorum culpo-<text:line-break/>stilone lapfae essent? At si quis chorum hominum duo-<text:line-break/>rum et triginta ordine disposuerit, eum ut hominem in-<text:line-break/>dustrium laudaremus ; quum vero dentium chorum na-.<text:line-break/>litra tam belle exornarrt, nonne apiam quoque lauda.<text:line-break/>bimus? Quod si vis, haec quoque ad fortuitum atomorum<text:line-break/>concursum referamus. ut non modo alentium alii quidem<text:line-break/>facti sit acuti, alii autem obtusi; tum autem alii quidem<text:line-break/>laeves, alii autem asperi; praeterea alii parvi, alii ma-<text:line-break/>gni; verum etiam positionem ipsorum feliciter adeo sine<text:line-break/>arte extitisse existimemus: id quoque tibi donabimus;<text:line-break/>verum quid de radicibus dicemus, quamobrem parui.<text:line-break/>quidem una, duae vero majoribus, aut tres, quatuor<text:line-break/>maximis sint? Rursus enim hic quoque admirabiliter- for-<text:line-break/>te quadam opus artificiosum concursus atomorum effecit<text:line-break/>perinde, ac si opifex quidam aequissimus ipsis praefuisset.<text:line-break/>Porro quod et molarium medii quidem maximi, qui</text:span></text:span></text:p>
      <text:p text:style-name="P3"><text:span text:style-name="Default_20_Paragraph_20_Font"><text:span text:style-name="T15">vero .in utraque. parte ipsorum fiunt, minores extiterint,<text:line-break/>quo pacto non hoc atomorum opus est admirabile ? non<text:line-break/>enim (si quid judico) conveniebat internam oris capaci-<text:line-break/>tatem, quae certe, quomodo anterior, est angustior, ma-<text:line-break/>gnos aeque .habere dentes, ac mediam, quae est ad huc-<text:line-break/>cas , quaeque est amplissima ; iniquum enim hoc quoque<text:line-break/>fuisset, angustis oris partibus dentes magnos indere, am-<text:line-break/>plis vero exiguos. Quin etiam, cum linguam ad radi-<text:line-break/>cem esse oporteret ampliorem (quemadmodum id quoque<text:line-break/>comprobavimus), magnos illic dentes adjacere non prae-<text:line-break/>stiterat. Adhaec , quod natura ossium maxillae utrius-<text:line-break/>que processus fecerit tenues (quos praefepiola appellant<text:line-break/>a. praesepium similitudine, quibus pecudes utuntur), quo<text:line-break/>pacto non id quoque opus erit fortunae admirabile? sin-<text:line-break/>gulis enihr dentibus praesepia </text:span></text:span>haec <text:span text:style-name="Default_20_Paragraph_20_Font"><text:span text:style-name="T15">sunt circumdata, quos<text:line-break/>co.nstrinalnt ac continent. adeo valide, ut aron facile<text:line-break/>con urantur. Jam vero, quod et radicibus ipscrum loca<text:line-break/>effecerit convenientia, magnis quidem magna, parvis</text:span></text:span></text:p>
      <text:p text:style-name="P3"><text:span text:style-name="Default_20_Paragraph_20_Font"><text:span text:style-name="T15">autem parva, mihi quidem id </text:span></text:span>quoque <text:span text:style-name="Default_20_Paragraph_20_Font"><text:span text:style-name="T15">mirabilis cujusdam<text:line-break/>aequitatis opus esse videtur. . Nemo fene homo artifex,<text:line-break/>neque eorum, qui ligna clavis luter fe adaptant, neque<text:line-break/>eorum, qui tractant lapides, caritates excipientes aequa-<text:line-break/>les ad amussim compactorum eminentiis adeo fecerit, ut<text:line-break/>dentium radicibus felicissimus atomorum concursus com-<text:line-break/>paravit. Sciebat enim , ut opinor , tametsi mentem non<text:line-break/>habebat, cavitates quidem latiores ossium harmoniam<text:line-break/>laxiorem effecturus; angustiores vero non permissurus<text:line-break/>dentium radices ad fundum- usque pertingere. Atque<text:line-break/>etiam., quod ligamentis ipsis fortibus praesepibus sint<text:line-break/>alligati, et potissimum ad radices, ubi et nervi iuscrun-<text:line-break/>tur, quo pacto non id quispiam admiretur, multoque<text:line-break/>magis, si fortunae, non artis, id est opus? Quod autem<text:line-break/>pmnium maxime quis admiretur, quodque, etiamsi stupra<text:line-break/>dictam bonam fortunam omnibus ammis Epicuri et mo-<text:line-break/>libus Asclepiadis concesserit, non amplius tamen con-<text:line-break/>cedet; fed illis non assentietur, affirmabitque aequi cujus-.</text:span></text:span></text:p>
      <text:p text:style-name="P3"><text:span text:style-name="Default_20_Paragraph_20_Font"><text:span text:style-name="T15">dam praesidis potius , quam felicis motus opus esse den-<text:line-break/>tium aequabilitatem. Nam quod inferui supernis om-<text:line-break/>iriuo sint aequabiles,. etiamsi utraeque maxillae non ita<text:line-break/>habeant, summae aequitatis est specimen. Porro, quod<text:line-break/>et dextri sinistris sint aequales,. tum autem praesepia<text:line-break/>praesepibus, .radices radicibus, nervi nervis, ligamenta<text:line-break/>ligamentis, arteriae arteriis, venae venis factae fuerint<text:line-break/>aequales, quomodo adhuc credere possim, fortunae, non<text:line-break/>artis esse opus? Caeterum quod et numerus utrorum-<text:line-break/>que sit idem dextris ac sinistris utriusque maxillae par-<text:line-break/>tibus, nonne id quoque aequitatis cuiusdam est fpeci-<text:line-break/>men? Demus tamen haec quoque felicissimis atomis, quas<text:line-break/>tamen illi temere nullaque ratione ajunt moveri, sed<text:line-break/>parvum abest, quin illae majori ratione, quum Epicurus<text:line-break/>et Asclepiades, omnia efficiant; quum alia enim omnia,<text:line-break/>tum hoc quoque in ipsis est admirabile, quod scilicet<text:line-break/>non tolum in hominibus, verum etiam in aliis ani-<text:line-break/>malleus r. intus molares, extra vero incisores constitit-</text:span></text:span></text:p>
      <text:p text:style-name="P3"><text:span text:style-name="Default_20_Paragraph_20_Font"><text:span text:style-name="T15">erint; quandoquidem in uno animalium genere fieri po-<text:line-break/>terat, ut illae feliciter moverentur, sed in omnibus fi-<text:line-break/>militer id effecisse, non caret prudentia, neque ratione.<text:line-break/>Quod autem fortibus animalibus acuti multi dentes ac<text:line-break/>fortes sint comparati, ne id quidem possum reperire, cur<text:line-break/>motus temerarii opus sit habendum. Quod si oris et le—<text:line-break/>unis dentes unquam vidisti, discrimen, ut arbitror, agno-<text:line-break/>visti; verum quod caprarum dentes orium dentibus sint<text:line-break/>similes, pardorum vero et canum leoninis, quo pacto id<text:line-break/>lacu est admirandum? Porro, quod et ungues ipsis sunt<text:line-break/>sint similes, fortibus quidem acuti ac validi; ceu gladii<text:line-break/>quidam limati ; nulla autem timidis sint ejusmodi, id<text:line-break/>adhuc magis est admirandum; quandoquidem, quod par-<text:line-break/>tes circumfusae ac propinquae jusie sint conformatae,<text:line-break/>mirificae huic atomorum felicitati acceptum fortasse re-<text:line-break/>ferre quis possit; quod tamen nulli animali ungues qui-<text:line-break/>dem fuerunt robusii, dentes autem imbecilli, opificis est<text:line-break/>cujusque partis usum memoria tenentis. Atque etiam,</text:span></text:span></text:p>
      <text:p text:style-name="P2"><text:span text:style-name="Default_20_Paragraph_20_Font"><text:span text:style-name="T15">quod iis animalibus, quae pedes habent fissos in digitos,<text:line-break/>collum brevius sit factum, quam ut per ipsum cibum ori<text:line-break/>admovere queant; iis vero, quae.ungulas habent solidas,<text:line-break/>aut bifidas, longius, ut prona atque inclinantia pufci<text:line-break/>queant, quomodo et hoc non est opus opificis partium<text:line-break/>usus memoris? Ad haec, quod grues quidem ac ciconiae,<text:line-break/>quum crura haberent longiora, ob eam causam rostrum<text:line-break/>etiam magnum et collum longius habuerint, plices au-<text:line-break/>tem neque collum penitus, neque crura, quo pacto non<text:line-break/>id etiam est admirandum ? quid enim plices pedibus aut<text:line-break/>collo indigebant, quum neque ambulare ipfos esset opus,<text:line-break/>neque vocem edere? Caeterum quod in tam numerosi;<text:line-break/>piscium genere ne in uno. quidem ipsorum atomi me-<text:line-break/>. moria lapsae pedes cuiquam aut collum fecerint, me-<text:line-break/>nroriae fidelissimae est opus. Nam in homine solo aut<text:line-break/>uno quovis animalium genere ammorum concursus credi<text:line-break/>forte possit esse felix; quod vero in omnibus similiter<text:line-break/>felices, id omnino est incredibile, ussi illis mentem<text:line-break/>quoque tribuamus.</text:span></text:span></text:p>
      <text:h text:style-name="P58" text:outline-level="2"><text:span text:style-name="Default_20_Paragraph_20_Font">C ap. IX. </text:span></text:h>
      <text:p text:style-name="P78"><text:span text:style-name="Default_20_Paragraph_20_Font"><text:span text:style-name="T15">Caeterum </text:span></text:span>de <text:span text:style-name="Default_20_Paragraph_20_Font"><text:span text:style-name="T15">aliis quidem animantibus .<text:line-break/>alius aliquando nobis explicandi locus fuerit, homo vero<text:line-break/>(ad eum enim nobis est revertendum) unum parte utra-<text:line-break/>que dentem caninum produxit, quum leones, lupi ac<text:line-break/>canes multos utrinque habeant. Verumtamen hic rursus<text:line-break/>natura certo fetebat, . fe animal mansuetum </text:span></text:span>ac <text:span text:style-name="Default_20_Paragraph_20_Font"><text:span text:style-name="T15">civile ef-.<text:line-break/>fingere, cui robur ac vires essent ex sapientia, non ex<text:line-break/>corporis robore. Quantum igitur ad frangendum quip-<text:line-break/>piam duriorum erat .necesse, id ipsum duo satis erant<text:line-break/>praestituri. Proinde. incisores jure numero duplo plures<text:line-break/>effecit, quod ipsorum </text:span></text:span>usus <text:span text:style-name="Default_20_Paragraph_20_Font"><text:span text:style-name="T15">satius patebat, et his adhuc<text:line-break/>plures molares, quod ipsorum usus pateret latissime.<text:line-break/>Horum autem dentium numerus non est definitus , sed<text:line-break/>qui longiores quidem habent maxillas, iis quinque sunt<text:line-break/>utrinque; qui vero minores, quatuor; maxima tamen ex<text:line-break/>parte sunt quinque; neque unquam reperias quatuor qui-.<text:line-break/>dem in sinistris, quinque autem in dextris; aut contrain<text:line-break/>sinistris quinque ; inalextiis quatuor; aut lu .maxilla in-</text:span></text:span></text:p>
      <text:p text:style-name="P3"><text:span text:style-name="Default_20_Paragraph_20_Font"><text:span text:style-name="T15">feriori quatuor, superiori autem quinque ; quanquam atu-<text:line-break/>mos semel saltem aliquando numeri paris. oblivisci opor-<text:line-break/>tebat. Proinde,- tametsi millies atomis faverim, quo pa-<text:line-break/>cto possem ipfis memoriae opera tribuere? mentem enim<text:line-break/>atque intellectum ipsis ne ipsarum quidem auctores au-<text:line-break/>dent largiri. Quomodo enim in re hujusmodi memoria<text:line-break/>quaedam aequabilitatis aut analogiae demousirari queat?<text:line-break/>Quo pacto autem homo parvum os haberet, leones au-<text:line-break/></text:span></text:span>tem , <text:span text:style-name="Default_20_Paragraph_20_Font"><text:span text:style-name="T15">ac lupi , atque omnia (ut lu summa dicam) quae<text:line-break/>ferratus dentes habentia appellant, longissime haberent-<text:line-break/>fissmn , nisi lue quoque usus partium nostri opifex mentor<text:line-break/>fuisset? ad proportionem enim unguium et dentium ro-<text:line-break/>bur consentaneum fuit oris quoque esse magni ordinem<text:line-break/>Quaenam.euim illorum commoditas cum parvo ore fuif-<text:line-break/>fet? aut. quid homo assequeretur, fi multos quidem ha-<text:line-break/>beret molares, adapertum autem os esset plurimum? Quae<text:line-break/>enim de masticatoriis musculis paulo ante fuerunt dictu,<text:line-break/>abunde docere possunt, quantum pars ea, quae est ad</text:span></text:span></text:p>
      <text:p text:style-name="P3"><text:span text:style-name="Default_20_Paragraph_20_Font"><text:span text:style-name="T15">eris scissuram, ad exactam cibi comminutionem conferat.<text:line-break/>ld enim si amplius in hominibus, quemadmodum in lu-<text:line-break/>pis , esset adapertum, neque cibos exacte contererent,<text:line-break/>neque ex magnitudine quicquam ad vires eis accederet,<text:line-break/>ut qui dentes mullos acutos non habeant; sin vero rnr-<text:line-break/>fum animalibus illis in arctissimum os esset redactum,<text:line-break/>quomodo et hominibus, periret utique eis acutorum<text:line-break/>actio. In universum igitur, </text:span></text:span>si <text:span text:style-name="Default_20_Paragraph_20_Font"><text:span text:style-name="T15">omnia animalia expende-<text:line-break/>ris, comperies, quae in mordendo viribus pollent, iis<text:line-break/>non modo os esse maximum, verum etiam dentibus ejus-<text:line-break/>modi refertum; quibus autem potissimum in cibis masti-<text:line-break/>candis </text:span></text:span><text:span text:style-name="Default_20_Paragraph_20_Font"><text:span text:style-name="T38">i </text:span></text:span><text:span text:style-name="Default_20_Paragraph_20_Font"><text:span text:style-name="T15">et iisdem plane laevigandis dentium constat<text:line-break/>ustus , eis os esse exiguum , et in eo multos quidem mo-<text:line-break/>lares, acutos autem aut prorsus nullos, aut singulis ma-<text:line-break/>xillae partibus singulos. Porro quemadmodum partes hae<text:line-break/>proportione luter fe fuerunt comparatae, ad eundem<text:line-break/>plane modum et ungues: in animalibus quidem mausue-<text:line-break/>lis aut timidis lati; molles atque obtusi, agrestibus au-</text:span></text:span></text:p>
      <text:p text:style-name="P3"><text:span text:style-name="Default_20_Paragraph_20_Font"><text:span text:style-name="T15">tem aut fortibus acuti, magni, fortes </text:span></text:span>ac <text:span text:style-name="Default_20_Paragraph_20_Font"><text:span text:style-name="T15">rotundi; quod<text:line-break/>ab ipsis atomis praetermitti (ut mihi videtur] minime<text:line-break/>oportebat , fed fortibus quidem ungues </text:span></text:span><text:span text:style-name="Default_20_Paragraph_20_Font"><text:span text:style-name="T38">- </text:span></text:span><text:span text:style-name="Default_20_Paragraph_20_Font"><text:span text:style-name="T15">ad incidendum<text:line-break/>ac retinendum accommodos efficere. </text:span></text:span><text:span text:style-name="Default_20_Paragraph_20_Font"><text:span text:style-name="T38">.</text:span></text:span></text:p>
      <text:h text:style-name="Heading_20_2" text:outline-level="2"><text:span text:style-name="Default_20_Paragraph_20_Font">Cap. X. </text:span></text:h>
      <text:p text:style-name="P78"><text:span text:style-name="Default_20_Paragraph_20_Font"><text:span text:style-name="T15">Quin et linguae molem ori ad amussim<text:line-break/>adaptatam esse oportuit, quo in omnem ejus. partem<text:line-break/>pertingat; Auod sane, si mluor esset, haudquaquam obti-<text:line-break/>neret; nusquam autem </text:span></text:span>a <text:span text:style-name="Default_20_Paragraph_20_Font"><text:span text:style-name="T15">loci angustia impeditur,- </text:span></text:span><text:span text:style-name="Default_20_Paragraph_20_Font"><text:span text:style-name="T38">quod<text:line-break/></text:span></text:span><text:span text:style-name="Default_20_Paragraph_20_Font"><text:span text:style-name="T15">facillime </text:span></text:span><text:span text:style-name="Default_20_Paragraph_20_Font"><text:span text:style-name="T38">(ut </text:span></text:span><text:span text:style-name="Default_20_Paragraph_20_Font"><text:span text:style-name="T15">arbitror) ei accideret </text:span></text:span><text:span text:style-name="Default_20_Paragraph_20_Font"><text:span text:style-name="T38">ab </text:span></text:span><text:span text:style-name="Default_20_Paragraph_20_Font"><text:span text:style-name="T15">nmoderata </text:span></text:span><text:span text:style-name="Default_20_Paragraph_20_Font"><text:span text:style-name="T38">tua-<text:line-break/></text:span></text:span><text:span text:style-name="Default_20_Paragraph_20_Font"><text:span text:style-name="T15">guitudlue : quod vero in omnem partem ipsa </text:span></text:span><text:span text:style-name="Default_20_Paragraph_20_Font"><text:span text:style-name="T38">prompte<text:line-break/></text:span></text:span><text:span text:style-name="Default_20_Paragraph_20_Font"><text:span text:style-name="T15">moveatur, </text:span></text:span><text:span text:style-name="Default_20_Paragraph_20_Font"><text:span text:style-name="T38">quo </text:span></text:span><text:span text:style-name="Default_20_Paragraph_20_Font"><text:span text:style-name="T15">pactu id non est admirabile? nec minus<text:line-break/>eo quod ex animalis voluntate, .non ipsoinvito, quo-<text:line-break/>modo arteriae; quod si non nostra voluntate ipsa mo-<text:line-break/>veretur, qui fieri posset) ut mnsticatio, deglutitio ac<text:line-break/></text:span></text:span>fermo <text:span text:style-name="Default_20_Paragraph_20_Font"><text:span text:style-name="T15">nostra esset actio? Porro quod ea ab animalis<text:line-break/>voluntate proficisci esset -melius, ob eam causam </text:span></text:span><text:span text:style-name="Default_20_Paragraph_20_Font"><text:span text:style-name="T38">motui<text:line-break/></text:span></text:span><text:span text:style-name="Default_20_Paragraph_20_Font"><text:span text:style-name="T15">ei a natura per musculos^ fuisse tributos, quis </text:span></text:span><text:span text:style-name="Default_20_Paragraph_20_Font"><text:span text:style-name="T38">est qui<text:line-break/></text:span></text:span><text:span text:style-name="Default_20_Paragraph_20_Font"><text:span text:style-name="T15">non id etiam juste laudaverit? . Caeterum, </text:span></text:span><text:span text:style-name="Default_20_Paragraph_20_Font"><text:span text:style-name="T38">quum ipsam</text:span></text:span></text:p>
      <text:p text:style-name="P3"><text:span text:style-name="Default_20_Paragraph_20_Font"><text:span text:style-name="T15">sursum ad palatum attolli oportet, atque deorsum ferri,<text:line-break/>et ad latera circumagi, ob </text:span></text:span>idque <text:span text:style-name="Default_20_Paragraph_20_Font"><text:span text:style-name="T15">ipsum multos habuerit<text:line-break/>musculos, alium motionem aliam praestantem , qui id<text:line-break/>mirum non est? Quod si ipsa est gemina,- quo modo </text:span></text:span>et<text:line-break/><text:span text:style-name="Default_20_Paragraph_20_Font"><text:span text:style-name="T15">reliqua omnia -sensuum instrumenta,. ut ante docuimus,<text:line-break/>non alienum fuit utraque ipsius parte numero ac ma-<text:line-break/>gnitudine musculos esse aequabiles. Peri modo enim </text:span></text:span>et<text:line-break/><text:span text:style-name="Default_20_Paragraph_20_Font"><text:span text:style-name="T15">duas habuit in fe ipsam infertas arterias, utrinque vide-<text:line-break/>licet unam, duas itidem etiam venas, ac nervorum con-<text:line-break/>jugationes duas, alteram quidem mollem, alteram vero<text:line-break/>duram; illam quidem in extremam ipsius tunicam distri-<text:line-break/>butam , hanc autem in musculos dispersam ; quod illa<text:line-break/>quidem coniugatione sapores discernere; hac autem motu<text:line-break/>voluntario moveri ipsam oportebat; . quemadmodum prius<text:line-break/>a nobis dictum est, nervorum a cerebro productiones<text:line-break/>exponentibus. Quibusdam tamen animalibus, ut serpen-<text:line-break/>tibus, lingua est divisa ; hominibus vero quum non. esset<text:line-break/>melius, neque ad. comestionem ,neque ad sermonem itus-</text:span></text:span></text:p>
      <text:p text:style-name="P3"><text:span text:style-name="Default_20_Paragraph_20_Font"><text:span text:style-name="T15">guam esse fissam, </text:span></text:span>merito <text:span text:style-name="Default_20_Paragraph_20_Font"><text:span text:style-name="T15">paries ejus suerunt unitae ac<text:line-break/>connexae; perspicue tamen </text:span></text:span>his <text:span text:style-name="Default_20_Paragraph_20_Font"><text:span text:style-name="T15">, quoque est duplex, quum<text:line-break/>neque. a . dextris ad sinistra musculus ullus, aut vena, .<text:line-break/>aut- arteria, aut nervus </text:span></text:span>transeat, <text:span text:style-name="Default_20_Paragraph_20_Font"><text:span text:style-name="T15">neque ex sinistris ad<text:line-break/>dextra Quod autem </text:span></text:span>sedis <text:span text:style-name="Default_20_Paragraph_20_Font"><text:span text:style-name="T15">ac firmitudinis gratia magna<text:line-break/>ad .basim </text:span></text:span>ac <text:span text:style-name="Default_20_Paragraph_20_Font"><text:span text:style-name="T15">fortis fuit, celeris vero amotus causa ad<text:line-break/>extremitatem tenuis, mihi quidem haec quoque non<text:line-break/>cuiusuis providentiae esse videntur. Porro quod muscu-<text:line-break/>lorum alios quidem ad palatum ipsam linguam tollere<text:line-break/>sursum oporteret, alios autem deorsum deprimere, alios<text:line-break/>ad latera circumagere,. ob eam causam alios ex superio-<text:line-break/>ribus. partibus,. alios ab infernis, alios a lateribus in<text:line-break/>ipsam fuisse insertos, quis neget id summae providentiae<text:line-break/>esse opus? demonstravimus enim in commentariis de<text:line-break/>motu musculorum , musculos omnes partes ipsas versus<text:line-break/>proprium principium retrahere. Proinde qui superne<text:line-break/>inferuntur musculi, necesiario ipsam. surfum erant tuo-<text:line-break/>turf qui vero ab. infernis. proficiscuntur, - deorsum fe ad</text:span></text:span></text:p>
      <text:p text:style-name="P3"><text:span text:style-name="Default_20_Paragraph_20_Font"><text:span text:style-name="T15">eundem modum et obliqui motus in utrumque latus<text:line-break/>erant edituri. Sed quoniam exiccata ipfa ad motus<text:line-break/>tardior efficitur, siquod fane indicant ii, qui siti immodica<text:line-break/>infestantur, tum li, quibus in febribus ardentibus humor<text:line-break/>omnis. oris est exbaultus,) huic quoque rei natura miri-<text:line-break/>fice providit, lue ipsa tali affectu facile prehenderetur.<text:line-break/>Admonuimus enim antea in larynge, quod propter hunc<text:line-break/>ejus usum glandulas spongiis similes (carnosus) unam<text:line-break/>utrinque apposuit; quod ipfum in lingua etiam fecit.; </text:span></text:span>ab<text:line-break/><text:span text:style-name="Default_20_Paragraph_20_Font"><text:span text:style-name="T15">estque^ meatus per obliquas partes atque inferiores hu-<text:line-break/>morem pituitofmn in ipfam eructant liquidum, linguam<text:line-break/>ipfam, atque inferiora, lateraque et omnia, quae in oris<text:line-break/>sunt circuitu, humectantes; superiora enim meatus a<text:line-break/>cerebro descendentes habebant, de quibus antea sum<text:line-break/>locutus. Proinde omnia, quae ad linguam pertinent, a<text:line-break/>natura comparata sunt plenissime ac perfectissime. Nam<text:line-break/>quum alia- omnia, tum etiam vinculum id, quod partibus<text:line-break/>ipsius infernis est) non mediocrem prae fe fert provideo-</text:span></text:span></text:p>
      <text:p text:style-name="P3"><text:span text:style-name="Default_20_Paragraph_20_Font"><text:span text:style-name="T15">tiam. Quum enim musculus omnis adyroprium prin-<text:line-break/>cipium suapte natura retrahatur, necesse utique erat lin-<text:line-break/>guam a musculis ipsi. ad radicem insertis tractam in se<text:line-break/>ipsam contrahi, ac instar sphaerae .rotundam fieri, ab<text:line-break/>ipsis tensam ; quare futurum erat, ut non itidem ad den-<text:line-break/>tes anteriores ac labia pertingeret, neque sedem habe-<text:line-break/>ret securam </text:span></text:span><text:span text:style-name="Default_20_Paragraph_20_Font"><text:span text:style-name="T38">, </text:span></text:span><text:span text:style-name="Default_20_Paragraph_20_Font"><text:span text:style-name="T15">undique </text:span></text:span><text:span text:style-name="Default_20_Paragraph_20_Font"><text:span text:style-name="T38">solum. </text:span></text:span><text:span text:style-name="Default_20_Paragraph_20_Font"><text:span text:style-name="T15">ob haec itaque omnia nil-<text:line-break/>rebili quodam artificio </text:span></text:span><text:span text:style-name="Default_20_Paragraph_20_Font"><text:span text:style-name="T38">natura </text:span></text:span><text:span text:style-name="Default_20_Paragraph_20_Font"><text:span text:style-name="T15">vinculum comparavit </text:span></text:span><text:span text:style-name="Default_20_Paragraph_20_Font"><text:span text:style-name="T38">tan-<text:line-break/></text:span></text:span><text:span text:style-name="Default_20_Paragraph_20_Font"><text:span text:style-name="T15">tum, quantum accommodatissimum erat .futurum: </text:span></text:span><text:span text:style-name="Default_20_Paragraph_20_Font"><text:span text:style-name="T38">non<text:line-break/></text:span></text:span><text:span text:style-name="Default_20_Paragraph_20_Font"><text:span text:style-name="T15">enim simpliciter, nec quovis </text:span></text:span><text:span text:style-name="Default_20_Paragraph_20_Font"><text:span text:style-name="T38">modo Apsum </text:span></text:span><text:span text:style-name="Default_20_Paragraph_20_Font"><text:span text:style-name="T15">effecit, </text:span></text:span><text:span text:style-name="Default_20_Paragraph_20_Font"><text:span text:style-name="T38">sed<text:line-break/></text:span></text:span><text:span text:style-name="Default_20_Paragraph_20_Font"><text:span text:style-name="T15">cum admirabili quadam commodet </text:span></text:span><text:span text:style-name="Default_20_Paragraph_20_Font"><text:span text:style-name="T38">arione. Quandoquidem,<text:line-break/></text:span></text:span><text:span text:style-name="Default_20_Paragraph_20_Font"><text:span text:style-name="T15">si longius in lingua progrederetur, aut </text:span></text:span><text:span text:style-name="Default_20_Paragraph_20_Font"><text:span text:style-name="T38">citius </text:span></text:span><text:span text:style-name="Default_20_Paragraph_20_Font"><text:span text:style-name="T15">aequo </text:span></text:span><text:span text:style-name="Default_20_Paragraph_20_Font"><text:span text:style-name="T38">subsi-<text:line-break/></text:span></text:span><text:span text:style-name="Default_20_Paragraph_20_Font"><text:span text:style-name="T15">fieret </text:span></text:span>, <text:span text:style-name="Default_20_Paragraph_20_Font"><text:span text:style-name="T15">deterius eo </text:span></text:span><text:span text:style-name="Default_20_Paragraph_20_Font"><text:span text:style-name="T38">quidem modo ad vocis </text:span></text:span><text:span text:style-name="Default_20_Paragraph_20_Font"><text:span text:style-name="T15">dearticulatio-<text:line-break/>nem esset comparata, neque minus ad motum in mesti-<text:line-break/>cationibus esset impedita; ad duo enim haec </text:span></text:span><text:span text:style-name="Default_20_Paragraph_20_Font"><text:span text:style-name="T38">confert,<text:line-break/></text:span></text:span><text:span text:style-name="Default_20_Paragraph_20_Font"><text:span text:style-name="T15">tum ut basis ejus </text:span></text:span><text:span text:style-name="Default_20_Paragraph_20_Font"><text:span text:style-name="T38">sit </text:span></text:span><text:span text:style-name="Default_20_Paragraph_20_Font"><text:span text:style-name="T15">firma, tum ut extremitas facile </text:span></text:span><text:span text:style-name="Default_20_Paragraph_20_Font"><text:span text:style-name="T38">quo- .<text:line-break/></text:span></text:span><text:span text:style-name="Default_20_Paragraph_20_Font"><text:span text:style-name="T15">quo versum pertineat. Atqui, si vinculum hoc paulum<text:line-break/>progrederetur, minus quidem, ac si factum </text:span></text:span><text:span text:style-name="Default_20_Paragraph_20_Font"><text:span text:style-name="T38">omnino non</text:span></text:span></text:p>
      <text:p text:style-name="P2"><text:span text:style-name="Default_20_Paragraph_20_Font"><text:span text:style-name="T15">fuisset, fed propemodum fimiliter linguae </text:span></text:span>ita <text:span text:style-name="Default_20_Paragraph_20_Font"><text:span text:style-name="T15">incommo-.</text:span></text:span></text:p>
      <text:p text:style-name="P7"><text:span text:style-name="Default_20_Paragraph_20_Font"><text:span text:style-name="T46">.. </text:span></text:span><text:span text:style-name="Default_20_Paragraph_20_Font"><text:span text:style-name="T15">daret; fin vero idem longissime progrederetur, haudqua-<text:line-break/>quam ad palati. m, aut ad dentes superiores, aut ad alias<text:line-break/>multas oris partes linguam extendi sinerer. Adeo igitur<text:line-break/>perlecta est ipsius conncxionis symmetria, ut, si vel tan-<text:line-break/>tillum adjeceris, aut ademeris, totius instrumenti actio-<text:line-break/>nem vitiaveris. Estque in primis admiranda natura, si<text:line-break/>res adco parvas femper recte efficit, raro autum labitur;<text:line-break/>quanquam, quantum in iis est, qui nos procrearunt ac<text:line-break/>utero gestarunt, non lapsus, fed rectus successus inventu<text:line-break/>rarus est. Ebrii enim cum ebriis coeunt, et qui prae<text:line-break/>crapula, ubi terrarum sint,. nesciunt, cum mulieribus ita<text:line-break/>affectis . consuescunt: quo fit, ut geniturae principium .sta-<text:line-break/>tim.eo modo sit vitiosum; quod et mulieris utero gestam-<text:line-break/>lis peccata sequuntur, cujus generis est in corpore nre-<text:line-break/>diocriter exercendo desidia, . cibi immoderate sumpti,<text:line-break/>irae, ebrietatcs, balneae, venereorum usus intenrpestivj. .<text:line-break/>quae nemo facile enumerarit ; attamen adversus tot rnju-</text:span></text:span></text:p>
      <text:p text:style-name="P2"><text:span text:style-name="Default_20_Paragraph_20_Font"><text:span text:style-name="T15">rias natura obsistit, ac plerumque voti compos efficitur.<text:line-break/>Dum tamen neque. frumenta .neque hordea, neque vites,<text:line-break/>neque </text:span></text:span><text:span text:style-name="Default_20_Paragraph_20_Font"><text:span text:style-name="T38">, </text:span></text:span><text:span text:style-name="Default_20_Paragraph_20_Font"><text:span text:style-name="T15">olivas ita femineus ac con ferant agricolae ; </text:span></text:span><text:span text:style-name="Default_20_Paragraph_20_Font"><text:span text:style-name="T38">. </text:span></text:span><text:span text:style-name="Default_20_Paragraph_20_Font"><text:span text:style-name="T15">sed<text:line-break/>primum quidem, . cuiusmodi </text:span></text:span>terrae <text:span text:style-name="Default_20_Paragraph_20_Font"><text:span text:style-name="T15">sua committant semi-<text:line-break/>na, multum diuque provident; post autem magnam curam<text:line-break/>adhibent, ..me multo ..uvido demersa. putrescant,. neve<text:line-break/>squallore exarescant, aut frigore extinguantur. In ho-<text:line-break/>mine vero vel seminando, vel,. dum utero geritur, nntri-<text:line-break/>endo nullus eam adlubuit diligentiam: sed quemadmotium<text:line-break/>in omni ulta aliis omnibus </text:span></text:span><text:span text:style-name="Default_20_Paragraph_20_Font"><text:span text:style-name="T38">. </text:span></text:span><text:span text:style-name="Default_20_Paragraph_20_Font"><text:span text:style-name="T15">se ipsos ducunt posteriores,<text:line-break/>alii quidem insatiabilibus voluptatibus atque .abdomini<text:line-break/>servientes, alii divitias, autdominationem, aut magi-<text:line-break/>stratus omnino ambientes; ad eundem modum et ipsam<text:line-break/>primam generationem posthabuerunt. Sed illos jam. mis-<text:line-break/>ros faciamus,ad reliquaque; quae-lis sunt. proxima, trans-<text:line-break/>eamus.</text:span></text:span></text:p>
      <text:h text:style-name="Heading_20_2" text:outline-level="2"><text:span text:style-name="Default_20_Paragraph_20_Font">Cap. s XI. </text:span></text:h>
      <text:p text:style-name="P78"><text:span text:style-name="Default_20_Paragraph_20_Font"><text:span text:style-name="T15">Quae igitur natura machinata. est tum<text:line-break/>in. epiglottide, tum larynge, et (ut summatim dicam) in</text:span></text:span></text:p>
      <text:p text:style-name="P2"><text:span text:style-name="Default_20_Paragraph_20_Font"><text:span text:style-name="T15">deglutiendo ac voce. </text:span></text:span>edenda, <text:span text:style-name="Default_20_Paragraph_20_Font"><text:span text:style-name="T15">omnia ante recensuimus.;<text:line-break/>quorum si quis. meminerit,. spero ipsum admiraturum<text:line-break/>usus partium concentum, crediturumque. perspicue , non<text:line-break/>caloris cuiusdam aut. spiritus motum tumere os fregisse;<text:line-break/>omnino enim una quaevis partium ejus internarum aut<text:line-break/>manca esset, aut.. superflua, aut protius inanem -usum<text:line-break/>habere deprehenderetur. Verum cum omnes ad esum<text:line-break/>ac deglutitionem , . vocem ac respirationem paratae esse<text:line-break/>comperiantur, nullaque sit otiosa, aut inchoata., aut me-<text:line-break/>luis aliter habere queat, . magnum (ut et ego arbitror)<text:line-break/>est argumentum, non modo os ipsum, verum etiam om-<text:line-break/>nia, quae ad italum pertinent, fuisse artificiose constru-<text:line-break/>cta. Atque etiam de tunica ea omnia subuugente prius<text:line-break/>locuti sumus, quod infit a cerebro nervorum mollium</text:span></text:span></text:p>
      <text:p text:style-name="Normal"><text:span text:style-name="Default_20_Paragraph_20_Font"><text:span text:style-name="T15">. portionem haud aspernandam recipit, ut, quo modo lin- .<text:line-break/>gua, ipsa etiam (opinor) saporum sit dijudicatrix; quod-<text:line-break/>que molsitiem ac duritiem habet moderatam, ut neque<text:line-break/>tentus expers sito neque aegre sentiat plus justo exiccata</text:span></text:span></text:p>
      <text:p text:style-name="P3"><text:span text:style-name="Default_20_Paragraph_20_Font"><text:span text:style-name="T38">atque </text:span></text:span><text:span text:style-name="Default_20_Paragraph_20_Font"><text:span text:style-name="T15">.indurata .instar^ ossium, neque farile patiatur vul-<text:line-break/>notata vel. contusa a cibis acrioribus aut durioribus.<text:line-break/>Locuti -.sumus et de gurgulione in commentariis, quos de<text:line-break/>voce .conscripsimus, quod ipse voci ad magnituelinem<text:line-break/>atque .elegantiam conferat, et ut aer ingrediens ab </text:span></text:span><text:span text:style-name="Default_20_Paragraph_20_Font"><text:span text:style-name="T38">eo<text:line-break/></text:span></text:span><text:span text:style-name="Default_20_Paragraph_20_Font"><text:span text:style-name="T15">prius incidatur, impetusque ipsius violentia frangatur, ob<text:line-break/>idque ipsum et frigidi latis; tum quod nonnulli, quibus<text:line-break/>ille ad basim usque esset amputatus, non modo deterius<text:line-break/></text:span></text:span><text:span text:style-name="Default_20_Paragraph_20_Font"><text:span text:style-name="T38">perspicue </text:span></text:span><text:span text:style-name="Default_20_Paragraph_20_Font"><text:span text:style-name="T15">luit locuti, verum etiam frigidiorem senserunt<text:line-break/>inspirationern. Quin etiam ibidem admonuimus, quod<text:line-break/></text:span></text:span><text:span text:style-name="Default_20_Paragraph_20_Font"><text:span text:style-name="T38">plerique </text:span></text:span><text:span text:style-name="Default_20_Paragraph_20_Font"><text:span text:style-name="T15">ejusmodi </text:span></text:span><text:span text:style-name="Default_20_Paragraph_20_Font"><text:span text:style-name="T38">. </text:span></text:span><text:span text:style-name="Default_20_Paragraph_20_Font"><text:span text:style-name="T15">pulmone ac. thorace refrigerato per-<text:line-break/></text:span></text:span><text:span text:style-name="Default_20_Paragraph_20_Font"><text:span text:style-name="T38">i </text:span></text:span><text:span text:style-name="Default_20_Paragraph_20_Font"><text:span text:style-name="T15">erunt; quodque </text:span></text:span><text:span text:style-name="Default_20_Paragraph_20_Font"><text:span text:style-name="T38">gurgulio </text:span></text:span><text:span text:style-name="Default_20_Paragraph_20_Font"><text:span text:style-name="T15">non temere est abscindendus,<text:line-break/></text:span></text:span><text:span text:style-name="Default_20_Paragraph_20_Font"><text:span text:style-name="T38">fed </text:span></text:span><text:span text:style-name="Default_20_Paragraph_20_Font"><text:span text:style-name="T15">pars quaedam basis ipsius est relinquenda. Proinde<text:line-break/>ne de his- quidem plura hic commemorare est opus , sed<text:line-break/>capita rerum duntaxat .recensere suffecerit. Scripsimus </text:span></text:span><text:span text:style-name="Default_20_Paragraph_20_Font"><text:span text:style-name="T38">.<text:line-break/></text:span></text:span><text:span text:style-name="Default_20_Paragraph_20_Font"><text:span text:style-name="T15">autem . prius et </text:span></text:span><text:span text:style-name="Default_20_Paragraph_20_Font"><text:span text:style-name="T38">. </text:span></text:span><text:span text:style-name="Default_20_Paragraph_20_Font"><text:span text:style-name="T15">de narium </text:span></text:span><text:span text:style-name="Default_20_Paragraph_20_Font"><text:span text:style-name="T38">foraminibus </text:span></text:span><text:span text:style-name="Default_20_Paragraph_20_Font"><text:span text:style-name="T15">, quo pacto </text:span></text:span><text:span text:style-name="Default_20_Paragraph_20_Font"><text:span text:style-name="T38">ea<text:line-break/></text:span></text:span><text:span text:style-name="Default_20_Paragraph_20_Font"><text:span text:style-name="T15">mirifice- excipit os, ventriculis. cerebri praelocutum, quod<text:line-break/>spongiae est assimile; tum .et de ipsorum in ros </text:span></text:span><text:span text:style-name="Default_20_Paragraph_20_Font"><text:span text:style-name="T38">perfora-</text:span></text:span></text:p>
      <text:p text:style-name="P3"><text:span text:style-name="Default_20_Paragraph_20_Font"><text:span text:style-name="T15">tione, quae est in palato, quod ipsa scilicet extitit, ne<text:line-break/>inspirationis initium sit secundum rectitudinem asperae<text:line-break/>arteriae, sed deflexio quaedam sit ac velut ambages,<text:line-break/>priusquam spiritus ad arteriam pervenias </text:span></text:span><text:span text:style-name="Default_20_Paragraph_20_Font"><text:span text:style-name="T38">- </text:span></text:span><text:span text:style-name="Default_20_Paragraph_20_Font"><text:span text:style-name="T15">Quum rem<text:line-break/>duplex (ut mihi videtur) commodum sequebatur, ne sci-<text:line-break/>licet, quum aei nos ambiens nonnunquam valde fit sii-<text:line-break/>gidus, pulmones aliquo tempore refrigerentur; tum ne<text:line-break/>exiguae moles pulveris </text:span></text:span>, <text:span text:style-name="Default_20_Paragraph_20_Font"><text:span text:style-name="T15">aut cineris , aut id genus cu-<text:line-break/>jnspiam ad arteriam usque perveniant. In hoc enim<text:line-break/>flexu spiritus quidem ferri ulterius potest:, ejusmodi vero<text:line-break/>corpuscula inhibentur, ut quae prius in ipfo flexu cor-<text:line-break/>poribus incidunt humidis, ac mollibus, ac viscosum quid-<text:line-break/>piam habentibus, quorum omnium beneficio possunt re-<text:line-break/>linere , quae incidunt. Quod </text:span></text:span><text:span text:style-name="Default_20_Paragraph_20_Font"><text:span text:style-name="T38">- </text:span></text:span><text:span text:style-name="Default_20_Paragraph_20_Font"><text:span text:style-name="T15">fi quid ad os usque per-<text:line-break/>mearit, ibi haerebit ad palatum ac columellam, sic<text:line-break/>enim et gurgulionem hanc appellant. Cujus rei argu-<text:line-break/>mentum est maximum id, quod quotidie accidit tum iis,<text:line-break/>qui in pulvere multo luctantur, </text:span></text:span><text:span text:style-name="Default_20_Paragraph_20_Font"><text:span text:style-name="T38">tum </text:span></text:span><text:span text:style-name="Default_20_Paragraph_20_Font"><text:span text:style-name="T15">lis, qpi iter .ejus-</text:span></text:span></text:p>
      <text:p text:style-name="P3"><text:span text:style-name="Default_20_Paragraph_20_Font"><text:span text:style-name="T15">modi permeant; emungunt </text:span></text:span>enim <text:span text:style-name="Default_20_Paragraph_20_Font"><text:span text:style-name="T15">hi paulo .post atque<text:line-break/>expuunt pulverem excreantes. </text:span></text:span><text:span text:style-name="Default_20_Paragraph_20_Font"><text:span text:style-name="T38">. </text:span></text:span><text:span text:style-name="Default_20_Paragraph_20_Font"><text:span text:style-name="T15">At nisi prius quidem<text:line-break/>narium pori recta ad caput sursum ferrentur, post haec<text:line-break/>autem obliqui ad .palatum reverterentur; gurgulionemque<text:line-break/>fete excipientem ibi haberent, perspicuum est, quod nihil<text:line-break/>prohiberet, quo minus ejusmodi omnia in arteriam in- </text:span></text:span><text:span text:style-name="Default_20_Paragraph_20_Font"><text:span text:style-name="T38">.<text:line-break/></text:span></text:span><text:span text:style-name="Default_20_Paragraph_20_Font"><text:span text:style-name="T15">riderent; nam id etiam accidet ita, si quis per. os respi-<text:line-break/>rarit. Vidi equidem plerosque athletas in eo potissimum<text:line-break/>victos, quod pulvere per os suspicato suffocari ab eo<text:line-break/>periclitarentur; in id autem- periculi fuerant adducti,<text:line-break/>quod magna ac subita inspiratione indiguerunt, nam hoc<text:line-break/>duntaxat tempore animalia per os inspirant, ea saltem,<text:line-break/>quae secundum naturam se habent. Quandoquidem<text:line-break/>phlegmone aut scirrho orio, aut alio quopiam affectu<text:line-break/>meatus narium obstruente, coguntur tum quidem etiam<text:line-break/>per os inspirare: verum id sit propterea, quod narium<text:line-break/>meatus. non sc habent secundum naturam; alioqui, quum </text:span></text:span><text:span text:style-name="Default_20_Paragraph_20_Font"><text:span text:style-name="T38">.</text:span></text:span></text:p>
      <text:p text:style-name="P3"><text:span text:style-name="Default_20_Paragraph_20_Font"><text:span text:style-name="T15">sani hi plane sunt, ore nihil est opus, nisi quis asthmate<text:line-break/>multo. ac vehementi urgeatur. . Qua ex re intelligi po- ,<text:line-break/>test id, quod jam antea dixeramus, nasum .scilicet pri-<text:line-break/>mum ordine respirandi- esse instrumentum, os vero, si </text:span></text:span><text:span text:style-name="Default_20_Paragraph_20_Font"><text:span text:style-name="T38">.<text:line-break/></text:span></text:span><text:span text:style-name="Default_20_Paragraph_20_Font"><text:span text:style-name="T15">nullus assectus. animal insestat , nullo pacto respirandi<text:line-break/>esse instrumentum, sest in memoratis jaui casibus ani-<text:line-break/>mali quippiam ad respirationem auxiliari.. Liquet autem,<text:line-break/>quod et columella non mediocriter confert, ne pulvis<text:line-break/>aut .eiusdem. generis substantia quaedam .lu laryngem in-<text:line-break/>cidat; quem tertium hujus partis usum praeter duos .ante<text:line-break/>dictos numerabis. Partium igitur,. quae ad os pertinent, </text:span></text:span><text:span text:style-name="Default_20_Paragraph_20_Font"><text:span text:style-name="T38">-<text:line-break/></text:span></text:span><text:span text:style-name="Default_20_Paragraph_20_Font"><text:span text:style-name="T15">fatis. jam probavimus nullam frustra. neque inchoate fu-<text:line-break/>isse factam, sed omnes mole corporis, confistentia, con-<text:line-break/>formatione </text:span></text:span>ac <text:span text:style-name="Default_20_Paragraph_20_Font"><text:span text:style-name="T15">politione bellissime fuisse comparatas.<text:line-break/>Quod </text:span></text:span>si <text:span text:style-name="Default_20_Paragraph_20_Font"><text:span text:style-name="T15">quid horum </text:span></text:span><text:span text:style-name="Default_20_Paragraph_20_Font"><text:span text:style-name="T38">. </text:span></text:span><text:span text:style-name="Default_20_Paragraph_20_Font"><text:span text:style-name="T15">non . exposuimus , ex praedictis<text:line-break/>agnosci id potest;. abunde est enim in una aut duabus<text:line-break/>partibus omnium, quae ipsis insunt, .usum commemo-.<text:line-break/>rasse, quemadmodum in lingua fecimus. Quae. enim .in...</text:span></text:span></text:p>
      <text:p text:style-name="P3"><text:span text:style-name="Default_20_Paragraph_20_Font"><text:span text:style-name="T15">illa diximus, quum ipsius in magnitudine symmetriam<text:line-break/>laudabamus, si partes . singulas excusseris, itidem in om- -<text:line-break/>nibus reperias; nulla enim earum adeo est exigua, quae<text:line-break/>non munus suum expleat; nulla contra magnitudine adeo<text:line-break/>exuperat, ut partes </text:span></text:span>alias <text:span text:style-name="Default_20_Paragraph_20_Font"><text:span text:style-name="T15">comprimat, aut ipsa ab eis<text:line-break/>coarctetur. Caelorum nasi quidem foramina inspirationi,<text:line-break/>columellae vero magnitudo tribus utilitatibus abunde<text:line-break/>luffici c Epiglottis autum talem ac tantam corporis ha-<text:line-break/>bet molem, quanta est pars ea, quam ipsa erat clausura.<text:line-break/>Ad eundem modum tum laryngis, .tum stomachi meatus,.<text:line-break/>ille quidem respirationi ac voci, hic autem ciborum<text:line-break/>transitui, magnitudinem habet, quanta maxime est opus..<text:line-break/>Item et dentes singuli reliquaque omnia mirabilem quan-<text:line-break/>dam proportionem </text:span></text:span>ac <text:span text:style-name="Default_20_Paragraph_20_Font"><text:span text:style-name="T15">symmetriam inter sese habent;<text:line-break/>quae omnia indicant perspicue, quod initio tutius dispu-<text:line-break/>tationis admonuimus, quod scilicet nostri opifex unicum<text:line-break/>fabricae suae finem spectans omnia haec constiuxit.</text:span></text:span></text:p>
      <text:h text:style-name="P58" text:outline-level="2"><text:span text:style-name="Default_20_Paragraph_20_Font">Cap. XII. </text:span></text:h>
      <text:p text:style-name="P79"><text:span text:style-name="Default_20_Paragraph_20_Font"><text:span text:style-name="T15">A musculis itaque temporalibus sum<text:line-break/>auspicatus, </text:span></text:span><text:span text:style-name="Default_20_Paragraph_20_Font"><text:span text:style-name="T38">ut </text:span></text:span><text:span text:style-name="Default_20_Paragraph_20_Font"><text:span text:style-name="T15">ordine ipso impulsus dicerem aliquid de<text:line-break/>fronte atque auribus, quod ea ex capitis partibus su-<text:line-break/>pererant; verum oratio nostra ipsa rerum consecutione<text:line-break/>impulsa post temporales </text:span></text:span><text:span text:style-name="Default_20_Paragraph_20_Font"><text:span text:style-name="T38">, </text:span></text:span><text:span text:style-name="Default_20_Paragraph_20_Font"><text:span text:style-name="T15">musculos alios quoque inferi o-<text:line-break/>ris maxillae musculos attigit; post autem tum os, tum<text:line-break/>partes ad ipsum attia entes explicuit. Ad </text:span></text:span>ea <text:span text:style-name="Default_20_Paragraph_20_Font"><text:span text:style-name="T15">igitur , quae<text:line-break/>restant, revertetur, communiter de auribus et alis nasi<text:line-break/>(fic enim fines ejus infernos, qui moventur, appellant)<text:line-break/>praecipiens. Subjungam autem et speciem eorum,. quae<text:line-break/>nondum suere pertractata. Diximus jam antea, quod<text:line-break/>nudae ac eminentes partes, quaeque externis iniuriis<text:line-break/>fiunt expositae, ex ea oportebat esse substantia, quae ne-<text:line-break/>que contundi, neque frangi facile queat; cujus rei repe-<text:line-break/>tendae tempus jam incinit; quum enim partium usus sit<text:line-break/>communis, oratio, quae de ipsis habetur, communis etiam<text:line-break/>fit, est necesse. Aures certe complicari perspicue cer-<text:line-break/></text:span></text:span><text:span text:style-name="Default_20_Paragraph_20_Font"><text:span text:style-name="T38">nentur, </text:span></text:span><text:span text:style-name="Default_20_Paragraph_20_Font"><text:span text:style-name="T15">quum nihil interea patiantur; et ss quando quis</text:span></text:span></text:p>
      <text:p text:style-name="P3">pileum aut galeam capiti circumposueris, nihil ex au.<text:line-break/>rium compressione offendi cernitur; molles enim quum<text:line-break/>mediocriter sint, eoque facile incidentibus cedunt, eorum<text:line-break/>vim exolvunt. Nam si durae penitus aeque .ac ossa es-<text:line-break/>fent, aut molles ut carnes, ductum asserum necessario<text:line-break/>accideret, aut enim rumperentur facile , aut omnino con-<text:line-break/>tunderentur. ob eum sane causam cartilaginosae exti-<text:line-break/>terunt. Cur autum omnino promineant, id protinus di-<text:line-break/>cam. Natura omnibus sensuum instrumentis operimen-<text:line-break/>tum fabricatur, aliis quidem, ne cerebrum, quod eis<text:line-break/>est propinquum, laedatur, nonnullis autem propter fe-<text:line-break/>curitatem propriam. Ejus generis esse ostendimus os<text:line-break/>olfactus rnstrumeuto praepositum, quod ethmoides nun-<text:line-break/>cupatur; atque etiam nasus totus ejus generis est propu-<text:line-break/>gnaculum. In oculis praeterea ostendebamus palpebras,<text:line-break/>nasum, tum quas malas vocitamus, fuperciliaque et cutis<text:line-break/>circumfusae motionem tutandorum ipfotum gratia exli-<text:line-break/>tiste. De lingua vero nihil (opinovj. attinet ulcere , ut</text:p>
      <text:p text:style-name="P3"><text:span text:style-name="Default_20_Paragraph_20_Font"><text:span text:style-name="T15">quae in ore, quasi specu quodam, est conclusa. Superest:<text:line-break/>igitur auditus instrumentum., in quo et ipso primum qui-<text:line-break/>dem meatus, qui est in osse petrofo; involucrum effecit,<text:line-break/>ne quid eorum, quae extrinsecus incidunt, ipfi noceret,<text:line-break/>de quo flexu abunde antea tractavimus; postea vero,<text:line-break/>quemadmodum superciliorum pilos supra oculos constituit,<text:line-break/>qui priores, si quid a capite in ipsus deflueret, excipe-<text:line-break/>rent, ad eundem modum voluit auribus quidpiam ap-<text:line-break/>ponere. Verum in oculis quidem, quos loco sublimi sitos<text:line-break/>esse oportenat (id enim probavimus], magnum adeo pro-<text:line-break/>pugnaculum non efficere, ut ipsos obscuraret, ad rem<text:line-break/>magnopere pertinebat; lu auribus vero contra fe res<text:line-break/>habet, quae enim ipsis erant astruenda, non modo tonum<text:line-break/>illabi prohibere non debebant, fed insuper tonum ali-<text:line-break/>quem et ipsa fundere. Cujus rei Hadrianus Romanorum<text:line-break/>consul testis est locupletissimus, qui, quum tensum hunc<text:line-break/>laesum haberet, manus cavas, quo audiret facilius; a<text:line-break/>posterioribus^ ad anteriora spectantes auribus obtendebat.</text:span></text:span></text:p>
      <text:p text:style-name="P3"><text:span text:style-name="Default_20_Paragraph_20_Font"><text:span text:style-name="T15">Huc accedit, quod et Aristoteles dicebat, equos, asinos,<text:line-break/>canes et reliqua animalia omnia, quae magnas habent<text:line-break/>ames, eas semper circumagere ac vertere. ad sonos ac<text:line-break/>voces, usum partium a natura edocta. At hominibus<text:line-break/>magnitudo .tanta esset incommoda, dum caput pileis, aut<text:line-break/>galeis, aut aliis id genus tegere vellent, quod .non raro<text:line-break/>erant facturi; quandoquidem in .equis etiam bellicosis<text:line-break/>(quanquam asinis multo minores aures habeant) ea ma-<text:line-break/>gnitudo esset molesta, .quando caput eorum </text:span></text:span>esset <text:span text:style-name="Default_20_Paragraph_20_Font"><text:span text:style-name="T15">tegen-<text:line-break/>dum. Tantum autem sursum eas extendi, meatibusque<text:line-break/>extare, quantum nunc extensae sunt, praestiterat; ita<text:line-break/>enim simul adsumant, meatumque operiunt, simul autem<text:line-break/>nihil impediunt, quo minus quiduis capiti iniiciatur.<text:line-break/>Merito igitur aut nihil omnino in hominibus moventur,<text:line-break/>aut exiguum quendam atque obscurum habent motum;<text:line-break/>quum enim parvae sint, parum omnino aut prorsus<text:line-break/>nihil erat, quod nos sevissent, si mobiles ac versatiles<text:line-break/>essent. Porro,. quod extrinsecus quidem gibbae, intrio-</text:span></text:span></text:p>
      <text:p text:style-name="P3"><text:span text:style-name="Default_20_Paragraph_20_Font"><text:span text:style-name="T15">sucus </text:span></text:span>-autem convexae <text:span text:style-name="Default_20_Paragraph_20_Font"><text:span text:style-name="T15">extiterint, factum id propterea<text:line-break/>est, ne quid </text:span></text:span>in <text:span text:style-name="Default_20_Paragraph_20_Font"><text:span text:style-name="T15">meatum incideret, neve ipfae fatale affi-<text:line-break/>cerentur; docuimus enim jam saepenumero , quod rotun-<text:line-break/>dum est, omnium ab iniuriis esse remotissimum. Ad<text:line-break/>eundem etiam usum utraque ipsarum multos habuit fle-<text:line-break/></text:span></text:span>xus; <text:span text:style-name="Default_20_Paragraph_20_Font"><text:span text:style-name="T15">magis </text:span></text:span>enim eo <text:span text:style-name="Default_20_Paragraph_20_Font"><text:span text:style-name="T15">modo complicari possunt atque </text:span></text:span>in<text:line-break/><text:span text:style-name="Default_20_Paragraph_20_Font"><text:span text:style-name="T15">fe </text:span></text:span>ipsas <text:span text:style-name="Default_20_Paragraph_20_Font"><text:span text:style-name="T15">duplicari, quam </text:span></text:span>si <text:span text:style-name="Default_20_Paragraph_20_Font"><text:span text:style-name="T15">simplex tota uniusque figurae<text:line-break/>utraque fuisset.</text:span></text:span></text:p>
      <text:h text:style-name="Heading_20_2" text:outline-level="2"><text:span text:style-name="Default_20_Paragraph_20_Font">Cap. XIII. </text:span></text:h>
      <text:p text:style-name="P78"><text:span text:style-name="Default_20_Paragraph_20_Font"><text:span text:style-name="T15">Caeterum, quo pacto natura earum<text:line-break/>etiam pulchritudini providit, (nam id quoque ex abun-<text:line-break/>danti facere consuevit, nullam partem impolitam, neque<text:line-break/>illaboratam, aut sine rhythmo (lepore) relinquens,) id jam<text:line-break/>confideres </text:span></text:span>-licet. <text:span text:style-name="Default_20_Paragraph_20_Font"><text:span text:style-name="T15">Quemadmodum enim boni artifices<text:line-break/>praeter opus institutum artem tuam ostentant, verbi<text:line-break/>gratia in claustiis, clypeis, et plerumque in ensium ca-<text:line-break/>pulis, ac nonnunquam etiam in phialis ornamentum<text:line-break/>quoddam ac statuarium opus aliquod, quod ad usum<text:line-break/>partis nihil pertineat, aut hederam quandam , aut vites<text:line-break/>flexuofas , aut cyparissum , aut id genus quiduis inscal-</text:span></text:span></text:p>
      <text:p text:style-name="P2"><text:span text:style-name="Default_20_Paragraph_20_Font"><text:span text:style-name="T15">pentes, </text:span></text:span>sic et <text:span text:style-name="Default_20_Paragraph_20_Font"><text:span text:style-name="T15">natura </text:span></text:span>ex abundanti <text:span text:style-name="Default_20_Paragraph_20_Font"><text:span text:style-name="T15">omnia membra, ea-<text:line-break/>que potissimum hominum exornavit. Quae . ornamenta<text:line-break/>multis in partibus olere apparent, obscurantur tamen<text:line-break/>aliquando ab ipsius usus splendore. In auribus certe<text:line-break/>- manifeste apparent ; quemadmodum (ni . fallor) et in cute<text:line-break/>extremi pudendi , quam praeputium appellant ; item et<text:line-break/>in ipsis natium carnibus, evidenter autem partis ipsius<text:line-break/>turpitudinem, si nuda </text:span></text:span>fuisset, <text:span text:style-name="Default_20_Paragraph_20_Font"><text:span text:style-name="T15">simiam conspicatus agno-<text:line-break/>fces. In oculo porro, tametsi omnibus his longe sit prae-<text:line-break/>stantior, pro nihilo ducitur pulchritudo, quod ipsius<text:line-break/>usus valde est admirabilis. Contemnitur et nest orna-<text:line-break/>tus, et labiorum, et aliorum sexcentorum, quod ipsa<text:line-break/>usus pulchritudo aspectus voluptatem multum superat.<text:line-break/>Quod si exiguum quiddam de labiis aut nasi alis fuerit<text:line-break/>abscissum , dictu difficile fuerit , quam deformis facies<text:line-break/>tota sit sutura. Sed haec omnia (ut dixi) </text:span></text:span>a <text:span text:style-name="Default_20_Paragraph_20_Font"><text:span text:style-name="T15">natura non<text:line-break/>primo scopo, fed velut operis additamenta ac ludicra<text:line-break/>fuerunt factu; quibus vero ipsa maxime incumbit, et in</text:span></text:span></text:p>
      <text:p text:style-name="P3"><text:span text:style-name="Default_20_Paragraph_20_Font"><text:span text:style-name="T15">quae semper intuetur, sunt ea, quae ad actiones atque<text:line-break/>usus pertinenti Diximus enim antea, qua ratione actio<text:line-break/>ab usu differret; tum quod constructione quidem ac ge-<text:line-break/>neratione prior est partis actio, dignitate vero prior qui-<text:line-break/>dem est usus, actio autem posterior. Monstravimus au-<text:line-break/>tem et quod vera pulchritudo </text:span></text:span>ad <text:span text:style-name="Default_20_Paragraph_20_Font"><text:span text:style-name="T15">usus successum ac bo-<text:line-break/>nitatem </text:span></text:span>refertur; <text:span text:style-name="Default_20_Paragraph_20_Font"><text:span text:style-name="T15">tum quod primus partium omnium con-<text:line-break/>structionis scopes est usus.</text:span></text:span></text:p>
      <text:h text:style-name="Heading_20_2" text:outline-level="2"><text:span text:style-name="Default_20_Paragraph_20_Font">Cap. XIV. </text:span></text:h>
      <text:p text:style-name="P78"><text:span text:style-name="Default_20_Paragraph_20_Font"><text:span text:style-name="T15">Porro , quod necesse fit naturam ex<text:line-break/>abundanti nonnunquam pulcluitudinem assequi , intelli-<text:line-break/>gunt ii, qui naturae opera perscrutantur ; quod quum<text:line-break/>nusquam fuperiori sermone docuerim , de </text:span></text:span>eo <text:span text:style-name="Default_20_Paragraph_20_Font"><text:span text:style-name="T15">dicendum<text:line-break/>nunc milli maxime putavi. Num pili, qui ad genas pro-<text:line-break/>veniunt , non modo maxillas operiunt , verum etiam de-<text:line-break/>cus atque ornamentum afferunt. Venerandus enim ma-<text:line-break/>gis mas. apparet, idque potissimum, si aetatis progressu<text:line-break/>pili undique ei pulchre circumdantur; quae causa etiam<text:line-break/>fuit, cur malas , quas vocant, et natum natura pilorum<text:line-break/>expertia ac nuda reliquerat; sylvestris enim eo modo</text:span></text:span></text:p>
      <text:p text:style-name="P3"><text:span text:style-name="Default_20_Paragraph_20_Font"><text:span text:style-name="T15">ac fera facies tuta fuisset, haudquaquam animali man-<text:line-break/>sueto ac politico conveniens. Sed ad operimentum certe<text:line-break/>malis ipsa ossium crassities. confert, naso autem exptra-<text:line-break/>tronis caliditas ; proinde ne haec quidem omnino sunt<text:line-break/>nuda. Atque etiam oculos tangas licct, idque potissi-<text:line-break/>mum in frigore ; tunc enim calidos evidentissime cogno-<text:line-break/>scassonon igitur ne ipsi quidem nudi omnino, neque<text:line-break/>sine munimenlo. sunt adversus frigus, ut quibus calor in-<text:line-break/>situs opituletur , qui nullis operimentis externis indiget.<text:line-break/>Verumtamen mulieri totum corpus molle . instar puero-<text:line-break/>ruta semper ac glabrum habenti ne faciei quidem -gla-<text:line-break/>brities ornamenti expers erat futura; alioqui etiam ani-.<text:line-break/>mal hoc mores non habet aeque venerandos, ac mascu-<text:line-break/>sus, proinde ne forma quidem ei erat opus veneranda;<text:line-break/>saepe enim jam , ne dicam per totum sermonem , osten-<text:line-break/>dimus, naturam animae moribus corporis formam fecisse<text:line-break/>convenientem. Sed ne operimento quidem muliebre<text:line-break/>onus eximio indigebat, quo frigus propelleret, ut quod</text:span></text:span></text:p>
      <text:p text:style-name="P3"><text:span text:style-name="Default_20_Paragraph_20_Font"><text:span text:style-name="T15">domi partem maximam sese contineat; capite tamen<text:line-break/>comato tegumenti gratia et t ornatus egebat, quod ipsis<text:line-break/>cum viris jam est commune..- . Quin et propter usum<text:line-break/>astum. necessarium tum genarum tum capitis pili nobis<text:line-break/>insunt. Quum enim ex humoribus halitus. sursum ad ca-<text:line-break/>put efferatur p crassioribus ejus excrementis potissimum ad<text:line-break/>pilorum . alimentum natura abutitur. In viris autem,<text:line-break/>quanto hi mulieribus sunt calidiores, tanto haec quoque<text:line-break/>excrementa sunt plura </text:span></text:span>; <text:span text:style-name="Default_20_Paragraph_20_Font"><text:span text:style-name="T15">proinde. duplicem iis natura .iu-<text:line-break/>veuit recitationem, .alteram ex capitis, alteram ex gena-<text:line-break/>rmn pilis. </text:span></text:span><text:span text:style-name="Default_20_Paragraph_20_Font"><text:span text:style-name="T38">. </text:span></text:span><text:span text:style-name="Default_20_Paragraph_20_Font"><text:span text:style-name="T15">At de his quidem </text:span></text:span>haec <text:span text:style-name="Default_20_Paragraph_20_Font"><text:span text:style-name="T15">sufficiant. Cur autem<text:line-break/>frons quoque pilos no n habeat, quomodo et caput tutum,<text:line-break/>tum. cur sula cutis frontis .motu voluntario sit praedita,<text:line-break/>dicendum deinceps fuerit. .Tegitur siquidem certe et<text:line-break/>frons a .pilis capitis; quantum volumus; ut. ea .certe<text:line-break/>ratione pilis propriis- ipsi non fit opus. Quodsi pilos<text:line-break/>produxisset, </text:span></text:span><text:span text:style-name="Default_20_Paragraph_20_Font"><text:span text:style-name="T38">, </text:span></text:span><text:span text:style-name="Default_20_Paragraph_20_Font"><text:span text:style-name="T15">tundere ipsam assidue nobis fuisset necesse,-</text:span></text:span></text:p>
      <text:p text:style-name="P3"><text:span text:style-name="Default_20_Paragraph_20_Font"><text:span text:style-name="T15">quod ipsa oculis incumberet </text:span></text:span>Porro <text:span text:style-name="Default_20_Paragraph_20_Font"><text:span text:style-name="T15">tum </text:span></text:span>alibi tum <text:span text:style-name="Default_20_Paragraph_20_Font"><text:span text:style-name="T15">etiam<text:line-break/>in instrumentis alimento </text:span></text:span>dicatis <text:span text:style-name="Default_20_Paragraph_20_Font"><text:span text:style-name="T15">demonstravimus natu-<text:line-break/>ram magna cura providisse, </text:span></text:span>me corpus <text:span text:style-name="Default_20_Paragraph_20_Font"><text:span text:style-name="T15">homini negotium<text:line-break/>subinde facesseret,. neve illum sibi .necessario serviendo<text:line-break/>instar mancipii .semper haberet addictum. Conveniebat<text:line-break/>enim (opinor)- animali sapienti . </text:span></text:span>ac <text:span text:style-name="Default_20_Paragraph_20_Font"><text:span text:style-name="T15">civili corporis curam<text:line-break/>habere mediocrem,. non quo modo nunc vulgo homines<text:line-break/>solent; qui amicum. quempiam illorum operam imple-<text:line-break/>rantem subterfugiunt, sibi ipsis negotium este excusantes;<text:line-break/>post- autem aliquo secedentes picantur ac comuntur,<text:line-break/>vitamque omnem in cultu corporis. non necessario con-<text:line-break/>su.nunt prorsus , an corpore quippiam habeant pracstan-<text:line-break/>tius, . ignorantes. Sed horum quidem misereri oportet,<text:line-break/>nos aulum quae sunt propositu inquirere atque ostendere,<text:line-break/>non modo propter oculos frontis cutem glabram merito<text:line-break/>extitisse, scd etiam osi </text:span></text:span>eos <text:span text:style-name="Default_20_Paragraph_20_Font"><text:span text:style-name="T15">ipsus -motu voluntario esse<text:line-break/>praeditam.. Oportebat enim .eos multum posse .aperiri,<text:line-break/>quum externa multa uno tempore intuerr conarentur, ac<text:line-break/>rnrsirs, dum clauduntur; coxi ac constringi . ad unguem</text:span></text:span></text:p>
      <text:p text:style-name="P3"><text:span text:style-name="Default_20_Paragraph_20_Font"><text:span text:style-name="T15">ab omnibus circumjacentibus </text:span></text:span>, <text:span text:style-name="Default_20_Paragraph_20_Font"><text:span text:style-name="T15">quum alienius incursum<text:line-break/>contra sese metuunt. Ad utrosque igitur usus natura<text:line-break/>cuti omni ipsis circumfusae, tum ei, quae supra in<text:line-break/>fronte est, tum ei, quae infra est ad malas, motum vo-<text:line-break/>sumarium adlubuit, ut alternatim tum extensa tum<text:line-break/>rursus in </text:span></text:span>se <text:span text:style-name="Default_20_Paragraph_20_Font"><text:span text:style-name="T15">ipsam replicatu aperire oculos ac claudere<text:line-break/>queat. Caeterum ne superciliorum quidem pilos neglexit,<text:line-break/>sed solos certe hos, tum </text:span></text:span>eos, <text:span text:style-name="Default_20_Paragraph_20_Font"><text:span text:style-name="T15">qui in palpebris insunt, ae-<text:line-break/>qualem semper servare magnitudinem iusiituit; quanquam<text:line-break/>capitis quidem ac maxillarum plurimum augeri possint,<text:line-break/>quandoquidem in iis usus erat duplex, alius quidem,<text:line-break/>qui ad paries operiendas pertineret, alius autem ad cras-<text:line-break/>flora excrementa consumenda. Quorum prior admodum<text:line-break/>est multiplex, quum neque per. omnes aetates operimento<text:line-break/>itidem egeamus, neque per anui tempora, aut regiones,<text:line-break/>aut corporis constitutiones; non enim capilli conveniunt<text:line-break/>itidem viro, puero et seni, neque etiam mulieri, neque</text:span></text:span></text:p>
      <text:p text:style-name="P3"><text:span text:style-name="Default_20_Paragraph_20_Font"><text:span text:style-name="T15">aestate aut hieme , neque in loco calido aut frigido,<text:line-break/>quemadmodum neque ei, qui ophthalmia aut capite alio-<text:line-break/>qui laboravit, et sanissimo. satius itaque fuit nos, tem-<text:line-break/>poris mutationi fervi entes, capillos alias </text:span></text:span>magnos, <text:span text:style-name="Default_20_Paragraph_20_Font"><text:span text:style-name="T15">alias<text:line-break/>minores facere. oculorum porro pilis </text:span></text:span>ac <text:span text:style-name="Default_20_Paragraph_20_Font"><text:span text:style-name="T15">superciliorum<text:line-break/>ii quid addideris aut abstuleris , illorunf usum conum-<text:line-break/>pas.; illi enim, ne quod corporum exiguorum oculis pate-<text:line-break/>factis incideret, velut vallum quoddam ipsis sunt praepo-<text:line-break/>siti, hos autem instar muri cuiusdam propulsare oporte-<text:line-break/>bat, ac primos omnia, quae a capite defluerent, exui-<text:line-break/>pere. Si igitur eos quam oporteat minores aut rariores<text:line-break/>effeceris, tantum etiam usum vitiaverit, siquidem illi in-<text:line-break/>ciderc in .ipsos, hi vero influere permittent, quae prius<text:line-break/>coercebant; sin vero majores eos aut densiores effeceris,<text:line-break/>non amplius vallum aut murus oculis, sed carceri cui-<text:line-break/>dau. simile fuerit id operimentum ; pupillas enim occul-<text:line-break/>tabunt atque obscurabunt, quas tamen omnium insitu-.<text:line-break/>memorum minime obscurari oportebat. Num igitur. no-</text:span></text:span></text:p>
      <text:p text:style-name="P3"><text:span text:style-name="Default_20_Paragraph_20_Font"><text:span text:style-name="T15">stri opifex foliis his pilis aequalem femper servare magni-<text:line-break/>tudinem praescripsit; hi autem sive imperium praefeci-<text:line-break/>Lentis metuentes, sive Deum ipsum praecipientem re.ve-.<text:line-break/>riti, sive melius esse hoc facere persuasi, observant id,<text:line-break/>ut mandatum sibi fuerat? An Moles quidem ita de na-<text:line-break/>tura ratiocinabatur, et melius hic quam Epicurus? opti-<text:line-break/>tuum tamen est; neutro modo dicere, fed generationis<text:line-break/>principium, quod a Creatore ducitur, quo modo Moles,<text:line-break/>in omnibus generandis fervantes, quod ad materiam at-<text:line-break/>tinet, ei adjicere. ob </text:span></text:span>eam <text:span text:style-name="Default_20_Paragraph_20_Font"><text:span text:style-name="T15">namque causam conditor<text:line-break/>nostri aequalem femper magnitudinem fer-andi necessita-<text:line-break/>tem ipsis imposuit, quod id erat melius; postea vero<text:line-break/>quam ejusmodi efficere pilos constituit, his quidem du-.<text:line-break/>rum corpus instar cartilaginis cuiusdam fubjecit , - aliis<text:line-break/>autem cutem duram cartilagini per supercilia connexam.<text:line-break/>Non enim sat erat eos duntaxat velle tales esse; .neque<text:line-break/>enim, si lapidem repente velit facere hominem, efficere id<text:line-break/>poterit; atque id est, lu quo opinio nostra ac Platonis,.</text:span></text:span></text:p>
      <text:p text:style-name="P3"><text:span text:style-name="Default_20_Paragraph_20_Font"><text:span text:style-name="T15">tum </text:span></text:span>aliorum, qui <text:span text:style-name="Default_20_Paragraph_20_Font"><text:span text:style-name="T15">apud. Graecos de rerum natura recte<text:line-break/>conscripserunt, </text:span></text:span>a <text:span text:style-name="Default_20_Paragraph_20_Font"><text:span text:style-name="T15">Mote dissidet. </text:span></text:span>Satis <text:span text:style-name="Default_20_Paragraph_20_Font"><text:span text:style-name="T15">enim habet </text:span></text:span>is,<text:line-break/><text:span text:style-name="Default_20_Paragraph_20_Font"><text:span text:style-name="T15">si Deus </text:span></text:span>materiam <text:span text:style-name="Default_20_Paragraph_20_Font"><text:span text:style-name="T15">exornare velit , </text:span></text:span>ea <text:span text:style-name="Default_20_Paragraph_20_Font"><text:span text:style-name="T15">autem repente pa-<text:line-break/>ret, </text:span></text:span>est <text:span text:style-name="Default_20_Paragraph_20_Font"><text:span text:style-name="T15">exornata; </text:span></text:span>omnia <text:span text:style-name="Default_20_Paragraph_20_Font"><text:span text:style-name="T15">enim Deum </text:span></text:span>facere <text:span text:style-name="Default_20_Paragraph_20_Font"><text:span text:style-name="T15">posse ar-<text:line-break/>bitrabatur, </text:span></text:span>etiamsi <text:span text:style-name="Default_20_Paragraph_20_Font"><text:span text:style-name="T15">ex </text:span></text:span>cinere <text:span text:style-name="Default_20_Paragraph_20_Font"><text:span text:style-name="T15">equum </text:span></text:span>aut <text:span text:style-name="Default_20_Paragraph_20_Font"><text:span text:style-name="T15">bovem facere<text:line-break/>velit. Nos autem non ita sentimus, </text:span></text:span>fed <text:span text:style-name="Default_20_Paragraph_20_Font"><text:span text:style-name="T15">confirmamus,<text:line-break/>quaedam naturam facere non </text:span></text:span>posse, eaque <text:span text:style-name="Default_20_Paragraph_20_Font"><text:span text:style-name="T15">Deum ne^ ag-<text:line-break/>gredi quidem^ omnino </text:span></text:span>, fed ex <text:span text:style-name="Default_20_Paragraph_20_Font"><text:span text:style-name="T15">iis, </text:span></text:span>quae <text:span text:style-name="Default_20_Paragraph_20_Font"><text:span text:style-name="T15">facere potest,<text:line-break/>quod melius est, eligere. Jam </text:span></text:span>vero <text:span text:style-name="Default_20_Paragraph_20_Font"><text:span text:style-name="T15">cum pilos in palpe-<text:line-break/>bris satius esset aequales semper esse magnitudine </text:span></text:span>ac<text:line-break/><text:span text:style-name="Default_20_Paragraph_20_Font"><text:span text:style-name="T15">numero, non ipsum quidem id voluisse affirmamus , illos<text:line-break/>autem mox factos fuisse, neque enim id facere potuisset;<text:line-break/>affirmamusque. eos, etiamsi millies voluisset,^ nunquam<text:line-break/>tamen </text:span></text:span>tales <text:span text:style-name="Default_20_Paragraph_20_Font"><text:span text:style-name="T15">futuros, </text:span></text:span>si <text:span text:style-name="Default_20_Paragraph_20_Font"><text:span text:style-name="T15">ex cute molli producti fuissent,<text:line-break/>nam (ut alia omittam) recti </text:span></text:span>stare omnino non <text:span text:style-name="Default_20_Paragraph_20_Font"><text:span text:style-name="T15">potitis-<text:line-break/>suut, nisi in </text:span></text:span>duro <text:span text:style-name="Default_20_Paragraph_20_Font"><text:span text:style-name="T15">fixi fuissent. Utraque sane Deo attri-<text:line-break/>linimus, tum ejus quod est melius in ipsis opificiis ele-<text:line-break/>ctionein , tum etiam materiae delectum ; quum- enim simul.</text:span></text:span></text:p>
      <text:p text:style-name="P3"><text:span text:style-name="Default_20_Paragraph_20_Font"><text:span text:style-name="T15">rectos stare in palpebris pilos oporteret, fimul autem<text:line-break/>aequales magnitudine semper conservari </text:span></text:span>ac <text:span text:style-name="Default_20_Paragraph_20_Font"><text:span text:style-name="T15">numero,<text:line-break/>corpori cartilaginosa. eos affixit; quos si substantiae cui-<text:line-break/>piam molli ac carnosae insuisset, non Mosis modo, ve-<text:line-break/>rum etiam .malo- imperatore esset inertior, qui murum in<text:line-break/>palude aut vallum jaceret. Quod autem superciliorum<text:line-break/>etiam pili iidem . semper con ter ventus, ad eandem in<text:line-break/>materia electionem pertinet. Quemadmodum enim here<text:line-break/>bae </text:span></text:span>ac <text:span text:style-name="Default_20_Paragraph_20_Font"><text:span text:style-name="T15">plantae,. quae ex terra humida ac pingui pro-<text:line-break/>veniunt, altissime crescunt, quae vero ex petrosa^ ac<text:line-break/>squallente, parvae ac durae, nulliusque incrementi per-<text:line-break/>manent; ad eundem, opinor, modum et pili, qui ex<text:line-break/>humidis ac mollibus.partibus emergunt, plurimi sinit<text:line-break/>incrementi , cujusmodi sunt in capite , axillis ac puden-<text:line-break/>dis, .qui vero ex duris atque aridis, exiles stant ac nui,<text:line-break/>lius incrementi.;: Quocirca duplex ipsis est origo, quem-<text:line-break/>admodum herbis ac plantis, .alia quidem a condituris<text:line-break/>providentia, alia vero a loci natura. Quandoquidem</text:span></text:span></text:p>
      <text:p text:style-name="P3"><text:span text:style-name="Default_20_Paragraph_20_Font"><text:span text:style-name="T15">agrum videre saepe est, quum triticum aut hordeum<text:line-break/>adhuc quasi herbae quaedam tenerae ac parvae emen-<text:line-break/>gunt, </text:span></text:span>iis <text:span text:style-name="Default_20_Paragraph_20_Font"><text:span text:style-name="T15">esse refertum, ac praedium quoddam aliud<text:line-break/>non aliter quam agrum densum et verae herbae plenum ;<text:line-break/>verum hoc quidem humor innatus, arvum autem agri-<text:line-break/>colae providentia refersit^ Quod si qui sint, qui formam<text:line-break/>feminum nuper e. </text:span></text:span>terra <text:span text:style-name="Default_20_Paragraph_20_Font"><text:span text:style-name="T15">natorum ah alia herba discernere<text:line-break/>nequeant,. solus ordo enatorum indicare ipsam potest;<text:line-break/>ortus enim ipsorum aequabilitas, tum externae circumi<text:line-break/>scriptiones lineis ducjae.salis ostendunt, praedium arti-<text:line-break/>fluio quodam ac providentia agricolae fuisse densatum; </text:span></text:span><text:span text:style-name="Default_20_Paragraph_20_Font"><text:span text:style-name="T38">-<text:line-break/></text:span></text:span><text:span text:style-name="Default_20_Paragraph_20_Font"><text:span text:style-name="T15">.lu. spontaneis vero densitatibus contra omnino accidit,<text:line-break/>neque enim aequalis est proventus; neque </text:span></text:span><text:span text:style-name="Default_20_Paragraph_20_Font"><text:span text:style-name="T38">. </text:span></text:span><text:span text:style-name="Default_20_Paragraph_20_Font"><text:span text:style-name="T15">certis quibus-<text:line-break/>dam. limitibus distinctus. Ejus : generis . sunt pili tum<text:line-break/>axilla vum, tum .aliorum membrorum .nullis certis lineis<text:line-break/>descripti, quemadmodum- suntii, qui in. palpebris; </text:span></text:span><text:span text:style-name="Default_20_Paragraph_20_Font"><text:span text:style-name="T38">su-<text:line-break/></text:span></text:span><text:span text:style-name="Default_20_Paragraph_20_Font"><text:span text:style-name="T15">perciliis ac .capite- sunt, . sed. inaequales habentes </text:span></text:span><text:span text:style-name="Default_20_Paragraph_20_Font"><text:span text:style-name="T38">ter-<text:line-break/></text:span></text:span><text:span text:style-name="Default_20_Paragraph_20_Font"><text:span text:style-name="T15">ntinos, nullo que ordine profecti ; -quanuoquiuem a loci</text:span></text:span></text:p>
      <text:p text:style-name="P3">humore provenerunt, neque ipsius opificis funt opera;<text:line-break/>quo fit, <text:span text:style-name="Default_20_Paragraph_20_Font"><text:span text:style-name="T38">ut. </text:span></text:span>calidis naturis sint plurimi, frigidis autem<text:line-break/>nulli omnino aut paucissimi gignantur. Quorum autem<text:line-break/>opifex ipsa curam habet, quemadmodum arvi agricola,<text:line-break/>ii in omnibus naturis insunt, calidis, frigidis, humidis,<text:line-break/>siccis.; nisi si quando prorsus supra modum fuerint in-<text:line-break/>temperatae , cuiusmodi est . petrosa atque arenosa terra.<text:line-break/>Ut igitur terra omnis folertiam agricolae recipit praetor<text:line-break/>eam, quae adeo est prava, ita etiam omnis temperatura<text:line-break/>corporis fana artem opificis animalium admittit. Nec<text:line-break/>defluunt hi palpebrarum aut superciliorum pili, ursi<text:line-break/>in magnis partis affectibus; quemadmodum nec a capite<text:line-break/>etiam defluunt, nisi in ejus affectibus quidem, fed quam<text:line-break/>praedicturum minoribus. <text:span text:style-name="Default_20_Paragraph_20_Font"><text:span text:style-name="T38">. </text:span></text:span>Nam plantae, quae in terra.<text:line-break/>dura atque arida proveniunt, quemadmodum generatio-<text:line-break/>nem habent difficilem, multamque postulant providen-.<text:line-break/>tiam, ita interitum habent difficilem; fortiter enim radi-<text:line-break/>cibus funt fixae, continenturque undique ac constringun-.<text:line-break/>tur. Ad eundem utique modum. et Aethiopum capita</text:p>
      <text:p text:style-name="P3"><text:span text:style-name="Default_20_Paragraph_20_Font"><text:span text:style-name="T15">parvos quidem nulliusque incrementi habent capillos prae<text:line-break/>cutis siccitate, verum non facile calvescunt. Quae om-<text:line-break/>uia quum opifex provideret, in .palpebris quidem et<text:line-break/>superciliis satius esse ratus exiguos quidem et nullius<text:line-break/>incrementi, verum stabiles pilos efficere, in cute dura<text:line-break/>ac cartilaginosa radices eorum, quasi in lapidosa quadam<text:line-break/>atque argillacea terra, fixit; . in lapident enim plantae<text:line-break/>principium inseri omnino non poterat, quemadmodum<text:line-break/>certe nec in os pili radix. lu capite vero (locus enim<text:line-break/>iste erat jam temperatus) velut arvum ipsorum fecit,<text:line-break/>quod partim affluentis humiditatis quidpiam ebiberet, ne<text:line-break/>ea patribus subjectis esset perniciosa, partim autem et<text:line-break/>caput ipsum nonnihil operiret. Jam veru et circum<text:line-break/>pudenda pili quoque necessario provenerunt (calida enim<text:line-break/>ac humida sunt </text:span></text:span>haec <text:span text:style-name="Default_20_Paragraph_20_Font"><text:span text:style-name="T15">loca) operimentumque </text:span></text:span>ac <text:span text:style-name="Default_20_Paragraph_20_Font"><text:span text:style-name="T15">ornamen-<text:line-break/>tum ejus loci partibus praebent, - non -aliter quam nates </text:span></text:span><text:span text:style-name="Default_20_Paragraph_20_Font"><text:span text:style-name="T38">.<text:line-break/></text:span></text:span><text:span text:style-name="Default_20_Paragraph_20_Font"><text:span text:style-name="T15">quidem ano , praeputium autem pudendo ; his enim, quae<text:line-break/>rtecessariam habent generationem,. opifex passim belle</text:span></text:span></text:p>
      <text:p text:style-name="P3"><text:span text:style-name="Default_20_Paragraph_20_Font"><text:span text:style-name="T15">abutitur, ut qui in omnibus excellit, atque in melioris<text:line-break/>electione et eo efficiendo admodum est ingeniosus.</text:span></text:span></text:p>
      <text:h text:style-name="Heading_20_2" text:outline-level="2"><text:span text:style-name="Default_20_Paragraph_20_Font">Cap. XV.</text:span></text:h>
      <text:p text:style-name="P80"><text:span text:style-name="Default_20_Paragraph_20_Font"><text:span text:style-name="T15">Quum igitur partes omnes eo modo<text:line-break/>exornaret, eas, quae ad supercilia pertinent, non prae-<text:line-break/>tersit, neque aliam quamvis, sed (quod nuper diximus)<text:line-break/>convenientem cuique eorum, quae facturus est, materiam<text:line-break/>prius subjicit, tum autem ex ea, quod convenit, efficit.<text:line-break/>Nam quod frontis cutim moveri praestiterat, supra com-<text:line-break/>prehensum fuit; quod autem fieri non palestri ut sine<text:line-break/>musculo para quaeris motu voluntario agatur, quum<text:line-break/>exploratum ei esset, musculosum quandam substantiam<text:line-break/>ac tenuem ipsi subjecit; nam musculorum moles semper<text:line-break/>efficit, ut cujusque partis movendae magnitudo postulat.<text:line-break/>Atque in hoc solo cutis substantiae m uls ululae est unita,<text:line-break/>quemadmodum partus manuum internae et plantae pe-<text:line-break/>dum cum leudone coalescunt. Quod autem non de no-<text:line-break/>rninibus nimium aurius, sed eorum discrimen volens<text:line-break/>ostendere, verbo uniri in fronte sum usus, in pedibus</text:span></text:span></text:p>
      <text:p text:style-name="P3"><text:span text:style-name="Default_20_Paragraph_20_Font"><text:span text:style-name="T15">vero ac manibus coalescere, intelliges aperte, si accn-<text:line-break/>rate partes ipsas voles dissecare. Nam tendones (ut, dum<text:line-break/>da. ipsis ageremus,- docebamus) a musculis superioribus<text:line-break/>in cutim manus internam et pedis imam descendentes<text:line-break/>eas sensiles magis et glabras mirrusque circumversatiles,<text:line-break/>quum alias cutes, efficiunt; in fronte vero substantiae<text:line-break/>fuhjectae, quae -musculosa est, pars superficiaria ipfi cu-<text:line-break/>iis efficitur; . tertia vero alia cutis est differentia, -quae<text:line-break/>in tuto inest animali, </text:span></text:span>quaeque <text:span text:style-name="Default_20_Paragraph_20_Font"><text:span text:style-name="T15">cunr subiecta musculosa<text:line-break/>substantia haeret appensa, non autem coaluit; quarta<text:line-break/>deinde est labiorum, cum qua musculi fimus (ut ita di-<text:line-break/>cam) pereunt, cutique per totum commiscentur; quorum<text:line-break/>nihil temere, neque frustra factum fuit. Caeterum per-<text:line-break/>tusi quidem eas supra exposuimus, diximusque, quod eae<text:line-break/>melius aliter habere non poterant; de cute vero omni,<text:line-break/>quae est ad oculos, hoc sermone, qui nunc est in maui-<text:line-break/>bns., . dicere institueramus, cum ostenderemus, quod a<text:line-break/>partibus lubjectis excoriari non poterat, tum quod idem</text:span></text:span></text:p>
      <text:p text:style-name="P3"><text:span text:style-name="Default_20_Paragraph_20_Font"><text:span text:style-name="T15">ipsum partibus manuum internis ac pedibus imis inerat;<text:line-break/>at neutra harum, quo modo </text:span></text:span>ea, <text:span text:style-name="Default_20_Paragraph_20_Font"><text:span text:style-name="T15">quae est in fronte, est<text:line-break/>laxa, neque motum habet sensibilem, ut quae neque ad<text:line-break/>eundem usum ejusmodi sit comparata; hic vero in<text:line-break/>fronte, nisi laxa esset, moveri motu voluntario non pof-<text:line-break/>fet. Quomodo autem id ei infit, protinus fubjiciam.<text:line-break/>Subjectae quidem mulculofae substantiae ubique est. unita<text:line-break/>ipsius superficiaria pars, a subjectis tamen ossibus est<text:line-break/>rosula; distinguitur enim ab eis per periollium membra-<text:line-break/>nam, quae et ipsa tota laxa ossibus incumbit, nulla<text:line-break/>membrana istis coalescente, fed per tenues quasdam si-.<text:line-break/>bras eis appensa. Nusquam igitur alibi ejusmodi cutis<text:line-break/>substantiam reperias, quod ejus nullus erat usus. In<text:line-break/>malarum autem partibus, quae ad oculos pertinent, mu-<text:line-break/>sculorum quidem subjectum substantiam haudquaquam.<text:line-break/>reperias, fed quo modo cutem tutam laxam adhuc ha--<text:line-break/>fientem subjectum periostium membranam. Quod aulem<text:line-break/>pars ejus inferior buccis coalescat, superior vero. fubje-<text:line-break/>.tae in fronte muscuiosae substantiae sit. unita, simul cum</text:span></text:span></text:p>
      <text:p text:style-name="P3"><text:span text:style-name="Default_20_Paragraph_20_Font"><text:span text:style-name="T15">his moveri potuit; quintanrque hanc, si vis, praedictis qua-.<text:line-break/>tuor speciem cutis annumera, verum fecundum propriam<text:line-break/>speciem nihil a totius animalis cute discrepat. Quod vero<text:line-break/>sola a duabus cutibus, iisque mobilibus contineatur, cum<text:line-break/>ipsis unita ac coalescens, ea ratione . motu voluntario.<text:line-break/>fuit praedita , lu eoque jam a reliqua totius animalis<text:line-break/>cute dissidet. Ab eadem opificis industria labiorum quo-<text:line-break/>que substantia sola ejusmodi extitit, ut eam aut muscu-. .<text:line-break/>lum pro cute, aut cutem musculosum .juste vocites; nam<text:line-break/>et moveri ipsam motu voluntario oportebat, multoque<text:line-break/>aliis musculis esse duriorem ; unde ex cute ac musculo<text:line-break/>ipsam temperavit.</text:span></text:span></text:p>
      <text:h text:style-name="Heading_20_2" text:outline-level="2"><text:span text:style-name="Default_20_Paragraph_20_Font">Cap. XUI.</text:span></text:h>
      <text:p text:style-name="P80"><text:span text:style-name="Default_20_Paragraph_20_Font"><text:span text:style-name="T15"><text:s/>Quatuor autem sunt musculorum ad<text:line-break/>labia pervenientium principia, perspicua quidem ac ma-<text:line-break/>nisesta ante, quam cuti permisceantur, cum ea vero ad-.<text:line-break/>mixta amplius omnino non apparent, ab illiusque .sub-.<text:line-break/>stantia separari nequeunt; nam (quemadmodum ante do-<text:line-break/>cuimus) ex tuta cutis substantia toti musculosae subsunt-</text:span></text:span></text:p>
      <text:p text:style-name="P3"><text:span text:style-name="Default_20_Paragraph_20_Font"><text:span text:style-name="T15">trae admixta animalium </text:span></text:span>labia <text:span text:style-name="Default_20_Paragraph_20_Font"><text:span text:style-name="T15">fiunt conflata. Cur autem<text:line-break/>quatuor lu ipsa musculi prorumpant, et cur duo quidem<text:line-break/>ab </text:span></text:span>ora <text:span text:style-name="Default_20_Paragraph_20_Font"><text:span text:style-name="T15">ultima maxillae inferioris oriantur, reliqui vero<text:line-break/>duo parum tub malis, postremo cur neque plures eos<text:line-break/>esse oportebat, neque pauciores, neque majores, neque<text:line-break/>minores, neque aliunde ortos, ea jam explicabo. Qua-.<text:line-break/>tuor quidem tunt musculi, quod motuum principia qua-<text:line-break/>tuor labiis esse oportebat </text:span></text:span>, <text:span text:style-name="Default_20_Paragraph_20_Font"><text:span text:style-name="T15">utrique scilicet duo ; unum<text:line-break/>quidem, quod ad laevam, altorum autem, quod ad dex-<text:line-break/>tram ipfia circumageret; quibus movendorum lustrum en-<text:line-break/>torum magnitudines proportione respondent. Capita au-<text:line-break/>tem sunt appenta aliis quidem superne versus malas,<text:line-break/>motus enim obliquos utrique labii parti erant praebituri ; .<text:line-break/>insertorum rursus obliqua quidem omnis etiam est positio,<text:line-break/>obliqui vero sunt et motus. opificis autem solertia si-<text:line-break/>milis hic quoque est ei , quam millies jam monlhavimus.<text:line-break/>Quandoquidem per quatuor musculos motus octo effecit, .<text:line-break/>quatuor quidem obliquos, in utroque labio duos; praeter<text:line-break/>cos autem alios rectos quatuor , duos quidem omnino</text:span></text:span></text:p>
      <text:p text:style-name="P3"><text:span text:style-name="Default_20_Paragraph_20_Font"><text:span text:style-name="T15">rectos, quum scilicet labia plurimum a fete distant, al- </text:span></text:span><text:span text:style-name="Default_20_Paragraph_20_Font"><text:span text:style-name="T38">.<text:line-break/></text:span></text:span><text:span text:style-name="Default_20_Paragraph_20_Font"><text:span text:style-name="T15">terunt quidem sursum ad n usum protensum, alterum<text:line-break/>deorsum ad mentum detractum;. tum quando inter se<text:line-break/>committuntur, . superno scilicet deorsum, inferno autem<text:line-break/>sursum tracto. . Quemadmodum enim in carpo ac bra-<text:line-break/>chio ostendimus ex obliquis motibus rectus fieri, sic et<text:line-break/>in labiis accidit; si enim musculus solus utriusvis labii.<text:line-break/>agat, motus </text:span></text:span>fit <text:span text:style-name="Default_20_Paragraph_20_Font"><text:span text:style-name="T15">ad obliquum, sin vero tensi utrique fue-.<text:line-break/>rint, eo. modo jam totum simul labrum sursum quidem<text:line-break/>a musculis superi oribus trahitur, deorsum autem ab in-<text:line-break/>ferioribus. Atque etiam tensis fibris externis labia foras<text:line-break/>deflectere, intro autem cedere ac complicari ab internis<text:line-break/>accidit; ut, si duos hos motus iis, qui plane sunt recti,<text:line-break/>annumeres, quatuor quidem ex abundanti accedentes,<text:line-break/>octo autem .omnino labiorum motus reperias. Quatuor<text:line-break/>enim sunt obliqui; eorum vero, qui extrinsecus eis ac-<text:line-break/>cedunt, quos nunc recensuimus, primus quidem, dum<text:line-break/>labia diducuntur, efficitur; fecundus vero,. eum coeunt;</text:span></text:span></text:p>
      <text:p text:style-name="P3"><text:span text:style-name="Default_20_Paragraph_20_Font"><text:span text:style-name="T15">tertius autem, cum suras digrediuntur; quartus, eum<text:line-break/>complicantur. Ut autem </text:span></text:span>maximi <text:span text:style-name="Default_20_Paragraph_20_Font"><text:span text:style-name="T15">non hi soli, sed cum<text:line-break/>eis hi etiam ,. qui lu buccis sunt, efficerentur, musculunr.<text:line-break/>latum . ac tenuem natura extrinsecus subjecit, unum in<text:line-break/>parte . utraque usque ad colli. spinam pertinentem. Fe-<text:line-break/>ruutur autem fibrae ipsorum. sursum, .aliae quidem a<text:line-break/>sterno et a clavium utraque, qua sterno est continua,<text:line-break/>rectae versus labrum inferius , aliae vero a reliqua cla- .<text:line-break/>riam parte, obliquae jam ad clavium latera; quibus aliae<text:line-break/>magis adhuc obliquae sunt, quae ab omoplatis sursum<text:line-break/>et ad labiorum latera ascendunt, ac quicquid buccarum his<text:line-break/>est propinquum; nam quod buccarum est reliquum, id omne<text:line-break/>retro aliae quaedam fibrae^ ad ames trahunt. Porro mu-<text:line-break/>situlus is anatomicis viris erui ignotus, tametsi ex omni-<text:line-break/>bus propemodum colli partibus nervorum vim immensam<text:line-break/>recipit; verum motus ejus perspicue tibi apparebit, si,<text:line-break/>clausa exacte maxilla, labia et buccas longissime ad</text:span></text:span></text:p>
      <text:p text:style-name="P3"><text:span text:style-name="Default_20_Paragraph_20_Font"><text:span text:style-name="T15">partes omnes, quas dixi, velis abducere. Hujus autem<text:line-break/>musculi actione inventa; statim et usus cognoscitur, quod<text:line-break/>ad sermonem scilicet </text:span></text:span>ac multi <text:span text:style-name="Default_20_Paragraph_20_Font"><text:span text:style-name="T15">nationem valde confert..<text:line-break/>Quod- autem praestiterat nervos quoque adfabrum infe-<text:line-break/>rius ab iis, qui per. maxillam inferi orem feruntur, de-<text:line-break/>ducere, </text:span></text:span>ad <text:span text:style-name="Default_20_Paragraph_20_Font"><text:span text:style-name="T15">alterum- vero </text:span></text:span>ab <text:span text:style-name="Default_20_Paragraph_20_Font"><text:span text:style-name="T15">iis, qui .feruntur per fu-<text:line-break/>periorem , id quoque arbitror esse perspicuum. Ad eun-<text:line-break/>dem modum et arterias </text:span></text:span>ac <text:span text:style-name="Default_20_Paragraph_20_Font"><text:span text:style-name="T15">venas a propinquis in ipsu-.<text:line-break/>rum utrumque producere multo praestiterat, quam a locis<text:line-break/>quibusdam remotioribus inducere ac .requirere. Verum<text:line-break/>de jusia arteriarum, venarum </text:span></text:span>ac <text:span text:style-name="Default_20_Paragraph_20_Font"><text:span text:style-name="T15">nervorum in membra.<text:line-break/>omnia distributione procedente sermone exequemur.</text:span></text:span></text:p>
      <text:h text:style-name="Heading_20_2" text:outline-level="2"><text:span text:style-name="Default_20_Paragraph_20_Font">Cap. XVll. </text:span></text:h>
      <text:p text:style-name="P80"><text:span text:style-name="Default_20_Paragraph_20_Font"><text:span text:style-name="T15">QuoiL autem nest alas cartilaginosus si-<text:line-break/></text:span></text:span><text:span text:style-name="Default_20_Paragraph_20_Font"><text:span text:style-name="T38">mul </text:span></text:span><text:span text:style-name="Default_20_Paragraph_20_Font"><text:span text:style-name="T15">esse atque </text:span></text:span><text:span text:style-name="Default_20_Paragraph_20_Font"><text:span text:style-name="T38">i </text:span></text:span><text:span text:style-name="Default_20_Paragraph_20_Font"><text:span text:style-name="T15">animalis. arbitratu moveri </text:span></text:span><text:span text:style-name="Default_20_Paragraph_20_Font"><text:span text:style-name="T38">- </text:span></text:span><text:span text:style-name="Default_20_Paragraph_20_Font"><text:span text:style-name="T15">oportebat,<text:line-break/>partim quidem ante docuimus, partim vero et nunc ad-<text:line-break/>mouebimus. lu </text:span></text:span><text:span text:style-name="Default_20_Paragraph_20_Font"><text:span text:style-name="T38">. </text:span></text:span><text:span text:style-name="Default_20_Paragraph_20_Font"><text:span text:style-name="T15">inspirationibus paulo majoribus et su-<text:line-break/>bitis , item et effiatioinbus motus earum non parum<text:line-break/>confert; quae caula sane suit, cur mobiles extiterint.</text:span></text:span></text:p>
      <text:p text:style-name="P3"><text:span text:style-name="Default_20_Paragraph_20_Font"><text:span text:style-name="T15">Cartilaginusae vero fuerunt, quod ea substantia non facile<text:line-break/>contundatur, nec rumpatur. Ex animalis porro volun-<text:line-break/>tale moventur, quod ita fieri praestiterat, quam sine vo-<text:line-break/>lentato , quo modo arterias , moveri ; quod nisi quis jam<text:line-break/>intelligere </text:span></text:span>per <text:span text:style-name="Default_20_Paragraph_20_Font"><text:span text:style-name="T15">fe queat, </text:span></text:span>quae <text:span text:style-name="Default_20_Paragraph_20_Font"><text:span text:style-name="T15">passim antea inculcavimus,<text:line-break/>non fatis attente perlegit. Quin et quod musculos eis<text:line-break/>inferi fuit necesse, si quidem motum erant habituri, id<text:line-break/>quoque cuivis arbitror esse perspicuum, cum jam millies<text:line-break/>de musculorum motu ac natura audierit. Sed funt for-<text:line-break/>lassis, qui discere a nobis cupiant, quinam sint hi mu-<text:line-break/>scuti , et quanti ; tum autem , quaenam eorum sit positio,<text:line-break/>et turde profecti ad nasi alas perveniant; non enim anr-<text:line-break/>plius haec ratione, sed ex anatome inveniuntur. Docea-.<text:line-break/>mus igitur jam primum, eos fultus malas enatet juxta<text:line-break/>principia musculorum ad labia descendentium; . deinceps<text:line-break/>autem et positionem, quod scilicet quadamtenus cum his<text:line-break/>coniuncti, semper magis magisque obliqui ad natum dis<text:line-break/>grediuntur. Exigui (ane sunt, ut partium ab eis moven-</text:span></text:span></text:p>
      <text:p text:style-name="P3"><text:span text:style-name="Default_20_Paragraph_20_Font"><text:span text:style-name="T15">darum </text:span></text:span>ratio <text:span text:style-name="Default_20_Paragraph_20_Font"><text:span text:style-name="T15">postulabat; </text:span></text:span>quod certe <text:span text:style-name="Default_20_Paragraph_20_Font"><text:span text:style-name="T15">commemorare </text:span></text:span>est<text:line-break/><text:span text:style-name="Default_20_Paragraph_20_Font"><text:span text:style-name="T15">superfluum, potissimum quum.ii, qui libros </text:span></text:span>hos legunt,<text:line-break/><text:span text:style-name="Default_20_Paragraph_20_Font"><text:span text:style-name="T15">exploratam jam habeant opificis providentiam. Nec mi-.<text:line-break/>nus, quod a nervis, qui per: maxillam superiorem ferun-<text:line-break/>tm, propagines quaedam exiguae .ad eos derivantur, re-<text:line-break/>cenfere erat supervacaneum; fed tamen, nequid sermoni<text:line-break/>desit, id quoque subiiciamus. Pati modo autem et tuni-<text:line-break/>eam nest meatus fubungentem fortasse nihil hic attinuerit<text:line-break/>memori auditori explicare; dicamus tamen hanc quoque.<text:line-break/>propter usum duplicem animalibus extitisse , priorem<text:line-break/>quidem, cujusmodi est tunicae illius usus, quae laryu-<text:line-break/>gem ac asperam arteriam totum intus succingit, poste-<text:line-break/>riorem autem, ut instrumentum omne tensus sit particeps;.<text:line-break/>haudquaquam enim nasi quidem os aut cartilago scutum<text:line-break/>habere poterat . Quod vero ad nervos attinet, qui in<text:line-break/>tunicam hanc inferuntur, nihil: est, quod amplius hic<text:line-break/>dicam; diximus enim de ipsis antea satis multa, cum<text:line-break/>coniugationum ex cerebro productiones oratione recen-<text:line-break/>feremus. Atque etiam de nasi foraminibus, quae com-</text:span></text:span></text:p>
      <text:p text:style-name="P3"><text:span text:style-name="Default_20_Paragraph_20_Font"><text:span text:style-name="T15">munia ipsi cum oculis sunt, quaeque parte utraque ad<text:line-break/>majorem usque angulum perveniunt, in aliarum oculorum .<text:line-break/>partium expositione ante disseruimus ; neque convenit<text:line-break/>eorum, quae ante diximus, quidquam denuo a nobis<text:line-break/>velle audire. .Et si quid exiguum a nobis est praeter-<text:line-break/>missum, quod ab iis, qui diligenter hosce libros evol-<text:line-break/>verunt, intelligi queat, id existimare operiet nos dedita<text:line-break/>opera praeteriisse; quum enim, quae cum eis proportio-<text:line-break/>nem habent, millies jam exposuerimus, facillimum esse<text:line-break/>arbitramur ea, quae relicta fiunt, invenire.</text:span></text:span></text:p>
      <text:h text:style-name="Heading_20_2" text:outline-level="2"><text:span text:style-name="Default_20_Paragraph_20_Font">Cap. XVlll. </text:span></text:h>
      <text:p text:style-name="P80"><text:span text:style-name="Default_20_Paragraph_20_Font"><text:span text:style-name="T15">Area igitur, quae in eis, quae ad ca-<text:line-break/>put pertinent, supersunt explicanda, rursus revertamur,<text:line-break/>agamusque quam brevissime poterimus, rursus alu ossium<text:line-break/>multitudine ac situ auspicati. Nam cur septem quidem,<text:line-break/>ipsius capitis sint, novem autem maxillae superioris, .duo<text:line-break/>inferioris, eum. scire est aequum, qui. nullum naturae-<text:line-break/>epermn ignotum velit- relinquere , qui certe solus jure -</text:span></text:span></text:p>
      <text:p text:style-name="P3">physicus est habendus. Recordari autem hic quoque<text:line-break/>oportet eorum, quae antea- de omni ossium compositione<text:line-break/>diximus. Aut enim motus ..gratia, aut per spiratus, .aut<text:line-break/>transitus cujusdam, aut partium discriminis, aut securi-<text:line-break/>tatis, ac patiendi difficultatis ipsorum constructio extitit.<text:line-break/>Motus quidem gratia in digitis, carpis, gibbis cubiturum,<text:line-break/>humeris, coxis, genibus, astragalis, collis, spondylia et<text:line-break/>(ut summatim dicam) in . omnibus dearticulationibus.<text:line-break/>Perspiratus nutent (quemadmodum in capitis- suturis .com-<text:line-break/>memorabam usj causa, ac pericranii generationis .simul ac<text:line-break/>transitus, et quorundam valorum, quae partim extra,<text:line-break/>partim intro feruntur , capitis futuras factas luisse demou-<text:line-break/>ftravimus. Quin etiam et patiendi difficultatem quan-<text:line-break/>da m ac . fecuritalem omnibus iis adesse , quae ex multis.<text:line-break/>conflantur; tum in iis, quae de futuris capitis. .prodidi-<text:line-break/>mus, tum etiam, dum de manibus ageremus, maxime<text:line-break/>demonstravimus. Ob discrimen vero partium in ossibus<text:line-break/>compositiones quoque lu squamosi.. assibus fuisse memo- <text:span text:style-name="Default_20_Paragraph_20_Font"><text:span text:style-name="T38">-.</text:span></text:span></text:p>
      <text:p text:style-name="P3"><text:span text:style-name="Default_20_Paragraph_20_Font"><text:span text:style-name="T15">reximus. Atque etiam artuum capita (quae utique epi-.<text:line-break/>phylea ac condylos appellant] ob eandem causam erti-<text:line-break/>terunt; ubi enim os medullam habet, ejus finibus utrin-<text:line-break/>que caput instar operculi cuiusdam ut plurimum videas<text:line-break/>aduafci. Mihique ab hac ipsa oratione, quae nunc sunt<text:line-break/>proposita , videntur esse auspicanda , ostendendumqne<text:line-break/>primum quidem , cur, cum maxilla inferior medullam<text:line-break/>habeat, ejusmodi substantiae superior sit expers; post<text:line-break/>autem, cur, quum inferior medullam habeat, lu neutro<text:line-break/>tamen ipsius fine epiphysim reperias, ut in brachio, cu—<text:line-break/>bito, radio, femore, tibia-, fibula, ac omnino iis, quae<text:line-break/>medullum habent. Protinus vero simul cum iis demon-<text:line-break/>strabitur , . quamobrem in quibusdam animalium generibus-<text:line-break/>maxillae superioris os medellam non habeat, quetnad-<text:line-break/>modum insertoris. Quod si haec ostenderimus, ita de-<text:line-break/>muur ad- multitudinem ipsarum ac positionem reverte—<text:line-break/>mur. - ordiendum igitur nobis ab eo est, quod eviden-<text:line-break/>tissime in omnibus animalibus conspicitur, quod nullum</text:span></text:span></text:p>
      <text:p text:style-name="P2"><text:span text:style-name="Default_20_Paragraph_20_Font"><text:span text:style-name="T15">parvum os .medullam habet, quod sinum nullum habeat<text:line-break/>insignem ac magnum, sed cavernulas duntaxat, easquec<text:line-break/>exiles atque angustas : quandoquidem </text:span></text:span>si <text:span text:style-name="Default_20_Paragraph_20_Font"><text:span text:style-name="T15">, praeterquam<text:line-break/>quod est exiguum, cavum etiam extitisset, imbecillum<text:line-break/>omnino sitisset, quemadmodum, </text:span></text:span>si <text:span text:style-name="Default_20_Paragraph_20_Font"><text:span text:style-name="T15">quoduis magnorum.<text:line-break/>densum fuisset ac. fine sinu,- grave foret ac.. gestatu. .dif-<text:line-break/>ficile. Quum enim nunc quoque tibia, femur, brachium<text:line-break/>ac reliqua, quae ejusdem sunt generis, maximis ad mo-<text:line-break/>tum indiguerint musculis, quid eventurum putamus, si.<text:line-break/>neque sinum magnum adeo habuissent, neque . consistentiis </text:span></text:span><text:span text:style-name="Default_20_Paragraph_20_Font"><text:span text:style-name="T38">.<text:line-break/></text:span></text:span><text:span text:style-name="Default_20_Paragraph_20_Font"><text:span text:style-name="T15">rariora fuissent? Cuius rei maximum est argumentum,<text:line-break/>quod omnibus imbecillioribus animantibus ossa fiunt laxi-<text:line-break/>ora ac cava magis, fortioribus vero densiora ac pleniora<text:line-break/>magis fuerunt,. natura, opinor, </text:span></text:span>id <text:span text:style-name="Default_20_Paragraph_20_Font"><text:span text:style-name="T15">observante, ne in--<text:line-break/>stramentis imbecillis magna appenderet pondera; Proin-<text:line-break/>de canis, lupus, pardalis </text:span></text:span>reliquaque <text:span text:style-name="Default_20_Paragraph_20_Font"><text:span text:style-name="T15">omnia, . quae. mu-<text:line-break/>scutis. ac nervis sunt robusta, suibus, ..ovibus ac capris<text:line-break/>densiorem multo ac. duriorem ossium habent substantiam.</text:span></text:span></text:p>
      <text:p text:style-name="Normal"><text:span text:style-name="Default_20_Paragraph_20_Font"><text:span text:style-name="T38">-Qnin </text:span></text:span><text:span text:style-name="Default_20_Paragraph_20_Font"><text:span text:style-name="T15">et leo, qur omnium est ferocissimus ac fortissimus,</text:span></text:span></text:p>
      <text:p text:style-name="P2"><text:span text:style-name="Default_20_Paragraph_20_Font"><text:span text:style-name="T15">ossa omnia medullae expertia habere creditur; re enim<text:line-break/>vera caetera ejus membra omnia talem evidentissime of-<text:line-break/>fium habent substantiam, in femoribus vero, et si quis<text:line-break/>alius id genus est artus, obscuram ac tenuem per me-<text:line-break/>dium ipsorum pervadentem cernes caritatem. Proinde<text:line-break/>fi quid aliud, id quoque ex eorum </text:span></text:span>est <text:span text:style-name="Default_20_Paragraph_20_Font"><text:span text:style-name="T15">numero, quae<text:line-break/>evidentissima sunt, naturam musculorum imbecillitatem<text:line-break/>ac robur intritam ipsorum proportione ossium .pondera<text:line-break/>effecisse. Quum enim duplex </text:span></text:span>ei <text:span text:style-name="Default_20_Paragraph_20_Font"><text:span text:style-name="T15">esset totius ipsorum<text:line-break/>constructionis scopas, ad propriam scilicet securitatem<text:line-break/>durities, ad animalis </text:span></text:span>vero <text:span text:style-name="Default_20_Paragraph_20_Font"><text:span text:style-name="T15">motum levitas, neque adesse<text:line-break/>simul duo haec esset facile, (illa enim ex densitate ac<text:line-break/>duritie, haec vero ex contrariis constabat,) fatis liquet,<text:line-break/>quod id eligere praestiterat, quod esset commodius. Com-<text:line-break/>modior porro animalibus est motus, ut qui etiam ex<text:line-break/>ipsorum est substantia; non enim quatenus est animal;<text:line-break/>aegre omnino patitur, sed ex se ipso movetur. In -qui-</text:span></text:span></text:p>
      <text:p text:style-name="P2"><text:span text:style-name="Default_20_Paragraph_20_Font"><text:span text:style-name="T15">bus tamen propter musculorum robur </text:span></text:span>ac <text:span text:style-name="Default_20_Paragraph_20_Font"><text:span text:style-name="T15">totius corporis<text:line-break/>fortitudinem utrumque comparare erat licitum, his om-,<text:line-break/>nibus densa ac dura iusiar lapidum quorundam ossa<text:line-break/>effecit. Quod in omnibus animantibus adeo fervat, ut<text:line-break/>non modo gressile nullum, sed </text:span></text:span>ne volucre <text:span text:style-name="Default_20_Paragraph_20_Font"><text:span text:style-name="T15">quidem aut .<text:line-break/>aquatile aliter habeat. Quandoquidem aquilis densissima<text:line-break/>est ac durissima ossium concretio; post ipsas autem et<text:line-break/>ferocibus accipitribus, cicco, et palumbario, ac similibus;.<text:line-break/>post autem et aliis , ut gallis gallinaceis , anatibus . at-<text:line-break/>que anseribus, laxa simul ac cava et levis ossium est .<text:line-break/>consistentia.- Si igitur homo non- est aeque fortis, ac<text:line-break/></text:span></text:span><text:span text:style-name="Default_20_Paragraph_20_Font"><text:span text:style-name="T46">. </text:span></text:span><text:span text:style-name="Default_20_Paragraph_20_Font"><text:span text:style-name="T15">leo, neque musculis, neque toto corpore, jure optimo.</text:span></text:span></text:p>
      <text:p text:style-name="P1"><text:span text:style-name="Default_20_Paragraph_20_Font"><text:span text:style-name="T15">ipsi ossa maxima, non cava modo, verum et laxa exti-<text:line-break/>terunt. Jam vero, si cava jure fuerunt, (superiori porro.<text:line-break/>sermone millies jam demonstravimus , naturam omnibus,<text:line-break/>qhae gratia alicujus parata suerunt, ad alium quoquo<text:line-break/>quempiam usum probe uti,) haudquaquam ea relictura<text:line-break/>erat .inania, cum ipfa penum quandam alimenti familia-</text:span></text:span></text:p>
      <text:p text:style-name="P2"><text:span text:style-name="Default_20_Paragraph_20_Font"><text:span text:style-name="T15">ris in ipsis posset reponere. Nam in commentariis de<text:line-break/>facultatibus naturalibus demonstravimus , medullum ossi-.<text:line-break/>bus proprium esse alimentum; et ossibus cavitate carenti-<text:line-break/>bus tale quiddam in eorum cavernulis contineri; postre-<text:line-break/>mo neminem admirari oportere, si medulla est crassior<text:line-break/>eo succo, qui lu cavernulis habetur, quanquam ejusdem<text:line-break/>usus gratia hic extiterit. Ea igitur est causa, cur, quae<text:line-break/>ossa sunt cava, medullam habuerint. Porro capitum<text:line-break/>eprphyses non protinus omnia, quae medullam habent,<text:line-break/>sunt adepta , quandoquidem maxilla interior medullae<text:line-break/>quidpiam in se ipsa habet, epiphysim tamen nasiam ha-.<text:line-break/>bet, deusior enim est, quam ut eprphysi ludigeat. Nam<text:line-break/>quum laxitas simul ac caritas adsunt, protinus videre<text:line-break/>est caput quoddam ad finem ei adnatum, tum quod. opera.<text:line-break/>culo quodam indiget, tum quod densum id esse oportet<text:line-break/>ac solidum, et maxime qua parte in dearticulationem<text:line-break/>definit; quae enim dearticulatum ossa, dura postulant, ut<text:line-break/>quae. assidue erant movenda atque luter fele atterenda.-</text:span></text:span></text:p>
      <text:p text:style-name="P2"><text:span text:style-name="Default_20_Paragraph_20_Font"><text:span text:style-name="T15">Rursus igitur revocare in memoriam oportet usum quen-.<text:line-break/>dam, quem haud ita pridem docuimus, quinam is esset<text:line-break/>in ossium compositionibus. Fieri enim non potest, ut<text:line-break/>partes natura contrariae belle inter </text:span></text:span>se <text:span text:style-name="Default_20_Paragraph_20_Font"><text:span text:style-name="T15">uniantur: quo<text:line-break/>pacto enim densum cum raro, aut laxum cum duro<text:line-break/>societatem amicam habere queant atque inseparabilem.?<text:line-break/>ob eam terte causam ossa capitis </text:span></text:span>squamosa <text:span text:style-name="Default_20_Paragraph_20_Font"><text:span text:style-name="T15">ingeniosissime<text:line-break/>a natura inventa fuisse mem orabamus, </text:span></text:span>ut <text:span text:style-name="Default_20_Paragraph_20_Font"><text:span text:style-name="T15">quae densis<text:line-break/>temporum- ossibus ac duris bregmatis seu surcipitis ossa<text:line-break/>laxa ac cavernosa coniungerent. Ad eundem sane usum<text:line-break/>artuum quoque capita omnia densa ac dura suerunt-<text:line-break/>ossibus laxis ac raris adnata. Quomodo- igitur et hic<text:line-break/>natura fecit? unire quidem inter se contracta despexit,-<text:line-break/>amicitiam autem ipsis inter se quandam ac cousuetu-<text:line-break/>dinem innoxiam ex insertionis modo est machinata, car-<text:line-break/>tilaginem instar glutinis cuiusdam utrisque adtinens , ca-<text:line-break/>vernulas quidem ossis Iani, quae sunt in finibus, refar-<text:line-break/>alens, asperitates- vero .laevigans; quae cartilago duro</text:span></text:span></text:p>
      <text:p text:style-name="P2"><text:span text:style-name="Default_20_Paragraph_20_Font"><text:span text:style-name="T15">extrinsecus circumfusa adeo valide tuo ipsius interventu<text:line-break/>ipsa inter se eolligavit ac coniunxit., ut, nisi quis ea<text:line-break/>coxerit aut siccaverit, compositionem deprehendere ne-<text:line-break/>queat Ubi vero non magnum ossium est discrimen, sed<text:line-break/>extremitas; quae cavitatem claudit p exiguum quiddam<text:line-break/>ambiente ipsam osse est densior , ibi naturam studiosius<text:line-break/>epiphyfim machinari est superfluunt </text:span></text:span><text:span text:style-name="Default_20_Paragraph_20_Font"><text:span text:style-name="T22">, </text:span></text:span><text:span text:style-name="Default_20_Paragraph_20_Font"><text:span text:style-name="T15">s quemadmodum in<text:line-break/>osse maxillae inferioris ; non enim brachio, femore atque<text:line-break/>aliis id genus ossibus paulo est densius,. sed totum om-<text:line-break/>rino ab illis discrepat, potestque ipsum per te medullam<text:line-break/>sine ulla externa epiphyfi sibi claudere. Causa vero, cur<text:line-break/>multo illis sit durius , ob </text:span></text:span>adque <text:span text:style-name="Default_20_Paragraph_20_Font"><text:span text:style-name="T15">cavitatem habeat exi-<text:line-break/>guam, est nuditas; nisi enim ex propria tua substantia<text:line-break/>patiendi difficultatem esset adeptum ; facile utique pro-<text:line-break/>mineus adeo ac nudum expositum contunderetur ac comi<text:line-break/>promeretur Quod autem cavitatem omnino habeat, quum<text:line-break/>spsum durum esse oporteat,^ iri caule fuerunt musculi<text:line-break/>temporales, qui nobis non sunt fortes adeo ac leonibus,</text:span></text:span></text:p>
      <text:p text:style-name="P3"><text:span text:style-name="Default_20_Paragraph_20_Font"><text:span text:style-name="T38">ut densum ac durum et plenum sine uusellia os attd-<text:line-break/>lanL Et sane quum leonis in mordendo vires polisti-<text:line-break/>suum consistant, fortem habeat maxillam est necesse:<text:line-break/>non enim in ea dentes validos IMItura fixisset, nisi talem<text:line-break/>ipsam prius effecisset. Pati modo et colium totam<text:line-break/>validum ei effecit, ipsius spondylos per fortia ligamenta<text:line-break/>inter fe coaptans. At homo, qui politicum est animal<text:line-break/>ac mansuetum, maxillam adeo fortem non requirebat;<text:line-break/>quum tamen eam, quam os brachii ac femoris, ab in-<text:line-break/>j ursis tutiorem, simul autem propter musculos temporales<text:line-break/>levem postulare^,. utrique usui .convenientem plane est<text:line-break/>adeptus. Eandem, certe providentiam in TupeIIorI etiam<text:line-break/>maxilla reperias , quae omnino medullae^ fuit expers,<text:line-break/>quod prorsus non moveretur; altero . sedim usu detracto,<text:line-break/>ad solam patiendi difficultatem suit comparata, quam ex<text:line-break/>ollium multitudine accidere ostendimus.</text:span></text:span></text:p>
      <text:h text:style-name="Heading_20_2" text:outline-level="2"><text:span text:style-name="Default_20_Paragraph_20_Font">Cap.. XIX.</text:span></text:h>
      <text:p text:style-name="P80"><text:span text:style-name="Default_20_Paragraph_20_Font"><text:span text:style-name="T38"><text:s/>Atque esiam ipsorum discrimina lineis</text:span></text:span></text:p>
      <text:p text:style-name="P3"><text:span text:style-name="Default_20_Paragraph_20_Font"><text:span text:style-name="T15">a fete distingui, quod ipsa uniri rite non possent, satius -<text:line-break/>fuisse ostendimus. . Inest autem id quoque non minime<text:line-break/></text:span></text:span>maxillae <text:span text:style-name="Default_20_Paragraph_20_Font"><text:span text:style-name="T15">superiori ; quum enim ipsa usus haberet diver-<text:line-break/>fos, ex diversis .quoque substantia ossibus est conflata.<text:line-break/>Malarum itaque , ossa sunt crassissima, nasi tenuissima,<text:line-break/>reliqua vero durissima ; nam patiendi difficultatem malis<text:line-break/>crassities, illis vero durities suppeditat; reliquus autem<text:line-break/>nasus imbecillior extitit propterea,. quod. ipsius offensio -.<text:line-break/>animali nocere magnopere non poterat, perinde aesi .<text:line-break/>qua aliarum maxillae superioris partium esset affecta. .<text:line-break/>Nam aut in nervos., qui per eam feruntur, aut </text:span></text:span>in <text:span text:style-name="Default_20_Paragraph_20_Font"><text:span text:style-name="T15">mesti-<text:line-break/>catorios musculos finire offensionem est necesse; aliis<text:line-break/>maxillae partibus affectis ; nonnunquam vero et . partes<text:line-break/>ad capal pertinentes attingere, si propinqua illis ossa<text:line-break/>fuerint affecta. Si igitur nasi ossa laesa fuerint, - nutri-<text:line-break/>ruam animali afferent noxam, quo fit, ut multum a prin-<text:line-break/>cipalioribus duritie ac crassitie vincantur. Ob. hanc igi-<text:line-break/>tur ipsorum dissimilitudinem non immerito malarum ossa</text:span></text:span></text:p>
      <text:p text:style-name="P3"><text:span text:style-name="Default_20_Paragraph_20_Font"><text:span text:style-name="T15">propriam habent circumscriptionem, nasi autem rursum.<text:line-break/>aliam quoque propriam; ad eundem autum modum et<text:line-break/>reliqua, quae sunt supra malas, et quod in summa est<text:line-break/>maxilla, et. ea, quae sunt in nasi. in os perforatione.<text:line-break/>Quae vero secundum longitudinem in utraque maxilla<text:line-break/>est sutura; eo parata. suit, .quod corpus .est geminum,<text:line-break/>dextris scilicet ac sinistris </text:span></text:span>; <text:span text:style-name="Default_20_Paragraph_20_Font"><text:span text:style-name="T15">de cujus usu saepenumero -<text:line-break/>admonuimus. obscura-autem est ea in -ossibus densissimis,<text:line-break/>cujusmodi est occipitis, frontis, palati et summae maxil-.<text:line-break/>lac; unde, opinor, et controversia de. iis inter auatumi-,<text:line-break/>cos- suit; quum alii quidem carere futuris - ea omnino<text:line-break/>affirmarent, alii autem ob compositionem densam atque<text:line-break/>exactam - futuras. apparere negarent, </text:span></text:span>si <text:span text:style-name="Default_20_Paragraph_20_Font"><text:span text:style-name="T15">tamen diutius co-<text:line-break/>querentur aut exiccareutur., eas tandem apparituras esse..<text:line-break/>At deiis quietem, quae ita in </text:span></text:span>controversia <text:span text:style-name="Default_20_Paragraph_20_Font"><text:span text:style-name="T15">posita sunt,<text:line-break/>in aliis -uberius disputavimus. Quod vero inter utrosque -<text:line-break/>convenit, praesenti proposito sufficit, </text:span></text:span>quod <text:span text:style-name="Default_20_Paragraph_20_Font"><text:span text:style-name="T15">scilicet prae-<text:line-break/>dicturum .ossium-. quodque durum est admodum. - Cujus.</text:span></text:span></text:p>
      <text:p text:style-name="P2"><text:span text:style-name="Default_20_Paragraph_20_Font"><text:span text:style-name="T15">certe si usum invenerimus, non erit amplius factu </text:span></text:span>dissi-<text:line-break/><text:span text:style-name="Default_20_Paragraph_20_Font"><text:span text:style-name="T15">cjle, ut causam quoque multitudinis ossium reperiamus.<text:line-break/>Sunt sane haec durissima, quod ad patiendi difficultatem<text:line-break/>.funt comparata, ut quae ante alia omnia sint exposita,<text:line-break/>.quodque nullam habent causam, cur rara ac cavernula<text:line-break/>.-esse debeant, quomodo summi capitis ossa. Maxima<text:line-break/>.enim vaporum vis ex toto corpore. furium ad illa fertur,<text:line-break/>ut quae loco cesto sint constituta, ob earnque causam<text:line-break/>... (quemadmodum apte monstravimus) multiplicem ipsis na-<text:line-break/>tura. per ea vastationem comparavit. </text:span></text:span><text:span text:style-name="Default_20_Paragraph_20_Font"><text:span text:style-name="T38">Quae </text:span></text:span><text:span text:style-name="Default_20_Paragraph_20_Font"><text:span text:style-name="T15">vero.. ad<text:line-break/>latera situm habent, praeterquam quod ea causa eis non<text:line-break/>adest, nobis etiam cadentibus, aut percussis, .aut quavis<text:line-break/>alia ratione. saepe ciant ostendenda; neque. enim quis<text:line-break/>facile in capitis verticem ceciderit, aut ea parte plagam<text:line-break/>prompte acceperit , reliqua vero ossa omnia , tum occipi-<text:line-break/>.tii, tum frontis, tum aurium, plagas- </text:span></text:span><text:span text:style-name="Default_20_Paragraph_20_Font"><text:span text:style-name="T38">non. raro excipiunt,<text:line-break/>et </text:span></text:span><text:span text:style-name="Default_20_Paragraph_20_Font"><text:span text:style-name="T15">lapsibus frequenter offenduntur. </text:span></text:span><text:span text:style-name="Default_20_Paragraph_20_Font"><text:span text:style-name="T38">-. Quando .</text:span></text:span><text:span text:style-name="Default_20_Paragraph_20_Font"><text:span text:style-name="T15">igitur illa<text:line-break/>quidem neque. similiter plagis erant </text:span></text:span><text:span text:style-name="Default_20_Paragraph_20_Font"><text:span text:style-name="T38">obnoxia, evacuatio-</text:span></text:span></text:p>
      <text:p text:style-name="P2"><text:span text:style-name="Default_20_Paragraph_20_Font"><text:span text:style-name="T15">neque indigebant; haec autem plagas saepenumero erant<text:line-break/>exceptura, vacuationeque non. indigebant, non immerito<text:line-break/>Pane rara quidem </text:span></text:span>illa <text:span text:style-name="Default_20_Paragraph_20_Font"><text:span text:style-name="T15">ani cavernosis, densa vero ac<text:line-break/>dura haec extiterunt. Palati vero os contra, velut cu-<text:line-break/>neus quidam, medium inter </text:span></text:span>caput <text:span text:style-name="Default_20_Paragraph_20_Font"><text:span text:style-name="T15">ac maxillam superio-<text:line-break/>rem incumbit, continens jam in feste meatuum cerebrum<text:line-break/>purgantium foramina; praeterea autem et ad .basim tu-<text:line-break/>tius capitis fubjacet; quemadmodum et ipsius pars ossi<text:line-break/>occipitii continua ; ob haec igitur omnia densum ac<text:line-break/>durum extitit. Fortassis autem vel propter unum eorum<text:line-break/>quoduis tale jure extitit; quia enim ex iis est, quae ex<text:line-break/>basi capitis furit, quae sime dura esse debebant, et quia<text:line-break/>ab excrementis, quae a iocis superioribus: promanant,<text:line-break/>per ipsum perlapfuris brevi etxtabuisseti ac computruisset,<text:line-break/>si levum luisset, osi eam causam durum ac densum est<text:line-break/>factum; huc accedit etiam, quod menium inter caput<text:line-break/>ac maxillam superiorem est situm, eoque validum esse<text:line-break/>- oportet ; ossium porro alis similium productio ex ipsu est</text:span></text:span></text:p>
      <text:p text:style-name="P3"><text:span text:style-name="Default_20_Paragraph_20_Font"><text:span text:style-name="T15">facta, </text:span></text:span>sedem simul atque operimentum musculis, qui <text:span text:style-name="Default_20_Paragraph_20_Font"><text:span text:style-name="T15">in<text:line-break/>ore sunt, </text:span></text:span>a lateribus exhibitura, <text:span text:style-name="Default_20_Paragraph_20_Font"><text:span text:style-name="T15">in caritatibus enim ab<text:line-break/></text:span></text:span>ipsis circumscriptis horum musculorum <text:span text:style-name="Default_20_Paragraph_20_Font"><text:span text:style-name="T15">capita </text:span></text:span>sunt <text:span text:style-name="Default_20_Paragraph_20_Font"><text:span text:style-name="T15">appen-<text:line-break/>sa. </text:span></text:span>Quae <text:span text:style-name="Default_20_Paragraph_20_Font"><text:span text:style-name="T15">quum ita </text:span></text:span>habeant, <text:span text:style-name="Default_20_Paragraph_20_Font"><text:span text:style-name="T15">sive praedictae ossium par-<text:line-break/>tes </text:span></text:span>suturis <text:span text:style-name="Default_20_Paragraph_20_Font"><text:span text:style-name="T15">revera </text:span></text:span>carent, sive propter exactam <text:span text:style-name="Default_20_Paragraph_20_Font"><text:span text:style-name="T15">compo-<text:line-break/></text:span></text:span>sitionem non <text:span text:style-name="Default_20_Paragraph_20_Font"><text:span text:style-name="T15">cernuntur, </text:span></text:span>quod <text:span text:style-name="Default_20_Paragraph_20_Font"><text:span text:style-name="T15">tamen </text:span></text:span>ea <text:span text:style-name="Default_20_Paragraph_20_Font"><text:span text:style-name="T15">dura esse ac<text:line-break/>densa </text:span></text:span>oporteat, <text:span text:style-name="Default_20_Paragraph_20_Font"><text:span text:style-name="T15">aperte monstravimus. Non ergo cum<text:line-break/>propinquis uniri beste poterunt; quod </text:span></text:span>ea <text:span text:style-name="Default_20_Paragraph_20_Font"><text:span text:style-name="T15">rara. sunt </text:span></text:span>; <text:span text:style-name="Default_20_Paragraph_20_Font"><text:span text:style-name="T15">quo<text:line-break/>factum, ut eorum compositio sit perspicua, praeterquam<text:line-break/>quod alios plerosque usus exhibet, quos ante diximus,<text:line-break/>transitum scilicet instrumentis quibusdam per sese, aut<text:line-break/>connexionem , aut excrementis perspiratum , aut denique<text:line-break/>patiendi .difficultatem.</text:span></text:span></text:p>
      <text:h text:style-name="Heading_20_2" text:outline-level="2"><text:span text:style-name="Default_20_Paragraph_20_Font">Cap. XX. </text:span></text:h>
      <text:p text:style-name="P80"><text:span text:style-name="Default_20_Paragraph_20_Font"><text:span text:style-name="T15">Quae porro bregmatis ossa appellant,<text:line-break/>quae duo sunt, et eadem laxa, et propterea capiti. desit;<text:line-break/>per incumhen tia , ac -undique a duris ac densis ossibus<text:line-break/>circumdata, partu quidem posteriore ab osse occipitii,</text:span></text:span></text:p>
      <text:p text:style-name="P3"><text:span text:style-name="Default_20_Paragraph_20_Font"><text:span text:style-name="T15">anteriore vero frontis, utrinque vero ab ossibus temporum<text:line-break/>meritissimo jbre lineis fuerunt distincta. Septimum autem<text:line-break/>ad haec est os palati, quod nonnulli .quidem maxillae fti-<text:line-break/>perioris, alii Vero capitis este autumant; utrisque instar<text:line-break/>cunei incumbit. Reliqua vero omnia maxillae superioris<text:line-break/>novem sunt numero, duo quidem nasi; ante haec vero<text:line-break/>tertium, in quo dentes incisores contineri dicebamus;<text:line-break/>utrinque autem duo, molarium scilicet, in quibus reliqui<text:line-break/>dentes omnes insident, .supra quae alia sunt duo, quae<text:line-break/>funt ad anteriorem Tygomatis productionem atque ocu-<text:line-break/>lorum cavitatem inferna; duo vero reliqua sunt juxta<text:line-break/>nasi in os meatus. Porro,. quum </text:span></text:span>in <text:span text:style-name="Default_20_Paragraph_20_Font"><text:span text:style-name="T15">anatomicis commen-<text:line-break/>tariis lineas ossium praedicturum quodque circumfcriben-<text:line-break/>tes pra eduxerimus, supervacaneum hic fuerit ea repetere;<text:line-break/>tanquam enim jam omnes sciant ea, quae ru dissectioni-<text:line-break/>bus apparent, ita hujus. sermonis enarrationem omnem<text:line-break/>instituimus. Quod vero ad os maxillae inferioris attinet,</text:span></text:span></text:p>
      <text:p text:style-name="P3"><text:span text:style-name="Default_20_Paragraph_20_Font"><text:span text:style-name="T15">unicam duntaxat </text:span></text:span>in <text:span text:style-name="Default_20_Paragraph_20_Font"><text:span text:style-name="T15">se ipso habet . divisionem , et eam<text:line-break/>non plane . perspicuam in extremo mento ; quam pro-<text:line-break/>plerea, quod corpus est geminum, ei factam fuisse dixi-<text:line-break/>mus; reliqua -vero ejus utrinque para omnis nasiam ha-<text:line-break/>bet divisionem, quod natura (ni fallor) metuerit .maxil-.<text:line-break/>lam inferiorem in mulsa ossa dividere,. neri n vehemen-.<text:line-break/>tissimis motibus dissolvatur facile ac conteratur. . Magus<text:line-break/>autem ac fortus erant futuri maxillae hujus in morden-<text:line-break/>do ac corpora dura comminuendo motus; ob idque arti.-<text:line-break/>culis ejus accurate prospexit , alteri quidem , qui corone<text:line-break/>nuncupatur, os jugale circumponens, maximumque mu-<text:line-break/>sculi temporalis tendouem inferens, alteri vero,. qua:.<text:line-break/>mamillares capitis - appellant apophyscs, tutum ciretrm-<text:line-break/>ponens praesidium; ne quandoin violentis motibus a sub-<text:line-break/>jecta cavitate prolabatur. t Merito, autem hunc articulum<text:line-break/>ex posterioribus partibus habuit corone,. ipsa. autem- recta<text:line-break/>surfum tenditur. Nam quod os claudatur, soli huic ce.</text:span></text:span></text:p>
      <text:p text:style-name="P81"><text:span text:style-name="Default_20_Paragraph_20_Font"><text:span text:style-name="T31">[end-volume4]</text:span></text:span></text:p>
      <text:h text:style-name="P57" text:outline-level="1"><text:span text:style-name="Default_20_Paragraph_20_Font"><text:span text:style-name="T56">GALENI DE VSV PARTIUM CORPO-<text:line-break/>RIS HVMANI<text:line-break/></text:span></text:span>LIBER Xll.</text:h>
      <text:h text:style-name="Heading_20_2" text:outline-level="2">Cap. l. </text:h>
      <text:p text:style-name="P34"><text:span text:style-name="Default_20_Paragraph_20_Font"><text:span text:style-name="T1">A</text:span></text:span>b<text:span text:style-name="Default_20_Paragraph_20_Font"><text:span text:style-name="T1">s</text:span></text:span>olutis jam. omnibus capitis propriis<text:line-break/>partibus, non .alienum fuerit de communibus etiam ei<text:line-break/>cum colio partibus deinceps pertractare. Sunt autem<text:line-break/>partes colli et capitis communes eae, per quas caput<text:line-break/>ipsum deprimimus atque attollimus, ad latera que cir-<text:line-break/>cumagimus quorum nihil sine dearti dilatione, ligamen^<text:line-break/>tis ac musculis agere possumus. Porro dearticulalio<text:line-break/>ossium est compositio propter motum voluntarium com-</text:p>
      <text:p text:style-name="P33">parata. Perfpicuumque est, ea, quae componuntur, pauci-<text:line-break/>ora duobus omnino esse non posse; nec minus, quod et<text:line-break/>ligamenta omnia itidem et musculi ab osse altero pro-<text:line-break/>ducti in alterum inferuntur. Qua ex re intelligi potest,<text:line-break/>deambulationem omnem, ligamentum ac musculum ad<text:line-break/>componendos inter fessi articulos esse assumpta, eaque<text:line-break/>communibus partibus rite esse annumerata.</text:p>
      <text:h text:style-name="Heading_20_2" text:outline-level="2">Cap. II. </text:h>
      <text:p text:style-name="P82">Enimvero. motum ullum ossium fieri non<text:line-break/>posse, nisi ipsa dearliculentur simul ac per musculos con-<text:line-break/>nec fantur, multoties demonstratam est, si modojoliquid<text:line-break/>esse, non solum quod moveat, verum etiam quod mo-<text:line-break/>veatur, est necesse, quorum illud quidem est musculus,<text:line-break/>hoc autem ossium est compositio. Quod autem ne liga-<text:line-break/>mentum quidem ufu careat, fed, etiamsi ad motus ge-<text:line-break/>nerationem non sit necessarium, conferat tamen ad recte<text:line-break/>movendum, de eo prius quoque docuimus; summam ta-<text:line-break/>men disputationis totius nunc repetemus, quod, nisi ossa,<text:line-break/>quae dearticulantur^ a ligamentis continerentur,. nihil</text:p>
      <text:p text:style-name="P33">vetaret, quo minus ea in singulis motibus ^laxarentur,<text:line-break/>suaque sede limo verentur , modo huc, modo illuc a suo<text:line-break/>situ deflectentia; quod ne accideret, natura omnem osi-<text:line-break/>sium dearticulatum nem in orbem complectitur vinculis<text:line-break/>fortibus quidem, sed quae laxari possent non minimum<text:line-break/>atque extendi. Admirarique aliquis forte in primis queat<text:line-break/>hoc ipsum ejus opus, quod corporis substantias ad <text:span text:style-name="Default_20_Paragraph_20_Font"><text:span text:style-name="T58">o</text:span></text:span>sius<text:line-break/>multum discrepantes invenerit idoneas. Etenim ut ossa,<text:line-break/>quae dearticulantur, exacte simul ligarentur ac conti-<text:line-break/>nerentur, nec facile in molibus vehementioribus a fele<text:line-break/>abrmnperentur, ligamentum, quoad maxime potuit, du-<text:line-break/>rum atque ab injuriis remotissimum efficere oportuit; ut<text:line-break/>autem ossibus a mufculis tractis prompte obsequerentur,<text:line-break/>mosse russas esse oportuit atque ob id ipsum imbecillum.<text:line-break/>Atqui robustum quidem imbecillo ac durum molli est<text:line-break/>contrarium. Quaenam igitur fuerit in his naturae fo-<text:line-break/>lertia, quae corpus invenit, quod commoditatem utram-<text:line-break/>que, quod falis esset, haberet, idemque ab injuriis tutum<text:line-break/>esset, ex ipsa anatome di<text:span text:style-name="Default_20_Paragraph_20_Font"><text:span text:style-name="T58">s</text:span></text:span>cas licet; intueberis enim lissa^</text:p>
      <text:p text:style-name="P33">mentum omne durum adeo, ut valide simul colliget,<text:line-break/>neque motum impediat, molie vero eousque, quoad non<text:line-break/>inungantur, neque facile abrumpantur. Quod etiam ex<text:line-break/>Hippocrate di<text:span text:style-name="Default_20_Paragraph_20_Font"><text:span text:style-name="T58">s</text:span></text:span>cas, qui ait: <text:span text:style-name="Default_20_Paragraph_20_Font"><text:span text:style-name="T58">Quibus humiditas c</text:span></text:span>o<text:span text:style-name="Default_20_Paragraph_20_Font"><text:span text:style-name="T58">piosu</text:span></text:span>m<text:line-break/><text:span text:style-name="Default_20_Paragraph_20_Font"><text:span text:style-name="T58">intus enutrita corpora, quae circa articulos sunt, hume-<text:line-break/>ctarit , his artuum capita facile exiliunt. </text:span></text:span>Eos vero , qui<text:line-break/>prae horum corporum duritie curvi jam fiunt, existimo<text:line-break/>te u<text:span text:style-name="Default_20_Paragraph_20_Font"><text:span text:style-name="T58">s</text:span></text:span>u quotidiano edoctum non ignorare, quantum ad<text:line-break/>motum impediantur. Illis autem, qui fecundum naturam<text:line-break/>exacte fe habent, quum alia corpora, quae circa arti cu-<text:line-break/>l<text:span text:style-name="Default_20_Paragraph_20_Font"><text:span text:style-name="T58">Q</text:span></text:span>s sunt, tum maxime tendones et ligamenta commo-<text:line-break/>derata funt, ut et moveantur facilius, et adversius in-<text:line-break/>jurias sint tuli. Porro quod in illis omnibus industriam<text:line-break/>admirari oporteat, in quibus symmetria ipsa adeo est<text:line-break/>certa, ut, si vel tantillum addideris aut abstuleris, to-<text:line-break/>tum opus evertas, nemo est qui Ignoret. Quae ergo la-<text:line-break/>tItudinem habent magnam, ea vel idiotae possent effice-.<text:line-break/>re.; quod si quid angustum pror<text:span text:style-name="Default_20_Paragraph_20_Font"><text:span text:style-name="T58">s</text:span></text:span>us. fuerit ac sine usia</text:p>
      <text:p text:style-name="P33">lati lud i ne , id non cujusvis sapientiae atque experientiae<text:line-break/>est putandum. Ob eam sane causam quum Hippocrates<text:line-break/>rpfam <text:span text:style-name="Default_20_Paragraph_20_Font"><text:span text:style-name="T58">artem medicam longam esse</text:span></text:span> dixisset, . subdidit: <text:span text:style-name="Default_20_Paragraph_20_Font"><text:span text:style-name="T58">oc-<text:line-break/>cost</text:span></text:span>o <text:span text:style-name="Default_20_Paragraph_20_Font"><text:span text:style-name="T58">autem praeceps.</text:span></text:span> Quod nisi occasio praeceps esset,<text:line-break/>fed latitudinem haberet magnam, haudquaquam longa<text:line-break/>esset. Sic enim et in omni artificio ipsius <text:span text:style-name="Default_20_Paragraph_20_Font"><text:span text:style-name="T58">s</text:span></text:span>ymmetriae<text:line-break/>angustia folertiam ac perfectionem indicat; quam licet<text:line-break/>in animalium corporibus invenire non modo in. liga-<text:line-break/>mentis, fed in aliis etiam omnibus partibus. Nam quum<text:line-break/>tria haec sint corpora simplicia, quibus in <text:span text:style-name="Default_20_Paragraph_20_Font"><text:span text:style-name="T58">p</text:span></text:span>raefanti pro-<text:line-break/>posito indigemus, cartilago, ligamentum ac nervus;<text:line-break/>quumque cartilago sit durior, nervus autem mollior, me-<text:line-break/>dium autem inter utrumque ligamentum; mirabiliter<text:line-break/>natura .singulis utitur in omnibus animalis partibus,<text:line-break/>^nunquam in cartilaginis locum nervum aut ligamentum,<text:line-break/>neque in ligamenti locum cartilaginem .aut -nervum,<text:line-break/>neque L in., nervi locum - ligamentum <text:span text:style-name="Default_20_Paragraph_20_Font"><text:span text:style-name="T58">e</text:span></text:span> aut . cartilaginem<text:line-break/>transponens; ante enim monstratum nobis fuit, durum</text:p>
      <text:p text:style-name="P37">non esse ad <text:span text:style-name="Default_20_Paragraph_20_Font"><text:span text:style-name="T58">s</text:span></text:span>ensiam appositam, neque molle ad mo-<text:line-break/>rendum.</text:p>
      <text:h text:style-name="Heading_20_2" text:outline-level="2">Cap. .HI. </text:h>
      <text:p text:style-name="P82">Ergo neque per nervum fotum pars<text:line-break/>quaevis movetur, neque per cartilaginem vel ligamen-<text:line-break/>tum. Cartilago enim unctionis quidem cujusdam usum<text:line-break/>articulis praestat; motoriis vero instrumentis connexa<text:line-break/>superfluum eis pondus praebuerit, instar lapidis eis ap-<text:line-break/>peIIsa. Quod autem ad nervum attinet, quantum habet<text:line-break/>mollitiei, tantundem et sensus habet; verum imbecillior<text:line-break/><text:span text:style-name="Default_20_Paragraph_20_Font"><text:span text:style-name="T56">est, </text:span></text:span>-quam ut totos artus movere ac transferre queat.<text:line-break/>Ligamentum vero, quum in medio horum sit, tuto qui-<text:line-break/>dem colligare potest,. neque impedit, quo minus membra<text:line-break/>moveantur; motorium tamen instrumentum esse ipsum<text:line-break/>non poterat, quum non ex principio animal movente,<text:line-break/>quomodo nervi , feli ex osse originem ducat ; probavimus<text:line-break/>enim, molle esse oportere hujus principii corpus; porro<text:line-break/>neque ex molli durum plane, neque ex duro moli<text:span text:style-name="Default_20_Paragraph_20_Font"><text:span text:style-name="T58">a<text:line-break/></text:span></text:span>quicquam potest nasici. Ob stas igitur causas natura non</text:p>
      <text:p text:style-name="P33">potuit <text:span text:style-name="Default_20_Paragraph_20_Font"><text:span text:style-name="T58">s</text:span></text:span>olis ad motus voluntarios uti ligamentis, quod<text:line-break/>fenfum .non habebant neque motum, ut quae ei loco,<text:line-break/>qui principem animae facultatem continet, non sint de-<text:line-break/>vincta; nervis autem folia uti non poterat, ut qui pro-<text:line-break/>pter moHitiem tanta onera transferre nequeant. Con-<text:line-break/>venienter igitur, ubi membrum fota ligatione indiget, ibi<text:line-break/><text:span text:style-name="Default_20_Paragraph_20_Font"><text:span text:style-name="T58">s</text:span></text:span>olum est ligamentum; ubi vero fenfu folo, nervus; ubi<text:line-break/>motu voluntario est opus, utrumque ibi reperias, nervum<text:line-break/>quidem, qui missum a rasione imperium perferat, mo-<text:line-break/>tusque principium praebeat, ligamentum vero, quod ro-<text:line-break/>bur ad ea, quae a nervis moventur, gestanda suppeditet.<text:line-break/>Mixtum ergo ex ambobus motus instrumentum quoddam<text:line-break/>efficere oportebat, quod omnino nervo quidem durius,<text:line-break/>ligamento autem moliius erat futurum; proinde et sensus<text:line-break/>minus quidem quam nervus, fed magis quam ligamen-<text:line-break/>tum particeps erat futurum; atque etiam roboris ac im-<text:line-break/>becillitatis aliorumque contrariorum, quae nervis insunt</text:p>
      <text:p text:style-name="P33">ac ligamentis, medium locum erat habiturum, propterea<text:line-break/>quod substantiae utriusque feste constituentis esit particeps,<text:line-break/>neutram tamen sinceram, neque solam, neque secretam<text:line-break/>habet, sted ex ambabus est conflatum. Atqui nihil per<text:line-break/>totum cum alio potest commisceri, nisi prius in i partes<text:line-break/>exiguas fuerit comminutum ; utrumque igitur in fibras<text:line-break/>tenues dividere fuit necesse, tum autem eas inter sele<text:line-break/>ad motorii instrumenti constitutionem connectere, quod<text:line-break/>substantia inter utrumque est medium. Verum si id fe-<text:line-break/>cisset solum, neque spatia inter ipsas media fubstan-<text:line-break/>tia molli, quae instar tomenti (sto<text:span text:style-name="Default_20_Paragraph_20_Font"><text:span text:style-name="T58">ebes</text:span></text:span>) cujusdam ac sedis<text:line-break/>firma ac tuta esset futura, opplevisset, ne temporis qui-<text:line-break/>dem momentum servari potuissent, quin contunderentur<text:line-break/>ac rumperentur. Sto eheu igitur hanc natura (quae ejus<text:line-break/>in omnibus est sapientia) haudquaquam reliquit inutilem,<text:line-break/><text:span text:style-name="Default_20_Paragraph_20_Font"><text:span text:style-name="T58">s</text:span></text:span>ed quo aestus ac frigora propulsaret, atque operimen-<text:line-break/>tum rebus pilo lauave coagmentatis esset simillimum,<text:line-break/>tum fibris ipsis in orbem ciIcumjecisi, tum autem venis<text:line-break/>atque arteriis fubsterniculum quoddam atque amiculum</text:p>
      <text:p text:style-name="P33">admirabile comparavit. De quo primo omnium libro<text:line-break/>admonuimus, carnem id nominari dicentes, quod usus<text:line-break/>ejusmodi animalibus praebeat; tum autem quod ipsia ad-<text:line-break/>verfus caloris ac frigoris vim est remedium , quanquam<text:line-break/>haec quidem inter fe pugnent. .. In commentariis vero<text:line-break/>de motu musculorum praediximus, nervos ac ligamenta<text:line-break/>in fibras dissolvi, ipfisque carnem simplicem esse per-<text:line-break/>mixtamA diximus praeterea, ex iisdem fibris coeuntibus<text:line-break/>inter fe, a commixtis tensionem quidem conflari, ex obse<text:line-break/>nibus autem musculum. Nunc vero usum, quem ex<text:line-break/>tensionis ac musculi orta percipimus, sumus executi.<text:line-break/>Nam tendo primum est ipfum motus instrumentum; mu-<text:line-break/>fculus vero ad constituendum ipfum fuit comparatus,<text:line-break/>carnisqne compositae animali praebet ulna. Cadenti<text:line-break/>enim ipsi aut alioqui procubauti fubsterniculum sit molle;<text:line-break/>quum autem caeditur, operimentum rebus lana.pilove<text:line-break/>coagmentatis similiimum; quum vero . vulneratur , pro<text:span text:style-name="T7">p</text:span>-<text:line-break/>gnaculum; praeterea, dum frigus urget, calfacit, dum</text:p>
      <text:p text:style-name="P33">aestus, praebet umbraculum; postremo autem ante partes<text:line-break/>omnes principes genus carnosum injuriis omnibus est<text:line-break/>oppositum. Ad eum modum natura ex omnibus fructum<text:line-break/>percipit, omatque animal ac munit. Hae quidem ra-<text:line-break/>itiones de ligamentorum usu, tendonum ac mu<text:span text:style-name="Default_20_Paragraph_20_Font"><text:span text:style-name="T58">s</text:span></text:span>culorum<text:line-break/>funt communes, de quibus hac potissimum totius enarra-<text:line-break/>tinnis parte scribere anticipavimus, quum de nervorum<text:line-break/>natura simul et ufu ac principio abunde stupra disserui<text:line-break/>erimus, atque esiam nunc de articulorum omnium prin-<text:line-break/>cipalissimis <text:span text:style-name="Default_20_Paragraph_20_Font"><text:span text:style-name="T58">s</text:span></text:span>ermo nobis est institutus. Proinde ne in eo<text:line-break/>quidem habere quis potest, quod in hoc communem ra-<text:line-break/>tionem tractantibus nobis objiciat. Admonuimus autem<text:line-break/>jam saepenumero , nos communia omnia . semel quidem<text:line-break/>quodam loco perfecte explicare, fed ea tamen in par-<text:line-break/>ticularibus repetere, quo opus totum quam paucissimis<text:line-break/>finiamus. Superiori enim sermone docuimus, musculos<text:line-break/>quosdam in unum magnum tensionem . desinere , alios<text:line-break/>autem partibus carnosis ad membra pervenire, tensionibus</text:p>
      <text:p text:style-name="P33">mullis ac minimis ea moventes, quod commune est ac<text:line-break/>universale, docentes; quin et particularia quaedam adje-<text:line-break/>cimus.</text:p>
      <text:h text:style-name="Heading_20_2" text:outline-level="2">Cap. IV. </text:h>
      <text:p text:style-name="P82">Rursius igitur ad capitis articulum siquem<text:line-break/>a principio suscepimus explicandum , reversi naturae<text:line-break/>in eo fabricam expendamus. Convenit enim ipfum (ut<text:line-break/>arbitror), quomodo et alios omnes, pro dignitate fuisse<text:line-break/>exornatum , quandoquidem articulus iste animalibus ma-<text:line-break/>gni adeo est momenti, ut omnium fotus non dico luxa-<text:line-break/>tionem magnam, sed ne deflexionem quidem vel tem-<text:line-break/>poris momento ferre queat; repente enim respiratione<text:line-break/>ac voce motuque omni ac sensu tofum animal priva-<text:line-break/>tur, ipsa nimirum nervorum radice affecta. Principium<text:line-break/>enim horum omnium est cerebrum, in ip<text:span text:style-name="Default_20_Paragraph_20_Font"><text:span text:style-name="T58">s</text:span></text:span>unIque fert<text:line-break/>i velut in arvum quoddam animae ratiocinata i cis assectus;<text:line-break/>propago vero inde velut trunci cujusdam, in arborem<text:line-break/>magnam exurgentis, spinalis est medulia; a quo trunco<text:line-break/>per totam spinam extensio nervi quamplurimi deducti</text:p>
      <text:p text:style-name="P35">instar ramorum quorundam in sexcentas propagines dis-<text:line-break/>trrbuuntur. Corpus autem universum per eos <text:span text:style-name="Default_20_Paragraph_20_Font"><text:span text:style-name="T58">s</text:span></text:span>umit pri-<text:line-break/>mum quidem et maxime motum, post eum autem sen-<text:line-break/>sum. Verum quae horum sit distributio , procedenti <text:span text:style-name="Default_20_Paragraph_20_Font"><text:span text:style-name="T58">s</text:span></text:span>er-<text:line-break/><text:span text:style-name="Default_20_Paragraph_20_Font"><text:span text:style-name="T58">e</text:span></text:span> mone explicabimus. Capilis porro articulus tutissimam<text:line-break/>^omnium merito habet constructionem, ut quod in fe ipso<text:line-break/>nervorum omnium partes inferiores moventium radicem<text:line-break/>contineat; accedit autem ei haec securitas a ligamento-<text:line-break/>rum crassitie, musculorum .multitudin<text:span text:style-name="Default_20_Paragraph_20_Font"><text:span text:style-name="T58">e</text:span></text:span> ossium exacta<text:line-break/>compositione. Robustissima enim tria ligamenta ossa in-<text:line-break/>. ter <text:span text:style-name="Default_20_Paragraph_20_Font"><text:span text:style-name="T58">s</text:span></text:span>e connectunt , quorum unum maximum ac latum<text:line-break/>totam dearticulationem in orbem complectitur, alia au-<text:line-break/>,tem siunt duo instar nervorum mediocriter teretia, quo-<text:line-break/>rum alterum quidem finem productionis praelongae ver-<text:line-break/>. tebrae secundae cum capitis osse connectit, alterum<text:line-break/>vero transversum , velut angulum rectum efficiens , a<text:line-break/>partibus primi spondyli dextris ad laevam pertingi- Octo<text:line-break/>..autem musculi ex ipsis duntaxat partibus posterioribus</text:p>
      <text:p text:style-name="P33">dearticulatum incumbunt, ipsam tegentes simul ac mo-<text:line-break/>ventos. Ossium vero ipsorum figura ac compositio exa-<text:line-break/>eta, etiamsi quis eam solum intueatur, admirabilis vide-.<text:line-break/>tur; sin vero non modo intuearis, sed etiam partium,<text:line-break/>quae ipsis insunt, omnium usum animo reputaris, non<text:line-break/>artem solum miraberis, verum etiam opificis nostri pro-<text:line-break/>videntiam hymnis celebrabis. Quum enim capitis totius<text:line-break/>motus duos genere esse oporteret, unum quidem, dum<text:line-break/>deorsum inclinamus ac sursum attoliimus ipsum, alterum<text:line-break/>vero, dum ad latera circumagimus; necesse fuit, aut<text:line-break/>duplicem facere dearti colatronem, aut ex duobus obliquis<text:line-break/>motibus simplicibus rectum unum compositum efficere,<text:line-break/>quemadmodum in manibus, carpis ac plerisque aliis par-<text:line-break/>tibus comprobavimus; in iliis enim quod motam rectum<text:line-break/>ita fieri praestiterat, demonstratum ante nobis est; in<text:line-break/>capite vero quod minime praestiterat, hoc libro dispu-<text:line-break/>tabimus. Caeterum rursus hic quoque motus partium<text:line-break/>quarundam in memoriam revocare oportet, in quibus<text:line-break/>non erat melius ex motibus obliquis rectum efficere. Ea .</text:p>
      <text:p text:style-name="P33">enim naturae opera potissimum sunt exponenda, in qui-<text:line-break/>bus ipsis videtur similitudinis usuum meminisse. Nam<text:line-break/>quando in eis, quae motum similem postulant, constru-<text:line-break/>ctionem nusquam immutat., fed eandem semper retinet,<text:line-break/>intelligi tum potest , ipsam proportioni atque aequitati<text:line-break/>accuratissime prospexisse. Quando igitur praestat ex duo-<text:line-break/>bus obliquis motibus rectum unum compositum efficere?<text:line-break/>quando obliqui a rectis parum disserunt. Quando vero<text:line-break/>non est melius? quum partem longius oportet in utram-<text:line-break/>que partem abducere; tunc enim motum rectum validum<text:line-break/>esse ac fortem est melius; nam si id fieri ubique posset,<text:line-break/>natura ex obliquis rectos semper efficeret, ut quae certe<text:line-break/>studeat per paucissima instrumenta actiones plurimas ani-<text:line-break/>mali comparare; verum fieri non potest, ut motus duo<text:line-break/>obliqui a recto deflectentes fortem illum efficiant. Ob<text:line-break/>haec igitur ne in capite quidem satius fuit ex motibus .<text:line-break/>obliquis rectos comparare, fed utrisque privatim praestitit<text:line-break/>musculos atque dearticulationes efficere; atque adeo</text:p>
      <text:p text:style-name="P33">dearticulationes ipfae duplices, mufculorumque eas mo-<text:line-break/>ventrum genera duplicia extiterunt, ac generis .utriusque<text:line-break/>differentiae duae. Dico autem genera quidem duplicia^<text:line-break/>motuum rectorum scilicet et obliquorum ; differentias<text:line-break/>autem utriusque generis, extensionem quidem ac flexio-.<text:line-break/>nem rectorum, ad laevam vero ac dextram circumactio-<text:line-break/>nem obliquorum. Quocirca et musculorum caput motu-<text:line-break/>rorum quatuor esse differentias oportuit; alii enim ipsum<text:line-break/>attollunt, alii autem deprimunt, alii ad dextram, alii<text:line-break/>ad laevam circumagunt.</text:p>
      <text:h text:style-name="Heading_20_2" text:outline-level="2">Cap. V. </text:h>
      <text:p text:style-name="P82">Quo igitur modo omnia haec mirabiliter<text:line-break/>natura construxerit, jam exponamus, a dearticulationi-<text:line-break/>bus exor II. Primo quidem spondylo duas indidit cavi-<text:line-break/>tates, capitis quae ibi sunt gibbis (<text:span text:style-name="Default_20_Paragraph_20_Font"><text:span text:style-name="T58">processibus</text:span></text:span>) prorsus<text:line-break/>aequales; quarum altera quidem est in dextris, altera<text:line-break/>autem in sinistris, quomodo et capitis ipsius apophysi<text:line-break/>Proinde perspicuum plane est, quod natura cavitates has<text:line-break/>atque eminentias motuum in utramque partem gratia,</text:p>
      <text:p text:style-name="P38">comparavit; quandoquidem, si rectorum gratia natura ipsas ...<text:line-break/>fecisset, omnino aliam quidem partibus anterioribus,<text:line-break/>aliam autem posterioribus po<text:span text:style-name="Default_20_Paragraph_20_Font"><text:span text:style-name="T58">s</text:span></text:span>uisse I.<text:tab/>Quum autem unum</text:p>
      <text:p text:style-name="P36">genus dearticnlationis ac motus adhuc superesset, ) .ad.<text:line-break/>eundem spondylum fieri ipsum non poterat, ut qui jam.<text:line-break/>motus obliquos haberet sibi concreditos; quemadinodum<text:line-break/>enim in cubito ac radio duplicem in gibbo cubiti de-<text:line-break/>articulationem propter motum genere duplicem fuisse<text:line-break/>demonstravimus, quod ibi etiam melius esset motum<text:line-break/>obliquum a recto distare plurimum, ita etiam hic accidit.<text:line-break/>Rem autem omnem intelliges, si diligentius sermoni at-<text:line-break/>ten deris. Quum motus obliquos a rectis distare pluri-<text:line-break/>mum praestaret, duorum alterum accidat esit necesse, aut<text:line-break/>duplices esse dearticulationes, aut unam abunde laxam,.<text:line-break/>ex omni parte rotundam ; ut enim quoquoversum arti- .<text:line-break/>culus facile circumseratur,. similem undique esse oportet<text:line-break/>ipsius formam , quandoquidem , si pars ejus aliqua. emi- ..<text:line-break/>neutris aut cavitatibus iniquis exuperavit, inhibebit ali- ...</text:p>
      <text:p text:style-name="P33">quando, ac propemodum labefactabit utriusque generis<text:line-break/>motum aliquem. lta namque humeri ac sicini articulus<text:line-break/>simul . quidem . rotundissimus ac laxissim<text:span text:style-name="Default_20_Paragraph_20_Font"><text:span text:style-name="T58">a</text:span></text:span>s extitit, ob<text:line-break/>eamque causam brachium potest quoquoversus circumagi<text:line-break/>ac femur, idque a musculis dearticulationes complectens<text:line-break/>tibus, et magis certe brachium, quam femur; manus<text:line-break/>enim ad illius membri finem, ad hujus autem pes ad-<text:line-break/>haerefcit; ilia quidem apprehensionis, hic autem ambu-<text:line-break/>latIonis instrumentum: quapropter illi quidem motuum<text:line-break/>varietas, huic autem ambulationis securitas magis c.om-<text:line-break/>petiI. Ob eam igitur causam humeri articulus non mo-<text:line-break/>do quam ifchii fuit laxior,. mufculique ipfum imbecil-<text:line-break/>liores ac ligamenta tenuiora continent, verum etiam<text:line-break/>cavitatem quidem superficiariam, ssehii vero profundam<text:line-break/>est adeptus. Ligamentum praeterea teres et idem for^-<text:line-break/>tissimum ex femoris capite mediae ipsi cotylae. conne-<text:line-break/>xnm in ifchii articulo ob eandem caulam natura effecit;<text:line-break/>non tamen in. humeri articulo, quod . ipfum ad motus<text:line-break/>multiplicis agilitatem comparabat; quo sit, -ut omnium</text:p>
      <text:p text:style-name="P33">maxime articulorum luxationi assidue humeri articulus<text:line-break/>sit obnoxius. Quod naturam non latuit, Ied (ut antea<text:line-break/>dictum nobis est) quum construe tinnis securitas cum mo-<text:line-break/>tuum varietate pugnat, quod in quoque articulo est ,uli-<text:line-break/>lius , id ipsa eligit ; in manu vero constructio , quae mo-<text:line-break/>tuum agilitatem praestaret, sint optabilior. Capitis autem<text:line-break/>articulus luxationem non tolerat, quod is principalis<text:line-break/>admodum sit, animalque ipfum protinus interimat; alio-<text:line-break/>qui profecto ne huic quidem motas varietatem invidisset.<text:line-break/>Nihil enim certe oberat in utramque partem caput eous-<text:line-break/>que circumagere, ut non modo quae sunt ad latera, fed<text:line-break/>esiam posteriora videre posset; verum fieri non poterat,<text:line-break/>ut line laxa dearticulatione motum facilem adeo efficeret.<text:line-break/>Maluit igitur natura paucissimos capiti motus eosque tu-<text:line-break/>tos, quam varios et eos non tutos, tribuere; quare<text:line-break/>non simplicem neque laxum ejus fecit articulum, fed<text:line-break/>duplicem simul ac robustum.</text:p>
      <text:h text:style-name="P58" text:outline-level="2">Cap. VI. </text:h>
      <text:p text:style-name="P82">Tempestivum sane est (posteaquam haec ita<text:line-break/>fe habent, demonstra tumque est, capitis articulum duplicem<text:line-break/><text:span text:style-name="Default_20_Paragraph_20_Font"><text:span text:style-name="T56">esse </text:span></text:span>oportere) considerare et interrogare, num capiti utilius<text:line-break/>fuisset ad primum quidem spondylum motus obliquos ha-<text:line-break/>bere, quomodo nunc habet, ad secundum autem rectos, an<text:line-break/>Latius fuisset eos modo contrario construere, ac per articulum<text:line-break/>quidem adprimum spondylum extendere ipsum ac flectere,<text:line-break/>per articulum autem, qui esset ad fecundum, ad obliqua cir-<text:line-break/>cumagere. Hoc loco certe optarem mihi aliquem ex his<text:line-break/>acutis naturae calumniatoribus respondere, ut, quemad-<text:line-break/>modum interrogati saepenumero in partibus singulis, num<text:line-break/>constructionem meliorem aliquam queant excogitare, ut<text:line-break/>plurimum quidem nihil probabile prorsus asserunt, <text:span text:style-name="Default_20_Paragraph_20_Font"><text:span text:style-name="T55">ηοηηυη</text:span></text:span><text:span text:style-name="Default_20_Paragraph_20_Font"><text:span text:style-name="T52">-<text:line-break/></text:span></text:span>quam vero, quum afferre aliquid conantur, maxime fiunt<text:line-break/>ridiculi, ad eundem modum nunc quoque de optione pro-<text:line-break/><text:span text:style-name="Default_20_Paragraph_20_Font"><text:span text:style-name="T56">pofita </text:span></text:span>aliquid respondeant; quandoquidem nos forte ducti<text:line-break/>amicitia, quae nobis cum natura intercessit, constructionem<text:line-break/>.aliam meliorem videri possimus praeteriisse. Non con-</text:p>
      <text:p text:style-name="P33">venit igitur adhibere nos ad eam convincendam, fed<text:line-break/><text:span text:style-name="Default_20_Paragraph_20_Font"><text:span text:style-name="T6">eos</text:span></text:span><text:span text:style-name="Default_20_Paragraph_20_Font"><text:span text:style-name="T52">, </text:span></text:span>qui bellum acerrimum naturae indixerunt. Verum<text:line-break/>quoniam fieri non p<text:span text:style-name="Default_20_Paragraph_20_Font"><text:span text:style-name="T58">o</text:span></text:span>test, ut illos in hoc libro induca-<text:line-break/>mus . respondentes , .licebit saltem cuique lectori a libr<text:span text:style-name="Default_20_Paragraph_20_Font"><text:span text:style-name="T58">o<text:line-break/></text:span></text:span>digresse ab ipsis sciscitari, quid dicant, ac nosse,. utri<text:line-break/>fpondylorum dearticulata <text:span text:style-name="Default_20_Paragraph_20_Font"><text:span text:style-name="T58">a</text:span></text:span>nem ac capitis motum obli-.<text:line-break/>quum committere praestiterit. Ego enim demonstrabo, -<text:line-break/>quod primo spondylo, rationibusque non probabilibus,<text:line-break/>(quibus utantur hi, qui naturam insectantur,) <text:span text:style-name="Default_20_Paragraph_20_Font"><text:span text:style-name="T58">s</text:span></text:span>ed fcien-<text:line-break/>tificis ac propemodum mathematicis vel invitos cogam<text:line-break/>naturam laudare, melioraque aliquando consectari, .si<text:line-break/>famen non modo corpus humanum atque animam hu-<text:line-break/>tuanam habeant, fed mens eis quantumvis exigua insit;<text:line-break/>nullus enim auditor mihi aeque molestus est atque is,<text:line-break/>qui dicta mea non assequitur, quandoquidem eorum,-<text:line-break/>qui assequuntur, nemo unquam a nobis discessit, qui<text:line-break/>ulla in re naturam Inertiae p<text:span text:style-name="Default_20_Paragraph_20_Font"><text:span text:style-name="T58">o</text:span></text:span>stea condemnarit. Ut igitur<text:line-break/>in sermonibus mysticis imperant .profanis, ut sibi aures</text:p>
      <text:p text:style-name="P33">obstruant, ita et ego nunc non humanis legibus., d fed su<text:line-break/>verissimis mysteriis initians, eis .denuntio , ut sibi aures-<text:line-break/>obstruant, qui in demonstrandi methodo. <text:span text:style-name="Default_20_Paragraph_20_Font"><text:span text:style-name="T58">s</text:span></text:span>unt profani <text:span text:style-name="Default_20_Paragraph_20_Font"><text:span text:style-name="T58">q<text:line-break/></text:span></text:span>citius enim asini lyram, quam illi veritatem eorum,, quae;<text:line-break/>hic memorantur, intelligent. Quod tametsi non. me .falsa<text:line-break/>teret, praevideremque , paucissimos fore, qui dicta mea-<text:line-break/>assequerentur, quo tamen iis gratisicarer, non piguit. non^<text:line-break/>initialis quoque mysticos fermones promulgare. Non enim<text:line-break/>librum hunc judicabiti neque dignoscet aliquis indoctus,;<text:line-break/>etsi percurrerit, fed eruditorum manibus .fa ipsum infereI.L<text:line-break/>Quin et opifex nostri, quum hominum ejusmodi ingra-<text:line-break/>titudinem haberet exploratissimum , non tamen a fua,<text:line-break/>fabrica est deductus. : Praeterea <text:span text:style-name="Default_20_Paragraph_20_Font"><text:span text:style-name="T58">s</text:span></text:span>ol horas anni efficit,.<text:line-break/>fructusqne perficit, non curans (opinor) neque Diagorae,<text:line-break/>neque Anaxagorae, neque Epicum, neque alterius cujus-<text:line-break/>vis calumnias ; nemo edim bonus quicquam invidet, fed<text:span text:style-name="Default_20_Paragraph_20_Font"><text:span text:style-name="T58">e<text:line-break/></text:span></text:span>omnia juvare atque exornare <text:span text:style-name="Default_20_Paragraph_20_Font"><text:span text:style-name="T58">s</text:span></text:span>olet. Pari modo et nos,<text:line-break/>cum compertum haberemus librum hunc in sexcentorum.</text:p>
      <text:p text:style-name="P39">hominum reprehensiones <text:span text:style-name="Default_20_Paragraph_20_Font"><text:span text:style-name="T52">. </text:span></text:span>ac calumnias incursurum, non<text:line-break/>aliter, quam puerum orphanum, qui in manus hominum<text:line-break/>stultissimorum atque indoctissimorum- inciderit, scribere<text:span text:style-name="Default_20_Paragraph_20_Font"><text:span text:style-name="T59">s<text:line-break/></text:span></text:span>tamen- paucorum illorum causa aggredimur, qui ea, quae<text:line-break/>dicuntur, accipere recte ac dijudicare possunt; atque<text:line-break/>ad eos praesiens formo pertinet. Ad propositum itaque<text:line-break/>jam revertamur.</text:p>
      <text:h text:style-name="Heading_20_2" text:outline-level="2">Cap. Vli. </text:h>
      <text:p text:style-name="P82">Quum vertebrae omnes spinali meduHae<text:line-break/>in orbem sint circumdatae, quae talem haberet facultas<text:line-break/>tem ac tantam, quale n ac quantam saepe jam docuimus,<text:line-break/>laxam fieri dearticulatinnem non licebat neque . capitis<text:line-break/>cum primis vertebris, neque aliarum inter sis. Ne igitur<text:line-break/>cavitates magnas atque rotundas ad. unguem ibi quaesi-<text:line-break/>veris, neque capita sphaerica,. neque ligamenta tenuia,.<text:line-break/>neque musculos imbecillos, neque deambulationem sim-<text:line-break/>plicem, fed si duplicem oportet esse dearticulationem<text:line-break/>(hinc enim sermo noster deflexerat), recte asseruimus a.<text:line-break/>natura factam esse duplicem primi spondyli cavitatem,.</text:p>
      <text:p text:style-name="P33">quae capitis gibbos contineret; fecundi autem utrinque<text:line-break/>unam esse apophysim acclivem ac praelongam , quae<text:line-break/>ligamento robustissimo capiti est connexa ; ejus enim<text:line-break/>beneficio caput erat amoliendum atque deprimendum,<text:line-break/>ad latera vero per articulos cum primo <text:span text:style-name="Default_20_Paragraph_20_Font"><text:span text:style-name="T58">s</text:span></text:span>pondylo moven-<text:line-break/>dum. Hoc sane loco physicum te esse oportet simul et<text:line-break/>anatomicum, et ubi dearticulationes, quas dixi, sueris<text:line-break/>conspicatus, tecum reputare, num fieri possit, ut caput<text:line-break/>totum ad latera circumagatur, nisi capitis eminentiae<text:line-break/>et cavitates <text:span text:style-name="Default_20_Paragraph_20_Font"><text:span text:style-name="T58">s</text:span></text:span>ubjectae mutuo se<text:span text:style-name="Default_20_Paragraph_20_Font"><text:span text:style-name="T58">s</text:span></text:span>e contingant; quod si<text:line-break/>fieri id nequit, oportehatque omnino in ejusmodi dearti-<text:line-break/>culationibus capitis os cum fubjectis committi, <text:span text:style-name="Default_20_Paragraph_20_Font"><text:span text:style-name="T58">s</text:span></text:span>equitur<text:line-break/>necessario, ea ad primum spondylum fieri oportere. Qui<text:line-break/>igitur secunda dearticulatio, quae rectorum motuum dux<text:line-break/>est, non minus hac tutam habitura est constructionem,<text:line-break/>nisi quomodo nunc habet, vertebra fecunda fortem ac<text:line-break/>longam puoductionem habente, furfu.m quidem ad caput<text:line-break/>tendentem, ligamento autem forti ac terete connexam^,</text:p>
      <text:p text:style-name="P33">priusquam caput attingat? Appellantautem medici junio-<text:line-break/>res . apophysim hanc pyrenoïdem, nam veteres atque<text:line-break/>adeo Hippocrates ipse dentem nominaverunt. Ingreditur<text:line-break/>autem extremitas ipsius superior partes primae vertebrae<text:line-break/>anteriores atque internas ; unde , quum hoc in loco spr-<text:line-break/>nalem medullam esset contactura, ipsam que compressura<text:line-break/>ac confusura, potissimum dum moveretur, natura, quo<text:line-break/>nihil afficeretur, remedium duplex est fabricata. Nam<text:line-break/>primae vertebrae partem eam excavavit, dentemque ip-<text:line-break/>sum ibi indidit, ligamentum forte transversum ei extrim-<text:line-break/>fecus circumdans , quod simul ipfum a spinali medulla<text:line-break/>dispesceret, simul autem ad primae vertebrae cavitatem<text:line-break/>aliigareI. Quod si periisse ipsum animo finxeris, nullam<text:line-break/>aliam meliorem custodiam spinali medullae excogitare<text:line-break/>poteris; neque enim primae vertebrae cavitas sola den-<text:line-break/>tam in fo ipfa continere in omnibus motibus, nisi liga^..<text:line-break/>mentum sit circumdatam, poterit; quod et ipfum si per<text:line-break/>hypothesin fuerit concessam, aliud tamen manebit incom-</text:p>
      <text:p text:style-name="P33">modum, comprimetur enim eo cafu spinalis medulla ac<text:line-break/>con tundetur. Nunc autem, cum ligamentum intercedat,<text:line-break/>simul ^violentiam apophysis pyrenoïdis exolvit, simul<text:line-break/>spinali medullae fit propugnaculum;^ tunc enim nihil<text:line-break/>impediebat, quominus ipfa omnino contuuderetur ossi<text:line-break/>nudo atque errabundo assidue incidens. Quod autem ex<text:line-break/>partibus anterioribus secundae vertebrae dens sit produ-<text:line-break/>otus, partes autem internas atque anteriores primae in-<text:line-break/>grediatnr, qui non id etiam jure laudabitur? tutior enim<text:line-break/>locus hic erat posteriore, ipsaque spinalis medulla minus<text:line-break/>sic habitura erat negotii. Constat igitur ex lus, quod<text:line-break/>non siolnm primam vertehram oportebat cum capitis<text:line-break/>osse dearticulari , verum etiam secundam cum prima.<text:line-break/>Quod si simul commissae hae fuissent, altera alterius<text:line-break/>motus impediisset, quum quiesceret, agentem aliam retra-<text:line-break/>heret ac coerceret; nunc autem utraque vicissim motum<text:line-break/>suum stola potest obire, quiescente altera. Si igitur primas<text:line-break/>vertebras inter fe dearticulari erat melius, formam de-</text:p>
      <text:p text:style-name="P33">articulationis convenientissimam natura omnino eis dedit.<text:line-break/>Quaenam est ea convenientissima ? mihi sane ne delirus<text:line-break/>quidem quispiam aliam praeter eam, quae nunc est, vi-<text:line-break/>detur esse dicturus. Nam primae vertebrae cavitatibus<text:line-break/>fupemis, quibus capitis eminentias excipit, aliae quae-<text:line-break/>dam cavitates parte inferna consimiles fubjacent, quae<text:line-break/>fecundae vertebrae gibbos complectuntur; quarum bene-<text:line-break/>sicio neque vertebrae fecundae cum capite connexio<text:line-break/>(cujus actio erat caput furfum tollere ac deprimere) a<text:line-break/>prima quicquam habet negotii, quamvis ea sit interjecta,<text:line-break/>neque motus reliquus ad latera propter dearticulationem<text:line-break/>cum prima impeditur quicquam a fecunda. Quod vero<text:line-break/>cavitates quatuor primae vertebrae fuerint, mirum for-<text:line-break/>tasse non videbitur, neque quod duae quidem superiori-<text:line-break/>bus ejus partibus, duae autem inferioribus fuerint locatae.<text:line-break/>Portale autem neque, quod parte utraque ipsae sint;<text:line-break/>aliae quidem a dextris, aliae autem a sinistris, qui<text:span text:style-name="Default_20_Paragraph_20_Font"><text:span text:style-name="T58">s</text:span></text:span>piam<text:line-break/>admirabitur, quanquam omnia haec utiliter sint facta.<text:line-break/>N eque etiam forte admirabitur , quod cavitates magnitu-</text:p>
      <text:p text:style-name="P33">dine eminentiis ad unguem sint aequabiles, dicetque id<text:line-break/>factum artificiose non fuisse, fed fortuito, et non a qua-<text:line-break/>dam opificis providentia comparatum fuisse; quanquam,<text:line-break/>majores quidem si fuissent, laxum statim atque errabun-<text:line-break/>dum effecissent articulum, minores autem si fuissent, pute<text:line-break/>angustia aegre mobilem. Quin et quod cavitates fupe-<text:line-break/>riores .longius distent a feste, minus vero inferiores, tum<text:line-break/>quod inter utrasque tantum sit intervalium, quantum<text:line-break/>esiam est inter gibbos, quos ipsae recipiunt, id etiam;<text:line-break/>si vis , fortunae tribuas. Quod certe labia cavitatum ex-<text:line-break/>terna .sint altiora simul et ad internam capacitatem con-<text:line-break/>versa, interna vero humilia ac velut effluvium quoddam<text:line-break/>in externam capacitatem habentia, haudquaquam equi-<text:line-break/>dem id tam mirifice fortuna quadam factum fuisse coli-<text:line-break/>cesserim. Perspicuum enim est, quod natura in partibus<text:line-break/>conformandis provida propterea labia ejusmodi cavitatis<text:line-break/>bus est machinata, usu si quando ingredientes ipfos gibbos<text:line-break/>in motibus vehementioribus exiguum quiddam aberrare</text:p>
      <text:p text:style-name="P33">contigerit, f<text:span text:style-name="Default_20_Paragraph_20_Font"><text:span text:style-name="T58">o</text:span></text:span>ras tamen non excidant; sed qu<text:span text:style-name="Default_20_Paragraph_20_Font"><text:span text:style-name="T58">o</text:span></text:span> toti d e-<text:line-break/>articulationi est tutissimum. Atque etiam, quae ad den-<text:line-break/>tis apophysim (<text:span text:style-name="Default_20_Paragraph_20_Font"><text:span text:style-name="T58">processum) .</text:span></text:span> pertinent atque tad primae <text:span text:style-name="Default_20_Paragraph_20_Font"><text:span text:style-name="T58">N</text:span></text:span>er-<text:line-break/>fabrae cavitatem ipfam recipientem, quo pacta quis exi-<text:line-break/>Rimare queat, casu ea accidisse? Qu<text:span text:style-name="Default_20_Paragraph_20_Font"><text:span text:style-name="T58">o</text:span></text:span>d si haec quoque<text:line-break/>concesserimus, at saltem ligamentum id, quod oram ap<text:span text:style-name="Default_20_Paragraph_20_Font"><text:span text:style-name="T58">o-<text:line-break/></text:span></text:span>physis acclivis capiti Connectit, tum etiam id, quod<text:line-break/>dentem simul constringit, simul spinalem medullam tegit,<text:line-break/>neminem sanae mentis arbitror fortunae, non artis, opus<text:line-break/>existimare. Quum enim quatuor et viginti totius spinae<text:line-break/>essent vertebrae, quod in nulla alia ejusmodi sint liga-<text:line-break/>menta, neque in hac prima alibi, quam . oportebat, sint<text:line-break/>facta., nemo (opinor) audebit dicere, fortuito id factum<text:line-break/>fuisse. Quid vertebrarum <text:span text:style-name="Default_20_Paragraph_20_Font"><text:span text:style-name="T58">o</text:span></text:span>mnium apophyfes ac. forami^<text:line-break/>na? ea mihi non artis <text:span text:style-name="Default_20_Paragraph_20_Font"><text:span text:style-name="T58">s</text:span></text:span>olum, fed etiam incredibilis cu-<text:line-break/>jusdam pr<text:span text:style-name="Default_20_Paragraph_20_Font"><text:span text:style-name="T58">o</text:span></text:span>videntiae esse videntur. . At nondum de iis<text:line-break/>esit dicendi l<text:span text:style-name="Default_20_Paragraph_20_Font"><text:span text:style-name="T58">o</text:span></text:span>cus; non. enim simpliciter de. fpina^ ac</text:p>
      <text:p text:style-name="P33">vertebris institui verba facere, sed motus . capitis edocere,<text:line-break/>quos jam monuimus per dearticulationes ad primam ac<text:line-break/>secundam vertebram fieri. Has igitur stolas hic exponere<text:line-break/>est necesse. Quod siquid artificiosius inest tum in harum<text:line-break/>vertebrarum, tum in spinae totius constructione omni, id.<text:line-break/>postea explicabimus.</text:p>
      <text:h text:style-name="Heading_20_2" text:outline-level="2">Cap. VIII. </text:h>
      <text:p text:style-name="P82">Rursus igitur ad propositum revertamur,<text:line-break/>in memoriam revocantes primum, quod capitis .motus<text:line-break/>tum propter ligamentorum vires, tum ob articulorum<text:line-break/>exactam constructionem ac musculorum ipsios moventium<text:line-break/>robur ac multitudinem mirifice ita habere diximus, ut<text:line-break/>melius inbil neque tutius excogitari possit; atque id<text:line-break/>esiam prius refricabimus, quod ex iis, quae fuerant pro- <text:span text:style-name="Default_20_Paragraph_20_Font"><text:span text:style-name="T59">t<text:line-break/></text:span></text:span>posita, duo jam funt demonstrata. Propositum enim fuerat<text:line-break/>de articulis capitis ac ligamentis disserere ; quod quum.<text:line-break/>fecerimus, ad reliquum adhuc ac tertium jam transibi-<text:line-break/>mus, ostendemusque, num naturae ars quaedam sit, tum<text:line-break/>quaenam ea sit in musculis caput moventibus; quo loco</text:p>
      <text:p text:style-name="P33">nihil, quod ad ipsorum constructionem pertinet, omitte-<text:line-break/>mus, fed quem omnes situm A magnitudinem et robur<text:line-break/>habeant, tum quinam ipsorum omnino sit numerus, ex-<text:line-break/>plicabimus, ostendemusque , et hic nihil esse otiosum<text:line-break/>aut mancum, et (ut summatim dicam) nihil aliter, quam<text:line-break/>nunc est, melius habere posse. Optimum sane fuerit,<text:line-break/>quum ea, quae apparent, jam adsint, eorum rationes ac<text:line-break/>demonstrationem afferre; nulla enim oratio queat expri-<text:line-break/>mere exacte adeo atque insormare ea, quae apparent,<text:line-break/>ut visus ac tactus. Sed quoniam ea, quae ad ostensionem<text:line-break/>pertinent, jam ab<text:span text:style-name="Default_20_Paragraph_20_Font"><text:span text:style-name="T58">s</text:span></text:span>unt, in eoque difficilior est haec ora-^<text:line-break/>tio, conandum tamen est; quantum fieri potest, nihiI<text:line-break/>obscurum relinquere , ducto hinc alicunde initio. Mu-<text:line-break/>fculi, qui caput movent, numero sunt octo et viginti, aut<text:line-break/>eo plures, instar chori cujusdam in orbem ipsum cir-<text:line-break/>cumftantes se quorum alius aliam habet actionem. Sunt<text:line-break/>autem ipsorum octo quidem partibus anterioribus, qua-<text:line-break/>tuordecim autem posterioribus, ex diametro sibi ipsta<text:line-break/>oppositi. Alii vero utraque parte duo, quorum alii qui<text:span text:style-name="Default_20_Paragraph_20_Font"><text:span text:style-name="T58">A</text:span></text:span></text:p>
      <text:p text:style-name="P33">dem ex dextris, alii autem ex sinistris, oppositi et ipsi<text:line-break/>inter feste, primum quidem et maxime colium ad fa ip-<text:line-break/>sios trahunt, cum illo autem et totum caput. Demon-<text:line-break/>stratum certe milites nobis jam fuit, naturam cum alia<text:line-break/>omnia juste constituisse, tum autem musculo omni motu<text:line-break/>aliquo praedito alium motus contrarii auctorem opposuit-<text:line-break/>fe, claudicare enim motum; nisi id fecisset, erat necesse,<text:line-break/>aut funditus aboleri; propterea quod cujusque mu<text:span text:style-name="Default_20_Paragraph_20_Font"><text:span text:style-name="T58">s</text:span></text:span>culi<text:line-break/>unica est actio, coitus in feste. ln primis quidem caput<text:line-break/>inclinantium atque alto H entium musculorum octo qui-<text:line-break/>dem iidemque parvi retro circum articulum ipsum SHUC<text:line-break/>locati, quibus majores alii in toto cosso extensi, per<text:line-break/>primas quidem fibras Totius capitis motibus serviente^<text:line-break/>eos obeunt, qui ad primam sim t ac fecundam verte-<text:line-break/>bram , per proximas vero movent quinque reliquas colli<text:line-break/>vertebras. Caeterum ex octo musculis , quos parvos esse<text:line-break/>diximus, quatuor motus recti sunt auctores, qui ex osse.<text:line-break/>occipitis exoriuntur paulo supra dearticulationem <text:span text:style-name="Default_20_Paragraph_20_Font"><text:span text:style-name="T58">y</text:span></text:span> in-</text:p>
      <text:p text:style-name="P33">feruntur autem in fecundi spondyli apophysim posteri<text:span text:style-name="Default_20_Paragraph_20_Font"><text:span text:style-name="T58">a-<text:line-break/></text:span></text:span>rem ac in partem primi proximam. Reliquorum vero<text:line-break/>quatuor duo quidem, quomodo praedioli, ab osse occi-<text:line-break/>pitis producti, foras tamen obliqui digredientes, obliquis<text:line-break/>primi spondyli apophysibus inseruntur, motum solius<text:line-break/>capitis obliquum efficientes; reliqui autem duo primum<text:line-break/>spondylum fecundo con jungentes, obliqui positionem ha-<text:line-break/>hent .duobus praedictis contrariam ac motam oppositum.<text:line-break/>1HI enim. caput habentes obliquum una c<text:span text:style-name="Default_20_Paragraph_20_Font"><text:span text:style-name="T58">u</text:span></text:span>meo fecun-<text:line-break/>dam vertebram ad primam adducunt; hi autem ad natu-<text:line-break/>ralem statum, id est rectum, inclinatum ipsum reducunt;<text:line-break/>etenim situs eorum utrinque praedictas duas musculorum<text:line-break/>coiugationes conjungentium triangulum efficit. Porro<text:line-break/>musculorum magnorum coiugationes tres (quae etiam<text:line-break/>quatuor dici . possunt et duae propter musculorum com-<text:line-break/>plexum, quem in administrationibus anatomicis indica-<text:line-break/>vlinus) eundem s.cum. musculis,. quos dor<text:span text:style-name="Default_20_Paragraph_20_Font"><text:span text:style-name="T58">s</text:span></text:span>ales .appellamus,.</text:p>
      <text:p text:style-name="P33">habent motum , quem paulo post explicabo. Movent<text:line-break/>autem per primas quidem fibras (quae in primum et<text:line-break/>fecundum spondylum inseruntur) salum caput; per reli-<text:line-break/>quas vero primum quidem reliquos quinque colii fpon-<text:line-break/>dylos ,. simul autem cum eis caput movent. Hi igitur<text:line-break/>omnes musculi caput retrorsum attoliunt,, quorum obli-<text:line-break/>qui motus obliquos sensim efficiunt Anteriorum vero,<text:line-break/>qui stomacho quidem subjacent, per primas fibras, quae.<text:line-break/>in primum ac secundum spondylum sunt infixae^ caput<text:line-break/>ip<text:span text:style-name="Default_20_Paragraph_20_Font"><text:span text:style-name="T58">s</text:span></text:span>um siolum flectunt: ac simul obliquis fibris. ad obliqua<text:line-break/>etiam deducunt, per quas musculorum etiam parvorum<text:line-break/>propriam habent circumscriptionem; per reliquas vero<text:line-break/>collum flectentes simul cum eo totum caput cogunt nu-<text:line-break/>tare. Reliqui vero <text:span text:style-name="Default_20_Paragraph_20_Font"><text:span text:style-name="T58">s</text:span></text:span>ex non rectam, quomodo hi, capiti^<text:line-break/>mutationem, fed sensim obliquam efficiunt, praeter hoc<text:line-break/>etiam caput in anteriora convertunt; post aures enim<text:line-break/>exorti, sub ipsis ad pectuset clavem sibi ipsis continui</text:p>
      <text:p text:style-name="P33">pertingunt, ut, si quis ipsum (quum unus sit) triplicem<text:line-break/>esse dixerit, non enarit. Disseruimus autem de musculis<text:line-break/>omnibus non modo in anatomicis administrationibus;<text:line-break/>verum etiam in alio libro; in quibus primis (ut jam<text:line-break/>inde ab initio admonuimus) eum prius exercitatum esse<text:line-break/>oportet, qui volet, quae hic dicuntur, exacte assequi:<text:line-break/>Quatuor autem alii musculi, robusti et magni, utraque<text:line-break/>parte duo dextra ac sinistra locati , colium ad latera<text:line-break/>cum parva inclinatione movent, antrorsum anterior ip-<text:line-break/>forum conjugatio paulum inclinans, reliqua autem re-<text:line-break/>tror<text:span text:style-name="Default_20_Paragraph_20_Font"><text:span text:style-name="T58">s</text:span></text:span>um; productionem porro ex perforata quidem siecun-<text:line-break/>dae vertebrae apophysi conjugatio anterior habet, ex<text:line-break/>primi vero obliqua eminentia nascitur conjugatio alia.<text:line-break/>Porro musculorum numerus, magnitudo, positio ac mo-<text:line-break/>tinnis ratio tibi plane apparet; quod enim plures sint,<text:line-break/>quam viginti, nemo tam computandi imperitus est, qui<text:line-break/>id ignoret;^ quod vero alii quidem ipsorum sint majores^<text:line-break/>alli autem minores, partim quidem diximus jam eviden-</text:p>
      <text:p text:style-name="P40">ter, partim autem, nisi quis omnino mentis est expers,<text:line-break/>facile intelliget necessario antedictis id con<text:span text:style-name="Default_20_Paragraph_20_Font"><text:span text:style-name="T58">s</text:span></text:span>equi ; fieri<text:line-break/>enim non potest, usi musculus is, qui in clavem inferi-<text:line-break/>tur aut in pectus, sit exiguus, quemadmodum neque,<text:line-break/>qui parte posteriore dearticulationi ipsi incumbunt, magni<text:line-break/>esse possunt. lta autem omnis eorum positio, postquam<text:line-break/>capita ac fines noveris, fit perspicua; ad eundem autem<text:line-break/>modum et actio; ea enim fit pro fibrarum positionis mo-<text:line-break/>do, quemadmodum millies jam diximus. Docuimus<text:line-break/>etiam, quod omnes musculi fibras habent ut plurimum<text:line-break/>fecundum sinam longitudinem porrectas; nec minus, quod<text:line-break/>raro fibras in eis reperias transversas, aut obliquas, si<text:line-break/>eorum spectes multitudinem, qui fibras habent fecundum<text:line-break/>longitudinem. Proinde si, dum compositionem explicui-<text:line-break/>mus , de fibris nihil statuerimus , eas inteHigere oportet<text:line-break/>modo aliarum omnium esse dispositas. Nihil igitur assi-<text:line-break/>plius de musculorum capitis constructione superest, sed<text:line-break/>omnia abunde dicta Eunt, et numerus, et situs, et ma-<text:line-break/>gnitudo, et motus. </text:p>
      <text:h text:style-name="P58" text:outline-level="2">Cap. IX. </text:h>
      <text:p text:style-name="P82">Deinceps autem ostendamus rursus, cujus<text:line-break/>gratia omnia haec diximus, musculorum, qui caput moturi<text:line-break/>funt, constructionem aliam meliorem ne ^excogitari quidem<text:line-break/>posse. Quum. enim dearticulationem esse oporteret .tu-<text:line-break/>lissimam, meliusque esset caput laxissime ac quoquo ver-<text:line-break/>fus moveri, estque pugnare inter fe ostenderimus, ac con-<text:line-break/>struc tinnis quidem securitatem in. paucis iisdem que exi-<text:line-break/>guis motibus consistere , agilitatem .autem ipsorum .1stc<text:line-break/>varietatem in laxa dearticulatione ; primo quidem laudare<text:line-break/>naturam est necesse, quae id, quod magis erat necesse,<text:line-break/>elegerit; post autem, quum alterum penitus non modo<text:line-break/>non neglexerit, sed vario artificio correxerit, in eo ade<text:line-break/>mirari ipsam convenit, non modo simpliciter laudare.<text:line-break/>Securitas itaque capitis .a<text:span text:style-name="Default_20_Paragraph_20_Font"><text:span text:style-name="T58">r</text:span></text:span>ticulis ex iis, quae diximus,<text:line-break/>accessit ; motuum autem detrimentum , quod eam neces-<text:line-break/>sano sequebatur, musculorum multitudine ac magnitu^<text:line-break/>dine . et. situ vario compensavi^.. .Nam quod mulli lu<text:line-break/>sint ac magni, nemo est, qui ignoret.. L Quin <text:span text:style-name="Default_20_Paragraph_20_Font"><text:span text:style-name="T58">r</text:span></text:span>et, quod</text:p>
      <text:p text:style-name="P33">fitus eorum sit multiplex, ex eo clare comprobatur, quod<text:line-break/>caput undique cingunt; ob eamque causam capiti nullus<text:line-break/>motus deest; quocunque enim ipsum inclinare volueris,<text:line-break/>ejus .musculi, qui ea parte filtasi habet, beneficio expe-<text:line-break/>dite id .poteris. Quod autem et magnitudines. quam<text:line-break/>plurimum discrepantes jure sint nacti, id nunc expo-<text:line-break/>.nendum. Minimi quidem omnium funt posteriores, qui<text:line-break/>caput erigunt , ut qui foli exacte dearticulationem com-<text:line-break/>plectuntur; quod enim. aliis circumpositis ex magnitu-<text:line-break/>dine, id illis expositione opportuna accedi I. Sola au-<text:line-break/>tem luna alia musculorum conjugatio opportunam aeque<text:line-break/>habet positionem, quomodo et motum oppositum prima<text:line-break/>fcilicet portio musculorum stomacho Tubj cetorum. - Quem-<text:line-break/>admodum enim posteriores, qui dearticulationem fiunt<text:line-break/>complexi, <text:span text:style-name="Default_20_Paragraph_20_Font"><text:span text:style-name="T58">s</text:span></text:span>olum caput attollunt, ita prima horum mu-<text:line-break/>fculorum portio ad flectendum ip<text:span text:style-name="Default_20_Paragraph_20_Font"><text:span text:style-name="T58">s</text:span></text:span>um i est comparata; quod<text:line-break/>autem ipforum est reliquum, progreditur que usque ad<text:line-break/>quintam^ thoracis vertebram, ^flexionem rectam efficit-</text:p>
      <text:p text:style-name="P33">non modo vertebris omnibus , <text:span text:style-name="Default_20_Paragraph_20_Font"><text:span text:style-name="T58">s</text:span></text:span>uper quas est exporre-<text:line-break/>ctum , verum etiam cum eis et teli capiti. Postquam,<text:line-break/>autem, ex musculis octo parvis^ ac posterioribus qui ca-<text:line-break/>put ad obliqua inclinant; rectam quidem erectionem efa<text:line-break/>ficiunt, quum conjunctim ac bini agunt, obliquam au-<text:line-break/>tem, quando alter eorum solus agit; similiter autem et<text:line-break/>qui majores ipsi incubant, qui usque ad collum omnino<text:line-break/>sunt extensi; ob idque erat necesse quosdam ei parte an-<text:line-break/>terrori apponere musculos obliquam t flexionem edentes <text:span text:style-name="Default_20_Paragraph_20_Font"><text:span text:style-name="T55">ῖ</text:span></text:span><text:span text:style-name="Default_20_Paragraph_20_Font"><text:span text:style-name="T52"><text:line-break/></text:span></text:span>ideo musculi sexi,, qui ad clavem ac sternunt perveniunt,<text:line-break/>fuerunt comparati, qui caput possunt flectere, .atque<text:line-break/>esiam antrorsum circumagere. Pari modo et, musculorum<text:line-break/>quatuor, . qui colium flectunt adi latera, si unus <text:span text:style-name="Default_20_Paragraph_20_Font"><text:span text:style-name="T58">P</text:span></text:span>olus<text:line-break/>egerit, ad ilium inclinatur; tota vero anterior conjugatio<text:line-break/>exiguum quiddam flectit antrorsum, nusquam praeterea<text:line-break/>inclinans ad latera; quemadmodum et quum posterior<text:line-break/>agit; paulum quidem . attollitur , verum in neutram par-<text:line-break/>rein inclinatur; omnibus .vero quatuor simul agentibus</text:p>
      <text:p text:style-name="P33">in nullam omnino partem propensum perstat. Apparet-<text:line-break/>que etiam hic natura non .oblita ejus, quod millies jam<text:line-break/>fuit demonstratum, quod unius actionis gratia instrumen-<text:line-break/>ta multa comparat aut propter motus. vehementiam, aut<text:line-break/>quia magnum animali praestat usum. Nam quod motus<text:line-break/>capitis animalibus sit utilissimus, hic potissimum nobis est<text:line-break/>explicandum; quod vero propter parsis magnitudinem<text:line-break/>musculorum robustorum actione indigeat, ne id quidem<text:line-break/>obfcurum, nam id ei est eximium, et cujusmodi in nul-<text:line-break/>lo alio osse, quod dearticulatur, reperias. Nusquam enim<text:line-break/>.alibi tantum alterum os fuperat alterum, quantum os<text:line-break/>capitis primorum , spondeorum ossa superat ; non enim<text:line-break/>dixeris capitis os duplo aut triplo esse majus , sed ne<text:line-break/>quadruplo quidem aut quintuplo ; quanquam , si horum<text:line-break/>unum esset, ita quoque multis .(ut ego arbitror) partibus<text:line-break/>superaret.; Atqui non ita fe res habet, fed quodvis ca-<text:line-break/>pitis ossium .utroque spondylo multo est majus; nam</text:p>
      <text:p text:style-name="P33">praeter maxillam inferiorem septemdecim sunt omnino;<text:line-break/>qua adjuncta (quemadmodum- addere <text:span text:style-name="Default_20_Paragraph_20_Font"><text:span text:style-name="T58">l</text:span></text:span> est aequum, quum<text:line-break/>totius capilis sit pars) ne supputare quidem queas, quoL<text:line-break/>partibus utroque primorum fpondylorum tofum capilis<text:line-break/>os sit majus. Non igitur fieri poterat, ut maximum os<text:line-break/>minimis ossibus dearticulatum, musculos omnes in utrum-<text:line-break/>que illorum insereret, sed necesse omnino fuit a capite<text:line-break/>quidem eos omnes pendere, non tamen omnes in primas<text:line-break/>vertebras inferi, fe d eos solos, quibus erat licitum. Erat<text:line-break/>porro<text:span text:style-name="Default_20_Paragraph_20_Font"><text:span text:style-name="T58">s</text:span></text:span> ut opinor, licitum aut eis, qui motus rectos ad<text:line-break/>unguem capiti suppeditant, aut eorum aliquem, qui ad<text:line-break/>obliquum deflectunt. Merito Igitur non omnes, qui ca-<text:line-break/>put movent, in primos spondylos inferuntur, sed parte<text:line-break/>quidem posteriori parvi soli; anteriori vero prima portio<text:line-break/>mu<text:span text:style-name="Default_20_Paragraph_20_Font"><text:span text:style-name="T58">s</text:span></text:span>culorum stomacho subiectorum , a lateribus parvi alli<text:line-break/>mu<text:span text:style-name="Default_20_Paragraph_20_Font"><text:span text:style-name="T58">s</text:span></text:span>culi, qui primam vertebra m capiti coniungunt.</text:p>
      <text:p text:style-name="P36">Cap. X. Proinde neminem eorum; qui memine-<text:line-break/>runt, quot partes in collo poni erat necesse, arbitror</text:p>
      <text:p text:style-name="P33">majores, quam nunc <text:span text:style-name="Default_20_Paragraph_20_Font"><text:span text:style-name="T58">s</text:span></text:span>unt, primos spondylos requisiturum.<text:line-break/>Solisunim hi locum omnem, qui illic est, occupassent,<text:line-break/>neque locum ustum partibus, quae ad stomachum, laryn-<text:line-break/>gem atque asperam arteriam pertinent, fecissent reli-<text:line-break/>quum, quae sunt quam plurimae, quasque antea recensui,<text:line-break/>habentque singufae hae positionem maxime necessariam,<text:line-break/>et .quae transferri nequeat. Caeterum non ob id modo<text:line-break/>primae vertebrae majores fieri non potuerunt, t verum<text:line-break/>etiam propter alia magna ac inulta,. quae tibi sigillatim<text:line-break/>jaïn explicabo. Nam. ubi ea omnia demonstraverimus,<text:line-break/>fue ritque fpinae natura omnis nota atque usus, quod<text:line-break/>solum adhuc superest, expofitioneque indiget, apparebit^<text:line-break/>tibi evidentissime, id quoque mirabiliter a natura esse<text:line-break/>constructum. Est autem id , musculos spirales fibras^ ha-<text:line-break/>here obliquas, quum sint ipsi statim recti fecundum Tpi-..<text:line-break/>nae longitudinem extensi, neque unquam natura facere<text:line-break/>id soleat, nisi eximii cujusdam osus gratia; ut plurimum<text:line-break/>enim musculi cujusque fibrae sunti longissimae, fibrarum-</text:p>
      <text:p text:style-name="P35">que positio est exporrecta. Repetenda igitur hinc rursus<text:line-break/>nobis est disputatio. Spinam natura animalibus velut<text:line-break/>-carinam quandam corporis ad vitam necessariam molita<text:line-break/>.(ejus enim beneficio nos quidem recti ambulare posse-<text:line-break/>mus; aliorum vero animalium quodque gradiuntur ea<text:line-break/>figura, qua ambulare ipsia praestiterat, quemadmodum in<text:line-break/>tertio libro docuimus) non eum fotum ejus usum esse<text:line-break/>voluit, I.ed, quemadmodum illa studiose facere solet, ut<text:line-break/>una constructione pardis ad multos alios simul usus.uta-<text:line-break/>tur, ita hic quoque; primum quidem spondylos omnes<text:line-break/>intus excavavit, viam hanc comparans. opportunam ce-<text:line-break/>rebrI portioni,. quae per ipsam erat descensura; secundo<text:line-break/>autem non ex uno osse simplici atque incomposito to-<text:line-break/>-tam spinam effecit, quanquam ad sedem tutam id esset<text:line-break/>utilius, cum neque luxari, neque distorqueri, neque ejus<text:line-break/>generis affectum .quemvis incurrere sine varia (ut nunc)<text:line-break/>dearticulatione posset. Et quidem. si tantum, ut dissicul-<text:line-break/>. ter pateretur., .rasionem habuisset, neque scopum alium</text:p>
      <text:p text:style-name="P35">in singulis partibus. construendis haberet antiquiorem,<text:line-break/>haudquaquam aliter, quam simplicem, iplam<text:span text:style-name="Default_20_Paragraph_20_Font"><text:span text:style-name="T58">l</text:span></text:span> effecisset,<text:line-break/>aut omnino incompositam; neque. enim, si lapideum vel<text:line-break/>ligneum animal effingere veli <text:s/>si aliter ipfum feceris; fa-<text:line-break/>tius enim est stabilimentum unum esse per totam spinam<text:line-break/>porrectum, quam plurima esse exigua,. et ea articulatim<text:line-break/>divisa. Atque etiam artus ejusmodi in animalibus lapi-<text:line-break/>deis aut ligneis existimo esse longe anteponendos; et<text:line-break/>reliquum corpus Motum ejusmodi simulacrorum, si uno<text:line-break/>lapide sit conflatum, multo adversius injurias est tutius,<text:line-break/>quam ss ex multis sit compositum. Animali vero, quod<text:line-break/>membris luis esset s usurum, pedibus que fusa ambulaturum,<text:line-break/>ac manibus apprehensurum , dorfumque inclinaturum ac<text:line-break/>-erecturum, . non. erat melius An pedibus aut in manibus<text:line-break/>totaque spina os unicum habere; sed quum multis ac<text:line-break/>variis motibus animal esset usurum, setius fuit ipfum ita<text:line-break/>.comparare, quam ad motum ineptum Aliud efficere L qua-<text:line-break/>, cumque enim ipsiuis parte animal motu destituitur, ea</text:p>
      <text:p text:style-name="P33">nihil omnino videtur a lapideo discrepare, eoque modo<text:line-break/>animal amplius non est. Quapropter quum motus ani-<text:line-break/>mali fecundum ipsius substantiam maxime insit, is autem<text:line-break/>stari <text:span text:style-name="Default_20_Paragraph_20_Font"><text:span text:style-name="T58">i</text:span></text:span>sine articulis nequeat^ ob id fatista fuit ipfum ex<text:line-break/>mullis^ partibus fuisse conflatum. Sed hic multitudinem<text:line-break/>earum -definitam contemplare; non enim,^si crus multis<text:line-break/>indigeat partibus , protinus esiam et misse indiget; fed<text:line-break/>alterum natura habet <text:span text:style-name="Default_20_Paragraph_20_Font"><text:span text:style-name="T58">A</text:span></text:span>copum, quo partis cujusque nume-<text:line-break/>rufu proprius indicatur; est autem fcopus is .totius insim-<text:line-break/>menti patiendi difficultas. At tu. quidem forte scopum<text:line-break/>utrumque vicissim considerans, quum motus partium om-<text:line-break/>nium -necessarios ac varios mente intueberis, naturam<text:line-break/>accusabis quae .tam magnum os cruris P ac^brachii sit<text:line-break/>fabricata; quum autem contra securitatem <text:span text:style-name="Default_20_Paragraph_20_Font"><text:span text:style-name="T58">s</text:span></text:span>olam <text:span text:style-name="Default_20_Paragraph_20_Font"><text:span text:style-name="T58">s</text:span></text:span>pecta-<text:line-break/>veris, Tpinae os esse i unicum oportere judicabis, non<text:line-break/>quot nunc sin<text:span text:style-name="Default_20_Paragraph_20_Font"><text:span text:style-name="T58">a</text:span></text:span>t, plura quam viginti. At natura non.<text:line-break/><text:span text:style-name="Default_20_Paragraph_20_Font"><text:span text:style-name="T58">N</text:span></text:span>i cissi m , sed utrum que perpetuo considerat xi priorem qui-<text:line-break/>dem. dignitate actionem, ^post iliam autem <text:span text:style-name="Default_20_Paragraph_20_Font"><text:span text:style-name="T58">e</text:span></text:span> securitatem^</text:p>
      <text:p text:style-name="P33">ad sanitatis vero diuturnitatem securitatem quidem esse<text:line-break/>priorem, posteriorem autem actionem. Quod si tu quo-<text:line-break/>que expendere ita volueris , spero me nunc quoque in<text:line-break/>dorsi spondylia comprobaturum (quomodo in manibus<text:line-break/>ac cruribus prius ostendi), ne excogitari quidem posse<text:line-break/>exactiorem ac justiorem actionis simul ac dyspathiae<text:line-break/>mixtionem. .</text:p>
      <text:h text:style-name="Heading_20_2" text:outline-level="2">Cap. Xsu </text:h>
      <text:p text:style-name="P82">Nam si os unicum totius spinae fuisset,<text:line-break/>quod iis partibus animal immobile fuisset, velut veru<text:line-break/>quodam confixum aut palo affixum, nihil verbis est<text:line-break/>opus; id enim ne nos quidem, ni fallor, si Promethei<text:line-break/>loco fuissemus, latuisset. Verum quod neque ego, neque<text:line-break/>tu, neque alius quis homo amplius animadvertisset, non<text:line-break/>tamen Prometheum ipfum praeteriisset, id protinus di-<text:line-break/>cam, cur non duo scilicet; vel tres aut quatuor, aut<text:line-break/>omnino pauci facti i fiunt spinae spondyli, <text:span text:style-name="Default_20_Paragraph_20_Font"><text:span text:style-name="T58">s</text:span></text:span>ed ita multi<text:line-break/>simul ac multis modis, quomodo nunc, inter fe com-<text:line-break/>missi. Ostendam enim, omnem ipsarum. numerum opli-</text:p>
      <text:p text:style-name="P33">mam habere mensuram ; apophyfes atque articulorum<text:line-break/>compositiones, ac connexiones, ligamenta praeterea ac<text:line-break/>perforationes omnes mirifice adeo ad actionem simul ac<text:line-break/>patiendi difficultatem esse comparata, ut, si quidvis eorum<text:line-break/>quantumvis exiguum immutaris, aut periisse funditus<text:line-break/>adimo finxeris, aut extrinsecus adjectum esse, vel actio<text:span text:style-name="Default_20_Paragraph_20_Font"><text:span text:style-name="T58">r<text:line-break/></text:span></text:span>quaedam manca, vel pars imbecilia statim deprehendatur.,<text:line-break/>Aufpicanda certe mihi narratio est a parte omnium, quae<text:line-break/>funL in spina, principalissima, quam spinalem medullam<text:line-break/>nominant. Neque enim affirmare quis possit, quin eam<text:line-break/>existere fuerit necesse, neque quod aliam positionem<text:line-break/>meliorem habere potuerit ea, quae est ad spinam, neque<text:line-break/>quod hac quidem ipfa aliam habere potuerit tutiorem^<text:line-break/>Si enim omnino non extitisset, duorum alterum accidif-.<text:line-break/>fet: aut enim partes omnes animalis, quae fiunt fub ca-<text:line-break/>pite, immobiles omnino essent, aut in earum singulas<text:line-break/>nervum a cerebro deduci oporteret. Verum si immo-<text:line-break/>biles omnino- fuissent., <text:span text:style-name="Default_20_Paragraph_20_Font"><text:span text:style-name="T58">r</text:span></text:span> quod; paulo ante diximus, verum-</text:p>
      <text:p text:style-name="P33">fuerit, quod <text:span text:style-name="Default_20_Paragraph_20_Font"><text:span text:style-name="T58">s</text:span></text:span>cilicet animal non amplius esset animal,<text:line-break/>fed velut lapideum aut luteum opus esset; quod si<text:line-break/>cerebro nervus exiguus in partes singulas esset deductus^<text:line-break/>opificis id esset securitatis eorum rationem prorfus nul-<text:line-break/>lam habentis. Non solum enim nervum tenuem, qui<text:line-break/>frangi nc contundi potest, magno intervalio deducere<text:line-break/>non erat tutum, fed ne ullum quidem validi<text:span text:style-name="Default_20_Paragraph_20_Font"><text:span text:style-name="T58">o</text:span></text:span>rum in-<text:line-break/>str<text:span text:style-name="Default_20_Paragraph_20_Font"><text:span text:style-name="T58">a</text:span></text:span>mentorum, neque ligamentum, neque arteriam, nec<text:line-break/>venam; nam haec quoque perinde ac spinalis meduHa,<text:line-break/>a proprio principio magna enata, velut strpites quidam,<text:line-break/>dum progrediuntur ac jam prope partes singulas acce<text:span text:style-name="Default_20_Paragraph_20_Font"><text:span text:style-name="T58">s-,<text:line-break/>s</text:span></text:span>erunt, ramos mittunt, quod a principio ipfo proficisci-<text:line-break/>tur, partibus omnibus suppeditantes. Proinde statius era L<text:line-break/>spinalem medullam, velut fluvium quendam ex cerebro<text:line-break/>tanquam fonte manantem, locis omnibus, quae praeterit^<text:line-break/>nervum semper immittere, tanquam fenfus ac motus<text:line-break/>rivulum; quod sane manifesto factum: apparet, femper<text:line-break/>enim pr<text:span text:style-name="Default_20_Paragraph_20_Font"><text:span text:style-name="T58">o</text:span></text:span>pinquis quibusque partibus ex parte medullae</text:p>
      <text:p text:style-name="P35">spinalis propinqua productus nervus inseritur. Verum<text:line-break/>hujus quoque rei antea meminimus, neque existimo quen-<text:line-break/>quam adeo hebetem, qui non putet longe tutius esse per<text:line-break/>mediam spinalem meduliam m<text:span text:style-name="Default_20_Paragraph_20_Font"><text:span text:style-name="T58">o</text:span></text:span>tum a rationali principio<text:line-break/>partibus omnibus inferioribus immitti, quam nullius in-<text:line-break/>te.rventu milli ad singulas a cerebro per tenuem quem-<text:line-break/>piam nervum. Quod autem huic est proximum, con-<text:line-break/>siderare jam fuerit tempestivum. Quum enim spinalis<text:line-break/>medulla, velut alterum. quoddam cerebrum , partibus<text:line-break/>omnibus, quae sunt sub capite, extiterit., eamque non<text:line-break/><text:span text:style-name="Default_20_Paragraph_20_Font"><text:span text:style-name="T64">r</text:span></text:span>aliter, quam cerebrum, septo quodam duro atque ad<text:line-break/>patiendum difficili muniri, ipfumque septum fieri et<text:line-break/>alicubi constitui oporteret; nonne satius fuit, quae quasi<text:line-break/>carina corpori animalis est. lubjecta, atque Pane ossea,<text:line-break/>eam <text:span text:style-name="Default_20_Paragraph_20_Font"><text:span text:style-name="T58">parte interna</text:span></text:span> exculpere, ac cavam ipsam efficere,<text:line-break/>ut. via simul ac tutum spinali medullae esset praesidium ?<text:line-break/>Porro quatuor jam hos spinae usus numeres licet: . prse-<text:line-break/>mum quidem velut <text:span text:style-name="Default_20_Paragraph_20_Font"><text:span text:style-name="T58">s</text:span></text:span>edis cujusdam et fundamenti instru-<text:line-break/>mensorum ad visant necessariorum ; secundum autem</text:p>
      <text:p text:style-name="P41">velut viae cujusdam spinali medullae; tertium tuti prae-^<text:line-break/>sidit; quartum motus instrumenti, quem dorso ac spina<text:line-break/>animalia obeunt; quibus quintus ex abundanti accedit,<text:line-break/>viscerum extrinsecus spinae incumbentium munimentum.<text:line-break/>Verum hoc quidem necessario erat secuturum, scopi vero,<text:line-break/>in quos natura intuita omnem ejus constructionem est<text:line-break/>molita, quatuor sunt praedicti. Atque etiam sigillatim<text:line-break/>proprium quiddam ipsi fuit tributum : nam quod velut<text:line-break/>carina est et totius animalis stabilimentum, ob eam causam<text:line-break/>ex ossibus conflata est, et his duris; quod vero spinalis<text:line-break/>meduliae est via, ob id intus est cava; quod autem ipsi<text:line-break/>instar muri est , ob id multis propugnaculis in orbem est<text:line-break/>munita, quae paulo post explicabo; quod vero motus<text:line-break/>est instrumentum (nam id in primis explicare mihi est<text:line-break/>propositum;, ob id ex pluribus ossibus per articulos com-<text:line-break/>missis inter fe constitit.</text:p>
      <text:h text:style-name="Heading_20_2" text:outline-level="2">Cap. XII. </text:h>
      <text:p text:style-name="P82">Cautam vero, cur non ex duobus aut<text:line-break/>tribus ossibus longis aeque, ac in manu -quidem est. bra-</text:p>
      <text:p text:style-name="P33">chium et cubitus, in crure autem tibia ac femur, fed<text:line-break/>ex quatuor quidem et viginti in hominibus praeter os<text:line-break/>latum, quod extremae ipsi fubjacet, in reliquis autem<text:line-break/>animalibus ex pluribus, ego docebo ostendamque hic<text:line-break/>quoque artem naturae, tribus capitibus^ disputationem<text:line-break/>totam complexus; primo quidem, quo nnhi maxime ad<text:line-break/>praefens institutum est opus , si quod scilicet spinae fpon-<text:line-break/>dylos multos omnino esse ac parvos oporteat; secundo<text:line-break/>autem, quod quatuor quidem ac maxime ejus, sint par-<text:line-break/>los, collum, dorsum, lumbi, et ossi quod a quibusdam<text:line-break/>sacrum , ab aliis vero latum nuncupatur; . tertio vero,<text:line-break/>quod in collo septem spondylos esse oportebat, in dorsio<text:line-break/>duodecim , in lumbis quinque; quod vero ad os sacrum<text:line-break/>attinet, ostendam, et ipsum fuisse melius ex quatuor<text:line-break/>conflari. Primum igitur caput, quo maxime ad praesim-<text:line-break/>tia indigeo, quod et multis ac valde parvis ossibus spi-<text:line-break/>nam constare erat melius, evidenter fuit demonstratum,<text:line-break/>cum fpinalis medullae naturam repeteremus, .et affectus,</text:p>
      <text:p text:style-name="P33">in quos animal incidit, quum spondyli fede sua dimo-<text:line-break/>ventur; nam ipsius natura cerebro est assimilis, et sym-<text:line-break/>ptomata, quibus animal prehenditur, eis symptomatibus<text:line-break/>sunt similia, quae affecto cerebro nobis accidunt,. motus<text:line-break/>enim et sicinus omnium partium, quae sub affecto fpon-<text:line-break/>dylo sunt, laeduntur. Verum nemo haec quidem iguo-<text:line-break/>rat; quod vero ait Hippocrates, <text:span text:style-name="Default_20_Paragraph_20_Font"><text:span text:style-name="T58">Si multi quidem spon-<text:line-break/>djali ordine sese consequentes emoti fuerunt, malum; sin<text:line-break/>vero unus quivis ex caeterorum harmonia ac compage<text:line-break/>extiterit, exitiosum,</text:span></text:span> non omnes itidem intelligunt; estque<text:line-break/>id ipsirm, quo nunc maxime ad praesentia egemus.<text:line-break/>Scribit itaque ipse Hippocrates, symptomatis causam nos<text:line-break/>edocens, quod, si mulli simul emoti luerint, singuli pau-<text:line-break/>lum dissiti, tum circularis, non autem angularis spinalis<text:line-break/>meduliae fit contorsio; quod si unus aliquis spondylus<text:line-break/>exciderit, spinalis medulia ex loco exiguo deflectens<text:line-break/>dolebit, spondylusque, qui exiliit, ipsam. comprimet, nisi</text:p>
      <text:p text:style-name="P33">Pane etiam perruperit. Quod si haec ita fe habent, <text:span text:style-name="Default_20_Paragraph_20_Font"><text:span text:style-name="T58">s</text:span></text:span>pi-<text:line-break/>nalisque medulla magnam eam que simultaneam flexio-<text:line-break/>nem sustinere non potest, spina vero ipsa per magnos<text:line-break/>ac laxos articulos multumque dissitos moveri sine mole-<text:line-break/>stia non poterat, melius fuit ex multis parvis, singulis „<text:line-break/>paulum conserentibus, totam ipsam conflari; sic enim<text:line-break/>flexio fit non angularis, sed secundum circuli circumi<text:line-break/>ferentiam., noxamque ex spinali mednlia compressa, aut<text:line-break/>contusa, aut rupta effugit. Itaque quod ex .multis ossibus<text:line-break/>motus exiguos habentibus spinam -fieri praestiterit , .per-<text:line-break/>spicue jam ostendimus; eoque maxime ad rempraesen-<text:line-break/>tem indigere dicebamus. Atque in praesenti quidem<text:line-break/>reliqua duo capita in aliud tempus . rejiciamus ; propero<text:line-break/>enim ad musculorum spinali um. expositionem, cujus gra-<text:line-break/>tia omnia haec fuerunt dicenda, quae et ipsia per fe<text:line-break/>sunt utilia , mu<text:span text:style-name="Default_20_Paragraph_20_Font"><text:span text:style-name="T58">s</text:span></text:span>culorumque constructionem explicant.<text:line-break/>Quandoquidem, si spinae spondylos multos esse oportere<text:line-break/>demonstravimus, . con<text:span text:style-name="Default_20_Paragraph_20_Font"><text:span text:style-name="T58">s</text:span></text:span>entaneum fano est cuique ipsoruus-</text:p>
      <text:p text:style-name="P33">motum inesse <text:span text:style-name="Default_20_Paragraph_20_Font"><text:span text:style-name="T58">p</text:span></text:span>roprium; quod si musculi duo a capite<text:line-break/>usque ad os latum extensi fibras haberent longas secun-<text:line-break/>dum longitudinem exporrectus , fieri non posset,. ut spon-<text:line-break/>dyli singuli privatim moverentur , fibras enim omnes<text:line-break/>itidem attraherent; nunc vero, quod obliquae in quoque<text:line-break/>fpondylo fibrae fuerint, . tum ad latera circumagere, tum<text:line-break/>-flectere, atque erigere nunc hanc, nunc aliam spinae<text:line-break/>partem possumus. Porro quum movere ipfam sigillatim<text:line-break/>possimus, poterimus et totam simul movere, fibrisque<text:line-break/>musculorum omnibus simul agere; non tamen constru-<text:line-break/>ctionem eam, quae totam simul spinam movet, parlicu-<text:line-break/>laris sequeretur, quum enim musculorum fibras <text:span text:style-name="Default_20_Paragraph_20_Font"><text:span text:style-name="T58">s</text:span></text:span>ecundum<text:line-break/>spinae longitudinem tenderemus, simul quidem totam<text:line-break/>prompte moveremus, singulos tamen spondylos non item.<text:line-break/>Melior igitur habenda est constructio, quae utrumque si-<text:line-break/>mul probe praestare potest, quam quae alterum tantum.<text:line-break/>Quod si alii duo praeterea. motus, ceu cumulus, huic<text:line-break/>constructioni accesserint, quo pacto non infinitis partibus</text:p>
      <text:p text:style-name="P33">altera praestantior fuerit? atqui accedunt <text:span text:style-name="Default_20_Paragraph_20_Font"><text:span text:style-name="T55">γ</text:span></text:span><text:span text:style-name="Default_20_Paragraph_20_Font"><text:span text:style-name="T52"> </text:span></text:span>conversiones<text:line-break/>enim fpondylorum ad latera utroque . nunc quidem ex<text:line-break/>fibris singulis seorfum agentibus sumus adepti, tunc autem<text:line-break/>flectendi et extendendi facuItas nobis tantum adfuisset.<text:line-break/>Recte igitur dictum ante fuit, spinae totius communes<text:line-break/>hosice musiculos partibus silis superioribus, quae capiti<text:line-break/>sunt connexae, articulos, qui funt ad primos spinae spon.-<text:line-break/>dylos, movere; fieri enim non poterat, ut repente ac.<text:line-break/>simul fibrae eorum in primis spondylia solis rectae effi-<text:line-break/><text:span text:style-name="Default_20_Paragraph_20_Font"><text:span text:style-name="T58">G</text:span></text:span>erentur, quum spinam ad finem usque positionis ordi-<text:line-break/>nem eundem servare est necesse. At vero deterius nihil<text:line-break/>ex ejusmodi positione erat futurum; quum caput motum<text:line-break/>rectum ex ipsis esset habiturum, et praeter eum duos<text:line-break/>alios laterales. Haec quidem causa fuit; cur, spinales<text:line-break/>sane musculi fibras ita sitas habuerint</text:p>
      <text:h text:style-name="Heading_20_2" text:outline-level="2">Cap. XIII. </text:h>
      <text:p text:style-name="P82">Ad reliqua vero, quae ad vertebras per.-<text:line-break/>tinent, nobis est accedendum, omnia, quae antea rejece-<text:line-break/>ramus, convenienti ordine explicaturus; quorum primum</text:p>
      <text:p text:style-name="P33">-id (ni fall<text:span text:style-name="Default_20_Paragraph_20_Font"><text:span text:style-name="T58">o</text:span></text:span>r) erat, ut de parvitate vertebrarum cum ca-<text:line-break/>pite dearticulatarum diceremus.^ Quod autem propter<text:line-break/>instrumentorum copiam, quae locanda ibi omnino erant,<text:line-break/>primae vertebrae magnae esse non poterant, dictum ncr-<text:line-break/>bis haud ita pridem fuit. Quod autem, si aliarum om-<text:line-break/>nium, quae fubjacent, structuram spectes, ad rem magis<text:line-break/>pertinet, superiores fieri semper minores, id quoque. p er-<text:line-break/>spicuum este arbitror, siquidem, quod gestatur, minus esse<text:line-break/>oportet eo, quod gestati. Quae causa fuit,. cur natura om-<text:line-break/>nium spinae ossium infimum fecerit maximum, ipfum<text:line-break/>velut fundamentum quoddam vertebris omnibus spbji-<text:line-break/>ciens, secundum vero magnitudinis locum habet vertebra<text:line-break/>ilii conjuncta, quarta quidem et vigesima post primam<text:line-break/>sita, lumbarium autem vertebrarum ordine quinta. Hae<text:line-break/>autem ipsae, quum aliis russus sint fubjectae, merito funt<text:line-break/>maximae, et potissimum earum quinta, ut nuper dixi-<text:line-break/>mus; reliquae autem, quantum situ ab infima discedunt,<text:line-break/>tantum et magnitudine cedunt. Quo fit, ut quinque Tum-</text:p>
      <text:p text:style-name="P33">barium vertebrarum prima sit minima; et ea rursus mi-<text:line-break/>nor et dorsi postrema , quae cum ea est commissa ; atque<text:line-break/>hac rursus, quae ipsam antecedit; idque ipsum fit stem-<text:line-break/>per usque ad ipsum caput, nisi forte aliqua paulo major<text:line-break/>adjacentibus sit interfecta, idque cum magno ufu, quem-<text:line-break/>admodum id quoque procedente fermone demonstrabimus.<text:line-break/>Haec itaque est causa, cur primi spondyli parvi ex-<text:line-break/>titerint.</text:p>
      <text:h text:style-name="Heading_20_2" text:outline-level="2">Cap. XIV.</text:h>
      <text:p text:style-name="P82"><text:s/>Quod autem apophyfes alias non ha-<text:line-break/>beant, quomodo reliqui, tum autem cur corpore aliorum<text:line-break/>quidem omnium sint tenuissimi, cavitate autem interna<text:line-break/>iidem sint latissimi, ejus rei usum dicendum deinceps<text:line-break/>fuerit; nam quod natura nihil faciat frustra, si quis sit,<text:line-break/>cui nondum sit persuasum, vana sunt ea, quae adhuc<text:line-break/>scripsimus. Verum etsi neminem esse arbitror, qui -de<text:line-break/>natura adhuc haesitet, non tamen existimo, eundem plane<text:line-break/>esse physicum , I sed nonnulla adhuc ipsius operum igno-<text:line-break/>rare. Properet igitur is celerrime ad ea, quae restant;</text:p>
      <text:p text:style-name="P42">ac primum quidem, quod ad spondylorum omnium ca-<text:line-break/>vitalem pertinet, communem constructionis scopum discat;<text:line-break/>tum autem Tofus . sine nobis ex communi particulare in<text:line-break/>colli spondylia conjecteL Qui enim audierit, naturae in<text:line-break/><text:span text:style-name="Default_20_Paragraph_20_Font"><text:span text:style-name="T58">i</text:span></text:span>pina excavanda crassitiem spinalis medullae pro scopo<text:line-break/>fuisse propositam , is cujusque spondyli differentiam non<text:line-break/>difficillime i n venia I.<text:tab/>Nam quum (ut paulo ante monui-</text:p>
      <text:p text:style-name="P8">- mus) ob nuliam aliam causam natura spondylos sic excul-<text:line-break/>p ferit, nisi ut viam quandam hanc tutam spinali medul-<text:line-break/>lae compararet, oportuit <text:span text:style-name="Default_20_Paragraph_20_Font"><text:span text:style-name="T58">P</text:span></text:span>ane capacitatem ipsorum inter-<text:line-break/>nam spinalis medullae crassitiei esse aequalem; quae quum<text:line-break/>in spondylia omnibus non sit aequalis, fitque in primis<text:line-break/>maxima, consentaneum est, ut horum etiam spondylorum<text:line-break/>latitudo aliorum sit maxima. Jam vero si latos quidem</text:p>
      <text:p text:style-name="P36">-hos ob spinalis medullae, quae iHic est, crassitiem, leves<text:line-break/>autem, quod o Unibus superjaceant, effici par erat, pertpi-<text:line-break/>cuum est, quod statim tenues quoque esse erat necesse;<text:line-break/>nam qui. fieri posset, ut leves essent, si sali simul ac orasti</text:p>
      <text:p text:style-name="P33">fuissent facti? Primi igitur spondyli ob hunc ufum lati<text:line-break/>quidem internis suis cavitatibus, tenues autem corporis<text:line-break/>mole extiterunt.</text:p>
      <text:h text:style-name="Heading_20_2" text:outline-level="2">Cap. XV. </text:h>
      <text:p text:style-name="P82">Caeterum spinalis medullae crassitiem<text:line-break/>cujus rei gratia natura fecit inaequalem, aut cur tenuem<text:line-break/>magis ac magis atque angustam partibus infernis effecit,<text:line-break/>(omnino enim hic quoque j ustam aliquam mensuram spe-<text:line-break/>ctans, quantam eam esse oportebat, tantam in singulis<text:line-break/>spondylia est molita,) invenerit forte quispiam haec sine<text:line-break/>nobis. Addamus tamen et quid de his sentiamus, usum<text:line-break/>spinalis meduliae in memoriam revocantes ; nam ad quem<text:line-break/>ufum omnino est facta, propter illum satius fuit ipfam<text:line-break/>in singulis sipondylis efficere tantam, quanta nunc esa<text:line-break/>Ipfa;n fane extitisse ob id diximus, ut nervi partes om-<text:line-break/>nes, quae sunt sub capite, moturi distribuerentur. Proin-<text:line-break/>de in eo natura videtur admiranda, quod tantam a ce-<text:line-break/>rebro produxerit medullam, quanta maxime partibus</text:p>
      <text:p text:style-name="P33">omnibus infernis sufficeret; atque cernitur tota in ner-<text:line-break/>.vorum propagines consumi, non aliter quam arboris trusi-<text:line-break/>cu.s in ramos quamplurimos. Oportebat autem supinor),<text:line-break/>si nulla arte animal fuisset conformatum, aut si natura<text:line-break/>non eum scopum in spinalis meduliae crassitie sibi pro-<text:line-break/>posuisset, ipsam aliquando inveniri aut non secundum<text:line-break/>spinae longitudinem totam extenfam, aut superfluum<text:line-break/>quidpiam habere, facta jam in partes omnes distributione.<text:line-break/>Quod si minorem ipsam superne ex cerebro produxisset,<text:line-break/>quam partium ufus postulabat, statim quidem pars ipsius<text:line-break/>ultima inveniretur vacua, statim autem et partes infernae<text:line-break/>prorsus essent immobiles ac sensus expertes. Quod si<text:line-break/>major extitisset, nonnuHa ipsius pars ad postremam spi-<text:line-break/>nam esset superflua, velut rivus quidam stagnans otiosus<text:line-break/>atque inanis. Si igitur horum neutrum in quovis ani-<text:line-break/>malium genere invenitur, fed, quemadmodum medulla<text:line-break/>una cum spina coepit, ita cum ea finit, quam causam<text:line-break/>dices, cur non iis, quae diximus, assentiri debeas, simul</text:p>
      <text:p text:style-name="P33">-et naturam admirari ? Quum edim Tn nervos^ octo et<text:line-break/>-quinquaginta spinalis medulla esset dividenda, tantam ex<text:line-break/>cerebro produxit, ut distributioni in nervos plane esset<text:line-break/>aequalis, neque in ipsa deficeret quidpiam, neque <text:span text:style-name="Default_20_Paragraph_20_Font"><text:span text:style-name="T58">s</text:span></text:span>uper-<text:line-break/>elfet. Equidem naturam pro dignitate admirari statis ne-<text:line-break/>queo. . Quod si locum , unde primum singuli nervi a<text:line-break/>spinali medulia proficiscuntur, didiceris, ac praeterea<text:line-break/>quanta cujusque sit magnitudo, tum in quam feratur<text:line-break/>partem, non modo naturae artem si verum etiam aequita-<text:line-break/>tem laudabis. Loca enim, unde nervi emergunt, adeo<text:line-break/>sunt tuta, ut nervi non premantur, neque contundantur,<text:line-break/>neque rumpantur, neque (ut in s<text:span text:style-name="Default_20_Paragraph_20_Font"><text:span text:style-name="T58">u</text:span></text:span>mma dicam) in tot<text:line-break/>.ac ejusmodi spinae molibus afficiantur; moles vero cujus-<text:line-break/>.que est tanta, quantam pars recipiens postulat; via autem<text:line-break/>omnis, quae esit inter primam productionem et finem<text:line-break/>ultimum, mirabiliter ad cujusque securitatem est com-<text:line-break/>parata. Sed de his procedenti sermone omni tractabi-<text:line-break/>mus. .Quod autem de constructione^ spinae solius eft resi-</text:p>
      <text:p text:style-name="P33">quum (de qua hoc in libro agere statueram) id explicabo;<text:line-break/>rursus unde digressus eram reversus. Quum enim fpi-<text:line-break/>nalis medulla velut alterum quoddam cerebrum partibus<text:line-break/>omnibus, quae sunt sub capite, esset futura, et spina<text:line-break/>ipsir simul quidem via opportuna, simul autem tutum<text:line-break/>praesidium ei esset comparata, ob eam causam natura<text:line-break/>tum .alia multa atque admirabilia in spondylia est ma-<text:line-break/>chinata, tum autem et quam spinam vocant, ex mediis <text:span text:style-name="Default_20_Paragraph_20_Font"><text:span text:style-name="T59">t<text:line-break/></text:span></text:span>partibus postremis produxit, quae esset velut valium<text:line-break/>quoddam ante spinam totam oppositum, quod prius ip-<text:line-break/>fum contunderetur ac comminueretur modisque omni-<text:line-break/>bus afficeretur, quam ad ullum spondylum noxa perve-<text:line-break/>niret. Usque ad posteriores sane. fines spina ipsa est os,<text:line-break/>ibi vero cartilago quamplurima ei circum j a ce I. Demou- -<text:line-break/>stratum enim id nobis antea etiam. fuit, cartilaginis sub- -<text:line-break/>stantiam ad subjecta instrumenta tegenda ac defendenda ,<text:line-break/>maxime esse idoneam, ut quae neque comminui, neque<text:line-break/>rumpi, . quemadmodum. dura ,atque .forabilia, neque in-</text:p>
      <text:p text:style-name="P33">cidi, neque. contundi, quemadmodum mollia ac carnosa,<text:line-break/>queat. Hinc. autem rurfus cartilagini ligamenta nervosa,<text:line-break/>lata, fortia et crassa indidit, servatura simul ac totam<text:line-break/>spinam colligatura, ut unum corpus sit, quod ex omni-<text:line-break/>bus apophysibus est conflatum, quanquam non parum a<text:line-break/>fe distent; verum vinculum nervosum est in causa, car<text:line-break/>omnes hae spondylorum apophyfes velut unum sint, si-<text:line-break/>mul autem cur motus earum sit multus. Nam durum<text:line-break/>eousque est vinculum hoc, . ut facile flexa spina exten-<text:line-break/>datur; molle autem eatenus, ut neque rumpatur, neque<text:line-break/>quidquam omnino afficiatur, cum ea extenditur. Quan-<text:line-break/>quam, si ipsum paulo durius esse animo finxeris, motibus<text:line-break/>repugnabit, spondylosque in sua pristina fede continebit,<text:line-break/>quum diductos ipsos sequi nequeat; quod si mollius esset,<text:line-break/>tametsi motum non moraretur, compositionis tamen ipsio-<text:line-break/>rum inter fe securitatem consuetam non perinde servaret;<text:line-break/>nunc autem, quum durum sit mediocriter, ad ustum<text:line-break/>utrumque admodum est aptum.- Ad eundem autem mo-</text:p>
      <text:p text:style-name="P33">dum et vinculum, quod partes spondylorum anteriores.<text:line-break/>connectit, symmetriam in duritie ad unguem partibus<text:line-break/>illis convenientem est adeptum. Sed de his paulo post<text:line-break/>agemus. Porro spina praeter ea, quae data sibi ad siecu-<text:line-break/>ritatem memoravimus, figuram quoque apophyseon om-<text:line-break/>nium consentientem admodum est adepta, quarum quae<text:line-break/>.situm supra habent, deorsum, quae infra, sursum spe-<text:line-break/>ctant, ut ipsius forma aedificiis illis sit simillima, quae<text:line-break/>testudines nuncupant; quorum formam saepenumero jam<text:line-break/>diximus figurarum omnium ad patiendum esse difficilli-<text:line-break/>mam. Non igitur amplius est mirum, si foli spondylo,<text:line-break/>qui in medio est spinae, apophysis posterior, quae fpi-<text:line-break/>nam efficit, in neutram partem inclinat, id est, neque<text:line-break/>in collum, neque in lumbos, fed omnino est recta at:-<text:line-break/>que in nullam partem propensa, retro exporrecta; nam<text:line-break/>id quoque ab eadem manat providentia. Aut quo pacto<text:line-break/>similem ipfam totam fornici effecisset, nisi primum quin<text:line-break/>dem apophysi^ omnes parte -inferna enatas sursum ad-</text:p>
      <text:p text:style-name="P33">duxisset, quemadmodum certe et supernas deorsum,<text:line-break/>siecnndo autem in terminum quendam communem rectum<text:line-break/>ac nusquam inclinantem conjunxisset, qui velut fornicis<text:line-break/>summitas quaedam esset futurus? Atque etiam apophyseon<text:line-break/>omnium magnitudo, quas spinam constituere diximus, in<text:line-break/>omnibus spondylia est inaequalis, id quoque natura ad-<text:line-break/>mirabili quadam providentia fabricante. Neque enim,<text:line-break/>quibus locis pars quaedam princeps ditum eundem cum<text:line-break/>meduHa habebat, in iis^ consentaneum erat nullam ip-<text:line-break/>farum magnitudinis habere rationem, neque, in quibus<text:line-break/>meduHa erat <text:span text:style-name="Default_20_Paragraph_20_Font"><text:span text:style-name="T58">P</text:span></text:span>ola, in iis praelongas efficere erat aequum,<text:line-break/>fed ne a parvis quidem spondylia spinam producere lon-<text:line-break/>gam, neque a magnis brevem. Merito <text:span text:style-name="Default_20_Paragraph_20_Font"><text:span text:style-name="T58">A</text:span></text:span>gitur,. quum in<text:line-break/>thorace cor esset locatum, magnaque arteria spinae in-<text:line-break/>cumberet, na fura longissimas ibi fecit apophysi^, quae<text:line-break/>spinam constituunt, in aliIs vero partibus^ omnibus bre-<text:line-break/>vissimas. Portu aliae spinae partes sunt lumbi, os sta-<text:line-break/>ctumsa et collum: quarum lumbi quidem et collum ex</text:p>
      <text:p text:style-name="P33">utraque parte thoracis spondylorum sunt; sacrum vero<text:line-break/>os est, quod tum maximum est, tum infernum ,. quod<text:line-break/>esiam velut fundamentum quoddam spondylorum com-<text:line-break/>pagini naturam subiecisse memorabamus. In lumbis qui-<text:line-break/>dem spondylorum moles^.est memorabilis, ac parte in-<text:line-break/>terna vena cava ac magna arteria eis incubant; ad os<text:line-break/>vero facrum moles corporis est memorabilior, verum in-<text:line-break/>strumentum nullum princeps ei fubjacet. Merito igitur<text:line-break/>fecundum thoracis spondylos quae in lumbis retro <text:span text:style-name="Default_20_Paragraph_20_Font"><text:span text:style-name="T58">s</text:span></text:span>unt<text:line-break/>apophyses maximae factae fuerunt; qui vero in collo<text:line-break/>sunt spondyli, quum omnium essent tenuissimi, longas<text:line-break/>simul ac tutas productiones habere non potuerunt, rum-<text:line-break/>perentur enim facile hae propter tenuitatem. Recte .<text:line-break/>igitur dictum paulo ante a nobis fuit, naturam in molem<text:line-break/>spondylorum intortam atque instrumentorum spinae in-<text:line-break/>cumbenlium discrimen inaequales ipsorum in spina fe-<text:line-break/>cisse apophy<text:span text:style-name="Default_20_Paragraph_20_Font"><text:span text:style-name="T58">s</text:span></text:span>es.</text:p>
      <text:h text:style-name="P58" text:outline-level="2">Cap. XVI. </text:h>
      <text:p text:style-name="P82">Non. igitur amplius, opinor, dubitabi-<text:line-break/>mus, quid sit cur duodecim omnibus dorsi spondylia<text:line-break/>apophysies omnes non sint aequales. Nam etiamsi om-<text:line-break/>nes potissimum sint in thorace; non tamen ii sunt prope<text:line-break/>cor, qui sunt infra ad diaphragma, fed jam longius ab-<text:line-break/>funt, quemadmodum qui funt in lumbis. Neque esiam<text:line-break/>causam ignorabimus, cur diximus partes maximas spinae<text:line-break/>totius esse quatuor. Quum enim thorax sit medius, cum-<text:line-break/>que utrinque circumstent, fupra quidem collum, infra<text:line-break/>vero lumbi, communiter autem, quae singiHatim diximus<text:line-break/>omnia, os latum suffulciat; quatuor maximae partes fpi-<text:line-break/>nae totius necessario conficiuntur. Cur autem pars alia<text:line-break/>ex septem spondylia, alsa ex duodecim, alia ex quinque,<text:line-break/>reliqua autem ex partibus quatuor, suorum enim usum<text:line-break/>quoque dicere sinu professus,) postea audies, ubi primum<text:line-break/>fermonem hunc totum absolvero. Cur vero novem qui-<text:line-break/>dem omnino in lumborum spondylia sint apophysies, unde-</text:p>
      <text:p text:style-name="P33">elin autem in colli spondylia, quinque in. inferioribus,<text:line-break/>feptem vero in duobus primis, sicuti- sane septem in om-<text:line-break/>nibus thoracis spondylis, id consecutione quadam ad prae--<text:line-break/>dicta nobis est exponendum. Quemadmodum certe apo-<text:line-break/>phy sis cujusque spondyli parte posteriore., quae spinam<text:line-break/>efficit, propugnaculi ustum praestare ostendebatur, ita et<text:line-break/>aliae apophysies transversae spondylis sunt duae, quae si-,<text:line-break/>mul quidem lateralibus ipsorum partibus sim Hei praebent<text:line-break/>praesidium, simul autem velut sedes quaedam sunt mu-t<text:line-break/>siculis spinae internis atque externis subditae;^ his enim<text:line-break/>omnibus incumbunt una cum arteriis , venis ac nervis,<text:line-break/>quae partim ad ipsos, partim per ipsus feruntur. Est-<text:line-break/>porro et alius quoque tertius earum spondylis thoracis<text:line-break/>usus, ad costarum videlicet dearliculationem, quae m a-<text:line-break/>xime ad respirationis actionem est necessaria; sed de hac<text:line-break/>quidem fusius seorsim scripsimus. Praedictarum vero<text:line-break/>apophyseon fines, quomodo et spinae totius, ad mediam<text:line-break/>spinam si.mt conversi, quod (ut opinor) spondyli omnes</text:p>
      <text:p text:style-name="P33">ad eum locum inclinent propter caufam, quam fupra<text:line-break/>diximus. t Cur autem crassae sunt laterale<text:span text:style-name="Default_20_Paragraph_20_Font"><text:span text:style-name="T58">s</text:span></text:span> spondylorum<text:line-break/>thoracis apophyfes , tenues autem in spondylia lumborum<text:line-break/>et ossis sacri, in colli vero spondylia crassae et bifidae?<text:line-break/>an quod in thorace quum costae non solum eis essent in-<text:line-break/>articulatae, verum <text:span text:style-name="Default_20_Paragraph_20_Font"><text:span text:style-name="T58">e</text:span></text:span>tiam per totmn incumberent, ob id<text:line-break/>consentaneum fuit fumas ac stabiles in eo facere apo-<text:line-break/>phyfes; lumborum vero et ossis facri apophyfibus quum<text:line-break/>vasa folum ac music<text:span text:style-name="Default_20_Paragraph_20_Font"><text:span text:style-name="T58">a</text:span></text:span>li incumberent, nihil robore erat<text:line-break/>opus? Quae vero fiunt in colio, meritissimo jure extite-<text:line-break/>runt bifidae simul et crassae, ac finium alter quidem<text:line-break/>isque major ad aliorum proportionem deorfum , alter<text:line-break/>vero ac minor sursum spectat. Caeterum id solis ipsis<text:line-break/>ex abundanti accessit, quod apophysim posteriorem om-<text:line-break/>nium minimam habuerunt, ut paulo ante diximus, quan-<text:line-break/>quam spinalis m edulia ea parte plurimum poHeat; de-<text:line-break/>monstravimus enim, partes ipsius primas aliis esse prin-<text:line-break/><text:span text:style-name="Default_20_Paragraph_20_Font"><text:span text:style-name="T58">a</text:span></text:span>ipalioresv Ob eam causam crassas simul transversas</text:p>
      <text:p text:style-name="P33">apophyfes ipsius fecit ac bifidas, ut, quod securitatis pro-<text:line-break/>pter spinae brevitatem illius loci spondylia deerat, id<text:line-break/>ex transversis compensetur. Hactenus quidem omnia,<text:line-break/>quae ad spinam pertinent, juste habere videntur. Hinc<text:line-break/>vero considerandum diligentius atque attendendum iis,<text:line-break/>quae de aliis omnibus apophysibus dicentur atque esiam<text:line-break/>dearticulalionibus , quae ipsis insunt. Quum enim spon-<text:line-break/>dylos oporteret simul quidem spinam efficere velut unum<text:line-break/>corpus stabile ac firmum , simul autem ad motum expe-<text:line-break/>ditum, naturam ob id par est admirari, quae artificio-<text:line-break/>sissime ad utrumque ustum, tametsi contrarium, spinam<text:line-break/>rite compararit. Nam spondyli omnes, praeter duos<text:line-break/>primos., partibus quidem anterioribus tuto inter <text:span text:style-name="Default_20_Paragraph_20_Font"><text:span text:style-name="T58">C</text:span></text:span>e col-<text:line-break/>ligati, posteriori vero dearticulati , firmitatem quidem in<text:line-break/>posterioribus figuris propter anteriorem harmoniam ac<text:line-break/>compagem sunt adepti, ad motum autem non fiunt im-<text:line-break/>pediti, quod non coaluerint et parte posteriore articulis<text:line-break/>non mediocribus sint distincti. Ob eam <text:span text:style-name="Default_20_Paragraph_20_Font"><text:span text:style-name="T58">s</text:span></text:span>ane causam</text:p>
      <text:p text:style-name="P33">antrorsum quidem plurimum flecti possumus, retrorsum<text:line-break/>vero non item; perrumpes enim, si vim feceris, vin-<text:line-break/>culum anterius , quod ita exacte ipfos inter feste conjun-<text:line-break/>git,- ut credas ipfos coaluisse, laxamentumque indulget<text:line-break/>exiguum in spinae posteriora reclin antibus ; fieri enim<text:line-break/>non poterat, ut simul quidem forte esset, simul autem<text:line-break/>multum extenderetur. Quanquam id quoque, quoad<text:line-break/>licuit , mirabiliter a natura fuit comparatum ; mucofum<text:line-break/>enim ligamentum hoc (sic^ enim Hippocrates appellavit)<text:line-break/>effecit; verum de tota illius substantia in sequentibus<text:line-break/>tractabimus. Spinam vero quum ne similiter quidem in<text:line-break/>partes utrasque . flecti esset melius, (infuma enim sic ac<text:line-break/>laxa penitus esset,) oportuit naturam eligere id, quod erat<text:line-break/>utilius. Potes hic quoque usum considerare, quod ad<text:line-break/>omnes vitae hominis actiones melius erat spinam an-<text:line-break/>trorfum flecti, quod etiam, vasis. parte anteriore spinae<text:line-break/>incumbentibus, magnae scilicet arteriae. ac venae cavae,<text:line-break/>longe minus erat molestum <text:span text:style-name="Default_20_Paragraph_20_Font"><text:span text:style-name="T55">τ</text:span></text:span><text:span text:style-name="Default_20_Paragraph_20_Font"><text:span text:style-name="T52"> </text:span></text:span>rupta enim fuissent, si ex-</text:p>
      <text:p text:style-name="P33">tensa plurimum ac refracta, dum spinam totam retror-<text:line-break/>fum flecteremus, fuissent. Iure igitur, quum eam parte<text:line-break/>anteriore spondylia constrictam exacte esse oporteret, de-<text:line-break/>articulationes parte posteriore extiterunt. lam librum<text:line-break/>hunc quoque finiam. Quum enim ad totam spinam ex-<text:line-break/>plicandam supersint adhuc quampluruna, quae An hoc<text:line-break/>libro dici omnia nequeant, (in immensam enim prolixi-<text:line-break/>tatem liber incideret,) statius mihi visum fuit, quae re-<text:line-break/>stant, omnia proximo libro reservare, praesertim quum<text:line-break/>ea commode dividi possint, ut pars eorum in hoc libro<text:line-break/>recte scripta esse videatur, pars autem in proximum li-<text:line-break/>hrum rejici queat.</text:p>
      <text:h text:style-name="P55" text:outline-level="1"><text:span text:style-name="Default_20_Paragraph_20_Font"><text:span text:style-name="T56">CALENI DE VSV PARTIVIT </text:span></text:span><text:span text:style-name="Default_20_Paragraph_20_Font"><text:span text:style-name="T8">COR</text:span></text:span><text:span text:style-name="Default_20_Paragraph_20_Font"><text:span text:style-name="T9">PO</text:span></text:span><text:span text:style-name="Default_20_Paragraph_20_Font"><text:span text:style-name="T8">RIS</text:span></text:span><text:span text:style-name="Default_20_Paragraph_20_Font"><text:span text:style-name="T56"> </text:span></text:span><text:span text:style-name="Default_20_Paragraph_20_Font"><text:span text:style-name="T9">H</text:span></text:span><text:span text:style-name="Default_20_Paragraph_20_Font"><text:span text:style-name="T8">V</text:span></text:span><text:span text:style-name="Default_20_Paragraph_20_Font"><text:span text:style-name="T9">M</text:span></text:span><text:span text:style-name="Default_20_Paragraph_20_Font"><text:span text:style-name="T8">ANI</text:span></text:span><text:span text:style-name="Default_20_Paragraph_20_Font"><text:span text:style-name="T56"> </text:span></text:span><text:span text:style-name="Default_20_Paragraph_20_Font"><text:span text:style-name="T8">L</text:span></text:span><text:span text:style-name="Default_20_Paragraph_20_Font"><text:span text:style-name="T9">I</text:span></text:span><text:span text:style-name="Default_20_Paragraph_20_Font"><text:span text:style-name="T8">BER</text:span></text:span><text:span text:style-name="Default_20_Paragraph_20_Font"><text:span text:style-name="T56"> X</text:span></text:span><text:span text:style-name="Default_20_Paragraph_20_Font"><text:span text:style-name="T57">I</text:span></text:span><text:span text:style-name="Default_20_Paragraph_20_Font"><text:span text:style-name="T9">I</text:span></text:span><text:span text:style-name="Default_20_Paragraph_20_Font"><text:span text:style-name="T56">.</text:span></text:span></text:h>
      <text:h text:style-name="Heading_20_2" text:outline-level="2">Cap. I. </text:h>
      <text:p text:style-name="P82">Quum autem spondylorum locus posteri-<text:line-break/>or in tres partes dividatur, primam, quae exacte posterior<text:line-break/>est, quo loco est spina., duas, quae utraque hujus parte<text:line-break/>sunt, quas productionum transversarum radices terminant;<text:line-break/>quod ea parte, quae omnino est media, non modo non<text:line-break/>praestiterat, <text:span text:style-name="Default_20_Paragraph_20_Font"><text:span text:style-name="T58">s</text:span></text:span>ed ne licebat quidem ipfarum dearticula-<text:line-break/>tiones efficere, quum ea spina jam esset occupata, arhi-<text:line-break/>tror id omnibus esse perspicuum. EX duobus vero locis,</text:p>
      <text:p text:style-name="P36"><text:span text:style-name="Default_20_Paragraph_20_Font"><text:span text:style-name="T56"><text:line-break/></text:span></text:span></text:p>
      <text:p text:style-name="P33">qui relinquuntur, si in altero Tp<text:span text:style-name="Default_20_Paragraph_20_Font"><text:span text:style-name="T58">s</text:span></text:span>orum <text:span text:style-name="Default_20_Paragraph_20_Font"><text:span text:style-name="T58">s</text:span></text:span>pondyli inter<text:line-break/>feste fuissent dearticulata, in alio autem tuto connexi,<text:line-break/>primum quidem natura tuae aequitatis fuisset oblita, quae<text:line-break/>locis similibus inaequalia tribuisset f tum autem et <text:span text:style-name="Default_20_Paragraph_20_Font"><text:span text:style-name="T58">s</text:span></text:span>pi-<text:line-break/>nam ipsam totam in partem alteram propen<text:span text:style-name="Default_20_Paragraph_20_Font"><text:span text:style-name="T58">s</text:span></text:span>am effecisset;<text:line-break/>postremo motuum, qui ipsi insunt, partem mediam ne-<text:line-break/>cessari<text:span text:style-name="Default_20_Paragraph_20_Font"><text:span text:style-name="T58">a</text:span></text:span> impediisset ac vitiasset. Neque enim in utram-<text:line-break/>que partem circumagere ip<text:span text:style-name="Default_20_Paragraph_20_Font"><text:span text:style-name="T58">s</text:span></text:span>am itidem possemus, quum<text:line-break/>parte altera claudicaret; nutantibus autem <text:span text:style-name="Default_20_Paragraph_20_Font"><text:span text:style-name="T58">s</text:span></text:span>pondylis<text:line-break/>pars <text:span text:style-name="Default_20_Paragraph_20_Font"><text:span text:style-name="T58">s</text:span></text:span>pinae, quae non dearticulatur , <text:span text:style-name="Default_20_Paragraph_20_Font"><text:span text:style-name="T58">s</text:span></text:span>equi dearticulatum<text:line-break/>non posset, iliiusque motum offenderet; quo fieret, ut<text:line-break/>non dimidia modo pars, <text:span text:style-name="Default_20_Paragraph_20_Font"><text:span text:style-name="T58">s</text:span></text:span>ed paulo minus actio tota per-<text:line-break/>iret Hos quidem usirs ex spondylis omnibus utroque<text:line-break/>posteriore loco inter <text:span text:style-name="Default_20_Paragraph_20_Font"><text:span text:style-name="T58">s</text:span></text:span>e dearticulatis percipimus.</text:p>
      <text:h text:style-name="Heading_20_2" text:outline-level="2">Cap. II. </text:h>
      <text:p text:style-name="P82">Causa vero, cur aliis quidem <text:span text:style-name="Default_20_Paragraph_20_Font"><text:span text:style-name="T51">apophyI.es<text:line-break/></text:span></text:span>praelongae .extiterint ac duplices, aliis autem simplices<text:line-break/>ac breves, ad magnitudinem ipsorum inaequalem est re-^<text:line-break/>ferenda; nam quod duplex est ac praelongum, id tum</text:p>
      <text:p text:style-name="P33">ad securitatem simul, tum ad motus constantiam esit an-<text:line-break/>reponendum; simplex autem articulus ac brevis, praeter-<text:line-break/>quam quod facile elabitur, motum habet inchoatum ac<text:line-break/>mancum. Et quidem , si . spondyli omnes tuto potuissent<text:line-break/>duplicibus simul ac praelongis apophysibus construi,<text:line-break/>haudquaquam id nobis natura invidisset; verum fieri non<text:line-break/>poterat, ut fpondylorum tenuium simul ac exiguorum<text:line-break/>duplices simul ac praelongae ac tutae adversius injurias<text:line-break/>fierent apophyfes ; nam quum graciles eo modo ac an-<text:line-break/>gustae, ut et ipsi spondyli, esse deberent, contererentur<text:line-break/>facile ac rumperentur. Quum igitur ipsorum quisque<text:line-break/>iis, qui utraque parte fiunt, superna scilicet atque in-<text:line-break/>fema<text:span text:style-name="Default_20_Paragraph_20_Font"><text:span text:style-name="T58">s</text:span></text:span>sit conjunctus, merito duae quidem acclives, toti-<text:line-break/>dem autem declives apophyfes extiterunt. At ipsiae qui-<text:line-break/>dem omnium spondylorum sunt communes, ex abun-<text:line-break/>danti autem velut cumulus, ut diximus, magnis spon-<text:line-break/>dylis aliae duae sunt declives. Quum enim ex declivi-<text:line-break/>bus apophysibus acclivibus invectis spondyli dearticula-<text:line-break/>rentur, ad securitatem majorem natura alteram decli-</text:p>
      <text:p text:style-name="P33">vium totam dearticulationi fubjecit<text:span text:style-name="Default_20_Paragraph_20_Font"><text:span text:style-name="T58">s</text:span></text:span> ligamentumque vali-<text:line-break/>dum ex ipsius sine productum sub acclivem totam fub-<text:line-break/>misit, ne, si forte motu aliquo vehementi animal agitare-<text:line-break/>tur, articulus fede fua excideret. Verum si praedictis<text:line-break/>tribus productionibus (quarum una est omnium maxima,<text:line-break/>quae fpinam constituit, ac duae transversae) duas quidem<text:line-break/>acclives, quatuor autem declives adjunxeris, novem om-<text:line-break/>nino ipfas reperies; quot sane et quales lumborum spon-<text:line-break/>stylis inesse mox cernuntur, quemadmodum in colio<text:line-break/>undecim praeter mediam iliam anteriorem magnam de-<text:line-break/>clivem ; haec enim corpus ipsum spondylorum est. Ve-<text:line-break/>rum insignes ipsorum productiones stunt tum illa, quae<text:line-break/>fpinam efficit, tum transversarum utraque, quae (ut .prius<text:line-break/>dictum est) esiam est bifida; tum quatuor, quae articulis<text:line-break/>fiunt dicatae; ex abundanti vero duae aliae accedunt<text:line-break/>superioribus ipsarum finibus , utraque parte subjectae,<text:line-break/>quae cavitatem spondylorum declivium corpus excipien-</text:p>
      <text:p text:style-name="P33">tcm adaugent; quas solum si inspexeris, repente ipsarum<text:line-break/>usum per<text:span text:style-name="Default_20_Paragraph_20_Font"><text:span text:style-name="T58">s</text:span></text:span>picue intelliges. Causam autem, cur oblongi<text:line-break/>parte inferna cossi spondyli extiterint, paulo post affere-<text:line-break/>mus, ubi <text:span text:style-name="Default_20_Paragraph_20_Font"><text:span text:style-name="T58">s</text:span></text:span>ermonem hunc, qui nunc est in manibus, ab-<text:line-break/>folverimus. Porro dorsi spondylis lingulis apophyfes<text:line-break/>septem extiterunt, tametsi non omnes formam habent si-<text:line-break/>milem; quod spondyli ejus novem superni posteriorem<text:line-break/>apophysin habeant maximam, ut <text:span text:style-name="Default_20_Paragraph_20_Font"><text:span text:style-name="T58">s</text:span></text:span>upra fuit comprehen-<text:line-break/>fura, transversas vero crassissimas, tum acclives ac de-<text:line-break/>clives iis, quae cosso insunt, similes, id est, breves simul<text:line-break/>ac latas. Decimus autem, qui hos sequitur, caetera qui-<text:line-break/>dem est similis, non tamen posteriorem apophysim habet<text:line-break/>aliis consimilem, longam, declivem et tenuem; neque<text:line-break/>esiam ipsas quatuor, per quas cum aliis utrinque spon-<text:line-break/>dylis dearticulatur, habet similes, sied supernae quidem<text:line-break/>duae praelocatorum novem spondylorum apophysibus ac-<text:line-break/>clivibus , reliquae vero duae declives reliquis declivibus<text:line-break/>funl similes. Huic edim seli spondylorum omnium id est</text:p>
      <text:p text:style-name="P33">eximium, quod utraque dearticulatione propinquo sibi<text:line-break/>spondylo, utique invehitur; reliquis vero omnibus, qui<text:line-break/><text:span text:style-name="Default_20_Paragraph_20_Font"><text:span text:style-name="T58">s</text:span></text:span>ub hoc decimo sunt locali, id inest, ut acclives quidem<text:line-break/>apophyfes sint convexae, declives vero sint devexae; ob<text:line-break/>id devexis quidem snbjectis <text:span text:style-name="Default_20_Paragraph_20_Font"><text:span text:style-name="T58">s</text:span></text:span>pondylia .invehuntur, accli-<text:line-break/>vibus autem superiores excipiunt. Qui vero <text:span text:style-name="Default_20_Paragraph_20_Font"><text:span text:style-name="T58">s</text:span></text:span>upra hunc<text:line-break/>in dor<text:span text:style-name="Default_20_Paragraph_20_Font"><text:span text:style-name="T58">s</text:span></text:span>o <text:span text:style-name="Default_20_Paragraph_20_Font"><text:span text:style-name="T58">s</text:span></text:span>unt ac colio, lu omnes recipiunt simul ac<text:line-break/>declivibus apophysibus ambiunt acclives , quae sensim<text:line-break/>fiunt devexae. At qui in dorsio est decimus, sidus om-<text:line-break/>nium <text:span text:style-name="Default_20_Paragraph_20_Font"><text:span text:style-name="T58">s</text:span></text:span>pondylorum (ut diximus) utriusque apophyseon<text:line-break/>fines mediocriter devex<text:span text:style-name="Default_20_Paragraph_20_Font"><text:span text:style-name="T58">a</text:span></text:span>s adeptus invehitur adjacenlibus,<text:line-break/>in cavitates quasdam superciliosus desinentibus.; Qui vero<text:line-break/>huic <text:span text:style-name="Default_20_Paragraph_20_Font"><text:span text:style-name="T58">s</text:span></text:span>unt proximi duo spondyli, apophyfes eas, quae<text:line-break/>spinam constituunt, -pariter autem et acclives ac decli-<text:line-break/>ves, quibus mutuo dearticulantur, lumborum spondylia<text:line-break/>habent similes. Quin postremi lu duo dorsi spondyli<text:line-break/>apophy<text:span text:style-name="Default_20_Paragraph_20_Font"><text:span text:style-name="T58">s</text:span></text:span>es duas reliquas declives ex partibus infernis</text:p>
      <text:p text:style-name="P33">ad tutandos articulos submissas (a quibus diximus liga-<text:line-break/>menta. quaedam valida enasci) atque ab aliis fej unctas<text:line-break/>habent; verumtamen foli hi spoudylorum omnium obli-<text:line-break/>quas utrinque (quas antea transversas appellavimus) non<text:line-break/>habent. Quae Agitur causa dissimilitudinis horum sit, di-.<text:line-break/>ceudum deinceps fuerit; frustra enim natura nil facit.<text:line-break/>Medium totius .spinae spondylum, qui in spinam rotun-<text:line-break/>dam quasi fornicem solum desinit, ostendimus rectam. ac<text:line-break/>nusquam inclinantem merito habere posteriorem apophy-<text:line-break/>sim ; verum medius hic omnino est Ilie dorsi decimus.<text:line-break/>Natura enim hic quoque totam spinam in partes om-<text:line-break/>nino aequales divisit, mole spondylorum aestimata, non<text:line-break/>numero; multo enim plures sunL superiores ; verum in-<text:line-break/>f errores corporis mole tanto illis sunt majores, quantum<text:line-break/>numero ab iisdem vincuntur. . Mirarique ipsam convenit<text:line-break/>ut aequissimam, ut quae, non quod prima statim facie<text:line-break/>apparet aequabile, sed quod re vera est ejusmodi, ele-<text:line-break/>geriI. su Merito igitur- spondylus. iste, quemadiuodum situm</text:p>
      <text:p text:style-name="P33">praeter caeteros habuit eximium, et cum eo apophysim po-<text:line-break/>steriorem, ita et de articulationes. Ut enint tota spina ae-<text:line-break/>qualiter flecteretur, hunc certe spondylum medium illilllo-<text:line-break/>tum esse oportuit, reliquos vero omnes mutuo a <text:span text:style-name="Default_20_Paragraph_20_Font"><text:span text:style-name="T58">s</text:span></text:span>e di-<text:line-break/>gredi et a medio, idque sensim, superiores quidem fur-<text:line-break/>sum, deorsum autem inferiores. Ad quem sane motam<text:line-break/>jam inde ab initio natura dearticulationes adaptans, fu-<text:line-break/>perioribus quidem ip<text:span text:style-name="Default_20_Paragraph_20_Font"><text:span text:style-name="T58">s</text:span></text:span>o medio apophyfes effecit, devexas<text:line-break/>quidem acclives, cavas vero <text:span text:style-name="Default_20_Paragraph_20_Font"><text:span text:style-name="T58">s</text:span></text:span>ensim declives, inferioribus<text:line-break/>autem contra cavas quidem fecit acclives, devexas autem.<text:line-break/>declives. Quum enim (ut antea ostendimus) ex parum<text:line-break/>obliquis motibus spina rectos sit adepta, qui vero motus<text:line-break/><text:span text:style-name="Default_20_Paragraph_20_Font"><text:span text:style-name="T58">s</text:span></text:span>unt ita parum obliqui, hoc habeant, ut perfici possint,<text:line-break/>quum cavitates utroque circum stabiles devexitatis cir-.<text:line-break/>cumferuntur, jure optimo medium quidem spondylum<text:line-break/>utraque dearticulatione fecit immobilem, reliquos vero<text:line-break/>omnes , internos quidem infernis dearticulationibus, fu-^ -</text:p>
      <text:p text:style-name="P33">pernos autem supernis. Oportebat edim utique, quum<text:line-break/>spinam curvaremus, infernos quidem ad partes infernas<text:line-break/>cedere, superiores vero furfum tendere; quin et quum<text:line-break/>sursum spectamus atque erigimur, spondylos motum<text:line-break/>praedicto contrarium habere oportebat, supernos scilicet<text:line-break/>deorsum, insernos autem sursum. Porro figurae utriusque<text:line-break/>terminus est, ut, quum flectimur, spondyli quam possunt<text:line-break/>longissime mutuo a fe digrediantur, perinde ac si lon-<text:line-break/>gior tunc spina esse deberet; quum vero erigimur, contra<text:line-break/>ut cuncti coeant ad medium spondylum accedentes, ac si<text:line-break/>spinam totam tunc breviorem esse oporteret. Quod vero<text:line-break/>cavitates, quae circum ossium inter fe dearticulatorum<text:line-break/>devexitates utroque vertuntur, ad motus obliquos sint<text:line-break/>aptissimae, si memoria tenes radii motum, atque dearti-<text:line-break/>culationem, quam habet cum brachio, aut carpi cum te-<text:line-break/>nui cubiti apophysi, quam nonnulli stiloidem nominant,<text:line-break/>tertio ad vim intelligendi non amplius, opinor^ tibi</text:p>
      <text:p text:style-name="P33">opus erit exemplo. Quod si opus fuerit, recordare arli-<text:line-break/>culationis naviformis cum astragalo et astragali cum<text:span text:style-name="Default_20_Paragraph_20_Font"><text:span text:style-name="T58">i</text:span></text:span> tar-<text:line-break/>fo, quomodo in his omnibus motus obliqui fiant, quum<text:line-break/>cavitates utroque circum devexi tales manentes immotas<text:line-break/>feruntur. Cum enim cavitas una circum unam eminen-<text:line-break/>tiam vertitur, Tolos motus obliquos ad latera efficit; quod<text:line-break/>autem ex duobus obliquis, si positi simul fuerint parum<text:line-break/>a motu medio partem utroque circumagentes, est com-<text:line-break/>positum^ siaepe jam demonstravimus rectum unum neces.<text:line-break/>furio effici, si utrique agant. Quin et quod in spina fa-<text:line-break/>tius erat ex obliquis rectos efficere, id quoque demon-<text:line-break/>stratum ante fuit. Quorum omnium si recordaris; arbi-<text:line-break/>tror te naturae artem ac compositionem optimam ma-<text:line-break/>gnopere admirari, quae spondylia et invenit motum<text:line-break/>aptissimum ac apophyseon multitudinem ac magnitu-<text:line-break/>dinem, et (ut summatim dicam) omnia tum inter fe<text:line-break/>tum spinae usibus omnibus consentientia. Etenim reli-</text:p>
      <text:p text:style-name="P43">qui duo dorsi spondyli, aliis omnibus subjecti, non in-<text:line-break/>juria pro transversis apophysibus declives^ articulis <text:span text:style-name="Default_20_Paragraph_20_Font"><text:span text:style-name="T58">A</text:span></text:span>ubdi-<text:line-break/>tas habuerunt; quorum alter quidem ultimam costarum<text:line-break/>nostrarum habet sibi incumbentem , quae brevis admodum<text:line-break/>est ac tenuis, obscureque ac parum movetur; alter vero<text:line-break/>diaphragmatis habet si epiphysin. Non igitur ipsis opus<text:line-break/>fuit, quomodo et stlii^ thoracis spondylia, apophysibus<text:line-break/>transversis , validis , affirmatis simul ac tuto cum parti-:<text:line-break/>bus , quae illic sunt, ossium costarum dearticulatis , fed<text:line-break/>pro iis declives habuerunt proximis lumborum spondyli^<text:line-break/>adsimiles.</text:p>
      <text:h text:style-name="Heading_20_2" text:outline-level="2">... Cap. HI. </text:h>
      <text:p text:style-name="P83">Num igitur in his omnibus natura om-<text:line-break/>nino fuit justa, soli autem primo colli spondylo posterio-<text:line-break/>rem apophysim praeter aequum invidit? an id quoque.<text:line-break/>melius. fuit sic comparari? Spero te (si modo memoria<text:line-break/>tenes ea., quae proximo libro scripsimus) prolixiorem<text:line-break/>demonstrationem non, postulaturum. Docuimus enim in<text:line-break/>eo libro, musculos rectos ac breves, qui caput totum</text:p>
      <text:p text:style-name="P44">eri<text:span text:style-name="Default_20_Paragraph_20_Font"><text:span text:style-name="T58">g</text:span></text:span>unt, omnem. ipsius occupare articulationem. Co<text:span text:style-name="Default_20_Paragraph_20_Font"><text:span text:style-name="T58">p</text:span></text:span>ve-<text:line-break/>nienter igitur hac parte primus .spondylus nuliam habuit<text:line-break/>apophysim, quum jam ipsiam .mufculi occupassent.<text:tab/>Ne- v</text:p>
      <text:p text:style-name="P36">que enim par .erat animalia hujusmodi motu privare,<text:line-break/>neque, quum ipse servaretur, acuta ossium apophysis mu-<text:line-break/>spulis submitti poterat; npp .modo enim ipsos fode sina<text:line-break/>pelieret, verum etiam motus ipsorum moram afferret,<text:line-break/>contundens ipsos ,ae pungens, vulnerans, modisque om-q<text:line-break/>usibus violans: quae sane causae fuerunt, cur primo fpon-^<text:line-break/>dylo posterior apophysis fuit adempta. .Porro attendas,<text:line-break/>animum maxime velim hujusmodi naturae operibus, in,<text:line-break/>quibus ipfa a simili constructione instrumentorum simi-<text:line-break/>lium digredi ens, i non gemere a .similitudine divertit, ne-<text:line-break/>que pro ea spquidvis. eligit, fed quod o<text:span text:style-name="Default_20_Paragraph_20_Font"><text:span text:style-name="T58">p</text:span></text:span>eribus suis erat<text:line-break/>duntaxat conveniens.. . Neque enim decimus .dorsi spon-.<text:line-break/>dylus solus omnium <text:span text:style-name="Default_20_Paragraph_20_Font"><text:span text:style-name="T58">s</text:span></text:span>pondylorum temere ac fortuito<text:line-break/>rectam habet posteriorem apophysim, quamvis aliis singuli<text:line-break/>devexam, neque reliqui duo, qui post ipsum sunt, frustra -</text:p>
      <text:p text:style-name="P33">transversis caruerunt, quemadmodum neque qui in collo<text:line-break/>est primus posteriore; fed omnia haec^ natura videtur<text:line-break/>ob id esse secuta, quod ita comparasse praestiterat. Quem-<text:line-break/>admodum certe et <text:span text:style-name="Default_20_Paragraph_20_Font"><text:span text:style-name="T58">s</text:span></text:span>oli primo spondylo obliqua foramina,<text:line-break/>per quae nerri a spinali medulla excidunt, non quomodo<text:line-break/>aliis omnibus colli spondylia insculpsit. Aliis siquidem<text:line-break/>omnibus, qua sibi inter <text:span text:style-name="Default_20_Paragraph_20_Font"><text:span text:style-name="T58">s</text:span></text:span>e conj unguntur , ad latera foIa-<text:line-break/>men inest semicirculo simile, oblongum, intr<text:span text:style-name="Default_20_Paragraph_20_Font"><text:span text:style-name="T58">o</text:span></text:span> usque ad<text:line-break/>spinalem medullam penetrans, ut ex ambobus locus unus<text:line-break/>fiat tam latus, quam crassius est is nervus, qui per ipsum<text:line-break/>est praeteriturus; primus vero spondylus neque in suis<text:line-break/>partibus, quibus cum fecundo d earticulatur, ac multo<text:line-break/>minus in superioribus, quibus cum capite etiam dearti-<text:line-break/>culatur, foramen ullum habuit ejusmodi, sapienter hic<text:line-break/>quoque arte ea, quae animalia conf<text:span text:style-name="Default_20_Paragraph_20_Font"><text:span text:style-name="T58">o</text:span></text:span>rmat, providente<text:line-break/>simul ac in nervis omnibus, qui a spinali medulla pro-<text:line-break/>ficifcuntur , n<text:span text:style-name="Default_20_Paragraph_20_Font"><text:span text:style-name="T58">o</text:span></text:span>xam declinante, quae tum nervos ipsos,<text:line-break/>tum spondyl<text:span text:style-name="Default_20_Paragraph_20_Font"><text:span text:style-name="T58">o</text:span></text:span>s etiam, si aliunde emergerent, manebat</text:p>
      <text:p text:style-name="P33">Licet igitur hic quoque, ubi foramina fueris conspicatus,<text:line-break/>reputare, quo pacto spondylia ex ufu magis fuit hic lo-<text:line-break/>lum este perforatis, nervis autem id ipsum suit tu Ussi-<text:line-break/>mum. Nam foramina haec ac nervi , qui per ipsa emor-<text:line-break/>gunt, fub apophyseon acclivium ac declivium radicibus<text:line-break/>sita, undique muniuntur, ut collocari alibi melius non<text:line-break/>potuerint; ad posteriores namque apophysi.^ ipsos relegari<text:line-break/>non erat tutum , tum quod nullum illic haberent nutri-<text:line-break/>mentum, tum etiam quod prius, quam ad partes anterio-<text:line-break/>res pervenirent, longum eis iter esset emetiendum; q<text:span text:style-name="Default_20_Paragraph_20_Font"><text:span text:style-name="T58">u</text:span></text:span>od<text:line-break/>si antrorsum magis, quam nunc sunt, essent transpositi,<text:line-break/>et spondylos ipsos laederent foraminibus tunc pr<text:span text:style-name="Default_20_Paragraph_20_Font"><text:span text:style-name="T58">o</text:span></text:span>fundis<text:line-break/>excavatos, et iplormn ligamentum imbecillius efficerent,<text:line-break/>atque instrumentis, quae illic spinae incumbunt, incom-<text:line-break/>mo d are n I. Quorum nullum erat aspernandum, neque<text:line-break/>dignum, quod a sapiente opifice negligeretur. Nam si quis<text:line-break/>nervus pastibus anterioribus ob viae peric<text:span text:style-name="Default_20_Paragraph_20_Font"><text:span text:style-name="T58">u</text:span></text:span>lum esset of-<text:line-break/>fensus, id animali fraudi esset, siquidem ipfnm <text:span text:style-name="Default_20_Paragraph_20_Font"><text:span text:style-name="T58">s</text:span></text:span>ensus</text:p>
      <text:p text:style-name="P33">ae motus particeps erat futurum. Quod fi spondyli, qua<text:line-break/>parte ipsi sunt crassissimi ac sibi ipfi mutuo incumbunt,<text:line-break/>ea essent pertufi, securitas compositionis ipsorum neces-<text:line-break/>farto saefa nonnihil fuisset, non aliter, quam si parietem<text:line-break/>crebris ac latis foraminibus perforatis; ligament<text:span text:style-name="Default_20_Paragraph_20_Font"><text:span text:style-name="T58">u</text:span></text:span>m vero,<text:line-break/>quod eos connectit, quod (ut ante diximus et postea di-<text:line-break/>cemus) fortius esse oportebat, invalidi us omnino redde-<text:line-break/>retur, neque amplius totum sibi ipsi continuaretur, <text:span text:style-name="Default_20_Paragraph_20_Font"><text:span text:style-name="T58">s</text:span></text:span>ed<text:line-break/>multis locis plerumque velut divelleretur ac eroderetur,<text:line-break/>quemadmodum si quid ejusmodi ipsi nunc quoque acci-<text:line-break/>dat. Porro quae parte anteriore <text:span text:style-name="Default_20_Paragraph_20_Font"><text:span text:style-name="T58">s</text:span></text:span>pondylia incumbunt,<text:line-break/>in dor<text:span text:style-name="Default_20_Paragraph_20_Font"><text:span text:style-name="T58">s</text:span></text:span>o quidem venae quaedam <text:span text:style-name="Default_20_Paragraph_20_Font"><text:span text:style-name="T58">s</text:span></text:span>unt, quae thoracem nu-<text:line-break/>triunt, ac maxima omnium arteria et stomachus; in<text:line-break/>lumborum vero spondyli s tum memoratae arteriae pars<text:line-break/>inferior, tum venae cavae loci istius portio, ac musculi<text:line-break/>maximP, quos pscas nominant; in costi autem spondylia<text:line-break/>funt musculi caput inclinantes, ac stomachi pars superior.</text:p>
      <text:p text:style-name="P33">Quae partes omnes (a quibus partem spinae anteriorem<text:line-break/>diximus esse occupatam) haudquaquam constrtui alibi^me-<text:line-break/>lius poterant. Recte igitur natura provida, ubi primum<text:line-break/>ipsorum spondylorum latera desinunt, ^illinc a^ spinali<text:line-break/>medulla nervos produxit si tum ne quid ipsa afficeretur,<text:line-break/>tum ne spinae compositio redderetur t imbellior,tum<text:line-break/>etiam ne ligamentorum continuatur intercideretur; i o aut<text:line-break/>ne , su per longum ac periculosum iter, nervi serrantur,<text:line-break/><text:span text:style-name="Default_20_Paragraph_20_Font"><text:span text:style-name="T58">p</text:span></text:span>ali aliquid periclitarentur; quo luco vero ipsa nunc i fruar<text:line-break/>diti, is undique plane est tutus, e apophyfes acclives ac<text:line-break/>declives quasi vallum quoddam opponens. In o lumbis<text:line-break/>autem (ab ifa enlin^ nobis est auspicandum, quod ipsi,<text:line-break/>maximos quuin haberent spondylos, commem <text:span text:style-name="Default_20_Paragraph_20_Font"><text:span text:style-name="T58">a</text:span></text:span>rabiles<text:line-break/>etiam habuerunt apophysessi si alteram apophyseon de-<text:line-break/>clivi<text:span text:style-name="Default_20_Paragraph_20_Font"><text:span text:style-name="T58">a</text:span></text:span>m accuratius considerari^ (quam - antea diximus,<text:line-break/>quod in ligamentum validum desineret, usum non me-<text:line-break/>diocrem apophysibus acclivibus- articulationes efficientibus<text:line-break/>afferre) non ad eum duntaxat usum reperies utilem, fed</text:p>
      <text:p text:style-name="P33">multo esiam magis primae nervi productionis. gratia com-<text:line-break/>,paratam; post nervum enim exporrecta murus re vera<text:line-break/>est ac propugnaculum adversus ea, quae illi quoquomodo<text:line-break/>incidunt, prima omnium excipiens ac propulsans, et si<text:line-break/>qvuluera. excipere , aut conteri , aut quovis alio modo<text:line-break/>affici sit (necesse, ea omnia in fe fe , recipiens potius, quam<text:line-break/>nervus afficiatur.^ Hanc igitur productionem in lumborum<text:line-break/>spondylia videas magnam (quod ipsi sint maximi) et duo-<text:line-break/>bus postremis thoracis similem; in aliis vero decem fpon-<text:line-break/>dylis l eundem ustum nervis praestant apophy<text:span text:style-name="Default_20_Paragraph_20_Font"><text:span text:style-name="T58">s</text:span></text:span>es laterales,<text:line-break/>quibus costarum ossa invehuntur atque dearticulantur ;<text:line-break/>.quasi quum sint, inferioribus minores, atque, apophysim<text:line-break/>hanc memorabilem habere eos esset necesse., nnllusque<text:line-break/>amplius locus . declivi productioni relinqueretur^ coacta<text:line-break/>fuit natura eo., quod propter alium quendam usum para<text:span text:style-name="Default_20_Paragraph_20_Font"><text:span text:style-name="T58">r<text:line-break/></text:span></text:span>tunr fuerat, .ad aliud simul uti. Et quidem certe magnus<text:line-break/>hic locus erat ac munitus, situsque. erat adi nervum</text:p>
      <text:p text:style-name="P35">tutandum opportunissime, Reliqui vero colii spondyli<text:line-break/>nervorum productiones habent a transversis apophysibus<text:line-break/>e (quas bifidas esse diximus) tectas ac, bene stipatas; nam<text:line-break/>omnibus his praeter primum spondylum in utroque la-<text:line-break/>ferali ips<text:span text:style-name="Default_20_Paragraph_20_Font"><text:span text:style-name="T58">a</text:span></text:span>rum fine nervorum productiones extiterunt.<text:line-break/>In collo quidem utrique spondyli, qui inter se fonti con-<text:line-break/>juncti atque aequales, ut docuimus antea, ad foraminis,<text:line-break/>quod nervum deducit, generationem, quoad maxime li-<text:line-break/>cet, conferunt; in lumbi vero totius spondylia nervus<text:line-break/>t invehitur ferme. orae ultimae superioris spondyli, quod<text:line-break/>illinc quidem apophysis ipsum muniens emergat. Prae-<text:line-break/>terea quum spondyli supsius sint magni , alter ipsorum<text:line-break/>solus nervo loci salia praebere potest; at in collo spon-<text:line-break/>dylorum parvitas stola nervo viam praebere non poterat.<text:line-break/>Ob id certe ipsinn ad finem cujusque natura velut se-<text:line-break/>-micirculum quendam exculpsit, quum nosset spondylos<text:line-break/>-ipsos, perforare, propterea quod, si id fecisset,: ostendisset,</text:p>
      <text:p text:style-name="P33">quam sint tenues <text:span text:style-name="Default_20_Paragraph_20_Font"><text:span text:style-name="T58">s</text:span></text:span> eosque maxime imbecilios effecisset.<text:line-break/>Ob eam certe ca usiam ipsorum corpora alia aliis mutuo<text:line-break/>insidentia, praelonga quidem infra, cava vero parti-<text:line-break/>bus supernis fecit , quo fub jectorum spondy lorum acclives<text:line-break/>apophyfes, quae et cavitatem ipsorum generant, et finem<text:line-break/>superioris praelongum complectuntur , nonnihil esiam ad<text:line-break/>communis foraminis generationem conferant; parte enim<text:line-break/>chorum externa est ipse velut semicirculus , et post Apsum<text:line-break/>-sunt spondylo rum articuli <text:span text:style-name="Default_20_Paragraph_20_Font"><text:span text:style-name="T58">i</text:span></text:span> medius autem inter utrumque<text:line-break/>^nervus emergit, simul quidem ab omnibus circumfusis<text:line-break/>eminentiis munitus, simul autem ex utroque spondylo<text:line-break/>exiguum quidpiam exculpens. Quae sculptura haudqua-<text:line-break/>quam libi appareat, si spondylos a Peste omnino induxeris<text:line-break/>-ac separaris , sed dixeris ipsam secutam necessario ntrius-<text:line-break/>que apophyfes; tantam natura dyfpathiae habuit rationem<text:line-break/>-cum aliorum omnium spondylorum, <text:span text:style-name="Default_20_Paragraph_20_Font"><text:span text:style-name="T58">i</text:span></text:span> tum vero eorum,<text:line-break/>equi cosso insunt, quod ipsi essent minimi, et omnia effe-<text:line-break/>lut, tne ipsiorum corpora perforaret, neve imbecillos lip-</text:p>
      <text:p text:style-name="P33">sus efficeret, aut omnino fpinae compositionem, quod<text:line-break/>ipsa esset velut animalis totius compaginis carina quae-<text:line-break/>dam ac veluti fundamentum. Quod vero ad lumborum<text:line-break/>spondylos attinet, ut admonuimus ante, videre nos aperto<text:line-break/>posse, nervum lateribus partium infernarum invehi. In<text:line-break/>dorsi vero spondylia invehitur quidem hic quoque fini<text:line-break/><text:span text:style-name="Default_20_Paragraph_20_Font"><text:span text:style-name="T58">s</text:span></text:span>uperni spondyli evidenter si non tamen similiter, sed ut<text:line-break/>esiam spondylum infernum attingere videatur. In colli<text:line-break/>autem spondylia, quod ipsi omnium essent minimi, uter-<text:line-break/>que spondylus aequalem portionem ad viam nervi con-<text:line-break/>tulit, quum natura cavitatem quandam inter utriusque<text:line-break/>apophyses effecerit obscure adeo, ut nulla ipsorum pars<text:line-break/>exculpta esse videatur, sed necessario id secuta. Num<text:line-break/>igitur solas praedictorum foraminum generationes natura<text:line-break/>spectans, praelonga quidem inferne, cava vero <text:span text:style-name="Default_20_Paragraph_20_Font"><text:span text:style-name="T58">s</text:span></text:span>uperne<text:line-break/>corpora cossi duntaxat spondylorum effecit? an et aliud<text:line-break/>quidpiam utilius providit? Ac cur tandem alios omnes<text:line-break/>spondylos in planum, laevem atque undique aequalem</text:p>
      <text:p text:style-name="P35">omninoque stolidum circulum terminavit,, eaque parte<text:line-break/>^ipscs inter. fe connexuit , <text:span text:style-name="Default_20_Paragraph_20_Font"><text:span text:style-name="T58">s</text:span></text:span>olorum autem colli fpondylo-<text:line-break/>rum non eandem fecit lyntaxin? Quia, quum <text:span text:style-name="Default_20_Paragraph_20_Font"><text:span text:style-name="T58">s</text:span></text:span>pondyli<text:line-break/>singuli primum constructionis fcopum haberent duplicem,<text:line-break/>fedem scilicet tutam spinae totius^ quod ea esset velut<text:line-break/>carina quaedam aci. fundamentum , ac motum, quum ani-<text:line-break/>- malis essent partes, ali<text:span text:style-name="Default_20_Paragraph_20_Font"><text:span text:style-name="T58">o</text:span></text:span>rum. quidem omnium, qui sunt</text:p>
      <text:p text:style-name="P34">I.ub collo, spondeorum ufus in securitate est major, Tu-<text:line-break/>- periurum vero in motione. i Nam si animo reputaris,<text:line-break/>quod ad plures actiones necesse est colium varie, celeri-<text:line-break/>tter ac multum nunc inclinemus, nunc attollamus, atque<text:line-break/>lead latera circumagamus fo quam totam <text:span text:style-name="Default_20_Paragraph_20_Font"><text:span text:style-name="T58">s</text:span></text:span>pinam moveamus,<text:line-break/>- naturam (ut ego arbitror) laudabis, quae utrique spinae<text:line-break/>sparti, quod ex usu erat <text:span text:style-name="Default_20_Paragraph_20_Font"><text:span text:style-name="T58">p</text:span></text:span> elegerit, collos quidem motio-</text:p>
      <text:p text:style-name="P34">ITem<text:span text:style-name="Default_20_Paragraph_20_Font"><text:span text:style-name="T58">p</text:span></text:span> reliquae vero spinae fedem. At neque inferni<text:line-break/>fpondyli alii incumbere aliis tuto poterant sine lata basi<text:line-break/>e ac robusto vinculo , li neque superni moveri facile poterant<text:line-break/><text:span text:style-name="Default_20_Paragraph_20_Font"><text:span text:style-name="T55">ι</text:span></text:span><text:span text:style-name="Default_20_Paragraph_20_Font"><text:span text:style-name="T60"> </text:span></text:span>stae senga apophysi . aut laxo ligamento ,i quandoquidem</text:p>
      <text:p text:style-name="P33">(ut ante ostendimus) articuli omnes, qui varie moventur^<text:line-break/>in capita rotunda desinunt. Et quidem si natura nullam<text:line-break/>prorsus sedis fecurae sp<text:span text:style-name="Default_20_Paragraph_20_Font"><text:span text:style-name="T58">o</text:span></text:span>ndylorum colli habuisset patio-<text:line-break/>nem, sed ipsius duntaxat ad motus velocitatem, ut bra-<text:line-break/>chiurn et femur, comparasset, in capita rotunda, ut hos<text:line-break/>artus, terminasset; at vero fecundi ipsorum ufus non fuit<text:line-break/>oblita, sted ob id eos fecit longos eousque, quantum ipsi<text:line-break/>postulabant, non modo ad motam facilem, verum esiam<text:line-break/>tutum. Sumit autem ad securitatem et alia non con-<text:line-break/>temnenda , quorum alia quidem spondylia omnibus sunt<text:line-break/>communia, alia autem eximia folisque colli spondylia<text:line-break/>peculiaria.</text:p>
      <text:h text:style-name="Heading_20_2" text:outline-level="2">Cap. l V<text:span text:style-name="Default_20_Paragraph_20_Font"><text:span text:style-name="T58">e</text:span></text:span> </text:h>
      <text:p text:style-name="P82">Nam ligamenta omnia, quae ipsis undi-<text:line-break/>que sunt circumdata, quaeque apophysibus lateralibus in-<text:line-break/>I.unt, ac multo magis in posterioribus, communia sunt<text:line-break/>omnibus spondylia; musculorum vero, qui illic sunt,<text:line-break/>robur ac copia et magnitudo eximia ac propria costi -</text:p>
      <text:p text:style-name="P33">fpondylorum sunt. Quibus, quum sint exigui, multi ac<text:line-break/>magni et validi mufculi sunt circumfusa Atque esiam<text:line-break/>lines ipsorum laterales, qui cavitatem omnem supernam<text:line-break/>efficiunt, supernorum spondylorum eminentias, quae ca-<text:line-break/>vitates has ingrediuntur, constringunt. Quorum omnium<text:line-break/>beneficio sit, ut, quanquam omnium maxime laxam habe-<text:line-break/>aut compositionem, aliis tamen spondylia nihilo minus<text:line-break/>sint tuli. Sic igitur natura cum alia omnia, quae ad<text:line-break/>spondylos totius spinae pertinent, tuto exornavit, tum<text:line-break/>autem nervorum productiones, quo modo maxime con-<text:line-break/>veniebat effecit. In primo autem spondylo, qui ^si ip-<text:line-break/>sius dearticulationum, quas libro superiore exposuimus,<text:line-break/>meminimus) multum ab aliis discrepat, neque ex parli-<text:line-break/>bus supernis, quibus cum capite est dearticulatus , neque<text:line-break/>ex infernis, quibus secundo spondylo invehitur, neque<text:line-break/>ex luteribus, quom<text:span text:style-name="Default_20_Paragraph_20_Font"><text:span text:style-name="T58">o</text:span></text:span>do in aliis, tutum erat nervum pro-<text:line-break/>docere; motus enim ipsius est vehemens, pofitionemque<text:line-break/>Inultum variat, ut qui alias quidem ad unguem amplos</text:p>
      <text:p text:style-name="P33">ctatur aut capitis eminentias, aut <text:span text:style-name="Default_20_Paragraph_20_Font"><text:span text:style-name="T58">s</text:span></text:span>ecundi spondyli de-<text:line-break/>vexitates , alias autem ab illis discedat plurimum. Si<text:line-break/>igitur in ipsis dearticulationibus nervus esset locatus, pe-,<text:line-break/>ri culum esset, ne ipse confunderetur quidem, dumsi oJn^l<text:line-break/>nino cum Apsis coiret, aut divelleretur, quum plurimum,<text:line-break/>diducerentur; adde quod neque spondylus ipse exculpi^<text:line-break/>poterat , quum ibi esset tenuis. Quare quum neque ex.<text:line-break/>lateribus, quomodo in aliis, neque .qua capitis corone<text:line-break/>fecundum spondylum ambit, nervi tuto produci possent^<text:line-break/>ubi primus spondylus est crassissimus, ibi natura ipsum,<text:line-break/>pr.ope supernas Tle articulationes foraminibus ten infirmia.<text:line-break/>pertudit; quibus omnibus rebus potuit patiendi difficili-^<text:line-break/>talem tum ipsi <text:span text:style-name="Default_20_Paragraph_20_Font"><text:span text:style-name="T58">s</text:span></text:span>pondylo, tum nervo comparare. .Nam<text:line-break/>ad nervum quod attinet, nemo est qui dubitet, quin<text:line-break/>tura totius fuisset collocatura, si ab articulis ipfum. <text:span text:style-name="Default_20_Paragraph_20_Font"><text:span text:style-name="T58">A</text:span></text:span>IAT<text:line-break/>duxisset. Nec de spondylo etiam. dubitabit,- quin etsepsit<text:line-break/>extra omnem teli jactum. sit constitutus, quod, qua parte<text:line-break/>est crassissimus, ea foraminibus quam tenuissimis</text:p>
      <text:p text:style-name="P33">foratus. Quare st quis alia, quae spondylia omnibus bona<text:line-break/>toto sermone inesse diximus, non providentia quadam<text:line-break/>et arte, fed fortuna quadam accidisse dixerit, id (opinor)<text:line-break/>adjicere non audebit, quod primi spondyli foramina<text:line-break/>fortuito extiterunt. Apparet enim perspicue, tum quod<text:line-break/>non praestiterat ab utroque ipsius fine nervos quosvis<text:line-break/>producere, ob idque fuisse pertusum, tum quod pericu-<text:line-break/>lum esset tenuem spondylum perforari, idon coque an-<text:line-break/>gustissima ipsa habuisse, atque iis partibus, quibus ipse<text:line-break/>potissimum erat crassissimus. Atqui crassities ea maxima<text:line-break/>in eis partibus primi spondyli a natura fuit comparata<text:line-break/>non otiose, neque temere<text:span text:style-name="Default_20_Paragraph_20_Font"><text:span text:style-name="T58">s</text:span></text:span> fed primum, ut ibi tuto per-<text:line-break/>foraretur, deinde ut parte inferna fecundi spondyli de-<text:line-break/>vexitates, superna vero capitis eminentias exciperet;<text:line-break/>qua enim spondyli ipsius partes maxime erant laboratu-<text:line-break/>rae , has praeter caeteras satius fuit validas efficere.</text:p>
      <text:h text:style-name="P58" text:outline-level="2">Cap. V. </text:h>
      <text:p text:style-name="P82">Num igitur haec quidem omnia recte a<text:line-break/>natura facta fuerunt, utrumque vero nervorum exciden-<text:line-break/>tium in quas non oportuit partes distribuit? An in eo<text:line-break/>esiam admirari eam convenit, quae utrumque in mufcu-<text:line-break/>los primo spondylo incumbentes atque adjacentes distri-<text:line-break/>buit? Quum enim moveri ip<text:span text:style-name="Default_20_Paragraph_20_Font"><text:span text:style-name="T58">s</text:span></text:span>os oporteret, consentaneum<text:line-break/>fuit ex propinquis spinali medullae partibus nervum re-<text:line-break/>cipere. Quid reliquos omnes mufculos, qui collo funt<text:line-break/>circumfusi caputque movent, nonne Ap<text:span text:style-name="Default_20_Paragraph_20_Font"><text:span text:style-name="T58">i</text:span></text:span>os quoque satius<text:line-break/>fuit illinc alicunde ex spinali medulia coIli nervorum<text:line-break/>principia fumare? Quum enim prima conjugatio sit te-<text:line-break/>nuis, ob idque ex ipsa portio capiti distribui nequeat,<text:line-break/>ex secunda coniugatione id effecit; ac per supernos mu-^<text:line-break/>sicinos nervus uterque perlabitur,- obliquus quidem pri-<text:line-break/>mum in partem posteriorem ac superiorem, obliquus^<text:line-break/>autem rurfus post haec^ antrorsum ac sursum progressus,<text:line-break/>in caput totum demum dispergitur, tum ad partes ad<text:line-break/>aur es attinentes , tum ad posteriores usque ad verticem</text:p>
      <text:p text:style-name="P33">ac ossis bregmatis initium; de quibus postea tractabimus,<text:line-break/>dum de nervis libro decimo sexto agemus. Quod vero<text:line-break/>nervorum secundae conjugationis intra supererat, in pro-<text:line-break/>pinquos omnes musculos est distributum, a quibus pri-,<text:line-break/>morum spondylorum motus tum inter feste tum cum<text:line-break/>capite fiunt. Emergunt autem hi nervi non ex laterali-<text:line-break/>bus foraminibus, ut in tersia ac quarta conjugatione, ne-^<text:line-break/>quo ex. ipsio perforato fecundo spondylo, quomodo est.<text:line-break/>primus; nam e<text:span text:style-name="Default_20_Paragraph_20_Font"><text:span text:style-name="T58">x</text:span></text:span> lateralibus non poterat propter causam,<text:line-break/>quam in primo attulimus; a Dulia vero ejus parte alia<text:line-break/>emergere poterat, quod ipsi primus spondylus esset cir-<text:line-break/>cumdatus. Ubi igitur fo lunr licuit, ibi natura locum<text:line-break/>quendam comparavit , in utraque scilicet spinae parte in-<text:line-break/>ter primum ac fecundum spondylum , per quem fecunda<text:line-break/>nervorum coniugatio egreditur, quae nihil ab ipsorum<text:line-break/>motu laeditur. Tertia vero conjugatio nervorum, qui a<text:line-break/>spinali medulla oriuntur, ex communi foramine fecundi</text:p>
      <text:p text:style-name="P33">et tertii spondyli emergit, mufculisque buccas moventi-<text:line-break/>bus et illis , qui colium totum cum<text:span text:style-name="Default_20_Paragraph_20_Font"><text:span text:style-name="T58">u</text:span></text:span>capite toto retro<text:line-break/>erigunt, distribuitur. Pars vero ipsius, quae antrorsum<text:line-break/>fertur, utrique coniugationi, fecundae scilicet, cujus jam<text:line-break/>meminimus, et quartae, de qua verba mox faciemus, per-<text:line-break/>miscetur. Porro distributionem exactam, quam in ante-<text:line-break/>rioribus colli partibus ipsarum con junctio habet, libro de-;<text:line-break/>cimo siexto explicabimus. In praesentia vero id modo<text:line-break/>intellexisse suffecerit, quod tertia ac quarta conjugalio<text:line-break/>nervos communibus colli et capitis musculis suppeditat,<text:line-break/>ac praeterea musculis buccas moventibus, quemadmodum.<text:line-break/>certe et parlibus omnibus, quae sunt post aures. Quinta<text:line-break/>vero conjugalio, quae praedictas quatuor sequitur, pro-<text:line-break/>ductionem habet, qua quartus spondylus cum quinto con-<text:line-break/>jungitur; distribuitur autem, simulatque emersit, quomodo<text:line-break/>praedictae. Pars vero ipsius quaedam retro per profun-<text:line-break/>dum fertur in communes colli et capitis musculos ; alia<text:line-break/>vero pars antrorfum in musculos buccas moventes et</text:p>
      <text:p text:style-name="P33">caput inclinantes; alia autem ac tertia in .medio prae-<text:line-break/>diclarum ipsius partium furtum versus scapulae fummita-<text:line-break/>tem fertur; verum haec quidem musculis ejus loci ac<text:line-break/>culi circumfusae distribuitur, quemadmodum a praedictis<text:line-break/>omnibus ad cutim aliquid pervenit. Ad radicem autem<text:line-break/>nervorum pars quaedam utrique vicinarum conjugatio-<text:line-break/>num, fextae scilicet et quartae, miscetur, et qui nervus<text:line-break/>a: quarta ad ipsam descendit tenuis , is manifesto cernitur<text:line-break/>pardi ejus permisceri, qua maximam portionem ex ejus<text:line-break/>loci spondylia nervus .diaphragmatis coliectam habet,<text:line-break/>utrinque unus, qui fusi membranas thoracem sopientes fer-<text:line-break/>tur. Sextae vero post hanc coniugationis sub quinto<text:line-break/>fpoudylo excidentis mixtio fit magna cum propinquis<text:line-break/>utrisque, fed plurima ejus pars ad sima scapularum ex-<text:line-break/>tenditur. Auget autem quodammodo .partibus anteriori-<text:line-break/>bus et diaphragmatis nervum, quemadmodum et aliis<text:line-break/>omnibus ejus loci spondylia propagines quasdam exiguas</text:p>
      <text:p text:style-name="P33">immittit, quomodo et reliquis coiugationibus nervorum,<text:line-break/>qui fiunt in cosso; quorum particularem omnem distribu-<text:line-break/>dionem accuratius, dum feorsim de nervis agemus, expli-<text:line-break/>cabimus. In praestent^. vero summam tantum ac caput<text:line-break/>cujusque coniugationis statui exponere; cuiusmodi est,<text:line-break/>-quod scilicet septimae coniugationis,. -quae post sextum<text:line-break/>spondylum ex communi ipsius et septimi spondyli foramine<text:line-break/>oritur , magna fit cum utraque propinqua commixtio , par-<text:line-break/>temque fui maximam extendit in brachium; quemadmo-<text:line-break/>dum certe et ab. octava coiugatione , quae a spinali me-<text:line-break/>dulia post <text:span text:style-name="Default_20_Paragraph_20_Font"><text:span text:style-name="T58">s</text:span></text:span>eptimum spondylum exoritur, maxima pars<text:line-break/>in cubitum pervenit, permixta etiam hac ac contexta<text:line-break/>Vum vicinis coniugationibus, ita ab ea coniugatione, quae<text:line-break/>post octavum spondylum praecedenti miscetur, pars non<text:line-break/>exigua ad manus extremas pervenit. - Sunt autem nervi<text:line-break/>hi ad primum inter costas intervallum minimum locum<text:line-break/>occupantes, quod primae etiam costae fiunt minimae. Ob<text:line-break/>idque post septimum spondylum natura coepit thoracem</text:p>
      <text:p text:style-name="P33">effingere, (tametsi manus nondum, quod fiatis esset, habe-<text:line-break/>reut,) quod ea coniugatione ; quae est post octavum stpon-<text:line-break/>dylum, ad utraque uti poterat, primum scilicet inter<text:line-break/>costas fpatiuin et manum. i Atque etiam ad diaphragma<text:line-break/>mirabiliter admodum nervos ex spinali medulia colli, et<text:line-break/>ad musculos intercostales ex .singulis propinquis spon-<text:line-break/>dylis deduxit. Differt enim diaphragma ab aliis omni-<text:line-break/>bus mufculis non figura modo, verum etiam situ et<text:line-break/>actione; rotunda enim esii ipsius figura, situs vero obli-<text:line-break/>quus, partibusque anterioribus ac superioribus ad ster-<text:line-break/>num pertingit, inde autem retro. semper ac deorsum<text:line-break/>fertur, donec spinam contingat, cui etiam ad lumbos<text:line-break/>coalescit; caput autem, ad quod fibrae in musculis omni-<text:line-break/>bus annectuntur, non (ut quis opinari possit) est ad ster-<text:line-break/>num, quemadmodum neque ad lumbos, sed in media<text:line-break/>totius diaphragmatis parte, quae est nervosa. Proinde<text:line-break/>nervos, qui fibras ilias moverent, a loco quodam edito</text:p>
      <text:p text:style-name="P33">manare erat necesse, ut in. omnem partem ex aequo<text:line-break/>acsionem extenderent. Sic enim. habente diaphragma te,<text:line-break/>ut nunc habet, necesse fuit caput musculi vel in medio<text:line-break/>ejus locari,, vel oppositis medio partibus, quae scilicet<text:line-break/>integrum ipsi circulum circumscribunt , qua quoquoversus<text:line-break/>vicinis coalescit; verum si, quo thoracem moveret, extitit,<text:line-break/>necesse fuit partes quidem ipsius extremas esse, per quas<text:line-break/>thoraci^ coalescit, caput autem illis omnibus esse opposi-<text:line-break/>tum , quum nullus alius locus esset aptior medio dia-<text:line-break/>pluagmate, in quod jugum hoc nervorum cerni tar de-<text:line-break/>fcendere. Quod si nervr iis partibus diaphragmati in—<text:line-break/>sererentur, per quas thoraci coniungitur, , finem utique<text:line-break/>haberet in parte ipsius nervosissima ac media; at vero<text:line-break/>non in finem musculorum , fed in ipsorum principia<text:line-break/>nervr motum .inferantur est necesse. Ob e<text:span text:style-name="Default_20_Paragraph_20_Font"><text:span text:style-name="T61">am</text:span></text:span> certe cau—<text:line-break/>fam. diaphragma fotum partium earum, quae sunt sub cla-<text:line-break/>vibus , nervos a spinali medulla colli recipit, aliarum<text:line-break/>vero inferiorum. nulla; per longam enim viam eos du-</text:p>
      <text:p text:style-name="P33">cere, quum ex vicinis immittere <text:span text:style-name="Default_20_Paragraph_20_Font"><text:span text:style-name="T58">p</text:span></text:span>artibus liceat, con-<text:line-break/>disinis esset ignorantis, quidnam sit, melius. Propter hunc<text:line-break/>igitur usum nervi sublimes ad diaphragma perveniunt,<text:line-break/>totum thoracem pervadentes. Porro quod sublimes ipsus<text:line-break/>omnino ferri esset necesse, parti diaphragmatis sublimi<text:line-break/>^inserendos, ob id natura membranis thoracem dispescens<text:line-break/>tibus,. quo ipsus. in itinere tutos redderet, est usa; ex-<text:line-break/>tensi enim propter has ac vecti conti nentur ab ipsis<text:line-break/>ac stabiliuntur.</text:p>
      <text:h text:style-name="Heading_20_2" text:outline-level="2">Cap. VI. </text:h>
      <text:p text:style-name="P82">Quin et thorax ipsie coepit post septimum<text:line-break/>spondylum compingi, postquam scilicet ad Duliam prae-<text:line-break/>terea partem, . neque inseriorem, neque etiam cossi aut<text:line-break/>manus, nervos mitti oportebat. Melius enim fuit spina-<text:line-break/>lem m eduliam thoracis. nervorum propagines ex propi<text:span text:style-name="Default_20_Paragraph_20_Font"><text:span text:style-name="T58">a-<text:line-break/></text:span></text:span>nuo omnibus, quae iliic sunt, portabus suggerere ; ob<text:line-break/>eamqhe cau<text:span text:style-name="Default_20_Paragraph_20_Font"><text:span text:style-name="T58">i</text:span></text:span>am a nervis, qui singulis insunt spatiis in-<text:line-break/>tercostalibus, portio non exigua per musculos ad externa<text:line-break/>excidit, quae ad radices costarum in instrumenta, quae</text:p>
      <text:p text:style-name="P33">Eunt ad <text:span text:style-name="Default_20_Paragraph_20_Font"><text:span text:style-name="T58">P</text:span></text:span>pinam, dispergitur; post autem prope devexa<text:line-break/>maxime singularum costarum in . corpora thoraci circum-<text:line-break/>fusa, veluti et prope sternunt partibus, b quae illic sunt,<text:line-break/>disseminatur. .Jure igitur, quum, quae quidem stupra tho-<text:line-break/>racem funt omnia., ex propinqua spinali meduHa colli<text:line-break/>nervos recipere, quae vero thoraci lin<text:span text:style-name="Default_20_Paragraph_20_Font"><text:span text:style-name="T58">i</text:span></text:span>unt omnia, ea<text:line-break/>quoque ex spinali medulla propinqua , quae est in dorso,<text:line-break/>uni vero inferiorum, diaphragmati scilicet, ex cossi ipsius<text:line-break/>spinali meduHa nervos immittere oporteret, omniaque<text:line-break/>ex praediolis spondylia propagines receperunt, hic qur-<text:line-break/>dem collum desiit. Post ipsum autem natura coepit tho-<text:line-break/>racem fabricari. Proinde non immerito homini ei simiae<text:line-break/>atque aliis animalibus, quae non longe a natura horum<text:line-break/>absunt, collum ex septem spondylia est factum. Duos<text:line-break/>enim , .ex ipso. usus monstravimus, priorem quidem^ in<text:line-break/>nobis, propter laryngis constitutionem, alium vero in iis<text:line-break/>animalibus, quae crura habent longa, quibus, quum Gi-<text:line-break/>bum e terra sibi quaeritant, manuum vide costi longi-</text:p>
      <text:p text:style-name="P33">tudo inest; at de illis quidem nunc dicere non est in-<text:line-break/>statutum. Homini vero - ac similibus colium ex septem<text:line-break/>fpondylis jure est compactum, quum ejusmodi magnitudo<text:line-break/>-laryngi conveniat, par sesque omnes (quas a spinali me-<text:line-break/>dulia colli nervos recipere praedi terat) quod satis est re-<text:line-break/>cipsant. Nam in i commentariis, quos de voce conscripsi-<text:line-break/>mus, monstravimus, larynga. (qui primum est vocis instru<text:span text:style-name="Default_20_Paragraph_20_Font"><text:span text:style-name="T58">r-<text:line-break/></text:span></text:span>mentum, neceflariamque in collo habet positionem) quo<text:line-break/>quidem tempore. extenditur, Iongiorem quam ante vide-<text:line-break/>ri, quum vero s<text:span text:style-name="Default_20_Paragraph_20_Font"><text:span text:style-name="T58">u</text:span></text:span>mme flectitur, aequatur exacte sic, ut<text:line-break/>.nullus relinquatur locus. vacuus,. neque ullis utrinque osi-<text:line-break/>sibus impingat , superne quidem maxiliae, inferne vero<text:line-break/>clavi.. Quum ; igitur. <text:span text:style-name="Default_20_Paragraph_20_Font"><text:span text:style-name="T58">i</text:span></text:span> partes omnes corporis respondentem<text:line-break/>proportione habeant inter. fe magnitudinem , oportet utin<text:line-break/>que et thoracem habere magnitudinem aliis etiam, non<text:line-break/><text:span text:style-name="Default_20_Paragraph_20_Font"><text:span text:style-name="T58">s</text:span></text:span>ibi stoli, convenientem, si modo demonstratum recte fuit,<text:line-break/>queque respirationem , neque vocem posse sine eo fieri<text:span text:style-name="Default_20_Paragraph_20_Font"><text:span text:style-name="T58">.r<text:line-break/></text:span></text:span>.Quin et cor . ip<text:span text:style-name="Default_20_Paragraph_20_Font"><text:span text:style-name="T58">s</text:span></text:span>um primum . ac cum ipso pulmones it-</text:p>
      <text:p text:style-name="P33">lius etiam praesidio indigere ostendimus. Quas ob causas<text:line-break/>necesse fuit naturam, dum thoracem fabricaretur, hos<text:line-break/>quatuor, scop<text:span text:style-name="Default_20_Paragraph_20_Font"><text:span text:style-name="T58">a</text:span></text:span>s sibi proposuisse, vocem scilicet, respira-<text:line-break/>tionem, cordis ac pulmonis magnitudinem. Licet au-<text:line-break/>tem tibi primum considerare pulmonis magnitudinem,<text:line-break/>qui neque major, neque minor asperae arteriae Lectione<text:line-break/>fieri poterat; quousque enim ipsa divisa progreditur, ea-<text:line-break/>tenus pulmonis carnem ei circumtexi oportet. Atqui<text:line-break/>illa latitudinem habuit ac longitudinem, quanta ad re-<text:line-break/>spiralionem ac vocem sat erat, quemadmodum res ipfa<text:line-break/>indicat. Sequebatur autem arteriam pulmonis generatio,<text:line-break/>ac hujus magnitudinem thoracis; magnitudo, siquidem<text:line-break/>omnem ejus capacitatem a pulmone repleti erat melius,<text:line-break/>quemadmodum in commentarii^ de respiratione probavi-<text:line-break/>mus. Quin et cor positionem ac magnitudinem in tho-<text:line-break/>race sibi ipsi habuit convenientem, si Tenes memoria e<text:span text:style-name="Default_20_Paragraph_20_Font"><text:span text:style-name="T58">t</text:span></text:span>U<text:line-break/>quae antea de ipsa praecepimus.</text:p>
      <text:h text:style-name="P58" text:outline-level="2">Cap. VII. </text:h>
      <text:p text:style-name="P82">Quod igitur thorax convenientem habuit<text:line-break/>magnitudinem , ex dictis patere jam arbitror. Quod au-<text:line-break/>tem fpondylomm quoque magnitudines paulatim augeri<text:line-break/>oportuit, id etiam fuit antea demonstratum. Ac nimi-<text:line-break/>rum apparet id mirabiliter a natura fuisse ferratum;<text:line-break/>spondyli enim inseriores tanto incumbentibus sunt majo-<text:line-break/>res, ut hos sine molestia gestent, hi vero sine molestia a<text:line-break/>fubjectis vehantur. Verum hos tam magnos thorax totus<text:line-break/>duodecim requisivit; tantus fuit tum numeri spondylorum,<text:line-break/>tum magnitudinis ipsorum paulatim crescentis, et totius<text:line-break/>thoracis generationis concentus. Qui vero deinceps hos<text:line-break/>sequuntur quinque spinae spondyli, eadem ratione sunt<text:line-break/>facti, qua ii, qui sunt in collo. Nam quum nervi, qui<text:line-break/>a spinali medulia proficiscuntur in musculos spinales ac<text:line-break/>hypogastrii , ac si qui alii Ibi sunt locati, dividantur,<text:line-break/>primas quidem oportuit productiones ad ea mitti, post<text:line-break/>autem et ad crura; ac tunc os sacrum oriri, quod</text:p>
      <text:p text:style-name="P33">simul quidem velut fundamentum quoddam spinae esset<text:line-break/>futurum, simul autem ossa ischiorum ac ilium lucum-<text:line-break/>bentia sibi exciperet; sine quibus neque pubis osia con-<text:line-break/>stare poterant, quae ustus necessarios animali erant prae-<text:line-break/>ftitura, crurumque ad isichion dearticulatio omnino non<text:line-break/>fuisset- Horum enim primorum gratia, tum autem uteri,<text:line-break/>vesicae ac intestini recti, os natura est molita, quod<text:line-break/>latum, alii sacrum nuncupant. Porro quemadmodum<text:line-break/>nervus ortas ex primo spatio intercostali totus propemo-<text:line-break/>dum ad manum accedit, ad eundem modum hic quoque<text:line-break/>nervus is, qui per primum foramen ex osse lato excidit,<text:line-break/>iis, qui ad crus feruntur, commiscetur. Proinde conjuga-<text:line-break/>tiones, quae funt sub diaphragmate , nervorum a spinali<text:line-break/>medulla proficiscentium, qui ad musculos praedictos et<text:line-break/>crura feruntur, quinque quidem spondylia indiguerunt,<text:line-break/>fiexta vero quae eas excipit coniugatio primis ossis stat-<text:line-break/>crr foraminibus. Sunt autem et aliae tres in eo conju-</text:p>
      <text:p text:style-name="P33">gationes, quae in partes super] ac entes distribuuntur; con-<text:line-break/>fentaneum enim fuit illis quoque ex partibus vicinis<text:line-break/>nervos distribui^ Verum non est praesentis inful<text:span text:style-name="Default_20_Paragraph_20_Font"><text:span text:style-name="T58">a</text:span></text:span>ti de<text:line-break/>nervorum distributione verba facere (de ea edim seorsum<text:line-break/>agemus), fed spondylorum numerum omnem explicare,<text:line-break/>ac cum eo sacri ossis magnitudinem. Perspicuum itaque<text:line-break/>jam. est, collum merito ex spondylia septem constare,. tho-<text:line-break/>racem autem, quit ipsum subsequitur, ex duodecim; ac<text:line-break/>post eum lumbi ex quinque; os vero sacrum tantum,<text:line-break/>quantum nunc est, et reliqua omnia, quae ad spinam<text:line-break/>pertinent. Ipsum porro os sacrum in fine cartilaginis<text:line-break/>Labet epiphysin ejusdem ufus gratia , cujus [ternum ha-<text:line-break/>buit,. et totius rachis spina, ac costarum nostrarum capita,<text:line-break/>et partes omnes corporis nudae ac prominentes; dixi-<text:line-break/>mus enim de iis jam saepenumero. Dearticulatur autem<text:line-break/>cum ultimo . lumborum spondylo , quomodo ille fpon^<text:line-break/>dylis aliis.</text:p>
      <text:h text:style-name="P58" text:outline-level="2">Cap. VliI. </text:h>
      <text:p text:style-name="P82">Ligamentum autem validum exacte<text:line-break/>adeo anteriores omnium ipsorum partes coliigat, ut me-<text:line-break/>dicorum plerisque ne coliigari quidem ea parte, sied coa- L<text:line-break/>Inficere spondyli inter se videantur. Desinit autem liga-^<text:line-break/>mentam hoc parte quidem posteriore in tunicam menin<text:span text:style-name="Default_20_Paragraph_20_Font"><text:span text:style-name="T52">-</text:span></text:span><text:span text:style-name="Default_20_Paragraph_20_Font"><text:span text:style-name="T55">ϋ</text:span></text:span><text:span text:style-name="Default_20_Paragraph_20_Font"><text:span text:style-name="T52"><text:line-break/></text:span></text:span>gas spinalis medullae ambientem, anteriore vero paulum<text:line-break/>progressum utraque parte inferitur in cartilaginem , quae<text:line-break/>spondylos inungit. Porro spondyli omnes ab ea con-<text:line-break/>nexione, quam parte anteriore habent, retro progressi<text:line-break/>paulatim a <text:span text:style-name="Default_20_Paragraph_20_Font"><text:span text:style-name="T58">P</text:span></text:span>este diducuntur, locum omnem medium re-<text:span text:style-name="Default_20_Paragraph_20_Font"><text:span text:style-name="T58">i<text:line-break/></text:span></text:span>fertum habentes humiditate alba ac vifcofa, simili ei, <text:span text:style-name="Default_20_Paragraph_20_Font"><text:span text:style-name="T58">e<text:line-break/></text:span></text:span>quae per alios propemodum omnes articulos est dispersis L<text:line-break/>idcirco succi ejusmodi usus partibus omnibus expedite<text:line-break/>movendis est communis, ut prius esiam ostendimus^<text:line-break/>Haec igitur omnia. admirabilia sunt operum naturae spe-<text:line-break/>ctacula, quemadmodum et meningis utriusque, quae sunt<text:line-break/>circum spinalem medullam, .species omnis speciei earum,<text:line-break/>quae totum cerebrum in orbem complectuntur, plane est<text:line-break/>similis; nisi quod nulium habet medium intervallum, ut</text:p>
      <text:p text:style-name="P33">in capite, fed in hoc fane discrepat, quod crassa meninx<text:line-break/>tenuem tangit ac totam in orbem continet, praeterea<text:line-break/>quod tersia quaedam tunica valide admodum ac nervosa<text:line-break/>extrinsecus iis est imposita- Quae ibitur est horum causa?<text:line-break/>natura enim nihil facit frustra. Quum spinalis medulla<text:line-break/>quaedam habeat cum cerebro .communia , alia vero pro-<text:line-break/>pria, in communibus quidem communem quoque habet<text:line-break/>constructionem, in, propriis vero propriam ac dilcrepan-<text:line-break/>tem: <text:span text:style-name="Default_20_Paragraph_20_Font"><text:span text:style-name="T58">E</text:span></text:span>unt autem ei cum cerebro communia, quod cor-<text:line-break/>poris substantia sit similis , et nervorum etiam fit prin-<text:line-break/>cipium, propria vero, ut, cum cerebrum posset ac mo-<text:line-break/>veatur, quanquam osse immobili contineatur, ipfa tamen<text:line-break/>non moveatur, tametsi a spondylia mobilibus continetur.<text:line-break/>Non abs re igitur ipsis similiter quidem duae meninges<text:line-break/>fuerunt datae , altera quidem ad vasta, quae ipsis infunt,<text:line-break/>colliganda, totamque eorum substantiam, quae mollis est<text:line-break/>admodum, constringendam , altera vero, ut tegat et ad-<text:line-break/>verfus ossa circumfusa muniat, ipfaque etiam ossa extrin-</text:p>
      <text:p text:style-name="P33"><text:span text:style-name="Default_20_Paragraph_20_Font"><text:span text:style-name="T58">s</text:span></text:span>ecus stunt data, veluti propugnaculum ac murus, qui<text:line-break/>possit eorum, quae incidere aci contundere et quoquo^<text:line-break/>alio modo violare queant, sine molestia impetum exci-<text:line-break/>pere. Privatim vero utrique, -quod- cerebrum quidem<text:line-break/>pulsabat, crassa meninx tantum ab eo discessit, quoad<text:line-break/>ipsi, dum dilatatur, suscipiendo salis esset; quod vero<text:line-break/>spinalis medulla non pulsabat, crassa meninx cum tenui<text:line-break/>sese coniunxit ab ea ne tantillum quidem <text:span text:style-name="Default_20_Paragraph_20_Font"><text:span text:style-name="T58">P</text:span></text:span>eruncta; quod<text:line-break/>vero rur<text:span text:style-name="Default_20_Paragraph_20_Font"><text:span text:style-name="T58">P</text:span></text:span>us capitis ossibus nullus motos conspicuus inest;<text:line-break/>spinalis autem medullae ossibus vehemens, cerebro^ qui-<text:line-break/>dem nuHum extra crassam meningem aliud operimentum<text:line-break/>fuit circumdatum ; spinali autem medullae tersia ista tu-<text:line-break/>nica nervosis, .crassa ac robusta (cujus paulo anfu memi-<text:line-break/>ni) est circumdata; nam dum spinam aliquando flectimus<text:line-break/>ac curvamus, aliquando extendimus, eodem quo ipfa<text:line-break/>modo fpinalis meduHa flexa ac tensa facile utique fran-<text:line-break/>geretur, si nullum ejusmodi tegumentum ei. esset circum-<text:line-break/>positum. Ac etiam humor vi<text:span text:style-name="Default_20_Paragraph_20_Font"><text:span text:style-name="T58">s</text:span></text:span>cofus huic tunicae est cir-<text:line-break/>cumfusus, quomodo.^ et tunicae spondylos colligant^, et</text:p>
      <text:p text:style-name="P33">articulis omnibus, et linguae, et laITngi, et meatui uri-<text:line-break/>nario, et oculis pinguedo, et (ut summatim dicam) olli-<text:line-break/>nihus iis, quae, moveri assidue oportebat; metuendum<text:line-break/>enim. erat, ne exiccata quidem ipsa dolerent, . ac tandem<text:line-break/>actiones ipsorum labefactarentur. Quod homines imitati<text:line-break/>curruum axes atque plaustrorum ungunt prius <text:span text:style-name="Default_20_Paragraph_20_Font"><text:span text:style-name="T58">s</text:span></text:span>ucco<text:line-break/>humido ac vi<text:span text:style-name="Default_20_Paragraph_20_Font"><text:span text:style-name="T58">s</text:span></text:span>co<text:span text:style-name="Default_20_Paragraph_20_Font"><text:span text:style-name="T58">s</text:span></text:span>o, .quo. nihil illi patiantur et movean-<text:line-break/>tur celerius.</text:p>
      <text:h text:style-name="Heading_20_2" text:outline-level="2">Cap. IX.</text:h>
      <text:p text:style-name="P82">Num igitur haec quidem omnia ea <text:span text:style-name="Default_20_Paragraph_20_Font"><text:span text:style-name="T58">s</text:span></text:span>oler-<text:line-break/>tia natura in <text:span text:style-name="Default_20_Paragraph_20_Font"><text:span text:style-name="T58">s</text:span></text:span>pinali . medulla ac spina.sceta comparavit,<text:line-break/>venas vero atque arterias ipsis aut non .immisit, aut non<text:line-break/>unde oportebat, aut non quot praestiterat ,au t minores,<text:line-break/>aut majores, quam conveniebat? An hi<text:span text:style-name="Default_20_Paragraph_20_Font"><text:span text:style-name="T58">c</text:span></text:span> quoque eam ad-<text:line-break/>mirari convenit, quae singulis <text:span text:style-name="Default_20_Paragraph_20_Font"><text:span text:style-name="T58">s</text:span></text:span>pinae partibus ab adja-<text:line-break/>censibus vasis propagines suppeditavit, unam singulis<text:line-break/>fpondylis coiugationem tantae magnitudinis , ut in cor-<text:line-break/>pora omnia spondylo circumiacentia dividi plane queat?<text:line-break/>^ed . quoniam conjugalio nervorum una ex singulis fpon-</text:p>
      <text:p text:style-name="P33">dylis enascebatur, planum est, quod ipsorum numerus<text:line-break/>venarum atque arteriarum numero aequalis erat futu-<text:line-break/>rus. Quae -igitur de nervis a^nobis, dum, unde nervi<text:line-break/>exorirentur, explicaremus, fuerunt dicta, ea de arteriis<text:line-break/>quoque ac venis dicta fuisse putare oportet; rurfusque<text:line-break/>eam hic admirari, quod locum exortas tum vasis ipsis<text:line-break/>tum <text:span text:style-name="Default_20_Paragraph_20_Font"><text:span text:style-name="T58">s</text:span></text:span>pondylia tutissimum elegerit. Nam foramine uno<text:line-break/>ex iis, quae antea fuerunt -in nervorum expositione dicta,<text:line-break/>.ad trium instrumentorum transitum est usa, nervum qui-<text:line-break/>dem intus foras, . foris autem intro arteriam ass venam<text:line-break/>deducens. Hic igitur rurfus eorum, quae in aliis fuerunt<text:line-break/>demonstrata, recordatus (quod partes omnes animalis ali-<text:line-break/>mentum ex vasis .propinqui^ ad Te ipsas attrahunt , quod-<text:line-break/>que ipsa a longinquiore^ trahere nequeunt , ob eam que<text:line-break/>.causam vasta continuo r dividuntur) tenuia foramina, quae<text:line-break/>parte anteriore singulis insunt magnis spondylia, consi-<text:line-break/>dera, per quae vasa nutrientia in ipsos inferuntur A par-<text:line-break/>vis. enim nihil ejusmodi inesse^ videas, quod natura ex-</text:p>
      <text:p text:style-name="P33">ploratum habebat, vim trahendi ex vasis ossibus propin-<text:line-break/>quis in spondylia quidem minoribus manere adhuc poste<text:line-break/>sinceram, in magnis vero ob intercapedinis longitudinem<text:line-break/>exolvi. Ob eam igitur cautam parvis quidem spondylia<text:line-break/>praedicta duo foramina latis este possunt, per quae intro<text:line-break/>quidem venae et arteriae, f<text:span text:style-name="Default_20_Paragraph_20_Font"><text:span text:style-name="T58">o</text:span></text:span>ras vero nervi ferebantur,<text:line-break/>magnis autem non haec modo, verum esiam quae vasis<text:line-break/>nutritoris servirent, natura convenienter est machinata.<text:line-break/>Eadem, opinor, ratione in magna osia omnia, ut bra-<text:line-break/>chium, femur, cubitum ac tibiam, vasa quaedam tenuia<text:line-break/>inferuntur, parvis vero nihil ejusmodi fuit opus. Qnem-<text:line-break/>admodum igitur a venis propinquis atque arteriis non<text:line-break/><text:span text:style-name="Default_20_Paragraph_20_Font"><text:span text:style-name="T56">a </text:span></text:span>longinquo nec per longam viam cum aliis omnibus<text:line-break/>animalis partibus, tum maxime iis, quae sunt ad spinam,<text:line-break/>rami vasorum tenuium accedunt; ad eundem modum et<text:line-break/>nervi partibus fpondylo cuique vicinis ex spinali mednlia,<text:line-break/>quae est ad el<text:span text:style-name="Default_20_Paragraph_20_Font"><text:span text:style-name="T58">u</text:span></text:span>si spondylum, distribuitur, natura scilicet</text:p>
      <text:p text:style-name="P33">ubique hoc agente, ne longo intervallo vasit tenuia didu-<text:line-break/>ceret, si nihil tamen aliud majus sit, quod impediat.<text:line-break/>Sed de his quidem fusius, quum de vasis omnibus com-<text:line-break/>munitor agemus , dicemus ; quem ego tractatum antea<text:line-break/>scio me saepe rejecifle; in quo etiam de cossi spondylia<text:line-break/>agemus, propterea quod in solis ipsis foramina transversis<text:line-break/>apophysibns insunt. Quod enim vasa quaedam per ipsas<text:line-break/>permeent, etiamsi anatomicorum plerique ignorent, inven-<text:line-break/>tu tamen cuivis non est difficile, praesertim si ea, quae<text:line-break/>de dissecandi rasione conscripsimus, perlegerit; quaenam<text:line-break/>vero viae ejusmodi sit utus, libro de vasis decimosexto<text:line-break/>scilicet commemorabitur. Nunc autem id unum solum<text:line-break/>quum adjecero, ad sermonem de lcapulis me convertam.<text:line-break/>Est autem Id unum, ut dicam usum, propter quem natura<text:line-break/>ex locis praedictis nervos diaphragmatis produxit. Quod<text:line-break/>autem in medias phrenas eos inferi praestiterit, tum<text:line-break/>quod ob eam causam proni ac declives ferantur , de-<text:line-break/>monstratum ante fuit. , At cur primum non ex ipso ce-</text:p>
      <text:p text:style-name="P33">rebro ipfos produxit, quum ipsi sic ferri sublimes esiam<text:line-break/>possent? Quod si ex collo praestiterat, cur, tribus primis<text:line-break/>coniugationibus praeteritis, ex quarta portionem quan-<text:line-break/>dam araneosam, ex quinta vero memorabilem, postremo<text:line-break/>ex fexta. aliam hac quidem minorem, at majorem prima,<text:line-break/>eis tribuit? licebat enim ex primis tribus spondylia, aut<text:line-break/>contra ex tribus colli posterioribus nervum producere, si<text:line-break/>modo ex mullis principiis omnino acervare ipfos melius<text:line-break/>esse existimabat; ut, si quando unum aliquod principium<text:line-break/>aut duo passa fuissent, reliquum diapluagmati sub<text:span text:style-name="Default_20_Paragraph_20_Font"><text:span text:style-name="T58">s</text:span></text:span>erviret;<text:line-break/>nam quod ex spinali medulla colli orti nervi sint robu-<text:line-break/>.stiores, et propterea ad functiones activas aptiores, pa-<text:line-break/>tere id arbitror. Prope thoracem autem ipforum prin-<text:line-break/>ciprum noluit statuere, ne, quum ad membranas thoracem<text:line-break/>interfepi entes ac thoracem ipfum spui innixos ipfos dev<text:line-break/>fcendere oportebat) ferrentur , flexione ipfos uti angulari<text:line-break/>esset necesse. Didicimus enim, ipfos non ex anterioribus</text:p>
      <text:p text:style-name="P33">spinae partibus; fed ex lateralibus exoriri. Quum igitur<text:line-break/>ad medium locum (ibi. enim sunt membranae thoracem<text:line-break/>dividentes) feruntur, sensim quidem sesie ex praediolis<text:line-break/>fpinalis medullae partibus exorti inclinant; quem motum<text:line-break/>cum flexione fecissent, si ex partibus inferioribus essent<text:line-break/>producti. Quocirca in animalibus colium longius quam<text:line-break/>simia habentibus nihil penitus ex quarta coniugatione<text:line-break/>nervorum a fpinali medulla fertur ad diaphragma; ut .<text:line-break/>neque in iis, quae valde longum habent colium, ex<text:line-break/>quinta;. semper enim natura videtur longiores deductio-<text:line-break/>nes vitasse non in nervis modo, sed esiam in arteriis,<text:line-break/>venis ac ligamentis. Quam igitur quarta nervorum con-<text:line-break/>jugatio a colio proficiscentium habet in simiis altitudi-<text:line-break/>nem , eam sexta habet in iis , . quae colium longum ad-<text:line-break/>modum habent , aut quinta in silis , quae mediocre.</text:p>
      <text:h text:style-name="Heading_20_2" text:outline-level="2">Cap. X. </text:h>
      <text:p text:style-name="P82">Tempestivum <text:span text:style-name="Default_20_Paragraph_20_Font"><text:span text:style-name="T58">P</text:span></text:span>ane est jam scapularum par-<text:line-break/>tes explicare; ostendereque in illis quoque artem naturae.<text:line-break/>Quodsi eas ex animali exemptas animo finxeris, neque</text:p>
      <text:p text:style-name="P33">amplius esse, nullam rationem invenies, qua humeri ars-<text:line-break/>-ticulum constituas. Nam necesse omnino erat, suina-<text:line-break/>chium erat futurum, ipsius caput cavitatem ingredi; cu-<text:line-break/>jus cavitatis gratia et cervix scapularum est nata, et<text:line-break/>quaedam in ejus extremo insculpta est capacitas magui-<text:line-break/>tudine tanta, quanta capiti brachii dearticulando esset<text:line-break/>aptissima. Hic quidem usus primus est ac maximus,<text:line-break/>propter quem natura fecit scapulas: Ex abundanti au-<text:line-break/>stem alia quaedam accedit, nec ipfa quidem exigua, par-<text:line-break/>Tium thoracis, quae illic sunt, custodia: -Nam .partes ip-<text:line-break/>sius anteriores tuemur, multo ante quae nocitura sunt<text:line-break/>praevidentes, aut prius saltu cedendo, ut omnino ejus,<text:line-break/>quod contra nos sese infert, impetum declinemus, aut<text:line-break/>propugnaculum aliquod ante sternam opponendo . aut<text:line-break/>manibus arma quaedam sumendo. Plerumque autem solos<text:line-break/>ipsas vel nudas periculo objicimus, statius esse rati ipfas<text:line-break/>parte quavis vulnerari, aut frangi, aut conteri, aut<text:line-break/>abscindi, quam sinere noxam ipsam sterno accidere P ipse</text:p>
      <text:p text:style-name="P35">enim thorax respirationis est instrumentum, quemadmo-<text:line-break/>dum et pulmo, .qui in eo continetur; cor vero totius VI-<text:line-break/>tae est principium. Periculum igitur imminebat, sicubi<text:line-break/>[ossa bace laesio fuissent. Ex partibus vero posterioribus<text:line-break/>periculum quidem erat aequale, verum quum illic oculi<text:line-break/>non essent, praevidere aeque, quae erant nocitura, non<text:line-break/>poteramus. Oportuit igitur lue naturam aequam^ inge-<text:line-break/>nio<text:span text:style-name="Default_20_Paragraph_20_Font"><text:span text:style-name="T58">s</text:span></text:span>um quoddam artificium excogitare, neque loca haec<text:line-break/>prorsus negligere. Quocirca primum- quidem quasi mul-<text:line-break/>tiplex vallum quoddam spinae spondylis infixit, multas<text:line-break/>illas apophysi, quas (ut ante docui) ipsa acclives ac<text:line-break/>declives effecit, obliquas ad latera deducens, rectas <text:span text:style-name="Default_20_Paragraph_20_Font"><text:span text:style-name="T58">s</text:span></text:span>e-<text:line-break/>U eundum longitudinem totam <text:span text:style-name="Default_20_Paragraph_20_Font"><text:span text:style-name="T58">s</text:span></text:span>ursiun utraque spinae parte<text:line-break/>usque ad costas extendens, quas primum scapulis, deinde<text:line-break/>carnium magna copia texit. Ob id enim ipsum spinam<text:line-break/>utrique scapulae propriam produxit, fecundum id vallum<text:line-break/>ante partes thoracis, quae illic <text:span text:style-name="Default_20_Paragraph_20_Font"><text:span text:style-name="T58">s</text:span></text:span>unt, objiciens. Hac ipse<text:span text:style-name="Default_20_Paragraph_20_Font"><text:span text:style-name="T58">.</text:span></text:span></text:p>
      <text:p text:style-name="P35">rur<text:span text:style-name="Default_20_Paragraph_20_Font"><text:span text:style-name="T58">s</text:span></text:span>us spina recte ad aliud etiam utitur. Leniter enim<text:line-break/>finem ejus superiorem adaugens, et rectum attoliens, at-<text:line-break/>que ibi clavi coniungens acromium, quod vocant, effecit;<text:line-break/>quod esset simul quidem .operimentum ac praesidium hu-<text:line-break/>meri i nar Iaculationi , simul autem et prohiberet, ne ca-<text:line-break/>put brachii parte superna excideret, post autem efficeret,<text:line-break/>ne scapula ipsa a thorace digrederetur. Quod si nihil ibi<text:line-break/>ante dearticulationem esset locatum, nullo negotio A quo-<text:line-break/>vis extrinsecus incidente laederetur; facile etiam caput<text:line-break/>brachii ad scapulae cervicem transcenderet, ut quod nec<text:line-break/>prosrmdam in fe habet cotylen, nec supercilia magna.<text:line-break/>Quod si non ea parte clavis fuisset connexa, nihil utique<text:line-break/>prohiberet, quo .minus os latum scapularum nusquam<text:line-break/>stabilitum thoraci incideret, coarctaretque ibi humeri ar-<text:line-break/>siculum, multosque brachii motus impediret; quod varie<text:line-break/>.. ob id potissimum potest moveri , quod a thorace absit<text:line-break/>plurimum. Nam si ejus costas tangeret, aut omnino</text:p>
      <text:p text:style-name="P33">prope esset locatum, quo modo fe habet in quadrupedi-<text:line-break/>bus, manus ad sternunt oppositumque sterno humerum,<text:line-break/>ad epo mista praeterea ac ad colium circumagere non<text:line-break/>possemus, quemadmodum ne nunc quidem, quando luxa-<text:line-break/>tum brachium costis acciderit; ad nullam enim partium<text:line-break/>oppositarum in. ejusmodi affectibus manus possumus tol-<text:line-break/>lete, quod costarum devexitas in hujusmodi affectibus<text:line-break/>brachio accidat, quae ipsum extrorfum et ad latera de-<text:line-break/>,pellat. Qur. affectus nobis acciderent, etiamsi secundum<text:line-break/>naturam. haberemus, nisi acromium sterno plurimum esset<text:line-break/>dissitam ; in horum enim medio clavem velut sustenta-<text:line-break/>culum ac stabilimentum quoddam natura constituit.</text:p>
      <text:h text:style-name="Heading_20_2" text:outline-level="2">^Cap. XI. </text:h>
      <text:p text:style-name="P82">Rursus igitur hic quoque considera artem,<text:line-break/>quae animalia effinxit , ut in omnibus est aequa ; tametsi<text:line-break/>certe propositum mihi fuerat solius hominis constructio-<text:line-break/>nem explicare, fieri tamen faepe non potest, etiamsi<text:line-break/>maxime nolim, quin animalium etiam rasionis expertium</text:p>
      <text:p text:style-name="P33">constructionem attingam. Non enim temere neque suu-<text:line-break/>stra natura ini homine humeri articulum longissime a tho-<text:line-break/><text:span text:style-name="Default_20_Paragraph_20_Font"><text:span text:style-name="T58">p</text:span></text:span>ace abduxit, in quadrupedibus vero proxime collocavit;<text:line-break/>sed., quoniam ille quidem manibus varie esset usurus,<text:line-break/>.motum desiderabat, ob eamque causam positum admodum<text:line-break/><text:span text:style-name="Default_20_Paragraph_20_Font"><text:span text:style-name="T58">p</text:span></text:span>mplum ac spatiosum ; in illis vero non item , neque<text:line-break/>enim manus habent; sed artus anteriores non aliter quam<text:line-break/>posteriores foli. ambulationi subserviunt ; . quare crura<text:line-break/>thoraci affirmata esse praestiti L Propterea sane pectora<text:line-break/>Iquoque hominibus. quidem sata , brutis vero acuta atque<text:line-break/>.angusta extiterunt; quod si contra facta fuissent, in ho-<text:line-break/>.minjbus quidem praedictas manuum act<text:span text:style-name="Default_20_Paragraph_20_Font"><text:span text:style-name="T58">i</text:span></text:span>ones morarentur<text:line-break/>non aliter, quam si nunc medio pectori lignum praelon-<text:line-break/>gum. impofueris, quod a cosso usque ad hypochondria<text:line-break/>.pervemat; brutis vero si pectora essent lata, impedirent,<text:line-break/>.quo minus artus anteriores besse thorace firmarentur.<text:line-break/>stequa igitur hic. quoque perspicue, ut in aliis omnibus,<text:line-break/>fujt natura, quae bipedi quidem. ac reptu animali tho-</text:p>
      <text:p text:style-name="P33">racem fecit latum , humeri vero articulum exporrectum<text:line-break/>.valde constituit; quadrupedibus vero rurfus acutum qui-<text:line-break/>dem thoracem, conjunxit autem ei ossa lata scapularum^<text:line-break/>ac crura firmavi I. Ad eandem autem providentiam clavis<text:line-break/>generatio est revocanda; quum enim scapulas extrorfum<text:line-break/>spectare oporteret, utramque clavem inter os sterni ac<text:line-break/>spinae finem, quae ad fcapulas est, natura constituit.<text:line-break/>Quum enim sternunt sit longum, (nam a jugulis usque ad<text:line-break/>hypochondria pervenit,) locum dearticulationis ad claves<text:line-break/>haudquaquam reperias aptiorem eo, qui nunc ipsi adest;<text:line-break/>latissimum enim ibi est ac validissimum, neque ulla co-<text:line-break/>sta amplius cum eo de arti colatur. Ad eundem autem<text:line-break/>modum ipsarum cum scapulis connexio opportunissime<text:line-break/>exsilit, tum ut humeri articulus extra promineat, tum ad<text:line-break/>muniendum articulum ipsum, tum ad prohibendum, ne<text:line-break/>parte; superna excidat. Merito itaque homo ne^ si volet<text:line-break/>quidem ambulare quatuor artubus queat ; quod in ips<text:span text:style-name="Default_20_Paragraph_20_Font"><text:span text:style-name="T58">a</text:span></text:span></text:p>
      <text:p text:style-name="P33">scapularum articuli longe a thorace sint abduc li. Merito<text:line-break/>etiam simia, <text:span text:style-name="Default_20_Paragraph_20_Font"><text:span text:style-name="T58">g</text:span></text:span>uU.in caeteris plerisque (docuimus enim id<text:line-break/>antea) hominis ridicula imitatio est, ita et in artubus;<text:line-break/>nam ipsius crura .quantum ab humanis cruribus disicre-<text:line-break/>pent, quum privatim de ipsis ageremus,. monstravimus,<text:line-break/>quemadmodum .certe et summae .manus constructio:<text:line-break/>Quod vero ad scapulas ac claves attinet, homini mari-<text:line-break/>me est similis, quanquam ea parte homini similis esse non<text:line-break/>debebat; nam quod. ad ambulationis celeritatem pertinet,<text:line-break/>simia inter genus utrumque ambigit, neque edim bipes<text:line-break/>penitus est,. neque quadrupes; fed quatenus est bipes,<text:line-break/>clauda est,. non enim recta plane stare potest; et quate-<text:line-break/>pus est quadrupes, mutila simul est ac tarda, quod hu-<text:line-break/>merr articulus a thorace plurimum sit abductus, quemad-<text:line-break/>modum si idem articulus in alio quopiam animante a<text:line-break/>thorace divulsus extra secessisset. Quemadmodum autem<text:line-break/>limia,. quod animam habeat ridiculam, corpus .i ob .id<text:line-break/>habuit ridiculum, . .sta homo, quod animam haberet ra<text:span text:style-name="Default_20_Paragraph_20_Font"><text:span text:style-name="T58">y</text:span></text:span></text:p>
      <text:p text:style-name="P33">tionalem, ob id etiam corpus fotum inter ea, quae simi<text:line-break/>super terram, habuit divinum atque optime ad animae<text:line-break/>facultatem comparatum. Caeterum quod o<text:span text:style-name="Default_20_Paragraph_20_Font"><text:span text:style-name="T61">mnium</text:span></text:span> ani-<text:line-break/>manlium fotus stet rectus, antea ostendimus; nec minus,<text:line-break/>quod <text:span text:style-name="Default_20_Paragraph_20_Font"><text:span text:style-name="T58">s</text:span></text:span>olus manibus recte utatur. Verumtamen nunc<text:line-break/>esiam id tibi apparebit, si humeri articulum, aut totius<text:line-break/>thoracis formam, aut clavis .generationem inspexeris; fatis<text:line-break/>enim eA esse possunt ad artem naturae indicandam , quam<text:line-break/>multo adhuc apertius, quae dicturus sum, ostendent.<text:line-break/>Nam cur non rectam a sterno ad scapulas clavem exten-<text:line-break/>dit, fed ad jugulum ipsum devexam quidem foris, in-.<text:line-break/>tus vero cavam, post autem contra extrinsecus quidem<text:line-break/>fensim cavam, intus vero gibbam magis? Nihil edim<text:line-break/>horum temere nec frustra a natura fuit factum; fed<text:line-break/>ad jugulum propter eundem cum sterno usum, quo modo<text:line-break/>hoc, cava quidem parte interna exsilit, quo videlicet.<text:line-break/>locum aptum his instrumentis praeberet, quae superne</text:p>
      <text:p text:style-name="P33">deorsum atque inferne surdum per colium feruntur ;<text:line-break/>quum vero a jugulo coepit discedere, tantum paulatim^<text:line-break/>antrorsum redit usque ad acromium, quantum finis par-<text:line-break/>tis ipsius clavis in tumescentis retro secesserat; quod si<text:line-break/>retrorsum solum tenderet ad colli latera progrediens, not<text:span text:style-name="Default_20_Paragraph_20_Font"><text:span text:style-name="T58">u<text:line-break/></text:span></text:span>stalis a thorace distaret. . Colligat autem ibi ipfam spinae^<text:line-break/>omopIatae, quae est os parvum cartilaginosum, quod<text:line-break/>ipsum neque Ast simiis quaeras. Vetuli enim in aliis<text:line-break/>quibusdam, ita in hoc quoque humana constructione sile-<text:line-break/>perausta. Homo vero haec etiam praeter caetera ani-<text:line-break/>mantia<text:span text:style-name="Default_20_Paragraph_20_Font"><text:span text:style-name="T58">i</text:span></text:span> securitatis gratia est adeptus, quod non per liga-<text:line-break/>mentae fotum membranula duo ossium fines connectuntur,^<text:line-break/>sibd exxi abundanti tertium aliud os ipsis incumbit carti-<text:line-break/>laginosum, aliis quibusdam ligamentis validis (a quibus<text:line-break/>occultatur) fubjectis ossibus seipsum connectens. Porro-<text:line-break/>quamobrem cartilaginosum extiterit, quum deberet <text:span text:style-name="Default_20_Paragraph_20_Font"><text:span text:style-name="T58">e</text:span></text:span>mi-<text:line-break/>nere ac primum eorum, quae extrinsecus incidunt, ita-<text:line-break/>petunt ^excipere , ; dictum mihi- ante fui t, dum communiter<text:line-break/>de omnibus hujusmodi statueremus.</text:p>
      <text:h text:style-name="P58" text:outline-level="2">Cap. XII. </text:h>
      <text:p text:style-name="P82">Sed nunc demum tempestivum est ad<text:line-break/>ipsum humeri articulum orationem convertere, atque<text:line-break/>in primis ostendere, naturam jure caput brachii rotundif-<text:line-break/>simum effecisse, et cavitatem, quae scapulae cervici inest,<text:line-break/>parvam simul ac supinam; tum autem quinam musculi<text:line-break/>ipsum moveant, et quot, et quanti; tum quem usum<text:line-break/>singuli praebeant; postremo quod neque plures esse nu-<text:line-break/>mero, aut pauciores, neque majores, aut minores, neque<text:line-break/>alium silum habere ipsos praestiterat. Porro ustus non<text:line-break/>erit obscurus, cur et caput brachii fuerit rotundum, et<text:line-break/>scapulae cavitas superficiaria, ac <text:span text:style-name="Default_20_Paragraph_20_Font"><text:span text:style-name="T58">P</text:span></text:span>opina, si quis memoria<text:line-break/>tenet ea, quae libris prioribus dicta a nobis fuerunt.<text:line-break/>Quum enim manus tota ad multos ac varios motus esset<text:line-break/>comparata, caput quidem brachii rotundum habere ipfam<text:line-break/>oportuit; hac enim figura nuliam ad motus celeritatem<text:line-break/>invenerimus aptiorem; ipfam autem cavitatem ei fissi-<text:line-break/>jectam neque magnopere profundam , neque. in magna</text:p>
      <text:p text:style-name="P33">supercilia desinentem. Si enim non exigua cavitate bra-<text:line-break/>clui articulus esset inclusus , fed magnis in orbem fuper-<text:line-break/>ciliis esset constrictus, haudquaquam circumagi quoquo<text:line-break/>verius facile posset; hoc autem ipsi potius fuit, quam<text:line-break/>securitatis usus , illius enim gratia tota manus extitit.<text:line-break/>Parum abest igitur, quin assidue brachii caput luxetur, ut<text:line-break/>quod cavitate exigua adeo vehatur, ut pars ipsius maxima<text:line-break/>extra sit, n ullo que innixa <text:span text:style-name="Default_20_Paragraph_20_Font"><text:span text:style-name="T58">s</text:span></text:span>ublimis pendeat. Qui igitur<text:line-break/>sit, ut non assidue in motibus vehementioribus excidat?<text:line-break/>nam quod ad praedictam constructionem attinet, id om-<text:line-break/>dino accidere ipsi erat necesse. Admiraberis rur<text:span text:style-name="Default_20_Paragraph_20_Font"><text:span text:style-name="T58">s</text:span></text:span>us hic<text:line-break/>quoque artem naturae, si, quae ad ejus securitatem sit<text:line-break/>machinata, confpicabere. Tria enim ligamenta valida<text:line-break/>os braclni cum <text:span text:style-name="Default_20_Paragraph_20_Font"><text:span text:style-name="T58">s</text:span></text:span>capulae cervice j ungentis praeter com-<text:line-break/>mune omnium articulorum rotundum est machinata;<text:line-break/>duas praeterea scapulae apophyfes recurvas, quae arti-<text:line-break/>c.ulum muniunt; aque ex utraque horum parte musculos<text:line-break/>maximos ipfum constringentes. Caeterum ligamentum</text:p>
      <text:p text:style-name="P33">latum et membranosum, quod omnibus articulis inest,<text:line-break/>ex labiis ejus cavitatis exoritur, quae inest omoplatae,<text:line-break/>et totam dearticulata on em in orbem omnino complectens<text:line-break/>in capilis brachii initium inseritur. Aliorum vero trium<text:line-break/>duo quidem prorfus sunt teretia,^ quo modo nervi, ter-<text:line-break/>tium vero remisse latum est. Enascitur autem primum<text:line-break/>quidem ex fine apophyfeos, quam ancyroidem sive an-<text:line-break/>chorariam, alterum vero, quod hoc est Inajus, ex sica-<text:line-break/>pulae cervice, ea maxime parte, qua cavitatis, quae ipsi<text:line-break/>inest, supercilium est altissimum; huic quidem certe caput<text:line-break/>brachii sedem praebet securam, quod tantam superiori-<text:line-break/>bus atque anterioribus sui partibus habet cavitatem de-<text:line-break/>clivem latae incisioni similem, quantum est ipsum liga-<text:line-break/>mentumy alterum vero prius dictum <text:span text:style-name="Default_20_Paragraph_20_Font"><text:span text:style-name="T58">ligamentum</text:span></text:span> ab<text:line-break/>internis capitis braChii partibus attenditur, reliquum<text:line-break/>vero ac tertium ex eodem loco, quo secundum, exeri-<text:line-break/>tur; obliquum autem iHi subnascens inseritur et ipfum<text:line-break/>in primum capitis brachii initium, quo Inodo latum li-</text:p>
      <text:p text:style-name="P33">gamentum, quod totum in orbem articulum complecti-<text:line-break/>tur, est enim ipsinn quodam modo ipsius articuli pars;<text:line-break/>praedicta vero duo ligamenta ad musculum brachio in-<text:line-break/>cumhentem perveniunt, quem, dum de manu ageremus,<text:line-break/>in caput radii diximus inferi. Nam hic quoque videas<text:line-break/>licet naturae fidentiam, quam sexcentis locis jam demon-<text:line-break/>stravimus, ipsam scilicet nonnunquam instrumentum unum<text:line-break/>propter situm opportunum obeundis multis usibus essi-<text:line-break/>cere appositum. Quum enim musculos omnes (ut, dum<text:line-break/>de ipsis seorsum ageremus, demonstravimus) ligamento-<text:line-break/>rum substantiae participes esse oporteret, constituit ipsa;<text:line-break/>simul quidem musculis , simul autem humeri articulo<text:line-break/>utilia; nam hunc constringentia ac continentia prohibent<text:line-break/>excidere, in musculum vero disseminata magnum quoque<text:line-break/>ipsi ex fe ipsis praebent ustum Ad eum igitur modum<text:line-break/>humeri articulus a ligamentis munitor. Porro a scapulae<text:line-break/>processibus^ superno quidem, qui est ad acromium, quem<text:line-break/>quidam coracoidem appellant, externo vero a processu,</text:p>
      <text:p text:style-name="P33">qui ancyroides et sigmoides appellatur, in orbem a ma-<text:line-break/>ximis musculis ac tensionibus, qui totam movent dear-<text:line-break/>ticulationem , undique constringitur; de quibus dicere<text:line-break/>nunc est tempestivum.</text:p>
      <text:h text:style-name="Heading_20_2" text:outline-level="2">Cap. XIII. </text:h>
      <text:p text:style-name="P82">ipsorum quidem fines ossi brachii infis-<text:line-break/>runtur, quorum alii quidem brachium ipfum attollunt,<text:line-break/>alii autem deprimunt, quidam pectori adducunt, alii<text:line-break/>extra abducunt, nonnulli orbiculariter ipsum circuma-^<text:line-break/>gunI. Ad pectus certe adducit is musculus, qui ad<text:line-break/>mammam oritur, magnitudine mediocris; praeterea au-<text:line-break/>tem et brachium trahit deorfum leniter, ut sit depressio-<text:line-break/>nis humilioris auctor. Alius vero contra, ex editis sterni<text:line-break/>partibus enatus, adductionis furfum est auctor. Alius<text:line-break/>autem praeter hos tertius, geminus, aut duo coalescentes<text:line-break/>(utro vis enim modo de iis dixeris, non errabis) ex toto<text:line-break/>quidem pectoris osse oriuntur; adducunt autem pectori<text:line-break/>os brachii totum, <text:span text:style-name="Default_20_Paragraph_20_Font"><text:span text:style-name="T58">A</text:span></text:span>dque aequabile ,<text:span text:style-name="Default_20_Paragraph_20_Font"><text:span text:style-name="T58">t</text:span></text:span> atque in n<text:span text:style-name="Default_20_Paragraph_20_Font"><text:span text:style-name="T58">u</text:span></text:span>llam par-<text:line-break/>tem propendens, cum tensi ambo fuerint; quod si ipfo-</text:p>
      <text:p text:style-name="P33">rum alter solus egerit, qui ex inferioribus sterni partibus<text:line-break/>oritur, humilem effecit adductionem, alter vero editio-<text:line-break/>rem, non tamen editam adeo, ut praedictorum secundus,<text:line-break/>neque alter humilem adeo, ut primus. Nam musculus<text:line-break/>exiguus, qui a mammae locis attoliitur, praedictorum<text:line-break/>quatuor musculorum humiliimum excipit; altissimum au-<text:line-break/>tem portio alia musculi, qui esit ad epomida, quae clavi<text:line-break/>adhaeret. Nam ^musculus hic duo habet capita; internis<text:line-break/>quidem partibus epomidos ipsi dico clavi est insertus;<text:line-break/>externis autem partibus spinae scapulae adhaerescit in<text:line-break/>demissioribus ipsius partibus. Verum solius hujus musculi,<text:line-break/>quum tensus est, actio brachium extrorfum extendit, pa-<text:line-break/>mm a media ac recta omnino extensione ad latus in-<text:line-break/>clinans; alterius vero <text:span text:style-name="Default_20_Paragraph_20_Font"><text:span text:style-name="T58">mLse</text:span></text:span>t<text:span text:style-name="Default_20_Paragraph_20_Font"><text:span text:style-name="T58">uli ,</text:span></text:span> qui ^st ^<text:span text:style-name="Default_20_Paragraph_20_Font"><text:span text:style-name="T58">i</text:span></text:span>l eluvcm , actio<text:line-break/>non immerito intro similiter inclinat; tensis autem aeque<text:line-break/>fortiter ambobus, brachium rectam plane ac mediam<text:line-break/>extensionem assumit, nusquam declinans. Atqui alli</text:p>
      <text:p text:style-name="P33">esiam duo musculi utraque spinae, quae est. ad scapulam,<text:line-break/>parte similem praedicto habent actionem ; siquidem tensi<text:line-break/>simul brachium sublime prorsus tollent; quod si seor-<text:line-break/>fum uterque tendatur, modicum ad latus inclinabili<text:line-break/>Octavus vero alius ultra praedictos est musculus, qui<text:line-break/>ortus ex maxima parte imae in scapula costae brachium<text:line-break/>extroITum abducit, iis, qui fiunt ad pectus, oppositus, qIii<text:line-break/>brachium sursum attollunt. Duae porro post hanc mu-<text:line-break/>scutorum sunt motiones, brachium extrorfum ac deor-<text:line-break/>sum circumagentes : verum amplius quidem extra abducit<text:line-break/>musculus is, qui ex inferiori fine imae in scapula c<text:span text:style-name="Default_20_Paragraph_20_Font"><text:span text:style-name="T58">o-<text:line-break/></text:span></text:span>stae proficiscitur, alius vero, qui simam ejus partem to-<text:line-break/>tam complectitur, minus quidem extra , fed deorsum<text:line-break/>magis brachium circumagit. Reliquus vero alius unus<text:line-break/>est musculus, qui deprimit, ipsumque retro agit; cui prae-<text:line-break/>dictus mufculus parvus succedit, qui efficit, ne brachium,<text:line-break/>dum deprimitur, ustam in partem inclinet. Contenta<text:line-break/>enim hoc fuit natura, tametsi omnium erat minimus,</text:p>
      <text:p text:style-name="P33">propter naturalem totius manus ad inferiora impetum;<text:line-break/>nam robore magno est opus ad tantum onus attollendum,<text:line-break/>sed corpus omne ferri deorsum potest vel absque ulla<text:line-break/>animali actione.. Proinde naturam admirari est aequum,<text:line-break/>quae ad brachium attollendum epomidos musculum vali-<text:line-break/>dum ac geminum construxit, et duos alios, ex utraque<text:line-break/>spinae scapulae parte unum; uni vero et eidem exiguo<text:line-break/>musculo oppositum illis motum tribuit. A dj ovant autem<text:line-break/>prorsus hunc et imi eorum, qui a pectore oriuntur, ut<text:line-break/>quorum aponeurofes coalescant; adjuvat autem aliquando<text:line-break/>is quoque musculus, qui ab inferioribus dorsi partibus<text:line-break/>oritur. Tensis enim simul quatuor ad quasdam vehe-<text:line-break/>menli.ores actiones, manus violenter deorsum trahitur;<text:line-break/>quum. autem nulia vehementi actione est opus, vel mu-<text:line-break/>seulus isse parvus esit satis. Quemadmodum autem in his<text:line-break/>musculorum magnitudines natura juste est mensa, ita et<text:line-break/>in aliis omnibus: Quandoquidem geminum eum , qui a<text:line-break/>sterno oritur, maximum effecit, ut qui ossi brachii se-</text:p>
      <text:p text:style-name="P33">eundum longitudinem esset inserendus, quo brachium ad<text:line-break/>totum thoracem adduceret: si vero (quod. satius est) non<text:line-break/>unum geminum judicaveris hunc musculum, fed duos<text:line-break/>conjunctos, impensius adhuc naturae laudabis aequitatem,<text:line-break/>quae altiorem humiliore multo majorem effecit, quod ve-<text:line-break/>hementior actio ei esset concredita. Dictam enim nobis<text:line-break/>paulo ante fuit, quod, qui musculi brachium attollunt,<text:line-break/>actione indigent vehementiore, corporum scilicet nutum<text:line-break/>ad inferiora renitentem sibi habentes; qui vero ipsa de-<text:line-break/>primunt, non modo ab eo corporum nutu non laeduntur,<text:line-break/>fed etiam adjuvantur maxime, impellente scilicet eo, quo<text:line-break/>ipsi properant, adeo ut non magnas ad suam acsionem<text:line-break/>vires desiderent. Ob id certe ipfum et mufculi, qui<text:line-break/>brachia circumagunt, in omnibus dearticulationibus ipsi<text:line-break/>tum robustr sunt, tum tendones habent nervo infimos, quod<text:line-break/>motuum omnium is est violentissimus, multisque partibus<text:line-break/>simplicem viribus superata Quemadmodum enim, si multos<text:line-break/>motus sisse mutuo subsequentes intellexeris; in promptu</text:p>
      <text:p text:style-name="P33">fuerit colligere, quanto unum <text:span text:style-name="Default_20_Paragraph_20_Font"><text:span text:style-name="T58">s</text:span></text:span>uperent, sic iutelii-<text:line-break/>gas mihi, motum eum, qui brachium circumagit, mullis<text:line-break/>deinceps constitutis proporti<text:span text:style-name="Default_20_Paragraph_20_Font"><text:span text:style-name="T58">o</text:span></text:span>ne respondere. At forte<text:line-break/>existimas, naturam aequitatis fuste fuisse oblitam, quum<text:line-break/>vides eum musculum, qui ali inferioribus dorsi partibus<text:line-break/>fursum fertur: non enim magnum .ipfum esse oportebat,<text:line-break/>quum brachium deorsum esset tracturus; quin potius ip-<text:line-break/>Iam jure accusaris, si id solum effecisset. Nunc autem,<text:line-break/>quum praeter hunc duos alios motus praebeat animali,<text:line-break/>quorum altero brachium retro circumagit, altero totam<text:line-break/>scapulam deprimit , non amplius ipsam jure accusaris.<text:line-break/>.Verum converses jam ad scapulam, quum propter rerum<text:line-break/>communionem unius moventium eam musculorum memi-<text:line-break/>nerimus, de ea considera, a proposito nunc musculo au-<text:line-break/>Apinatus; quem solum natura quam . plurimis ipsam attol-<text:line-break/>lenlibus oppositis, ex inferiori quidem thoracis spondylo<text:line-break/>educens, post autem partibus scapulae illic inferens. Ex<text:line-break/>hac enim communione deor<text:span text:style-name="Default_20_Paragraph_20_Font"><text:span text:style-name="T58">s</text:span></text:span>um ip<text:span text:style-name="Default_20_Paragraph_20_Font"><text:span text:style-name="T58">s</text:span></text:span>am trahit; nam pars</text:p>
      <text:p text:style-name="P33">ejus, quae sursum ad brachium fertur, quae huic est eon-<text:line-break/>tinua, ob illius motum fuit facta, de quo motu nuper<text:line-break/>agebamus. Verum pars ejus, quae parte inferiori <text:span text:style-name="Default_20_Paragraph_20_Font"><text:span text:style-name="T58">s</text:span></text:span>capulae<text:line-break/>est inferta, trahit iliam deorsum. Melius enim fuit non<text:line-break/>humeri modo dearticulationem , fed esiam totam fcapu-<text:line-break/>lam aliquando nos movere, non modo furium aut deor-<text:line-break/>fum trahentes, fed retro etiam ad spinam, atque antro r-<text:line-break/>fum ad colium totum ac pectus abducentes. Trahit<text:line-break/>vero surfum ipsam musculus latus ac magnus, qui a spina<text:line-break/>enatus <text:span text:style-name="Default_20_Paragraph_20_Font"><text:span text:style-name="T58">s</text:span></text:span>ursum ad os occipitis pervenit: trahit etiam fur-<text:line-break/>fum et musculus tenuis, qui ab iisdem capitis ossibus or-.<text:line-break/>tus ipsi ad spinae basim inseritur. Retro autem alii<text:line-break/>duo musculi abducunt ad totam animalis spinam; quorum<text:line-break/>editior ipsam inflectit <text:span text:style-name="Default_20_Paragraph_20_Font"><text:span text:style-name="T58">s</text:span></text:span>ursum ad colli spondylos, reliquus<text:line-break/>autem abducit ad spondylos dorsi; tensis vero ambobus<text:line-break/>simul secundum proprii situs rectitudinem, fertur ad dor-<text:line-break/>sum. Et <text:span text:style-name="Default_20_Paragraph_20_Font"><text:span text:style-name="T58">s</text:span></text:span>ane etiam is musculus, qui ex laterali primi</text:p>
      <text:p text:style-name="P33">spondyli apophysi exoritur, fcapulaeque finibus, qui funt<text:line-break/>ad acromium, inferitur, hoc quidem maxime trahit, cum<text:line-break/>eo autem et scapulam totam ad partes colli laterales,<text:line-break/>nt ad anteriores musculus tendis, qui a lambdoide ori-<text:line-break/>tur, inseritur enim hic ossi scapulae prope acromium.<text:line-break/>Atque etiam ex musculis, qui a sterno ad eam sursum<text:line-break/>feruntur, qui est editior, non siclum mihi videtur brachii<text:line-break/>caput trahere, sied etiam scapulam ipsiam, ut qui liga-<text:line-break/>mento dearti c<text:span text:style-name="Default_20_Paragraph_20_Font"><text:span text:style-name="T58">o</text:span></text:span>latronem totam continenti inseratur; simul<text:line-break/>enim trahunt tendones ejusmodi non modo osia ilia, qui-<text:line-break/>bus funt infixi, fed nonnunquam esiam ea, quae cum<text:line-break/>ipsis quovis modo communicant. Videtur autem mufcu<text:span text:style-name="Default_20_Paragraph_20_Font"><text:span text:style-name="T58">r-<text:line-break/></text:span></text:span>lus hic Tua tenuitate nervosa lata brachii capiti inferi<text:line-break/>ac parti interiori totius dearticulationis ligamenti. His<text:line-break/>omnibus musculis unus duntaxat est inferne oppositus,<text:line-break/>cujus primi omnium meminimus; quem sane ob id ipsum<text:line-break/>oportebat non omnino esse parvum, ac praeterea ob resi-</text:p>
      <text:p text:style-name="P33">quos duos ustus; nam et deorsum trahere brachium, et<text:line-break/>extrorsHm circumagere ipsum erat necesse. Tempesti-<text:line-break/>vum mihi certe est jam librum hunc concludere; fe-<text:line-break/>quente aurem ad partes genitales converfus naturae quo-<text:line-break/>que in eis artificium explicabo.</text:p>
      <text:h text:style-name="P56" text:outline-level="1"><text:bookmark-start text:name="bookmark01"/><text:span text:style-name="Default_20_Paragraph_20_Font"><text:span text:style-name="T56">CALENI DE VSV PARTIUM </text:span></text:span><text:span text:style-name="Default_20_Paragraph_20_Font"><text:span text:style-name="T8">COR</text:span></text:span><text:span text:style-name="Default_20_Paragraph_20_Font"><text:span text:style-name="T9">PO</text:span></text:span><text:span text:style-name="Default_20_Paragraph_20_Font"><text:span text:style-name="T8">RIS</text:span></text:span><text:span text:style-name="Default_20_Paragraph_20_Font"><text:span text:style-name="T56"> HVMANI </text:span></text:span>LIBER XI<text:span text:style-name="T7">V</text:span>.<text:bookmark-end text:name="bookmark01"/></text:h>
      <text:h text:style-name="Heading_20_2" text:outline-level="2">Cap. I. </text:h>
      <text:p text:style-name="P82">Quum tres primi naturae sint in partibus<text:line-break/>animalis construendis scopi, (nam ex ipsis quasdam fecit<text:line-break/>ad vivendum necessarias, cujus generis funt cerebrum,<text:line-break/>cor et hepar; quasdam ad vivendum commodius, ut<text:line-break/>oculos , nares, aures et manus ; quasdam ad generis in-<text:line-break/>stanrationem, ut pudenda, testes ac matrices,) quod nulla<text:line-break/>quidem pars, non modo quae ad vivendum, verum<text:line-break/>etiam quae ad commodius vivendum est comparata,</text:p>
      <text:p text:style-name="P33">melius, quam nunc habet, construi potuit, abunde nobis<text:line-break/>antea fuit demonstratum. Hoc autem libro partes,. quae<text:line-break/>nobis ad generis instaurationem a natura sunt tributae,<text:line-break/>supersunt adhuc explicandae.</text:p>
      <text:h text:style-name="Heading_20_2" text:outline-level="2">Cap. H. </text:h>
      <text:p text:style-name="P82">Ac certe natura, si fieri potuisset, maxime<text:line-break/>optasset stuum opificium esse immortale ; quod quum per<text:line-break/>materiam non liceret, (nam quod ex arteriis, venis, ner-<text:line-break/>vis et ossibus ac praeterea carne est compositum, in-<text:line-break/>corruptibile id esse non potest,) subsidium quod potuit<text:line-break/>ipsi ad immortalitatem est fabricata instar sapientis cu-<text:line-break/>jusdam urbis conditoris, qui non modo urbem suam in<text:line-break/>praesens tempus habitari curat, fed providet, quo pacto<text:line-break/>quidem in omne tempus aut saltem diutissime civitas<text:line-break/>conservetur. Nulla tamen civitas floruisse adeo memora-<text:line-break/>tur, ut dies ipsa conditoris memoriam . deleverit;<text:line-break/>naturae vero opificium multis annorum millibus jam con-<text:line-break/>stitit, atque in posterum stabit, nam mirabilem quandam</text:p>
      <text:p text:style-name="P33">artem invenit, quo modo in demortui animalis locum<text:line-break/>novum aliud sufficiat. Quae igitur sit haec ars tum in<text:line-break/>aliis omnibus , tum autem in homine , ut nullum anima-<text:line-break/>lis genus pereat, sed incolume semper maneat atque<text:line-break/>immortale, <text:span text:style-name="Default_20_Paragraph_20_Font"><text:span text:style-name="T58">s</text:span></text:span>ermo hic docere promittit, hinc initium su-<text:line-break/>mens. Omnibus animalibus natura concipiendi instru-<text:line-break/>menta tribuit, ipsisque instrumentis eximiam quandam<text:line-break/>tum voluptatis effectricem; animae vero ipsis usurae in-<text:line-break/>credibilem quandam atque ineffabilem utendi cupiditatem<text:line-break/>conjunxit, a qua animalia incitata ac stimulata, etiam-<text:line-break/>si mentis ac rationis expertia aetateque tenera mentis<text:line-break/>sint, provident tamen non <text:span text:style-name="Default_20_Paragraph_20_Font"><text:span text:style-name="T58">s</text:span></text:span>ecus, ac si essent prudentissi-<text:line-break/>ma, ut genus suum sit superstes. Quum enim (ut ego<text:line-break/>arbitror) non ignoraret, substantiam, ex qua animalia est<text:line-break/>molita, per<text:span text:style-name="Default_20_Paragraph_20_Font"><text:span text:style-name="T58">i</text:span></text:span>eram sapientiam non admittere, pro ea,<text:line-break/>quod folum recipere ipfa poterant, id eis est largita,<text:line-break/>escam scilicet atque iHecebram ad <text:span text:style-name="Default_20_Paragraph_20_Font"><text:span text:style-name="T58">s</text:span></text:span>alutem generis ac<text:line-break/>conservationem , incredibilem voluptatem usui partium<text:line-break/>conjungens.</text:p>
      <text:h text:style-name="P58" text:outline-level="2">Cap. HI.</text:h>
      <text:p text:style-name="P82"><text:s/>In primis igitur id naturae commentam<text:line-break/>est admirabile; fecundo autem loco instrumentorum con-<text:line-break/>structio, quam cuique animali dedit corporis ipsius for-<text:line-break/>mae convenientem. Porro quod ad caetera animantia<text:line-break/>pertinet,. licebit libi aliquandp a nobis disicere, cum ea,<text:line-break/>quae Aristoteles praetermisit , adjiciemus. In homine<text:line-break/>yero (hujus enim constructionem initio suscepimus ex—<text:line-break/>ponendam) prima quidem pudendorum natura quam sit<text:line-break/>ad sinum ustum apposita, nemo ignorat, nam et positionem<text:line-break/>habet accommodam, et magnitudinem, et figuram, ac<text:line-break/>totam denique ^conformationem; post autem et cum in-<text:line-break/>strumentorum cujusque in profundo conditorum (quae<text:line-break/>per anatomen, sunt animadversa) ustum didiceris , certo<text:line-break/>sicio, quod artem, quae ipsa condidit, admiraberis. ln.<text:line-break/>foemineo enim genere matrices ventri subjecit, qui locus<text:line-break/>est tum ad usum venereorum <text:span text:style-name="Default_20_Paragraph_20_Font"><text:span text:style-name="T58">r</text:span></text:span> tum ad sperma recipien-<text:line-break/>dum, et praeterea ad f<text:span text:style-name="Default_20_Paragraph_20_Font"><text:span text:style-name="T58">o</text:span></text:span>etus incrementum, et perfecti<text:line-break/>enixum opportunissimus. Neque enim locum ullum in</text:p>
      <text:p text:style-name="P33">toti? animalis corpore invenias ad quidvis praedictorum<text:line-break/>accommodatiorem r fed hic tum ad coitum est optimus,<text:line-break/>quod longe ab instrumentis, quae faciei insunt, sit dissi-<text:line-break/>tus , tum ad foetus augmentum opportunissimus , quod<text:line-break/>possit sine molestia distendi plurimum, tum ad partus<text:line-break/>utilissimus, quod ad inferiora et ad crura exitus foetus<text:line-break/>sit futurus facilior. Quandoquidem matricum collum<text:line-break/>(quod iter fpermati quidem intro; foetui vero jam per-<text:line-break/>fecto extra natura ante munivit) in pudendum muliebre<text:line-break/>desinit, quod, quum animal concepit, clauditur ad un-<text:line-break/>guem adeo, ut ille minimum quidem aut intus foras<text:line-break/>laxet, aut foris inscn recipiat. Quod in coitu eo usque<text:line-break/>patet ac tenditur, ut femen per latam viam progrediente<text:line-break/>facile in matricum sinum perveniat; in partu vero plu-<text:line-break/>rimum distenditur, sic ut totus foetus ea via permeet.<text:line-break/>Non igitur immerito factum a natura est nervosum ac<text:line-break/>durum; nervosam quidem, ut plurimum vicissim contra-</text:p>
      <text:p text:style-name="P33">hatur ac dilatetur; durum autem, ne quid in ejusmodi<text:line-break/>mutationibus afficiatur et ad sperma excipiendum diri<text:span text:style-name="Default_20_Paragraph_20_Font"><text:span text:style-name="T58">y<text:line-break/></text:span></text:span>gatur. Nam si prae mollitie in se ipsum concidens ple-<text:line-break/>xus quosdam ac flexus efficeret, ab iis semen prohibere-<text:line-break/>tur, quo minus ad sinus matricum celeriter perveniret,<text:line-break/>atque in eo humor ac spiritus a fessi separarentur, quum<text:line-break/>tamen coire ipsa sit necesse, hunc quidem, ut motus<text:line-break/>principium, ilium autem , ut materiam ad foetuum ge-<text:line-break/>neration em appositam. Non enim sanguis quidem men,-<text:line-break/>struus prima ac propria est gignendi animalis materia,<text:line-break/>quemadmodum alibi demonstravimus: fed quum feminis<text:line-break/>humiditas a <text:span text:style-name="Default_20_Paragraph_20_Font"><text:span text:style-name="T58">s</text:span></text:span>piritu insitu incitata, in matricum tunicas<text:line-break/>inciderit, quum ipsa sit vifcosa corporibusque asperis fe<text:line-break/>aliigaverit, non <text:span text:style-name="Default_20_Paragraph_20_Font"><text:span text:style-name="T58">P</text:span></text:span>ecus ac pinguedo facile agglutinatur.<text:line-break/>Atque inde uno temporis momento multa fiunt eaque<text:line-break/>admirabilia naturae circa. animalis generationis principium<text:line-break/>opera. Nam matrix ipsa quam celerrime semini undique</text:p>
      <text:p text:style-name="P33">adhaeret; collum autem totum connivet, et ejus maxime<text:line-break/>Internum orificium; qui vero humor matricis asperitates<text:line-break/>illinit, toti superficiei internae subtensus, membrana te-<text:line-break/>unis efficitur. Interea autem spiritus undique ad unguem<text:line-break/>retentus non elabitur, motusque naturales primus or-<text:line-break/>ditur , nam et humiditatem quidem tenuem e venis et<text:line-break/>arteriis pertingentibus in matrices attrahit; et eam simi-<text:line-break/>lem humoribus, quibus ipfe occurrit, reddit, crassitiem que<text:line-break/>quandam ac copiam jam tum ipsis apparat. Quod si non<text:line-break/>repente in sinus masticis incideret, <text:span text:style-name="Default_20_Paragraph_20_Font"><text:span text:style-name="T58">A</text:span></text:span>ed in itinere ali-<text:line-break/>quantum moraretur, exinaniretur statim, atque ab hu-<text:line-break/>more excideret, et expirando evolaret, ut qui exiguus<text:line-break/>est ac levis. Ut autem nihil tale accideret, natura<text:line-break/>collum matricis durum mediocriter effecit, ut, quum fe-<text:line-break/>men intro fertur , tenfum simul ac dilatatum eo usque<text:line-break/>dirigatur ac dilatetur, quoad esset femini sine im-<text:line-break/>pedimento ferendo et post ipsius ingressum claudendo</text:p>
      <text:p text:style-name="P33">orificio. Quod si justo esset durius, facile quidem diri-<text:line-break/>geretur, non tamen facile ac celeriter concideret, quem-<text:line-break/>admodum, si esset, quam nunc esit, molitus, citius in fe<text:line-break/>ipfum concidere totum quidem posset, dirigi tamen ac<text:line-break/>tendi atque dilatari ipsi esset difficile. Ad utrosque<text:line-break/>igitur ufus quanquam contrarios ex contrariis qualitati-<text:line-break/>bus natura ipsum justo modo temperavit, tantum ipsi<text:line-break/>duritiei tribuens , quantam latitudinem simul ac. recti tu-<text:line-break/>diu em tribuit, ut esset ad femen recipiendum commode:-<text:line-break/>ratum , mollitiem vero tantam ei mifcens, ut facile di-<text:line-break/>latari posset plurimum ac contrahi. Ne igitur amplius<text:line-break/>mireris, quum aut in animalibus dissecandis intueris,<text:line-break/>aut scriptum ab Herophilo aut alio quopiam anato mi-<text:line-break/>comm reperis, colium matricum omni alio tempore esse<text:line-break/>contortum atque obliquum, quo scilicet neque femen<text:line-break/>intro fertur, neque embryon extra ; id enim constructio-<text:line-break/>ni praedictae est c<text:span text:style-name="Default_20_Paragraph_20_Font"><text:span text:style-name="T58">o</text:span></text:span>nsentaneum , quae <text:span text:style-name="Default_20_Paragraph_20_Font"><text:span text:style-name="T58">s</text:span></text:span>e habet in molli...</text:p>
      <text:p text:style-name="P33">tie ac duritie mediocriter. Quandoquidem, si, quam sat<text:line-break/>est, matricum colium esset durius, haudquaquam, dum<text:line-break/>sefe contrahit, contorqueretur U nunc autem, quum ipfum<text:line-break/>molle etiam satis effici praestiterit, quando is laxatus jam<text:line-break/>in fe ipfum considet , rugas nonnullas ac flexus et con-<text:line-break/>torsiones habeat est necesse; quod, ne, quae in matrice<text:line-break/>habentur, refrigerentur, multum habet momenti. Causa<text:line-break/>enim, cur in menstruis purgati<text:span text:style-name="Default_20_Paragraph_20_Font"><text:span text:style-name="T58">o</text:span></text:span>nibus ac partubus mu-<text:line-break/>lieres maxime refrigerentur, est, quod tunc matricum<text:line-break/>collum fit rectum atque apertum ; quod si similiter<text:line-break/>semper haberet, similiter etiam semper refrigeraremur.</text:p>
      <text:h text:style-name="Heading_20_2" text:outline-level="2">Cap. IV.</text:h>
      <text:p text:style-name="P82"><text:s/>At collum hoc unicum, matricis vero<text:line-break/>capacitatem natura non fecit unam; fed in suibus qui-<text:line-break/>dem atque aliis quibusdam, quae multos foetus utero<text:line-break/>gestare est necesse, conceptacula fecit quam plurima; in<text:line-break/>homine vero atque ejusmodi, quemadmodum corpus<text:line-break/>totum dextris ac sinistris est geminum, ita et matricis<text:line-break/>sinus, alter quidem in dextris, alter ver<text:span text:style-name="Default_20_Paragraph_20_Font"><text:span text:style-name="T58">o</text:span></text:span> in sinistris est</text:p>
      <text:p text:style-name="P33">locatus. Natura enim providens, ne quod animalis ge<text:span text:style-name="Default_20_Paragraph_20_Font"><text:span text:style-name="T58">r<text:line-break/></text:span></text:span>nus periret, quae quidem propter corporis imbecillitatem<text:line-break/>aut vivere vitam omnino brevissimam debebant, .aut<text:line-break/>erant futura efca fortioribus, iis omnibus assidui interitus<text:line-break/>remedium excogitavit, foecundam scilicet generationem.<text:line-break/>Est certe hoc opus naturae .admirabile; omnem tamen,<text:line-break/>certo scio , . superabit admirationem sinuum numerus,<text:line-break/>quem natura mammillis fecit aequalem. Nec est quod<text:line-break/>sophistae hic dicant, causam hic nullam esse, fed fortu;-<text:line-break/>nam quandam imperitam nullo artificio hominibus qur-<text:line-break/>dem duos matricum sinus, suibus vero quam plurimos<text:line-break/>effecisse; quod enim tot sint mammae, quot sinus, id<text:line-break/>mentem nostram debet a temerario ortu revocare. Quod<text:line-break/>si in homine ac fue fortuna dominatur, falsam quod<text:line-break/>in aliis omnibus animalibus foetuum numerus uberibus<text:line-break/>sit aequabilis, id haudquaquam ne impudentissimis quidem<text:line-break/>sine providentia fieri videbitur, nisi impudentissimi sint<text:line-break/>omnino; disi etiam, quod .mammis fac tunc accedit, quo</text:p>
      <text:p text:style-name="P33">tempore foetus jam plane est absolutus, id demensi cui-<text:line-break/>piam fortunae, non arti eximiae, ferant acceptum; quod<text:line-break/>si aliud nihil, id tamen solum cuivis per<text:span text:style-name="Default_20_Paragraph_20_Font"><text:span text:style-name="T58">s</text:span></text:span>uadere queat<text:line-break/>factum fuisse artificiose; quum enim tenera adhuc sint<text:line-break/>atque imbecilla recens nata animalia, edulia stolida non-<text:line-break/>dum possunt conficere; ob eam igitur causam natura<text:line-break/>perinde; .ac si utero adhuc gererentur, alimentum ex<text:line-break/>matre ipsis comparavit. Quibus vero animalibus propter<text:line-break/>corporis siccitatem humor superfluus subnutriri non tpo-<text:line-break/>terat, ut volucribus omnibus, iis natura novam quandam<text:line-break/>pullos educandi rationem excogitavit; ipsis enim prae-<text:line-break/>cipuum quendam amorem in ea, quae procrearunt, in-<text:line-break/>generavit, quo impulsu bellum pro pullis cum ferocibus<text:line-break/>animalibus, quae ante declinabant, intrepide suscipiunt,<text:line-break/>victum que ipsis convenientem suppeditant. Quod autem<text:line-break/>ad aliorum animalium partes omnes attinet, quanta in<text:line-break/>eis naturae sit providentia, olim seorsum explicabimus:<text:line-break/>homo vero (de eo enim formo ab initio nobis est iusti-</text:p>
      <text:p text:style-name="P33">tutus) quum partes alias omnes corporis mirabili quadam<text:line-break/>arte haberet (ut probavimus) constructas, quae tamen ad<text:line-break/>generationem pertinent, nulla in Te illis .funt inferiores;<text:line-break/>ut enim matrices duae mulieribus <text:span text:style-name="Default_20_Paragraph_20_Font"><text:span text:style-name="T58">s</text:span></text:span>unt factae in unum<text:line-break/>collum desinentes , ita et ubera duo , utrumque fuae . ma-<text:line-break/>trici instar boni cujusdam servi subserviens. Unde<text:line-break/>Hippocrates ait: A<text:span text:style-name="Default_20_Paragraph_20_Font"><text:span text:style-name="T58">dulteri utero gerenti st mammarum<text:line-break/>altera gracilis evadat gemellos serenti,. ipsa alterum<text:line-break/>abortu edit; et st dextra quidem gracilescat, masculum,<text:line-break/>sin vero fenestra, foeminam. </text:span></text:span>Quod Hippocrates dictum<text:line-break/>illi est consonum: <text:span text:style-name="Default_20_Paragraph_20_Font"><text:span text:style-name="T58">Poetas mares quidem in dextris, fue-<text:line-break/>minae autem in fenestris sunt magis. </text:span></text:span>Non .me praeterit,<text:line-break/>quantam disputationem attingam, neque fieri posce, ut<text:line-break/>quis partium genitalium usus sine actionibus naturalibus<text:line-break/>falis exponat; nam jam inde ab initio totius disputatio-<text:line-break/>nis demonstravimus, neminem utus singularum instrumenti<text:line-break/>partium posse invenire, nisi cognitam prius habeat actio-<text:line-break/>nem. Quemadmodum igitur Toto . praecedenti sermone</text:p>
      <text:p text:style-name="P33">hypotheses proposito, quod tractabamus, ea, quae alibi<text:line-break/>fuerunt demonstrata, fecimus, tum autem partium usus<text:line-break/>exposuimus , ita nunc quoque faciemus. Nam quod in<text:line-break/>dextra matrice fo eminens foetus raro contineri iuvenia-<text:line-break/>tur, in libris de anatome Hippocratis copio<text:span text:style-name="Default_20_Paragraph_20_Font"><text:span text:style-name="T58">s</text:span></text:span>e dictum a<text:line-break/>nobis fuit. Apparet autem perspicue quotidie mamma-<text:line-break/>rum cum matricibus communio, non modo cum foetus<text:line-break/>intereunt, de quibus Hippocrates nos , docuit, verum<text:line-break/>etiam - ante id , cum adhuc animal fe habet fecundum na-<text:line-break/>turam. Exiguae porro, dum animalia augentur, funt ruam-<text:line-break/>mae, quomodo et matrices; quum autem perfecta fuerint,<text:line-break/>et pariendi tempus institerit, simul cum matricibus, quod<text:line-break/>fatis est., intumescunt; quod cum utrique instrumento ac-<text:line-break/>cesserit, matricis quidem partes sunt sperma recipere et<text:line-break/>foetum perficere, mammarum vero, quod jam esit natum,<text:line-break/>educare. Quod si animalia attentius disseco eris, reperias<text:line-break/>in iis quidem , quae adhuc augentur , vesicas multo ma-<text:line-break/>tricibus esse majores, in perfectis autem matrices vesicis;</text:p>
      <text:p text:style-name="P33">vesica enim proportione omnium aliarum partium auge-<text:line-break/>tur, ut quae omnibus aetatibus aequaliter serviat; matrix<text:line-break/>vero, neque. dum augentur adhuc animalia, neque quum<text:line-break/>jam consenuerunt, rite actionem suam potest obire, si-<text:line-break/>quidem alimenti benigni abundantis foetibus est usus, cu-<text:line-break/>jusmodi in siolis florentibus animalibus potest abundare.<text:line-break/>In declinantibus enim, quod vires sint imbecillae, ali-<text:line-break/>mentum non rite concoquitur, quo fit, ut cum Iliis bene<text:line-break/>agatur, si ad sinum proprium ufum alimentum, quod fatis<text:line-break/>sit, possint comparare; in eis autem, quae augentur, va-<text:line-break/>lentes quidem sunt vires, ob eamque causam alimentum<text:line-break/>benignum coquunt plurimum^ quod quum duabus actioni-<text:line-break/>bus, nutritioni scilicet et .auctioni, sufficere oporteat,<text:line-break/>superfluum nihil relinquit. In felis igitur aetate florem-<text:line-break/>tibus, ceu augeri jam desinentibus et. viribus adhuc<text:line-break/>valentibus, magna benigni alimenti est affluentia; qua-<text:line-break/>propter natura in his quidem animalibus matrices efficit<text:line-break/>maximas, in imperfectis vero et eis, .quae consenuerunt,</text:p>
      <text:p text:style-name="P33">exiles; quod illa quidem ad concipiendum magnitudinem<text:line-break/>habere oporteat commemorabilem , his vero , quod otiosa<text:line-break/>esset futura, magnitudo erat plane superflua.</text:p>
      <text:h text:style-name="Heading_20_2" text:outline-level="2">Cap. V.. </text:h>
      <text:p text:style-name="P82">Num igitur omnia haec in mammis ac<text:line-break/>matricibus fiunt, instrumentis ipsis quid agendum sit mente<text:line-break/>quadam providentib<text:span text:style-name="Default_20_Paragraph_20_Font"><text:span text:style-name="T58">u</text:span></text:span>s ? Hoc certe modo ne instrumenta<text:line-break/>quidem maneant, fed animalia sint mente praedita, ut<text:line-break/>quibus movendi tempus ac modus esset cognitus. Si<text:line-break/>vero naturalem quandam in ipsarum constructione addi-<text:line-break/>deris necessitatem, quae ad motus praedictos ipfa agat,<text:line-break/>instrumenta. quidem jam et animalis partes servabuntur,<text:line-break/>artem vero mirabilem opificis prae fe ferent. Quemad-<text:line-break/>modum enim , qui errantium astrorum periodos imitantur,<text:line-break/>^simulatque per instrumenta quaedam motus principium<text:line-break/>ipsis tribuerint, ipsi quidem discedunt, ilia vero non ali-<text:line-break/>^ter, quam si ipsorum opifex semper adesset,^ agunt, ad<text:line-break/>eundem, opinor, modum singulae corporis partes motus<text:line-break/>continuitate quadam ac <text:span text:style-name="Default_20_Paragraph_20_Font"><text:span text:style-name="T58">s</text:span></text:span>uccessione a primo principio^ assi-</text:p>
      <text:p text:style-name="P33">due agunt, nullo, qui praesit, indigentes. Nos autem si.^<text:line-break/>minus aperte omnia naturae opera explicare possumus,<text:line-break/>(sunt enim explicatu difficillima,) conandum (ditem est,<text:line-break/>ut ea omnia mente consequa ur. Imprimis quidem can-<text:line-break/>fa, propter quam ubera cum matricibus communionem<text:line-break/>habeant, est invenienda; tum autem, cur masculi quidem<text:line-break/>in dextro matricis sinu inveniantur, foeminae vero in<text:line-break/>sinistro, exponendum; praeterea de lactis generatione, ac<text:line-break/>cur matrices una cum mammis augeantur ac minuantur;<text:line-break/>tum ante haec omnia quaenam maris sit natura, et quae-<text:line-break/>nam foeminae. Nam rei hujus disquisitio (ut mihi qui-<text:line-break/>dem videtur) velut principium quoddam ac fons aliorum<text:line-break/>inveniendorum est futurus. Recte quidem Aristoteles<text:line-break/>mihi cenfuisse videtur, foeminam mare esse imperfectio-<text:line-break/>rem; non tamen totam hanc disputationem est executus,<text:line-break/>sed caput ip<text:span text:style-name="Default_20_Paragraph_20_Font"><text:span text:style-name="T58">P</text:span></text:span>um praetermisisse videtur, quod ego nunc<text:line-break/>adjicere conabor, quae ab illo recte fuerunt demonstra-<text:line-break/>,;ta et ante ipfum ab Hippocrate, hypotheses ad prae<text:span text:style-name="Default_20_Paragraph_20_Font"><text:span text:style-name="T58">i</text:span></text:span>er<text:span text:style-name="Default_20_Paragraph_20_Font"><text:span text:style-name="T58">e-</text:span></text:span></text:p>
      <text:p text:style-name="P33">tia sumendo, quod ad rem absolvendam desideratur, id<text:line-break/>exequendo.</text:p>
      <text:h text:style-name="Heading_20_2" text:outline-level="2">Cap. VI. </text:h>
      <text:p text:style-name="P82">Est igitur foemina mare imperfectior, una<text:line-break/>quidem ac prima ratione, quia frigidior; siquidem in<text:line-break/>animalibus calidum est activum magis, frigidum autem<text:line-break/>calido minus; fecunda vero ratione ea, quae ex dissecti^<text:line-break/>one apparet; haec enim potissimum est rasio, quam paulo<text:line-break/>ante innuebam dictu mihi esse difficilem, verum quum<text:line-break/>tempus me invitet, ad eam audacter est accedendum.<text:line-break/>Tu autem, qui hoc in loco versaris, tracta tumque hunc<text:line-break/>evolvis, ne prius, vera sint necne, expenderis, quam ea,<text:line-break/>quae dico, ipse tuis oculis inspexeris; nam certo scio<text:line-break/>partium ipfarum aspectum, quod verbis deest, adjectu-<text:line-break/>rum. Omnes igitur quae viris insunt partes, in mulieri-<text:line-break/>bus etiam reperias, nisi in eo duntaxat discrepent, (quod<text:line-break/>in hoc toto sermone tenere memoria oportet,) quod in<text:line-break/>mulieribus quidem partes hae intus funt conditae , in<text:line-break/>viris autem funt extra ad nuncupatum perinaeum</text:p>
      <text:p text:style-name="P33">utras enim harum priores mente voles concipere, mulie-<text:line-break/>rum quidem extra evertendo, virorum autem velut intro<text:line-break/>vertendo atque replicando, omnes sibi inter se similes<text:line-break/>invenias. Intellige autem mihi prius virorum pudenda<text:line-break/>inversa simul et inter rectum intestinum ac vesicam intro<text:line-break/>fe recipere. Verum si hoc accidat, quem matrices lo-<text:line-break/>cum occupant, eum jam a scroto occupari est necesse,<text:line-break/>extrinsecus autem utrinque testes ei adjacere, ac collum<text:line-break/>ejus sinus, qui fit, colem maris effici, quae vero cutis<text:line-break/>est in fine colis, (quod nunc praeputium appellamus,) ip^.<text:line-break/>sum pudendum muliebre repraesentate. Intellige autem<text:line-break/>mihi rursus matricem everfam simul ac extra p r olli in en-<text:line-break/>tem, nonne testes ipsius quoque parte interna esse est<text:line-break/>necesse, ipsam autem extrinsecus velut <text:span text:style-name="Default_20_Paragraph_20_Font"><text:span text:style-name="T58">s</text:span></text:span>crotum quoddam<text:line-break/>eis esse circumdatam, colium autem, quod ante in peri-<text:line-break/>naeo erat abditum, nunc pendere ac pudendum virile<text:line-break/>effici , pudendumque muliebre (quod est velut cutacea<text:line-break/>quaedam hujus celii epiphysis) in vocatum praeputium</text:p>
      <text:p text:style-name="P33">transferri? Consentaneum his sane est et arteriarum ac<text:line-break/>venarum esu praeterea vastorum fpermaticorum positio-<text:line-break/>nem una cum his transferri: nullam enim in viris par-<text:line-break/>tem invenias, quae mulieribus non insit; tantum situ dif-<text:line-break/>sident; quae enim in mulieribus funt intus, eae in viris<text:line-break/>Eunt extra. Cuiusmodi suet in talparum oculis accidere<text:line-break/><text:span text:style-name="Default_20_Paragraph_20_Font"><text:span text:style-name="T58">N</text:span></text:span>ideas; hae enim vitreum ac crystallinum humorem<text:line-break/>etiam habent; et praeterea tunicas his circumdatas (quas<text:line-break/>ortas a meuingibus esse diximus) non minus habent^<text:line-break/>quam animalia, quae oculis utuntur; <text:span text:style-name="Default_20_Paragraph_20_Font"><text:span text:style-name="T58">s</text:span></text:span>ed neque eis aperti<text:line-break/>fuerunt oculi, neque foras prodierunt, <text:span text:style-name="Default_20_Paragraph_20_Font"><text:span text:style-name="T58">s</text:span></text:span>ed ibi imperfecti<text:line-break/>-fuerunt relicti, similes eorum oculis, qui utero adhuc<text:line-break/>^geruntur, manentes. Est sane naturarum in animalibus<text:line-break/>.(quemadmodum Aristoteles copiosissime ostendit) non par-<text:line-break/>va differentia. Alia enim non longe a plantis recesse-<text:line-break/>runt, suntque ea omnium animalium imperfectissima,<text:line-break/>senfu unico tactus scilicet praedita; quo in genere sunt<text:line-break/>ostreorum plurima, quibus non solum nullum inest sensus</text:p>
      <text:p text:style-name="P33">instrumentum, fed ne membrum quidem aut viscus ullum<text:line-break/>habent conformatum, fed propemodum funt plantae. Ab<text:line-break/>his autem amplius recesserunt, quae gustandi habent in-<text:line-break/>stramentum, et lis adhuc amplius^ quae odorandi esiam<text:line-break/>habent instrumentum; quibus adhuc inulto magis, quae<text:line-break/>audiendi etiam instrumento sunt praedita. Proxima vero<text:line-break/>sunt perfectis, quibus cum haec omnia tum esiam visus<text:line-break/>instrumentum adest; cujus sane generis sunt; et pi<text:span text:style-name="Default_20_Paragraph_20_Font"><text:span text:style-name="T58">s</text:span></text:span>ces;^<text:line-break/>verum hi neque pedes habent, neque luanus. Leones<text:line-break/>vero^ ac canes non pedes modoy verum etiam velut ma-<text:line-break/>nus sunt adepti; et his adhuc magis ursi ac simiae. So-<text:span text:style-name="Default_20_Paragraph_20_Font"><text:span text:style-name="T58">A<text:line-break/></text:span></text:span>lis autem hominibus manus jam est perfecta, quo modo<text:line-break/>et ratio, quae ipfa est ustura, qua divinius mortali nihil.<text:line-break/>inest animali. Sicut igitur homo animal est omnium<text:line-break/>perfectissimum,, ita in eoipso rursus vir muliere est per-<text:line-break/>Lectior; cujus perfectionis causa esit caloris exuperantia,<text:line-break/>hic enim primum est naturae instrumentum; in quibus<text:line-break/>igitur est parcior, in his opificium ^sit imperfectius est<text:line-break/>necesse. Nihil igitur est mirum, si foemina mare tanto</text:p>
      <text:p text:style-name="P33">est imperfectior, quanto frigidior.. Nam quemadmodum<text:line-break/>talpa oculos habet imperfectos, non, tamen imperfectos<text:line-break/>aeque, ut quibus animalibus ne ipsarum quidem omnino<text:line-break/>ulla esa delineatio, sic et mulier partibus genitalibus viro<text:line-break/>est imperfectior;. partes enim ipsius formatae intus fue-<text:line-break/>runt, dum ipsa utero adhuc gestaretur; quum autem ex-.^<text:line-break/>tare et foras emicare prae caloris imbecillitate non post-<text:line-break/>fient, ipsum quidem animal , quod conformabatur, imper- ;<text:line-break/>Lectius eo, quod undique est absolutum, reddiderunt;<text:line-break/>toti vero generi usum non aspernandum praestiterunt,<text:line-break/>oportebat enim quandam esse foeminam. Nec creden-,<text:line-break/>dum est, opificem partem . tostas^generis nostri dimidiam<text:line-break/>fponte imperfectam ac velut mancam 3 fuisse facturum,.<text:line-break/>nisi imperfectionem hanc magnam quidam usias sdisseL<text:line-break/>secuturus, quem mox explicabimus. Foefus ipse. malosi<text:line-break/>riam postulat copiosam, non modo ad primam Tui con-<text:line-break/>strutionem, <text:span text:style-name="Default_20_Paragraph_20_Font"><text:span text:style-name="T58">s</text:span></text:span>ed ad .omne esiam deinceps incrementum.<text:line-break/>Proinde duorum alterum accidat ipsi. est <text:span text:style-name="Default_20_Paragraph_20_Font"><text:span text:style-name="T58">y</text:span></text:span>Ieoefle^, .aut ip-<text:line-break/>sius utero gerentis alimentum rapiat, aut superfluum ac-</text:p>
      <text:p text:style-name="P33">cipi at; verum i rap ere quidem non erat melius, superfluum<text:line-break/>vero .assumere non poterat, si foemina fuisset exquisite<text:line-break/>calida; discuteret enim ipfum sic et facile exiccare^.<text:line-break/>Frigidiorem igitur eam eousque fieri setius fuit, quoad<text:line-break/>alimentum, quod coxisset ac confecisset, totum discutere<text:line-break/>non posset: quod enim est frigidius, ne concoquere qui-<text:line-break/>dem potest; quod vero plane est calidum., ut concoquere,<text:line-break/>ita discutere valide potest; quod igitur non ita. multum<text:line-break/>ab exquisite calido relinquitur, et coquere statis, ut quod<text:line-break/>non amplius est frigidum, et relinquere aliquid. fuper-<text:line-break/>sinum <text:span text:style-name="Default_20_Paragraph_20_Font"><text:span text:style-name="T58">p</text:span></text:span>otest, ceu quod non vehementer adeo sit -calidum.<text:line-break/>Hic igitur est frigiditatis foeminae ustus, <text:span text:style-name="Default_20_Paragraph_20_Font"><text:span text:style-name="T58">C</text:span></text:span>quem<text:span text:style-name="Default_20_Paragraph_20_Font"><text:span text:style-name="T58">r</text:span></text:span> mox. se-<text:line-break/>cutura .erat partium imperfectio, quum .ipsae .prae. caloris<text:line-break/>imbecillitate .foras prorumpere non possent; quod com-<text:line-break/>modum ad generis instaurationem est fecundum ac <text:span text:style-name="Default_20_Paragraph_20_Font"><text:span text:style-name="T58">i</text:span></text:span>maxi-<text:line-break/>mum.. Nam,si extra prodiissent, scrotum .utique extitisa<text:line-break/>fet; quod .quum intus jam subsideat, matricum substantia<text:line-break/>est fac<text:span text:style-name="Default_20_Paragraph_20_Font"><text:span text:style-name="T58">t</text:span></text:span>um instrumentum femini recipiende - ab retinendo,</text:p>
      <text:p text:style-name="P33">foetui praeterea alendo ac perficiendo aptum. Statim<text:line-break/>autem et testiculos foemina erat habitura minores atque<text:line-break/>imperfectiores , ac sperma, quod in ipsis erat futurum, .<text:line-break/>parcius ac frigidius humidiusque , sequuntur enim haec<text:line-break/>quoque necessario caloris pendidam. N<text:span text:style-name="Default_20_Paragraph_20_Font"><text:span text:style-name="T58">o</text:span></text:span>n igitur femen<text:line-break/>ejusmodi generando animali satis esse. poterat; fuit tamen<text:line-break/>et ipstum utile, neque enim frustra factum fuit; quod<text:line-break/>procedente sermone exponemus. Mas vero quanto est<text:line-break/>calidior, tanto ipsius Testiculi majores extiterunt; semen<text:line-break/>autem,. qu<text:span text:style-name="Default_20_Paragraph_20_Font"><text:span text:style-name="T58">o</text:span></text:span>d in ipsis generatur, quum -sit summe coctum,^<text:line-break/>principium est animalis effectivum. Ab un<text:span text:style-name="Default_20_Paragraph_20_Font"><text:span text:style-name="T58">o</text:span></text:span> igitur prin-<text:line-break/>cipi.o, qu<text:span text:style-name="Default_20_Paragraph_20_Font"><text:span text:style-name="T58">o</text:span></text:span>d ab. opifice sapienter fuit inventum, et quo<text:line-break/>foemina mare fuit imperfectior, nata funt omnia, -quae^<text:line-break/>ad animalis generationem pertinent; tum quod foeminae<text:line-break/>partes foras excidere. .nequeant, ipsaeque alimenti benigni<text:line-break/>superfluum colligant, femen que habeant imperfectum, et<text:line-break/>cavum .instrumentum ad stemem perfectum recipiendum,<text:line-break/>tum quod in<text:span text:style-name="Default_20_Paragraph_20_Font"><text:span text:style-name="T58">i</text:span></text:span> masculis contra omnia accidant, pudendum</text:p>
      <text:p text:style-name="P45">scilicet sit praelongum, ad v<text:span text:style-name="Default_20_Paragraph_20_Font"><text:span text:style-name="T58">c</text:span></text:span>neremque ac femen excer-<text:line-break/>nendum aptissimum, femenque ipsum sit multum, ac<text:line-break/>arassum , et calidum.</text:p>
      <text:h text:style-name="Heading_20_2" text:outline-level="2">. Cap. VII. </text:h>
      <text:p text:style-name="P82">Noli igitur putare, femen ipfum alia<text:line-break/>quadam ratione ad maris alia ad foeminae procreatio-<text:line-break/>nem moveri. eo enim modo nequaquam principium ani-<text:line-break/>malis cuiusdam specie similis fieret, si motus haberet<text:line-break/>omni ratione sibi pugnantes; verum (ut nuper diximus)<text:line-break/>quod quidem <text:span text:style-name="Default_20_Paragraph_20_Font"><text:span text:style-name="T58">semen</text:span></text:span> est imperfectius in motu, foemina,<text:line-break/>quod vero perfectius, mas efficitur. Quem motum per-<text:line-break/>fectiorem vel imperfectiorem inaequalitati in calido et<text:line-break/>frigido jure tribueris; ad quod unum principium (si mo-<text:line-break/>do plane es physicus) particulares omnes actiones revo-<text:line-break/>cabis. Qui igitur principium id potest foetibus luge-<text:line-break/>ne<text:span text:style-name="Default_20_Paragraph_20_Font"><text:span text:style-name="T58">x</text:span></text:span>ari? nam qui existimant, foeminam semen soecundum<text:line-break/>emittere, iis mirum non videtur foeminam tunc concipi,<text:line-break/>quum feminis foeminiui motus masculini molibus praë-</text:p>
      <text:p text:style-name="P33">valent. At hi non intelligunt primum quidem duorum<text:line-break/>motuum principia facere inter fefe pugnantia; quando-<text:line-break/>quidem; si <text:span text:style-name="Default_20_Paragraph_20_Font"><text:span text:style-name="T58">s</text:span></text:span>emen foeminae motus potissimum habet prin-<text:line-break/>cipium , omnino ejusdem cum mare motus habet prin-<text:line-break/>cipinm, ipfumque oportet cum femine maris misceri, ac<text:line-break/>tum demum ,o velut unum <text:span text:style-name="Default_20_Paragraph_20_Font"><text:span text:style-name="T58">p</text:span></text:span> postea agere; quod si id non<text:line-break/>oporteat, quid impediet, quo minus foemina, Tolo femine<text:line-break/>iti fe<text:span text:style-name="Default_20_Paragraph_20_Font"><text:span text:style-name="T58">A</text:span></text:span>ipsam emisso, ita demum foetum absolvat? atqui<text:line-break/>hoc. accidere .non. videmus L;, constat ergo,. quod omnino<text:line-break/>femen maris flagitat. Quod fi ita est, misceatur cum eo<text:line-break/>est necesse, atque - ita utrumque femen in unum motum<text:line-break/>conspiret; .fieri enim non posset, ut, si utrumque motu<text:line-break/>inter fe..discrepante .moveretur, in unius animalis pro-<text:line-break/>crealionem conspirarent Ut .autem paucis rem omnem<text:line-break/>complectar, si quis aliam quampiam feminis ioeminini<text:line-break/>viam i atque motus ordinem , aliam autem maris existi-I<text:line-break/>met, is haudquaquam in rebus naturalibus censebitur<text:line-break/>exercitatus. Sive enim foeminae semen sive; fanguis, qui<text:line-break/>in matrices 1 promanat., motus principium quoddam. con-</text:p>
      <text:p text:style-name="P35">ferat, omnino motus principium idem cum maris femine<text:line-break/>Trahere est putandum. Quod in gallinis est perspicuum;<text:line-break/>[concipiunt enim hae ova, quae fubventanea nuncupantur,<text:line-break/>sine Coitu cum nutre ; quibus ovis quod desit quidpiam<text:line-break/>ad perfectionem , ^id indicio est, quod animal ex ipsis<text:line-break/>gigni non possit. Quod- tamen haec quoque formam om-<text:line-break/>nem habeant, i quam insu alia ova, apparet evidenter A ut<text:line-break/>enim perficiantur) folain a m afculo desiderant caliditatem.<text:line-break/>Verum hoc gressilibus quidem animalibus adesse non<text:line-break/>^potest; quum enim omnia haec volucribus longe sint hu-<text:line-break/>midiora, corpus foemininum omnino habent imbecillum,<text:line-break/>quod eo motus progredi non potest, ut formam artificio-^<text:line-break/>fiam foetus imprimat; fotum autem, si quod animalis est<text:line-break/>genus temperatura eousque siccum, ut humoris frigidi<text:line-break/>redundantiam in foeminae femine possit quadantemis ab-<text:line-break/>^sumere, id foetum ejusmodi, qualia finit in gallinis ea</text:p>
      <text:p text:style-name="P36">ova, sine utare potest efficere. - Verum in gressilibus qui-</text:p>
      <text:p text:style-name="P33">dem animalibus quid repersas, quod ovo proportione re-<text:line-break/>spondeat, nisi quem medici appellant molae conceptum?<text:line-break/>quae sane caro quaedam est otiosa atque informis. . Si<text:line-break/>igitur. eousque volunt femen foeminae progredi, primum<text:line-break/>quidem, quod parum artificiosam actionem ei tribuunt<text:line-break/>..(quae utique vel foli menstruo forte assuerit); nemo est,<text:line-break/>qui ignoret ; fecundo autem , quod mentiuntur esiam in<text:line-break/>eorum, quae fiunt,, historia; non .enim, sicut galiinae<text:line-break/>sinG muribus ova pariunt, ita mulierem aliquando vide-<text:line-break/><text:span text:style-name="Default_20_Paragraph_20_Font"><text:span text:style-name="T58">e</text:span></text:span>runt sine for<text:span text:style-name="Default_20_Paragraph_20_Font"><text:span text:style-name="T58">o</text:span></text:span> vel. motam vel ejusmodi. quippiam aliud<text:line-break/>concepisse. Satius igitur est maris femen motus princi-<text:line-break/>.pium supponere, foeminae vero ad animalis generationem<text:line-break/>.existimare ipsi aliquid conferre. Quantum autem id sit,<text:line-break/>quod confert, paulo post explicabo, quum primum prae-<text:line-break/>Tentem disputationem conclusero. Ut enim anatomici<text:line-break/>ipsi nos docent, ab uno hoc motus principio statim, ut<text:line-break/>semen in uterum est Gonjectum , et certe diutissime post,<text:line-break/>neutrum pudendorum .adhuc formatur^ ignorabi^que, fit-</text:p>
      <text:p text:style-name="P46">ne mas, an foemina, quod conceptam est; postea vero<text:line-break/>tandem deprehenditur, fitque perspicuum; causam autem,<text:line-break/>cur tale fiat, partim quidem ex spermate habet, partim<text:line-break/>autem a matre trahit. Quo pacto autem ipsarum causa-<text:line-break/>rum utramque hanc quidem jam inde ab initio habeat,<text:line-break/>aliam autem post assumat, statui id demonstrare non ra-<text:line-break/>tionibus probabilibus, f<text:span text:style-name="Default_20_Paragraph_20_Font"><text:span text:style-name="T58">e</text:span></text:span>d evidentibus demonstrationibus<text:line-break/>ex dissectionibus inventis, ex quibus, certo scio, adini-<text:line-break/>rabidis tibi naturae ars iHncefcet, si, quae dicturus sum,<text:line-break/>attente audieris. Nam vena cava, q<text:span text:style-name="Default_20_Paragraph_20_Font"><text:span text:style-name="T58">u</text:span></text:span>a primum adhuc ex<text:line-break/>hepate emergens sublimis ad spinam flectit<text:span text:style-name="Default_20_Paragraph_20_Font"><text:span text:style-name="T58">u</text:span></text:span>r, dextrum<text:line-break/>habet renem ad dextram sibi adjacentem, tum deinceps<text:line-break/>paulo infra ad laevam sinistrum. Producitur autem ex<text:line-break/>ipsa vas venofum maximum in utrumque renem, atque<text:line-break/>etiam fub utroque horum vasorum videas alia duo vasa<text:line-break/>aeque magna a maxima arteria, quae spinae incumbit, t<text:line-break/>profecta non aliter quam venas in renes inferi,</text:p>
      <text:p text:style-name="P33">quam autem ren dexter prope jecur sit locatus, sinister<text:line-break/>autem inferius, solis iis vasis, quae in renes inseruntur<text:line-break/>peculiare quiddam obtigit, cujusmodi aliis nuliis neque<text:line-break/>eorum , quae a vena cava , neque eorum etiam , quae a<text:line-break/>magna arteria promanant; illa enim omnia bina ex iis-<text:line-break/>dem locis vasis utriusque exoriuntur; venae autem et<text:line-break/>arteriae, quae ad renes pertinent, a magnis quidem vasis,<text:line-break/>at non iisdem locis oriuntur, fed quanto ren dexter al-<text:line-break/>sero est altior, tanto et vastorum, quae in ipsum infern<text:span text:style-name="Default_20_Paragraph_20_Font"><text:span text:style-name="T58">a-<text:line-break/>A</text:span></text:span>ur, productio ea est altior, quae in alterum inferitur.<text:line-break/>Quoniam igitur post haee ad partes genitales par arteria-<text:line-break/>rum eL venarum fertur, quod ab eisdem partibus prosis<text:line-break/>cifci debebat, (non enim amplius aliae quidem ipsarum<text:line-break/>-ad fublime, aliae autem ad imum pertinent instrumen-<text:line-break/>tum, fed matrix sinistra^ eandem. cum dextra habet post-<text:line-break/>dionem <text:span text:style-name="Default_20_Paragraph_20_Font"><text:span text:style-name="T58">p</text:span></text:span> tum testiculi utrique aequali loco flant siti,) id-<text:line-break/><text:span text:style-name="Default_20_Paragraph_20_Font"><text:span text:style-name="T55">ι</text:span></text:span><text:span text:style-name="Default_20_Paragraph_20_Font"><text:span text:style-name="T52"> </text:span></text:span>circo vasorum,^ quae ad ipsa feruntur, quae ad dextram<text:line-break/>matricem atque ipsius testiculum progrediuntur^ a ma-</text:p>
      <text:p text:style-name="P33">gnis ipsis vasis, quae funt ad spinam, proficiscuntur, vena<text:line-break/>quidem a cava vena, arteria autem ab ar tersa magna;<text:line-break/>quae^ vero ad sinistrum testiculum in masculis, aut .ad<text:line-break/>matricem .sinistram in foeminis perveniunt, (funt autem<text:line-break/>haec esiam duo, una scilicet arteria et una vena,) non<text:line-break/>amplius a magnis ipsis vasis, sed ab eis, quae .ad renes<text:line-break/>feruntur, .emergunt. Ex quo inteliigi potest, testiculum si-<text:line-break/>nistrum .in maribus. et matricem- sinistram in foeminis<text:line-break/>sanguinem impurum adhuc atque exorem en tofum , hu-<text:line-break/><text:span text:style-name="Default_20_Paragraph_20_Font"><text:span text:style-name="T58">s</text:span></text:span>urdum ac <text:span text:style-name="Default_20_Paragraph_20_Font"><text:span text:style-name="T58">P</text:span></text:span>erosum. recipere. . Qua ex re accidit, <text:span text:style-name="Default_20_Paragraph_20_Font"><text:span text:style-name="T58">l</text:span></text:span> ut<text:line-break/>ipfa quoque instrumenta; quae recipiunt, haud similia<text:line-break/>fiant temperamento; quemadmodum enim sanguis purus<text:line-break/>excrementoso . est calidior , ita et partes dextrae, quae ex<text:line-break/>ipfo nutriuntur,, sinistris fiunt calidiores, tametsi. natura<text:line-break/>principio superabant ; demonstratum enim . nobis saepe est;<text:line-break/>id quoque ab . Hippocrate .recte fuisse. dictum , quod i .par-<text:line-break/>tes., quae. fecundum rectitudinem sunt sitae, necessario<text:line-break/>pluas inter <text:span text:style-name="Default_20_Paragraph_20_Font"><text:span text:style-name="T58">P</text:span></text:span>este communicant ac fruuntur. i Non <text:span text:style-name="Default_20_Paragraph_20_Font"><text:span text:style-name="T58">A</text:span></text:span>gitur<text:line-break/>amplius miraberis , sii matricum ; dextrae ac.. . testrculoru<text:span text:style-name="Default_20_Paragraph_20_Font"><text:span text:style-name="T58">i</text:span></text:span>n</text:p>
      <text:p text:style-name="P33">dexter, non folum quod Pecus ac sinistra nutriuntur, scd<text:line-break/>quod etiam fecundum hepatis rectitudinem funt locata,<text:line-break/>sinistris admodum sunt calidiora. Atqui, si hoc est de-<text:line-break/>monstratum, ac praeterea conceditur, masculum foemina<text:line-break/>esse calidiorem, probabile etiam est partes dextras ma-<text:line-break/>scutorum, sinistras foeminarum. esse generatrices. Eodem<text:line-break/>certe pertinent et quae ab Hippocrate sunt .dicta<text:span text:style-name="Default_20_Paragraph_20_Font"><text:span text:style-name="T58">t</text:span></text:span> Uter-<text:line-break/>vis testiculus turgere extrinsecus apparuerit, si dexter^<text:line-break/>masculus, sin vero sinister, foemina. Quum enim pri-<text:line-break/>mum partas genitales intumescunt, voxque mutatur ac<text:line-break/>gravior atque asperior efficitur, (id enim enim est hircire,)<text:line-break/>tunc Hippocrates praecipit observare, ^utra partium sit<text:line-break/>fortior; quae enim prius tument incrementoque sunt<text:line-break/>majore<text:span text:style-name="Default_20_Paragraph_20_Font"><text:span text:style-name="T58">s</text:span></text:span> eae ulique fiunt fortiores. Verum, ne quis hic<text:line-break/>hallu cinctu^, distinctione. quadam est opus. Quandoque-<text:line-break/>dein pars fortior aut imbecillior altera bifariam dicitur;<text:line-break/>u no<text:span text:style-name="Default_20_Paragraph_20_Font"><text:span text:style-name="T58">r</text:span></text:span> quidem modo simpliciter acsc natura in toto genere,<text:line-break/>altero <text:span text:style-name="Default_20_Paragraph_20_Font"><text:span text:style-name="T58">A</text:span></text:span> autem in solius hujus individui animalis compage^</text:p>
      <text:p text:style-name="P33">Siquidem cor hepate, arteriae venis, et nervi carnibus,<text:line-break/>postremo dextra omnia .sinistris in omni animalium ge-<text:line-break/>n e<text:span text:style-name="Default_20_Paragraph_20_Font"><text:span text:style-name="T59">x</text:span></text:span>edunt fortiora; fieri tamen potest, ut verbi gratia<text:line-break/>Dioni aut Theoni dimidia capitis pars dextra scilicet aut<text:line-break/>partis -dextrae oculus sinistro sit imbecillior. Ad eundem-<text:line-break/>Pane modum et testiculorum simpliciter quidem dexter<text:line-break/>est fortior^ privatim autem hinc cuipiam sinister potest<text:line-break/>esse fortior; etenim et natura varicosior estr sinister ^dex-<text:line-break/>tro ut plurimum , ob eamque causam fcrotum , quo in-;<text:line-break/>volvitur, est laxius. Interdum etiam alioqui in multis<text:line-break/>contrarium invenias,. ut, quum in prima compactione af-[<text:line-break/><text:span text:style-name="Default_20_Paragraph_20_Font"><text:span text:style-name="T59">s</text:span></text:span>ectus aliquis dextro testiculo acciderit, in his certe si-<text:line-break/>nitier est, fortior; quin etiam, cum dexter ren situ sini-,<text:line-break/>stro fuerit propinquus,. (id enim aliquando etiam accidit,^<text:line-break/>fed raro,) inveniuntur tunc a vasis, quae in ipfum in-<text:line-break/>feruntur, propagines, ad dextrum quidem testiculum in<text:span text:style-name="Default_20_Paragraph_20_Font"><text:span text:style-name="T59">i<text:line-break/></text:span></text:span>masculis, ad dextram vero matricem in mulieribus ten-<text:span text:style-name="Default_20_Paragraph_20_Font"><text:span text:style-name="T59">i<text:line-break/></text:span></text:span>dentes. Ut igitur generatim dicam, quaelibet in animali</text:p>
      <text:p text:style-name="P33">pars morbida magis atque imbecillior in omnem vitam<text:line-break/>redditur, si qu<text:span text:style-name="Default_20_Paragraph_20_Font"><text:span text:style-name="T58">o</text:span></text:span>d vilium vel exiguum in prima confor-<text:line-break/>mali one ei obtigerit; cujus vitii .culpa tum ad primum<text:line-break/>maris cum foemina coitum intempestivum, tum ad gra-<text:line-break/>vidae victus rationem sequentem est referenda. Verum<text:line-break/>de his quidem non est nunc dicendi locus. Porro , testi-<text:line-break/>culus dexter quum altero imbecillior factus fuerit,. in<text:line-break/>eo affectu, quem hircire nominant, sinister prior eleva-<text:line-break/>tur; quo cafu colligere possumus, id animal foeminis<text:line-break/>procreare ; quemadmodum , si fecundum naturam ipsie<text:line-break/>permanserit, dexter autem prior, dum hirciuut, attollatur,<text:line-break/>id animal (quantum in ipso est) masculos gignat. Siqui♃<text:line-break/>dem fieri aliquando potest, ut, etiamsi initium a foemina.<text:line-break/>fit profectum, femen, quod. alio qui foeminam erat gene-<text:line-break/>raturum , a dextra matrice calfactum foetum efficiat<text:line-break/>masculum; contra, quod masculum erat geniturum, a<text:line-break/>sinistra refrigeratum in contrarium transmutetur. . Quan-<text:line-break/>doquidem, si femen, sit paulo frigidius^ matrix- vero. plu-</text:p>
      <text:p text:style-name="P33">ramum sit calida, nil miri est ab ea, quod spermati de-<text:line-break/>est, adjici; sin vero plurimum sit refrigeratum, deinde<text:line-break/>in aetate declinantis animalis in dextram matricem in-.<text:line-break/>eluerit, haudquaquam ab ipfa juv abitur. Quum igitur<text:line-break/>duplex sit mafculorum generationis principium , - in fue-<text:line-break/>minis quidem dextra. matrix, in .masculis vero dexter Te^<text:line-break/>strculus ; , matrix autem ut plurimum valentior sit ad<text:line-break/>foetum sibi assimilandum, ut quae diutius cum eo <text:span text:style-name="Default_20_Paragraph_20_Font"><text:span text:style-name="T58">A</text:span></text:span>er--<text:line-break/>faturi consentaneum est foetum masculum in dextra,<text:line-break/>foemininum vero in sinistra bonam partem inveniri; si-.<text:line-break/>quidem ut plurimum ipfa sibi ipsi femen assimilat. Pot-<text:line-break/>est tamen accidere, ut interdum a caloris, qui femini<text:line-break/>inest, vi <text:span text:style-name="Default_20_Paragraph_20_Font"><text:span text:style-name="T58">s</text:span></text:span>ubacta mafculum pro foemina foetum fieri per- i<text:line-break/>mittat. Haec .certe. sunt rara, magnoque egent excessa.<text:line-break/>Ut plurimum autem masculus in dextra, foemina in sta<text:line-break/>nistra matrice invenitur; quorum est oau<text:span text:style-name="Default_20_Paragraph_20_Font"><text:span text:style-name="T58">s</text:span></text:span>a principium<text:line-break/>venarum matrices nutrientium.</text:p>
      <text:h text:style-name="P58" text:outline-level="2">Cap. VIII. </text:h>
      <text:p text:style-name="P82">Porro quid causae sit, cur mammae tan-<text:line-break/>tum habeant cum matricibus consensum , id jam expli-^<text:line-break/>cabo; .: etenim mirabilem quandam id quoque naturae ar-<text:line-break/>tem indicabit. Quum enisu.. partes utrasque ad unum<text:line-break/>opus obeundum comparasset, ipfas co n j unxi t per vasis,<text:line-break/>quae;- dum. de thorace ageremus, ad mammas venire<text:line-break/>memoravimus, venas et arterias ad hypochondria ac to-<text:line-break/>tum hypogastriuin deducendo; post autem iis, quae a<text:line-break/>partibus infernis sursum feruntur, conj ungendo, a quibus<text:line-break/>venae ad matricem. ac <text:span text:style-name="Default_20_Paragraph_20_Font"><text:span text:style-name="T58">s</text:span></text:span>crotum perveniunt. Sola enim<text:line-break/>haec. in animalibus vasa partim quidem ex partibus, quae<text:line-break/>sunt supra .pluenas, profecta ad inferna corporis ferun-^<text:line-break/>tur, partim autem ex inferioribus sursum: quod praedi-<text:line-break/>ctas siolas partes per vasa conjungi erat necesse, ut, quan- d<text:line-break/>do in matricibus foetus augeretur ac. conformaretur, illi I<text:line-break/>soli. .venae communes ex.. utrisque alimentum affundant; <text:span text:style-name="Default_20_Paragraph_20_Font"><text:span text:style-name="T58">t<text:line-break/></text:span></text:span>quando vero natus fuerit, .mammis rurfum alimentum<text:line-break/>totum affluat. Quae causa est, cur eodem tempore men-</text:p>
      <text:p text:style-name="P33">strua belle procedere nequeant, et foemina lactare ; al-<text:line-break/>tera enim pars, dum fanguis ad alteram transfertur, sic-<text:line-break/>ca semper relinquitur. Caeterum ante conceptum in mu-<text:line-break/>liere aetate florente quidquid sanguinis superflui colligi^<text:line-break/>tur, natura singulis mensibus per venas ad uterum per:.<text:line-break/>sinentes id excernit; quum autem jam conceperit, ex<text:line-break/>iisdem vasis foetus trahit alimentum. Porro venae , quae<text:line-break/>iliic siunt, latitudine ac longitudine sunt tantae, ut foe-<text:line-break/>tum non modo affluenter nutriant, verum esiam super-<text:line-break/>fluum .quidpiam semper congerant; quod cum tofo con-<text:line-break/>ceptus tempore in his communibus vasis, ceu promptua-<text:line-break/>rlis quibusdam alimenti, -acerva tum ea attollit, ac om-<text:line-break/>nino distendit, et vetuli exundet, locum, in quem trans-<text:line-break/>ferat sese., requirit, quem reperire non potest, nisi mam-<text:line-break/>mas : in quem <text:span text:style-name="Default_20_Paragraph_20_Font"><text:span text:style-name="T58">locum</text:span></text:span> simul venae distentae ac gravatae<text:line-break/>id immittunt; simul autem ventris totius moles, quae<text:line-break/>propter conceptum ipsis incidit ac premit, ad locum<text:line-break/><text:span text:style-name="Default_20_Paragraph_20_Font"><text:span text:style-name="T58">c</text:span></text:span>edentem propellit. Ita igitur lac menstruo germanum</text:p>
      <text:p text:style-name="P33">esse ait Hippocrates. Proinde quum vitium aliquod fue-<text:line-break/>tui ipsi acciderit ejusmodi, ut non amplius alimentum,<text:line-break/>quod satis sit, attrahere queat, aut quum in mulieris<text:line-break/>^corpore error ejusmodi contigerit, ut non fatis sanguinis<text:line-break/>s<text:span text:style-name="Default_20_Paragraph_20_Font"><text:span text:style-name="T58">u</text:span></text:span>ppeditare ei amplius possit; eo casu operum naturae<text:line-break/>ordo quidem confunditur ac perturbatur, contrariis au-<text:line-break/>tem affectibus mammae prehendant ur est necesse, imple-<text:line-break/>untur quidem lacte ante tempus, quum foetus est isll-^<text:line-break/>becillus, gracilefcant autem postea, quum matrices ali-<text:line-break/>menti penuria laborant. Unde Hippocrates dicebat: <text:span text:style-name="Default_20_Paragraph_20_Font"><text:span text:style-name="T58">Met-<text:line-break/>lieri in uter</text:span></text:span>o <text:span text:style-name="Default_20_Paragraph_20_Font"><text:span text:style-name="T58">habenti si lae ex mammis fi</text:span></text:span>n<text:span text:style-name="Default_20_Paragraph_20_Font"><text:span text:style-name="T58">xerit copio-<text:line-break/>sum, foetus redditur. imbecillus;</text:span></text:span> nempe quod superfluum<text:line-break/>omne fuIfum ad mammas ascendat, quod foetus in versis<text:line-break/>reliquit, quum ipse prae imbecillitate, quantum sibi ad<text:line-break/>moderatam nutritionem fatis esset, attrahere nequiret.<text:line-break/>Quando vero rursus inquit r <text:span text:style-name="Default_20_Paragraph_20_Font"><text:span text:style-name="T58">Mulieri in uter</text:span></text:span>o <text:span text:style-name="Default_20_Paragraph_20_Font"><text:span text:style-name="T58">habenti si<text:line-break/>mammae graciles repente stant, ab</text:span></text:span>o<text:span text:style-name="Default_20_Paragraph_20_Font"><text:span text:style-name="T58">rtiet;</text:span></text:span> tunc foetum<text:line-break/>fortem quidem esse est putandum, fed copiosum ei ali-</text:p>
      <text:p text:style-name="P33">mentum deesse ; quare primum quidem ex venis matrici<text:line-break/>communibus sanguinem trahit, atque interim mammae<text:line-break/>gr acilefcunt , ita autem non multo post fit abortus, quum<text:line-break/>fcilicet nutrimentum omnino ei deficit. Sed haec qui-<text:line-break/>dem omnia physica sunt problemata, quae consecutione^<text:line-break/>quadam ad ea, quae nunc funt proposita, recensuimus;<text:line-break/>proprium autem praesentis enarrationis erat, ut commu-<text:line-break/>nionis matricum cum mammis usum explicaremus, et<text:line-break/>vasiorum, quae ab eis vasis, quae in ren em e directo si-<text:line-break/>tum inseruntur, profecta, in testiculum ac matricem<text:line-break/>sinistram perveniunt; omnia enim haec natura excogita-<text:line-break/>vit, quo duplex generationis principium foetibus com-<text:line-break/>pararet, ut alter quidem eorum esset mas, alius vero fue-<text:line-break/>mina. Atque de his quidem res sic habet.</text:p>
      <text:h text:style-name="Heading_20_2" text:outline-level="2">Cap. IX.</text:h>
      <text:p text:style-name="P82"><text:s/>Caeterum cur cum ustI partium genita-<text:line-break/>lium voluptas quidem maxima sit conjuncta, cupiditas<text:line-break/>autem stimulans in omnibus florentibus animalibus usum<text:line-break/>praecedat, deinceps nobis dicendum; non primam adhuc,</text:p>
      <text:p text:style-name="P33">neque principalissimam causam investigantibus , (diximus<text:line-break/>enim ante , naturam ejusmodi omnia fuisse machinatum,<text:line-break/>quo genus in perpetuum maneret incorruptum,) led ma-<text:line-break/>terialem atque instrumentariam. Non enim ob id tan-<text:line-break/>tum, quod dli, qui animalia effluxerunt, voluerunt aut,<text:line-break/>immensam venereorum cupiditatem esse ingenitam, aut<text:line-break/>ingentem voluptatem esse coniunctam, protinus cupiditas<text:line-break/>ac voluptas animalibus accesserunt, fed ex materia atque<text:line-break/>instrumentis ad ea ipsa apposite comparatis. Arteriae -<text:line-break/>enim et venae, quae a locis, quae ad renes pertinent,<text:line-break/>ad partes genitales feruntur, matricum quidem fundum<text:line-break/>praetergrediuntur, lateralibus vero ipsarum partibus post-<text:line-break/>ea invectae in duo dividuntur; tum autem pars alia<text:line-break/>iliinc a lateralibus ad testes foeminae secedit, qui et .ipsi<text:line-break/>matricibus adjacent; altera vero ad fundum progressa<text:line-break/>multipliciter in ipsum tota distribuitur. Committuntur<text:line-break/>autem hic fines valorum, quae in sinistrum sinum matricis<text:line-break/>sunt divisa, cum finibus eorum, quae in dextrum ejus-</text:p>
      <text:p text:style-name="P33">dem sinum fiunt distributa; quo fit, ut dextra matrix exi-<text:line-break/>guam quidem, fed tamen ferofam humiditatem adsumat;<text:line-break/>quae humiditas praeter dictum antea ufum alium quem-<text:line-break/>piam erat praestitura maximum, ut quae acrimoniam<text:line-break/>quandam ac mordacitatem habeat, quod humoris genus<text:line-break/>omnium maxime potest partes ipsas ad agendum excitare,<text:line-break/>voluptatemque , dum ipsae agunt, praebere. Quod si<text:line-break/>parva quaedam ac levia magnorum ac mirabilium na-<text:line-break/>turae operum exempla, quo<text:span text:style-name="Default_20_Paragraph_20_Font"><text:span text:style-name="T58">s</text:span></text:span> res sit clarior, in hanc dis-<text:line-break/>putalionem oportet afferre, ejusmodi quiddam mihi ac-<text:line-break/>^cidere intellige, quum humores hi <text:span text:style-name="Default_20_Paragraph_20_Font"><text:span text:style-name="T58">P</text:span></text:span>erosi incalescunt,<text:line-break/>quod maxime accidit, cum humores acres <text:span text:style-name="Default_20_Paragraph_20_Font"><text:span text:style-name="T58">s</text:span></text:span>ub cute ani-<text:line-break/>malis faepe sunt acervati; titiHant enim tunc ac prurit—<text:line-break/>tum excitant, et fuo motu voluptatem afferunt. Quando<text:line-break/>igitur non modo ejusmodi humores vacuari postulant eo-<text:line-break/>que nos excitant ac pungunt adsue excernendum, ve-<text:line-break/>rum etiam spiritos multus ac calidus expirare gli<text:span text:style-name="Default_20_Paragraph_20_Font"><text:span text:style-name="T58">s</text:span></text:span>cit,</text:p>
      <text:p text:style-name="P33">incredibilem quendam existimare oportet voluptatis esse<text:line-break/>excessum. Praeterea cum partibus his natura sensum<text:line-break/>quam culi longe exactiorem propter eundem u<text:span text:style-name="Default_20_Paragraph_20_Font"><text:span text:style-name="T58">s</text:span></text:span>um tribu-<text:line-break/>erit, mirum amplius videri non debet, neque cur ipsis<text:line-break/>illinc voluptas major accedat, neque cur cupiditas in-<text:line-break/>gens ipsam praecedat. Haec autem causa etiam est, cur<text:line-break/>plerumque a vasis , quae in dextrum renem inseruntur,<text:line-break/>propagines quaedam ad matricem e directo sitam feran-<text:line-break/>tur; quum enim usus horum scrofinum excrementorum<text:line-break/>duplex sit futurus, prior quidem ad augendam <text:span text:style-name="Default_20_Paragraph_20_Font"><text:span text:style-name="T61">in</text:span></text:span> sini-<text:line-break/>stris partibus frigiditatem, secundus vero ad cupiditatem<text:line-break/>ac voluptatem ingentem in usu instrumentorum excitan-<text:line-break/>dam, prior quidem semper sinistris, secundus vero ali-<text:line-break/>quando dextris per longa vasta inest. Accedit autem eo<text:line-break/>aliud praeterea quoddam adjumentum non aspernandum<text:line-break/>a corporibus glandulosis, quae utraque parte colli vesicae<text:line-break/>funt locata; in quibus et ipsis humor quidam spermati</text:p>
      <text:p text:style-name="P33">quidem similis, verum tenuior longe continetur. Caele-<text:line-break/>rum de eo quidem paulo post tractabimus. lpfum autem<text:line-break/>femen fpirrtuofum est ac fpumofum, ut, si extra effusum<text:line-break/>aliquando fuerit, paulo post minutius multo appareat;<text:line-break/>quam quum initio excideret, .desicceturque citissime prae<text:line-break/>vifcositate, non quemadmodum mucus et pituita diutif-<text:line-break/>sime perdurant, neque siccantur, molemque aequalem<text:line-break/>fervant ; tenuis enim et aquos<text:span text:style-name="Default_20_Paragraph_20_Font"><text:span text:style-name="T58">o</text:span></text:span> . ac cruda. horum , crassa<text:line-break/>autem et viscosa et spiritu vitali plena ipsius <text:span text:style-name="Default_20_Paragraph_20_Font"><text:span text:style-name="T58">s</text:span></text:span>eminis<text:line-break/>est humiditas.</text:p>
      <text:h text:style-name="Heading_20_2" text:outline-level="2">.Cap. X. </text:h>
      <text:p text:style-name="P82">Quando igitur in proprium locum inci-<text:line-break/>derit, principium fit animalis generationis, quum autem<text:line-break/>in alienum, .expirat quidem ex ipfa. humiditate repente<text:line-break/>spiritos ,. relinquitur autem vifcofa humiditas , quae in<text:line-break/>fe ipsam confidet. Causa vero etiam generationis hujus<text:line-break/>haec esu Ex lis vasis, quae ad matrices accedunt, (quae<text:line-break/>ad latera ipsarum distribui diximus,) quae pars fertur<text:line-break/>deorsum., involvitur modo persimili iis vasis, quae in los</text:p>
      <text:p text:style-name="P33">sticulos masculorum perveniunt. Vena enim superiacet,<text:line-break/>fubjacet autem arteria, utraque flexus multos numero<text:line-break/>aequales efficiens <text:span text:style-name="Default_20_Paragraph_20_Font"><text:span text:style-name="T58">C</text:span></text:span>instar .capreolorum quorundam varie<text:line-break/>rmplexorum; quo amplexu sanguis et spiratus, qui ad<text:line-break/>testas feruntur, diutissime coquuntur; clareque cernas<text:line-break/>humorem, qui in primis flexibus habetur, adhuc fangui-<text:line-break/>neum, insequentibus deinceps magis magisque albescere,<text:line-break/>quoad in omnium postremis totus albus omnino fuerit<text:line-break/>redditus ; qui flexus postremi in testes terminantur. Testes<text:line-break/>vero, quum sint Iaxi ac cavernosi, humorem, qui in vasis<text:line-break/>coeperat concoqui, excipientes et ipsi rurfum percoquunt,<text:line-break/>perfectius quidem ad foetus procreationem masculorum testes,<text:line-break/>majores quum sint et calidiores, et id, quod in eos fertur,<text:line-break/>exactius jam elaboratum sit, tum propter intervalli longi tu-<text:line-break/>dinem,. tam propter vasorum coquentium robur; imperfecti-<text:line-break/>us autem testes foenunarum id efficiunt, ut qui minores sint<text:line-break/>ac frigidiores, minusque exacte coctum humorem excipiant</text:p>
      <text:p text:style-name="P33">Cur autem fanguis, quum in vasis diutius moratur, albe-<text:line-break/>fcat, si quis eorum meminerit, quae in libris de facul-<text:line-break/>talibus naturalibus demonstravimus, eum spero facile in-<text:line-break/>venturum; demonstravimus enim in illis, partem omnem<text:line-break/>alimentum sibi ipsi assimilare. Quid igitur mirum est, si,<text:line-break/>quum tunicae vasorum sint albae, sanguinem in formam<text:line-break/>sibi ipsis similem immutent? At f<text:span text:style-name="Default_20_Paragraph_20_Font"><text:span text:style-name="T58">o</text:span></text:span>rte quaeret aliquis,<text:line-break/>cur in n<text:span text:style-name="Default_20_Paragraph_20_Font"><text:span text:style-name="T58">u</text:span></text:span>llo alio vaste id accidere cernatur; cui prom-<text:line-break/>ptum est respondere, quod in nullo alio vaste sanguis ita<text:line-break/>diu moratur, neque enim ulli alteri vasi, non dico fle-<text:line-break/>xus tam mulli insunt, alii aliis cumulati, fed ne unicus<text:line-break/>quidem omnino inest. Quod si moraretur diu, nec prae-<text:line-break/>terflueret ac vacuaretur repente, liceret et in aliis qui-<text:line-break/>husdam animalis partibus succum ejusmodi reperire;<text:line-break/>quanquam et vasis cujusque humidum nativum, a quo<text:line-break/>ipsarum tunicae nutriuntur, est ejusmodi: quare nihil<text:line-break/>mirandum est, si in praediolis flexibus sanguine velut<text:line-break/>stagnante <text:span text:style-name="Default_20_Paragraph_20_Font"><text:span text:style-name="T58">s</text:span></text:span>uccus spermaticus congregatur. Quem quum</text:p>
      <text:p text:style-name="P33">testes exceptum perfecte quidem in masculis, imperfectius<text:line-break/>vero in foeminis conficiant, perspicuum est, quod alio<text:line-break/>quodam va<text:span text:style-name="Default_20_Paragraph_20_Font"><text:span text:style-name="T58">s</text:span></text:span>e, quod ipfum rursus accipiat atque ad. ex-<text:line-break/>cretionem deducat, opus erit. Hoc certe loco, si quis ac-<text:line-break/>curate in partium dissectionibus versatus fuerit, fieri non<text:line-break/>poterit, quin naturae artem admiretur. Quum enim<text:line-break/>marem femen foras emaculari , foeminam autem in fe ip-<text:line-break/>fam oporteret, ob eam causam et vasta, quae femen a<text:line-break/>teftibus acciperent, in maribus quidem ad pudendum ex-<text:line-break/>porrexit, et ad meatum, qui illic est, orificio adaperuit,<text:line-break/>per quem esiam lotium foras emittitur; in foeminis vero<text:line-break/>tum in ipsas matrices inferuit, tum constituit, ut in ca-<text:line-break/>pacitatem internam semen excemerenI. . Quae omnia<text:line-break/>quamquam sunt admirabilia, multo tamen ex iis; quae<text:line-break/>jam fissi jiciam, magis mirabere. Quum enim ufus utrius-<text:line-break/>que feminis non esset similis, quod neutrum neque mul-<text:line-break/>ti sudine, neque viribus alteri esset simile, n e que vas fper-<text:line-break/>masseum forma, aut latitudine, aut longitudine simile<text:line-break/>extitit ; fed marium qurdem latum est ac longum , et</text:p>
      <text:p text:style-name="P33">quum jam prope pudendum accesserit, velut sinus quos-<text:line-break/>dam habet; foeminarum vero contra angustum ac breve.<text:line-break/>Hoc enim tametsi est exiguum ac tenue, satis tamen<text:line-break/>esse poterat recipiendo semini ac deducendo; marium<text:line-break/>vero nisi longum simul ac latam et varicofum exti-<text:line-break/>Iisset, quonam pacto femen tum multum tum crassam<text:line-break/>excepisset? quo modo item facile deduxisset? quo modo<text:line-break/>confertim ac repente in matrices ejecisset? Verum haec<text:line-break/>quidem naturae opera lunt mirabilia; tum etiam quod<text:line-break/>in. coitibus partes genitales undique extendantur, quo<text:line-break/>simul quidem matricum colium dirigatur ac patefiat, . ut<text:line-break/>ante memoravimus, simul autem femen excematur. Quan-<text:line-break/>tum enim ad ea, quae in vasis continentur, excernenda<text:line-break/>ipse partium velut spasmus, qui in coitu venereo accidit,<text:line-break/>habeat momenti, ex magnis epilepsiis et eo affectu, qui<text:line-break/>^onorrhoea nuncupatur, discas. Siquidem in vehementi-<text:line-break/>bus epilepsiis, quod corpus totum vehementer convelia-<text:line-break/>tur, et cum eo partes genitales, femen idcirco excerni-</text:p>
      <text:p text:style-name="P33">tur; in gonorrhoeis autem sola vasta spermatica afficiun-<text:line-break/>tur. Quae igitur tensio in praediolis affectibus vasis iis<text:line-break/>accidit, ea et in coitibus cum iisdem accidat, femen<text:line-break/>excernunt. Porro venereorum cupiditatem et in utendo<text:line-break/>partibus ipsis voluptatem quo pacto seminis substantia<text:line-break/>cogat fieri, dictum nobis ante fuit.</text:p>
      <text:h text:style-name="Heading_20_2" text:outline-level="2">Cap. XI. </text:h>
      <text:p text:style-name="P82">Quin et foeminae femen, praeterquam<text:line-break/>quod confert animalis generationi, ad haec quoque est<text:line-break/>utile; ut enim soemina quoque ad venerem excitetur, et,<text:line-break/>quum coït cum mare, collum matricis patefaciat, semen<text:line-break/>non minimum habet momentum. Quantum vero sit, quod<text:line-break/>ipfa ad animalis generationem confert, dicendum dein-<text:line-break/>ceps est, repetitis prius iis, quae in libris de spermate<text:line-break/>conscripsimus; in quibus demonstravimus, femen maris.<text:line-break/>intus in matricibus manere, quemadmodum dixit Hippo-<text:line-break/>crates, quum foemina est conceptura; praeterea idem<text:line-break/>femen maris principium feu originem membranarum ac<text:line-break/>vasorum omnium esse; ipsum enim amplius coquitur,</text:p>
      <text:p text:style-name="P33">atque initio statim ex foeminae semine nutritur, tanquam<text:line-break/>id natura familiare magis sit, quam fanguis, et omne,<text:line-break/>quod nutritur, a similibus augeri facilius possit. Quod<text:line-break/>autem ex eo tunica allantoides gignatur, in iis commen-<text:line-break/>tariis, quos de femine conscripsimus , indicavimus. Porro<text:line-break/>qui humor in illis corporibus glandulosis gignitur, in<text:line-break/>meatum urinarium effunditur, in masculis quidem una<text:line-break/>cum siemine in matricem deintus , in foeminis autem<text:line-break/>et foras, et in muliebre pudendum effusus. Usus autem<text:line-break/>ejus in utrisque quidem tam maribus quam foeminis<text:line-break/>funt, quod ad venerem excitet, quod in coitu delectet,<text:line-break/>quod denique meatum urinarium madore aspergat; in<text:line-break/>masculis autem propria et praecipua est, qualis feminis<text:line-break/>in foeminis; sunt enim inter fe specie simillima femen,<text:line-break/>quod in testibus foeminarum continetur, et humor, qui in<text:line-break/>glandulosis corporibus marium est, quum et robur et<text:line-break/>calor masculorum detentum in his partibus humorem ita<text:line-break/>concoquat-, ut nihil ei ad foeminarum femen desit.</text:p>
      <text:p text:style-name="P33">Unde (opinor) et meatus, qui ex iis corporibus proficis<text:span text:style-name="Default_20_Paragraph_20_Font"><text:span text:style-name="T58">G</text:span></text:span>un-<text:line-break/>tur, non dubitant vasa spermatica nuncupare; ac primus<text:line-break/>quidem Herophilus prostatas glandulusos appellavit, et<text:line-break/>quae a testiculis explantentur parastatas cirsoïdes, id est<text:line-break/>varicosos, nominare coepit. At foemina quum masculo<text:line-break/>frigidior sit, inconcoctum adeo tenuemque in glandulosis<text:line-break/>parastatis hunc humorem habet, ut nihil ad prolis ge-<text:line-break/>iterationem conferat; jureque ideo is effunditur fuo jam<text:line-break/>functus officio, in uterum vero trahitur alius, marium<text:line-break/>nempe humor. Quod autem non siclum in venerem hu-<text:line-break/>mor hic meatum excitet, fed, dum erumpit, etiam dele-<text:line-break/>ctet meatumque madefaciat, ex hifce praecipue nofces;<text:line-break/>plane siquidem tunc foeminis effluit, quum et ipfae ve-<text:line-break/>hementer in coitu oblectantur, et qui concumbunt, circa<text:line-break/>pudendum sibi eum effundi percipiunt; atqui et fpadoni-<text:line-break/>bus istud ipsum voluptatem quandam afferre videtur; ut<text:line-break/>n usiam posthac amplius probationem inquirere debeas.<text:line-break/>Quod autem meatum madefaciat ac molliat, esa. quidem</text:p>
      <text:p text:style-name="P33">et ex sua ipsius natura notum ; tanquam enim visoosita-<text:line-break/>tem quandam ac crassitiem habens instar olei, meatum<text:line-break/>inungit, ne exiccatus considat, prohibeatque , quo minus<text:line-break/>per sese lotium ac semen facile ferantur. Quin et alias-<text:line-break/>quasdam glandulas ejusdem usus causa demonstravimus<text:line-break/>extitisse, cujusmodi sunt ad pharyngem, linguam, asperam<text:line-break/>arteriam atque intestina. At nunc nuper quidam, quod<text:line-break/>graciles, et penuria alimenti laborantes, et siccas has<text:line-break/>omnes partes haberet, ob eam causiIm visus est nobis<text:line-break/>non posse prius mejere, quam copiosum in vesica lotium<text:line-break/>acervasset, quod meatus ipsi siccus esset ac consedisset.<text:line-break/>Oportebat igitur meatum ipsum a lolii multi ac subiti<text:line-break/>superne valide immissi impetu aperiri, alioqui haudqua-<text:line-break/>quam homo ille mejere potuisset. Eamque casisae con-<text:line-break/>jecturam curationis eventus confirmavit; oleosis enim<text:line-break/>unguentis locum omnem perfundentes, corpusque uni-<text:line-break/>versum r enutrientes (erat enim ipsum summe gracile,<text:line-break/>et praecipue partes illae) his remediis hominem fani-</text:p>
      <text:p text:style-name="P33">tali restituimus. Verum in coitu quidem repente ac<text:line-break/>simul una cum femine id elabitur fenfumque idcirco fui<text:line-break/>facit, reliquo autem tempore omni paulatim, eo que fenfu<text:line-break/>non deprehenditur. Quare ne eum quidem, qui ex multo<text:line-break/>venereorum u<text:span text:style-name="Default_20_Paragraph_20_Font"><text:span text:style-name="T58">s</text:span></text:span>u humore hoc <text:span text:style-name="Default_20_Paragraph_20_Font"><text:span text:style-name="T59">r</text:span></text:span> exhaustus fuerit, et non<text:line-break/>aliter quam is, cujus nunc meminimus, vix mejat, male<text:line-break/>putavimus fanari posse, victum temperantiorem ei prae-<text:line-break/>scribendo. Constat igitur, omnia haec a natura pro vi-<text:line-break/>denter esse comparata, et praeter haec adhuc cornuum<text:line-break/>generatio. Si enim recte in sis, quae de facultatibus na-<text:line-break/>i.uralibus prodidimus fuit demonstratum , tum caeteris<text:line-break/>omnibus animalis partibus, tum matricibus praecipue<text:line-break/>facultatem inesse propriae qualitatis attractricem, oportuit<text:line-break/>omnino aliquem etiam meatum ipsis ad hujusmodi fuc-<text:line-break/>cum attrahendum fuisse comparatum. Porro matricibus<text:line-break/>fuccus familiarissimus est (cujus etiam recipiendi gratia<text:line-break/>extiterunt) femen; quod cum sit duplex, duplices quoque<text:line-break/>ipsis meatus extiterunt; ad virile quidem femen trahen-</text:p>
      <text:p text:style-name="P33">dum meatus is, quem colium anatomici privatim nomi-<text:line-break/>nant, quod ad muliebre pudendum diximus pertingere;<text:line-break/>ad semen vero a propriis testiculis trahendum cornua<text:line-break/>fuerunt comparata, quae propterea sursum ad ilia spe-<text:line-break/>ctant, paulalimque arctata desinunt in fines angustissimos,<text:line-break/>utraque ipsorum didymo fui lateris (sic enim Herophilus<text:line-break/>testiculum nuncupat) conjuncta. Quod autem eo per-<text:line-break/>tingit vas, proportione nuncupaturum in maribus vari-<text:line-break/>c<text:span text:style-name="Default_20_Paragraph_20_Font"><text:span text:style-name="T59">ast</text:span></text:span>orum parastatarum est, id quod^ paulo ante nominatum<text:line-break/>a nobis est spermaticum. Insunt autem ei et - corpora<text:line-break/>musculosa, quae ad testiculos descendunt in masculis a<text:line-break/>musiculis hypogastrli. Quocirca quod ad hoc etiam per-<text:line-break/>tinet, foemina ipsa partes omnes habet, quas et mafcu-<text:line-break/>lus. Quod si alias quidem ipsarum minores , alias au-<text:line-break/>tem majores habet, ars naturae hic quoque est admiranda,<text:line-break/>quae nihil ne in foeminis quidem fecit minus, quod ma-<text:line-break/>jus esse decebat, neque rurfus majus, quod minus esse<text:line-break/>oportebat.</text:p>
      <text:h text:style-name="P58" text:outline-level="2">Cap. XII. </text:h>
      <text:p text:style-name="P82">Quod namque testiculos ac meatus Tper-<text:line-break/>maticos in maribus majores esse melius erat, supra id<text:line-break/>monuimus. Quum autem id esset statius, natura jure<text:line-break/>sursum cornua matricum porrigens prope testiculos sus-<text:line-break/>tulit, ut, quod. vas spermaticum. eo pervenit, parvum<text:line-break/>esset; contra autem in masculis fecit, ut in hoc libro<text:line-break/>dictum nobis suit. Quum edim testes utrinque radicem<text:line-break/>colis (sic enim pudendum virile nominant) circumstent,<text:line-break/>si in vasis fperm alieis conformandis aliud nihil fuisset<text:line-break/>machinata, non fotum. non majora ipsa foeminis effecif-<text:line-break/><text:span text:style-name="Default_20_Paragraph_20_Font"><text:span text:style-name="T58">s</text:span></text:span>et, fed multo etiam minora. Longum igitur quendam<text:line-break/>viae circuitum ipsis excogitavit, ipfa quidem prius du-<text:line-break/>ceus <text:span text:style-name="Default_20_Paragraph_20_Font"><text:span text:style-name="T58">s</text:span></text:span>ursum ad ilia, rursum autem per interna deducens<text:line-break/>ad eum usque locum, unde pudendum enascitur, ubi<text:line-break/>femen erant eructatura; quo loco ipfa effecit vari cu<text:span text:style-name="Default_20_Paragraph_20_Font"><text:span text:style-name="T58">i</text:span></text:span>a<text:line-break/>undique plurimum, quoad licebat, amplificando ac dila-<text:line-break/>tando, receptacula ea affluentiae seminis comparans in-</text:p>
      <text:p text:style-name="P33">numera. Quod si nolis o<text:span text:style-name="Default_20_Paragraph_20_Font"><text:span text:style-name="T58">s</text:span></text:span>citanter, quae hic a me dicun-<text:line-break/>tur, accipere, sed ad dissecanda animalia pergens operum<text:line-break/>naturae spectator esse velis, videbis vasa spermatica ma-<text:line-break/>ris non parum superare, fed longitudine, profunditate<text:line-break/>ac latitudine mullis partibus reperies foeminis esse Illa-<text:line-break/>jora. Ob eas igitur causias mulierum testes parvi admo-<text:line-break/>dum extiterunt, et matricibus utrinque adhaerentes ad<text:line-break/>epigastrium; virorum autem testes tum magnitudine fue- ,<text:line-break/>runt longe majores , tum fub ventrem fuerunt abducti,<text:line-break/>ut ne ipfum quidem omnino tangant. Si enim eos in<text:line-break/>ventre quoque .collocasset, praeterquam quod arctarentur<text:line-break/>simul et arctarent partes, quae illic funt, vastarum etiam<text:line-break/>spermaticorum necessario longitudinem minuissent; quae<text:line-break/>nunc quidem inferne sursum <text:span text:style-name="Default_20_Paragraph_20_Font"><text:span text:style-name="T58">s</text:span></text:span>ub euntia ac rurfus superne<text:line-break/>deorfum descendentia longitudinem acquirunt commea<text:line-break/>morabile<text:span text:style-name="Default_20_Paragraph_20_Font"><text:span text:style-name="T58">i</text:span></text:span>n; tunc enim superne deorfum duntaxat tenden-<text:line-break/>tia de ea longitudine., quam nunc habent, partem to-<text:line-break/>tam dimidiam amisissent. Foeminarum vero testiculi,</text:p>
      <text:p text:style-name="P33">quum parvi penitas essent, vastaque exigua essent pro-<text:line-break/>.ductura, loco, quem nunc possident, opportunissimo sunt<text:line-break/>sili, utraque quidem matricis parte positi, paulo autem<text:line-break/>fupra cornua abducti. Quod autem et magnitudini vasc-<text:line-break/>russi spermalicorum in mare natura magnopere providerit,<text:line-break/>discas licet tum ex piscibus tum maxime et ex avibus.<text:line-break/>Quum enim et ipsas foecunditatis causa femen copiosissi-<text:line-break/>Illum acervare oporteret, ob eam que .causam, quo vasa<text:line-break/>.citius succum affluentem coquerent et in feminis boni<text:line-break/>generationem conficerent, ipsa in loco calente collocari<text:line-break/>esset melius, non simpliciter prope meatus femen excer-<text:line-break/>nentes ea constituit, (brevia enim sic extitissent,) sted lon-<text:line-break/>gpssime abducens diaphragmati coniunxit; qui locus<text:line-break/>certe omnium est calidissimus , ut qui a quatuor visceri-<text:line-break/>bus operiatur, superne quidem a corde et pulmone, in-<text:line-break/>Perne autem ab hepate et liene; quin et fpatium, quod<text:line-break/>est in medio, erat maximum, quod totum vasta sperma-</text:p>
      <text:p text:style-name="P33">tica erant occupatura; videnturque omnia a natura in<text:line-break/>quoque animalium genere mirabiliter fuisse inventa. Ve-<text:line-break/>rum de aliis quidem animalibus fortassis aliquando tra-<text:line-break/>ctabimus. Homini vero (de eo enim praestans formo est<text:line-break/>institutus) fpinae longitudo non piscibus modo, neque<text:line-break/>avibus, fed omnibus animalibus brevior est, si aliarum<text:line-break/>partium analogiam spectes, ipsius quoque testes magnos<text:line-break/>habenti positio haec non erat opportuna. Nam ut alia<text:line-break/>omittam ,. haudquaquam , quomodo illa an<text:span text:style-name="Default_20_Paragraph_20_Font"><text:span text:style-name="T61">im</text:span></text:span>antia , multi<text:line-break/>feminis ipstum esse oportebat; femen autem mediocre<text:line-break/>hominum testes, etiamsi calidis instrumentis non sint<text:line-break/>propinqui, propter magnitudinem ac caliditatem possunt<text:line-break/>gignere. Sed de horum positione hae<text:span text:style-name="Default_20_Paragraph_20_Font"><text:span text:style-name="T58">c</text:span></text:span> sufficiant.</text:p>
      <text:h text:style-name="Heading_20_2" text:outline-level="2">Cap. XHI. </text:h>
      <text:p text:style-name="P82">De magnitudine autem vasorum sper-<text:line-break/>maticorum (hinc enim ferme noster est digressus^ mirari<text:line-break/>oportet naturam, quo pacto prlos ipfa <text:span text:style-name="Default_20_Paragraph_20_Font"><text:span text:style-name="T58">o</text:span></text:span>. testibus dedu-<text:line-break/>cens ad ilia, eadem rursum ad maris pudendum reduxit;^<text:line-break/>quo loco postea ad meatum, <text:span text:style-name="Default_20_Paragraph_20_Font"><text:span text:style-name="T58">c</text:span></text:span>pti a vesica proficiscitur,</text:p>
      <text:p text:style-name="P33">orificia aperuit, per quem etiam urina excernitur. Non<text:line-break/>modo .enim quod propter <text:span text:style-name="Default_20_Paragraph_20_Font"><text:span text:style-name="T58">s</text:span></text:span>olam magnitudinem tam lon-<text:line-break/>gum invenit circuitum, sed etiam quod securitati eorum<text:line-break/>providerit, aequum est ipsam admirari. Quo enim meatu,<text:line-break/>qui est a. peri tonaeo, velut fistula quadam, nutrientia te-<text:line-break/>sticulos vasa deduxit, eodem ad fpermaticr vasis afcen-<text:line-break/>sum est simul usa, communem tribus vastorum generibus<text:line-break/>securitatem unum hunc meatum inveniens, illinc autem<text:line-break/>rursus deducens coxendicum quidem ossibus a lateribus,<text:line-break/>pubis vero ex anterioribus, osse lato ex posterioribus<text:line-break/>ipsum munivit; cuiusmodi enim sit hoc quoque miracu-<text:line-break/>lum in ossium memoratorum compositione, ne interpre-<text:line-break/>tari quidem fuerit facile. Ad spinae quidem finem os,<text:line-break/>quod sacrum et latum nuncupatur, est subditum; utrin-<text:line-break/>que autem a lateribus ipsis ossa duo adhaerent, multis<text:line-break/>partibus praedicto majora et figura admodum varia,<text:line-break/>quae maxima sui parte ad ilia sursinn spectant, ad latera<text:line-break/>vero et -insta paulum procedunt, partibus vero anterior</text:p>
      <text:p text:style-name="P33">ribus rotundis apophysibus fatis magnis mutuo coeunt;<text:line-break/>qua vero praedicta haec omnia coniunguntur per carti-<text:line-break/>saginem, internas <text:span text:style-name="Default_20_Paragraph_20_Font"><text:span text:style-name="T58">s</text:span></text:span>uperficies, alia quidem magis, alia mi-<text:line-break/>nus, omnia tamen simas et cavas et leves adepta, unum<text:line-break/>efficiunt magnum osseum fornicem , qui operit simul ac<text:line-break/>munit partes omnes animantis et vasa spermatica, quae<text:line-break/>internam ipsius capacitatem occuparunt. Siquidem vesica<text:line-break/>prima ossibus pubis <text:span text:style-name="Default_20_Paragraph_20_Font"><text:span text:style-name="T58">s</text:span></text:span>ubjacet; sic enim anatomici paulo<text:line-break/>ante memoratas ossium apophyscs rotundas, quas inter<text:line-break/>fese mutuo cohaerere diximus, appeHare consueverunt;<text:line-break/>post hanc autem sunt matrices foeminis; post matrice^<text:line-break/>intestinum rectum. In masculis vero vasa spermatica<text:line-break/>per eum potissimum locum descendunt; quae quod et<text:line-break/>longa sint et tendi contrahique vehementer in coitibus<text:line-break/>ipsa oporteat, robustam admodum natura ipsis tunicam<text:line-break/>effecit. Et quoniam id eis in maribus magis quam in<text:line-break/>foeminis accidit, idcirco et tunica in maribus .beneficio</text:p>
      <text:p text:style-name="P33">parastatarum vari cofinum robustior extitit; eadem autem<text:line-break/>ratione his multo imbecilliores adenosi facti funt, quod<text:line-break/>et minimi sint et humorem consistentia tenuem con-<text:line-break/>tineant. Sic natura in omnibus est aequissima, quum<text:line-break/>reliqua omnia, tum robur et imbecillitatem, tum craf-<text:line-break/>sitiem ac tenuitatem, prout cuique est aequum, distri-<text:line-break/>buens. Etenim si in dissectionibus consideraveris, quanta<text:line-break/>sit cujusque venarum, et arteriarum, et nervorum, qui<text:line-break/>ad genitales partes perveniunt, magnitudo, aequitatem<text:line-break/>conditoris, fero, admirabere. Nervi enim funt mediocres,<text:line-break/>venae vero et arteriae non maximae salum, fed etiam<text:line-break/>duplices ad eas perveniunt. Alterum enim earum par<text:line-break/>ex locis renibus propinquis proficiscitur, quod in testi-<text:line-break/>culos et matricum fundum diximus distribui; alterum<text:line-break/>autem ex vasis, quae sunt ad os sacrum, fejunclum<text:line-break/>partibus inferioribus inferitur, ubi primum in foeminis<text:line-break/>tplidem matricis colium, in maribus autem colis exori-</text:p>
      <text:p text:style-name="P33">tur; nam partes omnes matricum inferiores, et ipsarum<text:line-break/>meatus, ac praeterea tum quae ad muliebre, tum quae<text:line-break/>ad virile pudendum attinent, ex his vasis nutriuntur. .<text:line-break/>Usus autem ipsarum alius quidem est ut magnarum,<text:line-break/>alius autem ut duplicium; quum enim non sibi ipsis<text:line-break/>solis matrices, fed etiam foetibus alimentum comparent,<text:line-break/>iccirco magnis indigent vasis; magnis autem testas etiam<text:line-break/>indigent, quod neque ipsi<text:span text:style-name="Default_20_Paragraph_20_Font"><text:span text:style-name="T58">u</text:span></text:span>s solum nutriri, verum etiam<text:line-break/>femen gignere oporteat. Quod vero istud arteriarum<text:line-break/>et venarum par, quod nutriendi solum gratia ad partes<text:line-break/>genitales pervenit, impurum adhuc et excrementosum<text:line-break/>sanguinem continere non debebat, iHud autem, quod<text:line-break/>praeter nutritionem alios etiam quosdam. usus erat praebita-<text:line-break/>rum, (quos pauso ante ostendebamus inesse eis^ vasis, quae<text:line-break/>sunt a renibus,) ferulam et acre et non omnino benignum<text:line-break/>habere sanguinem debebat, omnibus est perspicuum. Ob<text:line-break/>has igitur causias , quae ab osse lato feruntur, ex vasis<text:line-break/>magnis adjacentibus manant; neque invenias lucum alium</text:p>
      <text:p text:style-name="P33">propinquum magis, ut venas et arterias et nervos mi-<text:line-break/>nore intercapedine ad partes genitales adducas; retinet-<text:line-break/>que natura hoc loco, quod jam saepe diximus, ut brevi<text:line-break/>intervallo alimentum partibus nutriendis adducat. In al-<text:line-break/>tero autem principio, quod a renibus oritur, videri post-<text:line-break/>sit sui ipsius oblita, nisi quis exploratos habeat praedictos<text:line-break/>dius a vasis, quae superne descendunt. In foeminis<text:line-break/>certe intervalli longitudo minus apparet, utpote in qui-<text:line-break/>bus in ventre matrices sint positae; in maribus vero ceu<text:line-break/>appensos testes habentibus, quae ad ipsius a renibus ve-<text:line-break/>nae et arteriae procedunt, longiores apparent. Omnia<text:line-break/>igitur inter fe testantur, recte quae dicta, simul esiam<text:line-break/>naturam nf omnibus Iustam ostendunt. Nam et nervo-<text:line-break/>rum par simul cum vasis, quae ab iis quae sunt ad os<text:line-break/>facrum emergunt, extenditur ac dividitur, quemadmo-<text:line-break/>dum cum venis et arteriis in .alias partes pervenientibus;</text:p>
      <text:p text:style-name="P33">sive enim per minimum ^intervallum^ sive per loca tuta<text:line-break/>vasa nutritura duci oporteat, perspicuum est, quod utraque<text:line-break/>nervos habere est aequum ; quare ab eisdem proficifcen-<text:line-break/>tur locis, et per eandem viam simul ducentur. Arterias<text:line-break/>vero et venas superne manantes quum genitalia instru-<text:line-break/>menta ex abundanti assumant, jure nullus ex spinali<text:line-break/>medulla, quae est ad lumbos, nervus una cum illis fertur;<text:line-break/>per longam enim viam hoc quoque deduci non erat me-<text:line-break/>lius ; quin et crassities eorum exacte pro ufu ipfo est<text:line-break/>menfurata. Quum enim tres sint fcopi in nervis parti-<text:line-break/>bus singulis distribuendis, (ut antea demonstravimus,) fen-<text:line-break/>fus quidem in instrumentis scnsificis, motionis in Illo-<text:line-break/>torris, dignotionis doloris in reliquis omnibus, matrrci-<text:line-break/>hus quidem totis et partibus masculorum omnibus, quae<text:line-break/>ad testiculos et scrotum pertinent, paucissimis opus fuit<text:line-break/>nervis, qui in ipsas omnes partes distribuerentur, ut quae<text:line-break/>neque ad fenfum exactiorem, neque ad motum aliquem<text:line-break/>voluntarium inserviant, fed ne meatus quidem stat ex-</text:p>
      <text:p text:style-name="P33">crementorum, velut intestina; at virga maris, et matri-<text:line-break/>cum orificium, atque alia, quae ad pudendum ipsum<text:line-break/>pertinent, tanquam sensum quendam exactiorem ob coi-<text:line-break/>tum venereum postulent, merito nervos plures sunt ade-<text:line-break/>pta. Si igitur memineris, nos demonstrasse, hepar et<text:line-break/>lienem et renes nervis minimis indigere, et praeterea<text:line-break/>partes genitales, praeter eas, quae ad pudendum perti-<text:line-break/>nent, deinde videris in animalium dissectionibus, partes<text:line-break/>genitales, quo modo et praedicta viscera, nervis exiguis<text:line-break/>esse praeditas, stolas vero eas, quae sunt circa pudendum,<text:line-break/>nervos magis insignes habere; certo siclo te in eo quoque<text:line-break/>justitiam naturae admiraturum. Proinde hoc nervorum<text:line-break/>par neque admodum est tenue, quemadmodum id, quod<text:line-break/>in hepate est, liene ac renibus, neque ita commemo-<text:line-break/>rabile, ut id, quod ventriculo inest, sed crassitie ambo-<text:line-break/>rum, l quoad fieri maxime potest, est medium, quod et<text:line-break/>mixtus quidam ab ipsis instrumentis accessurus erat usus;<text:line-break/>nam aliis quidem partibus usus accedit, qualis hepati</text:p>
      <text:p text:style-name="P33">et renibus: iis vero, quae ad pudendum attinent, qualis<text:line-break/>a nervis, qui sunt ad ventriculum, accedit.</text:p>
      <text:h text:style-name="Heading_20_2" text:outline-level="2">Cap. XIV. </text:h>
      <text:p text:style-name="P84">Cur autem intestina omnia et ventri-<text:line-break/>culus ex duabus tunicis constiterint, matricibus vero una<text:line-break/>-falis fuerit, quemadmodum et utrique vesicae, diximus<text:line-break/>quidem id jam summatim sermone praecedenti, quum<text:line-break/>instrumentorum nutritioni dicatorum constructionem ex-<text:line-break/>poneremus; necesse tamen est nunc quoque tantum di-<text:line-break/>camus, quantum ad matricum doctrinam interest. Vefi-<text:line-break/>carum quidem corpora natura dura et vix palibilia<text:line-break/>comparavit, ut quae tantum excrementa essent receptura;<text:line-break/>intestinis vero ac ventriculo, ut quae coctionis potius<text:line-break/>essent instrumenta quam superfluorum receptacula, car-<text:line-break/>nosior substantia erat accommodatior; non enim quo<text:line-break/>bilem reciperent, aut pituitam, aut alia denique scrofa<text:line-break/>excrementa, quae plerumque a toto corpore confluunt,<text:line-break/>natura haec comparavit, fed eis, quum aliarum actio-<text:line-break/>num gratia extitissent, usa etiam est ut excrementorum</text:p>
      <text:p text:style-name="P33">meatibus; proinde merito forma substantiae corporis ip-<text:line-break/>forum [dis actionibus fuit accommodata. Porro tunica-<text:line-break/>rum numerus propter usum aequi initium eis accessit;<text:line-break/>periculum enim erat (ut, quum de eis agere.Uus, demon-<text:line-break/>stravimus), ne altera tunicarum, interior scilicet, nonnun-<text:line-break/>quam afficeretur ac corroderetur ; ut igitur in ea s<text:span text:style-name="Default_20_Paragraph_20_Font"><text:span text:style-name="T58">o</text:span></text:span>la<text:line-break/>malum sistatur, alteram extrinsecus ei circum jecit. In.<text:line-break/>matricibus vero , ut quae sanguine puro ac benigno<text:line-break/>alantur, unica tunica satis esse potest; .sed quoniam n<text:span text:style-name="Default_20_Paragraph_20_Font"><text:span text:style-name="T58">o</text:span></text:span>n<text:line-break/>solum intro eas femen attrahere in coitibus oportebat,<text:line-break/>sted etiam retinere, quo tempore utero geritur, et excer-<text:line-break/>nere, quum foetus fuerit perfectus, ob eam causam genus<text:line-break/>omne fibrarum natura ipsis est molita; id enim persaepe<text:line-break/>jam repetiimus , quod singula instrumenta , dum agunt,<text:line-break/>fibris rectis quidem ad fele attrahunt, transversis vero<text:line-break/>excernunt, retinent autem omnibus simul. Quae vero<text:line-break/>membrana extrinsecus his est circumdata, utrasque ma-<text:line-break/>trices in idem . con j ungit tegitque , et cum vicinis cor-<text:line-break/>potibus colligat. Quin et alia quaedam matricibus <text:span text:style-name="Default_20_Paragraph_20_Font"><text:span text:style-name="T58">s</text:span></text:span>unt</text:p>
      <text:p text:style-name="P33">ligamenta cum eis corporibus, quae funt ad spinam, nt<text:line-break/>cum aliis circumfusis; quae ligamenta omnia laxa funt<text:line-break/>admodum, ut neque laxa adeo in ulta alia <text:span text:style-name="Default_20_Paragraph_20_Font"><text:span text:style-name="T58">p</text:span></text:span>arte repe-<text:line-break/>rias, nulla enim alia fua natura plurimum diducitur, et<text:line-break/>postea in minimum considet. Oportet fano et ligamenta<text:line-break/>una cum viscere toto erranti extendi, et ipsum sequi,<text:line-break/>neque ipsa abrumpi, neque viscus sinere errare aut in<text:line-break/>Pedes alienas praeter modum invadere. Quod vero ad<text:line-break/>ipsius positionem attinet, quod orificium quidem in mu-<text:line-break/>liebre pudendum desinat, decenter ibi locatum fuisse<text:line-break/>fupra fuit comprehensum ; quod si illum deorsum spectare<text:line-break/>oporteat, liquet, quod reliquam totam capacitatem in<text:line-break/>ventre sitam esse oportuit. Cur autem ante quidem est<text:line-break/>vesica, retro vero rectum intestrnum, in medio vero<text:line-break/>amborum matrices, nisi quod melius fuit,. quum ipsae,<text:line-break/>dum conceperunt, quamplurimum extendantur, ex po-<text:line-break/>sterioribus quidem partibus velut substemiculum quoddam<text:line-break/>ad fpinam, ex anterioribus autem velut propugnaculum</text:p>
      <text:p text:style-name="P33">habere? Tenuissimae enim omnino matrices sunt, quo<text:line-break/>tempore gerunt, nempe quod profunditas in longitudinem<text:line-break/>sit absiunpta, eoque imbecillimae ; quin etiam propter<text:line-break/>tumorem ad loca omnia circumfusa progrediuntur. Haud-<text:line-break/>quaquam igitur sine molestia ac nocumento cum vicinis<text:line-break/>ossibus versiatae fuissent, si nulla pars media intercessisset.<text:line-break/>Cur autem natura non in ipsius testes spermaticum vas<text:line-break/>inferuit, sied nuncupatam epididymida mediam amborum<text:line-break/>locavit? quoniam laxi admodum testes et cavernosi ac<text:line-break/>molles cum spermaticas vasis densis , fortibus ac duris<text:line-break/>coalefcere tuto non poterant. Quare hic quoque, quae<text:line-break/>staepe jam monstravimus, natura effecisse videtur, cor-<text:line-break/>pora fcilicet, quae substantiam habent contrariam, non<text:line-break/>univisse, sted semper in eo laborasse, ut vinculum quod-<text:line-break/>dam necessitudinis inter ipsa medium collocaret; quan-<text:line-break/>tmn enim robore et densitate et duritie epididymis a<text:line-break/>spermaticas vasis superatur, tantum ipsa testes superat.<text:line-break/>Quin et ex partibus ipsius eae, quae vasis spermaticas</text:p>
      <text:p text:style-name="P33">inseruntur, funt durissimae; quae autem testibus, eae<text:line-break/>funt mollissimae; quae .vero in medio funt, omnes pro-<text:line-break/>portione inter fefe exuperant; siquidem, quae funt vasis<text:line-break/>fpermaticis propinquiores, eae sunt durissimae; quae te-<text:line-break/>strbus , eadem ratione funt mollissimae. Cur vero epidi-<text:line-break/>dymides in foeminarum testiculis non sunt sensibiles ac<text:line-break/>manifestae, sed vel omnino non videbuntur tibi .inesse,<text:line-break/>vel parvae omnino esse, nisi quod primum quidem didy-<text:line-break/>mus, id est testis, ipso foeminis est exiguus, et vas fper-^<text:line-break/>maticum itidem parvum.? proinde nihil miri est, quod<text:line-break/>ea conjungit, parvum esse. Praeterea et substantiae ip-<text:line-break/>storum inter fe discrimen est exiguum, non autem, ut in<text:line-break/>masculis, maximum. Nam maris testes humidiores funt<text:line-break/>ac molliores foeminarum testibus, et vasa spermatica<text:line-break/>duriora; contraria vero his funt in foemina; ipfa enim<text:line-break/>spermatica minus funt dura ob memoratas jam causas,<text:line-break/>testiculi autem minus rari et laxi ac humidi , quod<text:line-break/>substantia sint frigidiores ; nequaquam enim a calore</text:p>
      <text:p text:style-name="P33">nativo statu distenti fuerunt, et, ut dicat quispiam fur-<text:line-break/>mentali. .Jure igitur optimo sibi invicem substantiis sunt<text:line-break/>affinia,- utpote quum testiculi duriores sint effecti, vasta<text:line-break/>vero spermatica, quae in eos inseruntur, sint moliiora;<text:line-break/>quare non indigebant magno aliquo vinculo, quod feste<text:line-break/>connecteret, quodque paulatim ah alterius duritie disice-<text:line-break/>dens ad mollitiem alterius accederet. Quod autem te-<text:line-break/>stes in mare sint penduli, ob id et musculus ad ipsorum<text:line-break/>utrumque unus ab ilibus pervenit, ut hi esiam motus<text:line-break/>voluntarii sint participes. Quid autem femen foemininum<text:line-break/>masculo conserat , et quae utriusquc sit substantia , et<text:line-break/>omnia hujusmodi in commentariis, quos de semine<text:line-break/>scripsimus, demonstravimus. Oportetque hic librum hunc<text:line-break/>terminare, proximo enim artem omnem naturae in fue-<text:line-break/>tinus explicabimus.-</text:p>
      <text:h text:style-name="P59" text:outline-level="2"><text:bookmark-start text:name="bookmark21"/><text:span text:style-name="Default_20_Paragraph_20_Font"><text:span text:style-name="T56">GALLNI </text:span></text:span><text:span text:style-name="Default_20_Paragraph_20_Font"><text:span text:style-name="T59">D</text:span></text:span><text:span text:style-name="Default_20_Paragraph_20_Font"><text:span text:style-name="T56">E VSV PARTIVIT CORPORIS IIVAIANI </text:span></text:span><text:span text:style-name="T1">L</text:span><text:span text:style-name="T10">I</text:span><text:span text:style-name="T1">BER</text:span> XV<text:bookmark-end text:name="bookmark21"/></text:h>
      <text:h text:style-name="Heading_20_1" text:outline-level="1">Cap. I. </text:h>
      <text:p text:style-name="P84">Quum vero multa adeo atque admiranda<text:line-break/>instrumenta ad generis conservationem a natura sint com-<text:line-break/>parata, quae libro superiore exposuimus., si per dissectio-<text:line-break/>nes pudendi constructionem inspexeris, certo scio te ip-<text:line-break/>sius fabricam nihilominus illis admirabilem judicaturum.<text:line-break/>In primis quidem (ut ab eo, quod promptum est atque<text:line-break/>omnibus notum, incipiam) quod, postquam duo facere<text:line-break/>animalia, quae procrearent, esset melius. (ut antea pro-</text:p>
      <text:p text:style-name="P35">Lavimus), ob eam causam natura partium alias quidem<text:line-break/>ad recipiendum, alias vero ad excemendum femen fecit<text:line-break/>accommodatas; post autem, quod facultates indidit, quae<text:line-break/>commode instrumentis uterentur; postremo, quod partes<text:line-break/>Lomnes etiam minimae situm habent optimum, magnitu-<text:line-break/>dinem, connexionem, conformationem, et omnia deni-<text:line-break/>que, quae millies corporibus inesse diximus. Nullam<text:line-break/>enim in ipsis partem reperias superfluam, neque quae de-<text:line-break/>sideretur, aut quam transponi aut transformari oporteat;<text:line-break/>non in qua non sit densitas aut raritas, si illis esset<text:line-break/>opus, vel meatus, quibus excernere humorem, aut capat<text:span text:style-name="Default_20_Paragraph_20_Font"><text:span text:style-name="T58">o<text:line-break/></text:span></text:span>citat<text:span text:style-name="Default_20_Paragraph_20_Font"><text:span text:style-name="T58">o</text:span></text:span>s, quibus. recipere esset necesse; fed omnes, ut cu-<text:line-break/>sesque ustus postulat, summe ornatas invenias. Neque<text:line-break/>- enim alium quem vis totius corporis lucum excogitare<text:line-break/>queas, in quo utrumque pudendum locari commodius<text:line-break/>potuisset; neque hic quidem, verum exiguum quiddam<text:line-break/>ab hoc ipso loco in alterutram partem - deductum, vel<text:line-break/>-in anteriorem, vel posteriorem, vel superiorem, vel de-</text:p>
      <text:p text:style-name="P33">ni que inferiorem. Caeterum quod ipfum locari eo luco,<text:line-break/>quo nunc est, oportuerit, libro superiore abunde expo-<text:line-break/>fui mus; quod vero ne minimum quidem ab hoc ipso Ioco<text:line-break/>in commodiorem alium transferri potuerit, mihi, dum<text:line-break/>explico, animum attendas. Quonam tandem velles maris<text:line-break/>pudendum transponi? (ab eo enim incipiam) utrum pro-<text:line-break/>pius anum, quam nunc est? verum lili ipsi incumberet,<text:line-break/>negotiumque egerentibus exhiberet; nisi forte satius esse<text:line-break/>existimas id <text:span text:style-name="Default_20_Paragraph_20_Font"><text:span text:style-name="T58">s</text:span></text:span>emper oblongum atque intenfum habere<text:line-break/>fed sic molestiam in tempus diuturnius transponas; ege-<text:line-break/>rentibus esum nihil negotii facesset, fed tota reliqua vita<text:line-break/>erit permolestum, tum autem injuriis expositam non<text:line-break/>aliter, ac si quis manum protensam <text:span text:style-name="Default_20_Paragraph_20_Font"><text:span text:style-name="T58">s</text:span></text:span>emper cIrcumferat.<text:line-break/>Forte Superius alicubi stupra pubem vel ad hypogastrium<text:line-break/>locatum esse praestiterat; sed adde hic rursum, utrum<text:line-break/>tensum esse semper, an laxum, an .horum alterutrum<text:line-break/>vicissim esse debeat. At si tensum semper suerit, prae-<text:line-break/>terquam quod injuriis esset expositum, in omni reliqua</text:p>
      <text:p text:style-name="P33">vita esset molestiae, foloque coitus tempore commodabit;<text:line-break/>sin vero laxum semper esset, omnino sic quidem esset in-<text:line-break/>utile, ut quod non posset id agere, cujus gratia extitit;<text:line-break/>quod si vicssam quidem nunc laxum, nunc tensum erit,<text:line-break/>in primis quidem admirari est aequum, si, cujusmodi<text:line-break/>ipsum jure esse oportet, tale nunc esse appareat; post<text:line-break/>autem considerandum, quaenam potissimum constructio<text:line-break/>ipsum in contrarias adeo constitutiones citissime possit<text:line-break/>transmutare. Num, si venosum extitisset, facile quidem<text:line-break/>impleretur, et facile etiam evacuaretur, ac tensionem<text:line-break/>validam, dum repleretur, acquireret? Atqui sanguinis<text:line-break/>substantia non posset tam celeriter aut replere, aut va-<text:line-break/>cuare, fed aer, vel spiritus, vel quidvis ejusdem ^generis,<text:line-break/>quod suppeditari prompte queat. Praeterea, dum esset<text:line-break/>repletum, venae tunica tensionem validam non sustineret;<text:line-break/>forti enim ac nervosa substantia ad hujusmodi actiones<text:line-break/>est opus. At forte arterinsum id fuisse praestiterat. Ve-</text:p>
      <text:p text:style-name="P33">rum praeter ea , quae de venis diximus , pulsant etiam<text:line-break/>arteriae proprio quodam rhythmo; neque, quum refertae<text:line-break/>fuerint, imperare ipsis queas, eodem Toco maneant,<text:line-break/>quemadmodum neque, cum contractae fuerint, impedire,<text:line-break/>quo minus dilatentur. Num Agitur nervosum statius erat<text:line-break/>pudendum effecisse? At hic quoque haesitaremus, ex quo<text:line-break/>nervo faciendum id fuisset. Quandoquidem qui proprie<text:line-break/>appellantur nervi, qui a cerebro ac spinali medulla<text:line-break/>oriuntur, praeterquam quod inustam habent perspicuam<text:line-break/>cavitatem, neque sita natura dilatantur, neque contrahun-<text:line-break/>fur, esiam mollities ipsa ei actioni, quae per tensionem<text:line-break/>obitur, obsistit. Porro quae ab Hippocrate nominantur<text:line-break/>ligamenta , -a .recentioribus autem medicis nervi colligam-<text:line-break/>tes, duritie quidem ad tensionis acsionem non funt iu-<text:line-break/>habiles^ nulia tamen cavitas eis inest; quae vero ex<text:line-break/>musculis manant nervosa corpora, quae Hippocrates ten-<text:line-break/>dones appellat, non modo quod, ut praedicta, cavitatis<text:line-break/>sunt expertes, <text:span text:style-name="Default_20_Paragraph_20_Font"><text:span text:style-name="T58">s</text:span></text:span>ed quod esiam duri minus sint, quam<text:line-break/>ligamenta^ idcirco omnino ad pudendorum constructio-</text:p>
      <text:p text:style-name="P33">nem funt inutilia. Atqui si tria quidem omnino sunt<text:line-break/>corporum nervos<text:span text:style-name="Default_20_Paragraph_20_Font"><text:span text:style-name="T58">G</text:span></text:span>rum genera, jam autem et quod genus<text:line-break/>a . cerebro ac spinali m edulia , pariter et quod a mu-<text:line-break/>siculis exoritur, utraque ratione inventum est inhabile,<text:line-break/>tum quod mollius sit, quam pudendo conveniat, tum<text:line-break/>quod cavitatis est expers, quod vero ex ossibus produci-<text:line-break/>tur, quatenus est durum, est utile, quatenus vero est<text:line-break/>folidum et cavitatis expers, inutile; nullum certe nervi<text:line-break/>genus ad pudendi constructionem utile relinquitur; de-<text:line-break/>monstratum autem est, quod neque arteriae, neque ve-<text:line-break/>nae; quod autem neque carnes, neque glandulae, neque<text:line-break/>os, neque cartilago, neque aliud quicquam id genus,<text:line-break/>plane est perspicuum. <text:span text:style-name="Default_20_Paragraph_20_Font"><text:span text:style-name="T58">Annon</text:span></text:span> i<text:span text:style-name="Default_20_Paragraph_20_Font"><text:span text:style-name="T58">gitur mirari quidem<text:line-break/>oportet primum sapientiam opeficie simul ac providen-<text:line-break/>tiam ? quum enim multo sit set citius rerum omnium or—<text:line-break/>tum verbis explicare , quam rem ipsam opere construere,<text:line-break/>tantum tamen verba nostra sunt sapientia ejus, qui nos<text:line-break/>condidit , inferiora , ut ne e</text:span></text:span>x<text:span text:style-name="Default_20_Paragraph_20_Font"><text:span text:style-name="T58">ponere quidem pessimus ea^<text:line-break/>quae ille null</text:span></text:span>o <text:span text:style-name="Default_20_Paragraph_20_Font"><text:span text:style-name="T58">negotio c</text:span></text:span>o<text:span text:style-name="Default_20_Paragraph_20_Font"><text:span text:style-name="T58">ndidit. </text:span></text:span>Post autem, qu<text:span text:style-name="Default_20_Paragraph_20_Font"><text:span text:style-name="T61">um</text:span></text:span> ad-</text:p>
      <text:p text:style-name="P33">mirati suerimus, et verbis quaenam haec sit in pu.den-<text:line-break/>do condendo solertia, exequi non potuerimus, ad partis<text:line-break/>dissectionem est transeundum, inspici endumque, num<text:line-break/>aliam quandam corporis substantiam opifex noster puden-<text:line-break/>do convenientem invenerit. Tum autem, si <text:span text:style-name="Default_20_Paragraph_20_Font"><text:span text:style-name="T61">nih</text:span></text:span>il in-<text:line-break/>venerimus, quod non in alia etiam parte reperire liceat,<text:line-break/>mirandum; cur .non iisdem instrumentis actiones easdem<text:line-break/>tribuerit; sin vero substantiam quandam corporis inve-<text:line-break/><text:span text:style-name="Default_20_Paragraph_20_Font"><text:span text:style-name="T58">g</text:span></text:span>nerimus, qualem in nulla alia parte videas, rursus hic<text:line-break/>quoque opificis providentia laudanda, neque prius ab eo,<text:line-break/>quod scrutaris, est discedendum, quam per dissectionem<text:line-break/>exploratissimum habueris. Si igitur aliquando spectasti,<text:line-break/>medico quodam lis, quibus naturae opera curae sint,<text:line-break/>ostendente; sin minus, at nunc saltem inspice corpus<text:line-break/>nervofum, quod a pubis nuncupatis ossibus enascitur, ca-<text:line-break/>vum simul et omni humore vacuum. ld certe est, quod<text:line-break/>nunc verbis indagantes non ostendebamus, neque un-<text:line-break/>quam offendemus prius , quam anatome ipsa nos edocu-<text:line-break/>eris quod enim in ulla alia corporis parte pon videre-</text:p>
      <text:p text:style-name="P33">mus, id excogitare non audebamus. Quod si revera su-<text:line-break/>mus physici, omnino intelligimus, quod, postquam durum<text:line-break/>simul et cavum proprium corpus pudendorum esse opor-<text:line-break/>tebat, ex osse quidem emergit non aliter quam reliqua<text:line-break/>omnia ligamenta, solum autem ex omnibus erit cavum,<text:line-break/>quod usus ita flagitet. Haec sane opifex nostri fieri vo-<text:line-break/>luit. <text:span text:style-name="Default_20_Paragraph_20_Font"><text:span text:style-name="T58">Quum autem facta sint, haudquaquam aggrediaris,<text:line-break/>neque audeas, qu</text:span></text:span>o <text:span text:style-name="Default_20_Paragraph_20_Font"><text:span text:style-name="T58">pacto facta sint, inquirere;</text:span></text:span> quae<text:line-break/>^enim ne quod facta quidem sint invenias, nisi dissecan-<text:line-break/>do edoctas fueris, quonam jure quaerere audeas, quo-<text:line-break/><text:span text:style-name="Default_20_Paragraph_20_Font"><text:span text:style-name="T58">t</text:span></text:span>nodo facta sint? Salis habes tantum quidem invenisse,<text:line-break/>quod pars omnis, qualem usus exigebat, fuit constructa;<text:line-break/>fcrutari autem, quo pacto talis facta Init, si aggrediaris,<text:line-break/>.convincaris non intelligere neque tuam imbecillitatem<text:line-break/>neque opificis tui potentiam. Caeterum quum, quae ad<text:line-break/>pudenda. attinent, sive nervos, sive aliter velis nomi-<text:line-break/>nare, inventa libi jam sint omnino quidem recte ex ossi-<text:line-break/>^bus emergere debere e tum propter propriam substantiam,<text:line-break/>quae est .ejusmodi, qualis ante memorata fuit, tum quod</text:p>
      <text:p text:style-name="P33">ad ipsorum actiones sic erat melius, ut rectum ac sta-<text:line-break/>bile totum pudendum servaretur, a corpore stabili exor-<text:line-break/>tum, ad propositum, unde ferme digressus est, re ver-<text:line-break/>tamur.</text:p>
      <text:h text:style-name="Heading_20_2" text:outline-level="2">Cap. EI. </text:h>
      <text:p text:style-name="P84">De situ enim pudendorum verba facere<text:line-break/>auspicati ostendimus, colem nuncupatum ex ossibus oriri<text:line-break/>oportere. Verum si ex ossibus, propius quidem anum,<text:line-break/>quam nunc est, oriri potuit, fed non fuit utilius, ut an-<text:line-break/>tea ostendimus; a partibus vero, quae simt ad pubem, om-<text:line-break/>nino non potuit, nullum enim ibi est os; proinde ex<text:line-break/>ossibus pubis omnino exorietur, idque ex superioribus<text:line-break/>ipforum partibus ; sic enim plurimum ab ano erit dissitas,<text:line-break/>tum ad coitus locum opportuniorem erit nactus. Quod<text:line-break/>autem neque ex sinistris partibus, ubi nunc est, neque .<text:line-break/>ex dextris est situs, lune disces. Diximus jam ante site-<text:line-break/>penumero, quod, quando una pars aliqua est flos conju-<text:line-break/>ge, positionem mediam requirit; quod si conjugium dua-<text:line-break/>rum partium fuerit, utraque pars a media abesse vult</text:p>
      <text:p text:style-name="P47">aequabiliter , et sicubi id forte non servetur (quod raro<text:line-break/>accidit), quaerenda tunc in eo discriminis est causa, ut,<text:line-break/>dum de hepate ageremus, demonstravimus; ubi autem<text:line-break/>fervatur, ibi id explicare est superfluum. At quum de<text:line-break/>pudendorum positione, et de nervorum cavorum ac ca-<text:line-break/>vern osorum, qui in eis sunt, substantia ac generatione<text:line-break/>dictum abunde sit, quod de ipsorum constructione deest<text:line-break/>exponemus , praetermissis hic quoque iis , quae omnibus<text:line-break/>adeo sunt perspicua ; ut si quis ostendat, unicum opor-<text:line-break/>tere esse pudendum, aut arterias ipfum habere vel venas,<text:line-break/>vel cutim; haec non amplius pertineant ad investigatio—<text:line-break/>nem utus partium^ fed physica siunt problemata; cujus<text:line-break/>generis est et illud, qui fiat, ut nobis volentibus pu-<text:line-break/>dendum intendatur, tum quo pacto aliquando absque<text:line-break/>voluntate nostra id ipsi accidat. Quod enim id accidat,<text:line-break/>dum nervus cavus spiritu est resertus, praesentis instr-<text:line-break/>tuti est proprium; quo modo autem id fiat, ad specula-<text:line-break/>tionem naturalem pertinet. His igitur finibus nos ipsos<text:line-break/>continentes, quae disputationi restant, ea adjiciamus<text:line-break/>oportet.</text:p>
      <text:h text:style-name="P58" text:outline-level="2">Cap. HI. </text:h>
      <text:p text:style-name="P85">Restat autem primum quidem id expli-<text:line-break/>care, cujus paulo ante meminimus, quod scilicet in coiti-<text:line-break/>bus pudendum exacte tensum esse oporteat. Non enim<text:line-break/>(quod forte quispiam existimarit) solius coitus causa pu-<text:line-break/>dendum tensum exacte esse est utile, fed quo meatu di-<text:line-break/>ducto ac directo femen quam longissime ejaculetur; qui<text:line-break/>meatus nisi recta ferretur, fed aut obliquus esset, aut<text:line-break/>alicubi in <text:span text:style-name="Default_20_Paragraph_20_Font"><text:span text:style-name="T58">s</text:span></text:span>e<text:span text:style-name="Default_20_Paragraph_20_Font"><text:span text:style-name="T58">s</text:span></text:span>e concideret, ibi tum femen haereret. Si<text:line-break/>quidem hypofpadiaei, quos vocant, quod ob id vinculum,<text:line-break/>quod ad finem virgae habent, meatus eis est contortus,<text:line-break/>generare non possunt; non quod femen foecundum non<text:line-break/>habeant, fed quod in virgae flexibus haerens ferri an-<text:line-break/>trorfum nequeat; quam rem. curatio ip<text:span text:style-name="Default_20_Paragraph_20_Font"><text:span text:style-name="T58">s</text:span></text:span>a comprobat;<text:line-break/>vinculo enim abscisso generant. Hoc certe vilium omni-<text:line-break/>bus <text:span text:style-name="Default_20_Paragraph_20_Font"><text:span text:style-name="T58">s</text:span></text:span>emper contigisset, nisi natura providisset, ut in coi-<text:line-break/>tibus meatus latus simul et rectus omnino esset. Secun-<text:line-break/>da autem alia naturae machina ad ipsum est utilis,<text:line-break/>corporis ipsius nervosi situs, tum musculorum utrinque</text:p>
      <text:p text:style-name="P33">appositio. In partibus enim pudendi inferioribus feminis<text:line-break/>meatus fecundum longitudinem exporrectus medius est<text:line-break/>constitutus; incubat autem hinc nervus cavus ; utraque<text:line-break/>vero horum parte musculi duo, quo meatus ceu a ma-<text:line-break/>nibus quibusdam in utramque partem distractus dilata-<text:line-break/>retur, toto pudendo stabili manente; futurum vero sane<text:line-break/>erat, ut meatus latitudo per hujusmodi constructionem<text:line-break/>conservaretur. Utile autem est meatum, dum semen ex-<text:line-break/>cernitur, latissimum simul et quam rectissimum servari,<text:line-break/>quo semen totum sibi ipsi continuum confertim quam<text:line-break/>celerrime ad matricum sinus perveniat. At quum vesica<text:line-break/>etiam prope esset constituta, non erat melius ad excer-<text:line-break/>nendum lolium alium efficere meatum, fed meatu le-<text:line-break/>minis simul uti; jure igitur et ipsius collum totum<text:line-break/>peritonaeum occupavit, ut quod furfum ab ano, cui primo<text:line-break/>incumbebat, usque ad pudendi exortum feratur. In,mu-<text:line-break/>faribus vero, ut quibus pudendum non est praelongum,</text:p>
      <text:p text:style-name="P33">collum .vesicae ejusmodi apophysin non habet; fed pu-<text:line-break/>dendum quidem ipfum muliebre ano imminet, in finem<text:line-break/>autem ejus superiorem colium vesicae desinit, unde lo-<text:line-break/>tium profunditur, quod non magnopere oportuit esse<text:line-break/>flexuosum, ut in viris, neque adeo longum. Quod vero<text:line-break/>ad .culis productiones, quae sunt in finibus utriusque<text:line-break/>pudendi, pertinet, in mulieribus quidem tum ornamenti<text:line-break/>gratia extiterunt, tum, ne matrices refrigeraremur , ope-<text:line-break/>rimenta funt apposita; viris autem praeterquam quod<text:line-break/>ornamentum quoddam afferunt, carere ipsi omnino iis<text:line-break/>non poterant, si quid eorum, quae prius diximus, recor-<text:line-break/>damur, quum docuimus, quonam pacto mas ac foemina<text:line-break/>conformetur. Cujusmodi autem pharyngi gargareon pro-<text:line-break/>pugnaculum, tale est matricibus quae nympha vocatur,<text:line-break/>quae tegit simul ac prohibet cossi orificium, quod ad<text:line-break/>muliebre pudendum pertingit, refrigerari. Haec itaque<text:line-break/>instrumentorum genitalium est compositio , magnitudo;</text:p>
      <text:p text:style-name="P33">conformatio, ac reliqua omnia, quorum constructionem<text:line-break/>admirabilem quivis sine me invenire poterit.</text:p>
      <text:h text:style-name="Heading_20_2" text:outline-level="2">Cap. IV. </text:h>
      <text:p text:style-name="P84">Quae vero in adiutante, dum utero ad-<text:line-break/>huc geritur, natura machinatur, ipsium conformans, et<text:line-break/>alimentum ac spiritum a matre inducens, et loca excre-<text:line-break/>mentis^comparans , explicare quidem aperte fuerit disis-<text:line-break/>cile; si tamen in dissectionibus accurate perspexeris, ad-<text:line-break/>mirari te statim cogent. Toti enim ipsi membrana tenuis<text:line-break/>undique est circumiecta, quam amnium amiculum appel-<text:line-break/>I.ant, foetus velut sudorem excipiens. Huic autem ex-<text:line-break/>trinsiecus tenuior alia incumbit, quam allantoidem nun-<text:line-break/>cupant, in ipsius vesicam perforata; quae et haec in fe<text:line-break/>ipfa colligit usque ad partum ipfum velut foetus lolium.<text:line-break/>His autem extrinsecus in orbem chorion est circumjectum<text:line-break/>matricem totam extrinsecus fubungens, ut, quod ipsis sub-<text:line-break/>est, nullo pacto matricem contingat; per eamque mediam<text:line-break/>foetus matrici connectitur. ln singulis. enim orificiis va-<text:line-break/>forum, quae intrinsecus in matricem pertinent, per quae</text:p>
      <text:p text:style-name="P33">esiam sanguis menstruus in ipfum ferebatur, .gignitur,<text:line-break/>quo tempore utero geritur, aliud vas, arteria quidem<text:line-break/>in arteriae, vena vero in venae orificio; ut sint ea, quae<text:line-break/>generantur, numero aequalia iis orificiis, quae intro in<text:line-break/>matricem desinunt. CoHigat autem ea inter fe tendis<text:line-break/>quidem , fed fortis membrana , quae extrinsecus vasis<text:line-break/>omnibus circumhaeret , partibus vero matricum internis<text:line-break/>inferitur. Haec membrana omnibus matricis partib us,<text:line-break/>quae sunt intra orificia, duplex subiicitur, producitur,<text:line-break/>ac cum memoratis vasis omnibus progreditur, utraque<text:line-break/>fui parte cujusque partem dimidiam convescens; ut du-<text:line-break/>plex haec membrana operimentum eis sit ac munimen-<text:line-break/>tum, et ligamentum tum inter <text:span text:style-name="Default_20_Paragraph_20_Font"><text:span text:style-name="T58">P</text:span></text:span>este tum cum matricibus<text:line-break/><text:span text:style-name="Default_20_Paragraph_20_Font"><text:span text:style-name="T58">utrisque. </text:span></text:span>Exiguum stane est vasorum quodque, quum<text:line-break/>primum a matrice exoritur, cujusmodi fiunt arboris ra-<text:line-break/>dices extremae in terram defixae ; ea vero paululum<text:line-break/>progressa per coniugationem coalescunt, ex duob usque<text:line-break/>unum procreatur; rur<text:span text:style-name="Default_20_Paragraph_20_Font"><text:span text:style-name="T58">s</text:span></text:span>usque litorum singula cum singulis</text:p>
      <text:p text:style-name="P33">ejusdem generis coalescunt; fitque id perpetuo, quoad<text:line-break/>parva omnia in duo magna coeant, quae velut .stipites<text:line-break/>quidam foetus per locum umbilici inferuntur. Quatuor<text:line-break/>itaque omnino hic sunt vasta, duae scilicet arteriae, et<text:line-break/>venae totidem, nullis .diversi generis inter fe commixtis,<text:line-break/>fed venis quidem semper cum venis , arteriis cum arte-<text:line-break/>rlis in idem coeuntibus. Proinde hoc naturae opus<text:line-break/>esse primarium tibi persuade, etiamsi non moneam. Quod<text:line-break/>enim , quum tanto intervaHo vasa quamplurima inter<text:line-break/>fe mixta ferantur, . nunquam tamen venam arteriae, ne-<text:line-break/>que arteriam venae reperias insertam, sed semper utra-<text:line-break/>que vasa proprium vas agnoscant, ei que soli uniantur,<text:line-break/>artis mirabilis, non fortunae temerariae, est indicium.<text:line-break/>Porr<text:span text:style-name="Default_20_Paragraph_20_Font"><text:span text:style-name="T58">o</text:span></text:span> quod in omnibus esiam animalibus; quae suapte<text:line-break/>natura funt ad saliendum proclivia, ut cervis et capris,<text:line-break/>vasorum productiones matricibus sint connexae non per<text:line-break/>tenues modo membranas, sed cum eis etiam per carnes<text:line-break/>vrlcolas, velut pinguedinem quandam, quo pacto n<text:span text:style-name="Default_20_Paragraph_20_Font"><text:span text:style-name="T58">o</text:span></text:span>n esa</text:p>
      <text:p text:style-name="P33">mirabilis providentiae specimen? Quod vero per nullam<text:line-break/>aliam partem neque vena neque arteria foetui inseratur,<text:line-break/>quam per solum umbilicum, qui Iocum medium totius<text:line-break/>animalis obtinet, ne id quidem artem aspernandam indi-<text:line-break/>caI. Quod autem neque venae hepar praetergressae in<text:line-break/>aliud quoddam viscus inferantur, neque arteriae alio<text:line-break/>quopiam, quam ad magnam arteriam, quae ab ipso corde<text:line-break/>exoritur, ferantur, quo modo id mirandum non est?<text:line-break/>Quod autem non quodvis sit intervallum medium, neque<text:line-break/>in quem vis locum memoratorum instrumentorum vasa<text:line-break/>haec inferantur, fed venae quidem in partes hepatis si-<text:line-break/>mas, arteriae vero in partem magnae arteriae, quae est<text:line-break/>ad lumbos, ne haec quidem artis contemnendae funt<text:line-break/>indicia. Si. quidem venas videre est statim, ut umbili-<text:line-break/>cum superarint, inter feste mutuo coire unamque effici;<text:line-break/>quae postea membranis fortibus convestita corporibusque<text:line-break/>vicinis colligata ad vifcus u^stue una ipsa, ut erat, pro:-<text:line-break/>greditur ; oportebat enim ipsarum prius ad venarum</text:p>
      <text:p text:style-name="P33">principium in foetu accedere, postea illinc in omnes<text:line-break/>partes distribui. Arterias autem oportebat et ipfas fane<text:line-break/>in arteriarum principium , sinistrum videlicet cordis ven-<text:line-break/>trieulum , inferi ; verum quum hic ventriculus a Iocis<text:line-break/>umbilici longissime sit dissitus, non erat tutum eas velut<text:line-break/>pendentes tanto itinere Rufum ducere. Quid igitur re-<text:line-break/>liquum erat, quod esset melius, nisi per breve interval-<text:line-break/>lum ipsas ducere ad eas, quae a corde exoriuntur? nam<text:line-break/>a corde quidem maxima arteria exoritur, mediae autem<text:line-break/>spinae incumbit, omnem ipsius longitudinem occupans.<text:line-break/>Ad hanc igitur oportebat arterias applicare et conne-<text:line-break/>ctere; quae a matrice ad foetum perveniunt; atqui et<text:line-break/>accedunt, et cum ea junguntur; videturque ne hic qui-<text:line-break/>dem a natura frustra quicquam fieri. Cur igitur non<text:line-break/>per brevissimam viam eas deduxit ad magnam arteriam?<text:line-break/>etenim via brevior erat tutior, et naturae ipsi consuetior,<text:line-break/>ut libris prioribus demonstravimus. An hic quoque mi^</text:p>
      <text:p text:style-name="P33"><text:span text:style-name="Default_20_Paragraph_20_Font"><text:span text:style-name="T59">e</text:span></text:span>rarii oportet ipsius providentiam? ubi enim nihil aliud ex<text:line-break/>-via est commodi, brevissimam eligit.; quum autem ex<text:line-break/>viae longitudine major securitas quam ex viae brevitate<text:line-break/>.accedit, tunc , natura non dubitat, longiore via circuma-<text:line-break/>^ere. Ob eam certe causam .nunc quoque viae compen-<text:line-break/>diGsae quidem,. sed periculosae, longiorem quidem, ve-<text:line-break/>rum tutissimam, videtur anteposuisse; noluit enim arte-<text:line-break/>irias rectas ab umbilico ad spinam ducere, sive duae. sive<text:line-break/>una factae essent, <text:span text:style-name="Default_20_Paragraph_20_Font"><text:span text:style-name="T59">A</text:span></text:span>nulla itineris parte in nulio insim-<text:line-break/>mento conquietura^ ; ut interim omittam, quod locus hic<text:line-break/>ab intestinis et renibus jam occupatus fuerat. Quum<text:line-break/>-autem propinqua esset vesica, idque potissimum in iis<text:line-break/>foetibus , , qui nuper concepti fuerint, (in iis enim fundus<text:line-break/>vesicae locis umbilici adhaerescit,) facile factu erat ipsis<text:line-break/>arteriis ea vesicam conscendere, ac per totam ipfam,<text:line-break/>velut per descensum quendam, ad magnam usque arte-<text:line-break/>riam pervenire: Sed non ascenderunt eam simpliciter,<text:line-break/>neque enim stabiles permanerent fede devexa invectae,</text:p>
      <text:p text:style-name="P33">nisi vinculo quodam fuissent colligatae; quamobrem ipsas<text:line-break/>utique membratus validis colligavit, utramque parti vesi-<text:line-break/>cae fui lateris connectens. Atque ita jam <text:span text:style-name="Default_20_Paragraph_20_Font"><text:span text:style-name="T58">s</text:span></text:span> velut partes<text:line-break/>quaedam , opinor , ipsius- vesicae , usque ad ^magnam arte-<text:line-break/>riam tuto perducuntur.^ Quae igitur ad arterias perti-<text:line-break/>Trent,^ ea fuerunt providentia comparata.. At cur vena<text:line-break/>non in gibba^ hepatis,- fed in sima inferitur, nisi quod<text:line-break/>bilis receptaculum isti erat locatum, fatiusque erat pulli-<text:line-break/>gari sanguinem prius, quam in totum animantis corpus<text:line-break/>distribueretur? Cur autem ipfa ad umbilicum statim in<text:line-break/>unam est redacta, arteriae vero longo itinere manent<text:line-break/>duae, iiisi -quod tutius erat venas coalescentes unum ma-<text:line-break/>gnum vas efficere? minus enim injuriis est obnoxium,<text:line-break/>quod majus est <text:span text:style-name="Default_20_Paragraph_20_Font"><text:span text:style-name="T58">vas;</text:span></text:span> praeterea etiam uni hepatis parti<text:line-break/>eam -inforti erat necesse ^arterias vero, ut quae super ve-<text:line-break/>sicam Luto vehendae erant, neque statim ad cordis sini-<text:line-break/>struïn ventriculum erant ^pervafurae, non erat necesse<text:line-break/>unam effici; omnino edim, su et has sublimes ad cor</text:p>
      <text:p text:style-name="P33">sursum natura duxisset, ut venas ad hepar, protinus uti-<text:line-break/>que et has unam fecisset.</text:p>
      <text:h text:style-name="Heading_20_2" text:outline-level="2">Cap. V. </text:h>
      <text:p text:style-name="P84">Quatuor igitur sunt praedicta in umbilico<text:line-break/>vasa, duae fcilicet arteriae et venae totidem, in medio<text:line-break/>habentes urachum ; sic enim anatomici nominare con-<text:line-break/>sueverunt meatum, qui ex fundo vesicae exortus lotium^<text:line-break/>in memoratam paulo ante tunicam allantoeidem, id est<text:line-break/>intestinalem, derivat, quae ita a similitudine figurae, quam<text:line-break/>cum intestinis habet, appeliatur. Sed ex quatuor -vasis,<text:line-break/>quae sunt circum urachum , superioribus quidem partibus .<text:line-break/>fuut venae; sursum enim eas mox progredi ad hepar<text:line-break/>praestiterat; inferioribus autem arteriae; etenim deorsum<text:line-break/>et has ferri vesicae lateribus invehendas erat melius:^<text:line-break/>Protinus igitur utrumque vastarum par natura in. loco<text:line-break/>opportuno coHocavit, per. quae, velut per truncos quosdam,<text:line-break/>foetus trahit ex matrice sanguinem et spiritum. Inter<text:line-break/>haec vero omnia et vasa exigua, quae in matricem ip-</text:p>
      <text:p text:style-name="P33">fiam inseruntur, media est quaedam velut truncorum ra-<text:line-break/>dicatio; nominatur autem haec radicatio chorion, quod<text:line-break/>est vasorum multitudo membrana tenui connexorum,.<text:line-break/>quae haud facile numerare queas.. Quod vero duplex<text:line-break/>sit haec membrana, et cur, dictum nobis ante fuit;<text:span text:style-name="Default_20_Paragraph_20_Font"><text:span text:style-name="T58">t</text:span></text:span> per<text:line-break/>mediam enim ipfam vasa omnia feruntur, quae fecundis<text:line-break/>insunt, coliigata simul ab ipsa ac tecta. Reliquarum<text:line-break/>vero duarum quae allantoides quidem nominatur, (quam<text:line-break/>ad vesicam diximus esse pertusam juxta urachum,) ad<text:line-break/>urinam recipiendam fuit comparata; longe enim prae-<text:line-break/>stiterat foetum non per pudendum lotium reddere, fed,<text:line-break/>ut nunc habet, per umbilicum. Postquam enim tofum,<text:line-break/>ipfum membrana, quam amnion nominant, complectitur,-<text:line-break/>aliam humoris ^speciem recipiens, non erat con<text:span text:style-name="Default_20_Paragraph_20_Font"><text:span text:style-name="T58">s</text:span></text:span>entaneum<text:line-break/>hujusmodi humorem cum lotio permisceri; evidenter<text:line-break/>enim apparet humor is,. qui est intra aliantoidem, tum<text:line-break/>tenuior esse, tum flavior, tum acrior eo, qui est intra<text:line-break/>amnion, ut etiam hanc membranam dissecantium olfa-<text:line-break/>ctum angat ac furiali Quod igitur <text:span text:style-name="Default_20_Paragraph_20_Font"><text:span text:style-name="T58">s</text:span></text:span>udoris instar intra</text:p>
      <text:p text:style-name="P33">amnion acervatur, in orbem foetui est circumfusum,<text:line-break/>quod cutim ipsius laedere haudquaquam potest; seorsum<text:line-break/>autem lotium a foetu est abductum ac fejunctum, ne-<text:line-break/>que cutim, neque venas, quae secundis insunt, attingens,<text:line-break/>ne ab ejus acrimonia partes vicinae laederentur. Usus<text:line-break/>autem est non contemnendus ejus humoris, qui intra<text:line-break/>amnion continetur. Foetus enim in eo quasi innatans<text:line-break/>sursum tollitur ac vehitur, ut minus sit gravis iis vin-<text:line-break/>culis, per quae matrici cohaerescit. Quae res Hsppocra-<text:line-break/>tem impulit, ut diceret: <text:span text:style-name="Default_20_Paragraph_20_Font"><text:span text:style-name="T58">Quae ventrem serentes bi-<text:line-break/>mejires aut trimestres sine cateja manipesta abortiant, ile<text:line-break/>acetabula mucore sunt plena, neque possunt s</text:span></text:span>u<text:span text:style-name="Default_20_Paragraph_20_Font"><text:span text:style-name="T58">etum prae<text:line-break/>gravitate retinere, sed abrumpuntur. </text:span></text:span>Acetabula vocat<text:line-break/>vasorum, quae ad matrices perveniunt, orificia, .(id enim<text:line-break/>alibi demonstravimus , ) dicens ap<text:span text:style-name="Default_20_Paragraph_20_Font"><text:span text:style-name="T58">i</text:span></text:span>a non posse foetum ve-<text:line-break/>here, neque gestare, quum mucore referta fuerint, fed<text:line-break/>permittere ipsis, ut prae pondere abrumpantur. Id certe</text:p>
      <text:p text:style-name="P33">omnibus semper accideret uterum gerentibus,^ nisi foetus<text:line-break/>l.Iumori , qui intra amnion habetur , innatando levior<text:line-break/>fieret, ipfaque vasorum cum matrice connexio minus<text:line-break/>detraheretur. Qui vero ipsi matri leviorem ajunt esse<text:line-break/>foetum, quod ipsis humori, qui est intra amnion, inna-<text:line-break/>tet, ridiculi plane <text:span text:style-name="Default_20_Paragraph_20_Font"><text:span text:style-name="T58">s</text:span></text:span>unt, non intelligentes , ipfum quoque<text:line-break/>humorem a matre gestari. Accidit autem et alius qui-<text:line-break/>dam lis humoribus communis usus, quo tempore animal<text:line-break/>paritur; foetus enim facilius collo matricis elabitur, quum<text:line-break/>ipsis humore multo perfunditur, quod ei tunc accidit<text:line-break/>propterea, quod necesse. est tum membranas rumpi;. non^<text:line-break/>modo enim humor iste foetibus lubricandis confert, fed.<text:line-break/>collum etiam matricum ad maximam dilatationem reddit,<text:line-break/>facile;. a praedictis enim humoribus humectatum mollius<text:line-break/>redditur, dilataturque facilius. Comprobant autem, quod<text:line-break/>dicimus^, non minimum ipsae obstetrices, quum repente<text:line-break/>ac simul humor effluere occuparit, seipsae naturam imi-<text:line-break/>tari <text:span text:style-name="Default_20_Paragraph_20_Font"><text:span text:style-name="T58">e</text:span></text:span> coactae^ humores quosdam habent, quibus collum</text:p>
      <text:p text:style-name="P33">matricum perfundant. , Omnino enim naturae opera sunt<text:line-break/>opulenta; simul utitur enim ipfa, quemadmodum <text:span text:style-name="Default_20_Paragraph_20_Font"><text:span text:style-name="T58">s</text:span></text:span>aepe .<text:line-break/>demonstravimus^ in melius omnibus iis; quae alioqui<text:line-break/>necessario erant comparanda. Pari modo et iis humo--<text:line-break/>ribus, quos propter i foetum procreare omnino oportebat,<text:line-break/>tum ad foetus, dum utero geritur, Vecturam indolen-<text:line-break/>tem est abusa, tum etiam, ut in partubus celeriter ex-<text:line-break/>cidereL Caeterum membranae. hae tenues funt adeo<text:line-break/>atque feraneofae, si ut, nisi quis eas moderate intendisse-<text:line-break/>candum. contrectet, facile abrumpantur. . Qui igitur non<text:line-break/>disrumpuntur, quum gravida ipsa currat aliquando ac<text:line-break/>saliat? Una haec quoque esit naturae ingeniosissima solertia;<text:line-break/>intelligentis, unum esse omnibus corporibus. tenuibus ma-<text:line-break/>ximum ad patiendi .difficultatem praesidium, si alia, aliis<text:line-break/>cumulentur; quandoquidem , quae ex lanis, vel aliis qui-<text:line-break/>husdam pilis, aut fibris concinnantur ac contexuntur,<text:line-break/>.robur. longe maximum ex mutua compositione adipis<text:span text:style-name="Default_20_Paragraph_20_Font"><text:span text:style-name="T58">G</text:span></text:span>un-<text:line-break/>fur ,, quum seorsum connexorum quodque natura sit illi-<text:line-break/>becillimum. Si igitur non modo propinqua sibi inter fe</text:p>
      <text:p text:style-name="P33">fuerint, quemadmodum ea funt, quae consuuntur a. nobis<text:line-break/>et connectuntur, fed etiam perfecte sint unita, ex hac<text:line-break/>unitione robur longe majus ipsis accedit. Non igitur<text:line-break/>est mirum, si, quando membranae quatuor sibi mutuo<text:line-break/>incumbunt, robur ex ea coniunctione acquirant; fed<text:line-break/>id maxime admirabile est, quod non .solum sibi ip-<text:line-break/>sae mutuo incumbant, sed mullis quidem locis. coa-<text:line-break/>lefcant, multis etiam a siefe invicem per tenuia fi-<text:line-break/>bracum fila ab una ad alteram pervadentia pende-<text:line-break/>ant; quas natura, quoad ejus facere potuit, unire<text:line-break/>voluit, ut, quod roboris cuique privatim a fe ipsa de-<text:line-break/>.erat,. id omnes a fissa mutuo adipiscerentur. Cur igitur<text:line-break/>edicet forte . aliquis) non statim initio .natura singulos ip-<text:line-break/>fas validas effecit, quum ominum securitati vellet pro-<text:line-break/>spiceret Quia, si crassas eas fecisset ac duras, (non enim<text:line-break/>alia quapiam ratione robur eis comparare potuisset,) <text:span text:style-name="Default_20_Paragraph_20_Font"><text:span text:style-name="T58">p</text:span></text:span>on-<text:line-break/>dus utique cum tumore maximo a gravida pependisset;<text:line-break/>quod non illi modo futurum erat molestum, fed etiam<text:line-break/>.angustiam non necessariam fo elui praebiturum; huc ac-</text:p>
      <text:p text:style-name="P33">cedit, quod, dum pariendum esset, rumpi ipfae omnes.<text:line-break/>non facile^ potuissent. Ut igitur matricis capacitas tota<text:line-break/>foetui cederet, ipfaqne gravida pondere minus preme-<text:line-break/>retur, atque in partu ipso facile . rumperentur , jure na-.<text:line-break/>tura membranas omnes tenues efficiendo ipsis fecurIta-<text:line-break/>tem ex mutua inter fe connexione est machinata. At<text:line-break/>quaenam ea naturae est solertia , (id enim superest expli-<text:line-break/>candum,) ut, quanquam collum vesicae meatum jam ha-<text:line-break/>beat, per eum tamen animal nullum in praegnatione<text:line-break/>urinam reddat, sed totum lotium sursum ad umbilicum<text:line-break/>atque urachum ascendat? Oportebat enim, quum vesica<text:line-break/>utrinque effluxus haberet, non magis lotium per urachum<text:line-break/>quam per colium evacuari. Quae sane huc a medicis<text:line-break/>afferuntur, ea admodum simt absurda, quamvis prima<text:line-break/>imaginatione videantur valde esse probabilia. Duo enim<text:line-break/>haec pro confessis assumentes , quod lolii excretio motu<text:line-break/>stat voluntario, et quod foetus nondum actionibus ejus-<text:line-break/>modi utatur, ex eis inferunt, excretionem jure optimo</text:p>
      <text:p text:style-name="P33">per umbilicum fieri : non enim musculus ei praefectus<text:line-break/>est, qui serviat actioni. animantis voluntariae, quem ad-<text:line-break/>modum collo vesicae^ Sed eos maxima latuerunt, to-<text:line-break/>toque coelo aberrarunt, non intelligentes , quod neque<text:line-break/>musculus iste collum vesicae constringendi habeat sacul-<text:line-break/>tatem , neque quod foetus voluntariis actionibus jam uta-<text:line-break/>tur, neque quod perfectum animal, quum mejere voluerit,<text:line-break/>musculum hunc,<text:span text:style-name="Default_20_Paragraph_20_Font"><text:span text:style-name="T58">t</text:span></text:span> qui essiuxionis meatui praesidet, solvit,<text:line-break/>et a tensione laxat non aliter, quam eos, qui sunt ad<text:line-break/>anum,- quum egerere voluerit; excretio autem fit, quum<text:line-break/>vesica motu naturali circum humores, quos in fe ipsa<text:line-break/>continet, undique contrahitur, in quod. musculi epigaftrii<text:line-break/>opus nonnihil conferunt, quando repente ac copiosius<text:line-break/>simul excernere voluerimus. Caeterum de iis tum in<text:line-break/>commentariis, quos de facultatibus naturalibus, tum in<text:line-break/>iis, quos de. motu musculorum conscripsimus, tum in<text:line-break/>libris de anatomicis administrationibus abunde disputa-^<text:line-break/>vimus. Quod vero animans jam sit, quum ventre^ adhuc</text:p>
      <text:p text:style-name="P33">continetur, quum saltem partibus omnibus fuerit con-.<text:line-break/>formatum, tum in commentariis, quos de demonstratione<text:line-break/>.prodidimus , tum in libris de placitis Hippocrates et<text:line-break/>Platonis probavimus. Verum etiamsi. animans non sit,<text:line-break/>quod in ventre habetur, haec rasio aeque dubia erit;<text:line-break/>musculus enim, qui os vesicae claudit, erit otiosius. Quum<text:line-break/>.autem ipfa circum contentum intus humorem contrahitur,<text:line-break/>consentaneum est per duos meatus aliquid excerni, non<text:line-break/>autem per unum duntaxat, qui sursum ad umbilicum<text:line-break/>pervenit. Ea quidem est in ea ratione difficultas, at res<text:line-break/>ipsa ostendit naturae in omnibus solertiam, quam ipse<text:line-break/>prius in foetuum dissectionibus conspicatus, ita demum<text:line-break/>causam rasione poteris invenire. Divisa ea peritonaei<text:line-break/>parte , quae vesicae est praeposita, utrumque simuI facito;<text:line-break/>.umbilicum quidem attollito, et quod in vesica contine-<text:line-break/>tur, comprimito, manu ipsam comprehendens ; cernes<text:line-break/>autem, lotium per meatum, qui est ad umbilicum, in al-.<text:line-break/>lantoeidem effluere. Quin etiam si ipsiam rursum allanto-<text:line-break/>eidem compresseris, vesicam impleveris ; sin contra ve-</text:p>
      <text:p text:style-name="P33">.sicam, membranam ipfam impleveris. Atque, quod tunc<text:line-break/>accidet, te docebit, lolium prius effluere per meatum,<text:line-break/>qui est ad umbilicum, propter ipsius meatus rectitudi-<text:line-break/>nem ac magnitudinem, nam latitudo ipsius urachi mul-<text:line-break/>Iis partibus est major ea, quae coHo inest. Quid jam<text:line-break/>loquar de rectitudine? non enim ipsa est comparanda.<text:line-break/>Siquidem colium vesicae admodum est obliquum, rectus<text:line-break/>vero ad perpendiculum urachus, umbili<text:span text:style-name="Default_20_Paragraph_20_Font"><text:span text:style-name="T58">c</text:span></text:span>o sane toto fur-<text:line-break/>fum <text:span text:style-name="Default_20_Paragraph_20_Font"><text:span text:style-name="T58">s</text:span></text:span>ublato, et velut a matrice per vasa, quae fecundis<text:line-break/>insunt, pendente. Praeterea nullus musculus extrinsecus<text:line-break/>uracho esit circumiectus , prohibens, ne excrementa in-<text:line-break/>tempestive effluant, cujusmodi in. natis est musculus ad<text:line-break/><text:span text:style-name="Default_20_Paragraph_20_Font"><text:span text:style-name="T58">p</text:span></text:span>olium vesicae; nullum enim tempus foetus est intem-<text:line-break/>pestivum ad ejus generis excrementum excernendum,<text:line-break/>quemadmodum jam perfectis; in iis enim musculus jure<text:line-break/>est praefectus, qui nihil foras dimittat prius, quam rasio<text:line-break/>j usserit, in foetibus vero fuustra esset. ac superfluus; na-<text:line-break/>tura autem nihil facit frustra.</text:p>
      <text:h text:style-name="P58" text:outline-level="2">Cap. VI. </text:h>
      <text:p text:style-name="P85">Sed quoniam de his quoque abunde jam<text:line-break/>dictum est, ad reliquam fue tuum constructionem trans-<text:line-break/>gressi, qua re jam natis dissideant, exponamus, artem<text:line-break/>quoque, quae in illis est, explicantes. Erit autem in<text:line-break/>his hepatis magnitudo nulla re minus digna admiratione<text:line-break/>jam inde ab initio, quum primum cernere perspicue li-<text:line-break/>cet partes omnes foetus conformatas, et maxime usque<text:line-break/>ad partum. Majori enim mensura quam pro aliarum<text:line-break/>partium proportione hepar in primis illis temporibus<text:line-break/>excedit, excedit autem non mediocriter et usque ad<text:line-break/>partum. Secundum ipfum cerebrum et cor excellunt<text:line-break/>magis quam pro aliarum partium proportione. Causa<text:line-break/>autem hujus rei est, quod hepar quidem venarum est<text:line-break/>principium, cor arteriarum, cerebrum nervorum. Con-<text:line-break/>fentaneum igitur est, quemadmodum, quum architecti<text:line-break/>primum domus et aedis fundamentum et navis carinam com-<text:line-break/>pegerunt, postea tuto fua aedificia fuper haec extruunt,<text:line-break/>ad eundem modum naturam in animalibus a proprie</text:p>
      <text:p text:style-name="P33">principio tuto ac valide jam compacto singula vastorum<text:line-break/>genera producta in totum corpus protendere. Verum<text:line-break/>quum foetus magis eo ufu indigeret; quem praestant ve-<text:line-break/>nae, ut qui diutissime plantarum more regatur, . princi-<text:line-break/>pium harum mox a prima generatione fecit robustissi-<text:line-break/>mum. Cerebro enim, et cordi, et instrumentis, quae<text:line-break/>ab eis emergunt, usus, qui a venis proficiscitur, erat<text:line-break/>necessarius, quod ea sine sanguine neque generari, neque<text:line-break/>augeri possint; hepati vero ac venis arteriarum quidem<text:line-break/>ustus erat exiguus, nervorum autem nuHus, antequam ef-<text:line-break/>fent consummata. Ob eam igitur causam natura veno-<text:line-break/>fum genus statim ab initio robustum effecit ac magnum,<text:line-break/>post autem alia duo coepit augere. At cur pulmo<text:line-break/>in iis, qui adhuc utero geruntur, est ruber, non au-<text:line-break/>tem, ut in perfectis animalibus, <text:span text:style-name="Default_20_Paragraph_20_Font"><text:span text:style-name="T58">s</text:span></text:span>ubalbus? Quia tunc Illi-<text:line-break/>tritor, quemadmodum reliqua viscera, per vasta, unicam<text:line-break/>tunicam et eam tenuem habentia; ad ea enim ex vena<text:line-break/>cava fanguis pervenit, quo tempore foetus utero gestatur;</text:p>
      <text:p text:style-name="P33">in natis vero occaecatur quidem vasorum perforatio , aer<text:line-break/>autem copiosissimus tunc incidit, fanguis vero paucissimus<text:line-break/>idemque tenuissimus; quin etiam pulmo tunc motu per-<text:line-break/>petuo agitatur, animali nimirum respirante; quo fit, ut<text:line-break/>fanguis a spiritu incisus motu duplici, altero, quem ex<text:line-break/>arteriis habet, altero, quem ex toto pulmone acquirit,<text:line-break/>tenuior adhuc fe ipfo et mollior ac velut spumosus<text:line-break/>efficiatur; ob eamque causam substantia carnis pulmonis<text:line-break/>ex rubra, gravi ac denfa in albam, levem ac raram-<text:line-break/>transfertur. Quam rem opinor me dixisse pulmoni esse<text:line-break/>utilissimam , dum in molibus respirationis . thoracem fe- .<text:line-break/>quitur: aegre enim prae pondere moveretur, si similem<text:line-break/>aliis visceribus carnem habuisset. Aequum igitur est hic .<text:line-break/>quoque naturam admirari, quae, quum viscus augeri dun-<text:line-break/>taxat oporteret, sanguinem purum ei suppeditabat ; quum<text:line-break/>vero ad motum fuit translatum, carnem levem instar<text:line-break/>alae cujusdam fecit , ut facile a thorace dilataretur ac .<text:line-break/>comprimeret^. Ob eam igitur cautam in foetibus vena</text:p>
      <text:p text:style-name="P33">cava in arteriam veno<text:span text:style-name="Default_20_Paragraph_20_Font"><text:span text:style-name="T58">s</text:span></text:span>am est pertusa. Quum autem id<text:line-break/>vas venae officium huic visceri praestaret, necesse fuit<text:line-break/>alterum vas in arteriae usum transmutari; quocirca na-<text:line-break/>tura id quoque in magnam arteriam pertudit. Verum<text:line-break/>quum hic vasta inter fe aliquantum distarent, aliud ter-<text:line-break/>tium vas exiguum, quod utrumque conjungeret, effecit.<text:line-break/>In reliquis vero duobus, quum haec quoque mutuo fete<text:line-break/>contingerent, velut foramen quoddam utrique commune<text:line-break/>fecit; tum membranam quandam in eo instar operculi<text:line-break/>est machinata , quae ad pulmonis vas facile refupinaretur,<text:line-break/>quo fauguini a vena cava impetu affluenti cederet qui-<text:line-break/>dem, prohiberet autem, ne sanguis rursum in venam<text:line-break/>cavam reverteretur. Haec quidem omnia naturae opera<text:line-break/>funt admiranda; superat vero omnem admirationem prae-<text:line-break/>dicli foraminis. haud ita multo post conglutinatio. Et-<text:line-break/>enim quamprimum animans in lucem est editum, aut<text:line-break/>ante unum vel duos dies, in quibusdam vero ante qua-</text:p>
      <text:p text:style-name="P33">tuor aut quinque vel nonnunquam plures, membranam,<text:line-break/>quae [est ad foramen, coalefcentem reperias, nondum<text:line-break/>tamen coaluisse; quum autem animal perfectum fuerit<text:line-break/>aetateque jam floruerit, si locum hunc ad unguem den-<text:line-break/>fatum inspexeris, negabis fuisse aliquando tempus, in<text:line-break/>quo fuerit pertusus; multo autem magis in iis, quae ad-<text:line-break/>huc utero geruntur, aut in nuper genitis, membranam<text:line-break/>conspicatus ad <text:span text:style-name="Default_20_Paragraph_20_Font"><text:span text:style-name="T58">P</text:span></text:span>olam quidem radicem firmatam, reliquum<text:line-break/>vero totum corpus in vastorum cavitate pendulum, exi-<text:line-break/>fumabis fieri non posse, ut ipfa unquam perfecte coale-<text:line-break/>fcat. Corpora sane nervosa ac tenuia, etiamsi quis<text:line-break/>repente, atque ubi primum fuerint divisa, glutinare<text:line-break/>aggrediatur, <text:span text:style-name="Default_20_Paragraph_20_Font"><text:span text:style-name="T58">N</text:span></text:span>oti compos non fit, <text:span text:style-name="Default_20_Paragraph_20_Font"><text:span text:style-name="T58">neque magnopere co-<text:line-break/>haerent,</text:span></text:span> nedum si jam pridem fuerint perfecta: atqui<text:line-break/>membrana ilia tempore procedente omnino coalescit,-<text:line-break/>non quod nervosia sit ac tenuis , neque quod motu per-<text:line-break/>petuo agitetur, impedita. Pari modo id vas, quod ma-<text:line-break/>gnam arteriam venae, quae fertur ad pulmonem, conu<text:span text:style-name="Default_20_Paragraph_20_Font"><text:span text:style-name="T58">s-</text:span></text:span></text:p>
      <text:p text:style-name="P33">ctit, quum aliae omnes animalis partes augeantur, non modo<text:line-break/>non augetur, verum etiam tenuius semper effici conspicitur,<text:line-break/>adeo ut tempore procedente penitus tabescat atque exic-<text:line-break/>cetur. Quod igitur haec omnia natura affabre faciat;<text:line-break/>declarat singulorum usus; invenire autem ipsius faculta-<text:line-break/>tem, qua haec efficit, humani ingenii captum superat,<text:line-break/>quum homines ipfam posse aliquid omnino certe non<text:line-break/>credant, infi plane saepe fuerint conspicati. Sed de his<text:line-break/>quidem jam finem scribendi faciam ; diximus enim de<text:line-break/>ltis antea saepenumero, quum de puluIonis instrumentis<text:line-break/>ageremus.</text:p>
      <text:h text:style-name="Heading_20_2" text:outline-level="2">Cap. VII.</text:h>
      <text:p text:style-name="P84"><text:s/>Aliud autem naturae opus referam, non<text:line-break/>minus quam alia admirabile, et quod omnes vel ante<text:line-break/>anatomen norunt; neminem enim fugit, neque quod os<text:line-break/>matricis toto praegnationis tempore omnino est con-<text:line-break/>strictum ac clausum , neque quod plurimum patefit,<text:line-break/>quum tempus appetit pariendi : partus autem fit, quum<text:line-break/>foetus ita jam est perfectus, ut per os nutriri possit.</text:p>
      <text:p text:style-name="P33">Alio namque tempore omni ne specilli quidem cuspidem<text:line-break/>in matricis collum queas immittere , in partubus ve-<text:line-break/>ro integrum animal illinc egreditur. Quemadmodum<text:line-break/>certe, quod paulo ante memorata membrana cumi vasta<text:line-break/>quidem coalescit, clare videmus, qui autem id fiat, fu-<text:line-break/>perat humanum ingenium, ita et in matricibus , quod os<text:line-break/>quidem eousque aperi tur, ut possit foetibus facilem prae-<text:line-break/>bere exitum, nemo ignorat, fed quo pacto id accidat,<text:line-break/>mirari possumus, intelligere non possumus. At natura<text:line-break/>tum haec, tum alia omnia in partu animalis admiranda<text:line-break/>machinatur commenta. Etenim diligenter providit, quo<text:line-break/>pacto foetus, qua conveniebat figura, ad collum matricis<text:line-break/>perveniret, nec minus, quo pacto, dum ipsum pervaderet,<text:line-break/>nuliam partem sauciaret, neve artus taxaret; caput enim<text:line-break/>foetus primum cosse matricis indidit, tum per id <text:span text:style-name="Default_20_Paragraph_20_Font"><text:span text:style-name="T61">al</text:span></text:span>iis<text:line-break/>ipsius partibus viam munivit. Atqui si foetus <text:span text:style-name="Default_20_Paragraph_20_Font"><text:span text:style-name="T58">o</text:span></text:span>bliquus<text:line-break/>aut transversus pararet egredi , aut si secundum longitu-</text:p>
      <text:p text:style-name="P33">dinem quidem., fed non, ut nunc, id est caput non in-<text:line-break/><text:span text:style-name="Default_20_Paragraph_20_Font"><text:span text:style-name="T58">s</text:span></text:span>ereret, quod nonnunquam esiam, fed raro, accidit, vel<text:line-break/>crus ante caput vel manum exerens , difficilem aliis<text:line-break/>membris exitum efficeret- Sed si ter aut quater haud<text:line-break/>commode excidens semel impediretur, eo certe modo<text:line-break/>accideret ex quadringentis , verbi gratia, foetibus cen-<text:line-break/>tum impediri; fed quum in plurimis millibus semel forte<text:line-break/>accidere id cernatur, An mentem nobis inde venire de-<text:line-break/>bet, quae bona is artifex, qui nos conformavit, nobis sit<text:line-break/>largitus ; tum autem agnoscere clare debemus non ejus<text:line-break/>modo sapientiam, verum etiam potentiam. „ Quis enim<text:line-break/>Phidias aut Polycletus bonus adeo est artifex, ut in<text:line-break/>multis operum factu difficilium millibus ne semel qui-<text:line-break/>dem haliucinetur? .Num igitur his duntaxat nominibus<text:line-break/>naturam jure laudabimus, an, quod omnium est maxime<text:line-break/>admirabile, nondum a nobis est comprehensum , quod<text:line-break/>fcilicet quod nascitur animal omnium partium actiones<text:line-break/>docuerit? Non enim os modo et stomachum et ventri-<text:line-break/>cuIum alimenti instrumenta comparavit, sed animal ge-</text:p>
      <text:p text:style-name="P33">neravit, quod his statim sciret uti, facultatem quandam<text:line-break/>sapientiae ipfam a sale doctam ipsis ingenerans, qua fre-<text:line-break/>ta animalia ad alimentum sibi ipsis familiare accedunt.<text:line-break/>Verum caetera ani mantia universa alius explicabit locus;<text:line-break/>homini vero alimentum quidem fac comparavit, in unum<text:line-break/>autem praefinitum tempus utrumque duxit, in mammis<text:line-break/>quidem ejus, quae peperit, alimentum, in animalibus<text:line-break/>vero, quae fiunt nutrienda, conatum ad hujusmodi fuc-<text:line-break/>cum capessendum. Nam si quis papiHam mammae ori<text:line-break/>.infantis indiderit, confestim quidem eam <text:span text:style-name="Default_20_Paragraph_20_Font"><text:span text:style-name="T61">sui</text:span></text:span>s labiis con-<text:line-break/>stringet,, protinus autem buccis dilatatis succum attrahet,<text:line-break/>post autem curvata lingua in fauces propellet, perinde<text:line-break/>ac si id multo ante tempore didicisset. Inde autem sto-<text:line-break/>machus in ventriculum deducit, et ipfe velut edoctus;<text:line-break/>deinde ventriculus, ubi eo esit usus, mittit intestinis, quod<text:line-break/>sibi est superfluum; haec autem deinceps sibi mutuo<text:line-break/>dispertiunt usque ad postremum. Producuntur autem<text:line-break/>postea in infante dentes, ne is <text:span text:style-name="Default_20_Paragraph_20_Font"><text:span text:style-name="T58">s</text:span></text:span>emper matri esset mcL</text:p>
      <text:p text:style-name="P33">lestus; et cum dentibus mandendi actio accedit, quae<text:line-break/>et ipfa, ut caeterae actiones, a nemine est edocta; reli-<text:line-break/>quaque deinceps omnia accedunt, quae non est praesim-<text:line-break/>tis iusti tuli explicare. Nunc autem, quum id, quod nobis<text:line-break/>propositum fuerat, paucis quibusdam exceptis, abfolveri-<text:line-break/>mus, ad ea transire tempestivum esu</text:p>
      <text:h text:style-name="Heading_20_2" text:outline-level="2">Cap. VIII. </text:h>
      <text:p text:style-name="P84">Superest; autem in hoc toto opere de<text:line-break/>musculis disserere, qui ifchii articulationem movent, de<text:line-break/>quibus nullum prorsus verbum feci; tum librum unum<text:line-break/>tribuere communibus corporis instrumentis, arteriae, ner-<text:line-break/>vo et venae. Verum haec quidem proximus liber, qui<text:line-break/>erit decimus sextus, explicabit; de musculis vero arli-<text:line-break/>culum ischia moventibus nunc agamus. Cur igitur eum<text:line-break/>oportebat ad motos minus quidem varios, verum Pecu-<text:line-break/>riores, quam humeri articulum, comparari, libro deci-<text:line-break/>mo tertio indicavimus; quin et de ossibus ipsis, qualia<text:line-break/>^natura sint, tum quod optime sint ad eam actionem,<text:line-break/>propter quam extiterunt, comparata, libro tertio verba</text:p>
      <text:p text:style-name="P33">fecimus; rerum enim similitudo nos impulit, ut commu-<text:line-break/>niter de ipsis tractaremus; quod vero foli articulo ifchii<text:line-break/>est peculiare, quodque cum nullo alio doctrinam habet<text:line-break/>communem, hoc libro commemorabimus. Natura ani-<text:line-break/>mantibus crura attribuit ambulationis instrumenta, equo<text:line-break/>quidem, et cani, asino, et bovi, atque omnibus ejus ge-<text:line-break/>neris animalibus quatuor, stolis vero hominibus inter<text:line-break/>pedestria omnia duo fuerunt tributa. Simiae vero crura<text:line-break/><text:span text:style-name="Default_20_Paragraph_20_Font"><text:span text:style-name="T58">s</text:span></text:span>unt ejusmodi , qualia homini sunt infanti nunc primum<text:line-break/>eis uti conanti; etenim quatuor artubus, quo modo qua-<text:line-break/>drupeda, graditur, praeterea anterioribus tanquam ma-<text:line-break/>nibus utitur.^ At ubi homo jam increvit, non amplius<text:line-break/>anterioribus artubus utitur ut pedibus; simia vero per-<text:line-break/>petuo inter utraque ambigit, quod ad utrumque sit con-<text:line-break/>structa, tum ut manibus obvia prehendendo non aliter<text:line-break/>quam reptilia scandat, tum ut insecuro vestigio currat<text:line-break/>instar pueri ; non enim poterat ad utraque recte construi.<text:line-break/>Ob eam ca<text:span text:style-name="Default_20_Paragraph_20_Font"><text:span text:style-name="T58">p</text:span></text:span>sam et pedum digitos plurimum a feste di-</text:p>
      <text:p text:style-name="P33">ductos habuit, et musculos quosdam eorum, qui genu<text:line-break/>dearticulationem movent, insra ad multam tibiam de-<text:line-break/>scandentes; pari modo et sicini articulum homini habuit<text:line-break/>propemodum consimilem, non tamen penitus est similis,<text:line-break/>quemadmodum nec tota manus. Caeterum et musculos<text:line-break/>carnosius, qui nates constituunt, simia habet ridiculos,<text:line-break/>ut et alia omnia, imitationem enim hominis ridiculam<text:line-break/>hoc animal esse docuimus; homo vero eosdem habet sitos<text:line-break/>beliissime, tum ad decus partium necessarium, tum ne<text:line-break/>anus sedendo contunderetur, aut alioqui angeretur. Hos<text:line-break/>igitur solos simia habet decurtatos, reliqua vero omnia<text:line-break/>itidem atque in homine fe habent. ln hoc igitur dis-<text:line-break/>putationem omnem, quam de musculis ifchii articulum<text:line-break/>moventibus sumus habituri, expende; eam enim priores<text:line-break/>anatomici sibi proponebant, quum de his musculis vel-<text:line-break/>lent tradere; sed tamen, quemadmodum et alia permulta<text:line-break/>in toto corpore non animadverterunt, ita et hic mufcu-<text:line-break/>los integros non viderunt. Nos autem ipsam quoque</text:p>
      <text:p text:style-name="P33">musculorum anatomen feorfum conscripsimus;^ praeterea<text:line-break/>in libris de anatomicis administrationibus exposuimus,<text:line-break/>et quot numero essent, et quaenam esset horum mufcu-<text:line-break/>furum forma; statim etiam causias fubjecimus, cur in eis<text:line-break/>priores sint lapsi. Quum igitur articulum hunc flecti<text:line-break/>quidem oporteret c<text:span text:style-name="Default_20_Paragraph_20_Font"><text:span text:style-name="T58">r</text:span></text:span>ure sublato, extendi vero eodem de-<text:line-break/>presso, in susque actio ejus praecipua consisteret, (usus<text:line-break/>enim ipsius esit minor, quum. intro ad alterum crus ad-<text:line-break/>ducitur, aut quum extra abducitur, et eo adhuc minor,<text:line-break/>dum in utramvis partem circumagitur,) nemo infitiabitur,<text:line-break/>quin naturae industria insit in horum musculorum disari-<text:line-break/>mine, quod in magnitudine ac numero spectatur; mu-<text:line-break/>sicinos enim crus extendentes ac flectentes fecit tum ma-<text:line-break/>ximos., tum plurimos ; fecundum issos magnitudine ac<text:line-break/>numero eos fecit, qui idem mus movent ad latera, dein-<text:line-break/>de his quoque minores eos effecit, qui crus circumagunt.<text:line-break/>Hoc modo jure optimo prima musculorum differentia est<text:line-break/>triplex, eamque natura motuum usu est mensae singulos.</text:p>
      <text:p text:style-name="P33">vero dictas ante tres differentias rursus in duas partes<text:line-break/>dividentes<text:span text:style-name="Default_20_Paragraph_20_Font"><text:span text:style-name="T59">, i</text:span></text:span> quantum musculi partis utilioris exuperent,<text:line-break/>exponamus. Nam flectentes extendentibus tum magni-<text:line-break/>tudine, tum numero sunt minores, adducentes in luo<text:line-break/>foras abducentibus ; porro, qui femur iUL orbem circuma-<text:line-break/>gunt, quodam modo sunt aequales. Haec quidem totius<text:line-break/>disputationis fiunt capita; ipsorum vero demonstrationes<text:line-break/>deinceps persequamur. Crurum actio, cujus caufa ex-<text:line-break/>ti terunt, est ambulatio, cursus, et statio. Verum ambu-<text:line-break/>latio quidem et cursus cruribus ipsis contrario inter fe;<text:line-break/>modo affectis, statio vero itidem habentibus fit; in sta-,<text:line-break/>tione enim crus utrumque ad terram est firmatum, ac<text:line-break/>similiter protensum, in ambulatione vero aut cursu al-<text:line-break/>terum quidem firmatum est, alterum vero transfertur;<text:line-break/>quo casu magis laborat crus, quod firmum manet, eo,<text:line-break/>quod circumfertur, quandoquidem, quod transfertur, fe<text:line-break/>ipsum solum movet, quod vero est firmatum , non modo<text:line-break/>fe ipsum- in nullam partem propensum extendit, fed etiam<text:line-break/>corpus tofum vellit, onus gestans. .duplo majus eo, quod</text:p>
      <text:p text:style-name="P33">prius, ambobus stantibus, gestabat; fed in crure trans-<text:line-break/>ferendo musculi, qui ipsum flectunt, plus agunt; stanti-<text:line-break/>bus autem, qui extendunt, vehementer femper tenduntur,<text:line-break/>quia, si vel tantiHum remiserint, periculum erit, ne cor--<text:line-break/>pus totum animalis collabatur. Flectitur igitur ferus ad<text:line-break/>inguen, quum ipsum attollimus, et si crus in ea figura<text:line-break/>voles continere, oportet flectentes musculos esse tensos;<text:line-break/>extenditur autem, quum id ad terram deprimimus, sum-<text:line-break/>mam autem extensionem habet et tensionem ultimam,<text:line-break/>quum stamus. Proinde natura jure optimo validis multis<text:line-break/>ac magnis musculis actionem hanc commisit: primum<text:line-break/>quidem ei, qui totam articulum ex posterioribus partibus<text:line-break/>tegit, qui proportione respondet .musculo, qui est in epo-<text:line-break/>mide; post autem ei, qui ipsum excipit, qui a partibus<text:line-break/>omnibus externis ab osse ilium oritur , inferitur autem in<text:line-break/>partem magni trochanteris altissimam, paulum etiam a<text:line-break/>parte anteriore complectens; tertio ei, qui post hunc<text:line-break/>ab externis v et inferioribus ossis ilium partibus emergit, -</text:p>
      <text:p text:style-name="P33">inseritur autem primis internis magni trochanteris par-<text:line-break/>tibus, deinceps autem et partibus anterioribus circum-<text:line-break/>haeret; quarto praeter hos ei, qui ab osse sato emergi^<text:line-break/>inferitur autem posterioribus omnibus partibus usque ad<text:line-break/>summitatem magno trochanteri. Sed primus omnium<text:line-break/>memoratus inclinabilem extensionem validam efficit, fe-<text:line-break/>Illllr duobus finibus sursum trahens, quorum si alterum<text:line-break/>duntaxat extenderis, non amplius inclinabilem, fed de-<text:line-break/>clinantem ad latera tensionem surdum efficies; fecundus<text:line-break/>autem mnfculus attollit simul ac femoris caput intro<text:line-break/>trahit; reliquorum autem duorum uterque surdum qui-<text:line-break/>dem tendit paululum , sed alter quidem femur extra<text:line-break/>circumagit, alter autem intro paulo magis tendit, quam<text:line-break/>fnrsum tendat, multo vero minus, quam musculi, qui<text:line-break/>hanc ipsam actionem habent, quos ultimos exponam.<text:line-break/>Nunc enim, ut coepi, extendentes omnium primos ex-<text:line-break/>plicabo, post autem flectentes, postremos eos, qui movent<text:line-break/>ad latera. Quum autem a natura motus plurimi mixti</text:p>
      <text:p text:style-name="P33">facti stat (ut saepe jam diximus) id agente, ut per pasta<text:line-break/>ca instrumenta multas animalibus acti<text:span text:style-name="Default_20_Paragraph_20_Font"><text:span text:style-name="T58">o</text:span></text:span>nes efficeret, id^<text:line-break/>circ<text:span text:style-name="Default_20_Paragraph_20_Font"><text:span text:style-name="T58">o</text:span></text:span> inter musculos crus extendentes eos etiam, qui<text:line-break/>m<text:span text:style-name="Default_20_Paragraph_20_Font"><text:span text:style-name="T58">o</text:span></text:span>tum alium praeterea obeunt, cogar attingere. Prae-<text:line-break/>dictorum enim quatuor muscul<text:span text:style-name="Default_20_Paragraph_20_Font"><text:span text:style-name="T58">o</text:span></text:span>rum primus quidem olli-<text:line-break/>nium (quem adm<text:span text:style-name="Default_20_Paragraph_20_Font"><text:span text:style-name="T58">o</text:span></text:span>nui proportione respondere ei, qui est<text:line-break/>in epomide) quique duabus inse<text:span text:style-name="Default_20_Paragraph_20_Font"><text:span text:style-name="T58">c</text:span></text:span>tionibus crus extendit,<text:line-break/>ipsum rectum omnino efficit, quum utraque insertione<text:line-break/>agit , minimum autem ad latera deducit cum earum<text:line-break/>tantum altera. Pari m<text:span text:style-name="Default_20_Paragraph_20_Font"><text:span text:style-name="T58">o</text:span></text:span>do et quem fecundum numeravi-<text:line-break/>mus, extendit simul et exiguum quiddam caput femoris<text:line-break/>intro trahit. Ad eundem modum et tertius et quartus<text:line-break/>minimum . quidem (ut dixi) extendunt, fed aliquanto plus<text:line-break/>circumagunt. Alius autem praeter hos est quintus mu-^<text:line-break/>saulus omnium maximus qui in ^.corpore funt mufculo-<text:line-break/>rum, internis ac posterioribus partibus toti ossi femoris<text:line-break/>usque ad genu circumhaerens ; hujus mufculi fibrae po-<text:line-break/>sterteres, quae ex ifcluo manant, crus firmum stabiliunt^</text:p>
      <text:p text:style-name="P33">dearticulationem extendentes; praestant autem id maxime<text:line-break/>et fibrae, quae per partes inferiores ab osse pubis exo-<text:line-break/>riuntur cum minimo quodam intro motu, quandoquidem<text:line-break/>quae his funt altiores, femur intro adducunt, quemad-<text:line-break/>modum quae omnium sunt altissimae, adducunt antrorsum<text:line-break/>simul ac sursum trahunt. Porro qui praedictis quinque<text:line-break/>musculis stunt oppositi, ipfamque dearticulationem flectunt,.<text:line-break/>illis siunt tum numero tum magnitudine inferiores.<text:line-break/>Quorum fupemus est rectus, unicoque tendone ex du-i<text:line-break/>plici exortu conflato in summitatem parvi trochanteris<text:line-break/>inferitur. Tum qui cum eo in ipsum quoque trochan-<text:line-break/>terem descendit, inferius inferitur. Musculus item alius<text:line-break/>ex partibus anterioribus ossis pubis enatus, velut pars<text:line-break/>quaedam maximi, obliquus attenditur, similem actionem<text:line-break/>cum eo habens. Tum quartus, qui dearticulationem,.<text:line-break/>quae genu inest, extendit per aponeurosin, quae patel-<text:span text:style-name="Default_20_Paragraph_20_Font"><text:span text:style-name="T58">i<text:line-break/></text:span></text:span>lam genu supergreditur. Verum hic quidem per accidens<text:line-break/>femur flectit; alli vero tres prima actione; qui.siIpeme<text:line-break/>quidem defertur, paululum inclinans intro; qui vero a</text:p>
      <text:p text:style-name="P33">partibus ossis pubis anterioribus manant, multum quidem<text:line-break/>intro inclinantes, parum vero furtum trahentes; quartus<text:line-break/>vero (quem femur flectere per accidens monui), quod<text:line-break/>non primo articuli Robii causa extitit, magnam quidem<text:line-break/>facit tensionem furfum ac flexionem, multo tamen prae-<text:line-break/>dicto primo minorem. Hic enim et a lumbis et a par-<text:line-break/>tibus ossis ilium internis ortus pervenit ad parvum<text:line-break/>trochantera. Ille vero, qui genu dearticulationem ex-<text:line-break/>tendit, cujus etiam gratia exsilit, quum ex recta spina<text:line-break/>ossis ilium oriatur, idcirco fe ipsum intendens non ti-<text:line-break/>hiam modo sursum tradit sina natura, sed esiam femur<text:line-break/>flectit; nam si ex partibus inferi<text:span text:style-name="Default_20_Paragraph_20_Font"><text:span text:style-name="T58">o</text:span></text:span>ribus dearticulationis,<text:line-break/>quae esit ad inguen, productus fuisset, fotam utique<text:line-break/>sic tibiam movisset. Verum id ipsum a natura factum<text:line-break/>fuit provide, quae a dearticulationis, quae est ad inguen,<text:line-break/>parte superiori musculum hunc produxit, ut ipfe obiter<text:line-break/>alium quendam motum obiret animali necessarium. Qui</text:p>
      <text:p text:style-name="P33">vero intro femur adducunt, duo funt ii, quos prius diximus<text:line-break/>a partibus ossis. pubis anterioribus enafci, qui non modo<text:line-break/>intro crus trahere, fed flectere etiam mediocriter post-<text:line-break/>funt. Tersius autem alius haudquaquam longitudine<text:line-break/>praedictis est similis , fed longus est admodum ; ex parti-<text:line-break/>bus enim ossis pubis anterioribus productus toti cruri<text:line-break/>circumtenditur usque ad genu, in caput ipsius internum<text:line-break/>desinens; quin et maximi musculi pars interna eandem<text:line-break/>actionem habet. Extrorfum autem femur abducit tum<text:line-break/>etiam pars altera ejus, qui primus omnium fuit nume-<text:line-break/>ratus, et qui ab osse lato emergit, quem etiam ipfum<text:line-break/>parum circumagere diximus. Reliqui autem alli funt<text:line-break/>duo mufculi, qui femur movent, unus quidem ex inter-<text:line-break/>nis, alter vero ab externis ossis pubis partibus emergens;<text:line-break/>qui ambo circa Ischium nuncupatum obvoluti coalescunt,<text:line-break/>inserentes feste uni ca vitati per tendones robustos, in<text:line-break/>posterioribus femoris partibus locati, ad ipfum potissimum<text:line-break/>primum magni trochan teris exortum. Hi omnium prae-</text:p>
      <text:p text:style-name="P33">dictorum musculorum foli uterque versus fe ipfum tra-<text:line-break/>hens femur invertit ac circumagit Nam, quemadmo-<text:line-break/>dum in prima dinumeratione explicui, musculi, qui<text:line-break/>obiter paulum crus circumagunt, una cum iis, qui crus<text:line-break/>extendunt, hoc etiam modice peragunt, quum ipsi prima<text:line-break/>ratione a natura ad ifchii articulum extendendum essent<text:line-break/>instituti. Omnes quidem musculos femur moventes re-<text:line-break/>ceusuimus, qui numerum ac magnitudinem habent pro-<text:line-break/>portione USUI motuum, quorum ipsi fiunt duces, respon-<text:line-break/>dentem. Statim autem cum praediolis intelligere posse-<text:line-break/>mus ustum exortuum et insertionum ac positionis iute-<text:line-break/>rim et motus omnium musculorum. Qua enim sursum<text:line-break/>ad primum exortum trahuntur, finis quoque cum eis<text:line-break/>trahatur atque adeo crus ipsiun est necesse. Quare ex<text:line-break/>superioribus quidem partibus musculus is descendat opor-<text:line-break/>tet, qui crus sursum trahit; eorum vero, qui ad latera<text:line-break/>movent, intrinsecus quidem exoriri est necesse eos, qui<text:line-break/>intro crus adducunt, extrinsecus vero, qui foras. Sed<text:line-break/>quoniam femur circumferri ac circumagi in quibusdam</text:p>
      <text:p text:style-name="P33">molibus oportebat, natura aut totum corpus ejusmodi<text:line-break/>musculorum, aut solos tendones, qui actionem hanc<text:line-break/>erant obituri, in orbem circumvolvit. Recti sane mu-<text:line-break/>siculi motam habent simplicem, crura ad eas partes fe-<text:line-break/>eundum rectam lineam trahentes, ad quas ipsorum capita<text:line-break/>spectant; qui vero aut totis suis corporibus, aut etiam<text:line-break/>tendonibus circa quippiam obvolvuntur, circularem po-<text:line-break/>tius quam rectum efficiunt motum. Ad eum certe Illo-<text:line-break/>dum necesse est ultimos quoque dictos duos musculos,<text:line-break/>qui magno trochanteri inseruntur, quique oblique, non<text:line-break/>recta, ad partem a fe movendam feruntur, motus duces<text:line-break/>esse suae positionis similis.</text:p>
      <text:h text:style-name="P56" text:outline-level="1"><text:bookmark-start text:name="bookmark41"/><text:span text:style-name="Default_20_Paragraph_20_Font"><text:span text:style-name="T56">GALENI DE VSV PARTIVM CORPORIS HUMANI</text:span></text:span><text:bookmark-end text:name="bookmark41"/><text:span text:style-name="Default_20_Paragraph_20_Font"><text:span text:style-name="T56"> </text:span></text:span>LIBER <text:span text:style-name="T1">X</text:span><text:span text:style-name="T10">V</text:span><text:span text:style-name="T1">I</text:span>.</text:h>
      <text:h text:style-name="Heading_20_2" text:outline-level="2">Cap. </text:h>
      <text:p text:style-name="P84"><text:span text:style-name="T65">D</text:span>e communibus totius c<text:span text:style-name="Default_20_Paragraph_20_Font"><text:span text:style-name="T58">o</text:span></text:span>rporis instmmen-<text:line-break/>tis, arteria, vena et nervo, prius quidem, dum partes<text:line-break/>exponeremus, verba saepe fecimus. Satius vero mihi<text:line-break/>visum fuit non <text:span text:style-name="Default_20_Paragraph_20_Font"><text:span text:style-name="T58">i</text:span></text:span>parsim modo de ipsis disputare, sed re<text:line-break/>omni in unam summam collecta, quod superest, adjuu—<text:line-break/>gere. Perspicuum porro est, quod hic quoque oratio<text:line-break/>nostra pro hypothesi ea sumet, quae prius a nobis fue-<text:line-break/>runt demonstrata, cerebrum scilicet nervorum esse prinsa</text:p>
      <text:p text:style-name="P33">ciprum, cor arteriarum, jecur venarum; quae quum in<text:line-break/>totum corpus distribui oporteret, attente me audias, dum<text:line-break/>ego distributionis aequitatem expono. Si enim aliis qui-<text:line-break/>dem partibus majora, aliis vero minora haec, prout<text:line-break/>partis cujusque dignitas fert, reperiantur fuisse distributa;<text:line-break/>idque in toto corpore fervetur, laudabimus Hippocratem,<text:line-break/>qui naturam justam appeliavit; quod si ea quoque cum<text:line-break/>omni securitate ferri -ad partes singulas cernantur, eam<text:line-break/>non justam modo, verum etiam artificiosam ac fapien-<text:line-break/>tem pronunciabimus. Nihil fane interfuerit, a cerebro<text:line-break/>exponere incipias, an a corde, an ab hepate ; facere<text:line-break/>enim non potes, quin ea, quae dicturus es, communiter<text:line-break/>ad tria simul principia pertineant; quum alioqui ipfa re-<text:line-break/>rum natura, ne si aliter quidem facere velis, tibi per-<text:line-break/>mittat, propterea quod rationes cujusque principii pe-<text:line-break/>culiares, quas prius praeter communes memoravimus,<text:line-break/>terminari , ut vis , nequeunt. At quaenam funt commu-<text:line-break/>nes trium principiorum rationes? Posteaquam propositum</text:p>
      <text:p text:style-name="P9">nobis est arteriam^ et venam et nervum in partes sin-<text:line-break/>gulas ducere, nonnullae que ipsarum longe a principiis<text:line-break/>funt disiunctae, multo certe magis ad rem pertinuit, ne-<text:line-break/>que tot numero producere, quot sunt partes, neque om-<text:line-break/>niuo multa, fed ubi maximum unicum a quoque prin-<text:line-break/>cipio instrumentum velut stipitem produxeris, tum de-<text:line-break/>mum ab eo progrediente velut ramos quosdam in partes<text:line-break/>propinquas dispertire. Sic certe aquas potabiles, qui<text:line-break/>earum rerum sunt periti, in urbes deducunt ac distri-<text:line-break/>buunt; fonti enim maximum unum aquaeductum ubi ap-<text:line-break/>plicuerint, ah eo interdum quidem et aliis quibusdam<text:line-break/>locis, priusquam ad urbem sit perventum, dispertiunt;<text:line-break/>sin minus, at saltem in urbe tota sic partibus ejus dis-<text:line-break/>tribuunt, ut nulla aquam desideret. Quemadmodum igi-<text:line-break/>tur eos maxime laudamus, odi non modo in omnes ur-<text:line-break/>bis partes aquam distribuerint , fed qui praeter id ipsam<text:line-break/>aequissime distribuerint, sic et naturam laudabimus, si<text:line-break/>eam ubique justam invenerimus. Quod si, cum justitia<text:line-break/>sit duplex, altera quidem vel idiotis cognita, altera, quae</text:p>
      <text:p text:style-name="P33">proprie ad artifices pertinet, naturam comperiamus arti-<text:line-break/>siciosiorem elegisse, multo magis ipfam laudabimus. Quod<text:line-break/>si forte cupis cognofcere, qualisnam sit haec justrtia, Pla-<text:line-break/>tonem divinissimum audias, dicentem, eum, qui vere<text:line-break/>ac juste sit imperaturus, aut qui artifex fit futurus,<text:line-break/>oportere in aequo distribuendo intueri cujusque meritum<text:line-break/>ac dignitatem. Neque enim aqua ne in civitatibus qui-<text:line-break/>dem mole ac- pondere aequalis locis omnibus est disper-<text:line-break/>Lita; balueo enim cuidam publico ac deorum luco cui-<text:line-break/>piam pars aquae major est tributa, fontibus vero bivio-<text:line-break/>runt et balneis privatis minor.</text:p>
      <text:h text:style-name="Heading_20_2" text:outline-level="2">Cap. 11. </text:h>
      <text:p text:style-name="P84">Tempestivum utique est idem artificium<text:line-break/>in distribuendo in animalibus consideres a natura prius<text:line-break/>usurpatum. Siquidem arteria una maxima a corde est<text:line-break/>producta, velut truncus in multos palmites ac ramos<text:line-break/>divisus; vena autem (quam propter magnitudinem cavam<text:line-break/>appellant) ex gibbis lupatis furfum ac deorsum pro-<text:line-break/>cedens trunco cuipiam bifido est assimilis, propterea</text:p>
      <text:p text:style-name="P33">quod et corporis nostri alia quidem pars hepate est al-<text:line-break/>tior, alia vero humilior. Ad eundem modum arteriam,<text:line-break/>quae ex corde enascitur, cernes protinus imparibus fe-<text:line-break/>ctionibus bifariam esse divisam, altera quidem <text:span text:style-name="Default_20_Paragraph_20_Font"><text:span text:style-name="T58">parte<text:line-break/></text:span></text:span>majore, quae fertur deorsum, quod ibi corpus, sis majus,<text:line-break/>altera vero minore altioribus corde partibus dissemina-<text:line-break/>tam. Simile quiddam praediolis esiam a cerebro produ-<text:line-break/>citur, spinalis medulla, quae partibus omnibus, quae<text:line-break/>fiunt <text:span text:style-name="Default_20_Paragraph_20_Font"><text:span text:style-name="T58">s</text:span></text:span>ub capite, nervos immittit. Admirabile sane et<text:line-break/>hoc esset, si neque vena, neque arteria, neque nervus<text:line-break/>ad propria principia recurrere cernerentur; verum adhuc<text:line-break/>est admirabilius, si, quum plurima in luo quaeque genere<text:line-break/>(uti diximus) a principio HU partes ultra dividantur, pau-<text:line-break/>cissima tamen vasa paucissimique nervi reflexi velut re-<text:line-break/>ciprocum stadium quoddam emetiuntur, idque non fm-<text:line-break/>stra, neque temere, sed mirabilis cujusdam ustus gratia.<text:line-break/>Quum enim unum aliquid propter ustum ah aliis difcre^<text:line-break/>pausem propriam etiam praeter caetera constructionem</text:p>
      <text:p text:style-name="P33">est adeptum, in eo naturae sapientia, et partium omnium<text:line-break/>mem<text:span text:style-name="Default_20_Paragraph_20_Font"><text:span text:style-name="T58">o</text:span></text:span>ria, aequitas summa, ac providentia aperte con-<text:line-break/>fpicitur. Caeterum quod a trunco propagines quaedam<text:line-break/>in uno Pol<text:span text:style-name="Default_20_Paragraph_20_Font"><text:span text:style-name="T58">o</text:span></text:span> nervorum principio pr<text:span text:style-name="Default_20_Paragraph_20_Font"><text:span text:style-name="T58">o</text:span></text:span>pter usum necessa-<text:line-break/>rium. extiterint, mihi quidem id quoque maximum esse<text:line-break/>videtur artificii naturae judicium ; nec minus quod,<text:line-break/>quum in omnes corp<text:span text:style-name="Default_20_Paragraph_20_Font"><text:span text:style-name="T58">o</text:span></text:span>ris partes nervi ferantur, nullus<text:line-break/>tamen neque in .ossa, neque in cartilagines, neque in<text:line-break/>ligamenta, nec denique in quasvis glandulas inferatur,<text:line-break/>nam harum quoque natura est duplex. Ossium porro<text:line-break/>substantia multis quidem locis velut stabilimentum ac<text:line-break/>Pedes aliis partibus est subjecta, alibi etiam passim velut<text:line-break/>propugnaculum ^quoddam ac murus; hi enim duo sunt<text:line-break/>ossium. usus ; cartilagines vero ipsorum partes quasdam,<text:line-break/>quo laeves sint ac. politae, snbungunt, uti in articulis;<text:line-break/>utitur autem et ipsis natura nonnunquam ceu corporibus<text:line-break/>mediocriter cedentibus. .Ob eas certe causas Tuperva-<text:line-break/>Ganeum erat ossibus ac cartilaginibus senfum uHum aut<text:line-break/>m<text:span text:style-name="Default_20_Paragraph_20_Font"><text:span text:style-name="T58">o</text:span></text:span>tum v<text:span text:style-name="Default_20_Paragraph_20_Font"><text:span text:style-name="T58">o</text:span></text:span>luntarium tribuere; addam et ligamentis ipsis,</text:p>
      <text:p text:style-name="P33">quibus neutrum horum erat opus, ut quae velut funiculi^<text:line-break/>aliarum partium quasdam cum ossibus et ossa cum aliis<text:line-break/>colligant. Nec vero pinguedo quoque usia in re ner-<text:line-break/>vos desiderat, quae instar olei pinguis partibus animan-<text:line-break/>tis membrauosis ac nervosis est affusa. Porro ipsius ori-<text:line-break/>go atque ustus hic est. ) Generatur ex sanguinis parte<text:line-break/>pinguiore per tenues venas effusa, siccis autem corpori-<text:line-break/>bus ac tenuibus substernitur, ut ea ipfa corpora pingui<text:line-break/>nativo humectet, quae celeriter in diuturnis inediis ac<text:line-break/>vehementibus exercitationibus - et caloribus immodicis<text:line-break/>exiccantur atque indurescunt. Glandulae vero, quae<text:line-break/>funt velut stabilimentum divisionis vastarum, nullis <text:span text:style-name="Default_20_Paragraph_20_Font"><text:span text:style-name="T58">P</text:span></text:span>ane<text:line-break/>ad id nervis indigent, quod neque Tensum, neque motum<text:line-break/>voluntarium ad id postulent. Quae vero glandulae. ad<text:line-break/>succos animanti utiles generandos fuerunt comparatae,<text:line-break/>quemadmodum venas et arterias perspicuas nonnunquam<text:line-break/>ac magnas, ita et nervos habuerunt communi ratione<text:span text:style-name="Default_20_Paragraph_20_Font"><text:span text:style-name="T58">s<text:line-break/></text:span></text:span>partium omnium hujusmodi, quas ego libi jam perfequar;</text:p>
      <text:p text:style-name="P33">Ad motum namque voluntarium natura in animalibus<text:line-break/>unum genus instrumentorum construxit, quos musculos<text:line-break/>appellunt. Proinde, quanquam nervi omnes utrasque<text:line-break/>habent facultates (fenfum dico ac motum), B<text:span text:style-name="Default_20_Paragraph_20_Font"><text:span text:style-name="T58">u</text:span></text:span>sta tamen<text:line-break/>pars alia, quae nervos recipit, motu voluntario est prae-<text:line-break/>dita, fed sentit duntaxat, quemadmodum cutis, membra-<text:line-break/>nae, tunicae, arteria, vena, intestina, matrix, vesica,<text:line-break/>ventriculus , ac viscera omnia , et glandularum species<text:line-break/>altera. Quod vero et fetuum instrumenta nervos ad<text:line-break/>sedium flagitabant, quid opus est commemorare? de his<text:line-break/>enim omnibus antea verba fecimus, quum de ipsis feor-<text:line-break/>fum ageremus. Nunc autem admonere etiam oportet,<text:line-break/>quod natura nulli parti nervum frustra inferuit, fed iis,<text:line-break/>quae sensu solo aut motu voluntario indigebant; neque<text:line-break/>iis rursum temere, sed iis, quibus sensu exactiore erat<text:line-break/>opus, nervos moHes; iis vero, quae motum voluntarium<text:line-break/>flagitabant, duros omnes ; quibus autem .utrisque opus,<text:line-break/>erat, nervorum genus utrumque inseruit, natura hic quo-</text:p>
      <text:p text:style-name="P33">que (ut arbitror) providente ac praeparante ad <text:span text:style-name="Default_20_Paragraph_20_Font"><text:span text:style-name="T58">s</text:span></text:span>ensiam<text:line-break/>quidem nervum, qui facilius pateretur, ad motum autem,<text:line-break/>qui valentius ageret. Quae igitur instrumenta non mod^<text:line-break/>motum habent simpliciter voluntarium, <text:span text:style-name="Default_20_Paragraph_20_Font"><text:span text:style-name="T58">s</text:span></text:span>ed fenfum esiam<text:line-break/>obtinent communi partium omnium fenfu tactus excel-<text:line-break/>lcnliorem, ut oculi, aures et lingua, ea tum moli e tum<text:line-break/>durum nervorum genus habent; quorum molle quidem<text:line-break/>inferitur in eis in proprium Pensus instrumentum, du-<text:line-break/>rum vero in musculos. Porro genus alterum nervorum,<text:line-break/>molle scilicet, ventriculo inest, hepati, intestinis omni-<text:line-break/>bus ac visceribus, quemadmodum et ex ossibus omnibus<text:line-break/>stolis dentibus, tum quod lu iis, quae sibi occurrunt, n<text:span text:style-name="Default_20_Paragraph_20_Font"><text:span text:style-name="T58">u-<text:line-break/></text:span></text:span>di sint expositi, tum quod ipsius una cum lingua sentire<text:line-break/>oportebat ac sapores discernere non aliter quam cae-<text:line-break/>teras oris partes. Demonstratum enim a nobis ante fuit,<text:line-break/>naturam exactiorem sensum partibus illis tribuisse, quae<text:line-break/>assidue erant iis occursurae, quae incidunt, aut frangunt,<text:line-break/>aut rodunt, aut calfaciunt vehementer, aut refrigerant,</text:p>
      <text:p text:style-name="P33">aut alio quovis modo atterant, ut animal a dolore fe-<text:line-break/>rendae sibi ipsi opis admonitum, quod sese angit, prius<text:line-break/>amoliatur, quam pars sit labefactata. Sic itaque et den-<text:line-break/>tinus nervos molles inferuit, tum ad cutem totam fibrae<text:line-break/>quaedam a singularum partium nervis productae prorum-<text:line-break/>punI. Non enim, quemadmodum in singulos musculos<text:line-break/>aliquis nervus pervenit, ita et ipsius cutis est proprius<text:line-break/>aut definitus, fed ex partibus subjectis fibrae quaedam<text:line-break/>ad ipsam perveniunt, quae simul ipsam cum subjectis<text:line-break/>partibus connectunt, simul esiam sensum ei suppeditant.<text:line-break/>Atque haec quidem de nervorum omnium distributione<text:line-break/>funt communia.</text:p>
      <text:h text:style-name="Heading_20_2" text:outline-level="2">Cap. III. </text:h>
      <text:p text:style-name="P84">Nunc autem tempestivum est particularia<text:line-break/>perfequi. Atque ut inde exordiar, quum partes inter I.e<text:line-break/>multum discrepent natura, situ et actionibus, satius fuit<text:line-break/>eis, quas aliis senfu exactiore praeditas esse oportebat,<text:line-break/>nervum a cerebro immitti tum majorem, tum moliio-<text:line-break/>rem; quae vero ad multos simul ac vehementes motus</text:p>
      <text:p text:style-name="P33">fuerunt comparatae, maj orem quidem et. iis nervum, sed<text:line-break/>tamen duriorem tribui. Quod certe natura in partibus<text:line-break/>omnibus studiose adeo observavit, ut haudquaquam par-<text:line-break/>vus aut durus nervus ad partem fenfu exactiore indi-<text:line-break/>gentem accedat, neque magnus ad eam, qupe non fenfu<text:line-break/>magis indiget, quam motu vehementi, quemadmodum<text:line-break/>neque mollis ad eas , quibus ufus <text:span text:style-name="Default_20_Paragraph_20_Font"><text:span text:style-name="T58">A</text:span></text:span>n motus. robore con-<text:line-break/>sistit. Tantus certe nervus in utrumque oculum estsiin-.<text:line-break/>fixus, quantus in nuHam aliam partium maximarum; neci<text:line-break/>mollem aeque alibi esiam invenias, sed soli oculi (quam-<text:line-break/>vis partes sint minimae) propter usus dignitatem^ maxi-<text:line-break/>mos simul ac mollissimos nervos habuerunt; . nam fen-<text:line-break/>Tuum aliorum omnium hic est certissimus, ut qui maxi-<text:line-break/>ma ac plurima eorum, quae corporibus insunt, eminus<text:line-break/>discernat, colorem, magnitudinem, figuram, motum, si-<text:line-break/>tum, atque intervallum inter sese et. ea, quae videt. Si <text:span text:style-name="Default_20_Paragraph_20_Font"><text:span text:style-name="T58">r<text:line-break/></text:span></text:span>enim animo conceperis, multa grana milii .humi esse pro-</text:p>
      <text:p text:style-name="P33">jecta, aut iis quidpiam exilius, ac plane horum cujusque<text:line-break/>discreveris primo situm, post et alia memorata, ipsius<text:line-break/>sensus perfectionem , opinor, ac eorum commodorum<text:line-break/>multitudinem, quae ipsis animalibus praestat, admirabere;<text:line-break/>quod si siensum hunc semoveris, neque grana milii nu-<text:line-break/>merace poteris, neque colorem aut substantiam ipforum<text:line-break/>diiudicare. Hic vero et ea, quae procul <text:span text:style-name="Default_20_Paragraph_20_Font"><text:span text:style-name="T58">s</text:span></text:span>unt dissita, re-<text:line-break/>nunciat, judicatque, alia quidem moveri, alia vero loco<text:line-break/>manere^ alia vero, quo pacto inter sesa connectantur,<text:line-break/>alia, quomodo Inungantur. Quum igitur <text:span text:style-name="Default_20_Paragraph_20_Font"><text:span text:style-name="T58">s</text:span></text:span>ensus quidem<text:line-break/>in patiendo sit, motus autem, quo nervi movent cum<text:line-break/>musculis, in agendo, optimo jure ipsi quidem primo vi-<text:line-break/>dendi instrumento in oculo nervus mollis , moventibus<text:line-break/>vero ipsum musculis durus esit in<text:span text:style-name="Default_20_Paragraph_20_Font"><text:span text:style-name="T58">s</text:span></text:span>ertus. Ad eundem<text:line-break/>autem modum et linguae (quae pars est et ipsa exigua)<text:line-break/>natura duo nervorum genera tribuit, alterum quidem<text:line-break/>molle, quo ipsa <text:span text:style-name="Default_20_Paragraph_20_Font"><text:span text:style-name="T58">s</text:span></text:span>apores esset dij udi casura, alterum vero<text:line-break/>durum, quo motus multos ac varios esset habitura. Por-<text:line-break/>ro ad aurem utramque unum nervum mollem induxit,</text:p>
      <text:p text:style-name="P33">aliosque duros lis auribus immisit, quae motum aliquem<text:line-break/>erant habiturae. Mollium etiam nervorum nasus quoque,<text:line-break/>fuit parsi ceps, et dentes ac totam palatum; nam haec<text:line-break/>quoque fenfu exactiore indigebant; verum si nervis opti-<text:line-break/>cis eos contuleris, duri admodum et parvi tibi esse vi-<text:line-break/>dabuntur. Rurfum praeter ea, quae dicta sunt, nervi opti-<text:line-break/>ci meatus etiam habent sensibiles, quae etiam causa fuit,<text:line-break/>cur crasse extiterint. Admirari autem fatis pro merito<text:line-break/>naturam in horum nervorum constructione non potes, si,<text:line-break/>quomodo videamus , ignoras. Proinde si volueris per<text:line-break/>magnum olium demonstrationes expendere, quas tum in<text:line-break/>aliis quibusdam locis, tum libro decimotertio de demon-<text:line-break/>strutione fecimus, probantes, vitas instrumentum spiritum<text:line-break/>habere splendidum assidue sibi a cerebro affluentem, ner-<text:line-break/>vorum op licorum constructionem miraberis. Cavi enim<text:line-break/>intus fuerunt, quo spiritum reciperent, furfumque usque<text:line-break/>ad cerebri ventriculum ob eandem causam pertigerunt;<text:line-break/>ubi enim uterque ventriculus anterior desinit ad latera,</text:p>
      <text:p text:style-name="P33">illinc nervi optici exoriuntur, spseque ventriculorum<text:line-break/>velut thalamus propter illos nervos extitit. . Quod opus<text:line-break/>naturae admirabile anatomicis fuit incognitum, quod ipsi.<text:line-break/>fures ventriculorum non sint assecuti, neque considerarint,<text:line-break/>cujus rei causa ita. sint formati, neque viderint, produ-<text:line-break/>ctiones nervorum opticorum superiores ventriculorum,<text:line-break/>finibus esse coujunctas. Propter has .igitur causas ocu-<text:line-break/>lorum nervi cavi . simul et maximi et mollissimi extitevj.<text:line-break/>runt, quum alii quoque Pensius magnos et molies nervos<text:line-break/>habeant. Caeterum pedes ac summae manus omnino a<text:line-break/>praedictis discrepant tum actione, tum substantia, tum<text:line-break/>situ; nam actiones habent robustas ac vehementes, prae-<text:line-break/>terea substantiam habent ac positionem a capite remo-<text:line-break/>tissimam. Ob eam igitur caulam nullus a cerebro nervus<text:line-break/>praedictis partibus immittitur, quomodo neque brachiis,<text:line-break/>neque cruribus, sed a spinali medulla duntaxat nervos,<text:line-break/>duros brachia et crura accipiunt; aliisque praeterea om-</text:p>
      <text:p text:style-name="P33">nibus, quae sunt Tuli facie, nervi a .spinali medulla fug-<text:line-break/>geruntur, praeterquam intestinis et visceribus, atque<text:line-break/>esiam praeter haec vocis instrumentis; quod horum qui-<text:line-break/>dem nonnulla omnino .cum cerebro conjuncta esse opor-<text:line-break/>teret; alia vero, quod prope ipfum essent sita, <text:span text:style-name="Default_20_Paragraph_20_Font"><text:span text:style-name="T58">s</text:span></text:span>oloque<text:line-break/>sensit indigerent, nervos eosdem habuerunt. Ad cor<text:line-break/>enim et hepar nervos accedere erat necesse, quod omnia<text:line-break/>facultatum animal regentium principia omnino oportebat<text:line-break/>esse conjuncta, quemadmodum in libris de placitis Hip^L<text:line-break/>pocratis et Platonis a nobis est demonstratum. In ventosa<text:line-break/>culum esiam et. potissimum in ejus os nervos accedere<text:line-break/>oportuit, quod id sedili demonstravimus exactiore indi-<text:line-break/>gere. Porro quod vox principalissima sit omnium animae<text:line-break/>actionum, (nam cogitationum mentis eft nuncia,) oportuit<text:line-break/>eam quoque fieri per instrumenta, quae nervos a cerebro<text:line-break/>assumerent. Ob haec igitur potissimum nervi cerebro<text:line-break/>longe a suo principio protenduntur; cum eis autem (ut<text:line-break/>dictum eft) exiguae quaedam propagines intestinis, reni-</text:p>
      <text:p text:style-name="P33">bus, spleni, pulmoni ac stomacho distribuuntur. Sed<text:line-break/>de his quidem paulo post tractabimus.</text:p>
      <text:h text:style-name="Heading_20_2" text:outline-level="2">Cap. IV. </text:h>
      <text:p text:style-name="P84">De iis vero partibus, quarum potissimum<text:line-break/>causa nervi a cerebro descenderunt, jam dicamus, a par-<text:line-break/>sitibus voci servientibus auspicati. Verum hoc quoque<text:line-break/>loco pro hypothesi ea sumemus,. quae in libro de voce<text:line-break/>fuerunt demonstrata. Principio enim demonstratum fuit,<text:line-break/>nullum partis usum prius posse cognosci , quam totius<text:line-break/>instrumenti actio sit explorata. Quum igitur larynx si<text:span text:style-name="Default_20_Paragraph_20_Font"><text:span text:style-name="T58">s<text:line-break/></text:span></text:span>primum ac principalissimum vocis instrumentum, ex tri-<text:line-break/>bus quidem cartilaginibus conflatum,- habens autem in se<text:line-break/>ipso medio epiglottidem ac musculos circiter viginti ei<text:line-break/>fere rei servientes, consideres jam licet, quonam pacto<text:line-break/>natura eis omnibus nervos a cerebro dispertierit. Ho-<text:line-break/>mm enim musculorum nonnulli transversam magis quo-<text:line-break/>dammodo, alii obliquam habent positionem, alii rectam<text:line-break/>nec ipsam omnino inter fe similem; nam quidam eorum<text:line-break/>superne orti finibus fuis infernis partes quasdam laryn-<text:line-break/>gis movent, alii vero contra oriuntur quidem inferne,</text:p>
      <text:p text:style-name="P33">superioribus autem finibus agunt. Aequum certe (opinor)<text:line-break/>fuit iis, qui fuperne deorsum ferrentur, nervum superne<text:line-break/>immitti, iis vero, qui ex inferioribus partibus surfum<text:line-break/>ferrentur, indidem esse nervorum principium; quemad-<text:line-break/>modum certe et transversis aut obliquis fecundum po-<text:line-break/>sitionis figuram nervorum quoque principium sibi con-<text:line-break/>veniens dari aequum fuit. Caeterum in iis, quae de voce<text:line-break/>scripsimus, ostendimus, eos fuperne deorsum ferri, qui ab<text:line-break/>osse hyoide ad cartilaginem fcutiformem perveniunt, et<text:line-break/>eos, qui ad sternunt, ab ambobus; ab infernis vero par-<text:line-break/>tibus. furfum ferri indicavimus eos, qui arytaenoidem car-.<text:line-break/>tilaginem movent; rectos itaque penitus esse quatuor, in-<text:line-break/>clinantes autem ad obliquum duos; eos vero, qui fines<text:line-break/>inferiores cartilaginis fcutiformis cum cartilagine, quae<text:line-break/>nomine caret, connectunt, leniter esse obliquos; quin et<text:line-break/>eos musculos, qui trium cartilaginum maximam stomacho<text:line-break/>connectunt, transversas habere fibras ad obliquum fpe-<text:line-break/>ctantes, alias quidem magis, alias vero minus. His certe<text:line-break/>natura (nihil enim vetat hinc auspicari) a fexta conju-</text:p>
      <text:p text:style-name="P33">gatione nervos immittit duabus apophysibus; quorum al-<text:line-break/>ter quidem ad verticem car li saginis fcutiformis intro<text:line-break/>in ipsum laryngem pertinet, alter vero ad obliquos mu-<text:line-break/>sculos accedit, a quo etiam ad mufculos ad sternunt por-<text:line-break/>rectos fines perrumpunt. Duae quidem hae fiunt con-<text:line-break/>jugationes nervorum ad positionem obliquam spectantium.<text:line-break/>Tertia vero est alia eorum, qui ad musculos cartilaginem<text:line-break/>sculiformem sartum toHentes perveniunt ; quae quum<text:line-break/>altius principium postularet, non potuit a sexta conju-<text:line-break/>gatione produci, ut quae ad ventriculum furatur; sed.<text:line-break/>natura rationem invenit, qua his quoque a cerebro ner-<text:line-break/>vum rectum superne deorsum tendentem insereret. At-<text:line-break/>que per totum laryngem hi extenduntur, utraque parte<text:line-break/>duo , unus ad laevam , alter ad dextram ; atque esiam<text:line-break/>horum sinis musculis, qui ad sternunt ab osse hyoide<text:line-break/>deseruntur, inferitur; nonnunquam tamen et ad mufculos<text:line-break/>humiles extenditur, quos diximus a scutiformi oriri,<text:line-break/>quemadmodum et altioribus aliquando a sexta conjuga-</text:p>
      <text:p text:style-name="P33">tione nervi inseruntur. Quod vero ab his stolis^ conju-<text:line-break/>gationibus nervos ipsi accipiunt, id omnibus animalibus<text:line-break/>est commune, quod ipsi nervis a cerebro manantibus<text:line-break/>indigerent, ceu declivem positionem habentes ac voci<text:line-break/>servientes. Haec igitur a natura juste simul atque arti-<text:line-break/>ficiose sunt constituta. Quum vero tres supersint in la-<text:line-break/>rynge musculorum coniugationes maxime quidem neces-<text:line-break/>fatuorum (ut demonstravimus) ad vocis generationem,<text:line-break/>rectam autem positionem habentium, ut capita quidem<text:line-break/>stat inferne, fines autem ipsorum superne: fuit <text:span text:style-name="Default_20_Paragraph_20_Font"><text:span text:style-name="T58">P</text:span></text:span>ane ne-<text:line-break/>cesse a partibus infernis nervos ipsis immitti. Verum<text:line-break/>cerebrum non erat inferne; a spinali igitur meduHa at-<text:line-break/>que hujus partibus infernis nervos derivari erat necesse,<text:line-break/>in eoque naturam iliam justissimam <text:span text:style-name="Default_20_Paragraph_20_Font"><text:span text:style-name="T58">P</text:span></text:span>olis vocis iustrumen-<text:line-break/>tis vel principalissimis iniqua tribuere, si neque a cere-<text:line-break/>bro, . neque a primis spinalis medullae partibus nervos<text:line-break/>suppeditaret. Videamus igitur, qua ratione summe utri-<text:line-break/>que .prospexerit, tum ei, quod ad actionem erat neces-</text:p>
      <text:p text:style-name="P33">serium, tum ne in hos musculos esset iniqua, nervos il-<text:line-break/>lis tribuendo ignobiliores. Constituit igitur eos a cere-<text:line-break/>bro deducere (quomodo et alios, quorum ante memini-<text:line-break/>mus) secundum <text:span text:style-name="Default_20_Paragraph_20_Font"><text:span text:style-name="T58">s</text:span></text:span>extam coiugationem, a qua sexta opor-<text:line-break/>tuit cordi, et ventriculo, et hepati nervos distribui; sed<text:line-break/>-di aulum quendam cursum deductionis efficere, prius qui-<text:line-break/>-dem ad inferna laryngis deducendo, <text:span text:style-name="Default_20_Paragraph_20_Font"><text:span text:style-name="T61">illi</text:span></text:span>nc autem rur-<text:line-break/>fum ad principalissimus ipsius musculos reducendo. Sed<text:line-break/>nervi recurrere sine flexione non poterant; itaque natura<text:line-break/>fuit coacta nervis invenire velut metam quandam, circa<text:line-break/>quam obvolutos ipsos feni amplius deorfum prohiberet,<text:line-break/>-inciperet autem ipsos ad laryngem reducere. Hanc autem<text:line-break/>metam oportebat utique tum corpus solidum esse, tum<text:line-break/>positionem habere transversam, aut saltem obliquam; non<text:line-break/>enim poterant nervi ex illo declivi impetu retrocedere,<text:line-break/>nisi circum ejusmodi corpus quoddam flexi fuissent. Por-<text:line-break/>ro quod ejusmodi nullum erat in toto collo, natura par<text:line-break/>ipfum nervorum ad thoracem deducere .fuit coacta, at-</text:p>
      <text:p text:style-name="P33">que illic flexionem vestigare; quam ut primum reperit^<text:line-break/>ibi par nervorum flexit, ac per colium rursus ad laryn-<text:line-break/>gem reduxit, fed non similem ipsis fecit flexionem; eo-<text:line-break/>que modo videri possit fuae justitiae oblita, quae aequa-<text:line-break/>libus nervis inaequalia tribu erit p alterum enim nervorum<text:line-break/>longissime per thoracem deorfum deduxit, alterum vero<text:line-break/>haud ita multo post ad collum reduxit. Quaenam igitur<text:line-break/>horum esiam est causa? non enim nervorum est differen-<text:line-break/>tia, omnino enim funt similes, fed ipfa locorum, quae<text:line-break/>pervadunt, constructio. Per sinistram enim thoracis ca-<text:line-break/>pacitatem maxima arteriarum (quam velut truncum quen-<text:line-break/>dam diximus a corde enafci) primo quidem obliqua<text:line-break/>emergit; post autem protinus divisa, altera quidem parte<text:line-break/>sui, majore scilicet, spinae innititur, altera vero minore<text:line-break/><text:span text:style-name="Default_20_Paragraph_20_Font"><text:span text:style-name="T58">s</text:span></text:span>ursum ad clavem fertor; atque inde alteram quidem fui<text:line-break/>partem in scapulam, manum et partem colli sinistram,<text:line-break/>et partes alias, quae istic situm habent, siistribuit; resi-<text:line-break/>quam vero ad sternunt sinfum extendens rursus dividit,</text:p>
      <text:p text:style-name="P33">idque bifariam inaequalibus partibus. Quarum partem<text:line-break/>unam, sinistram scilicet, eandem que min<text:span text:style-name="Default_20_Paragraph_20_Font"><text:span text:style-name="T58">o</text:span></text:span>rem arteriam<text:line-break/>efficit carotida, alteram vero, maj orent scilicet, et dex-<text:line-break/>tram attollit obliquam: a qua paulum progressa multi<text:line-break/>fiunt processus. Etenim ad altas thoracis partes fertur<text:line-break/>quaedam arteria, alia ad dextram mammillam per ster-<text:line-break/>num defertur, et ante has quidem dextra caretis acclivis<text:line-break/>producitur, deinde reliqua arteriae pars <text:span text:style-name="Default_20_Paragraph_20_Font"><text:span text:style-name="T58">o</text:span></text:span>bliqua verfus<text:line-break/>primae costae productionem accedens, ad scapulam ac<text:line-break/>manum et colli partes dextras dispergitur. Quum ea igi-<text:line-break/>tur inter dextrum thoracem ac sinistrum sit differentia,<text:line-break/>redeamus in memoriam, quod nervus uterque a fexta con-<text:line-break/>jugatione una cum ar tersis caro fidibus fertur deorsum,<text:line-break/>ipfa propinquitate stabilitus ac communibus operimentis<text:line-break/>munitus. Ubi igitur primum utraeque arteriae oriuntur<text:line-break/>(quem ego locum nuper indicavi), eo utrumque nervum<text:line-break/>deduci suit necesse, deinde illinc partem ipsorum ali-</text:p>
      <text:p text:style-name="P33">quam extendi, quae ad laryngem ferretur; sed quoniam<text:line-break/>nervos ibi a motu declivi ad acclivem transferri oporte-<text:line-break/>baf, flecti ipsius omnino fuit necesse. Quaenam igitur<text:line-break/>utrique nervo fuit optima flexio? Sinister quidem ad<text:line-break/>primum carotidis exortum flecti non poterat, siquidem<text:line-break/>pars arteriae magnae, quae furfum ad fternum fertur, (a<text:line-break/>qua caretis est abf<text:span text:style-name="Default_20_Paragraph_20_Font"><text:span text:style-name="T58">u</text:span></text:span>isse,) paulo minus est recta, nisi quod<text:line-break/>exiguam habet ad partes dextans totius thoracis propen-<text:line-break/>sionem. Alterum vero germen arteriae, quae furfum fer-<text:line-break/>lur, (quod ad sinistram scapulam et manum secedit,) si-<text:line-break/>milem fere habet et ipfum positionem; propemodum<text:line-break/>enim et ipsum totum est rectum, in laevam partem leni-<text:line-break/>ter propendens. Reliquum igitur esii, ut ad truncum<text:line-break/>ipfum maximae arteriae flectatur; quae flexio mirabiliter<text:line-break/>ad ipsius nervi iusum est comparata non modo maguitu-<text:line-break/>dine, sed esiam robore ac positione. Hanc igitur ipsam<text:line-break/>natura elegit, circumque ejus basim sextae coiugationis<text:line-break/>propaginem involutam ac furfum recurrentem asperae</text:p>
      <text:p text:style-name="P33">arteriae impofuit, ut ipsi invecta tuto ad laryngem afcen-<text:line-break/>deret. Verum in dextris thoracis partibus ejusmodi nulla<text:line-break/>erat flexio. Ne igitur eam quaeras, quae nusquam est,<text:line-break/>neque naturam accuses, quod flexiones discrepantes utri-<text:line-break/>que nervorum invenerit, fed id considera, quaenam alia<text:line-break/>flexio in sinistro thorace praedicta reperiri poterat com-<text:line-break/>modior; non enim aliam reperias meliorem, quemadmo-<text:line-break/>dum ne in dextro quidem ea, quae a natura fuit in-<text:line-break/>venta. Quaenam igitur est ea? Verbis quidem difficile<text:line-break/>est tantam artem interpretari; incredibilis enim est na-<text:line-break/>turae solertia in hujus flexionis inventione, ut, nisi quis<text:line-break/>eam viderit, fabulari potius , quam vera dicere eum pu-<text:line-break/>tet, qui haec exponere aggrediatur; attamen, quoniam<text:line-break/>caetera verbis sinu persecutus, non verebor haec quoque<text:line-break/>exponere. Recordare autem mihi arteriae, quam paulo<text:line-break/>ante. dixi in dextro thorace obliquam habere p<text:span text:style-name="Default_20_Paragraph_20_Font"><text:span text:style-name="T58">o</text:span></text:span>sitionem,<text:line-break/>et a fefe primam carotida acclivem producere, deinde<text:line-break/>reliqua parte obliquam pervenire ad primam costam;</text:p>
      <text:p text:style-name="P33">tum considera, quum dexter nervus carolidi adhaerens<text:line-break/>per totum colium descendat usque ad primum ipsius<text:line-break/>exortum, num locum aliquem reperire queas commodio-<text:line-break/>rem eo, quem natura ad nervum hunc flectendum repe-<text:line-break/>ri L Ubi enim primum post caro sida arteria obliqua di-<text:line-break/>viditur, ibi solum, licet periculo fe, necesse tamen fuit<text:line-break/>nervum flectere. Si enim alius quispiam locus hoc fuif-<text:line-break/>siet commodior, ad eum satius fuisset naturam, hoc reli-<text:line-break/>cto, accedere; nunc autem, quum nullus sit alius in dex-<text:line-break/>tro thorace, fed fotus is, quem nunc diximus, naturam<text:line-break/>quidem non fugiebat, quam esset is periculosus, verum,<text:line-break/>cum eo esset redacta, ut omnino uti eo cogeretur, ea<text:line-break/>omnia est molita, ex quibus potissimum securitatem ipsi<text:line-break/>liceret comparare. Primum enim a magno nervo ipsum<text:line-break/>recursurum deduxit, ubi primum obliquam arteriam at-<text:line-break/>tigit, deinde dorso arteriae impositum flexit ad eum an-<text:line-break/>gulum, qui fit in carotidis productione; parte enim ca-<text:line-break/>rotidis externa eum deduxit; ubi autem circum majo-</text:p>
      <text:p text:style-name="P33">rem involvit, per angulum, qui ex ambobus fit, reducere<text:line-break/>illinc coepit per partes carotidis internas, quoad ipsum<text:line-break/>-dextrae parti asperae arteriae imponeret. Quum autem<text:line-break/>post flexionem furfum tendit, natura processum quendam<text:line-break/>a siexta coniugatione instar manus ei porrigit, quae. et<text:line-break/>ipfa cum magno nervo colligans flexionem simul ac red-<text:line-break/>itum ei tutum efficit. Quae vero sunt ab utraque flexi-<text:line-break/>onis ipsius nervi parte, dextra scilicet ac sinistra, ea pro-<text:line-break/>cessibus a sexta coiugatione fulciuntur, quam- natura ad<text:line-break/>ea loca facit. Quin esiam et in ipfo larynge ipsis nervis<text:line-break/>recurrentibus (de quibus formo omnis hic est institutus)<text:line-break/>commixtio quaedam . fit cum iis nervis , quorum . prius<text:line-break/>meminimus, quos a siexta coiugatione productos diximus<text:line-break/>ad profundum laryngis progredi. Nam partes illorum<text:line-break/>recurrentium cum illis coeunt in omnibus quidem ani-<text:line-break/>malibus, quae mihi videre conligit; evidentissime tamen<text:line-break/>in ursis , et canibus , et bobus , et reliquis; hujusmodi<text:line-break/>animalibus videas, natura utrisque nervis robur ac vires</text:p>
      <text:p text:style-name="P33">ex mutua inter se societate machinante. Diximus enim<text:line-break/>antea, corporum vel imbecillium connexiones ad robur<text:line-break/>aliquit sibi mutuo. conferre.</text:p>
      <text:h text:style-name="Heading_20_2" text:outline-level="2">Cap. V. </text:h>
      <text:p text:style-name="P84">De nervis vero, qui ad viscera et in-<text:line-break/>testina accedunt, dictum quidem prius non nihil fuit;<text:line-break/>quod autem deest, id est adjiciendnm., .Porro nervorum<text:line-break/>quaedam portio a cerebro ad haec mittitur, exigua qui-<text:line-break/>dem -ad partes caeteras, magna autem ad os ventriculi,<text:line-break/>quod natura partem hanc fecit instrumentum appetitus<text:line-break/>eduliorum, quae est ad portam (ut sic dicamus) omnium<text:line-break/>instrumentorum, quae ad alimenti dispensationem a, na-<text:line-break/>tura fuerunt comparata. Sincerum certe ipsum et. cum<text:line-break/>nulio alio nervo duro mixtum superne deduxit, in spfo<text:line-break/>transitu partem ex eo exiguam distribuens stomacho, pul-<text:line-break/>moni et asperae arteriae. Ex eadem autem conjugatio-<text:line-break/>ne sincerum nervum dedit hepati et cordi ob dictam<text:line-break/>ruihi antea rationem. Ad alia vero omnia, quae sunt<text:line-break/>sub diaphragmate intra peritonaeum, ab his quoque ner-</text:p>
      <text:p text:style-name="P33">vis pars quaedam accedit non amplius sincera, fed iis<text:line-break/>nervis, qui a spinali meduHa oriuntur, permixta (nervis<text:line-break/>enim, <text:span text:style-name="Default_20_Paragraph_20_Font"><text:span text:style-name="T58">r</text:span></text:span> qui ad radices costarum feruntur, ab ipfa thoracis<text:line-break/>spinali medulla, et post thoracem a duobus aut tribus<text:line-break/>spondylia aliquid- accedit): qui dum progrediuntur, com-<text:line-break/>miscentur cum reliquiis eorum, qui ad ventrem descen-<text:line-break/>fiunt, quibus et ipsis proprie nervi quidam a spinali<text:line-break/>meduHa commiscentur. Ex hac mixtione omnia prope-<text:line-break/>modum, quae funt intra perItonaeum, nervos accipiunt,<text:line-break/>robur quidem ac vires ex spinali medulla, sensum vero<text:line-break/>caeleris exactiorem ex cerebri mixtione assumentia. Est<text:line-break/>autem et aliud mirabile naturae opus ab anatomicis igno-<text:line-break/>ratum. Ubi enim aut longo itinere nervum est ductura<text:line-break/>exiguum, aut motui musculi vehementi ministraturum,<text:line-break/>ibi substantiam ejus corpore crassiori quidem, caetera<text:line-break/>autem simili intercipit. Videbitur enim tibi nervus esse<text:line-break/>conglobatus, primo quidem aspectu Ipsis adnatus ac Cir-<text:line-break/>cumhaerens; si tamen diflëcueris, apparet evidenter,</text:p>
      <text:p text:style-name="P48">quod neque adnatus est, neque. circumhaeret, fed appa-<text:line-break/>ret similis quaedam nervis substantia continua, ac unde-<text:line-break/>quaque unita, ac omnino nervo similis, qui tum ad ip-<text:line-break/>fiam pervenit, tum rursus ex ipsa porrigitur. Ipsa igitur<text:line-break/>fola substantia (quae similis est nuncupato ganglio) ner-<text:line-break/>vos crassescere contingit, ut manifeste nervus, qui post<text:line-break/>ipfam est, in orbem major appareat eo, qui est ante ip-<text:line-break/>fiam. Porro ipfam videbis cum alliis quibusdam partibus,<text:line-break/>tum praecipue iis nervis, qui a cerebro descendunt, non<text:line-break/>semel aut bis , sed sexies inesse ; primum quidem. in<text:line-break/>collo parum supra laryngem, post autem, s cum in thora-<text:line-break/>cem incidunt, ad radices costarum progredientes, . tertio,<text:line-break/>quando primum e thorace exeunt.. .Quum igitur in utra-<text:line-break/>que animalis parte, dextra scilicet ac sinistra, hujusmodi<text:line-break/>corpus ter inveniatur, non abs re diximus, sexies in ip-<text:line-break/>sis inveniri. At de his quidem. nervis abunde jam tra-<text:line-break/>ctavimus.<text:tab/>,</text:p>
      <text:h text:style-name="P58" text:outline-level="2">Cap. VI, </text:h>
      <text:p text:style-name="P85">Aliorum vero, qui ex cerebro quidem<text:line-break/>[producuntur, ad colium vero et ad scapulas descendunt,<text:line-break/>distributionem deinceps persequamur. Neque enim ne<text:line-break/>hic quidem natura ipsa, quum posset ex spinali medulla<text:line-break/>colli hos nervos producere, hujus rei oblita, frustra a<text:line-break/>Tonginqno eos deducit, fed in illos musculos inferit, qui<text:line-break/>positionem simul habent sublimem, simul scapulam fur-<text:line-break/>. Tuta ad caput trahunt. lu primos igitur memoratos sica-<text:line-break/>pinarum mnfculos, et eosdem latos, qui ab occipitio<text:line-break/>^oriuntur, desinunt autem in scapularum spinam, magnus<text:line-break/>nervus a cerebro inferitur , emergens una cum aliis , quos<text:line-break/>diximus ad sextam coniugationem exoriri. Sed illi qui-<text:line-break/>dem pariter deorsum feruntur propter usus, quos paulo<text:line-break/>ante memoravi; declinant autem ad latera colli ibi subli-<text:line-break/>mes procedentes usque ad musculum, ad quem ab initio<text:line-break/>contendebant. Maximum enim nervum musculi hi ha-<text:line-break/>buerunt non modo propter magnitudinem , verum etiam</text:p>
      <text:p text:style-name="P33">propter actionis vehementiam, totam enim scapulam<text:line-break/>sursum trahunt. Post hos autem nervi commemorabiles<text:line-break/>musculis a primo quidem spondylo ortis, in sublimem<text:line-break/>autem <text:span text:style-name="Default_20_Paragraph_20_Font"><text:span text:style-name="T58">s</text:span></text:span>capulae partem infertis, a natura funt dati; nam<text:line-break/>et horum musculorum motus est vehemens. Multa vero<text:line-break/>^nervorum principia ii musculi habuerunt, qui caput cir-<text:line-break/>cumagunt (quorum fines ad sternunt et clavem p erve-<text:line-break/>niunt), quod et motus ipsorum est compositus, fitque ex<text:line-break/>libris deinceps sibi mutuo incumbentibus. Ob eam igitur<text:line-break/>causam ad primam quidem productionem a nervis ad<text:line-break/>magnos musculos utriusque scapulae accedentibus pro-<text:line-break/>pago quaedam musculis inseritur; deinceps autem a colli<text:line-break/>spondylis; ut quodque principium ad fe ipfum trahens<text:line-break/>musculum motum per vices varium efficiat. Qua ratione<text:line-break/>accidit. necessario, ut, qui obliquam quidem habent po-<text:line-break/>-sitionem , principia motus in diversis locis habeant<text:line-break/>^constituta. Pari modo primis quidem partibus horum<text:line-break/>-musculorum nervorum aliquid superne est datum.</text:p>
      <text:p text:style-name="P33">Quin et musculis duobus , qui sunt ad tonsillas, et iis, qui<text:line-break/>animalibus magna Voce praeditis insunt, qui sunt ad Ill<text:span text:style-name="Default_20_Paragraph_20_Font"><text:span text:style-name="T58">u-<text:line-break/></text:span></text:span>fculos ad imam partem ossis hyoidis, qui et superioribus<text:line-break/>partibus laterum primae cartilaginis in quibusdam ani-<text:line-break/>malibus sunt connexi, nervus a cerebro datur, propterea<text:line-break/>quod voci edendae serviunt. Praeterea alia quaedam<text:line-break/>nervorum tenuium conjugatio ad linguae radicem per-<text:line-break/>venit in silis evidentissime animalibus, in quibus prae-<text:line-break/>dicti musculi prorfus <text:span text:style-name="Default_20_Paragraph_20_Font"><text:span text:style-name="T58">s</text:span></text:span>unt min<text:span text:style-name="Default_20_Paragraph_20_Font"><text:span text:style-name="T58">i</text:span></text:span>mi. Nascitur autem haec<text:line-break/>nervorum conjugatio ad eam coiugationem, quam Ma-<text:line-break/>rinus <text:span text:style-name="Default_20_Paragraph_20_Font"><text:span text:style-name="T58">s</text:span></text:span>extam nuncupat, quae omnibus quidem animalibus<text:line-break/>Tnest, quae homini sunt quodammodo similia; discrepat<text:line-break/>autem (ut diximus]<text:span text:style-name="Default_20_Paragraph_20_Font"><text:span text:style-name="T58">p</text:span></text:span> in eis, quae aut magna voce funt<text:line-break/>praedita, aut ad mordendum fiunt comparata propter ma-<text:line-break/>gni ludi nem musculorum hyoidi connexorum; in lis enim<text:line-break/>praedicti nervi magis consumuntur, in aliis autem ad<text:line-break/>pharyngeni et linguae radicem - magis perveniunt. - .Nul-<text:line-break/>lus autem talius nervus eorum, qui a cerebro producun-<text:line-break/>tur, infra faciem. descendit,^ fedi- omnes partim in mu-</text:p>
      <text:p text:style-name="P33">sculos faciei, partim in sensific.a instrumenta distribuun-<text:line-break/>tur. Caeterum, qui distribuantur, antea diximus; proin-<text:line-break/>de nunc rursus ea commemorare- fuerit, superfluum, quum<text:line-break/>ad spinalem medullam colli transire melius sit, ostenden-<text:line-break/>tes, quo pacto ex ea quoque natura nervos juftissime dis-<text:line-break/>tribuerit. In primis certe, quemadmodum a cerebro<text:line-break/>mullis partibus, quae funt sub facie, quandam nervi<text:line-break/>partem distribuit, non temere neque quovis modo, sed<text:line-break/>propter memoratos usus, sic ad caput ex spinali m edulia<text:line-break/>colli nervos sursum ducere ipsam non . piguit, magnos<text:line-break/>quidem in caeteris animantibus, quibus et temporalis mu-<text:line-break/>fculus est maximus., . atque aurium substantia magna est;<text:line-break/>facileque ac mullum movetur, omnino autem exiguos iis<text:line-break/>animalibus, quibus nihil horum inest, ut homini et si-<text:line-break/>miae. Nam et musculus temporalis his est exiguus, et<text:line-break/>aurium substantia fere immobilis, quod ipsorum quibus-<text:line-break/>dam ea sit minima. Ob hanc igitur caulam nervi his<text:line-break/>animalibus exigui ad caput ascendunt, duo quidem ex</text:p>
      <text:p text:style-name="P33">partibus posterioribus , duo autem a lateribus in cutem<text:line-break/>distributi et aurem utramque. Porro, quemadmodum<text:line-break/>delineamenta quaedam^ musculorum ipsis fiunt circum au-<text:line-break/>rem, sic et nervi minimi ad hunc locum veniunt; in iis<text:line-break/>vero, quae mobiles valde ac magnas habent aures , quem-<text:line-break/>admodum in orbem auris multis musculis est redimita;<text:line-break/>ita et nervi magni in eos distribuuntur; distribuuntur<text:line-break/>autem hi a fecunda colli conjugatione. Quum enim ad<text:line-break/>capita musculorum nervos omnes ire oporteret, necesse<text:line-break/>fuit ipsis inferne furfum ascendere , ut in musculo tem-<text:line-break/>porali videre est; nam hujus quoque caput natura prope<text:line-break/>os occipitis locavit, in quibus animalibus est maximus;<text:line-break/>jure igitur et ex collo pars quaedam nervi sursum per<text:line-break/>occipitium praeteriens ei inferitur. Praedictam vero po-<text:line-break/>silionem caput temporalis musculi potissimum quidem in<text:line-break/>animalibus , quae dentibus ferratis fiunt praedita , habet;<text:line-break/>post illa autem et in iis, quae maxiHam habent magnam;<text:line-break/>in his enim animalibus temporalis musculus magnus .a</text:p>
      <text:p text:style-name="P33">nalura est comparatus, quum ilia quidem ad fortiter<text:line-break/>mordendum, haec vero ad maxillam gestandam mufcu-<text:line-break/>Iunsu validum flagitent. Porro musculus tenuis ac<text:line-break/>latus, qui fiuccam una cuuU partibus oris lateralibus mo-<text:line-break/>vet, (quem anatomici<text:span text:style-name="Default_20_Paragraph_20_Font"><text:span text:style-name="T58">s se</text:span></text:span>di ante me fuerunt, cum cute<text:line-break/>exGoriando corrumpebant,) artem quandam naturae prae<text:line-break/>fe fert admirabilem. Quum enim musculi hujus princi-<text:line-break/>pia sint multa<text:span text:style-name="Default_20_Paragraph_20_Font"><text:span text:style-name="T58">s</text:span></text:span> desinat autem in buccas ac labia, os<text:line-break/>aperiens ad latera, idcirco fibras omnes habet ad eas<text:line-break/>partes tendentes, et cum eis. nervos. Una igitur cum<text:line-break/>fibris, quae a spina spondylorum colli producuntur, nervi<text:line-break/>feruntur per colium usque ad anteriora transversi, iidem-<text:line-break/>qtte maximi ac plurimi, quoniam et ligamentum mem-<text:line-break/>branofum, quod fibras continet, a spina fuit productum<text:line-break/>musculi que principium principalissimum in eo loco est;<text:line-break/>fibris vero, quae a Scapulis ac clavi sursum feruntur^<text:line-break/>nervr sunt minores, qui etiam fecundum fibrarum pro-</text:p>
      <text:p text:style-name="P33">cessum procedunt. Quum autem unica sit utrinque in<text:line-break/>quoque colli spondylo productio, eademque radicem ner-<text:line-break/>vi habeat transversam, incredibile est, quonam pacto in<text:line-break/>omnes fibras, quae sunt in partibus productionis musculi<text:line-break/>anterioribus, nervi inferantur, ad motum sursum con-<text:line-break/>versi per flexus quosdam ingeniosis a natura inventos,<text:line-break/>alios quidem circum musculos quosdam, vel arterias, aut<text:line-break/>venas, alios autem per membranas, quas ipsa foramini-<text:line-break/>bus tenuibus pertudit, ipsis nervis aequalibus. Quae<text:line-break/>vero fibrae funt obliquae, iis nervus obliquus facilius fe-<text:line-break/>fe inferit: in eis vero, quae partibus posterioribus, ni-<text:line-break/>mirum ex spina feruntur, impensius naturae opus mira-<text:line-break/>bere. Oportebat enim una etiam cum iis nervos a spina<text:line-break/>procedere, quemadmodum etiam apparet; si quis tamen<text:line-break/>eos viderit, existimabit, ex ipsis ossibus fpinae emersisset<text:line-break/>res autem non ita habet. Nam his quoque nervis fpi-<text:line-break/>nalis meduHa colli est principium, e communibusque<text:line-break/>Ipondylorum omnium foraminibus, quae sunt ad latera</text:p>
      <text:p text:style-name="P35">ipsorum, primum exortum habent. Hoc enim unum est<text:line-break/>principium ad utramque partem cujusque spondyli nervis<text:line-break/>a spinali m edulia prognatis, quos natura mirabili quodam<text:line-break/>artificio distribuit statim, ut prodierunt, ad ipsas verte-<text:line-break/>brarum apopbyfes, alios quidem transversos ad posteriora<text:line-break/>colli et anteriora adducens , nonnullos autem circum<text:line-break/>flexus quosdam inclinans, rectos, ac declives, et obli-<text:line-break/>quos. Quum. haec igitur varietas in quibusdam nervo-<text:line-break/>ru.m productionibus appareat, si quis diligenter dissecuerit,<text:line-break/>quod ad nervos pertinet, qui a <text:span text:style-name="Default_20_Paragraph_20_Font"><text:span text:style-name="T58">s</text:span></text:span>pina feruntur, admira-<text:line-break/>bilius adhuc ac difficilius inveniet. Proinde id quoque<text:line-break/>maximum naturae operum etiam iis, qui videntur in<text:line-break/>dissecando esse acutissimi, fuit. ignoratum; quum enim<text:line-break/>omnino . musculum hunc non norint, multo magis ner-<text:line-break/>vos., qui in ipsum inferuntur, ignorarunt^ Sed natura<text:line-break/>propaginem a singulis omnium nervorum colli producti o-<text:line-break/>nibus post fecundum ducens transversam ad posteriora<text:line-break/>per profundum usque ad spinae .radicem , hinc ducit fur^</text:p>
      <text:p text:style-name="P35">furo cum spina usque ad praedictum ligamentum tenue<text:line-break/>ac latum instar membranae; deinde ipsum perfundens<text:line-break/>foraminibus tenuissimis A nervis aequalibus, rursus nervos<text:line-break/>per colium antrorsum reducit. Quod si musculos, qui<text:line-break/>intercedunt,^ exemeris, videbis post primam productio-<text:line-break/>nem℥ quam ex spinali medulla singuli nervi faciunt, ip-<text:line-break/>fios (nervos inquam) prius quidem retro transversos per<text:line-break/>musculos in profundo colli sitos penetrare, rursus autem<text:line-break/>in superficie fusi cute antrorsum similiter transverses pro-<text:line-break/>gredi , et super latum ligamentum vehi (hoc enim liga-<text:line-break/>mento in omnibus utuntur), et cum recurrere coeperint,<text:line-break/>in Ipsius foraminibus flecti. Post haec vero adhaerescunt,<text:line-break/>gestantur, et per ipsum adducuntur. Reliquae Tane par-<text:line-break/>tes omnes tali ac tenuis musculi, qui utrinque unus est,<text:line-break/>sic nervis contexuntur; quae vero ipsius partes a radice<text:line-break/>aurium^ per buccas super musculum masseterem vectae<text:line-break/>nervis utuntur per foramen caecum excidentibus , posi-<text:line-break/>- tïonem lhabent fibris,^ quae ei parsi insunt, similem et</text:p>
      <text:p text:style-name="P33">principium propinquius. Hoc opus ac miraculum natu-<text:line-break/>rae anatomicis fuit incognitum, quomodo et aliae multae<text:line-break/>eximiae machinae in animantis constructione. Q nando V<text:line-break/>quidem et quod tres musculorum sint coiugationes, quae,<text:line-break/>caput et colium retro attollunt; tum quod aliae quatuor<text:line-break/>in capitis ipsius articulo ad prunum et <text:span text:style-name="Default_20_Paragraph_20_Font"><text:span text:style-name="T58">s</text:span></text:span>ecundum sipon-<text:line-break/>stylum sine collo. caput solum retro moveant; item quod<text:line-break/>aliae quaedam sint ad latus utrumque, medici ignorarunt.<text:line-break/>Natura autem (ut prins ostendi) nihil horum frustra nec<text:line-break/>sine causa egit, nervisque praedictos omnes Imufculos<text:line-break/>moventibus^ spinalem medullam fecit principium , ..Tecum-<text:line-break/>dttmque musculorum motus nervo cuique iter .comparavit;<text:line-break/>idque maxime in toto animali usurpavit. Quemadmodum<text:line-break/>enim ad musculos colli nervi ab inferioribus partibus<text:line-break/>furfum feruntur, quod ii caput antror<text:span text:style-name="Default_20_Paragraph_20_Font"><text:span text:style-name="T58">s</text:span></text:span>um moveant, ita<text:line-break/>et duobus musculis (qui retro ad dorsum totam scapulam<text:line-break/>abducunt) ad spinam nervorum principium est. conditu-<text:line-break/>tum, progrediunfurque simul ac ..-dividuntur ..usque .ad</text:p>
      <text:p text:style-name="P33">scapulam. Ducit autem natura ad hos quoque musculos<text:line-break/>nervos per locum admodum profundum, eorum vero<text:line-break/>cap ilibus ipsos inserens eadem quidem via , sed altiore<text:line-break/>ducit sursum per transversam positionem. Pari modo<text:line-break/>autem et in musculo magno, qui hos consequitur, qui-<text:line-break/>que inferioribus scapulae finibus adhaerens eam ipsam<text:line-break/>per eas apprehensiones, quae illic sunt, trahit deorsum,<text:line-break/>et post ipsam brachium, sursum per axillam progrediens,<text:line-break/>invenias nervos omnes ita sitos, quomodo et ipsas fibras,<text:line-break/><text:span text:style-name="Default_20_Paragraph_20_Font"><text:span text:style-name="T56">et </text:span></text:span>maxime quando superne tendunt ad costas vertus<text:line-break/>axillam. Quod si, cute tota thoracis sublata, videre volue-<text:line-break/>ris modum, quo nervi feruntur, non simplicem aut unse<text:line-break/>cum, fed varium admodum conspicabere. In cutim si-<text:line-break/>quidem ac membranas nervi superne descendentes disse-<text:line-break/>minantur, musculis vero, qui ipsis subsunt, et illi, de quo<text:line-break/>nunc agimus, eadem ratione, qui unus est e maximis,<text:line-break/>ac tenui, qui est post ipsos, quique nec ipsie anatomicis<text:line-break/><text:span text:style-name="Default_20_Paragraph_20_Font"><text:span text:style-name="T56">est </text:span></text:span>cognitus, nIhil ex his nervis propagatum inseritur,</text:p>
      <text:p text:style-name="P33">fed videre est, nervos prope quidem transire, fed propriis<text:line-break/>utrinque partibus disseminari.</text:p>
      <text:h text:style-name="Heading_20_2" text:outline-level="2">Cap. VII. </text:h>
      <text:p text:style-name="P84">Videbis autem in thorace alios quoque<text:line-break/>musculos, et eos multos, ut in<text:span text:style-name="Default_20_Paragraph_20_Font"><text:span text:style-name="T59">i</text:span></text:span> collo, alios quidem ner-<text:line-break/>vos superne descendentes recipere, alios autem contra<text:line-break/>ab infernis sursum ascendentes; ad fines enim usque mu-<text:line-break/>scutorum, ubi partes movent, nervi quoque progredientes<text:line-break/>disperguntur. Musculum certe, qui a nothis costis et<text:line-break/>mamma sursum fertur ad humeri dearti colatronem , vi- ..<text:line-break/>dere licet esse proximum ei, qui a cosso defertur qui-<text:line-break/>dem, anteriora vero thoracis dilatat, et ilium ipfum, qui<text:line-break/>est ad simas partes scapularum; quomodo et proximum.<text:line-break/>ei, quem primum dixi, videre est eos, qui a sterno fe-<text:line-break/>runtur ad brachium. His itaque, qui sursum feruntur,<text:line-break/>ex partibus thoracis intercostalibus nervi extra exciden-<text:line-break/>tes distribuuntur, et alii nonnulli flexibus obliquis ab<text:line-break/>ultimis colli sinibus prope aposteuroses; qui vero a costo<text:line-break/>deor<text:span text:style-name="Default_20_Paragraph_20_Font"><text:span text:style-name="T58">s</text:span></text:span>um ad thoracem feruntur, iis spinalis medulla cossi</text:p>
      <text:p text:style-name="P33">nervos immittit. Quonam autem pacto nervi ad HIusCu-<text:line-break/>los intercostales ferantur, cum in libris et de causis re-<text:line-break/>spirationis et de anatomicis administrationibus copiose<text:line-break/>disseruerim, supervacaneum esset hic rursus artem natu-<text:line-break/>rae exponere; quemadmodum et quinam ad diaphragma<text:line-break/>ferantur, cum libro decimo tertio indicaverimus.. Quod<text:line-break/>autem neque scriptum a nobis prius fuit, neque iis, quae<text:line-break/>nunc exposuimus, similem habet constructionem, id forte<text:line-break/>non est praetermittendum. Musculi itaque , qui sunt ad<text:line-break/>epomida, totum quidem brachium attollunt, nervum au<text:span text:style-name="Default_20_Paragraph_20_Font"><text:span text:style-name="T58">r<text:line-break/></text:span></text:span>tem validum flagitant, quum partem maximam fur sin m<text:line-break/>tollant, et eam nonnunquam plurimum L quem sane Hesu<text:line-break/>vum loco musculi editiori inferi necessum est. Unde<text:line-break/>igitur ei nervum adducemus adeo altum? neque .enim<text:line-break/>ex ambiente nos aere, neque ex capite per musculos<text:line-break/>colli superficiarios eum deducemus; iter enim haberet<text:line-break/>periculosissimum; fed .neque ex coll<text:span text:style-name="Default_20_Paragraph_20_Font"><text:span text:style-name="T58">o</text:span></text:span> obliquum simul et<text:line-break/>per superficiem nervus ad musculum editum sub cuteque<text:line-break/>jacentem deduci poterat. Nos itaque quum (ut videtur)</text:p>
      <text:p text:style-name="P33">ne verbis quidem nervum ei mu<text:span text:style-name="Default_20_Paragraph_20_Font"><text:span text:style-name="T58">s</text:span></text:span>culo, qui est ad epo-<text:line-break/>mi da, invenire possimus opportunum, natura id praestitit<text:line-break/>facillime. Ad quartum enim et quintum colli spondylum<text:line-break/>ex fpinali medulla nervum produxit, quem ad partem<text:line-break/>epomidos externam simul et superiorem duxit, ita pro-<text:line-break/>fundum <text:span text:style-name="Default_20_Paragraph_20_Font"><text:span text:style-name="T58">utrumque, </text:span></text:span>ut ne apparerent quidem; ad cervi-<text:line-break/><text:span text:style-name="Default_20_Paragraph_20_Font"><text:span text:style-name="T58">G</text:span></text:span>em enim scapulae et humeri dearticulationem per pro-<text:line-break/>fundissimum ejus loci iter eis munivit, alterum quidem<text:line-break/>ad partem superiorem cervicis scapulae sursum ducens,<text:line-break/>reliquum autem sub ipsam traducens, deinde per flexum<text:line-break/>utrumque in musculos brachium <text:span text:style-name="Default_20_Paragraph_20_Font"><text:span text:style-name="T58">s</text:span></text:span>ur<text:span text:style-name="Default_20_Paragraph_20_Font"><text:span text:style-name="T58">s</text:span></text:span>um tollentes distri-<text:line-break/>buens. Eadem certe providentia et arte natura aliis<text:line-break/>omnibus scapulae musculis snervos distribuit.</text:p>
      <text:h text:style-name="Heading_20_2" text:outline-level="2">Cap. VIII. </text:h>
      <text:p text:style-name="P84">Quod vero ad eos attinet, qui ad ma-<text:line-break/>nu.s perveniunt, dictum quidem antea nobis fuit, quo<text:line-break/>pacto oriantur ac connectantur. Diximus etiam, quod<text:line-break/>natura hujusmodi nervorum mixtiones securitatis gratia<text:line-break/>est molita; u proinde mixtiones has in nervis potissimum-</text:p>
      <text:p text:style-name="P33">efficit, qui aut nulla re fulciuntur aut iter l<text:span text:style-name="Default_20_Paragraph_20_Font"><text:span text:style-name="T58">o</text:span></text:span>ngum sunt<text:line-break/>emensurI. Diximus praeterea, quod. tutius erat arteriis, -<text:line-break/>nervis, ac venis, quae in artus distribuerentur, per in-<text:line-break/>terna iter facere. Ubi Agitur, . quo pacto nervi in totas<text:line-break/>manus ferantur,. paucis dixero, ad seriem orationis con-<text:line-break/>sinuant revertar. Nam nervi omnes, .. qui ad summam<text:line-break/>manum feruntur, ingeniose adeo sunt abditi, ut vel me-<text:line-break/>dicorum plerosque fugiant. Per internam enim brachii<text:line-break/>partem ad cubitum imi accedunt, prope gibbi cubiti de-<text:line-break/>articulationem praetereuntes ; . quae dearticulatio quum<text:line-break/>tota sit excarnis atque ossea, periculum erat, ne nervi<text:line-break/>in superficie <text:span text:style-name="Default_20_Paragraph_20_Font"><text:span text:style-name="T58">s</text:span></text:span>ub cute excarni ossibus invecti itinere ute-:<text:line-break/>rentur periculosissimo, si nihil natura ad eorum fecurita-<text:line-break/>tem, cujusmodi nunc est, esset commenta. Eum enim<text:line-break/>nervum, qui ad parvos digitos accedit, capite brachii<text:line-break/>interno aucto, inter caput brachii et gibbum cubiti ab-<text:line-break/>didit, eum autem, qui ad magnos fertor per mediam</text:p>
      <text:p text:style-name="P36">, e <text:span text:style-name="Default_20_Paragraph_20_Font"><text:span text:style-name="T58">b:...</text:span></text:span> .t</text:p>
      <text:p text:style-name="P33">dearticulationem in parte ejus loci profundissima, om-<text:line-break/>nino inter cubitum et radium trajecit. Deinde utmm-<text:line-break/>que musculis cubili internis, qui sunt maximi, occultans,<text:line-break/>ad carpum traduxit, indeque jam eos dividere incipit,<text:line-break/>ossium eminentiis ceu propugnaculis utens in nervis oc-<text:line-break/>cultandis simul et circum eorum basies involvendis. Ter-<text:line-break/>tium autem alium nervum ad externam cubili partem duxit,<text:line-break/>musculo carnosissimo, qui illic est, usia vice propugnaculi.<text:line-break/>Majores vero nervos merito partibus manus internis distrr-<text:line-break/>buit, quod manus actiones. omnes per eas obeat Eadem au-^<text:line-break/>tem arte usa est et in cruribus, nunc quidem ossium eminen-<text:line-break/>tiis, alibi autem musculis magnis nervos occultans, plus que<text:line-break/>ex eis distribuens illis partibus, quae aut magnae Tunt, aut<text:line-break/>ad vehementes actiones sunt comparatae, minus vero iis,<text:line-break/>quae minores fiunt, vel. nullam actionem vehementem<text:line-break/>obeunt. Hi quidem communes sunt scopi constructionis.<text:line-break/>musculorum , quos natura non in manibus modo , vel<text:line-break/>cruribus , fed etiam in toto animali servavit. al Differunt</text:p>
      <text:p text:style-name="P33">tamen nervi manus<text:span text:style-name="Default_20_Paragraph_20_Font"><text:span text:style-name="T58">g</text:span></text:span>a nervis crurum itineris, quo fe-<text:line-break/>runtur, ratione (de quo nunc ago) in eo, quod nervi<text:line-break/>omnes ad manus per internum brachium accedunt; non<text:line-break/>tamen in crure omnino sic habet, quandoquidem praeter<text:line-break/>paucissimos quosdam (de quibus paulo post dicam) om-<text:line-break/>nes per partes femoris posteriores deorsum feruntur. Id<text:line-break/>quod necessario differentiam articuli humeri cum arti-<text:line-break/>culo ifchii est secutum : siquidem humeri articulus a colli<text:line-break/>vertebris (unde nervi producuntur) est dissitas, ifchii vero<text:line-break/>articulus cum lumbi vertebris simul est con j unctus et<text:line-break/>cum osse, quod facrum nuncupant, ex quibus collecti<text:line-break/>nervi (quomodo in libris de anatomicis administrationibus<text:line-break/>diximus) ad crura descendunt. Quum igitur nullus esset<text:line-break/>locus medius ejusmodi, qualis ad alas est in manibus,<text:line-break/>natura fuit coacta ex lateribus cujusque spondyli nervos<text:line-break/>productos per posteriores femoris partes deorfum ad<text:line-break/>crura ducere. Quo loco quum maximos musculos ha:-.<text:line-break/>heret, fusi quibus eos occultare posset prius, quam, ad crus</text:p>
      <text:p text:style-name="P33">deduceret, incredibile est, qua arte hic quoque inter ca-<text:line-break/>put femoris et os latum nervos traducit, ipfos quidem<text:line-break/>occultans his ossibus, occultans autem et musculo, qui<text:line-break/>parte posteriori dearticulalionem operit, quique. usum<text:line-break/>et situm ei habet similem, qui est ad epomida; inde au-<text:line-break/>tem tuto jam per profundissimum femur usque ad po-<text:line-break/>plitem duxit, distribuens cuique musculorum femoris<text:line-break/>nervum si prout eorum ratio fert. A poplite vero per fu-<text:line-break/>ram , quae tota est carnosa, alios quidem in externam<text:line-break/>tibiam, alios autem in internam duxit, alios per mediam<text:line-break/>ipsam deduxit, musculis, qui illic funt, distribuens. Eos<text:line-break/>igitur, qui per internam suram feruntur, ad talum ac<text:line-break/>tibiam occultans, ad inferiorem pedis partem duxit; il-<text:line-break/>los vero, qui per externam Puram, ad talum et fibulam<text:line-break/>abdens , ad anteriora simul et superiora pedis deduxit.<text:line-break/>Quod si voles diligenter quod dico in ipfa dissectione<text:line-break/>considerare, ipse rerum aspectus magis tibi persuadebit<text:line-break/>naturaeque opera coget admirari.^ Videbis enim, cur</text:p>
      <text:p text:style-name="P35">nusquam. ne semel quidem. nervus aberrans aut libiae<text:line-break/>aut fibulae supercilia ascendat, aut per tali. devexitatem<text:line-break/>et fibulae iter faciat, <text:span text:style-name="Default_20_Paragraph_20_Font"><text:span text:style-name="T58">A</text:span></text:span>sed perpetuo Tub ossium labris ce-<text:line-break/>letur, et circum cervicum .bastes involutus tuto itinere<text:line-break/>-feratur. Nullum igitur nervum neque ad curvaturam<text:line-break/>cubili, propterea quod ea est excarnis, invenias, expo-<text:line-break/>situm, neque ad genu et tibiam anteriorem, fed ubique<text:line-break/>in prosundo inter ossium propugnacula, aut . cartilaginum,<text:line-break/>aut ligamentorum , aut carnium. Quae si in singulis ner-<text:line-break/>vis ad particularia converfus exponere aggrediar, peri-<text:line-break/>culum erit, ne liber hic in immensam prolixitatem ex-<text:line-break/>cedat. Sufficiat igitur haec summatim dixisse, praesertim<text:line-break/>quum in libris de anatomicis administrationibus cujusque<text:line-break/>memoratorum constructionem exponam, Quos libros non<text:line-break/>modo non impedio quo minus quis veritatis amator<text:line-break/>evolvat,, et quae de quoque musculo ac nervo diximus,<text:line-break/>excutiat , sedi esiam ut id faciat moneo ; eo enim modo<text:line-break/>magis abita, quae jam diximus, persuadeatur.</text:p>
      <text:h text:style-name="P58" text:outline-level="2">Cap. IX. </text:h>
      <text:p text:style-name="P84">Nunc autem .ad id, quod superest, transtro<text:line-break/>est tempestivum. Quum enim musculi, qui ex ossibus<text:line-break/>pubis emergunt, nervis indigeant, necesse fuit quosdam<text:line-break/>adduci per partes internas; omnes enim istac duci non<text:line-break/>poterant (ut paulo ante diximus) propter silum loci, En-<text:line-break/>de nervi oriuntur, qui extra spectat, multo magis pro-<text:line-break/>pter angustras ; oportebat enim nervos , qui superne de-<text:line-break/>or<text:span text:style-name="Default_20_Paragraph_20_Font"><text:span text:style-name="T58">i</text:span></text:span>um feruntur , iter facere inter caput femoris et ossa<text:line-break/>pubis. Verum locum hunc partes aliae occupant, quae<text:line-break/>transferri alio non poterant: Nam neque venae, t neque<text:line-break/>arteriae a magnis vasis quae sunt ad lumbum derivatis<text:line-break/>licebat alia via ad crura divertere; praeterea musculum<text:span text:style-name="Default_20_Paragraph_20_Font"><text:span text:style-name="T58">r<text:line-break/></text:span></text:span>qui in parvum trochantera inferitur, quique dearticula-<text:line-break/>tionem flectit, ad hoc meatum peritonaei in masculis,<text:line-break/>qui simul cum contentis in ipso vasis descendit, omnino<text:line-break/>necesse est iter hac facere. Quum igitur nervi omnes<text:line-break/>stac ad crura descendere non possent, ustus autem ipso-</text:p>
      <text:p text:style-name="P33">rum praedictis musculis esset necessarius, quantam illis<text:line-break/>stolis est satis, ad ipsorum capita accedit, magnum fo-<text:line-break/>ramen ossis pubis prae te r lapsum. Fertur autem una<text:line-break/>cum vasis nervus non parvus, tum horum ipsorum gra-<text:line-break/>Ha, tum locorum, quae pervadunt usque ad genu, quae-<text:line-break/>que a nervis per posteriora progredientibus multum funt<text:line-break/>dissita. Ab hoc nervo cutis tota, quae illic est, produ-<text:line-break/>ctiones recipit; quemadmodum certe et a foraminibus,<text:line-break/>quae funt ad os latum, quod vocant, parvi musculi, qui<text:line-break/>sunt ad id os, tum qui ad anum, vesicam, et puden-<text:line-break/>dum; ad haec membranae, quae illic funt, et vesica, et<text:line-break/>matrix, et perinaeum <text:span text:style-name="Default_20_Paragraph_20_Font"><text:span text:style-name="T58">nervos accipiunt</text:span></text:span>. i Semper enim<text:line-break/>natura solet a propinquis,- ubi nullus alius ufus prohibet,<text:line-break/>nervos, venas et arterias partibus immittere; quo etiam<text:line-break/>nomine ipfam admirari maxime convenit; neque enim,<text:line-break/>quum usus postulat a longinquo adduci, exemplo pigri<text:line-break/>opificis ipsum piget adducere; tum esiam a propinquif-<text:line-break/>simis partibus omnibus distribuit, quum aliud nilsil im-<text:line-break/>pedi t; aeque enim providet, ut nihil inchoate, atque ut</text:p>
      <text:p text:style-name="P35">nihil superfluum faciat. Quatuor enim arterias et toti-<text:line-break/>. dem venas selas ab aliis locis in aliam viam longam du-<text:line-break/>xit propter ustus summe necessarios; quos quidem lupe-<text:line-break/>rioribus quoque commentariis jam exposui, referam au-<text:line-break/>tem nunc quoque rem a principio repetens.</text:p>
      <text:h text:style-name="Heading_20_2" text:outline-level="2">Cap. .X. </text:h>
      <text:p text:style-name="P84">Quum enim de nervis abunde jam dixe-<text:line-break/>rimus, tempestivum jam est ad vast<text:span text:style-name="Default_20_Paragraph_20_Font"><text:span text:style-name="T58">o</text:span></text:span>rum distributionem<text:line-break/>transire, ac primum quidem de arteriis disserere: Est<text:line-break/>certe vas quoddam maximum (ut ante dixi), quod a si-<text:line-break/>nistro cordis ventriculo velut strpes enatum <text:span text:style-name="Default_20_Paragraph_20_Font"><text:span text:style-name="T58">in totum<text:line-break/>corpus</text:span></text:span> distribuitur. Hoc igitur vas maximum statim, ut<text:line-break/>a corde emersit, in duas partes dividitur, quarum altera<text:line-break/>ad fpinam deflectitur, partibus omnibus inferioribus ar-<text:line-break/>terras immissura; altera vero furfum ad caput fertur,<text:line-break/>quae et ipfa omnibus, quae funt stupra cor, vasorum pro-<text:line-break/>pagines est praebituras Divisio autem ipsarum (ut stupra<text:line-break/>monui) fuit inaequalis, quod in animali plures fub corde</text:p>
      <text:p text:style-name="P33">quam supra cor stat partes; atque quae pars arteriae de-<text:line-break/>-orfum fertur, tanto est major ea, quae ad jugulum<text:line-break/>afcendit, quanto partes inferiores numero superiores<text:line-break/>excedunt. Haec certe non simt parva aequitatis et ar-<text:line-break/>tisicii opera. Quibus tamen id est majus, quod, quum<text:line-break/>arteria sublimis emergat, ob eamque caulam sine stabili-<text:line-break/>mento furfum ac deorsum per tofum thoracem iter<text:line-break/>esset factura, nafura securitati ipsius prospexit, ipsum<text:line-break/>quidem pulmonem velut fulcimentum quoddam ei suppo-<text:line-break/>nend<text:span text:style-name="Default_20_Paragraph_20_Font"><text:span text:style-name="T58">o , </text:span></text:span>deinde ipsam membranis ceu vinculis quibusdam<text:line-break/>intercipiendo, ac per iter compendiosissimum ad muni-<text:line-break/>ti firmas simul ac firmissimas partes ducendo; nam pars<text:line-break/>ejus, quae fertur deorfum, ad locum productioni ipsius<text:line-break/>e directo oppositum consistit, nusquam declinans, <text:span text:style-name="Default_20_Paragraph_20_Font"><text:span text:style-name="T58">s</text:span></text:span>ed re-<text:line-break/>ctissima ac compendiosissima via progrediens quintum<text:line-break/>thoracis spondylum conscendit. Altera vero pars post<text:line-break/>primam productionem statim partem quandam a fele<text:line-break/>mittit fur<text:span text:style-name="Default_20_Paragraph_20_Font"><text:span text:style-name="T58">i</text:span></text:span>um ad sinistram scapulam et axillam, quae</text:p>
      <text:p text:style-name="P33">pulmoni invecta et membranis fulta fertur. furfum us-<text:line-break/>que ad primam costam, nusquam divisa (non enim tu-<text:line-break/>tum erat sublimem ipsam dividere); . illinc autem jam<text:line-break/>quandam a sese partem mittit ad spatia prima intercosta-<text:line-break/>lia; post autem ad hypochondrion ac mammam mittit<text:line-break/>alteram, quae toti sterno est subdita; tum tertiam ad<text:line-break/>spinalem medullam colli, quae per fex spondylorum fo-<text:line-break/>r asinina penetrat, mitlitque etiam obiter musculis propin-<text:line-break/>quis propagines; reliquum autem hujus arteriae in totam<text:line-break/>manum sinistram et scapulam distribuitur. Altera vero<text:line-break/>major pars totius arteriae, quae sursiIm fer fur, unde et<text:line-break/>haec, oriebatur, sursum ad jugulum recta tendit, quae et<text:line-break/>ipsa celerrime ossi medio pectoris coniungitur. Ne igitur<text:line-break/>hoc <text:span text:style-name="Default_20_Paragraph_20_Font"><text:span text:style-name="T58">P</text:span></text:span>olum, in eis inspexeris, sied locum etiam ipsum stu-<text:line-break/>diofe considera, ubi primum utraque arteriae pars ossibus<text:line-break/>invehitur^ Videbis enim, os non propugnaculum modo,<text:line-break/>neque Eedem utrique arteriae parti esse comparatum , fed</text:p>
      <text:p text:style-name="P33">adhuc praeter haec alteri quidem vascmm membranam<text:line-break/>ac cartilaginem substratam, quae partes vertebrarum in-<text:line-break/>temas subluteus instar strati cujusdam mollis ei est com-<text:line-break/>parata, alteri vero, quae sursum ad jugulum ascendit,<text:line-break/>maximam et mollissimam glandulam instar strati illic<text:line-break/>substravit. Quod si nullum aliud esset vas in thorace,<text:line-break/>nec pars, quae superne deorsum, aut inferne furfum fer-<text:line-break/>retur, quaeque eodem praesidio indigeret <text:span text:style-name="Default_20_Paragraph_20_Font"><text:span text:style-name="T58">ac pr</text:span></text:span>o<text:span text:style-name="Default_20_Paragraph_20_Font"><text:span text:style-name="T58">videntia,<text:line-break/></text:span></text:span>fotis utique iis <text:span text:style-name="Default_20_Paragraph_20_Font"><text:span text:style-name="T58">duabus</text:span></text:span> arteriae magnae partibus retro<text:line-break/>quidem spina, ante vero sternunt ministeria atque usus,<text:line-break/>quos diximus, suggererent; nunc autem quum vena cava<text:line-break/>inferne quidem Iussum feratur, superne vero deorsum<text:line-break/>stomachus, et vena quae thoracem nutrit, non conve-<text:line-break/>niebat eorum securitatem pro <text:span text:style-name="Default_20_Paragraph_20_Font"><text:span text:style-name="T67">nihi</text:span></text:span><text:span text:style-name="T66">lo ducer</text:span>e, fed tegere,<text:line-break/>et colligare, et substernere, et praesidium ac propugna-<text:line-break/>culum utrumque os ante ipsa objicere. Quae certe ap-<text:line-break/>paret sic habere, nihilque ne minimum quidem ab <text:span text:style-name="Default_20_Paragraph_20_Font"><text:span text:style-name="T58">o</text:span></text:span>ni-<text:line-break/>malium opifice per negligentiam fuisse praetermissum.</text:p>
      <text:p text:style-name="P33">Primum enim, quum posset stomachum sterno, venam ca-<text:line-break/>vam <text:span text:style-name="Default_20_Paragraph_20_Font"><text:span text:style-name="T58">s</text:span></text:span>pinae conjungere, contra fecit; stomacho enim<text:line-break/>spina est propinquior sterno, venae autem cavae sternunt<text:line-break/>quam fpina est propinquius. Si quidem stomachus ab<text:line-break/>initio per totum colium spondylis invectus fertur; vas<text:line-break/>vero, quod a dextra cordis auricula fertur furfum, ve-<text:line-break/>na eque cavae est continuum (ob eamque causam medico-<text:line-break/>rum plerique ipfum venam cavam appeHant), prope ster-<text:line-break/>num est; et melius fuit utrique propinquum os quam<text:line-break/>remotum facere propugnaculum, et quam in partem con—<text:line-break/>tr ariam per totam thoracis capacitatem vas fublime du-<text:line-break/>cere. Praeterea autem aliud quoque commodum quod-<text:line-break/>dam ex hujusmodi positione utrique parabatur; stomacho^<text:line-break/>quidem, ut recta ad ventriculum fele excepturum acce-<text:line-break/>dat fpinae incumbens, neve cogatur per medium dia-<text:line-break/>phragma penetrare, quod necessarium foramen jam prius<text:line-break/>habebat in venae cavae transitu; venae vero cavae,</text:p>
      <text:p text:style-name="P33">quum ad jugulum pervenerit et arteriae a corde occur-<text:line-break/>rerit, ut parata sit positio opportuna. Statim autem cum<text:line-break/>hoc arteriae quoque servatur positio, ut, quum per col-<text:line-break/>lum divifae ferantur, arteriae quidem in profundo sint,<text:line-break/>venae. autem ipsis incumbant. Non solum igitur ex eo,.<text:line-break/>quod stomachus spinae sit impositus, et arteria, et vena,<text:line-break/>quae inferiora thoracis nutrit, sterno autem cava fubja-<text:line-break/>ceat, fed etiam ex eo, quod non aequali inter fe ordine<text:line-break/>stomachus et arteria et vena sint imposita, neque certe<text:line-break/>in medio stomachus sit situs, arteria autem in lateribus,<text:line-break/>sad quod haec quidem in mediis spondylia sit exporrecta^<text:line-break/>simul autem cum ea ad latera stomachus, optime a na-<text:line-break/>fu.ra <text:span text:style-name="Default_20_Paragraph_20_Font"><text:span text:style-name="T58">s</text:span></text:span>int constitutus. Quanto enim arteria stomacho ad<text:line-break/>vitam est principalior, tanto sedem tutiorem habuit^ cu-:<text:line-break/>jus rei non parva est demonstratio, quod per colli spon-<text:line-break/>dylos omnes, et quatuor primos, et thoracis medios<text:line-break/>stomachus .iter faciat. Neque enim, quum solus super</text:p>
      <text:p text:style-name="P33">spondylos vehebatur, e re fuisset, tutiore via relicta;<text:line-break/>aliam periculosiorem perfequi, -neque, cum. instrumento<text:line-break/>principaliori occurrit, non ei loco primario cedere..<text:line-break/>Porro vena ea, quae costas thoracis octo inferiores utrin-<text:line-break/>que alit, ceu minor arteria, juxta ea est extenfa; ve-<text:line-break/>rum de hac quidem paulo post, quum de venis agemus,<text:line-break/>tractabimus, ad arteriam vero rurfus revertemur. Quum<text:line-break/>enim maxima arteriarum (de qua agebam) per partes<text:line-break/>thoracis inferiores transit, utroque mittit propagines in<text:line-break/>ea loca, in quibus musculi sunt intercostales ; etenim ab<text:line-break/>ipsis pars maxima in hos musculus dividitur, perlabitur<text:line-break/>autem non exigua et in musculos thoracis externos.,<text:line-break/>Neque enim tutius neque compendiosius erat aliunde ar—<text:line-break/>terras ad eos duci, quemadmodum neque ad phrenas,<text:line-break/>nec ab usia alia arteria, nec ab alia ipsius parte, fed<text:line-break/>ab hac arteria, quae illic est sita, et parte. ejus ea, qua<text:line-break/>phrenas praeterlabitur. Quin esiam neque ventriculum,<text:line-break/>nec lienem, nec hepar denique praestiterat arterias aliunde,-</text:p>
      <text:p text:style-name="P33">recipere, quam ab hac <text:span text:style-name="Default_20_Paragraph_20_Font"><text:span text:style-name="T58">P</text:span></text:span>ola maxima, quum primum ad<text:line-break/>loca, quae funt fub phrenibus, pervenerit. Ab iisdem<text:line-break/>autem locis arteria esiam intestinis omnibus distribuitur,<text:line-break/>quod et mefenterii vertex prope erat situs, eratque ne-<text:line-break/>cesse illinc primum non arteriam modo , led venam<text:line-break/>etiam et nervum in omnes intestinorum flexus atque<text:line-break/>involucra dispertiri. Deinceps autem cum renes sint sili,<text:line-break/>in ipsius rursus maximum arteriarum par perrupit: fed<text:line-break/>de magnitudine quidem earum diximus, cum de renibus<text:line-break/>ageremus; cur autem non ex alia arteriae parte sint<text:line-break/>productae, nunc dicemus. Natura <text:span text:style-name="Default_20_Paragraph_20_Font"><text:span text:style-name="T58">P</text:span></text:span>ane videtur vasis<text:line-break/>maximis ut aquaeductibus uti ; ex omnibus enim lucis,<text:line-break/>per quae ea praetereunt, vicinis omnibus velut rivos<text:line-break/>quosdam ac canales mittit magnitudine discrepantes pro<text:line-break/>dignitate et ufu partium recepturarum ; omnes certe<text:line-break/>brevissimo intervallo mittit; quocirca et arteriae pars, quae<text:line-break/>in dextrum renem prorumpit, altiorem exortum habete</text:p>
      <text:p text:style-name="P33">quam ea, quae ad -sinistrum it, quod et renum ipsorum<text:line-break/>positio sit inaequalis, ut antea demonstravimus. Nemi-<text:line-break/>nem igitur mirari oportet, si arteriae sinistrae <text:span text:style-name="Default_20_Paragraph_20_Font"><text:span text:style-name="T58">s</text:span></text:span>iquae ^ad<text:line-break/>thoracem feruntur, ex eodem loco , quo dextrae , produ-<text:line-break/>cantur, productio vero in dextrum renem ea altior ex-<text:line-break/>titerit, quae fertur in sinistrum, pro utriusque lustrum en-<text:line-break/>torum eas recepturorum positione ; fed id potius admirari<text:line-break/>convenit, quod arteriae, quae ad testiculos. feruntur, eas<text:line-break/>ordine conloquuntur , quae accedunt ad renes. Siquideni<text:line-break/>quae a partibus sinistris proficiscitur,^ omnino aliquid<text:line-break/>perpetuo ex ea, quae fertur ad renes, assumit, nonium-<text:line-break/>quam autem etiam fola utitur; quae veto a dextris pro-<text:line-break/>ficifcitur , semper quidem ab ipfa magna arteria oritur;<text:line-break/>interdum autem assumit etiam aliquid ab ea, quae ad<text:line-break/>renem fertur. Quod autem eas oportebat quodammodo<text:line-break/>assumere nonnihil materiae impurae ac fetosae, libro<text:line-break/>decimoquarto demonstravimus. Quod vero, quum prope<text:line-break/>testiculos accesserint, flexu multiplici involvantur^ id quo—<text:line-break/>que, quanquam eo i libro diximus^ nihil tamen etiam nunc</text:p>
      <text:p text:style-name="P33">oberit memoria repetere, ne, quod nuper a me dictum<text:line-break/>fuit naturam . generatim in omnibus animalis partibus.<text:line-break/>fervore , id:, nisi ut decet exponatur, vitiari alicubi pu-<text:line-break/>tetur.Quum enim ad omnes, ut diximus, partes natura<text:line-break/>brevissimo. intervallo arterias et venas adducat, ad solos<text:line-break/>omnium testiculos et mammas non a propinquis vasis,<text:line-break/>sed ,a longinquis duxit, haudquaquam primi scopi oblita,<text:line-break/>sed meliorem alium secuta. Lac enim ac femen ex;<text:line-break/>sanguine exacte cocto generantur; coctionis autem per-<text:line-break/>fectionem tempus morae ac consuetudinis cum vaste fe-<text:line-break/>rente .ipsis tribuit; mora enim ex necessitate accidit in<text:line-break/>longioribus; longiora vero semper fiunt, quae a longinquo<text:line-break/>veniunt. Convenienter igitur testiculis ac mammis na-<text:line-break/>fura non a propinquis vasis, sed longissimo intervallo<text:line-break/>sanguinem ac spiritum adducit. Atqui, si femen ipsum<text:line-break/>confici exactius oportebat, stola intervalli longitudo ipsi<text:line-break/>non sufficiebat, quomodo lacti; s alioqui natura fuisset in-</text:p>
      <text:p text:style-name="P33">justa, si inaequalibus ac dissimilibus rebus aequalia ac si-<text:line-break/>milia omnino tribuisset. Ob eam igitur causam non a<text:line-break/>longinquo modo venas et arterias ad testrculos , ut ad<text:line-break/>mammas, deduxit, sied praeterea multipliciter eas prius,<text:line-break/>quam inflarat, involvit, diuturnam, opinor, ex eo cum<text:line-break/>vaste ferente consuetudinem ipsi materiae comparans. Sed<text:line-break/>venae quidem in hoc solo loco involvuntur, arteriae<text:line-break/>vero hic quoque, quomodo et venae, plurimum autem<text:line-break/>in plexu, quem retiformem appellant, propter eundem<text:line-break/>usum; nutriunt enim hae spiritum animalem, qui cere-<text:line-break/>bro continetur, qui certe multum ah aliis spiritibus na-<text:line-break/>tura discrepat: proinde nihil mirum est, si longissime<text:line-break/>deducto ac prius esaborato et omni rasione alterato^ in-<text:line-break/>digeat alimento. Alias autem haudquaquam invenias ar-<text:line-break/>terias aut venas .a longinquo ad usiam partem accedent<text:line-break/>tes, fed brevissimo intervallo omnes a magnis vasis pro-<text:line-break/>pagatas. . Verum de venis quidem paulo post disseremus;<text:line-break/>a magna autem arteria aliae funt post praedictas pro-</text:p>
      <text:p text:style-name="P33">ductiones ad musculos epigastrii, non enim ne ad .hos<text:line-break/>quidem musculos vasta aliunde brevissimo interstitio ad-<text:line-break/>duci poterant. Quin etiam et per totum iter magnae ar-<text:line-break/>terrae, quod a quinto thoracis spondylo auspicata per<text:line-break/>totam spinam iacit, aliae quaedam funt vastorum parvo-<text:line-break/>rum propagines in spinalem medullam prorumpentes, binae<text:line-break/>magna ex parte divisae, partemque fui non contemnen-<text:line-break/>danr retro mittunt ad musculos dorsale sec Penetrant au-<text:line-break/>tem intra ossa, qua ipsis inter sisse committuntur , qua-<text:line-break/>que nervi iulus foras feruntur; duplexque ad singulas<text:line-break/>commissiones est productio, quod et foramen est duplex,<text:line-break/>alterum quidem a dextris fpinae partibus , alterum vero<text:line-break/>a sinistris. Hae omnino quamplurimae funt per totam<text:line-break/>fpinam exiguarum arteriarum coiugationes , numero<text:line-break/>nervos, qui ex spinali medulla producuntur, aequantes;<text:line-break/>introque cum venis penetrat ad tenuem meningem, quae<text:line-break/>spinalem meduliam ambit. Atque etiam in unaquaque<text:line-break/>arteriae productione ea, quae est velut truncus aliarum,</text:p>
      <text:p text:style-name="P33">quaeque in media fpina est porrecta, minor quam ante<text:line-break/>efficitur; . quemadmodum et trunci arborum post produ-<text:line-break/>ctos ramos, et fluviorum fluxus post rivulorum deriva-<text:line-break/>diones. Quare, si comparaveris ejus magnitudinem, quae<text:line-break/>est ad quintum thoracis spondylum, cum magnitudine<text:line-break/>ejusdem, quae est ad ultimum spinae <text:span text:style-name="Default_20_Paragraph_20_Font"><text:span text:style-name="T58">spond</text:span></text:span>y<text:span text:style-name="Default_20_Paragraph_20_Font"><text:span text:style-name="T58">lum, </text:span></text:span>multo<text:line-break/>minor tibi facta esse videbitur. Quin etiam, quanquam<text:line-break/>vena cava ad spinam altior arteria superne deorsum fera-<text:line-break/>tur, hoc tamen loco arteriae fubjacet;. utramque enim<text:line-break/>oportebat eam, quam initio adepta erat, positionem reti-<text:line-break/>nere, quum aliud nihil cogit ipsam immutari, spsnmque<text:line-break/>vas tenuius crassiore invehi. Postea vero quam dorsum<text:line-break/>praetergressae in crura essent dividendae , satius fuit in<text:line-break/>istis, ut in toto etiam animali, venas arteriis esse fupe-<text:line-break/>rIores, rpsarumque situm non commutari, quo tutior esset<text:line-break/><text:span text:style-name="Default_20_Paragraph_20_Font"><text:span text:style-name="T58">x-- vsa</text:span></text:span>ra delatio. Non tamen ne corporum<text:line-break/>quidem, quae <text:span text:style-name="Default_20_Paragraph_20_Font"><text:span text:style-name="T58">s</text:span></text:span>unt ad os latum, natura fuit immemor,<text:line-break/>fed iis quoque venas et arterias, . prout. <text:span text:style-name="Default_20_Paragraph_20_Font"><text:span text:style-name="T58">ips</text:span></text:span>orum magnitusu</text:p>
      <text:p text:style-name="P33">do et usus postulabat, distribuit; si quidem vesicae exi-<text:line-break/>gua, magna vero ac duplicia matricibus vasa inferuit, ut<text:line-break/>quae non solas ipsas matrices , <text:span text:style-name="Default_20_Paragraph_20_Font"><text:span text:style-name="T58">s</text:span></text:span>ed foetum esiam in ipsis<text:line-break/>matricibus concipiendum essent nutritura. Quae igitur a<text:line-break/>locis renibus propinquis ad testiculos perveniunt, usque<text:line-break/>ad iplarum fundum disseminantur ; quae vero . tum ad<text:line-break/>partes, quae ad colium matricum pertinent, tum ad eas,<text:line-break/>quae sunt infra post testiculos, perveniunt, a vasis, quae<text:line-break/>ad crura feruntur, producuntur eodem loco, unde in<text:line-break/>mafculis ad virgam accedunt, id est, ex lumbis. Ex his<text:line-break/>autem locis rursus vasta venofa sursum feruntur, quae<text:line-break/>propter communionem cum lis vasis conjunguntur, quae<text:line-break/>deorsum a mammis feruntur, quorum libro decimo quarto<text:line-break/>fecimus mentionem. Hae itaque venae in profundo sibi<text:line-break/>occurrunt, aliae vero in superficie parte externa finis<text:line-break/>musculorum epigastrlisi prope inguen. An rr^et.vms<text:line-break/>una conjugatio exiguorum valorum ad ea,- qu aemuli pu-<text:line-break/>densium .pertinent, accedit^ Reliqua conjugatio -venarum,</text:p>
      <text:p text:style-name="P33">quae mammis et thoraci cum partibus genitalibus funt<text:line-break/>communes, venis, quae .deorsum a mammis in superficie<text:line-break/>feruntur, occurrit. Diximus autem antea de vasis, quae<text:line-break/>ad crura feruntur, quod itinere tutissimo per partes in-<text:line-break/>ternsts exporrecta ferantur. Hoc enim itinere progredi-<text:line-break/>entia, parte anteriore et externa totum crus ante fe in-<text:line-break/>scar propugnaculi objectum erant habitura ; parte vero<text:line-break/>interna, qua feruntur, musculos, qui illic funt m<text:span text:style-name="Default_20_Paragraph_20_Font"><text:span text:style-name="T61">axim</text:span></text:span>i,<text:line-break/>fub illos enim et per hos transeunt; ad inguen autem<text:line-break/>natura magnas glandulas in ipsorum divisiones velut ful-<text:line-break/>ci mentum quoddam indidit, et ad ver<text:span text:style-name="Default_20_Paragraph_20_Font"><text:span text:style-name="T58">i</text:span></text:span>us externas injurias<text:line-break/>operimentum ohjeciL Magna igitur vasta in nulla artuum<text:line-break/>parte, neque in pedibus, neque in manibus per fum-<text:line-break/>mam superficiem apparent, fed intus in prosim do (ut di-<text:line-break/>ximus) abdita feruntur, eo que magis arteriae, quam ve-<text:line-break/>nae, quo majoris <text:span text:style-name="Default_20_Paragraph_20_Font"><text:span text:style-name="T58">E</text:span></text:span>unt momenti, periculaque majora ex<text:line-break/>sanguinis profluvio; si f<text:span text:style-name="Default_20_Paragraph_20_Font"><text:span text:style-name="T58">o</text:span></text:span>etae fuerint; asserant. Nonnulla<text:line-break/>vero exigua etians ad cutim necessario ^pervadunt, ali-</text:p>
      <text:p text:style-name="P33">mentum partibus, quae Illic funt, praebitura. De distri-<text:line-break/>butione autem ipsorum in singulos musculos cuperem<text:line-break/>nonnihil nunc quoque attingere , <text:span text:style-name="Default_20_Paragraph_20_Font"><text:span text:style-name="T58">s</text:span></text:span>ed video tractationem<text:line-break/>de iis prolixam admodum futuram. Proinde satius mihi<text:line-break/>videtur, ubi fcopos constructionis fuero persecutus, ip-<text:line-break/>forum particularem disquisitionem ad opus de anatomicis<text:line-break/>administrationibus remittere, in quo alia etiam pleraque<text:line-break/>hic a me omissa perfecte absolventur. . Nam opus istud<text:line-break/>olim duobus commentariis fueram complexus, nunc au-<text:line-break/>tem visium mihi fuit aliam longiorem scribere exposilio-<text:line-break/>nem, quae particularem omnium contineat enarrationem.</text:p>
      <text:h text:style-name="Heading_20_2" text:outline-level="2">Cap. XI. </text:h>
      <text:p text:style-name="P84">Redeo igitur jam ad alteram arteriarum,<text:line-break/>quam a.- corde ad colium, et scapulas, et manus, et fa-<text:line-break/>ciem, et totum denique caput cernas distribui. Haec<text:line-break/>enim in ipfo per thoracem transitu, quomodo ea quae<text:line-break/>fertur deorfum, musculis intercostalibus, et spinali me-<text:line-break/>duliae , et iis quae funt extra thoracem, mittit propagi-<text:line-break/>nes , et praeter has etiam mittit eas, quae ad mammas</text:p>
      <text:p text:style-name="P33">eunt, de quarum ufu antea diximus, tum autem eas, quae<text:line-break/>et ad scapulas et ad manus accedunt. Quod autem ex<text:line-break/>iis est reliquum, , una scilicet utrinque arteria fertur fur-<text:line-break/>fum ad caput. Ab his certe vasis distributiones omnes<text:line-break/>faciei et colli partes contexunt. Ex eis autem, quae in.<text:line-break/>fcapulas dividuntur, musculi spinales propagines reci-<text:line-break/>piunL Ab his autem. ipsis, quum primum ad colium ex-<text:line-break/>tra thoracem emicuerint, feruntur propagines per fora-<text:line-break/>mina cujusque fex primarum vertebrarum, quae fiunt. ad<text:line-break/>latera, usque ad caput. Non enim amplius itidem ar-<text:line-break/>tersa in vertebris ipsis est exporrecta, quomodo in tota<text:line-break/>spina. Musculi enim , qui antrorsum caput detrahunt,<text:line-break/>omnino erant hoc in loco constituendi, quum alio trans-<text:line-break/>poni non possent; atque esiam stomachum in iis, et<text:line-break/>ante ipsum asperam arteriam collocari erat necesse, ut,<text:line-break/>quum de ipsis seorsum ageremus, demonstravimus. Non<text:line-break/>igitur licebat ipfam sic similiter in spinalem medullam</text:p>
      <text:p text:style-name="P33">inseri. sal etiam naturae opus mihi videtur admirabile,<text:line-break/>cujusmodi ab ipsis artificibus fieri saepe sisset, si quid af-<text:line-break/>fabre sint facturi; sculpunt enim id subinde ac perfo-<text:line-break/>rant, et circumradunt, quo venustum efficiant. Quum<text:line-break/>enim hic quoque natura posset apophysibus vertebrarum<text:line-break/>lateralibus pro ipsarum propugnaculo usia sursum ad ca-<text:line-break/>put usque arterias, quae in spinalem medullam iturae<text:line-break/>erant, ducere, non ita fecit, neque foto dicto praesidio<text:line-break/>fuit contenta, fed singulas apophyfes perforans concinne<text:line-break/>simul et in orbem iter vasis ipsam foraminum seriem<text:line-break/>munivit. Tanquam autem serie continuata ap op hostes<text:line-break/>inter se sint structae, non magnum inter foramina est<text:line-break/>intervallum , qua nervis, qui a spinali medulla profici-<text:line-break/>fcuntur, est exortus; ea certe ab arteria exigua quaedam<text:line-break/>propago in spinalem medullam accedit. Usa est enim<text:line-break/>simul hic quoque natura foramine nervi ad vasa intro-<text:line-break/>nnttenda, non arteriam solum, fed etiam venam cum ea</text:p>
      <text:p text:style-name="P33">trajiciens. Finis aulum vasorum, quae sursum usque ad<text:line-break/>caput feruntur, postquam primum spondylum est egressus,<text:line-break/>bifariam dividitur ; altera quidem parte ad cerebrum<text:line-break/>posterius intro fertur, reliqua vero ad musculos articulo<text:line-break/>capitis circumfusos disseminatur-, finibus vastorum, quae<text:line-break/>in tenui meninge funt locata, ipfum conjungens; .mu-<text:line-break/>sicinos autem, qui <text:span text:style-name="Default_20_Paragraph_20_Font"><text:span text:style-name="T58">s</text:span></text:span>unt in superficie et cute, vastorum<text:line-break/>propagines, quae funt in scapulis , contexunt. Nusquam<text:line-break/>enim in corpore mufculum uHum invenias, qui vena et<text:line-break/>arteria careat, sed in omnes ipfos tutissime ac minimo<text:line-break/>intervallo ex propinquis locis prorumpunt. Nam et ar-<text:line-break/>teriarum -coiugationem, quae ad manus eunt, natura<text:line-break/>non nudam neque in superficie, sed, quoad maxime li-<text:line-break/>cluit, intus in profundissimo abdens antrorsum d<text:span text:style-name="Default_20_Paragraph_20_Font"><text:span text:style-name="T61">uxi</text:span></text:span>t, in<text:line-break/>axillis quidem, ubi primum in propinquos musculos divi-</text:p>
      <text:p text:style-name="P86"><text:span text:style-name="T10">d</text:span><text:span text:style-name="T1">untur, superne ac deorsum glandulas validas divisioni- </text:span></text:p>
      <text:p text:style-name="P36">bus velut fulcimentum quoddam Inserens, vasis <text:span text:style-name="T11">autem</text:span><text:line-break/>ipsis extrinsecus quasi operculum. quoddam et propugna-</text:p>
      <text:p text:style-name="P33">culum injiciens, ut in inguinibus, ita per internum bra-<text:line-break/>chium in mufculos omnes distribuens deduxi- Inde<text:line-break/>rurfus tuto per internam ac mediam gibbi cubili dear-<text:line-break/>ticulationem ad cubitum deducens quoquoversus disper-<text:line-break/>tivit, nullius oblita musculi, sed pro cujusque dignitate<text:line-break/>omnibus vas magnitudine conveniens distribuens. De<text:line-break/>quibus etiam ipsis , quemadmodum et de iis , quae cruri-<text:line-break/>bus insunt, in libris de anatomicis administrationibus<text:line-break/>tractavimus.</text:p>
      <text:h text:style-name="Heading_20_2" text:outline-level="2">Cap. XII. </text:h>
      <text:p text:style-name="P87">ln praesenti vero pauca dicam de reli-<text:line-break/>quo arteriarum pari, quod antiquo quidem nomine ca-<text:line-break/>rotidas appellant. Fertur autem id rectum sursum ad<text:line-break/>caput,, in profundissimis colli partibus abditum. In ipfo<text:line-break/><text:span text:style-name="T1">v</text:span><text:span text:style-name="T12">e</text:span><text:span text:style-name="T1">ro</text:span> transitu et musculis, qui illic sint, et glandulis,<text:line-break/>et <text:span text:style-name="T1">ve</text:span><text:span text:style-name="T12">ni</text:span><text:span text:style-name="T1">s</text:span> <text:span text:style-name="T1">ob</text:span><text:span text:style-name="T12">s</text:span><text:span text:style-name="T1">curae</text:span> quaedam ab ipsis propagines inseruntur,</text:p>
      <text:p text:style-name="P88"><text:span text:style-name="T12">quemadmodum et ipsi spinali medullae ; quo loco non</text:span><text:line-break/><text:span text:style-name="Default_20_Paragraph_20_Font"><text:span text:style-name="T14">modo arteriae, sed venae etiam, quae ibi in profundo</text:span></text:span><text:line-break/>arteriis funt propinquae, ubi <text:span text:style-name="Default_20_Paragraph_20_Font"><text:span text:style-name="T64">t</text:span></text:span><text:span text:style-name="T64">ex</text:span><text:span text:style-name="Default_20_Paragraph_20_Font"><text:span text:style-name="T64">t</text:span></text:span><text:span text:style-name="T64">a</text:span> ac septima vertebra</text:p>
      <text:p text:style-name="P33">inter fe committuntur, dividuntur. Nam arteriarum pars<text:line-break/>altera recta per foramina cujusque fex primarum verte-<text:line-break/>brarum, quae funt in apophyfibus lateralibus, fertur,<text:line-break/>quemadmodum in libris de anatomicis administrationibus<text:line-break/>docuimus; altera vero obliqua foli sexto invehitur; id-le<text:line-break/>circo haec major aliis vertebris extitit. Cum igitur utrae--<text:line-break/>que arteriae carotides bifariam dividantur, et altera qui-<text:line-break/>dem pars retrorsum magis eat, altera vero antrorsum,<text:line-break/>rursum harum utraque bifariam dividitur. Deinde altera<text:line-break/>pars ejus , quam antrorsum tendere diximus , ad linguam.<text:line-break/>accedit et internos maxillae inferioris musculos; altera<text:line-break/>vero magis quidem in superficie quam ilia est locata^<text:line-break/>magis tamen et ipsa glandulis tecta sursum ad interiora<text:line-break/>aurium usque ad temporalem musculum fertur, ibique<text:line-break/>dividitur, atque a posterioribus sursum usque ad verti-<text:line-break/>cem ascendit; quo loco valorum fines, quae sunt in sini-<text:line-break/>stro capite , cum eis , quae funt in dextro , et internorum<text:line-break/>cum externis passim committuntur.- Reliqua vero arte-</text:p>
      <text:p text:style-name="P33">riae carotidis pars, quam retro magis ferri dicebam,<text:line-break/>dividitur et ipfa in duas partes maximas primum parti-<text:line-break/>bus inaequalibus ; quarum minor retro magis ad basim<text:line-break/>cerebelli ascendit, magno ac praelongo for<text:span text:style-name="Default_20_Paragraph_20_Font"><text:span text:style-name="T61">amin</text:span></text:span>e ip<text:span text:style-name="Default_20_Paragraph_20_Font"><text:span text:style-name="T61">sam<text:line-break/></text:span></text:span>excipiente, quod est An fine futurae inferioris lambdoidis;<text:line-break/>reliqua vero anterioribus partibus per foramen, quod est<text:line-break/>in osse petrosi^ , rursum fertur et ipsa ad plexum retifor-<text:line-break/>mem. Quem ego prius dixi toti fere basi cerebri fuh-<text:line-break/>jacere, quique ex memoratis arteriis generatur, et ufum<text:line-break/>praestat insignem, fed, si ulla alia pars, praestantissimum;<text:line-break/>ob eamque causam natura loco omnium tutissimo ipfum<text:line-break/>constituit; de quo non est cur plura verba faciam,<text:line-break/>dictum enim mihi prius de eo abunde fuit, quum par--<text:line-break/>tes cerebri exponerem; ubi autem id tantum ad] e cero,<text:line-break/>furem praefenti plexus retiformis expositioni imponam^<text:line-break/>In cerebrum quidem ipsum par arteriarum haudquaquam<text:line-break/>exiguum ascendit, ex quo plexus choroïdes, qui est in</text:p>
      <text:p text:style-name="P33">ventriculis cerebri, generatur, ac venis, quae ibi funt,<text:line-break/>permixtis tendi meningi contexitur. Aliae vero exig<text:span text:style-name="Default_20_Paragraph_20_Font"><text:span text:style-name="T61">ua</text:span></text:span>e<text:line-break/>in posteriora et anteriora feruntur; quarum illae qui-<text:line-break/>dem ad cerebellum et spinalis me duliae productionem<text:line-break/>pertinent, hae vero ad oculorum sedes una cum nervis<text:line-break/>opticis feruntur; committunturque fines vastorum poste-<text:line-break/>ri orum iis vasis, quae Rufum per foramina vertebrarum<text:line-break/>colii feruntur, ut non ita pridem docuimus, eorum<text:line-break/>vero, quae antrorsum ad oculos eunt, <text:span text:style-name="Default_20_Paragraph_20_Font"><text:span text:style-name="T58">sines eum eie com-<text:line-break/>mittuntur,</text:span></text:span> quae sunt in facie et naso. Ut vero fumma-<text:line-break/>tim dicam, natura in facie et toto capite arterias qui—<text:line-break/>dem quam pluri mas cum arteriis, venas autem cum venis;<text:line-break/>tum a dextris ad sinistra, tum ex sinistris ad dextra, tum<text:line-break/>a parte anteriore ad posteriorem, et rursus a posteriore<text:line-break/>in anteriorem., et ab externis intro, et ab internis foras<text:line-break/>ducens committit; quandoquidem et per ossa capitis inve-<text:line-break/>Hias arterias quamplurImas exiguas velut fibras quasdam<text:line-break/>a crassa meninge^ extra tendentes, et ab externis intro</text:p>
      <text:p text:style-name="P33">subeuntes, sibique mutuo utrasque ad ossium commissuras<text:line-break/>conjunctas. Commiscentur autem arteriae venis, et ve-<text:line-break/>nae arteriis , et utraque haec nervis , et his ambobus<text:line-break/>nervi in toto corpore animalis; quod multis locis clare<text:line-break/>deprehendunt ii, qui accuratius in dissectionibus versan-<text:line-break/>tur, vastorum enim exiguitas non facile deprehenditur,<text:line-break/>nisi mentem admodum intendas, in dissectio nibusque sis<text:line-break/>versatus. Quin et totius hujus connexionis ustum esse<text:line-break/>necessarium est perspicuum, si demum nutriri, et sentire,<text:line-break/>et caloris nativi symmetriam partibus omnibus animalis<text:line-break/>conservare ex usu est futurum; arteriae e<text:span text:style-name="Default_20_Paragraph_20_Font"><text:span text:style-name="T61">nim</text:span></text:span> et venae<text:line-break/>parsis cujusque sensius omnino funt expertes, sive ilias<text:line-break/>frangere velis, sive urere, sive incidere, sive laqueis ex-<text:line-break/>cipere. Hoc autem loco ferre oportet, id omnibus pro-<text:line-break/>pemodum arteriis et venis inesse , quod , quum in<text:line-break/>musculum, vel vi<text:span text:style-name="Default_20_Paragraph_20_Font"><text:span text:style-name="T58">s</text:span></text:span>cus, vel omnino in partem aliquam<text:line-break/>inferuntur, tenues quasdam propagines corporibus cir-</text:p>
      <text:p text:style-name="P33">cumfusis semper mittant; venae quidem numero inter-<text:line-break/>dum quamplurimas et mole corporis ^insignes, arteriae<text:line-break/>autem numero quidem illis pauciores, ut plurimum au-<text:line-break/>tem magnitudine quoque inferiores, mittunt tamen et<text:line-break/>ipsae. Causa vero hujus est, quod partes omnes alimento<text:line-break/>indigent, calidae, frigidae, durae, molles; ut autem<text:line-break/>caloris nativi modus ad unguem conservetur, non am-<text:line-break/>plius similiter omnes postulant: nam partes, quae natu-<text:line-break/>rali temperamento fiunt frigidae, etiamsi ad ultim<text:span text:style-name="Default_20_Paragraph_20_Font"><text:span text:style-name="T61">um</text:span></text:span> ali-<text:line-break/>quando venerint frigiditatis, sustinent tamen et vivunt,<text:line-break/>et rursus sine molestia recalescunt. Demonstravimus au-<text:line-break/>tem haec omnia tum alibi, tum in commentariis de ufu<text:line-break/>respirationis et pulsuum: neque oportet in hoc opere<text:line-break/>(quod initio statim diximus) . alicujus actionis naturalis<text:line-break/>demonstrationem requirere, nam actionum cognitio ustus<text:line-break/>inventionem praecedit; proinde post ilias plane cognitas<text:line-break/>haec a nobis scribuntor, in quibus explicandis pro hy-</text:p>
      <text:p text:style-name="P33">pothesi illis utimur; quae tamen et ipsa vicissim con-<text:line-break/>firmant, nos ea, quae adactionem pertinent, recte de-<text:line-break/>monstrasse.</text:p>
      <text:h text:style-name="Heading_20_2" text:outline-level="2">Cap. Xlll. </text:h>
      <text:p text:style-name="P89">Invenias igitur venas quasdam fine ar-<text:line-break/>terris, fed arteriam nullam sine fua conjuge vena. lu-<text:line-break/>telligere autem hic oportet arteriam conjugem, non eam,<text:line-break/>quae tangit aut quae per membranas eis est conjuncta,<text:line-break/>(inest enim id quoque plurimis,) fed eam, quae propter<text:line-break/>-eundem usum extiterit. Intelliges autem planius quod<text:line-break/>dico in ipfa sermonis enarratione. Quemadmodum enim<text:line-break/>arteria,. quae ex sinistro cordis ventriculo producitur,<text:line-break/>truncus est arteriarum, quae in toto sunt animante; om- -<text:line-break/>nes enim arteriae (ut demonstravimus) ab ea ducunt ori-<text:line-break/>ginem; eodem modo venae <text:span text:style-name="Default_20_Paragraph_20_Font"><text:span text:style-name="T58">i</text:span></text:span> quae in totum animantis<text:line-break/><text:span text:style-name="Default_20_Paragraph_20_Font"><text:span text:style-name="T58">corpus</text:span></text:span> sunt diffusae, a vena cava s<text:span text:style-name="Default_20_Paragraph_20_Font"><text:span text:style-name="T58">u</text:span></text:span>nt exortae, velut<text:line-break/>rami quidam a trunco. Arteriis vero, quae a corde in<text:line-break/>pulmones sim t dississae, quae funt velut radices, propor-<text:line-break/>tione respondent eae venae, quae funt ad ventriculum,<text:line-break/>lienem, et mefenterium: iis autem arteriis, quae limt in</text:p>
      <text:p text:style-name="P33">corde, venae, quae sunt in hepate, respondent. Atque<text:line-break/>etiam ex venae cavae partibus, quae deorsum ad spinam<text:line-break/>fertur, eam mihi intellige proportione respondere parti<text:line-break/>magnae arteriae majorr, quae fertur deorsum , eam vero,<text:line-break/>quae fur<text:span text:style-name="Default_20_Paragraph_20_Font"><text:span text:style-name="T58">i</text:span></text:span>um fertur ad jugulum, minori. Aliam vero om-<text:line-break/>nem ab his distributionem , eam quidem, quae fertur p e-<text:line-break/>nes arterias, pariter divisionem habere arteriarum divi-<text:line-break/>sioni respondentem, quam ego in arteriis exposui e<text:span text:style-name="Default_20_Paragraph_20_Font"><text:span text:style-name="T61">am<text:line-break/></text:span></text:span>vero, quae feorfum aliquando est siejuncta, in genere qui-<text:line-break/>dem artis et fcopi contineri, qui arteriis inest, dissidere<text:line-break/>vero propter usus quosdam peculiares atque eximios, quos<text:line-break/>ego nunc persequar.</text:p>
      <text:h text:style-name="Heading_20_2" text:outline-level="2">Cap. XIV. </text:h>
      <text:p text:style-name="P89">Natura partibus omnibus venas cum<text:line-break/>summa aequitate distribuat, iis quidem, quae ejusdem<text:line-break/>sunt generis, pro foto generis discrimine, iis vero, quae<text:line-break/>diversi sunt generis, pro copia substantiae, quae ab ipsis<text:line-break/>defluit, propter quam animantium corpora alimento in-<text:line-break/>digent; quandoquidem, si nihil deflueret neque vacuaretur,<text:line-break/><text:span text:style-name="Default_20_Paragraph_20_Font"><text:span text:style-name="T58">s</text:span></text:span>ed ipstorum habitus idem perpetuo maneret, quid esset,</text:p>
      <text:p text:style-name="P33">quod alimentum appeterent, aut senectam aut mortem<text:line-break/>formidarent? Quum igitur nutriri corpora sit necesse,<text:line-break/>quod ea vacuentur, alimentum aequale sit oportet co-<text:line-break/>piae ejus substantiae, quae definit<text:span text:style-name="Default_20_Paragraph_20_Font"><text:span text:style-name="T58">e</text:span></text:span> Defluit autem plu-<text:line-break/>rimum quidem a calidis ac moHibus corporibus, et iis,<text:line-break/>quae moventur assidue aut vehementer; minimum autem<text:line-break/>a frigidis, et duris, et quae moderatas obeunt actiones.<text:line-break/>Frigus enim corpora denfat, cogit, ac constringit, pro-<text:line-break/>hibetque substantiae defluvium; calor vero contra cor-<text:line-break/>pora rarefacit, liquat, tenuat, ac digerit. Quin etiam<text:line-break/>et quod ad substantiam ipfam attinet, quae durior qui-<text:line-break/>dem est et lapidea, permanens est, nec facile dissipatur;<text:line-break/>quae vero humida est ac mollis, celeriter quidem a ca-<text:line-break/>lore in halitus resolvitur, eoque cito perit atque exhalat.<text:line-break/>Pulmoni igitur omnia insunt, quae ad celerem vacuatio-<text:line-break/>nem pertinent, nam et mollissimus est et calidissimus,<text:line-break/>motuque agitatur perpetuo. Ossibus vero infiunt velut ex<text:line-break/>diametro cum eo pugnantia, etenim frigida funt, et du-<text:line-break/>ra, bonamque totius vitae partem quiescunt; ob eas certe</text:p>
      <text:p text:style-name="P33">Causas perdurat ipsorum substantia , i nec facile dissolvitur. -<text:line-break/>Ne igitur mireris, si iis quidem natura exiguas adeo tri-<text:line-break/>huit venas, ut ne clare quidem appareant, etiamsi uni--<text:line-break/>mal magnum fuerit, pulmoni vero vena maxima a corde<text:line-break/>est inferta; ut enim alia juste, ita hoc quoque fecit, L<text:line-break/>tantum utrisque mittens alimentum , . quanto indigebant.<text:line-break/>Nunc itaque duas partes inter fe comparavi, quarum al--<text:line-break/>tera quidem plurimo, altera vero paucissimo eget ali-<text:line-break/>mento: in medio vero harum funt omnes aliae, quarum<text:line-break/>aliae quidem magis, aliae vero minus vacuantur, alisllen-<text:line-break/>toque indigent. Nonnullae autem tametsi substantia sint<text:line-break/>duriores, ut cor, tamen propter caloris nativi copiam<text:line-break/>alimentum copiosius consumunt; . aliae vero, quanquam<text:line-break/>funt molliores, ut cerebrum, minus tamen ob caloris<text:line-break/>inopiam dissolvuntur. Vena igitur omnium maxima,<text:line-break/>quae animali insunt, , ex hepate in utramque corporis<text:line-break/>nostri partem enascitur, superiorem scilicet et inferio-</text:p>
      <text:p text:style-name="P33">rem<text:span text:style-name="Default_20_Paragraph_20_Font"><text:span text:style-name="T58">i</text:span></text:span> I Prope ipsum autem venae latae ac breves ad re-<text:line-break/>nes deciduntur) non hercule quod multo alimento ege-<text:line-break/>ant,. fed quod (ut ostendimus) hae venae sint tanquam<text:line-break/>stomachi attrahentes, renibus que subtrahendis <text:span text:style-name="Default_20_Paragraph_20_Font"><text:span text:style-name="T58">P</text:span></text:span>erosis ex-<text:line-break/>crementis inservientes. Reliqua vero omnis earum dis-<text:line-break/>tributio in tota spina et cruribus eo modo habet, quo<text:line-break/>modo Tn arteriis; . nusquam enim vena ab arteria relin-<text:line-break/>quitur., fed, ubi vas arteriosum videris, ibi necesse est<text:line-break/>venam esiam esse, paucis tamen venis in corpora, quae<text:line-break/>ad cutim pertinent, sine arteriis divisis; id quod acci-<text:line-break/>dit rn manibus, et cruribus, et iisdem externis atque<text:line-break/>anterioribus potissimum, quod partes hae positionem ha-<text:line-break/>beant minus praecipuam, quam internae, quomodo et<text:line-break/>in aliis omnibus partibus. Atque etiam distributio om-<text:line-break/>nis venarum in intestina, quam a portis hapalis habent,<text:line-break/>simul cum arteriis fit; praeterea ea, quae fit in omentum,<text:line-break/>ventriculum, et lienem , in quae omnia vena unica di-</text:p>
      <text:p text:style-name="P33">viditur, quae ab hepate quidem oritur, incipit autem ibi<text:line-break/>dividi cum arteriis, quae a magna oriuntur, ubi prI-<text:line-break/>inum diaphragma superavit. Haec itaque omnia videntur<text:line-break/>a natura provide fuisse comparata, ven aeque thoraci a<text:line-break/>cava opportunissime distributae ; qua enim prunum fertur.<text:line-break/><text:span text:style-name="Default_20_Paragraph_20_Font"><text:span text:style-name="T58">s</text:span></text:span>ursum a gibbis hepatis, jam inde ad diaphragma ma-<text:line-break/>gnas propagines mittit; ubi vero cor jam attingit, ibi<text:line-break/>eam, quae octo costas utrinque alit; emittit. Quam si<text:line-break/>videris, quo pactos ex alto velut suspensam ad fpinam<text:line-break/>usque traiecerit, propinquis ipsam corporibus fulciens,<text:line-break/>certo sido , quod hic quoque naturae artificium ac pro-<text:line-break/>videntiam videbis non contemnendam. Diximus autem<text:line-break/>prius in hoc opere de iis, quae cordi insunt ac pulmo-<text:line-break/>nibus, et id genus aliis. Dixintus etiam et de vasis,<text:line-break/>quae ad mammas et testes feruntur, dum communiter<text:line-break/>de venis et arteriis ageremus, quod utraeque commu-<text:line-break/>nem ufum haberent. Pari modo et eum de arteriis</text:p>
      <text:p text:style-name="P33">ageremus, de venis diximus, quae ad manus perveniunt,<text:line-break/>quod communis utrarumque sit ratio ; ub enim in cruri-<text:line-break/>bus., ita et hic in externis atque anterioribus brachii<text:line-break/>partibus natura proprias mittit venas. per .^superficiem<text:line-break/>sine arteriis. De quarum distributione in quamque par-<text:line-break/>tem praeterea et de transitu per totum brachium et<text:line-break/>crus sin libris de anatomicis administrationibus dicturum<text:line-break/>me recepi. Quemadmodum autem liic <text:span text:style-name="Default_20_Paragraph_20_Font"><text:span text:style-name="T58">brachium et</text:span></text:span> crua<text:line-break/>una vena superat , ita et in collo in superficie est altera<text:line-break/>vena jngularis sine conjuge; arteria vero una utraque<text:line-break/>parte sinistra et dextra. Per profundum- vero una cum<text:line-break/>arteriis., quas carotidas vocant, quae illic, funt jugulares,<text:line-break/>eodem modo dividuntur, nisi quod ad plexum retifor-<text:line-break/>mem (ut, quum de diis ageremus ,. indicavimus) arteria<text:line-break/>magna fertur furtum per foramen, quod est in osse pe-<text:line-break/>trolo; ad cerebrum vero fertur, quod venarum jugula-<text:line-break/>rium, quae per profundum feruntur, est reliquum, per<text:line-break/>foramen aliud nervorum fertae conjugationis. Diximus</text:p>
      <text:p text:style-name="P49">etiam de vasis, quae sunt in ipso cerebro, quando partium<text:line-break/>ipsius usus exponeremus. Tempus certe est, ut jam li-<text:line-break/>brum hunc finiamus.<text:tab/>sasu</text:p>
      <text:h text:style-name="P55" text:outline-level="1"><text:span text:style-name="Default_20_Paragraph_20_Font">GALENI I]E VSV PARTIVIT CORPO-<text:line-break/>RIS IIVAIANI<text:line-break/>LIBER XVII.</text:span></text:h>
      <text:h text:style-name="Heading_20_2" text:outline-level="2">Cap. L</text:h>
      <text:p text:style-name="P89"><text:s/>Tollimus mihi hic liber adhuc de usu par-<text:line-break/>tium corporis humani superest; nihil enim relinquitur,<text:line-break/>cujus speciatim non meminerimus. Sed quoniam usus<text:line-break/>in omnibus non est aequalis, neque idem, satius utique<text:line-break/>fuerit de his definivisse, et quod cuique ipsorum est pro-<text:line-break/>prium, indicasse. Partia igitur actio ab ejusdem usu (ut<text:line-break/>antea diximus) differt, quod actio quidem motus quidam</text:p>
      <text:p text:style-name="P36"><text:span text:style-name="Default_20_Paragraph_20_Font"><text:span text:style-name="T56"/></text:span></text:p>
      <text:p text:style-name="P33">est activus, ufus vero nihil aliud est quam quod vulgo<text:line-break/>appellatur utilitas seu ad utendum aptitudo quaedam.<text:line-break/>Porro acsionem motum esse dixi activum, quod plerique<text:line-break/>motus fiant patiendo, quos lane passivos esiam nuncu-<text:span text:style-name="Default_20_Paragraph_20_Font"><text:span text:style-name="T58">i<text:line-break/></text:span></text:span>p aut qui. tum partibus quibusdam accidunt, quum ab<text:line-break/>aliis moventur. ls enim motus inest ossibus , quae in<text:line-break/>bracinis et cruribus funt, fitque a musculis, qui ipsis in-<text:line-break/>funt, nunc quidem extra, nunc autem intra ad dearli-<text:line-break/>culaliones ossa moventibus. Quod si ipfum primum Illo-<text:line-break/>vens (quod est princeps animae facultas) respexeris, Illu-<text:line-break/>fculi rationem instrumenti habebunt, sta id os, quod.<text:line-break/>ab ipsis movetur, et .hanc et efficientis <text:span text:style-name="Default_20_Paragraph_20_Font"><text:span text:style-name="T58">habebunt rationem,.<text:line-break/></text:span></text:span>Primus itaque ufus animalibus ab actionibus accedit, fe-<text:line-break/>cundus a partibus; nullam enim partem propter fe ip-<text:line-break/>fam habere cupimus; supervacanea enim ita. esset, si<text:line-break/>actione esset orbata, et abscindenda potius, quam optan-<text:line-break/>da. Praeterea, si qua esset in corpore animalis pars ejus-<text:line-break/>modi, haudquaquam diceremus, ejus aliquem esse usum;<text:line-break/>quum autem neque in homine ulla sit ejusmodi, neque</text:p>
      <text:p text:style-name="P33">in alio. animali, idcirco. naturam praedicamus esse arsi-<text:line-break/>ficiosam. Equidem, quod mihi accidit, quum primum ele-<text:line-break/>pbanta sum conspicatus, referam; quod facile intelligent,<text:line-break/>qui id animal funt conspicati; qui autem non viderunt,.<text:line-break/>non magno negotio. intelligent, si modo mentem iis, quae<text:line-break/>dicturus fum,. attenderint. Habet enim hoc animal,. quo<text:line-break/>luco aliis est nafus, partem quandam pendentem angu-<text:line-break/>Itam ac longam adeo, ut ad terram pertingat; quam<text:line-break/>quum primum fum conspicatus, supervacaneam atque<text:line-break/>inutilem esse putavi; quum autem animal ipfum uti ea<text:line-break/>pro manu animadverti, tunc non amplius ipfam judicavi<text:line-break/>esse inutilem, quod usus hujus partis cum actione utili<text:line-break/>esset conjunctus; quandoquidem partis usus ita demum<text:line-break/>apparet, si actionem habeat utilem. Elephas igitur<text:line-break/>extremo hujus partis sic omnia tractat, aque ita rebus<text:line-break/>apprehendendis applicat, ut ne minima quidem numis-<text:line-break/>mala ipsum effugiant, quae etiam, sublata. pronomaea<text:line-break/>sun proboscide (sic enim partem eam vocant^ de quasi</text:p>
      <text:p text:style-name="P33">nunc agimus) rectori , qui sibi insidet, tradit. Quemad-<text:line-break/>modum igitur, si animal parte hac non uteretur, ipfa<text:line-break/>esset superflua, et natura, quae ipsam conformasset, non<text:line-break/>ubique esset artificiosa, ita, quum actiones per eam obeat<text:line-break/>utilissimas, ipfa quidem est utilis, naturam autem osten-<text:line-break/>dit esse artificiosam. Postea vero, quum ipsam animad-<text:line-break/>vertissem in fine esse perforatam, inteliexissemque prae-<text:line-break/>terea, animal ipsum per foramina illa velut per nares<text:line-break/>respirare, cognovi fane, eum quoque ufum animali par-<text:line-break/>tem hanc praestare. Postquam autem mortuo elephante<text:line-break/>usque ad radicem partis ipsius dissecans meatus, qui a<text:line-break/>foraminibus furfum feruntur, reperi non aliter quam in<text:line-break/>nobis exitum habere duplicem, unum quidem, qui ad<text:line-break/>ipsiIm cerebrum perveniebat, alterum autem in os per-<text:line-break/>foratum, impensius adhuc naturae artem sum admiratus^<text:line-break/>Ubi autem etiam didici, ipsum animal, quum fluvium<text:line-break/>aut lacum profundum trajicit, ut . totum ipsius corpus<text:line-break/>demergatur, per sublatam in altum hanc proboscidem re-<text:line-break/>spirare, naturae providentiam intellexi non in eo dun-</text:p>
      <text:p text:style-name="P33">taxat, quod partes omnes ipsius animalis pulchre constru-<text:line-break/>xerit, fed qnod ipsum esiam eis uti docuerit, quemad-<text:line-break/>modum initio totius operis demonstravimus. Porro ad<text:line-break/>artem naturae cognoscendam abunde fuerit totum corpus<text:line-break/>animalis extrinsecus inspexisse, ac cujusque partis actio-<text:line-break/>nes considerasse, iis falsem, qui ita fele compararunt, ut<text:line-break/>eas juste considerent ac dijudicent, non autem nt ini-<text:line-break/>mici naturam calumnientur; quandoquidem qui corpo-.<text:line-break/>rum elementa talia substantia initio posuerunt, nt ars<text:line-break/>naturae conjungi nequeat, bellum adverfus eam coacti<text:line-break/>funt suscipere. Quod autem conjungi nequeat, hinc di-<text:line-break/>fcas licet. Quod aliquid artificiosis est formatarum, aut<text:line-break/>extrinsecus tangat id, quod formatur, aut totum ipsam<text:line-break/>pervadat est necesse. At cum insecabilia vel individua<text:line-break/>corpora, quae nonnulli statuunt .elementa, quicquam ant<text:line-break/>extrinsecus tangendo, aut per totum se intus inserendo;<text:line-break/>ne ipsi quidem dicant conformandi vim habere; relin-<text:line-break/>quitur ipsa fortuito concursu inter fe cohaerentia cor-</text:p>
      <text:p text:style-name="P33">pora sensibilia constituere. At quae ita temere coliae-<text:line-break/>rent, raro quidem opificium utile efficiunt, contra autem<text:line-break/>saepenumero inutile ac vanum. Ea certe est caula,<text:line-break/>quae eos viros, qui prima corpora ejusmodi esse adstru-<text:line-break/>unt, cujus generis sunt, qui atomos introducunt, per-<text:line-break/>pulit, ut naturam negarint esse artificiosam. Quum enim<text:line-break/>statim extrinsecus videamus aperte, nullum animal usiam<text:line-break/>partem habere inutilem, attamen conantur hi aliquam<text:line-break/>ad contradicendum arripere, quae prima facie aut in<text:line-break/>dissectione talis appareat. Ea fan<text:span text:style-name="Default_20_Paragraph_20_Font"><text:span text:style-name="T58">o</text:span></text:span> ratione partes omnes<text:line-break/>explicandi necessitatem nobis imposuerunt, ut ad ea<text:line-break/>esiam descendere simus coacti, quae nihil habent mo-<text:line-break/>menti aut ad curationem, aut ad praenotionem, aut ad<text:line-break/>dign<text:span text:style-name="Default_20_Paragraph_20_Font"><text:span text:style-name="T58">a</text:span></text:span>tionem morborum; ut quum consideramus, qui mu-<text:line-break/>fculi et quot linguam moveant. At eo certe nomine<text:line-break/>mihi subit viros illos admirari, qui naturam ajunt arte<text:line-break/>carere, si statuarios quidem laudant, quum partes dex-<text:line-break/>tras sinistris aequales omnino fecerint,. naturam autem</text:p>
      <text:p text:style-name="P33">non laudant, quae praeter partium aequalitatem actio-<text:line-break/>nes etiam exhibuit, ac praeterea statim, ut animal fuit<text:line-break/>genitum, usum earum ipsiun edocuit. An Poly clutum<text:line-break/>quidem jure admirabimur propter partium statuae (quae<text:line-break/>regula fuit appellata^ convenientiam ac proportionem,<text:line-break/>naturam autem non modo non laudabimus, fed omni<text:line-break/>etiam arte privabimus, quae partium proportionem non<text:line-break/>Polum. extrinsecus more statuariorum , fed in profundo<text:line-break/>etiam servavit? Nonne et Poly detus ipse naturae est<text:line-break/>imitator, in quibus saltem eam potuit imitari? potuit<text:line-break/>autem. in Polis externis partibus, in quibus artem con-<text:line-break/>sideravit, ab iis, quae maxime funt in promptu, aufpica-<text:line-break/>tus, quarum manus una est, instrumentum homini ma-<text:line-break/>xime proprium, quinque habens digitos in latos ungues<text:line-break/>desinentes, in quoque ipsorum tres articulos, ac motus,<text:line-break/>quot et quales libro primo exposui; quae omnia plena<text:line-break/>sunt <text:span text:style-name="Default_20_Paragraph_20_Font"><text:span text:style-name="T58">s</text:span></text:span>ummi artificii. Atqui, ut haec omittam, ipsa ae-<text:line-break/>quabilitas artem prae fe fert admirabilem , quam, statuarii</text:p>
      <text:p text:style-name="P33">mullis fresi instrumentis aegre tamen assequuntur. Omit-<text:line-break/>to magnitudinis in partibus omnibus proportionem, ut<text:line-break/>in manu ipfa, quam libro primo ostendimus a natura<text:line-break/>factam fuisse ad apprehensionem, quo modo crus ad am-<text:line-break/>bulationem. Considera autem, quo pacto natura in ma-<text:line-break/>gnitudine ipsius fumum symmetria esit usta Quum enim<text:line-break/>membrum hoc a scapulis pendeat,,. grave omnino ac ge-<text:line-break/>statu difficile atque ad actiones ineptum fuisset, si ad<text:line-break/>pedes usque extensum esset; ac multo id magis, si ad<text:line-break/>tessstm demissum traheretur, tametsi ad aliquid accipien-<text:line-break/>dum, quod esset remotius, tanto magis esset idoneum,<text:line-break/>quanto longius. Quia vero parva quidem manus, quanto<text:line-break/>levior est ac portatu facilior;; tanto deterior est ad ea,<text:line-break/>quae longe sunt dissita, apprehendenda, quae vero ad ea<text:line-break/>apprehendenda est utilis, ea gravis ac gestatu difficilis erat.<text:line-break/>futura, magnitudinem ejus eousque auxit, quatenus ge-<text:line-break/>statu difficilis non sit. Ei igitur, qui naturae opera vere<text:line-break/>examinat, vel manus Pola ante . anatomen visit sufficiat ;</text:p>
      <text:p text:style-name="P33">qui vero naturae est (ut dixi) inimicus, etiamsi artem,<text:line-break/>quae intus in ipfa manu est abdita, fuerit conspicatus<text:line-break/>(quam nos primis duobus libris exposuimus), ea tamen,<text:line-break/>quae ipsie viderit, magno studio ac folicitudine revolvit,<text:line-break/>quaerens aliquid, quod queat calumniari. Ad eundem<text:line-break/>autem modum et in cruribus si quis magnitudinis fym-<text:line-break/>metriam ac motus cujusque ustum vere examinarit, non-<text:line-break/>ne artem naturae non laudabit modo, sed etiam admira-<text:line-break/>hitur? Si enim animos finxeris hominem aliquem crura<text:line-break/>habere parte dimidia duntaxat proportione decenti con-<text:line-break/>structa , ^intelliges (opinor) primum quidem, corpus, quod<text:line-break/>fuperjacet, quam grave ipsi erit ac gestatu difficile ; S<text:span text:style-name="Default_20_Paragraph_20_Font"><text:span text:style-name="T58">G-<text:line-break/></text:span></text:span>cundo , quam periculosa eidem erit ambulatio ; postremo)<text:line-break/>quam erit ad cursum adipe ditas. Ad eundem modum et<text:line-break/>femoris ad tibiam et tibiae ad pedem proportionem<text:line-break/>considerans summam quandam naturae artent invenies ;<text:line-break/>quemadmodum rur<text:span text:style-name="Default_20_Paragraph_20_Font"><text:span text:style-name="T58">s</text:span></text:span>uin et partium, quae tum pedi ipsi,<text:line-break/>tum summae manui insunt, nam hujus quoque partes<text:line-break/>mirabiliter inter su consentiunt, quo modo certe et bra-<text:line-break/>chii partibus ad cubitum, et cubiti ad fummam manum,</text:p>
      <text:p text:style-name="P33">et hujus esiam partibus inter fe incredibilis quaedam est<text:line-break/>proportio. Atque haec omnia artem .opificis ..ostentant-<text:line-break/>Quin et digitorum duntaxat proportio ei certe, qui na-<text:line-break/>tura e inimicus non fuerit, eandem. artent^ ostenderit. .Cur<text:line-break/>enim nemo adhuc digitos triplo majores, quam nunc funt,<text:line-break/>ain cur rursus eosdem non aeque parvos habuit, ut .ca-,<text:line-break/>jusque est ipsorum primum internodium? .Ad quod .equi-<text:line-break/>dem respondeo, quod magnitudines ejusmodi .ustum ip-i<text:line-break/>forum vitiarent. Tu autem, operum naturae generosissime:<text:line-break/>calumniator, nihil horum consideras,. fed, si ex centenis<text:line-break/>millibus millium hominum uni . aliquando. digitos fex<text:line-break/>procrearit, id solum consideras. At, .si Poly oletus exi-<text:line-break/>guum quiddam ipfe in misse . statuis peccasset, ; haudqua-<text:line-break/>quam ipse eum accusares, et, si quis ei id objiceret, ma-<text:line-break/>lignum eum esse diceres. Id igitur. ipsum converte, .ac<text:line-break/>considera, quid tandem dicas, si in mille quidem homini-<text:line-break/>bus natura peccasset, in uno vero solo recte egisset, non-<text:line-break/>ne, quod rite cessisset, fortunae diceres, non arsis, opus</text:p>
      <text:p text:style-name="P33">esse? quod si in decies mille, id multo magis dicas:<text:line-break/>nunc autem, quum non in mille neque in decies misse<text:line-break/>hominibus, .fed ne in centenis quidem millibus millium<text:line-break/>quidquam videamus ab ea fuisse peccatum, quae ipsis. re<text:span text:style-name="Default_20_Paragraph_20_Font"><text:span text:style-name="T58">p<text:line-break/></text:span></text:span>cte egit, ad fortunam audes referre, mirabili certe aequi-<text:line-break/>tate in naturam utereris. Quod si tragoedorum aut<text:line-break/>comoedorum certamini interesses, eumne, qui. aliis.<text:line-break/>decem millibus praeclare gestis in uno Inp<text:span text:style-name="Default_20_Paragraph_20_Font"><text:span text:style-name="T58">i</text:span></text:span>us esset, ut<text:line-break/>imperitum damnabis , . laudabis autem eum ut peritum,<text:line-break/>qui femel recte fe gesserit? Deliramenta haec plane fiunt,<text:line-break/>hominum que -officia,. qui elementa, quae initio male po-<text:line-break/>fuerunt, tueri turpiter conantur; quae cum videant labe-<text:line-break/>Lactari, si natura .concedatur esse artificiosa,. ejusmodi<text:line-break/>impudenter effutire coguntur. Quanquam , ut dixi , ni-<text:line-break/>hil opus erat omnes corporis partes per. anatomen erue-<text:line-break/>re, nam una quaevis extrinsecus conspecta salis esse<text:line-break/>poterat^ ad artem ejus, qui ipfum condidit, ostentandam;<text:line-break/>Nec certe allinet aurium aut superciliorum aequalitatem<text:line-break/>ac usum commemorare, aut palpebrarum, vel ciliorum</text:p>
      <text:p text:style-name="P33">vel pupillae , aut cujusvis ejusdem generis , quae vim<text:line-break/>naturae incredibilem ac sapientiam declarant, cum falis<text:line-break/>id , quod in promptu est , quodque cutim appellamus,<text:line-break/>artem ipsius possit ostendere. Si quis enim ipsam per <text:span text:style-name="Default_20_Paragraph_20_Font"><text:span text:style-name="T58">s</text:span></text:span>e<text:line-break/>considerarit, videritque in mullis quidem partibus e<text:span text:style-name="Default_20_Paragraph_20_Font"><text:span text:style-name="T61">am<text:line-break/></text:span></text:span>sibi ipsi esse continuam, in paucis autem quibusdam fo-<text:line-break/>ramina habere, considerabit omnino, utrum partibus il-<text:line-break/>lis temere sit perforata, nulla re per ea foramina in<text:line-break/>corpus ingrediente utiliter, aut ex eodem exeunte, an<text:line-break/>omnium utilitas sit maxima. N<text:span text:style-name="Default_20_Paragraph_20_Font"><text:span text:style-name="T61">am</text:span></text:span> aliud quidem horum<text:line-break/>foraminum, quo cibis ac potibus et praeterea aeri nobis<text:line-break/>circumfufo esset ingressus, exsilit, aliud vero, quo hu-<text:line-break/>mistis ac siccis excrementis esset exitus. Atque in pri-<text:line-break/>mum quidem perforata est spiritus via, quae est per nares,<text:line-break/>in fecundum vero feminis exitus. Excernendorum au-<text:line-break/>tem excrementorum causa alii meatus fursum ad cere-<text:line-break/>brum per nares perveniunt: alibi corpus foraminibus<text:line-break/>pertufum reperias, ut per ea animal possit audire : alio</text:p>
      <text:p text:style-name="P33">loco videndi gratia est scissum : nusquam foramen est<text:line-break/>supervacaneum. Quemadmodum esiam et pilorum gene-<text:line-break/>ratio est necessaria, et ubi opus est, eorundem privatio<text:line-break/>est commoda: generatio quidem (ut maxime demonstra-<text:line-break/>vi mus) in capite, superciliis ac palpebris, privatio vero<text:line-break/>in partibus manuum internis ac pedum infernis. Nec<text:line-break/>vero musculus usquam cum cute frustra coalescit, sed<text:line-break/>quibus in partibus id accidit, ob ufmn necessarium (ut<text:line-break/>demonstravimus) contingit. Quis igitur adeo est demens<text:line-break/>aut operum naturae inimicus, qui non ex cute statim<text:line-break/>et iis, quae primum occurrunt, artem opificis inteliigat?<text:line-break/>Quis non statim animo concepit, mentem quandam esse,<text:line-break/>quae vim habeat admirabilem, quaeque terras omnes<text:line-break/>pervadens in omnes ejus partes extendatur? Ubique<text:line-break/>certe animalia procreari videas, quae construction<text:span text:style-name="Default_20_Paragraph_20_Font"><text:span text:style-name="T58">e</text:span></text:span>m<text:line-break/>habent admirabilem. Quanquam quaenam universi pars<text:line-break/>terra ignobilior? attamen mens quaedam cernitur etiam<text:line-break/>ad ipfam a superioribus pervenisse corporibus: quae fi</text:p>
      <text:p text:style-name="P33">quis contemplatus fuerit, statim substantiae pulchtitudi-<text:line-break/>nem admirabItur, primum ac maxime folia, post ipfum<text:line-break/>lunae, deinde siderum; in quibus par est, quanto cor-<text:line-break/>poris substantia eis est purior, tanto etiam mentem inha-<text:line-break/>bitare meliorem ac perfectiorem ea , quae in corporibus<text:line-break/>terrestribus habitet. Quum enim in limo, in coliuvie,<text:line-break/>in paludibus, in plantis, fructibusque putrentibus ani-<text:line-break/>malia tamen gignantur mirificam habentia indicationem<text:line-break/>ejus mentis, quae ipfa c<text:span text:style-name="Default_20_Paragraph_20_Font"><text:span text:style-name="T58">o</text:span></text:span>ndidit, quid de corporibus fu-<text:line-break/>perioribus est putandum? Licet autem nunc ipsam per-<text:line-break/>spicias naturam rationalem vel ex ipsis hominibus, si<text:line-break/>Platonem, Aristotelem, Hipparch<text:span text:style-name="Default_20_Paragraph_20_Font"><text:span text:style-name="T58">u</text:span></text:span>m, Archimedem, ac<text:line-break/>complures hujuscemodi alios contempleris. Quum igitur<text:line-break/>in tanta colluvie (quo enim alio nomine quis appellet<text:line-break/>id, quod ex carne, sanguine, pituita, ac bjle utraque<text:line-break/>est conflatum?) mens adveniat adeo eximia, quantam<text:line-break/>putandum est esse ejus excellentiam in <text:span text:style-name="Default_20_Paragraph_20_Font"><text:span text:style-name="T58">s</text:span></text:span>ole, luna aliis-<text:line-break/>que sideribus? Mihi quidem, dum haec mente revolvo,</text:p>
      <text:p text:style-name="P33">non exigua quaedam mens ejusmodi per ipsum etiam<text:line-break/>aerem nos ambientem videtur esse extensa; fieri enim<text:line-break/>non potest, cum lucis ipsius stolis sit particeps, ut non<text:line-break/>etiam vim ab ipso assumat. Nec dubito, quin mihi sis<text:line-break/>in his omnibus fub scripturus, si modo artificium, quod<text:line-break/>animalibus inest, diligenter ac juste e<text:span text:style-name="Default_20_Paragraph_20_Font"><text:span text:style-name="T61">xamin</text:span></text:span>atus, nisi<text:line-break/>(quemadmodum dixi) aliqua de ipfius universi elementis<text:line-break/>opinio, quam temere quidam posuerunt, inhae<text:span text:style-name="Default_20_Paragraph_20_Font"><text:span text:style-name="T58">s</text:span></text:span>eriI. Nam<text:line-break/>si quis nulli sectae addictus , sed libera sententia rerum<text:line-break/>considerationem inierit, conspicatus, in tanta carnium ac<text:line-break/>fuccorum colluvie mentem tamen habitare, conspicatus<text:line-break/>item et cujusvis animalis constructionem, (omnia enim<text:line-break/>declarant opificis sapientiam,) mensis, quae caelo inest,<text:line-break/>excellentiam intelliget: tum opus de partium utilitate,<text:line-break/>quod^ prius exiguum sibi esse videbatur, perfectissimae<text:line-break/>theologiae verum principium constituet; quae theologia<text:line-break/>multo est major atque praestantior tota medicina. Non<text:line-break/>igitur foli medico opus de usu partium eft utile, <text:span text:style-name="Default_20_Paragraph_20_Font"><text:span text:style-name="T58">s</text:span></text:span>ed<text:line-break/>multo certe magis medico philosopho^ qui totius naturae</text:p>
      <text:p text:style-name="P33">scientiam studeat sibi comparare; eumque oportet his sa-<text:line-break/>cris initiari. Arbitror enim, nullam gentem, neque ho-<text:line-break/>minum societatem, apud quos usia deorum est religio,<text:line-break/>quidquam habere factis Eleusiniis aut Samothraciis simile:<text:line-break/>ea tamen obfcure docent, quae profitentur; naturae vero<text:line-break/>opera omnibus animantibus funt perspicua. Neque enim<text:line-break/>existrmes, in salo homine tantam inesse artem, quantam<text:line-break/><text:span text:style-name="Default_20_Paragraph_20_Font"><text:span text:style-name="T58">s</text:span></text:span>ermo <text:span text:style-name="Default_20_Paragraph_20_Font"><text:span text:style-name="T58">s</text:span></text:span>uperior explicuit, <text:span text:style-name="Default_20_Paragraph_20_Font"><text:span text:style-name="T58">s</text:span></text:span>ed quodcunque aliud animal<text:line-break/>dissecare velis, parem in eo artem opificis ac sapientiam<text:line-break/>reperies; et quanto ipfum minus fuerit, tanto majorem<text:line-break/>tibi admirationem excitabit. Quod declarant opifices,<text:line-break/>quum in corporibus parvis aliquid insculpunt: cujus ge-<text:line-break/>neris est, quod nuper quidam in annulo Phaëthonta qua-<text:line-break/>tuor equis invectum sculpsit. Omnes enim equi frenum,<text:line-break/>os, et dentes anteriores habebant: quae equidem princi-<text:line-break/>pio prae exiguitate non videbam prius, quam fpectacu-<text:line-break/>lum hoc incredibile ad claram lucem convertissem: non<text:line-break/>tamen ne sic quidem partes omnes mihi apparebant, quo.</text:p>
      <text:p text:style-name="P35">modo nec aliis plerisque. Quod si quis aliquando ipsas<text:line-break/>videre plane potuit, eas incredibili artificio esse concin-<text:line-break/>natas affirmabat: nam et pedes sedecim quatuor equorum<text:line-break/>numerabamus, quorum qui partes omnes oculis discerne-<text:line-break/>bant, mirabiliter articulatas esse asserebant. Quanquam<text:line-break/>horum quicquam opus crure pulicis praestantius non<text:line-break/>habebant: nam praeterquam quod ars tali cruri pulicis<text:line-break/>inest, duru ipsa vi vit ,. alitur atque augetur, major adhuc<text:line-break/>alia quaedam esse videtur artis ejus, qui pulicem con-<text:line-break/>didit, vis atque sapientia, quod ipsiam nulio labore for-<text:line-break/>met, nutriat et augeat. Quum igitur ars tanta in tam<text:line-break/>absectis animalibus appareat, quae dixerit aliquis accef-<text:line-break/>sionis vice ab opifice fuisse facta, quantam <text:span text:style-name="Default_20_Paragraph_20_Font"><text:span text:style-name="T58">i</text:span></text:span> ejus vim ac<text:line-break/><text:span text:style-name="Default_20_Paragraph_20_Font"><text:span text:style-name="T58">s</text:span></text:span>apientiam in praestantioribus inesse putabimus?</text:p>
      <text:p text:style-name="P36">Cap. su Unum igitur ac maximum hoc nobis acce-<text:line-break/>dit ex hoc opere commodum, non tanquam medicis, fed<text:line-break/>(quod eo est praestantius) tanquam sicine aliquid cupi en-</text:p>
      <text:p text:style-name="P33">tibus de vi ipsius utilitatis: quam philosophorum nonn<text:span text:style-name="Default_20_Paragraph_20_Font"><text:span text:style-name="T61">ulli<text:line-break/></text:span></text:span>omnino esse negant, tantum abesto ut animalibus .profpi-<text:line-break/>cere fateantur. Secunda autem utilitas est ad affectus<text:line-break/>partium,, quae intus in profundo corpore delitescunt,<text:line-break/>cognoscendos L quam ad rem actionis cognitio magnum<text:line-break/>habet momentum. Quemadmodum^ enim , qui jam explo-<text:line-break/>ratum habet, quod crurum quidem .actio est ambulatio,<text:line-break/>ventriculi autem ciborum concoctio, si quem viderit, qui<text:line-break/>ambulare non possit, statim judicat partem cruris aliquam<text:line-break/>esse affectam, in eo autem,. ipsi aut non concoquit, aut<text:line-break/>male concoquit, ventriculi; ita, qui novit . facultatem<text:line-break/>animae ratiocinatricem esse in cerebro, deliria, phreniti-<text:line-break/>das, lethargos, manias., m elancholias Intelliget accidere,<text:line-break/>quum cerebrum aut prima rasione aut per consensum<text:line-break/>afficitur. Quemadmodum igitur in actionibus, sic et in<text:line-break/>utilitatibus res fe habet. Ut enim ambulatio tollitur; si<text:line-break/>nervi ac musculi, qui cruribus insunt; fuerint affecti, ita.<text:line-break/>tolletur, si os aliquod .fuerit fractam, aut fuo articul<text:span text:style-name="Default_20_Paragraph_20_Font"><text:span text:style-name="T58">a^<text:line-break/></text:span></text:span>dimotum. Si vero nescimus, quod per ossa cruribus in-</text:p>
      <text:p text:style-name="P33">-nitamur, haudquaquam scire possimus, .quod ossibus laesis<text:line-break/>animal laedatur: Eoque modo fit, ut ad- cognoscendum,<text:line-break/>quaenam pars sit affecta, non minus conferat utilitatem,<text:line-break/>quam actionum cognitio. Eadem est ratio et de futuro-<text:line-break/>rum praenotione. Quemadmodum enim ad ambulatio-<text:line-break/>nem ossium, quae cruribus insunt, faustas est utilis, sic<text:line-break/>qui affectus lis incidunt incurabiles, (ut in iis luxationi-<text:line-break/>bus, quae cum ulcere accidunt,) significabunt ambulationis<text:line-break/>noxam in futurum tempus insanabilem. Quin et si sine<text:line-break/>ulcere taxatio maneat insanabilis, (quod accidit in coxen-<text:line-break/>dicum taxationibus,) praeterquam quod futuram necessario<text:line-break/>cruris claudicationem ante significabit, modum esiam ip-<text:line-break/>sius talem fore indicabit, cujusmodi Hippocrates in libro<text:line-break/>de articulis^ scriptum reliquit. Tertia praeter praedictas<text:line-break/>utilitas hujus operis est adversius sophistas, qui nobis non<text:line-break/>concedunt, cristos morborum a natura fieri, quique ipsam<text:line-break/>ultam animantium habete providentiam pernegant. Quum<text:line-break/>enim partium utilitates sibi ignotas nobis proponunt,</text:p>
      <text:p text:style-name="P33">in eo sperant <text:span text:style-name="Default_20_Paragraph_20_Font"><text:span text:style-name="T58">s</text:span></text:span>e artem naturae labefacturos , Hippocra-<text:line-break/>temque irrident, quod nobis naturam imitari in iis,<text:line-break/>quae ipsa per crisim facere consueverit, praecipiat. Ob<text:line-break/>eam sane causam cogimur et ipsi partium omnium usus<text:line-break/>examinare, quae etiamsi nihil ad affectuum dignotionem<text:line-break/>aut futurorum praenotionem conferant, fructum tamen<text:line-break/>ex hoc opere medicus etiam ad curationes maximum<text:line-break/>percipiet,^ quemadmodum et ex eo opere, in quo de<text:line-break/>actionibus disputatur. Nam in partibus quibusdam cae-<text:line-break/>dendis, aut circumcidendis, aut abscondendis, nempe<text:line-break/>quando corruptae quodam modo fuerint, aut in eximen-<text:line-break/>dis fagittis vel j aculis infixis, si singularum partium uti-<text:line-break/>Etatem probe calluerit, praescribet, quasnam audacter et<text:line-break/><text:span text:style-name="Default_20_Paragraph_20_Font"><text:span text:style-name="T58">s</text:span></text:span>ecure, aut quas timide ac caute incidere oporteat.</text:p>
      <text:h text:style-name="Heading_20_2" text:outline-level="2">Cap. HI. </text:h>
      <text:p text:style-name="P89">Haec tota ac tanta hujus, quod ad finem<text:line-break/>perduximus, operis commoda liber iste velut bonus qui-<text:line-break/>dam <text:span text:style-name="Default_20_Paragraph_20_Font"><text:span text:style-name="T55">ἐπῳδος</text:span></text:span><text:span text:style-name="Default_20_Paragraph_20_Font"><text:span text:style-name="T52"> </text:span></text:span>explicat. Dico autem nunc <text:span text:style-name="Default_20_Paragraph_20_Font"><text:span text:style-name="T55">ἐπῳδὸν</text:span></text:span><text:span text:style-name="Default_20_Paragraph_20_Font"><text:span text:style-name="T52"> </text:span></text:span>non<text:line-break/>eum, qui <text:span text:style-name="Default_20_Paragraph_20_Font"><text:span text:style-name="T55">ἐπῳδαις</text:span></text:span><text:span text:style-name="Default_20_Paragraph_20_Font"><text:span text:style-name="T52">, </text:span></text:span>id est incantationibus, utitur, fed,<text:line-break/>quemadmodum apud poetas <text:span text:style-name="Default_20_Paragraph_20_Font"><text:span text:style-name="T55">μελικοὑς</text:span></text:span><text:span text:style-name="Default_20_Paragraph_20_Font"><text:span text:style-name="T52"> </text:span></text:span>(quos nonnulli ly-</text:p>
      <text:p text:style-name="P36"><text:span text:style-name="Default_20_Paragraph_20_Font"><text:span text:style-name="T15">ricos appellant) in choris est </text:span></text:span><text:span text:style-name="Default_20_Paragraph_20_Font"><text:span text:style-name="T18">στροφὴ</text:span></text:span><text:span text:style-name="Default_20_Paragraph_20_Font"><text:span text:style-name="T22"> </text:span></text:span><text:span text:style-name="Default_20_Paragraph_20_Font"><text:span text:style-name="T15">quaedam atque </text:span></text:span><text:span text:style-name="Default_20_Paragraph_20_Font"><text:span text:style-name="T18">ἀν</text:span></text:span><text:span text:style-name="Default_20_Paragraph_20_Font"><text:span text:style-name="T22">-<text:line-break/></text:span></text:span><text:span text:style-name="Default_20_Paragraph_20_Font"><text:span text:style-name="T18">τίστροφος</text:span></text:span><text:span text:style-name="Default_20_Paragraph_20_Font"><text:span text:style-name="T22">, </text:span></text:span><text:span text:style-name="Default_20_Paragraph_20_Font"><text:span text:style-name="T15">sic et tertius est </text:span></text:span><text:span text:style-name="Default_20_Paragraph_20_Font"><text:span text:style-name="T18">ἐπῳδὸς</text:span></text:span><text:span text:style-name="Default_20_Paragraph_20_Font"><text:span text:style-name="T22">, </text:span></text:span><text:span text:style-name="Default_20_Paragraph_20_Font"><text:span text:style-name="T15">quo stantes ante de-<text:line-break/>orum aras canebant, ut ajunt, hymnis deos celebrantes.<text:line-break/>Ilii igitur librum hunc comparans, nomen ipsi illinc tra-<text:line-break/>ductum imposui.</text:span></text:span></text:p>
      <text:p text:style-name="P90"><text:span text:style-name="Default_20_Paragraph_20_Font"><text:span text:style-name="T15">ricos appellant) in choris est </text:span></text:span><text:span text:style-name="T68">στροφ</text:span><text:span text:style-name="T54">ὴ </text:span>quaedam atque <text:span text:style-name="T54">ἀ</text:span><text:span text:style-name="T68">ν-</text:span><text:line-break/><text:span text:style-name="T68">τ</text:span><text:span text:style-name="T54">ί</text:span><text:span text:style-name="T68">στροφος, </text:span>sic et tertius est <text:span text:style-name="T54">ἐ</text:span><text:span text:style-name="T68">π</text:span><text:span text:style-name="T54">ῳ</text:span><text:span text:style-name="T68">δ</text:span><text:span text:style-name="T54">ὸ</text:span><text:span text:style-name="T68">ς, </text:span>quo stantes ante de-<text:line-break/>orum aras canebant, ut ajunt, hymnis deos celebrantes.<text:line-break/>Ilii igitur librum hunc comparans, nomen ipsi illinc tra-<text:line-break/>ductum imposui.</text:p>
      <text:p text:style-name="P91"><text:span text:style-name="Default_20_Paragraph_20_Font"><text:span text:style-name="T1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 Greek" svg:font-family="'Microsoft Sans Serif Greek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la" fo:country="VA" style:font-name-asian="Microsoft Sans Serif" style:font-family-asian="'Microsoft Sans Serif'" style:font-family-generic-asian="swiss" style:font-pitch-asian="variable" style:font-size-asian="12pt" style:language-asian="la" style:country-asian="VA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3</dc:title>
    <dc:subject/>
    <meta:initial-creator>Galien</meta:initial-creator>
    <meta:creation-date>2023-01-05T16:37:00Z</meta:creation-date>
    <dc:date>2023-01-06T11:25:34.345000000</dc:date>
    <meta:editing-cycles>11</meta:editing-cycles>
    <meta:editing-duration>PT21M18S</meta:editing-duration>
    <meta:document-statistic meta:table-count="0" meta:image-count="0" meta:object-count="0" meta:page-count="1303" meta:paragraph-count="1865" meta:word-count="186719" meta:character-count="1258991" meta:non-whitespace-character-count="1073872"/>
    <meta:template xlink:type="simple" xlink:actuate="onRequest" xlink:title="" xlink:href="Normal.dotm"/>
  </office:meta>
</office:document-meta>
</file>